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21cm"/>
    </style:style>
    <style:style style:name="co3" style:family="table-column">
      <style:table-column-properties fo:break-before="auto" style:column-width="7.625cm"/>
    </style:style>
    <style:style style:name="co4" style:family="table-column">
      <style:table-column-properties fo:break-before="auto" style:column-width="14.242cm"/>
    </style:style>
    <style:style style:name="co5" style:family="table-column">
      <style:table-column-properties fo:break-before="auto" style:column-width="5.364cm"/>
    </style:style>
    <style:style style:name="co6" style:family="table-column">
      <style:table-column-properties fo:break-before="auto" style:column-width="3.104cm"/>
    </style:style>
    <style:style style:name="co7" style:family="table-column">
      <style:table-column-properties fo:break-before="auto" style:column-width="4.193cm"/>
    </style:style>
    <style:style style:name="co8" style:family="table-column">
      <style:table-column-properties fo:break-before="auto" style:column-width="5.038cm"/>
    </style:style>
    <style:style style:name="co9" style:family="table-column">
      <style:table-column-properties fo:break-before="auto" style:column-width="5.2cm"/>
    </style:style>
    <style:style style:name="co10" style:family="table-column">
      <style:table-column-properties fo:break-before="auto" style:column-width="3.676cm"/>
    </style:style>
    <style:style style:name="co11" style:family="table-column">
      <style:table-column-properties fo:break-before="auto" style:column-width="4.602cm"/>
    </style:style>
    <style:style style:name="co12" style:family="table-column">
      <style:table-column-properties fo:break-before="auto" style:column-width="4.764cm"/>
    </style:style>
    <style:style style:name="co13" style:family="table-column">
      <style:table-column-properties fo:break-before="auto" style:column-width="3.785cm"/>
    </style:style>
    <style:style style:name="co14" style:family="table-column">
      <style:table-column-properties fo:break-before="auto" style:column-width="4.874cm"/>
    </style:style>
    <style:style style:name="co15" style:family="table-column">
      <style:table-column-properties fo:break-before="auto" style:column-width="4.302cm"/>
    </style:style>
    <style:style style:name="co16" style:family="table-column">
      <style:table-column-properties fo:break-before="auto" style:column-width="4.792cm"/>
    </style:style>
    <style:style style:name="co17" style:family="table-column">
      <style:table-column-properties fo:break-before="auto" style:column-width="4.928cm"/>
    </style:style>
    <style:style style:name="co18" style:family="table-column">
      <style:table-column-properties fo:break-before="auto" style:column-width="4.6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/>
    <style:style style:name="ce3" style:family="table-cell" style:parent-style-name="Default" style:data-style-name="N0"/>
    <style:style style:name="ce10" style:family="table-cell" style:parent-style-name="Default">
      <style:text-properties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weight="bold" style:font-weight-asian="bold" style:font-weight-complex="bold"/>
      <style:map style:condition="cell-content()&gt;20" style:apply-style-name="Error" style:base-cell-address="Adapatado.L1"/>
    </style:style>
    <style:style style:name="ce12" style:family="table-cell" style:parent-style-name="Default">
      <style:map style:condition="cell-content()&gt;20" style:apply-style-name="Error" style:base-cell-address="Adapatado.L1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in-height="6.32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Puntas_20_de_20_flecha_20_1" draw:marker-start-width="0.2cm" draw:marker-start-center="false" draw:fill="solid" draw:fill-color="#ffffc0" draw:auto-grow-height="true" draw:auto-grow-width="false" fo:min-height="4.34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Puntas_20_de_20_flecha_20_1" draw:marker-start-width="0.2cm" draw:marker-start-center="false" draw:fill="solid" draw:fill-color="#ffffc0" draw:auto-grow-height="true" draw:auto-grow-width="false" fo:min-height="7.50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="Puntas_20_de_20_flecha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marker-start="Puntas_20_de_20_flecha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marker-start="Puntas_20_de_20_flecha_20_1" draw:marker-start-width="0.2cm" draw:marker-start-center="false" draw:fill="solid" draw:fill-color="#ffffc0" draw:auto-grow-height="true" draw:auto-grow-width="false" fo:min-height="5.13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rixina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APELIDO1</text:p>
          </table:table-cell>
          <table:table-cell table:style-name="ce1" office:value-type="string" calcext:value-type="string">
            <text:p>APELIDO2</text:p>
          </table:table-cell>
          <table:table-cell office:value-type="string" calcext:value-type="string">
            <text:p>NOME</text:p>
          </table:table-cell>
          <table:table-cell table:style-name="ce1" office:value-type="string" calcext:value-type="string">
            <text:p>DATANECEMENTO</text:p>
          </table:table-cell>
          <table:table-cell table:style-name="ce1" office:value-type="string" calcext:value-type="string">
            <text:p>PAIS NACEMENTO</text:p>
          </table:table-cell>
          <table:table-cell table:style-name="ce1" office:value-type="string" calcext:value-type="string">
            <text:p>Móbil</text:p>
          </table:table-cell>
          <table:table-cell table:style-name="ce1" office:value-type="string" calcext:value-type="string">
            <text:p>Enderezo</text:p>
          </table:table-cell>
          <table:table-cell table:style-name="ce1" office:value-type="string" calcext:value-type="string">
            <text:p>Concello enderezo</text:p>
          </table:table-cell>
          <table:table-cell table:style-name="ce1" office:value-type="string" calcext:value-type="string">
            <text:p>Curso</text:p>
          </table:table-cell>
        </table:table-row>
        <table:table-row table:style-name="ro1">
          <table:table-cell office:value-type="string" calcext:value-type="string">
            <text:p>Jorge</text:p>
          </table:table-cell>
          <table:table-cell office:value-type="string" calcext:value-type="string">
            <text:p>Casal</text:p>
          </table:table-cell>
          <table:table-cell office:value-type="string" calcext:value-type="string">
            <text:p>Nerea</text:p>
          </table:table-cell>
          <table:table-cell table:style-name="ce2" office:value-type="string" calcext:value-type="string">
            <text:p>12/08/1996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84777746</text:p>
          </table:table-cell>
          <table:table-cell office:value-type="string" calcext:value-type="string">
            <text:p>20 Hythe Clo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</table:table-row>
        <table:table-row table:style-name="ro1">
          <table:table-cell office:value-type="string" calcext:value-type="string">
            <text:p>Fernández</text:p>
          </table:table-cell>
          <table:table-cell office:value-type="string" calcext:value-type="string">
            <text:p>Enríquez</text:p>
          </table:table-cell>
          <table:table-cell office:value-type="string" calcext:value-type="string">
            <text:p>Samuel</text:p>
          </table:table-cell>
          <table:table-cell table:style-name="ce2" office:value-type="string" calcext:value-type="string">
            <text:p>11/04/1996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15777585</text:p>
          </table:table-cell>
          <table:table-cell office:value-type="string" calcext:value-type="string">
            <text:p>16 Longfellow Green</text:p>
          </table:table-cell>
          <table:table-cell office:value-type="string" calcext:value-type="string">
            <text:p>Carral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Penide</text:p>
          </table:table-cell>
          <table:table-cell office:value-type="string" calcext:value-type="string">
            <text:p>Amoedo</text:p>
          </table:table-cell>
          <table:table-cell office:value-type="string" calcext:value-type="string">
            <text:p>Giovanna</text:p>
          </table:table-cell>
          <table:table-cell table:style-name="ce2" office:value-type="string" calcext:value-type="string">
            <text:p>02/07/1995</text:p>
          </table:table-cell>
          <table:table-cell office:value-type="string" calcext:value-type="string">
            <text:p>Rusia (Federación)</text:p>
          </table:table-cell>
          <table:table-cell office:value-type="string" calcext:value-type="string">
            <text:p>766393528</text:p>
          </table:table-cell>
          <table:table-cell office:value-type="string" calcext:value-type="string">
            <text:p>17 Knowsley Grov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</table:table-row>
        <table:table-row table:style-name="ro1">
          <table:table-cell office:value-type="string" calcext:value-type="string">
            <text:p>Corbacho</text:p>
          </table:table-cell>
          <table:table-cell office:value-type="string" calcext:value-type="string">
            <text:p>Iglesias</text:p>
          </table:table-cell>
          <table:table-cell office:value-type="string" calcext:value-type="string">
            <text:p>Antón</text:p>
          </table:table-cell>
          <table:table-cell table:style-name="ce2" office:value-type="string" calcext:value-type="string">
            <text:p>18/12/199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47736878</text:p>
          </table:table-cell>
          <table:table-cell office:value-type="string" calcext:value-type="string">
            <text:p>41 Alisander Clo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</table:table-row>
        <table:table-row table:style-name="ro1">
          <table:table-cell office:value-type="string" calcext:value-type="string">
            <text:p>Diaz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Aroa</text:p>
          </table:table-cell>
          <table:table-cell table:style-name="ce2" office:value-type="string" calcext:value-type="string">
            <text:p>01/08/196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90233759</text:p>
          </table:table-cell>
          <table:table-cell office:value-type="string" calcext:value-type="string">
            <text:p>1A Spring Bridge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Paula</text:p>
          </table:table-cell>
          <table:table-cell table:style-name="ce2" office:value-type="string" calcext:value-type="string">
            <text:p>30/06/199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16375409</text:p>
          </table:table-cell>
          <table:table-cell office:value-type="string" calcext:value-type="string">
            <text:p>1 Walerand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</table:table-row>
        <table:table-row table:style-name="ro1">
          <table:table-cell office:value-type="string" calcext:value-type="string">
            <text:p>Fernandes</text:p>
          </table:table-cell>
          <table:table-cell office:value-type="string" calcext:value-type="string">
            <text:p>Arias</text:p>
          </table:table-cell>
          <table:table-cell office:value-type="string" calcext:value-type="string">
            <text:p>Vanesa</text:p>
          </table:table-cell>
          <table:table-cell table:style-name="ce2" office:value-type="string" calcext:value-type="string">
            <text:p>26/02/199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66171507</text:p>
          </table:table-cell>
          <table:table-cell office:value-type="string" calcext:value-type="string">
            <text:p>2 Cedar Driv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Ruiz</text:p>
          </table:table-cell>
          <table:table-cell office:value-type="string" calcext:value-type="string">
            <text:p>Pazo</text:p>
          </table:table-cell>
          <table:table-cell office:value-type="string" calcext:value-type="string">
            <text:p>Manuel</text:p>
          </table:table-cell>
          <table:table-cell table:style-name="ce2" office:value-type="string" calcext:value-type="string">
            <text:p>31/01/200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71752303</text:p>
          </table:table-cell>
          <table:table-cell office:value-type="string" calcext:value-type="string">
            <text:p>12 South Drive</text:p>
          </table:table-cell>
          <table:table-cell office:value-type="string" calcext:value-type="string">
            <text:p>Pontevedra</text:p>
          </table:table-cell>
          <table:table-cell office:value-type="string" calcext:value-type="string">
            <text:p>(A)-Sistemas microinformáticos e redes</text:p>
          </table:table-cell>
        </table:table-row>
        <table:table-row table:style-name="ro1">
          <table:table-cell office:value-type="string" calcext:value-type="string">
            <text:p>Pazos</text:p>
          </table:table-cell>
          <table:table-cell office:value-type="string" calcext:value-type="string">
            <text:p>Borrega</text:p>
          </table:table-cell>
          <table:table-cell office:value-type="string" calcext:value-type="string">
            <text:p>Tania</text:p>
          </table:table-cell>
          <table:table-cell table:style-name="ce2" office:value-type="string" calcext:value-type="string">
            <text:p>05/07/199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26007921</text:p>
          </table:table-cell>
          <table:table-cell office:value-type="string" calcext:value-type="string">
            <text:p>51 Hillcroft Road</text:p>
          </table:table-cell>
          <table:table-cell office:value-type="string" calcext:value-type="string">
            <text:p>Lalín</text:p>
          </table:table-cell>
          <table:table-cell office:value-type="string" calcext:value-type="string">
            <text:p>(A)-Administración de sistemas informáticos en rede</text:p>
          </table:table-cell>
        </table:table-row>
        <table:table-row table:style-name="ro1">
          <table:table-cell office:value-type="string" calcext:value-type="string">
            <text:p>Cerin</text:p>
          </table:table-cell>
          <table:table-cell office:value-type="string" calcext:value-type="string">
            <text:p>de Lima</text:p>
          </table:table-cell>
          <table:table-cell office:value-type="string" calcext:value-type="string">
            <text:p>Nicolás</text:p>
          </table:table-cell>
          <table:table-cell table:style-name="ce2" office:value-type="string" calcext:value-type="string">
            <text:p>18/04/200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36517246</text:p>
          </table:table-cell>
          <table:table-cell office:value-type="string" calcext:value-type="string">
            <text:p>54 Wild Hill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</table:table-row>
        <table:table-row table:style-name="ro1">
          <table:table-cell office:value-type="string" calcext:value-type="string">
            <text:p>García</text:p>
          </table:table-cell>
          <table:table-cell office:value-type="string" calcext:value-type="string">
            <text:p>Docampo</text:p>
          </table:table-cell>
          <table:table-cell office:value-type="string" calcext:value-type="string">
            <text:p>Diego</text:p>
          </table:table-cell>
          <table:table-cell table:style-name="ce2" office:value-type="string" calcext:value-type="string">
            <text:p>20/03/197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58348610</text:p>
          </table:table-cell>
          <table:table-cell office:value-type="string" calcext:value-type="string">
            <text:p>110 High Street</text:p>
          </table:table-cell>
          <table:table-cell office:value-type="string" calcext:value-type="string">
            <text:p>Gondomar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Teniente</text:p>
          </table:table-cell>
          <table:table-cell office:value-type="string" calcext:value-type="string">
            <text:p>Pereira</text:p>
          </table:table-cell>
          <table:table-cell office:value-type="string" calcext:value-type="string">
            <text:p>Sara</text:p>
          </table:table-cell>
          <table:table-cell table:style-name="ce2" office:value-type="string" calcext:value-type="string">
            <text:p>03/04/200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56274321</text:p>
          </table:table-cell>
          <table:table-cell office:value-type="string" calcext:value-type="string">
            <text:p>The Global Centre</text:p>
          </table:table-cell>
          <table:table-cell office:value-type="string" calcext:value-type="string">
            <text:p>Redondela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González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Jean Carlo</text:p>
          </table:table-cell>
          <table:table-cell table:style-name="ce2" office:value-type="string" calcext:value-type="string">
            <text:p>29/08/198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72503566</text:p>
          </table:table-cell>
          <table:table-cell office:value-type="string" calcext:value-type="string">
            <text:p>Flat 1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Pérez</text:p>
          </table:table-cell>
          <table:table-cell office:value-type="string" calcext:value-type="string">
            <text:p>Duque</text:p>
          </table:table-cell>
          <table:table-cell office:value-type="string" calcext:value-type="string">
            <text:p>Angelina</text:p>
          </table:table-cell>
          <table:table-cell table:style-name="ce2" office:value-type="string" calcext:value-type="string">
            <text:p>27/11/1999</text:p>
          </table:table-cell>
          <table:table-cell office:value-type="string" calcext:value-type="string">
            <text:p>Perú</text:p>
          </table:table-cell>
          <table:table-cell office:value-type="string" calcext:value-type="string">
            <text:p>693919074</text:p>
          </table:table-cell>
          <table:table-cell office:value-type="string" calcext:value-type="string">
            <text:p>3 Ewbank Corner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Intelixencia artificial e big data</text:p>
          </table:table-cell>
        </table:table-row>
        <table:table-row table:style-name="ro1">
          <table:table-cell office:value-type="string" calcext:value-type="string">
            <text:p>Alonso</text:p>
          </table:table-cell>
          <table:table-cell office:value-type="string" calcext:value-type="string">
            <text:p>Llopis</text:p>
          </table:table-cell>
          <table:table-cell office:value-type="string" calcext:value-type="string">
            <text:p>Aarón</text:p>
          </table:table-cell>
          <table:table-cell table:style-name="ce2" office:value-type="string" calcext:value-type="string">
            <text:p>17/12/197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59403137</text:p>
          </table:table-cell>
          <table:table-cell office:value-type="string" calcext:value-type="string">
            <text:p>3 Horestone Driv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Freijeiro</text:p>
          </table:table-cell>
          <table:table-cell office:value-type="string" calcext:value-type="string">
            <text:p>Alonso</text:p>
          </table:table-cell>
          <table:table-cell office:value-type="string" calcext:value-type="string">
            <text:p>Claudia Naomi</text:p>
          </table:table-cell>
          <table:table-cell table:style-name="ce2" office:value-type="string" calcext:value-type="string">
            <text:p>25/12/1997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16123917</text:p>
          </table:table-cell>
          <table:table-cell office:value-type="string" calcext:value-type="string">
            <text:p>15 Langholme Drive</text:p>
          </table:table-cell>
          <table:table-cell office:value-type="string" calcext:value-type="string">
            <text:p>Nigrán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del Río</text:p>
          </table:table-cell>
          <table:table-cell office:value-type="string" calcext:value-type="string">
            <text:p>Giráldez</text:p>
          </table:table-cell>
          <table:table-cell office:value-type="string" calcext:value-type="string">
            <text:p>Patricia Milagros</text:p>
          </table:table-cell>
          <table:table-cell table:style-name="ce2" office:value-type="string" calcext:value-type="string">
            <text:p>25/03/197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82403506</text:p>
          </table:table-cell>
          <table:table-cell office:value-type="string" calcext:value-type="string">
            <text:p>29 Newlands Road</text:p>
          </table:table-cell>
          <table:table-cell office:value-type="string" calcext:value-type="string">
            <text:p>Redondela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Centeno</text:p>
          </table:table-cell>
          <table:table-cell office:value-type="string" calcext:value-type="string">
            <text:p>García</text:p>
          </table:table-cell>
          <table:table-cell office:value-type="string" calcext:value-type="string">
            <text:p>Paula</text:p>
          </table:table-cell>
          <table:table-cell table:style-name="ce2" office:value-type="string" calcext:value-type="string">
            <text:p>26/02/1998</text:p>
          </table:table-cell>
          <table:table-cell office:value-type="string" calcext:value-type="string">
            <text:p>Paraguai</text:p>
          </table:table-cell>
          <table:table-cell office:value-type="string" calcext:value-type="string">
            <text:p>645415529</text:p>
          </table:table-cell>
          <table:table-cell office:value-type="string" calcext:value-type="string">
            <text:p>14 Welbeck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García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Víctor</text:p>
          </table:table-cell>
          <table:table-cell table:style-name="ce2" office:value-type="string" calcext:value-type="string">
            <text:p>26/10/2001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632488137</text:p>
          </table:table-cell>
          <table:table-cell office:value-type="string" calcext:value-type="string">
            <text:p>35 Romany Clo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Lago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Iria</text:p>
          </table:table-cell>
          <table:table-cell table:style-name="ce2" office:value-type="string" calcext:value-type="string">
            <text:p>08/10/198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32289012</text:p>
          </table:table-cell>
          <table:table-cell office:value-type="string" calcext:value-type="string">
            <text:p>59 Alyth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</table:table-row>
        <table:table-row table:style-name="ro1">
          <table:table-cell office:value-type="string" calcext:value-type="string">
            <text:p>Doval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Jessica</text:p>
          </table:table-cell>
          <table:table-cell table:style-name="ce2" office:value-type="string" calcext:value-type="string">
            <text:p>02/10/199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33065833</text:p>
          </table:table-cell>
          <table:table-cell office:value-type="string" calcext:value-type="string">
            <text:p>Flat 3</text:p>
          </table:table-cell>
          <table:table-cell office:value-type="string" calcext:value-type="string">
            <text:p>Vilaboa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Lorenzo</text:p>
          </table:table-cell>
          <table:table-cell office:value-type="string" calcext:value-type="string">
            <text:p>Vizcaino</text:p>
          </table:table-cell>
          <table:table-cell office:value-type="string" calcext:value-type="string">
            <text:p>Duban Felipe</text:p>
          </table:table-cell>
          <table:table-cell table:style-name="ce2" office:value-type="string" calcext:value-type="string">
            <text:p>08/03/199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21396574</text:p>
          </table:table-cell>
          <table:table-cell office:value-type="string" calcext:value-type="string">
            <text:p>29 Salmons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Soto</text:p>
          </table:table-cell>
          <table:table-cell office:value-type="string" calcext:value-type="string">
            <text:p>Alberte</text:p>
          </table:table-cell>
          <table:table-cell office:value-type="string" calcext:value-type="string">
            <text:p>Daniela</text:p>
          </table:table-cell>
          <table:table-cell table:style-name="ce2" office:value-type="string" calcext:value-type="string">
            <text:p>26/08/198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93307730</text:p>
          </table:table-cell>
          <table:table-cell office:value-type="string" calcext:value-type="string">
            <text:p>38 Castle Street</text:p>
          </table:table-cell>
          <table:table-cell office:value-type="string" calcext:value-type="string">
            <text:p>Redondela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Alonso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Antonio</text:p>
          </table:table-cell>
          <table:table-cell table:style-name="ce2" office:value-type="string" calcext:value-type="string">
            <text:p>19/02/198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18294833</text:p>
          </table:table-cell>
          <table:table-cell office:value-type="string" calcext:value-type="string">
            <text:p>17 Cherrygarth Road</text:p>
          </table:table-cell>
          <table:table-cell office:value-type="string" calcext:value-type="string">
            <text:p>Silleda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Carricoba</text:p>
          </table:table-cell>
          <table:table-cell office:value-type="string" calcext:value-type="string">
            <text:p>Arango</text:p>
          </table:table-cell>
          <table:table-cell office:value-type="string" calcext:value-type="string">
            <text:p>Sandra</text:p>
          </table:table-cell>
          <table:table-cell table:style-name="ce2" office:value-type="string" calcext:value-type="string">
            <text:p>16/03/200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36129296</text:p>
          </table:table-cell>
          <table:table-cell office:value-type="string" calcext:value-type="string">
            <text:p>Frogmore Hou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Intelixencia artificial e big data</text:p>
          </table:table-cell>
        </table:table-row>
        <table:table-row table:style-name="ro1">
          <table:table-cell office:value-type="string" calcext:value-type="string">
            <text:p>Martínez</text:p>
          </table:table-cell>
          <table:table-cell office:value-type="string" calcext:value-type="string">
            <text:p>Braños</text:p>
          </table:table-cell>
          <table:table-cell office:value-type="string" calcext:value-type="string">
            <text:p>Eva Marta</text:p>
          </table:table-cell>
          <table:table-cell table:style-name="ce2" office:value-type="string" calcext:value-type="string">
            <text:p>02/06/197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35027226</text:p>
          </table:table-cell>
          <table:table-cell office:value-type="string" calcext:value-type="string">
            <text:p>Heather Bank</text:p>
          </table:table-cell>
          <table:table-cell office:value-type="string" calcext:value-type="string">
            <text:p>Noia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Carballo</text:p>
          </table:table-cell>
          <table:table-cell office:value-type="string" calcext:value-type="string">
            <text:p>Calo</text:p>
          </table:table-cell>
          <table:table-cell office:value-type="string" calcext:value-type="string">
            <text:p>Laura</text:p>
          </table:table-cell>
          <table:table-cell table:style-name="ce2" office:value-type="string" calcext:value-type="string">
            <text:p>16/09/199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52325833</text:p>
          </table:table-cell>
          <table:table-cell office:value-type="string" calcext:value-type="string">
            <text:p>The Cottage</text:p>
          </table:table-cell>
          <table:table-cell office:value-type="string" calcext:value-type="string">
            <text:p>Redondela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Bouzón</text:p>
          </table:table-cell>
          <table:table-cell office:value-type="string" calcext:value-type="string">
            <text:p>Vila</text:p>
          </table:table-cell>
          <table:table-cell office:value-type="string" calcext:value-type="string">
            <text:p>Sharon</text:p>
          </table:table-cell>
          <table:table-cell table:style-name="ce2" office:value-type="string" calcext:value-type="string">
            <text:p>17/02/200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41188555</text:p>
          </table:table-cell>
          <table:table-cell office:value-type="string" calcext:value-type="string">
            <text:p>79 Applegarth Driv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</table:table-row>
        <table:table-row table:style-name="ro1">
          <table:table-cell office:value-type="string" calcext:value-type="string">
            <text:p>Rus</text:p>
          </table:table-cell>
          <table:table-cell office:value-type="string" calcext:value-type="string">
            <text:p>Serantes</text:p>
          </table:table-cell>
          <table:table-cell office:value-type="string" calcext:value-type="string">
            <text:p>Carlota</text:p>
          </table:table-cell>
          <table:table-cell table:style-name="ce2" office:value-type="string" calcext:value-type="string">
            <text:p>05/06/1992</text:p>
          </table:table-cell>
          <table:table-cell office:value-type="string" calcext:value-type="string">
            <text:p>Perú</text:p>
          </table:table-cell>
          <table:table-cell office:value-type="string" calcext:value-type="string">
            <text:p>783919281</text:p>
          </table:table-cell>
          <table:table-cell office:value-type="string" calcext:value-type="string">
            <text:p>39 Elliott Drive</text:p>
          </table:table-cell>
          <table:table-cell office:value-type="string" calcext:value-type="string">
            <text:p>Ponteareas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2">
          <table:table-cell office:value-type="string" calcext:value-type="string">
            <text:p>Muñoz</text:p>
          </table:table-cell>
          <table:table-cell office:value-type="string" calcext:value-type="string">
            <text:p>Castillo</text:p>
          </table:table-cell>
          <table:table-cell table:style-name="ce6" office:value-type="string" calcext:value-type="string">
            <text:p>Brhadaranyakopanishadvivekachudamani Erreh</text:p>
          </table:table-cell>
          <table:table-cell table:style-name="ce2" office:value-type="string" calcext:value-type="string">
            <text:p>29/09/199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36515504</text:p>
          </table:table-cell>
          <table:table-cell office:value-type="string" calcext:value-type="string">
            <text:p>Garden Cottage</text:p>
          </table:table-cell>
          <table:table-cell office:value-type="string" calcext:value-type="string">
            <text:p>Moaña</text:p>
          </table:table-cell>
          <table:table-cell office:value-type="string" calcext:value-type="string">
            <text:p>(A)-Administración de sistemas informáticos en rede</text:p>
          </table:table-cell>
        </table:table-row>
        <table:table-row table:style-name="ro1">
          <table:table-cell office:value-type="string" calcext:value-type="string">
            <text:p>Ocampos</text:p>
          </table:table-cell>
          <table:table-cell office:value-type="string" calcext:value-type="string">
            <text:p>Estévez</text:p>
          </table:table-cell>
          <table:table-cell office:value-type="string" calcext:value-type="string">
            <text:p>Javier</text:p>
          </table:table-cell>
          <table:table-cell table:style-name="ce2" office:value-type="string" calcext:value-type="string">
            <text:p>24/01/1983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777709721</text:p>
          </table:table-cell>
          <table:table-cell office:value-type="string" calcext:value-type="string">
            <text:p>32 High Green</text:p>
          </table:table-cell>
          <table:table-cell office:value-type="string" calcext:value-type="string">
            <text:p>Gondomar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Copa</text:p>
          </table:table-cell>
          <table:table-cell office:value-type="string" calcext:value-type="string">
            <text:p>Davila</text:p>
          </table:table-cell>
          <table:table-cell office:value-type="string" calcext:value-type="string">
            <text:p>Andrea</text:p>
          </table:table-cell>
          <table:table-cell table:style-name="ce2" office:value-type="string" calcext:value-type="string">
            <text:p>10/03/199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82924192</text:p>
          </table:table-cell>
          <table:table-cell office:value-type="string" calcext:value-type="string">
            <text:p>1 Don Clo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Fernandez</text:p>
          </table:table-cell>
          <table:table-cell office:value-type="string" calcext:value-type="string">
            <text:p>Fragueiro</text:p>
          </table:table-cell>
          <table:table-cell office:value-type="string" calcext:value-type="string">
            <text:p>Iria</text:p>
          </table:table-cell>
          <table:table-cell table:style-name="ce2" office:value-type="string" calcext:value-type="string">
            <text:p>17/08/200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88708622</text:p>
          </table:table-cell>
          <table:table-cell office:value-type="string" calcext:value-type="string">
            <text:p>120 Albion Street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(A)-Administración de sistemas informáticos en rede</text:p>
          </table:table-cell>
        </table:table-row>
        <table:table-row table:style-name="ro1">
          <table:table-cell office:value-type="string" calcext:value-type="string">
            <text:p>Acuña</text:p>
          </table:table-cell>
          <table:table-cell office:value-type="string" calcext:value-type="string">
            <text:p>García</text:p>
          </table:table-cell>
          <table:table-cell office:value-type="string" calcext:value-type="string">
            <text:p>Andrea</text:p>
          </table:table-cell>
          <table:table-cell table:style-name="ce2" office:value-type="string" calcext:value-type="string">
            <text:p>26/08/199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44701242</text:p>
          </table:table-cell>
          <table:table-cell office:value-type="string" calcext:value-type="string">
            <text:p>3 Victoria Gardens</text:p>
          </table:table-cell>
          <table:table-cell office:value-type="string" calcext:value-type="string">
            <text:p>Moaña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Cerero</text:p>
          </table:table-cell>
          <table:table-cell office:value-type="string" calcext:value-type="string">
            <text:p>Carton</text:p>
          </table:table-cell>
          <table:table-cell office:value-type="string" calcext:value-type="string">
            <text:p>Rubén</text:p>
          </table:table-cell>
          <table:table-cell table:style-name="ce2" office:value-type="string" calcext:value-type="string">
            <text:p>09/08/199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44041994</text:p>
          </table:table-cell>
          <table:table-cell office:value-type="string" calcext:value-type="string">
            <text:p>The Surgery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Casal</text:p>
          </table:table-cell>
          <table:table-cell office:value-type="string" calcext:value-type="string">
            <text:p>Gallego</text:p>
          </table:table-cell>
          <table:table-cell office:value-type="string" calcext:value-type="string">
            <text:p>Thais</text:p>
          </table:table-cell>
          <table:table-cell table:style-name="ce2" office:value-type="string" calcext:value-type="string">
            <text:p>11/09/199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56403623</text:p>
          </table:table-cell>
          <table:table-cell office:value-type="string" calcext:value-type="string">
            <text:p>3 Fort Road</text:p>
          </table:table-cell>
          <table:table-cell office:value-type="string" calcext:value-type="string">
            <text:p>Pontevedra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Otero</text:p>
          </table:table-cell>
          <table:table-cell office:value-type="string" calcext:value-type="string">
            <text:p>Álvarez</text:p>
          </table:table-cell>
          <table:table-cell office:value-type="string" calcext:value-type="string">
            <text:p>Xoán</text:p>
          </table:table-cell>
          <table:table-cell table:style-name="ce2" office:value-type="string" calcext:value-type="string">
            <text:p>07/06/199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59598192</text:p>
          </table:table-cell>
          <table:table-cell office:value-type="string" calcext:value-type="string">
            <text:p>14 Stepstil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Vila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Xacobe</text:p>
          </table:table-cell>
          <table:table-cell table:style-name="ce2" office:value-type="string" calcext:value-type="string">
            <text:p>24/09/1977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653049759</text:p>
          </table:table-cell>
          <table:table-cell office:value-type="string" calcext:value-type="string">
            <text:p>71 Colin Avenue</text:p>
          </table:table-cell>
          <table:table-cell office:value-type="string" calcext:value-type="string">
            <text:p>Salvaterra de Miño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Ares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Nerea</text:p>
          </table:table-cell>
          <table:table-cell table:style-name="ce2" office:value-type="string" calcext:value-type="string">
            <text:p>25/05/199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77106838</text:p>
          </table:table-cell>
          <table:table-cell office:value-type="string" calcext:value-type="string">
            <text:p>Karenza</text:p>
          </table:table-cell>
          <table:table-cell office:value-type="string" calcext:value-type="string">
            <text:p>Gondomar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Pérez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Sergio</text:p>
          </table:table-cell>
          <table:table-cell table:style-name="ce2" office:value-type="string" calcext:value-type="string">
            <text:p>24/11/199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29274432</text:p>
          </table:table-cell>
          <table:table-cell office:value-type="string" calcext:value-type="string">
            <text:p>5 Enid Road</text:p>
          </table:table-cell>
          <table:table-cell office:value-type="string" calcext:value-type="string">
            <text:p>Gondomar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Castiñeira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Tamara</text:p>
          </table:table-cell>
          <table:table-cell table:style-name="ce2" office:value-type="string" calcext:value-type="string">
            <text:p>14/10/198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19004508</text:p>
          </table:table-cell>
          <table:table-cell office:value-type="string" calcext:value-type="string">
            <text:p>Fairview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</table:table-row>
        <table:table-row table:style-name="ro1">
          <table:table-cell office:value-type="string" calcext:value-type="string">
            <text:p>Iglesias</text:p>
          </table:table-cell>
          <table:table-cell office:value-type="string" calcext:value-type="string">
            <text:p>Barreiro</text:p>
          </table:table-cell>
          <table:table-cell office:value-type="string" calcext:value-type="string">
            <text:p>Fabián</text:p>
          </table:table-cell>
          <table:table-cell table:style-name="ce2" office:value-type="string" calcext:value-type="string">
            <text:p>19/01/197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18250074</text:p>
          </table:table-cell>
          <table:table-cell office:value-type="string" calcext:value-type="string">
            <text:p>4 Salwick Clo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Lorenzo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Pelayo</text:p>
          </table:table-cell>
          <table:table-cell table:style-name="ce2" office:value-type="string" calcext:value-type="string">
            <text:p>16/03/1997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12804921</text:p>
          </table:table-cell>
          <table:table-cell office:value-type="string" calcext:value-type="string">
            <text:p>21 Eton House</text:p>
          </table:table-cell>
          <table:table-cell office:value-type="string" calcext:value-type="string">
            <text:p>Ponteareas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González</text:p>
          </table:table-cell>
          <table:table-cell office:value-type="string" calcext:value-type="string">
            <text:p>Fontenla</text:p>
          </table:table-cell>
          <table:table-cell office:value-type="string" calcext:value-type="string">
            <text:p>Enrique</text:p>
          </table:table-cell>
          <table:table-cell table:style-name="ce2" office:value-type="string" calcext:value-type="string">
            <text:p>06/01/197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87049834</text:p>
          </table:table-cell>
          <table:table-cell office:value-type="string" calcext:value-type="string">
            <text:p>117 Burnham Avenu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</table:table-row>
        <table:table-row table:style-name="ro1">
          <table:table-cell office:value-type="string" calcext:value-type="string">
            <text:p>Lijó</text:p>
          </table:table-cell>
          <table:table-cell office:value-type="string" calcext:value-type="string">
            <text:p>Cayo</text:p>
          </table:table-cell>
          <table:table-cell office:value-type="string" calcext:value-type="string">
            <text:p>Damian</text:p>
          </table:table-cell>
          <table:table-cell table:style-name="ce2" office:value-type="string" calcext:value-type="string">
            <text:p>08/10/199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17352597</text:p>
          </table:table-cell>
          <table:table-cell office:value-type="string" calcext:value-type="string">
            <text:p>Dairy Cottag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Álvarez</text:p>
          </table:table-cell>
          <table:table-cell office:value-type="string" calcext:value-type="string">
            <text:p>Robineau</text:p>
          </table:table-cell>
          <table:table-cell office:value-type="string" calcext:value-type="string">
            <text:p>Pablo</text:p>
          </table:table-cell>
          <table:table-cell table:style-name="ce2" office:value-type="string" calcext:value-type="string">
            <text:p>21/03/198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42133446</text:p>
          </table:table-cell>
          <table:table-cell office:value-type="string" calcext:value-type="string">
            <text:p>43 Princes Street</text:p>
          </table:table-cell>
          <table:table-cell office:value-type="string" calcext:value-type="string">
            <text:p>Moraña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table:number-columns-repeated="2" office:value-type="string" calcext:value-type="string">
            <text:p>Fernández</text:p>
          </table:table-cell>
          <table:table-cell office:value-type="string" calcext:value-type="string">
            <text:p>Lorena</text:p>
          </table:table-cell>
          <table:table-cell table:style-name="ce2" office:value-type="string" calcext:value-type="string">
            <text:p>23/11/1998</text:p>
          </table:table-cell>
          <table:table-cell office:value-type="string" calcext:value-type="string">
            <text:p>Suíza</text:p>
          </table:table-cell>
          <table:table-cell office:value-type="string" calcext:value-type="string">
            <text:p>664422704</text:p>
          </table:table-cell>
          <table:table-cell office:value-type="string" calcext:value-type="string">
            <text:p>22 Daneway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López</text:p>
          </table:table-cell>
          <table:table-cell office:value-type="string" calcext:value-type="string">
            <text:p>Macías</text:p>
          </table:table-cell>
          <table:table-cell office:value-type="string" calcext:value-type="string">
            <text:p>Giovanna</text:p>
          </table:table-cell>
          <table:table-cell table:style-name="ce2" office:value-type="string" calcext:value-type="string">
            <text:p>11/11/198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35307980</text:p>
          </table:table-cell>
          <table:table-cell office:value-type="string" calcext:value-type="string">
            <text:p>5 Burn Clo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Silva</text:p>
          </table:table-cell>
          <table:table-cell office:value-type="string" calcext:value-type="string">
            <text:p>Carballo</text:p>
          </table:table-cell>
          <table:table-cell office:value-type="string" calcext:value-type="string">
            <text:p>Pablo</text:p>
          </table:table-cell>
          <table:table-cell table:style-name="ce2" office:value-type="string" calcext:value-type="string">
            <text:p>03/11/1986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82847562</text:p>
          </table:table-cell>
          <table:table-cell office:value-type="string" calcext:value-type="string">
            <text:p>20 Warwick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Jorge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Adrián</text:p>
          </table:table-cell>
          <table:table-cell table:style-name="ce2" office:value-type="string" calcext:value-type="string">
            <text:p>25/01/198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88324325</text:p>
          </table:table-cell>
          <table:table-cell office:value-type="string" calcext:value-type="string">
            <text:p>2 Llwynbrain Terrac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Varela</text:p>
          </table:table-cell>
          <table:table-cell office:value-type="string" calcext:value-type="string">
            <text:p>Alonso</text:p>
          </table:table-cell>
          <table:table-cell office:value-type="string" calcext:value-type="string">
            <text:p>Rubén</text:p>
          </table:table-cell>
          <table:table-cell table:style-name="ce2" office:value-type="string" calcext:value-type="string">
            <text:p>10/12/1997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79719638</text:p>
          </table:table-cell>
          <table:table-cell office:value-type="string" calcext:value-type="string">
            <text:p>76 Cumberland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Aranda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Marta</text:p>
          </table:table-cell>
          <table:table-cell table:style-name="ce2" office:value-type="string" calcext:value-type="string">
            <text:p>27/02/198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97049761</text:p>
          </table:table-cell>
          <table:table-cell office:value-type="string" calcext:value-type="string">
            <text:p>113A Swan Lan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Intelixencia artificial e big data</text:p>
          </table:table-cell>
        </table:table-row>
        <table:table-row table:style-name="ro1">
          <table:table-cell office:value-type="string" calcext:value-type="string">
            <text:p>Cadenas</text:p>
          </table:table-cell>
          <table:table-cell office:value-type="string" calcext:value-type="string">
            <text:p>Viéitez</text:p>
          </table:table-cell>
          <table:table-cell office:value-type="string" calcext:value-type="string">
            <text:p>Jésica</text:p>
          </table:table-cell>
          <table:table-cell table:style-name="ce2" office:value-type="string" calcext:value-type="string">
            <text:p>10/06/198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83231321</text:p>
          </table:table-cell>
          <table:table-cell office:value-type="string" calcext:value-type="string">
            <text:p>Apartment 16</text:p>
          </table:table-cell>
          <table:table-cell office:value-type="string" calcext:value-type="string">
            <text:p>Gondomar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Vázquez</text:p>
          </table:table-cell>
          <table:table-cell office:value-type="string" calcext:value-type="string">
            <text:p>Saura</text:p>
          </table:table-cell>
          <table:table-cell office:value-type="string" calcext:value-type="string">
            <text:p>Manuel</text:p>
          </table:table-cell>
          <table:table-cell table:style-name="ce2" office:value-type="string" calcext:value-type="string">
            <text:p>13/06/1997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56974464</text:p>
          </table:table-cell>
          <table:table-cell office:value-type="string" calcext:value-type="string">
            <text:p>3 Lapwing Court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Puente</text:p>
          </table:table-cell>
          <table:table-cell office:value-type="string" calcext:value-type="string">
            <text:p>Durán</text:p>
          </table:table-cell>
          <table:table-cell office:value-type="string" calcext:value-type="string">
            <text:p>Daniel</text:p>
          </table:table-cell>
          <table:table-cell table:style-name="ce2" office:value-type="string" calcext:value-type="string">
            <text:p>04/08/198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81509088</text:p>
          </table:table-cell>
          <table:table-cell office:value-type="string" calcext:value-type="string">
            <text:p>Amity Cottag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</table:table-row>
        <table:table-row table:style-name="ro1">
          <table:table-cell office:value-type="string" calcext:value-type="string">
            <text:p>Lores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Fiorella Sofía</text:p>
          </table:table-cell>
          <table:table-cell table:style-name="ce2" office:value-type="string" calcext:value-type="string">
            <text:p>22/10/197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49231010</text:p>
          </table:table-cell>
          <table:table-cell office:value-type="string" calcext:value-type="string">
            <text:p>4 Wheatsheaf Terrac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Morales</text:p>
          </table:table-cell>
          <table:table-cell office:value-type="string" calcext:value-type="string">
            <text:p>Diez</text:p>
          </table:table-cell>
          <table:table-cell office:value-type="string" calcext:value-type="string">
            <text:p>Alberto</text:p>
          </table:table-cell>
          <table:table-cell table:style-name="ce2" office:value-type="string" calcext:value-type="string">
            <text:p>07/10/200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45063246</text:p>
          </table:table-cell>
          <table:table-cell office:value-type="string" calcext:value-type="string">
            <text:p>52 Roxholme Terrace</text:p>
          </table:table-cell>
          <table:table-cell office:value-type="string" calcext:value-type="string">
            <text:p>Redondela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Ventín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Paula</text:p>
          </table:table-cell>
          <table:table-cell table:style-name="ce2" office:value-type="string" calcext:value-type="string">
            <text:p>06/08/1997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61737755</text:p>
          </table:table-cell>
          <table:table-cell office:value-type="string" calcext:value-type="string">
            <text:p>48 Mansfield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</table:table-row>
        <table:table-row table:style-name="ro1">
          <table:table-cell office:value-type="string" calcext:value-type="string">
            <text:p>Huete</text:p>
          </table:table-cell>
          <table:table-cell office:value-type="string" calcext:value-type="string">
            <text:p>Ferreira</text:p>
          </table:table-cell>
          <table:table-cell office:value-type="string" calcext:value-type="string">
            <text:p>Silvia</text:p>
          </table:table-cell>
          <table:table-cell table:style-name="ce2" office:value-type="string" calcext:value-type="string">
            <text:p>22/11/198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39352415</text:p>
          </table:table-cell>
          <table:table-cell office:value-type="string" calcext:value-type="string">
            <text:p>19 Lissadel Street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Garrido</text:p>
          </table:table-cell>
          <table:table-cell office:value-type="string" calcext:value-type="string">
            <text:p>Bernal</text:p>
          </table:table-cell>
          <table:table-cell office:value-type="string" calcext:value-type="string">
            <text:p>Óscar</text:p>
          </table:table-cell>
          <table:table-cell table:style-name="ce2" office:value-type="string" calcext:value-type="string">
            <text:p>11/06/1996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79268693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Moaña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Martínez</text:p>
          </table:table-cell>
          <table:table-cell office:value-type="string" calcext:value-type="string">
            <text:p>Becerra</text:p>
          </table:table-cell>
          <table:table-cell office:value-type="string" calcext:value-type="string">
            <text:p>Andrea</text:p>
          </table:table-cell>
          <table:table-cell table:style-name="ce2" office:value-type="string" calcext:value-type="string">
            <text:p>30/11/199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72059597</text:p>
          </table:table-cell>
          <table:table-cell office:value-type="string" calcext:value-type="string">
            <text:p>26 High Street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</table:table-row>
        <table:table-row table:style-name="ro1">
          <table:table-cell office:value-type="string" calcext:value-type="string">
            <text:p>Rosende</text:p>
          </table:table-cell>
          <table:table-cell office:value-type="string" calcext:value-type="string">
            <text:p>Rivas</text:p>
          </table:table-cell>
          <table:table-cell office:value-type="string" calcext:value-type="string">
            <text:p>Iván</text:p>
          </table:table-cell>
          <table:table-cell table:style-name="ce2" office:value-type="string" calcext:value-type="string">
            <text:p>21/10/197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44974085</text:p>
          </table:table-cell>
          <table:table-cell office:value-type="string" calcext:value-type="string">
            <text:p>2 Springfield Oval</text:p>
          </table:table-cell>
          <table:table-cell office:value-type="string" calcext:value-type="string">
            <text:p>Redondela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Solano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Laura Fabiana</text:p>
          </table:table-cell>
          <table:table-cell table:style-name="ce2" office:value-type="string" calcext:value-type="string">
            <text:p>01/07/197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63311012</text:p>
          </table:table-cell>
          <table:table-cell office:value-type="string" calcext:value-type="string">
            <text:p>Chilbrook Farm Cottag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</table:table-row>
        <table:table-row table:style-name="ro1">
          <table:table-cell office:value-type="string" calcext:value-type="string">
            <text:p>Reigosa</text:p>
          </table:table-cell>
          <table:table-cell office:value-type="string" calcext:value-type="string">
            <text:p>Carrera</text:p>
          </table:table-cell>
          <table:table-cell office:value-type="string" calcext:value-type="string">
            <text:p>Cristina</text:p>
          </table:table-cell>
          <table:table-cell table:style-name="ce2" office:value-type="string" calcext:value-type="string">
            <text:p>02/11/1997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70244921</text:p>
          </table:table-cell>
          <table:table-cell office:value-type="string" calcext:value-type="string">
            <text:p>Gordano Gate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Díez</text:p>
          </table:table-cell>
          <table:table-cell office:value-type="string" calcext:value-type="string">
            <text:p>Gonçalves</text:p>
          </table:table-cell>
          <table:table-cell office:value-type="string" calcext:value-type="string">
            <text:p>Estefanía</text:p>
          </table:table-cell>
          <table:table-cell table:style-name="ce2" office:value-type="string" calcext:value-type="string">
            <text:p>23/11/198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18063085</text:p>
          </table:table-cell>
          <table:table-cell office:value-type="string" calcext:value-type="string">
            <text:p>Eni Engineering E&amp;P Hou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Huapaya</text:p>
          </table:table-cell>
          <table:table-cell office:value-type="string" calcext:value-type="string">
            <text:p>Costas</text:p>
          </table:table-cell>
          <table:table-cell office:value-type="string" calcext:value-type="string">
            <text:p>Fernando José</text:p>
          </table:table-cell>
          <table:table-cell table:style-name="ce2" office:value-type="string" calcext:value-type="string">
            <text:p>06/03/199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20123834</text:p>
          </table:table-cell>
          <table:table-cell office:value-type="string" calcext:value-type="string">
            <text:p>47 Yardley Green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</table:table-row>
        <table:table-row table:style-name="ro1">
          <table:table-cell office:value-type="string" calcext:value-type="string">
            <text:p>Villacieros</text:p>
          </table:table-cell>
          <table:table-cell office:value-type="string" calcext:value-type="string">
            <text:p>Cendón</text:p>
          </table:table-cell>
          <table:table-cell office:value-type="string" calcext:value-type="string">
            <text:p>Eva</text:p>
          </table:table-cell>
          <table:table-cell table:style-name="ce2" office:value-type="string" calcext:value-type="string">
            <text:p>17/12/199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45310988</text:p>
          </table:table-cell>
          <table:table-cell office:value-type="string" calcext:value-type="string">
            <text:p>Lantern Hou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</table:table-row>
        <table:table-row table:style-name="ro1">
          <table:table-cell office:value-type="string" calcext:value-type="string">
            <text:p>Mahón</text:p>
          </table:table-cell>
          <table:table-cell office:value-type="string" calcext:value-type="string">
            <text:p>Pérez</text:p>
          </table:table-cell>
          <table:table-cell office:value-type="string" calcext:value-type="string">
            <text:p>Marcos</text:p>
          </table:table-cell>
          <table:table-cell table:style-name="ce2" office:value-type="string" calcext:value-type="string">
            <text:p>02/09/200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36656283</text:p>
          </table:table-cell>
          <table:table-cell office:value-type="string" calcext:value-type="string">
            <text:p>6 Cogdells Close</text:p>
          </table:table-cell>
          <table:table-cell office:value-type="string" calcext:value-type="string">
            <text:p>Barco de Valdeorras (O)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Caamaño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Luis Guillermo</text:p>
          </table:table-cell>
          <table:table-cell table:style-name="ce2" office:value-type="string" calcext:value-type="string">
            <text:p>11/06/2002</text:p>
          </table:table-cell>
          <table:table-cell office:value-type="string" calcext:value-type="string">
            <text:p>Paraguai</text:p>
          </table:table-cell>
          <table:table-cell office:value-type="string" calcext:value-type="string">
            <text:p>735415906</text:p>
          </table:table-cell>
          <table:table-cell office:value-type="string" calcext:value-type="string">
            <text:p>17 Arthur Avenue</text:p>
          </table:table-cell>
          <table:table-cell office:value-type="string" calcext:value-type="string">
            <text:p>Salvaterra de Miñ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Gallego</text:p>
          </table:table-cell>
          <table:table-cell office:value-type="string" calcext:value-type="string">
            <text:p>Peña</text:p>
          </table:table-cell>
          <table:table-cell office:value-type="string" calcext:value-type="string">
            <text:p>Verónica</text:p>
          </table:table-cell>
          <table:table-cell table:style-name="ce2" office:value-type="string" calcext:value-type="string">
            <text:p>02/08/197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77110447</text:p>
          </table:table-cell>
          <table:table-cell office:value-type="string" calcext:value-type="string">
            <text:p>2 Neville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</table:table-row>
        <table:table-row table:style-name="ro1">
          <table:table-cell office:value-type="string" calcext:value-type="string">
            <text:p>Orallo</text:p>
          </table:table-cell>
          <table:table-cell office:value-type="string" calcext:value-type="string">
            <text:p>Fajar</text:p>
          </table:table-cell>
          <table:table-cell office:value-type="string" calcext:value-type="string">
            <text:p>Juan Andrés</text:p>
          </table:table-cell>
          <table:table-cell table:style-name="ce2" office:value-type="string" calcext:value-type="string">
            <text:p>13/10/196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84461923</text:p>
          </table:table-cell>
          <table:table-cell office:value-type="string" calcext:value-type="string">
            <text:p>26 Leopold Street</text:p>
          </table:table-cell>
          <table:table-cell office:value-type="string" calcext:value-type="string">
            <text:p>Redondela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Soto</text:p>
          </table:table-cell>
          <table:table-cell office:value-type="string" calcext:value-type="string">
            <text:p>Leal</text:p>
          </table:table-cell>
          <table:table-cell office:value-type="string" calcext:value-type="string">
            <text:p>Miriam</text:p>
          </table:table-cell>
          <table:table-cell table:style-name="ce2" office:value-type="string" calcext:value-type="string">
            <text:p>05/10/1984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671233447</text:p>
          </table:table-cell>
          <table:table-cell office:value-type="string" calcext:value-type="string">
            <text:p>East Hou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</table:table-row>
        <table:table-row table:style-name="ro1">
          <table:table-cell office:value-type="string" calcext:value-type="string">
            <text:p>Patiño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Rodrígo</text:p>
          </table:table-cell>
          <table:table-cell table:style-name="ce2" office:value-type="string" calcext:value-type="string">
            <text:p>15/05/1997</text:p>
          </table:table-cell>
          <table:table-cell office:value-type="string" calcext:value-type="string">
            <text:p>Suíza</text:p>
          </table:table-cell>
          <table:table-cell office:value-type="string" calcext:value-type="string">
            <text:p>650488759</text:p>
          </table:table-cell>
          <table:table-cell office:value-type="string" calcext:value-type="string">
            <text:p>Ilkeston Co-Op Nissan</text:p>
          </table:table-cell>
          <table:table-cell office:value-type="string" calcext:value-type="string">
            <text:p>Nigrán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Carril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Camila Araceli</text:p>
          </table:table-cell>
          <table:table-cell table:style-name="ce2" office:value-type="string" calcext:value-type="string">
            <text:p>22/10/199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20106303</text:p>
          </table:table-cell>
          <table:table-cell office:value-type="string" calcext:value-type="string">
            <text:p>Bablake House</text:p>
          </table:table-cell>
          <table:table-cell office:value-type="string" calcext:value-type="string">
            <text:p>Ribeira</text:p>
          </table:table-cell>
          <table:table-cell office:value-type="string" calcext:value-type="string">
            <text:p>(A)-Sistemas microinformáticos e redes</text:p>
          </table:table-cell>
        </table:table-row>
        <table:table-row table:style-name="ro1">
          <table:table-cell office:value-type="string" calcext:value-type="string">
            <text:p>Ojo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Eduardo Andrés</text:p>
          </table:table-cell>
          <table:table-cell table:style-name="ce2" office:value-type="string" calcext:value-type="string">
            <text:p>19/12/1997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89027494</text:p>
          </table:table-cell>
          <table:table-cell office:value-type="string" calcext:value-type="string">
            <text:p>13 Frome Clo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Rivera</text:p>
          </table:table-cell>
          <table:table-cell office:value-type="string" calcext:value-type="string">
            <text:p>Pujales</text:p>
          </table:table-cell>
          <table:table-cell office:value-type="string" calcext:value-type="string">
            <text:p>Daniel</text:p>
          </table:table-cell>
          <table:table-cell table:style-name="ce2" office:value-type="string" calcext:value-type="string">
            <text:p>20/02/199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00924905</text:p>
          </table:table-cell>
          <table:table-cell office:value-type="string" calcext:value-type="string">
            <text:p>1A Malkin Clo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</table:table-row>
        <table:table-row table:style-name="ro1">
          <table:table-cell office:value-type="string" calcext:value-type="string">
            <text:p>Bost</text:p>
          </table:table-cell>
          <table:table-cell office:value-type="string" calcext:value-type="string">
            <text:p>Costas</text:p>
          </table:table-cell>
          <table:table-cell office:value-type="string" calcext:value-type="string">
            <text:p>Iago</text:p>
          </table:table-cell>
          <table:table-cell table:style-name="ce2" office:value-type="string" calcext:value-type="string">
            <text:p>29/06/1997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46515323</text:p>
          </table:table-cell>
          <table:table-cell office:value-type="string" calcext:value-type="string">
            <text:p>5 Finkle Street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Blanco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Pablo</text:p>
          </table:table-cell>
          <table:table-cell table:style-name="ce2" office:value-type="string" calcext:value-type="string">
            <text:p>17/07/199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74026583</text:p>
          </table:table-cell>
          <table:table-cell office:value-type="string" calcext:value-type="string">
            <text:p>The Cottag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Pena</text:p>
          </table:table-cell>
          <table:table-cell office:value-type="string" calcext:value-type="string">
            <text:p>Pereira</text:p>
          </table:table-cell>
          <table:table-cell office:value-type="string" calcext:value-type="string">
            <text:p>Adrián</text:p>
          </table:table-cell>
          <table:table-cell table:style-name="ce2" office:value-type="string" calcext:value-type="string">
            <text:p>29/10/1994</text:p>
          </table:table-cell>
          <table:table-cell office:value-type="string" calcext:value-type="string">
            <text:p>Perú</text:p>
          </table:table-cell>
          <table:table-cell office:value-type="string" calcext:value-type="string">
            <text:p>670386303</text:p>
          </table:table-cell>
          <table:table-cell office:value-type="string" calcext:value-type="string">
            <text:p>213 Newbrook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</table:table-row>
        <table:table-row table:style-name="ro1">
          <table:table-cell office:value-type="string" calcext:value-type="string">
            <text:p>Sanromán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Stephanie Chantal</text:p>
          </table:table-cell>
          <table:table-cell table:style-name="ce2" office:value-type="string" calcext:value-type="string">
            <text:p>09/12/199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46636398</text:p>
          </table:table-cell>
          <table:table-cell office:value-type="string" calcext:value-type="string">
            <text:p>Tir Mawn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Intelixencia artificial e big data</text:p>
          </table:table-cell>
        </table:table-row>
        <table:table-row table:style-name="ro1">
          <table:table-cell office:value-type="string" calcext:value-type="string">
            <text:p>Lloves</text:p>
          </table:table-cell>
          <table:table-cell office:value-type="string" calcext:value-type="string">
            <text:p>Villar</text:p>
          </table:table-cell>
          <table:table-cell office:value-type="string" calcext:value-type="string">
            <text:p>Julián Ignacio</text:p>
          </table:table-cell>
          <table:table-cell table:style-name="ce2" office:value-type="string" calcext:value-type="string">
            <text:p>16/08/198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73522905</text:p>
          </table:table-cell>
          <table:table-cell office:value-type="string" calcext:value-type="string">
            <text:p>17 Woodford Clo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</table:table-row>
        <table:table-row table:style-name="ro1">
          <table:table-cell office:value-type="string" calcext:value-type="string">
            <text:p>Chávez</text:p>
          </table:table-cell>
          <table:table-cell office:value-type="string" calcext:value-type="string">
            <text:p>de Oliveira</text:p>
          </table:table-cell>
          <table:table-cell office:value-type="string" calcext:value-type="string">
            <text:p>Susana</text:p>
          </table:table-cell>
          <table:table-cell table:style-name="ce2" office:value-type="string" calcext:value-type="string">
            <text:p>15/04/1989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793736715</text:p>
          </table:table-cell>
          <table:table-cell office:value-type="string" calcext:value-type="string">
            <text:p>5 Bagham Cross Cottages</text:p>
          </table:table-cell>
          <table:table-cell office:value-type="string" calcext:value-type="string">
            <text:p>Gondomar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Machado</text:p>
          </table:table-cell>
          <table:table-cell office:value-type="string" calcext:value-type="string">
            <text:p>García</text:p>
          </table:table-cell>
          <table:table-cell office:value-type="string" calcext:value-type="string">
            <text:p>Eddy Odillon</text:p>
          </table:table-cell>
          <table:table-cell table:style-name="ce2" office:value-type="string" calcext:value-type="string">
            <text:p>17/02/199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27847432</text:p>
          </table:table-cell>
          <table:table-cell office:value-type="string" calcext:value-type="string">
            <text:p>51 Bristol Road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Blanco</text:p>
          </table:table-cell>
          <table:table-cell office:value-type="string" calcext:value-type="string">
            <text:p>de Sa</text:p>
          </table:table-cell>
          <table:table-cell office:value-type="string" calcext:value-type="string">
            <text:p>Juan</text:p>
          </table:table-cell>
          <table:table-cell table:style-name="ce2" office:value-type="string" calcext:value-type="string">
            <text:p>20/04/199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24004409</text:p>
          </table:table-cell>
          <table:table-cell office:value-type="string" calcext:value-type="string">
            <text:p>40 Manor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Pumar</text:p>
          </table:table-cell>
          <table:table-cell office:value-type="string" calcext:value-type="string">
            <text:p>Iglesias</text:p>
          </table:table-cell>
          <table:table-cell office:value-type="string" calcext:value-type="string">
            <text:p>Lilia de Fátima</text:p>
          </table:table-cell>
          <table:table-cell table:style-name="ce2" office:value-type="string" calcext:value-type="string">
            <text:p>23/06/197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10709704</text:p>
          </table:table-cell>
          <table:table-cell office:value-type="string" calcext:value-type="string">
            <text:p>19 Medomsley Road</text:p>
          </table:table-cell>
          <table:table-cell office:value-type="string" calcext:value-type="string">
            <text:p>Poio</text:p>
          </table:table-cell>
          <table:table-cell office:value-type="string" calcext:value-type="string">
            <text:p>(A)-Administración de sistemas informáticos en rede</text:p>
          </table:table-cell>
        </table:table-row>
        <table:table-row table:style-name="ro1">
          <table:table-cell office:value-type="string" calcext:value-type="string">
            <text:p>Bacelo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Lorena</text:p>
          </table:table-cell>
          <table:table-cell table:style-name="ce2" office:value-type="string" calcext:value-type="string">
            <text:p>02/09/200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94375721</text:p>
          </table:table-cell>
          <table:table-cell office:value-type="string" calcext:value-type="string">
            <text:p>3 Forest Sid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</table:table-row>
        <table:table-row table:style-name="ro1">
          <table:table-cell office:value-type="string" calcext:value-type="string">
            <text:p>Guiomar</text:p>
          </table:table-cell>
          <table:table-cell office:value-type="string" calcext:value-type="string">
            <text:p>Perez de Leon</text:p>
          </table:table-cell>
          <table:table-cell office:value-type="string" calcext:value-type="string">
            <text:p>Sarai</text:p>
          </table:table-cell>
          <table:table-cell table:style-name="ce2" office:value-type="string" calcext:value-type="string">
            <text:p>04/10/1997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32375464</text:p>
          </table:table-cell>
          <table:table-cell office:value-type="string" calcext:value-type="string">
            <text:p>32 Lutterworth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</table:table-row>
        <table:table-row table:style-name="ro1">
          <table:table-cell office:value-type="string" calcext:value-type="string">
            <text:p>Prado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Carla</text:p>
          </table:table-cell>
          <table:table-cell table:style-name="ce2" office:value-type="string" calcext:value-type="string">
            <text:p>29/03/1992</text:p>
          </table:table-cell>
          <table:table-cell office:value-type="string" calcext:value-type="string">
            <text:p>Suíza</text:p>
          </table:table-cell>
          <table:table-cell office:value-type="string" calcext:value-type="string">
            <text:p>758133721</text:p>
          </table:table-cell>
          <table:table-cell office:value-type="string" calcext:value-type="string">
            <text:p>Hawson Cross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Otero</text:p>
          </table:table-cell>
          <table:table-cell office:value-type="string" calcext:value-type="string">
            <text:p>Valladares</text:p>
          </table:table-cell>
          <table:table-cell office:value-type="string" calcext:value-type="string">
            <text:p>Alejandro</text:p>
          </table:table-cell>
          <table:table-cell table:style-name="ce2" office:value-type="string" calcext:value-type="string">
            <text:p>01/07/199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91461849</text:p>
          </table:table-cell>
          <table:table-cell office:value-type="string" calcext:value-type="string">
            <text:p>15 Underhill</text:p>
          </table:table-cell>
          <table:table-cell office:value-type="string" calcext:value-type="string">
            <text:p>Moraña</text:p>
          </table:table-cell>
          <table:table-cell office:value-type="string" calcext:value-type="string">
            <text:p>(A)-Sistemas microinformáticos e redes</text:p>
          </table:table-cell>
        </table:table-row>
        <table:table-row table:style-name="ro1">
          <table:table-cell office:value-type="string" calcext:value-type="string">
            <text:p>Freiría</text:p>
          </table:table-cell>
          <table:table-cell office:value-type="string" calcext:value-type="string">
            <text:p>Pérez</text:p>
          </table:table-cell>
          <table:table-cell office:value-type="string" calcext:value-type="string">
            <text:p>Sara</text:p>
          </table:table-cell>
          <table:table-cell table:style-name="ce2" office:value-type="string" calcext:value-type="string">
            <text:p>23/09/200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84137321</text:p>
          </table:table-cell>
          <table:table-cell office:value-type="string" calcext:value-type="string">
            <text:p>1 Fleury Close</text:p>
          </table:table-cell>
          <table:table-cell office:value-type="string" calcext:value-type="string">
            <text:p>Tomiñ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Ramos</text:p>
          </table:table-cell>
          <table:table-cell office:value-type="string" calcext:value-type="string">
            <text:p>Pazos</text:p>
          </table:table-cell>
          <table:table-cell office:value-type="string" calcext:value-type="string">
            <text:p>Carolina</text:p>
          </table:table-cell>
          <table:table-cell table:style-name="ce2" office:value-type="string" calcext:value-type="string">
            <text:p>26/10/1987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632830494</text:p>
          </table:table-cell>
          <table:table-cell office:value-type="string" calcext:value-type="string">
            <text:p>Buckton Farm</text:p>
          </table:table-cell>
          <table:table-cell office:value-type="string" calcext:value-type="string">
            <text:p>Pazos de Borbén</text:p>
          </table:table-cell>
          <table:table-cell office:value-type="string" calcext:value-type="string">
            <text:p>(A)-Sistemas microinformáticos e redes</text:p>
          </table:table-cell>
        </table:table-row>
        <table:table-row table:style-name="ro1">
          <table:table-cell office:value-type="string" calcext:value-type="string">
            <text:p>Pérez</text:p>
          </table:table-cell>
          <table:table-cell office:value-type="string" calcext:value-type="string">
            <text:p>Ostapczuk</text:p>
          </table:table-cell>
          <table:table-cell office:value-type="string" calcext:value-type="string">
            <text:p>Laura</text:p>
          </table:table-cell>
          <table:table-cell table:style-name="ce2" office:value-type="string" calcext:value-type="string">
            <text:p>10/12/199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56830681</text:p>
          </table:table-cell>
          <table:table-cell office:value-type="string" calcext:value-type="string">
            <text:p>2 Coney Lodge View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Vilas</text:p>
          </table:table-cell>
          <table:table-cell office:value-type="string" calcext:value-type="string">
            <text:p>Injerto</text:p>
          </table:table-cell>
          <table:table-cell office:value-type="string" calcext:value-type="string">
            <text:p>Eilín Eliana</text:p>
          </table:table-cell>
          <table:table-cell table:style-name="ce2" office:value-type="string" calcext:value-type="string">
            <text:p>19/01/198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36572917</text:p>
          </table:table-cell>
          <table:table-cell office:value-type="string" calcext:value-type="string">
            <text:p>73 Ackworth Road</text:p>
          </table:table-cell>
          <table:table-cell office:value-type="string" calcext:value-type="string">
            <text:p>Moaña</text:p>
          </table:table-cell>
          <table:table-cell office:value-type="string" calcext:value-type="string">
            <text:p>(A)-Sistemas microinformáticos e redes</text:p>
          </table:table-cell>
        </table:table-row>
        <table:table-row table:style-name="ro1">
          <table:table-cell office:value-type="string" calcext:value-type="string">
            <text:p>García</text:p>
          </table:table-cell>
          <table:table-cell office:value-type="string" calcext:value-type="string">
            <text:p>Moure</text:p>
          </table:table-cell>
          <table:table-cell office:value-type="string" calcext:value-type="string">
            <text:p>Alexandre</text:p>
          </table:table-cell>
          <table:table-cell table:style-name="ce2" office:value-type="string" calcext:value-type="string">
            <text:p>16/11/199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61142585</text:p>
          </table:table-cell>
          <table:table-cell office:value-type="string" calcext:value-type="string">
            <text:p>121 Roman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Canabal</text:p>
          </table:table-cell>
          <table:table-cell office:value-type="string" calcext:value-type="string">
            <text:p>Parra</text:p>
          </table:table-cell>
          <table:table-cell office:value-type="string" calcext:value-type="string">
            <text:p>Aroa</text:p>
          </table:table-cell>
          <table:table-cell table:style-name="ce2" office:value-type="string" calcext:value-type="string">
            <text:p>21/03/199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94844921</text:p>
          </table:table-cell>
          <table:table-cell office:value-type="string" calcext:value-type="string">
            <text:p>Milborough</text:p>
          </table:table-cell>
          <table:table-cell office:value-type="string" calcext:value-type="string">
            <text:p>Baiona</text:p>
          </table:table-cell>
          <table:table-cell office:value-type="string" calcext:value-type="string">
            <text:p>(A)-Administración de sistemas informáticos en rede</text:p>
          </table:table-cell>
        </table:table-row>
        <table:table-row table:style-name="ro1">
          <table:table-cell office:value-type="string" calcext:value-type="string">
            <text:p>Bouzada</text:p>
          </table:table-cell>
          <table:table-cell office:value-type="string" calcext:value-type="string">
            <text:p>Ventín</text:p>
          </table:table-cell>
          <table:table-cell office:value-type="string" calcext:value-type="string">
            <text:p>Adrián</text:p>
          </table:table-cell>
          <table:table-cell table:style-name="ce2" office:value-type="string" calcext:value-type="string">
            <text:p>21/07/199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10728659</text:p>
          </table:table-cell>
          <table:table-cell office:value-type="string" calcext:value-type="string">
            <text:p>20 Beverley Way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Vilariño</text:p>
          </table:table-cell>
          <table:table-cell office:value-type="string" calcext:value-type="string">
            <text:p>Bouzada</text:p>
          </table:table-cell>
          <table:table-cell office:value-type="string" calcext:value-type="string">
            <text:p>Yerón</text:p>
          </table:table-cell>
          <table:table-cell table:style-name="ce2" office:value-type="string" calcext:value-type="string">
            <text:p>23/12/197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46772562</text:p>
          </table:table-cell>
          <table:table-cell office:value-type="string" calcext:value-type="string">
            <text:p>1 Wittering Lan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</table:table-row>
        <table:table-row table:style-name="ro1">
          <table:table-cell office:value-type="string" calcext:value-type="string">
            <text:p>Piñeiro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Alejandra</text:p>
          </table:table-cell>
          <table:table-cell table:style-name="ce2" office:value-type="string" calcext:value-type="string">
            <text:p>09/05/198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89690849</text:p>
          </table:table-cell>
          <table:table-cell office:value-type="string" calcext:value-type="string">
            <text:p>1 Welbeck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Colmeiro</text:p>
          </table:table-cell>
          <table:table-cell office:value-type="string" calcext:value-type="string">
            <text:p>Míguez</text:p>
          </table:table-cell>
          <table:table-cell office:value-type="string" calcext:value-type="string">
            <text:p>Alejandro</text:p>
          </table:table-cell>
          <table:table-cell table:style-name="ce2" office:value-type="string" calcext:value-type="string">
            <text:p>10/12/1987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93044322</text:p>
          </table:table-cell>
          <table:table-cell office:value-type="string" calcext:value-type="string">
            <text:p>206 Inchbonnie Road</text:p>
          </table:table-cell>
          <table:table-cell office:value-type="string" calcext:value-type="string">
            <text:p>Pontevedra</text:p>
          </table:table-cell>
          <table:table-cell office:value-type="string" calcext:value-type="string">
            <text:p>(A)-Administración de sistemas informáticos en rede</text:p>
          </table:table-cell>
        </table:table-row>
        <table:table-row table:style-name="ro1">
          <table:table-cell office:value-type="string" calcext:value-type="string">
            <text:p>Luis</text:p>
          </table:table-cell>
          <table:table-cell office:value-type="string" calcext:value-type="string">
            <text:p>Conde</text:p>
          </table:table-cell>
          <table:table-cell office:value-type="string" calcext:value-type="string">
            <text:p>Ainhoa</text:p>
          </table:table-cell>
          <table:table-cell table:style-name="ce2" office:value-type="string" calcext:value-type="string">
            <text:p>18/04/199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45597303</text:p>
          </table:table-cell>
          <table:table-cell office:value-type="string" calcext:value-type="string">
            <text:p>School Hou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</table:table-row>
        <table:table-row table:style-name="ro1">
          <table:table-cell office:value-type="string" calcext:value-type="string">
            <text:p>López</text:p>
          </table:table-cell>
          <table:table-cell office:value-type="string" calcext:value-type="string">
            <text:p>Delso</text:p>
          </table:table-cell>
          <table:table-cell office:value-type="string" calcext:value-type="string">
            <text:p>Aitana</text:p>
          </table:table-cell>
          <table:table-cell table:style-name="ce2" office:value-type="string" calcext:value-type="string">
            <text:p>09/06/1997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87715419</text:p>
          </table:table-cell>
          <table:table-cell office:value-type="string" calcext:value-type="string">
            <text:p>Chalfont</text:p>
          </table:table-cell>
          <table:table-cell office:value-type="string" calcext:value-type="string">
            <text:p>Salceda de Caselas</text:p>
          </table:table-cell>
          <table:table-cell office:value-type="string" calcext:value-type="string">
            <text:p>(A)-Sistemas microinformáticos e redes</text:p>
          </table:table-cell>
        </table:table-row>
        <table:table-row table:style-name="ro1">
          <table:table-cell office:value-type="string" calcext:value-type="string">
            <text:p>Ferreira</text:p>
          </table:table-cell>
          <table:table-cell office:value-type="string" calcext:value-type="string">
            <text:p>Cameselle</text:p>
          </table:table-cell>
          <table:table-cell office:value-type="string" calcext:value-type="string">
            <text:p>Belén</text:p>
          </table:table-cell>
          <table:table-cell table:style-name="ce2" office:value-type="string" calcext:value-type="string">
            <text:p>28/07/197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82736693</text:p>
          </table:table-cell>
          <table:table-cell office:value-type="string" calcext:value-type="string">
            <text:p>Clayton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</table:table-row>
        <table:table-row table:style-name="ro1">
          <table:table-cell office:value-type="string" calcext:value-type="string">
            <text:p>Silva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Roberto</text:p>
          </table:table-cell>
          <table:table-cell table:style-name="ce2" office:value-type="string" calcext:value-type="string">
            <text:p>08/12/198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68883323</text:p>
          </table:table-cell>
          <table:table-cell office:value-type="string" calcext:value-type="string">
            <text:p>8 Brookdal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López</text:p>
          </table:table-cell>
          <table:table-cell office:value-type="string" calcext:value-type="string">
            <text:p>Pozo</text:p>
          </table:table-cell>
          <table:table-cell office:value-type="string" calcext:value-type="string">
            <text:p>Iago</text:p>
          </table:table-cell>
          <table:table-cell table:style-name="ce2" office:value-type="string" calcext:value-type="string">
            <text:p>21/03/200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82954154</text:p>
          </table:table-cell>
          <table:table-cell office:value-type="string" calcext:value-type="string">
            <text:p>Coachmans Cottage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(A)-Sistemas microinformáticos e redes</text:p>
          </table:table-cell>
        </table:table-row>
        <table:table-row table:style-name="ro1">
          <table:table-cell office:value-type="string" calcext:value-type="string">
            <text:p>Regedor</text:p>
          </table:table-cell>
          <table:table-cell office:value-type="string" calcext:value-type="string">
            <text:p>Rosende</text:p>
          </table:table-cell>
          <table:table-cell office:value-type="string" calcext:value-type="string">
            <text:p>Abilio</text:p>
          </table:table-cell>
          <table:table-cell table:style-name="ce2" office:value-type="string" calcext:value-type="string">
            <text:p>29/01/199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71883288</text:p>
          </table:table-cell>
          <table:table-cell office:value-type="string" calcext:value-type="string">
            <text:p>11 Banks Street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Varela</text:p>
          </table:table-cell>
          <table:table-cell office:value-type="string" calcext:value-type="string">
            <text:p>Cabaleiro</text:p>
          </table:table-cell>
          <table:table-cell office:value-type="string" calcext:value-type="string">
            <text:p>Jhon Stevan</text:p>
          </table:table-cell>
          <table:table-cell table:style-name="ce2" office:value-type="string" calcext:value-type="string">
            <text:p>20/01/200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18082838</text:p>
          </table:table-cell>
          <table:table-cell office:value-type="string" calcext:value-type="string">
            <text:p>Holly Tree Cottage</text:p>
          </table:table-cell>
          <table:table-cell office:value-type="string" calcext:value-type="string">
            <text:p>Monterrei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Lago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Uxía</text:p>
          </table:table-cell>
          <table:table-cell table:style-name="ce2" office:value-type="string" calcext:value-type="string">
            <text:p>17/11/200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50393464</text:p>
          </table:table-cell>
          <table:table-cell office:value-type="string" calcext:value-type="string">
            <text:p>55 Bramshaw Ri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</table:table-row>
        <table:table-row table:style-name="ro1">
          <table:table-cell office:value-type="string" calcext:value-type="string">
            <text:p>Núñez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Valeria</text:p>
          </table:table-cell>
          <table:table-cell table:style-name="ce2" office:value-type="string" calcext:value-type="string">
            <text:p>30/03/198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38120077</text:p>
          </table:table-cell>
          <table:table-cell office:value-type="string" calcext:value-type="string">
            <text:p>2 Tor View</text:p>
          </table:table-cell>
          <table:table-cell office:value-type="string" calcext:value-type="string">
            <text:p>Redondela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Lopez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Javier</text:p>
          </table:table-cell>
          <table:table-cell table:style-name="ce2" office:value-type="string" calcext:value-type="string">
            <text:p>23/06/199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82130475</text:p>
          </table:table-cell>
          <table:table-cell office:value-type="string" calcext:value-type="string">
            <text:p>Little For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Pérez</text:p>
          </table:table-cell>
          <table:table-cell office:value-type="string" calcext:value-type="string">
            <text:p>Insfran</text:p>
          </table:table-cell>
          <table:table-cell office:value-type="string" calcext:value-type="string">
            <text:p>Luciana</text:p>
          </table:table-cell>
          <table:table-cell table:style-name="ce2" office:value-type="string" calcext:value-type="string">
            <text:p>04/07/200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72015528</text:p>
          </table:table-cell>
          <table:table-cell office:value-type="string" calcext:value-type="string">
            <text:p>53 Cranbourne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</table:table-row>
        <table:table-row table:style-name="ro1">
          <table:table-cell office:value-type="string" calcext:value-type="string">
            <text:p>Martinez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Miria Ester</text:p>
          </table:table-cell>
          <table:table-cell table:style-name="ce2" office:value-type="string" calcext:value-type="string">
            <text:p>08/04/198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56244201</text:p>
          </table:table-cell>
          <table:table-cell office:value-type="string" calcext:value-type="string">
            <text:p>75 Holly Way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</table:table-row>
        <table:table-row table:style-name="ro1">
          <table:table-cell office:value-type="string" calcext:value-type="string">
            <text:p>Vergara</text:p>
          </table:table-cell>
          <table:table-cell office:value-type="string" calcext:value-type="string">
            <text:p>Buono</text:p>
          </table:table-cell>
          <table:table-cell office:value-type="string" calcext:value-type="string">
            <text:p>Darla</text:p>
          </table:table-cell>
          <table:table-cell table:style-name="ce2" office:value-type="string" calcext:value-type="string">
            <text:p>14/03/200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68467246</text:p>
          </table:table-cell>
          <table:table-cell office:value-type="string" calcext:value-type="string">
            <text:p>159 Oxford Road</text:p>
          </table:table-cell>
          <table:table-cell office:value-type="string" calcext:value-type="string">
            <text:p>Verín</text:p>
          </table:table-cell>
          <table:table-cell office:value-type="string" calcext:value-type="string">
            <text:p>(A)-Sistemas microinformáticos e redes</text:p>
          </table:table-cell>
        </table:table-row>
        <table:table-row table:style-name="ro1">
          <table:table-cell office:value-type="string" calcext:value-type="string">
            <text:p>Toucido</text:p>
          </table:table-cell>
          <table:table-cell office:value-type="string" calcext:value-type="string">
            <text:p>Peña</text:p>
          </table:table-cell>
          <table:table-cell office:value-type="string" calcext:value-type="string">
            <text:p>María Sonia</text:p>
          </table:table-cell>
          <table:table-cell table:style-name="ce2" office:value-type="string" calcext:value-type="string">
            <text:p>13/03/199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17027659</text:p>
          </table:table-cell>
          <table:table-cell office:value-type="string" calcext:value-type="string">
            <text:p>6 Cedar Gardens</text:p>
          </table:table-cell>
          <table:table-cell office:value-type="string" calcext:value-type="string">
            <text:p>Redondela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López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Alejandro</text:p>
          </table:table-cell>
          <table:table-cell table:style-name="ce2" office:value-type="string" calcext:value-type="string">
            <text:p>28/10/197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89402528</text:p>
          </table:table-cell>
          <table:table-cell office:value-type="string" calcext:value-type="string">
            <text:p>72 Valley Den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Rey</text:p>
          </table:table-cell>
          <table:table-cell office:value-type="string" calcext:value-type="string">
            <text:p>Caeiro</text:p>
          </table:table-cell>
          <table:table-cell office:value-type="string" calcext:value-type="string">
            <text:p>Lucía</text:p>
          </table:table-cell>
          <table:table-cell table:style-name="ce2" office:value-type="string" calcext:value-type="string">
            <text:p>24/04/1977</text:p>
          </table:table-cell>
          <table:table-cell office:value-type="string" calcext:value-type="string">
            <text:p>Uruguai</text:p>
          </table:table-cell>
          <table:table-cell office:value-type="string" calcext:value-type="string">
            <text:p>777586546</text:p>
          </table:table-cell>
          <table:table-cell office:value-type="string" calcext:value-type="string">
            <text:p>2 Mirabelle Way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</table:table-row>
        <table:table-row table:style-name="ro1">
          <table:table-cell office:value-type="string" calcext:value-type="string">
            <text:p>Vázquez</text:p>
          </table:table-cell>
          <table:table-cell office:value-type="string" calcext:value-type="string">
            <text:p>Turchi</text:p>
          </table:table-cell>
          <table:table-cell office:value-type="string" calcext:value-type="string">
            <text:p>Raquel</text:p>
          </table:table-cell>
          <table:table-cell table:style-name="ce2" office:value-type="string" calcext:value-type="string">
            <text:p>26/06/200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71008049</text:p>
          </table:table-cell>
          <table:table-cell office:value-type="string" calcext:value-type="string">
            <text:p>12 Hallam Avenue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Grela</text:p>
          </table:table-cell>
          <table:table-cell office:value-type="string" calcext:value-type="string">
            <text:p>Alonso</text:p>
          </table:table-cell>
          <table:table-cell office:value-type="string" calcext:value-type="string">
            <text:p>Anxo</text:p>
          </table:table-cell>
          <table:table-cell table:style-name="ce2" office:value-type="string" calcext:value-type="string">
            <text:p>23/04/1997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41243577</text:p>
          </table:table-cell>
          <table:table-cell office:value-type="string" calcext:value-type="string">
            <text:p>23 Barnfield Road</text:p>
          </table:table-cell>
          <table:table-cell office:value-type="string" calcext:value-type="string">
            <text:p>Rosal (O)</text:p>
          </table:table-cell>
          <table:table-cell office:value-type="string" calcext:value-type="string">
            <text:p>(A)-Sistemas microinformáticos e redes</text:p>
          </table:table-cell>
        </table:table-row>
        <table:table-row table:style-name="ro1">
          <table:table-cell office:value-type="string" calcext:value-type="string">
            <text:p>Gonzálvez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Miguel</text:p>
          </table:table-cell>
          <table:table-cell table:style-name="ce2" office:value-type="string" calcext:value-type="string">
            <text:p>28/04/200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32070881</text:p>
          </table:table-cell>
          <table:table-cell office:value-type="string" calcext:value-type="string">
            <text:p>Brockencot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González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Lucas</text:p>
          </table:table-cell>
          <table:table-cell table:style-name="ce2" office:value-type="string" calcext:value-type="string">
            <text:p>29/10/198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69576137</text:p>
          </table:table-cell>
          <table:table-cell office:value-type="string" calcext:value-type="string">
            <text:p>Chapelfield House</text:p>
          </table:table-cell>
          <table:table-cell office:value-type="string" calcext:value-type="string">
            <text:p>Coruña (A)</text:p>
          </table:table-cell>
          <table:table-cell office:value-type="string" calcext:value-type="string">
            <text:p>(A)-Administración de sistemas informáticos en rede</text:p>
          </table:table-cell>
        </table:table-row>
        <table:table-row table:style-name="ro1">
          <table:table-cell office:value-type="string" calcext:value-type="string">
            <text:p>Jorge</text:p>
          </table:table-cell>
          <table:table-cell office:value-type="string" calcext:value-type="string">
            <text:p>Álvarez</text:p>
          </table:table-cell>
          <table:table-cell office:value-type="string" calcext:value-type="string">
            <text:p>Óscar</text:p>
          </table:table-cell>
          <table:table-cell table:style-name="ce2" office:value-type="string" calcext:value-type="string">
            <text:p>06/10/196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14376434</text:p>
          </table:table-cell>
          <table:table-cell office:value-type="string" calcext:value-type="string">
            <text:p>1 Flamstead End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Miranda</text:p>
          </table:table-cell>
          <table:table-cell office:value-type="string" calcext:value-type="string">
            <text:p>Oliveira</text:p>
          </table:table-cell>
          <table:table-cell office:value-type="string" calcext:value-type="string">
            <text:p>Carmen</text:p>
          </table:table-cell>
          <table:table-cell table:style-name="ce2" office:value-type="string" calcext:value-type="string">
            <text:p>27/02/198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10234881</text:p>
          </table:table-cell>
          <table:table-cell office:value-type="string" calcext:value-type="string">
            <text:p>1 Antrona Close</text:p>
          </table:table-cell>
          <table:table-cell office:value-type="string" calcext:value-type="string">
            <text:p>Redondela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Mosquera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Carla</text:p>
          </table:table-cell>
          <table:table-cell table:style-name="ce2" office:value-type="string" calcext:value-type="string">
            <text:p>25/02/200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71666915</text:p>
          </table:table-cell>
          <table:table-cell office:value-type="string" calcext:value-type="string">
            <text:p>Flat 5</text:p>
          </table:table-cell>
          <table:table-cell office:value-type="string" calcext:value-type="string">
            <text:p>Redondela</text:p>
          </table:table-cell>
          <table:table-cell office:value-type="string" calcext:value-type="string">
            <text:p>(A)-Administración de sistemas informáticos en rede</text:p>
          </table:table-cell>
        </table:table-row>
        <table:table-row table:style-name="ro1">
          <table:table-cell office:value-type="string" calcext:value-type="string">
            <text:p>López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Jonathan</text:p>
          </table:table-cell>
          <table:table-cell table:style-name="ce2" office:value-type="string" calcext:value-type="string">
            <text:p>01/02/200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94503447</text:p>
          </table:table-cell>
          <table:table-cell office:value-type="string" calcext:value-type="string">
            <text:p>47 Littlebrook Manorway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Intelixencia artificial e big data</text:p>
          </table:table-cell>
        </table:table-row>
        <table:table-row table:style-name="ro1">
          <table:table-cell office:value-type="string" calcext:value-type="string">
            <text:p>Silveira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Sandra</text:p>
          </table:table-cell>
          <table:table-cell table:style-name="ce2" office:value-type="string" calcext:value-type="string">
            <text:p>30/10/199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69422283</text:p>
          </table:table-cell>
          <table:table-cell office:value-type="string" calcext:value-type="string">
            <text:p>Tile House Farm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Posada</text:p>
          </table:table-cell>
          <table:table-cell office:value-type="string" calcext:value-type="string">
            <text:p>Cerdeira</text:p>
          </table:table-cell>
          <table:table-cell office:value-type="string" calcext:value-type="string">
            <text:p>Nadia Elisabeth</text:p>
          </table:table-cell>
          <table:table-cell table:style-name="ce2" office:value-type="string" calcext:value-type="string">
            <text:p>14/06/199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06247507</text:p>
          </table:table-cell>
          <table:table-cell office:value-type="string" calcext:value-type="string">
            <text:p>Easedal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Rodríguez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María</text:p>
          </table:table-cell>
          <table:table-cell table:style-name="ce2" office:value-type="string" calcext:value-type="string">
            <text:p>02/02/199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24597288</text:p>
          </table:table-cell>
          <table:table-cell office:value-type="string" calcext:value-type="string">
            <text:p>39 Sandon Street</text:p>
          </table:table-cell>
          <table:table-cell office:value-type="string" calcext:value-type="string">
            <text:p>Lalín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Varela</text:p>
          </table:table-cell>
          <table:table-cell office:value-type="string" calcext:value-type="string">
            <text:p>Souto</text:p>
          </table:table-cell>
          <table:table-cell office:value-type="string" calcext:value-type="string">
            <text:p>Oriane Isabelle Sara</text:p>
          </table:table-cell>
          <table:table-cell table:style-name="ce2" office:value-type="string" calcext:value-type="string">
            <text:p>02/04/197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71188070</text:p>
          </table:table-cell>
          <table:table-cell office:value-type="string" calcext:value-type="string">
            <text:p>White Rose Nursing Hom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Extremadouro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Ana</text:p>
          </table:table-cell>
          <table:table-cell table:style-name="ce2" office:value-type="string" calcext:value-type="string">
            <text:p>14/07/199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94715464</text:p>
          </table:table-cell>
          <table:table-cell office:value-type="string" calcext:value-type="string">
            <text:p>56 St Johns Road</text:p>
          </table:table-cell>
          <table:table-cell office:value-type="string" calcext:value-type="string">
            <text:p>Pontevedra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Piñeiro</text:p>
          </table:table-cell>
          <table:table-cell office:value-type="string" calcext:value-type="string">
            <text:p>Costal</text:p>
          </table:table-cell>
          <table:table-cell office:value-type="string" calcext:value-type="string">
            <text:p>Alexandra</text:p>
          </table:table-cell>
          <table:table-cell table:style-name="ce2" office:value-type="string" calcext:value-type="string">
            <text:p>30/08/199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37414528</text:p>
          </table:table-cell>
          <table:table-cell office:value-type="string" calcext:value-type="string">
            <text:p>Lidl Uk Gmbh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Vázquez</text:p>
          </table:table-cell>
          <table:table-cell office:value-type="string" calcext:value-type="string">
            <text:p>Guillén</text:p>
          </table:table-cell>
          <table:table-cell office:value-type="string" calcext:value-type="string">
            <text:p>Diego</text:p>
          </table:table-cell>
          <table:table-cell table:style-name="ce2" office:value-type="string" calcext:value-type="string">
            <text:p>21/05/200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71348574</text:p>
          </table:table-cell>
          <table:table-cell office:value-type="string" calcext:value-type="string">
            <text:p>Beck Cottage</text:p>
          </table:table-cell>
          <table:table-cell office:value-type="string" calcext:value-type="string">
            <text:p>Pontedeume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Dominguez</text:p>
          </table:table-cell>
          <table:table-cell office:value-type="string" calcext:value-type="string">
            <text:p>Álvarez</text:p>
          </table:table-cell>
          <table:table-cell office:value-type="string" calcext:value-type="string">
            <text:p>Yibrán</text:p>
          </table:table-cell>
          <table:table-cell table:style-name="ce2" office:value-type="string" calcext:value-type="string">
            <text:p>17/03/199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36325610</text:p>
          </table:table-cell>
          <table:table-cell office:value-type="string" calcext:value-type="string">
            <text:p>Tangle Wood</text:p>
          </table:table-cell>
          <table:table-cell office:value-type="string" calcext:value-type="string">
            <text:p>Moaña</text:p>
          </table:table-cell>
          <table:table-cell office:value-type="string" calcext:value-type="string">
            <text:p>(A)-Administración de sistemas informáticos en rede</text:p>
          </table:table-cell>
        </table:table-row>
        <table:table-row table:style-name="ro1">
          <table:table-cell office:value-type="string" calcext:value-type="string">
            <text:p>Pérez</text:p>
          </table:table-cell>
          <table:table-cell office:value-type="string" calcext:value-type="string">
            <text:p>Mascato</text:p>
          </table:table-cell>
          <table:table-cell office:value-type="string" calcext:value-type="string">
            <text:p>Francisco</text:p>
          </table:table-cell>
          <table:table-cell table:style-name="ce2" office:value-type="string" calcext:value-type="string">
            <text:p>06/04/198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56059761</text:p>
          </table:table-cell>
          <table:table-cell office:value-type="string" calcext:value-type="string">
            <text:p>120 Somerfield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Barreiro</text:p>
          </table:table-cell>
          <table:table-cell office:value-type="string" calcext:value-type="string">
            <text:p>Castaño</text:p>
          </table:table-cell>
          <table:table-cell office:value-type="string" calcext:value-type="string">
            <text:p>María Encarnación</text:p>
          </table:table-cell>
          <table:table-cell table:style-name="ce2" office:value-type="string" calcext:value-type="string">
            <text:p>08/12/198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37846755</text:p>
          </table:table-cell>
          <table:table-cell office:value-type="string" calcext:value-type="string">
            <text:p>10 Upthorpe</text:p>
          </table:table-cell>
          <table:table-cell office:value-type="string" calcext:value-type="string">
            <text:p>Grove (O)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Lorenzo</text:p>
          </table:table-cell>
          <table:table-cell office:value-type="string" calcext:value-type="string">
            <text:p>Santamaría</text:p>
          </table:table-cell>
          <table:table-cell office:value-type="string" calcext:value-type="string">
            <text:p>Adrián</text:p>
          </table:table-cell>
          <table:table-cell table:style-name="ce2" office:value-type="string" calcext:value-type="string">
            <text:p>04/10/2000</text:p>
          </table:table-cell>
          <table:table-cell office:value-type="string" calcext:value-type="string">
            <text:p>Perú</text:p>
          </table:table-cell>
          <table:table-cell office:value-type="string" calcext:value-type="string">
            <text:p>723268681</text:p>
          </table:table-cell>
          <table:table-cell office:value-type="string" calcext:value-type="string">
            <text:p>5 Austen Mews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Intelixencia artificial e big data</text:p>
          </table:table-cell>
        </table:table-row>
        <table:table-row table:style-name="ro1">
          <table:table-cell office:value-type="string" calcext:value-type="string">
            <text:p>Arellano</text:p>
          </table:table-cell>
          <table:table-cell office:value-type="string" calcext:value-type="string">
            <text:p>Lago</text:p>
          </table:table-cell>
          <table:table-cell office:value-type="string" calcext:value-type="string">
            <text:p>María Elga</text:p>
          </table:table-cell>
          <table:table-cell table:style-name="ce2" office:value-type="string" calcext:value-type="string">
            <text:p>23/04/198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23325921</text:p>
          </table:table-cell>
          <table:table-cell office:value-type="string" calcext:value-type="string">
            <text:p>1 Roundwood Avenu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</table:table-row>
        <table:table-row table:style-name="ro1">
          <table:table-cell office:value-type="string" calcext:value-type="string">
            <text:p>Oter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atalia</text:p>
          </table:table-cell>
          <table:table-cell table:style-name="ce2" office:value-type="string" calcext:value-type="string">
            <text:p>03/06/200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17954638</text:p>
          </table:table-cell>
          <table:table-cell office:value-type="string" calcext:value-type="string">
            <text:p>1 Yeoman Way</text:p>
          </table:table-cell>
          <table:table-cell office:value-type="string" calcext:value-type="string">
            <text:p>Nigrán</text:p>
          </table:table-cell>
          <table:table-cell office:value-type="string" calcext:value-type="string">
            <text:p>(A)-Administración de sistemas informáticos en rede</text:p>
          </table:table-cell>
        </table:table-row>
        <table:table-row table:style-name="ro1">
          <table:table-cell office:value-type="string" calcext:value-type="string">
            <text:p>Arcos</text:p>
          </table:table-cell>
          <table:table-cell office:value-type="string" calcext:value-type="string">
            <text:p>Barrada</text:p>
          </table:table-cell>
          <table:table-cell office:value-type="string" calcext:value-type="string">
            <text:p>Jesús Benito</text:p>
          </table:table-cell>
          <table:table-cell table:style-name="ce2" office:value-type="string" calcext:value-type="string">
            <text:p>25/04/198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94129137</text:p>
          </table:table-cell>
          <table:table-cell office:value-type="string" calcext:value-type="string">
            <text:p>11A Forknell Avenue</text:p>
          </table:table-cell>
          <table:table-cell office:value-type="string" calcext:value-type="string">
            <text:p>Porriño (O)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Pérez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Jorge Luis</text:p>
          </table:table-cell>
          <table:table-cell table:style-name="ce2" office:value-type="string" calcext:value-type="string">
            <text:p>26/03/198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83598859</text:p>
          </table:table-cell>
          <table:table-cell office:value-type="string" calcext:value-type="string">
            <text:p>4 Leyfield Court</text:p>
          </table:table-cell>
          <table:table-cell office:value-type="string" calcext:value-type="string">
            <text:p>Allariz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Campelo</text:p>
          </table:table-cell>
          <table:table-cell office:value-type="string" calcext:value-type="string">
            <text:p>Pousa</text:p>
          </table:table-cell>
          <table:table-cell office:value-type="string" calcext:value-type="string">
            <text:p>Kevin</text:p>
          </table:table-cell>
          <table:table-cell table:style-name="ce2" office:value-type="string" calcext:value-type="string">
            <text:p>15/02/1987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76965917</text:p>
          </table:table-cell>
          <table:table-cell office:value-type="string" calcext:value-type="string">
            <text:p>21 Hillbrook Road</text:p>
          </table:table-cell>
          <table:table-cell office:value-type="string" calcext:value-type="string">
            <text:p>Cangas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Otero</text:p>
          </table:table-cell>
          <table:table-cell office:value-type="string" calcext:value-type="string">
            <text:p>Ramírez</text:p>
          </table:table-cell>
          <table:table-cell office:value-type="string" calcext:value-type="string">
            <text:p>Ignacio</text:p>
          </table:table-cell>
          <table:table-cell table:style-name="ce2" office:value-type="string" calcext:value-type="string">
            <text:p>31/03/1998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745847077</text:p>
          </table:table-cell>
          <table:table-cell office:value-type="string" calcext:value-type="string">
            <text:p>14 Penson Way</text:p>
          </table:table-cell>
          <table:table-cell office:value-type="string" calcext:value-type="string">
            <text:p>Redondela</text:p>
          </table:table-cell>
          <table:table-cell office:value-type="string" calcext:value-type="string">
            <text:p>Intelixencia artificial e big data</text:p>
          </table:table-cell>
        </table:table-row>
        <table:table-row table:style-name="ro1">
          <table:table-cell office:value-type="string" calcext:value-type="string">
            <text:p>Tituana</text:p>
          </table:table-cell>
          <table:table-cell/>
          <table:table-cell office:value-type="string" calcext:value-type="string">
            <text:p>Judith</text:p>
          </table:table-cell>
          <table:table-cell table:style-name="ce2" office:value-type="string" calcext:value-type="string">
            <text:p>25/02/198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38690415</text:p>
          </table:table-cell>
          <table:table-cell office:value-type="string" calcext:value-type="string">
            <text:p>Nethercott Lodge</text:p>
          </table:table-cell>
          <table:table-cell office:value-type="string" calcext:value-type="string">
            <text:p>Redondela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Piñeiro</text:p>
          </table:table-cell>
          <table:table-cell office:value-type="string" calcext:value-type="string">
            <text:p>Garrido</text:p>
          </table:table-cell>
          <table:table-cell office:value-type="string" calcext:value-type="string">
            <text:p>Norman</text:p>
          </table:table-cell>
          <table:table-cell table:style-name="ce2" office:value-type="string" calcext:value-type="string">
            <text:p>31/10/199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70244833</text:p>
          </table:table-cell>
          <table:table-cell office:value-type="string" calcext:value-type="string">
            <text:p>67 Bewdley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Burdzhanadze</text:p>
          </table:table-cell>
          <table:table-cell office:value-type="string" calcext:value-type="string">
            <text:p>Rivers</text:p>
          </table:table-cell>
          <table:table-cell office:value-type="string" calcext:value-type="string">
            <text:p>Georgy</text:p>
          </table:table-cell>
          <table:table-cell table:style-name="ce2" office:value-type="string" calcext:value-type="string">
            <text:p>10/04/199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27289814</text:p>
          </table:table-cell>
          <table:table-cell office:value-type="string" calcext:value-type="string">
            <text:p>Queens Lodg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Gil</text:p>
          </table:table-cell>
          <table:table-cell office:value-type="string" calcext:value-type="string">
            <text:p>Calo</text:p>
          </table:table-cell>
          <table:table-cell office:value-type="string" calcext:value-type="string">
            <text:p>Diana Marcela</text:p>
          </table:table-cell>
          <table:table-cell table:style-name="ce2" office:value-type="string" calcext:value-type="string">
            <text:p>07/03/199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07188528</text:p>
          </table:table-cell>
          <table:table-cell office:value-type="string" calcext:value-type="string">
            <text:p>158 Ironside Road</text:p>
          </table:table-cell>
          <table:table-cell office:value-type="string" calcext:value-type="string">
            <text:p>Gondomar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Soubiron</text:p>
          </table:table-cell>
          <table:table-cell office:value-type="string" calcext:value-type="string">
            <text:p>Endara</text:p>
          </table:table-cell>
          <table:table-cell office:value-type="string" calcext:value-type="string">
            <text:p>Sara</text:p>
          </table:table-cell>
          <table:table-cell table:style-name="ce2" office:value-type="string" calcext:value-type="string">
            <text:p>14/06/200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21041453</text:p>
          </table:table-cell>
          <table:table-cell office:value-type="string" calcext:value-type="string">
            <text:p>40 Polworth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</table:table-row>
        <table:table-row table:style-name="ro1">
          <table:table-cell office:value-type="string" calcext:value-type="string">
            <text:p>Dios</text:p>
          </table:table-cell>
          <table:table-cell office:value-type="string" calcext:value-type="string">
            <text:p>Álvarez-Rúa</text:p>
          </table:table-cell>
          <table:table-cell office:value-type="string" calcext:value-type="string">
            <text:p>Paula María</text:p>
          </table:table-cell>
          <table:table-cell table:style-name="ce2" office:value-type="string" calcext:value-type="string">
            <text:p>09/06/200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77777088</text:p>
          </table:table-cell>
          <table:table-cell office:value-type="string" calcext:value-type="string">
            <text:p>Geralddean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Rodríguez</text:p>
          </table:table-cell>
          <table:table-cell office:value-type="string" calcext:value-type="string">
            <text:p>Andion</text:p>
          </table:table-cell>
          <table:table-cell office:value-type="string" calcext:value-type="string">
            <text:p>Andrea</text:p>
          </table:table-cell>
          <table:table-cell table:style-name="ce2" office:value-type="string" calcext:value-type="string">
            <text:p>05/04/1998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732065555</text:p>
          </table:table-cell>
          <table:table-cell office:value-type="string" calcext:value-type="string">
            <text:p>3 Hurstlands</text:p>
          </table:table-cell>
          <table:table-cell office:value-type="string" calcext:value-type="string">
            <text:p>Gondomar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Alonso</text:p>
          </table:table-cell>
          <table:table-cell office:value-type="string" calcext:value-type="string">
            <text:p>Cebrián</text:p>
          </table:table-cell>
          <table:table-cell office:value-type="string" calcext:value-type="string">
            <text:p>Andrea</text:p>
          </table:table-cell>
          <table:table-cell table:style-name="ce2" office:value-type="string" calcext:value-type="string">
            <text:p>19/11/199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38376419</text:p>
          </table:table-cell>
          <table:table-cell office:value-type="string" calcext:value-type="string">
            <text:p>77 Roughwood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Santomé</text:p>
          </table:table-cell>
          <table:table-cell office:value-type="string" calcext:value-type="string">
            <text:p>Espino</text:p>
          </table:table-cell>
          <table:table-cell office:value-type="string" calcext:value-type="string">
            <text:p>Pablo</text:p>
          </table:table-cell>
          <table:table-cell table:style-name="ce2" office:value-type="string" calcext:value-type="string">
            <text:p>13/06/197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90601154</text:p>
          </table:table-cell>
          <table:table-cell office:value-type="string" calcext:value-type="string">
            <text:p>Wellington Arms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Alonso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Joel</text:p>
          </table:table-cell>
          <table:table-cell table:style-name="ce2" office:value-type="string" calcext:value-type="string">
            <text:p>09/02/199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39772562</text:p>
          </table:table-cell>
          <table:table-cell office:value-type="string" calcext:value-type="string">
            <text:p>Genista</text:p>
          </table:table-cell>
          <table:table-cell office:value-type="string" calcext:value-type="string">
            <text:p>Mondariz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Iglesias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Sheila Nayare</text:p>
          </table:table-cell>
          <table:table-cell table:style-name="ce2" office:value-type="string" calcext:value-type="string">
            <text:p>27/09/200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88044226</text:p>
          </table:table-cell>
          <table:table-cell office:value-type="string" calcext:value-type="string">
            <text:p>11 Well Street</text:p>
          </table:table-cell>
          <table:table-cell office:value-type="string" calcext:value-type="string">
            <text:p>Pontevedra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Novoa</text:p>
          </table:table-cell>
          <table:table-cell office:value-type="string" calcext:value-type="string">
            <text:p>Otero</text:p>
          </table:table-cell>
          <table:table-cell office:value-type="string" calcext:value-type="string">
            <text:p>Ainhoa</text:p>
          </table:table-cell>
          <table:table-cell table:style-name="ce2" office:value-type="string" calcext:value-type="string">
            <text:p>27/04/199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46142354</text:p>
          </table:table-cell>
          <table:table-cell office:value-type="string" calcext:value-type="string">
            <text:p>8 Villa Plac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</table:table-row>
        <table:table-row table:style-name="ro1">
          <table:table-cell office:value-type="string" calcext:value-type="string">
            <text:p>Bastos</text:p>
          </table:table-cell>
          <table:table-cell office:value-type="string" calcext:value-type="string">
            <text:p>Costas</text:p>
          </table:table-cell>
          <table:table-cell office:value-type="string" calcext:value-type="string">
            <text:p>Lucas</text:p>
          </table:table-cell>
          <table:table-cell table:style-name="ce2" office:value-type="string" calcext:value-type="string">
            <text:p>11/06/199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15656214</text:p>
          </table:table-cell>
          <table:table-cell office:value-type="string" calcext:value-type="string">
            <text:p>Cosy Cottag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</table:table-row>
        <table:table-row table:style-name="ro1">
          <table:table-cell office:value-type="string" calcext:value-type="string">
            <text:p>Villar</text:p>
          </table:table-cell>
          <table:table-cell office:value-type="string" calcext:value-type="string">
            <text:p>Pousa</text:p>
          </table:table-cell>
          <table:table-cell office:value-type="string" calcext:value-type="string">
            <text:p>Belén</text:p>
          </table:table-cell>
          <table:table-cell table:style-name="ce2" office:value-type="string" calcext:value-type="string">
            <text:p>16/08/199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47713664</text:p>
          </table:table-cell>
          <table:table-cell office:value-type="string" calcext:value-type="string">
            <text:p>15 Holway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Varela</text:p>
          </table:table-cell>
          <table:table-cell office:value-type="string" calcext:value-type="string">
            <text:p>Ferreira</text:p>
          </table:table-cell>
          <table:table-cell office:value-type="string" calcext:value-type="string">
            <text:p>Yago</text:p>
          </table:table-cell>
          <table:table-cell table:style-name="ce2" office:value-type="string" calcext:value-type="string">
            <text:p>29/08/1994</text:p>
          </table:table-cell>
          <table:table-cell office:value-type="string" calcext:value-type="string">
            <text:p>Arxentina</text:p>
          </table:table-cell>
          <table:table-cell office:value-type="string" calcext:value-type="string">
            <text:p>669142905</text:p>
          </table:table-cell>
          <table:table-cell office:value-type="string" calcext:value-type="string">
            <text:p>7 Little Plough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Ninahuaman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Ángel</text:p>
          </table:table-cell>
          <table:table-cell table:style-name="ce2" office:value-type="string" calcext:value-type="string">
            <text:p>07/02/196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94110425</text:p>
          </table:table-cell>
          <table:table-cell office:value-type="string" calcext:value-type="string">
            <text:p>18 Lansdowne Plac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Rodríguez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Roberto Carlos</text:p>
          </table:table-cell>
          <table:table-cell table:style-name="ce2" office:value-type="string" calcext:value-type="string">
            <text:p>21/05/1996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66007070</text:p>
          </table:table-cell>
          <table:table-cell office:value-type="string" calcext:value-type="string">
            <text:p>187D Southborough Lane</text:p>
          </table:table-cell>
          <table:table-cell office:value-type="string" calcext:value-type="string">
            <text:p>Pontevedra</text:p>
          </table:table-cell>
          <table:table-cell office:value-type="string" calcext:value-type="string">
            <text:p>(A)-Administración de sistemas informáticos en rede</text:p>
          </table:table-cell>
        </table:table-row>
        <table:table-row table:style-name="ro1">
          <table:table-cell office:value-type="string" calcext:value-type="string">
            <text:p>Murillo</text:p>
          </table:table-cell>
          <table:table-cell office:value-type="string" calcext:value-type="string">
            <text:p>Paramio</text:p>
          </table:table-cell>
          <table:table-cell office:value-type="string" calcext:value-type="string">
            <text:p>Tania</text:p>
          </table:table-cell>
          <table:table-cell table:style-name="ce2" office:value-type="string" calcext:value-type="string">
            <text:p>03/01/1977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81576905</text:p>
          </table:table-cell>
          <table:table-cell office:value-type="string" calcext:value-type="string">
            <text:p>26 Low Leys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Genol</text:p>
          </table:table-cell>
          <table:table-cell office:value-type="string" calcext:value-type="string">
            <text:p>Argibay</text:p>
          </table:table-cell>
          <table:table-cell office:value-type="string" calcext:value-type="string">
            <text:p>Tania</text:p>
          </table:table-cell>
          <table:table-cell table:style-name="ce2" office:value-type="string" calcext:value-type="string">
            <text:p>31/12/1999</text:p>
          </table:table-cell>
          <table:table-cell office:value-type="string" calcext:value-type="string">
            <text:p>Etiopía</text:p>
          </table:table-cell>
          <table:table-cell office:value-type="string" calcext:value-type="string">
            <text:p>744815012</text:p>
          </table:table-cell>
          <table:table-cell office:value-type="string" calcext:value-type="string">
            <text:p>4 Doris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Limetre</text:p>
          </table:table-cell>
          <table:table-cell office:value-type="string" calcext:value-type="string">
            <text:p>Tobío</text:p>
          </table:table-cell>
          <table:table-cell office:value-type="string" calcext:value-type="string">
            <text:p>Carlos Javier</text:p>
          </table:table-cell>
          <table:table-cell table:style-name="ce2" office:value-type="string" calcext:value-type="string">
            <text:p>12/01/1998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744965759</text:p>
          </table:table-cell>
          <table:table-cell office:value-type="string" calcext:value-type="string">
            <text:p>5 St Marys Field</text:p>
          </table:table-cell>
          <table:table-cell office:value-type="string" calcext:value-type="string">
            <text:p>Pontevedra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Abreu</text:p>
          </table:table-cell>
          <table:table-cell office:value-type="string" calcext:value-type="string">
            <text:p>Gallego</text:p>
          </table:table-cell>
          <table:table-cell office:value-type="string" calcext:value-type="string">
            <text:p>Susana</text:p>
          </table:table-cell>
          <table:table-cell table:style-name="ce2" office:value-type="string" calcext:value-type="string">
            <text:p>26/08/200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23088283</text:p>
          </table:table-cell>
          <table:table-cell office:value-type="string" calcext:value-type="string">
            <text:p>27 Cayley Promenad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Vidal</text:p>
          </table:table-cell>
          <table:table-cell office:value-type="string" calcext:value-type="string">
            <text:p>Pérez</text:p>
          </table:table-cell>
          <table:table-cell office:value-type="string" calcext:value-type="string">
            <text:p>Emiliano Gabriel</text:p>
          </table:table-cell>
          <table:table-cell table:style-name="ce2" office:value-type="string" calcext:value-type="string">
            <text:p>29/05/197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738231693</text:p>
          </table:table-cell>
          <table:table-cell office:value-type="string" calcext:value-type="string">
            <text:p>5 Pine Close</text:p>
          </table:table-cell>
          <table:table-cell office:value-type="string" calcext:value-type="string">
            <text:p>Cacabelos</text:p>
          </table:table-cell>
          <table:table-cell office:value-type="string" calcext:value-type="string">
            <text:p>Intelixencia artificial e big data</text:p>
          </table:table-cell>
        </table:table-row>
        <table:table-row table:style-name="ro1">
          <table:table-cell office:value-type="string" calcext:value-type="string">
            <text:p>Seoage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Ana Livia</text:p>
          </table:table-cell>
          <table:table-cell table:style-name="ce2" office:value-type="string" calcext:value-type="string">
            <text:p>14/11/2002</text:p>
          </table:table-cell>
          <table:table-cell office:value-type="string" calcext:value-type="string">
            <text:p>Perú</text:p>
          </table:table-cell>
          <table:table-cell office:value-type="string" calcext:value-type="string">
            <text:p>721268905</text:p>
          </table:table-cell>
          <table:table-cell office:value-type="string" calcext:value-type="string">
            <text:p>The Yews</text:p>
          </table:table-cell>
          <table:table-cell office:value-type="string" calcext:value-type="string">
            <text:p>Ponteareas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Ríos</text:p>
          </table:table-cell>
          <table:table-cell office:value-type="string" calcext:value-type="string">
            <text:p>Barcia</text:p>
          </table:table-cell>
          <table:table-cell office:value-type="string" calcext:value-type="string">
            <text:p>Candela</text:p>
          </table:table-cell>
          <table:table-cell table:style-name="ce2" office:value-type="string" calcext:value-type="string">
            <text:p>28/02/1988</text:p>
          </table:table-cell>
          <table:table-cell office:value-type="string" calcext:value-type="string">
            <text:p>Suíza</text:p>
          </table:table-cell>
          <table:table-cell office:value-type="string" calcext:value-type="string">
            <text:p>636728515</text:p>
          </table:table-cell>
          <table:table-cell office:value-type="string" calcext:value-type="string">
            <text:p>Trendeal Cottag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André</text:p>
          </table:table-cell>
          <table:table-cell office:value-type="string" calcext:value-type="string">
            <text:p>Insfran</text:p>
          </table:table-cell>
          <table:table-cell office:value-type="string" calcext:value-type="string">
            <text:p>Aymara</text:p>
          </table:table-cell>
          <table:table-cell table:style-name="ce2" office:value-type="string" calcext:value-type="string">
            <text:p>23/11/1993</text:p>
          </table:table-cell>
          <table:table-cell office:value-type="string" calcext:value-type="string">
            <text:p>Uruguai</text:p>
          </table:table-cell>
          <table:table-cell office:value-type="string" calcext:value-type="string">
            <text:p>621503143</text:p>
          </table:table-cell>
          <table:table-cell office:value-type="string" calcext:value-type="string">
            <text:p>Alcudia</text:p>
          </table:table-cell>
          <table:table-cell office:value-type="string" calcext:value-type="string">
            <text:p>Ponteareas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Nodar</text:p>
          </table:table-cell>
          <table:table-cell office:value-type="string" calcext:value-type="string">
            <text:p>Vazquez</text:p>
          </table:table-cell>
          <table:table-cell office:value-type="string" calcext:value-type="string">
            <text:p>Anthony</text:p>
          </table:table-cell>
          <table:table-cell table:style-name="ce2" office:value-type="string" calcext:value-type="string">
            <text:p>23/05/198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68427143</text:p>
          </table:table-cell>
          <table:table-cell office:value-type="string" calcext:value-type="string">
            <text:p>4 Barnwood Close</text:p>
          </table:table-cell>
          <table:table-cell office:value-type="string" calcext:value-type="string">
            <text:p>Redondela</text:p>
          </table:table-cell>
          <table:table-cell office:value-type="string" calcext:value-type="string">
            <text:p>(A)-Administración de sistemas informáticos en rede</text:p>
          </table:table-cell>
        </table:table-row>
        <table:table-row table:style-name="ro1">
          <table:table-cell office:value-type="string" calcext:value-type="string">
            <text:p>Castro</text:p>
          </table:table-cell>
          <table:table-cell office:value-type="string" calcext:value-type="string">
            <text:p>Domínguez</text:p>
          </table:table-cell>
          <table:table-cell office:value-type="string" calcext:value-type="string">
            <text:p>Daniel</text:p>
          </table:table-cell>
          <table:table-cell table:style-name="ce2" office:value-type="string" calcext:value-type="string">
            <text:p>15/11/1983</text:p>
          </table:table-cell>
          <table:table-cell office:value-type="string" calcext:value-type="string">
            <text:p>Romanía</text:p>
          </table:table-cell>
          <table:table-cell office:value-type="string" calcext:value-type="string">
            <text:p>710324639</text:p>
          </table:table-cell>
          <table:table-cell office:value-type="string" calcext:value-type="string">
            <text:p>Llwyn Gwian Bach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</table:table-row>
        <table:table-row table:style-name="ro1">
          <table:table-cell office:value-type="string" calcext:value-type="string">
            <text:p>Sieiro</text:p>
          </table:table-cell>
          <table:table-cell office:value-type="string" calcext:value-type="string">
            <text:p>Vázquez</text:p>
          </table:table-cell>
          <table:table-cell office:value-type="string" calcext:value-type="string">
            <text:p>Pedro</text:p>
          </table:table-cell>
          <table:table-cell table:style-name="ce2" office:value-type="string" calcext:value-type="string">
            <text:p>11/05/199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63123851</text:p>
          </table:table-cell>
          <table:table-cell office:value-type="string" calcext:value-type="string">
            <text:p>17 Grainger Walk</text:p>
          </table:table-cell>
          <table:table-cell office:value-type="string" calcext:value-type="string">
            <text:p>Tomiño</text:p>
          </table:table-cell>
          <table:table-cell office:value-type="string" calcext:value-type="string">
            <text:p>(A)-Sistemas microinformáticos e redes</text:p>
          </table:table-cell>
        </table:table-row>
        <table:table-row table:style-name="ro1">
          <table:table-cell office:value-type="string" calcext:value-type="string">
            <text:p>Vidal</text:p>
          </table:table-cell>
          <table:table-cell office:value-type="string" calcext:value-type="string">
            <text:p>Jeremías</text:p>
          </table:table-cell>
          <table:table-cell office:value-type="string" calcext:value-type="string">
            <text:p>Alexander</text:p>
          </table:table-cell>
          <table:table-cell table:style-name="ce2" office:value-type="string" calcext:value-type="string">
            <text:p>28/08/197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97427337</text:p>
          </table:table-cell>
          <table:table-cell office:value-type="string" calcext:value-type="string">
            <text:p>25A Adamsrill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</table:table-row>
        <table:table-row table:style-name="ro1">
          <table:table-cell office:value-type="string" calcext:value-type="string">
            <text:p>Núñez</text:p>
          </table:table-cell>
          <table:table-cell office:value-type="string" calcext:value-type="string">
            <text:p>Penín</text:p>
          </table:table-cell>
          <table:table-cell office:value-type="string" calcext:value-type="string">
            <text:p>Gael</text:p>
          </table:table-cell>
          <table:table-cell table:style-name="ce2" office:value-type="string" calcext:value-type="string">
            <text:p>20/08/1983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659106281</text:p>
          </table:table-cell>
          <table:table-cell office:value-type="string" calcext:value-type="string">
            <text:p>The Bungalow Ty Ceirios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(A)-Sistemas microinformáticos e redes</text:p>
          </table:table-cell>
        </table:table-row>
        <table:table-row table:style-name="ro1">
          <table:table-cell office:value-type="string" calcext:value-type="string">
            <text:p>Comesaña</text:p>
          </table:table-cell>
          <table:table-cell office:value-type="string" calcext:value-type="string">
            <text:p>de la Cruz</text:p>
          </table:table-cell>
          <table:table-cell office:value-type="string" calcext:value-type="string">
            <text:p>Aitana</text:p>
          </table:table-cell>
          <table:table-cell table:style-name="ce2" office:value-type="string" calcext:value-type="string">
            <text:p>24/08/197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17250242</text:p>
          </table:table-cell>
          <table:table-cell office:value-type="string" calcext:value-type="string">
            <text:p>41 Hambleton Grov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Franco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María Joana</text:p>
          </table:table-cell>
          <table:table-cell table:style-name="ce2" office:value-type="string" calcext:value-type="string">
            <text:p>21/09/197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74127980</text:p>
          </table:table-cell>
          <table:table-cell office:value-type="string" calcext:value-type="string">
            <text:p>31 Sudbury Road</text:p>
          </table:table-cell>
          <table:table-cell office:value-type="string" calcext:value-type="string">
            <text:p>Pontevedra</text:p>
          </table:table-cell>
          <table:table-cell office:value-type="string" calcext:value-type="string">
            <text:p>(A)-Administración de sistemas informáticos en rede</text:p>
          </table:table-cell>
        </table:table-row>
        <table:table-row table:style-name="ro1">
          <table:table-cell office:value-type="string" calcext:value-type="string">
            <text:p>Valero</text:p>
          </table:table-cell>
          <table:table-cell office:value-type="string" calcext:value-type="string">
            <text:p>Prellezo</text:p>
          </table:table-cell>
          <table:table-cell office:value-type="string" calcext:value-type="string">
            <text:p>Andrés</text:p>
          </table:table-cell>
          <table:table-cell table:style-name="ce2" office:value-type="string" calcext:value-type="string">
            <text:p>28/03/200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24311049</text:p>
          </table:table-cell>
          <table:table-cell office:value-type="string" calcext:value-type="string">
            <text:p>8 Bristol Close</text:p>
          </table:table-cell>
          <table:table-cell office:value-type="string" calcext:value-type="string">
            <text:p>Vilaboa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Teijeira</text:p>
          </table:table-cell>
          <table:table-cell office:value-type="string" calcext:value-type="string">
            <text:p>Álvarez</text:p>
          </table:table-cell>
          <table:table-cell office:value-type="string" calcext:value-type="string">
            <text:p>Samuel</text:p>
          </table:table-cell>
          <table:table-cell table:style-name="ce2" office:value-type="string" calcext:value-type="string">
            <text:p>27/09/1986</text:p>
          </table:table-cell>
          <table:table-cell office:value-type="string" calcext:value-type="string">
            <text:p>Arxentina</text:p>
          </table:table-cell>
          <table:table-cell office:value-type="string" calcext:value-type="string">
            <text:p>749601010</text:p>
          </table:table-cell>
          <table:table-cell office:value-type="string" calcext:value-type="string">
            <text:p>3 Raglan Street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</table:table-row>
        <table:table-row table:style-name="ro1">
          <table:table-cell office:value-type="string" calcext:value-type="string">
            <text:p>Amoedo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Pablo</text:p>
          </table:table-cell>
          <table:table-cell table:style-name="ce2" office:value-type="string" calcext:value-type="string">
            <text:p>11/05/199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10294528</text:p>
          </table:table-cell>
          <table:table-cell office:value-type="string" calcext:value-type="string">
            <text:p>Flat 2</text:p>
          </table:table-cell>
          <table:table-cell office:value-type="string" calcext:value-type="string">
            <text:p>Cangas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Álvarez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Iñaki</text:p>
          </table:table-cell>
          <table:table-cell table:style-name="ce2" office:value-type="string" calcext:value-type="string">
            <text:p>10/03/1977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18396639</text:p>
          </table:table-cell>
          <table:table-cell office:value-type="string" calcext:value-type="string">
            <text:p>8 Lytham Clo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Domínguez</text:p>
          </table:table-cell>
          <table:table-cell office:value-type="string" calcext:value-type="string">
            <text:p>Cortés</text:p>
          </table:table-cell>
          <table:table-cell office:value-type="string" calcext:value-type="string">
            <text:p>Carla</text:p>
          </table:table-cell>
          <table:table-cell table:style-name="ce2" office:value-type="string" calcext:value-type="string">
            <text:p>30/03/200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71171923</text:p>
          </table:table-cell>
          <table:table-cell office:value-type="string" calcext:value-type="string">
            <text:p>Ye Olde Malthouse</text:p>
          </table:table-cell>
          <table:table-cell office:value-type="string" calcext:value-type="string">
            <text:p>Lama (A)</text:p>
          </table:table-cell>
          <table:table-cell office:value-type="string" calcext:value-type="string">
            <text:p>(A)-Sistemas microinformáticos e redes</text:p>
          </table:table-cell>
        </table:table-row>
        <table:table-row table:style-name="ro1">
          <table:table-cell office:value-type="string" calcext:value-type="string">
            <text:p>Rivas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Bárbara</text:p>
          </table:table-cell>
          <table:table-cell table:style-name="ce2" office:value-type="string" calcext:value-type="string">
            <text:p>02/01/1985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636601903</text:p>
          </table:table-cell>
          <table:table-cell office:value-type="string" calcext:value-type="string">
            <text:p>12 Oldbury Road</text:p>
          </table:table-cell>
          <table:table-cell office:value-type="string" calcext:value-type="string">
            <text:p>Silleda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Vilaboa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Antía</text:p>
          </table:table-cell>
          <table:table-cell table:style-name="ce2" office:value-type="string" calcext:value-type="string">
            <text:p>07/09/199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18847530</text:p>
          </table:table-cell>
          <table:table-cell office:value-type="string" calcext:value-type="string">
            <text:p>59 Lower Hillmorton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Fernandez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Mauro</text:p>
          </table:table-cell>
          <table:table-cell table:style-name="ce2" office:value-type="string" calcext:value-type="string">
            <text:p>14/03/1986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37509432</text:p>
          </table:table-cell>
          <table:table-cell office:value-type="string" calcext:value-type="string">
            <text:p>3 Albert Terrac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Ferreira</text:p>
          </table:table-cell>
          <table:table-cell office:value-type="string" calcext:value-type="string">
            <text:p>Valles</text:p>
          </table:table-cell>
          <table:table-cell office:value-type="string" calcext:value-type="string">
            <text:p>Inés</text:p>
          </table:table-cell>
          <table:table-cell table:style-name="ce2" office:value-type="string" calcext:value-type="string">
            <text:p>20/10/1976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00247546</text:p>
          </table:table-cell>
          <table:table-cell office:value-type="string" calcext:value-type="string">
            <text:p>Station Hou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Pitart</text:p>
          </table:table-cell>
          <table:table-cell office:value-type="string" calcext:value-type="string">
            <text:p>Mariño</text:p>
          </table:table-cell>
          <table:table-cell office:value-type="string" calcext:value-type="string">
            <text:p>Marcos</text:p>
          </table:table-cell>
          <table:table-cell table:style-name="ce2" office:value-type="string" calcext:value-type="string">
            <text:p>16/06/199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53710415</text:p>
          </table:table-cell>
          <table:table-cell office:value-type="string" calcext:value-type="string">
            <text:p>36 Hendrawna Meadows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Mora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Samuel</text:p>
          </table:table-cell>
          <table:table-cell table:style-name="ce2" office:value-type="string" calcext:value-type="string">
            <text:p>16/01/199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21063085</text:p>
          </table:table-cell>
          <table:table-cell office:value-type="string" calcext:value-type="string">
            <text:p>13 Argyle Clo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Gómez</text:p>
          </table:table-cell>
          <table:table-cell office:value-type="string" calcext:value-type="string">
            <text:p>Márquez</text:p>
          </table:table-cell>
          <table:table-cell office:value-type="string" calcext:value-type="string">
            <text:p>Verónica</text:p>
          </table:table-cell>
          <table:table-cell table:style-name="ce2" office:value-type="string" calcext:value-type="string">
            <text:p>09/06/196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84339350</text:p>
          </table:table-cell>
          <table:table-cell office:value-type="string" calcext:value-type="string">
            <text:p>4 Eymore Driv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Gómez</text:p>
          </table:table-cell>
          <table:table-cell office:value-type="string" calcext:value-type="string">
            <text:p>Alonso</text:p>
          </table:table-cell>
          <table:table-cell office:value-type="string" calcext:value-type="string">
            <text:p>Adrián</text:p>
          </table:table-cell>
          <table:table-cell table:style-name="ce2" office:value-type="string" calcext:value-type="string">
            <text:p>12/08/1995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676171789</text:p>
          </table:table-cell>
          <table:table-cell office:value-type="string" calcext:value-type="string">
            <text:p>1 Howards Way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Castellano</text:p>
          </table:table-cell>
          <table:table-cell office:value-type="string" calcext:value-type="string">
            <text:p>Novoa</text:p>
          </table:table-cell>
          <table:table-cell office:value-type="string" calcext:value-type="string">
            <text:p>Martín</text:p>
          </table:table-cell>
          <table:table-cell table:style-name="ce2" office:value-type="string" calcext:value-type="string">
            <text:p>02/11/198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82708503</text:p>
          </table:table-cell>
          <table:table-cell office:value-type="string" calcext:value-type="string">
            <text:p>7 Sunnybank Road</text:p>
          </table:table-cell>
          <table:table-cell office:value-type="string" calcext:value-type="string">
            <text:p>Moaña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Romero</text:p>
          </table:table-cell>
          <table:table-cell office:value-type="string" calcext:value-type="string">
            <text:p>Comesaña</text:p>
          </table:table-cell>
          <table:table-cell office:value-type="string" calcext:value-type="string">
            <text:p>Ángela</text:p>
          </table:table-cell>
          <table:table-cell table:style-name="ce2" office:value-type="string" calcext:value-type="string">
            <text:p>03/08/200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91708058</text:p>
          </table:table-cell>
          <table:table-cell office:value-type="string" calcext:value-type="string">
            <text:p>55 Queens Road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(A)-Administración de sistemas informáticos en rede</text:p>
          </table:table-cell>
        </table:table-row>
        <table:table-row table:style-name="ro1">
          <table:table-cell office:value-type="string" calcext:value-type="string">
            <text:p>Moreira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Rosa María</text:p>
          </table:table-cell>
          <table:table-cell table:style-name="ce2" office:value-type="string" calcext:value-type="string">
            <text:p>12/10/197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74363103</text:p>
          </table:table-cell>
          <table:table-cell office:value-type="string" calcext:value-type="string">
            <text:p>27 Borrer Drive</text:p>
          </table:table-cell>
          <table:table-cell office:value-type="string" calcext:value-type="string">
            <text:p>Redondela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Diz</text:p>
          </table:table-cell>
          <table:table-cell office:value-type="string" calcext:value-type="string">
            <text:p>Castilla</text:p>
          </table:table-cell>
          <table:table-cell office:value-type="string" calcext:value-type="string">
            <text:p>Eduardo Fabián</text:p>
          </table:table-cell>
          <table:table-cell table:style-name="ce2" office:value-type="string" calcext:value-type="string">
            <text:p>03/12/198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52461226</text:p>
          </table:table-cell>
          <table:table-cell office:value-type="string" calcext:value-type="string">
            <text:p>24 Setford Road</text:p>
          </table:table-cell>
          <table:table-cell office:value-type="string" calcext:value-type="string">
            <text:p>Ponteareas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Kirsten</text:p>
          </table:table-cell>
          <table:table-cell office:value-type="string" calcext:value-type="string">
            <text:p>Liñan</text:p>
          </table:table-cell>
          <table:table-cell office:value-type="string" calcext:value-type="string">
            <text:p>Pablo</text:p>
          </table:table-cell>
          <table:table-cell table:style-name="ce2" office:value-type="string" calcext:value-type="string">
            <text:p>06/04/199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79414558</text:p>
          </table:table-cell>
          <table:table-cell office:value-type="string" calcext:value-type="string">
            <text:p>52 Eastville Avenu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Tatar</text:p>
          </table:table-cell>
          <table:table-cell office:value-type="string" calcext:value-type="string">
            <text:p>Pazos</text:p>
          </table:table-cell>
          <table:table-cell office:value-type="string" calcext:value-type="string">
            <text:p>Raúl</text:p>
          </table:table-cell>
          <table:table-cell table:style-name="ce2" office:value-type="string" calcext:value-type="string">
            <text:p>02/04/1997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56181988</text:p>
          </table:table-cell>
          <table:table-cell office:value-type="string" calcext:value-type="string">
            <text:p>3 Diana Clo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</table:table-row>
        <table:table-row table:style-name="ro1">
          <table:table-cell office:value-type="string" calcext:value-type="string">
            <text:p>Lafuente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lberto</text:p>
          </table:table-cell>
          <table:table-cell table:style-name="ce2" office:value-type="string" calcext:value-type="string">
            <text:p>03/07/199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87664006</text:p>
          </table:table-cell>
          <table:table-cell office:value-type="string" calcext:value-type="string">
            <text:p>Ty Crwn</text:p>
          </table:table-cell>
          <table:table-cell office:value-type="string" calcext:value-type="string">
            <text:p>Cangas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Santos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Candela</text:p>
          </table:table-cell>
          <table:table-cell table:style-name="ce2" office:value-type="string" calcext:value-type="string">
            <text:p>21/01/200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87015049</text:p>
          </table:table-cell>
          <table:table-cell office:value-type="string" calcext:value-type="string">
            <text:p>2 Argyle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Grande</text:p>
          </table:table-cell>
          <table:table-cell office:value-type="string" calcext:value-type="string">
            <text:p>Dapena</text:p>
          </table:table-cell>
          <table:table-cell office:value-type="string" calcext:value-type="string">
            <text:p>Lara</text:p>
          </table:table-cell>
          <table:table-cell table:style-name="ce2" office:value-type="string" calcext:value-type="string">
            <text:p>03/01/200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87243622</text:p>
          </table:table-cell>
          <table:table-cell office:value-type="string" calcext:value-type="string">
            <text:p>31 Oxley Val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Reinert</text:p>
          </table:table-cell>
          <table:table-cell office:value-type="string" calcext:value-type="string">
            <text:p>Unzain</text:p>
          </table:table-cell>
          <table:table-cell office:value-type="string" calcext:value-type="string">
            <text:p>Carlos</text:p>
          </table:table-cell>
          <table:table-cell table:style-name="ce2" office:value-type="string" calcext:value-type="string">
            <text:p>01/12/199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97181322</text:p>
          </table:table-cell>
          <table:table-cell office:value-type="string" calcext:value-type="string">
            <text:p>18 Teme Street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</table:table-row>
        <table:table-row table:style-name="ro1">
          <table:table-cell office:value-type="string" calcext:value-type="string">
            <text:p>Álvarez</text:p>
          </table:table-cell>
          <table:table-cell office:value-type="string" calcext:value-type="string">
            <text:p>Peldorado</text:p>
          </table:table-cell>
          <table:table-cell office:value-type="string" calcext:value-type="string">
            <text:p>Javier</text:p>
          </table:table-cell>
          <table:table-cell table:style-name="ce2" office:value-type="string" calcext:value-type="string">
            <text:p>24/08/198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66234555</text:p>
          </table:table-cell>
          <table:table-cell office:value-type="string" calcext:value-type="string">
            <text:p>Image Hou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</table:table-row>
        <table:table-row table:style-name="ro1">
          <table:table-cell office:value-type="string" calcext:value-type="string">
            <text:p>Fernández</text:p>
          </table:table-cell>
          <table:table-cell office:value-type="string" calcext:value-type="string">
            <text:p>Montero</text:p>
          </table:table-cell>
          <table:table-cell office:value-type="string" calcext:value-type="string">
            <text:p>Yago</text:p>
          </table:table-cell>
          <table:table-cell table:style-name="ce2" office:value-type="string" calcext:value-type="string">
            <text:p>07/03/1997</text:p>
          </table:table-cell>
          <table:table-cell office:value-type="string" calcext:value-type="string">
            <text:p>Paraguai</text:p>
          </table:table-cell>
          <table:table-cell office:value-type="string" calcext:value-type="string">
            <text:p>712965323</text:p>
          </table:table-cell>
          <table:table-cell office:value-type="string" calcext:value-type="string">
            <text:p>14 Mill Brook Meadow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</table:table-row>
        <table:table-row table:style-name="ro1">
          <table:table-cell office:value-type="string" calcext:value-type="string">
            <text:p>Neira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Hugo</text:p>
          </table:table-cell>
          <table:table-cell table:style-name="ce2" office:value-type="string" calcext:value-type="string">
            <text:p>07/08/199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77509434</text:p>
          </table:table-cell>
          <table:table-cell office:value-type="string" calcext:value-type="string">
            <text:p>Swan Inn</text:p>
          </table:table-cell>
          <table:table-cell office:value-type="string" calcext:value-type="string">
            <text:p>Porriño (O)</text:p>
          </table:table-cell>
          <table:table-cell office:value-type="string" calcext:value-type="string">
            <text:p>Intelixencia artificial e big data</text:p>
          </table:table-cell>
        </table:table-row>
        <table:table-row table:style-name="ro1">
          <table:table-cell office:value-type="string" calcext:value-type="string">
            <text:p>Rodríguez</text:p>
          </table:table-cell>
          <table:table-cell office:value-type="string" calcext:value-type="string">
            <text:p>Fedotov</text:p>
          </table:table-cell>
          <table:table-cell office:value-type="string" calcext:value-type="string">
            <text:p>Estefanny Yisela</text:p>
          </table:table-cell>
          <table:table-cell table:style-name="ce2" office:value-type="string" calcext:value-type="string">
            <text:p>17/10/1995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782598503</text:p>
          </table:table-cell>
          <table:table-cell office:value-type="string" calcext:value-type="string">
            <text:p>9 Bairstow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Olmo</text:p>
          </table:table-cell>
          <table:table-cell office:value-type="string" calcext:value-type="string">
            <text:p>Alleres</text:p>
          </table:table-cell>
          <table:table-cell office:value-type="string" calcext:value-type="string">
            <text:p>Samuel José</text:p>
          </table:table-cell>
          <table:table-cell table:style-name="ce2" office:value-type="string" calcext:value-type="string">
            <text:p>13/08/199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18233077</text:p>
          </table:table-cell>
          <table:table-cell office:value-type="string" calcext:value-type="string">
            <text:p>Treetops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Lago</text:p>
          </table:table-cell>
          <table:table-cell office:value-type="string" calcext:value-type="string">
            <text:p>Alonso</text:p>
          </table:table-cell>
          <table:table-cell office:value-type="string" calcext:value-type="string">
            <text:p>Lucas Gustavo</text:p>
          </table:table-cell>
          <table:table-cell table:style-name="ce2" office:value-type="string" calcext:value-type="string">
            <text:p>11/08/198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17844221</text:p>
          </table:table-cell>
          <table:table-cell office:value-type="string" calcext:value-type="string">
            <text:p>59 Wells Walk</text:p>
          </table:table-cell>
          <table:table-cell office:value-type="string" calcext:value-type="string">
            <text:p>Vilagarcía de Arousa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Bueza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Pablo</text:p>
          </table:table-cell>
          <table:table-cell table:style-name="ce2" office:value-type="string" calcext:value-type="string">
            <text:p>14/06/199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22736354</text:p>
          </table:table-cell>
          <table:table-cell office:value-type="string" calcext:value-type="string">
            <text:p>1 Colwick Park Clo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Maciejewska</text:p>
          </table:table-cell>
          <table:table-cell office:value-type="string" calcext:value-type="string">
            <text:p>Cuerdo</text:p>
          </table:table-cell>
          <table:table-cell office:value-type="string" calcext:value-type="string">
            <text:p>Armando</text:p>
          </table:table-cell>
          <table:table-cell table:style-name="ce2" office:value-type="string" calcext:value-type="string">
            <text:p>15/11/1976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46376558</text:p>
          </table:table-cell>
          <table:table-cell office:value-type="string" calcext:value-type="string">
            <text:p>12 Meadowdale Clo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</table:table-row>
        <table:table-row table:style-name="ro1">
          <table:table-cell office:value-type="string" calcext:value-type="string">
            <text:p>Pulido</text:p>
          </table:table-cell>
          <table:table-cell office:value-type="string" calcext:value-type="string">
            <text:p>Hoever</text:p>
          </table:table-cell>
          <table:table-cell office:value-type="string" calcext:value-type="string">
            <text:p>Rubén</text:p>
          </table:table-cell>
          <table:table-cell table:style-name="ce2" office:value-type="string" calcext:value-type="string">
            <text:p>27/03/199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17923288</text:p>
          </table:table-cell>
          <table:table-cell office:value-type="string" calcext:value-type="string">
            <text:p>54 Ton Glas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Álvarez</text:p>
          </table:table-cell>
          <table:table-cell office:value-type="string" calcext:value-type="string">
            <text:p>Frka</text:p>
          </table:table-cell>
          <table:table-cell office:value-type="string" calcext:value-type="string">
            <text:p>Raquel</text:p>
          </table:table-cell>
          <table:table-cell table:style-name="ce2" office:value-type="string" calcext:value-type="string">
            <text:p>21/03/199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37259623</text:p>
          </table:table-cell>
          <table:table-cell office:value-type="string" calcext:value-type="string">
            <text:p>5 Lapwing Lan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Freitas</text:p>
          </table:table-cell>
          <table:table-cell office:value-type="string" calcext:value-type="string">
            <text:p>García</text:p>
          </table:table-cell>
          <table:table-cell office:value-type="string" calcext:value-type="string">
            <text:p>Lois</text:p>
          </table:table-cell>
          <table:table-cell table:style-name="ce2" office:value-type="string" calcext:value-type="string">
            <text:p>31/05/197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64243201</text:p>
          </table:table-cell>
          <table:table-cell office:value-type="string" calcext:value-type="string">
            <text:p>11 Mundy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Vila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ara</text:p>
          </table:table-cell>
          <table:table-cell table:style-name="ce2" office:value-type="string" calcext:value-type="string">
            <text:p>26/02/199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18623010</text:p>
          </table:table-cell>
          <table:table-cell office:value-type="string" calcext:value-type="string">
            <text:p>Whitney Cottage</text:p>
          </table:table-cell>
          <table:table-cell office:value-type="string" calcext:value-type="string">
            <text:p>Ponteareas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Sio</text:p>
          </table:table-cell>
          <table:table-cell office:value-type="string" calcext:value-type="string">
            <text:p>Silva</text:p>
          </table:table-cell>
          <table:table-cell office:value-type="string" calcext:value-type="string">
            <text:p>Luis</text:p>
          </table:table-cell>
          <table:table-cell table:style-name="ce2" office:value-type="string" calcext:value-type="string">
            <text:p>05/04/1987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72641574</text:p>
          </table:table-cell>
          <table:table-cell office:value-type="string" calcext:value-type="string">
            <text:p>Flat 4</text:p>
          </table:table-cell>
          <table:table-cell office:value-type="string" calcext:value-type="string">
            <text:p>Pontevedra</text:p>
          </table:table-cell>
          <table:table-cell office:value-type="string" calcext:value-type="string">
            <text:p>(A)-Sistemas microinformáticos e redes</text:p>
          </table:table-cell>
        </table:table-row>
        <table:table-row table:style-name="ro1">
          <table:table-cell office:value-type="string" calcext:value-type="string">
            <text:p>Fontela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Pablo</text:p>
          </table:table-cell>
          <table:table-cell table:style-name="ce2" office:value-type="string" calcext:value-type="string">
            <text:p>29/03/199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83517892</text:p>
          </table:table-cell>
          <table:table-cell office:value-type="string" calcext:value-type="string">
            <text:p>16 Willow Tree Driv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</table:table-row>
        <table:table-row table:style-name="ro1">
          <table:table-cell office:value-type="string" calcext:value-type="string">
            <text:p>Outón</text:p>
          </table:table-cell>
          <table:table-cell office:value-type="string" calcext:value-type="string">
            <text:p>Jarreta</text:p>
          </table:table-cell>
          <table:table-cell office:value-type="string" calcext:value-type="string">
            <text:p>Pedro</text:p>
          </table:table-cell>
          <table:table-cell table:style-name="ce2" office:value-type="string" calcext:value-type="string">
            <text:p>07/05/1996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66044074</text:p>
          </table:table-cell>
          <table:table-cell office:value-type="string" calcext:value-type="string">
            <text:p>Long Oak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Domínguez</text:p>
          </table:table-cell>
          <table:table-cell office:value-type="string" calcext:value-type="string">
            <text:p>Lago</text:p>
          </table:table-cell>
          <table:table-cell office:value-type="string" calcext:value-type="string">
            <text:p>Uxía</text:p>
          </table:table-cell>
          <table:table-cell table:style-name="ce2" office:value-type="string" calcext:value-type="string">
            <text:p>21/02/197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69026878</text:p>
          </table:table-cell>
          <table:table-cell office:value-type="string" calcext:value-type="string">
            <text:p>59 Geneva Gardens</text:p>
          </table:table-cell>
          <table:table-cell office:value-type="string" calcext:value-type="string">
            <text:p>Guarda (A)</text:p>
          </table:table-cell>
          <table:table-cell office:value-type="string" calcext:value-type="string">
            <text:p>(A)-Sistemas microinformáticos e redes</text:p>
          </table:table-cell>
        </table:table-row>
        <table:table-row table:style-name="ro1">
          <table:table-cell office:value-type="string" calcext:value-type="string">
            <text:p>Conde</text:p>
          </table:table-cell>
          <table:table-cell office:value-type="string" calcext:value-type="string">
            <text:p>García</text:p>
          </table:table-cell>
          <table:table-cell office:value-type="string" calcext:value-type="string">
            <text:p>Álvaro</text:p>
          </table:table-cell>
          <table:table-cell table:style-name="ce2" office:value-type="string" calcext:value-type="string">
            <text:p>26/04/1967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63247892</text:p>
          </table:table-cell>
          <table:table-cell office:value-type="string" calcext:value-type="string">
            <text:p>26 Heol Treffynnon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</table:table-row>
        <table:table-row table:style-name="ro1">
          <table:table-cell office:value-type="string" calcext:value-type="string">
            <text:p>Pérez</text:p>
          </table:table-cell>
          <table:table-cell office:value-type="string" calcext:value-type="string">
            <text:p>García</text:p>
          </table:table-cell>
          <table:table-cell office:value-type="string" calcext:value-type="string">
            <text:p>Daniel</text:p>
          </table:table-cell>
          <table:table-cell table:style-name="ce2" office:value-type="string" calcext:value-type="string">
            <text:p>30/01/197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72815557</text:p>
          </table:table-cell>
          <table:table-cell office:value-type="string" calcext:value-type="string">
            <text:p>64 Netherthorpe Street</text:p>
          </table:table-cell>
          <table:table-cell office:value-type="string" calcext:value-type="string">
            <text:p>Redondela</text:p>
          </table:table-cell>
          <table:table-cell office:value-type="string" calcext:value-type="string">
            <text:p>(A)-Sistemas microinformáticos e redes</text:p>
          </table:table-cell>
        </table:table-row>
        <table:table-row table:style-name="ro1">
          <table:table-cell office:value-type="string" calcext:value-type="string">
            <text:p>Jiménez</text:p>
          </table:table-cell>
          <table:table-cell office:value-type="string" calcext:value-type="string">
            <text:p>Salgueiro</text:p>
          </table:table-cell>
          <table:table-cell office:value-type="string" calcext:value-type="string">
            <text:p>Jose Carlos</text:p>
          </table:table-cell>
          <table:table-cell table:style-name="ce2" office:value-type="string" calcext:value-type="string">
            <text:p>19/02/200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00974814</text:p>
          </table:table-cell>
          <table:table-cell office:value-type="string" calcext:value-type="string">
            <text:p>Unit 8 Barberry Court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</table:table-row>
        <table:table-row table:style-name="ro1">
          <table:table-cell office:value-type="string" calcext:value-type="string">
            <text:p>Bonnin</text:p>
          </table:table-cell>
          <table:table-cell office:value-type="string" calcext:value-type="string">
            <text:p>Costas</text:p>
          </table:table-cell>
          <table:table-cell office:value-type="string" calcext:value-type="string">
            <text:p>Alejandra</text:p>
          </table:table-cell>
          <table:table-cell table:style-name="ce2" office:value-type="string" calcext:value-type="string">
            <text:p>17/08/1997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87402137</text:p>
          </table:table-cell>
          <table:table-cell office:value-type="string" calcext:value-type="string">
            <text:p>Nuffield Health Fitness &amp; Wellbeing Centr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Intelixencia artificial e big data</text:p>
          </table:table-cell>
        </table:table-row>
        <table:table-row table:style-name="ro1">
          <table:table-cell office:value-type="string" calcext:value-type="string">
            <text:p>Lesta</text:p>
          </table:table-cell>
          <table:table-cell office:value-type="string" calcext:value-type="string">
            <text:p>Pérez</text:p>
          </table:table-cell>
          <table:table-cell office:value-type="string" calcext:value-type="string">
            <text:p>Oscar Jafeth</text:p>
          </table:table-cell>
          <table:table-cell table:style-name="ce2" office:value-type="string" calcext:value-type="string">
            <text:p>26/09/1997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84307337</text:p>
          </table:table-cell>
          <table:table-cell office:value-type="string" calcext:value-type="string">
            <text:p>2 Star Lan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Yagual</text:p>
          </table:table-cell>
          <table:table-cell office:value-type="string" calcext:value-type="string">
            <text:p>Piñeiro</text:p>
          </table:table-cell>
          <table:table-cell office:value-type="string" calcext:value-type="string">
            <text:p>Jessica Abigail</text:p>
          </table:table-cell>
          <table:table-cell table:style-name="ce2" office:value-type="string" calcext:value-type="string">
            <text:p>23/01/197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46572503</text:p>
          </table:table-cell>
          <table:table-cell office:value-type="string" calcext:value-type="string">
            <text:p>Forgeden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Rodríguez</text:p>
          </table:table-cell>
          <table:table-cell office:value-type="string" calcext:value-type="string">
            <text:p>Villanueva</text:p>
          </table:table-cell>
          <table:table-cell office:value-type="string" calcext:value-type="string">
            <text:p>Andrea</text:p>
          </table:table-cell>
          <table:table-cell table:style-name="ce2" office:value-type="string" calcext:value-type="string">
            <text:p>03/03/1999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773586980</text:p>
          </table:table-cell>
          <table:table-cell office:value-type="string" calcext:value-type="string">
            <text:p>30 Greensid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</table:table-row>
        <table:table-row table:style-name="ro1">
          <table:table-cell office:value-type="string" calcext:value-type="string">
            <text:p>Morón</text:p>
          </table:table-cell>
          <table:table-cell office:value-type="string" calcext:value-type="string">
            <text:p>Pérez</text:p>
          </table:table-cell>
          <table:table-cell office:value-type="string" calcext:value-type="string">
            <text:p>Antia</text:p>
          </table:table-cell>
          <table:table-cell table:style-name="ce2" office:value-type="string" calcext:value-type="string">
            <text:p>10/10/1977</text:p>
          </table:table-cell>
          <table:table-cell office:value-type="string" calcext:value-type="string">
            <text:p>Uruguai</text:p>
          </table:table-cell>
          <table:table-cell office:value-type="string" calcext:value-type="string">
            <text:p>615710515</text:p>
          </table:table-cell>
          <table:table-cell office:value-type="string" calcext:value-type="string">
            <text:p>3 Moor Park Driv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Intelixencia artificial e big data</text:p>
          </table:table-cell>
        </table:table-row>
        <table:table-row table:style-name="ro1">
          <table:table-cell office:value-type="string" calcext:value-type="string">
            <text:p>Barciela</text:p>
          </table:table-cell>
          <table:table-cell office:value-type="string" calcext:value-type="string">
            <text:p>Pérez</text:p>
          </table:table-cell>
          <table:table-cell office:value-type="string" calcext:value-type="string">
            <text:p>María</text:p>
          </table:table-cell>
          <table:table-cell table:style-name="ce2" office:value-type="string" calcext:value-type="string">
            <text:p>17/11/197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22137759</text:p>
          </table:table-cell>
          <table:table-cell office:value-type="string" calcext:value-type="string">
            <text:p>12 Holly Grove</text:p>
          </table:table-cell>
          <table:table-cell office:value-type="string" calcext:value-type="string">
            <text:p>Moaña</text:p>
          </table:table-cell>
          <table:table-cell office:value-type="string" calcext:value-type="string">
            <text:p>(A)-Administración de sistemas informáticos en rede</text:p>
          </table:table-cell>
        </table:table-row>
        <table:table-row table:style-name="ro1">
          <table:table-cell office:value-type="string" calcext:value-type="string">
            <text:p>Ramilo</text:p>
          </table:table-cell>
          <table:table-cell office:value-type="string" calcext:value-type="string">
            <text:p>Sanmartín</text:p>
          </table:table-cell>
          <table:table-cell office:value-type="string" calcext:value-type="string">
            <text:p>Abraham</text:p>
          </table:table-cell>
          <table:table-cell table:style-name="ce2" office:value-type="string" calcext:value-type="string">
            <text:p>17/05/200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37310892</text:p>
          </table:table-cell>
          <table:table-cell office:value-type="string" calcext:value-type="string">
            <text:p>12 Victoria Park</text:p>
          </table:table-cell>
          <table:table-cell office:value-type="string" calcext:value-type="string">
            <text:p>Porriño (O)</text:p>
          </table:table-cell>
          <table:table-cell office:value-type="string" calcext:value-type="string">
            <text:p>(A)-Administración de sistemas informáticos en rede</text:p>
          </table:table-cell>
        </table:table-row>
        <table:table-row table:style-name="ro1">
          <table:table-cell office:value-type="string" calcext:value-type="string">
            <text:p>Pereira</text:p>
          </table:table-cell>
          <table:table-cell office:value-type="string" calcext:value-type="string">
            <text:p>Pinheiro</text:p>
          </table:table-cell>
          <table:table-cell office:value-type="string" calcext:value-type="string">
            <text:p>Uxía</text:p>
          </table:table-cell>
          <table:table-cell table:style-name="ce2" office:value-type="string" calcext:value-type="string">
            <text:p>19/10/199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82690143</text:p>
          </table:table-cell>
          <table:table-cell office:value-type="string" calcext:value-type="string">
            <text:p>16 Godden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Intelixencia artificial e big data</text:p>
          </table:table-cell>
        </table:table-row>
        <table:table-row table:style-name="ro1">
          <table:table-cell office:value-type="string" calcext:value-type="string">
            <text:p>Domínguez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Alba</text:p>
          </table:table-cell>
          <table:table-cell table:style-name="ce2" office:value-type="string" calcext:value-type="string">
            <text:p>18/05/2000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710861398</text:p>
          </table:table-cell>
          <table:table-cell office:value-type="string" calcext:value-type="string">
            <text:p>The Cottage In The Wood Hotel &amp; Restaurant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Vilacoba</text:p>
          </table:table-cell>
          <table:table-cell office:value-type="string" calcext:value-type="string">
            <text:p>Italiani</text:p>
          </table:table-cell>
          <table:table-cell office:value-type="string" calcext:value-type="string">
            <text:p>Esteban</text:p>
          </table:table-cell>
          <table:table-cell table:style-name="ce2" office:value-type="string" calcext:value-type="string">
            <text:p>16/06/199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59715425</text:p>
          </table:table-cell>
          <table:table-cell office:value-type="string" calcext:value-type="string">
            <text:p>33 Honeysuckle Lan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Gonzalez</text:p>
          </table:table-cell>
          <table:table-cell office:value-type="string" calcext:value-type="string">
            <text:p>Ferreirós</text:p>
          </table:table-cell>
          <table:table-cell office:value-type="string" calcext:value-type="string">
            <text:p>Nerea</text:p>
          </table:table-cell>
          <table:table-cell table:style-name="ce2" office:value-type="string" calcext:value-type="string">
            <text:p>20/02/1976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07710324</text:p>
          </table:table-cell>
          <table:table-cell office:value-type="string" calcext:value-type="string">
            <text:p>22 Broad Avenu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Pablo</text:p>
          </table:table-cell>
          <table:table-cell table:style-name="ce2" office:value-type="string" calcext:value-type="string">
            <text:p>14/04/199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36149376</text:p>
          </table:table-cell>
          <table:table-cell office:value-type="string" calcext:value-type="string">
            <text:p>Llainfadyn</text:p>
          </table:table-cell>
          <table:table-cell office:value-type="string" calcext:value-type="string">
            <text:p>Porriño (O)</text:p>
          </table:table-cell>
          <table:table-cell office:value-type="string" calcext:value-type="string">
            <text:p>(A)-Administración de sistemas informáticos en rede</text:p>
          </table:table-cell>
        </table:table-row>
        <table:table-row table:style-name="ro1">
          <table:table-cell office:value-type="string" calcext:value-type="string">
            <text:p>Soengas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Yovana Nataly</text:p>
          </table:table-cell>
          <table:table-cell table:style-name="ce2" office:value-type="string" calcext:value-type="string">
            <text:p>14/07/199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17728988</text:p>
          </table:table-cell>
          <table:table-cell office:value-type="string" calcext:value-type="string">
            <text:p>40 Anthonys Avenue</text:p>
          </table:table-cell>
          <table:table-cell office:value-type="string" calcext:value-type="string">
            <text:p>Soutomaior</text:p>
          </table:table-cell>
          <table:table-cell office:value-type="string" calcext:value-type="string">
            <text:p>(A)-Administración de sistemas informáticos en rede</text:p>
          </table:table-cell>
        </table:table-row>
        <table:table-row table:style-name="ro1">
          <table:table-cell office:value-type="string" calcext:value-type="string">
            <text:p>Urbina</text:p>
          </table:table-cell>
          <table:table-cell office:value-type="string" calcext:value-type="string">
            <text:p>Nogueira</text:p>
          </table:table-cell>
          <table:table-cell office:value-type="string" calcext:value-type="string">
            <text:p>Amely Elena</text:p>
          </table:table-cell>
          <table:table-cell table:style-name="ce2" office:value-type="string" calcext:value-type="string">
            <text:p>21/05/198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44737331</text:p>
          </table:table-cell>
          <table:table-cell office:value-type="string" calcext:value-type="string">
            <text:p>Flat 12</text:p>
          </table:table-cell>
          <table:table-cell office:value-type="string" calcext:value-type="string">
            <text:p>Baiona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Amoedo</text:p>
          </table:table-cell>
          <table:table-cell office:value-type="string" calcext:value-type="string">
            <text:p>Campos</text:p>
          </table:table-cell>
          <table:table-cell office:value-type="string" calcext:value-type="string">
            <text:p>Emanuel</text:p>
          </table:table-cell>
          <table:table-cell table:style-name="ce2" office:value-type="string" calcext:value-type="string">
            <text:p>19/02/200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37844409</text:p>
          </table:table-cell>
          <table:table-cell office:value-type="string" calcext:value-type="string">
            <text:p>Flat A</text:p>
          </table:table-cell>
          <table:table-cell office:value-type="string" calcext:value-type="string">
            <text:p>Meañ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García</text:p>
          </table:table-cell>
          <table:table-cell office:value-type="string" calcext:value-type="string">
            <text:p>Sampedro</text:p>
          </table:table-cell>
          <table:table-cell office:value-type="string" calcext:value-type="string">
            <text:p>Xiomara Olenka</text:p>
          </table:table-cell>
          <table:table-cell table:style-name="ce2" office:value-type="string" calcext:value-type="string">
            <text:p>14/09/1981</text:p>
          </table:table-cell>
          <table:table-cell office:value-type="string" calcext:value-type="string">
            <text:p>Paises Baixos</text:p>
          </table:table-cell>
          <table:table-cell office:value-type="string" calcext:value-type="string">
            <text:p>766193447</text:p>
          </table:table-cell>
          <table:table-cell office:value-type="string" calcext:value-type="string">
            <text:p>2 Beech Avenue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(A)-Sistemas microinformáticos e redes</text:p>
          </table:table-cell>
        </table:table-row>
        <table:table-row table:style-name="ro1">
          <table:table-cell office:value-type="string" calcext:value-type="string">
            <text:p>Arias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José Abraham</text:p>
          </table:table-cell>
          <table:table-cell table:style-name="ce2" office:value-type="string" calcext:value-type="string">
            <text:p>12/02/199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32059557</text:p>
          </table:table-cell>
          <table:table-cell office:value-type="string" calcext:value-type="string">
            <text:p>Burditch House</text:p>
          </table:table-cell>
          <table:table-cell office:value-type="string" calcext:value-type="string">
            <text:p>Coruña (A)</text:p>
          </table:table-cell>
          <table:table-cell office:value-type="string" calcext:value-type="string">
            <text:p>(A)-Sistemas microinformáticos e redes</text:p>
          </table:table-cell>
        </table:table-row>
        <table:table-row table:style-name="ro1">
          <table:table-cell office:value-type="string" calcext:value-type="string">
            <text:p>Garcia</text:p>
          </table:table-cell>
          <table:table-cell office:value-type="string" calcext:value-type="string">
            <text:p>Fandiño</text:p>
          </table:table-cell>
          <table:table-cell office:value-type="string" calcext:value-type="string">
            <text:p>Sebastián Franklin</text:p>
          </table:table-cell>
          <table:table-cell table:style-name="ce2" office:value-type="string" calcext:value-type="string">
            <text:p>03/07/200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37004838</text:p>
          </table:table-cell>
          <table:table-cell office:value-type="string" calcext:value-type="string">
            <text:p>36 Staffa Driv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</table:table-row>
        <table:table-row table:style-name="ro1">
          <table:table-cell office:value-type="string" calcext:value-type="string">
            <text:p>Olmo</text:p>
          </table:table-cell>
          <table:table-cell office:value-type="string" calcext:value-type="string">
            <text:p>Maestre</text:p>
          </table:table-cell>
          <table:table-cell office:value-type="string" calcext:value-type="string">
            <text:p>Ángel</text:p>
          </table:table-cell>
          <table:table-cell table:style-name="ce2" office:value-type="string" calcext:value-type="string">
            <text:p>16/11/199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68088746</text:p>
          </table:table-cell>
          <table:table-cell office:value-type="string" calcext:value-type="string">
            <text:p>Flat 11</text:p>
          </table:table-cell>
          <table:table-cell office:value-type="string" calcext:value-type="string">
            <text:p>Redondela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Gontá</text:p>
          </table:table-cell>
          <table:table-cell office:value-type="string" calcext:value-type="string">
            <text:p>Couceiro</text:p>
          </table:table-cell>
          <table:table-cell office:value-type="string" calcext:value-type="string">
            <text:p>Rubén</text:p>
          </table:table-cell>
          <table:table-cell table:style-name="ce2" office:value-type="string" calcext:value-type="string">
            <text:p>14/03/200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89919915</text:p>
          </table:table-cell>
          <table:table-cell office:value-type="string" calcext:value-type="string">
            <text:p>37 West Leys Road</text:p>
          </table:table-cell>
          <table:table-cell office:value-type="string" calcext:value-type="string">
            <text:p>Tomiño</text:p>
          </table:table-cell>
          <table:table-cell office:value-type="string" calcext:value-type="string">
            <text:p>Intelixencia artificial e big data</text:p>
          </table:table-cell>
        </table:table-row>
        <table:table-row table:style-name="ro1">
          <table:table-cell office:value-type="string" calcext:value-type="string">
            <text:p>Santiago</text:p>
          </table:table-cell>
          <table:table-cell office:value-type="string" calcext:value-type="string">
            <text:p>Fontenla</text:p>
          </table:table-cell>
          <table:table-cell office:value-type="string" calcext:value-type="string">
            <text:p>Andres Santiago</text:p>
          </table:table-cell>
          <table:table-cell table:style-name="ce2" office:value-type="string" calcext:value-type="string">
            <text:p>12/06/200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87026425</text:p>
          </table:table-cell>
          <table:table-cell office:value-type="string" calcext:value-type="string">
            <text:p>33 Rothesay Avenue</text:p>
          </table:table-cell>
          <table:table-cell office:value-type="string" calcext:value-type="string">
            <text:p>Tui</text:p>
          </table:table-cell>
          <table:table-cell office:value-type="string" calcext:value-type="string">
            <text:p>(A)-Sistemas microinformáticos e redes</text:p>
          </table:table-cell>
        </table:table-row>
        <table:table-row table:style-name="ro1">
          <table:table-cell office:value-type="string" calcext:value-type="string">
            <text:p>Castro</text:p>
          </table:table-cell>
          <table:table-cell office:value-type="string" calcext:value-type="string">
            <text:p>Calvo</text:p>
          </table:table-cell>
          <table:table-cell office:value-type="string" calcext:value-type="string">
            <text:p>Samuel</text:p>
          </table:table-cell>
          <table:table-cell table:style-name="ce2" office:value-type="string" calcext:value-type="string">
            <text:p>18/12/200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36041421</text:p>
          </table:table-cell>
          <table:table-cell office:value-type="string" calcext:value-type="string">
            <text:p>Bodkin Farm</text:p>
          </table:table-cell>
          <table:table-cell office:value-type="string" calcext:value-type="string">
            <text:p>Salceda de Caselas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Brandón</text:p>
          </table:table-cell>
          <table:table-cell office:value-type="string" calcext:value-type="string">
            <text:p>Barros</text:p>
          </table:table-cell>
          <table:table-cell office:value-type="string" calcext:value-type="string">
            <text:p>Agustina</text:p>
          </table:table-cell>
          <table:table-cell table:style-name="ce2" office:value-type="string" calcext:value-type="string">
            <text:p>10/04/199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89015822</text:p>
          </table:table-cell>
          <table:table-cell office:value-type="string" calcext:value-type="string">
            <text:p>45 Longfellow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Docampo</text:p>
          </table:table-cell>
          <table:table-cell office:value-type="string" calcext:value-type="string">
            <text:p>Olaberry</text:p>
          </table:table-cell>
          <table:table-cell office:value-type="string" calcext:value-type="string">
            <text:p>Miguel</text:p>
          </table:table-cell>
          <table:table-cell table:style-name="ce2" office:value-type="string" calcext:value-type="string">
            <text:p>11/10/1997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23422849</text:p>
          </table:table-cell>
          <table:table-cell office:value-type="string" calcext:value-type="string">
            <text:p>27 Cotswold Clo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Gómez</text:p>
          </table:table-cell>
          <table:table-cell office:value-type="string" calcext:value-type="string">
            <text:p>Gil</text:p>
          </table:table-cell>
          <table:table-cell office:value-type="string" calcext:value-type="string">
            <text:p>Nerea</text:p>
          </table:table-cell>
          <table:table-cell table:style-name="ce2" office:value-type="string" calcext:value-type="string">
            <text:p>06/04/198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19250994</text:p>
          </table:table-cell>
          <table:table-cell office:value-type="string" calcext:value-type="string">
            <text:p>31 Cabinhill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Santos</text:p>
          </table:table-cell>
          <table:table-cell office:value-type="string" calcext:value-type="string">
            <text:p>Cerqueira</text:p>
          </table:table-cell>
          <table:table-cell office:value-type="string" calcext:value-type="string">
            <text:p>Sofía</text:p>
          </table:table-cell>
          <table:table-cell table:style-name="ce2" office:value-type="string" calcext:value-type="string">
            <text:p>22/04/199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74641915</text:p>
          </table:table-cell>
          <table:table-cell office:value-type="string" calcext:value-type="string">
            <text:p>2 Northfield</text:p>
          </table:table-cell>
          <table:table-cell office:value-type="string" calcext:value-type="string">
            <text:p>Redondela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Costa</text:p>
          </table:table-cell>
          <table:table-cell office:value-type="string" calcext:value-type="string">
            <text:p>Esquivel</text:p>
          </table:table-cell>
          <table:table-cell office:value-type="string" calcext:value-type="string">
            <text:p>Pablo</text:p>
          </table:table-cell>
          <table:table-cell table:style-name="ce2" office:value-type="string" calcext:value-type="string">
            <text:p>13/12/199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45008058</text:p>
          </table:table-cell>
          <table:table-cell office:value-type="string" calcext:value-type="string">
            <text:p>6 Meadow Ri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</table:table-row>
        <table:table-row table:style-name="ro1">
          <table:table-cell table:number-columns-repeated="2" office:value-type="string" calcext:value-type="string">
            <text:p>López</text:p>
          </table:table-cell>
          <table:table-cell office:value-type="string" calcext:value-type="string">
            <text:p>Rubén José</text:p>
          </table:table-cell>
          <table:table-cell table:style-name="ce2" office:value-type="string" calcext:value-type="string">
            <text:p>07/04/200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53082638</text:p>
          </table:table-cell>
          <table:table-cell office:value-type="string" calcext:value-type="string">
            <text:p>12 Hill Walk</text:p>
          </table:table-cell>
          <table:table-cell office:value-type="string" calcext:value-type="string">
            <text:p>Redondela</text:p>
          </table:table-cell>
          <table:table-cell office:value-type="string" calcext:value-type="string">
            <text:p>(A)-Sistemas microinformáticos e redes</text:p>
          </table:table-cell>
        </table:table-row>
        <table:table-row table:style-name="ro1">
          <table:table-cell office:value-type="string" calcext:value-type="string">
            <text:p>Santos</text:p>
          </table:table-cell>
          <table:table-cell office:value-type="string" calcext:value-type="string">
            <text:p>Domínguez</text:p>
          </table:table-cell>
          <table:table-cell office:value-type="string" calcext:value-type="string">
            <text:p>Adrián</text:p>
          </table:table-cell>
          <table:table-cell table:style-name="ce2" office:value-type="string" calcext:value-type="string">
            <text:p>29/12/199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73310834</text:p>
          </table:table-cell>
          <table:table-cell office:value-type="string" calcext:value-type="string">
            <text:p>Phoenix Villa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Sío</text:p>
          </table:table-cell>
          <table:table-cell office:value-type="string" calcext:value-type="string">
            <text:p>Soto</text:p>
          </table:table-cell>
          <table:table-cell office:value-type="string" calcext:value-type="string">
            <text:p>María Belén</text:p>
          </table:table-cell>
          <table:table-cell table:style-name="ce2" office:value-type="string" calcext:value-type="string">
            <text:p>21/09/200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38752822</text:p>
          </table:table-cell>
          <table:table-cell office:value-type="string" calcext:value-type="string">
            <text:p>Flat 8</text:p>
          </table:table-cell>
          <table:table-cell office:value-type="string" calcext:value-type="string">
            <text:p>Porriño (O)</text:p>
          </table:table-cell>
          <table:table-cell office:value-type="string" calcext:value-type="string">
            <text:p>(A)-Sistemas microinformáticos e redes</text:p>
          </table:table-cell>
        </table:table-row>
        <table:table-row table:style-name="ro1">
          <table:table-cell office:value-type="string" calcext:value-type="string">
            <text:p>Fernández</text:p>
          </table:table-cell>
          <table:table-cell office:value-type="string" calcext:value-type="string">
            <text:p>Alonso</text:p>
          </table:table-cell>
          <table:table-cell office:value-type="string" calcext:value-type="string">
            <text:p>Rafael Moisés</text:p>
          </table:table-cell>
          <table:table-cell table:style-name="ce2" office:value-type="string" calcext:value-type="string">
            <text:p>28/06/196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16311006</text:p>
          </table:table-cell>
          <table:table-cell office:value-type="string" calcext:value-type="string">
            <text:p>31 Kempton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Monjas</text:p>
          </table:table-cell>
          <table:table-cell office:value-type="string" calcext:value-type="string">
            <text:p>Soutiño</text:p>
          </table:table-cell>
          <table:table-cell office:value-type="string" calcext:value-type="string">
            <text:p>Nuria Yu</text:p>
          </table:table-cell>
          <table:table-cell table:style-name="ce2" office:value-type="string" calcext:value-type="string">
            <text:p>08/01/199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69804214</text:p>
          </table:table-cell>
          <table:table-cell office:value-type="string" calcext:value-type="string">
            <text:p>Bella Vista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Intelixencia artificial e big data</text:p>
          </table:table-cell>
        </table:table-row>
        <table:table-row table:style-name="ro1">
          <table:table-cell office:value-type="string" calcext:value-type="string">
            <text:p>Orallo</text:p>
          </table:table-cell>
          <table:table-cell office:value-type="string" calcext:value-type="string">
            <text:p>Paz</text:p>
          </table:table-cell>
          <table:table-cell office:value-type="string" calcext:value-type="string">
            <text:p>Alba</text:p>
          </table:table-cell>
          <table:table-cell table:style-name="ce2" office:value-type="string" calcext:value-type="string">
            <text:p>03/11/1997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50467789</text:p>
          </table:table-cell>
          <table:table-cell office:value-type="string" calcext:value-type="string">
            <text:p>26 New Farm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Cabal</text:p>
          </table:table-cell>
          <table:table-cell office:value-type="string" calcext:value-type="string">
            <text:p>Buján</text:p>
          </table:table-cell>
          <table:table-cell office:value-type="string" calcext:value-type="string">
            <text:p>Sixdey Adriana</text:p>
          </table:table-cell>
          <table:table-cell table:style-name="ce2" office:value-type="string" calcext:value-type="string">
            <text:p>14/06/199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77004446</text:p>
          </table:table-cell>
          <table:table-cell office:value-type="string" calcext:value-type="string">
            <text:p>25 Stopforth Street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Brea</text:p>
          </table:table-cell>
          <table:table-cell office:value-type="string" calcext:value-type="string">
            <text:p>Pintos</text:p>
          </table:table-cell>
          <table:table-cell office:value-type="string" calcext:value-type="string">
            <text:p>Juan José</text:p>
          </table:table-cell>
          <table:table-cell table:style-name="ce2" office:value-type="string" calcext:value-type="string">
            <text:p>08/04/199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61310006</text:p>
          </table:table-cell>
          <table:table-cell office:value-type="string" calcext:value-type="string">
            <text:p>Warwick Cottage</text:p>
          </table:table-cell>
          <table:table-cell office:value-type="string" calcext:value-type="string">
            <text:p>Barbadás</text:p>
          </table:table-cell>
          <table:table-cell office:value-type="string" calcext:value-type="string">
            <text:p>(A)-Sistemas microinformáticos e redes</text:p>
          </table:table-cell>
        </table:table-row>
        <table:table-row table:style-name="ro1">
          <table:table-cell office:value-type="string" calcext:value-type="string">
            <text:p>Dopeso</text:p>
          </table:table-cell>
          <table:table-cell office:value-type="string" calcext:value-type="string">
            <text:p>Bemposta</text:p>
          </table:table-cell>
          <table:table-cell office:value-type="string" calcext:value-type="string">
            <text:p>Diego</text:p>
          </table:table-cell>
          <table:table-cell table:style-name="ce2" office:value-type="string" calcext:value-type="string">
            <text:p>02/05/1991</text:p>
          </table:table-cell>
          <table:table-cell office:value-type="string" calcext:value-type="string">
            <text:p>Rusia (Federación)</text:p>
          </table:table-cell>
          <table:table-cell office:value-type="string" calcext:value-type="string">
            <text:p>639719103</text:p>
          </table:table-cell>
          <table:table-cell office:value-type="string" calcext:value-type="string">
            <text:p>1 Sanderson Close</text:p>
          </table:table-cell>
          <table:table-cell office:value-type="string" calcext:value-type="string">
            <text:p>Porriño (O)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Durán</text:p>
          </table:table-cell>
          <table:table-cell office:value-type="string" calcext:value-type="string">
            <text:p>Mouriño</text:p>
          </table:table-cell>
          <table:table-cell office:value-type="string" calcext:value-type="string">
            <text:p>Juan Camilo</text:p>
          </table:table-cell>
          <table:table-cell table:style-name="ce2" office:value-type="string" calcext:value-type="string">
            <text:p>20/02/199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69830201</text:p>
          </table:table-cell>
          <table:table-cell office:value-type="string" calcext:value-type="string">
            <text:p>1 Yarnton Close</text:p>
          </table:table-cell>
          <table:table-cell office:value-type="string" calcext:value-type="string">
            <text:p>Redondela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Villarroel</text:p>
          </table:table-cell>
          <table:table-cell office:value-type="string" calcext:value-type="string">
            <text:p>Bouzón</text:p>
          </table:table-cell>
          <table:table-cell office:value-type="string" calcext:value-type="string">
            <text:p>María</text:p>
          </table:table-cell>
          <table:table-cell table:style-name="ce2" office:value-type="string" calcext:value-type="string">
            <text:p>19/05/197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24957566</text:p>
          </table:table-cell>
          <table:table-cell office:value-type="string" calcext:value-type="string">
            <text:p>Solus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</table:table-row>
        <table:table-row table:style-name="ro1">
          <table:table-cell office:value-type="string" calcext:value-type="string">
            <text:p>Rodríguez</text:p>
          </table:table-cell>
          <table:table-cell office:value-type="string" calcext:value-type="string">
            <text:p>Pampillón</text:p>
          </table:table-cell>
          <table:table-cell office:value-type="string" calcext:value-type="string">
            <text:p>Gabriela</text:p>
          </table:table-cell>
          <table:table-cell table:style-name="ce2" office:value-type="string" calcext:value-type="string">
            <text:p>13/09/198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38396296</text:p>
          </table:table-cell>
          <table:table-cell office:value-type="string" calcext:value-type="string">
            <text:p>33 Harcourt Road</text:p>
          </table:table-cell>
          <table:table-cell office:value-type="string" calcext:value-type="string">
            <text:p>Moaña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Torres</text:p>
          </table:table-cell>
          <table:table-cell office:value-type="string" calcext:value-type="string">
            <text:p>Puga</text:p>
          </table:table-cell>
          <table:table-cell office:value-type="string" calcext:value-type="string">
            <text:p>Pablo</text:p>
          </table:table-cell>
          <table:table-cell table:style-name="ce2" office:value-type="string" calcext:value-type="string">
            <text:p>15/05/1997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11123657</text:p>
          </table:table-cell>
          <table:table-cell office:value-type="string" calcext:value-type="string">
            <text:p>4 Ringwood Road</text:p>
          </table:table-cell>
          <table:table-cell office:value-type="string" calcext:value-type="string">
            <text:p>Pazos de Borbén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Martínez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Ariel</text:p>
          </table:table-cell>
          <table:table-cell table:style-name="ce2" office:value-type="string" calcext:value-type="string">
            <text:p>01/11/199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12656322</text:p>
          </table:table-cell>
          <table:table-cell office:value-type="string" calcext:value-type="string">
            <text:p>Mill Hou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</table:table-row>
        <table:table-row table:style-name="ro1">
          <table:table-cell office:value-type="string" calcext:value-type="string">
            <text:p>del Río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Sara</text:p>
          </table:table-cell>
          <table:table-cell table:style-name="ce2" office:value-type="string" calcext:value-type="string">
            <text:p>01/12/200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83701296</text:p>
          </table:table-cell>
          <table:table-cell office:value-type="string" calcext:value-type="string">
            <text:p>Cloudy Bay</text:p>
          </table:table-cell>
          <table:table-cell office:value-type="string" calcext:value-type="string">
            <text:p>Pontevedra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Costas</text:p>
          </table:table-cell>
          <table:table-cell office:value-type="string" calcext:value-type="string">
            <text:p>Calvo</text:p>
          </table:table-cell>
          <table:table-cell office:value-type="string" calcext:value-type="string">
            <text:p>Brais</text:p>
          </table:table-cell>
          <table:table-cell table:style-name="ce2" office:value-type="string" calcext:value-type="string">
            <text:p>24/05/199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58666506</text:p>
          </table:table-cell>
          <table:table-cell office:value-type="string" calcext:value-type="string">
            <text:p>War Pensions Directorat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Boutinguiza</text:p>
          </table:table-cell>
          <table:table-cell office:value-type="string" calcext:value-type="string">
            <text:p>Peña</text:p>
          </table:table-cell>
          <table:table-cell office:value-type="string" calcext:value-type="string">
            <text:p>Hugo</text:p>
          </table:table-cell>
          <table:table-cell table:style-name="ce2" office:value-type="string" calcext:value-type="string">
            <text:p>08/08/198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36375494</text:p>
          </table:table-cell>
          <table:table-cell office:value-type="string" calcext:value-type="string">
            <text:p>119B Bath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Otero</text:p>
          </table:table-cell>
          <table:table-cell office:value-type="string" calcext:value-type="string">
            <text:p>Puertas</text:p>
          </table:table-cell>
          <table:table-cell office:value-type="string" calcext:value-type="string">
            <text:p>Antón</text:p>
          </table:table-cell>
          <table:table-cell table:style-name="ce2" office:value-type="string" calcext:value-type="string">
            <text:p>16/02/199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47331549</text:p>
          </table:table-cell>
          <table:table-cell office:value-type="string" calcext:value-type="string">
            <text:p>2 Bay Horse Cottages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Pérez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Naira</text:p>
          </table:table-cell>
          <table:table-cell table:style-name="ce2" office:value-type="string" calcext:value-type="string">
            <text:p>20/05/199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24715921</text:p>
          </table:table-cell>
          <table:table-cell office:value-type="string" calcext:value-type="string">
            <text:p>15 Copperbeech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</table:table-row>
        <table:table-row table:style-name="ro1">
          <table:table-cell office:value-type="string" calcext:value-type="string">
            <text:p>Quintero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Airam</text:p>
          </table:table-cell>
          <table:table-cell table:style-name="ce2" office:value-type="string" calcext:value-type="string">
            <text:p>14/07/199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42957549</text:p>
          </table:table-cell>
          <table:table-cell office:value-type="string" calcext:value-type="string">
            <text:p>2A Ferncliffe Driv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Varela</text:p>
          </table:table-cell>
          <table:table-cell office:value-type="string" calcext:value-type="string">
            <text:p>Lodeiro</text:p>
          </table:table-cell>
          <table:table-cell office:value-type="string" calcext:value-type="string">
            <text:p>Nicole</text:p>
          </table:table-cell>
          <table:table-cell table:style-name="ce2" office:value-type="string" calcext:value-type="string">
            <text:p>03/07/198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46623515</text:p>
          </table:table-cell>
          <table:table-cell office:value-type="string" calcext:value-type="string">
            <text:p>17 Curtismill Way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Intelixencia artificial e big data</text:p>
          </table:table-cell>
        </table:table-row>
        <table:table-row table:style-name="ro1">
          <table:table-cell office:value-type="string" calcext:value-type="string">
            <text:p>Alonso</text:p>
          </table:table-cell>
          <table:table-cell office:value-type="string" calcext:value-type="string">
            <text:p>Vázquez</text:p>
          </table:table-cell>
          <table:table-cell office:value-type="string" calcext:value-type="string">
            <text:p>Hugo</text:p>
          </table:table-cell>
          <table:table-cell table:style-name="ce2" office:value-type="string" calcext:value-type="string">
            <text:p>20/09/199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07831859</text:p>
          </table:table-cell>
          <table:table-cell office:value-type="string" calcext:value-type="string">
            <text:p>8 Highfields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Dios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Jose</text:p>
          </table:table-cell>
          <table:table-cell table:style-name="ce2" office:value-type="string" calcext:value-type="string">
            <text:p>30/01/200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27088529</text:p>
          </table:table-cell>
          <table:table-cell office:value-type="string" calcext:value-type="string">
            <text:p>15 Roast Calf Lan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</table:table-row>
        <table:table-row table:style-name="ro1">
          <table:table-cell office:value-type="string" calcext:value-type="string">
            <text:p>Vergara</text:p>
          </table:table-cell>
          <table:table-cell office:value-type="string" calcext:value-type="string">
            <text:p>Lemos</text:p>
          </table:table-cell>
          <table:table-cell office:value-type="string" calcext:value-type="string">
            <text:p>Martín</text:p>
          </table:table-cell>
          <table:table-cell table:style-name="ce2" office:value-type="string" calcext:value-type="string">
            <text:p>17/04/198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74352354</text:p>
          </table:table-cell>
          <table:table-cell office:value-type="string" calcext:value-type="string">
            <text:p>Hazelfield Cottag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Carballo</text:p>
          </table:table-cell>
          <table:table-cell office:value-type="string" calcext:value-type="string">
            <text:p>Calvo</text:p>
          </table:table-cell>
          <table:table-cell office:value-type="string" calcext:value-type="string">
            <text:p>David</text:p>
          </table:table-cell>
          <table:table-cell table:style-name="ce2" office:value-type="string" calcext:value-type="string">
            <text:p>07/02/199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24957546</text:p>
          </table:table-cell>
          <table:table-cell office:value-type="string" calcext:value-type="string">
            <text:p>22 Deansgat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Cabaleiro</text:p>
          </table:table-cell>
          <table:table-cell office:value-type="string" calcext:value-type="string">
            <text:p>Jose Antonio</text:p>
          </table:table-cell>
          <table:table-cell table:style-name="ce2" office:value-type="string" calcext:value-type="string">
            <text:p>26/03/199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83708814</text:p>
          </table:table-cell>
          <table:table-cell office:value-type="string" calcext:value-type="string">
            <text:p>15 Hartley Street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</table:table-row>
        <table:table-row table:style-name="ro1">
          <table:table-cell office:value-type="string" calcext:value-type="string">
            <text:p>Domínguez</text:p>
          </table:table-cell>
          <table:table-cell office:value-type="string" calcext:value-type="string">
            <text:p>Rico</text:p>
          </table:table-cell>
          <table:table-cell office:value-type="string" calcext:value-type="string">
            <text:p>Aarón</text:p>
          </table:table-cell>
          <table:table-cell table:style-name="ce2" office:value-type="string" calcext:value-type="string">
            <text:p>23/12/197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94127566</text:p>
          </table:table-cell>
          <table:table-cell office:value-type="string" calcext:value-type="string">
            <text:p>120 Wyndham Avenu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Cagliari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Iris</text:p>
          </table:table-cell>
          <table:table-cell table:style-name="ce2" office:value-type="string" calcext:value-type="string">
            <text:p>16/04/199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24289376</text:p>
          </table:table-cell>
          <table:table-cell office:value-type="string" calcext:value-type="string">
            <text:p>94 Wyatts Lan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Arias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Ruth</text:p>
          </table:table-cell>
          <table:table-cell table:style-name="ce2" office:value-type="string" calcext:value-type="string">
            <text:p>09/07/199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37070681</text:p>
          </table:table-cell>
          <table:table-cell office:value-type="string" calcext:value-type="string">
            <text:p>1 Tudor Walk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Barros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Miguel</text:p>
          </table:table-cell>
          <table:table-cell table:style-name="ce2" office:value-type="string" calcext:value-type="string">
            <text:p>24/09/1997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21414475</text:p>
          </table:table-cell>
          <table:table-cell office:value-type="string" calcext:value-type="string">
            <text:p>43 Bramdean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Intelixencia artificial e big data</text:p>
          </table:table-cell>
        </table:table-row>
        <table:table-row table:style-name="ro1">
          <table:table-cell office:value-type="string" calcext:value-type="string">
            <text:p>Miguélez</text:p>
          </table:table-cell>
          <table:table-cell office:value-type="string" calcext:value-type="string">
            <text:p>Faya</text:p>
          </table:table-cell>
          <table:table-cell office:value-type="string" calcext:value-type="string">
            <text:p>Irene</text:p>
          </table:table-cell>
          <table:table-cell table:style-name="ce2" office:value-type="string" calcext:value-type="string">
            <text:p>28/02/1989</text:p>
          </table:table-cell>
          <table:table-cell office:value-type="string" calcext:value-type="string">
            <text:p>Alemaña</text:p>
          </table:table-cell>
          <table:table-cell office:value-type="string" calcext:value-type="string">
            <text:p>611714325</text:p>
          </table:table-cell>
          <table:table-cell office:value-type="string" calcext:value-type="string">
            <text:p>1 Gray Close</text:p>
          </table:table-cell>
          <table:table-cell office:value-type="string" calcext:value-type="string">
            <text:p>Redondela</text:p>
          </table:table-cell>
          <table:table-cell office:value-type="string" calcext:value-type="string">
            <text:p>(A)-Sistemas microinformáticos e redes</text:p>
          </table:table-cell>
        </table:table-row>
        <table:table-row table:style-name="ro1">
          <table:table-cell office:value-type="string" calcext:value-type="string">
            <text:p>Gil</text:p>
          </table:table-cell>
          <table:table-cell office:value-type="string" calcext:value-type="string">
            <text:p>Belmonte</text:p>
          </table:table-cell>
          <table:table-cell office:value-type="string" calcext:value-type="string">
            <text:p>Edgar</text:p>
          </table:table-cell>
          <table:table-cell table:style-name="ce2" office:value-type="string" calcext:value-type="string">
            <text:p>28/05/200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14586504</text:p>
          </table:table-cell>
          <table:table-cell office:value-type="string" calcext:value-type="string">
            <text:p>Johnson Garden Day Nursery</text:p>
          </table:table-cell>
          <table:table-cell office:value-type="string" calcext:value-type="string">
            <text:p>Porriño (O)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Torres</text:p>
          </table:table-cell>
          <table:table-cell office:value-type="string" calcext:value-type="string">
            <text:p>Castiñeiras</text:p>
          </table:table-cell>
          <table:table-cell office:value-type="string" calcext:value-type="string">
            <text:p>Susana</text:p>
          </table:table-cell>
          <table:table-cell table:style-name="ce2" office:value-type="string" calcext:value-type="string">
            <text:p>07/03/199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83149006</text:p>
          </table:table-cell>
          <table:table-cell office:value-type="string" calcext:value-type="string">
            <text:p>Homelea</text:p>
          </table:table-cell>
          <table:table-cell office:value-type="string" calcext:value-type="string">
            <text:p>Tui</text:p>
          </table:table-cell>
          <table:table-cell office:value-type="string" calcext:value-type="string">
            <text:p>(A)-Administración de sistemas informáticos en rede</text:p>
          </table:table-cell>
        </table:table-row>
        <table:table-row table:style-name="ro1">
          <table:table-cell table:number-columns-repeated="2" office:value-type="string" calcext:value-type="string">
            <text:p>Rodríguez</text:p>
          </table:table-cell>
          <table:table-cell office:value-type="string" calcext:value-type="string">
            <text:p>Manuel</text:p>
          </table:table-cell>
          <table:table-cell table:style-name="ce2" office:value-type="string" calcext:value-type="string">
            <text:p>20/01/199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69736530</text:p>
          </table:table-cell>
          <table:table-cell office:value-type="string" calcext:value-type="string">
            <text:p>Chade Lodg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Panebianco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Mario</text:p>
          </table:table-cell>
          <table:table-cell table:style-name="ce2" office:value-type="string" calcext:value-type="string">
            <text:p>24/08/200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32331337</text:p>
          </table:table-cell>
          <table:table-cell office:value-type="string" calcext:value-type="string">
            <text:p>Tinkley Lodg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García</text:p>
          </table:table-cell>
          <table:table-cell office:value-type="string" calcext:value-type="string">
            <text:p>Leandro</text:p>
          </table:table-cell>
          <table:table-cell office:value-type="string" calcext:value-type="string">
            <text:p>Fernando Ricardo</text:p>
          </table:table-cell>
          <table:table-cell table:style-name="ce2" office:value-type="string" calcext:value-type="string">
            <text:p>20/07/197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56714350</text:p>
          </table:table-cell>
          <table:table-cell office:value-type="string" calcext:value-type="string">
            <text:p>3 Priory Road</text:p>
          </table:table-cell>
          <table:table-cell office:value-type="string" calcext:value-type="string">
            <text:p>Ponteareas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Costoya</text:p>
          </table:table-cell>
          <table:table-cell office:value-type="string" calcext:value-type="string">
            <text:p>Reguera</text:p>
          </table:table-cell>
          <table:table-cell office:value-type="string" calcext:value-type="string">
            <text:p>Daniel</text:p>
          </table:table-cell>
          <table:table-cell table:style-name="ce2" office:value-type="string" calcext:value-type="string">
            <text:p>05/12/198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07130761</text:p>
          </table:table-cell>
          <table:table-cell office:value-type="string" calcext:value-type="string">
            <text:p>9 Wren Clo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</table:table-row>
        <table:table-row table:style-name="ro1">
          <table:table-cell office:value-type="string" calcext:value-type="string">
            <text:p>Lora</text:p>
          </table:table-cell>
          <table:table-cell/>
          <table:table-cell office:value-type="string" calcext:value-type="string">
            <text:p>Christian</text:p>
          </table:table-cell>
          <table:table-cell table:style-name="ce2" office:value-type="string" calcext:value-type="string">
            <text:p>26/05/199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10597681</text:p>
          </table:table-cell>
          <table:table-cell office:value-type="string" calcext:value-type="string">
            <text:p>95 The Esplanade</text:p>
          </table:table-cell>
          <table:table-cell office:value-type="string" calcext:value-type="string">
            <text:p>Cangas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Flores</text:p>
          </table:table-cell>
          <table:table-cell office:value-type="string" calcext:value-type="string">
            <text:p>Álvarez</text:p>
          </table:table-cell>
          <table:table-cell office:value-type="string" calcext:value-type="string">
            <text:p>Carlota</text:p>
          </table:table-cell>
          <table:table-cell table:style-name="ce2" office:value-type="string" calcext:value-type="string">
            <text:p>01/07/1996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23294610</text:p>
          </table:table-cell>
          <table:table-cell office:value-type="string" calcext:value-type="string">
            <text:p>39 Park Lane</text:p>
          </table:table-cell>
          <table:table-cell office:value-type="string" calcext:value-type="string">
            <text:p>Moaña</text:p>
          </table:table-cell>
          <table:table-cell office:value-type="string" calcext:value-type="string">
            <text:p>(A)-Administración de sistemas informáticos en rede</text:p>
          </table:table-cell>
        </table:table-row>
        <table:table-row table:style-name="ro1">
          <table:table-cell office:value-type="string" calcext:value-type="string">
            <text:p>García</text:p>
          </table:table-cell>
          <table:table-cell office:value-type="string" calcext:value-type="string">
            <text:p>Cezón</text:p>
          </table:table-cell>
          <table:table-cell office:value-type="string" calcext:value-type="string">
            <text:p>Rita Elibetzy</text:p>
          </table:table-cell>
          <table:table-cell table:style-name="ce2" office:value-type="string" calcext:value-type="string">
            <text:p>12/10/200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17289577</text:p>
          </table:table-cell>
          <table:table-cell office:value-type="string" calcext:value-type="string">
            <text:p>1 Laver Clo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</table:table-row>
        <table:table-row table:style-name="ro1">
          <table:table-cell office:value-type="string" calcext:value-type="string">
            <text:p>Boullosa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hristian Gabriel</text:p>
          </table:table-cell>
          <table:table-cell table:style-name="ce2" office:value-type="string" calcext:value-type="string">
            <text:p>09/09/199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07846903</text:p>
          </table:table-cell>
          <table:table-cell office:value-type="string" calcext:value-type="string">
            <text:p>44 Ashmore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</table:table-row>
        <table:table-row table:style-name="ro1">
          <table:table-cell office:value-type="string" calcext:value-type="string">
            <text:p>Riveiro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Luis</text:p>
          </table:table-cell>
          <table:table-cell table:style-name="ce2" office:value-type="string" calcext:value-type="string">
            <text:p>06/02/200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23004903</text:p>
          </table:table-cell>
          <table:table-cell office:value-type="string" calcext:value-type="string">
            <text:p>The Coachmans Cottage</text:p>
          </table:table-cell>
          <table:table-cell office:value-type="string" calcext:value-type="string">
            <text:p>Gondomar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Cid</text:p>
          </table:table-cell>
          <table:table-cell office:value-type="string" calcext:value-type="string">
            <text:p>Bastos</text:p>
          </table:table-cell>
          <table:table-cell office:value-type="string" calcext:value-type="string">
            <text:p>Gabriel</text:p>
          </table:table-cell>
          <table:table-cell table:style-name="ce2" office:value-type="string" calcext:value-type="string">
            <text:p>14/05/199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83586453</text:p>
          </table:table-cell>
          <table:table-cell office:value-type="string" calcext:value-type="string">
            <text:p>5 Prince Llewelyn Terrac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</table:table-row>
        <table:table-row table:style-name="ro1">
          <table:table-cell office:value-type="string" calcext:value-type="string">
            <text:p>Andino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Sara</text:p>
          </table:table-cell>
          <table:table-cell table:style-name="ce2" office:value-type="string" calcext:value-type="string">
            <text:p>03/03/199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38129154</text:p>
          </table:table-cell>
          <table:table-cell office:value-type="string" calcext:value-type="string">
            <text:p>84 Brownshore Lane</text:p>
          </table:table-cell>
          <table:table-cell office:value-type="string" calcext:value-type="string">
            <text:p>Taboadela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Blanco</text:p>
          </table:table-cell>
          <table:table-cell office:value-type="string" calcext:value-type="string">
            <text:p>Graña</text:p>
          </table:table-cell>
          <table:table-cell office:value-type="string" calcext:value-type="string">
            <text:p>Carla</text:p>
          </table:table-cell>
          <table:table-cell table:style-name="ce2" office:value-type="string" calcext:value-type="string">
            <text:p>18/01/1986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87924350</text:p>
          </table:table-cell>
          <table:table-cell office:value-type="string" calcext:value-type="string">
            <text:p>472 Sidcup Road</text:p>
          </table:table-cell>
          <table:table-cell office:value-type="string" calcext:value-type="string">
            <text:p>Porriño (O)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Rodríguez</text:p>
          </table:table-cell>
          <table:table-cell office:value-type="string" calcext:value-type="string">
            <text:p>Palacios</text:p>
          </table:table-cell>
          <table:table-cell office:value-type="string" calcext:value-type="string">
            <text:p>Iván</text:p>
          </table:table-cell>
          <table:table-cell table:style-name="ce2" office:value-type="string" calcext:value-type="string">
            <text:p>19/06/197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66234070</text:p>
          </table:table-cell>
          <table:table-cell office:value-type="string" calcext:value-type="string">
            <text:p>11 Manor Copse</text:p>
          </table:table-cell>
          <table:table-cell office:value-type="string" calcext:value-type="string">
            <text:p>Gondomar</text:p>
          </table:table-cell>
          <table:table-cell office:value-type="string" calcext:value-type="string">
            <text:p>(A)-Sistemas microinformáticos e redes</text:p>
          </table:table-cell>
        </table:table-row>
        <table:table-row table:style-name="ro1">
          <table:table-cell office:value-type="string" calcext:value-type="string">
            <text:p>Pérez</text:p>
          </table:table-cell>
          <table:table-cell office:value-type="string" calcext:value-type="string">
            <text:p>Soto</text:p>
          </table:table-cell>
          <table:table-cell office:value-type="string" calcext:value-type="string">
            <text:p>Iria</text:p>
          </table:table-cell>
          <table:table-cell table:style-name="ce2" office:value-type="string" calcext:value-type="string">
            <text:p>15/12/200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90467464</text:p>
          </table:table-cell>
          <table:table-cell office:value-type="string" calcext:value-type="string">
            <text:p>12 St Margarets Way</text:p>
          </table:table-cell>
          <table:table-cell office:value-type="string" calcext:value-type="string">
            <text:p>Nigrán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Marcos</text:p>
          </table:table-cell>
          <table:table-cell office:value-type="string" calcext:value-type="string">
            <text:p>Sobrino</text:p>
          </table:table-cell>
          <table:table-cell office:value-type="string" calcext:value-type="string">
            <text:p>Roi</text:p>
          </table:table-cell>
          <table:table-cell table:style-name="ce2" office:value-type="string" calcext:value-type="string">
            <text:p>28/01/1986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29402421</text:p>
          </table:table-cell>
          <table:table-cell office:value-type="string" calcext:value-type="string">
            <text:p>54 Field Lan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</table:table-row>
        <table:table-row table:style-name="ro1">
          <table:table-cell office:value-type="string" calcext:value-type="string">
            <text:p>Martínez</text:p>
          </table:table-cell>
          <table:table-cell office:value-type="string" calcext:value-type="string">
            <text:p>Vázquez</text:p>
          </table:table-cell>
          <table:table-cell office:value-type="string" calcext:value-type="string">
            <text:p>Ainhoa</text:p>
          </table:table-cell>
          <table:table-cell table:style-name="ce2" office:value-type="string" calcext:value-type="string">
            <text:p>15/08/1995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710427409</text:p>
          </table:table-cell>
          <table:table-cell office:value-type="string" calcext:value-type="string">
            <text:p>Flat 23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(A)-Administración de sistemas informáticos en rede</text:p>
          </table:table-cell>
        </table:table-row>
        <table:table-row table:style-name="ro1">
          <table:table-cell office:value-type="string" calcext:value-type="string">
            <text:p>Aira</text:p>
          </table:table-cell>
          <table:table-cell office:value-type="string" calcext:value-type="string">
            <text:p>García</text:p>
          </table:table-cell>
          <table:table-cell office:value-type="string" calcext:value-type="string">
            <text:p>Stefany María</text:p>
          </table:table-cell>
          <table:table-cell table:style-name="ce2" office:value-type="string" calcext:value-type="string">
            <text:p>27/09/198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82082657</text:p>
          </table:table-cell>
          <table:table-cell office:value-type="string" calcext:value-type="string">
            <text:p>27B Somers Road</text:p>
          </table:table-cell>
          <table:table-cell office:value-type="string" calcext:value-type="string">
            <text:p>Rosal (O)</text:p>
          </table:table-cell>
          <table:table-cell office:value-type="string" calcext:value-type="string">
            <text:p>(A)-Administración de sistemas informáticos en rede</text:p>
          </table:table-cell>
        </table:table-row>
        <table:table-row table:style-name="ro1">
          <table:table-cell office:value-type="string" calcext:value-type="string">
            <text:p>Cimadevila</text:p>
          </table:table-cell>
          <table:table-cell office:value-type="string" calcext:value-type="string">
            <text:p>Souto</text:p>
          </table:table-cell>
          <table:table-cell office:value-type="string" calcext:value-type="string">
            <text:p>Adrián</text:p>
          </table:table-cell>
          <table:table-cell table:style-name="ce2" office:value-type="string" calcext:value-type="string">
            <text:p>22/10/199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74831851</text:p>
          </table:table-cell>
          <table:table-cell office:value-type="string" calcext:value-type="string">
            <text:p>Sertec Tube &amp; Pressing Ltd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Alonso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Delio</text:p>
          </table:table-cell>
          <table:table-cell table:style-name="ce2" office:value-type="string" calcext:value-type="string">
            <text:p>19/02/200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74393905</text:p>
          </table:table-cell>
          <table:table-cell office:value-type="string" calcext:value-type="string">
            <text:p>19 Trevithick Close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Iglesias</text:p>
          </table:table-cell>
          <table:table-cell office:value-type="string" calcext:value-type="string">
            <text:p>Alonso</text:p>
          </table:table-cell>
          <table:table-cell office:value-type="string" calcext:value-type="string">
            <text:p>Raquel</text:p>
          </table:table-cell>
          <table:table-cell table:style-name="ce2" office:value-type="string" calcext:value-type="string">
            <text:p>29/01/199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82325583</text:p>
          </table:table-cell>
          <table:table-cell office:value-type="string" calcext:value-type="string">
            <text:p>3 Davey Clo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aría José</text:p>
          </table:table-cell>
          <table:table-cell table:style-name="ce2" office:value-type="string" calcext:value-type="string">
            <text:p>29/06/200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61831324</text:p>
          </table:table-cell>
          <table:table-cell office:value-type="string" calcext:value-type="string">
            <text:p>68 Longfield Street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Manzano</text:p>
          </table:table-cell>
          <table:table-cell office:value-type="string" calcext:value-type="string">
            <text:p>Diéguez</text:p>
          </table:table-cell>
          <table:table-cell office:value-type="string" calcext:value-type="string">
            <text:p>Adrian</text:p>
          </table:table-cell>
          <table:table-cell table:style-name="ce2" office:value-type="string" calcext:value-type="string">
            <text:p>02/12/1996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06883549</text:p>
          </table:table-cell>
          <table:table-cell office:value-type="string" calcext:value-type="string">
            <text:p>76 Long Walk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Alonso</text:p>
          </table:table-cell>
          <table:table-cell office:value-type="string" calcext:value-type="string">
            <text:p>Bernárdez</text:p>
          </table:table-cell>
          <table:table-cell office:value-type="string" calcext:value-type="string">
            <text:p>Daniel</text:p>
          </table:table-cell>
          <table:table-cell table:style-name="ce2" office:value-type="string" calcext:value-type="string">
            <text:p>27/04/198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38339558</text:p>
          </table:table-cell>
          <table:table-cell office:value-type="string" calcext:value-type="string">
            <text:p>123 Yorkshire Street</text:p>
          </table:table-cell>
          <table:table-cell office:value-type="string" calcext:value-type="string">
            <text:p>Baiona</text:p>
          </table:table-cell>
          <table:table-cell office:value-type="string" calcext:value-type="string">
            <text:p>Intelixencia artificial e big data</text:p>
          </table:table-cell>
        </table:table-row>
        <table:table-row table:style-name="ro1">
          <table:table-cell office:value-type="string" calcext:value-type="string">
            <text:p>Fernández</text:p>
          </table:table-cell>
          <table:table-cell office:value-type="string" calcext:value-type="string">
            <text:p>Anguiano</text:p>
          </table:table-cell>
          <table:table-cell office:value-type="string" calcext:value-type="string">
            <text:p>Nelson</text:p>
          </table:table-cell>
          <table:table-cell table:style-name="ce2" office:value-type="string" calcext:value-type="string">
            <text:p>10/06/1977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26737242</text:p>
          </table:table-cell>
          <table:table-cell office:value-type="string" calcext:value-type="string">
            <text:p>6 Mount Crescent</text:p>
          </table:table-cell>
          <table:table-cell office:value-type="string" calcext:value-type="string">
            <text:p>Porriño (O)</text:p>
          </table:table-cell>
          <table:table-cell office:value-type="string" calcext:value-type="string">
            <text:p>(A)-Sistemas microinformáticos e redes</text:p>
          </table:table-cell>
        </table:table-row>
        <table:table-row table:style-name="ro1">
          <table:table-cell office:value-type="string" calcext:value-type="string">
            <text:p>Álvarez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ara</text:p>
          </table:table-cell>
          <table:table-cell table:style-name="ce2" office:value-type="string" calcext:value-type="string">
            <text:p>12/11/199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87026221</text:p>
          </table:table-cell>
          <table:table-cell office:value-type="string" calcext:value-type="string">
            <text:p>77 Avebury Avenue</text:p>
          </table:table-cell>
          <table:table-cell office:value-type="string" calcext:value-type="string">
            <text:p>Vilagarcía de Arousa</text:p>
          </table:table-cell>
          <table:table-cell office:value-type="string" calcext:value-type="string">
            <text:p>(A)-Sistemas microinformáticos e redes</text:p>
          </table:table-cell>
        </table:table-row>
        <table:table-row table:style-name="ro1">
          <table:table-cell office:value-type="string" calcext:value-type="string">
            <text:p>Ribá</text:p>
          </table:table-cell>
          <table:table-cell office:value-type="string" calcext:value-type="string">
            <text:p>Ramilo</text:p>
          </table:table-cell>
          <table:table-cell office:value-type="string" calcext:value-type="string">
            <text:p>Lois Anxo</text:p>
          </table:table-cell>
          <table:table-cell table:style-name="ce2" office:value-type="string" calcext:value-type="string">
            <text:p>07/11/2000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621259220</text:p>
          </table:table-cell>
          <table:table-cell office:value-type="string" calcext:value-type="string">
            <text:p>22 Windflower Driv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Mayor</text:p>
          </table:table-cell>
          <table:table-cell office:value-type="string" calcext:value-type="string">
            <text:p>Migala</text:p>
          </table:table-cell>
          <table:table-cell office:value-type="string" calcext:value-type="string">
            <text:p>Jessica</text:p>
          </table:table-cell>
          <table:table-cell table:style-name="ce2" office:value-type="string" calcext:value-type="string">
            <text:p>19/12/197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89488597</text:p>
          </table:table-cell>
          <table:table-cell office:value-type="string" calcext:value-type="string">
            <text:p>4 Crestville Road</text:p>
          </table:table-cell>
          <table:table-cell office:value-type="string" calcext:value-type="string">
            <text:p>Redondela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Romero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Chell</text:p>
          </table:table-cell>
          <table:table-cell table:style-name="ce2" office:value-type="string" calcext:value-type="string">
            <text:p>30/04/199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64339419</text:p>
          </table:table-cell>
          <table:table-cell office:value-type="string" calcext:value-type="string">
            <text:p>23 Boulby Bank</text:p>
          </table:table-cell>
          <table:table-cell office:value-type="string" calcext:value-type="string">
            <text:p>Cangas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Davila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Brais</text:p>
          </table:table-cell>
          <table:table-cell table:style-name="ce2" office:value-type="string" calcext:value-type="string">
            <text:p>08/10/197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69572917</text:p>
          </table:table-cell>
          <table:table-cell office:value-type="string" calcext:value-type="string">
            <text:p>7 Holt Grov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Bao</text:p>
          </table:table-cell>
          <table:table-cell office:value-type="string" calcext:value-type="string">
            <text:p>Álvarez</text:p>
          </table:table-cell>
          <table:table-cell office:value-type="string" calcext:value-type="string">
            <text:p>Adrián</text:p>
          </table:table-cell>
          <table:table-cell table:style-name="ce2" office:value-type="string" calcext:value-type="string">
            <text:p>30/11/1987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66181994</text:p>
          </table:table-cell>
          <table:table-cell office:value-type="string" calcext:value-type="string">
            <text:p>The Cottag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Permuy</text:p>
          </table:table-cell>
          <table:table-cell office:value-type="string" calcext:value-type="string">
            <text:p>Sobrino</text:p>
          </table:table-cell>
          <table:table-cell office:value-type="string" calcext:value-type="string">
            <text:p>César</text:p>
          </table:table-cell>
          <table:table-cell table:style-name="ce2" office:value-type="string" calcext:value-type="string">
            <text:p>13/09/198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68348421</text:p>
          </table:table-cell>
          <table:table-cell office:value-type="string" calcext:value-type="string">
            <text:p>42 Orchard Street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</table:table-row>
        <table:table-row table:style-name="ro1">
          <table:table-cell office:value-type="string" calcext:value-type="string">
            <text:p>López</text:p>
          </table:table-cell>
          <table:table-cell office:value-type="string" calcext:value-type="string">
            <text:p>Marcote</text:p>
          </table:table-cell>
          <table:table-cell office:value-type="string" calcext:value-type="string">
            <text:p>Noelia</text:p>
          </table:table-cell>
          <table:table-cell table:style-name="ce2" office:value-type="string" calcext:value-type="string">
            <text:p>05/09/1998</text:p>
          </table:table-cell>
          <table:table-cell office:value-type="string" calcext:value-type="string">
            <text:p>Perú</text:p>
          </table:table-cell>
          <table:table-cell office:value-type="string" calcext:value-type="string">
            <text:p>674844746</text:p>
          </table:table-cell>
          <table:table-cell office:value-type="string" calcext:value-type="string">
            <text:p>31 Meadow Bank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Fernández</text:p>
          </table:table-cell>
          <table:table-cell office:value-type="string" calcext:value-type="string">
            <text:p>Argibay</text:p>
          </table:table-cell>
          <table:table-cell office:value-type="string" calcext:value-type="string">
            <text:p>Iván</text:p>
          </table:table-cell>
          <table:table-cell table:style-name="ce2" office:value-type="string" calcext:value-type="string">
            <text:p>02/06/199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79149905</text:p>
          </table:table-cell>
          <table:table-cell office:value-type="string" calcext:value-type="string">
            <text:p>16 Cherry Clo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Haroun</text:p>
          </table:table-cell>
          <table:table-cell office:value-type="string" calcext:value-type="string">
            <text:p>Alonso</text:p>
          </table:table-cell>
          <table:table-cell office:value-type="string" calcext:value-type="string">
            <text:p>Olaia</text:p>
          </table:table-cell>
          <table:table-cell table:style-name="ce2" office:value-type="string" calcext:value-type="string">
            <text:p>06/06/199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77522912</text:p>
          </table:table-cell>
          <table:table-cell office:value-type="string" calcext:value-type="string">
            <text:p>35 Wilson Street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</table:table-row>
        <table:table-row table:style-name="ro1">
          <table:table-cell office:value-type="string" calcext:value-type="string">
            <text:p>Roca</text:p>
          </table:table-cell>
          <table:table-cell office:value-type="string" calcext:value-type="string">
            <text:p>Camino</text:p>
          </table:table-cell>
          <table:table-cell office:value-type="string" calcext:value-type="string">
            <text:p>Víctor Manuel</text:p>
          </table:table-cell>
          <table:table-cell table:style-name="ce2" office:value-type="string" calcext:value-type="string">
            <text:p>06/08/198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18861281</text:p>
          </table:table-cell>
          <table:table-cell office:value-type="string" calcext:value-type="string">
            <text:p>37 Stow Road</text:p>
          </table:table-cell>
          <table:table-cell office:value-type="string" calcext:value-type="string">
            <text:p>Redondela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Rodríguez</text:p>
          </table:table-cell>
          <table:table-cell office:value-type="string" calcext:value-type="string">
            <text:p>Pérez</text:p>
          </table:table-cell>
          <table:table-cell office:value-type="string" calcext:value-type="string">
            <text:p>Paula</text:p>
          </table:table-cell>
          <table:table-cell table:style-name="ce2" office:value-type="string" calcext:value-type="string">
            <text:p>20/07/199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06339912</text:p>
          </table:table-cell>
          <table:table-cell office:value-type="string" calcext:value-type="string">
            <text:p>18 Branson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</table:table-row>
        <table:table-row table:style-name="ro1">
          <table:table-cell office:value-type="string" calcext:value-type="string">
            <text:p>Lourido</text:p>
          </table:table-cell>
          <table:table-cell office:value-type="string" calcext:value-type="string">
            <text:p>Iglesias</text:p>
          </table:table-cell>
          <table:table-cell office:value-type="string" calcext:value-type="string">
            <text:p>Jonathan</text:p>
          </table:table-cell>
          <table:table-cell table:style-name="ce2" office:value-type="string" calcext:value-type="string">
            <text:p>02/12/1980</text:p>
          </table:table-cell>
          <table:table-cell office:value-type="string" calcext:value-type="string">
            <text:p>Polonia</text:p>
          </table:table-cell>
          <table:table-cell office:value-type="string" calcext:value-type="string">
            <text:p>658250504</text:p>
          </table:table-cell>
          <table:table-cell office:value-type="string" calcext:value-type="string">
            <text:p>The Red Hou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Jambrina</text:p>
          </table:table-cell>
          <table:table-cell office:value-type="string" calcext:value-type="string">
            <text:p>Queimadelos</text:p>
          </table:table-cell>
          <table:table-cell office:value-type="string" calcext:value-type="string">
            <text:p>Raúl</text:p>
          </table:table-cell>
          <table:table-cell table:style-name="ce2" office:value-type="string" calcext:value-type="string">
            <text:p>14/11/1967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45193704</text:p>
          </table:table-cell>
          <table:table-cell office:value-type="string" calcext:value-type="string">
            <text:p>5 Hobart Cottages</text:p>
          </table:table-cell>
          <table:table-cell office:value-type="string" calcext:value-type="string">
            <text:p>Rosal (O)</text:p>
          </table:table-cell>
          <table:table-cell office:value-type="string" calcext:value-type="string">
            <text:p>Intelixencia artificial e big data</text:p>
          </table:table-cell>
        </table:table-row>
        <table:table-row table:style-name="ro1">
          <table:table-cell office:value-type="string" calcext:value-type="string">
            <text:p>González</text:p>
          </table:table-cell>
          <table:table-cell office:value-type="string" calcext:value-type="string">
            <text:p>Coelho</text:p>
          </table:table-cell>
          <table:table-cell office:value-type="string" calcext:value-type="string">
            <text:p>Sandro</text:p>
          </table:table-cell>
          <table:table-cell table:style-name="ce2" office:value-type="string" calcext:value-type="string">
            <text:p>20/11/200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83339859</text:p>
          </table:table-cell>
          <table:table-cell office:value-type="string" calcext:value-type="string">
            <text:p>7 Falkirk Avenu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Jorge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Deivid</text:p>
          </table:table-cell>
          <table:table-cell table:style-name="ce2" office:value-type="string" calcext:value-type="string">
            <text:p>13/01/197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29004715</text:p>
          </table:table-cell>
          <table:table-cell office:value-type="string" calcext:value-type="string">
            <text:p>6A Dalmeny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</table:table-row>
        <table:table-row table:style-name="ro1">
          <table:table-cell office:value-type="string" calcext:value-type="string">
            <text:p>Ares</text:p>
          </table:table-cell>
          <table:table-cell office:value-type="string" calcext:value-type="string">
            <text:p>Mariño</text:p>
          </table:table-cell>
          <table:table-cell office:value-type="string" calcext:value-type="string">
            <text:p>Aarón</text:p>
          </table:table-cell>
          <table:table-cell table:style-name="ce2" office:value-type="string" calcext:value-type="string">
            <text:p>18/03/198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59815715</text:p>
          </table:table-cell>
          <table:table-cell office:value-type="string" calcext:value-type="string">
            <text:p>75 Woodlawn Court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</table:table-row>
        <table:table-row table:style-name="ro1">
          <table:table-cell office:value-type="string" calcext:value-type="string">
            <text:p>Pollan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Saulo</text:p>
          </table:table-cell>
          <table:table-cell table:style-name="ce2" office:value-type="string" calcext:value-type="string">
            <text:p>31/01/197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84120822</text:p>
          </table:table-cell>
          <table:table-cell office:value-type="string" calcext:value-type="string">
            <text:p>Flat 9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</table:table-row>
        <table:table-row table:style-name="ro1">
          <table:table-cell office:value-type="string" calcext:value-type="string">
            <text:p>Iglesias</text:p>
          </table:table-cell>
          <table:table-cell office:value-type="string" calcext:value-type="string">
            <text:p>Costas</text:p>
          </table:table-cell>
          <table:table-cell office:value-type="string" calcext:value-type="string">
            <text:p>Beatriz</text:p>
          </table:table-cell>
          <table:table-cell table:style-name="ce2" office:value-type="string" calcext:value-type="string">
            <text:p>06/06/199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94713704</text:p>
          </table:table-cell>
          <table:table-cell office:value-type="string" calcext:value-type="string">
            <text:p>Hollins House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Morillo</text:p>
          </table:table-cell>
          <table:table-cell office:value-type="string" calcext:value-type="string">
            <text:p>Prado</text:p>
          </table:table-cell>
          <table:table-cell office:value-type="string" calcext:value-type="string">
            <text:p>Icía</text:p>
          </table:table-cell>
          <table:table-cell table:style-name="ce2" office:value-type="string" calcext:value-type="string">
            <text:p>20/03/199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33259376</text:p>
          </table:table-cell>
          <table:table-cell office:value-type="string" calcext:value-type="string">
            <text:p>57 Wood Crescent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Lago</text:p>
          </table:table-cell>
          <table:table-cell office:value-type="string" calcext:value-type="string">
            <text:p>Carrera</text:p>
          </table:table-cell>
          <table:table-cell office:value-type="string" calcext:value-type="string">
            <text:p>Ana</text:p>
          </table:table-cell>
          <table:table-cell table:style-name="ce2" office:value-type="string" calcext:value-type="string">
            <text:p>24/05/199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33847103</text:p>
          </table:table-cell>
          <table:table-cell office:value-type="string" calcext:value-type="string">
            <text:p>5 Church Lan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</table:table-row>
        <table:table-row table:style-name="ro1">
          <table:table-cell office:value-type="string" calcext:value-type="string">
            <text:p>Alonso</text:p>
          </table:table-cell>
          <table:table-cell office:value-type="string" calcext:value-type="string">
            <text:p>Souto</text:p>
          </table:table-cell>
          <table:table-cell office:value-type="string" calcext:value-type="string">
            <text:p>Adrián</text:p>
          </table:table-cell>
          <table:table-cell table:style-name="ce2" office:value-type="string" calcext:value-type="string">
            <text:p>03/02/199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33923058</text:p>
          </table:table-cell>
          <table:table-cell office:value-type="string" calcext:value-type="string">
            <text:p>Flat 233</text:p>
          </table:table-cell>
          <table:table-cell office:value-type="string" calcext:value-type="string">
            <text:p>Nigrán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Marín</text:p>
          </table:table-cell>
          <table:table-cell office:value-type="string" calcext:value-type="string">
            <text:p>Casas</text:p>
          </table:table-cell>
          <table:table-cell office:value-type="string" calcext:value-type="string">
            <text:p>Alejandro</text:p>
          </table:table-cell>
          <table:table-cell table:style-name="ce2" office:value-type="string" calcext:value-type="string">
            <text:p>29/09/200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32847058</text:p>
          </table:table-cell>
          <table:table-cell office:value-type="string" calcext:value-type="string">
            <text:p>5 Whitewell Terrac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Fernández</text:p>
          </table:table-cell>
          <table:table-cell office:value-type="string" calcext:value-type="string">
            <text:p>Lago</text:p>
          </table:table-cell>
          <table:table-cell office:value-type="string" calcext:value-type="string">
            <text:p>Alba</text:p>
          </table:table-cell>
          <table:table-cell table:style-name="ce2" office:value-type="string" calcext:value-type="string">
            <text:p>31/05/1996</text:p>
          </table:table-cell>
          <table:table-cell office:value-type="string" calcext:value-type="string">
            <text:p>México</text:p>
          </table:table-cell>
          <table:table-cell office:value-type="string" calcext:value-type="string">
            <text:p>742664137</text:p>
          </table:table-cell>
          <table:table-cell office:value-type="string" calcext:value-type="string">
            <text:p>2 Minerva Clo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</table:table-row>
        <table:table-row table:style-name="ro1">
          <table:table-cell office:value-type="string" calcext:value-type="string">
            <text:p>Ayala</text:p>
          </table:table-cell>
          <table:table-cell office:value-type="string" calcext:value-type="string">
            <text:p>Sabarís</text:p>
          </table:table-cell>
          <table:table-cell office:value-type="string" calcext:value-type="string">
            <text:p>Lidia</text:p>
          </table:table-cell>
          <table:table-cell table:style-name="ce2" office:value-type="string" calcext:value-type="string">
            <text:p>22/08/199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91027088</text:p>
          </table:table-cell>
          <table:table-cell office:value-type="string" calcext:value-type="string">
            <text:p>18 Chilton Way</text:p>
          </table:table-cell>
          <table:table-cell office:value-type="string" calcext:value-type="string">
            <text:p>Cerdedo-Cotobade</text:p>
          </table:table-cell>
          <table:table-cell office:value-type="string" calcext:value-type="string">
            <text:p>(A)-Sistemas microinformáticos e redes</text:p>
          </table:table-cell>
        </table:table-row>
        <table:table-row table:style-name="ro1">
          <table:table-cell office:value-type="string" calcext:value-type="string">
            <text:p>Moreira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Carla</text:p>
          </table:table-cell>
          <table:table-cell table:style-name="ce2" office:value-type="string" calcext:value-type="string">
            <text:p>19/06/198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37386585</text:p>
          </table:table-cell>
          <table:table-cell office:value-type="string" calcext:value-type="string">
            <text:p>Manor Cottage</text:p>
          </table:table-cell>
          <table:table-cell office:value-type="string" calcext:value-type="string">
            <text:p>Redondela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del Rio</text:p>
          </table:table-cell>
          <table:table-cell office:value-type="string" calcext:value-type="string">
            <text:p>Iglesias</text:p>
          </table:table-cell>
          <table:table-cell office:value-type="string" calcext:value-type="string">
            <text:p>Ismael</text:p>
          </table:table-cell>
          <table:table-cell table:style-name="ce2" office:value-type="string" calcext:value-type="string">
            <text:p>15/10/200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93747508</text:p>
          </table:table-cell>
          <table:table-cell office:value-type="string" calcext:value-type="string">
            <text:p>2 Port View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Martíns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Manuel</text:p>
          </table:table-cell>
          <table:table-cell table:style-name="ce2" office:value-type="string" calcext:value-type="string">
            <text:p>22/08/198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14339507</text:p>
          </table:table-cell>
          <table:table-cell office:value-type="string" calcext:value-type="string">
            <text:p>18 De Hague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Lozano</text:p>
          </table:table-cell>
          <table:table-cell office:value-type="string" calcext:value-type="string">
            <text:p>Benalcázar</text:p>
          </table:table-cell>
          <table:table-cell office:value-type="string" calcext:value-type="string">
            <text:p>Al Hassan</text:p>
          </table:table-cell>
          <table:table-cell table:style-name="ce2" office:value-type="string" calcext:value-type="string">
            <text:p>12/09/200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45666755</text:p>
          </table:table-cell>
          <table:table-cell office:value-type="string" calcext:value-type="string">
            <text:p>2 Copper Beech Clo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Prieto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Al Housain</text:p>
          </table:table-cell>
          <table:table-cell table:style-name="ce2" office:value-type="string" calcext:value-type="string">
            <text:p>28/09/198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45120923</text:p>
          </table:table-cell>
          <table:table-cell office:value-type="string" calcext:value-type="string">
            <text:p>17 Daphne Clo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Barcia</text:p>
          </table:table-cell>
          <table:table-cell office:value-type="string" calcext:value-type="string">
            <text:p>Casanova</text:p>
          </table:table-cell>
          <table:table-cell office:value-type="string" calcext:value-type="string">
            <text:p>Hajar</text:p>
          </table:table-cell>
          <table:table-cell table:style-name="ce2" office:value-type="string" calcext:value-type="string">
            <text:p>24/11/196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24133331</text:p>
          </table:table-cell>
          <table:table-cell office:value-type="string" calcext:value-type="string">
            <text:p>70 Queen Berthas Avenu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Lamas</text:p>
          </table:table-cell>
          <table:table-cell office:value-type="string" calcext:value-type="string">
            <text:p>Moa</text:p>
          </table:table-cell>
          <table:table-cell office:value-type="string" calcext:value-type="string">
            <text:p>Beatriz</text:p>
          </table:table-cell>
          <table:table-cell table:style-name="ce2" office:value-type="string" calcext:value-type="string">
            <text:p>02/07/199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77747583</text:p>
          </table:table-cell>
          <table:table-cell office:value-type="string" calcext:value-type="string">
            <text:p>Rallt Uchaf</text:p>
          </table:table-cell>
          <table:table-cell office:value-type="string" calcext:value-type="string">
            <text:p>Oímbra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Pardellas</text:p>
          </table:table-cell>
          <table:table-cell office:value-type="string" calcext:value-type="string">
            <text:p>Quintanilla</text:p>
          </table:table-cell>
          <table:table-cell office:value-type="string" calcext:value-type="string">
            <text:p>Melca</text:p>
          </table:table-cell>
          <table:table-cell table:style-name="ce2" office:value-type="string" calcext:value-type="string">
            <text:p>24/02/1973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756331988</text:p>
          </table:table-cell>
          <table:table-cell office:value-type="string" calcext:value-type="string">
            <text:p>13 Oak Avenue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Durán</text:p>
          </table:table-cell>
          <table:table-cell office:value-type="string" calcext:value-type="string">
            <text:p>Torrado</text:p>
          </table:table-cell>
          <table:table-cell office:value-type="string" calcext:value-type="string">
            <text:p>Nazan</text:p>
          </table:table-cell>
          <table:table-cell table:style-name="ce2" office:value-type="string" calcext:value-type="string">
            <text:p>14/07/199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36522214</text:p>
          </table:table-cell>
          <table:table-cell office:value-type="string" calcext:value-type="string">
            <text:p>Steel House</text:p>
          </table:table-cell>
          <table:table-cell office:value-type="string" calcext:value-type="string">
            <text:p>Pontevedra</text:p>
          </table:table-cell>
          <table:table-cell office:value-type="string" calcext:value-type="string">
            <text:p>(A)-Administración de sistemas informáticos en rede</text:p>
          </table:table-cell>
        </table:table-row>
        <table:table-row table:style-name="ro1">
          <table:table-cell office:value-type="string" calcext:value-type="string">
            <text:p>Otero</text:p>
          </table:table-cell>
          <table:table-cell/>
          <table:table-cell office:value-type="string" calcext:value-type="string">
            <text:p>Nicolás</text:p>
          </table:table-cell>
          <table:table-cell table:style-name="ce2" office:value-type="string" calcext:value-type="string">
            <text:p>19/04/200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45737639</text:p>
          </table:table-cell>
          <table:table-cell office:value-type="string" calcext:value-type="string">
            <text:p>Rosevean</text:p>
          </table:table-cell>
          <table:table-cell office:value-type="string" calcext:value-type="string">
            <text:p>Cangas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Portela</text:p>
          </table:table-cell>
          <table:table-cell office:value-type="string" calcext:value-type="string">
            <text:p>Pérez</text:p>
          </table:table-cell>
          <table:table-cell office:value-type="string" calcext:value-type="string">
            <text:p>Marcos</text:p>
          </table:table-cell>
          <table:table-cell table:style-name="ce2" office:value-type="string" calcext:value-type="string">
            <text:p>21/05/198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24713622</text:p>
          </table:table-cell>
          <table:table-cell office:value-type="string" calcext:value-type="string">
            <text:p>The Firs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</table:table-row>
        <table:table-row table:style-name="ro1">
          <table:table-cell office:value-type="string" calcext:value-type="string">
            <text:p>Vázquez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Xoel</text:p>
          </table:table-cell>
          <table:table-cell table:style-name="ce2" office:value-type="string" calcext:value-type="string">
            <text:p>26/05/200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94719657</text:p>
          </table:table-cell>
          <table:table-cell office:value-type="string" calcext:value-type="string">
            <text:p>3 Guy Mews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Fernández</text:p>
          </table:table-cell>
          <table:table-cell office:value-type="string" calcext:value-type="string">
            <text:p>Lado</text:p>
          </table:table-cell>
          <table:table-cell office:value-type="string" calcext:value-type="string">
            <text:p>Laura</text:p>
          </table:table-cell>
          <table:table-cell table:style-name="ce2" office:value-type="string" calcext:value-type="string">
            <text:p>14/10/199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81363923</text:p>
          </table:table-cell>
          <table:table-cell office:value-type="string" calcext:value-type="string">
            <text:p>12 Thornbury Close</text:p>
          </table:table-cell>
          <table:table-cell office:value-type="string" calcext:value-type="string">
            <text:p>Cotobade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Soler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Raúl</text:p>
          </table:table-cell>
          <table:table-cell table:style-name="ce2" office:value-type="string" calcext:value-type="string">
            <text:p>10/11/198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20130664</text:p>
          </table:table-cell>
          <table:table-cell office:value-type="string" calcext:value-type="string">
            <text:p>31B Rhos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Moreira</text:p>
          </table:table-cell>
          <table:table-cell office:value-type="string" calcext:value-type="string">
            <text:p>Chapela</text:p>
          </table:table-cell>
          <table:table-cell office:value-type="string" calcext:value-type="string">
            <text:p>José</text:p>
          </table:table-cell>
          <table:table-cell table:style-name="ce2" office:value-type="string" calcext:value-type="string">
            <text:p>04/09/198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10386453</text:p>
          </table:table-cell>
          <table:table-cell office:value-type="string" calcext:value-type="string">
            <text:p>Little Plot</text:p>
          </table:table-cell>
          <table:table-cell office:value-type="string" calcext:value-type="string">
            <text:p>Cañiza (A)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Martínez</text:p>
          </table:table-cell>
          <table:table-cell office:value-type="string" calcext:value-type="string">
            <text:p>Abastida</text:p>
          </table:table-cell>
          <table:table-cell office:value-type="string" calcext:value-type="string">
            <text:p>María Montserrat</text:p>
          </table:table-cell>
          <table:table-cell table:style-name="ce2" office:value-type="string" calcext:value-type="string">
            <text:p>23/10/199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722772464</text:p>
          </table:table-cell>
          <table:table-cell office:value-type="string" calcext:value-type="string">
            <text:p>Vespers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</table:table-row>
        <table:table-row table:style-name="ro1">
          <table:table-cell office:value-type="string" calcext:value-type="string">
            <text:p>Carretto</text:p>
          </table:table-cell>
          <table:table-cell office:value-type="string" calcext:value-type="string">
            <text:p>San Luis</text:p>
          </table:table-cell>
          <table:table-cell office:value-type="string" calcext:value-type="string">
            <text:p>Mario</text:p>
          </table:table-cell>
          <table:table-cell table:style-name="ce2" office:value-type="string" calcext:value-type="string">
            <text:p>14/02/1997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37007354</text:p>
          </table:table-cell>
          <table:table-cell office:value-type="string" calcext:value-type="string">
            <text:p>38 Moathouse Drive</text:p>
          </table:table-cell>
          <table:table-cell office:value-type="string" calcext:value-type="string">
            <text:p>Soutomaior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Raña</text:p>
          </table:table-cell>
          <table:table-cell office:value-type="string" calcext:value-type="string">
            <text:p>Falque</text:p>
          </table:table-cell>
          <table:table-cell office:value-type="string" calcext:value-type="string">
            <text:p>Lucía</text:p>
          </table:table-cell>
          <table:table-cell table:style-name="ce2" office:value-type="string" calcext:value-type="string">
            <text:p>04/12/198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07352664</text:p>
          </table:table-cell>
          <table:table-cell office:value-type="string" calcext:value-type="string">
            <text:p>Glasfan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Pérez</text:p>
          </table:table-cell>
          <table:table-cell office:value-type="string" calcext:value-type="string">
            <text:p>Ucha</text:p>
          </table:table-cell>
          <table:table-cell office:value-type="string" calcext:value-type="string">
            <text:p>Carlos</text:p>
          </table:table-cell>
          <table:table-cell table:style-name="ce2" office:value-type="string" calcext:value-type="string">
            <text:p>10/02/199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93664494</text:p>
          </table:table-cell>
          <table:table-cell office:value-type="string" calcext:value-type="string">
            <text:p>Sunnysid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Montiel</text:p>
          </table:table-cell>
          <table:table-cell office:value-type="string" calcext:value-type="string">
            <text:p>Pérez</text:p>
          </table:table-cell>
          <table:table-cell office:value-type="string" calcext:value-type="string">
            <text:p>Bruno</text:p>
          </table:table-cell>
          <table:table-cell table:style-name="ce2" office:value-type="string" calcext:value-type="string">
            <text:p>24/04/198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49954137</text:p>
          </table:table-cell>
          <table:table-cell office:value-type="string" calcext:value-type="string">
            <text:p>14 Mallory Close</text:p>
          </table:table-cell>
          <table:table-cell office:value-type="string" calcext:value-type="string">
            <text:p>Guarda (A)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Alcaine</text:p>
          </table:table-cell>
          <table:table-cell office:value-type="string" calcext:value-type="string">
            <text:p>Rosales</text:p>
          </table:table-cell>
          <table:table-cell office:value-type="string" calcext:value-type="string">
            <text:p>Sabela</text:p>
          </table:table-cell>
          <table:table-cell table:style-name="ce2" office:value-type="string" calcext:value-type="string">
            <text:p>22/10/197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20352529</text:p>
          </table:table-cell>
          <table:table-cell office:value-type="string" calcext:value-type="string">
            <text:p>Oak Hollow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</table:table-row>
        <table:table-row table:style-name="ro1">
          <table:table-cell office:value-type="string" calcext:value-type="string">
            <text:p>Gil</text:p>
          </table:table-cell>
          <table:table-cell office:value-type="string" calcext:value-type="string">
            <text:p>Álvarez</text:p>
          </table:table-cell>
          <table:table-cell office:value-type="string" calcext:value-type="string">
            <text:p>Kevin</text:p>
          </table:table-cell>
          <table:table-cell table:style-name="ce2" office:value-type="string" calcext:value-type="string">
            <text:p>01/03/1992</text:p>
          </table:table-cell>
          <table:table-cell office:value-type="string" calcext:value-type="string">
            <text:p>Uruguai</text:p>
          </table:table-cell>
          <table:table-cell office:value-type="string" calcext:value-type="string">
            <text:p>766752221</text:p>
          </table:table-cell>
          <table:table-cell office:value-type="string" calcext:value-type="string">
            <text:p>Mill Hou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Román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ario</text:p>
          </table:table-cell>
          <table:table-cell table:style-name="ce2" office:value-type="string" calcext:value-type="string">
            <text:p>17/03/200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68120851</text:p>
          </table:table-cell>
          <table:table-cell office:value-type="string" calcext:value-type="string">
            <text:p>110 Yarm Lane</text:p>
          </table:table-cell>
          <table:table-cell office:value-type="string" calcext:value-type="string">
            <text:p>Redondela</text:p>
          </table:table-cell>
          <table:table-cell office:value-type="string" calcext:value-type="string">
            <text:p>(A)-Administración de sistemas informáticos en rede</text:p>
          </table:table-cell>
        </table:table-row>
        <table:table-row table:style-name="ro1">
          <table:table-cell office:value-type="string" calcext:value-type="string">
            <text:p>Zearreta</text:p>
          </table:table-cell>
          <table:table-cell office:value-type="string" calcext:value-type="string">
            <text:p>Meneses</text:p>
          </table:table-cell>
          <table:table-cell office:value-type="string" calcext:value-type="string">
            <text:p>Uxía</text:p>
          </table:table-cell>
          <table:table-cell table:style-name="ce2" office:value-type="string" calcext:value-type="string">
            <text:p>21/08/198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10701475</text:p>
          </table:table-cell>
          <table:table-cell office:value-type="string" calcext:value-type="string">
            <text:p>Mayhill Hou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Vilaboa</text:p>
          </table:table-cell>
          <table:table-cell office:value-type="string" calcext:value-type="string">
            <text:p>Seoane</text:p>
          </table:table-cell>
          <table:table-cell office:value-type="string" calcext:value-type="string">
            <text:p>Ismael</text:p>
          </table:table-cell>
          <table:table-cell table:style-name="ce2" office:value-type="string" calcext:value-type="string">
            <text:p>10/03/200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59636906</text:p>
          </table:table-cell>
          <table:table-cell office:value-type="string" calcext:value-type="string">
            <text:p>1 St Pauls Conversion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</table:table-row>
        <table:table-row table:style-name="ro1">
          <table:table-cell office:value-type="string" calcext:value-type="string">
            <text:p>García</text:p>
          </table:table-cell>
          <table:table-cell office:value-type="string" calcext:value-type="string">
            <text:p>Cisneros</text:p>
          </table:table-cell>
          <table:table-cell office:value-type="string" calcext:value-type="string">
            <text:p>Nerea</text:p>
          </table:table-cell>
          <table:table-cell table:style-name="ce2" office:value-type="string" calcext:value-type="string">
            <text:p>18/04/197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58923398</text:p>
          </table:table-cell>
          <table:table-cell office:value-type="string" calcext:value-type="string">
            <text:p>Chapel House</text:p>
          </table:table-cell>
          <table:table-cell office:value-type="string" calcext:value-type="string">
            <text:p>Cañiza (A)</text:p>
          </table:table-cell>
          <table:table-cell office:value-type="string" calcext:value-type="string">
            <text:p>(A)-Sistemas microinformáticos e redes</text:p>
          </table:table-cell>
        </table:table-row>
        <table:table-row table:style-name="ro1">
          <table:table-cell office:value-type="string" calcext:value-type="string">
            <text:p>Iglesias</text:p>
          </table:table-cell>
          <table:table-cell office:value-type="string" calcext:value-type="string">
            <text:p>Avendaño</text:p>
          </table:table-cell>
          <table:table-cell office:value-type="string" calcext:value-type="string">
            <text:p>Adrián</text:p>
          </table:table-cell>
          <table:table-cell table:style-name="ce2" office:value-type="string" calcext:value-type="string">
            <text:p>18/10/197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76846058</text:p>
          </table:table-cell>
          <table:table-cell office:value-type="string" calcext:value-type="string">
            <text:p>8 St Mildreds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Castr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Anxo</text:p>
          </table:table-cell>
          <table:table-cell table:style-name="ce2" office:value-type="string" calcext:value-type="string">
            <text:p>21/01/1972</text:p>
          </table:table-cell>
          <table:table-cell office:value-type="string" calcext:value-type="string">
            <text:p>Alemaña</text:p>
          </table:table-cell>
          <table:table-cell office:value-type="string" calcext:value-type="string">
            <text:p>724415623</text:p>
          </table:table-cell>
          <table:table-cell office:value-type="string" calcext:value-type="string">
            <text:p>Clacks</text:p>
          </table:table-cell>
          <table:table-cell office:value-type="string" calcext:value-type="string">
            <text:p>Pontevedra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Valebona</text:p>
          </table:table-cell>
          <table:table-cell office:value-type="string" calcext:value-type="string">
            <text:p>Iglesias</text:p>
          </table:table-cell>
          <table:table-cell office:value-type="string" calcext:value-type="string">
            <text:p>Lidia</text:p>
          </table:table-cell>
          <table:table-cell table:style-name="ce2" office:value-type="string" calcext:value-type="string">
            <text:p>30/09/1984</text:p>
          </table:table-cell>
          <table:table-cell office:value-type="string" calcext:value-type="string">
            <text:p>Túnez</text:p>
          </table:table-cell>
          <table:table-cell office:value-type="string" calcext:value-type="string">
            <text:p>738137730</text:p>
          </table:table-cell>
          <table:table-cell office:value-type="string" calcext:value-type="string">
            <text:p>Flat 8</text:p>
          </table:table-cell>
          <table:table-cell office:value-type="string" calcext:value-type="string">
            <text:p>Poio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Romero</text:p>
          </table:table-cell>
          <table:table-cell office:value-type="string" calcext:value-type="string">
            <text:p>Fortes</text:p>
          </table:table-cell>
          <table:table-cell office:value-type="string" calcext:value-type="string">
            <text:p>Aaron</text:p>
          </table:table-cell>
          <table:table-cell table:style-name="ce2" office:value-type="string" calcext:value-type="string">
            <text:p>20/04/199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690363220</text:p>
          </table:table-cell>
          <table:table-cell office:value-type="string" calcext:value-type="string">
            <text:p>19 Morley Road</text:p>
          </table:table-cell>
          <table:table-cell office:value-type="string" calcext:value-type="string">
            <text:p>Soutomaior</text:p>
          </table:table-cell>
          <table:table-cell office:value-type="string" calcext:value-type="string">
            <text:p>(A)-Sistemas microinformáticos e redes</text:p>
          </table:table-cell>
        </table:table-row>
        <table:table-row table:style-name="ro1">
          <table:table-cell office:value-type="string" calcext:value-type="string">
            <text:p>Bea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Alberto</text:p>
          </table:table-cell>
          <table:table-cell table:style-name="ce2" office:value-type="string" calcext:value-type="string">
            <text:p>18/11/198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36274659</text:p>
          </table:table-cell>
          <table:table-cell office:value-type="string" calcext:value-type="string">
            <text:p>110 Ynyswen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Mendaña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Brais</text:p>
          </table:table-cell>
          <table:table-cell table:style-name="ce2" office:value-type="string" calcext:value-type="string">
            <text:p>19/08/199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72127789</text:p>
          </table:table-cell>
          <table:table-cell office:value-type="string" calcext:value-type="string">
            <text:p>Whittington Lock Hou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</table:table-row>
        <table:table-row table:style-name="ro1">
          <table:table-cell office:value-type="string" calcext:value-type="string">
            <text:p>Oviedo</text:p>
          </table:table-cell>
          <table:table-cell office:value-type="string" calcext:value-type="string">
            <text:p>Domínguez</text:p>
          </table:table-cell>
          <table:table-cell office:value-type="string" calcext:value-type="string">
            <text:p>Omar</text:p>
          </table:table-cell>
          <table:table-cell table:style-name="ce2" office:value-type="string" calcext:value-type="string">
            <text:p>21/10/199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58736881</text:p>
          </table:table-cell>
          <table:table-cell office:value-type="string" calcext:value-type="string">
            <text:p>2 Severn Terrace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(A)-Sistemas microinformáticos e redes</text:p>
          </table:table-cell>
        </table:table-row>
        <table:table-row table:style-name="ro1">
          <table:table-cell office:value-type="string" calcext:value-type="string">
            <text:p>Vázquez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uria</text:p>
          </table:table-cell>
          <table:table-cell table:style-name="ce2" office:value-type="string" calcext:value-type="string">
            <text:p>07/07/198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32641325</text:p>
          </table:table-cell>
          <table:table-cell office:value-type="string" calcext:value-type="string">
            <text:p>10 Rippolson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Cañas</text:p>
          </table:table-cell>
          <table:table-cell office:value-type="string" calcext:value-type="string">
            <text:p>Poncela</text:p>
          </table:table-cell>
          <table:table-cell office:value-type="string" calcext:value-type="string">
            <text:p>Carlota</text:p>
          </table:table-cell>
          <table:table-cell table:style-name="ce2" office:value-type="string" calcext:value-type="string">
            <text:p>11/05/1977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74515049</text:p>
          </table:table-cell>
          <table:table-cell office:value-type="string" calcext:value-type="string">
            <text:p>56 Cemetery Road</text:p>
          </table:table-cell>
          <table:table-cell office:value-type="string" calcext:value-type="string">
            <text:p>Santiago de Compostela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Requejo</text:p>
          </table:table-cell>
          <table:table-cell office:value-type="string" calcext:value-type="string">
            <text:p>Barros</text:p>
          </table:table-cell>
          <table:table-cell office:value-type="string" calcext:value-type="string">
            <text:p>Nuria</text:p>
          </table:table-cell>
          <table:table-cell table:style-name="ce2" office:value-type="string" calcext:value-type="string">
            <text:p>01/03/200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21517434</text:p>
          </table:table-cell>
          <table:table-cell office:value-type="string" calcext:value-type="string">
            <text:p>6 Heather Driv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Ayed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Alejandra</text:p>
          </table:table-cell>
          <table:table-cell table:style-name="ce2" office:value-type="string" calcext:value-type="string">
            <text:p>09/07/1982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677709849</text:p>
          </table:table-cell>
          <table:table-cell office:value-type="string" calcext:value-type="string">
            <text:p>274 London Road</text:p>
          </table:table-cell>
          <table:table-cell office:value-type="string" calcext:value-type="string">
            <text:p>Guarda (A)</text:p>
          </table:table-cell>
          <table:table-cell office:value-type="string" calcext:value-type="string">
            <text:p>(A)-Administración de sistemas informáticos en rede</text:p>
          </table:table-cell>
        </table:table-row>
        <table:table-row table:style-name="ro1">
          <table:table-cell office:value-type="string" calcext:value-type="string">
            <text:p>Pena</text:p>
          </table:table-cell>
          <table:table-cell office:value-type="string" calcext:value-type="string">
            <text:p>Aladejo</text:p>
          </table:table-cell>
          <table:table-cell office:value-type="string" calcext:value-type="string">
            <text:p>Francisco</text:p>
          </table:table-cell>
          <table:table-cell table:style-name="ce2" office:value-type="string" calcext:value-type="string">
            <text:p>21/07/1980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693747508</text:p>
          </table:table-cell>
          <table:table-cell office:value-type="string" calcext:value-type="string">
            <text:p>5 Palm Springs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Fernández</text:p>
          </table:table-cell>
          <table:table-cell office:value-type="string" calcext:value-type="string">
            <text:p>Carames</text:p>
          </table:table-cell>
          <table:table-cell office:value-type="string" calcext:value-type="string">
            <text:p>Leyla</text:p>
          </table:table-cell>
          <table:table-cell table:style-name="ce2" office:value-type="string" calcext:value-type="string">
            <text:p>27/07/199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19352557</text:p>
          </table:table-cell>
          <table:table-cell office:value-type="string" calcext:value-type="string">
            <text:p>Oakdal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Brea</text:p>
          </table:table-cell>
          <table:table-cell office:value-type="string" calcext:value-type="string">
            <text:p>Casáis</text:p>
          </table:table-cell>
          <table:table-cell office:value-type="string" calcext:value-type="string">
            <text:p>Ander</text:p>
          </table:table-cell>
          <table:table-cell table:style-name="ce2" office:value-type="string" calcext:value-type="string">
            <text:p>01/09/197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26509730</text:p>
          </table:table-cell>
          <table:table-cell office:value-type="string" calcext:value-type="string">
            <text:p>7 Glossop Way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Crespo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Adrián</text:p>
          </table:table-cell>
          <table:table-cell table:style-name="ce2" office:value-type="string" calcext:value-type="string">
            <text:p>07/07/199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17714530</text:p>
          </table:table-cell>
          <table:table-cell office:value-type="string" calcext:value-type="string">
            <text:p>14 Northfield Avenue</text:p>
          </table:table-cell>
          <table:table-cell office:value-type="string" calcext:value-type="string">
            <text:p>Monforte de Lemos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Penela</text:p>
          </table:table-cell>
          <table:table-cell office:value-type="string" calcext:value-type="string">
            <text:p>Grenno</text:p>
          </table:table-cell>
          <table:table-cell office:value-type="string" calcext:value-type="string">
            <text:p>José Antonio</text:p>
          </table:table-cell>
          <table:table-cell table:style-name="ce2" office:value-type="string" calcext:value-type="string">
            <text:p>26/11/200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82576446</text:p>
          </table:table-cell>
          <table:table-cell office:value-type="string" calcext:value-type="string">
            <text:p>3 Scawfell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</table:table-row>
        <table:table-row table:style-name="ro1">
          <table:table-cell office:value-type="string" calcext:value-type="string">
            <text:p>González</text:p>
          </table:table-cell>
          <table:table-cell office:value-type="string" calcext:value-type="string">
            <text:p>Cordeiro</text:p>
          </table:table-cell>
          <table:table-cell office:value-type="string" calcext:value-type="string">
            <text:p>David</text:p>
          </table:table-cell>
          <table:table-cell table:style-name="ce2" office:value-type="string" calcext:value-type="string">
            <text:p>30/09/1982</text:p>
          </table:table-cell>
          <table:table-cell office:value-type="string" calcext:value-type="string">
            <text:p>E. U. de América</text:p>
          </table:table-cell>
          <table:table-cell office:value-type="string" calcext:value-type="string">
            <text:p>741065759</text:p>
          </table:table-cell>
          <table:table-cell office:value-type="string" calcext:value-type="string">
            <text:p>172 Frizington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Gómez</text:p>
          </table:table-cell>
          <table:table-cell office:value-type="string" calcext:value-type="string">
            <text:p>Sestelo</text:p>
          </table:table-cell>
          <table:table-cell office:value-type="string" calcext:value-type="string">
            <text:p>Miguel</text:p>
          </table:table-cell>
          <table:table-cell table:style-name="ce2" office:value-type="string" calcext:value-type="string">
            <text:p>14/10/1978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745515324</text:p>
          </table:table-cell>
          <table:table-cell office:value-type="string" calcext:value-type="string">
            <text:p>Apartment 3303</text:p>
          </table:table-cell>
          <table:table-cell office:value-type="string" calcext:value-type="string">
            <text:p>Moaña</text:p>
          </table:table-cell>
          <table:table-cell office:value-type="string" calcext:value-type="string">
            <text:p>(A)-Desenvolvemento de aplicacións multiplataforma</text:p>
          </table:table-cell>
        </table:table-row>
        <table:table-row table:style-name="ro1">
          <table:table-cell office:value-type="string" calcext:value-type="string">
            <text:p>Bezerra</text:p>
          </table:table-cell>
          <table:table-cell office:value-type="string" calcext:value-type="string">
            <text:p>Amaro</text:p>
          </table:table-cell>
          <table:table-cell office:value-type="string" calcext:value-type="string">
            <text:p>David</text:p>
          </table:table-cell>
          <table:table-cell table:style-name="ce2" office:value-type="string" calcext:value-type="string">
            <text:p>01/12/199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22636331</text:p>
          </table:table-cell>
          <table:table-cell office:value-type="string" calcext:value-type="string">
            <text:p>3 Moor Hey Lan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Intelixencia artificial e big data</text:p>
          </table:table-cell>
        </table:table-row>
        <table:table-row table:style-name="ro1">
          <table:table-cell office:value-type="string" calcext:value-type="string">
            <text:p>Ortiz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Rebeca</text:p>
          </table:table-cell>
          <table:table-cell table:style-name="ce2" office:value-type="string" calcext:value-type="string">
            <text:p>15/06/199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11804878</text:p>
          </table:table-cell>
          <table:table-cell office:value-type="string" calcext:value-type="string">
            <text:p>14 Grosvenor Avenue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(A)-Administración de sistemas informáticos en rede</text:p>
          </table:table-cell>
        </table:table-row>
        <table:table-row table:style-name="ro1">
          <table:table-cell office:value-type="string" calcext:value-type="string">
            <text:p>Maceira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Alejandro</text:p>
          </table:table-cell>
          <table:table-cell table:style-name="ce2" office:value-type="string" calcext:value-type="string">
            <text:p>24/08/198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69623220</text:p>
          </table:table-cell>
          <table:table-cell office:value-type="string" calcext:value-type="string">
            <text:p>Boscarn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</table:table-row>
        <table:table-row table:style-name="ro1">
          <table:table-cell office:value-type="string" calcext:value-type="string">
            <text:p>Vidal</text:p>
          </table:table-cell>
          <table:table-cell office:value-type="string" calcext:value-type="string">
            <text:p>Peralta</text:p>
          </table:table-cell>
          <table:table-cell office:value-type="string" calcext:value-type="string">
            <text:p>Sergio</text:p>
          </table:table-cell>
          <table:table-cell table:style-name="ce2" office:value-type="string" calcext:value-type="string">
            <text:p>20/09/200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71861506</text:p>
          </table:table-cell>
          <table:table-cell office:value-type="string" calcext:value-type="string">
            <text:p>Rodborough Cottag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Intelixencia artificial e big da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audi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ejand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ani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uri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riso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iguel</text:p>
          </table:table-cell>
          <table:table-cell table:number-columns-repeated="2"/>
          <table:table-cell table:style-name="ce2" table:number-columns-repeated="2"/>
          <table:table-cell table:style-name="ce3" table:formula="of:=CONCATENATE([.F378];[.G378];#REF!)" office:value-type="string" office:string-value="" calcext:value-type="error">
            <text:p>#¡REF!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yand Estefany</text:p>
          </table:table-cell>
          <table:table-cell table:number-columns-repeated="2"/>
          <table:table-cell table:style-name="ce2" table:number-columns-repeated="2"/>
          <table:table-cell table:formula="of:=CONCATENATE([.F379];[.G379];#REF!)" office:value-type="string" office:string-value="" calcext:value-type="error">
            <text:p>#¡REF!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velyn</text:p>
          </table:table-cell>
          <table:table-cell table:number-columns-repeated="2"/>
          <table:table-cell table:style-name="ce2" table:number-columns-repeated="2"/>
          <table:table-cell table:formula="of:=CONCATENATE([.F380];[.G380];#REF!)" office:value-type="string" office:string-value="" calcext:value-type="error">
            <text:p>#¡REF!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ría Begoña</text:p>
          </table:table-cell>
          <table:table-cell table:number-columns-repeated="2"/>
          <table:table-cell table:style-name="ce2" table:number-columns-repeated="2"/>
          <table:table-cell table:formula="of:=CONCATENATE([.F381];[.G381];#REF!)" office:value-type="string" office:string-value="" calcext:value-type="error">
            <text:p>#¡REF!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ara</text:p>
          </table:table-cell>
          <table:table-cell table:number-columns-repeated="2"/>
          <table:table-cell table:style-name="ce2" table:number-columns-repeated="2"/>
          <table:table-cell table:formula="of:=CONCATENATE([.F382];[.G382];#REF!)" office:value-type="string" office:string-value="" calcext:value-type="error">
            <text:p>#¡REF!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rgio</text:p>
          </table:table-cell>
          <table:table-cell table:number-columns-repeated="2"/>
          <table:table-cell table:style-name="ce2" table:number-columns-repeated="2"/>
          <table:table-cell table:formula="of:=CONCATENATE([.F383];[.G383];#REF!)" office:value-type="string" office:string-value="" calcext:value-type="error">
            <text:p>#¡REF!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ristiano</text:p>
          </table:table-cell>
          <table:table-cell table:number-columns-repeated="2"/>
          <table:table-cell table:style-name="ce2" table:number-columns-repeated="2"/>
          <table:table-cell table:formula="of:=CONCATENATE([.F384];[.G384];#REF!)" office:value-type="string" office:string-value="" calcext:value-type="error">
            <text:p>#¡REF!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ula</text:p>
          </table:table-cell>
          <table:table-cell table:number-columns-repeated="2"/>
          <table:table-cell table:style-name="ce2" table:number-columns-repeated="2"/>
          <table:table-cell table:formula="of:=CONCATENATE([.F385];[.G385];#REF!)" office:value-type="string" office:string-value="" calcext:value-type="error">
            <text:p>#¡REF!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ula</text:p>
          </table:table-cell>
          <table:table-cell table:number-columns-repeated="2"/>
          <table:table-cell table:style-name="ce2" table:number-columns-repeated="2"/>
          <table:table-cell table:formula="of:=CONCATENATE([.F386];[.G386];#REF!)" office:value-type="string" office:string-value="" calcext:value-type="error">
            <text:p>#¡REF!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laudia Marilyn</text:p>
          </table:table-cell>
          <table:table-cell table:number-columns-repeated="2"/>
          <table:table-cell table:style-name="ce2" table:number-columns-repeated="2"/>
          <table:table-cell table:formula="of:=CONCATENATE([.F387];[.G387];#REF!)" office:value-type="string" office:string-value="" calcext:value-type="error">
            <text:p>#¡REF!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rancisco Javier</text:p>
          </table:table-cell>
          <table:table-cell table:number-columns-repeated="2"/>
          <table:table-cell table:style-name="ce2" table:number-columns-repeated="2"/>
          <table:table-cell table:formula="of:=CONCATENATE([.F388];[.G388];#REF!)" office:value-type="string" office:string-value="" calcext:value-type="error">
            <text:p>#¡REF!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osa María</text:p>
          </table:table-cell>
          <table:table-cell table:number-columns-repeated="2"/>
          <table:table-cell table:style-name="ce2" table:number-columns-repeated="2"/>
          <table:table-cell table:formula="of:=CONCATENATE([.F389];[.G389];#REF!)" office:value-type="string" office:string-value="" calcext:value-type="error">
            <text:p>#¡REF!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avid</text:p>
          </table:table-cell>
          <table:table-cell table:number-columns-repeated="2"/>
          <table:table-cell table:style-name="ce2" table:number-columns-repeated="2"/>
          <table:table-cell table:formula="of:=CONCATENATE([.F390];[.G390];#REF!)" office:value-type="string" office:string-value="" calcext:value-type="error">
            <text:p>#¡REF!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rlos</text:p>
          </table:table-cell>
          <table:table-cell table:number-columns-repeated="2"/>
          <table:table-cell table:style-name="ce2" table:number-columns-repeated="2"/>
          <table:table-cell table:formula="of:=CONCATENATE([.F391];[.G391];#REF!)" office:value-type="string" office:string-value="" calcext:value-type="error">
            <text:p>#¡REF!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aura</text:p>
          </table:table-cell>
          <table:table-cell table:number-columns-repeated="2"/>
          <table:table-cell table:style-name="ce2" table:number-columns-repeated="2"/>
          <table:table-cell table:formula="of:=CONCATENATE([.F392];[.G392];#REF!)" office:value-type="string" office:string-value="" calcext:value-type="error">
            <text:p>#¡REF!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orge</text:p>
          </table:table-cell>
          <table:table-cell table:number-columns-repeated="2"/>
          <table:table-cell table:style-name="ce2" table:number-columns-repeated="2"/>
          <table:table-cell table:formula="of:=CONCATENATE([.F393];[.G393];#REF!)" office:value-type="string" office:string-value="" calcext:value-type="error">
            <text:p>#¡REF!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edro</text:p>
          </table:table-cell>
          <table:table-cell table:number-columns-repeated="2"/>
          <table:table-cell table:style-name="ce2" table:number-columns-repeated="2"/>
          <table:table-cell table:formula="of:=CONCATENATE([.F394];[.G394];#REF!)" office:value-type="string" office:string-value="" calcext:value-type="error">
            <text:p>#¡REF!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lejandro</text:p>
          </table:table-cell>
          <table:table-cell table:number-columns-repeated="2"/>
          <table:table-cell table:style-name="ce2" table:number-columns-repeated="2"/>
          <table:table-cell table:formula="of:=CONCATENATE([.F395];[.G395];#REF!)" office:value-type="string" office:string-value="" calcext:value-type="error">
            <text:p>#¡REF!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nuel</text:p>
          </table:table-cell>
          <table:table-cell table:number-columns-repeated="2"/>
          <table:table-cell table:style-name="ce2" table:number-columns-repeated="2"/>
          <table:table-cell table:formula="of:=CONCATENATE([.F396];[.G396];#REF!)" office:value-type="string" office:string-value="" calcext:value-type="error">
            <text:p>#¡REF!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runo</text:p>
          </table:table-cell>
          <table:table-cell table:number-columns-repeated="2"/>
          <table:table-cell table:style-name="ce2" table:number-columns-repeated="2"/>
          <table:table-cell table:formula="of:=CONCATENATE([.F397];[.G397];#REF!)" office:value-type="string" office:string-value="" calcext:value-type="error">
            <text:p>#¡REF!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aniela Alejandra</text:p>
          </table:table-cell>
          <table:table-cell table:number-columns-repeated="4"/>
          <table:table-cell table:formula="of:=CONCATENATE([.F398];[.G398];#REF!)" office:value-type="string" office:string-value="" calcext:value-type="error">
            <text:p>#¡REF!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Álvaro</text:p>
          </table:table-cell>
          <table:table-cell table:number-columns-repeated="4"/>
          <table:table-cell table:formula="of:=CONCATENATE([.F399];[.G399];#REF!)" office:value-type="string" office:string-value="" calcext:value-type="error">
            <text:p>#¡REF!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Yasmine</text:p>
          </table:table-cell>
          <table:table-cell table:number-columns-repeated="4"/>
          <table:table-cell table:formula="of:=CONCATENATE([.F400];[.G400];#REF!)" office:value-type="string" office:string-value="" calcext:value-type="error">
            <text:p>#¡REF!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ugo</text:p>
          </table:table-cell>
          <table:table-cell table:number-columns-repeated="4"/>
          <table:table-cell table:formula="of:=CONCATENATE([.F401];[.G401];#REF!)" office:value-type="string" office:string-value="" calcext:value-type="error">
            <text:p>#¡REF!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aura</text:p>
          </table:table-cell>
          <table:table-cell table:number-columns-repeated="3"/>
          <table:table-cell office:value-type="float" office:value="393" calcext:value-type="float">
            <text:p>393</text:p>
          </table:table-cell>
          <table:table-cell table:formula="of:=CONCATENATE([.F402];[.G402];#REF!)" office:value-type="string" office:string-value="" calcext:value-type="error">
            <text:p>#¡REF!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Zemedu</text:p>
          </table:table-cell>
          <table:table-cell table:number-columns-repeated="3"/>
          <table:table-cell office:value-type="float" office:value="664" calcext:value-type="float">
            <text:p>6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ubén</text:p>
          </table:table-cell>
          <table:table-cell table:number-columns-repeated="3"/>
          <table:table-cell office:value-type="float" office:value="517" calcext:value-type="float">
            <text:p>5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antiago Juan</text:p>
          </table:table-cell>
          <table:table-cell office:value-type="string" calcext:value-type="string">
            <text:p>NomeXuntoReducido</text:p>
          </table:table-cell>
          <table:table-cell office:value-type="string" calcext:value-type="string">
            <text:p>NomeMinusculas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amón</text:p>
          </table:table-cell>
          <table:table-cell table:number-columns-repeated="3"/>
          <table:table-cell office:value-type="float" office:value="954" calcext:value-type="float">
            <text:p>9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lba</text:p>
          </table:table-cell>
          <table:table-cell table:number-columns-repeated="3"/>
          <table:table-cell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Xacobe</text:p>
          </table:table-cell>
          <table:table-cell table:number-columns-repeated="3"/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anesa</text:p>
          </table:table-cell>
          <table:table-cell table:number-columns-repeated="3"/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Yolanda</text:p>
          </table:table-cell>
          <table:table-cell table:number-columns-repeated="3"/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lly Liliana</text:p>
          </table:table-cell>
          <table:table-cell table:number-columns-repeated="3"/>
          <table:table-cell office:value-type="float" office:value="831" calcext:value-type="float">
            <text:p>8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ara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ara</text:p>
          </table:table-cell>
          <table:table-cell table:number-columns-repeated="3"/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irginia María</text:p>
          </table:table-cell>
          <table:table-cell table:number-columns-repeated="3"/>
          <table:table-cell office:value-type="float" office:value="231" calcext:value-type="float">
            <text:p>2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rián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avid</text:p>
          </table:table-cell>
          <table:table-cell table:number-columns-repeated="3"/>
          <table:table-cell office:value-type="float" office:value="974" calcext:value-type="float">
            <text:p>97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Ángela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ubé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arl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avn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ieg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u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bl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dria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uillerm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n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avi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fre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fre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ndré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í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arme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er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ilaris Natali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emekec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ndre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Ángel Davi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lati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ani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ald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ntiag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ntiag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ejand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oni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ndre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igu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ucimar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ra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rco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ejand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b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vá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avie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e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Xurx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ik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ndré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cia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o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ri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bl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avie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ans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abri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ri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ejand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uan Albert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uan Albert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ieg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udy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ndré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ylvi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o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mili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ani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driá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iria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ugo Lea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ntiag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ristia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aqu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na Vanes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rco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aness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Yeiso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eli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osé Manu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Áure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ito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ani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Yasmi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ami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bl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rí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heil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bl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n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rt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inho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ntiag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ndre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trici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rai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ndry Bernard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icolá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ebremedi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ominic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eli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rick Agustí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saac Gedeo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uis Josep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ladio Branda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ua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ejand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oisé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r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va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mm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Yar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rco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ian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raya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iguel Áng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nx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r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ntí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ucí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oi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uri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na Belé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stefaní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lberto Jose Edu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ani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reix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ani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rai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bl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oaqui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nxo Rubé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osé Carlo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ejand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eli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icolá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icolá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rt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ieg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Ósca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ennife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ed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amó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len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ennife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ago Jesu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bel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ubé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aniel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aniel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v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nu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ean Ped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tephani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avi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ag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ucí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madou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vá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omá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gnaci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trici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exandr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driá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rya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r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odrig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iovann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arlo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arlos Francisc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ntonio Salvado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driá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v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Ósca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itan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icent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Álva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Áng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b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onatan José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atali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iguel Áng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ristin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bl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Yesenia Marí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mu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driá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erfect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vá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nx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nuel Antoni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nx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r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avie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Yag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ed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rai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lía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muel Junio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nuel Gonzal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rik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rigitte Marí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gnieszk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aniela Alejandr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uca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uca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uca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arlos Albert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ani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avie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b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ng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ba Marí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uzmá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avi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amil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ría Rit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adi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aú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bl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bl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Yoland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Uxí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ui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icolá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amiá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ri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Xabie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oni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r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ke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os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esús Wald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uan Pabl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ere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Karol Daniel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oret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oren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rancisco Javie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ag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atali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o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Wilso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rai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aness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driá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u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elé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ucí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exia del Carme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Áng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icard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ra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iguel Áng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ul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erard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ani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mu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onatha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urici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ndre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na Pooj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Áng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iuli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edro Pabl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Áng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illy Jho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ernando José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steban Migu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leen Anderso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iego Emili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Uxí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dolf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ul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uan Carlo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atali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gustí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orj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Xoá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aniel Carlo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ubé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aú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avie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Uxí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bdennou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ernand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ndre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eatriz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ul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rux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smael Alejand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ndre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n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uillerm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amó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ria Luis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sma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ntoni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gdalen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arl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r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aime Jo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saa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ert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ubé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mu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rai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nu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bec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idi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nuel Gustav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re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org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aú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egan Marí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ordan Alexande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ejandro Davi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ria Beatriz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ag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red Eghos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lvira Owusu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ro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bert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iguel Áng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nda Britney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obert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obert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icardo Manu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aleria Valentin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ray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ere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lanca Marí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ejand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re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oaquin Matia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ose Carlo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au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rlen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ntó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b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oren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bl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ayetan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avi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uriel Isolin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nu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avi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rí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avie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driá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igu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ourdes Arami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b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onalis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duard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odrig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ani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ria del Pila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essic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Yag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ani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isel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Yag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arolin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o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avi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ube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orge Enriqu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ucí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ra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hristia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uis Manu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ag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orj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driá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len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rai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stefaní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fred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ndrés Ivá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adi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odrig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ndré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osé Marí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hristia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acob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eonardo Davi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rgi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aniel Alejand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mu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ejand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Kamala Carlot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u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driá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ecili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drián Chindasindian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arí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ren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duard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né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ere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org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ag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ieg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ug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avier Féli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ejand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ani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ose Lui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len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NTIAGO NAHU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sma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ere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ulimar del Carme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ed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emí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ría Soni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berto Paul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ul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ug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ra Amali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sther No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ngie Lizze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inho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uan Martí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sie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osé Marí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org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ernand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ra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Olall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o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gustí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ila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rco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uan Fernand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Oana Andree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aú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tene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duard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mu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ícto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idy Nayeli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uis Darwi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aqu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igu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ría Esperanz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aim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Yaiza Alejandr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aur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bl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iguel Anx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atalia Marí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re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Zaid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ndre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Katherin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ejand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rtí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Xai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ere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ohni Anderso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ristia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bl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ian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emí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uis Áng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mu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ónic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ristia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uadalup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theus-Rober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ani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onia Elizabe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driá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rtin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a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rantx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n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rí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ría Belé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Xurx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exandr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Osca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rt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íctor Manu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helma Natali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org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ría Victori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nx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orj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aú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driá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osé Manu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a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stela Marí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ejandro Jesú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ónica Yulie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ndre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arlo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ubé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ubé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avini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zequi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ini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iria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blo Manu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oni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ejand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stefani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Ósca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abiá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ejandr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ván Alejand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org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rco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elia Marin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ua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v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lom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bert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ejand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avi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etici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erta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ray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osé Francisc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andel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rancisco Javie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osé Manu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uci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bl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arl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iguel Alfred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exandr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eatriz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ar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Uxí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b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arlo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arl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ejandr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stefaní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aura Marí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icolá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Uxí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exandr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driá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bl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b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onatha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odrig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ésa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ícto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osé Antoni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b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ucí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icolá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ubé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elodí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exandr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milian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uca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b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rank Edga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Wilm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rancisco José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aiar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imó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dira Franci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ría del Camin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ul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ndre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aniel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abri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yss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ubé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ro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Yag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rai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laudi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r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arl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arlo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aí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ndre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nu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hristia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ere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ui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aú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tzia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aimiel Leand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heik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oi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Ángel Aryan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ecili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arolin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Xo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rtí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bl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uiz Sergio d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ejand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Uriel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va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uis Migu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rancisco Javie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driá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arl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abri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ls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blo Henriqu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ois Alexandr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r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driá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icard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ª del Rosari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b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rancisc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ría del Pila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lv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ieg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ieg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uillermo Maurici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aian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uri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ndr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na Kelly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os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ícto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laudi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eruska Valentin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ren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icoleta Mirel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na Mari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oann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afa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ssan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Khady Ciss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ris Loren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oi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orge Francisc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iana Alejandr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oi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aú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ejand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iguel Áng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nuel Isaía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uri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arl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bl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stefaní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ndre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ri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ª del Carme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ennife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rais Gabri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Omar Albert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rantza Daniel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ere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org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aneyda Alejandr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ntoni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ristia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ermá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ri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braha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áza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avie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rancisco Jos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arlo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ecilia Marian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ristin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Zair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r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ntí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Xo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avi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ieg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ejand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ri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rt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brin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inho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nuel Ped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manda del Carme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icent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rí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uan Fernand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Yeray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ani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ag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aqu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ke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ke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ladys Patrici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ri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elfin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osé Lin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avi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ucí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igu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Áng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rai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driá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rin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org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eatriz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esú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ri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Xan Yeray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ndre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re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a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icard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bl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Yoland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driá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nx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hristia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ani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ofí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na Marí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ahi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avi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aqu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uci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andel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ndre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Orlando Joe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anain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ania Shuoqi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huyi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rancisco Javie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hoseli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oi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tela</text:p>
          </table:table-cell>
          <table:table-cell table:number-columns-repeated="6"/>
        </table:table-row>
      </table:table>
      <table:table table:name="Adapatado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" table:number-columns-repeated="996" table:default-cell-style-name="Default"/>
        <table:table-row table:style-name="ro1">
          <table:table-cell table:style-name="ce1" office:value-type="string" calcext:value-type="string">
            <text:p>APELIDO1</text:p>
          </table:table-cell>
          <table:table-cell table:style-name="ce1" office:value-type="string" calcext:value-type="string">
            <text:p>APELIDO2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office:annotation draw:style-name="gr1" draw:text-style-name="P2" svg:width="2.899cm" svg:height="6.521cm" svg:x="11.193cm" svg:y="0cm" draw:caption-point-x="-0.61cm" draw:caption-point-y="0.01cm">
              <dc:date>2022-02-05T00:00:00</dc:date>
              <text:p text:style-name="P1"><text:span text:style-name="T1">Copio a columna <text:s/>C (NOME) a un arquivo de texto chamado Nome-Composto.txt. Despois dende bash: awk -F " " '{ print $1 }' <text:s/>Nome-Composto.txt <text:s/>&gt; 1Nome.txt. Abro o arquivo 1Nome.txt e copio o contido e pego nesta columna.</text:span></text:p>
            </office:annotation>
            <text:p>1Nome</text:p>
          </table:table-cell>
          <table:table-cell office:value-type="string" calcext:value-type="string">
            <office:annotation draw:style-name="gr1" draw:text-style-name="P2" svg:width="2.899cm" svg:height="6.521cm" svg:x="13.451cm" svg:y="0cm" draw:caption-point-x="-0.61cm" draw:caption-point-y="0.01cm">
              <dc:date>2022-02-05T00:00:00</dc:date>
              <text:p text:style-name="P1"><text:span text:style-name="T1">Copio a columna <text:s/>C (NOME) a un arquivo de texto chamado Nome-Composto.txt. Despois dende bash: awk -F " " '{ print $2 }' <text:s/>Nome-Composto.txt <text:s/>&gt; 2Nome.txt. Abro o arquivo 2Nome.txt e copio o contido e pego nesta columna.</text:span></text:p>
            </office:annotation>
            <text:p>2Nome</text:p>
          </table:table-cell>
          <table:table-cell office:value-type="string" calcext:value-type="string">
            <office:annotation draw:style-name="gr1" draw:text-style-name="P2" svg:width="2.899cm" svg:height="6.521cm" svg:x="15.709cm" svg:y="0cm" draw:caption-point-x="-0.61cm" draw:caption-point-y="0.01cm">
              <dc:date>2022-02-05T00:00:00</dc:date>
              <text:p text:style-name="P1"><text:span text:style-name="T1">Copio a columna <text:s/>C (NOME) a un arquivo de texto chamado Nome-Composto.txt. Despois dende bash: awk -F " " '{ print $3 }' <text:s/>Nome-Composto.txt <text:s/>&gt; 3Nome.txt. Abro o arquivo 3Nome.txt e copio o contido e pego nesta columna.</text:span></text:p>
            </office:annotation>
            <text:p>3Nome</text:p>
          </table:table-cell>
          <table:table-cell table:style-name="ce1" office:value-type="string" calcext:value-type="string">
            <office:annotation draw:style-name="gr2" draw:text-style-name="P2" svg:width="2.899cm" svg:height="4.546cm" svg:x="21.073cm" svg:y="0cm" draw:caption-point-x="-0.61cm" draw:caption-point-y="0.01cm">
              <dc:date>2022-02-05T00:00:00</dc:date>
              <text:p text:style-name="P1"><text:span text:style-name="T1">Creo a base do login formado por: 1Nome + 2 caracteres 2Nome+ 2 caracteres 3Nome + 2 caracteres Apelido1 + 2 caracteres 2Apelido</text:span></text:p>
            </office:annotation>
            <text:p>NomeXuntoReducio</text:p>
          </table:table-cell>
          <table:table-cell table:style-name="ce1" office:value-type="string" calcext:value-type="string">
            <text:p>NomeMinusculas</text:p>
          </table:table-cell>
          <table:table-cell table:style-name="ce1" office:value-type="string" calcext:value-type="string">
            <text:p>Sen Tildes</text:p>
          </table:table-cell>
          <table:table-cell table:style-name="ce1" office:value-type="string" calcext:value-type="string">
            <office:annotation draw:style-name="gr3" draw:text-style-name="P2" svg:width="2.899cm" svg:height="7.706cm" svg:x="33.408cm" svg:y="0cm" draw:caption-point-x="-0.61cm" draw:caption-point-y="0.01cm">
              <dc:date>2022-02-05T00:00:00</dc:date>
              <text:p text:style-name="P1"><text:span text:style-name="T1">Xero unha columna de datos aleatorios entre 18 e 21. Fíxena coa fó</text:span></text:p>
              <text:p text:style-name="P1"><text:span text:style-name="T1">Rmula Aleatorio.entre(18,21). O problema é que se xera cada vez que hai un cambio na folla. Polo tanto, os xero unha vez, copio os valores e os pego na mesma columna reemplazando a fórmula.</text:span></text:p>
            </office:annotation>
            <text:p>Ano Primeira Matricula</text:p>
          </table:table-cell>
          <table:table-cell table:style-name="ce1" office:value-type="string" calcext:value-type="string">
            <office:annotation draw:style-name="gr4" draw:text-style-name="P2" svg:width="2.899cm" svg:height="2.176cm" svg:x="38.608cm" svg:y="0cm" draw:caption-point-x="-0.61cm" draw:caption-point-y="0.01cm">
              <dc:date>2022-02-05T00:00:00</dc:date>
              <text:p text:style-name="P1"><text:span text:style-name="T1">Constrúo o login unindo: “a” + ano <text:s/>primeira matrícula + Sen Tildes</text:span></text:p>
            </office:annotation>
            <text:p>Login Candidato</text:p>
          </table:table-cell>
          <table:table-cell table:style-name="ce11" office:value-type="string" calcext:value-type="string">
            <office:annotation draw:style-name="gr5" draw:text-style-name="P2" svg:width="2.899cm" svg:height="1.799cm" svg:x="42.284cm" svg:y="0cm" draw:caption-point-x="-0.61cm" draw:caption-point-y="0.01cm">
              <dc:date>2022-02-05T00:00:00</dc:date>
              <text:p text:style-name="P1"><text:span text:style-name="T1">Recomendable que o nome non pase de 20 caracteres</text:span></text:p>
            </office:annotation>
            <text:p>Tamaño</text:p>
          </table:table-cell>
          <table:table-cell table:style-name="ce11" office:value-type="string" calcext:value-type="string">
            <text:p>LoginDefinitivo</text:p>
          </table:table-cell>
          <table:table-cell table:style-name="ce11" office:value-type="string" calcext:value-type="string">
            <office:annotation draw:style-name="gr6" draw:text-style-name="P2" svg:width="2.899cm" svg:height="5.336cm" svg:x="51.65cm" svg:y="0cm" draw:caption-point-x="-0.61cm" draw:caption-point-y="0.01cm">
              <dc:date>2022-02-05T00:00:00</dc:date>
              <text:p text:style-name="P1"><text:span text:style-name="T1">Xero o contrasinal co comando pwgen.</text:span></text:p>
              <text:p text:style-name="P1"><text:span text:style-name="T1">pwgen -1 -B -y <text:s/>10 371 <text:s/>-r \:\;\&gt;\&lt;\$\#\/\\\'\"\`\^\~\&amp;\(\)\?\!\% &gt; Passwords.txt. Despois pego o contido do arquivo nesta columna.</text:span></text:p>
              <text:p text:style-name="P1"><text:span text:style-name="T1"/></text:p>
            </office:annotation>
            <text:p>PasswordAleatoria</text:p>
          </table:table-cell>
          <table:table-cell table:style-name="ce1" office:value-type="string" calcext:value-type="string">
            <text:p>DataNacemento</text:p>
          </table:table-cell>
          <table:table-cell table:style-name="ce1" office:value-type="string" calcext:value-type="string">
            <text:p>PaisNacemento</text:p>
          </table:table-cell>
          <table:table-cell table:style-name="ce1" office:value-type="string" calcext:value-type="string">
            <text:p>Móbil</text:p>
          </table:table-cell>
          <table:table-cell table:style-name="ce1" office:value-type="string" calcext:value-type="string">
            <text:p>Enderezo</text:p>
          </table:table-cell>
          <table:table-cell table:style-name="ce1" office:value-type="string" calcext:value-type="string">
            <text:p>Concelloenderezo</text:p>
          </table:table-cell>
          <table:table-cell table:style-name="ce1" office:value-type="string" calcext:value-type="string">
            <text:p>Curso</text:p>
          </table:table-cell>
          <table:table-cell table:style-name="ce1" office:value-type="string" calcext:value-type="string">
            <office:annotation draw:style-name="gr2" draw:text-style-name="P2" svg:width="2.899cm" svg:height="4.546cm" svg:x="84.806cm" svg:y="0cm" draw:caption-point-x="-0.61cm" draw:caption-point-y="0.01cm">
              <dc:date>2022-02-05T00:00:00</dc:date>
              <text:p text:style-name="P1"><text:span text:style-name="T1">Copiei a columna curso e fixe un buscar e reemprazar sobre esta columna. ASIR reemprazo por iana. DAW por iwna. DAM por idna…</text:span></text:p>
              <text:p text:style-name="P1"><text:span text:style-name="T1"/></text:p>
            </office:annotation>
            <text:p>Grupo</text:p>
          </table:table-cell>
          <table:table-cell table:style-name="ce1" table:number-columns-repeated="1001"/>
        </table:table-row>
        <table:table-row table:style-name="ro1">
          <table:table-cell office:value-type="string" calcext:value-type="string">
            <text:p>Alcántara</text:p>
          </table:table-cell>
          <table:table-cell office:value-type="string" calcext:value-type="string">
            <text:p>Casal</text:p>
          </table:table-cell>
          <table:table-cell table:number-columns-repeated="2" office:value-type="string" calcext:value-type="string">
            <text:p>Nerea</text:p>
          </table:table-cell>
          <table:table-cell table:number-columns-repeated="2"/>
          <table:table-cell table:formula="of:=CONCATENATE([.D2];LEFT([.E2];2);LEFT([.F2];2);LEFT([.A2];2);LEFT([.B2];2))" office:value-type="string" office:string-value="NereaAlCa" calcext:value-type="string">
            <text:p>NereaAlCa</text:p>
          </table:table-cell>
          <table:table-cell table:formula="of:=LOWER([.G2])" office:value-type="string" office:string-value="nereaalca" calcext:value-type="string">
            <text:p>nereaalca</text:p>
          </table:table-cell>
          <table:table-cell table:formula="of:=SUBSTITUTE(SUBSTITUTE(SUBSTITUTE(SUBSTITUTE(SUBSTITUTE([.H2];&quot;á&quot;;&quot;a&quot;);&quot;é&quot;;&quot;e&quot;);&quot;í&quot;;&quot;i&quot;);&quot;ó&quot;;&quot;o&quot;);&quot;ú&quot;;&quot;u&quot;)" office:value-type="string" office:string-value="nereaalca" calcext:value-type="string">
            <text:p>nereaalca</text:p>
          </table:table-cell>
          <table:table-cell office:value-type="float" office:value="19" calcext:value-type="float">
            <text:p>19</text:p>
          </table:table-cell>
          <table:table-cell table:formula="of:=CONCATENATE(&quot;a&quot;;[.J2];[.I2])" office:value-type="string" office:string-value="a19nereaalca" calcext:value-type="string">
            <text:p>a19nereaalca</text:p>
          </table:table-cell>
          <table:table-cell table:formula="of:=LEN([.K2])" office:value-type="float" office:value="12" calcext:value-type="float">
            <text:p>12</text:p>
          </table:table-cell>
          <table:table-cell table:formula="of:=[.K2]" office:value-type="string" office:string-value="a19nereaalca" calcext:value-type="string">
            <text:p>a19nereaalca</text:p>
          </table:table-cell>
          <table:table-cell office:value-type="string" calcext:value-type="string">
            <text:p>j4U,gFeN]3</text:p>
          </table:table-cell>
          <table:table-cell table:style-name="ce2" office:value-type="string" calcext:value-type="string">
            <text:p>12/08/1996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84777746</text:p>
          </table:table-cell>
          <table:table-cell office:value-type="string" calcext:value-type="string">
            <text:p>20 Hythe Clo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  <table:table-cell office:value-type="string" calcext:value-type="string">
            <text:p>ia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ernández</text:p>
          </table:table-cell>
          <table:table-cell office:value-type="string" calcext:value-type="string">
            <text:p>Enríquez</text:p>
          </table:table-cell>
          <table:table-cell table:number-columns-repeated="2" office:value-type="string" calcext:value-type="string">
            <text:p>Samuel</text:p>
          </table:table-cell>
          <table:table-cell table:number-columns-repeated="2"/>
          <table:table-cell table:formula="of:=CONCATENATE([.D3];LEFT([.E3];2);LEFT([.F3];2);LEFT([.A3];2);LEFT([.B3];2))" office:value-type="string" office:string-value="SamuelFeEn" calcext:value-type="string">
            <text:p>SamuelFeEn</text:p>
          </table:table-cell>
          <table:table-cell table:formula="of:=LOWER([.G3])" office:value-type="string" office:string-value="samuelfeen" calcext:value-type="string">
            <text:p>samuelfeen</text:p>
          </table:table-cell>
          <table:table-cell table:formula="of:=SUBSTITUTE(SUBSTITUTE(SUBSTITUTE(SUBSTITUTE(SUBSTITUTE([.H3];&quot;á&quot;;&quot;a&quot;);&quot;é&quot;;&quot;e&quot;);&quot;í&quot;;&quot;i&quot;);&quot;ó&quot;;&quot;o&quot;);&quot;ú&quot;;&quot;u&quot;)" office:value-type="string" office:string-value="samuelfeen" calcext:value-type="string">
            <text:p>samuelfeen</text:p>
          </table:table-cell>
          <table:table-cell office:value-type="float" office:value="20" calcext:value-type="float">
            <text:p>20</text:p>
          </table:table-cell>
          <table:table-cell table:formula="of:=CONCATENATE(&quot;a&quot;;[.J3];[.I3])" office:value-type="string" office:string-value="a20samuelfeen" calcext:value-type="string">
            <text:p>a20samuelfeen</text:p>
          </table:table-cell>
          <table:table-cell table:formula="of:=LEN([.K3])" office:value-type="float" office:value="13" calcext:value-type="float">
            <text:p>13</text:p>
          </table:table-cell>
          <table:table-cell table:formula="of:=[.K3]" office:value-type="string" office:string-value="a20samuelfeen" calcext:value-type="string">
            <text:p>a20samuelfeen</text:p>
          </table:table-cell>
          <table:table-cell office:value-type="string" calcext:value-type="string">
            <text:p>}VdCenvo.7</text:p>
          </table:table-cell>
          <table:table-cell table:style-name="ce2" office:value-type="string" calcext:value-type="string">
            <text:p>11/04/1996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15777585</text:p>
          </table:table-cell>
          <table:table-cell office:value-type="string" calcext:value-type="string">
            <text:p>16 Longfellow Green</text:p>
          </table:table-cell>
          <table:table-cell office:value-type="string" calcext:value-type="string">
            <text:p>Carral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enide</text:p>
          </table:table-cell>
          <table:table-cell office:value-type="string" calcext:value-type="string">
            <text:p>Amoedo</text:p>
          </table:table-cell>
          <table:table-cell table:number-columns-repeated="2" office:value-type="string" calcext:value-type="string">
            <text:p>Giovanna</text:p>
          </table:table-cell>
          <table:table-cell table:number-columns-repeated="2"/>
          <table:table-cell table:formula="of:=CONCATENATE([.D4];LEFT([.E4];2);LEFT([.F4];2);LEFT([.A4];2);LEFT([.B4];2))" office:value-type="string" office:string-value="GiovannaPeAm" calcext:value-type="string">
            <text:p>GiovannaPeAm</text:p>
          </table:table-cell>
          <table:table-cell table:formula="of:=LOWER([.G4])" office:value-type="string" office:string-value="giovannapeam" calcext:value-type="string">
            <text:p>giovannapeam</text:p>
          </table:table-cell>
          <table:table-cell table:formula="of:=SUBSTITUTE(SUBSTITUTE(SUBSTITUTE(SUBSTITUTE(SUBSTITUTE([.H4];&quot;á&quot;;&quot;a&quot;);&quot;é&quot;;&quot;e&quot;);&quot;í&quot;;&quot;i&quot;);&quot;ó&quot;;&quot;o&quot;);&quot;ú&quot;;&quot;u&quot;)" office:value-type="string" office:string-value="giovannapeam" calcext:value-type="string">
            <text:p>giovannapeam</text:p>
          </table:table-cell>
          <table:table-cell office:value-type="float" office:value="19" calcext:value-type="float">
            <text:p>19</text:p>
          </table:table-cell>
          <table:table-cell table:formula="of:=CONCATENATE(&quot;a&quot;;[.J4];[.I4])" office:value-type="string" office:string-value="a19giovannapeam" calcext:value-type="string">
            <text:p>a19giovannapeam</text:p>
          </table:table-cell>
          <table:table-cell table:formula="of:=LEN([.K4])" office:value-type="float" office:value="15" calcext:value-type="float">
            <text:p>15</text:p>
          </table:table-cell>
          <table:table-cell table:formula="of:=[.K4]" office:value-type="string" office:string-value="a19giovannapeam" calcext:value-type="string">
            <text:p>a19giovannapeam</text:p>
          </table:table-cell>
          <table:table-cell office:value-type="string" calcext:value-type="string">
            <text:p>L@fNur}9J|</text:p>
          </table:table-cell>
          <table:table-cell table:style-name="ce2" office:value-type="string" calcext:value-type="string">
            <text:p>02/07/1995</text:p>
          </table:table-cell>
          <table:table-cell office:value-type="string" calcext:value-type="string">
            <text:p>Rusia (Federación)</text:p>
          </table:table-cell>
          <table:table-cell office:value-type="string" calcext:value-type="string">
            <text:p>766393528</text:p>
          </table:table-cell>
          <table:table-cell office:value-type="string" calcext:value-type="string">
            <text:p>17 Knowsley Grov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  <table:table-cell office:value-type="string" calcext:value-type="string">
            <text:p>is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orbacho</text:p>
          </table:table-cell>
          <table:table-cell office:value-type="string" calcext:value-type="string">
            <text:p>Iglesias</text:p>
          </table:table-cell>
          <table:table-cell table:number-columns-repeated="2" office:value-type="string" calcext:value-type="string">
            <text:p>Antón</text:p>
          </table:table-cell>
          <table:table-cell table:number-columns-repeated="2"/>
          <table:table-cell table:formula="of:=CONCATENATE([.D5];LEFT([.E5];2);LEFT([.F5];2);LEFT([.A5];2);LEFT([.B5];2))" office:value-type="string" office:string-value="AntónCoIg" calcext:value-type="string">
            <text:p>AntónCoIg</text:p>
          </table:table-cell>
          <table:table-cell table:formula="of:=LOWER([.G5])" office:value-type="string" office:string-value="antóncoig" calcext:value-type="string">
            <text:p>antóncoig</text:p>
          </table:table-cell>
          <table:table-cell table:formula="of:=SUBSTITUTE(SUBSTITUTE(SUBSTITUTE(SUBSTITUTE(SUBSTITUTE([.H5];&quot;á&quot;;&quot;a&quot;);&quot;é&quot;;&quot;e&quot;);&quot;í&quot;;&quot;i&quot;);&quot;ó&quot;;&quot;o&quot;);&quot;ú&quot;;&quot;u&quot;)" office:value-type="string" office:string-value="antoncoig" calcext:value-type="string">
            <text:p>antoncoig</text:p>
          </table:table-cell>
          <table:table-cell office:value-type="float" office:value="19" calcext:value-type="float">
            <text:p>19</text:p>
          </table:table-cell>
          <table:table-cell table:formula="of:=CONCATENATE(&quot;a&quot;;[.J5];[.I5])" office:value-type="string" office:string-value="a19antoncoig" calcext:value-type="string">
            <text:p>a19antoncoig</text:p>
          </table:table-cell>
          <table:table-cell table:formula="of:=LEN([.K5])" office:value-type="float" office:value="12" calcext:value-type="float">
            <text:p>12</text:p>
          </table:table-cell>
          <table:table-cell table:formula="of:=[.K5]" office:value-type="string" office:string-value="a19antoncoig" calcext:value-type="string">
            <text:p>a19antoncoig</text:p>
          </table:table-cell>
          <table:table-cell office:value-type="string" calcext:value-type="string">
            <text:p>{+4b-zTvYk</text:p>
          </table:table-cell>
          <table:table-cell table:style-name="ce2" office:value-type="string" calcext:value-type="string">
            <text:p>18/12/199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47736878</text:p>
          </table:table-cell>
          <table:table-cell office:value-type="string" calcext:value-type="string">
            <text:p>41 Alisander Clo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  <table:table-cell office:value-type="string" calcext:value-type="string">
            <text:p>ia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iaz</text:p>
          </table:table-cell>
          <table:table-cell office:value-type="string" calcext:value-type="string">
            <text:p>Fernández</text:p>
          </table:table-cell>
          <table:table-cell table:number-columns-repeated="2" office:value-type="string" calcext:value-type="string">
            <text:p>Aroa</text:p>
          </table:table-cell>
          <table:table-cell table:number-columns-repeated="2"/>
          <table:table-cell table:formula="of:=CONCATENATE([.D6];LEFT([.E6];2);LEFT([.F6];2);LEFT([.A6];2);LEFT([.B6];2))" office:value-type="string" office:string-value="AroaDiFe" calcext:value-type="string">
            <text:p>AroaDiFe</text:p>
          </table:table-cell>
          <table:table-cell table:formula="of:=LOWER([.G6])" office:value-type="string" office:string-value="aroadife" calcext:value-type="string">
            <text:p>aroadife</text:p>
          </table:table-cell>
          <table:table-cell table:formula="of:=SUBSTITUTE(SUBSTITUTE(SUBSTITUTE(SUBSTITUTE(SUBSTITUTE([.H6];&quot;á&quot;;&quot;a&quot;);&quot;é&quot;;&quot;e&quot;);&quot;í&quot;;&quot;i&quot;);&quot;ó&quot;;&quot;o&quot;);&quot;ú&quot;;&quot;u&quot;)" office:value-type="string" office:string-value="aroadife" calcext:value-type="string">
            <text:p>aroadife</text:p>
          </table:table-cell>
          <table:table-cell office:value-type="float" office:value="21" calcext:value-type="float">
            <text:p>21</text:p>
          </table:table-cell>
          <table:table-cell table:formula="of:=CONCATENATE(&quot;a&quot;;[.J6];[.I6])" office:value-type="string" office:string-value="a21aroadife" calcext:value-type="string">
            <text:p>a21aroadife</text:p>
          </table:table-cell>
          <table:table-cell table:formula="of:=LEN([.K6])" office:value-type="float" office:value="11" calcext:value-type="float">
            <text:p>11</text:p>
          </table:table-cell>
          <table:table-cell table:formula="of:=[.K6]" office:value-type="string" office:string-value="a21aroadife" calcext:value-type="string">
            <text:p>a21aroadife</text:p>
          </table:table-cell>
          <table:table-cell office:value-type="string" calcext:value-type="string">
            <text:p>7rhrbtJa@*</text:p>
          </table:table-cell>
          <table:table-cell table:style-name="ce2" office:value-type="string" calcext:value-type="string">
            <text:p>01/08/196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90233759</text:p>
          </table:table-cell>
          <table:table-cell office:value-type="string" calcext:value-type="string">
            <text:p>1A Spring Bridge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Guerrero</text:p>
          </table:table-cell>
          <table:table-cell table:number-columns-repeated="2" office:value-type="string" calcext:value-type="string">
            <text:p>Paula</text:p>
          </table:table-cell>
          <table:table-cell table:number-columns-repeated="2"/>
          <table:table-cell table:formula="of:=CONCATENATE([.D7];LEFT([.E7];2);LEFT([.F7];2);LEFT([.A7];2);LEFT([.B7];2))" office:value-type="string" office:string-value="PaulaVaGu" calcext:value-type="string">
            <text:p>PaulaVaGu</text:p>
          </table:table-cell>
          <table:table-cell table:formula="of:=LOWER([.G7])" office:value-type="string" office:string-value="paulavagu" calcext:value-type="string">
            <text:p>paulavagu</text:p>
          </table:table-cell>
          <table:table-cell table:formula="of:=SUBSTITUTE(SUBSTITUTE(SUBSTITUTE(SUBSTITUTE(SUBSTITUTE([.H7];&quot;á&quot;;&quot;a&quot;);&quot;é&quot;;&quot;e&quot;);&quot;í&quot;;&quot;i&quot;);&quot;ó&quot;;&quot;o&quot;);&quot;ú&quot;;&quot;u&quot;)" office:value-type="string" office:string-value="paulavagu" calcext:value-type="string">
            <text:p>paulavagu</text:p>
          </table:table-cell>
          <table:table-cell office:value-type="float" office:value="21" calcext:value-type="float">
            <text:p>21</text:p>
          </table:table-cell>
          <table:table-cell table:formula="of:=CONCATENATE(&quot;a&quot;;[.J7];[.I7])" office:value-type="string" office:string-value="a21paulavagu" calcext:value-type="string">
            <text:p>a21paulavagu</text:p>
          </table:table-cell>
          <table:table-cell table:formula="of:=LEN([.K7])" office:value-type="float" office:value="12" calcext:value-type="float">
            <text:p>12</text:p>
          </table:table-cell>
          <table:table-cell table:formula="of:=[.K7]" office:value-type="string" office:string-value="a21paulavagu" calcext:value-type="string">
            <text:p>a21paulavagu</text:p>
          </table:table-cell>
          <table:table-cell office:value-type="string" calcext:value-type="string">
            <text:p>bte9XM-|Fr</text:p>
          </table:table-cell>
          <table:table-cell table:style-name="ce2" office:value-type="string" calcext:value-type="string">
            <text:p>30/06/199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16375409</text:p>
          </table:table-cell>
          <table:table-cell office:value-type="string" calcext:value-type="string">
            <text:p>1 Walerand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  <table:table-cell office:value-type="string" calcext:value-type="string">
            <text:p>ia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ernandes</text:p>
          </table:table-cell>
          <table:table-cell office:value-type="string" calcext:value-type="string">
            <text:p>Arias</text:p>
          </table:table-cell>
          <table:table-cell table:number-columns-repeated="2" office:value-type="string" calcext:value-type="string">
            <text:p>Vanesa</text:p>
          </table:table-cell>
          <table:table-cell table:number-columns-repeated="2"/>
          <table:table-cell table:formula="of:=CONCATENATE([.D8];LEFT([.E8];2);LEFT([.F8];2);LEFT([.A8];2);LEFT([.B8];2))" office:value-type="string" office:string-value="VanesaFeAr" calcext:value-type="string">
            <text:p>VanesaFeAr</text:p>
          </table:table-cell>
          <table:table-cell table:formula="of:=LOWER([.G8])" office:value-type="string" office:string-value="vanesafear" calcext:value-type="string">
            <text:p>vanesafear</text:p>
          </table:table-cell>
          <table:table-cell table:formula="of:=SUBSTITUTE(SUBSTITUTE(SUBSTITUTE(SUBSTITUTE(SUBSTITUTE([.H8];&quot;á&quot;;&quot;a&quot;);&quot;é&quot;;&quot;e&quot;);&quot;í&quot;;&quot;i&quot;);&quot;ó&quot;;&quot;o&quot;);&quot;ú&quot;;&quot;u&quot;)" office:value-type="string" office:string-value="vanesafear" calcext:value-type="string">
            <text:p>vanesafear</text:p>
          </table:table-cell>
          <table:table-cell office:value-type="float" office:value="21" calcext:value-type="float">
            <text:p>21</text:p>
          </table:table-cell>
          <table:table-cell table:formula="of:=CONCATENATE(&quot;a&quot;;[.J8];[.I8])" office:value-type="string" office:string-value="a21vanesafear" calcext:value-type="string">
            <text:p>a21vanesafear</text:p>
          </table:table-cell>
          <table:table-cell table:formula="of:=LEN([.K8])" office:value-type="float" office:value="13" calcext:value-type="float">
            <text:p>13</text:p>
          </table:table-cell>
          <table:table-cell table:formula="of:=[.K8]" office:value-type="string" office:string-value="a21vanesafear" calcext:value-type="string">
            <text:p>a21vanesafear</text:p>
          </table:table-cell>
          <table:table-cell office:value-type="string" calcext:value-type="string">
            <text:p>qu.u3MKdo9</text:p>
          </table:table-cell>
          <table:table-cell table:style-name="ce2" office:value-type="string" calcext:value-type="string">
            <text:p>26/02/199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66171507</text:p>
          </table:table-cell>
          <table:table-cell office:value-type="string" calcext:value-type="string">
            <text:p>2 Cedar Driv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uiz</text:p>
          </table:table-cell>
          <table:table-cell office:value-type="string" calcext:value-type="string">
            <text:p>Pazo</text:p>
          </table:table-cell>
          <table:table-cell table:number-columns-repeated="2" office:value-type="string" calcext:value-type="string">
            <text:p>Manuel</text:p>
          </table:table-cell>
          <table:table-cell table:number-columns-repeated="2"/>
          <table:table-cell table:formula="of:=CONCATENATE([.D9];LEFT([.E9];2);LEFT([.F9];2);LEFT([.A9];2);LEFT([.B9];2))" office:value-type="string" office:string-value="ManuelRuPa" calcext:value-type="string">
            <text:p>ManuelRuPa</text:p>
          </table:table-cell>
          <table:table-cell table:formula="of:=LOWER([.G9])" office:value-type="string" office:string-value="manuelrupa" calcext:value-type="string">
            <text:p>manuelrupa</text:p>
          </table:table-cell>
          <table:table-cell table:formula="of:=SUBSTITUTE(SUBSTITUTE(SUBSTITUTE(SUBSTITUTE(SUBSTITUTE([.H9];&quot;á&quot;;&quot;a&quot;);&quot;é&quot;;&quot;e&quot;);&quot;í&quot;;&quot;i&quot;);&quot;ó&quot;;&quot;o&quot;);&quot;ú&quot;;&quot;u&quot;)" office:value-type="string" office:string-value="manuelrupa" calcext:value-type="string">
            <text:p>manuelrupa</text:p>
          </table:table-cell>
          <table:table-cell office:value-type="float" office:value="19" calcext:value-type="float">
            <text:p>19</text:p>
          </table:table-cell>
          <table:table-cell table:formula="of:=CONCATENATE(&quot;a&quot;;[.J9];[.I9])" office:value-type="string" office:string-value="a19manuelrupa" calcext:value-type="string">
            <text:p>a19manuelrupa</text:p>
          </table:table-cell>
          <table:table-cell table:formula="of:=LEN([.K9])" office:value-type="float" office:value="13" calcext:value-type="float">
            <text:p>13</text:p>
          </table:table-cell>
          <table:table-cell table:formula="of:=[.K9]" office:value-type="string" office:string-value="a19manuelrupa" calcext:value-type="string">
            <text:p>a19manuelrupa</text:p>
          </table:table-cell>
          <table:table-cell office:value-type="string" calcext:value-type="string">
            <text:p>w_bLE9YUfa</text:p>
          </table:table-cell>
          <table:table-cell table:style-name="ce2" office:value-type="string" calcext:value-type="string">
            <text:p>31/01/200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71752303</text:p>
          </table:table-cell>
          <table:table-cell office:value-type="string" calcext:value-type="string">
            <text:p>12 South Drive</text:p>
          </table:table-cell>
          <table:table-cell office:value-type="string" calcext:value-type="string">
            <text:p>Pontevedra</text:p>
          </table:table-cell>
          <table:table-cell office:value-type="string" calcext:value-type="string">
            <text:p>(A)-Sistemas microinformáticos e redes</text:p>
          </table:table-cell>
          <table:table-cell office:value-type="string" calcext:value-type="string">
            <text:p>is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azos</text:p>
          </table:table-cell>
          <table:table-cell office:value-type="string" calcext:value-type="string">
            <text:p>Borrega</text:p>
          </table:table-cell>
          <table:table-cell table:number-columns-repeated="2" office:value-type="string" calcext:value-type="string">
            <text:p>Tania</text:p>
          </table:table-cell>
          <table:table-cell table:number-columns-repeated="2"/>
          <table:table-cell table:formula="of:=CONCATENATE([.D10];LEFT([.E10];2);LEFT([.F10];2);LEFT([.A10];2);LEFT([.B10];2))" office:value-type="string" office:string-value="TaniaPaBo" calcext:value-type="string">
            <text:p>TaniaPaBo</text:p>
          </table:table-cell>
          <table:table-cell table:formula="of:=LOWER([.G10])" office:value-type="string" office:string-value="taniapabo" calcext:value-type="string">
            <text:p>taniapabo</text:p>
          </table:table-cell>
          <table:table-cell table:formula="of:=SUBSTITUTE(SUBSTITUTE(SUBSTITUTE(SUBSTITUTE(SUBSTITUTE([.H10];&quot;á&quot;;&quot;a&quot;);&quot;é&quot;;&quot;e&quot;);&quot;í&quot;;&quot;i&quot;);&quot;ó&quot;;&quot;o&quot;);&quot;ú&quot;;&quot;u&quot;)" office:value-type="string" office:string-value="taniapabo" calcext:value-type="string">
            <text:p>taniapabo</text:p>
          </table:table-cell>
          <table:table-cell office:value-type="float" office:value="20" calcext:value-type="float">
            <text:p>20</text:p>
          </table:table-cell>
          <table:table-cell table:formula="of:=CONCATENATE(&quot;a&quot;;[.J10];[.I10])" office:value-type="string" office:string-value="a20taniapabo" calcext:value-type="string">
            <text:p>a20taniapabo</text:p>
          </table:table-cell>
          <table:table-cell table:formula="of:=LEN([.K10])" office:value-type="float" office:value="12" calcext:value-type="float">
            <text:p>12</text:p>
          </table:table-cell>
          <table:table-cell table:formula="of:=[.K10]" office:value-type="string" office:string-value="a20taniapabo" calcext:value-type="string">
            <text:p>a20taniapabo</text:p>
          </table:table-cell>
          <table:table-cell office:value-type="string" calcext:value-type="string">
            <text:p>bd]+v3UfXn</text:p>
          </table:table-cell>
          <table:table-cell table:style-name="ce2" office:value-type="string" calcext:value-type="string">
            <text:p>05/07/199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26007921</text:p>
          </table:table-cell>
          <table:table-cell office:value-type="string" calcext:value-type="string">
            <text:p>51 Hillcroft Road</text:p>
          </table:table-cell>
          <table:table-cell office:value-type="string" calcext:value-type="string">
            <text:p>Lalín</text:p>
          </table:table-cell>
          <table:table-cell office:value-type="string" calcext:value-type="string">
            <text:p>(A)-Administración de sistemas informáticos en rede</text:p>
          </table:table-cell>
          <table:table-cell office:value-type="string" calcext:value-type="string">
            <text:p>ia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erin</text:p>
          </table:table-cell>
          <table:table-cell office:value-type="string" calcext:value-type="string">
            <text:p>de Lima</text:p>
          </table:table-cell>
          <table:table-cell table:number-columns-repeated="2" office:value-type="string" calcext:value-type="string">
            <text:p>Nicolás</text:p>
          </table:table-cell>
          <table:table-cell table:number-columns-repeated="2"/>
          <table:table-cell table:formula="of:=CONCATENATE([.D11];LEFT([.E11];2);LEFT([.F11];2);LEFT([.A11];2);LEFT([.B11];2))" office:value-type="string" office:string-value="NicolásCede" calcext:value-type="string">
            <text:p>NicolásCede</text:p>
          </table:table-cell>
          <table:table-cell table:formula="of:=LOWER([.G11])" office:value-type="string" office:string-value="nicoláscede" calcext:value-type="string">
            <text:p>nicoláscede</text:p>
          </table:table-cell>
          <table:table-cell table:formula="of:=SUBSTITUTE(SUBSTITUTE(SUBSTITUTE(SUBSTITUTE(SUBSTITUTE([.H11];&quot;á&quot;;&quot;a&quot;);&quot;é&quot;;&quot;e&quot;);&quot;í&quot;;&quot;i&quot;);&quot;ó&quot;;&quot;o&quot;);&quot;ú&quot;;&quot;u&quot;)" office:value-type="string" office:string-value="nicolascede" calcext:value-type="string">
            <text:p>nicolascede</text:p>
          </table:table-cell>
          <table:table-cell office:value-type="float" office:value="18" calcext:value-type="float">
            <text:p>18</text:p>
          </table:table-cell>
          <table:table-cell table:formula="of:=CONCATENATE(&quot;a&quot;;[.J11];[.I11])" office:value-type="string" office:string-value="a18nicolascede" calcext:value-type="string">
            <text:p>a18nicolascede</text:p>
          </table:table-cell>
          <table:table-cell table:formula="of:=LEN([.K11])" office:value-type="float" office:value="14" calcext:value-type="float">
            <text:p>14</text:p>
          </table:table-cell>
          <table:table-cell table:formula="of:=[.K11]" office:value-type="string" office:string-value="a18nicolascede" calcext:value-type="string">
            <text:p>a18nicolascede</text:p>
          </table:table-cell>
          <table:table-cell office:value-type="string" calcext:value-type="string">
            <text:p>gw=E9CdKX4</text:p>
          </table:table-cell>
          <table:table-cell table:style-name="ce2" office:value-type="string" calcext:value-type="string">
            <text:p>18/04/200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36517246</text:p>
          </table:table-cell>
          <table:table-cell office:value-type="string" calcext:value-type="string">
            <text:p>54 Wild Hill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  <table:table-cell office:value-type="string" calcext:value-type="string">
            <text:p>is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arcía</text:p>
          </table:table-cell>
          <table:table-cell office:value-type="string" calcext:value-type="string">
            <text:p>Docampo</text:p>
          </table:table-cell>
          <table:table-cell table:number-columns-repeated="2" office:value-type="string" calcext:value-type="string">
            <text:p>Diego</text:p>
          </table:table-cell>
          <table:table-cell table:number-columns-repeated="2"/>
          <table:table-cell table:formula="of:=CONCATENATE([.D12];LEFT([.E12];2);LEFT([.F12];2);LEFT([.A12];2);LEFT([.B12];2))" office:value-type="string" office:string-value="DiegoGaDo" calcext:value-type="string">
            <text:p>DiegoGaDo</text:p>
          </table:table-cell>
          <table:table-cell table:formula="of:=LOWER([.G12])" office:value-type="string" office:string-value="diegogado" calcext:value-type="string">
            <text:p>diegogado</text:p>
          </table:table-cell>
          <table:table-cell table:formula="of:=SUBSTITUTE(SUBSTITUTE(SUBSTITUTE(SUBSTITUTE(SUBSTITUTE([.H12];&quot;á&quot;;&quot;a&quot;);&quot;é&quot;;&quot;e&quot;);&quot;í&quot;;&quot;i&quot;);&quot;ó&quot;;&quot;o&quot;);&quot;ú&quot;;&quot;u&quot;)" office:value-type="string" office:string-value="diegogado" calcext:value-type="string">
            <text:p>diegogado</text:p>
          </table:table-cell>
          <table:table-cell office:value-type="float" office:value="19" calcext:value-type="float">
            <text:p>19</text:p>
          </table:table-cell>
          <table:table-cell table:formula="of:=CONCATENATE(&quot;a&quot;;[.J12];[.I12])" office:value-type="string" office:string-value="a19diegogado" calcext:value-type="string">
            <text:p>a19diegogado</text:p>
          </table:table-cell>
          <table:table-cell table:formula="of:=LEN([.K12])" office:value-type="float" office:value="12" calcext:value-type="float">
            <text:p>12</text:p>
          </table:table-cell>
          <table:table-cell table:formula="of:=[.K12]" office:value-type="string" office:string-value="a19diegogado" calcext:value-type="string">
            <text:p>a19diegogado</text:p>
          </table:table-cell>
          <table:table-cell office:value-type="string" calcext:value-type="string">
            <text:p>oWj|YoHv9E</text:p>
          </table:table-cell>
          <table:table-cell table:style-name="ce2" office:value-type="string" calcext:value-type="string">
            <text:p>20/03/197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58348610</text:p>
          </table:table-cell>
          <table:table-cell office:value-type="string" calcext:value-type="string">
            <text:p>110 High Street</text:p>
          </table:table-cell>
          <table:table-cell office:value-type="string" calcext:value-type="string">
            <text:p>Gondomar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eniente</text:p>
          </table:table-cell>
          <table:table-cell office:value-type="string" calcext:value-type="string">
            <text:p>Pereira</text:p>
          </table:table-cell>
          <table:table-cell table:number-columns-repeated="2" office:value-type="string" calcext:value-type="string">
            <text:p>Sara</text:p>
          </table:table-cell>
          <table:table-cell table:number-columns-repeated="2"/>
          <table:table-cell table:formula="of:=CONCATENATE([.D13];LEFT([.E13];2);LEFT([.F13];2);LEFT([.A13];2);LEFT([.B13];2))" office:value-type="string" office:string-value="SaraTePe" calcext:value-type="string">
            <text:p>SaraTePe</text:p>
          </table:table-cell>
          <table:table-cell table:formula="of:=LOWER([.G13])" office:value-type="string" office:string-value="saratepe" calcext:value-type="string">
            <text:p>saratepe</text:p>
          </table:table-cell>
          <table:table-cell table:formula="of:=SUBSTITUTE(SUBSTITUTE(SUBSTITUTE(SUBSTITUTE(SUBSTITUTE([.H13];&quot;á&quot;;&quot;a&quot;);&quot;é&quot;;&quot;e&quot;);&quot;í&quot;;&quot;i&quot;);&quot;ó&quot;;&quot;o&quot;);&quot;ú&quot;;&quot;u&quot;)" office:value-type="string" office:string-value="saratepe" calcext:value-type="string">
            <text:p>saratepe</text:p>
          </table:table-cell>
          <table:table-cell office:value-type="float" office:value="18" calcext:value-type="float">
            <text:p>18</text:p>
          </table:table-cell>
          <table:table-cell table:formula="of:=CONCATENATE(&quot;a&quot;;[.J13];[.I13])" office:value-type="string" office:string-value="a18saratepe" calcext:value-type="string">
            <text:p>a18saratepe</text:p>
          </table:table-cell>
          <table:table-cell table:formula="of:=LEN([.K13])" office:value-type="float" office:value="11" calcext:value-type="float">
            <text:p>11</text:p>
          </table:table-cell>
          <table:table-cell table:formula="of:=[.K13]" office:value-type="string" office:string-value="a18saratepe" calcext:value-type="string">
            <text:p>a18saratepe</text:p>
          </table:table-cell>
          <table:table-cell office:value-type="string" calcext:value-type="string">
            <text:p>V+p[9Y{FA}</text:p>
          </table:table-cell>
          <table:table-cell table:style-name="ce2" office:value-type="string" calcext:value-type="string">
            <text:p>03/04/200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56274321</text:p>
          </table:table-cell>
          <table:table-cell office:value-type="string" calcext:value-type="string">
            <text:p>The Global Centre</text:p>
          </table:table-cell>
          <table:table-cell office:value-type="string" calcext:value-type="string">
            <text:p>Redondela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onzález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Jean Carlo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Carlo</text:p>
          </table:table-cell>
          <table:table-cell/>
          <table:table-cell table:formula="of:=CONCATENATE([.D14];LEFT([.E14];2);LEFT([.F14];2);LEFT([.A14];2);LEFT([.B14];2))" office:value-type="string" office:string-value="JeanCaGoTo" calcext:value-type="string">
            <text:p>JeanCaGoTo</text:p>
          </table:table-cell>
          <table:table-cell table:formula="of:=LOWER([.G14])" office:value-type="string" office:string-value="jeancagoto" calcext:value-type="string">
            <text:p>jeancagoto</text:p>
          </table:table-cell>
          <table:table-cell table:formula="of:=SUBSTITUTE(SUBSTITUTE(SUBSTITUTE(SUBSTITUTE(SUBSTITUTE([.H14];&quot;á&quot;;&quot;a&quot;);&quot;é&quot;;&quot;e&quot;);&quot;í&quot;;&quot;i&quot;);&quot;ó&quot;;&quot;o&quot;);&quot;ú&quot;;&quot;u&quot;)" office:value-type="string" office:string-value="jeancagoto" calcext:value-type="string">
            <text:p>jeancagoto</text:p>
          </table:table-cell>
          <table:table-cell office:value-type="float" office:value="18" calcext:value-type="float">
            <text:p>18</text:p>
          </table:table-cell>
          <table:table-cell table:formula="of:=CONCATENATE(&quot;a&quot;;[.J14];[.I14])" office:value-type="string" office:string-value="a18jeancagoto" calcext:value-type="string">
            <text:p>a18jeancagoto</text:p>
          </table:table-cell>
          <table:table-cell table:formula="of:=LEN([.K14])" office:value-type="float" office:value="13" calcext:value-type="float">
            <text:p>13</text:p>
          </table:table-cell>
          <table:table-cell table:formula="of:=[.K14]" office:value-type="string" office:string-value="a18jeancagoto" calcext:value-type="string">
            <text:p>a18jeancagoto</text:p>
          </table:table-cell>
          <table:table-cell office:value-type="string" calcext:value-type="string">
            <text:p>Uzkwg_q99p</text:p>
          </table:table-cell>
          <table:table-cell table:style-name="ce2" office:value-type="string" calcext:value-type="string">
            <text:p>29/08/198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72503566</text:p>
          </table:table-cell>
          <table:table-cell office:value-type="string" calcext:value-type="string">
            <text:p>Flat 1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érez</text:p>
          </table:table-cell>
          <table:table-cell office:value-type="string" calcext:value-type="string">
            <text:p>Duque</text:p>
          </table:table-cell>
          <table:table-cell table:number-columns-repeated="2" office:value-type="string" calcext:value-type="string">
            <text:p>Angelina</text:p>
          </table:table-cell>
          <table:table-cell table:number-columns-repeated="2"/>
          <table:table-cell table:formula="of:=CONCATENATE([.D15];LEFT([.E15];2);LEFT([.F15];2);LEFT([.A15];2);LEFT([.B15];2))" office:value-type="string" office:string-value="AngelinaPéDu" calcext:value-type="string">
            <text:p>AngelinaPéDu</text:p>
          </table:table-cell>
          <table:table-cell table:formula="of:=LOWER([.G15])" office:value-type="string" office:string-value="angelinapédu" calcext:value-type="string">
            <text:p>angelinapédu</text:p>
          </table:table-cell>
          <table:table-cell table:formula="of:=SUBSTITUTE(SUBSTITUTE(SUBSTITUTE(SUBSTITUTE(SUBSTITUTE([.H15];&quot;á&quot;;&quot;a&quot;);&quot;é&quot;;&quot;e&quot;);&quot;í&quot;;&quot;i&quot;);&quot;ó&quot;;&quot;o&quot;);&quot;ú&quot;;&quot;u&quot;)" office:value-type="string" office:string-value="angelinapedu" calcext:value-type="string">
            <text:p>angelinapedu</text:p>
          </table:table-cell>
          <table:table-cell office:value-type="float" office:value="21" calcext:value-type="float">
            <text:p>21</text:p>
          </table:table-cell>
          <table:table-cell table:formula="of:=CONCATENATE(&quot;a&quot;;[.J15];[.I15])" office:value-type="string" office:string-value="a21angelinapedu" calcext:value-type="string">
            <text:p>a21angelinapedu</text:p>
          </table:table-cell>
          <table:table-cell table:formula="of:=LEN([.K15])" office:value-type="float" office:value="15" calcext:value-type="float">
            <text:p>15</text:p>
          </table:table-cell>
          <table:table-cell table:formula="of:=[.K15]" office:value-type="string" office:string-value="a21angelinapedu" calcext:value-type="string">
            <text:p>a21angelinapedu</text:p>
          </table:table-cell>
          <table:table-cell office:value-type="string" calcext:value-type="string">
            <text:p>*9evKgTiJX</text:p>
          </table:table-cell>
          <table:table-cell table:style-name="ce2" office:value-type="string" calcext:value-type="string">
            <text:p>27/11/1999</text:p>
          </table:table-cell>
          <table:table-cell office:value-type="string" calcext:value-type="string">
            <text:p>Perú</text:p>
          </table:table-cell>
          <table:table-cell office:value-type="string" calcext:value-type="string">
            <text:p>693919074</text:p>
          </table:table-cell>
          <table:table-cell office:value-type="string" calcext:value-type="string">
            <text:p>3 Ewbank Corner</text:p>
          </table:table-cell>
          <table:table-cell office:value-type="string" calcext:value-type="string">
            <text:p>Vigo</text:p>
          </table:table-cell>
          <table:table-cell table:number-columns-repeated="2" office:value-type="string" calcext:value-type="string">
            <text:p>iib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lonso</text:p>
          </table:table-cell>
          <table:table-cell office:value-type="string" calcext:value-type="string">
            <text:p>Llopis</text:p>
          </table:table-cell>
          <table:table-cell table:number-columns-repeated="2" office:value-type="string" calcext:value-type="string">
            <text:p>Aarón</text:p>
          </table:table-cell>
          <table:table-cell table:number-columns-repeated="2"/>
          <table:table-cell table:formula="of:=CONCATENATE([.D16];LEFT([.E16];2);LEFT([.F16];2);LEFT([.A16];2);LEFT([.B16];2))" office:value-type="string" office:string-value="AarónAlLl" calcext:value-type="string">
            <text:p>AarónAlLl</text:p>
          </table:table-cell>
          <table:table-cell table:formula="of:=LOWER([.G16])" office:value-type="string" office:string-value="aarónalll" calcext:value-type="string">
            <text:p>aarónalll</text:p>
          </table:table-cell>
          <table:table-cell table:formula="of:=SUBSTITUTE(SUBSTITUTE(SUBSTITUTE(SUBSTITUTE(SUBSTITUTE([.H16];&quot;á&quot;;&quot;a&quot;);&quot;é&quot;;&quot;e&quot;);&quot;í&quot;;&quot;i&quot;);&quot;ó&quot;;&quot;o&quot;);&quot;ú&quot;;&quot;u&quot;)" office:value-type="string" office:string-value="aaronalll" calcext:value-type="string">
            <text:p>aaronalll</text:p>
          </table:table-cell>
          <table:table-cell office:value-type="float" office:value="18" calcext:value-type="float">
            <text:p>18</text:p>
          </table:table-cell>
          <table:table-cell table:formula="of:=CONCATENATE(&quot;a&quot;;[.J16];[.I16])" office:value-type="string" office:string-value="a18aaronalll" calcext:value-type="string">
            <text:p>a18aaronalll</text:p>
          </table:table-cell>
          <table:table-cell table:formula="of:=LEN([.K16])" office:value-type="float" office:value="12" calcext:value-type="float">
            <text:p>12</text:p>
          </table:table-cell>
          <table:table-cell table:formula="of:=[.K16]" office:value-type="string" office:string-value="a18aaronalll" calcext:value-type="string">
            <text:p>a18aaronalll</text:p>
          </table:table-cell>
          <table:table-cell office:value-type="string" calcext:value-type="string">
            <text:p>3tYx{mRT}L</text:p>
          </table:table-cell>
          <table:table-cell table:style-name="ce2" office:value-type="string" calcext:value-type="string">
            <text:p>17/12/197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59403137</text:p>
          </table:table-cell>
          <table:table-cell office:value-type="string" calcext:value-type="string">
            <text:p>3 Horestone Driv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reijeiro</text:p>
          </table:table-cell>
          <table:table-cell office:value-type="string" calcext:value-type="string">
            <text:p>Alonso</text:p>
          </table:table-cell>
          <table:table-cell office:value-type="string" calcext:value-type="string">
            <text:p>Claudia Naomi</text:p>
          </table:table-cell>
          <table:table-cell table:style-name="ce3" office:value-type="string" calcext:value-type="string">
            <text:p>Claudia</text:p>
          </table:table-cell>
          <table:table-cell office:value-type="string" calcext:value-type="string">
            <text:p>Naomi</text:p>
          </table:table-cell>
          <table:table-cell/>
          <table:table-cell table:formula="of:=CONCATENATE([.D17];LEFT([.E17];2);LEFT([.F17];2);LEFT([.A17];2);LEFT([.B17];2))" office:value-type="string" office:string-value="ClaudiaNaFrAl" calcext:value-type="string">
            <text:p>ClaudiaNaFrAl</text:p>
          </table:table-cell>
          <table:table-cell table:formula="of:=LOWER([.G17])" office:value-type="string" office:string-value="claudianafral" calcext:value-type="string">
            <text:p>claudianafral</text:p>
          </table:table-cell>
          <table:table-cell table:formula="of:=SUBSTITUTE(SUBSTITUTE(SUBSTITUTE(SUBSTITUTE(SUBSTITUTE([.H17];&quot;á&quot;;&quot;a&quot;);&quot;é&quot;;&quot;e&quot;);&quot;í&quot;;&quot;i&quot;);&quot;ó&quot;;&quot;o&quot;);&quot;ú&quot;;&quot;u&quot;)" office:value-type="string" office:string-value="claudianafral" calcext:value-type="string">
            <text:p>claudianafral</text:p>
          </table:table-cell>
          <table:table-cell office:value-type="float" office:value="18" calcext:value-type="float">
            <text:p>18</text:p>
          </table:table-cell>
          <table:table-cell table:formula="of:=CONCATENATE(&quot;a&quot;;[.J17];[.I17])" office:value-type="string" office:string-value="a18claudianafral" calcext:value-type="string">
            <text:p>a18claudianafral</text:p>
          </table:table-cell>
          <table:table-cell table:formula="of:=LEN([.K17])" office:value-type="float" office:value="16" calcext:value-type="float">
            <text:p>16</text:p>
          </table:table-cell>
          <table:table-cell table:formula="of:=[.K17]" office:value-type="string" office:string-value="a18claudianafral" calcext:value-type="string">
            <text:p>a18claudianafral</text:p>
          </table:table-cell>
          <table:table-cell office:value-type="string" calcext:value-type="string">
            <text:p>|W@=Tgxt4i</text:p>
          </table:table-cell>
          <table:table-cell table:style-name="ce2" office:value-type="string" calcext:value-type="string">
            <text:p>25/12/1997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16123917</text:p>
          </table:table-cell>
          <table:table-cell office:value-type="string" calcext:value-type="string">
            <text:p>15 Langholme Drive</text:p>
          </table:table-cell>
          <table:table-cell office:value-type="string" calcext:value-type="string">
            <text:p>Nigrán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el Río</text:p>
          </table:table-cell>
          <table:table-cell office:value-type="string" calcext:value-type="string">
            <text:p>Giráldez</text:p>
          </table:table-cell>
          <table:table-cell office:value-type="string" calcext:value-type="string">
            <text:p>Patricia Milagros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Milagros</text:p>
          </table:table-cell>
          <table:table-cell/>
          <table:table-cell table:formula="of:=CONCATENATE([.D18];LEFT([.E18];2);LEFT([.F18];2);LEFT([.A18];2);LEFT([.B18];2))" office:value-type="string" office:string-value="PatriciaMideGi" calcext:value-type="string">
            <text:p>PatriciaMideGi</text:p>
          </table:table-cell>
          <table:table-cell table:formula="of:=LOWER([.G18])" office:value-type="string" office:string-value="patriciamidegi" calcext:value-type="string">
            <text:p>patriciamidegi</text:p>
          </table:table-cell>
          <table:table-cell table:formula="of:=SUBSTITUTE(SUBSTITUTE(SUBSTITUTE(SUBSTITUTE(SUBSTITUTE([.H18];&quot;á&quot;;&quot;a&quot;);&quot;é&quot;;&quot;e&quot;);&quot;í&quot;;&quot;i&quot;);&quot;ó&quot;;&quot;o&quot;);&quot;ú&quot;;&quot;u&quot;)" office:value-type="string" office:string-value="patriciamidegi" calcext:value-type="string">
            <text:p>patriciamidegi</text:p>
          </table:table-cell>
          <table:table-cell office:value-type="float" office:value="21" calcext:value-type="float">
            <text:p>21</text:p>
          </table:table-cell>
          <table:table-cell table:formula="of:=CONCATENATE(&quot;a&quot;;[.J18];[.I18])" office:value-type="string" office:string-value="a21patriciamidegi" calcext:value-type="string">
            <text:p>a21patriciamidegi</text:p>
          </table:table-cell>
          <table:table-cell table:formula="of:=LEN([.K18])" office:value-type="float" office:value="17" calcext:value-type="float">
            <text:p>17</text:p>
          </table:table-cell>
          <table:table-cell table:formula="of:=[.K18]" office:value-type="string" office:string-value="a21patriciamidegi" calcext:value-type="string">
            <text:p>a21patriciamidegi</text:p>
          </table:table-cell>
          <table:table-cell office:value-type="string" calcext:value-type="string">
            <text:p>@4xvJJU{a9</text:p>
          </table:table-cell>
          <table:table-cell table:style-name="ce2" office:value-type="string" calcext:value-type="string">
            <text:p>25/03/197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82403506</text:p>
          </table:table-cell>
          <table:table-cell office:value-type="string" calcext:value-type="string">
            <text:p>29 Newlands Road</text:p>
          </table:table-cell>
          <table:table-cell office:value-type="string" calcext:value-type="string">
            <text:p>Redondela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enteno</text:p>
          </table:table-cell>
          <table:table-cell office:value-type="string" calcext:value-type="string">
            <text:p>García</text:p>
          </table:table-cell>
          <table:table-cell table:number-columns-repeated="2" office:value-type="string" calcext:value-type="string">
            <text:p>Paula</text:p>
          </table:table-cell>
          <table:table-cell table:number-columns-repeated="2"/>
          <table:table-cell table:formula="of:=CONCATENATE([.D19];LEFT([.E19];2);LEFT([.F19];2);LEFT([.A19];2);LEFT([.B19];2))" office:value-type="string" office:string-value="PaulaCeGa" calcext:value-type="string">
            <text:p>PaulaCeGa</text:p>
          </table:table-cell>
          <table:table-cell table:formula="of:=LOWER([.G19])" office:value-type="string" office:string-value="paulacega" calcext:value-type="string">
            <text:p>paulacega</text:p>
          </table:table-cell>
          <table:table-cell table:formula="of:=SUBSTITUTE(SUBSTITUTE(SUBSTITUTE(SUBSTITUTE(SUBSTITUTE([.H19];&quot;á&quot;;&quot;a&quot;);&quot;é&quot;;&quot;e&quot;);&quot;í&quot;;&quot;i&quot;);&quot;ó&quot;;&quot;o&quot;);&quot;ú&quot;;&quot;u&quot;)" office:value-type="string" office:string-value="paulacega" calcext:value-type="string">
            <text:p>paulacega</text:p>
          </table:table-cell>
          <table:table-cell office:value-type="float" office:value="19" calcext:value-type="float">
            <text:p>19</text:p>
          </table:table-cell>
          <table:table-cell table:formula="of:=CONCATENATE(&quot;a&quot;;[.J19];[.I19])" office:value-type="string" office:string-value="a19paulacega" calcext:value-type="string">
            <text:p>a19paulacega</text:p>
          </table:table-cell>
          <table:table-cell table:formula="of:=LEN([.K19])" office:value-type="float" office:value="12" calcext:value-type="float">
            <text:p>12</text:p>
          </table:table-cell>
          <table:table-cell table:formula="of:=[.K19]" office:value-type="string" office:string-value="a19paulacega" calcext:value-type="string">
            <text:p>a19paulacega</text:p>
          </table:table-cell>
          <table:table-cell office:value-type="string" calcext:value-type="string">
            <text:p>q*T4dYzhUC</text:p>
          </table:table-cell>
          <table:table-cell table:style-name="ce2" office:value-type="string" calcext:value-type="string">
            <text:p>26/02/1998</text:p>
          </table:table-cell>
          <table:table-cell office:value-type="string" calcext:value-type="string">
            <text:p>Paraguai</text:p>
          </table:table-cell>
          <table:table-cell office:value-type="string" calcext:value-type="string">
            <text:p>645415529</text:p>
          </table:table-cell>
          <table:table-cell office:value-type="string" calcext:value-type="string">
            <text:p>14 Welbeck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arcía</text:p>
          </table:table-cell>
          <table:table-cell office:value-type="string" calcext:value-type="string">
            <text:p>Rodríguez</text:p>
          </table:table-cell>
          <table:table-cell table:number-columns-repeated="2" office:value-type="string" calcext:value-type="string">
            <text:p>Víctor</text:p>
          </table:table-cell>
          <table:table-cell table:number-columns-repeated="2"/>
          <table:table-cell table:formula="of:=CONCATENATE([.D20];LEFT([.E20];2);LEFT([.F20];2);LEFT([.A20];2);LEFT([.B20];2))" office:value-type="string" office:string-value="VíctorGaRo" calcext:value-type="string">
            <text:p>VíctorGaRo</text:p>
          </table:table-cell>
          <table:table-cell table:formula="of:=LOWER([.G20])" office:value-type="string" office:string-value="víctorgaro" calcext:value-type="string">
            <text:p>víctorgaro</text:p>
          </table:table-cell>
          <table:table-cell table:formula="of:=SUBSTITUTE(SUBSTITUTE(SUBSTITUTE(SUBSTITUTE(SUBSTITUTE([.H20];&quot;á&quot;;&quot;a&quot;);&quot;é&quot;;&quot;e&quot;);&quot;í&quot;;&quot;i&quot;);&quot;ó&quot;;&quot;o&quot;);&quot;ú&quot;;&quot;u&quot;)" office:value-type="string" office:string-value="victorgaro" calcext:value-type="string">
            <text:p>victorgaro</text:p>
          </table:table-cell>
          <table:table-cell office:value-type="float" office:value="18" calcext:value-type="float">
            <text:p>18</text:p>
          </table:table-cell>
          <table:table-cell table:formula="of:=CONCATENATE(&quot;a&quot;;[.J20];[.I20])" office:value-type="string" office:string-value="a18victorgaro" calcext:value-type="string">
            <text:p>a18victorgaro</text:p>
          </table:table-cell>
          <table:table-cell table:formula="of:=LEN([.K20])" office:value-type="float" office:value="13" calcext:value-type="float">
            <text:p>13</text:p>
          </table:table-cell>
          <table:table-cell table:formula="of:=[.K20]" office:value-type="string" office:string-value="a18victorgaro" calcext:value-type="string">
            <text:p>a18victorgaro</text:p>
          </table:table-cell>
          <table:table-cell office:value-type="string" calcext:value-type="string">
            <text:p>u,-}mEJ9m,</text:p>
          </table:table-cell>
          <table:table-cell table:style-name="ce2" office:value-type="string" calcext:value-type="string">
            <text:p>26/10/2001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632488137</text:p>
          </table:table-cell>
          <table:table-cell office:value-type="string" calcext:value-type="string">
            <text:p>35 Romany Clo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ago</text:p>
          </table:table-cell>
          <table:table-cell office:value-type="string" calcext:value-type="string">
            <text:p>Rodríguez</text:p>
          </table:table-cell>
          <table:table-cell table:number-columns-repeated="2" office:value-type="string" calcext:value-type="string">
            <text:p>Iria</text:p>
          </table:table-cell>
          <table:table-cell table:number-columns-repeated="2"/>
          <table:table-cell table:formula="of:=CONCATENATE([.D21];LEFT([.E21];2);LEFT([.F21];2);LEFT([.A21];2);LEFT([.B21];2))" office:value-type="string" office:string-value="IriaLaRo" calcext:value-type="string">
            <text:p>IriaLaRo</text:p>
          </table:table-cell>
          <table:table-cell table:formula="of:=LOWER([.G21])" office:value-type="string" office:string-value="irialaro" calcext:value-type="string">
            <text:p>irialaro</text:p>
          </table:table-cell>
          <table:table-cell table:formula="of:=SUBSTITUTE(SUBSTITUTE(SUBSTITUTE(SUBSTITUTE(SUBSTITUTE([.H21];&quot;á&quot;;&quot;a&quot;);&quot;é&quot;;&quot;e&quot;);&quot;í&quot;;&quot;i&quot;);&quot;ó&quot;;&quot;o&quot;);&quot;ú&quot;;&quot;u&quot;)" office:value-type="string" office:string-value="irialaro" calcext:value-type="string">
            <text:p>irialaro</text:p>
          </table:table-cell>
          <table:table-cell office:value-type="float" office:value="19" calcext:value-type="float">
            <text:p>19</text:p>
          </table:table-cell>
          <table:table-cell table:formula="of:=CONCATENATE(&quot;a&quot;;[.J21];[.I21])" office:value-type="string" office:string-value="a19irialaro" calcext:value-type="string">
            <text:p>a19irialaro</text:p>
          </table:table-cell>
          <table:table-cell table:formula="of:=LEN([.K21])" office:value-type="float" office:value="11" calcext:value-type="float">
            <text:p>11</text:p>
          </table:table-cell>
          <table:table-cell table:formula="of:=[.K21]" office:value-type="string" office:string-value="a19irialaro" calcext:value-type="string">
            <text:p>a19irialaro</text:p>
          </table:table-cell>
          <table:table-cell office:value-type="string" calcext:value-type="string">
            <text:p>-Xdy7s3mC4</text:p>
          </table:table-cell>
          <table:table-cell table:style-name="ce2" office:value-type="string" calcext:value-type="string">
            <text:p>08/10/198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32289012</text:p>
          </table:table-cell>
          <table:table-cell office:value-type="string" calcext:value-type="string">
            <text:p>59 Alyth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  <table:table-cell office:value-type="string" calcext:value-type="string">
            <text:p>ia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oval</text:p>
          </table:table-cell>
          <table:table-cell office:value-type="string" calcext:value-type="string">
            <text:p>Vigo</text:p>
          </table:table-cell>
          <table:table-cell table:number-columns-repeated="2" office:value-type="string" calcext:value-type="string">
            <text:p>Jessica</text:p>
          </table:table-cell>
          <table:table-cell table:number-columns-repeated="2"/>
          <table:table-cell table:formula="of:=CONCATENATE([.D22];LEFT([.E22];2);LEFT([.F22];2);LEFT([.A22];2);LEFT([.B22];2))" office:value-type="string" office:string-value="JessicaDoVi" calcext:value-type="string">
            <text:p>JessicaDoVi</text:p>
          </table:table-cell>
          <table:table-cell table:formula="of:=LOWER([.G22])" office:value-type="string" office:string-value="jessicadovi" calcext:value-type="string">
            <text:p>jessicadovi</text:p>
          </table:table-cell>
          <table:table-cell table:formula="of:=SUBSTITUTE(SUBSTITUTE(SUBSTITUTE(SUBSTITUTE(SUBSTITUTE([.H22];&quot;á&quot;;&quot;a&quot;);&quot;é&quot;;&quot;e&quot;);&quot;í&quot;;&quot;i&quot;);&quot;ó&quot;;&quot;o&quot;);&quot;ú&quot;;&quot;u&quot;)" office:value-type="string" office:string-value="jessicadovi" calcext:value-type="string">
            <text:p>jessicadovi</text:p>
          </table:table-cell>
          <table:table-cell office:value-type="float" office:value="19" calcext:value-type="float">
            <text:p>19</text:p>
          </table:table-cell>
          <table:table-cell table:formula="of:=CONCATENATE(&quot;a&quot;;[.J22];[.I22])" office:value-type="string" office:string-value="a19jessicadovi" calcext:value-type="string">
            <text:p>a19jessicadovi</text:p>
          </table:table-cell>
          <table:table-cell table:formula="of:=LEN([.K22])" office:value-type="float" office:value="14" calcext:value-type="float">
            <text:p>14</text:p>
          </table:table-cell>
          <table:table-cell table:formula="of:=[.K22]" office:value-type="string" office:string-value="a19jessicadovi" calcext:value-type="string">
            <text:p>a19jessicadovi</text:p>
          </table:table-cell>
          <table:table-cell office:value-type="string" calcext:value-type="string">
            <text:p>4Hmw_cgkm7</text:p>
          </table:table-cell>
          <table:table-cell table:style-name="ce2" office:value-type="string" calcext:value-type="string">
            <text:p>02/10/199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33065833</text:p>
          </table:table-cell>
          <table:table-cell office:value-type="string" calcext:value-type="string">
            <text:p>Flat 3</text:p>
          </table:table-cell>
          <table:table-cell office:value-type="string" calcext:value-type="string">
            <text:p>Vilaboa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orenzo</text:p>
          </table:table-cell>
          <table:table-cell office:value-type="string" calcext:value-type="string">
            <text:p>Vizcaino</text:p>
          </table:table-cell>
          <table:table-cell office:value-type="string" calcext:value-type="string">
            <text:p>Duban Felipe</text:p>
          </table:table-cell>
          <table:table-cell office:value-type="string" calcext:value-type="string">
            <text:p>Duban</text:p>
          </table:table-cell>
          <table:table-cell office:value-type="string" calcext:value-type="string">
            <text:p>Felipe</text:p>
          </table:table-cell>
          <table:table-cell/>
          <table:table-cell table:formula="of:=CONCATENATE([.D23];LEFT([.E23];2);LEFT([.F23];2);LEFT([.A23];2);LEFT([.B23];2))" office:value-type="string" office:string-value="DubanFeLoVi" calcext:value-type="string">
            <text:p>DubanFeLoVi</text:p>
          </table:table-cell>
          <table:table-cell table:formula="of:=LOWER([.G23])" office:value-type="string" office:string-value="dubanfelovi" calcext:value-type="string">
            <text:p>dubanfelovi</text:p>
          </table:table-cell>
          <table:table-cell table:formula="of:=SUBSTITUTE(SUBSTITUTE(SUBSTITUTE(SUBSTITUTE(SUBSTITUTE([.H23];&quot;á&quot;;&quot;a&quot;);&quot;é&quot;;&quot;e&quot;);&quot;í&quot;;&quot;i&quot;);&quot;ó&quot;;&quot;o&quot;);&quot;ú&quot;;&quot;u&quot;)" office:value-type="string" office:string-value="dubanfelovi" calcext:value-type="string">
            <text:p>dubanfelovi</text:p>
          </table:table-cell>
          <table:table-cell office:value-type="float" office:value="19" calcext:value-type="float">
            <text:p>19</text:p>
          </table:table-cell>
          <table:table-cell table:formula="of:=CONCATENATE(&quot;a&quot;;[.J23];[.I23])" office:value-type="string" office:string-value="a19dubanfelovi" calcext:value-type="string">
            <text:p>a19dubanfelovi</text:p>
          </table:table-cell>
          <table:table-cell table:formula="of:=LEN([.K23])" office:value-type="float" office:value="14" calcext:value-type="float">
            <text:p>14</text:p>
          </table:table-cell>
          <table:table-cell table:formula="of:=[.K23]" office:value-type="string" office:string-value="a19dubanfelovi" calcext:value-type="string">
            <text:p>a19dubanfelovi</text:p>
          </table:table-cell>
          <table:table-cell office:value-type="string" calcext:value-type="string">
            <text:p>*PKquAv,7]</text:p>
          </table:table-cell>
          <table:table-cell table:style-name="ce2" office:value-type="string" calcext:value-type="string">
            <text:p>08/03/199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21396574</text:p>
          </table:table-cell>
          <table:table-cell office:value-type="string" calcext:value-type="string">
            <text:p>29 Salmons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to</text:p>
          </table:table-cell>
          <table:table-cell office:value-type="string" calcext:value-type="string">
            <text:p>Alberte</text:p>
          </table:table-cell>
          <table:table-cell table:number-columns-repeated="2" office:value-type="string" calcext:value-type="string">
            <text:p>Daniela</text:p>
          </table:table-cell>
          <table:table-cell table:number-columns-repeated="2"/>
          <table:table-cell table:formula="of:=CONCATENATE([.D24];LEFT([.E24];2);LEFT([.F24];2);LEFT([.A24];2);LEFT([.B24];2))" office:value-type="string" office:string-value="DanielaSoAl" calcext:value-type="string">
            <text:p>DanielaSoAl</text:p>
          </table:table-cell>
          <table:table-cell table:formula="of:=LOWER([.G24])" office:value-type="string" office:string-value="danielasoal" calcext:value-type="string">
            <text:p>danielasoal</text:p>
          </table:table-cell>
          <table:table-cell table:formula="of:=SUBSTITUTE(SUBSTITUTE(SUBSTITUTE(SUBSTITUTE(SUBSTITUTE([.H24];&quot;á&quot;;&quot;a&quot;);&quot;é&quot;;&quot;e&quot;);&quot;í&quot;;&quot;i&quot;);&quot;ó&quot;;&quot;o&quot;);&quot;ú&quot;;&quot;u&quot;)" office:value-type="string" office:string-value="danielasoal" calcext:value-type="string">
            <text:p>danielasoal</text:p>
          </table:table-cell>
          <table:table-cell office:value-type="float" office:value="18" calcext:value-type="float">
            <text:p>18</text:p>
          </table:table-cell>
          <table:table-cell table:formula="of:=CONCATENATE(&quot;a&quot;;[.J24];[.I24])" office:value-type="string" office:string-value="a18danielasoal" calcext:value-type="string">
            <text:p>a18danielasoal</text:p>
          </table:table-cell>
          <table:table-cell table:formula="of:=LEN([.K24])" office:value-type="float" office:value="14" calcext:value-type="float">
            <text:p>14</text:p>
          </table:table-cell>
          <table:table-cell table:formula="of:=[.K24]" office:value-type="string" office:string-value="a18danielasoal" calcext:value-type="string">
            <text:p>a18danielasoal</text:p>
          </table:table-cell>
          <table:table-cell office:value-type="string" calcext:value-type="string">
            <text:p>UgV4xwa_ti</text:p>
          </table:table-cell>
          <table:table-cell table:style-name="ce2" office:value-type="string" calcext:value-type="string">
            <text:p>26/08/198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93307730</text:p>
          </table:table-cell>
          <table:table-cell office:value-type="string" calcext:value-type="string">
            <text:p>38 Castle Street</text:p>
          </table:table-cell>
          <table:table-cell office:value-type="string" calcext:value-type="string">
            <text:p>Redondela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lonso</text:p>
          </table:table-cell>
          <table:table-cell office:value-type="string" calcext:value-type="string">
            <text:p>Castro</text:p>
          </table:table-cell>
          <table:table-cell table:number-columns-repeated="2" office:value-type="string" calcext:value-type="string">
            <text:p>Antonio</text:p>
          </table:table-cell>
          <table:table-cell table:number-columns-repeated="2"/>
          <table:table-cell table:formula="of:=CONCATENATE([.D25];LEFT([.E25];2);LEFT([.F25];2);LEFT([.A25];2);LEFT([.B25];2))" office:value-type="string" office:string-value="AntonioAlCa" calcext:value-type="string">
            <text:p>AntonioAlCa</text:p>
          </table:table-cell>
          <table:table-cell table:formula="of:=LOWER([.G25])" office:value-type="string" office:string-value="antonioalca" calcext:value-type="string">
            <text:p>antonioalca</text:p>
          </table:table-cell>
          <table:table-cell table:formula="of:=SUBSTITUTE(SUBSTITUTE(SUBSTITUTE(SUBSTITUTE(SUBSTITUTE([.H25];&quot;á&quot;;&quot;a&quot;);&quot;é&quot;;&quot;e&quot;);&quot;í&quot;;&quot;i&quot;);&quot;ó&quot;;&quot;o&quot;);&quot;ú&quot;;&quot;u&quot;)" office:value-type="string" office:string-value="antonioalca" calcext:value-type="string">
            <text:p>antonioalca</text:p>
          </table:table-cell>
          <table:table-cell office:value-type="float" office:value="18" calcext:value-type="float">
            <text:p>18</text:p>
          </table:table-cell>
          <table:table-cell table:formula="of:=CONCATENATE(&quot;a&quot;;[.J25];[.I25])" office:value-type="string" office:string-value="a18antonioalca" calcext:value-type="string">
            <text:p>a18antonioalca</text:p>
          </table:table-cell>
          <table:table-cell table:formula="of:=LEN([.K25])" office:value-type="float" office:value="14" calcext:value-type="float">
            <text:p>14</text:p>
          </table:table-cell>
          <table:table-cell table:formula="of:=[.K25]" office:value-type="string" office:string-value="a18antonioalca" calcext:value-type="string">
            <text:p>a18antonioalca</text:p>
          </table:table-cell>
          <table:table-cell office:value-type="string" calcext:value-type="string">
            <text:p>r[XYt4stbe</text:p>
          </table:table-cell>
          <table:table-cell table:style-name="ce2" office:value-type="string" calcext:value-type="string">
            <text:p>19/02/198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18294833</text:p>
          </table:table-cell>
          <table:table-cell office:value-type="string" calcext:value-type="string">
            <text:p>17 Cherrygarth Road</text:p>
          </table:table-cell>
          <table:table-cell office:value-type="string" calcext:value-type="string">
            <text:p>Silleda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arricoba</text:p>
          </table:table-cell>
          <table:table-cell office:value-type="string" calcext:value-type="string">
            <text:p>Arango</text:p>
          </table:table-cell>
          <table:table-cell table:number-columns-repeated="2" office:value-type="string" calcext:value-type="string">
            <text:p>Sandra</text:p>
          </table:table-cell>
          <table:table-cell table:number-columns-repeated="2"/>
          <table:table-cell table:formula="of:=CONCATENATE([.D26];LEFT([.E26];2);LEFT([.F26];2);LEFT([.A26];2);LEFT([.B26];2))" office:value-type="string" office:string-value="SandraCaAr" calcext:value-type="string">
            <text:p>SandraCaAr</text:p>
          </table:table-cell>
          <table:table-cell table:formula="of:=LOWER([.G26])" office:value-type="string" office:string-value="sandracaar" calcext:value-type="string">
            <text:p>sandracaar</text:p>
          </table:table-cell>
          <table:table-cell table:formula="of:=SUBSTITUTE(SUBSTITUTE(SUBSTITUTE(SUBSTITUTE(SUBSTITUTE([.H26];&quot;á&quot;;&quot;a&quot;);&quot;é&quot;;&quot;e&quot;);&quot;í&quot;;&quot;i&quot;);&quot;ó&quot;;&quot;o&quot;);&quot;ú&quot;;&quot;u&quot;)" office:value-type="string" office:string-value="sandracaar" calcext:value-type="string">
            <text:p>sandracaar</text:p>
          </table:table-cell>
          <table:table-cell office:value-type="float" office:value="21" calcext:value-type="float">
            <text:p>21</text:p>
          </table:table-cell>
          <table:table-cell table:formula="of:=CONCATENATE(&quot;a&quot;;[.J26];[.I26])" office:value-type="string" office:string-value="a21sandracaar" calcext:value-type="string">
            <text:p>a21sandracaar</text:p>
          </table:table-cell>
          <table:table-cell table:formula="of:=LEN([.K26])" office:value-type="float" office:value="13" calcext:value-type="float">
            <text:p>13</text:p>
          </table:table-cell>
          <table:table-cell table:formula="of:=[.K26]" office:value-type="string" office:string-value="a21sandracaar" calcext:value-type="string">
            <text:p>a21sandracaar</text:p>
          </table:table-cell>
          <table:table-cell office:value-type="string" calcext:value-type="string">
            <text:p>ue}3gdyfpF</text:p>
          </table:table-cell>
          <table:table-cell table:style-name="ce2" office:value-type="string" calcext:value-type="string">
            <text:p>16/03/200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36129296</text:p>
          </table:table-cell>
          <table:table-cell office:value-type="string" calcext:value-type="string">
            <text:p>Frogmore House</text:p>
          </table:table-cell>
          <table:table-cell office:value-type="string" calcext:value-type="string">
            <text:p>Vigo</text:p>
          </table:table-cell>
          <table:table-cell table:number-columns-repeated="2" office:value-type="string" calcext:value-type="string">
            <text:p>iib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rtínez</text:p>
          </table:table-cell>
          <table:table-cell office:value-type="string" calcext:value-type="string">
            <text:p>Braños</text:p>
          </table:table-cell>
          <table:table-cell office:value-type="string" calcext:value-type="string">
            <text:p>Eva Marta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a</text:p>
          </table:table-cell>
          <table:table-cell/>
          <table:table-cell table:formula="of:=CONCATENATE([.D27];LEFT([.E27];2);LEFT([.F27];2);LEFT([.A27];2);LEFT([.B27];2))" office:value-type="string" office:string-value="EvaMaMaBr" calcext:value-type="string">
            <text:p>EvaMaMaBr</text:p>
          </table:table-cell>
          <table:table-cell table:formula="of:=LOWER([.G27])" office:value-type="string" office:string-value="evamamabr" calcext:value-type="string">
            <text:p>evamamabr</text:p>
          </table:table-cell>
          <table:table-cell table:formula="of:=SUBSTITUTE(SUBSTITUTE(SUBSTITUTE(SUBSTITUTE(SUBSTITUTE([.H27];&quot;á&quot;;&quot;a&quot;);&quot;é&quot;;&quot;e&quot;);&quot;í&quot;;&quot;i&quot;);&quot;ó&quot;;&quot;o&quot;);&quot;ú&quot;;&quot;u&quot;)" office:value-type="string" office:string-value="evamamabr" calcext:value-type="string">
            <text:p>evamamabr</text:p>
          </table:table-cell>
          <table:table-cell office:value-type="float" office:value="18" calcext:value-type="float">
            <text:p>18</text:p>
          </table:table-cell>
          <table:table-cell table:formula="of:=CONCATENATE(&quot;a&quot;;[.J27];[.I27])" office:value-type="string" office:string-value="a18evamamabr" calcext:value-type="string">
            <text:p>a18evamamabr</text:p>
          </table:table-cell>
          <table:table-cell table:formula="of:=LEN([.K27])" office:value-type="float" office:value="12" calcext:value-type="float">
            <text:p>12</text:p>
          </table:table-cell>
          <table:table-cell table:formula="of:=[.K27]" office:value-type="string" office:string-value="a18evamamabr" calcext:value-type="string">
            <text:p>a18evamamabr</text:p>
          </table:table-cell>
          <table:table-cell office:value-type="string" calcext:value-type="string">
            <text:p>Hk3hy{}p{m</text:p>
          </table:table-cell>
          <table:table-cell table:style-name="ce2" office:value-type="string" calcext:value-type="string">
            <text:p>02/06/197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35027226</text:p>
          </table:table-cell>
          <table:table-cell office:value-type="string" calcext:value-type="string">
            <text:p>Heather Bank</text:p>
          </table:table-cell>
          <table:table-cell office:value-type="string" calcext:value-type="string">
            <text:p>Noia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arballo</text:p>
          </table:table-cell>
          <table:table-cell office:value-type="string" calcext:value-type="string">
            <text:p>Calo</text:p>
          </table:table-cell>
          <table:table-cell table:number-columns-repeated="2" office:value-type="string" calcext:value-type="string">
            <text:p>Laura</text:p>
          </table:table-cell>
          <table:table-cell table:number-columns-repeated="2"/>
          <table:table-cell table:formula="of:=CONCATENATE([.D28];LEFT([.E28];2);LEFT([.F28];2);LEFT([.A28];2);LEFT([.B28];2))" office:value-type="string" office:string-value="LauraCaCa" calcext:value-type="string">
            <text:p>LauraCaCa</text:p>
          </table:table-cell>
          <table:table-cell table:formula="of:=LOWER([.G28])" office:value-type="string" office:string-value="lauracaca" calcext:value-type="string">
            <text:p>lauracaca</text:p>
          </table:table-cell>
          <table:table-cell table:formula="of:=SUBSTITUTE(SUBSTITUTE(SUBSTITUTE(SUBSTITUTE(SUBSTITUTE([.H28];&quot;á&quot;;&quot;a&quot;);&quot;é&quot;;&quot;e&quot;);&quot;í&quot;;&quot;i&quot;);&quot;ó&quot;;&quot;o&quot;);&quot;ú&quot;;&quot;u&quot;)" office:value-type="string" office:string-value="lauracaca" calcext:value-type="string">
            <text:p>lauracaca</text:p>
          </table:table-cell>
          <table:table-cell office:value-type="float" office:value="19" calcext:value-type="float">
            <text:p>19</text:p>
          </table:table-cell>
          <table:table-cell table:formula="of:=CONCATENATE(&quot;a&quot;;[.J28];[.I28])" office:value-type="string" office:string-value="a19lauracaca" calcext:value-type="string">
            <text:p>a19lauracaca</text:p>
          </table:table-cell>
          <table:table-cell table:formula="of:=LEN([.K28])" office:value-type="float" office:value="12" calcext:value-type="float">
            <text:p>12</text:p>
          </table:table-cell>
          <table:table-cell table:formula="of:=[.K28]" office:value-type="string" office:string-value="a19lauracaca" calcext:value-type="string">
            <text:p>a19lauracaca</text:p>
          </table:table-cell>
          <table:table-cell office:value-type="string" calcext:value-type="string">
            <text:p>WuqvP9]3tX</text:p>
          </table:table-cell>
          <table:table-cell table:style-name="ce2" office:value-type="string" calcext:value-type="string">
            <text:p>16/09/199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52325833</text:p>
          </table:table-cell>
          <table:table-cell office:value-type="string" calcext:value-type="string">
            <text:p>The Cottage</text:p>
          </table:table-cell>
          <table:table-cell office:value-type="string" calcext:value-type="string">
            <text:p>Redondela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ouzón</text:p>
          </table:table-cell>
          <table:table-cell office:value-type="string" calcext:value-type="string">
            <text:p>Vila</text:p>
          </table:table-cell>
          <table:table-cell table:number-columns-repeated="2" office:value-type="string" calcext:value-type="string">
            <text:p>Sharon</text:p>
          </table:table-cell>
          <table:table-cell table:number-columns-repeated="2"/>
          <table:table-cell table:formula="of:=CONCATENATE([.D29];LEFT([.E29];2);LEFT([.F29];2);LEFT([.A29];2);LEFT([.B29];2))" office:value-type="string" office:string-value="SharonBoVi" calcext:value-type="string">
            <text:p>SharonBoVi</text:p>
          </table:table-cell>
          <table:table-cell table:formula="of:=LOWER([.G29])" office:value-type="string" office:string-value="sharonbovi" calcext:value-type="string">
            <text:p>sharonbovi</text:p>
          </table:table-cell>
          <table:table-cell table:formula="of:=SUBSTITUTE(SUBSTITUTE(SUBSTITUTE(SUBSTITUTE(SUBSTITUTE([.H29];&quot;á&quot;;&quot;a&quot;);&quot;é&quot;;&quot;e&quot;);&quot;í&quot;;&quot;i&quot;);&quot;ó&quot;;&quot;o&quot;);&quot;ú&quot;;&quot;u&quot;)" office:value-type="string" office:string-value="sharonbovi" calcext:value-type="string">
            <text:p>sharonbovi</text:p>
          </table:table-cell>
          <table:table-cell office:value-type="float" office:value="19" calcext:value-type="float">
            <text:p>19</text:p>
          </table:table-cell>
          <table:table-cell table:formula="of:=CONCATENATE(&quot;a&quot;;[.J29];[.I29])" office:value-type="string" office:string-value="a19sharonbovi" calcext:value-type="string">
            <text:p>a19sharonbovi</text:p>
          </table:table-cell>
          <table:table-cell table:formula="of:=LEN([.K29])" office:value-type="float" office:value="13" calcext:value-type="float">
            <text:p>13</text:p>
          </table:table-cell>
          <table:table-cell table:formula="of:=[.K29]" office:value-type="string" office:string-value="a19sharonbovi" calcext:value-type="string">
            <text:p>a19sharonbovi</text:p>
          </table:table-cell>
          <table:table-cell office:value-type="string" calcext:value-type="string">
            <text:p>Y3U+*sPHA.</text:p>
          </table:table-cell>
          <table:table-cell table:style-name="ce2" office:value-type="string" calcext:value-type="string">
            <text:p>17/02/200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41188555</text:p>
          </table:table-cell>
          <table:table-cell office:value-type="string" calcext:value-type="string">
            <text:p>79 Applegarth Driv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  <table:table-cell office:value-type="string" calcext:value-type="string">
            <text:p>is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us</text:p>
          </table:table-cell>
          <table:table-cell office:value-type="string" calcext:value-type="string">
            <text:p>Serantes</text:p>
          </table:table-cell>
          <table:table-cell table:number-columns-repeated="2" office:value-type="string" calcext:value-type="string">
            <text:p>Carlota</text:p>
          </table:table-cell>
          <table:table-cell table:number-columns-repeated="2"/>
          <table:table-cell table:formula="of:=CONCATENATE([.D30];LEFT([.E30];2);LEFT([.F30];2);LEFT([.A30];2);LEFT([.B30];2))" office:value-type="string" office:string-value="CarlotaRuSe" calcext:value-type="string">
            <text:p>CarlotaRuSe</text:p>
          </table:table-cell>
          <table:table-cell table:formula="of:=LOWER([.G30])" office:value-type="string" office:string-value="carlotaruse" calcext:value-type="string">
            <text:p>carlotaruse</text:p>
          </table:table-cell>
          <table:table-cell table:formula="of:=SUBSTITUTE(SUBSTITUTE(SUBSTITUTE(SUBSTITUTE(SUBSTITUTE([.H30];&quot;á&quot;;&quot;a&quot;);&quot;é&quot;;&quot;e&quot;);&quot;í&quot;;&quot;i&quot;);&quot;ó&quot;;&quot;o&quot;);&quot;ú&quot;;&quot;u&quot;)" office:value-type="string" office:string-value="carlotaruse" calcext:value-type="string">
            <text:p>carlotaruse</text:p>
          </table:table-cell>
          <table:table-cell office:value-type="float" office:value="20" calcext:value-type="float">
            <text:p>20</text:p>
          </table:table-cell>
          <table:table-cell table:formula="of:=CONCATENATE(&quot;a&quot;;[.J30];[.I30])" office:value-type="string" office:string-value="a20carlotaruse" calcext:value-type="string">
            <text:p>a20carlotaruse</text:p>
          </table:table-cell>
          <table:table-cell table:formula="of:=LEN([.K30])" office:value-type="float" office:value="14" calcext:value-type="float">
            <text:p>14</text:p>
          </table:table-cell>
          <table:table-cell table:formula="of:=[.K30]" office:value-type="string" office:string-value="a20carlotaruse" calcext:value-type="string">
            <text:p>a20carlotaruse</text:p>
          </table:table-cell>
          <table:table-cell office:value-type="string" calcext:value-type="string">
            <text:p>Jv4izKt*U-</text:p>
          </table:table-cell>
          <table:table-cell table:style-name="ce2" office:value-type="string" calcext:value-type="string">
            <text:p>05/06/1992</text:p>
          </table:table-cell>
          <table:table-cell office:value-type="string" calcext:value-type="string">
            <text:p>Perú</text:p>
          </table:table-cell>
          <table:table-cell office:value-type="string" calcext:value-type="string">
            <text:p>783919281</text:p>
          </table:table-cell>
          <table:table-cell office:value-type="string" calcext:value-type="string">
            <text:p>39 Elliott Drive</text:p>
          </table:table-cell>
          <table:table-cell office:value-type="string" calcext:value-type="string">
            <text:p>Ponteareas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Muñoz</text:p>
          </table:table-cell>
          <table:table-cell office:value-type="string" calcext:value-type="string">
            <text:p>Castillo</text:p>
          </table:table-cell>
          <table:table-cell table:style-name="ce6" office:value-type="string" calcext:value-type="string">
            <text:p>Brhadaranyakopanishadvivekachudamani Erreh</text:p>
          </table:table-cell>
          <table:table-cell table:style-name="ce10" office:value-type="string" calcext:value-type="string">
            <text:p>Brhadaranyakopanishadvivekachudamani</text:p>
          </table:table-cell>
          <table:table-cell office:value-type="string" calcext:value-type="string">
            <text:p>Erreh</text:p>
          </table:table-cell>
          <table:table-cell/>
          <table:table-cell table:formula="of:=CONCATENATE([.D31];LEFT([.E31];2);LEFT([.F31];2);LEFT([.A31];2);LEFT([.B31];2))" office:value-type="string" office:string-value="BrhadaranyakopanishadvivekachudamaniErMuCa" calcext:value-type="string">
            <text:p>BrhadaranyakopanishadvivekachudamaniErMuCa</text:p>
          </table:table-cell>
          <table:table-cell table:formula="of:=LOWER([.G31])" office:value-type="string" office:string-value="brhadaranyakopanishadvivekachudamaniermuca" calcext:value-type="string">
            <text:p>brhadaranyakopanishadvivekachudamaniermuca</text:p>
          </table:table-cell>
          <table:table-cell table:formula="of:=SUBSTITUTE(SUBSTITUTE(SUBSTITUTE(SUBSTITUTE(SUBSTITUTE([.H31];&quot;á&quot;;&quot;a&quot;);&quot;é&quot;;&quot;e&quot;);&quot;í&quot;;&quot;i&quot;);&quot;ó&quot;;&quot;o&quot;);&quot;ú&quot;;&quot;u&quot;)" office:value-type="string" office:string-value="brhadaranyakopanishadvivekachudamaniermuca" calcext:value-type="string">
            <text:p>brhadaranyakopanishadvivekachudamaniermuca</text:p>
          </table:table-cell>
          <table:table-cell office:value-type="float" office:value="19" calcext:value-type="float">
            <text:p>19</text:p>
          </table:table-cell>
          <table:table-cell table:formula="of:=CONCATENATE(&quot;a&quot;;[.J31];[.I31])" office:value-type="string" office:string-value="a19brhadaranyakopanishadvivekachudamaniermuca" calcext:value-type="string">
            <text:p>a19brhadaranyakopanishadvivekachudamaniermuca</text:p>
          </table:table-cell>
          <table:table-cell table:formula="of:=LEN([.K31])" office:value-type="float" office:value="45" calcext:value-type="float">
            <office:annotation draw:style-name="gr4" draw:text-style-name="P2" svg:width="2.899cm" svg:height="2.176cm" svg:x="42.284cm" svg:y="12.046cm" draw:caption-point-x="-0.61cm" draw:caption-point-y="1.51cm">
              <dc:date>2022-02-05T00:00:00</dc:date>
              <text:p text:style-name="P1"><text:span text:style-name="T1">Este se pasa de tamaño. Solución: </text:span></text:p>
              <text:p text:style-name="P1"><text:span text:style-name="T1">Poñerlle o login a man</text:span></text:p>
            </office:annotation>
            <text:p>45</text:p>
          </table:table-cell>
          <table:table-cell office:value-type="string" calcext:value-type="string">
            <text:p>a19errehmuca</text:p>
          </table:table-cell>
          <table:table-cell office:value-type="string" calcext:value-type="string">
            <text:p>[YjhT9C.4}</text:p>
          </table:table-cell>
          <table:table-cell table:style-name="ce2" office:value-type="string" calcext:value-type="string">
            <text:p>29/09/199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36515504</text:p>
          </table:table-cell>
          <table:table-cell office:value-type="string" calcext:value-type="string">
            <text:p>Garden Cottage</text:p>
          </table:table-cell>
          <table:table-cell office:value-type="string" calcext:value-type="string">
            <text:p>Moaña</text:p>
          </table:table-cell>
          <table:table-cell office:value-type="string" calcext:value-type="string">
            <text:p>(A)-Administración de sistemas informáticos en rede</text:p>
          </table:table-cell>
          <table:table-cell office:value-type="string" calcext:value-type="string">
            <text:p>ia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campos</text:p>
          </table:table-cell>
          <table:table-cell office:value-type="string" calcext:value-type="string">
            <text:p>Estévez</text:p>
          </table:table-cell>
          <table:table-cell table:number-columns-repeated="2" office:value-type="string" calcext:value-type="string">
            <text:p>Javier</text:p>
          </table:table-cell>
          <table:table-cell table:number-columns-repeated="2"/>
          <table:table-cell table:formula="of:=CONCATENATE([.D32];LEFT([.E32];2);LEFT([.F32];2);LEFT([.A32];2);LEFT([.B32];2))" office:value-type="string" office:string-value="JavierOcEs" calcext:value-type="string">
            <text:p>JavierOcEs</text:p>
          </table:table-cell>
          <table:table-cell table:formula="of:=LOWER([.G32])" office:value-type="string" office:string-value="javieroces" calcext:value-type="string">
            <text:p>javieroces</text:p>
          </table:table-cell>
          <table:table-cell table:formula="of:=SUBSTITUTE(SUBSTITUTE(SUBSTITUTE(SUBSTITUTE(SUBSTITUTE([.H32];&quot;á&quot;;&quot;a&quot;);&quot;é&quot;;&quot;e&quot;);&quot;í&quot;;&quot;i&quot;);&quot;ó&quot;;&quot;o&quot;);&quot;ú&quot;;&quot;u&quot;)" office:value-type="string" office:string-value="javieroces" calcext:value-type="string">
            <text:p>javieroces</text:p>
          </table:table-cell>
          <table:table-cell office:value-type="float" office:value="19" calcext:value-type="float">
            <text:p>19</text:p>
          </table:table-cell>
          <table:table-cell table:formula="of:=CONCATENATE(&quot;a&quot;;[.J32];[.I32])" office:value-type="string" office:string-value="a19javieroces" calcext:value-type="string">
            <text:p>a19javieroces</text:p>
          </table:table-cell>
          <table:table-cell table:formula="of:=LEN([.K32])" office:value-type="float" office:value="13" calcext:value-type="float">
            <text:p>13</text:p>
          </table:table-cell>
          <table:table-cell table:formula="of:=[.K32]" office:value-type="string" office:string-value="a19javieroces" calcext:value-type="string">
            <text:p>a19javieroces</text:p>
          </table:table-cell>
          <table:table-cell office:value-type="string" calcext:value-type="string">
            <text:p>t|hNL7ifEe</text:p>
          </table:table-cell>
          <table:table-cell table:style-name="ce2" office:value-type="string" calcext:value-type="string">
            <text:p>24/01/1983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777709721</text:p>
          </table:table-cell>
          <table:table-cell office:value-type="string" calcext:value-type="string">
            <text:p>32 High Green</text:p>
          </table:table-cell>
          <table:table-cell office:value-type="string" calcext:value-type="string">
            <text:p>Gondomar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opa</text:p>
          </table:table-cell>
          <table:table-cell office:value-type="string" calcext:value-type="string">
            <text:p>Davila</text:p>
          </table:table-cell>
          <table:table-cell table:number-columns-repeated="2" office:value-type="string" calcext:value-type="string">
            <text:p>Andrea</text:p>
          </table:table-cell>
          <table:table-cell table:number-columns-repeated="2"/>
          <table:table-cell table:formula="of:=CONCATENATE([.D33];LEFT([.E33];2);LEFT([.F33];2);LEFT([.A33];2);LEFT([.B33];2))" office:value-type="string" office:string-value="AndreaCoDa" calcext:value-type="string">
            <text:p>AndreaCoDa</text:p>
          </table:table-cell>
          <table:table-cell table:formula="of:=LOWER([.G33])" office:value-type="string" office:string-value="andreacoda" calcext:value-type="string">
            <text:p>andreacoda</text:p>
          </table:table-cell>
          <table:table-cell table:formula="of:=SUBSTITUTE(SUBSTITUTE(SUBSTITUTE(SUBSTITUTE(SUBSTITUTE([.H33];&quot;á&quot;;&quot;a&quot;);&quot;é&quot;;&quot;e&quot;);&quot;í&quot;;&quot;i&quot;);&quot;ó&quot;;&quot;o&quot;);&quot;ú&quot;;&quot;u&quot;)" office:value-type="string" office:string-value="andreacoda" calcext:value-type="string">
            <text:p>andreacoda</text:p>
          </table:table-cell>
          <table:table-cell office:value-type="float" office:value="21" calcext:value-type="float">
            <text:p>21</text:p>
          </table:table-cell>
          <table:table-cell table:formula="of:=CONCATENATE(&quot;a&quot;;[.J33];[.I33])" office:value-type="string" office:string-value="a21andreacoda" calcext:value-type="string">
            <text:p>a21andreacoda</text:p>
          </table:table-cell>
          <table:table-cell table:formula="of:=LEN([.K33])" office:value-type="float" office:value="13" calcext:value-type="float">
            <text:p>13</text:p>
          </table:table-cell>
          <table:table-cell table:formula="of:=[.K33]" office:value-type="string" office:string-value="a21andreacoda" calcext:value-type="string">
            <text:p>a21andreacoda</text:p>
          </table:table-cell>
          <table:table-cell office:value-type="string" calcext:value-type="string">
            <text:p>}+zCF3ac+.</text:p>
          </table:table-cell>
          <table:table-cell table:style-name="ce2" office:value-type="string" calcext:value-type="string">
            <text:p>10/03/199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82924192</text:p>
          </table:table-cell>
          <table:table-cell office:value-type="string" calcext:value-type="string">
            <text:p>1 Don Clo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ernandez</text:p>
          </table:table-cell>
          <table:table-cell office:value-type="string" calcext:value-type="string">
            <text:p>Fragueiro</text:p>
          </table:table-cell>
          <table:table-cell table:number-columns-repeated="2" office:value-type="string" calcext:value-type="string">
            <text:p>Iria</text:p>
          </table:table-cell>
          <table:table-cell table:number-columns-repeated="2"/>
          <table:table-cell table:formula="of:=CONCATENATE([.D34];LEFT([.E34];2);LEFT([.F34];2);LEFT([.A34];2);LEFT([.B34];2))" office:value-type="string" office:string-value="IriaFeFr" calcext:value-type="string">
            <text:p>IriaFeFr</text:p>
          </table:table-cell>
          <table:table-cell table:formula="of:=LOWER([.G34])" office:value-type="string" office:string-value="iriafefr" calcext:value-type="string">
            <text:p>iriafefr</text:p>
          </table:table-cell>
          <table:table-cell table:formula="of:=SUBSTITUTE(SUBSTITUTE(SUBSTITUTE(SUBSTITUTE(SUBSTITUTE([.H34];&quot;á&quot;;&quot;a&quot;);&quot;é&quot;;&quot;e&quot;);&quot;í&quot;;&quot;i&quot;);&quot;ó&quot;;&quot;o&quot;);&quot;ú&quot;;&quot;u&quot;)" office:value-type="string" office:string-value="iriafefr" calcext:value-type="string">
            <text:p>iriafefr</text:p>
          </table:table-cell>
          <table:table-cell office:value-type="float" office:value="19" calcext:value-type="float">
            <text:p>19</text:p>
          </table:table-cell>
          <table:table-cell table:formula="of:=CONCATENATE(&quot;a&quot;;[.J34];[.I34])" office:value-type="string" office:string-value="a19iriafefr" calcext:value-type="string">
            <text:p>a19iriafefr</text:p>
          </table:table-cell>
          <table:table-cell table:formula="of:=LEN([.K34])" office:value-type="float" office:value="11" calcext:value-type="float">
            <text:p>11</text:p>
          </table:table-cell>
          <table:table-cell table:formula="of:=[.K34]" office:value-type="string" office:string-value="a19iriafefr" calcext:value-type="string">
            <text:p>a19iriafefr</text:p>
          </table:table-cell>
          <table:table-cell office:value-type="string" calcext:value-type="string">
            <text:p>-X9n9JnTuP</text:p>
          </table:table-cell>
          <table:table-cell table:style-name="ce2" office:value-type="string" calcext:value-type="string">
            <text:p>17/08/200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88708622</text:p>
          </table:table-cell>
          <table:table-cell office:value-type="string" calcext:value-type="string">
            <text:p>120 Albion Street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(A)-Administración de sistemas informáticos en rede</text:p>
          </table:table-cell>
          <table:table-cell office:value-type="string" calcext:value-type="string">
            <text:p>ia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cuña</text:p>
          </table:table-cell>
          <table:table-cell office:value-type="string" calcext:value-type="string">
            <text:p>García</text:p>
          </table:table-cell>
          <table:table-cell table:number-columns-repeated="2" office:value-type="string" calcext:value-type="string">
            <text:p>Andrea</text:p>
          </table:table-cell>
          <table:table-cell table:number-columns-repeated="2"/>
          <table:table-cell table:formula="of:=CONCATENATE([.D35];LEFT([.E35];2);LEFT([.F35];2);LEFT([.A35];2);LEFT([.B35];2))" office:value-type="string" office:string-value="AndreaAcGa" calcext:value-type="string">
            <text:p>AndreaAcGa</text:p>
          </table:table-cell>
          <table:table-cell table:formula="of:=LOWER([.G35])" office:value-type="string" office:string-value="andreaacga" calcext:value-type="string">
            <text:p>andreaacga</text:p>
          </table:table-cell>
          <table:table-cell table:formula="of:=SUBSTITUTE(SUBSTITUTE(SUBSTITUTE(SUBSTITUTE(SUBSTITUTE([.H35];&quot;á&quot;;&quot;a&quot;);&quot;é&quot;;&quot;e&quot;);&quot;í&quot;;&quot;i&quot;);&quot;ó&quot;;&quot;o&quot;);&quot;ú&quot;;&quot;u&quot;)" office:value-type="string" office:string-value="andreaacga" calcext:value-type="string">
            <text:p>andreaacga</text:p>
          </table:table-cell>
          <table:table-cell office:value-type="float" office:value="19" calcext:value-type="float">
            <text:p>19</text:p>
          </table:table-cell>
          <table:table-cell table:formula="of:=CONCATENATE(&quot;a&quot;;[.J35];[.I35])" office:value-type="string" office:string-value="a19andreaacga" calcext:value-type="string">
            <text:p>a19andreaacga</text:p>
          </table:table-cell>
          <table:table-cell table:formula="of:=LEN([.K35])" office:value-type="float" office:value="13" calcext:value-type="float">
            <text:p>13</text:p>
          </table:table-cell>
          <table:table-cell table:formula="of:=[.K35]" office:value-type="string" office:string-value="a19andreaacga" calcext:value-type="string">
            <text:p>a19andreaacga</text:p>
          </table:table-cell>
          <table:table-cell office:value-type="string" calcext:value-type="string">
            <text:p>cL7ay,t*HA</text:p>
          </table:table-cell>
          <table:table-cell table:style-name="ce2" office:value-type="string" calcext:value-type="string">
            <text:p>26/08/199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44701242</text:p>
          </table:table-cell>
          <table:table-cell office:value-type="string" calcext:value-type="string">
            <text:p>3 Victoria Gardens</text:p>
          </table:table-cell>
          <table:table-cell office:value-type="string" calcext:value-type="string">
            <text:p>Moaña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erero</text:p>
          </table:table-cell>
          <table:table-cell office:value-type="string" calcext:value-type="string">
            <text:p>Carton</text:p>
          </table:table-cell>
          <table:table-cell table:number-columns-repeated="2" office:value-type="string" calcext:value-type="string">
            <text:p>Rubén</text:p>
          </table:table-cell>
          <table:table-cell table:number-columns-repeated="2"/>
          <table:table-cell table:formula="of:=CONCATENATE([.D36];LEFT([.E36];2);LEFT([.F36];2);LEFT([.A36];2);LEFT([.B36];2))" office:value-type="string" office:string-value="RubénCeCa" calcext:value-type="string">
            <text:p>RubénCeCa</text:p>
          </table:table-cell>
          <table:table-cell table:formula="of:=LOWER([.G36])" office:value-type="string" office:string-value="rubénceca" calcext:value-type="string">
            <text:p>rubénceca</text:p>
          </table:table-cell>
          <table:table-cell table:formula="of:=SUBSTITUTE(SUBSTITUTE(SUBSTITUTE(SUBSTITUTE(SUBSTITUTE([.H36];&quot;á&quot;;&quot;a&quot;);&quot;é&quot;;&quot;e&quot;);&quot;í&quot;;&quot;i&quot;);&quot;ó&quot;;&quot;o&quot;);&quot;ú&quot;;&quot;u&quot;)" office:value-type="string" office:string-value="rubenceca" calcext:value-type="string">
            <text:p>rubenceca</text:p>
          </table:table-cell>
          <table:table-cell office:value-type="float" office:value="18" calcext:value-type="float">
            <text:p>18</text:p>
          </table:table-cell>
          <table:table-cell table:formula="of:=CONCATENATE(&quot;a&quot;;[.J36];[.I36])" office:value-type="string" office:string-value="a18rubenceca" calcext:value-type="string">
            <text:p>a18rubenceca</text:p>
          </table:table-cell>
          <table:table-cell table:formula="of:=LEN([.K36])" office:value-type="float" office:value="12" calcext:value-type="float">
            <text:p>12</text:p>
          </table:table-cell>
          <table:table-cell table:formula="of:=[.K36]" office:value-type="string" office:string-value="a18rubenceca" calcext:value-type="string">
            <text:p>a18rubenceca</text:p>
          </table:table-cell>
          <table:table-cell office:value-type="string" calcext:value-type="string">
            <text:p>MJ*erkAd3o</text:p>
          </table:table-cell>
          <table:table-cell table:style-name="ce2" office:value-type="string" calcext:value-type="string">
            <text:p>09/08/199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44041994</text:p>
          </table:table-cell>
          <table:table-cell office:value-type="string" calcext:value-type="string">
            <text:p>The Surgery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asal</text:p>
          </table:table-cell>
          <table:table-cell office:value-type="string" calcext:value-type="string">
            <text:p>Gallego</text:p>
          </table:table-cell>
          <table:table-cell table:number-columns-repeated="2" office:value-type="string" calcext:value-type="string">
            <text:p>Thais</text:p>
          </table:table-cell>
          <table:table-cell table:number-columns-repeated="2"/>
          <table:table-cell table:formula="of:=CONCATENATE([.D37];LEFT([.E37];2);LEFT([.F37];2);LEFT([.A37];2);LEFT([.B37];2))" office:value-type="string" office:string-value="ThaisCaGa" calcext:value-type="string">
            <text:p>ThaisCaGa</text:p>
          </table:table-cell>
          <table:table-cell table:formula="of:=LOWER([.G37])" office:value-type="string" office:string-value="thaiscaga" calcext:value-type="string">
            <text:p>thaiscaga</text:p>
          </table:table-cell>
          <table:table-cell table:formula="of:=SUBSTITUTE(SUBSTITUTE(SUBSTITUTE(SUBSTITUTE(SUBSTITUTE([.H37];&quot;á&quot;;&quot;a&quot;);&quot;é&quot;;&quot;e&quot;);&quot;í&quot;;&quot;i&quot;);&quot;ó&quot;;&quot;o&quot;);&quot;ú&quot;;&quot;u&quot;)" office:value-type="string" office:string-value="thaiscaga" calcext:value-type="string">
            <text:p>thaiscaga</text:p>
          </table:table-cell>
          <table:table-cell office:value-type="float" office:value="21" calcext:value-type="float">
            <text:p>21</text:p>
          </table:table-cell>
          <table:table-cell table:formula="of:=CONCATENATE(&quot;a&quot;;[.J37];[.I37])" office:value-type="string" office:string-value="a21thaiscaga" calcext:value-type="string">
            <text:p>a21thaiscaga</text:p>
          </table:table-cell>
          <table:table-cell table:formula="of:=LEN([.K37])" office:value-type="float" office:value="12" calcext:value-type="float">
            <text:p>12</text:p>
          </table:table-cell>
          <table:table-cell table:formula="of:=[.K37]" office:value-type="string" office:string-value="a21thaiscaga" calcext:value-type="string">
            <text:p>a21thaiscaga</text:p>
          </table:table-cell>
          <table:table-cell office:value-type="string" calcext:value-type="string">
            <text:p>y4NKH4cm{y</text:p>
          </table:table-cell>
          <table:table-cell table:style-name="ce2" office:value-type="string" calcext:value-type="string">
            <text:p>11/09/199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56403623</text:p>
          </table:table-cell>
          <table:table-cell office:value-type="string" calcext:value-type="string">
            <text:p>3 Fort Road</text:p>
          </table:table-cell>
          <table:table-cell office:value-type="string" calcext:value-type="string">
            <text:p>Pontevedra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tero</text:p>
          </table:table-cell>
          <table:table-cell office:value-type="string" calcext:value-type="string">
            <text:p>Álvarez</text:p>
          </table:table-cell>
          <table:table-cell table:number-columns-repeated="2" office:value-type="string" calcext:value-type="string">
            <text:p>Xoán</text:p>
          </table:table-cell>
          <table:table-cell table:number-columns-repeated="2"/>
          <table:table-cell table:formula="of:=CONCATENATE([.D38];LEFT([.E38];2);LEFT([.F38];2);LEFT([.A38];2);LEFT([.B38];2))" office:value-type="string" office:string-value="XoánOtÁl" calcext:value-type="string">
            <text:p>XoánOtÁl</text:p>
          </table:table-cell>
          <table:table-cell table:formula="of:=LOWER([.G38])" office:value-type="string" office:string-value="xoánotál" calcext:value-type="string">
            <text:p>xoánotál</text:p>
          </table:table-cell>
          <table:table-cell table:formula="of:=SUBSTITUTE(SUBSTITUTE(SUBSTITUTE(SUBSTITUTE(SUBSTITUTE([.H38];&quot;á&quot;;&quot;a&quot;);&quot;é&quot;;&quot;e&quot;);&quot;í&quot;;&quot;i&quot;);&quot;ó&quot;;&quot;o&quot;);&quot;ú&quot;;&quot;u&quot;)" office:value-type="string" office:string-value="xoanotal" calcext:value-type="string">
            <text:p>xoanotal</text:p>
          </table:table-cell>
          <table:table-cell office:value-type="float" office:value="19" calcext:value-type="float">
            <text:p>19</text:p>
          </table:table-cell>
          <table:table-cell table:formula="of:=CONCATENATE(&quot;a&quot;;[.J38];[.I38])" office:value-type="string" office:string-value="a19xoanotal" calcext:value-type="string">
            <text:p>a19xoanotal</text:p>
          </table:table-cell>
          <table:table-cell table:formula="of:=LEN([.K38])" office:value-type="float" office:value="11" calcext:value-type="float">
            <text:p>11</text:p>
          </table:table-cell>
          <table:table-cell table:formula="of:=[.K38]" office:value-type="string" office:string-value="a19xoanotal" calcext:value-type="string">
            <text:p>a19xoanotal</text:p>
          </table:table-cell>
          <table:table-cell office:value-type="string" calcext:value-type="string">
            <text:p>zyy-N3pjk{</text:p>
          </table:table-cell>
          <table:table-cell table:style-name="ce2" office:value-type="string" calcext:value-type="string">
            <text:p>07/06/199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59598192</text:p>
          </table:table-cell>
          <table:table-cell office:value-type="string" calcext:value-type="string">
            <text:p>14 Stepstil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ila</text:p>
          </table:table-cell>
          <table:table-cell office:value-type="string" calcext:value-type="string">
            <text:p>Martínez</text:p>
          </table:table-cell>
          <table:table-cell table:number-columns-repeated="2" office:value-type="string" calcext:value-type="string">
            <text:p>Xacobe</text:p>
          </table:table-cell>
          <table:table-cell table:number-columns-repeated="2"/>
          <table:table-cell table:formula="of:=CONCATENATE([.D39];LEFT([.E39];2);LEFT([.F39];2);LEFT([.A39];2);LEFT([.B39];2))" office:value-type="string" office:string-value="XacobeViMa" calcext:value-type="string">
            <text:p>XacobeViMa</text:p>
          </table:table-cell>
          <table:table-cell table:formula="of:=LOWER([.G39])" office:value-type="string" office:string-value="xacobevima" calcext:value-type="string">
            <text:p>xacobevima</text:p>
          </table:table-cell>
          <table:table-cell table:formula="of:=SUBSTITUTE(SUBSTITUTE(SUBSTITUTE(SUBSTITUTE(SUBSTITUTE([.H39];&quot;á&quot;;&quot;a&quot;);&quot;é&quot;;&quot;e&quot;);&quot;í&quot;;&quot;i&quot;);&quot;ó&quot;;&quot;o&quot;);&quot;ú&quot;;&quot;u&quot;)" office:value-type="string" office:string-value="xacobevima" calcext:value-type="string">
            <text:p>xacobevima</text:p>
          </table:table-cell>
          <table:table-cell office:value-type="float" office:value="20" calcext:value-type="float">
            <text:p>20</text:p>
          </table:table-cell>
          <table:table-cell table:formula="of:=CONCATENATE(&quot;a&quot;;[.J39];[.I39])" office:value-type="string" office:string-value="a20xacobevima" calcext:value-type="string">
            <text:p>a20xacobevima</text:p>
          </table:table-cell>
          <table:table-cell table:formula="of:=LEN([.K39])" office:value-type="float" office:value="13" calcext:value-type="float">
            <text:p>13</text:p>
          </table:table-cell>
          <table:table-cell table:formula="of:=[.K39]" office:value-type="string" office:string-value="a20xacobevima" calcext:value-type="string">
            <text:p>a20xacobevima</text:p>
          </table:table-cell>
          <table:table-cell office:value-type="string" calcext:value-type="string">
            <text:p>dAHC}CH-w7</text:p>
          </table:table-cell>
          <table:table-cell table:style-name="ce2" office:value-type="string" calcext:value-type="string">
            <text:p>24/09/1977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653049759</text:p>
          </table:table-cell>
          <table:table-cell office:value-type="string" calcext:value-type="string">
            <text:p>71 Colin Avenue</text:p>
          </table:table-cell>
          <table:table-cell office:value-type="string" calcext:value-type="string">
            <text:p>Salvaterra de Miño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res</text:p>
          </table:table-cell>
          <table:table-cell office:value-type="string" calcext:value-type="string">
            <text:p>Rodríguez</text:p>
          </table:table-cell>
          <table:table-cell table:number-columns-repeated="2" office:value-type="string" calcext:value-type="string">
            <text:p>Nerea</text:p>
          </table:table-cell>
          <table:table-cell table:number-columns-repeated="2"/>
          <table:table-cell table:formula="of:=CONCATENATE([.D40];LEFT([.E40];2);LEFT([.F40];2);LEFT([.A40];2);LEFT([.B40];2))" office:value-type="string" office:string-value="NereaArRo" calcext:value-type="string">
            <text:p>NereaArRo</text:p>
          </table:table-cell>
          <table:table-cell table:formula="of:=LOWER([.G40])" office:value-type="string" office:string-value="nereaarro" calcext:value-type="string">
            <text:p>nereaarro</text:p>
          </table:table-cell>
          <table:table-cell table:formula="of:=SUBSTITUTE(SUBSTITUTE(SUBSTITUTE(SUBSTITUTE(SUBSTITUTE([.H40];&quot;á&quot;;&quot;a&quot;);&quot;é&quot;;&quot;e&quot;);&quot;í&quot;;&quot;i&quot;);&quot;ó&quot;;&quot;o&quot;);&quot;ú&quot;;&quot;u&quot;)" office:value-type="string" office:string-value="nereaarro" calcext:value-type="string">
            <text:p>nereaarro</text:p>
          </table:table-cell>
          <table:table-cell office:value-type="float" office:value="20" calcext:value-type="float">
            <text:p>20</text:p>
          </table:table-cell>
          <table:table-cell table:formula="of:=CONCATENATE(&quot;a&quot;;[.J40];[.I40])" office:value-type="string" office:string-value="a20nereaarro" calcext:value-type="string">
            <text:p>a20nereaarro</text:p>
          </table:table-cell>
          <table:table-cell table:formula="of:=LEN([.K40])" office:value-type="float" office:value="12" calcext:value-type="float">
            <text:p>12</text:p>
          </table:table-cell>
          <table:table-cell table:formula="of:=[.K40]" office:value-type="string" office:string-value="a20nereaarro" calcext:value-type="string">
            <text:p>a20nereaarro</text:p>
          </table:table-cell>
          <table:table-cell office:value-type="string" calcext:value-type="string">
            <text:p>_T=iyJcP]9</text:p>
          </table:table-cell>
          <table:table-cell table:style-name="ce2" office:value-type="string" calcext:value-type="string">
            <text:p>25/05/199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77106838</text:p>
          </table:table-cell>
          <table:table-cell office:value-type="string" calcext:value-type="string">
            <text:p>Karenza</text:p>
          </table:table-cell>
          <table:table-cell office:value-type="string" calcext:value-type="string">
            <text:p>Gondomar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érez</text:p>
          </table:table-cell>
          <table:table-cell office:value-type="string" calcext:value-type="string">
            <text:p>Santos</text:p>
          </table:table-cell>
          <table:table-cell table:number-columns-repeated="2" office:value-type="string" calcext:value-type="string">
            <text:p>Sergio</text:p>
          </table:table-cell>
          <table:table-cell table:number-columns-repeated="2"/>
          <table:table-cell table:formula="of:=CONCATENATE([.D41];LEFT([.E41];2);LEFT([.F41];2);LEFT([.A41];2);LEFT([.B41];2))" office:value-type="string" office:string-value="SergioPéSa" calcext:value-type="string">
            <text:p>SergioPéSa</text:p>
          </table:table-cell>
          <table:table-cell table:formula="of:=LOWER([.G41])" office:value-type="string" office:string-value="sergiopésa" calcext:value-type="string">
            <text:p>sergiopésa</text:p>
          </table:table-cell>
          <table:table-cell table:formula="of:=SUBSTITUTE(SUBSTITUTE(SUBSTITUTE(SUBSTITUTE(SUBSTITUTE([.H41];&quot;á&quot;;&quot;a&quot;);&quot;é&quot;;&quot;e&quot;);&quot;í&quot;;&quot;i&quot;);&quot;ó&quot;;&quot;o&quot;);&quot;ú&quot;;&quot;u&quot;)" office:value-type="string" office:string-value="sergiopesa" calcext:value-type="string">
            <text:p>sergiopesa</text:p>
          </table:table-cell>
          <table:table-cell office:value-type="float" office:value="20" calcext:value-type="float">
            <text:p>20</text:p>
          </table:table-cell>
          <table:table-cell table:formula="of:=CONCATENATE(&quot;a&quot;;[.J41];[.I41])" office:value-type="string" office:string-value="a20sergiopesa" calcext:value-type="string">
            <text:p>a20sergiopesa</text:p>
          </table:table-cell>
          <table:table-cell table:formula="of:=LEN([.K41])" office:value-type="float" office:value="13" calcext:value-type="float">
            <text:p>13</text:p>
          </table:table-cell>
          <table:table-cell table:formula="of:=[.K41]" office:value-type="string" office:string-value="a20sergiopesa" calcext:value-type="string">
            <text:p>a20sergiopesa</text:p>
          </table:table-cell>
          <table:table-cell office:value-type="string" calcext:value-type="string">
            <text:p>Fsr{u7pPX@</text:p>
          </table:table-cell>
          <table:table-cell table:style-name="ce2" office:value-type="string" calcext:value-type="string">
            <text:p>24/11/199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29274432</text:p>
          </table:table-cell>
          <table:table-cell office:value-type="string" calcext:value-type="string">
            <text:p>5 Enid Road</text:p>
          </table:table-cell>
          <table:table-cell office:value-type="string" calcext:value-type="string">
            <text:p>Gondomar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astiñeira</text:p>
          </table:table-cell>
          <table:table-cell office:value-type="string" calcext:value-type="string">
            <text:p>González</text:p>
          </table:table-cell>
          <table:table-cell table:number-columns-repeated="2" office:value-type="string" calcext:value-type="string">
            <text:p>Tamara</text:p>
          </table:table-cell>
          <table:table-cell table:number-columns-repeated="2"/>
          <table:table-cell table:formula="of:=CONCATENATE([.D42];LEFT([.E42];2);LEFT([.F42];2);LEFT([.A42];2);LEFT([.B42];2))" office:value-type="string" office:string-value="TamaraCaGo" calcext:value-type="string">
            <text:p>TamaraCaGo</text:p>
          </table:table-cell>
          <table:table-cell table:formula="of:=LOWER([.G42])" office:value-type="string" office:string-value="tamaracago" calcext:value-type="string">
            <text:p>tamaracago</text:p>
          </table:table-cell>
          <table:table-cell table:formula="of:=SUBSTITUTE(SUBSTITUTE(SUBSTITUTE(SUBSTITUTE(SUBSTITUTE([.H42];&quot;á&quot;;&quot;a&quot;);&quot;é&quot;;&quot;e&quot;);&quot;í&quot;;&quot;i&quot;);&quot;ó&quot;;&quot;o&quot;);&quot;ú&quot;;&quot;u&quot;)" office:value-type="string" office:string-value="tamaracago" calcext:value-type="string">
            <text:p>tamaracago</text:p>
          </table:table-cell>
          <table:table-cell office:value-type="float" office:value="20" calcext:value-type="float">
            <text:p>20</text:p>
          </table:table-cell>
          <table:table-cell table:formula="of:=CONCATENATE(&quot;a&quot;;[.J42];[.I42])" office:value-type="string" office:string-value="a20tamaracago" calcext:value-type="string">
            <text:p>a20tamaracago</text:p>
          </table:table-cell>
          <table:table-cell table:formula="of:=LEN([.K42])" office:value-type="float" office:value="13" calcext:value-type="float">
            <text:p>13</text:p>
          </table:table-cell>
          <table:table-cell table:formula="of:=[.K42]" office:value-type="string" office:string-value="a20tamaracago" calcext:value-type="string">
            <text:p>a20tamaracago</text:p>
          </table:table-cell>
          <table:table-cell office:value-type="string" calcext:value-type="string">
            <text:p>]4+hJdqyJm</text:p>
          </table:table-cell>
          <table:table-cell table:style-name="ce2" office:value-type="string" calcext:value-type="string">
            <text:p>14/10/198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19004508</text:p>
          </table:table-cell>
          <table:table-cell office:value-type="string" calcext:value-type="string">
            <text:p>Fairview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  <table:table-cell office:value-type="string" calcext:value-type="string">
            <text:p>ia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Iglesias</text:p>
          </table:table-cell>
          <table:table-cell office:value-type="string" calcext:value-type="string">
            <text:p>Barreiro</text:p>
          </table:table-cell>
          <table:table-cell table:number-columns-repeated="2" office:value-type="string" calcext:value-type="string">
            <text:p>Fabián</text:p>
          </table:table-cell>
          <table:table-cell table:number-columns-repeated="2"/>
          <table:table-cell table:formula="of:=CONCATENATE([.D43];LEFT([.E43];2);LEFT([.F43];2);LEFT([.A43];2);LEFT([.B43];2))" office:value-type="string" office:string-value="FabiánIgBa" calcext:value-type="string">
            <text:p>FabiánIgBa</text:p>
          </table:table-cell>
          <table:table-cell table:formula="of:=LOWER([.G43])" office:value-type="string" office:string-value="fabiánigba" calcext:value-type="string">
            <text:p>fabiánigba</text:p>
          </table:table-cell>
          <table:table-cell table:formula="of:=SUBSTITUTE(SUBSTITUTE(SUBSTITUTE(SUBSTITUTE(SUBSTITUTE([.H43];&quot;á&quot;;&quot;a&quot;);&quot;é&quot;;&quot;e&quot;);&quot;í&quot;;&quot;i&quot;);&quot;ó&quot;;&quot;o&quot;);&quot;ú&quot;;&quot;u&quot;)" office:value-type="string" office:string-value="fabianigba" calcext:value-type="string">
            <text:p>fabianigba</text:p>
          </table:table-cell>
          <table:table-cell office:value-type="float" office:value="21" calcext:value-type="float">
            <text:p>21</text:p>
          </table:table-cell>
          <table:table-cell table:formula="of:=CONCATENATE(&quot;a&quot;;[.J43];[.I43])" office:value-type="string" office:string-value="a21fabianigba" calcext:value-type="string">
            <text:p>a21fabianigba</text:p>
          </table:table-cell>
          <table:table-cell table:formula="of:=LEN([.K43])" office:value-type="float" office:value="13" calcext:value-type="float">
            <text:p>13</text:p>
          </table:table-cell>
          <table:table-cell table:formula="of:=[.K43]" office:value-type="string" office:string-value="a21fabianigba" calcext:value-type="string">
            <text:p>a21fabianigba</text:p>
          </table:table-cell>
          <table:table-cell office:value-type="string" calcext:value-type="string">
            <text:p>+Ew_y|4Wts</text:p>
          </table:table-cell>
          <table:table-cell table:style-name="ce2" office:value-type="string" calcext:value-type="string">
            <text:p>19/01/197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18250074</text:p>
          </table:table-cell>
          <table:table-cell office:value-type="string" calcext:value-type="string">
            <text:p>4 Salwick Clo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orenzo</text:p>
          </table:table-cell>
          <table:table-cell office:value-type="string" calcext:value-type="string">
            <text:p>Gómez</text:p>
          </table:table-cell>
          <table:table-cell table:number-columns-repeated="2" office:value-type="string" calcext:value-type="string">
            <text:p>Pelayo</text:p>
          </table:table-cell>
          <table:table-cell table:number-columns-repeated="2"/>
          <table:table-cell table:formula="of:=CONCATENATE([.D44];LEFT([.E44];2);LEFT([.F44];2);LEFT([.A44];2);LEFT([.B44];2))" office:value-type="string" office:string-value="PelayoLoGó" calcext:value-type="string">
            <text:p>PelayoLoGó</text:p>
          </table:table-cell>
          <table:table-cell table:formula="of:=LOWER([.G44])" office:value-type="string" office:string-value="pelayologó" calcext:value-type="string">
            <text:p>pelayologó</text:p>
          </table:table-cell>
          <table:table-cell table:formula="of:=SUBSTITUTE(SUBSTITUTE(SUBSTITUTE(SUBSTITUTE(SUBSTITUTE([.H44];&quot;á&quot;;&quot;a&quot;);&quot;é&quot;;&quot;e&quot;);&quot;í&quot;;&quot;i&quot;);&quot;ó&quot;;&quot;o&quot;);&quot;ú&quot;;&quot;u&quot;)" office:value-type="string" office:string-value="pelayologo" calcext:value-type="string">
            <text:p>pelayologo</text:p>
          </table:table-cell>
          <table:table-cell office:value-type="float" office:value="20" calcext:value-type="float">
            <text:p>20</text:p>
          </table:table-cell>
          <table:table-cell table:formula="of:=CONCATENATE(&quot;a&quot;;[.J44];[.I44])" office:value-type="string" office:string-value="a20pelayologo" calcext:value-type="string">
            <text:p>a20pelayologo</text:p>
          </table:table-cell>
          <table:table-cell table:formula="of:=LEN([.K44])" office:value-type="float" office:value="13" calcext:value-type="float">
            <text:p>13</text:p>
          </table:table-cell>
          <table:table-cell table:formula="of:=[.K44]" office:value-type="string" office:string-value="a20pelayologo" calcext:value-type="string">
            <text:p>a20pelayologo</text:p>
          </table:table-cell>
          <table:table-cell office:value-type="string" calcext:value-type="string">
            <text:p>a3A+Wg+7so</text:p>
          </table:table-cell>
          <table:table-cell table:style-name="ce2" office:value-type="string" calcext:value-type="string">
            <text:p>16/03/1997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12804921</text:p>
          </table:table-cell>
          <table:table-cell office:value-type="string" calcext:value-type="string">
            <text:p>21 Eton House</text:p>
          </table:table-cell>
          <table:table-cell office:value-type="string" calcext:value-type="string">
            <text:p>Ponteareas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onzález</text:p>
          </table:table-cell>
          <table:table-cell office:value-type="string" calcext:value-type="string">
            <text:p>Fontenla</text:p>
          </table:table-cell>
          <table:table-cell table:number-columns-repeated="2" office:value-type="string" calcext:value-type="string">
            <text:p>Enrique</text:p>
          </table:table-cell>
          <table:table-cell table:number-columns-repeated="2"/>
          <table:table-cell table:formula="of:=CONCATENATE([.D45];LEFT([.E45];2);LEFT([.F45];2);LEFT([.A45];2);LEFT([.B45];2))" office:value-type="string" office:string-value="EnriqueGoFo" calcext:value-type="string">
            <text:p>EnriqueGoFo</text:p>
          </table:table-cell>
          <table:table-cell table:formula="of:=LOWER([.G45])" office:value-type="string" office:string-value="enriquegofo" calcext:value-type="string">
            <text:p>enriquegofo</text:p>
          </table:table-cell>
          <table:table-cell table:formula="of:=SUBSTITUTE(SUBSTITUTE(SUBSTITUTE(SUBSTITUTE(SUBSTITUTE([.H45];&quot;á&quot;;&quot;a&quot;);&quot;é&quot;;&quot;e&quot;);&quot;í&quot;;&quot;i&quot;);&quot;ó&quot;;&quot;o&quot;);&quot;ú&quot;;&quot;u&quot;)" office:value-type="string" office:string-value="enriquegofo" calcext:value-type="string">
            <text:p>enriquegofo</text:p>
          </table:table-cell>
          <table:table-cell office:value-type="float" office:value="18" calcext:value-type="float">
            <text:p>18</text:p>
          </table:table-cell>
          <table:table-cell table:formula="of:=CONCATENATE(&quot;a&quot;;[.J45];[.I45])" office:value-type="string" office:string-value="a18enriquegofo" calcext:value-type="string">
            <text:p>a18enriquegofo</text:p>
          </table:table-cell>
          <table:table-cell table:formula="of:=LEN([.K45])" office:value-type="float" office:value="14" calcext:value-type="float">
            <text:p>14</text:p>
          </table:table-cell>
          <table:table-cell table:formula="of:=[.K45]" office:value-type="string" office:string-value="a18enriquegofo" calcext:value-type="string">
            <text:p>a18enriquegofo</text:p>
          </table:table-cell>
          <table:table-cell office:value-type="string" calcext:value-type="string">
            <text:p>@4qxEHrHAA</text:p>
          </table:table-cell>
          <table:table-cell table:style-name="ce2" office:value-type="string" calcext:value-type="string">
            <text:p>06/01/197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87049834</text:p>
          </table:table-cell>
          <table:table-cell office:value-type="string" calcext:value-type="string">
            <text:p>117 Burnham Avenu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  <table:table-cell office:value-type="string" calcext:value-type="string">
            <text:p>ia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ijó</text:p>
          </table:table-cell>
          <table:table-cell office:value-type="string" calcext:value-type="string">
            <text:p>Cayo</text:p>
          </table:table-cell>
          <table:table-cell table:number-columns-repeated="2" office:value-type="string" calcext:value-type="string">
            <text:p>Damian</text:p>
          </table:table-cell>
          <table:table-cell table:number-columns-repeated="2"/>
          <table:table-cell table:formula="of:=CONCATENATE([.D46];LEFT([.E46];2);LEFT([.F46];2);LEFT([.A46];2);LEFT([.B46];2))" office:value-type="string" office:string-value="DamianLiCa" calcext:value-type="string">
            <text:p>DamianLiCa</text:p>
          </table:table-cell>
          <table:table-cell table:formula="of:=LOWER([.G46])" office:value-type="string" office:string-value="damianlica" calcext:value-type="string">
            <text:p>damianlica</text:p>
          </table:table-cell>
          <table:table-cell table:formula="of:=SUBSTITUTE(SUBSTITUTE(SUBSTITUTE(SUBSTITUTE(SUBSTITUTE([.H46];&quot;á&quot;;&quot;a&quot;);&quot;é&quot;;&quot;e&quot;);&quot;í&quot;;&quot;i&quot;);&quot;ó&quot;;&quot;o&quot;);&quot;ú&quot;;&quot;u&quot;)" office:value-type="string" office:string-value="damianlica" calcext:value-type="string">
            <text:p>damianlica</text:p>
          </table:table-cell>
          <table:table-cell office:value-type="float" office:value="19" calcext:value-type="float">
            <text:p>19</text:p>
          </table:table-cell>
          <table:table-cell table:formula="of:=CONCATENATE(&quot;a&quot;;[.J46];[.I46])" office:value-type="string" office:string-value="a19damianlica" calcext:value-type="string">
            <text:p>a19damianlica</text:p>
          </table:table-cell>
          <table:table-cell table:formula="of:=LEN([.K46])" office:value-type="float" office:value="13" calcext:value-type="float">
            <text:p>13</text:p>
          </table:table-cell>
          <table:table-cell table:formula="of:=[.K46]" office:value-type="string" office:string-value="a19damianlica" calcext:value-type="string">
            <text:p>a19damianlica</text:p>
          </table:table-cell>
          <table:table-cell office:value-type="string" calcext:value-type="string">
            <text:p>9{iV{T=mge</text:p>
          </table:table-cell>
          <table:table-cell table:style-name="ce2" office:value-type="string" calcext:value-type="string">
            <text:p>08/10/199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17352597</text:p>
          </table:table-cell>
          <table:table-cell office:value-type="string" calcext:value-type="string">
            <text:p>Dairy Cottag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Álvarez</text:p>
          </table:table-cell>
          <table:table-cell office:value-type="string" calcext:value-type="string">
            <text:p>Robineau</text:p>
          </table:table-cell>
          <table:table-cell table:number-columns-repeated="2" office:value-type="string" calcext:value-type="string">
            <text:p>Pablo</text:p>
          </table:table-cell>
          <table:table-cell table:number-columns-repeated="2"/>
          <table:table-cell table:formula="of:=CONCATENATE([.D47];LEFT([.E47];2);LEFT([.F47];2);LEFT([.A47];2);LEFT([.B47];2))" office:value-type="string" office:string-value="PabloÁlRo" calcext:value-type="string">
            <text:p>PabloÁlRo</text:p>
          </table:table-cell>
          <table:table-cell table:formula="of:=LOWER([.G47])" office:value-type="string" office:string-value="pabloálro" calcext:value-type="string">
            <text:p>pabloálro</text:p>
          </table:table-cell>
          <table:table-cell table:formula="of:=SUBSTITUTE(SUBSTITUTE(SUBSTITUTE(SUBSTITUTE(SUBSTITUTE([.H47];&quot;á&quot;;&quot;a&quot;);&quot;é&quot;;&quot;e&quot;);&quot;í&quot;;&quot;i&quot;);&quot;ó&quot;;&quot;o&quot;);&quot;ú&quot;;&quot;u&quot;)" office:value-type="string" office:string-value="pabloalro" calcext:value-type="string">
            <text:p>pabloalro</text:p>
          </table:table-cell>
          <table:table-cell office:value-type="float" office:value="20" calcext:value-type="float">
            <text:p>20</text:p>
          </table:table-cell>
          <table:table-cell table:formula="of:=CONCATENATE(&quot;a&quot;;[.J47];[.I47])" office:value-type="string" office:string-value="a20pabloalro" calcext:value-type="string">
            <text:p>a20pabloalro</text:p>
          </table:table-cell>
          <table:table-cell table:formula="of:=LEN([.K47])" office:value-type="float" office:value="12" calcext:value-type="float">
            <text:p>12</text:p>
          </table:table-cell>
          <table:table-cell table:formula="of:=[.K47]" office:value-type="string" office:string-value="a20pabloalro" calcext:value-type="string">
            <text:p>a20pabloalro</text:p>
          </table:table-cell>
          <table:table-cell office:value-type="string" calcext:value-type="string">
            <text:p>m|K,unhq4y</text:p>
          </table:table-cell>
          <table:table-cell table:style-name="ce2" office:value-type="string" calcext:value-type="string">
            <text:p>21/03/198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42133446</text:p>
          </table:table-cell>
          <table:table-cell office:value-type="string" calcext:value-type="string">
            <text:p>43 Princes Street</text:p>
          </table:table-cell>
          <table:table-cell office:value-type="string" calcext:value-type="string">
            <text:p>Moraña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table:number-columns-repeated="2" office:value-type="string" calcext:value-type="string">
            <text:p>Fernández</text:p>
          </table:table-cell>
          <table:table-cell table:number-columns-repeated="2" office:value-type="string" calcext:value-type="string">
            <text:p>Lorena</text:p>
          </table:table-cell>
          <table:table-cell table:number-columns-repeated="2"/>
          <table:table-cell table:formula="of:=CONCATENATE([.D48];LEFT([.E48];2);LEFT([.F48];2);LEFT([.A48];2);LEFT([.B48];2))" office:value-type="string" office:string-value="LorenaFeFe" calcext:value-type="string">
            <text:p>LorenaFeFe</text:p>
          </table:table-cell>
          <table:table-cell table:formula="of:=LOWER([.G48])" office:value-type="string" office:string-value="lorenafefe" calcext:value-type="string">
            <text:p>lorenafefe</text:p>
          </table:table-cell>
          <table:table-cell table:formula="of:=SUBSTITUTE(SUBSTITUTE(SUBSTITUTE(SUBSTITUTE(SUBSTITUTE([.H48];&quot;á&quot;;&quot;a&quot;);&quot;é&quot;;&quot;e&quot;);&quot;í&quot;;&quot;i&quot;);&quot;ó&quot;;&quot;o&quot;);&quot;ú&quot;;&quot;u&quot;)" office:value-type="string" office:string-value="lorenafefe" calcext:value-type="string">
            <text:p>lorenafefe</text:p>
          </table:table-cell>
          <table:table-cell office:value-type="float" office:value="19" calcext:value-type="float">
            <text:p>19</text:p>
          </table:table-cell>
          <table:table-cell table:formula="of:=CONCATENATE(&quot;a&quot;;[.J48];[.I48])" office:value-type="string" office:string-value="a19lorenafefe" calcext:value-type="string">
            <text:p>a19lorenafefe</text:p>
          </table:table-cell>
          <table:table-cell table:formula="of:=LEN([.K48])" office:value-type="float" office:value="13" calcext:value-type="float">
            <text:p>13</text:p>
          </table:table-cell>
          <table:table-cell table:formula="of:=[.K48]" office:value-type="string" office:string-value="a19lorenafefe" calcext:value-type="string">
            <text:p>a19lorenafefe</text:p>
          </table:table-cell>
          <table:table-cell office:value-type="string" calcext:value-type="string">
            <text:p>sNj77k]y}+</text:p>
          </table:table-cell>
          <table:table-cell table:style-name="ce2" office:value-type="string" calcext:value-type="string">
            <text:p>23/11/1998</text:p>
          </table:table-cell>
          <table:table-cell office:value-type="string" calcext:value-type="string">
            <text:p>Suíza</text:p>
          </table:table-cell>
          <table:table-cell office:value-type="string" calcext:value-type="string">
            <text:p>664422704</text:p>
          </table:table-cell>
          <table:table-cell office:value-type="string" calcext:value-type="string">
            <text:p>22 Daneway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ópez</text:p>
          </table:table-cell>
          <table:table-cell office:value-type="string" calcext:value-type="string">
            <text:p>Macías</text:p>
          </table:table-cell>
          <table:table-cell table:number-columns-repeated="2" office:value-type="string" calcext:value-type="string">
            <text:p>Giovanna</text:p>
          </table:table-cell>
          <table:table-cell table:number-columns-repeated="2"/>
          <table:table-cell table:formula="of:=CONCATENATE([.D49];LEFT([.E49];2);LEFT([.F49];2);LEFT([.A49];2);LEFT([.B49];2))" office:value-type="string" office:string-value="GiovannaLóMa" calcext:value-type="string">
            <text:p>GiovannaLóMa</text:p>
          </table:table-cell>
          <table:table-cell table:formula="of:=LOWER([.G49])" office:value-type="string" office:string-value="giovannalóma" calcext:value-type="string">
            <text:p>giovannalóma</text:p>
          </table:table-cell>
          <table:table-cell table:formula="of:=SUBSTITUTE(SUBSTITUTE(SUBSTITUTE(SUBSTITUTE(SUBSTITUTE([.H49];&quot;á&quot;;&quot;a&quot;);&quot;é&quot;;&quot;e&quot;);&quot;í&quot;;&quot;i&quot;);&quot;ó&quot;;&quot;o&quot;);&quot;ú&quot;;&quot;u&quot;)" office:value-type="string" office:string-value="giovannaloma" calcext:value-type="string">
            <text:p>giovannaloma</text:p>
          </table:table-cell>
          <table:table-cell office:value-type="float" office:value="20" calcext:value-type="float">
            <text:p>20</text:p>
          </table:table-cell>
          <table:table-cell table:formula="of:=CONCATENATE(&quot;a&quot;;[.J49];[.I49])" office:value-type="string" office:string-value="a20giovannaloma" calcext:value-type="string">
            <text:p>a20giovannaloma</text:p>
          </table:table-cell>
          <table:table-cell table:formula="of:=LEN([.K49])" office:value-type="float" office:value="15" calcext:value-type="float">
            <text:p>15</text:p>
          </table:table-cell>
          <table:table-cell table:formula="of:=[.K49]" office:value-type="string" office:string-value="a20giovannaloma" calcext:value-type="string">
            <text:p>a20giovannaloma</text:p>
          </table:table-cell>
          <table:table-cell office:value-type="string" calcext:value-type="string">
            <text:p>jNa85k]c-+</text:p>
          </table:table-cell>
          <table:table-cell table:style-name="ce2" office:value-type="string" calcext:value-type="string">
            <text:p>11/11/198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35307980</text:p>
          </table:table-cell>
          <table:table-cell office:value-type="string" calcext:value-type="string">
            <text:p>5 Burn Clo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ilva</text:p>
          </table:table-cell>
          <table:table-cell office:value-type="string" calcext:value-type="string">
            <text:p>Carballo</text:p>
          </table:table-cell>
          <table:table-cell table:number-columns-repeated="2" office:value-type="string" calcext:value-type="string">
            <text:p>Pablo</text:p>
          </table:table-cell>
          <table:table-cell table:number-columns-repeated="2"/>
          <table:table-cell table:formula="of:=CONCATENATE([.D50];LEFT([.E50];2);LEFT([.F50];2);LEFT([.A50];2);LEFT([.B50];2))" office:value-type="string" office:string-value="PabloSiCa" calcext:value-type="string">
            <text:p>PabloSiCa</text:p>
          </table:table-cell>
          <table:table-cell table:formula="of:=LOWER([.G50])" office:value-type="string" office:string-value="pablosica" calcext:value-type="string">
            <text:p>pablosica</text:p>
          </table:table-cell>
          <table:table-cell table:formula="of:=SUBSTITUTE(SUBSTITUTE(SUBSTITUTE(SUBSTITUTE(SUBSTITUTE([.H50];&quot;á&quot;;&quot;a&quot;);&quot;é&quot;;&quot;e&quot;);&quot;í&quot;;&quot;i&quot;);&quot;ó&quot;;&quot;o&quot;);&quot;ú&quot;;&quot;u&quot;)" office:value-type="string" office:string-value="pablosica" calcext:value-type="string">
            <text:p>pablosica</text:p>
          </table:table-cell>
          <table:table-cell office:value-type="float" office:value="18" calcext:value-type="float">
            <text:p>18</text:p>
          </table:table-cell>
          <table:table-cell table:formula="of:=CONCATENATE(&quot;a&quot;;[.J50];[.I50])" office:value-type="string" office:string-value="a18pablosica" calcext:value-type="string">
            <text:p>a18pablosica</text:p>
          </table:table-cell>
          <table:table-cell table:formula="of:=LEN([.K50])" office:value-type="float" office:value="12" calcext:value-type="float">
            <text:p>12</text:p>
          </table:table-cell>
          <table:table-cell table:formula="of:=[.K50]" office:value-type="string" office:string-value="a18pablosica" calcext:value-type="string">
            <text:p>a18pablosica</text:p>
          </table:table-cell>
          <table:table-cell office:value-type="string" calcext:value-type="string">
            <text:p>3H-[3,,Jp@</text:p>
          </table:table-cell>
          <table:table-cell table:style-name="ce2" office:value-type="string" calcext:value-type="string">
            <text:p>03/11/1986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82847562</text:p>
          </table:table-cell>
          <table:table-cell office:value-type="string" calcext:value-type="string">
            <text:p>20 Warwick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Jorge</text:p>
          </table:table-cell>
          <table:table-cell office:value-type="string" calcext:value-type="string">
            <text:p>Gómez</text:p>
          </table:table-cell>
          <table:table-cell table:number-columns-repeated="2" office:value-type="string" calcext:value-type="string">
            <text:p>Adrián</text:p>
          </table:table-cell>
          <table:table-cell table:number-columns-repeated="2"/>
          <table:table-cell table:formula="of:=CONCATENATE([.D51];LEFT([.E51];2);LEFT([.F51];2);LEFT([.A51];2);LEFT([.B51];2))" office:value-type="string" office:string-value="AdriánJoGó" calcext:value-type="string">
            <text:p>AdriánJoGó</text:p>
          </table:table-cell>
          <table:table-cell table:formula="of:=LOWER([.G51])" office:value-type="string" office:string-value="adriánjogó" calcext:value-type="string">
            <text:p>adriánjogó</text:p>
          </table:table-cell>
          <table:table-cell table:formula="of:=SUBSTITUTE(SUBSTITUTE(SUBSTITUTE(SUBSTITUTE(SUBSTITUTE([.H51];&quot;á&quot;;&quot;a&quot;);&quot;é&quot;;&quot;e&quot;);&quot;í&quot;;&quot;i&quot;);&quot;ó&quot;;&quot;o&quot;);&quot;ú&quot;;&quot;u&quot;)" office:value-type="string" office:string-value="adrianjogo" calcext:value-type="string">
            <text:p>adrianjogo</text:p>
          </table:table-cell>
          <table:table-cell office:value-type="float" office:value="18" calcext:value-type="float">
            <text:p>18</text:p>
          </table:table-cell>
          <table:table-cell table:formula="of:=CONCATENATE(&quot;a&quot;;[.J51];[.I51])" office:value-type="string" office:string-value="a18adrianjogo" calcext:value-type="string">
            <text:p>a18adrianjogo</text:p>
          </table:table-cell>
          <table:table-cell table:formula="of:=LEN([.K51])" office:value-type="float" office:value="13" calcext:value-type="float">
            <text:p>13</text:p>
          </table:table-cell>
          <table:table-cell table:formula="of:=[.K51]" office:value-type="string" office:string-value="a18adrianjogo" calcext:value-type="string">
            <text:p>a18adrianjogo</text:p>
          </table:table-cell>
          <table:table-cell office:value-type="string" calcext:value-type="string">
            <text:p>]hEfjueb4N</text:p>
          </table:table-cell>
          <table:table-cell table:style-name="ce2" office:value-type="string" calcext:value-type="string">
            <text:p>25/01/198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88324325</text:p>
          </table:table-cell>
          <table:table-cell office:value-type="string" calcext:value-type="string">
            <text:p>2 Llwynbrain Terrac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rela</text:p>
          </table:table-cell>
          <table:table-cell office:value-type="string" calcext:value-type="string">
            <text:p>Alonso</text:p>
          </table:table-cell>
          <table:table-cell table:number-columns-repeated="2" office:value-type="string" calcext:value-type="string">
            <text:p>Rubén</text:p>
          </table:table-cell>
          <table:table-cell table:number-columns-repeated="2"/>
          <table:table-cell table:formula="of:=CONCATENATE([.D52];LEFT([.E52];2);LEFT([.F52];2);LEFT([.A52];2);LEFT([.B52];2))" office:value-type="string" office:string-value="RubénVaAl" calcext:value-type="string">
            <text:p>RubénVaAl</text:p>
          </table:table-cell>
          <table:table-cell table:formula="of:=LOWER([.G52])" office:value-type="string" office:string-value="rubénvaal" calcext:value-type="string">
            <text:p>rubénvaal</text:p>
          </table:table-cell>
          <table:table-cell table:formula="of:=SUBSTITUTE(SUBSTITUTE(SUBSTITUTE(SUBSTITUTE(SUBSTITUTE([.H52];&quot;á&quot;;&quot;a&quot;);&quot;é&quot;;&quot;e&quot;);&quot;í&quot;;&quot;i&quot;);&quot;ó&quot;;&quot;o&quot;);&quot;ú&quot;;&quot;u&quot;)" office:value-type="string" office:string-value="rubenvaal" calcext:value-type="string">
            <text:p>rubenvaal</text:p>
          </table:table-cell>
          <table:table-cell office:value-type="float" office:value="21" calcext:value-type="float">
            <text:p>21</text:p>
          </table:table-cell>
          <table:table-cell table:formula="of:=CONCATENATE(&quot;a&quot;;[.J52];[.I52])" office:value-type="string" office:string-value="a21rubenvaal" calcext:value-type="string">
            <text:p>a21rubenvaal</text:p>
          </table:table-cell>
          <table:table-cell table:formula="of:=LEN([.K52])" office:value-type="float" office:value="12" calcext:value-type="float">
            <text:p>12</text:p>
          </table:table-cell>
          <table:table-cell table:formula="of:=[.K52]" office:value-type="string" office:string-value="a21rubenvaal" calcext:value-type="string">
            <text:p>a21rubenvaal</text:p>
          </table:table-cell>
          <table:table-cell office:value-type="string" calcext:value-type="string">
            <text:p>oP]4C74_|{</text:p>
          </table:table-cell>
          <table:table-cell table:style-name="ce2" office:value-type="string" calcext:value-type="string">
            <text:p>10/12/1997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79719638</text:p>
          </table:table-cell>
          <table:table-cell office:value-type="string" calcext:value-type="string">
            <text:p>76 Cumberland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randa</text:p>
          </table:table-cell>
          <table:table-cell office:value-type="string" calcext:value-type="string">
            <text:p>González</text:p>
          </table:table-cell>
          <table:table-cell table:number-columns-repeated="2" office:value-type="string" calcext:value-type="string">
            <text:p>Marta</text:p>
          </table:table-cell>
          <table:table-cell table:number-columns-repeated="2"/>
          <table:table-cell table:formula="of:=CONCATENATE([.D53];LEFT([.E53];2);LEFT([.F53];2);LEFT([.A53];2);LEFT([.B53];2))" office:value-type="string" office:string-value="MartaArGo" calcext:value-type="string">
            <text:p>MartaArGo</text:p>
          </table:table-cell>
          <table:table-cell table:formula="of:=LOWER([.G53])" office:value-type="string" office:string-value="martaargo" calcext:value-type="string">
            <text:p>martaargo</text:p>
          </table:table-cell>
          <table:table-cell table:formula="of:=SUBSTITUTE(SUBSTITUTE(SUBSTITUTE(SUBSTITUTE(SUBSTITUTE([.H53];&quot;á&quot;;&quot;a&quot;);&quot;é&quot;;&quot;e&quot;);&quot;í&quot;;&quot;i&quot;);&quot;ó&quot;;&quot;o&quot;);&quot;ú&quot;;&quot;u&quot;)" office:value-type="string" office:string-value="martaargo" calcext:value-type="string">
            <text:p>martaargo</text:p>
          </table:table-cell>
          <table:table-cell office:value-type="float" office:value="20" calcext:value-type="float">
            <text:p>20</text:p>
          </table:table-cell>
          <table:table-cell table:formula="of:=CONCATENATE(&quot;a&quot;;[.J53];[.I53])" office:value-type="string" office:string-value="a20martaargo" calcext:value-type="string">
            <text:p>a20martaargo</text:p>
          </table:table-cell>
          <table:table-cell table:formula="of:=LEN([.K53])" office:value-type="float" office:value="12" calcext:value-type="float">
            <text:p>12</text:p>
          </table:table-cell>
          <table:table-cell table:formula="of:=[.K53]" office:value-type="string" office:string-value="a20martaargo" calcext:value-type="string">
            <text:p>a20martaargo</text:p>
          </table:table-cell>
          <table:table-cell office:value-type="string" calcext:value-type="string">
            <text:p>wEMC]CAxE7</text:p>
          </table:table-cell>
          <table:table-cell table:style-name="ce2" office:value-type="string" calcext:value-type="string">
            <text:p>27/02/198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97049761</text:p>
          </table:table-cell>
          <table:table-cell office:value-type="string" calcext:value-type="string">
            <text:p>113A Swan Lane</text:p>
          </table:table-cell>
          <table:table-cell office:value-type="string" calcext:value-type="string">
            <text:p>Vigo</text:p>
          </table:table-cell>
          <table:table-cell table:number-columns-repeated="2" office:value-type="string" calcext:value-type="string">
            <text:p>iib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adenas</text:p>
          </table:table-cell>
          <table:table-cell office:value-type="string" calcext:value-type="string">
            <text:p>Viéitez</text:p>
          </table:table-cell>
          <table:table-cell table:number-columns-repeated="2" office:value-type="string" calcext:value-type="string">
            <text:p>Jésica</text:p>
          </table:table-cell>
          <table:table-cell table:number-columns-repeated="2"/>
          <table:table-cell table:formula="of:=CONCATENATE([.D54];LEFT([.E54];2);LEFT([.F54];2);LEFT([.A54];2);LEFT([.B54];2))" office:value-type="string" office:string-value="JésicaCaVi" calcext:value-type="string">
            <text:p>JésicaCaVi</text:p>
          </table:table-cell>
          <table:table-cell table:formula="of:=LOWER([.G54])" office:value-type="string" office:string-value="jésicacavi" calcext:value-type="string">
            <text:p>jésicacavi</text:p>
          </table:table-cell>
          <table:table-cell table:formula="of:=SUBSTITUTE(SUBSTITUTE(SUBSTITUTE(SUBSTITUTE(SUBSTITUTE([.H54];&quot;á&quot;;&quot;a&quot;);&quot;é&quot;;&quot;e&quot;);&quot;í&quot;;&quot;i&quot;);&quot;ó&quot;;&quot;o&quot;);&quot;ú&quot;;&quot;u&quot;)" office:value-type="string" office:string-value="jesicacavi" calcext:value-type="string">
            <text:p>jesicacavi</text:p>
          </table:table-cell>
          <table:table-cell office:value-type="float" office:value="21" calcext:value-type="float">
            <text:p>21</text:p>
          </table:table-cell>
          <table:table-cell table:formula="of:=CONCATENATE(&quot;a&quot;;[.J54];[.I54])" office:value-type="string" office:string-value="a21jesicacavi" calcext:value-type="string">
            <text:p>a21jesicacavi</text:p>
          </table:table-cell>
          <table:table-cell table:formula="of:=LEN([.K54])" office:value-type="float" office:value="13" calcext:value-type="float">
            <text:p>13</text:p>
          </table:table-cell>
          <table:table-cell table:formula="of:=[.K54]" office:value-type="string" office:string-value="a21jesicacavi" calcext:value-type="string">
            <text:p>a21jesicacavi</text:p>
          </table:table-cell>
          <table:table-cell office:value-type="string" calcext:value-type="string">
            <text:p>,|F7XkLcgV</text:p>
          </table:table-cell>
          <table:table-cell table:style-name="ce2" office:value-type="string" calcext:value-type="string">
            <text:p>10/06/198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83231321</text:p>
          </table:table-cell>
          <table:table-cell office:value-type="string" calcext:value-type="string">
            <text:p>Apartment 16</text:p>
          </table:table-cell>
          <table:table-cell office:value-type="string" calcext:value-type="string">
            <text:p>Gondomar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ázquez</text:p>
          </table:table-cell>
          <table:table-cell office:value-type="string" calcext:value-type="string">
            <text:p>Saura</text:p>
          </table:table-cell>
          <table:table-cell table:number-columns-repeated="2" office:value-type="string" calcext:value-type="string">
            <text:p>Manuel</text:p>
          </table:table-cell>
          <table:table-cell table:number-columns-repeated="2"/>
          <table:table-cell table:formula="of:=CONCATENATE([.D55];LEFT([.E55];2);LEFT([.F55];2);LEFT([.A55];2);LEFT([.B55];2))" office:value-type="string" office:string-value="ManuelVáSa" calcext:value-type="string">
            <text:p>ManuelVáSa</text:p>
          </table:table-cell>
          <table:table-cell table:formula="of:=LOWER([.G55])" office:value-type="string" office:string-value="manuelvása" calcext:value-type="string">
            <text:p>manuelvása</text:p>
          </table:table-cell>
          <table:table-cell table:formula="of:=SUBSTITUTE(SUBSTITUTE(SUBSTITUTE(SUBSTITUTE(SUBSTITUTE([.H55];&quot;á&quot;;&quot;a&quot;);&quot;é&quot;;&quot;e&quot;);&quot;í&quot;;&quot;i&quot;);&quot;ó&quot;;&quot;o&quot;);&quot;ú&quot;;&quot;u&quot;)" office:value-type="string" office:string-value="manuelvasa" calcext:value-type="string">
            <text:p>manuelvasa</text:p>
          </table:table-cell>
          <table:table-cell office:value-type="float" office:value="20" calcext:value-type="float">
            <text:p>20</text:p>
          </table:table-cell>
          <table:table-cell table:formula="of:=CONCATENATE(&quot;a&quot;;[.J55];[.I55])" office:value-type="string" office:string-value="a20manuelvasa" calcext:value-type="string">
            <text:p>a20manuelvasa</text:p>
          </table:table-cell>
          <table:table-cell table:formula="of:=LEN([.K55])" office:value-type="float" office:value="13" calcext:value-type="float">
            <text:p>13</text:p>
          </table:table-cell>
          <table:table-cell table:formula="of:=[.K55]" office:value-type="string" office:string-value="a20manuelvasa" calcext:value-type="string">
            <text:p>a20manuelvasa</text:p>
          </table:table-cell>
          <table:table-cell office:value-type="string" calcext:value-type="string">
            <text:p>XN7mAH|fPL</text:p>
          </table:table-cell>
          <table:table-cell table:style-name="ce2" office:value-type="string" calcext:value-type="string">
            <text:p>13/06/1997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56974464</text:p>
          </table:table-cell>
          <table:table-cell office:value-type="string" calcext:value-type="string">
            <text:p>3 Lapwing Court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uente</text:p>
          </table:table-cell>
          <table:table-cell office:value-type="string" calcext:value-type="string">
            <text:p>Durán</text:p>
          </table:table-cell>
          <table:table-cell table:number-columns-repeated="2" office:value-type="string" calcext:value-type="string">
            <text:p>Daniel</text:p>
          </table:table-cell>
          <table:table-cell table:number-columns-repeated="2"/>
          <table:table-cell table:formula="of:=CONCATENATE([.D56];LEFT([.E56];2);LEFT([.F56];2);LEFT([.A56];2);LEFT([.B56];2))" office:value-type="string" office:string-value="DanielPuDu" calcext:value-type="string">
            <text:p>DanielPuDu</text:p>
          </table:table-cell>
          <table:table-cell table:formula="of:=LOWER([.G56])" office:value-type="string" office:string-value="danielpudu" calcext:value-type="string">
            <text:p>danielpudu</text:p>
          </table:table-cell>
          <table:table-cell table:formula="of:=SUBSTITUTE(SUBSTITUTE(SUBSTITUTE(SUBSTITUTE(SUBSTITUTE([.H56];&quot;á&quot;;&quot;a&quot;);&quot;é&quot;;&quot;e&quot;);&quot;í&quot;;&quot;i&quot;);&quot;ó&quot;;&quot;o&quot;);&quot;ú&quot;;&quot;u&quot;)" office:value-type="string" office:string-value="danielpudu" calcext:value-type="string">
            <text:p>danielpudu</text:p>
          </table:table-cell>
          <table:table-cell office:value-type="float" office:value="21" calcext:value-type="float">
            <text:p>21</text:p>
          </table:table-cell>
          <table:table-cell table:formula="of:=CONCATENATE(&quot;a&quot;;[.J56];[.I56])" office:value-type="string" office:string-value="a21danielpudu" calcext:value-type="string">
            <text:p>a21danielpudu</text:p>
          </table:table-cell>
          <table:table-cell table:formula="of:=LEN([.K56])" office:value-type="float" office:value="13" calcext:value-type="float">
            <text:p>13</text:p>
          </table:table-cell>
          <table:table-cell table:formula="of:=[.K56]" office:value-type="string" office:string-value="a21danielpudu" calcext:value-type="string">
            <text:p>a21danielpudu</text:p>
          </table:table-cell>
          <table:table-cell office:value-type="string" calcext:value-type="string">
            <text:p>-ngs|uXcs7</text:p>
          </table:table-cell>
          <table:table-cell table:style-name="ce2" office:value-type="string" calcext:value-type="string">
            <text:p>04/08/198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81509088</text:p>
          </table:table-cell>
          <table:table-cell office:value-type="string" calcext:value-type="string">
            <text:p>Amity Cottag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  <table:table-cell office:value-type="string" calcext:value-type="string">
            <text:p>ia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ores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Fiorella Sofía</text:p>
          </table:table-cell>
          <table:table-cell office:value-type="string" calcext:value-type="string">
            <text:p>Fiorella</text:p>
          </table:table-cell>
          <table:table-cell office:value-type="string" calcext:value-type="string">
            <text:p>Sofía</text:p>
          </table:table-cell>
          <table:table-cell/>
          <table:table-cell table:formula="of:=CONCATENATE([.D57];LEFT([.E57];2);LEFT([.F57];2);LEFT([.A57];2);LEFT([.B57];2))" office:value-type="string" office:string-value="FiorellaSoLoFe" calcext:value-type="string">
            <text:p>FiorellaSoLoFe</text:p>
          </table:table-cell>
          <table:table-cell table:formula="of:=LOWER([.G57])" office:value-type="string" office:string-value="fiorellasolofe" calcext:value-type="string">
            <text:p>fiorellasolofe</text:p>
          </table:table-cell>
          <table:table-cell table:formula="of:=SUBSTITUTE(SUBSTITUTE(SUBSTITUTE(SUBSTITUTE(SUBSTITUTE([.H57];&quot;á&quot;;&quot;a&quot;);&quot;é&quot;;&quot;e&quot;);&quot;í&quot;;&quot;i&quot;);&quot;ó&quot;;&quot;o&quot;);&quot;ú&quot;;&quot;u&quot;)" office:value-type="string" office:string-value="fiorellasolofe" calcext:value-type="string">
            <text:p>fiorellasolofe</text:p>
          </table:table-cell>
          <table:table-cell office:value-type="float" office:value="18" calcext:value-type="float">
            <text:p>18</text:p>
          </table:table-cell>
          <table:table-cell table:formula="of:=CONCATENATE(&quot;a&quot;;[.J57];[.I57])" office:value-type="string" office:string-value="a18fiorellasolofe" calcext:value-type="string">
            <text:p>a18fiorellasolofe</text:p>
          </table:table-cell>
          <table:table-cell table:formula="of:=LEN([.K57])" office:value-type="float" office:value="17" calcext:value-type="float">
            <text:p>17</text:p>
          </table:table-cell>
          <table:table-cell table:formula="of:=[.K57]" office:value-type="string" office:string-value="a18fiorellasolofe" calcext:value-type="string">
            <text:p>a18fiorellasolofe</text:p>
          </table:table-cell>
          <table:table-cell office:value-type="string" calcext:value-type="string">
            <text:p>Af3}7g@yc-</text:p>
          </table:table-cell>
          <table:table-cell table:style-name="ce2" office:value-type="string" calcext:value-type="string">
            <text:p>22/10/197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49231010</text:p>
          </table:table-cell>
          <table:table-cell office:value-type="string" calcext:value-type="string">
            <text:p>4 Wheatsheaf Terrac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orales</text:p>
          </table:table-cell>
          <table:table-cell office:value-type="string" calcext:value-type="string">
            <text:p>Diez</text:p>
          </table:table-cell>
          <table:table-cell table:number-columns-repeated="2" office:value-type="string" calcext:value-type="string">
            <text:p>Alberto</text:p>
          </table:table-cell>
          <table:table-cell table:number-columns-repeated="2"/>
          <table:table-cell table:formula="of:=CONCATENATE([.D58];LEFT([.E58];2);LEFT([.F58];2);LEFT([.A58];2);LEFT([.B58];2))" office:value-type="string" office:string-value="AlbertoMoDi" calcext:value-type="string">
            <text:p>AlbertoMoDi</text:p>
          </table:table-cell>
          <table:table-cell table:formula="of:=LOWER([.G58])" office:value-type="string" office:string-value="albertomodi" calcext:value-type="string">
            <text:p>albertomodi</text:p>
          </table:table-cell>
          <table:table-cell table:formula="of:=SUBSTITUTE(SUBSTITUTE(SUBSTITUTE(SUBSTITUTE(SUBSTITUTE([.H58];&quot;á&quot;;&quot;a&quot;);&quot;é&quot;;&quot;e&quot;);&quot;í&quot;;&quot;i&quot;);&quot;ó&quot;;&quot;o&quot;);&quot;ú&quot;;&quot;u&quot;)" office:value-type="string" office:string-value="albertomodi" calcext:value-type="string">
            <text:p>albertomodi</text:p>
          </table:table-cell>
          <table:table-cell office:value-type="float" office:value="19" calcext:value-type="float">
            <text:p>19</text:p>
          </table:table-cell>
          <table:table-cell table:formula="of:=CONCATENATE(&quot;a&quot;;[.J58];[.I58])" office:value-type="string" office:string-value="a19albertomodi" calcext:value-type="string">
            <text:p>a19albertomodi</text:p>
          </table:table-cell>
          <table:table-cell table:formula="of:=LEN([.K58])" office:value-type="float" office:value="14" calcext:value-type="float">
            <text:p>14</text:p>
          </table:table-cell>
          <table:table-cell table:formula="of:=[.K58]" office:value-type="string" office:string-value="a19albertomodi" calcext:value-type="string">
            <text:p>a19albertomodi</text:p>
          </table:table-cell>
          <table:table-cell office:value-type="string" calcext:value-type="string">
            <text:p>_Rmv_fW+J4</text:p>
          </table:table-cell>
          <table:table-cell table:style-name="ce2" office:value-type="string" calcext:value-type="string">
            <text:p>07/10/200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45063246</text:p>
          </table:table-cell>
          <table:table-cell office:value-type="string" calcext:value-type="string">
            <text:p>52 Roxholme Terrace</text:p>
          </table:table-cell>
          <table:table-cell office:value-type="string" calcext:value-type="string">
            <text:p>Redondela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entín</text:p>
          </table:table-cell>
          <table:table-cell office:value-type="string" calcext:value-type="string">
            <text:p>González</text:p>
          </table:table-cell>
          <table:table-cell table:number-columns-repeated="2" office:value-type="string" calcext:value-type="string">
            <text:p>Paula</text:p>
          </table:table-cell>
          <table:table-cell table:number-columns-repeated="2"/>
          <table:table-cell table:formula="of:=CONCATENATE([.D59];LEFT([.E59];2);LEFT([.F59];2);LEFT([.A59];2);LEFT([.B59];2))" office:value-type="string" office:string-value="PaulaVeGo" calcext:value-type="string">
            <text:p>PaulaVeGo</text:p>
          </table:table-cell>
          <table:table-cell table:formula="of:=LOWER([.G59])" office:value-type="string" office:string-value="paulavego" calcext:value-type="string">
            <text:p>paulavego</text:p>
          </table:table-cell>
          <table:table-cell table:formula="of:=SUBSTITUTE(SUBSTITUTE(SUBSTITUTE(SUBSTITUTE(SUBSTITUTE([.H59];&quot;á&quot;;&quot;a&quot;);&quot;é&quot;;&quot;e&quot;);&quot;í&quot;;&quot;i&quot;);&quot;ó&quot;;&quot;o&quot;);&quot;ú&quot;;&quot;u&quot;)" office:value-type="string" office:string-value="paulavego" calcext:value-type="string">
            <text:p>paulavego</text:p>
          </table:table-cell>
          <table:table-cell office:value-type="float" office:value="18" calcext:value-type="float">
            <text:p>18</text:p>
          </table:table-cell>
          <table:table-cell table:formula="of:=CONCATENATE(&quot;a&quot;;[.J59];[.I59])" office:value-type="string" office:string-value="a18paulavego" calcext:value-type="string">
            <text:p>a18paulavego</text:p>
          </table:table-cell>
          <table:table-cell table:formula="of:=LEN([.K59])" office:value-type="float" office:value="12" calcext:value-type="float">
            <text:p>12</text:p>
          </table:table-cell>
          <table:table-cell table:formula="of:=[.K59]" office:value-type="string" office:string-value="a18paulavego" calcext:value-type="string">
            <text:p>a18paulavego</text:p>
          </table:table-cell>
          <table:table-cell office:value-type="string" calcext:value-type="string">
            <text:p>tu@3+cr-xH</text:p>
          </table:table-cell>
          <table:table-cell table:style-name="ce2" office:value-type="string" calcext:value-type="string">
            <text:p>06/08/1997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61737755</text:p>
          </table:table-cell>
          <table:table-cell office:value-type="string" calcext:value-type="string">
            <text:p>48 Mansfield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  <table:table-cell office:value-type="string" calcext:value-type="string">
            <text:p>is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uete</text:p>
          </table:table-cell>
          <table:table-cell office:value-type="string" calcext:value-type="string">
            <text:p>Ferreira</text:p>
          </table:table-cell>
          <table:table-cell table:number-columns-repeated="2" office:value-type="string" calcext:value-type="string">
            <text:p>Silvia</text:p>
          </table:table-cell>
          <table:table-cell table:number-columns-repeated="2"/>
          <table:table-cell table:formula="of:=CONCATENATE([.D60];LEFT([.E60];2);LEFT([.F60];2);LEFT([.A60];2);LEFT([.B60];2))" office:value-type="string" office:string-value="SilviaHuFe" calcext:value-type="string">
            <text:p>SilviaHuFe</text:p>
          </table:table-cell>
          <table:table-cell table:formula="of:=LOWER([.G60])" office:value-type="string" office:string-value="silviahufe" calcext:value-type="string">
            <text:p>silviahufe</text:p>
          </table:table-cell>
          <table:table-cell table:formula="of:=SUBSTITUTE(SUBSTITUTE(SUBSTITUTE(SUBSTITUTE(SUBSTITUTE([.H60];&quot;á&quot;;&quot;a&quot;);&quot;é&quot;;&quot;e&quot;);&quot;í&quot;;&quot;i&quot;);&quot;ó&quot;;&quot;o&quot;);&quot;ú&quot;;&quot;u&quot;)" office:value-type="string" office:string-value="silviahufe" calcext:value-type="string">
            <text:p>silviahufe</text:p>
          </table:table-cell>
          <table:table-cell office:value-type="float" office:value="19" calcext:value-type="float">
            <text:p>19</text:p>
          </table:table-cell>
          <table:table-cell table:formula="of:=CONCATENATE(&quot;a&quot;;[.J60];[.I60])" office:value-type="string" office:string-value="a19silviahufe" calcext:value-type="string">
            <text:p>a19silviahufe</text:p>
          </table:table-cell>
          <table:table-cell table:formula="of:=LEN([.K60])" office:value-type="float" office:value="13" calcext:value-type="float">
            <text:p>13</text:p>
          </table:table-cell>
          <table:table-cell table:formula="of:=[.K60]" office:value-type="string" office:string-value="a19silviahufe" calcext:value-type="string">
            <text:p>a19silviahufe</text:p>
          </table:table-cell>
          <table:table-cell office:value-type="string" calcext:value-type="string">
            <text:p>A*H7cj{N||</text:p>
          </table:table-cell>
          <table:table-cell table:style-name="ce2" office:value-type="string" calcext:value-type="string">
            <text:p>22/11/198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39352415</text:p>
          </table:table-cell>
          <table:table-cell office:value-type="string" calcext:value-type="string">
            <text:p>19 Lissadel Street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arrido</text:p>
          </table:table-cell>
          <table:table-cell office:value-type="string" calcext:value-type="string">
            <text:p>Bernal</text:p>
          </table:table-cell>
          <table:table-cell table:number-columns-repeated="2" office:value-type="string" calcext:value-type="string">
            <text:p>Óscar</text:p>
          </table:table-cell>
          <table:table-cell table:number-columns-repeated="2"/>
          <table:table-cell table:formula="of:=CONCATENATE([.D61];LEFT([.E61];2);LEFT([.F61];2);LEFT([.A61];2);LEFT([.B61];2))" office:value-type="string" office:string-value="ÓscarGaBe" calcext:value-type="string">
            <text:p>ÓscarGaBe</text:p>
          </table:table-cell>
          <table:table-cell table:formula="of:=LOWER([.G61])" office:value-type="string" office:string-value="óscargabe" calcext:value-type="string">
            <text:p>óscargabe</text:p>
          </table:table-cell>
          <table:table-cell table:formula="of:=SUBSTITUTE(SUBSTITUTE(SUBSTITUTE(SUBSTITUTE(SUBSTITUTE([.H61];&quot;á&quot;;&quot;a&quot;);&quot;é&quot;;&quot;e&quot;);&quot;í&quot;;&quot;i&quot;);&quot;ó&quot;;&quot;o&quot;);&quot;ú&quot;;&quot;u&quot;)" office:value-type="string" office:string-value="oscargabe" calcext:value-type="string">
            <text:p>oscargabe</text:p>
          </table:table-cell>
          <table:table-cell office:value-type="float" office:value="18" calcext:value-type="float">
            <text:p>18</text:p>
          </table:table-cell>
          <table:table-cell table:formula="of:=CONCATENATE(&quot;a&quot;;[.J61];[.I61])" office:value-type="string" office:string-value="a18oscargabe" calcext:value-type="string">
            <text:p>a18oscargabe</text:p>
          </table:table-cell>
          <table:table-cell table:formula="of:=LEN([.K61])" office:value-type="float" office:value="12" calcext:value-type="float">
            <text:p>12</text:p>
          </table:table-cell>
          <table:table-cell table:formula="of:=[.K61]" office:value-type="string" office:string-value="a18oscargabe" calcext:value-type="string">
            <text:p>a18oscargabe</text:p>
          </table:table-cell>
          <table:table-cell office:value-type="string" calcext:value-type="string">
            <text:p>]b4ioAqz7V</text:p>
          </table:table-cell>
          <table:table-cell table:style-name="ce2" office:value-type="string" calcext:value-type="string">
            <text:p>11/06/1996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79268693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Moaña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rtínez</text:p>
          </table:table-cell>
          <table:table-cell office:value-type="string" calcext:value-type="string">
            <text:p>Becerra</text:p>
          </table:table-cell>
          <table:table-cell table:number-columns-repeated="2" office:value-type="string" calcext:value-type="string">
            <text:p>Andrea</text:p>
          </table:table-cell>
          <table:table-cell table:number-columns-repeated="2"/>
          <table:table-cell table:formula="of:=CONCATENATE([.D62];LEFT([.E62];2);LEFT([.F62];2);LEFT([.A62];2);LEFT([.B62];2))" office:value-type="string" office:string-value="AndreaMaBe" calcext:value-type="string">
            <text:p>AndreaMaBe</text:p>
          </table:table-cell>
          <table:table-cell table:formula="of:=LOWER([.G62])" office:value-type="string" office:string-value="andreamabe" calcext:value-type="string">
            <text:p>andreamabe</text:p>
          </table:table-cell>
          <table:table-cell table:formula="of:=SUBSTITUTE(SUBSTITUTE(SUBSTITUTE(SUBSTITUTE(SUBSTITUTE([.H62];&quot;á&quot;;&quot;a&quot;);&quot;é&quot;;&quot;e&quot;);&quot;í&quot;;&quot;i&quot;);&quot;ó&quot;;&quot;o&quot;);&quot;ú&quot;;&quot;u&quot;)" office:value-type="string" office:string-value="andreamabe" calcext:value-type="string">
            <text:p>andreamabe</text:p>
          </table:table-cell>
          <table:table-cell office:value-type="float" office:value="21" calcext:value-type="float">
            <text:p>21</text:p>
          </table:table-cell>
          <table:table-cell table:formula="of:=CONCATENATE(&quot;a&quot;;[.J62];[.I62])" office:value-type="string" office:string-value="a21andreamabe" calcext:value-type="string">
            <text:p>a21andreamabe</text:p>
          </table:table-cell>
          <table:table-cell table:formula="of:=LEN([.K62])" office:value-type="float" office:value="13" calcext:value-type="float">
            <text:p>13</text:p>
          </table:table-cell>
          <table:table-cell table:formula="of:=[.K62]" office:value-type="string" office:string-value="a21andreamabe" calcext:value-type="string">
            <text:p>a21andreamabe</text:p>
          </table:table-cell>
          <table:table-cell office:value-type="string" calcext:value-type="string">
            <text:p>|a[L{eXLU7</text:p>
          </table:table-cell>
          <table:table-cell table:style-name="ce2" office:value-type="string" calcext:value-type="string">
            <text:p>30/11/199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72059597</text:p>
          </table:table-cell>
          <table:table-cell office:value-type="string" calcext:value-type="string">
            <text:p>26 High Street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  <table:table-cell office:value-type="string" calcext:value-type="string">
            <text:p>is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osende</text:p>
          </table:table-cell>
          <table:table-cell office:value-type="string" calcext:value-type="string">
            <text:p>Rivas</text:p>
          </table:table-cell>
          <table:table-cell table:number-columns-repeated="2" office:value-type="string" calcext:value-type="string">
            <text:p>Iván</text:p>
          </table:table-cell>
          <table:table-cell table:number-columns-repeated="2"/>
          <table:table-cell table:formula="of:=CONCATENATE([.D63];LEFT([.E63];2);LEFT([.F63];2);LEFT([.A63];2);LEFT([.B63];2))" office:value-type="string" office:string-value="IvánRoRi" calcext:value-type="string">
            <text:p>IvánRoRi</text:p>
          </table:table-cell>
          <table:table-cell table:formula="of:=LOWER([.G63])" office:value-type="string" office:string-value="ivánrori" calcext:value-type="string">
            <text:p>ivánrori</text:p>
          </table:table-cell>
          <table:table-cell table:formula="of:=SUBSTITUTE(SUBSTITUTE(SUBSTITUTE(SUBSTITUTE(SUBSTITUTE([.H63];&quot;á&quot;;&quot;a&quot;);&quot;é&quot;;&quot;e&quot;);&quot;í&quot;;&quot;i&quot;);&quot;ó&quot;;&quot;o&quot;);&quot;ú&quot;;&quot;u&quot;)" office:value-type="string" office:string-value="ivanrori" calcext:value-type="string">
            <text:p>ivanrori</text:p>
          </table:table-cell>
          <table:table-cell office:value-type="float" office:value="20" calcext:value-type="float">
            <text:p>20</text:p>
          </table:table-cell>
          <table:table-cell table:formula="of:=CONCATENATE(&quot;a&quot;;[.J63];[.I63])" office:value-type="string" office:string-value="a20ivanrori" calcext:value-type="string">
            <text:p>a20ivanrori</text:p>
          </table:table-cell>
          <table:table-cell table:formula="of:=LEN([.K63])" office:value-type="float" office:value="11" calcext:value-type="float">
            <text:p>11</text:p>
          </table:table-cell>
          <table:table-cell table:formula="of:=[.K63]" office:value-type="string" office:string-value="a20ivanrori" calcext:value-type="string">
            <text:p>a20ivanrori</text:p>
          </table:table-cell>
          <table:table-cell office:value-type="string" calcext:value-type="string">
            <text:p>_e_wif4Uk3</text:p>
          </table:table-cell>
          <table:table-cell table:style-name="ce2" office:value-type="string" calcext:value-type="string">
            <text:p>21/10/197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44974085</text:p>
          </table:table-cell>
          <table:table-cell office:value-type="string" calcext:value-type="string">
            <text:p>2 Springfield Oval</text:p>
          </table:table-cell>
          <table:table-cell office:value-type="string" calcext:value-type="string">
            <text:p>Redondela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lano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Laura Fabian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Fabiana</text:p>
          </table:table-cell>
          <table:table-cell/>
          <table:table-cell table:formula="of:=CONCATENATE([.D64];LEFT([.E64];2);LEFT([.F64];2);LEFT([.A64];2);LEFT([.B64];2))" office:value-type="string" office:string-value="LauraFaSoLo" calcext:value-type="string">
            <text:p>LauraFaSoLo</text:p>
          </table:table-cell>
          <table:table-cell table:formula="of:=LOWER([.G64])" office:value-type="string" office:string-value="laurafasolo" calcext:value-type="string">
            <text:p>laurafasolo</text:p>
          </table:table-cell>
          <table:table-cell table:formula="of:=SUBSTITUTE(SUBSTITUTE(SUBSTITUTE(SUBSTITUTE(SUBSTITUTE([.H64];&quot;á&quot;;&quot;a&quot;);&quot;é&quot;;&quot;e&quot;);&quot;í&quot;;&quot;i&quot;);&quot;ó&quot;;&quot;o&quot;);&quot;ú&quot;;&quot;u&quot;)" office:value-type="string" office:string-value="laurafasolo" calcext:value-type="string">
            <text:p>laurafasolo</text:p>
          </table:table-cell>
          <table:table-cell office:value-type="float" office:value="21" calcext:value-type="float">
            <text:p>21</text:p>
          </table:table-cell>
          <table:table-cell table:formula="of:=CONCATENATE(&quot;a&quot;;[.J64];[.I64])" office:value-type="string" office:string-value="a21laurafasolo" calcext:value-type="string">
            <text:p>a21laurafasolo</text:p>
          </table:table-cell>
          <table:table-cell table:formula="of:=LEN([.K64])" office:value-type="float" office:value="14" calcext:value-type="float">
            <text:p>14</text:p>
          </table:table-cell>
          <table:table-cell table:formula="of:=[.K64]" office:value-type="string" office:string-value="a21laurafasolo" calcext:value-type="string">
            <text:p>a21laurafasolo</text:p>
          </table:table-cell>
          <table:table-cell office:value-type="string" calcext:value-type="string">
            <text:p>Tdt3V*M9C*</text:p>
          </table:table-cell>
          <table:table-cell table:style-name="ce2" office:value-type="string" calcext:value-type="string">
            <text:p>01/07/197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63311012</text:p>
          </table:table-cell>
          <table:table-cell office:value-type="string" calcext:value-type="string">
            <text:p>Chilbrook Farm Cottag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  <table:table-cell office:value-type="string" calcext:value-type="string">
            <text:p>is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eigosa</text:p>
          </table:table-cell>
          <table:table-cell office:value-type="string" calcext:value-type="string">
            <text:p>Carrera</text:p>
          </table:table-cell>
          <table:table-cell table:number-columns-repeated="2" office:value-type="string" calcext:value-type="string">
            <text:p>Cristina</text:p>
          </table:table-cell>
          <table:table-cell table:number-columns-repeated="2"/>
          <table:table-cell table:formula="of:=CONCATENATE([.D65];LEFT([.E65];2);LEFT([.F65];2);LEFT([.A65];2);LEFT([.B65];2))" office:value-type="string" office:string-value="CristinaReCa" calcext:value-type="string">
            <text:p>CristinaReCa</text:p>
          </table:table-cell>
          <table:table-cell table:formula="of:=LOWER([.G65])" office:value-type="string" office:string-value="cristinareca" calcext:value-type="string">
            <text:p>cristinareca</text:p>
          </table:table-cell>
          <table:table-cell table:formula="of:=SUBSTITUTE(SUBSTITUTE(SUBSTITUTE(SUBSTITUTE(SUBSTITUTE([.H65];&quot;á&quot;;&quot;a&quot;);&quot;é&quot;;&quot;e&quot;);&quot;í&quot;;&quot;i&quot;);&quot;ó&quot;;&quot;o&quot;);&quot;ú&quot;;&quot;u&quot;)" office:value-type="string" office:string-value="cristinareca" calcext:value-type="string">
            <text:p>cristinareca</text:p>
          </table:table-cell>
          <table:table-cell office:value-type="float" office:value="20" calcext:value-type="float">
            <text:p>20</text:p>
          </table:table-cell>
          <table:table-cell table:formula="of:=CONCATENATE(&quot;a&quot;;[.J65];[.I65])" office:value-type="string" office:string-value="a20cristinareca" calcext:value-type="string">
            <text:p>a20cristinareca</text:p>
          </table:table-cell>
          <table:table-cell table:formula="of:=LEN([.K65])" office:value-type="float" office:value="15" calcext:value-type="float">
            <text:p>15</text:p>
          </table:table-cell>
          <table:table-cell table:formula="of:=[.K65]" office:value-type="string" office:string-value="a20cristinareca" calcext:value-type="string">
            <text:p>a20cristinareca</text:p>
          </table:table-cell>
          <table:table-cell office:value-type="string" calcext:value-type="string">
            <text:p>vkv3Ks]9aJ</text:p>
          </table:table-cell>
          <table:table-cell table:style-name="ce2" office:value-type="string" calcext:value-type="string">
            <text:p>02/11/1997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70244921</text:p>
          </table:table-cell>
          <table:table-cell office:value-type="string" calcext:value-type="string">
            <text:p>Gordano Gate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íez</text:p>
          </table:table-cell>
          <table:table-cell office:value-type="string" calcext:value-type="string">
            <text:p>Gonçalves</text:p>
          </table:table-cell>
          <table:table-cell table:number-columns-repeated="2" office:value-type="string" calcext:value-type="string">
            <text:p>Estefanía</text:p>
          </table:table-cell>
          <table:table-cell table:number-columns-repeated="2"/>
          <table:table-cell table:formula="of:=CONCATENATE([.D66];LEFT([.E66];2);LEFT([.F66];2);LEFT([.A66];2);LEFT([.B66];2))" office:value-type="string" office:string-value="EstefaníaDíGo" calcext:value-type="string">
            <text:p>EstefaníaDíGo</text:p>
          </table:table-cell>
          <table:table-cell table:formula="of:=LOWER([.G66])" office:value-type="string" office:string-value="estefaníadígo" calcext:value-type="string">
            <text:p>estefaníadígo</text:p>
          </table:table-cell>
          <table:table-cell table:formula="of:=SUBSTITUTE(SUBSTITUTE(SUBSTITUTE(SUBSTITUTE(SUBSTITUTE([.H66];&quot;á&quot;;&quot;a&quot;);&quot;é&quot;;&quot;e&quot;);&quot;í&quot;;&quot;i&quot;);&quot;ó&quot;;&quot;o&quot;);&quot;ú&quot;;&quot;u&quot;)" office:value-type="string" office:string-value="estefaniadigo" calcext:value-type="string">
            <text:p>estefaniadigo</text:p>
          </table:table-cell>
          <table:table-cell office:value-type="float" office:value="20" calcext:value-type="float">
            <text:p>20</text:p>
          </table:table-cell>
          <table:table-cell table:formula="of:=CONCATENATE(&quot;a&quot;;[.J66];[.I66])" office:value-type="string" office:string-value="a20estefaniadigo" calcext:value-type="string">
            <text:p>a20estefaniadigo</text:p>
          </table:table-cell>
          <table:table-cell table:formula="of:=LEN([.K66])" office:value-type="float" office:value="16" calcext:value-type="float">
            <text:p>16</text:p>
          </table:table-cell>
          <table:table-cell table:formula="of:=[.K66]" office:value-type="string" office:string-value="a20estefaniadigo" calcext:value-type="string">
            <text:p>a20estefaniadigo</text:p>
          </table:table-cell>
          <table:table-cell office:value-type="string" calcext:value-type="string">
            <text:p>4|[kn9}mU*</text:p>
          </table:table-cell>
          <table:table-cell table:style-name="ce2" office:value-type="string" calcext:value-type="string">
            <text:p>23/11/198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18063085</text:p>
          </table:table-cell>
          <table:table-cell office:value-type="string" calcext:value-type="string">
            <text:p>Eni Engineering E&amp;P Hou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uapaya</text:p>
          </table:table-cell>
          <table:table-cell office:value-type="string" calcext:value-type="string">
            <text:p>Costas</text:p>
          </table:table-cell>
          <table:table-cell office:value-type="string" calcext:value-type="string">
            <text:p>Fernando José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José</text:p>
          </table:table-cell>
          <table:table-cell/>
          <table:table-cell table:formula="of:=CONCATENATE([.D67];LEFT([.E67];2);LEFT([.F67];2);LEFT([.A67];2);LEFT([.B67];2))" office:value-type="string" office:string-value="FernandoJoHuCo" calcext:value-type="string">
            <text:p>FernandoJoHuCo</text:p>
          </table:table-cell>
          <table:table-cell table:formula="of:=LOWER([.G67])" office:value-type="string" office:string-value="fernandojohuco" calcext:value-type="string">
            <text:p>fernandojohuco</text:p>
          </table:table-cell>
          <table:table-cell table:formula="of:=SUBSTITUTE(SUBSTITUTE(SUBSTITUTE(SUBSTITUTE(SUBSTITUTE([.H67];&quot;á&quot;;&quot;a&quot;);&quot;é&quot;;&quot;e&quot;);&quot;í&quot;;&quot;i&quot;);&quot;ó&quot;;&quot;o&quot;);&quot;ú&quot;;&quot;u&quot;)" office:value-type="string" office:string-value="fernandojohuco" calcext:value-type="string">
            <text:p>fernandojohuco</text:p>
          </table:table-cell>
          <table:table-cell office:value-type="float" office:value="19" calcext:value-type="float">
            <text:p>19</text:p>
          </table:table-cell>
          <table:table-cell table:formula="of:=CONCATENATE(&quot;a&quot;;[.J67];[.I67])" office:value-type="string" office:string-value="a19fernandojohuco" calcext:value-type="string">
            <text:p>a19fernandojohuco</text:p>
          </table:table-cell>
          <table:table-cell table:formula="of:=LEN([.K67])" office:value-type="float" office:value="17" calcext:value-type="float">
            <text:p>17</text:p>
          </table:table-cell>
          <table:table-cell table:formula="of:=[.K67]" office:value-type="string" office:string-value="a19fernandojohuco" calcext:value-type="string">
            <text:p>a19fernandojohuco</text:p>
          </table:table-cell>
          <table:table-cell office:value-type="string" calcext:value-type="string">
            <text:p>+CrR[+94ry</text:p>
          </table:table-cell>
          <table:table-cell table:style-name="ce2" office:value-type="string" calcext:value-type="string">
            <text:p>06/03/199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20123834</text:p>
          </table:table-cell>
          <table:table-cell office:value-type="string" calcext:value-type="string">
            <text:p>47 Yardley Green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  <table:table-cell office:value-type="string" calcext:value-type="string">
            <text:p>ia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illacieros</text:p>
          </table:table-cell>
          <table:table-cell office:value-type="string" calcext:value-type="string">
            <text:p>Cendón</text:p>
          </table:table-cell>
          <table:table-cell table:number-columns-repeated="2" office:value-type="string" calcext:value-type="string">
            <text:p>Eva</text:p>
          </table:table-cell>
          <table:table-cell table:number-columns-repeated="2"/>
          <table:table-cell table:formula="of:=CONCATENATE([.D68];LEFT([.E68];2);LEFT([.F68];2);LEFT([.A68];2);LEFT([.B68];2))" office:value-type="string" office:string-value="EvaViCe" calcext:value-type="string">
            <text:p>EvaViCe</text:p>
          </table:table-cell>
          <table:table-cell table:formula="of:=LOWER([.G68])" office:value-type="string" office:string-value="evavice" calcext:value-type="string">
            <text:p>evavice</text:p>
          </table:table-cell>
          <table:table-cell table:formula="of:=SUBSTITUTE(SUBSTITUTE(SUBSTITUTE(SUBSTITUTE(SUBSTITUTE([.H68];&quot;á&quot;;&quot;a&quot;);&quot;é&quot;;&quot;e&quot;);&quot;í&quot;;&quot;i&quot;);&quot;ó&quot;;&quot;o&quot;);&quot;ú&quot;;&quot;u&quot;)" office:value-type="string" office:string-value="evavice" calcext:value-type="string">
            <text:p>evavice</text:p>
          </table:table-cell>
          <table:table-cell office:value-type="float" office:value="18" calcext:value-type="float">
            <text:p>18</text:p>
          </table:table-cell>
          <table:table-cell table:formula="of:=CONCATENATE(&quot;a&quot;;[.J68];[.I68])" office:value-type="string" office:string-value="a18evavice" calcext:value-type="string">
            <text:p>a18evavice</text:p>
          </table:table-cell>
          <table:table-cell table:formula="of:=LEN([.K68])" office:value-type="float" office:value="10" calcext:value-type="float">
            <text:p>10</text:p>
          </table:table-cell>
          <table:table-cell table:formula="of:=[.K68]" office:value-type="string" office:string-value="a18evavice" calcext:value-type="string">
            <text:p>a18evavice</text:p>
          </table:table-cell>
          <table:table-cell office:value-type="string" calcext:value-type="string">
            <text:p>dJ[P=m3c*7</text:p>
          </table:table-cell>
          <table:table-cell table:style-name="ce2" office:value-type="string" calcext:value-type="string">
            <text:p>17/12/199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45310988</text:p>
          </table:table-cell>
          <table:table-cell office:value-type="string" calcext:value-type="string">
            <text:p>Lantern Hou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  <table:table-cell office:value-type="string" calcext:value-type="string">
            <text:p>ia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hón</text:p>
          </table:table-cell>
          <table:table-cell office:value-type="string" calcext:value-type="string">
            <text:p>Pérez</text:p>
          </table:table-cell>
          <table:table-cell table:number-columns-repeated="2" office:value-type="string" calcext:value-type="string">
            <text:p>Marcos</text:p>
          </table:table-cell>
          <table:table-cell table:number-columns-repeated="2"/>
          <table:table-cell table:formula="of:=CONCATENATE([.D69];LEFT([.E69];2);LEFT([.F69];2);LEFT([.A69];2);LEFT([.B69];2))" office:value-type="string" office:string-value="MarcosMaPé" calcext:value-type="string">
            <text:p>MarcosMaPé</text:p>
          </table:table-cell>
          <table:table-cell table:formula="of:=LOWER([.G69])" office:value-type="string" office:string-value="marcosmapé" calcext:value-type="string">
            <text:p>marcosmapé</text:p>
          </table:table-cell>
          <table:table-cell table:formula="of:=SUBSTITUTE(SUBSTITUTE(SUBSTITUTE(SUBSTITUTE(SUBSTITUTE([.H69];&quot;á&quot;;&quot;a&quot;);&quot;é&quot;;&quot;e&quot;);&quot;í&quot;;&quot;i&quot;);&quot;ó&quot;;&quot;o&quot;);&quot;ú&quot;;&quot;u&quot;)" office:value-type="string" office:string-value="marcosmape" calcext:value-type="string">
            <text:p>marcosmape</text:p>
          </table:table-cell>
          <table:table-cell office:value-type="float" office:value="20" calcext:value-type="float">
            <text:p>20</text:p>
          </table:table-cell>
          <table:table-cell table:formula="of:=CONCATENATE(&quot;a&quot;;[.J69];[.I69])" office:value-type="string" office:string-value="a20marcosmape" calcext:value-type="string">
            <text:p>a20marcosmape</text:p>
          </table:table-cell>
          <table:table-cell table:formula="of:=LEN([.K69])" office:value-type="float" office:value="13" calcext:value-type="float">
            <text:p>13</text:p>
          </table:table-cell>
          <table:table-cell table:formula="of:=[.K69]" office:value-type="string" office:string-value="a20marcosmape" calcext:value-type="string">
            <text:p>a20marcosmape</text:p>
          </table:table-cell>
          <table:table-cell office:value-type="string" calcext:value-type="string">
            <text:p>[u3kL=r97q</text:p>
          </table:table-cell>
          <table:table-cell table:style-name="ce2" office:value-type="string" calcext:value-type="string">
            <text:p>02/09/200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36656283</text:p>
          </table:table-cell>
          <table:table-cell office:value-type="string" calcext:value-type="string">
            <text:p>6 Cogdells Close</text:p>
          </table:table-cell>
          <table:table-cell office:value-type="string" calcext:value-type="string">
            <text:p>Barco de Valdeorras (O)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aamaño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Luis Guillermo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Guillermo</text:p>
          </table:table-cell>
          <table:table-cell/>
          <table:table-cell table:formula="of:=CONCATENATE([.D70];LEFT([.E70];2);LEFT([.F70];2);LEFT([.A70];2);LEFT([.B70];2))" office:value-type="string" office:string-value="LuisGuCaLó" calcext:value-type="string">
            <text:p>LuisGuCaLó</text:p>
          </table:table-cell>
          <table:table-cell table:formula="of:=LOWER([.G70])" office:value-type="string" office:string-value="luisgucaló" calcext:value-type="string">
            <text:p>luisgucaló</text:p>
          </table:table-cell>
          <table:table-cell table:formula="of:=SUBSTITUTE(SUBSTITUTE(SUBSTITUTE(SUBSTITUTE(SUBSTITUTE([.H70];&quot;á&quot;;&quot;a&quot;);&quot;é&quot;;&quot;e&quot;);&quot;í&quot;;&quot;i&quot;);&quot;ó&quot;;&quot;o&quot;);&quot;ú&quot;;&quot;u&quot;)" office:value-type="string" office:string-value="luisgucalo" calcext:value-type="string">
            <text:p>luisgucalo</text:p>
          </table:table-cell>
          <table:table-cell office:value-type="float" office:value="21" calcext:value-type="float">
            <text:p>21</text:p>
          </table:table-cell>
          <table:table-cell table:formula="of:=CONCATENATE(&quot;a&quot;;[.J70];[.I70])" office:value-type="string" office:string-value="a21luisgucalo" calcext:value-type="string">
            <text:p>a21luisgucalo</text:p>
          </table:table-cell>
          <table:table-cell table:formula="of:=LEN([.K70])" office:value-type="float" office:value="13" calcext:value-type="float">
            <text:p>13</text:p>
          </table:table-cell>
          <table:table-cell table:formula="of:=[.K70]" office:value-type="string" office:string-value="a21luisgucalo" calcext:value-type="string">
            <text:p>a21luisgucalo</text:p>
          </table:table-cell>
          <table:table-cell office:value-type="string" calcext:value-type="string">
            <text:p>n@Y[KrV9Vg</text:p>
          </table:table-cell>
          <table:table-cell table:style-name="ce2" office:value-type="string" calcext:value-type="string">
            <text:p>11/06/2002</text:p>
          </table:table-cell>
          <table:table-cell office:value-type="string" calcext:value-type="string">
            <text:p>Paraguai</text:p>
          </table:table-cell>
          <table:table-cell office:value-type="string" calcext:value-type="string">
            <text:p>735415906</text:p>
          </table:table-cell>
          <table:table-cell office:value-type="string" calcext:value-type="string">
            <text:p>17 Arthur Avenue</text:p>
          </table:table-cell>
          <table:table-cell office:value-type="string" calcext:value-type="string">
            <text:p>Salvaterra de Miñ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allego</text:p>
          </table:table-cell>
          <table:table-cell office:value-type="string" calcext:value-type="string">
            <text:p>Peña</text:p>
          </table:table-cell>
          <table:table-cell table:number-columns-repeated="2" office:value-type="string" calcext:value-type="string">
            <text:p>Verónica</text:p>
          </table:table-cell>
          <table:table-cell table:number-columns-repeated="2"/>
          <table:table-cell table:formula="of:=CONCATENATE([.D71];LEFT([.E71];2);LEFT([.F71];2);LEFT([.A71];2);LEFT([.B71];2))" office:value-type="string" office:string-value="VerónicaGaPe" calcext:value-type="string">
            <text:p>VerónicaGaPe</text:p>
          </table:table-cell>
          <table:table-cell table:formula="of:=LOWER([.G71])" office:value-type="string" office:string-value="verónicagape" calcext:value-type="string">
            <text:p>verónicagape</text:p>
          </table:table-cell>
          <table:table-cell table:formula="of:=SUBSTITUTE(SUBSTITUTE(SUBSTITUTE(SUBSTITUTE(SUBSTITUTE([.H71];&quot;á&quot;;&quot;a&quot;);&quot;é&quot;;&quot;e&quot;);&quot;í&quot;;&quot;i&quot;);&quot;ó&quot;;&quot;o&quot;);&quot;ú&quot;;&quot;u&quot;)" office:value-type="string" office:string-value="veronicagape" calcext:value-type="string">
            <text:p>veronicagape</text:p>
          </table:table-cell>
          <table:table-cell office:value-type="float" office:value="18" calcext:value-type="float">
            <text:p>18</text:p>
          </table:table-cell>
          <table:table-cell table:formula="of:=CONCATENATE(&quot;a&quot;;[.J71];[.I71])" office:value-type="string" office:string-value="a18veronicagape" calcext:value-type="string">
            <text:p>a18veronicagape</text:p>
          </table:table-cell>
          <table:table-cell table:formula="of:=LEN([.K71])" office:value-type="float" office:value="15" calcext:value-type="float">
            <text:p>15</text:p>
          </table:table-cell>
          <table:table-cell table:formula="of:=[.K71]" office:value-type="string" office:string-value="a18veronicagape" calcext:value-type="string">
            <text:p>a18veronicagape</text:p>
          </table:table-cell>
          <table:table-cell office:value-type="string" calcext:value-type="string">
            <text:p>C4EowpF=}m</text:p>
          </table:table-cell>
          <table:table-cell table:style-name="ce2" office:value-type="string" calcext:value-type="string">
            <text:p>02/08/197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77110447</text:p>
          </table:table-cell>
          <table:table-cell office:value-type="string" calcext:value-type="string">
            <text:p>2 Neville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  <table:table-cell office:value-type="string" calcext:value-type="string">
            <text:p>ia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rallo</text:p>
          </table:table-cell>
          <table:table-cell office:value-type="string" calcext:value-type="string">
            <text:p>Fajar</text:p>
          </table:table-cell>
          <table:table-cell office:value-type="string" calcext:value-type="string">
            <text:p>Juan Andrés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Andrés</text:p>
          </table:table-cell>
          <table:table-cell/>
          <table:table-cell table:formula="of:=CONCATENATE([.D72];LEFT([.E72];2);LEFT([.F72];2);LEFT([.A72];2);LEFT([.B72];2))" office:value-type="string" office:string-value="JuanAnOrFa" calcext:value-type="string">
            <text:p>JuanAnOrFa</text:p>
          </table:table-cell>
          <table:table-cell table:formula="of:=LOWER([.G72])" office:value-type="string" office:string-value="juananorfa" calcext:value-type="string">
            <text:p>juananorfa</text:p>
          </table:table-cell>
          <table:table-cell table:formula="of:=SUBSTITUTE(SUBSTITUTE(SUBSTITUTE(SUBSTITUTE(SUBSTITUTE([.H72];&quot;á&quot;;&quot;a&quot;);&quot;é&quot;;&quot;e&quot;);&quot;í&quot;;&quot;i&quot;);&quot;ó&quot;;&quot;o&quot;);&quot;ú&quot;;&quot;u&quot;)" office:value-type="string" office:string-value="juananorfa" calcext:value-type="string">
            <text:p>juananorfa</text:p>
          </table:table-cell>
          <table:table-cell office:value-type="float" office:value="19" calcext:value-type="float">
            <text:p>19</text:p>
          </table:table-cell>
          <table:table-cell table:formula="of:=CONCATENATE(&quot;a&quot;;[.J72];[.I72])" office:value-type="string" office:string-value="a19juananorfa" calcext:value-type="string">
            <text:p>a19juananorfa</text:p>
          </table:table-cell>
          <table:table-cell table:formula="of:=LEN([.K72])" office:value-type="float" office:value="13" calcext:value-type="float">
            <text:p>13</text:p>
          </table:table-cell>
          <table:table-cell table:formula="of:=[.K72]" office:value-type="string" office:string-value="a19juananorfa" calcext:value-type="string">
            <text:p>a19juananorfa</text:p>
          </table:table-cell>
          <table:table-cell office:value-type="string" calcext:value-type="string">
            <text:p>{apga9NWLc</text:p>
          </table:table-cell>
          <table:table-cell table:style-name="ce2" office:value-type="string" calcext:value-type="string">
            <text:p>13/10/196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84461923</text:p>
          </table:table-cell>
          <table:table-cell office:value-type="string" calcext:value-type="string">
            <text:p>26 Leopold Street</text:p>
          </table:table-cell>
          <table:table-cell office:value-type="string" calcext:value-type="string">
            <text:p>Redondela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to</text:p>
          </table:table-cell>
          <table:table-cell office:value-type="string" calcext:value-type="string">
            <text:p>Leal</text:p>
          </table:table-cell>
          <table:table-cell table:number-columns-repeated="2" office:value-type="string" calcext:value-type="string">
            <text:p>Miriam</text:p>
          </table:table-cell>
          <table:table-cell table:number-columns-repeated="2"/>
          <table:table-cell table:formula="of:=CONCATENATE([.D73];LEFT([.E73];2);LEFT([.F73];2);LEFT([.A73];2);LEFT([.B73];2))" office:value-type="string" office:string-value="MiriamSoLe" calcext:value-type="string">
            <text:p>MiriamSoLe</text:p>
          </table:table-cell>
          <table:table-cell table:formula="of:=LOWER([.G73])" office:value-type="string" office:string-value="miriamsole" calcext:value-type="string">
            <text:p>miriamsole</text:p>
          </table:table-cell>
          <table:table-cell table:formula="of:=SUBSTITUTE(SUBSTITUTE(SUBSTITUTE(SUBSTITUTE(SUBSTITUTE([.H73];&quot;á&quot;;&quot;a&quot;);&quot;é&quot;;&quot;e&quot;);&quot;í&quot;;&quot;i&quot;);&quot;ó&quot;;&quot;o&quot;);&quot;ú&quot;;&quot;u&quot;)" office:value-type="string" office:string-value="miriamsole" calcext:value-type="string">
            <text:p>miriamsole</text:p>
          </table:table-cell>
          <table:table-cell office:value-type="float" office:value="19" calcext:value-type="float">
            <text:p>19</text:p>
          </table:table-cell>
          <table:table-cell table:formula="of:=CONCATENATE(&quot;a&quot;;[.J73];[.I73])" office:value-type="string" office:string-value="a19miriamsole" calcext:value-type="string">
            <text:p>a19miriamsole</text:p>
          </table:table-cell>
          <table:table-cell table:formula="of:=LEN([.K73])" office:value-type="float" office:value="13" calcext:value-type="float">
            <text:p>13</text:p>
          </table:table-cell>
          <table:table-cell table:formula="of:=[.K73]" office:value-type="string" office:string-value="a19miriamsole" calcext:value-type="string">
            <text:p>a19miriamsole</text:p>
          </table:table-cell>
          <table:table-cell office:value-type="string" calcext:value-type="string">
            <text:p>|FHxNCFW@9</text:p>
          </table:table-cell>
          <table:table-cell table:style-name="ce2" office:value-type="string" calcext:value-type="string">
            <text:p>05/10/1984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671233447</text:p>
          </table:table-cell>
          <table:table-cell office:value-type="string" calcext:value-type="string">
            <text:p>East Hou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  <table:table-cell office:value-type="string" calcext:value-type="string">
            <text:p>ia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atiño</text:p>
          </table:table-cell>
          <table:table-cell office:value-type="string" calcext:value-type="string">
            <text:p>López</text:p>
          </table:table-cell>
          <table:table-cell table:number-columns-repeated="2" office:value-type="string" calcext:value-type="string">
            <text:p>Rodrígo</text:p>
          </table:table-cell>
          <table:table-cell table:number-columns-repeated="2"/>
          <table:table-cell table:formula="of:=CONCATENATE([.D74];LEFT([.E74];2);LEFT([.F74];2);LEFT([.A74];2);LEFT([.B74];2))" office:value-type="string" office:string-value="RodrígoPaLó" calcext:value-type="string">
            <text:p>RodrígoPaLó</text:p>
          </table:table-cell>
          <table:table-cell table:formula="of:=LOWER([.G74])" office:value-type="string" office:string-value="rodrígopaló" calcext:value-type="string">
            <text:p>rodrígopaló</text:p>
          </table:table-cell>
          <table:table-cell table:formula="of:=SUBSTITUTE(SUBSTITUTE(SUBSTITUTE(SUBSTITUTE(SUBSTITUTE([.H74];&quot;á&quot;;&quot;a&quot;);&quot;é&quot;;&quot;e&quot;);&quot;í&quot;;&quot;i&quot;);&quot;ó&quot;;&quot;o&quot;);&quot;ú&quot;;&quot;u&quot;)" office:value-type="string" office:string-value="rodrigopalo" calcext:value-type="string">
            <text:p>rodrigopalo</text:p>
          </table:table-cell>
          <table:table-cell office:value-type="float" office:value="20" calcext:value-type="float">
            <text:p>20</text:p>
          </table:table-cell>
          <table:table-cell table:formula="of:=CONCATENATE(&quot;a&quot;;[.J74];[.I74])" office:value-type="string" office:string-value="a20rodrigopalo" calcext:value-type="string">
            <text:p>a20rodrigopalo</text:p>
          </table:table-cell>
          <table:table-cell table:formula="of:=LEN([.K74])" office:value-type="float" office:value="14" calcext:value-type="float">
            <text:p>14</text:p>
          </table:table-cell>
          <table:table-cell table:formula="of:=[.K74]" office:value-type="string" office:string-value="a20rodrigopalo" calcext:value-type="string">
            <text:p>a20rodrigopalo</text:p>
          </table:table-cell>
          <table:table-cell office:value-type="string" calcext:value-type="string">
            <text:p>*oswKM7*pP</text:p>
          </table:table-cell>
          <table:table-cell table:style-name="ce2" office:value-type="string" calcext:value-type="string">
            <text:p>15/05/1997</text:p>
          </table:table-cell>
          <table:table-cell office:value-type="string" calcext:value-type="string">
            <text:p>Suíza</text:p>
          </table:table-cell>
          <table:table-cell office:value-type="string" calcext:value-type="string">
            <text:p>650488759</text:p>
          </table:table-cell>
          <table:table-cell office:value-type="string" calcext:value-type="string">
            <text:p>Ilkeston Co-Op Nissan</text:p>
          </table:table-cell>
          <table:table-cell office:value-type="string" calcext:value-type="string">
            <text:p>Nigrán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arril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Camila Araceli</text:p>
          </table:table-cell>
          <table:table-cell office:value-type="string" calcext:value-type="string">
            <text:p>Camila</text:p>
          </table:table-cell>
          <table:table-cell office:value-type="string" calcext:value-type="string">
            <text:p>Araceli</text:p>
          </table:table-cell>
          <table:table-cell/>
          <table:table-cell table:formula="of:=CONCATENATE([.D75];LEFT([.E75];2);LEFT([.F75];2);LEFT([.A75];2);LEFT([.B75];2))" office:value-type="string" office:string-value="CamilaArCaRo" calcext:value-type="string">
            <text:p>CamilaArCaRo</text:p>
          </table:table-cell>
          <table:table-cell table:formula="of:=LOWER([.G75])" office:value-type="string" office:string-value="camilaarcaro" calcext:value-type="string">
            <text:p>camilaarcaro</text:p>
          </table:table-cell>
          <table:table-cell table:formula="of:=SUBSTITUTE(SUBSTITUTE(SUBSTITUTE(SUBSTITUTE(SUBSTITUTE([.H75];&quot;á&quot;;&quot;a&quot;);&quot;é&quot;;&quot;e&quot;);&quot;í&quot;;&quot;i&quot;);&quot;ó&quot;;&quot;o&quot;);&quot;ú&quot;;&quot;u&quot;)" office:value-type="string" office:string-value="camilaarcaro" calcext:value-type="string">
            <text:p>camilaarcaro</text:p>
          </table:table-cell>
          <table:table-cell office:value-type="float" office:value="20" calcext:value-type="float">
            <text:p>20</text:p>
          </table:table-cell>
          <table:table-cell table:formula="of:=CONCATENATE(&quot;a&quot;;[.J75];[.I75])" office:value-type="string" office:string-value="a20camilaarcaro" calcext:value-type="string">
            <text:p>a20camilaarcaro</text:p>
          </table:table-cell>
          <table:table-cell table:formula="of:=LEN([.K75])" office:value-type="float" office:value="15" calcext:value-type="float">
            <text:p>15</text:p>
          </table:table-cell>
          <table:table-cell table:formula="of:=[.K75]" office:value-type="string" office:string-value="a20camilaarcaro" calcext:value-type="string">
            <text:p>a20camilaarcaro</text:p>
          </table:table-cell>
          <table:table-cell office:value-type="string" calcext:value-type="string">
            <text:p>3AcKYxWzu+</text:p>
          </table:table-cell>
          <table:table-cell table:style-name="ce2" office:value-type="string" calcext:value-type="string">
            <text:p>22/10/199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20106303</text:p>
          </table:table-cell>
          <table:table-cell office:value-type="string" calcext:value-type="string">
            <text:p>Bablake House</text:p>
          </table:table-cell>
          <table:table-cell office:value-type="string" calcext:value-type="string">
            <text:p>Ribeira</text:p>
          </table:table-cell>
          <table:table-cell office:value-type="string" calcext:value-type="string">
            <text:p>(A)-Sistemas microinformáticos e redes</text:p>
          </table:table-cell>
          <table:table-cell office:value-type="string" calcext:value-type="string">
            <text:p>is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jo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Eduardo Andrés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Andrés</text:p>
          </table:table-cell>
          <table:table-cell/>
          <table:table-cell table:formula="of:=CONCATENATE([.D76];LEFT([.E76];2);LEFT([.F76];2);LEFT([.A76];2);LEFT([.B76];2))" office:value-type="string" office:string-value="EduardoAnOjGo" calcext:value-type="string">
            <text:p>EduardoAnOjGo</text:p>
          </table:table-cell>
          <table:table-cell table:formula="of:=LOWER([.G76])" office:value-type="string" office:string-value="eduardoanojgo" calcext:value-type="string">
            <text:p>eduardoanojgo</text:p>
          </table:table-cell>
          <table:table-cell table:formula="of:=SUBSTITUTE(SUBSTITUTE(SUBSTITUTE(SUBSTITUTE(SUBSTITUTE([.H76];&quot;á&quot;;&quot;a&quot;);&quot;é&quot;;&quot;e&quot;);&quot;í&quot;;&quot;i&quot;);&quot;ó&quot;;&quot;o&quot;);&quot;ú&quot;;&quot;u&quot;)" office:value-type="string" office:string-value="eduardoanojgo" calcext:value-type="string">
            <text:p>eduardoanojgo</text:p>
          </table:table-cell>
          <table:table-cell office:value-type="float" office:value="21" calcext:value-type="float">
            <text:p>21</text:p>
          </table:table-cell>
          <table:table-cell table:formula="of:=CONCATENATE(&quot;a&quot;;[.J76];[.I76])" office:value-type="string" office:string-value="a21eduardoanojgo" calcext:value-type="string">
            <text:p>a21eduardoanojgo</text:p>
          </table:table-cell>
          <table:table-cell table:formula="of:=LEN([.K76])" office:value-type="float" office:value="16" calcext:value-type="float">
            <text:p>16</text:p>
          </table:table-cell>
          <table:table-cell table:formula="of:=[.K76]" office:value-type="string" office:string-value="a21eduardoanojgo" calcext:value-type="string">
            <text:p>a21eduardoanojgo</text:p>
          </table:table-cell>
          <table:table-cell office:value-type="string" calcext:value-type="string">
            <text:p>k[+N_*A7T_</text:p>
          </table:table-cell>
          <table:table-cell table:style-name="ce2" office:value-type="string" calcext:value-type="string">
            <text:p>19/12/1997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89027494</text:p>
          </table:table-cell>
          <table:table-cell office:value-type="string" calcext:value-type="string">
            <text:p>13 Frome Clo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vera</text:p>
          </table:table-cell>
          <table:table-cell office:value-type="string" calcext:value-type="string">
            <text:p>Pujales</text:p>
          </table:table-cell>
          <table:table-cell table:number-columns-repeated="2" office:value-type="string" calcext:value-type="string">
            <text:p>Daniel</text:p>
          </table:table-cell>
          <table:table-cell table:number-columns-repeated="2"/>
          <table:table-cell table:formula="of:=CONCATENATE([.D77];LEFT([.E77];2);LEFT([.F77];2);LEFT([.A77];2);LEFT([.B77];2))" office:value-type="string" office:string-value="DanielRiPu" calcext:value-type="string">
            <text:p>DanielRiPu</text:p>
          </table:table-cell>
          <table:table-cell table:formula="of:=LOWER([.G77])" office:value-type="string" office:string-value="danielripu" calcext:value-type="string">
            <text:p>danielripu</text:p>
          </table:table-cell>
          <table:table-cell table:formula="of:=SUBSTITUTE(SUBSTITUTE(SUBSTITUTE(SUBSTITUTE(SUBSTITUTE([.H77];&quot;á&quot;;&quot;a&quot;);&quot;é&quot;;&quot;e&quot;);&quot;í&quot;;&quot;i&quot;);&quot;ó&quot;;&quot;o&quot;);&quot;ú&quot;;&quot;u&quot;)" office:value-type="string" office:string-value="danielripu" calcext:value-type="string">
            <text:p>danielripu</text:p>
          </table:table-cell>
          <table:table-cell office:value-type="float" office:value="18" calcext:value-type="float">
            <text:p>18</text:p>
          </table:table-cell>
          <table:table-cell table:formula="of:=CONCATENATE(&quot;a&quot;;[.J77];[.I77])" office:value-type="string" office:string-value="a18danielripu" calcext:value-type="string">
            <text:p>a18danielripu</text:p>
          </table:table-cell>
          <table:table-cell table:formula="of:=LEN([.K77])" office:value-type="float" office:value="13" calcext:value-type="float">
            <text:p>13</text:p>
          </table:table-cell>
          <table:table-cell table:formula="of:=[.K77]" office:value-type="string" office:string-value="a18danielripu" calcext:value-type="string">
            <text:p>a18danielripu</text:p>
          </table:table-cell>
          <table:table-cell office:value-type="string" calcext:value-type="string">
            <text:p>p4d-UUi_Rj</text:p>
          </table:table-cell>
          <table:table-cell table:style-name="ce2" office:value-type="string" calcext:value-type="string">
            <text:p>20/02/199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00924905</text:p>
          </table:table-cell>
          <table:table-cell office:value-type="string" calcext:value-type="string">
            <text:p>1A Malkin Clo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  <table:table-cell office:value-type="string" calcext:value-type="string">
            <text:p>ia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ost</text:p>
          </table:table-cell>
          <table:table-cell office:value-type="string" calcext:value-type="string">
            <text:p>Costas</text:p>
          </table:table-cell>
          <table:table-cell table:number-columns-repeated="2" office:value-type="string" calcext:value-type="string">
            <text:p>Iago</text:p>
          </table:table-cell>
          <table:table-cell table:number-columns-repeated="2"/>
          <table:table-cell table:formula="of:=CONCATENATE([.D78];LEFT([.E78];2);LEFT([.F78];2);LEFT([.A78];2);LEFT([.B78];2))" office:value-type="string" office:string-value="IagoBoCo" calcext:value-type="string">
            <text:p>IagoBoCo</text:p>
          </table:table-cell>
          <table:table-cell table:formula="of:=LOWER([.G78])" office:value-type="string" office:string-value="iagoboco" calcext:value-type="string">
            <text:p>iagoboco</text:p>
          </table:table-cell>
          <table:table-cell table:formula="of:=SUBSTITUTE(SUBSTITUTE(SUBSTITUTE(SUBSTITUTE(SUBSTITUTE([.H78];&quot;á&quot;;&quot;a&quot;);&quot;é&quot;;&quot;e&quot;);&quot;í&quot;;&quot;i&quot;);&quot;ó&quot;;&quot;o&quot;);&quot;ú&quot;;&quot;u&quot;)" office:value-type="string" office:string-value="iagoboco" calcext:value-type="string">
            <text:p>iagoboco</text:p>
          </table:table-cell>
          <table:table-cell office:value-type="float" office:value="21" calcext:value-type="float">
            <text:p>21</text:p>
          </table:table-cell>
          <table:table-cell table:formula="of:=CONCATENATE(&quot;a&quot;;[.J78];[.I78])" office:value-type="string" office:string-value="a21iagoboco" calcext:value-type="string">
            <text:p>a21iagoboco</text:p>
          </table:table-cell>
          <table:table-cell table:formula="of:=LEN([.K78])" office:value-type="float" office:value="11" calcext:value-type="float">
            <text:p>11</text:p>
          </table:table-cell>
          <table:table-cell table:formula="of:=[.K78]" office:value-type="string" office:string-value="a21iagoboco" calcext:value-type="string">
            <text:p>a21iagoboco</text:p>
          </table:table-cell>
          <table:table-cell office:value-type="string" calcext:value-type="string">
            <text:p>i3Ye,|AV@[</text:p>
          </table:table-cell>
          <table:table-cell table:style-name="ce2" office:value-type="string" calcext:value-type="string">
            <text:p>29/06/1997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46515323</text:p>
          </table:table-cell>
          <table:table-cell office:value-type="string" calcext:value-type="string">
            <text:p>5 Finkle Street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anco</text:p>
          </table:table-cell>
          <table:table-cell office:value-type="string" calcext:value-type="string">
            <text:p>Vidal</text:p>
          </table:table-cell>
          <table:table-cell table:number-columns-repeated="2" office:value-type="string" calcext:value-type="string">
            <text:p>Pablo</text:p>
          </table:table-cell>
          <table:table-cell table:number-columns-repeated="2"/>
          <table:table-cell table:formula="of:=CONCATENATE([.D79];LEFT([.E79];2);LEFT([.F79];2);LEFT([.A79];2);LEFT([.B79];2))" office:value-type="string" office:string-value="PabloBlVi" calcext:value-type="string">
            <text:p>PabloBlVi</text:p>
          </table:table-cell>
          <table:table-cell table:formula="of:=LOWER([.G79])" office:value-type="string" office:string-value="pabloblvi" calcext:value-type="string">
            <text:p>pabloblvi</text:p>
          </table:table-cell>
          <table:table-cell table:formula="of:=SUBSTITUTE(SUBSTITUTE(SUBSTITUTE(SUBSTITUTE(SUBSTITUTE([.H79];&quot;á&quot;;&quot;a&quot;);&quot;é&quot;;&quot;e&quot;);&quot;í&quot;;&quot;i&quot;);&quot;ó&quot;;&quot;o&quot;);&quot;ú&quot;;&quot;u&quot;)" office:value-type="string" office:string-value="pabloblvi" calcext:value-type="string">
            <text:p>pabloblvi</text:p>
          </table:table-cell>
          <table:table-cell office:value-type="float" office:value="18" calcext:value-type="float">
            <text:p>18</text:p>
          </table:table-cell>
          <table:table-cell table:formula="of:=CONCATENATE(&quot;a&quot;;[.J79];[.I79])" office:value-type="string" office:string-value="a18pabloblvi" calcext:value-type="string">
            <text:p>a18pabloblvi</text:p>
          </table:table-cell>
          <table:table-cell table:formula="of:=LEN([.K79])" office:value-type="float" office:value="12" calcext:value-type="float">
            <text:p>12</text:p>
          </table:table-cell>
          <table:table-cell table:formula="of:=[.K79]" office:value-type="string" office:string-value="a18pabloblvi" calcext:value-type="string">
            <text:p>a18pabloblvi</text:p>
          </table:table-cell>
          <table:table-cell office:value-type="string" calcext:value-type="string">
            <text:p>xA4+AMyuoT</text:p>
          </table:table-cell>
          <table:table-cell table:style-name="ce2" office:value-type="string" calcext:value-type="string">
            <text:p>17/07/199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74026583</text:p>
          </table:table-cell>
          <table:table-cell office:value-type="string" calcext:value-type="string">
            <text:p>The Cottag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ena</text:p>
          </table:table-cell>
          <table:table-cell office:value-type="string" calcext:value-type="string">
            <text:p>Pereira</text:p>
          </table:table-cell>
          <table:table-cell table:number-columns-repeated="2" office:value-type="string" calcext:value-type="string">
            <text:p>Adrián</text:p>
          </table:table-cell>
          <table:table-cell table:number-columns-repeated="2"/>
          <table:table-cell table:formula="of:=CONCATENATE([.D80];LEFT([.E80];2);LEFT([.F80];2);LEFT([.A80];2);LEFT([.B80];2))" office:value-type="string" office:string-value="AdriánPePe" calcext:value-type="string">
            <text:p>AdriánPePe</text:p>
          </table:table-cell>
          <table:table-cell table:formula="of:=LOWER([.G80])" office:value-type="string" office:string-value="adriánpepe" calcext:value-type="string">
            <text:p>adriánpepe</text:p>
          </table:table-cell>
          <table:table-cell table:formula="of:=SUBSTITUTE(SUBSTITUTE(SUBSTITUTE(SUBSTITUTE(SUBSTITUTE([.H80];&quot;á&quot;;&quot;a&quot;);&quot;é&quot;;&quot;e&quot;);&quot;í&quot;;&quot;i&quot;);&quot;ó&quot;;&quot;o&quot;);&quot;ú&quot;;&quot;u&quot;)" office:value-type="string" office:string-value="adrianpepe" calcext:value-type="string">
            <text:p>adrianpepe</text:p>
          </table:table-cell>
          <table:table-cell office:value-type="float" office:value="20" calcext:value-type="float">
            <text:p>20</text:p>
          </table:table-cell>
          <table:table-cell table:formula="of:=CONCATENATE(&quot;a&quot;;[.J80];[.I80])" office:value-type="string" office:string-value="a20adrianpepe" calcext:value-type="string">
            <text:p>a20adrianpepe</text:p>
          </table:table-cell>
          <table:table-cell table:formula="of:=LEN([.K80])" office:value-type="float" office:value="13" calcext:value-type="float">
            <text:p>13</text:p>
          </table:table-cell>
          <table:table-cell table:formula="of:=[.K80]" office:value-type="string" office:string-value="a20adrianpepe" calcext:value-type="string">
            <text:p>a20adrianpepe</text:p>
          </table:table-cell>
          <table:table-cell office:value-type="string" calcext:value-type="string">
            <text:p>n+wU-TY4ee</text:p>
          </table:table-cell>
          <table:table-cell table:style-name="ce2" office:value-type="string" calcext:value-type="string">
            <text:p>29/10/1994</text:p>
          </table:table-cell>
          <table:table-cell office:value-type="string" calcext:value-type="string">
            <text:p>Perú</text:p>
          </table:table-cell>
          <table:table-cell office:value-type="string" calcext:value-type="string">
            <text:p>670386303</text:p>
          </table:table-cell>
          <table:table-cell office:value-type="string" calcext:value-type="string">
            <text:p>213 Newbrook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  <table:table-cell office:value-type="string" calcext:value-type="string">
            <text:p>is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anromán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Stephanie Chantal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Chantal</text:p>
          </table:table-cell>
          <table:table-cell/>
          <table:table-cell table:formula="of:=CONCATENATE([.D81];LEFT([.E81];2);LEFT([.F81];2);LEFT([.A81];2);LEFT([.B81];2))" office:value-type="string" office:string-value="StephanieChSaMa" calcext:value-type="string">
            <text:p>StephanieChSaMa</text:p>
          </table:table-cell>
          <table:table-cell table:formula="of:=LOWER([.G81])" office:value-type="string" office:string-value="stephaniechsama" calcext:value-type="string">
            <text:p>stephaniechsama</text:p>
          </table:table-cell>
          <table:table-cell table:formula="of:=SUBSTITUTE(SUBSTITUTE(SUBSTITUTE(SUBSTITUTE(SUBSTITUTE([.H81];&quot;á&quot;;&quot;a&quot;);&quot;é&quot;;&quot;e&quot;);&quot;í&quot;;&quot;i&quot;);&quot;ó&quot;;&quot;o&quot;);&quot;ú&quot;;&quot;u&quot;)" office:value-type="string" office:string-value="stephaniechsama" calcext:value-type="string">
            <text:p>stephaniechsama</text:p>
          </table:table-cell>
          <table:table-cell office:value-type="float" office:value="21" calcext:value-type="float">
            <text:p>21</text:p>
          </table:table-cell>
          <table:table-cell table:formula="of:=CONCATENATE(&quot;a&quot;;[.J81];[.I81])" office:value-type="string" office:string-value="a21stephaniechsama" calcext:value-type="string">
            <text:p>a21stephaniechsama</text:p>
          </table:table-cell>
          <table:table-cell table:formula="of:=LEN([.K81])" office:value-type="float" office:value="18" calcext:value-type="float">
            <text:p>18</text:p>
          </table:table-cell>
          <table:table-cell table:formula="of:=[.K81]" office:value-type="string" office:string-value="a21stephaniechsama" calcext:value-type="string">
            <text:p>a21stephaniechsama</text:p>
          </table:table-cell>
          <table:table-cell office:value-type="string" calcext:value-type="string">
            <text:p>U*}4hyk99o</text:p>
          </table:table-cell>
          <table:table-cell table:style-name="ce2" office:value-type="string" calcext:value-type="string">
            <text:p>09/12/199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46636398</text:p>
          </table:table-cell>
          <table:table-cell office:value-type="string" calcext:value-type="string">
            <text:p>Tir Mawn</text:p>
          </table:table-cell>
          <table:table-cell office:value-type="string" calcext:value-type="string">
            <text:p>Vigo</text:p>
          </table:table-cell>
          <table:table-cell table:number-columns-repeated="2" office:value-type="string" calcext:value-type="string">
            <text:p>iib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loves</text:p>
          </table:table-cell>
          <table:table-cell office:value-type="string" calcext:value-type="string">
            <text:p>Villar</text:p>
          </table:table-cell>
          <table:table-cell office:value-type="string" calcext:value-type="string">
            <text:p>Julián Ignacio</text:p>
          </table:table-cell>
          <table:table-cell office:value-type="string" calcext:value-type="string">
            <text:p>Julián</text:p>
          </table:table-cell>
          <table:table-cell office:value-type="string" calcext:value-type="string">
            <text:p>Ignacio</text:p>
          </table:table-cell>
          <table:table-cell/>
          <table:table-cell table:formula="of:=CONCATENATE([.D82];LEFT([.E82];2);LEFT([.F82];2);LEFT([.A82];2);LEFT([.B82];2))" office:value-type="string" office:string-value="JuliánIgLlVi" calcext:value-type="string">
            <text:p>JuliánIgLlVi</text:p>
          </table:table-cell>
          <table:table-cell table:formula="of:=LOWER([.G82])" office:value-type="string" office:string-value="juliánigllvi" calcext:value-type="string">
            <text:p>juliánigllvi</text:p>
          </table:table-cell>
          <table:table-cell table:formula="of:=SUBSTITUTE(SUBSTITUTE(SUBSTITUTE(SUBSTITUTE(SUBSTITUTE([.H82];&quot;á&quot;;&quot;a&quot;);&quot;é&quot;;&quot;e&quot;);&quot;í&quot;;&quot;i&quot;);&quot;ó&quot;;&quot;o&quot;);&quot;ú&quot;;&quot;u&quot;)" office:value-type="string" office:string-value="julianigllvi" calcext:value-type="string">
            <text:p>julianigllvi</text:p>
          </table:table-cell>
          <table:table-cell office:value-type="float" office:value="18" calcext:value-type="float">
            <text:p>18</text:p>
          </table:table-cell>
          <table:table-cell table:formula="of:=CONCATENATE(&quot;a&quot;;[.J82];[.I82])" office:value-type="string" office:string-value="a18julianigllvi" calcext:value-type="string">
            <text:p>a18julianigllvi</text:p>
          </table:table-cell>
          <table:table-cell table:formula="of:=LEN([.K82])" office:value-type="float" office:value="15" calcext:value-type="float">
            <text:p>15</text:p>
          </table:table-cell>
          <table:table-cell table:formula="of:=[.K82]" office:value-type="string" office:string-value="a18julianigllvi" calcext:value-type="string">
            <text:p>a18julianigllvi</text:p>
          </table:table-cell>
          <table:table-cell office:value-type="string" calcext:value-type="string">
            <text:p>]nvA}jEUd9</text:p>
          </table:table-cell>
          <table:table-cell table:style-name="ce2" office:value-type="string" calcext:value-type="string">
            <text:p>16/08/198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73522905</text:p>
          </table:table-cell>
          <table:table-cell office:value-type="string" calcext:value-type="string">
            <text:p>17 Woodford Clo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  <table:table-cell office:value-type="string" calcext:value-type="string">
            <text:p>ia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hávez</text:p>
          </table:table-cell>
          <table:table-cell office:value-type="string" calcext:value-type="string">
            <text:p>de Oliveira</text:p>
          </table:table-cell>
          <table:table-cell table:number-columns-repeated="2" office:value-type="string" calcext:value-type="string">
            <text:p>Susana</text:p>
          </table:table-cell>
          <table:table-cell table:number-columns-repeated="2"/>
          <table:table-cell table:formula="of:=CONCATENATE([.D83];LEFT([.E83];2);LEFT([.F83];2);LEFT([.A83];2);LEFT([.B83];2))" office:value-type="string" office:string-value="SusanaChde" calcext:value-type="string">
            <text:p>SusanaChde</text:p>
          </table:table-cell>
          <table:table-cell table:formula="of:=LOWER([.G83])" office:value-type="string" office:string-value="susanachde" calcext:value-type="string">
            <text:p>susanachde</text:p>
          </table:table-cell>
          <table:table-cell table:formula="of:=SUBSTITUTE(SUBSTITUTE(SUBSTITUTE(SUBSTITUTE(SUBSTITUTE([.H83];&quot;á&quot;;&quot;a&quot;);&quot;é&quot;;&quot;e&quot;);&quot;í&quot;;&quot;i&quot;);&quot;ó&quot;;&quot;o&quot;);&quot;ú&quot;;&quot;u&quot;)" office:value-type="string" office:string-value="susanachde" calcext:value-type="string">
            <text:p>susanachde</text:p>
          </table:table-cell>
          <table:table-cell office:value-type="float" office:value="19" calcext:value-type="float">
            <text:p>19</text:p>
          </table:table-cell>
          <table:table-cell table:formula="of:=CONCATENATE(&quot;a&quot;;[.J83];[.I83])" office:value-type="string" office:string-value="a19susanachde" calcext:value-type="string">
            <text:p>a19susanachde</text:p>
          </table:table-cell>
          <table:table-cell table:formula="of:=LEN([.K83])" office:value-type="float" office:value="13" calcext:value-type="float">
            <text:p>13</text:p>
          </table:table-cell>
          <table:table-cell table:formula="of:=[.K83]" office:value-type="string" office:string-value="a19susanachde" calcext:value-type="string">
            <text:p>a19susanachde</text:p>
          </table:table-cell>
          <table:table-cell office:value-type="string" calcext:value-type="string">
            <text:p>hqiraX,7yK</text:p>
          </table:table-cell>
          <table:table-cell table:style-name="ce2" office:value-type="string" calcext:value-type="string">
            <text:p>15/04/1989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793736715</text:p>
          </table:table-cell>
          <table:table-cell office:value-type="string" calcext:value-type="string">
            <text:p>5 Bagham Cross Cottages</text:p>
          </table:table-cell>
          <table:table-cell office:value-type="string" calcext:value-type="string">
            <text:p>Gondomar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hado</text:p>
          </table:table-cell>
          <table:table-cell office:value-type="string" calcext:value-type="string">
            <text:p>García</text:p>
          </table:table-cell>
          <table:table-cell office:value-type="string" calcext:value-type="string">
            <text:p>Eddy Odillon</text:p>
          </table:table-cell>
          <table:table-cell office:value-type="string" calcext:value-type="string">
            <text:p>Eddy</text:p>
          </table:table-cell>
          <table:table-cell office:value-type="string" calcext:value-type="string">
            <text:p>Odillon</text:p>
          </table:table-cell>
          <table:table-cell/>
          <table:table-cell table:formula="of:=CONCATENATE([.D84];LEFT([.E84];2);LEFT([.F84];2);LEFT([.A84];2);LEFT([.B84];2))" office:value-type="string" office:string-value="EddyOdMaGa" calcext:value-type="string">
            <text:p>EddyOdMaGa</text:p>
          </table:table-cell>
          <table:table-cell table:formula="of:=LOWER([.G84])" office:value-type="string" office:string-value="eddyodmaga" calcext:value-type="string">
            <text:p>eddyodmaga</text:p>
          </table:table-cell>
          <table:table-cell table:formula="of:=SUBSTITUTE(SUBSTITUTE(SUBSTITUTE(SUBSTITUTE(SUBSTITUTE([.H84];&quot;á&quot;;&quot;a&quot;);&quot;é&quot;;&quot;e&quot;);&quot;í&quot;;&quot;i&quot;);&quot;ó&quot;;&quot;o&quot;);&quot;ú&quot;;&quot;u&quot;)" office:value-type="string" office:string-value="eddyodmaga" calcext:value-type="string">
            <text:p>eddyodmaga</text:p>
          </table:table-cell>
          <table:table-cell office:value-type="float" office:value="20" calcext:value-type="float">
            <text:p>20</text:p>
          </table:table-cell>
          <table:table-cell table:formula="of:=CONCATENATE(&quot;a&quot;;[.J84];[.I84])" office:value-type="string" office:string-value="a20eddyodmaga" calcext:value-type="string">
            <text:p>a20eddyodmaga</text:p>
          </table:table-cell>
          <table:table-cell table:formula="of:=LEN([.K84])" office:value-type="float" office:value="13" calcext:value-type="float">
            <text:p>13</text:p>
          </table:table-cell>
          <table:table-cell table:formula="of:=[.K84]" office:value-type="string" office:string-value="a20eddyodmaga" calcext:value-type="string">
            <text:p>a20eddyodmaga</text:p>
          </table:table-cell>
          <table:table-cell office:value-type="string" calcext:value-type="string">
            <text:p>UR._jaeqX4</text:p>
          </table:table-cell>
          <table:table-cell table:style-name="ce2" office:value-type="string" calcext:value-type="string">
            <text:p>17/02/199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27847432</text:p>
          </table:table-cell>
          <table:table-cell office:value-type="string" calcext:value-type="string">
            <text:p>51 Bristol Road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anco</text:p>
          </table:table-cell>
          <table:table-cell office:value-type="string" calcext:value-type="string">
            <text:p>de Sa</text:p>
          </table:table-cell>
          <table:table-cell table:number-columns-repeated="2" office:value-type="string" calcext:value-type="string">
            <text:p>Juan</text:p>
          </table:table-cell>
          <table:table-cell table:number-columns-repeated="2"/>
          <table:table-cell table:formula="of:=CONCATENATE([.D85];LEFT([.E85];2);LEFT([.F85];2);LEFT([.A85];2);LEFT([.B85];2))" office:value-type="string" office:string-value="JuanBlde" calcext:value-type="string">
            <text:p>JuanBlde</text:p>
          </table:table-cell>
          <table:table-cell table:formula="of:=LOWER([.G85])" office:value-type="string" office:string-value="juanblde" calcext:value-type="string">
            <text:p>juanblde</text:p>
          </table:table-cell>
          <table:table-cell table:formula="of:=SUBSTITUTE(SUBSTITUTE(SUBSTITUTE(SUBSTITUTE(SUBSTITUTE([.H85];&quot;á&quot;;&quot;a&quot;);&quot;é&quot;;&quot;e&quot;);&quot;í&quot;;&quot;i&quot;);&quot;ó&quot;;&quot;o&quot;);&quot;ú&quot;;&quot;u&quot;)" office:value-type="string" office:string-value="juanblde" calcext:value-type="string">
            <text:p>juanblde</text:p>
          </table:table-cell>
          <table:table-cell office:value-type="float" office:value="18" calcext:value-type="float">
            <text:p>18</text:p>
          </table:table-cell>
          <table:table-cell table:formula="of:=CONCATENATE(&quot;a&quot;;[.J85];[.I85])" office:value-type="string" office:string-value="a18juanblde" calcext:value-type="string">
            <text:p>a18juanblde</text:p>
          </table:table-cell>
          <table:table-cell table:formula="of:=LEN([.K85])" office:value-type="float" office:value="11" calcext:value-type="float">
            <text:p>11</text:p>
          </table:table-cell>
          <table:table-cell table:formula="of:=[.K85]" office:value-type="string" office:string-value="a18juanblde" calcext:value-type="string">
            <text:p>a18juanblde</text:p>
          </table:table-cell>
          <table:table-cell office:value-type="string" calcext:value-type="string">
            <text:p>TXRqC,P9,-</text:p>
          </table:table-cell>
          <table:table-cell table:style-name="ce2" office:value-type="string" calcext:value-type="string">
            <text:p>20/04/199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24004409</text:p>
          </table:table-cell>
          <table:table-cell office:value-type="string" calcext:value-type="string">
            <text:p>40 Manor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umar</text:p>
          </table:table-cell>
          <table:table-cell office:value-type="string" calcext:value-type="string">
            <text:p>Iglesias</text:p>
          </table:table-cell>
          <table:table-cell office:value-type="string" calcext:value-type="string">
            <text:p>Lilia de Fátima</text:p>
          </table:table-cell>
          <table:table-cell office:value-type="string" calcext:value-type="string">
            <text:p>Lili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átima</text:p>
          </table:table-cell>
          <table:table-cell table:formula="of:=CONCATENATE([.D86];LEFT([.E86];2);LEFT([.F86];2);LEFT([.A86];2);LEFT([.B86];2))" office:value-type="string" office:string-value="LiliadeFáPuIg" calcext:value-type="string">
            <text:p>LiliadeFáPuIg</text:p>
          </table:table-cell>
          <table:table-cell table:formula="of:=LOWER([.G86])" office:value-type="string" office:string-value="liliadefápuig" calcext:value-type="string">
            <text:p>liliadefápuig</text:p>
          </table:table-cell>
          <table:table-cell table:formula="of:=SUBSTITUTE(SUBSTITUTE(SUBSTITUTE(SUBSTITUTE(SUBSTITUTE([.H86];&quot;á&quot;;&quot;a&quot;);&quot;é&quot;;&quot;e&quot;);&quot;í&quot;;&quot;i&quot;);&quot;ó&quot;;&quot;o&quot;);&quot;ú&quot;;&quot;u&quot;)" office:value-type="string" office:string-value="liliadefapuig" calcext:value-type="string">
            <text:p>liliadefapuig</text:p>
          </table:table-cell>
          <table:table-cell office:value-type="float" office:value="20" calcext:value-type="float">
            <text:p>20</text:p>
          </table:table-cell>
          <table:table-cell table:formula="of:=CONCATENATE(&quot;a&quot;;[.J86];[.I86])" office:value-type="string" office:string-value="a20liliadefapuig" calcext:value-type="string">
            <text:p>a20liliadefapuig</text:p>
          </table:table-cell>
          <table:table-cell table:formula="of:=LEN([.K86])" office:value-type="float" office:value="16" calcext:value-type="float">
            <text:p>16</text:p>
          </table:table-cell>
          <table:table-cell table:formula="of:=[.K86]" office:value-type="string" office:string-value="a20liliadefapuig" calcext:value-type="string">
            <text:p>a20liliadefapuig</text:p>
          </table:table-cell>
          <table:table-cell office:value-type="string" calcext:value-type="string">
            <text:p>]MM4TEKxn]</text:p>
          </table:table-cell>
          <table:table-cell table:style-name="ce2" office:value-type="string" calcext:value-type="string">
            <text:p>23/06/197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10709704</text:p>
          </table:table-cell>
          <table:table-cell office:value-type="string" calcext:value-type="string">
            <text:p>19 Medomsley Road</text:p>
          </table:table-cell>
          <table:table-cell office:value-type="string" calcext:value-type="string">
            <text:p>Poio</text:p>
          </table:table-cell>
          <table:table-cell office:value-type="string" calcext:value-type="string">
            <text:p>(A)-Administración de sistemas informáticos en rede</text:p>
          </table:table-cell>
          <table:table-cell office:value-type="string" calcext:value-type="string">
            <text:p>ia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celo</text:p>
          </table:table-cell>
          <table:table-cell office:value-type="string" calcext:value-type="string">
            <text:p>González</text:p>
          </table:table-cell>
          <table:table-cell table:number-columns-repeated="2" office:value-type="string" calcext:value-type="string">
            <text:p>Lorena</text:p>
          </table:table-cell>
          <table:table-cell table:number-columns-repeated="2"/>
          <table:table-cell table:formula="of:=CONCATENATE([.D87];LEFT([.E87];2);LEFT([.F87];2);LEFT([.A87];2);LEFT([.B87];2))" office:value-type="string" office:string-value="LorenaBaGo" calcext:value-type="string">
            <text:p>LorenaBaGo</text:p>
          </table:table-cell>
          <table:table-cell table:formula="of:=LOWER([.G87])" office:value-type="string" office:string-value="lorenabago" calcext:value-type="string">
            <text:p>lorenabago</text:p>
          </table:table-cell>
          <table:table-cell table:formula="of:=SUBSTITUTE(SUBSTITUTE(SUBSTITUTE(SUBSTITUTE(SUBSTITUTE([.H87];&quot;á&quot;;&quot;a&quot;);&quot;é&quot;;&quot;e&quot;);&quot;í&quot;;&quot;i&quot;);&quot;ó&quot;;&quot;o&quot;);&quot;ú&quot;;&quot;u&quot;)" office:value-type="string" office:string-value="lorenabago" calcext:value-type="string">
            <text:p>lorenabago</text:p>
          </table:table-cell>
          <table:table-cell office:value-type="float" office:value="18" calcext:value-type="float">
            <text:p>18</text:p>
          </table:table-cell>
          <table:table-cell table:formula="of:=CONCATENATE(&quot;a&quot;;[.J87];[.I87])" office:value-type="string" office:string-value="a18lorenabago" calcext:value-type="string">
            <text:p>a18lorenabago</text:p>
          </table:table-cell>
          <table:table-cell table:formula="of:=LEN([.K87])" office:value-type="float" office:value="13" calcext:value-type="float">
            <text:p>13</text:p>
          </table:table-cell>
          <table:table-cell table:formula="of:=[.K87]" office:value-type="string" office:string-value="a18lorenabago" calcext:value-type="string">
            <text:p>a18lorenabago</text:p>
          </table:table-cell>
          <table:table-cell office:value-type="string" calcext:value-type="string">
            <text:p>qq{}4T3.+J</text:p>
          </table:table-cell>
          <table:table-cell table:style-name="ce2" office:value-type="string" calcext:value-type="string">
            <text:p>02/09/200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94375721</text:p>
          </table:table-cell>
          <table:table-cell office:value-type="string" calcext:value-type="string">
            <text:p>3 Forest Sid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  <table:table-cell office:value-type="string" calcext:value-type="string">
            <text:p>ia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uiomar</text:p>
          </table:table-cell>
          <table:table-cell office:value-type="string" calcext:value-type="string">
            <text:p>Perez de Leon</text:p>
          </table:table-cell>
          <table:table-cell table:number-columns-repeated="2" office:value-type="string" calcext:value-type="string">
            <text:p>Sarai</text:p>
          </table:table-cell>
          <table:table-cell table:number-columns-repeated="2"/>
          <table:table-cell table:formula="of:=CONCATENATE([.D88];LEFT([.E88];2);LEFT([.F88];2);LEFT([.A88];2);LEFT([.B88];2))" office:value-type="string" office:string-value="SaraiGuPe" calcext:value-type="string">
            <text:p>SaraiGuPe</text:p>
          </table:table-cell>
          <table:table-cell table:formula="of:=LOWER([.G88])" office:value-type="string" office:string-value="saraigupe" calcext:value-type="string">
            <text:p>saraigupe</text:p>
          </table:table-cell>
          <table:table-cell table:formula="of:=SUBSTITUTE(SUBSTITUTE(SUBSTITUTE(SUBSTITUTE(SUBSTITUTE([.H88];&quot;á&quot;;&quot;a&quot;);&quot;é&quot;;&quot;e&quot;);&quot;í&quot;;&quot;i&quot;);&quot;ó&quot;;&quot;o&quot;);&quot;ú&quot;;&quot;u&quot;)" office:value-type="string" office:string-value="saraigupe" calcext:value-type="string">
            <text:p>saraigupe</text:p>
          </table:table-cell>
          <table:table-cell office:value-type="float" office:value="21" calcext:value-type="float">
            <text:p>21</text:p>
          </table:table-cell>
          <table:table-cell table:formula="of:=CONCATENATE(&quot;a&quot;;[.J88];[.I88])" office:value-type="string" office:string-value="a21saraigupe" calcext:value-type="string">
            <text:p>a21saraigupe</text:p>
          </table:table-cell>
          <table:table-cell table:formula="of:=LEN([.K88])" office:value-type="float" office:value="12" calcext:value-type="float">
            <text:p>12</text:p>
          </table:table-cell>
          <table:table-cell table:formula="of:=[.K88]" office:value-type="string" office:string-value="a21saraigupe" calcext:value-type="string">
            <text:p>a21saraigupe</text:p>
          </table:table-cell>
          <table:table-cell office:value-type="string" calcext:value-type="string">
            <text:p>FKAR4-ak}s</text:p>
          </table:table-cell>
          <table:table-cell table:style-name="ce2" office:value-type="string" calcext:value-type="string">
            <text:p>04/10/1997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32375464</text:p>
          </table:table-cell>
          <table:table-cell office:value-type="string" calcext:value-type="string">
            <text:p>32 Lutterworth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  <table:table-cell office:value-type="string" calcext:value-type="string">
            <text:p>ia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rado</text:p>
          </table:table-cell>
          <table:table-cell office:value-type="string" calcext:value-type="string">
            <text:p>Mars</text:p>
          </table:table-cell>
          <table:table-cell table:number-columns-repeated="2" office:value-type="string" calcext:value-type="string">
            <text:p>Carla</text:p>
          </table:table-cell>
          <table:table-cell table:number-columns-repeated="2"/>
          <table:table-cell table:formula="of:=CONCATENATE([.D89];LEFT([.E89];2);LEFT([.F89];2);LEFT([.A89];2);LEFT([.B89];2))" office:value-type="string" office:string-value="CarlaPrMa" calcext:value-type="string">
            <text:p>CarlaPrMa</text:p>
          </table:table-cell>
          <table:table-cell table:formula="of:=LOWER([.G89])" office:value-type="string" office:string-value="carlaprma" calcext:value-type="string">
            <text:p>carlaprma</text:p>
          </table:table-cell>
          <table:table-cell table:formula="of:=SUBSTITUTE(SUBSTITUTE(SUBSTITUTE(SUBSTITUTE(SUBSTITUTE([.H89];&quot;á&quot;;&quot;a&quot;);&quot;é&quot;;&quot;e&quot;);&quot;í&quot;;&quot;i&quot;);&quot;ó&quot;;&quot;o&quot;);&quot;ú&quot;;&quot;u&quot;)" office:value-type="string" office:string-value="carlaprma" calcext:value-type="string">
            <text:p>carlaprma</text:p>
          </table:table-cell>
          <table:table-cell office:value-type="float" office:value="19" calcext:value-type="float">
            <text:p>19</text:p>
          </table:table-cell>
          <table:table-cell table:formula="of:=CONCATENATE(&quot;a&quot;;[.J89];[.I89])" office:value-type="string" office:string-value="a19carlaprma" calcext:value-type="string">
            <text:p>a19carlaprma</text:p>
          </table:table-cell>
          <table:table-cell table:formula="of:=LEN([.K89])" office:value-type="float" office:value="12" calcext:value-type="float">
            <text:p>12</text:p>
          </table:table-cell>
          <table:table-cell table:formula="of:=[.K89]" office:value-type="string" office:string-value="a19carlaprma" calcext:value-type="string">
            <text:p>a19carlaprma</text:p>
          </table:table-cell>
          <table:table-cell office:value-type="string" calcext:value-type="string">
            <text:p>TEjz@7nXEv</text:p>
          </table:table-cell>
          <table:table-cell table:style-name="ce2" office:value-type="string" calcext:value-type="string">
            <text:p>29/03/1992</text:p>
          </table:table-cell>
          <table:table-cell office:value-type="string" calcext:value-type="string">
            <text:p>Suíza</text:p>
          </table:table-cell>
          <table:table-cell office:value-type="string" calcext:value-type="string">
            <text:p>758133721</text:p>
          </table:table-cell>
          <table:table-cell office:value-type="string" calcext:value-type="string">
            <text:p>Hawson Cross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tero</text:p>
          </table:table-cell>
          <table:table-cell office:value-type="string" calcext:value-type="string">
            <text:p>Valladares</text:p>
          </table:table-cell>
          <table:table-cell table:number-columns-repeated="2" office:value-type="string" calcext:value-type="string">
            <text:p>Alejandro</text:p>
          </table:table-cell>
          <table:table-cell table:number-columns-repeated="2"/>
          <table:table-cell table:formula="of:=CONCATENATE([.D90];LEFT([.E90];2);LEFT([.F90];2);LEFT([.A90];2);LEFT([.B90];2))" office:value-type="string" office:string-value="AlejandroOtVa" calcext:value-type="string">
            <text:p>AlejandroOtVa</text:p>
          </table:table-cell>
          <table:table-cell table:formula="of:=LOWER([.G90])" office:value-type="string" office:string-value="alejandrootva" calcext:value-type="string">
            <text:p>alejandrootva</text:p>
          </table:table-cell>
          <table:table-cell table:formula="of:=SUBSTITUTE(SUBSTITUTE(SUBSTITUTE(SUBSTITUTE(SUBSTITUTE([.H90];&quot;á&quot;;&quot;a&quot;);&quot;é&quot;;&quot;e&quot;);&quot;í&quot;;&quot;i&quot;);&quot;ó&quot;;&quot;o&quot;);&quot;ú&quot;;&quot;u&quot;)" office:value-type="string" office:string-value="alejandrootva" calcext:value-type="string">
            <text:p>alejandrootva</text:p>
          </table:table-cell>
          <table:table-cell office:value-type="float" office:value="21" calcext:value-type="float">
            <text:p>21</text:p>
          </table:table-cell>
          <table:table-cell table:formula="of:=CONCATENATE(&quot;a&quot;;[.J90];[.I90])" office:value-type="string" office:string-value="a21alejandrootva" calcext:value-type="string">
            <text:p>a21alejandrootva</text:p>
          </table:table-cell>
          <table:table-cell table:formula="of:=LEN([.K90])" office:value-type="float" office:value="16" calcext:value-type="float">
            <text:p>16</text:p>
          </table:table-cell>
          <table:table-cell table:formula="of:=[.K90]" office:value-type="string" office:string-value="a21alejandrootva" calcext:value-type="string">
            <text:p>a21alejandrootva</text:p>
          </table:table-cell>
          <table:table-cell office:value-type="string" calcext:value-type="string">
            <text:p>P_[9@vvsEt</text:p>
          </table:table-cell>
          <table:table-cell table:style-name="ce2" office:value-type="string" calcext:value-type="string">
            <text:p>01/07/199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91461849</text:p>
          </table:table-cell>
          <table:table-cell office:value-type="string" calcext:value-type="string">
            <text:p>15 Underhill</text:p>
          </table:table-cell>
          <table:table-cell office:value-type="string" calcext:value-type="string">
            <text:p>Moraña</text:p>
          </table:table-cell>
          <table:table-cell office:value-type="string" calcext:value-type="string">
            <text:p>(A)-Sistemas microinformáticos e redes</text:p>
          </table:table-cell>
          <table:table-cell office:value-type="string" calcext:value-type="string">
            <text:p>is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reiría</text:p>
          </table:table-cell>
          <table:table-cell office:value-type="string" calcext:value-type="string">
            <text:p>Pérez</text:p>
          </table:table-cell>
          <table:table-cell table:number-columns-repeated="2" office:value-type="string" calcext:value-type="string">
            <text:p>Sara</text:p>
          </table:table-cell>
          <table:table-cell table:number-columns-repeated="2"/>
          <table:table-cell table:formula="of:=CONCATENATE([.D91];LEFT([.E91];2);LEFT([.F91];2);LEFT([.A91];2);LEFT([.B91];2))" office:value-type="string" office:string-value="SaraFrPé" calcext:value-type="string">
            <text:p>SaraFrPé</text:p>
          </table:table-cell>
          <table:table-cell table:formula="of:=LOWER([.G91])" office:value-type="string" office:string-value="sarafrpé" calcext:value-type="string">
            <text:p>sarafrpé</text:p>
          </table:table-cell>
          <table:table-cell table:formula="of:=SUBSTITUTE(SUBSTITUTE(SUBSTITUTE(SUBSTITUTE(SUBSTITUTE([.H91];&quot;á&quot;;&quot;a&quot;);&quot;é&quot;;&quot;e&quot;);&quot;í&quot;;&quot;i&quot;);&quot;ó&quot;;&quot;o&quot;);&quot;ú&quot;;&quot;u&quot;)" office:value-type="string" office:string-value="sarafrpe" calcext:value-type="string">
            <text:p>sarafrpe</text:p>
          </table:table-cell>
          <table:table-cell office:value-type="float" office:value="20" calcext:value-type="float">
            <text:p>20</text:p>
          </table:table-cell>
          <table:table-cell table:formula="of:=CONCATENATE(&quot;a&quot;;[.J91];[.I91])" office:value-type="string" office:string-value="a20sarafrpe" calcext:value-type="string">
            <text:p>a20sarafrpe</text:p>
          </table:table-cell>
          <table:table-cell table:formula="of:=LEN([.K91])" office:value-type="float" office:value="11" calcext:value-type="float">
            <text:p>11</text:p>
          </table:table-cell>
          <table:table-cell table:formula="of:=[.K91]" office:value-type="string" office:string-value="a20sarafrpe" calcext:value-type="string">
            <text:p>a20sarafrpe</text:p>
          </table:table-cell>
          <table:table-cell office:value-type="string" calcext:value-type="string">
            <text:p>nsE7_WPcq|</text:p>
          </table:table-cell>
          <table:table-cell table:style-name="ce2" office:value-type="string" calcext:value-type="string">
            <text:p>23/09/200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84137321</text:p>
          </table:table-cell>
          <table:table-cell office:value-type="string" calcext:value-type="string">
            <text:p>1 Fleury Close</text:p>
          </table:table-cell>
          <table:table-cell office:value-type="string" calcext:value-type="string">
            <text:p>Tomiñ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amos</text:p>
          </table:table-cell>
          <table:table-cell office:value-type="string" calcext:value-type="string">
            <text:p>Pazos</text:p>
          </table:table-cell>
          <table:table-cell table:number-columns-repeated="2" office:value-type="string" calcext:value-type="string">
            <text:p>Carolina</text:p>
          </table:table-cell>
          <table:table-cell table:number-columns-repeated="2"/>
          <table:table-cell table:formula="of:=CONCATENATE([.D92];LEFT([.E92];2);LEFT([.F92];2);LEFT([.A92];2);LEFT([.B92];2))" office:value-type="string" office:string-value="CarolinaRaPa" calcext:value-type="string">
            <text:p>CarolinaRaPa</text:p>
          </table:table-cell>
          <table:table-cell table:formula="of:=LOWER([.G92])" office:value-type="string" office:string-value="carolinarapa" calcext:value-type="string">
            <text:p>carolinarapa</text:p>
          </table:table-cell>
          <table:table-cell table:formula="of:=SUBSTITUTE(SUBSTITUTE(SUBSTITUTE(SUBSTITUTE(SUBSTITUTE([.H92];&quot;á&quot;;&quot;a&quot;);&quot;é&quot;;&quot;e&quot;);&quot;í&quot;;&quot;i&quot;);&quot;ó&quot;;&quot;o&quot;);&quot;ú&quot;;&quot;u&quot;)" office:value-type="string" office:string-value="carolinarapa" calcext:value-type="string">
            <text:p>carolinarapa</text:p>
          </table:table-cell>
          <table:table-cell office:value-type="float" office:value="19" calcext:value-type="float">
            <text:p>19</text:p>
          </table:table-cell>
          <table:table-cell table:formula="of:=CONCATENATE(&quot;a&quot;;[.J92];[.I92])" office:value-type="string" office:string-value="a19carolinarapa" calcext:value-type="string">
            <text:p>a19carolinarapa</text:p>
          </table:table-cell>
          <table:table-cell table:formula="of:=LEN([.K92])" office:value-type="float" office:value="15" calcext:value-type="float">
            <text:p>15</text:p>
          </table:table-cell>
          <table:table-cell table:formula="of:=[.K92]" office:value-type="string" office:string-value="a19carolinarapa" calcext:value-type="string">
            <text:p>a19carolinarapa</text:p>
          </table:table-cell>
          <table:table-cell office:value-type="string" calcext:value-type="string">
            <text:p>uvVEfso4={</text:p>
          </table:table-cell>
          <table:table-cell table:style-name="ce2" office:value-type="string" calcext:value-type="string">
            <text:p>26/10/1987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632830494</text:p>
          </table:table-cell>
          <table:table-cell office:value-type="string" calcext:value-type="string">
            <text:p>Buckton Farm</text:p>
          </table:table-cell>
          <table:table-cell office:value-type="string" calcext:value-type="string">
            <text:p>Pazos de Borbén</text:p>
          </table:table-cell>
          <table:table-cell office:value-type="string" calcext:value-type="string">
            <text:p>(A)-Sistemas microinformáticos e redes</text:p>
          </table:table-cell>
          <table:table-cell office:value-type="string" calcext:value-type="string">
            <text:p>is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érez</text:p>
          </table:table-cell>
          <table:table-cell office:value-type="string" calcext:value-type="string">
            <text:p>Ostapczuk</text:p>
          </table:table-cell>
          <table:table-cell table:number-columns-repeated="2" office:value-type="string" calcext:value-type="string">
            <text:p>Laura</text:p>
          </table:table-cell>
          <table:table-cell table:number-columns-repeated="2"/>
          <table:table-cell table:formula="of:=CONCATENATE([.D93];LEFT([.E93];2);LEFT([.F93];2);LEFT([.A93];2);LEFT([.B93];2))" office:value-type="string" office:string-value="LauraPéOs" calcext:value-type="string">
            <text:p>LauraPéOs</text:p>
          </table:table-cell>
          <table:table-cell table:formula="of:=LOWER([.G93])" office:value-type="string" office:string-value="laurapéos" calcext:value-type="string">
            <text:p>laurapéos</text:p>
          </table:table-cell>
          <table:table-cell table:formula="of:=SUBSTITUTE(SUBSTITUTE(SUBSTITUTE(SUBSTITUTE(SUBSTITUTE([.H93];&quot;á&quot;;&quot;a&quot;);&quot;é&quot;;&quot;e&quot;);&quot;í&quot;;&quot;i&quot;);&quot;ó&quot;;&quot;o&quot;);&quot;ú&quot;;&quot;u&quot;)" office:value-type="string" office:string-value="laurapeos" calcext:value-type="string">
            <text:p>laurapeos</text:p>
          </table:table-cell>
          <table:table-cell office:value-type="float" office:value="21" calcext:value-type="float">
            <text:p>21</text:p>
          </table:table-cell>
          <table:table-cell table:formula="of:=CONCATENATE(&quot;a&quot;;[.J93];[.I93])" office:value-type="string" office:string-value="a21laurapeos" calcext:value-type="string">
            <text:p>a21laurapeos</text:p>
          </table:table-cell>
          <table:table-cell table:formula="of:=LEN([.K93])" office:value-type="float" office:value="12" calcext:value-type="float">
            <text:p>12</text:p>
          </table:table-cell>
          <table:table-cell table:formula="of:=[.K93]" office:value-type="string" office:string-value="a21laurapeos" calcext:value-type="string">
            <text:p>a21laurapeos</text:p>
          </table:table-cell>
          <table:table-cell office:value-type="string" calcext:value-type="string">
            <text:p>*J_mxKF7Wd</text:p>
          </table:table-cell>
          <table:table-cell table:style-name="ce2" office:value-type="string" calcext:value-type="string">
            <text:p>10/12/199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56830681</text:p>
          </table:table-cell>
          <table:table-cell office:value-type="string" calcext:value-type="string">
            <text:p>2 Coney Lodge View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ilas</text:p>
          </table:table-cell>
          <table:table-cell office:value-type="string" calcext:value-type="string">
            <text:p>Injerto</text:p>
          </table:table-cell>
          <table:table-cell office:value-type="string" calcext:value-type="string">
            <text:p>Eilín Eliana</text:p>
          </table:table-cell>
          <table:table-cell office:value-type="string" calcext:value-type="string">
            <text:p>Eilín</text:p>
          </table:table-cell>
          <table:table-cell office:value-type="string" calcext:value-type="string">
            <text:p>Eliana</text:p>
          </table:table-cell>
          <table:table-cell/>
          <table:table-cell table:formula="of:=CONCATENATE([.D94];LEFT([.E94];2);LEFT([.F94];2);LEFT([.A94];2);LEFT([.B94];2))" office:value-type="string" office:string-value="EilínElViIn" calcext:value-type="string">
            <text:p>EilínElViIn</text:p>
          </table:table-cell>
          <table:table-cell table:formula="of:=LOWER([.G94])" office:value-type="string" office:string-value="eilínelviin" calcext:value-type="string">
            <text:p>eilínelviin</text:p>
          </table:table-cell>
          <table:table-cell table:formula="of:=SUBSTITUTE(SUBSTITUTE(SUBSTITUTE(SUBSTITUTE(SUBSTITUTE([.H94];&quot;á&quot;;&quot;a&quot;);&quot;é&quot;;&quot;e&quot;);&quot;í&quot;;&quot;i&quot;);&quot;ó&quot;;&quot;o&quot;);&quot;ú&quot;;&quot;u&quot;)" office:value-type="string" office:string-value="eilinelviin" calcext:value-type="string">
            <text:p>eilinelviin</text:p>
          </table:table-cell>
          <table:table-cell office:value-type="float" office:value="21" calcext:value-type="float">
            <text:p>21</text:p>
          </table:table-cell>
          <table:table-cell table:formula="of:=CONCATENATE(&quot;a&quot;;[.J94];[.I94])" office:value-type="string" office:string-value="a21eilinelviin" calcext:value-type="string">
            <text:p>a21eilinelviin</text:p>
          </table:table-cell>
          <table:table-cell table:formula="of:=LEN([.K94])" office:value-type="float" office:value="14" calcext:value-type="float">
            <text:p>14</text:p>
          </table:table-cell>
          <table:table-cell table:formula="of:=[.K94]" office:value-type="string" office:string-value="a21eilinelviin" calcext:value-type="string">
            <text:p>a21eilinelviin</text:p>
          </table:table-cell>
          <table:table-cell office:value-type="string" calcext:value-type="string">
            <text:p>z_3[mU,X7x</text:p>
          </table:table-cell>
          <table:table-cell table:style-name="ce2" office:value-type="string" calcext:value-type="string">
            <text:p>19/01/198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36572917</text:p>
          </table:table-cell>
          <table:table-cell office:value-type="string" calcext:value-type="string">
            <text:p>73 Ackworth Road</text:p>
          </table:table-cell>
          <table:table-cell office:value-type="string" calcext:value-type="string">
            <text:p>Moaña</text:p>
          </table:table-cell>
          <table:table-cell office:value-type="string" calcext:value-type="string">
            <text:p>(A)-Sistemas microinformáticos e redes</text:p>
          </table:table-cell>
          <table:table-cell office:value-type="string" calcext:value-type="string">
            <text:p>is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arcía</text:p>
          </table:table-cell>
          <table:table-cell office:value-type="string" calcext:value-type="string">
            <text:p>Moure</text:p>
          </table:table-cell>
          <table:table-cell table:number-columns-repeated="2" office:value-type="string" calcext:value-type="string">
            <text:p>Alexandre</text:p>
          </table:table-cell>
          <table:table-cell table:number-columns-repeated="2"/>
          <table:table-cell table:formula="of:=CONCATENATE([.D95];LEFT([.E95];2);LEFT([.F95];2);LEFT([.A95];2);LEFT([.B95];2))" office:value-type="string" office:string-value="AlexandreGaMo" calcext:value-type="string">
            <text:p>AlexandreGaMo</text:p>
          </table:table-cell>
          <table:table-cell table:formula="of:=LOWER([.G95])" office:value-type="string" office:string-value="alexandregamo" calcext:value-type="string">
            <text:p>alexandregamo</text:p>
          </table:table-cell>
          <table:table-cell table:formula="of:=SUBSTITUTE(SUBSTITUTE(SUBSTITUTE(SUBSTITUTE(SUBSTITUTE([.H95];&quot;á&quot;;&quot;a&quot;);&quot;é&quot;;&quot;e&quot;);&quot;í&quot;;&quot;i&quot;);&quot;ó&quot;;&quot;o&quot;);&quot;ú&quot;;&quot;u&quot;)" office:value-type="string" office:string-value="alexandregamo" calcext:value-type="string">
            <text:p>alexandregamo</text:p>
          </table:table-cell>
          <table:table-cell office:value-type="float" office:value="20" calcext:value-type="float">
            <text:p>20</text:p>
          </table:table-cell>
          <table:table-cell table:formula="of:=CONCATENATE(&quot;a&quot;;[.J95];[.I95])" office:value-type="string" office:string-value="a20alexandregamo" calcext:value-type="string">
            <text:p>a20alexandregamo</text:p>
          </table:table-cell>
          <table:table-cell table:formula="of:=LEN([.K95])" office:value-type="float" office:value="16" calcext:value-type="float">
            <text:p>16</text:p>
          </table:table-cell>
          <table:table-cell table:formula="of:=[.K95]" office:value-type="string" office:string-value="a20alexandregamo" calcext:value-type="string">
            <text:p>a20alexandregamo</text:p>
          </table:table-cell>
          <table:table-cell office:value-type="string" calcext:value-type="string">
            <text:p>J*jH|x4zfy</text:p>
          </table:table-cell>
          <table:table-cell table:style-name="ce2" office:value-type="string" calcext:value-type="string">
            <text:p>16/11/199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61142585</text:p>
          </table:table-cell>
          <table:table-cell office:value-type="string" calcext:value-type="string">
            <text:p>121 Roman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anabal</text:p>
          </table:table-cell>
          <table:table-cell office:value-type="string" calcext:value-type="string">
            <text:p>Parra</text:p>
          </table:table-cell>
          <table:table-cell table:number-columns-repeated="2" office:value-type="string" calcext:value-type="string">
            <text:p>Aroa</text:p>
          </table:table-cell>
          <table:table-cell table:number-columns-repeated="2"/>
          <table:table-cell table:formula="of:=CONCATENATE([.D96];LEFT([.E96];2);LEFT([.F96];2);LEFT([.A96];2);LEFT([.B96];2))" office:value-type="string" office:string-value="AroaCaPa" calcext:value-type="string">
            <text:p>AroaCaPa</text:p>
          </table:table-cell>
          <table:table-cell table:formula="of:=LOWER([.G96])" office:value-type="string" office:string-value="aroacapa" calcext:value-type="string">
            <text:p>aroacapa</text:p>
          </table:table-cell>
          <table:table-cell table:formula="of:=SUBSTITUTE(SUBSTITUTE(SUBSTITUTE(SUBSTITUTE(SUBSTITUTE([.H96];&quot;á&quot;;&quot;a&quot;);&quot;é&quot;;&quot;e&quot;);&quot;í&quot;;&quot;i&quot;);&quot;ó&quot;;&quot;o&quot;);&quot;ú&quot;;&quot;u&quot;)" office:value-type="string" office:string-value="aroacapa" calcext:value-type="string">
            <text:p>aroacapa</text:p>
          </table:table-cell>
          <table:table-cell office:value-type="float" office:value="18" calcext:value-type="float">
            <text:p>18</text:p>
          </table:table-cell>
          <table:table-cell table:formula="of:=CONCATENATE(&quot;a&quot;;[.J96];[.I96])" office:value-type="string" office:string-value="a18aroacapa" calcext:value-type="string">
            <text:p>a18aroacapa</text:p>
          </table:table-cell>
          <table:table-cell table:formula="of:=LEN([.K96])" office:value-type="float" office:value="11" calcext:value-type="float">
            <text:p>11</text:p>
          </table:table-cell>
          <table:table-cell table:formula="of:=[.K96]" office:value-type="string" office:string-value="a18aroacapa" calcext:value-type="string">
            <text:p>a18aroacapa</text:p>
          </table:table-cell>
          <table:table-cell office:value-type="string" calcext:value-type="string">
            <text:p>NEf7k_taCz</text:p>
          </table:table-cell>
          <table:table-cell table:style-name="ce2" office:value-type="string" calcext:value-type="string">
            <text:p>21/03/199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94844921</text:p>
          </table:table-cell>
          <table:table-cell office:value-type="string" calcext:value-type="string">
            <text:p>Milborough</text:p>
          </table:table-cell>
          <table:table-cell office:value-type="string" calcext:value-type="string">
            <text:p>Baiona</text:p>
          </table:table-cell>
          <table:table-cell office:value-type="string" calcext:value-type="string">
            <text:p>(A)-Administración de sistemas informáticos en rede</text:p>
          </table:table-cell>
          <table:table-cell office:value-type="string" calcext:value-type="string">
            <text:p>ia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ouzada</text:p>
          </table:table-cell>
          <table:table-cell office:value-type="string" calcext:value-type="string">
            <text:p>Ventín</text:p>
          </table:table-cell>
          <table:table-cell table:number-columns-repeated="2" office:value-type="string" calcext:value-type="string">
            <text:p>Adrián</text:p>
          </table:table-cell>
          <table:table-cell table:number-columns-repeated="2"/>
          <table:table-cell table:formula="of:=CONCATENATE([.D97];LEFT([.E97];2);LEFT([.F97];2);LEFT([.A97];2);LEFT([.B97];2))" office:value-type="string" office:string-value="AdriánBoVe" calcext:value-type="string">
            <text:p>AdriánBoVe</text:p>
          </table:table-cell>
          <table:table-cell table:formula="of:=LOWER([.G97])" office:value-type="string" office:string-value="adriánbove" calcext:value-type="string">
            <text:p>adriánbove</text:p>
          </table:table-cell>
          <table:table-cell table:formula="of:=SUBSTITUTE(SUBSTITUTE(SUBSTITUTE(SUBSTITUTE(SUBSTITUTE([.H97];&quot;á&quot;;&quot;a&quot;);&quot;é&quot;;&quot;e&quot;);&quot;í&quot;;&quot;i&quot;);&quot;ó&quot;;&quot;o&quot;);&quot;ú&quot;;&quot;u&quot;)" office:value-type="string" office:string-value="adrianbove" calcext:value-type="string">
            <text:p>adrianbove</text:p>
          </table:table-cell>
          <table:table-cell office:value-type="float" office:value="18" calcext:value-type="float">
            <text:p>18</text:p>
          </table:table-cell>
          <table:table-cell table:formula="of:=CONCATENATE(&quot;a&quot;;[.J97];[.I97])" office:value-type="string" office:string-value="a18adrianbove" calcext:value-type="string">
            <text:p>a18adrianbove</text:p>
          </table:table-cell>
          <table:table-cell table:formula="of:=LEN([.K97])" office:value-type="float" office:value="13" calcext:value-type="float">
            <text:p>13</text:p>
          </table:table-cell>
          <table:table-cell table:formula="of:=[.K97]" office:value-type="string" office:string-value="a18adrianbove" calcext:value-type="string">
            <text:p>a18adrianbove</text:p>
          </table:table-cell>
          <table:table-cell office:value-type="string" calcext:value-type="string">
            <text:p>zU4vNxYc*b</text:p>
          </table:table-cell>
          <table:table-cell table:style-name="ce2" office:value-type="string" calcext:value-type="string">
            <text:p>21/07/199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10728659</text:p>
          </table:table-cell>
          <table:table-cell office:value-type="string" calcext:value-type="string">
            <text:p>20 Beverley Way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ilariño</text:p>
          </table:table-cell>
          <table:table-cell office:value-type="string" calcext:value-type="string">
            <text:p>Bouzada</text:p>
          </table:table-cell>
          <table:table-cell table:number-columns-repeated="2" office:value-type="string" calcext:value-type="string">
            <text:p>Yerón</text:p>
          </table:table-cell>
          <table:table-cell table:number-columns-repeated="2"/>
          <table:table-cell table:formula="of:=CONCATENATE([.D98];LEFT([.E98];2);LEFT([.F98];2);LEFT([.A98];2);LEFT([.B98];2))" office:value-type="string" office:string-value="YerónViBo" calcext:value-type="string">
            <text:p>YerónViBo</text:p>
          </table:table-cell>
          <table:table-cell table:formula="of:=LOWER([.G98])" office:value-type="string" office:string-value="yerónvibo" calcext:value-type="string">
            <text:p>yerónvibo</text:p>
          </table:table-cell>
          <table:table-cell table:formula="of:=SUBSTITUTE(SUBSTITUTE(SUBSTITUTE(SUBSTITUTE(SUBSTITUTE([.H98];&quot;á&quot;;&quot;a&quot;);&quot;é&quot;;&quot;e&quot;);&quot;í&quot;;&quot;i&quot;);&quot;ó&quot;;&quot;o&quot;);&quot;ú&quot;;&quot;u&quot;)" office:value-type="string" office:string-value="yeronvibo" calcext:value-type="string">
            <text:p>yeronvibo</text:p>
          </table:table-cell>
          <table:table-cell office:value-type="float" office:value="20" calcext:value-type="float">
            <text:p>20</text:p>
          </table:table-cell>
          <table:table-cell table:formula="of:=CONCATENATE(&quot;a&quot;;[.J98];[.I98])" office:value-type="string" office:string-value="a20yeronvibo" calcext:value-type="string">
            <text:p>a20yeronvibo</text:p>
          </table:table-cell>
          <table:table-cell table:formula="of:=LEN([.K98])" office:value-type="float" office:value="12" calcext:value-type="float">
            <text:p>12</text:p>
          </table:table-cell>
          <table:table-cell table:formula="of:=[.K98]" office:value-type="string" office:string-value="a20yeronvibo" calcext:value-type="string">
            <text:p>a20yeronvibo</text:p>
          </table:table-cell>
          <table:table-cell office:value-type="string" calcext:value-type="string">
            <text:p>,L+-X7W+ka</text:p>
          </table:table-cell>
          <table:table-cell table:style-name="ce2" office:value-type="string" calcext:value-type="string">
            <text:p>23/12/197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46772562</text:p>
          </table:table-cell>
          <table:table-cell office:value-type="string" calcext:value-type="string">
            <text:p>1 Wittering Lan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  <table:table-cell office:value-type="string" calcext:value-type="string">
            <text:p>ia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ñeiro</text:p>
          </table:table-cell>
          <table:table-cell office:value-type="string" calcext:value-type="string">
            <text:p>Rodríguez</text:p>
          </table:table-cell>
          <table:table-cell table:number-columns-repeated="2" office:value-type="string" calcext:value-type="string">
            <text:p>Alejandra</text:p>
          </table:table-cell>
          <table:table-cell table:number-columns-repeated="2"/>
          <table:table-cell table:formula="of:=CONCATENATE([.D99];LEFT([.E99];2);LEFT([.F99];2);LEFT([.A99];2);LEFT([.B99];2))" office:value-type="string" office:string-value="AlejandraPiRo" calcext:value-type="string">
            <text:p>AlejandraPiRo</text:p>
          </table:table-cell>
          <table:table-cell table:formula="of:=LOWER([.G99])" office:value-type="string" office:string-value="alejandrapiro" calcext:value-type="string">
            <text:p>alejandrapiro</text:p>
          </table:table-cell>
          <table:table-cell table:formula="of:=SUBSTITUTE(SUBSTITUTE(SUBSTITUTE(SUBSTITUTE(SUBSTITUTE([.H99];&quot;á&quot;;&quot;a&quot;);&quot;é&quot;;&quot;e&quot;);&quot;í&quot;;&quot;i&quot;);&quot;ó&quot;;&quot;o&quot;);&quot;ú&quot;;&quot;u&quot;)" office:value-type="string" office:string-value="alejandrapiro" calcext:value-type="string">
            <text:p>alejandrapiro</text:p>
          </table:table-cell>
          <table:table-cell office:value-type="float" office:value="19" calcext:value-type="float">
            <text:p>19</text:p>
          </table:table-cell>
          <table:table-cell table:formula="of:=CONCATENATE(&quot;a&quot;;[.J99];[.I99])" office:value-type="string" office:string-value="a19alejandrapiro" calcext:value-type="string">
            <text:p>a19alejandrapiro</text:p>
          </table:table-cell>
          <table:table-cell table:formula="of:=LEN([.K99])" office:value-type="float" office:value="16" calcext:value-type="float">
            <text:p>16</text:p>
          </table:table-cell>
          <table:table-cell table:formula="of:=[.K99]" office:value-type="string" office:string-value="a19alejandrapiro" calcext:value-type="string">
            <text:p>a19alejandrapiro</text:p>
          </table:table-cell>
          <table:table-cell office:value-type="string" calcext:value-type="string">
            <text:p>mtpEhM@7i*</text:p>
          </table:table-cell>
          <table:table-cell table:style-name="ce2" office:value-type="string" calcext:value-type="string">
            <text:p>09/05/198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89690849</text:p>
          </table:table-cell>
          <table:table-cell office:value-type="string" calcext:value-type="string">
            <text:p>1 Welbeck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olmeiro</text:p>
          </table:table-cell>
          <table:table-cell office:value-type="string" calcext:value-type="string">
            <text:p>Míguez</text:p>
          </table:table-cell>
          <table:table-cell table:number-columns-repeated="2" office:value-type="string" calcext:value-type="string">
            <text:p>Alejandro</text:p>
          </table:table-cell>
          <table:table-cell table:number-columns-repeated="2"/>
          <table:table-cell table:formula="of:=CONCATENATE([.D100];LEFT([.E100];2);LEFT([.F100];2);LEFT([.A100];2);LEFT([.B100];2))" office:value-type="string" office:string-value="AlejandroCoMí" calcext:value-type="string">
            <text:p>AlejandroCoMí</text:p>
          </table:table-cell>
          <table:table-cell table:formula="of:=LOWER([.G100])" office:value-type="string" office:string-value="alejandrocomí" calcext:value-type="string">
            <text:p>alejandrocomí</text:p>
          </table:table-cell>
          <table:table-cell table:formula="of:=SUBSTITUTE(SUBSTITUTE(SUBSTITUTE(SUBSTITUTE(SUBSTITUTE([.H100];&quot;á&quot;;&quot;a&quot;);&quot;é&quot;;&quot;e&quot;);&quot;í&quot;;&quot;i&quot;);&quot;ó&quot;;&quot;o&quot;);&quot;ú&quot;;&quot;u&quot;)" office:value-type="string" office:string-value="alejandrocomi" calcext:value-type="string">
            <text:p>alejandrocomi</text:p>
          </table:table-cell>
          <table:table-cell office:value-type="float" office:value="21" calcext:value-type="float">
            <text:p>21</text:p>
          </table:table-cell>
          <table:table-cell table:formula="of:=CONCATENATE(&quot;a&quot;;[.J100];[.I100])" office:value-type="string" office:string-value="a21alejandrocomi" calcext:value-type="string">
            <text:p>a21alejandrocomi</text:p>
          </table:table-cell>
          <table:table-cell table:formula="of:=LEN([.K100])" office:value-type="float" office:value="16" calcext:value-type="float">
            <text:p>16</text:p>
          </table:table-cell>
          <table:table-cell table:formula="of:=[.K100]" office:value-type="string" office:string-value="a21alejandrocomi" calcext:value-type="string">
            <text:p>a21alejandrocomi</text:p>
          </table:table-cell>
          <table:table-cell office:value-type="string" calcext:value-type="string">
            <text:p>[4+9v]VLuP</text:p>
          </table:table-cell>
          <table:table-cell table:style-name="ce2" office:value-type="string" calcext:value-type="string">
            <text:p>10/12/1987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93044322</text:p>
          </table:table-cell>
          <table:table-cell office:value-type="string" calcext:value-type="string">
            <text:p>206 Inchbonnie Road</text:p>
          </table:table-cell>
          <table:table-cell office:value-type="string" calcext:value-type="string">
            <text:p>Pontevedra</text:p>
          </table:table-cell>
          <table:table-cell office:value-type="string" calcext:value-type="string">
            <text:p>(A)-Administración de sistemas informáticos en rede</text:p>
          </table:table-cell>
          <table:table-cell office:value-type="string" calcext:value-type="string">
            <text:p>ia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uis</text:p>
          </table:table-cell>
          <table:table-cell office:value-type="string" calcext:value-type="string">
            <text:p>Conde</text:p>
          </table:table-cell>
          <table:table-cell table:number-columns-repeated="2" office:value-type="string" calcext:value-type="string">
            <text:p>Ainhoa</text:p>
          </table:table-cell>
          <table:table-cell table:number-columns-repeated="2"/>
          <table:table-cell table:formula="of:=CONCATENATE([.D101];LEFT([.E101];2);LEFT([.F101];2);LEFT([.A101];2);LEFT([.B101];2))" office:value-type="string" office:string-value="AinhoaLuCo" calcext:value-type="string">
            <text:p>AinhoaLuCo</text:p>
          </table:table-cell>
          <table:table-cell table:formula="of:=LOWER([.G101])" office:value-type="string" office:string-value="ainhoaluco" calcext:value-type="string">
            <text:p>ainhoaluco</text:p>
          </table:table-cell>
          <table:table-cell table:formula="of:=SUBSTITUTE(SUBSTITUTE(SUBSTITUTE(SUBSTITUTE(SUBSTITUTE([.H101];&quot;á&quot;;&quot;a&quot;);&quot;é&quot;;&quot;e&quot;);&quot;í&quot;;&quot;i&quot;);&quot;ó&quot;;&quot;o&quot;);&quot;ú&quot;;&quot;u&quot;)" office:value-type="string" office:string-value="ainhoaluco" calcext:value-type="string">
            <text:p>ainhoaluco</text:p>
          </table:table-cell>
          <table:table-cell office:value-type="float" office:value="19" calcext:value-type="float">
            <text:p>19</text:p>
          </table:table-cell>
          <table:table-cell table:formula="of:=CONCATENATE(&quot;a&quot;;[.J101];[.I101])" office:value-type="string" office:string-value="a19ainhoaluco" calcext:value-type="string">
            <text:p>a19ainhoaluco</text:p>
          </table:table-cell>
          <table:table-cell table:formula="of:=LEN([.K101])" office:value-type="float" office:value="13" calcext:value-type="float">
            <text:p>13</text:p>
          </table:table-cell>
          <table:table-cell table:formula="of:=[.K101]" office:value-type="string" office:string-value="a19ainhoaluco" calcext:value-type="string">
            <text:p>a19ainhoaluco</text:p>
          </table:table-cell>
          <table:table-cell office:value-type="string" calcext:value-type="string">
            <text:p>WTW3r@|7et</text:p>
          </table:table-cell>
          <table:table-cell table:style-name="ce2" office:value-type="string" calcext:value-type="string">
            <text:p>18/04/199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45597303</text:p>
          </table:table-cell>
          <table:table-cell office:value-type="string" calcext:value-type="string">
            <text:p>School Hou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  <table:table-cell office:value-type="string" calcext:value-type="string">
            <text:p>is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ópez</text:p>
          </table:table-cell>
          <table:table-cell office:value-type="string" calcext:value-type="string">
            <text:p>Delso</text:p>
          </table:table-cell>
          <table:table-cell table:number-columns-repeated="2" office:value-type="string" calcext:value-type="string">
            <text:p>Aitana</text:p>
          </table:table-cell>
          <table:table-cell table:number-columns-repeated="2"/>
          <table:table-cell table:formula="of:=CONCATENATE([.D102];LEFT([.E102];2);LEFT([.F102];2);LEFT([.A102];2);LEFT([.B102];2))" office:value-type="string" office:string-value="AitanaLóDe" calcext:value-type="string">
            <text:p>AitanaLóDe</text:p>
          </table:table-cell>
          <table:table-cell table:formula="of:=LOWER([.G102])" office:value-type="string" office:string-value="aitanalóde" calcext:value-type="string">
            <text:p>aitanalóde</text:p>
          </table:table-cell>
          <table:table-cell table:formula="of:=SUBSTITUTE(SUBSTITUTE(SUBSTITUTE(SUBSTITUTE(SUBSTITUTE([.H102];&quot;á&quot;;&quot;a&quot;);&quot;é&quot;;&quot;e&quot;);&quot;í&quot;;&quot;i&quot;);&quot;ó&quot;;&quot;o&quot;);&quot;ú&quot;;&quot;u&quot;)" office:value-type="string" office:string-value="aitanalode" calcext:value-type="string">
            <text:p>aitanalode</text:p>
          </table:table-cell>
          <table:table-cell office:value-type="float" office:value="21" calcext:value-type="float">
            <text:p>21</text:p>
          </table:table-cell>
          <table:table-cell table:formula="of:=CONCATENATE(&quot;a&quot;;[.J102];[.I102])" office:value-type="string" office:string-value="a21aitanalode" calcext:value-type="string">
            <text:p>a21aitanalode</text:p>
          </table:table-cell>
          <table:table-cell table:formula="of:=LEN([.K102])" office:value-type="float" office:value="13" calcext:value-type="float">
            <text:p>13</text:p>
          </table:table-cell>
          <table:table-cell table:formula="of:=[.K102]" office:value-type="string" office:string-value="a21aitanalode" calcext:value-type="string">
            <text:p>a21aitanalode</text:p>
          </table:table-cell>
          <table:table-cell office:value-type="string" calcext:value-type="string">
            <text:p>y=@F7+mdX]</text:p>
          </table:table-cell>
          <table:table-cell table:style-name="ce2" office:value-type="string" calcext:value-type="string">
            <text:p>09/06/1997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87715419</text:p>
          </table:table-cell>
          <table:table-cell office:value-type="string" calcext:value-type="string">
            <text:p>Chalfont</text:p>
          </table:table-cell>
          <table:table-cell office:value-type="string" calcext:value-type="string">
            <text:p>Salceda de Caselas</text:p>
          </table:table-cell>
          <table:table-cell office:value-type="string" calcext:value-type="string">
            <text:p>(A)-Sistemas microinformáticos e redes</text:p>
          </table:table-cell>
          <table:table-cell office:value-type="string" calcext:value-type="string">
            <text:p>is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erreira</text:p>
          </table:table-cell>
          <table:table-cell office:value-type="string" calcext:value-type="string">
            <text:p>Cameselle</text:p>
          </table:table-cell>
          <table:table-cell table:number-columns-repeated="2" office:value-type="string" calcext:value-type="string">
            <text:p>Belén</text:p>
          </table:table-cell>
          <table:table-cell table:number-columns-repeated="2"/>
          <table:table-cell table:formula="of:=CONCATENATE([.D103];LEFT([.E103];2);LEFT([.F103];2);LEFT([.A103];2);LEFT([.B103];2))" office:value-type="string" office:string-value="BelénFeCa" calcext:value-type="string">
            <text:p>BelénFeCa</text:p>
          </table:table-cell>
          <table:table-cell table:formula="of:=LOWER([.G103])" office:value-type="string" office:string-value="belénfeca" calcext:value-type="string">
            <text:p>belénfeca</text:p>
          </table:table-cell>
          <table:table-cell table:formula="of:=SUBSTITUTE(SUBSTITUTE(SUBSTITUTE(SUBSTITUTE(SUBSTITUTE([.H103];&quot;á&quot;;&quot;a&quot;);&quot;é&quot;;&quot;e&quot;);&quot;í&quot;;&quot;i&quot;);&quot;ó&quot;;&quot;o&quot;);&quot;ú&quot;;&quot;u&quot;)" office:value-type="string" office:string-value="belenfeca" calcext:value-type="string">
            <text:p>belenfeca</text:p>
          </table:table-cell>
          <table:table-cell office:value-type="float" office:value="20" calcext:value-type="float">
            <text:p>20</text:p>
          </table:table-cell>
          <table:table-cell table:formula="of:=CONCATENATE(&quot;a&quot;;[.J103];[.I103])" office:value-type="string" office:string-value="a20belenfeca" calcext:value-type="string">
            <text:p>a20belenfeca</text:p>
          </table:table-cell>
          <table:table-cell table:formula="of:=LEN([.K103])" office:value-type="float" office:value="12" calcext:value-type="float">
            <text:p>12</text:p>
          </table:table-cell>
          <table:table-cell table:formula="of:=[.K103]" office:value-type="string" office:string-value="a20belenfeca" calcext:value-type="string">
            <text:p>a20belenfeca</text:p>
          </table:table-cell>
          <table:table-cell office:value-type="string" calcext:value-type="string">
            <text:p>d4iV_Kx=js</text:p>
          </table:table-cell>
          <table:table-cell table:style-name="ce2" office:value-type="string" calcext:value-type="string">
            <text:p>28/07/197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82736693</text:p>
          </table:table-cell>
          <table:table-cell office:value-type="string" calcext:value-type="string">
            <text:p>Clayton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  <table:table-cell office:value-type="string" calcext:value-type="string">
            <text:p>ia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ilva</text:p>
          </table:table-cell>
          <table:table-cell office:value-type="string" calcext:value-type="string">
            <text:p>Morales</text:p>
          </table:table-cell>
          <table:table-cell table:number-columns-repeated="2" office:value-type="string" calcext:value-type="string">
            <text:p>Roberto</text:p>
          </table:table-cell>
          <table:table-cell table:number-columns-repeated="2"/>
          <table:table-cell table:formula="of:=CONCATENATE([.D104];LEFT([.E104];2);LEFT([.F104];2);LEFT([.A104];2);LEFT([.B104];2))" office:value-type="string" office:string-value="RobertoSiMo" calcext:value-type="string">
            <text:p>RobertoSiMo</text:p>
          </table:table-cell>
          <table:table-cell table:formula="of:=LOWER([.G104])" office:value-type="string" office:string-value="robertosimo" calcext:value-type="string">
            <text:p>robertosimo</text:p>
          </table:table-cell>
          <table:table-cell table:formula="of:=SUBSTITUTE(SUBSTITUTE(SUBSTITUTE(SUBSTITUTE(SUBSTITUTE([.H104];&quot;á&quot;;&quot;a&quot;);&quot;é&quot;;&quot;e&quot;);&quot;í&quot;;&quot;i&quot;);&quot;ó&quot;;&quot;o&quot;);&quot;ú&quot;;&quot;u&quot;)" office:value-type="string" office:string-value="robertosimo" calcext:value-type="string">
            <text:p>robertosimo</text:p>
          </table:table-cell>
          <table:table-cell office:value-type="float" office:value="19" calcext:value-type="float">
            <text:p>19</text:p>
          </table:table-cell>
          <table:table-cell table:formula="of:=CONCATENATE(&quot;a&quot;;[.J104];[.I104])" office:value-type="string" office:string-value="a19robertosimo" calcext:value-type="string">
            <text:p>a19robertosimo</text:p>
          </table:table-cell>
          <table:table-cell table:formula="of:=LEN([.K104])" office:value-type="float" office:value="14" calcext:value-type="float">
            <text:p>14</text:p>
          </table:table-cell>
          <table:table-cell table:formula="of:=[.K104]" office:value-type="string" office:string-value="a19robertosimo" calcext:value-type="string">
            <text:p>a19robertosimo</text:p>
          </table:table-cell>
          <table:table-cell office:value-type="string" calcext:value-type="string">
            <text:p>{7]rpCadyT</text:p>
          </table:table-cell>
          <table:table-cell table:style-name="ce2" office:value-type="string" calcext:value-type="string">
            <text:p>08/12/198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68883323</text:p>
          </table:table-cell>
          <table:table-cell office:value-type="string" calcext:value-type="string">
            <text:p>8 Brookdal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ópez</text:p>
          </table:table-cell>
          <table:table-cell office:value-type="string" calcext:value-type="string">
            <text:p>Pozo</text:p>
          </table:table-cell>
          <table:table-cell table:number-columns-repeated="2" office:value-type="string" calcext:value-type="string">
            <text:p>Iago</text:p>
          </table:table-cell>
          <table:table-cell table:number-columns-repeated="2"/>
          <table:table-cell table:formula="of:=CONCATENATE([.D105];LEFT([.E105];2);LEFT([.F105];2);LEFT([.A105];2);LEFT([.B105];2))" office:value-type="string" office:string-value="IagoLóPo" calcext:value-type="string">
            <text:p>IagoLóPo</text:p>
          </table:table-cell>
          <table:table-cell table:formula="of:=LOWER([.G105])" office:value-type="string" office:string-value="iagolópo" calcext:value-type="string">
            <text:p>iagolópo</text:p>
          </table:table-cell>
          <table:table-cell table:formula="of:=SUBSTITUTE(SUBSTITUTE(SUBSTITUTE(SUBSTITUTE(SUBSTITUTE([.H105];&quot;á&quot;;&quot;a&quot;);&quot;é&quot;;&quot;e&quot;);&quot;í&quot;;&quot;i&quot;);&quot;ó&quot;;&quot;o&quot;);&quot;ú&quot;;&quot;u&quot;)" office:value-type="string" office:string-value="iagolopo" calcext:value-type="string">
            <text:p>iagolopo</text:p>
          </table:table-cell>
          <table:table-cell office:value-type="float" office:value="20" calcext:value-type="float">
            <text:p>20</text:p>
          </table:table-cell>
          <table:table-cell table:formula="of:=CONCATENATE(&quot;a&quot;;[.J105];[.I105])" office:value-type="string" office:string-value="a20iagolopo" calcext:value-type="string">
            <text:p>a20iagolopo</text:p>
          </table:table-cell>
          <table:table-cell table:formula="of:=LEN([.K105])" office:value-type="float" office:value="11" calcext:value-type="float">
            <text:p>11</text:p>
          </table:table-cell>
          <table:table-cell table:formula="of:=[.K105]" office:value-type="string" office:string-value="a20iagolopo" calcext:value-type="string">
            <text:p>a20iagolopo</text:p>
          </table:table-cell>
          <table:table-cell office:value-type="string" calcext:value-type="string">
            <text:p>,cw4-.P4_N</text:p>
          </table:table-cell>
          <table:table-cell table:style-name="ce2" office:value-type="string" calcext:value-type="string">
            <text:p>21/03/200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82954154</text:p>
          </table:table-cell>
          <table:table-cell office:value-type="string" calcext:value-type="string">
            <text:p>Coachmans Cottage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(A)-Sistemas microinformáticos e redes</text:p>
          </table:table-cell>
          <table:table-cell office:value-type="string" calcext:value-type="string">
            <text:p>is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egedor</text:p>
          </table:table-cell>
          <table:table-cell office:value-type="string" calcext:value-type="string">
            <text:p>Rosende</text:p>
          </table:table-cell>
          <table:table-cell table:number-columns-repeated="2" office:value-type="string" calcext:value-type="string">
            <text:p>Abilio</text:p>
          </table:table-cell>
          <table:table-cell table:number-columns-repeated="2"/>
          <table:table-cell table:formula="of:=CONCATENATE([.D106];LEFT([.E106];2);LEFT([.F106];2);LEFT([.A106];2);LEFT([.B106];2))" office:value-type="string" office:string-value="AbilioReRo" calcext:value-type="string">
            <text:p>AbilioReRo</text:p>
          </table:table-cell>
          <table:table-cell table:formula="of:=LOWER([.G106])" office:value-type="string" office:string-value="abiliorero" calcext:value-type="string">
            <text:p>abiliorero</text:p>
          </table:table-cell>
          <table:table-cell table:formula="of:=SUBSTITUTE(SUBSTITUTE(SUBSTITUTE(SUBSTITUTE(SUBSTITUTE([.H106];&quot;á&quot;;&quot;a&quot;);&quot;é&quot;;&quot;e&quot;);&quot;í&quot;;&quot;i&quot;);&quot;ó&quot;;&quot;o&quot;);&quot;ú&quot;;&quot;u&quot;)" office:value-type="string" office:string-value="abiliorero" calcext:value-type="string">
            <text:p>abiliorero</text:p>
          </table:table-cell>
          <table:table-cell office:value-type="float" office:value="21" calcext:value-type="float">
            <text:p>21</text:p>
          </table:table-cell>
          <table:table-cell table:formula="of:=CONCATENATE(&quot;a&quot;;[.J106];[.I106])" office:value-type="string" office:string-value="a21abiliorero" calcext:value-type="string">
            <text:p>a21abiliorero</text:p>
          </table:table-cell>
          <table:table-cell table:formula="of:=LEN([.K106])" office:value-type="float" office:value="13" calcext:value-type="float">
            <text:p>13</text:p>
          </table:table-cell>
          <table:table-cell table:formula="of:=[.K106]" office:value-type="string" office:string-value="a21abiliorero" calcext:value-type="string">
            <text:p>a21abiliorero</text:p>
          </table:table-cell>
          <table:table-cell office:value-type="string" calcext:value-type="string">
            <text:p>Rcd|RiXd39</text:p>
          </table:table-cell>
          <table:table-cell table:style-name="ce2" office:value-type="string" calcext:value-type="string">
            <text:p>29/01/199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71883288</text:p>
          </table:table-cell>
          <table:table-cell office:value-type="string" calcext:value-type="string">
            <text:p>11 Banks Street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rela</text:p>
          </table:table-cell>
          <table:table-cell office:value-type="string" calcext:value-type="string">
            <text:p>Cabaleiro</text:p>
          </table:table-cell>
          <table:table-cell office:value-type="string" calcext:value-type="string">
            <text:p>Jhon Stevan</text:p>
          </table:table-cell>
          <table:table-cell office:value-type="string" calcext:value-type="string">
            <text:p>Jhon</text:p>
          </table:table-cell>
          <table:table-cell office:value-type="string" calcext:value-type="string">
            <text:p>Stevan</text:p>
          </table:table-cell>
          <table:table-cell/>
          <table:table-cell table:formula="of:=CONCATENATE([.D107];LEFT([.E107];2);LEFT([.F107];2);LEFT([.A107];2);LEFT([.B107];2))" office:value-type="string" office:string-value="JhonStVaCa" calcext:value-type="string">
            <text:p>JhonStVaCa</text:p>
          </table:table-cell>
          <table:table-cell table:formula="of:=LOWER([.G107])" office:value-type="string" office:string-value="jhonstvaca" calcext:value-type="string">
            <text:p>jhonstvaca</text:p>
          </table:table-cell>
          <table:table-cell table:formula="of:=SUBSTITUTE(SUBSTITUTE(SUBSTITUTE(SUBSTITUTE(SUBSTITUTE([.H107];&quot;á&quot;;&quot;a&quot;);&quot;é&quot;;&quot;e&quot;);&quot;í&quot;;&quot;i&quot;);&quot;ó&quot;;&quot;o&quot;);&quot;ú&quot;;&quot;u&quot;)" office:value-type="string" office:string-value="jhonstvaca" calcext:value-type="string">
            <text:p>jhonstvaca</text:p>
          </table:table-cell>
          <table:table-cell office:value-type="float" office:value="20" calcext:value-type="float">
            <text:p>20</text:p>
          </table:table-cell>
          <table:table-cell table:formula="of:=CONCATENATE(&quot;a&quot;;[.J107];[.I107])" office:value-type="string" office:string-value="a20jhonstvaca" calcext:value-type="string">
            <text:p>a20jhonstvaca</text:p>
          </table:table-cell>
          <table:table-cell table:formula="of:=LEN([.K107])" office:value-type="float" office:value="13" calcext:value-type="float">
            <text:p>13</text:p>
          </table:table-cell>
          <table:table-cell table:formula="of:=[.K107]" office:value-type="string" office:string-value="a20jhonstvaca" calcext:value-type="string">
            <text:p>a20jhonstvaca</text:p>
          </table:table-cell>
          <table:table-cell office:value-type="string" calcext:value-type="string">
            <text:p>.Vp7Rfk3H|</text:p>
          </table:table-cell>
          <table:table-cell table:style-name="ce2" office:value-type="string" calcext:value-type="string">
            <text:p>20/01/200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18082838</text:p>
          </table:table-cell>
          <table:table-cell office:value-type="string" calcext:value-type="string">
            <text:p>Holly Tree Cottage</text:p>
          </table:table-cell>
          <table:table-cell office:value-type="string" calcext:value-type="string">
            <text:p>Monterrei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ago</text:p>
          </table:table-cell>
          <table:table-cell office:value-type="string" calcext:value-type="string">
            <text:p>Frau</text:p>
          </table:table-cell>
          <table:table-cell table:number-columns-repeated="2" office:value-type="string" calcext:value-type="string">
            <text:p>Uxía</text:p>
          </table:table-cell>
          <table:table-cell table:number-columns-repeated="2"/>
          <table:table-cell table:formula="of:=CONCATENATE([.D108];LEFT([.E108];2);LEFT([.F108];2);LEFT([.A108];2);LEFT([.B108];2))" office:value-type="string" office:string-value="UxíaLaFr" calcext:value-type="string">
            <text:p>UxíaLaFr</text:p>
          </table:table-cell>
          <table:table-cell table:formula="of:=LOWER([.G108])" office:value-type="string" office:string-value="uxíalafr" calcext:value-type="string">
            <text:p>uxíalafr</text:p>
          </table:table-cell>
          <table:table-cell table:formula="of:=SUBSTITUTE(SUBSTITUTE(SUBSTITUTE(SUBSTITUTE(SUBSTITUTE([.H108];&quot;á&quot;;&quot;a&quot;);&quot;é&quot;;&quot;e&quot;);&quot;í&quot;;&quot;i&quot;);&quot;ó&quot;;&quot;o&quot;);&quot;ú&quot;;&quot;u&quot;)" office:value-type="string" office:string-value="uxialafr" calcext:value-type="string">
            <text:p>uxialafr</text:p>
          </table:table-cell>
          <table:table-cell office:value-type="float" office:value="20" calcext:value-type="float">
            <text:p>20</text:p>
          </table:table-cell>
          <table:table-cell table:formula="of:=CONCATENATE(&quot;a&quot;;[.J108];[.I108])" office:value-type="string" office:string-value="a20uxialafr" calcext:value-type="string">
            <text:p>a20uxialafr</text:p>
          </table:table-cell>
          <table:table-cell table:formula="of:=LEN([.K108])" office:value-type="float" office:value="11" calcext:value-type="float">
            <text:p>11</text:p>
          </table:table-cell>
          <table:table-cell table:formula="of:=[.K108]" office:value-type="string" office:string-value="a20uxialafr" calcext:value-type="string">
            <text:p>a20uxialafr</text:p>
          </table:table-cell>
          <table:table-cell office:value-type="string" calcext:value-type="string">
            <text:p>b9{_mx7fJL</text:p>
          </table:table-cell>
          <table:table-cell table:style-name="ce2" office:value-type="string" calcext:value-type="string">
            <text:p>17/11/200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50393464</text:p>
          </table:table-cell>
          <table:table-cell office:value-type="string" calcext:value-type="string">
            <text:p>55 Bramshaw Ri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  <table:table-cell office:value-type="string" calcext:value-type="string">
            <text:p>is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úñez</text:p>
          </table:table-cell>
          <table:table-cell office:value-type="string" calcext:value-type="string">
            <text:p>Romero</text:p>
          </table:table-cell>
          <table:table-cell table:number-columns-repeated="2" office:value-type="string" calcext:value-type="string">
            <text:p>Valeria</text:p>
          </table:table-cell>
          <table:table-cell table:number-columns-repeated="2"/>
          <table:table-cell table:formula="of:=CONCATENATE([.D109];LEFT([.E109];2);LEFT([.F109];2);LEFT([.A109];2);LEFT([.B109];2))" office:value-type="string" office:string-value="ValeriaNúRo" calcext:value-type="string">
            <text:p>ValeriaNúRo</text:p>
          </table:table-cell>
          <table:table-cell table:formula="of:=LOWER([.G109])" office:value-type="string" office:string-value="valerianúro" calcext:value-type="string">
            <text:p>valerianúro</text:p>
          </table:table-cell>
          <table:table-cell table:formula="of:=SUBSTITUTE(SUBSTITUTE(SUBSTITUTE(SUBSTITUTE(SUBSTITUTE([.H109];&quot;á&quot;;&quot;a&quot;);&quot;é&quot;;&quot;e&quot;);&quot;í&quot;;&quot;i&quot;);&quot;ó&quot;;&quot;o&quot;);&quot;ú&quot;;&quot;u&quot;)" office:value-type="string" office:string-value="valerianuro" calcext:value-type="string">
            <text:p>valerianuro</text:p>
          </table:table-cell>
          <table:table-cell office:value-type="float" office:value="20" calcext:value-type="float">
            <text:p>20</text:p>
          </table:table-cell>
          <table:table-cell table:formula="of:=CONCATENATE(&quot;a&quot;;[.J109];[.I109])" office:value-type="string" office:string-value="a20valerianuro" calcext:value-type="string">
            <text:p>a20valerianuro</text:p>
          </table:table-cell>
          <table:table-cell table:formula="of:=LEN([.K109])" office:value-type="float" office:value="14" calcext:value-type="float">
            <text:p>14</text:p>
          </table:table-cell>
          <table:table-cell table:formula="of:=[.K109]" office:value-type="string" office:string-value="a20valerianuro" calcext:value-type="string">
            <text:p>a20valerianuro</text:p>
          </table:table-cell>
          <table:table-cell office:value-type="string" calcext:value-type="string">
            <text:p>CAz4}rKod@</text:p>
          </table:table-cell>
          <table:table-cell table:style-name="ce2" office:value-type="string" calcext:value-type="string">
            <text:p>30/03/198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38120077</text:p>
          </table:table-cell>
          <table:table-cell office:value-type="string" calcext:value-type="string">
            <text:p>2 Tor View</text:p>
          </table:table-cell>
          <table:table-cell office:value-type="string" calcext:value-type="string">
            <text:p>Redondela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opez</text:p>
          </table:table-cell>
          <table:table-cell office:value-type="string" calcext:value-type="string">
            <text:p>González</text:p>
          </table:table-cell>
          <table:table-cell table:number-columns-repeated="2" office:value-type="string" calcext:value-type="string">
            <text:p>Javier</text:p>
          </table:table-cell>
          <table:table-cell table:number-columns-repeated="2"/>
          <table:table-cell table:formula="of:=CONCATENATE([.D110];LEFT([.E110];2);LEFT([.F110];2);LEFT([.A110];2);LEFT([.B110];2))" office:value-type="string" office:string-value="JavierLoGo" calcext:value-type="string">
            <text:p>JavierLoGo</text:p>
          </table:table-cell>
          <table:table-cell table:formula="of:=LOWER([.G110])" office:value-type="string" office:string-value="javierlogo" calcext:value-type="string">
            <text:p>javierlogo</text:p>
          </table:table-cell>
          <table:table-cell table:formula="of:=SUBSTITUTE(SUBSTITUTE(SUBSTITUTE(SUBSTITUTE(SUBSTITUTE([.H110];&quot;á&quot;;&quot;a&quot;);&quot;é&quot;;&quot;e&quot;);&quot;í&quot;;&quot;i&quot;);&quot;ó&quot;;&quot;o&quot;);&quot;ú&quot;;&quot;u&quot;)" office:value-type="string" office:string-value="javierlogo" calcext:value-type="string">
            <text:p>javierlogo</text:p>
          </table:table-cell>
          <table:table-cell office:value-type="float" office:value="19" calcext:value-type="float">
            <text:p>19</text:p>
          </table:table-cell>
          <table:table-cell table:formula="of:=CONCATENATE(&quot;a&quot;;[.J110];[.I110])" office:value-type="string" office:string-value="a19javierlogo" calcext:value-type="string">
            <text:p>a19javierlogo</text:p>
          </table:table-cell>
          <table:table-cell table:formula="of:=LEN([.K110])" office:value-type="float" office:value="13" calcext:value-type="float">
            <text:p>13</text:p>
          </table:table-cell>
          <table:table-cell table:formula="of:=[.K110]" office:value-type="string" office:string-value="a19javierlogo" calcext:value-type="string">
            <text:p>a19javierlogo</text:p>
          </table:table-cell>
          <table:table-cell office:value-type="string" calcext:value-type="string">
            <text:p>7JM=EKL}pY</text:p>
          </table:table-cell>
          <table:table-cell table:style-name="ce2" office:value-type="string" calcext:value-type="string">
            <text:p>23/06/199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82130475</text:p>
          </table:table-cell>
          <table:table-cell office:value-type="string" calcext:value-type="string">
            <text:p>Little For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érez</text:p>
          </table:table-cell>
          <table:table-cell office:value-type="string" calcext:value-type="string">
            <text:p>Insfran</text:p>
          </table:table-cell>
          <table:table-cell table:number-columns-repeated="2" office:value-type="string" calcext:value-type="string">
            <text:p>Luciana</text:p>
          </table:table-cell>
          <table:table-cell table:number-columns-repeated="2"/>
          <table:table-cell table:formula="of:=CONCATENATE([.D111];LEFT([.E111];2);LEFT([.F111];2);LEFT([.A111];2);LEFT([.B111];2))" office:value-type="string" office:string-value="LucianaPéIn" calcext:value-type="string">
            <text:p>LucianaPéIn</text:p>
          </table:table-cell>
          <table:table-cell table:formula="of:=LOWER([.G111])" office:value-type="string" office:string-value="lucianapéin" calcext:value-type="string">
            <text:p>lucianapéin</text:p>
          </table:table-cell>
          <table:table-cell table:formula="of:=SUBSTITUTE(SUBSTITUTE(SUBSTITUTE(SUBSTITUTE(SUBSTITUTE([.H111];&quot;á&quot;;&quot;a&quot;);&quot;é&quot;;&quot;e&quot;);&quot;í&quot;;&quot;i&quot;);&quot;ó&quot;;&quot;o&quot;);&quot;ú&quot;;&quot;u&quot;)" office:value-type="string" office:string-value="lucianapein" calcext:value-type="string">
            <text:p>lucianapein</text:p>
          </table:table-cell>
          <table:table-cell office:value-type="float" office:value="20" calcext:value-type="float">
            <text:p>20</text:p>
          </table:table-cell>
          <table:table-cell table:formula="of:=CONCATENATE(&quot;a&quot;;[.J111];[.I111])" office:value-type="string" office:string-value="a20lucianapein" calcext:value-type="string">
            <text:p>a20lucianapein</text:p>
          </table:table-cell>
          <table:table-cell table:formula="of:=LEN([.K111])" office:value-type="float" office:value="14" calcext:value-type="float">
            <text:p>14</text:p>
          </table:table-cell>
          <table:table-cell table:formula="of:=[.K111]" office:value-type="string" office:string-value="a20lucianapein" calcext:value-type="string">
            <text:p>a20lucianapein</text:p>
          </table:table-cell>
          <table:table-cell office:value-type="string" calcext:value-type="string">
            <text:p>giik9y_y}J</text:p>
          </table:table-cell>
          <table:table-cell table:style-name="ce2" office:value-type="string" calcext:value-type="string">
            <text:p>04/07/200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72015528</text:p>
          </table:table-cell>
          <table:table-cell office:value-type="string" calcext:value-type="string">
            <text:p>53 Cranbourne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  <table:table-cell office:value-type="string" calcext:value-type="string">
            <text:p>is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rtinez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Miria Ester</text:p>
          </table:table-cell>
          <table:table-cell office:value-type="string" calcext:value-type="string">
            <text:p>Miria</text:p>
          </table:table-cell>
          <table:table-cell office:value-type="string" calcext:value-type="string">
            <text:p>Ester</text:p>
          </table:table-cell>
          <table:table-cell/>
          <table:table-cell table:formula="of:=CONCATENATE([.D112];LEFT([.E112];2);LEFT([.F112];2);LEFT([.A112];2);LEFT([.B112];2))" office:value-type="string" office:string-value="MiriaEsMaFe" calcext:value-type="string">
            <text:p>MiriaEsMaFe</text:p>
          </table:table-cell>
          <table:table-cell table:formula="of:=LOWER([.G112])" office:value-type="string" office:string-value="miriaesmafe" calcext:value-type="string">
            <text:p>miriaesmafe</text:p>
          </table:table-cell>
          <table:table-cell table:formula="of:=SUBSTITUTE(SUBSTITUTE(SUBSTITUTE(SUBSTITUTE(SUBSTITUTE([.H112];&quot;á&quot;;&quot;a&quot;);&quot;é&quot;;&quot;e&quot;);&quot;í&quot;;&quot;i&quot;);&quot;ó&quot;;&quot;o&quot;);&quot;ú&quot;;&quot;u&quot;)" office:value-type="string" office:string-value="miriaesmafe" calcext:value-type="string">
            <text:p>miriaesmafe</text:p>
          </table:table-cell>
          <table:table-cell office:value-type="float" office:value="18" calcext:value-type="float">
            <text:p>18</text:p>
          </table:table-cell>
          <table:table-cell table:formula="of:=CONCATENATE(&quot;a&quot;;[.J112];[.I112])" office:value-type="string" office:string-value="a18miriaesmafe" calcext:value-type="string">
            <text:p>a18miriaesmafe</text:p>
          </table:table-cell>
          <table:table-cell table:formula="of:=LEN([.K112])" office:value-type="float" office:value="14" calcext:value-type="float">
            <text:p>14</text:p>
          </table:table-cell>
          <table:table-cell table:formula="of:=[.K112]" office:value-type="string" office:string-value="a18miriaesmafe" calcext:value-type="string">
            <text:p>a18miriaesmafe</text:p>
          </table:table-cell>
          <table:table-cell office:value-type="string" calcext:value-type="string">
            <text:p>bwJ|43,RKN</text:p>
          </table:table-cell>
          <table:table-cell table:style-name="ce2" office:value-type="string" calcext:value-type="string">
            <text:p>08/04/198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56244201</text:p>
          </table:table-cell>
          <table:table-cell office:value-type="string" calcext:value-type="string">
            <text:p>75 Holly Way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  <table:table-cell office:value-type="string" calcext:value-type="string">
            <text:p>ia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ergara</text:p>
          </table:table-cell>
          <table:table-cell office:value-type="string" calcext:value-type="string">
            <text:p>Buono</text:p>
          </table:table-cell>
          <table:table-cell table:number-columns-repeated="2" office:value-type="string" calcext:value-type="string">
            <text:p>Darla</text:p>
          </table:table-cell>
          <table:table-cell table:number-columns-repeated="2"/>
          <table:table-cell table:formula="of:=CONCATENATE([.D113];LEFT([.E113];2);LEFT([.F113];2);LEFT([.A113];2);LEFT([.B113];2))" office:value-type="string" office:string-value="DarlaVeBu" calcext:value-type="string">
            <text:p>DarlaVeBu</text:p>
          </table:table-cell>
          <table:table-cell table:formula="of:=LOWER([.G113])" office:value-type="string" office:string-value="darlavebu" calcext:value-type="string">
            <text:p>darlavebu</text:p>
          </table:table-cell>
          <table:table-cell table:formula="of:=SUBSTITUTE(SUBSTITUTE(SUBSTITUTE(SUBSTITUTE(SUBSTITUTE([.H113];&quot;á&quot;;&quot;a&quot;);&quot;é&quot;;&quot;e&quot;);&quot;í&quot;;&quot;i&quot;);&quot;ó&quot;;&quot;o&quot;);&quot;ú&quot;;&quot;u&quot;)" office:value-type="string" office:string-value="darlavebu" calcext:value-type="string">
            <text:p>darlavebu</text:p>
          </table:table-cell>
          <table:table-cell office:value-type="float" office:value="21" calcext:value-type="float">
            <text:p>21</text:p>
          </table:table-cell>
          <table:table-cell table:formula="of:=CONCATENATE(&quot;a&quot;;[.J113];[.I113])" office:value-type="string" office:string-value="a21darlavebu" calcext:value-type="string">
            <text:p>a21darlavebu</text:p>
          </table:table-cell>
          <table:table-cell table:formula="of:=LEN([.K113])" office:value-type="float" office:value="12" calcext:value-type="float">
            <text:p>12</text:p>
          </table:table-cell>
          <table:table-cell table:formula="of:=[.K113]" office:value-type="string" office:string-value="a21darlavebu" calcext:value-type="string">
            <text:p>a21darlavebu</text:p>
          </table:table-cell>
          <table:table-cell office:value-type="string" calcext:value-type="string">
            <text:p>@g+JWaxE4]</text:p>
          </table:table-cell>
          <table:table-cell table:style-name="ce2" office:value-type="string" calcext:value-type="string">
            <text:p>14/03/200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68467246</text:p>
          </table:table-cell>
          <table:table-cell office:value-type="string" calcext:value-type="string">
            <text:p>159 Oxford Road</text:p>
          </table:table-cell>
          <table:table-cell office:value-type="string" calcext:value-type="string">
            <text:p>Verín</text:p>
          </table:table-cell>
          <table:table-cell office:value-type="string" calcext:value-type="string">
            <text:p>(A)-Sistemas microinformáticos e redes</text:p>
          </table:table-cell>
          <table:table-cell office:value-type="string" calcext:value-type="string">
            <text:p>is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oucido</text:p>
          </table:table-cell>
          <table:table-cell office:value-type="string" calcext:value-type="string">
            <text:p>Peña</text:p>
          </table:table-cell>
          <table:table-cell office:value-type="string" calcext:value-type="string">
            <text:p>María Sonia</text:p>
          </table:table-cell>
          <table:table-cell office:value-type="string" calcext:value-type="string">
            <text:p>María</text:p>
          </table:table-cell>
          <table:table-cell office:value-type="string" calcext:value-type="string">
            <text:p>Sonia</text:p>
          </table:table-cell>
          <table:table-cell/>
          <table:table-cell table:formula="of:=CONCATENATE([.D114];LEFT([.E114];2);LEFT([.F114];2);LEFT([.A114];2);LEFT([.B114];2))" office:value-type="string" office:string-value="MaríaSoToPe" calcext:value-type="string">
            <text:p>MaríaSoToPe</text:p>
          </table:table-cell>
          <table:table-cell table:formula="of:=LOWER([.G114])" office:value-type="string" office:string-value="maríasotope" calcext:value-type="string">
            <text:p>maríasotope</text:p>
          </table:table-cell>
          <table:table-cell table:formula="of:=SUBSTITUTE(SUBSTITUTE(SUBSTITUTE(SUBSTITUTE(SUBSTITUTE([.H114];&quot;á&quot;;&quot;a&quot;);&quot;é&quot;;&quot;e&quot;);&quot;í&quot;;&quot;i&quot;);&quot;ó&quot;;&quot;o&quot;);&quot;ú&quot;;&quot;u&quot;)" office:value-type="string" office:string-value="mariasotope" calcext:value-type="string">
            <text:p>mariasotope</text:p>
          </table:table-cell>
          <table:table-cell office:value-type="float" office:value="21" calcext:value-type="float">
            <text:p>21</text:p>
          </table:table-cell>
          <table:table-cell table:formula="of:=CONCATENATE(&quot;a&quot;;[.J114];[.I114])" office:value-type="string" office:string-value="a21mariasotope" calcext:value-type="string">
            <text:p>a21mariasotope</text:p>
          </table:table-cell>
          <table:table-cell table:formula="of:=LEN([.K114])" office:value-type="float" office:value="14" calcext:value-type="float">
            <text:p>14</text:p>
          </table:table-cell>
          <table:table-cell table:formula="of:=[.K114]" office:value-type="string" office:string-value="a21mariasotope" calcext:value-type="string">
            <text:p>a21mariasotope</text:p>
          </table:table-cell>
          <table:table-cell office:value-type="string" calcext:value-type="string">
            <text:p>d.p4AjML[h</text:p>
          </table:table-cell>
          <table:table-cell table:style-name="ce2" office:value-type="string" calcext:value-type="string">
            <text:p>13/03/199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17027659</text:p>
          </table:table-cell>
          <table:table-cell office:value-type="string" calcext:value-type="string">
            <text:p>6 Cedar Gardens</text:p>
          </table:table-cell>
          <table:table-cell office:value-type="string" calcext:value-type="string">
            <text:p>Redondela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ópez</text:p>
          </table:table-cell>
          <table:table-cell office:value-type="string" calcext:value-type="string">
            <text:p>Peter</text:p>
          </table:table-cell>
          <table:table-cell table:number-columns-repeated="2" office:value-type="string" calcext:value-type="string">
            <text:p>Alejandro</text:p>
          </table:table-cell>
          <table:table-cell table:number-columns-repeated="2"/>
          <table:table-cell table:formula="of:=CONCATENATE([.D115];LEFT([.E115];2);LEFT([.F115];2);LEFT([.A115];2);LEFT([.B115];2))" office:value-type="string" office:string-value="AlejandroLóPe" calcext:value-type="string">
            <text:p>AlejandroLóPe</text:p>
          </table:table-cell>
          <table:table-cell table:formula="of:=LOWER([.G115])" office:value-type="string" office:string-value="alejandrolópe" calcext:value-type="string">
            <text:p>alejandrolópe</text:p>
          </table:table-cell>
          <table:table-cell table:formula="of:=SUBSTITUTE(SUBSTITUTE(SUBSTITUTE(SUBSTITUTE(SUBSTITUTE([.H115];&quot;á&quot;;&quot;a&quot;);&quot;é&quot;;&quot;e&quot;);&quot;í&quot;;&quot;i&quot;);&quot;ó&quot;;&quot;o&quot;);&quot;ú&quot;;&quot;u&quot;)" office:value-type="string" office:string-value="alejandrolope" calcext:value-type="string">
            <text:p>alejandrolope</text:p>
          </table:table-cell>
          <table:table-cell office:value-type="float" office:value="20" calcext:value-type="float">
            <text:p>20</text:p>
          </table:table-cell>
          <table:table-cell table:formula="of:=CONCATENATE(&quot;a&quot;;[.J115];[.I115])" office:value-type="string" office:string-value="a20alejandrolope" calcext:value-type="string">
            <text:p>a20alejandrolope</text:p>
          </table:table-cell>
          <table:table-cell table:formula="of:=LEN([.K115])" office:value-type="float" office:value="16" calcext:value-type="float">
            <text:p>16</text:p>
          </table:table-cell>
          <table:table-cell table:formula="of:=[.K115]" office:value-type="string" office:string-value="a20alejandrolope" calcext:value-type="string">
            <text:p>a20alejandrolope</text:p>
          </table:table-cell>
          <table:table-cell office:value-type="string" calcext:value-type="string">
            <text:p>qUzA[tuKm4</text:p>
          </table:table-cell>
          <table:table-cell table:style-name="ce2" office:value-type="string" calcext:value-type="string">
            <text:p>28/10/197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89402528</text:p>
          </table:table-cell>
          <table:table-cell office:value-type="string" calcext:value-type="string">
            <text:p>72 Valley Den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ey</text:p>
          </table:table-cell>
          <table:table-cell office:value-type="string" calcext:value-type="string">
            <text:p>Caeiro</text:p>
          </table:table-cell>
          <table:table-cell table:number-columns-repeated="2" office:value-type="string" calcext:value-type="string">
            <text:p>Lucía</text:p>
          </table:table-cell>
          <table:table-cell table:number-columns-repeated="2"/>
          <table:table-cell table:formula="of:=CONCATENATE([.D116];LEFT([.E116];2);LEFT([.F116];2);LEFT([.A116];2);LEFT([.B116];2))" office:value-type="string" office:string-value="LucíaReCa" calcext:value-type="string">
            <text:p>LucíaReCa</text:p>
          </table:table-cell>
          <table:table-cell table:formula="of:=LOWER([.G116])" office:value-type="string" office:string-value="lucíareca" calcext:value-type="string">
            <text:p>lucíareca</text:p>
          </table:table-cell>
          <table:table-cell table:formula="of:=SUBSTITUTE(SUBSTITUTE(SUBSTITUTE(SUBSTITUTE(SUBSTITUTE([.H116];&quot;á&quot;;&quot;a&quot;);&quot;é&quot;;&quot;e&quot;);&quot;í&quot;;&quot;i&quot;);&quot;ó&quot;;&quot;o&quot;);&quot;ú&quot;;&quot;u&quot;)" office:value-type="string" office:string-value="luciareca" calcext:value-type="string">
            <text:p>luciareca</text:p>
          </table:table-cell>
          <table:table-cell office:value-type="float" office:value="20" calcext:value-type="float">
            <text:p>20</text:p>
          </table:table-cell>
          <table:table-cell table:formula="of:=CONCATENATE(&quot;a&quot;;[.J116];[.I116])" office:value-type="string" office:string-value="a20luciareca" calcext:value-type="string">
            <text:p>a20luciareca</text:p>
          </table:table-cell>
          <table:table-cell table:formula="of:=LEN([.K116])" office:value-type="float" office:value="12" calcext:value-type="float">
            <text:p>12</text:p>
          </table:table-cell>
          <table:table-cell table:formula="of:=[.K116]" office:value-type="string" office:string-value="a20luciareca" calcext:value-type="string">
            <text:p>a20luciareca</text:p>
          </table:table-cell>
          <table:table-cell office:value-type="string" calcext:value-type="string">
            <text:p>aRv[9_HPmv</text:p>
          </table:table-cell>
          <table:table-cell table:style-name="ce2" office:value-type="string" calcext:value-type="string">
            <text:p>24/04/1977</text:p>
          </table:table-cell>
          <table:table-cell office:value-type="string" calcext:value-type="string">
            <text:p>Uruguai</text:p>
          </table:table-cell>
          <table:table-cell office:value-type="string" calcext:value-type="string">
            <text:p>777586546</text:p>
          </table:table-cell>
          <table:table-cell office:value-type="string" calcext:value-type="string">
            <text:p>2 Mirabelle Way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  <table:table-cell office:value-type="string" calcext:value-type="string">
            <text:p>is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ázquez</text:p>
          </table:table-cell>
          <table:table-cell office:value-type="string" calcext:value-type="string">
            <text:p>Turchi</text:p>
          </table:table-cell>
          <table:table-cell table:number-columns-repeated="2" office:value-type="string" calcext:value-type="string">
            <text:p>Raquel</text:p>
          </table:table-cell>
          <table:table-cell table:number-columns-repeated="2"/>
          <table:table-cell table:formula="of:=CONCATENATE([.D117];LEFT([.E117];2);LEFT([.F117];2);LEFT([.A117];2);LEFT([.B117];2))" office:value-type="string" office:string-value="RaquelVáTu" calcext:value-type="string">
            <text:p>RaquelVáTu</text:p>
          </table:table-cell>
          <table:table-cell table:formula="of:=LOWER([.G117])" office:value-type="string" office:string-value="raquelvátu" calcext:value-type="string">
            <text:p>raquelvátu</text:p>
          </table:table-cell>
          <table:table-cell table:formula="of:=SUBSTITUTE(SUBSTITUTE(SUBSTITUTE(SUBSTITUTE(SUBSTITUTE([.H117];&quot;á&quot;;&quot;a&quot;);&quot;é&quot;;&quot;e&quot;);&quot;í&quot;;&quot;i&quot;);&quot;ó&quot;;&quot;o&quot;);&quot;ú&quot;;&quot;u&quot;)" office:value-type="string" office:string-value="raquelvatu" calcext:value-type="string">
            <text:p>raquelvatu</text:p>
          </table:table-cell>
          <table:table-cell office:value-type="float" office:value="18" calcext:value-type="float">
            <text:p>18</text:p>
          </table:table-cell>
          <table:table-cell table:formula="of:=CONCATENATE(&quot;a&quot;;[.J117];[.I117])" office:value-type="string" office:string-value="a18raquelvatu" calcext:value-type="string">
            <text:p>a18raquelvatu</text:p>
          </table:table-cell>
          <table:table-cell table:formula="of:=LEN([.K117])" office:value-type="float" office:value="13" calcext:value-type="float">
            <text:p>13</text:p>
          </table:table-cell>
          <table:table-cell table:formula="of:=[.K117]" office:value-type="string" office:string-value="a18raquelvatu" calcext:value-type="string">
            <text:p>a18raquelvatu</text:p>
          </table:table-cell>
          <table:table-cell office:value-type="string" calcext:value-type="string">
            <text:p>reAt}{UEj7</text:p>
          </table:table-cell>
          <table:table-cell table:style-name="ce2" office:value-type="string" calcext:value-type="string">
            <text:p>26/06/200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71008049</text:p>
          </table:table-cell>
          <table:table-cell office:value-type="string" calcext:value-type="string">
            <text:p>12 Hallam Avenue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ela</text:p>
          </table:table-cell>
          <table:table-cell office:value-type="string" calcext:value-type="string">
            <text:p>Alonso</text:p>
          </table:table-cell>
          <table:table-cell table:number-columns-repeated="2" office:value-type="string" calcext:value-type="string">
            <text:p>Anxo</text:p>
          </table:table-cell>
          <table:table-cell table:number-columns-repeated="2"/>
          <table:table-cell table:formula="of:=CONCATENATE([.D118];LEFT([.E118];2);LEFT([.F118];2);LEFT([.A118];2);LEFT([.B118];2))" office:value-type="string" office:string-value="AnxoGrAl" calcext:value-type="string">
            <text:p>AnxoGrAl</text:p>
          </table:table-cell>
          <table:table-cell table:formula="of:=LOWER([.G118])" office:value-type="string" office:string-value="anxogral" calcext:value-type="string">
            <text:p>anxogral</text:p>
          </table:table-cell>
          <table:table-cell table:formula="of:=SUBSTITUTE(SUBSTITUTE(SUBSTITUTE(SUBSTITUTE(SUBSTITUTE([.H118];&quot;á&quot;;&quot;a&quot;);&quot;é&quot;;&quot;e&quot;);&quot;í&quot;;&quot;i&quot;);&quot;ó&quot;;&quot;o&quot;);&quot;ú&quot;;&quot;u&quot;)" office:value-type="string" office:string-value="anxogral" calcext:value-type="string">
            <text:p>anxogral</text:p>
          </table:table-cell>
          <table:table-cell office:value-type="float" office:value="21" calcext:value-type="float">
            <text:p>21</text:p>
          </table:table-cell>
          <table:table-cell table:formula="of:=CONCATENATE(&quot;a&quot;;[.J118];[.I118])" office:value-type="string" office:string-value="a21anxogral" calcext:value-type="string">
            <text:p>a21anxogral</text:p>
          </table:table-cell>
          <table:table-cell table:formula="of:=LEN([.K118])" office:value-type="float" office:value="11" calcext:value-type="float">
            <text:p>11</text:p>
          </table:table-cell>
          <table:table-cell table:formula="of:=[.K118]" office:value-type="string" office:string-value="a21anxogral" calcext:value-type="string">
            <text:p>a21anxogral</text:p>
          </table:table-cell>
          <table:table-cell office:value-type="string" calcext:value-type="string">
            <text:p>Raa+=97dsM</text:p>
          </table:table-cell>
          <table:table-cell table:style-name="ce2" office:value-type="string" calcext:value-type="string">
            <text:p>23/04/1997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41243577</text:p>
          </table:table-cell>
          <table:table-cell office:value-type="string" calcext:value-type="string">
            <text:p>23 Barnfield Road</text:p>
          </table:table-cell>
          <table:table-cell office:value-type="string" calcext:value-type="string">
            <text:p>Rosal (O)</text:p>
          </table:table-cell>
          <table:table-cell office:value-type="string" calcext:value-type="string">
            <text:p>(A)-Sistemas microinformáticos e redes</text:p>
          </table:table-cell>
          <table:table-cell office:value-type="string" calcext:value-type="string">
            <text:p>is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onzálvez</text:p>
          </table:table-cell>
          <table:table-cell office:value-type="string" calcext:value-type="string">
            <text:p>Blanco</text:p>
          </table:table-cell>
          <table:table-cell table:number-columns-repeated="2" office:value-type="string" calcext:value-type="string">
            <text:p>Miguel</text:p>
          </table:table-cell>
          <table:table-cell table:number-columns-repeated="2"/>
          <table:table-cell table:formula="of:=CONCATENATE([.D119];LEFT([.E119];2);LEFT([.F119];2);LEFT([.A119];2);LEFT([.B119];2))" office:value-type="string" office:string-value="MiguelGoBl" calcext:value-type="string">
            <text:p>MiguelGoBl</text:p>
          </table:table-cell>
          <table:table-cell table:formula="of:=LOWER([.G119])" office:value-type="string" office:string-value="miguelgobl" calcext:value-type="string">
            <text:p>miguelgobl</text:p>
          </table:table-cell>
          <table:table-cell table:formula="of:=SUBSTITUTE(SUBSTITUTE(SUBSTITUTE(SUBSTITUTE(SUBSTITUTE([.H119];&quot;á&quot;;&quot;a&quot;);&quot;é&quot;;&quot;e&quot;);&quot;í&quot;;&quot;i&quot;);&quot;ó&quot;;&quot;o&quot;);&quot;ú&quot;;&quot;u&quot;)" office:value-type="string" office:string-value="miguelgobl" calcext:value-type="string">
            <text:p>miguelgobl</text:p>
          </table:table-cell>
          <table:table-cell office:value-type="float" office:value="18" calcext:value-type="float">
            <text:p>18</text:p>
          </table:table-cell>
          <table:table-cell table:formula="of:=CONCATENATE(&quot;a&quot;;[.J119];[.I119])" office:value-type="string" office:string-value="a18miguelgobl" calcext:value-type="string">
            <text:p>a18miguelgobl</text:p>
          </table:table-cell>
          <table:table-cell table:formula="of:=LEN([.K119])" office:value-type="float" office:value="13" calcext:value-type="float">
            <text:p>13</text:p>
          </table:table-cell>
          <table:table-cell table:formula="of:=[.K119]" office:value-type="string" office:string-value="a18miguelgobl" calcext:value-type="string">
            <text:p>a18miguelgobl</text:p>
          </table:table-cell>
          <table:table-cell office:value-type="string" calcext:value-type="string">
            <text:p>Wn7z}7yXC[</text:p>
          </table:table-cell>
          <table:table-cell table:style-name="ce2" office:value-type="string" calcext:value-type="string">
            <text:p>28/04/200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32070881</text:p>
          </table:table-cell>
          <table:table-cell office:value-type="string" calcext:value-type="string">
            <text:p>Brockencot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onzález</text:p>
          </table:table-cell>
          <table:table-cell office:value-type="string" calcext:value-type="string">
            <text:p>Gutiérrez</text:p>
          </table:table-cell>
          <table:table-cell table:number-columns-repeated="2" office:value-type="string" calcext:value-type="string">
            <text:p>Lucas</text:p>
          </table:table-cell>
          <table:table-cell table:number-columns-repeated="2"/>
          <table:table-cell table:formula="of:=CONCATENATE([.D120];LEFT([.E120];2);LEFT([.F120];2);LEFT([.A120];2);LEFT([.B120];2))" office:value-type="string" office:string-value="LucasGoGu" calcext:value-type="string">
            <text:p>LucasGoGu</text:p>
          </table:table-cell>
          <table:table-cell table:formula="of:=LOWER([.G120])" office:value-type="string" office:string-value="lucasgogu" calcext:value-type="string">
            <text:p>lucasgogu</text:p>
          </table:table-cell>
          <table:table-cell table:formula="of:=SUBSTITUTE(SUBSTITUTE(SUBSTITUTE(SUBSTITUTE(SUBSTITUTE([.H120];&quot;á&quot;;&quot;a&quot;);&quot;é&quot;;&quot;e&quot;);&quot;í&quot;;&quot;i&quot;);&quot;ó&quot;;&quot;o&quot;);&quot;ú&quot;;&quot;u&quot;)" office:value-type="string" office:string-value="lucasgogu" calcext:value-type="string">
            <text:p>lucasgogu</text:p>
          </table:table-cell>
          <table:table-cell office:value-type="float" office:value="21" calcext:value-type="float">
            <text:p>21</text:p>
          </table:table-cell>
          <table:table-cell table:formula="of:=CONCATENATE(&quot;a&quot;;[.J120];[.I120])" office:value-type="string" office:string-value="a21lucasgogu" calcext:value-type="string">
            <text:p>a21lucasgogu</text:p>
          </table:table-cell>
          <table:table-cell table:formula="of:=LEN([.K120])" office:value-type="float" office:value="12" calcext:value-type="float">
            <text:p>12</text:p>
          </table:table-cell>
          <table:table-cell table:formula="of:=[.K120]" office:value-type="string" office:string-value="a21lucasgogu" calcext:value-type="string">
            <text:p>a21lucasgogu</text:p>
          </table:table-cell>
          <table:table-cell office:value-type="string" calcext:value-type="string">
            <text:p>WsTf_Ri3md</text:p>
          </table:table-cell>
          <table:table-cell table:style-name="ce2" office:value-type="string" calcext:value-type="string">
            <text:p>29/10/198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69576137</text:p>
          </table:table-cell>
          <table:table-cell office:value-type="string" calcext:value-type="string">
            <text:p>Chapelfield House</text:p>
          </table:table-cell>
          <table:table-cell office:value-type="string" calcext:value-type="string">
            <text:p>Coruña (A)</text:p>
          </table:table-cell>
          <table:table-cell office:value-type="string" calcext:value-type="string">
            <text:p>(A)-Administración de sistemas informáticos en rede</text:p>
          </table:table-cell>
          <table:table-cell office:value-type="string" calcext:value-type="string">
            <text:p>ia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Jorge</text:p>
          </table:table-cell>
          <table:table-cell office:value-type="string" calcext:value-type="string">
            <text:p>Álvarez</text:p>
          </table:table-cell>
          <table:table-cell table:number-columns-repeated="2" office:value-type="string" calcext:value-type="string">
            <text:p>Óscar</text:p>
          </table:table-cell>
          <table:table-cell table:number-columns-repeated="2"/>
          <table:table-cell table:formula="of:=CONCATENATE([.D121];LEFT([.E121];2);LEFT([.F121];2);LEFT([.A121];2);LEFT([.B121];2))" office:value-type="string" office:string-value="ÓscarJoÁl" calcext:value-type="string">
            <text:p>ÓscarJoÁl</text:p>
          </table:table-cell>
          <table:table-cell table:formula="of:=LOWER([.G121])" office:value-type="string" office:string-value="óscarjoál" calcext:value-type="string">
            <text:p>óscarjoál</text:p>
          </table:table-cell>
          <table:table-cell table:formula="of:=SUBSTITUTE(SUBSTITUTE(SUBSTITUTE(SUBSTITUTE(SUBSTITUTE([.H121];&quot;á&quot;;&quot;a&quot;);&quot;é&quot;;&quot;e&quot;);&quot;í&quot;;&quot;i&quot;);&quot;ó&quot;;&quot;o&quot;);&quot;ú&quot;;&quot;u&quot;)" office:value-type="string" office:string-value="oscarjoal" calcext:value-type="string">
            <text:p>oscarjoal</text:p>
          </table:table-cell>
          <table:table-cell office:value-type="float" office:value="21" calcext:value-type="float">
            <text:p>21</text:p>
          </table:table-cell>
          <table:table-cell table:formula="of:=CONCATENATE(&quot;a&quot;;[.J121];[.I121])" office:value-type="string" office:string-value="a21oscarjoal" calcext:value-type="string">
            <text:p>a21oscarjoal</text:p>
          </table:table-cell>
          <table:table-cell table:formula="of:=LEN([.K121])" office:value-type="float" office:value="12" calcext:value-type="float">
            <text:p>12</text:p>
          </table:table-cell>
          <table:table-cell table:formula="of:=[.K121]" office:value-type="string" office:string-value="a21oscarjoal" calcext:value-type="string">
            <text:p>a21oscarjoal</text:p>
          </table:table-cell>
          <table:table-cell office:value-type="string" calcext:value-type="string">
            <text:p>M+W=epC7Wb</text:p>
          </table:table-cell>
          <table:table-cell table:style-name="ce2" office:value-type="string" calcext:value-type="string">
            <text:p>06/10/196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14376434</text:p>
          </table:table-cell>
          <table:table-cell office:value-type="string" calcext:value-type="string">
            <text:p>1 Flamstead End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randa</text:p>
          </table:table-cell>
          <table:table-cell office:value-type="string" calcext:value-type="string">
            <text:p>Oliveira</text:p>
          </table:table-cell>
          <table:table-cell table:number-columns-repeated="2" office:value-type="string" calcext:value-type="string">
            <text:p>Carmen</text:p>
          </table:table-cell>
          <table:table-cell table:number-columns-repeated="2"/>
          <table:table-cell table:formula="of:=CONCATENATE([.D122];LEFT([.E122];2);LEFT([.F122];2);LEFT([.A122];2);LEFT([.B122];2))" office:value-type="string" office:string-value="CarmenMiOl" calcext:value-type="string">
            <text:p>CarmenMiOl</text:p>
          </table:table-cell>
          <table:table-cell table:formula="of:=LOWER([.G122])" office:value-type="string" office:string-value="carmenmiol" calcext:value-type="string">
            <text:p>carmenmiol</text:p>
          </table:table-cell>
          <table:table-cell table:formula="of:=SUBSTITUTE(SUBSTITUTE(SUBSTITUTE(SUBSTITUTE(SUBSTITUTE([.H122];&quot;á&quot;;&quot;a&quot;);&quot;é&quot;;&quot;e&quot;);&quot;í&quot;;&quot;i&quot;);&quot;ó&quot;;&quot;o&quot;);&quot;ú&quot;;&quot;u&quot;)" office:value-type="string" office:string-value="carmenmiol" calcext:value-type="string">
            <text:p>carmenmiol</text:p>
          </table:table-cell>
          <table:table-cell office:value-type="float" office:value="19" calcext:value-type="float">
            <text:p>19</text:p>
          </table:table-cell>
          <table:table-cell table:formula="of:=CONCATENATE(&quot;a&quot;;[.J122];[.I122])" office:value-type="string" office:string-value="a19carmenmiol" calcext:value-type="string">
            <text:p>a19carmenmiol</text:p>
          </table:table-cell>
          <table:table-cell table:formula="of:=LEN([.K122])" office:value-type="float" office:value="13" calcext:value-type="float">
            <text:p>13</text:p>
          </table:table-cell>
          <table:table-cell table:formula="of:=[.K122]" office:value-type="string" office:string-value="a19carmenmiol" calcext:value-type="string">
            <text:p>a19carmenmiol</text:p>
          </table:table-cell>
          <table:table-cell office:value-type="string" calcext:value-type="string">
            <text:p>L4R=wiqar{</text:p>
          </table:table-cell>
          <table:table-cell table:style-name="ce2" office:value-type="string" calcext:value-type="string">
            <text:p>27/02/198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10234881</text:p>
          </table:table-cell>
          <table:table-cell office:value-type="string" calcext:value-type="string">
            <text:p>1 Antrona Close</text:p>
          </table:table-cell>
          <table:table-cell office:value-type="string" calcext:value-type="string">
            <text:p>Redondela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osquera</text:p>
          </table:table-cell>
          <table:table-cell office:value-type="string" calcext:value-type="string">
            <text:p>González</text:p>
          </table:table-cell>
          <table:table-cell table:number-columns-repeated="2" office:value-type="string" calcext:value-type="string">
            <text:p>Carla</text:p>
          </table:table-cell>
          <table:table-cell table:number-columns-repeated="2"/>
          <table:table-cell table:formula="of:=CONCATENATE([.D123];LEFT([.E123];2);LEFT([.F123];2);LEFT([.A123];2);LEFT([.B123];2))" office:value-type="string" office:string-value="CarlaMoGo" calcext:value-type="string">
            <text:p>CarlaMoGo</text:p>
          </table:table-cell>
          <table:table-cell table:formula="of:=LOWER([.G123])" office:value-type="string" office:string-value="carlamogo" calcext:value-type="string">
            <text:p>carlamogo</text:p>
          </table:table-cell>
          <table:table-cell table:formula="of:=SUBSTITUTE(SUBSTITUTE(SUBSTITUTE(SUBSTITUTE(SUBSTITUTE([.H123];&quot;á&quot;;&quot;a&quot;);&quot;é&quot;;&quot;e&quot;);&quot;í&quot;;&quot;i&quot;);&quot;ó&quot;;&quot;o&quot;);&quot;ú&quot;;&quot;u&quot;)" office:value-type="string" office:string-value="carlamogo" calcext:value-type="string">
            <text:p>carlamogo</text:p>
          </table:table-cell>
          <table:table-cell office:value-type="float" office:value="18" calcext:value-type="float">
            <text:p>18</text:p>
          </table:table-cell>
          <table:table-cell table:formula="of:=CONCATENATE(&quot;a&quot;;[.J123];[.I123])" office:value-type="string" office:string-value="a18carlamogo" calcext:value-type="string">
            <text:p>a18carlamogo</text:p>
          </table:table-cell>
          <table:table-cell table:formula="of:=LEN([.K123])" office:value-type="float" office:value="12" calcext:value-type="float">
            <text:p>12</text:p>
          </table:table-cell>
          <table:table-cell table:formula="of:=[.K123]" office:value-type="string" office:string-value="a18carlamogo" calcext:value-type="string">
            <text:p>a18carlamogo</text:p>
          </table:table-cell>
          <table:table-cell office:value-type="string" calcext:value-type="string">
            <text:p>Am@b{4oNux</text:p>
          </table:table-cell>
          <table:table-cell table:style-name="ce2" office:value-type="string" calcext:value-type="string">
            <text:p>25/02/200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71666915</text:p>
          </table:table-cell>
          <table:table-cell office:value-type="string" calcext:value-type="string">
            <text:p>Flat 5</text:p>
          </table:table-cell>
          <table:table-cell office:value-type="string" calcext:value-type="string">
            <text:p>Redondela</text:p>
          </table:table-cell>
          <table:table-cell office:value-type="string" calcext:value-type="string">
            <text:p>(A)-Administración de sistemas informáticos en rede</text:p>
          </table:table-cell>
          <table:table-cell office:value-type="string" calcext:value-type="string">
            <text:p>ia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ópez</text:p>
          </table:table-cell>
          <table:table-cell office:value-type="string" calcext:value-type="string">
            <text:p>Rodríguez</text:p>
          </table:table-cell>
          <table:table-cell table:number-columns-repeated="2" office:value-type="string" calcext:value-type="string">
            <text:p>Jonathan</text:p>
          </table:table-cell>
          <table:table-cell table:number-columns-repeated="2"/>
          <table:table-cell table:formula="of:=CONCATENATE([.D124];LEFT([.E124];2);LEFT([.F124];2);LEFT([.A124];2);LEFT([.B124];2))" office:value-type="string" office:string-value="JonathanLóRo" calcext:value-type="string">
            <text:p>JonathanLóRo</text:p>
          </table:table-cell>
          <table:table-cell table:formula="of:=LOWER([.G124])" office:value-type="string" office:string-value="jonathanlóro" calcext:value-type="string">
            <text:p>jonathanlóro</text:p>
          </table:table-cell>
          <table:table-cell table:formula="of:=SUBSTITUTE(SUBSTITUTE(SUBSTITUTE(SUBSTITUTE(SUBSTITUTE([.H124];&quot;á&quot;;&quot;a&quot;);&quot;é&quot;;&quot;e&quot;);&quot;í&quot;;&quot;i&quot;);&quot;ó&quot;;&quot;o&quot;);&quot;ú&quot;;&quot;u&quot;)" office:value-type="string" office:string-value="jonathanloro" calcext:value-type="string">
            <text:p>jonathanloro</text:p>
          </table:table-cell>
          <table:table-cell office:value-type="float" office:value="18" calcext:value-type="float">
            <text:p>18</text:p>
          </table:table-cell>
          <table:table-cell table:formula="of:=CONCATENATE(&quot;a&quot;;[.J124];[.I124])" office:value-type="string" office:string-value="a18jonathanloro" calcext:value-type="string">
            <text:p>a18jonathanloro</text:p>
          </table:table-cell>
          <table:table-cell table:formula="of:=LEN([.K124])" office:value-type="float" office:value="15" calcext:value-type="float">
            <text:p>15</text:p>
          </table:table-cell>
          <table:table-cell table:formula="of:=[.K124]" office:value-type="string" office:string-value="a18jonathanloro" calcext:value-type="string">
            <text:p>a18jonathanloro</text:p>
          </table:table-cell>
          <table:table-cell office:value-type="string" calcext:value-type="string">
            <text:p>b9,N-9}*]g</text:p>
          </table:table-cell>
          <table:table-cell table:style-name="ce2" office:value-type="string" calcext:value-type="string">
            <text:p>01/02/200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94503447</text:p>
          </table:table-cell>
          <table:table-cell office:value-type="string" calcext:value-type="string">
            <text:p>47 Littlebrook Manorway</text:p>
          </table:table-cell>
          <table:table-cell office:value-type="string" calcext:value-type="string">
            <text:p>Mos</text:p>
          </table:table-cell>
          <table:table-cell table:number-columns-repeated="2" office:value-type="string" calcext:value-type="string">
            <text:p>iib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ilveira</text:p>
          </table:table-cell>
          <table:table-cell office:value-type="string" calcext:value-type="string">
            <text:p>Vigo</text:p>
          </table:table-cell>
          <table:table-cell table:number-columns-repeated="2" office:value-type="string" calcext:value-type="string">
            <text:p>Sandra</text:p>
          </table:table-cell>
          <table:table-cell table:number-columns-repeated="2"/>
          <table:table-cell table:formula="of:=CONCATENATE([.D125];LEFT([.E125];2);LEFT([.F125];2);LEFT([.A125];2);LEFT([.B125];2))" office:value-type="string" office:string-value="SandraSiVi" calcext:value-type="string">
            <text:p>SandraSiVi</text:p>
          </table:table-cell>
          <table:table-cell table:formula="of:=LOWER([.G125])" office:value-type="string" office:string-value="sandrasivi" calcext:value-type="string">
            <text:p>sandrasivi</text:p>
          </table:table-cell>
          <table:table-cell table:formula="of:=SUBSTITUTE(SUBSTITUTE(SUBSTITUTE(SUBSTITUTE(SUBSTITUTE([.H125];&quot;á&quot;;&quot;a&quot;);&quot;é&quot;;&quot;e&quot;);&quot;í&quot;;&quot;i&quot;);&quot;ó&quot;;&quot;o&quot;);&quot;ú&quot;;&quot;u&quot;)" office:value-type="string" office:string-value="sandrasivi" calcext:value-type="string">
            <text:p>sandrasivi</text:p>
          </table:table-cell>
          <table:table-cell office:value-type="float" office:value="19" calcext:value-type="float">
            <text:p>19</text:p>
          </table:table-cell>
          <table:table-cell table:formula="of:=CONCATENATE(&quot;a&quot;;[.J125];[.I125])" office:value-type="string" office:string-value="a19sandrasivi" calcext:value-type="string">
            <text:p>a19sandrasivi</text:p>
          </table:table-cell>
          <table:table-cell table:formula="of:=LEN([.K125])" office:value-type="float" office:value="13" calcext:value-type="float">
            <text:p>13</text:p>
          </table:table-cell>
          <table:table-cell table:formula="of:=[.K125]" office:value-type="string" office:string-value="a19sandrasivi" calcext:value-type="string">
            <text:p>a19sandrasivi</text:p>
          </table:table-cell>
          <table:table-cell office:value-type="string" calcext:value-type="string">
            <text:p>]_b}Wew,k4</text:p>
          </table:table-cell>
          <table:table-cell table:style-name="ce2" office:value-type="string" calcext:value-type="string">
            <text:p>30/10/199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69422283</text:p>
          </table:table-cell>
          <table:table-cell office:value-type="string" calcext:value-type="string">
            <text:p>Tile House Farm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osada</text:p>
          </table:table-cell>
          <table:table-cell office:value-type="string" calcext:value-type="string">
            <text:p>Cerdeira</text:p>
          </table:table-cell>
          <table:table-cell office:value-type="string" calcext:value-type="string">
            <text:p>Nadia Elisabeth</text:p>
          </table:table-cell>
          <table:table-cell office:value-type="string" calcext:value-type="string">
            <text:p>Nadia</text:p>
          </table:table-cell>
          <table:table-cell office:value-type="string" calcext:value-type="string">
            <text:p>Elisabeth</text:p>
          </table:table-cell>
          <table:table-cell/>
          <table:table-cell table:formula="of:=CONCATENATE([.D126];LEFT([.E126];2);LEFT([.F126];2);LEFT([.A126];2);LEFT([.B126];2))" office:value-type="string" office:string-value="NadiaElPoCe" calcext:value-type="string">
            <text:p>NadiaElPoCe</text:p>
          </table:table-cell>
          <table:table-cell table:formula="of:=LOWER([.G126])" office:value-type="string" office:string-value="nadiaelpoce" calcext:value-type="string">
            <text:p>nadiaelpoce</text:p>
          </table:table-cell>
          <table:table-cell table:formula="of:=SUBSTITUTE(SUBSTITUTE(SUBSTITUTE(SUBSTITUTE(SUBSTITUTE([.H126];&quot;á&quot;;&quot;a&quot;);&quot;é&quot;;&quot;e&quot;);&quot;í&quot;;&quot;i&quot;);&quot;ó&quot;;&quot;o&quot;);&quot;ú&quot;;&quot;u&quot;)" office:value-type="string" office:string-value="nadiaelpoce" calcext:value-type="string">
            <text:p>nadiaelpoce</text:p>
          </table:table-cell>
          <table:table-cell office:value-type="float" office:value="20" calcext:value-type="float">
            <text:p>20</text:p>
          </table:table-cell>
          <table:table-cell table:formula="of:=CONCATENATE(&quot;a&quot;;[.J126];[.I126])" office:value-type="string" office:string-value="a20nadiaelpoce" calcext:value-type="string">
            <text:p>a20nadiaelpoce</text:p>
          </table:table-cell>
          <table:table-cell table:formula="of:=LEN([.K126])" office:value-type="float" office:value="14" calcext:value-type="float">
            <text:p>14</text:p>
          </table:table-cell>
          <table:table-cell table:formula="of:=[.K126]" office:value-type="string" office:string-value="a20nadiaelpoce" calcext:value-type="string">
            <text:p>a20nadiaelpoce</text:p>
          </table:table-cell>
          <table:table-cell office:value-type="string" calcext:value-type="string">
            <text:p>JELEKmhs]9</text:p>
          </table:table-cell>
          <table:table-cell table:style-name="ce2" office:value-type="string" calcext:value-type="string">
            <text:p>14/06/199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06247507</text:p>
          </table:table-cell>
          <table:table-cell office:value-type="string" calcext:value-type="string">
            <text:p>Easedal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odríguez</text:p>
          </table:table-cell>
          <table:table-cell office:value-type="string" calcext:value-type="string">
            <text:p>Castro</text:p>
          </table:table-cell>
          <table:table-cell table:number-columns-repeated="2" office:value-type="string" calcext:value-type="string">
            <text:p>María</text:p>
          </table:table-cell>
          <table:table-cell table:number-columns-repeated="2"/>
          <table:table-cell table:formula="of:=CONCATENATE([.D127];LEFT([.E127];2);LEFT([.F127];2);LEFT([.A127];2);LEFT([.B127];2))" office:value-type="string" office:string-value="MaríaRoCa" calcext:value-type="string">
            <text:p>MaríaRoCa</text:p>
          </table:table-cell>
          <table:table-cell table:formula="of:=LOWER([.G127])" office:value-type="string" office:string-value="maríaroca" calcext:value-type="string">
            <text:p>maríaroca</text:p>
          </table:table-cell>
          <table:table-cell table:formula="of:=SUBSTITUTE(SUBSTITUTE(SUBSTITUTE(SUBSTITUTE(SUBSTITUTE([.H127];&quot;á&quot;;&quot;a&quot;);&quot;é&quot;;&quot;e&quot;);&quot;í&quot;;&quot;i&quot;);&quot;ó&quot;;&quot;o&quot;);&quot;ú&quot;;&quot;u&quot;)" office:value-type="string" office:string-value="mariaroca" calcext:value-type="string">
            <text:p>mariaroca</text:p>
          </table:table-cell>
          <table:table-cell office:value-type="float" office:value="19" calcext:value-type="float">
            <text:p>19</text:p>
          </table:table-cell>
          <table:table-cell table:formula="of:=CONCATENATE(&quot;a&quot;;[.J127];[.I127])" office:value-type="string" office:string-value="a19mariaroca" calcext:value-type="string">
            <text:p>a19mariaroca</text:p>
          </table:table-cell>
          <table:table-cell table:formula="of:=LEN([.K127])" office:value-type="float" office:value="12" calcext:value-type="float">
            <text:p>12</text:p>
          </table:table-cell>
          <table:table-cell table:formula="of:=[.K127]" office:value-type="string" office:string-value="a19mariaroca" calcext:value-type="string">
            <text:p>a19mariaroca</text:p>
          </table:table-cell>
          <table:table-cell office:value-type="string" calcext:value-type="string">
            <text:p>MXsafRHL4]</text:p>
          </table:table-cell>
          <table:table-cell table:style-name="ce2" office:value-type="string" calcext:value-type="string">
            <text:p>02/02/199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24597288</text:p>
          </table:table-cell>
          <table:table-cell office:value-type="string" calcext:value-type="string">
            <text:p>39 Sandon Street</text:p>
          </table:table-cell>
          <table:table-cell office:value-type="string" calcext:value-type="string">
            <text:p>Lalín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rela</text:p>
          </table:table-cell>
          <table:table-cell office:value-type="string" calcext:value-type="string">
            <text:p>Souto</text:p>
          </table:table-cell>
          <table:table-cell office:value-type="string" calcext:value-type="string">
            <text:p>Oriane Isabelle Sara</text:p>
          </table:table-cell>
          <table:table-cell office:value-type="string" calcext:value-type="string">
            <text:p>Oriane</text:p>
          </table:table-cell>
          <table:table-cell office:value-type="string" calcext:value-type="string">
            <text:p>Isabelle</text:p>
          </table:table-cell>
          <table:table-cell office:value-type="string" calcext:value-type="string">
            <text:p>Sara</text:p>
          </table:table-cell>
          <table:table-cell table:formula="of:=CONCATENATE([.D128];LEFT([.E128];2);LEFT([.F128];2);LEFT([.A128];2);LEFT([.B128];2))" office:value-type="string" office:string-value="OrianeIsSaVaSo" calcext:value-type="string">
            <text:p>OrianeIsSaVaSo</text:p>
          </table:table-cell>
          <table:table-cell table:formula="of:=LOWER([.G128])" office:value-type="string" office:string-value="orianeissavaso" calcext:value-type="string">
            <text:p>orianeissavaso</text:p>
          </table:table-cell>
          <table:table-cell table:formula="of:=SUBSTITUTE(SUBSTITUTE(SUBSTITUTE(SUBSTITUTE(SUBSTITUTE([.H128];&quot;á&quot;;&quot;a&quot;);&quot;é&quot;;&quot;e&quot;);&quot;í&quot;;&quot;i&quot;);&quot;ó&quot;;&quot;o&quot;);&quot;ú&quot;;&quot;u&quot;)" office:value-type="string" office:string-value="orianeissavaso" calcext:value-type="string">
            <text:p>orianeissavaso</text:p>
          </table:table-cell>
          <table:table-cell office:value-type="float" office:value="21" calcext:value-type="float">
            <text:p>21</text:p>
          </table:table-cell>
          <table:table-cell table:formula="of:=CONCATENATE(&quot;a&quot;;[.J128];[.I128])" office:value-type="string" office:string-value="a21orianeissavaso" calcext:value-type="string">
            <text:p>a21orianeissavaso</text:p>
          </table:table-cell>
          <table:table-cell table:formula="of:=LEN([.K128])" office:value-type="float" office:value="17" calcext:value-type="float">
            <text:p>17</text:p>
          </table:table-cell>
          <table:table-cell table:formula="of:=[.K128]" office:value-type="string" office:string-value="a21orianeissavaso" calcext:value-type="string">
            <text:p>a21orianeissavaso</text:p>
          </table:table-cell>
          <table:table-cell office:value-type="string" calcext:value-type="string">
            <text:p>t9F9R,kqv]</text:p>
          </table:table-cell>
          <table:table-cell table:style-name="ce2" office:value-type="string" calcext:value-type="string">
            <text:p>02/04/197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71188070</text:p>
          </table:table-cell>
          <table:table-cell office:value-type="string" calcext:value-type="string">
            <text:p>White Rose Nursing Hom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xtremadouro</text:p>
          </table:table-cell>
          <table:table-cell office:value-type="string" calcext:value-type="string">
            <text:p>Rodríguez</text:p>
          </table:table-cell>
          <table:table-cell table:number-columns-repeated="2" office:value-type="string" calcext:value-type="string">
            <text:p>Ana</text:p>
          </table:table-cell>
          <table:table-cell table:number-columns-repeated="2"/>
          <table:table-cell table:formula="of:=CONCATENATE([.D129];LEFT([.E129];2);LEFT([.F129];2);LEFT([.A129];2);LEFT([.B129];2))" office:value-type="string" office:string-value="AnaExRo" calcext:value-type="string">
            <text:p>AnaExRo</text:p>
          </table:table-cell>
          <table:table-cell table:formula="of:=LOWER([.G129])" office:value-type="string" office:string-value="anaexro" calcext:value-type="string">
            <text:p>anaexro</text:p>
          </table:table-cell>
          <table:table-cell table:formula="of:=SUBSTITUTE(SUBSTITUTE(SUBSTITUTE(SUBSTITUTE(SUBSTITUTE([.H129];&quot;á&quot;;&quot;a&quot;);&quot;é&quot;;&quot;e&quot;);&quot;í&quot;;&quot;i&quot;);&quot;ó&quot;;&quot;o&quot;);&quot;ú&quot;;&quot;u&quot;)" office:value-type="string" office:string-value="anaexro" calcext:value-type="string">
            <text:p>anaexro</text:p>
          </table:table-cell>
          <table:table-cell office:value-type="float" office:value="19" calcext:value-type="float">
            <text:p>19</text:p>
          </table:table-cell>
          <table:table-cell table:formula="of:=CONCATENATE(&quot;a&quot;;[.J129];[.I129])" office:value-type="string" office:string-value="a19anaexro" calcext:value-type="string">
            <text:p>a19anaexro</text:p>
          </table:table-cell>
          <table:table-cell table:formula="of:=LEN([.K129])" office:value-type="float" office:value="10" calcext:value-type="float">
            <text:p>10</text:p>
          </table:table-cell>
          <table:table-cell table:formula="of:=[.K129]" office:value-type="string" office:string-value="a19anaexro" calcext:value-type="string">
            <text:p>a19anaexro</text:p>
          </table:table-cell>
          <table:table-cell office:value-type="string" calcext:value-type="string">
            <text:p>ANjyV4vtx-</text:p>
          </table:table-cell>
          <table:table-cell table:style-name="ce2" office:value-type="string" calcext:value-type="string">
            <text:p>14/07/199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94715464</text:p>
          </table:table-cell>
          <table:table-cell office:value-type="string" calcext:value-type="string">
            <text:p>56 St Johns Road</text:p>
          </table:table-cell>
          <table:table-cell office:value-type="string" calcext:value-type="string">
            <text:p>Pontevedra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ñeiro</text:p>
          </table:table-cell>
          <table:table-cell office:value-type="string" calcext:value-type="string">
            <text:p>Costal</text:p>
          </table:table-cell>
          <table:table-cell table:number-columns-repeated="2" office:value-type="string" calcext:value-type="string">
            <text:p>Alexandra</text:p>
          </table:table-cell>
          <table:table-cell table:number-columns-repeated="2"/>
          <table:table-cell table:formula="of:=CONCATENATE([.D130];LEFT([.E130];2);LEFT([.F130];2);LEFT([.A130];2);LEFT([.B130];2))" office:value-type="string" office:string-value="AlexandraPiCo" calcext:value-type="string">
            <text:p>AlexandraPiCo</text:p>
          </table:table-cell>
          <table:table-cell table:formula="of:=LOWER([.G130])" office:value-type="string" office:string-value="alexandrapico" calcext:value-type="string">
            <text:p>alexandrapico</text:p>
          </table:table-cell>
          <table:table-cell table:formula="of:=SUBSTITUTE(SUBSTITUTE(SUBSTITUTE(SUBSTITUTE(SUBSTITUTE([.H130];&quot;á&quot;;&quot;a&quot;);&quot;é&quot;;&quot;e&quot;);&quot;í&quot;;&quot;i&quot;);&quot;ó&quot;;&quot;o&quot;);&quot;ú&quot;;&quot;u&quot;)" office:value-type="string" office:string-value="alexandrapico" calcext:value-type="string">
            <text:p>alexandrapico</text:p>
          </table:table-cell>
          <table:table-cell office:value-type="float" office:value="19" calcext:value-type="float">
            <text:p>19</text:p>
          </table:table-cell>
          <table:table-cell table:formula="of:=CONCATENATE(&quot;a&quot;;[.J130];[.I130])" office:value-type="string" office:string-value="a19alexandrapico" calcext:value-type="string">
            <text:p>a19alexandrapico</text:p>
          </table:table-cell>
          <table:table-cell table:formula="of:=LEN([.K130])" office:value-type="float" office:value="16" calcext:value-type="float">
            <text:p>16</text:p>
          </table:table-cell>
          <table:table-cell table:formula="of:=[.K130]" office:value-type="string" office:string-value="a19alexandrapico" calcext:value-type="string">
            <text:p>a19alexandrapico</text:p>
          </table:table-cell>
          <table:table-cell office:value-type="string" calcext:value-type="string">
            <text:p>,M4Vv.,K-v</text:p>
          </table:table-cell>
          <table:table-cell table:style-name="ce2" office:value-type="string" calcext:value-type="string">
            <text:p>30/08/199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37414528</text:p>
          </table:table-cell>
          <table:table-cell office:value-type="string" calcext:value-type="string">
            <text:p>Lidl Uk Gmbh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ázquez</text:p>
          </table:table-cell>
          <table:table-cell office:value-type="string" calcext:value-type="string">
            <text:p>Guillén</text:p>
          </table:table-cell>
          <table:table-cell table:number-columns-repeated="2" office:value-type="string" calcext:value-type="string">
            <text:p>Diego</text:p>
          </table:table-cell>
          <table:table-cell table:number-columns-repeated="2"/>
          <table:table-cell table:formula="of:=CONCATENATE([.D131];LEFT([.E131];2);LEFT([.F131];2);LEFT([.A131];2);LEFT([.B131];2))" office:value-type="string" office:string-value="DiegoVáGu" calcext:value-type="string">
            <text:p>DiegoVáGu</text:p>
          </table:table-cell>
          <table:table-cell table:formula="of:=LOWER([.G131])" office:value-type="string" office:string-value="diegovágu" calcext:value-type="string">
            <text:p>diegovágu</text:p>
          </table:table-cell>
          <table:table-cell table:formula="of:=SUBSTITUTE(SUBSTITUTE(SUBSTITUTE(SUBSTITUTE(SUBSTITUTE([.H131];&quot;á&quot;;&quot;a&quot;);&quot;é&quot;;&quot;e&quot;);&quot;í&quot;;&quot;i&quot;);&quot;ó&quot;;&quot;o&quot;);&quot;ú&quot;;&quot;u&quot;)" office:value-type="string" office:string-value="diegovagu" calcext:value-type="string">
            <text:p>diegovagu</text:p>
          </table:table-cell>
          <table:table-cell office:value-type="float" office:value="21" calcext:value-type="float">
            <text:p>21</text:p>
          </table:table-cell>
          <table:table-cell table:formula="of:=CONCATENATE(&quot;a&quot;;[.J131];[.I131])" office:value-type="string" office:string-value="a21diegovagu" calcext:value-type="string">
            <text:p>a21diegovagu</text:p>
          </table:table-cell>
          <table:table-cell table:formula="of:=LEN([.K131])" office:value-type="float" office:value="12" calcext:value-type="float">
            <text:p>12</text:p>
          </table:table-cell>
          <table:table-cell table:formula="of:=[.K131]" office:value-type="string" office:string-value="a21diegovagu" calcext:value-type="string">
            <text:p>a21diegovagu</text:p>
          </table:table-cell>
          <table:table-cell office:value-type="string" calcext:value-type="string">
            <text:p>.XvR{g}7zi</text:p>
          </table:table-cell>
          <table:table-cell table:style-name="ce2" office:value-type="string" calcext:value-type="string">
            <text:p>21/05/200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71348574</text:p>
          </table:table-cell>
          <table:table-cell office:value-type="string" calcext:value-type="string">
            <text:p>Beck Cottage</text:p>
          </table:table-cell>
          <table:table-cell office:value-type="string" calcext:value-type="string">
            <text:p>Pontedeume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ominguez</text:p>
          </table:table-cell>
          <table:table-cell office:value-type="string" calcext:value-type="string">
            <text:p>Álvarez</text:p>
          </table:table-cell>
          <table:table-cell table:number-columns-repeated="2" office:value-type="string" calcext:value-type="string">
            <text:p>Yibrán</text:p>
          </table:table-cell>
          <table:table-cell table:number-columns-repeated="2"/>
          <table:table-cell table:formula="of:=CONCATENATE([.D132];LEFT([.E132];2);LEFT([.F132];2);LEFT([.A132];2);LEFT([.B132];2))" office:value-type="string" office:string-value="YibránDoÁl" calcext:value-type="string">
            <text:p>YibránDoÁl</text:p>
          </table:table-cell>
          <table:table-cell table:formula="of:=LOWER([.G132])" office:value-type="string" office:string-value="yibrándoál" calcext:value-type="string">
            <text:p>yibrándoál</text:p>
          </table:table-cell>
          <table:table-cell table:formula="of:=SUBSTITUTE(SUBSTITUTE(SUBSTITUTE(SUBSTITUTE(SUBSTITUTE([.H132];&quot;á&quot;;&quot;a&quot;);&quot;é&quot;;&quot;e&quot;);&quot;í&quot;;&quot;i&quot;);&quot;ó&quot;;&quot;o&quot;);&quot;ú&quot;;&quot;u&quot;)" office:value-type="string" office:string-value="yibrandoal" calcext:value-type="string">
            <text:p>yibrandoal</text:p>
          </table:table-cell>
          <table:table-cell office:value-type="float" office:value="21" calcext:value-type="float">
            <text:p>21</text:p>
          </table:table-cell>
          <table:table-cell table:formula="of:=CONCATENATE(&quot;a&quot;;[.J132];[.I132])" office:value-type="string" office:string-value="a21yibrandoal" calcext:value-type="string">
            <text:p>a21yibrandoal</text:p>
          </table:table-cell>
          <table:table-cell table:formula="of:=LEN([.K132])" office:value-type="float" office:value="13" calcext:value-type="float">
            <text:p>13</text:p>
          </table:table-cell>
          <table:table-cell table:formula="of:=[.K132]" office:value-type="string" office:string-value="a21yibrandoal" calcext:value-type="string">
            <text:p>a21yibrandoal</text:p>
          </table:table-cell>
          <table:table-cell office:value-type="string" calcext:value-type="string">
            <text:p>EyNFRqF3y_</text:p>
          </table:table-cell>
          <table:table-cell table:style-name="ce2" office:value-type="string" calcext:value-type="string">
            <text:p>17/03/199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36325610</text:p>
          </table:table-cell>
          <table:table-cell office:value-type="string" calcext:value-type="string">
            <text:p>Tangle Wood</text:p>
          </table:table-cell>
          <table:table-cell office:value-type="string" calcext:value-type="string">
            <text:p>Moaña</text:p>
          </table:table-cell>
          <table:table-cell office:value-type="string" calcext:value-type="string">
            <text:p>(A)-Administración de sistemas informáticos en rede</text:p>
          </table:table-cell>
          <table:table-cell office:value-type="string" calcext:value-type="string">
            <text:p>ia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érez</text:p>
          </table:table-cell>
          <table:table-cell office:value-type="string" calcext:value-type="string">
            <text:p>Mascato</text:p>
          </table:table-cell>
          <table:table-cell table:number-columns-repeated="2" office:value-type="string" calcext:value-type="string">
            <text:p>Francisco</text:p>
          </table:table-cell>
          <table:table-cell table:number-columns-repeated="2"/>
          <table:table-cell table:formula="of:=CONCATENATE([.D133];LEFT([.E133];2);LEFT([.F133];2);LEFT([.A133];2);LEFT([.B133];2))" office:value-type="string" office:string-value="FranciscoPéMa" calcext:value-type="string">
            <text:p>FranciscoPéMa</text:p>
          </table:table-cell>
          <table:table-cell table:formula="of:=LOWER([.G133])" office:value-type="string" office:string-value="franciscopéma" calcext:value-type="string">
            <text:p>franciscopéma</text:p>
          </table:table-cell>
          <table:table-cell table:formula="of:=SUBSTITUTE(SUBSTITUTE(SUBSTITUTE(SUBSTITUTE(SUBSTITUTE([.H133];&quot;á&quot;;&quot;a&quot;);&quot;é&quot;;&quot;e&quot;);&quot;í&quot;;&quot;i&quot;);&quot;ó&quot;;&quot;o&quot;);&quot;ú&quot;;&quot;u&quot;)" office:value-type="string" office:string-value="franciscopema" calcext:value-type="string">
            <text:p>franciscopema</text:p>
          </table:table-cell>
          <table:table-cell office:value-type="float" office:value="20" calcext:value-type="float">
            <text:p>20</text:p>
          </table:table-cell>
          <table:table-cell table:formula="of:=CONCATENATE(&quot;a&quot;;[.J133];[.I133])" office:value-type="string" office:string-value="a20franciscopema" calcext:value-type="string">
            <text:p>a20franciscopema</text:p>
          </table:table-cell>
          <table:table-cell table:formula="of:=LEN([.K133])" office:value-type="float" office:value="16" calcext:value-type="float">
            <text:p>16</text:p>
          </table:table-cell>
          <table:table-cell table:formula="of:=[.K133]" office:value-type="string" office:string-value="a20franciscopema" calcext:value-type="string">
            <text:p>a20franciscopema</text:p>
          </table:table-cell>
          <table:table-cell office:value-type="string" calcext:value-type="string">
            <text:p>[A3_uFcMe+</text:p>
          </table:table-cell>
          <table:table-cell table:style-name="ce2" office:value-type="string" calcext:value-type="string">
            <text:p>06/04/198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56059761</text:p>
          </table:table-cell>
          <table:table-cell office:value-type="string" calcext:value-type="string">
            <text:p>120 Somerfield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rreiro</text:p>
          </table:table-cell>
          <table:table-cell office:value-type="string" calcext:value-type="string">
            <text:p>Castaño</text:p>
          </table:table-cell>
          <table:table-cell office:value-type="string" calcext:value-type="string">
            <text:p>María Encarnación</text:p>
          </table:table-cell>
          <table:table-cell office:value-type="string" calcext:value-type="string">
            <text:p>María</text:p>
          </table:table-cell>
          <table:table-cell office:value-type="string" calcext:value-type="string">
            <text:p>Encarnación</text:p>
          </table:table-cell>
          <table:table-cell/>
          <table:table-cell table:formula="of:=CONCATENATE([.D134];LEFT([.E134];2);LEFT([.F134];2);LEFT([.A134];2);LEFT([.B134];2))" office:value-type="string" office:string-value="MaríaEnBaCa" calcext:value-type="string">
            <text:p>MaríaEnBaCa</text:p>
          </table:table-cell>
          <table:table-cell table:formula="of:=LOWER([.G134])" office:value-type="string" office:string-value="maríaenbaca" calcext:value-type="string">
            <text:p>maríaenbaca</text:p>
          </table:table-cell>
          <table:table-cell table:formula="of:=SUBSTITUTE(SUBSTITUTE(SUBSTITUTE(SUBSTITUTE(SUBSTITUTE([.H134];&quot;á&quot;;&quot;a&quot;);&quot;é&quot;;&quot;e&quot;);&quot;í&quot;;&quot;i&quot;);&quot;ó&quot;;&quot;o&quot;);&quot;ú&quot;;&quot;u&quot;)" office:value-type="string" office:string-value="mariaenbaca" calcext:value-type="string">
            <text:p>mariaenbaca</text:p>
          </table:table-cell>
          <table:table-cell office:value-type="float" office:value="20" calcext:value-type="float">
            <text:p>20</text:p>
          </table:table-cell>
          <table:table-cell table:formula="of:=CONCATENATE(&quot;a&quot;;[.J134];[.I134])" office:value-type="string" office:string-value="a20mariaenbaca" calcext:value-type="string">
            <text:p>a20mariaenbaca</text:p>
          </table:table-cell>
          <table:table-cell table:formula="of:=LEN([.K134])" office:value-type="float" office:value="14" calcext:value-type="float">
            <text:p>14</text:p>
          </table:table-cell>
          <table:table-cell table:formula="of:=[.K134]" office:value-type="string" office:string-value="a20mariaenbaca" calcext:value-type="string">
            <text:p>a20mariaenbaca</text:p>
          </table:table-cell>
          <table:table-cell office:value-type="string" calcext:value-type="string">
            <text:p>_y4sUv_RTv</text:p>
          </table:table-cell>
          <table:table-cell table:style-name="ce2" office:value-type="string" calcext:value-type="string">
            <text:p>08/12/198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37846755</text:p>
          </table:table-cell>
          <table:table-cell office:value-type="string" calcext:value-type="string">
            <text:p>10 Upthorpe</text:p>
          </table:table-cell>
          <table:table-cell office:value-type="string" calcext:value-type="string">
            <text:p>Grove (O)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orenzo</text:p>
          </table:table-cell>
          <table:table-cell office:value-type="string" calcext:value-type="string">
            <text:p>Santamaría</text:p>
          </table:table-cell>
          <table:table-cell table:number-columns-repeated="2" office:value-type="string" calcext:value-type="string">
            <text:p>Adrián</text:p>
          </table:table-cell>
          <table:table-cell table:number-columns-repeated="2"/>
          <table:table-cell table:formula="of:=CONCATENATE([.D135];LEFT([.E135];2);LEFT([.F135];2);LEFT([.A135];2);LEFT([.B135];2))" office:value-type="string" office:string-value="AdriánLoSa" calcext:value-type="string">
            <text:p>AdriánLoSa</text:p>
          </table:table-cell>
          <table:table-cell table:formula="of:=LOWER([.G135])" office:value-type="string" office:string-value="adriánlosa" calcext:value-type="string">
            <text:p>adriánlosa</text:p>
          </table:table-cell>
          <table:table-cell table:formula="of:=SUBSTITUTE(SUBSTITUTE(SUBSTITUTE(SUBSTITUTE(SUBSTITUTE([.H135];&quot;á&quot;;&quot;a&quot;);&quot;é&quot;;&quot;e&quot;);&quot;í&quot;;&quot;i&quot;);&quot;ó&quot;;&quot;o&quot;);&quot;ú&quot;;&quot;u&quot;)" office:value-type="string" office:string-value="adrianlosa" calcext:value-type="string">
            <text:p>adrianlosa</text:p>
          </table:table-cell>
          <table:table-cell office:value-type="float" office:value="19" calcext:value-type="float">
            <text:p>19</text:p>
          </table:table-cell>
          <table:table-cell table:formula="of:=CONCATENATE(&quot;a&quot;;[.J135];[.I135])" office:value-type="string" office:string-value="a19adrianlosa" calcext:value-type="string">
            <text:p>a19adrianlosa</text:p>
          </table:table-cell>
          <table:table-cell table:formula="of:=LEN([.K135])" office:value-type="float" office:value="13" calcext:value-type="float">
            <text:p>13</text:p>
          </table:table-cell>
          <table:table-cell table:formula="of:=[.K135]" office:value-type="string" office:string-value="a19adrianlosa" calcext:value-type="string">
            <text:p>a19adrianlosa</text:p>
          </table:table-cell>
          <table:table-cell office:value-type="string" calcext:value-type="string">
            <text:p>y7Pbs|,xuU</text:p>
          </table:table-cell>
          <table:table-cell table:style-name="ce2" office:value-type="string" calcext:value-type="string">
            <text:p>04/10/2000</text:p>
          </table:table-cell>
          <table:table-cell office:value-type="string" calcext:value-type="string">
            <text:p>Perú</text:p>
          </table:table-cell>
          <table:table-cell office:value-type="string" calcext:value-type="string">
            <text:p>723268681</text:p>
          </table:table-cell>
          <table:table-cell office:value-type="string" calcext:value-type="string">
            <text:p>5 Austen Mews</text:p>
          </table:table-cell>
          <table:table-cell office:value-type="string" calcext:value-type="string">
            <text:p>Vigo</text:p>
          </table:table-cell>
          <table:table-cell table:number-columns-repeated="2" office:value-type="string" calcext:value-type="string">
            <text:p>iib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rellano</text:p>
          </table:table-cell>
          <table:table-cell office:value-type="string" calcext:value-type="string">
            <text:p>Lago</text:p>
          </table:table-cell>
          <table:table-cell office:value-type="string" calcext:value-type="string">
            <text:p>María Elga</text:p>
          </table:table-cell>
          <table:table-cell office:value-type="string" calcext:value-type="string">
            <text:p>María</text:p>
          </table:table-cell>
          <table:table-cell office:value-type="string" calcext:value-type="string">
            <text:p>Elga</text:p>
          </table:table-cell>
          <table:table-cell/>
          <table:table-cell table:formula="of:=CONCATENATE([.D136];LEFT([.E136];2);LEFT([.F136];2);LEFT([.A136];2);LEFT([.B136];2))" office:value-type="string" office:string-value="MaríaElArLa" calcext:value-type="string">
            <text:p>MaríaElArLa</text:p>
          </table:table-cell>
          <table:table-cell table:formula="of:=LOWER([.G136])" office:value-type="string" office:string-value="maríaelarla" calcext:value-type="string">
            <text:p>maríaelarla</text:p>
          </table:table-cell>
          <table:table-cell table:formula="of:=SUBSTITUTE(SUBSTITUTE(SUBSTITUTE(SUBSTITUTE(SUBSTITUTE([.H136];&quot;á&quot;;&quot;a&quot;);&quot;é&quot;;&quot;e&quot;);&quot;í&quot;;&quot;i&quot;);&quot;ó&quot;;&quot;o&quot;);&quot;ú&quot;;&quot;u&quot;)" office:value-type="string" office:string-value="mariaelarla" calcext:value-type="string">
            <text:p>mariaelarla</text:p>
          </table:table-cell>
          <table:table-cell office:value-type="float" office:value="20" calcext:value-type="float">
            <text:p>20</text:p>
          </table:table-cell>
          <table:table-cell table:formula="of:=CONCATENATE(&quot;a&quot;;[.J136];[.I136])" office:value-type="string" office:string-value="a20mariaelarla" calcext:value-type="string">
            <text:p>a20mariaelarla</text:p>
          </table:table-cell>
          <table:table-cell table:formula="of:=LEN([.K136])" office:value-type="float" office:value="14" calcext:value-type="float">
            <text:p>14</text:p>
          </table:table-cell>
          <table:table-cell table:formula="of:=[.K136]" office:value-type="string" office:string-value="a20mariaelarla" calcext:value-type="string">
            <text:p>a20mariaelarla</text:p>
          </table:table-cell>
          <table:table-cell office:value-type="string" calcext:value-type="string">
            <text:p>a4C*]{@m{L</text:p>
          </table:table-cell>
          <table:table-cell table:style-name="ce2" office:value-type="string" calcext:value-type="string">
            <text:p>23/04/198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23325921</text:p>
          </table:table-cell>
          <table:table-cell office:value-type="string" calcext:value-type="string">
            <text:p>1 Roundwood Avenu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  <table:table-cell office:value-type="string" calcext:value-type="string">
            <text:p>is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tero</text:p>
          </table:table-cell>
          <table:table-cell office:value-type="string" calcext:value-type="string">
            <text:p>Blanco</text:p>
          </table:table-cell>
          <table:table-cell table:number-columns-repeated="2" office:value-type="string" calcext:value-type="string">
            <text:p>Natalia</text:p>
          </table:table-cell>
          <table:table-cell table:number-columns-repeated="2"/>
          <table:table-cell table:formula="of:=CONCATENATE([.D137];LEFT([.E137];2);LEFT([.F137];2);LEFT([.A137];2);LEFT([.B137];2))" office:value-type="string" office:string-value="NataliaOtBl" calcext:value-type="string">
            <text:p>NataliaOtBl</text:p>
          </table:table-cell>
          <table:table-cell table:formula="of:=LOWER([.G137])" office:value-type="string" office:string-value="nataliaotbl" calcext:value-type="string">
            <text:p>nataliaotbl</text:p>
          </table:table-cell>
          <table:table-cell table:formula="of:=SUBSTITUTE(SUBSTITUTE(SUBSTITUTE(SUBSTITUTE(SUBSTITUTE([.H137];&quot;á&quot;;&quot;a&quot;);&quot;é&quot;;&quot;e&quot;);&quot;í&quot;;&quot;i&quot;);&quot;ó&quot;;&quot;o&quot;);&quot;ú&quot;;&quot;u&quot;)" office:value-type="string" office:string-value="nataliaotbl" calcext:value-type="string">
            <text:p>nataliaotbl</text:p>
          </table:table-cell>
          <table:table-cell office:value-type="float" office:value="20" calcext:value-type="float">
            <text:p>20</text:p>
          </table:table-cell>
          <table:table-cell table:formula="of:=CONCATENATE(&quot;a&quot;;[.J137];[.I137])" office:value-type="string" office:string-value="a20nataliaotbl" calcext:value-type="string">
            <text:p>a20nataliaotbl</text:p>
          </table:table-cell>
          <table:table-cell table:formula="of:=LEN([.K137])" office:value-type="float" office:value="14" calcext:value-type="float">
            <text:p>14</text:p>
          </table:table-cell>
          <table:table-cell table:formula="of:=[.K137]" office:value-type="string" office:string-value="a20nataliaotbl" calcext:value-type="string">
            <text:p>a20nataliaotbl</text:p>
          </table:table-cell>
          <table:table-cell office:value-type="string" calcext:value-type="string">
            <text:p>@4V,ragKo-</text:p>
          </table:table-cell>
          <table:table-cell table:style-name="ce2" office:value-type="string" calcext:value-type="string">
            <text:p>03/06/200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17954638</text:p>
          </table:table-cell>
          <table:table-cell office:value-type="string" calcext:value-type="string">
            <text:p>1 Yeoman Way</text:p>
          </table:table-cell>
          <table:table-cell office:value-type="string" calcext:value-type="string">
            <text:p>Nigrán</text:p>
          </table:table-cell>
          <table:table-cell office:value-type="string" calcext:value-type="string">
            <text:p>(A)-Administración de sistemas informáticos en rede</text:p>
          </table:table-cell>
          <table:table-cell office:value-type="string" calcext:value-type="string">
            <text:p>ia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rcos</text:p>
          </table:table-cell>
          <table:table-cell office:value-type="string" calcext:value-type="string">
            <text:p>Barrada</text:p>
          </table:table-cell>
          <table:table-cell office:value-type="string" calcext:value-type="string">
            <text:p>Jesús Benito</text:p>
          </table:table-cell>
          <table:table-cell office:value-type="string" calcext:value-type="string">
            <text:p>Jesús</text:p>
          </table:table-cell>
          <table:table-cell office:value-type="string" calcext:value-type="string">
            <text:p>Benito</text:p>
          </table:table-cell>
          <table:table-cell/>
          <table:table-cell table:formula="of:=CONCATENATE([.D138];LEFT([.E138];2);LEFT([.F138];2);LEFT([.A138];2);LEFT([.B138];2))" office:value-type="string" office:string-value="JesúsBeArBa" calcext:value-type="string">
            <text:p>JesúsBeArBa</text:p>
          </table:table-cell>
          <table:table-cell table:formula="of:=LOWER([.G138])" office:value-type="string" office:string-value="jesúsbearba" calcext:value-type="string">
            <text:p>jesúsbearba</text:p>
          </table:table-cell>
          <table:table-cell table:formula="of:=SUBSTITUTE(SUBSTITUTE(SUBSTITUTE(SUBSTITUTE(SUBSTITUTE([.H138];&quot;á&quot;;&quot;a&quot;);&quot;é&quot;;&quot;e&quot;);&quot;í&quot;;&quot;i&quot;);&quot;ó&quot;;&quot;o&quot;);&quot;ú&quot;;&quot;u&quot;)" office:value-type="string" office:string-value="jesusbearba" calcext:value-type="string">
            <text:p>jesusbearba</text:p>
          </table:table-cell>
          <table:table-cell office:value-type="float" office:value="21" calcext:value-type="float">
            <text:p>21</text:p>
          </table:table-cell>
          <table:table-cell table:formula="of:=CONCATENATE(&quot;a&quot;;[.J138];[.I138])" office:value-type="string" office:string-value="a21jesusbearba" calcext:value-type="string">
            <text:p>a21jesusbearba</text:p>
          </table:table-cell>
          <table:table-cell table:formula="of:=LEN([.K138])" office:value-type="float" office:value="14" calcext:value-type="float">
            <text:p>14</text:p>
          </table:table-cell>
          <table:table-cell table:formula="of:=[.K138]" office:value-type="string" office:string-value="a21jesusbearba" calcext:value-type="string">
            <text:p>a21jesusbearba</text:p>
          </table:table-cell>
          <table:table-cell office:value-type="string" calcext:value-type="string">
            <text:p>ni}MraR,4e</text:p>
          </table:table-cell>
          <table:table-cell table:style-name="ce2" office:value-type="string" calcext:value-type="string">
            <text:p>25/04/198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94129137</text:p>
          </table:table-cell>
          <table:table-cell office:value-type="string" calcext:value-type="string">
            <text:p>11A Forknell Avenue</text:p>
          </table:table-cell>
          <table:table-cell office:value-type="string" calcext:value-type="string">
            <text:p>Porriño (O)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érez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Jorge Luis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Luis</text:p>
          </table:table-cell>
          <table:table-cell/>
          <table:table-cell table:formula="of:=CONCATENATE([.D139];LEFT([.E139];2);LEFT([.F139];2);LEFT([.A139];2);LEFT([.B139];2))" office:value-type="string" office:string-value="JorgeLuPéRo" calcext:value-type="string">
            <text:p>JorgeLuPéRo</text:p>
          </table:table-cell>
          <table:table-cell table:formula="of:=LOWER([.G139])" office:value-type="string" office:string-value="jorgelupéro" calcext:value-type="string">
            <text:p>jorgelupéro</text:p>
          </table:table-cell>
          <table:table-cell table:formula="of:=SUBSTITUTE(SUBSTITUTE(SUBSTITUTE(SUBSTITUTE(SUBSTITUTE([.H139];&quot;á&quot;;&quot;a&quot;);&quot;é&quot;;&quot;e&quot;);&quot;í&quot;;&quot;i&quot;);&quot;ó&quot;;&quot;o&quot;);&quot;ú&quot;;&quot;u&quot;)" office:value-type="string" office:string-value="jorgelupero" calcext:value-type="string">
            <text:p>jorgelupero</text:p>
          </table:table-cell>
          <table:table-cell office:value-type="float" office:value="21" calcext:value-type="float">
            <text:p>21</text:p>
          </table:table-cell>
          <table:table-cell table:formula="of:=CONCATENATE(&quot;a&quot;;[.J139];[.I139])" office:value-type="string" office:string-value="a21jorgelupero" calcext:value-type="string">
            <text:p>a21jorgelupero</text:p>
          </table:table-cell>
          <table:table-cell table:formula="of:=LEN([.K139])" office:value-type="float" office:value="14" calcext:value-type="float">
            <text:p>14</text:p>
          </table:table-cell>
          <table:table-cell table:formula="of:=[.K139]" office:value-type="string" office:string-value="a21jorgelupero" calcext:value-type="string">
            <text:p>a21jorgelupero</text:p>
          </table:table-cell>
          <table:table-cell office:value-type="string" calcext:value-type="string">
            <text:p>b9Rer[g]Ng</text:p>
          </table:table-cell>
          <table:table-cell table:style-name="ce2" office:value-type="string" calcext:value-type="string">
            <text:p>26/03/198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83598859</text:p>
          </table:table-cell>
          <table:table-cell office:value-type="string" calcext:value-type="string">
            <text:p>4 Leyfield Court</text:p>
          </table:table-cell>
          <table:table-cell office:value-type="string" calcext:value-type="string">
            <text:p>Allariz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ampelo</text:p>
          </table:table-cell>
          <table:table-cell office:value-type="string" calcext:value-type="string">
            <text:p>Pousa</text:p>
          </table:table-cell>
          <table:table-cell table:number-columns-repeated="2" office:value-type="string" calcext:value-type="string">
            <text:p>Kevin</text:p>
          </table:table-cell>
          <table:table-cell table:number-columns-repeated="2"/>
          <table:table-cell table:formula="of:=CONCATENATE([.D140];LEFT([.E140];2);LEFT([.F140];2);LEFT([.A140];2);LEFT([.B140];2))" office:value-type="string" office:string-value="KevinCaPo" calcext:value-type="string">
            <text:p>KevinCaPo</text:p>
          </table:table-cell>
          <table:table-cell table:formula="of:=LOWER([.G140])" office:value-type="string" office:string-value="kevincapo" calcext:value-type="string">
            <text:p>kevincapo</text:p>
          </table:table-cell>
          <table:table-cell table:formula="of:=SUBSTITUTE(SUBSTITUTE(SUBSTITUTE(SUBSTITUTE(SUBSTITUTE([.H140];&quot;á&quot;;&quot;a&quot;);&quot;é&quot;;&quot;e&quot;);&quot;í&quot;;&quot;i&quot;);&quot;ó&quot;;&quot;o&quot;);&quot;ú&quot;;&quot;u&quot;)" office:value-type="string" office:string-value="kevincapo" calcext:value-type="string">
            <text:p>kevincapo</text:p>
          </table:table-cell>
          <table:table-cell office:value-type="float" office:value="20" calcext:value-type="float">
            <text:p>20</text:p>
          </table:table-cell>
          <table:table-cell table:formula="of:=CONCATENATE(&quot;a&quot;;[.J140];[.I140])" office:value-type="string" office:string-value="a20kevincapo" calcext:value-type="string">
            <text:p>a20kevincapo</text:p>
          </table:table-cell>
          <table:table-cell table:formula="of:=LEN([.K140])" office:value-type="float" office:value="12" calcext:value-type="float">
            <text:p>12</text:p>
          </table:table-cell>
          <table:table-cell table:formula="of:=[.K140]" office:value-type="string" office:string-value="a20kevincapo" calcext:value-type="string">
            <text:p>a20kevincapo</text:p>
          </table:table-cell>
          <table:table-cell office:value-type="string" calcext:value-type="string">
            <text:p>TVj{h3ox}[</text:p>
          </table:table-cell>
          <table:table-cell table:style-name="ce2" office:value-type="string" calcext:value-type="string">
            <text:p>15/02/1987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76965917</text:p>
          </table:table-cell>
          <table:table-cell office:value-type="string" calcext:value-type="string">
            <text:p>21 Hillbrook Road</text:p>
          </table:table-cell>
          <table:table-cell office:value-type="string" calcext:value-type="string">
            <text:p>Cangas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tero</text:p>
          </table:table-cell>
          <table:table-cell office:value-type="string" calcext:value-type="string">
            <text:p>Ramírez</text:p>
          </table:table-cell>
          <table:table-cell table:number-columns-repeated="2" office:value-type="string" calcext:value-type="string">
            <text:p>Ignacio</text:p>
          </table:table-cell>
          <table:table-cell table:number-columns-repeated="2"/>
          <table:table-cell table:formula="of:=CONCATENATE([.D141];LEFT([.E141];2);LEFT([.F141];2);LEFT([.A141];2);LEFT([.B141];2))" office:value-type="string" office:string-value="IgnacioOtRa" calcext:value-type="string">
            <text:p>IgnacioOtRa</text:p>
          </table:table-cell>
          <table:table-cell table:formula="of:=LOWER([.G141])" office:value-type="string" office:string-value="ignaciootra" calcext:value-type="string">
            <text:p>ignaciootra</text:p>
          </table:table-cell>
          <table:table-cell table:formula="of:=SUBSTITUTE(SUBSTITUTE(SUBSTITUTE(SUBSTITUTE(SUBSTITUTE([.H141];&quot;á&quot;;&quot;a&quot;);&quot;é&quot;;&quot;e&quot;);&quot;í&quot;;&quot;i&quot;);&quot;ó&quot;;&quot;o&quot;);&quot;ú&quot;;&quot;u&quot;)" office:value-type="string" office:string-value="ignaciootra" calcext:value-type="string">
            <text:p>ignaciootra</text:p>
          </table:table-cell>
          <table:table-cell office:value-type="float" office:value="20" calcext:value-type="float">
            <text:p>20</text:p>
          </table:table-cell>
          <table:table-cell table:formula="of:=CONCATENATE(&quot;a&quot;;[.J141];[.I141])" office:value-type="string" office:string-value="a20ignaciootra" calcext:value-type="string">
            <text:p>a20ignaciootra</text:p>
          </table:table-cell>
          <table:table-cell table:formula="of:=LEN([.K141])" office:value-type="float" office:value="14" calcext:value-type="float">
            <text:p>14</text:p>
          </table:table-cell>
          <table:table-cell table:formula="of:=[.K141]" office:value-type="string" office:string-value="a20ignaciootra" calcext:value-type="string">
            <text:p>a20ignaciootra</text:p>
          </table:table-cell>
          <table:table-cell office:value-type="string" calcext:value-type="string">
            <text:p>qTR*yAbC,3</text:p>
          </table:table-cell>
          <table:table-cell table:style-name="ce2" office:value-type="string" calcext:value-type="string">
            <text:p>31/03/1998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745847077</text:p>
          </table:table-cell>
          <table:table-cell office:value-type="string" calcext:value-type="string">
            <text:p>14 Penson Way</text:p>
          </table:table-cell>
          <table:table-cell office:value-type="string" calcext:value-type="string">
            <text:p>Redondela</text:p>
          </table:table-cell>
          <table:table-cell table:number-columns-repeated="2" office:value-type="string" calcext:value-type="string">
            <text:p>iib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ituana</text:p>
          </table:table-cell>
          <table:table-cell/>
          <table:table-cell table:number-columns-repeated="2" office:value-type="string" calcext:value-type="string">
            <text:p>Judith</text:p>
          </table:table-cell>
          <table:table-cell table:number-columns-repeated="2"/>
          <table:table-cell table:formula="of:=CONCATENATE([.D142];LEFT([.E142];2);LEFT([.F142];2);LEFT([.A142];2);LEFT([.B142];2))" office:value-type="string" office:string-value="JudithTi" calcext:value-type="string">
            <text:p>JudithTi</text:p>
          </table:table-cell>
          <table:table-cell table:formula="of:=LOWER([.G142])" office:value-type="string" office:string-value="judithti" calcext:value-type="string">
            <text:p>judithti</text:p>
          </table:table-cell>
          <table:table-cell table:formula="of:=SUBSTITUTE(SUBSTITUTE(SUBSTITUTE(SUBSTITUTE(SUBSTITUTE([.H142];&quot;á&quot;;&quot;a&quot;);&quot;é&quot;;&quot;e&quot;);&quot;í&quot;;&quot;i&quot;);&quot;ó&quot;;&quot;o&quot;);&quot;ú&quot;;&quot;u&quot;)" office:value-type="string" office:string-value="judithti" calcext:value-type="string">
            <text:p>judithti</text:p>
          </table:table-cell>
          <table:table-cell office:value-type="float" office:value="21" calcext:value-type="float">
            <text:p>21</text:p>
          </table:table-cell>
          <table:table-cell table:formula="of:=CONCATENATE(&quot;a&quot;;[.J142];[.I142])" office:value-type="string" office:string-value="a21judithti" calcext:value-type="string">
            <text:p>a21judithti</text:p>
          </table:table-cell>
          <table:table-cell table:formula="of:=LEN([.K142])" office:value-type="float" office:value="11" calcext:value-type="float">
            <text:p>11</text:p>
          </table:table-cell>
          <table:table-cell table:formula="of:=[.K142]" office:value-type="string" office:string-value="a21judithti" calcext:value-type="string">
            <text:p>a21judithti</text:p>
          </table:table-cell>
          <table:table-cell office:value-type="string" calcext:value-type="string">
            <text:p>tatt3=nMLk</text:p>
          </table:table-cell>
          <table:table-cell table:style-name="ce2" office:value-type="string" calcext:value-type="string">
            <text:p>25/02/198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38690415</text:p>
          </table:table-cell>
          <table:table-cell office:value-type="string" calcext:value-type="string">
            <text:p>Nethercott Lodge</text:p>
          </table:table-cell>
          <table:table-cell office:value-type="string" calcext:value-type="string">
            <text:p>Redondela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ñeiro</text:p>
          </table:table-cell>
          <table:table-cell office:value-type="string" calcext:value-type="string">
            <text:p>Garrido</text:p>
          </table:table-cell>
          <table:table-cell table:number-columns-repeated="2" office:value-type="string" calcext:value-type="string">
            <text:p>Norman</text:p>
          </table:table-cell>
          <table:table-cell table:number-columns-repeated="2"/>
          <table:table-cell table:formula="of:=CONCATENATE([.D143];LEFT([.E143];2);LEFT([.F143];2);LEFT([.A143];2);LEFT([.B143];2))" office:value-type="string" office:string-value="NormanPiGa" calcext:value-type="string">
            <text:p>NormanPiGa</text:p>
          </table:table-cell>
          <table:table-cell table:formula="of:=LOWER([.G143])" office:value-type="string" office:string-value="normanpiga" calcext:value-type="string">
            <text:p>normanpiga</text:p>
          </table:table-cell>
          <table:table-cell table:formula="of:=SUBSTITUTE(SUBSTITUTE(SUBSTITUTE(SUBSTITUTE(SUBSTITUTE([.H143];&quot;á&quot;;&quot;a&quot;);&quot;é&quot;;&quot;e&quot;);&quot;í&quot;;&quot;i&quot;);&quot;ó&quot;;&quot;o&quot;);&quot;ú&quot;;&quot;u&quot;)" office:value-type="string" office:string-value="normanpiga" calcext:value-type="string">
            <text:p>normanpiga</text:p>
          </table:table-cell>
          <table:table-cell office:value-type="float" office:value="21" calcext:value-type="float">
            <text:p>21</text:p>
          </table:table-cell>
          <table:table-cell table:formula="of:=CONCATENATE(&quot;a&quot;;[.J143];[.I143])" office:value-type="string" office:string-value="a21normanpiga" calcext:value-type="string">
            <text:p>a21normanpiga</text:p>
          </table:table-cell>
          <table:table-cell table:formula="of:=LEN([.K143])" office:value-type="float" office:value="13" calcext:value-type="float">
            <text:p>13</text:p>
          </table:table-cell>
          <table:table-cell table:formula="of:=[.K143]" office:value-type="string" office:string-value="a21normanpiga" calcext:value-type="string">
            <text:p>a21normanpiga</text:p>
          </table:table-cell>
          <table:table-cell office:value-type="string" calcext:value-type="string">
            <text:p>t,PPoR4gh9</text:p>
          </table:table-cell>
          <table:table-cell table:style-name="ce2" office:value-type="string" calcext:value-type="string">
            <text:p>31/10/199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70244833</text:p>
          </table:table-cell>
          <table:table-cell office:value-type="string" calcext:value-type="string">
            <text:p>67 Bewdley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urdzhanadze</text:p>
          </table:table-cell>
          <table:table-cell office:value-type="string" calcext:value-type="string">
            <text:p>Rivers</text:p>
          </table:table-cell>
          <table:table-cell table:number-columns-repeated="2" office:value-type="string" calcext:value-type="string">
            <text:p>Georgy</text:p>
          </table:table-cell>
          <table:table-cell table:number-columns-repeated="2"/>
          <table:table-cell table:formula="of:=CONCATENATE([.D144];LEFT([.E144];2);LEFT([.F144];2);LEFT([.A144];2);LEFT([.B144];2))" office:value-type="string" office:string-value="GeorgyBuRi" calcext:value-type="string">
            <text:p>GeorgyBuRi</text:p>
          </table:table-cell>
          <table:table-cell table:formula="of:=LOWER([.G144])" office:value-type="string" office:string-value="georgyburi" calcext:value-type="string">
            <text:p>georgyburi</text:p>
          </table:table-cell>
          <table:table-cell table:formula="of:=SUBSTITUTE(SUBSTITUTE(SUBSTITUTE(SUBSTITUTE(SUBSTITUTE([.H144];&quot;á&quot;;&quot;a&quot;);&quot;é&quot;;&quot;e&quot;);&quot;í&quot;;&quot;i&quot;);&quot;ó&quot;;&quot;o&quot;);&quot;ú&quot;;&quot;u&quot;)" office:value-type="string" office:string-value="georgyburi" calcext:value-type="string">
            <text:p>georgyburi</text:p>
          </table:table-cell>
          <table:table-cell office:value-type="float" office:value="18" calcext:value-type="float">
            <text:p>18</text:p>
          </table:table-cell>
          <table:table-cell table:formula="of:=CONCATENATE(&quot;a&quot;;[.J144];[.I144])" office:value-type="string" office:string-value="a18georgyburi" calcext:value-type="string">
            <text:p>a18georgyburi</text:p>
          </table:table-cell>
          <table:table-cell table:formula="of:=LEN([.K144])" office:value-type="float" office:value="13" calcext:value-type="float">
            <text:p>13</text:p>
          </table:table-cell>
          <table:table-cell table:formula="of:=[.K144]" office:value-type="string" office:string-value="a18georgyburi" calcext:value-type="string">
            <text:p>a18georgyburi</text:p>
          </table:table-cell>
          <table:table-cell office:value-type="string" calcext:value-type="string">
            <text:p>ndH+fY3jrn</text:p>
          </table:table-cell>
          <table:table-cell table:style-name="ce2" office:value-type="string" calcext:value-type="string">
            <text:p>10/04/199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27289814</text:p>
          </table:table-cell>
          <table:table-cell office:value-type="string" calcext:value-type="string">
            <text:p>Queens Lodg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il</text:p>
          </table:table-cell>
          <table:table-cell office:value-type="string" calcext:value-type="string">
            <text:p>Calo</text:p>
          </table:table-cell>
          <table:table-cell office:value-type="string" calcext:value-type="string">
            <text:p>Diana Marcela</text:p>
          </table:table-cell>
          <table:table-cell office:value-type="string" calcext:value-type="string">
            <text:p>Diana</text:p>
          </table:table-cell>
          <table:table-cell office:value-type="string" calcext:value-type="string">
            <text:p>Marcela</text:p>
          </table:table-cell>
          <table:table-cell/>
          <table:table-cell table:formula="of:=CONCATENATE([.D145];LEFT([.E145];2);LEFT([.F145];2);LEFT([.A145];2);LEFT([.B145];2))" office:value-type="string" office:string-value="DianaMaGiCa" calcext:value-type="string">
            <text:p>DianaMaGiCa</text:p>
          </table:table-cell>
          <table:table-cell table:formula="of:=LOWER([.G145])" office:value-type="string" office:string-value="dianamagica" calcext:value-type="string">
            <text:p>dianamagica</text:p>
          </table:table-cell>
          <table:table-cell table:formula="of:=SUBSTITUTE(SUBSTITUTE(SUBSTITUTE(SUBSTITUTE(SUBSTITUTE([.H145];&quot;á&quot;;&quot;a&quot;);&quot;é&quot;;&quot;e&quot;);&quot;í&quot;;&quot;i&quot;);&quot;ó&quot;;&quot;o&quot;);&quot;ú&quot;;&quot;u&quot;)" office:value-type="string" office:string-value="dianamagica" calcext:value-type="string">
            <text:p>dianamagica</text:p>
          </table:table-cell>
          <table:table-cell office:value-type="float" office:value="21" calcext:value-type="float">
            <text:p>21</text:p>
          </table:table-cell>
          <table:table-cell table:formula="of:=CONCATENATE(&quot;a&quot;;[.J145];[.I145])" office:value-type="string" office:string-value="a21dianamagica" calcext:value-type="string">
            <text:p>a21dianamagica</text:p>
          </table:table-cell>
          <table:table-cell table:formula="of:=LEN([.K145])" office:value-type="float" office:value="14" calcext:value-type="float">
            <text:p>14</text:p>
          </table:table-cell>
          <table:table-cell table:formula="of:=[.K145]" office:value-type="string" office:string-value="a21dianamagica" calcext:value-type="string">
            <text:p>a21dianamagica</text:p>
          </table:table-cell>
          <table:table-cell office:value-type="string" calcext:value-type="string">
            <text:p>+wA3{XHXTN</text:p>
          </table:table-cell>
          <table:table-cell table:style-name="ce2" office:value-type="string" calcext:value-type="string">
            <text:p>07/03/199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07188528</text:p>
          </table:table-cell>
          <table:table-cell office:value-type="string" calcext:value-type="string">
            <text:p>158 Ironside Road</text:p>
          </table:table-cell>
          <table:table-cell office:value-type="string" calcext:value-type="string">
            <text:p>Gondomar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ubiron</text:p>
          </table:table-cell>
          <table:table-cell office:value-type="string" calcext:value-type="string">
            <text:p>Endara</text:p>
          </table:table-cell>
          <table:table-cell table:number-columns-repeated="2" office:value-type="string" calcext:value-type="string">
            <text:p>Sara</text:p>
          </table:table-cell>
          <table:table-cell table:number-columns-repeated="2"/>
          <table:table-cell table:formula="of:=CONCATENATE([.D146];LEFT([.E146];2);LEFT([.F146];2);LEFT([.A146];2);LEFT([.B146];2))" office:value-type="string" office:string-value="SaraSoEn" calcext:value-type="string">
            <text:p>SaraSoEn</text:p>
          </table:table-cell>
          <table:table-cell table:formula="of:=LOWER([.G146])" office:value-type="string" office:string-value="sarasoen" calcext:value-type="string">
            <text:p>sarasoen</text:p>
          </table:table-cell>
          <table:table-cell table:formula="of:=SUBSTITUTE(SUBSTITUTE(SUBSTITUTE(SUBSTITUTE(SUBSTITUTE([.H146];&quot;á&quot;;&quot;a&quot;);&quot;é&quot;;&quot;e&quot;);&quot;í&quot;;&quot;i&quot;);&quot;ó&quot;;&quot;o&quot;);&quot;ú&quot;;&quot;u&quot;)" office:value-type="string" office:string-value="sarasoen" calcext:value-type="string">
            <text:p>sarasoen</text:p>
          </table:table-cell>
          <table:table-cell office:value-type="float" office:value="19" calcext:value-type="float">
            <text:p>19</text:p>
          </table:table-cell>
          <table:table-cell table:formula="of:=CONCATENATE(&quot;a&quot;;[.J146];[.I146])" office:value-type="string" office:string-value="a19sarasoen" calcext:value-type="string">
            <text:p>a19sarasoen</text:p>
          </table:table-cell>
          <table:table-cell table:formula="of:=LEN([.K146])" office:value-type="float" office:value="11" calcext:value-type="float">
            <text:p>11</text:p>
          </table:table-cell>
          <table:table-cell table:formula="of:=[.K146]" office:value-type="string" office:string-value="a19sarasoen" calcext:value-type="string">
            <text:p>a19sarasoen</text:p>
          </table:table-cell>
          <table:table-cell office:value-type="string" calcext:value-type="string">
            <text:p>[,Yjo4VoEX</text:p>
          </table:table-cell>
          <table:table-cell table:style-name="ce2" office:value-type="string" calcext:value-type="string">
            <text:p>14/06/200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21041453</text:p>
          </table:table-cell>
          <table:table-cell office:value-type="string" calcext:value-type="string">
            <text:p>40 Polworth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  <table:table-cell office:value-type="string" calcext:value-type="string">
            <text:p>ia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ios</text:p>
          </table:table-cell>
          <table:table-cell office:value-type="string" calcext:value-type="string">
            <text:p>Álvarez-Rúa</text:p>
          </table:table-cell>
          <table:table-cell office:value-type="string" calcext:value-type="string">
            <text:p>Paula María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María</text:p>
          </table:table-cell>
          <table:table-cell/>
          <table:table-cell table:formula="of:=CONCATENATE([.D147];LEFT([.E147];2);LEFT([.F147];2);LEFT([.A147];2);LEFT([.B147];2))" office:value-type="string" office:string-value="PaulaMaDiÁl" calcext:value-type="string">
            <text:p>PaulaMaDiÁl</text:p>
          </table:table-cell>
          <table:table-cell table:formula="of:=LOWER([.G147])" office:value-type="string" office:string-value="paulamadiál" calcext:value-type="string">
            <text:p>paulamadiál</text:p>
          </table:table-cell>
          <table:table-cell table:formula="of:=SUBSTITUTE(SUBSTITUTE(SUBSTITUTE(SUBSTITUTE(SUBSTITUTE([.H147];&quot;á&quot;;&quot;a&quot;);&quot;é&quot;;&quot;e&quot;);&quot;í&quot;;&quot;i&quot;);&quot;ó&quot;;&quot;o&quot;);&quot;ú&quot;;&quot;u&quot;)" office:value-type="string" office:string-value="paulamadial" calcext:value-type="string">
            <text:p>paulamadial</text:p>
          </table:table-cell>
          <table:table-cell office:value-type="float" office:value="21" calcext:value-type="float">
            <text:p>21</text:p>
          </table:table-cell>
          <table:table-cell table:formula="of:=CONCATENATE(&quot;a&quot;;[.J147];[.I147])" office:value-type="string" office:string-value="a21paulamadial" calcext:value-type="string">
            <text:p>a21paulamadial</text:p>
          </table:table-cell>
          <table:table-cell table:formula="of:=LEN([.K147])" office:value-type="float" office:value="14" calcext:value-type="float">
            <text:p>14</text:p>
          </table:table-cell>
          <table:table-cell table:formula="of:=[.K147]" office:value-type="string" office:string-value="a21paulamadial" calcext:value-type="string">
            <text:p>a21paulamadial</text:p>
          </table:table-cell>
          <table:table-cell office:value-type="string" calcext:value-type="string">
            <text:p>4C9NXpA*a@</text:p>
          </table:table-cell>
          <table:table-cell table:style-name="ce2" office:value-type="string" calcext:value-type="string">
            <text:p>09/06/200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77777088</text:p>
          </table:table-cell>
          <table:table-cell office:value-type="string" calcext:value-type="string">
            <text:p>Geralddean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odríguez</text:p>
          </table:table-cell>
          <table:table-cell office:value-type="string" calcext:value-type="string">
            <text:p>Andion</text:p>
          </table:table-cell>
          <table:table-cell table:number-columns-repeated="2" office:value-type="string" calcext:value-type="string">
            <text:p>Andrea</text:p>
          </table:table-cell>
          <table:table-cell table:number-columns-repeated="2"/>
          <table:table-cell table:formula="of:=CONCATENATE([.D148];LEFT([.E148];2);LEFT([.F148];2);LEFT([.A148];2);LEFT([.B148];2))" office:value-type="string" office:string-value="AndreaRoAn" calcext:value-type="string">
            <text:p>AndreaRoAn</text:p>
          </table:table-cell>
          <table:table-cell table:formula="of:=LOWER([.G148])" office:value-type="string" office:string-value="andrearoan" calcext:value-type="string">
            <text:p>andrearoan</text:p>
          </table:table-cell>
          <table:table-cell table:formula="of:=SUBSTITUTE(SUBSTITUTE(SUBSTITUTE(SUBSTITUTE(SUBSTITUTE([.H148];&quot;á&quot;;&quot;a&quot;);&quot;é&quot;;&quot;e&quot;);&quot;í&quot;;&quot;i&quot;);&quot;ó&quot;;&quot;o&quot;);&quot;ú&quot;;&quot;u&quot;)" office:value-type="string" office:string-value="andrearoan" calcext:value-type="string">
            <text:p>andrearoan</text:p>
          </table:table-cell>
          <table:table-cell office:value-type="float" office:value="19" calcext:value-type="float">
            <text:p>19</text:p>
          </table:table-cell>
          <table:table-cell table:formula="of:=CONCATENATE(&quot;a&quot;;[.J148];[.I148])" office:value-type="string" office:string-value="a19andrearoan" calcext:value-type="string">
            <text:p>a19andrearoan</text:p>
          </table:table-cell>
          <table:table-cell table:formula="of:=LEN([.K148])" office:value-type="float" office:value="13" calcext:value-type="float">
            <text:p>13</text:p>
          </table:table-cell>
          <table:table-cell table:formula="of:=[.K148]" office:value-type="string" office:string-value="a19andrearoan" calcext:value-type="string">
            <text:p>a19andrearoan</text:p>
          </table:table-cell>
          <table:table-cell office:value-type="string" calcext:value-type="string">
            <text:p>-9@V*ThJzh</text:p>
          </table:table-cell>
          <table:table-cell table:style-name="ce2" office:value-type="string" calcext:value-type="string">
            <text:p>05/04/1998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732065555</text:p>
          </table:table-cell>
          <table:table-cell office:value-type="string" calcext:value-type="string">
            <text:p>3 Hurstlands</text:p>
          </table:table-cell>
          <table:table-cell office:value-type="string" calcext:value-type="string">
            <text:p>Gondomar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lonso</text:p>
          </table:table-cell>
          <table:table-cell office:value-type="string" calcext:value-type="string">
            <text:p>Cebrián</text:p>
          </table:table-cell>
          <table:table-cell table:number-columns-repeated="2" office:value-type="string" calcext:value-type="string">
            <text:p>Andrea</text:p>
          </table:table-cell>
          <table:table-cell table:number-columns-repeated="2"/>
          <table:table-cell table:formula="of:=CONCATENATE([.D149];LEFT([.E149];2);LEFT([.F149];2);LEFT([.A149];2);LEFT([.B149];2))" office:value-type="string" office:string-value="AndreaAlCe" calcext:value-type="string">
            <text:p>AndreaAlCe</text:p>
          </table:table-cell>
          <table:table-cell table:formula="of:=LOWER([.G149])" office:value-type="string" office:string-value="andreaalce" calcext:value-type="string">
            <text:p>andreaalce</text:p>
          </table:table-cell>
          <table:table-cell table:formula="of:=SUBSTITUTE(SUBSTITUTE(SUBSTITUTE(SUBSTITUTE(SUBSTITUTE([.H149];&quot;á&quot;;&quot;a&quot;);&quot;é&quot;;&quot;e&quot;);&quot;í&quot;;&quot;i&quot;);&quot;ó&quot;;&quot;o&quot;);&quot;ú&quot;;&quot;u&quot;)" office:value-type="string" office:string-value="andreaalce" calcext:value-type="string">
            <text:p>andreaalce</text:p>
          </table:table-cell>
          <table:table-cell office:value-type="float" office:value="19" calcext:value-type="float">
            <text:p>19</text:p>
          </table:table-cell>
          <table:table-cell table:formula="of:=CONCATENATE(&quot;a&quot;;[.J149];[.I149])" office:value-type="string" office:string-value="a19andreaalce" calcext:value-type="string">
            <text:p>a19andreaalce</text:p>
          </table:table-cell>
          <table:table-cell table:formula="of:=LEN([.K149])" office:value-type="float" office:value="13" calcext:value-type="float">
            <text:p>13</text:p>
          </table:table-cell>
          <table:table-cell table:formula="of:=[.K149]" office:value-type="string" office:string-value="a19andreaalce" calcext:value-type="string">
            <text:p>a19andreaalce</text:p>
          </table:table-cell>
          <table:table-cell office:value-type="string" calcext:value-type="string">
            <text:p>NCc4{rcNef</text:p>
          </table:table-cell>
          <table:table-cell table:style-name="ce2" office:value-type="string" calcext:value-type="string">
            <text:p>19/11/199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38376419</text:p>
          </table:table-cell>
          <table:table-cell office:value-type="string" calcext:value-type="string">
            <text:p>77 Roughwood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antomé</text:p>
          </table:table-cell>
          <table:table-cell office:value-type="string" calcext:value-type="string">
            <text:p>Espino</text:p>
          </table:table-cell>
          <table:table-cell table:number-columns-repeated="2" office:value-type="string" calcext:value-type="string">
            <text:p>Pablo</text:p>
          </table:table-cell>
          <table:table-cell table:number-columns-repeated="2"/>
          <table:table-cell table:formula="of:=CONCATENATE([.D150];LEFT([.E150];2);LEFT([.F150];2);LEFT([.A150];2);LEFT([.B150];2))" office:value-type="string" office:string-value="PabloSaEs" calcext:value-type="string">
            <text:p>PabloSaEs</text:p>
          </table:table-cell>
          <table:table-cell table:formula="of:=LOWER([.G150])" office:value-type="string" office:string-value="pablosaes" calcext:value-type="string">
            <text:p>pablosaes</text:p>
          </table:table-cell>
          <table:table-cell table:formula="of:=SUBSTITUTE(SUBSTITUTE(SUBSTITUTE(SUBSTITUTE(SUBSTITUTE([.H150];&quot;á&quot;;&quot;a&quot;);&quot;é&quot;;&quot;e&quot;);&quot;í&quot;;&quot;i&quot;);&quot;ó&quot;;&quot;o&quot;);&quot;ú&quot;;&quot;u&quot;)" office:value-type="string" office:string-value="pablosaes" calcext:value-type="string">
            <text:p>pablosaes</text:p>
          </table:table-cell>
          <table:table-cell office:value-type="float" office:value="21" calcext:value-type="float">
            <text:p>21</text:p>
          </table:table-cell>
          <table:table-cell table:formula="of:=CONCATENATE(&quot;a&quot;;[.J150];[.I150])" office:value-type="string" office:string-value="a21pablosaes" calcext:value-type="string">
            <text:p>a21pablosaes</text:p>
          </table:table-cell>
          <table:table-cell table:formula="of:=LEN([.K150])" office:value-type="float" office:value="12" calcext:value-type="float">
            <text:p>12</text:p>
          </table:table-cell>
          <table:table-cell table:formula="of:=[.K150]" office:value-type="string" office:string-value="a21pablosaes" calcext:value-type="string">
            <text:p>a21pablosaes</text:p>
          </table:table-cell>
          <table:table-cell office:value-type="string" calcext:value-type="string">
            <text:p>VM=Vnv3hE+</text:p>
          </table:table-cell>
          <table:table-cell table:style-name="ce2" office:value-type="string" calcext:value-type="string">
            <text:p>13/06/197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90601154</text:p>
          </table:table-cell>
          <table:table-cell office:value-type="string" calcext:value-type="string">
            <text:p>Wellington Arms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lonso</text:p>
          </table:table-cell>
          <table:table-cell office:value-type="string" calcext:value-type="string">
            <text:p>Sanchez</text:p>
          </table:table-cell>
          <table:table-cell table:number-columns-repeated="2" office:value-type="string" calcext:value-type="string">
            <text:p>Joel</text:p>
          </table:table-cell>
          <table:table-cell table:number-columns-repeated="2"/>
          <table:table-cell table:formula="of:=CONCATENATE([.D151];LEFT([.E151];2);LEFT([.F151];2);LEFT([.A151];2);LEFT([.B151];2))" office:value-type="string" office:string-value="JoelAlSa" calcext:value-type="string">
            <text:p>JoelAlSa</text:p>
          </table:table-cell>
          <table:table-cell table:formula="of:=LOWER([.G151])" office:value-type="string" office:string-value="joelalsa" calcext:value-type="string">
            <text:p>joelalsa</text:p>
          </table:table-cell>
          <table:table-cell table:formula="of:=SUBSTITUTE(SUBSTITUTE(SUBSTITUTE(SUBSTITUTE(SUBSTITUTE([.H151];&quot;á&quot;;&quot;a&quot;);&quot;é&quot;;&quot;e&quot;);&quot;í&quot;;&quot;i&quot;);&quot;ó&quot;;&quot;o&quot;);&quot;ú&quot;;&quot;u&quot;)" office:value-type="string" office:string-value="joelalsa" calcext:value-type="string">
            <text:p>joelalsa</text:p>
          </table:table-cell>
          <table:table-cell office:value-type="float" office:value="21" calcext:value-type="float">
            <text:p>21</text:p>
          </table:table-cell>
          <table:table-cell table:formula="of:=CONCATENATE(&quot;a&quot;;[.J151];[.I151])" office:value-type="string" office:string-value="a21joelalsa" calcext:value-type="string">
            <text:p>a21joelalsa</text:p>
          </table:table-cell>
          <table:table-cell table:formula="of:=LEN([.K151])" office:value-type="float" office:value="11" calcext:value-type="float">
            <text:p>11</text:p>
          </table:table-cell>
          <table:table-cell table:formula="of:=[.K151]" office:value-type="string" office:string-value="a21joelalsa" calcext:value-type="string">
            <text:p>a21joelalsa</text:p>
          </table:table-cell>
          <table:table-cell office:value-type="string" calcext:value-type="string">
            <text:p>Fi9,gFN9tn</text:p>
          </table:table-cell>
          <table:table-cell table:style-name="ce2" office:value-type="string" calcext:value-type="string">
            <text:p>09/02/199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39772562</text:p>
          </table:table-cell>
          <table:table-cell office:value-type="string" calcext:value-type="string">
            <text:p>Genista</text:p>
          </table:table-cell>
          <table:table-cell office:value-type="string" calcext:value-type="string">
            <text:p>Mondariz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Iglesias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Sheila Nayare</text:p>
          </table:table-cell>
          <table:table-cell office:value-type="string" calcext:value-type="string">
            <text:p>Sheila</text:p>
          </table:table-cell>
          <table:table-cell office:value-type="string" calcext:value-type="string">
            <text:p>Nayare</text:p>
          </table:table-cell>
          <table:table-cell/>
          <table:table-cell table:formula="of:=CONCATENATE([.D152];LEFT([.E152];2);LEFT([.F152];2);LEFT([.A152];2);LEFT([.B152];2))" office:value-type="string" office:string-value="SheilaNaIgRo" calcext:value-type="string">
            <text:p>SheilaNaIgRo</text:p>
          </table:table-cell>
          <table:table-cell table:formula="of:=LOWER([.G152])" office:value-type="string" office:string-value="sheilanaigro" calcext:value-type="string">
            <text:p>sheilanaigro</text:p>
          </table:table-cell>
          <table:table-cell table:formula="of:=SUBSTITUTE(SUBSTITUTE(SUBSTITUTE(SUBSTITUTE(SUBSTITUTE([.H152];&quot;á&quot;;&quot;a&quot;);&quot;é&quot;;&quot;e&quot;);&quot;í&quot;;&quot;i&quot;);&quot;ó&quot;;&quot;o&quot;);&quot;ú&quot;;&quot;u&quot;)" office:value-type="string" office:string-value="sheilanaigro" calcext:value-type="string">
            <text:p>sheilanaigro</text:p>
          </table:table-cell>
          <table:table-cell office:value-type="float" office:value="19" calcext:value-type="float">
            <text:p>19</text:p>
          </table:table-cell>
          <table:table-cell table:formula="of:=CONCATENATE(&quot;a&quot;;[.J152];[.I152])" office:value-type="string" office:string-value="a19sheilanaigro" calcext:value-type="string">
            <text:p>a19sheilanaigro</text:p>
          </table:table-cell>
          <table:table-cell table:formula="of:=LEN([.K152])" office:value-type="float" office:value="15" calcext:value-type="float">
            <text:p>15</text:p>
          </table:table-cell>
          <table:table-cell table:formula="of:=[.K152]" office:value-type="string" office:string-value="a19sheilanaigro" calcext:value-type="string">
            <text:p>a19sheilanaigro</text:p>
          </table:table-cell>
          <table:table-cell office:value-type="string" calcext:value-type="string">
            <text:p>d]K-bxim3@</text:p>
          </table:table-cell>
          <table:table-cell table:style-name="ce2" office:value-type="string" calcext:value-type="string">
            <text:p>27/09/200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88044226</text:p>
          </table:table-cell>
          <table:table-cell office:value-type="string" calcext:value-type="string">
            <text:p>11 Well Street</text:p>
          </table:table-cell>
          <table:table-cell office:value-type="string" calcext:value-type="string">
            <text:p>Pontevedra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ovoa</text:p>
          </table:table-cell>
          <table:table-cell office:value-type="string" calcext:value-type="string">
            <text:p>Otero</text:p>
          </table:table-cell>
          <table:table-cell table:number-columns-repeated="2" office:value-type="string" calcext:value-type="string">
            <text:p>Ainhoa</text:p>
          </table:table-cell>
          <table:table-cell table:number-columns-repeated="2"/>
          <table:table-cell table:formula="of:=CONCATENATE([.D153];LEFT([.E153];2);LEFT([.F153];2);LEFT([.A153];2);LEFT([.B153];2))" office:value-type="string" office:string-value="AinhoaNoOt" calcext:value-type="string">
            <text:p>AinhoaNoOt</text:p>
          </table:table-cell>
          <table:table-cell table:formula="of:=LOWER([.G153])" office:value-type="string" office:string-value="ainhoanoot" calcext:value-type="string">
            <text:p>ainhoanoot</text:p>
          </table:table-cell>
          <table:table-cell table:formula="of:=SUBSTITUTE(SUBSTITUTE(SUBSTITUTE(SUBSTITUTE(SUBSTITUTE([.H153];&quot;á&quot;;&quot;a&quot;);&quot;é&quot;;&quot;e&quot;);&quot;í&quot;;&quot;i&quot;);&quot;ó&quot;;&quot;o&quot;);&quot;ú&quot;;&quot;u&quot;)" office:value-type="string" office:string-value="ainhoanoot" calcext:value-type="string">
            <text:p>ainhoanoot</text:p>
          </table:table-cell>
          <table:table-cell office:value-type="float" office:value="20" calcext:value-type="float">
            <text:p>20</text:p>
          </table:table-cell>
          <table:table-cell table:formula="of:=CONCATENATE(&quot;a&quot;;[.J153];[.I153])" office:value-type="string" office:string-value="a20ainhoanoot" calcext:value-type="string">
            <text:p>a20ainhoanoot</text:p>
          </table:table-cell>
          <table:table-cell table:formula="of:=LEN([.K153])" office:value-type="float" office:value="13" calcext:value-type="float">
            <text:p>13</text:p>
          </table:table-cell>
          <table:table-cell table:formula="of:=[.K153]" office:value-type="string" office:string-value="a20ainhoanoot" calcext:value-type="string">
            <text:p>a20ainhoanoot</text:p>
          </table:table-cell>
          <table:table-cell office:value-type="string" calcext:value-type="string">
            <text:p>pa}XaFdz9@</text:p>
          </table:table-cell>
          <table:table-cell table:style-name="ce2" office:value-type="string" calcext:value-type="string">
            <text:p>27/04/199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46142354</text:p>
          </table:table-cell>
          <table:table-cell office:value-type="string" calcext:value-type="string">
            <text:p>8 Villa Plac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  <table:table-cell office:value-type="string" calcext:value-type="string">
            <text:p>ia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stos</text:p>
          </table:table-cell>
          <table:table-cell office:value-type="string" calcext:value-type="string">
            <text:p>Costas</text:p>
          </table:table-cell>
          <table:table-cell table:number-columns-repeated="2" office:value-type="string" calcext:value-type="string">
            <text:p>Lucas</text:p>
          </table:table-cell>
          <table:table-cell table:number-columns-repeated="2"/>
          <table:table-cell table:formula="of:=CONCATENATE([.D154];LEFT([.E154];2);LEFT([.F154];2);LEFT([.A154];2);LEFT([.B154];2))" office:value-type="string" office:string-value="LucasBaCo" calcext:value-type="string">
            <text:p>LucasBaCo</text:p>
          </table:table-cell>
          <table:table-cell table:formula="of:=LOWER([.G154])" office:value-type="string" office:string-value="lucasbaco" calcext:value-type="string">
            <text:p>lucasbaco</text:p>
          </table:table-cell>
          <table:table-cell table:formula="of:=SUBSTITUTE(SUBSTITUTE(SUBSTITUTE(SUBSTITUTE(SUBSTITUTE([.H154];&quot;á&quot;;&quot;a&quot;);&quot;é&quot;;&quot;e&quot;);&quot;í&quot;;&quot;i&quot;);&quot;ó&quot;;&quot;o&quot;);&quot;ú&quot;;&quot;u&quot;)" office:value-type="string" office:string-value="lucasbaco" calcext:value-type="string">
            <text:p>lucasbaco</text:p>
          </table:table-cell>
          <table:table-cell office:value-type="float" office:value="20" calcext:value-type="float">
            <text:p>20</text:p>
          </table:table-cell>
          <table:table-cell table:formula="of:=CONCATENATE(&quot;a&quot;;[.J154];[.I154])" office:value-type="string" office:string-value="a20lucasbaco" calcext:value-type="string">
            <text:p>a20lucasbaco</text:p>
          </table:table-cell>
          <table:table-cell table:formula="of:=LEN([.K154])" office:value-type="float" office:value="12" calcext:value-type="float">
            <text:p>12</text:p>
          </table:table-cell>
          <table:table-cell table:formula="of:=[.K154]" office:value-type="string" office:string-value="a20lucasbaco" calcext:value-type="string">
            <text:p>a20lucasbaco</text:p>
          </table:table-cell>
          <table:table-cell office:value-type="string" calcext:value-type="string">
            <text:p>Vgq+9i{WFY</text:p>
          </table:table-cell>
          <table:table-cell table:style-name="ce2" office:value-type="string" calcext:value-type="string">
            <text:p>11/06/199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15656214</text:p>
          </table:table-cell>
          <table:table-cell office:value-type="string" calcext:value-type="string">
            <text:p>Cosy Cottag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  <table:table-cell office:value-type="string" calcext:value-type="string">
            <text:p>ia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illar</text:p>
          </table:table-cell>
          <table:table-cell office:value-type="string" calcext:value-type="string">
            <text:p>Pousa</text:p>
          </table:table-cell>
          <table:table-cell table:number-columns-repeated="2" office:value-type="string" calcext:value-type="string">
            <text:p>Belén</text:p>
          </table:table-cell>
          <table:table-cell table:number-columns-repeated="2"/>
          <table:table-cell table:formula="of:=CONCATENATE([.D155];LEFT([.E155];2);LEFT([.F155];2);LEFT([.A155];2);LEFT([.B155];2))" office:value-type="string" office:string-value="BelénViPo" calcext:value-type="string">
            <text:p>BelénViPo</text:p>
          </table:table-cell>
          <table:table-cell table:formula="of:=LOWER([.G155])" office:value-type="string" office:string-value="belénvipo" calcext:value-type="string">
            <text:p>belénvipo</text:p>
          </table:table-cell>
          <table:table-cell table:formula="of:=SUBSTITUTE(SUBSTITUTE(SUBSTITUTE(SUBSTITUTE(SUBSTITUTE([.H155];&quot;á&quot;;&quot;a&quot;);&quot;é&quot;;&quot;e&quot;);&quot;í&quot;;&quot;i&quot;);&quot;ó&quot;;&quot;o&quot;);&quot;ú&quot;;&quot;u&quot;)" office:value-type="string" office:string-value="belenvipo" calcext:value-type="string">
            <text:p>belenvipo</text:p>
          </table:table-cell>
          <table:table-cell office:value-type="float" office:value="18" calcext:value-type="float">
            <text:p>18</text:p>
          </table:table-cell>
          <table:table-cell table:formula="of:=CONCATENATE(&quot;a&quot;;[.J155];[.I155])" office:value-type="string" office:string-value="a18belenvipo" calcext:value-type="string">
            <text:p>a18belenvipo</text:p>
          </table:table-cell>
          <table:table-cell table:formula="of:=LEN([.K155])" office:value-type="float" office:value="12" calcext:value-type="float">
            <text:p>12</text:p>
          </table:table-cell>
          <table:table-cell table:formula="of:=[.K155]" office:value-type="string" office:string-value="a18belenvipo" calcext:value-type="string">
            <text:p>a18belenvipo</text:p>
          </table:table-cell>
          <table:table-cell office:value-type="string" calcext:value-type="string">
            <text:p>o*rvL3j|Nc</text:p>
          </table:table-cell>
          <table:table-cell table:style-name="ce2" office:value-type="string" calcext:value-type="string">
            <text:p>16/08/199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47713664</text:p>
          </table:table-cell>
          <table:table-cell office:value-type="string" calcext:value-type="string">
            <text:p>15 Holway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rela</text:p>
          </table:table-cell>
          <table:table-cell office:value-type="string" calcext:value-type="string">
            <text:p>Ferreira</text:p>
          </table:table-cell>
          <table:table-cell table:number-columns-repeated="2" office:value-type="string" calcext:value-type="string">
            <text:p>Yago</text:p>
          </table:table-cell>
          <table:table-cell table:number-columns-repeated="2"/>
          <table:table-cell table:formula="of:=CONCATENATE([.D156];LEFT([.E156];2);LEFT([.F156];2);LEFT([.A156];2);LEFT([.B156];2))" office:value-type="string" office:string-value="YagoVaFe" calcext:value-type="string">
            <text:p>YagoVaFe</text:p>
          </table:table-cell>
          <table:table-cell table:formula="of:=LOWER([.G156])" office:value-type="string" office:string-value="yagovafe" calcext:value-type="string">
            <text:p>yagovafe</text:p>
          </table:table-cell>
          <table:table-cell table:formula="of:=SUBSTITUTE(SUBSTITUTE(SUBSTITUTE(SUBSTITUTE(SUBSTITUTE([.H156];&quot;á&quot;;&quot;a&quot;);&quot;é&quot;;&quot;e&quot;);&quot;í&quot;;&quot;i&quot;);&quot;ó&quot;;&quot;o&quot;);&quot;ú&quot;;&quot;u&quot;)" office:value-type="string" office:string-value="yagovafe" calcext:value-type="string">
            <text:p>yagovafe</text:p>
          </table:table-cell>
          <table:table-cell office:value-type="float" office:value="19" calcext:value-type="float">
            <text:p>19</text:p>
          </table:table-cell>
          <table:table-cell table:formula="of:=CONCATENATE(&quot;a&quot;;[.J156];[.I156])" office:value-type="string" office:string-value="a19yagovafe" calcext:value-type="string">
            <text:p>a19yagovafe</text:p>
          </table:table-cell>
          <table:table-cell table:formula="of:=LEN([.K156])" office:value-type="float" office:value="11" calcext:value-type="float">
            <text:p>11</text:p>
          </table:table-cell>
          <table:table-cell table:formula="of:=[.K156]" office:value-type="string" office:string-value="a19yagovafe" calcext:value-type="string">
            <text:p>a19yagovafe</text:p>
          </table:table-cell>
          <table:table-cell office:value-type="string" calcext:value-type="string">
            <text:p>JNaU7|LsxH</text:p>
          </table:table-cell>
          <table:table-cell table:style-name="ce2" office:value-type="string" calcext:value-type="string">
            <text:p>29/08/1994</text:p>
          </table:table-cell>
          <table:table-cell office:value-type="string" calcext:value-type="string">
            <text:p>Arxentina</text:p>
          </table:table-cell>
          <table:table-cell office:value-type="string" calcext:value-type="string">
            <text:p>669142905</text:p>
          </table:table-cell>
          <table:table-cell office:value-type="string" calcext:value-type="string">
            <text:p>7 Little Plough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inahuaman</text:p>
          </table:table-cell>
          <table:table-cell office:value-type="string" calcext:value-type="string">
            <text:p>Fernández</text:p>
          </table:table-cell>
          <table:table-cell table:number-columns-repeated="2" office:value-type="string" calcext:value-type="string">
            <text:p>Ángel</text:p>
          </table:table-cell>
          <table:table-cell table:number-columns-repeated="2"/>
          <table:table-cell table:formula="of:=CONCATENATE([.D157];LEFT([.E157];2);LEFT([.F157];2);LEFT([.A157];2);LEFT([.B157];2))" office:value-type="string" office:string-value="ÁngelNiFe" calcext:value-type="string">
            <text:p>ÁngelNiFe</text:p>
          </table:table-cell>
          <table:table-cell table:formula="of:=LOWER([.G157])" office:value-type="string" office:string-value="ángelnife" calcext:value-type="string">
            <text:p>ángelnife</text:p>
          </table:table-cell>
          <table:table-cell table:formula="of:=SUBSTITUTE(SUBSTITUTE(SUBSTITUTE(SUBSTITUTE(SUBSTITUTE([.H157];&quot;á&quot;;&quot;a&quot;);&quot;é&quot;;&quot;e&quot;);&quot;í&quot;;&quot;i&quot;);&quot;ó&quot;;&quot;o&quot;);&quot;ú&quot;;&quot;u&quot;)" office:value-type="string" office:string-value="angelnife" calcext:value-type="string">
            <text:p>angelnife</text:p>
          </table:table-cell>
          <table:table-cell office:value-type="float" office:value="18" calcext:value-type="float">
            <text:p>18</text:p>
          </table:table-cell>
          <table:table-cell table:formula="of:=CONCATENATE(&quot;a&quot;;[.J157];[.I157])" office:value-type="string" office:string-value="a18angelnife" calcext:value-type="string">
            <text:p>a18angelnife</text:p>
          </table:table-cell>
          <table:table-cell table:formula="of:=LEN([.K157])" office:value-type="float" office:value="12" calcext:value-type="float">
            <text:p>12</text:p>
          </table:table-cell>
          <table:table-cell table:formula="of:=[.K157]" office:value-type="string" office:string-value="a18angelnife" calcext:value-type="string">
            <text:p>a18angelnife</text:p>
          </table:table-cell>
          <table:table-cell office:value-type="string" calcext:value-type="string">
            <text:p>h*iA-fu9cT</text:p>
          </table:table-cell>
          <table:table-cell table:style-name="ce2" office:value-type="string" calcext:value-type="string">
            <text:p>07/02/196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94110425</text:p>
          </table:table-cell>
          <table:table-cell office:value-type="string" calcext:value-type="string">
            <text:p>18 Lansdowne Plac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odríguez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Roberto Carlos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Carlos</text:p>
          </table:table-cell>
          <table:table-cell/>
          <table:table-cell table:formula="of:=CONCATENATE([.D158];LEFT([.E158];2);LEFT([.F158];2);LEFT([.A158];2);LEFT([.B158];2))" office:value-type="string" office:string-value="RobertoCaRoAn" calcext:value-type="string">
            <text:p>RobertoCaRoAn</text:p>
          </table:table-cell>
          <table:table-cell table:formula="of:=LOWER([.G158])" office:value-type="string" office:string-value="robertocaroan" calcext:value-type="string">
            <text:p>robertocaroan</text:p>
          </table:table-cell>
          <table:table-cell table:formula="of:=SUBSTITUTE(SUBSTITUTE(SUBSTITUTE(SUBSTITUTE(SUBSTITUTE([.H158];&quot;á&quot;;&quot;a&quot;);&quot;é&quot;;&quot;e&quot;);&quot;í&quot;;&quot;i&quot;);&quot;ó&quot;;&quot;o&quot;);&quot;ú&quot;;&quot;u&quot;)" office:value-type="string" office:string-value="robertocaroan" calcext:value-type="string">
            <text:p>robertocaroan</text:p>
          </table:table-cell>
          <table:table-cell office:value-type="float" office:value="20" calcext:value-type="float">
            <text:p>20</text:p>
          </table:table-cell>
          <table:table-cell table:formula="of:=CONCATENATE(&quot;a&quot;;[.J158];[.I158])" office:value-type="string" office:string-value="a20robertocaroan" calcext:value-type="string">
            <text:p>a20robertocaroan</text:p>
          </table:table-cell>
          <table:table-cell table:formula="of:=LEN([.K158])" office:value-type="float" office:value="16" calcext:value-type="float">
            <text:p>16</text:p>
          </table:table-cell>
          <table:table-cell table:formula="of:=[.K158]" office:value-type="string" office:string-value="a20robertocaroan" calcext:value-type="string">
            <text:p>a20robertocaroan</text:p>
          </table:table-cell>
          <table:table-cell office:value-type="string" calcext:value-type="string">
            <text:p>[@.]u9hhkV</text:p>
          </table:table-cell>
          <table:table-cell table:style-name="ce2" office:value-type="string" calcext:value-type="string">
            <text:p>21/05/1996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66007070</text:p>
          </table:table-cell>
          <table:table-cell office:value-type="string" calcext:value-type="string">
            <text:p>187D Southborough Lane</text:p>
          </table:table-cell>
          <table:table-cell office:value-type="string" calcext:value-type="string">
            <text:p>Pontevedra</text:p>
          </table:table-cell>
          <table:table-cell office:value-type="string" calcext:value-type="string">
            <text:p>(A)-Administración de sistemas informáticos en rede</text:p>
          </table:table-cell>
          <table:table-cell office:value-type="string" calcext:value-type="string">
            <text:p>ia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urillo</text:p>
          </table:table-cell>
          <table:table-cell office:value-type="string" calcext:value-type="string">
            <text:p>Paramio</text:p>
          </table:table-cell>
          <table:table-cell table:number-columns-repeated="2" office:value-type="string" calcext:value-type="string">
            <text:p>Tania</text:p>
          </table:table-cell>
          <table:table-cell table:number-columns-repeated="2"/>
          <table:table-cell table:formula="of:=CONCATENATE([.D159];LEFT([.E159];2);LEFT([.F159];2);LEFT([.A159];2);LEFT([.B159];2))" office:value-type="string" office:string-value="TaniaMuPa" calcext:value-type="string">
            <text:p>TaniaMuPa</text:p>
          </table:table-cell>
          <table:table-cell table:formula="of:=LOWER([.G159])" office:value-type="string" office:string-value="taniamupa" calcext:value-type="string">
            <text:p>taniamupa</text:p>
          </table:table-cell>
          <table:table-cell table:formula="of:=SUBSTITUTE(SUBSTITUTE(SUBSTITUTE(SUBSTITUTE(SUBSTITUTE([.H159];&quot;á&quot;;&quot;a&quot;);&quot;é&quot;;&quot;e&quot;);&quot;í&quot;;&quot;i&quot;);&quot;ó&quot;;&quot;o&quot;);&quot;ú&quot;;&quot;u&quot;)" office:value-type="string" office:string-value="taniamupa" calcext:value-type="string">
            <text:p>taniamupa</text:p>
          </table:table-cell>
          <table:table-cell office:value-type="float" office:value="18" calcext:value-type="float">
            <text:p>18</text:p>
          </table:table-cell>
          <table:table-cell table:formula="of:=CONCATENATE(&quot;a&quot;;[.J159];[.I159])" office:value-type="string" office:string-value="a18taniamupa" calcext:value-type="string">
            <text:p>a18taniamupa</text:p>
          </table:table-cell>
          <table:table-cell table:formula="of:=LEN([.K159])" office:value-type="float" office:value="12" calcext:value-type="float">
            <text:p>12</text:p>
          </table:table-cell>
          <table:table-cell table:formula="of:=[.K159]" office:value-type="string" office:string-value="a18taniamupa" calcext:value-type="string">
            <text:p>a18taniamupa</text:p>
          </table:table-cell>
          <table:table-cell office:value-type="string" calcext:value-type="string">
            <text:p>kt3jhe=oH-</text:p>
          </table:table-cell>
          <table:table-cell table:style-name="ce2" office:value-type="string" calcext:value-type="string">
            <text:p>03/01/1977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81576905</text:p>
          </table:table-cell>
          <table:table-cell office:value-type="string" calcext:value-type="string">
            <text:p>26 Low Leys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enol</text:p>
          </table:table-cell>
          <table:table-cell office:value-type="string" calcext:value-type="string">
            <text:p>Argibay</text:p>
          </table:table-cell>
          <table:table-cell table:number-columns-repeated="2" office:value-type="string" calcext:value-type="string">
            <text:p>Tania</text:p>
          </table:table-cell>
          <table:table-cell table:number-columns-repeated="2"/>
          <table:table-cell table:formula="of:=CONCATENATE([.D160];LEFT([.E160];2);LEFT([.F160];2);LEFT([.A160];2);LEFT([.B160];2))" office:value-type="string" office:string-value="TaniaGeAr" calcext:value-type="string">
            <text:p>TaniaGeAr</text:p>
          </table:table-cell>
          <table:table-cell table:formula="of:=LOWER([.G160])" office:value-type="string" office:string-value="taniagear" calcext:value-type="string">
            <text:p>taniagear</text:p>
          </table:table-cell>
          <table:table-cell table:formula="of:=SUBSTITUTE(SUBSTITUTE(SUBSTITUTE(SUBSTITUTE(SUBSTITUTE([.H160];&quot;á&quot;;&quot;a&quot;);&quot;é&quot;;&quot;e&quot;);&quot;í&quot;;&quot;i&quot;);&quot;ó&quot;;&quot;o&quot;);&quot;ú&quot;;&quot;u&quot;)" office:value-type="string" office:string-value="taniagear" calcext:value-type="string">
            <text:p>taniagear</text:p>
          </table:table-cell>
          <table:table-cell office:value-type="float" office:value="19" calcext:value-type="float">
            <text:p>19</text:p>
          </table:table-cell>
          <table:table-cell table:formula="of:=CONCATENATE(&quot;a&quot;;[.J160];[.I160])" office:value-type="string" office:string-value="a19taniagear" calcext:value-type="string">
            <text:p>a19taniagear</text:p>
          </table:table-cell>
          <table:table-cell table:formula="of:=LEN([.K160])" office:value-type="float" office:value="12" calcext:value-type="float">
            <text:p>12</text:p>
          </table:table-cell>
          <table:table-cell table:formula="of:=[.K160]" office:value-type="string" office:string-value="a19taniagear" calcext:value-type="string">
            <text:p>a19taniagear</text:p>
          </table:table-cell>
          <table:table-cell office:value-type="string" calcext:value-type="string">
            <text:p>UA.p4ec}T9</text:p>
          </table:table-cell>
          <table:table-cell table:style-name="ce2" office:value-type="string" calcext:value-type="string">
            <text:p>31/12/1999</text:p>
          </table:table-cell>
          <table:table-cell office:value-type="string" calcext:value-type="string">
            <text:p>Etiopía</text:p>
          </table:table-cell>
          <table:table-cell office:value-type="string" calcext:value-type="string">
            <text:p>744815012</text:p>
          </table:table-cell>
          <table:table-cell office:value-type="string" calcext:value-type="string">
            <text:p>4 Doris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imetre</text:p>
          </table:table-cell>
          <table:table-cell office:value-type="string" calcext:value-type="string">
            <text:p>Tobío</text:p>
          </table:table-cell>
          <table:table-cell office:value-type="string" calcext:value-type="string">
            <text:p>Carlos Javier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Javier</text:p>
          </table:table-cell>
          <table:table-cell/>
          <table:table-cell table:formula="of:=CONCATENATE([.D161];LEFT([.E161];2);LEFT([.F161];2);LEFT([.A161];2);LEFT([.B161];2))" office:value-type="string" office:string-value="CarlosJaLiTo" calcext:value-type="string">
            <text:p>CarlosJaLiTo</text:p>
          </table:table-cell>
          <table:table-cell table:formula="of:=LOWER([.G161])" office:value-type="string" office:string-value="carlosjalito" calcext:value-type="string">
            <text:p>carlosjalito</text:p>
          </table:table-cell>
          <table:table-cell table:formula="of:=SUBSTITUTE(SUBSTITUTE(SUBSTITUTE(SUBSTITUTE(SUBSTITUTE([.H161];&quot;á&quot;;&quot;a&quot;);&quot;é&quot;;&quot;e&quot;);&quot;í&quot;;&quot;i&quot;);&quot;ó&quot;;&quot;o&quot;);&quot;ú&quot;;&quot;u&quot;)" office:value-type="string" office:string-value="carlosjalito" calcext:value-type="string">
            <text:p>carlosjalito</text:p>
          </table:table-cell>
          <table:table-cell office:value-type="float" office:value="21" calcext:value-type="float">
            <text:p>21</text:p>
          </table:table-cell>
          <table:table-cell table:formula="of:=CONCATENATE(&quot;a&quot;;[.J161];[.I161])" office:value-type="string" office:string-value="a21carlosjalito" calcext:value-type="string">
            <text:p>a21carlosjalito</text:p>
          </table:table-cell>
          <table:table-cell table:formula="of:=LEN([.K161])" office:value-type="float" office:value="15" calcext:value-type="float">
            <text:p>15</text:p>
          </table:table-cell>
          <table:table-cell table:formula="of:=[.K161]" office:value-type="string" office:string-value="a21carlosjalito" calcext:value-type="string">
            <text:p>a21carlosjalito</text:p>
          </table:table-cell>
          <table:table-cell office:value-type="string" calcext:value-type="string">
            <text:p>FroE43,ENk</text:p>
          </table:table-cell>
          <table:table-cell table:style-name="ce2" office:value-type="string" calcext:value-type="string">
            <text:p>12/01/1998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744965759</text:p>
          </table:table-cell>
          <table:table-cell office:value-type="string" calcext:value-type="string">
            <text:p>5 St Marys Field</text:p>
          </table:table-cell>
          <table:table-cell office:value-type="string" calcext:value-type="string">
            <text:p>Pontevedra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breu</text:p>
          </table:table-cell>
          <table:table-cell office:value-type="string" calcext:value-type="string">
            <text:p>Gallego</text:p>
          </table:table-cell>
          <table:table-cell table:number-columns-repeated="2" office:value-type="string" calcext:value-type="string">
            <text:p>Susana</text:p>
          </table:table-cell>
          <table:table-cell table:number-columns-repeated="2"/>
          <table:table-cell table:formula="of:=CONCATENATE([.D162];LEFT([.E162];2);LEFT([.F162];2);LEFT([.A162];2);LEFT([.B162];2))" office:value-type="string" office:string-value="SusanaAbGa" calcext:value-type="string">
            <text:p>SusanaAbGa</text:p>
          </table:table-cell>
          <table:table-cell table:formula="of:=LOWER([.G162])" office:value-type="string" office:string-value="susanaabga" calcext:value-type="string">
            <text:p>susanaabga</text:p>
          </table:table-cell>
          <table:table-cell table:formula="of:=SUBSTITUTE(SUBSTITUTE(SUBSTITUTE(SUBSTITUTE(SUBSTITUTE([.H162];&quot;á&quot;;&quot;a&quot;);&quot;é&quot;;&quot;e&quot;);&quot;í&quot;;&quot;i&quot;);&quot;ó&quot;;&quot;o&quot;);&quot;ú&quot;;&quot;u&quot;)" office:value-type="string" office:string-value="susanaabga" calcext:value-type="string">
            <text:p>susanaabga</text:p>
          </table:table-cell>
          <table:table-cell office:value-type="float" office:value="18" calcext:value-type="float">
            <text:p>18</text:p>
          </table:table-cell>
          <table:table-cell table:formula="of:=CONCATENATE(&quot;a&quot;;[.J162];[.I162])" office:value-type="string" office:string-value="a18susanaabga" calcext:value-type="string">
            <text:p>a18susanaabga</text:p>
          </table:table-cell>
          <table:table-cell table:formula="of:=LEN([.K162])" office:value-type="float" office:value="13" calcext:value-type="float">
            <text:p>13</text:p>
          </table:table-cell>
          <table:table-cell table:formula="of:=[.K162]" office:value-type="string" office:string-value="a18susanaabga" calcext:value-type="string">
            <text:p>a18susanaabga</text:p>
          </table:table-cell>
          <table:table-cell office:value-type="string" calcext:value-type="string">
            <text:p>3tydkMe_W=</text:p>
          </table:table-cell>
          <table:table-cell table:style-name="ce2" office:value-type="string" calcext:value-type="string">
            <text:p>26/08/200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23088283</text:p>
          </table:table-cell>
          <table:table-cell office:value-type="string" calcext:value-type="string">
            <text:p>27 Cayley Promenad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idal</text:p>
          </table:table-cell>
          <table:table-cell office:value-type="string" calcext:value-type="string">
            <text:p>Pérez</text:p>
          </table:table-cell>
          <table:table-cell office:value-type="string" calcext:value-type="string">
            <text:p>Emiliano Gabriel</text:p>
          </table:table-cell>
          <table:table-cell office:value-type="string" calcext:value-type="string">
            <text:p>Emiliano</text:p>
          </table:table-cell>
          <table:table-cell office:value-type="string" calcext:value-type="string">
            <text:p>Gabriel</text:p>
          </table:table-cell>
          <table:table-cell/>
          <table:table-cell table:formula="of:=CONCATENATE([.D163];LEFT([.E163];2);LEFT([.F163];2);LEFT([.A163];2);LEFT([.B163];2))" office:value-type="string" office:string-value="EmilianoGaViPé" calcext:value-type="string">
            <text:p>EmilianoGaViPé</text:p>
          </table:table-cell>
          <table:table-cell table:formula="of:=LOWER([.G163])" office:value-type="string" office:string-value="emilianogavipé" calcext:value-type="string">
            <text:p>emilianogavipé</text:p>
          </table:table-cell>
          <table:table-cell table:formula="of:=SUBSTITUTE(SUBSTITUTE(SUBSTITUTE(SUBSTITUTE(SUBSTITUTE([.H163];&quot;á&quot;;&quot;a&quot;);&quot;é&quot;;&quot;e&quot;);&quot;í&quot;;&quot;i&quot;);&quot;ó&quot;;&quot;o&quot;);&quot;ú&quot;;&quot;u&quot;)" office:value-type="string" office:string-value="emilianogavipe" calcext:value-type="string">
            <text:p>emilianogavipe</text:p>
          </table:table-cell>
          <table:table-cell office:value-type="float" office:value="19" calcext:value-type="float">
            <text:p>19</text:p>
          </table:table-cell>
          <table:table-cell table:formula="of:=CONCATENATE(&quot;a&quot;;[.J163];[.I163])" office:value-type="string" office:string-value="a19emilianogavipe" calcext:value-type="string">
            <text:p>a19emilianogavipe</text:p>
          </table:table-cell>
          <table:table-cell table:formula="of:=LEN([.K163])" office:value-type="float" office:value="17" calcext:value-type="float">
            <text:p>17</text:p>
          </table:table-cell>
          <table:table-cell table:formula="of:=[.K163]" office:value-type="string" office:string-value="a19emilianogavipe" calcext:value-type="string">
            <text:p>a19emilianogavipe</text:p>
          </table:table-cell>
          <table:table-cell office:value-type="string" calcext:value-type="string">
            <text:p>J4X*]qf@kx</text:p>
          </table:table-cell>
          <table:table-cell table:style-name="ce2" office:value-type="string" calcext:value-type="string">
            <text:p>29/05/197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738231693</text:p>
          </table:table-cell>
          <table:table-cell office:value-type="string" calcext:value-type="string">
            <text:p>5 Pine Close</text:p>
          </table:table-cell>
          <table:table-cell office:value-type="string" calcext:value-type="string">
            <text:p>Cacabelos</text:p>
          </table:table-cell>
          <table:table-cell table:number-columns-repeated="2" office:value-type="string" calcext:value-type="string">
            <text:p>iib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eoage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Ana Livi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Livia</text:p>
          </table:table-cell>
          <table:table-cell/>
          <table:table-cell table:formula="of:=CONCATENATE([.D164];LEFT([.E164];2);LEFT([.F164];2);LEFT([.A164];2);LEFT([.B164];2))" office:value-type="string" office:string-value="AnaLiSeMa" calcext:value-type="string">
            <text:p>AnaLiSeMa</text:p>
          </table:table-cell>
          <table:table-cell table:formula="of:=LOWER([.G164])" office:value-type="string" office:string-value="analisema" calcext:value-type="string">
            <text:p>analisema</text:p>
          </table:table-cell>
          <table:table-cell table:formula="of:=SUBSTITUTE(SUBSTITUTE(SUBSTITUTE(SUBSTITUTE(SUBSTITUTE([.H164];&quot;á&quot;;&quot;a&quot;);&quot;é&quot;;&quot;e&quot;);&quot;í&quot;;&quot;i&quot;);&quot;ó&quot;;&quot;o&quot;);&quot;ú&quot;;&quot;u&quot;)" office:value-type="string" office:string-value="analisema" calcext:value-type="string">
            <text:p>analisema</text:p>
          </table:table-cell>
          <table:table-cell office:value-type="float" office:value="18" calcext:value-type="float">
            <text:p>18</text:p>
          </table:table-cell>
          <table:table-cell table:formula="of:=CONCATENATE(&quot;a&quot;;[.J164];[.I164])" office:value-type="string" office:string-value="a18analisema" calcext:value-type="string">
            <text:p>a18analisema</text:p>
          </table:table-cell>
          <table:table-cell table:formula="of:=LEN([.K164])" office:value-type="float" office:value="12" calcext:value-type="float">
            <text:p>12</text:p>
          </table:table-cell>
          <table:table-cell table:formula="of:=[.K164]" office:value-type="string" office:string-value="a18analisema" calcext:value-type="string">
            <text:p>a18analisema</text:p>
          </table:table-cell>
          <table:table-cell office:value-type="string" calcext:value-type="string">
            <text:p>AJ4vV*jp]K</text:p>
          </table:table-cell>
          <table:table-cell table:style-name="ce2" office:value-type="string" calcext:value-type="string">
            <text:p>14/11/2002</text:p>
          </table:table-cell>
          <table:table-cell office:value-type="string" calcext:value-type="string">
            <text:p>Perú</text:p>
          </table:table-cell>
          <table:table-cell office:value-type="string" calcext:value-type="string">
            <text:p>721268905</text:p>
          </table:table-cell>
          <table:table-cell office:value-type="string" calcext:value-type="string">
            <text:p>The Yews</text:p>
          </table:table-cell>
          <table:table-cell office:value-type="string" calcext:value-type="string">
            <text:p>Ponteareas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íos</text:p>
          </table:table-cell>
          <table:table-cell office:value-type="string" calcext:value-type="string">
            <text:p>Barcia</text:p>
          </table:table-cell>
          <table:table-cell table:number-columns-repeated="2" office:value-type="string" calcext:value-type="string">
            <text:p>Candela</text:p>
          </table:table-cell>
          <table:table-cell table:number-columns-repeated="2"/>
          <table:table-cell table:formula="of:=CONCATENATE([.D165];LEFT([.E165];2);LEFT([.F165];2);LEFT([.A165];2);LEFT([.B165];2))" office:value-type="string" office:string-value="CandelaRíBa" calcext:value-type="string">
            <text:p>CandelaRíBa</text:p>
          </table:table-cell>
          <table:table-cell table:formula="of:=LOWER([.G165])" office:value-type="string" office:string-value="candelaríba" calcext:value-type="string">
            <text:p>candelaríba</text:p>
          </table:table-cell>
          <table:table-cell table:formula="of:=SUBSTITUTE(SUBSTITUTE(SUBSTITUTE(SUBSTITUTE(SUBSTITUTE([.H165];&quot;á&quot;;&quot;a&quot;);&quot;é&quot;;&quot;e&quot;);&quot;í&quot;;&quot;i&quot;);&quot;ó&quot;;&quot;o&quot;);&quot;ú&quot;;&quot;u&quot;)" office:value-type="string" office:string-value="candelariba" calcext:value-type="string">
            <text:p>candelariba</text:p>
          </table:table-cell>
          <table:table-cell office:value-type="float" office:value="21" calcext:value-type="float">
            <text:p>21</text:p>
          </table:table-cell>
          <table:table-cell table:formula="of:=CONCATENATE(&quot;a&quot;;[.J165];[.I165])" office:value-type="string" office:string-value="a21candelariba" calcext:value-type="string">
            <text:p>a21candelariba</text:p>
          </table:table-cell>
          <table:table-cell table:formula="of:=LEN([.K165])" office:value-type="float" office:value="14" calcext:value-type="float">
            <text:p>14</text:p>
          </table:table-cell>
          <table:table-cell table:formula="of:=[.K165]" office:value-type="string" office:string-value="a21candelariba" calcext:value-type="string">
            <text:p>a21candelariba</text:p>
          </table:table-cell>
          <table:table-cell office:value-type="string" calcext:value-type="string">
            <text:p>mPX3=V,c-J</text:p>
          </table:table-cell>
          <table:table-cell table:style-name="ce2" office:value-type="string" calcext:value-type="string">
            <text:p>28/02/1988</text:p>
          </table:table-cell>
          <table:table-cell office:value-type="string" calcext:value-type="string">
            <text:p>Suíza</text:p>
          </table:table-cell>
          <table:table-cell office:value-type="string" calcext:value-type="string">
            <text:p>636728515</text:p>
          </table:table-cell>
          <table:table-cell office:value-type="string" calcext:value-type="string">
            <text:p>Trendeal Cottag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ndré</text:p>
          </table:table-cell>
          <table:table-cell office:value-type="string" calcext:value-type="string">
            <text:p>Insfran</text:p>
          </table:table-cell>
          <table:table-cell table:number-columns-repeated="2" office:value-type="string" calcext:value-type="string">
            <text:p>Aymara</text:p>
          </table:table-cell>
          <table:table-cell table:number-columns-repeated="2"/>
          <table:table-cell table:formula="of:=CONCATENATE([.D166];LEFT([.E166];2);LEFT([.F166];2);LEFT([.A166];2);LEFT([.B166];2))" office:value-type="string" office:string-value="AymaraAnIn" calcext:value-type="string">
            <text:p>AymaraAnIn</text:p>
          </table:table-cell>
          <table:table-cell table:formula="of:=LOWER([.G166])" office:value-type="string" office:string-value="aymaraanin" calcext:value-type="string">
            <text:p>aymaraanin</text:p>
          </table:table-cell>
          <table:table-cell table:formula="of:=SUBSTITUTE(SUBSTITUTE(SUBSTITUTE(SUBSTITUTE(SUBSTITUTE([.H166];&quot;á&quot;;&quot;a&quot;);&quot;é&quot;;&quot;e&quot;);&quot;í&quot;;&quot;i&quot;);&quot;ó&quot;;&quot;o&quot;);&quot;ú&quot;;&quot;u&quot;)" office:value-type="string" office:string-value="aymaraanin" calcext:value-type="string">
            <text:p>aymaraanin</text:p>
          </table:table-cell>
          <table:table-cell office:value-type="float" office:value="21" calcext:value-type="float">
            <text:p>21</text:p>
          </table:table-cell>
          <table:table-cell table:formula="of:=CONCATENATE(&quot;a&quot;;[.J166];[.I166])" office:value-type="string" office:string-value="a21aymaraanin" calcext:value-type="string">
            <text:p>a21aymaraanin</text:p>
          </table:table-cell>
          <table:table-cell table:formula="of:=LEN([.K166])" office:value-type="float" office:value="13" calcext:value-type="float">
            <text:p>13</text:p>
          </table:table-cell>
          <table:table-cell table:formula="of:=[.K166]" office:value-type="string" office:string-value="a21aymaraanin" calcext:value-type="string">
            <text:p>a21aymaraanin</text:p>
          </table:table-cell>
          <table:table-cell office:value-type="string" calcext:value-type="string">
            <text:p>_7dCJ@u4H=</text:p>
          </table:table-cell>
          <table:table-cell table:style-name="ce2" office:value-type="string" calcext:value-type="string">
            <text:p>23/11/1993</text:p>
          </table:table-cell>
          <table:table-cell office:value-type="string" calcext:value-type="string">
            <text:p>Uruguai</text:p>
          </table:table-cell>
          <table:table-cell office:value-type="string" calcext:value-type="string">
            <text:p>621503143</text:p>
          </table:table-cell>
          <table:table-cell office:value-type="string" calcext:value-type="string">
            <text:p>Alcudia</text:p>
          </table:table-cell>
          <table:table-cell office:value-type="string" calcext:value-type="string">
            <text:p>Ponteareas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odar</text:p>
          </table:table-cell>
          <table:table-cell office:value-type="string" calcext:value-type="string">
            <text:p>Vazquez</text:p>
          </table:table-cell>
          <table:table-cell table:number-columns-repeated="2" office:value-type="string" calcext:value-type="string">
            <text:p>Anthony</text:p>
          </table:table-cell>
          <table:table-cell table:number-columns-repeated="2"/>
          <table:table-cell table:formula="of:=CONCATENATE([.D167];LEFT([.E167];2);LEFT([.F167];2);LEFT([.A167];2);LEFT([.B167];2))" office:value-type="string" office:string-value="AnthonyNoVa" calcext:value-type="string">
            <text:p>AnthonyNoVa</text:p>
          </table:table-cell>
          <table:table-cell table:formula="of:=LOWER([.G167])" office:value-type="string" office:string-value="anthonynova" calcext:value-type="string">
            <text:p>anthonynova</text:p>
          </table:table-cell>
          <table:table-cell table:formula="of:=SUBSTITUTE(SUBSTITUTE(SUBSTITUTE(SUBSTITUTE(SUBSTITUTE([.H167];&quot;á&quot;;&quot;a&quot;);&quot;é&quot;;&quot;e&quot;);&quot;í&quot;;&quot;i&quot;);&quot;ó&quot;;&quot;o&quot;);&quot;ú&quot;;&quot;u&quot;)" office:value-type="string" office:string-value="anthonynova" calcext:value-type="string">
            <text:p>anthonynova</text:p>
          </table:table-cell>
          <table:table-cell office:value-type="float" office:value="21" calcext:value-type="float">
            <text:p>21</text:p>
          </table:table-cell>
          <table:table-cell table:formula="of:=CONCATENATE(&quot;a&quot;;[.J167];[.I167])" office:value-type="string" office:string-value="a21anthonynova" calcext:value-type="string">
            <text:p>a21anthonynova</text:p>
          </table:table-cell>
          <table:table-cell table:formula="of:=LEN([.K167])" office:value-type="float" office:value="14" calcext:value-type="float">
            <text:p>14</text:p>
          </table:table-cell>
          <table:table-cell table:formula="of:=[.K167]" office:value-type="string" office:string-value="a21anthonynova" calcext:value-type="string">
            <text:p>a21anthonynova</text:p>
          </table:table-cell>
          <table:table-cell office:value-type="string" calcext:value-type="string">
            <text:p>zF*Ek|pYm9</text:p>
          </table:table-cell>
          <table:table-cell table:style-name="ce2" office:value-type="string" calcext:value-type="string">
            <text:p>23/05/198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68427143</text:p>
          </table:table-cell>
          <table:table-cell office:value-type="string" calcext:value-type="string">
            <text:p>4 Barnwood Close</text:p>
          </table:table-cell>
          <table:table-cell office:value-type="string" calcext:value-type="string">
            <text:p>Redondela</text:p>
          </table:table-cell>
          <table:table-cell office:value-type="string" calcext:value-type="string">
            <text:p>(A)-Administración de sistemas informáticos en rede</text:p>
          </table:table-cell>
          <table:table-cell office:value-type="string" calcext:value-type="string">
            <text:p>ia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astro</text:p>
          </table:table-cell>
          <table:table-cell office:value-type="string" calcext:value-type="string">
            <text:p>Domínguez</text:p>
          </table:table-cell>
          <table:table-cell table:number-columns-repeated="2" office:value-type="string" calcext:value-type="string">
            <text:p>Daniel</text:p>
          </table:table-cell>
          <table:table-cell table:number-columns-repeated="2"/>
          <table:table-cell table:formula="of:=CONCATENATE([.D168];LEFT([.E168];2);LEFT([.F168];2);LEFT([.A168];2);LEFT([.B168];2))" office:value-type="string" office:string-value="DanielCaDo" calcext:value-type="string">
            <text:p>DanielCaDo</text:p>
          </table:table-cell>
          <table:table-cell table:formula="of:=LOWER([.G168])" office:value-type="string" office:string-value="danielcado" calcext:value-type="string">
            <text:p>danielcado</text:p>
          </table:table-cell>
          <table:table-cell table:formula="of:=SUBSTITUTE(SUBSTITUTE(SUBSTITUTE(SUBSTITUTE(SUBSTITUTE([.H168];&quot;á&quot;;&quot;a&quot;);&quot;é&quot;;&quot;e&quot;);&quot;í&quot;;&quot;i&quot;);&quot;ó&quot;;&quot;o&quot;);&quot;ú&quot;;&quot;u&quot;)" office:value-type="string" office:string-value="danielcado" calcext:value-type="string">
            <text:p>danielcado</text:p>
          </table:table-cell>
          <table:table-cell office:value-type="float" office:value="21" calcext:value-type="float">
            <text:p>21</text:p>
          </table:table-cell>
          <table:table-cell table:formula="of:=CONCATENATE(&quot;a&quot;;[.J168];[.I168])" office:value-type="string" office:string-value="a21danielcado" calcext:value-type="string">
            <text:p>a21danielcado</text:p>
          </table:table-cell>
          <table:table-cell table:formula="of:=LEN([.K168])" office:value-type="float" office:value="13" calcext:value-type="float">
            <text:p>13</text:p>
          </table:table-cell>
          <table:table-cell table:formula="of:=[.K168]" office:value-type="string" office:string-value="a21danielcado" calcext:value-type="string">
            <text:p>a21danielcado</text:p>
          </table:table-cell>
          <table:table-cell office:value-type="string" calcext:value-type="string">
            <text:p>yv*cNWA7w3</text:p>
          </table:table-cell>
          <table:table-cell table:style-name="ce2" office:value-type="string" calcext:value-type="string">
            <text:p>15/11/1983</text:p>
          </table:table-cell>
          <table:table-cell office:value-type="string" calcext:value-type="string">
            <text:p>Romanía</text:p>
          </table:table-cell>
          <table:table-cell office:value-type="string" calcext:value-type="string">
            <text:p>710324639</text:p>
          </table:table-cell>
          <table:table-cell office:value-type="string" calcext:value-type="string">
            <text:p>Llwyn Gwian Bach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  <table:table-cell office:value-type="string" calcext:value-type="string">
            <text:p>ia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ieiro</text:p>
          </table:table-cell>
          <table:table-cell office:value-type="string" calcext:value-type="string">
            <text:p>Vázquez</text:p>
          </table:table-cell>
          <table:table-cell table:number-columns-repeated="2" office:value-type="string" calcext:value-type="string">
            <text:p>Pedro</text:p>
          </table:table-cell>
          <table:table-cell table:number-columns-repeated="2"/>
          <table:table-cell table:formula="of:=CONCATENATE([.D169];LEFT([.E169];2);LEFT([.F169];2);LEFT([.A169];2);LEFT([.B169];2))" office:value-type="string" office:string-value="PedroSiVá" calcext:value-type="string">
            <text:p>PedroSiVá</text:p>
          </table:table-cell>
          <table:table-cell table:formula="of:=LOWER([.G169])" office:value-type="string" office:string-value="pedrosivá" calcext:value-type="string">
            <text:p>pedrosivá</text:p>
          </table:table-cell>
          <table:table-cell table:formula="of:=SUBSTITUTE(SUBSTITUTE(SUBSTITUTE(SUBSTITUTE(SUBSTITUTE([.H169];&quot;á&quot;;&quot;a&quot;);&quot;é&quot;;&quot;e&quot;);&quot;í&quot;;&quot;i&quot;);&quot;ó&quot;;&quot;o&quot;);&quot;ú&quot;;&quot;u&quot;)" office:value-type="string" office:string-value="pedrosiva" calcext:value-type="string">
            <text:p>pedrosiva</text:p>
          </table:table-cell>
          <table:table-cell office:value-type="float" office:value="18" calcext:value-type="float">
            <text:p>18</text:p>
          </table:table-cell>
          <table:table-cell table:formula="of:=CONCATENATE(&quot;a&quot;;[.J169];[.I169])" office:value-type="string" office:string-value="a18pedrosiva" calcext:value-type="string">
            <text:p>a18pedrosiva</text:p>
          </table:table-cell>
          <table:table-cell table:formula="of:=LEN([.K169])" office:value-type="float" office:value="12" calcext:value-type="float">
            <text:p>12</text:p>
          </table:table-cell>
          <table:table-cell table:formula="of:=[.K169]" office:value-type="string" office:string-value="a18pedrosiva" calcext:value-type="string">
            <text:p>a18pedrosiva</text:p>
          </table:table-cell>
          <table:table-cell office:value-type="string" calcext:value-type="string">
            <text:p>}a,}rM3hq4</text:p>
          </table:table-cell>
          <table:table-cell table:style-name="ce2" office:value-type="string" calcext:value-type="string">
            <text:p>11/05/199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63123851</text:p>
          </table:table-cell>
          <table:table-cell office:value-type="string" calcext:value-type="string">
            <text:p>17 Grainger Walk</text:p>
          </table:table-cell>
          <table:table-cell office:value-type="string" calcext:value-type="string">
            <text:p>Tomiño</text:p>
          </table:table-cell>
          <table:table-cell office:value-type="string" calcext:value-type="string">
            <text:p>(A)-Sistemas microinformáticos e redes</text:p>
          </table:table-cell>
          <table:table-cell office:value-type="string" calcext:value-type="string">
            <text:p>is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idal</text:p>
          </table:table-cell>
          <table:table-cell office:value-type="string" calcext:value-type="string">
            <text:p>Jeremías</text:p>
          </table:table-cell>
          <table:table-cell table:number-columns-repeated="2" office:value-type="string" calcext:value-type="string">
            <text:p>Alexander</text:p>
          </table:table-cell>
          <table:table-cell table:number-columns-repeated="2"/>
          <table:table-cell table:formula="of:=CONCATENATE([.D170];LEFT([.E170];2);LEFT([.F170];2);LEFT([.A170];2);LEFT([.B170];2))" office:value-type="string" office:string-value="AlexanderViJe" calcext:value-type="string">
            <text:p>AlexanderViJe</text:p>
          </table:table-cell>
          <table:table-cell table:formula="of:=LOWER([.G170])" office:value-type="string" office:string-value="alexandervije" calcext:value-type="string">
            <text:p>alexandervije</text:p>
          </table:table-cell>
          <table:table-cell table:formula="of:=SUBSTITUTE(SUBSTITUTE(SUBSTITUTE(SUBSTITUTE(SUBSTITUTE([.H170];&quot;á&quot;;&quot;a&quot;);&quot;é&quot;;&quot;e&quot;);&quot;í&quot;;&quot;i&quot;);&quot;ó&quot;;&quot;o&quot;);&quot;ú&quot;;&quot;u&quot;)" office:value-type="string" office:string-value="alexandervije" calcext:value-type="string">
            <text:p>alexandervije</text:p>
          </table:table-cell>
          <table:table-cell office:value-type="float" office:value="18" calcext:value-type="float">
            <text:p>18</text:p>
          </table:table-cell>
          <table:table-cell table:formula="of:=CONCATENATE(&quot;a&quot;;[.J170];[.I170])" office:value-type="string" office:string-value="a18alexandervije" calcext:value-type="string">
            <text:p>a18alexandervije</text:p>
          </table:table-cell>
          <table:table-cell table:formula="of:=LEN([.K170])" office:value-type="float" office:value="16" calcext:value-type="float">
            <text:p>16</text:p>
          </table:table-cell>
          <table:table-cell table:formula="of:=[.K170]" office:value-type="string" office:string-value="a18alexandervije" calcext:value-type="string">
            <text:p>a18alexandervije</text:p>
          </table:table-cell>
          <table:table-cell office:value-type="string" calcext:value-type="string">
            <text:p>e.V4beh-MP</text:p>
          </table:table-cell>
          <table:table-cell table:style-name="ce2" office:value-type="string" calcext:value-type="string">
            <text:p>28/08/197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97427337</text:p>
          </table:table-cell>
          <table:table-cell office:value-type="string" calcext:value-type="string">
            <text:p>25A Adamsrill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  <table:table-cell office:value-type="string" calcext:value-type="string">
            <text:p>is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úñez</text:p>
          </table:table-cell>
          <table:table-cell office:value-type="string" calcext:value-type="string">
            <text:p>Penín</text:p>
          </table:table-cell>
          <table:table-cell table:number-columns-repeated="2" office:value-type="string" calcext:value-type="string">
            <text:p>Gael</text:p>
          </table:table-cell>
          <table:table-cell table:number-columns-repeated="2"/>
          <table:table-cell table:formula="of:=CONCATENATE([.D171];LEFT([.E171];2);LEFT([.F171];2);LEFT([.A171];2);LEFT([.B171];2))" office:value-type="string" office:string-value="GaelNúPe" calcext:value-type="string">
            <text:p>GaelNúPe</text:p>
          </table:table-cell>
          <table:table-cell table:formula="of:=LOWER([.G171])" office:value-type="string" office:string-value="gaelnúpe" calcext:value-type="string">
            <text:p>gaelnúpe</text:p>
          </table:table-cell>
          <table:table-cell table:formula="of:=SUBSTITUTE(SUBSTITUTE(SUBSTITUTE(SUBSTITUTE(SUBSTITUTE([.H171];&quot;á&quot;;&quot;a&quot;);&quot;é&quot;;&quot;e&quot;);&quot;í&quot;;&quot;i&quot;);&quot;ó&quot;;&quot;o&quot;);&quot;ú&quot;;&quot;u&quot;)" office:value-type="string" office:string-value="gaelnupe" calcext:value-type="string">
            <text:p>gaelnupe</text:p>
          </table:table-cell>
          <table:table-cell office:value-type="float" office:value="20" calcext:value-type="float">
            <text:p>20</text:p>
          </table:table-cell>
          <table:table-cell table:formula="of:=CONCATENATE(&quot;a&quot;;[.J171];[.I171])" office:value-type="string" office:string-value="a20gaelnupe" calcext:value-type="string">
            <text:p>a20gaelnupe</text:p>
          </table:table-cell>
          <table:table-cell table:formula="of:=LEN([.K171])" office:value-type="float" office:value="11" calcext:value-type="float">
            <text:p>11</text:p>
          </table:table-cell>
          <table:table-cell table:formula="of:=[.K171]" office:value-type="string" office:string-value="a20gaelnupe" calcext:value-type="string">
            <text:p>a20gaelnupe</text:p>
          </table:table-cell>
          <table:table-cell office:value-type="string" calcext:value-type="string">
            <text:p>Efse3x+Pyx</text:p>
          </table:table-cell>
          <table:table-cell table:style-name="ce2" office:value-type="string" calcext:value-type="string">
            <text:p>20/08/1983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659106281</text:p>
          </table:table-cell>
          <table:table-cell office:value-type="string" calcext:value-type="string">
            <text:p>The Bungalow Ty Ceirios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(A)-Sistemas microinformáticos e redes</text:p>
          </table:table-cell>
          <table:table-cell office:value-type="string" calcext:value-type="string">
            <text:p>is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omesaña</text:p>
          </table:table-cell>
          <table:table-cell office:value-type="string" calcext:value-type="string">
            <text:p>de la Cruz</text:p>
          </table:table-cell>
          <table:table-cell table:number-columns-repeated="2" office:value-type="string" calcext:value-type="string">
            <text:p>Aitana</text:p>
          </table:table-cell>
          <table:table-cell table:number-columns-repeated="2"/>
          <table:table-cell table:formula="of:=CONCATENATE([.D172];LEFT([.E172];2);LEFT([.F172];2);LEFT([.A172];2);LEFT([.B172];2))" office:value-type="string" office:string-value="AitanaCode" calcext:value-type="string">
            <text:p>AitanaCode</text:p>
          </table:table-cell>
          <table:table-cell table:formula="of:=LOWER([.G172])" office:value-type="string" office:string-value="aitanacode" calcext:value-type="string">
            <text:p>aitanacode</text:p>
          </table:table-cell>
          <table:table-cell table:formula="of:=SUBSTITUTE(SUBSTITUTE(SUBSTITUTE(SUBSTITUTE(SUBSTITUTE([.H172];&quot;á&quot;;&quot;a&quot;);&quot;é&quot;;&quot;e&quot;);&quot;í&quot;;&quot;i&quot;);&quot;ó&quot;;&quot;o&quot;);&quot;ú&quot;;&quot;u&quot;)" office:value-type="string" office:string-value="aitanacode" calcext:value-type="string">
            <text:p>aitanacode</text:p>
          </table:table-cell>
          <table:table-cell office:value-type="float" office:value="21" calcext:value-type="float">
            <text:p>21</text:p>
          </table:table-cell>
          <table:table-cell table:formula="of:=CONCATENATE(&quot;a&quot;;[.J172];[.I172])" office:value-type="string" office:string-value="a21aitanacode" calcext:value-type="string">
            <text:p>a21aitanacode</text:p>
          </table:table-cell>
          <table:table-cell table:formula="of:=LEN([.K172])" office:value-type="float" office:value="13" calcext:value-type="float">
            <text:p>13</text:p>
          </table:table-cell>
          <table:table-cell table:formula="of:=[.K172]" office:value-type="string" office:string-value="a21aitanacode" calcext:value-type="string">
            <text:p>a21aitanacode</text:p>
          </table:table-cell>
          <table:table-cell office:value-type="string" calcext:value-type="string">
            <text:p>f9|+wtjqN9</text:p>
          </table:table-cell>
          <table:table-cell table:style-name="ce2" office:value-type="string" calcext:value-type="string">
            <text:p>24/08/197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17250242</text:p>
          </table:table-cell>
          <table:table-cell office:value-type="string" calcext:value-type="string">
            <text:p>41 Hambleton Grov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ranco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María Joana</text:p>
          </table:table-cell>
          <table:table-cell office:value-type="string" calcext:value-type="string">
            <text:p>María</text:p>
          </table:table-cell>
          <table:table-cell office:value-type="string" calcext:value-type="string">
            <text:p>Joana</text:p>
          </table:table-cell>
          <table:table-cell/>
          <table:table-cell table:formula="of:=CONCATENATE([.D173];LEFT([.E173];2);LEFT([.F173];2);LEFT([.A173];2);LEFT([.B173];2))" office:value-type="string" office:string-value="MaríaJoFrGo" calcext:value-type="string">
            <text:p>MaríaJoFrGo</text:p>
          </table:table-cell>
          <table:table-cell table:formula="of:=LOWER([.G173])" office:value-type="string" office:string-value="maríajofrgo" calcext:value-type="string">
            <text:p>maríajofrgo</text:p>
          </table:table-cell>
          <table:table-cell table:formula="of:=SUBSTITUTE(SUBSTITUTE(SUBSTITUTE(SUBSTITUTE(SUBSTITUTE([.H173];&quot;á&quot;;&quot;a&quot;);&quot;é&quot;;&quot;e&quot;);&quot;í&quot;;&quot;i&quot;);&quot;ó&quot;;&quot;o&quot;);&quot;ú&quot;;&quot;u&quot;)" office:value-type="string" office:string-value="mariajofrgo" calcext:value-type="string">
            <text:p>mariajofrgo</text:p>
          </table:table-cell>
          <table:table-cell office:value-type="float" office:value="18" calcext:value-type="float">
            <text:p>18</text:p>
          </table:table-cell>
          <table:table-cell table:formula="of:=CONCATENATE(&quot;a&quot;;[.J173];[.I173])" office:value-type="string" office:string-value="a18mariajofrgo" calcext:value-type="string">
            <text:p>a18mariajofrgo</text:p>
          </table:table-cell>
          <table:table-cell table:formula="of:=LEN([.K173])" office:value-type="float" office:value="14" calcext:value-type="float">
            <text:p>14</text:p>
          </table:table-cell>
          <table:table-cell table:formula="of:=[.K173]" office:value-type="string" office:string-value="a18mariajofrgo" calcext:value-type="string">
            <text:p>a18mariajofrgo</text:p>
          </table:table-cell>
          <table:table-cell office:value-type="string" calcext:value-type="string">
            <text:p>.eHw7oqkUT</text:p>
          </table:table-cell>
          <table:table-cell table:style-name="ce2" office:value-type="string" calcext:value-type="string">
            <text:p>21/09/197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74127980</text:p>
          </table:table-cell>
          <table:table-cell office:value-type="string" calcext:value-type="string">
            <text:p>31 Sudbury Road</text:p>
          </table:table-cell>
          <table:table-cell office:value-type="string" calcext:value-type="string">
            <text:p>Pontevedra</text:p>
          </table:table-cell>
          <table:table-cell office:value-type="string" calcext:value-type="string">
            <text:p>(A)-Administración de sistemas informáticos en rede</text:p>
          </table:table-cell>
          <table:table-cell office:value-type="string" calcext:value-type="string">
            <text:p>ia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ero</text:p>
          </table:table-cell>
          <table:table-cell office:value-type="string" calcext:value-type="string">
            <text:p>Prellezo</text:p>
          </table:table-cell>
          <table:table-cell table:number-columns-repeated="2" office:value-type="string" calcext:value-type="string">
            <text:p>Andrés</text:p>
          </table:table-cell>
          <table:table-cell table:number-columns-repeated="2"/>
          <table:table-cell table:formula="of:=CONCATENATE([.D174];LEFT([.E174];2);LEFT([.F174];2);LEFT([.A174];2);LEFT([.B174];2))" office:value-type="string" office:string-value="AndrésVaPr" calcext:value-type="string">
            <text:p>AndrésVaPr</text:p>
          </table:table-cell>
          <table:table-cell table:formula="of:=LOWER([.G174])" office:value-type="string" office:string-value="andrésvapr" calcext:value-type="string">
            <text:p>andrésvapr</text:p>
          </table:table-cell>
          <table:table-cell table:formula="of:=SUBSTITUTE(SUBSTITUTE(SUBSTITUTE(SUBSTITUTE(SUBSTITUTE([.H174];&quot;á&quot;;&quot;a&quot;);&quot;é&quot;;&quot;e&quot;);&quot;í&quot;;&quot;i&quot;);&quot;ó&quot;;&quot;o&quot;);&quot;ú&quot;;&quot;u&quot;)" office:value-type="string" office:string-value="andresvapr" calcext:value-type="string">
            <text:p>andresvapr</text:p>
          </table:table-cell>
          <table:table-cell office:value-type="float" office:value="21" calcext:value-type="float">
            <text:p>21</text:p>
          </table:table-cell>
          <table:table-cell table:formula="of:=CONCATENATE(&quot;a&quot;;[.J174];[.I174])" office:value-type="string" office:string-value="a21andresvapr" calcext:value-type="string">
            <text:p>a21andresvapr</text:p>
          </table:table-cell>
          <table:table-cell table:formula="of:=LEN([.K174])" office:value-type="float" office:value="13" calcext:value-type="float">
            <text:p>13</text:p>
          </table:table-cell>
          <table:table-cell table:formula="of:=[.K174]" office:value-type="string" office:string-value="a21andresvapr" calcext:value-type="string">
            <text:p>a21andresvapr</text:p>
          </table:table-cell>
          <table:table-cell office:value-type="string" calcext:value-type="string">
            <text:p>Jz[M3V}@_C</text:p>
          </table:table-cell>
          <table:table-cell table:style-name="ce2" office:value-type="string" calcext:value-type="string">
            <text:p>28/03/200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24311049</text:p>
          </table:table-cell>
          <table:table-cell office:value-type="string" calcext:value-type="string">
            <text:p>8 Bristol Close</text:p>
          </table:table-cell>
          <table:table-cell office:value-type="string" calcext:value-type="string">
            <text:p>Vilaboa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eijeira</text:p>
          </table:table-cell>
          <table:table-cell office:value-type="string" calcext:value-type="string">
            <text:p>Álvarez</text:p>
          </table:table-cell>
          <table:table-cell table:number-columns-repeated="2" office:value-type="string" calcext:value-type="string">
            <text:p>Samuel</text:p>
          </table:table-cell>
          <table:table-cell table:number-columns-repeated="2"/>
          <table:table-cell table:formula="of:=CONCATENATE([.D175];LEFT([.E175];2);LEFT([.F175];2);LEFT([.A175];2);LEFT([.B175];2))" office:value-type="string" office:string-value="SamuelTeÁl" calcext:value-type="string">
            <text:p>SamuelTeÁl</text:p>
          </table:table-cell>
          <table:table-cell table:formula="of:=LOWER([.G175])" office:value-type="string" office:string-value="samuelteál" calcext:value-type="string">
            <text:p>samuelteál</text:p>
          </table:table-cell>
          <table:table-cell table:formula="of:=SUBSTITUTE(SUBSTITUTE(SUBSTITUTE(SUBSTITUTE(SUBSTITUTE([.H175];&quot;á&quot;;&quot;a&quot;);&quot;é&quot;;&quot;e&quot;);&quot;í&quot;;&quot;i&quot;);&quot;ó&quot;;&quot;o&quot;);&quot;ú&quot;;&quot;u&quot;)" office:value-type="string" office:string-value="samuelteal" calcext:value-type="string">
            <text:p>samuelteal</text:p>
          </table:table-cell>
          <table:table-cell office:value-type="float" office:value="18" calcext:value-type="float">
            <text:p>18</text:p>
          </table:table-cell>
          <table:table-cell table:formula="of:=CONCATENATE(&quot;a&quot;;[.J175];[.I175])" office:value-type="string" office:string-value="a18samuelteal" calcext:value-type="string">
            <text:p>a18samuelteal</text:p>
          </table:table-cell>
          <table:table-cell table:formula="of:=LEN([.K175])" office:value-type="float" office:value="13" calcext:value-type="float">
            <text:p>13</text:p>
          </table:table-cell>
          <table:table-cell table:formula="of:=[.K175]" office:value-type="string" office:string-value="a18samuelteal" calcext:value-type="string">
            <text:p>a18samuelteal</text:p>
          </table:table-cell>
          <table:table-cell office:value-type="string" calcext:value-type="string">
            <text:p>gqKg|pfs4L</text:p>
          </table:table-cell>
          <table:table-cell table:style-name="ce2" office:value-type="string" calcext:value-type="string">
            <text:p>27/09/1986</text:p>
          </table:table-cell>
          <table:table-cell office:value-type="string" calcext:value-type="string">
            <text:p>Arxentina</text:p>
          </table:table-cell>
          <table:table-cell office:value-type="string" calcext:value-type="string">
            <text:p>749601010</text:p>
          </table:table-cell>
          <table:table-cell office:value-type="string" calcext:value-type="string">
            <text:p>3 Raglan Street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  <table:table-cell office:value-type="string" calcext:value-type="string">
            <text:p>is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moedo</text:p>
          </table:table-cell>
          <table:table-cell office:value-type="string" calcext:value-type="string">
            <text:p>Moreno</text:p>
          </table:table-cell>
          <table:table-cell table:number-columns-repeated="2" office:value-type="string" calcext:value-type="string">
            <text:p>Pablo</text:p>
          </table:table-cell>
          <table:table-cell table:number-columns-repeated="2"/>
          <table:table-cell table:formula="of:=CONCATENATE([.D176];LEFT([.E176];2);LEFT([.F176];2);LEFT([.A176];2);LEFT([.B176];2))" office:value-type="string" office:string-value="PabloAmMo" calcext:value-type="string">
            <text:p>PabloAmMo</text:p>
          </table:table-cell>
          <table:table-cell table:formula="of:=LOWER([.G176])" office:value-type="string" office:string-value="pabloammo" calcext:value-type="string">
            <text:p>pabloammo</text:p>
          </table:table-cell>
          <table:table-cell table:formula="of:=SUBSTITUTE(SUBSTITUTE(SUBSTITUTE(SUBSTITUTE(SUBSTITUTE([.H176];&quot;á&quot;;&quot;a&quot;);&quot;é&quot;;&quot;e&quot;);&quot;í&quot;;&quot;i&quot;);&quot;ó&quot;;&quot;o&quot;);&quot;ú&quot;;&quot;u&quot;)" office:value-type="string" office:string-value="pabloammo" calcext:value-type="string">
            <text:p>pabloammo</text:p>
          </table:table-cell>
          <table:table-cell office:value-type="float" office:value="18" calcext:value-type="float">
            <text:p>18</text:p>
          </table:table-cell>
          <table:table-cell table:formula="of:=CONCATENATE(&quot;a&quot;;[.J176];[.I176])" office:value-type="string" office:string-value="a18pabloammo" calcext:value-type="string">
            <text:p>a18pabloammo</text:p>
          </table:table-cell>
          <table:table-cell table:formula="of:=LEN([.K176])" office:value-type="float" office:value="12" calcext:value-type="float">
            <text:p>12</text:p>
          </table:table-cell>
          <table:table-cell table:formula="of:=[.K176]" office:value-type="string" office:string-value="a18pabloammo" calcext:value-type="string">
            <text:p>a18pabloammo</text:p>
          </table:table-cell>
          <table:table-cell office:value-type="string" calcext:value-type="string">
            <text:p>L|KkHx4gz,</text:p>
          </table:table-cell>
          <table:table-cell table:style-name="ce2" office:value-type="string" calcext:value-type="string">
            <text:p>11/05/199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10294528</text:p>
          </table:table-cell>
          <table:table-cell office:value-type="string" calcext:value-type="string">
            <text:p>Flat 2</text:p>
          </table:table-cell>
          <table:table-cell office:value-type="string" calcext:value-type="string">
            <text:p>Cangas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Álvarez</text:p>
          </table:table-cell>
          <table:table-cell office:value-type="string" calcext:value-type="string">
            <text:p>González</text:p>
          </table:table-cell>
          <table:table-cell table:number-columns-repeated="2" office:value-type="string" calcext:value-type="string">
            <text:p>Iñaki</text:p>
          </table:table-cell>
          <table:table-cell table:number-columns-repeated="2"/>
          <table:table-cell table:formula="of:=CONCATENATE([.D177];LEFT([.E177];2);LEFT([.F177];2);LEFT([.A177];2);LEFT([.B177];2))" office:value-type="string" office:string-value="IñakiÁlGo" calcext:value-type="string">
            <text:p>IñakiÁlGo</text:p>
          </table:table-cell>
          <table:table-cell table:formula="of:=LOWER([.G177])" office:value-type="string" office:string-value="iñakiálgo" calcext:value-type="string">
            <text:p>iñakiálgo</text:p>
          </table:table-cell>
          <table:table-cell table:formula="of:=SUBSTITUTE(SUBSTITUTE(SUBSTITUTE(SUBSTITUTE(SUBSTITUTE([.H177];&quot;á&quot;;&quot;a&quot;);&quot;é&quot;;&quot;e&quot;);&quot;í&quot;;&quot;i&quot;);&quot;ó&quot;;&quot;o&quot;);&quot;ú&quot;;&quot;u&quot;)" office:value-type="string" office:string-value="iñakialgo" calcext:value-type="string">
            <text:p>iñakialgo</text:p>
          </table:table-cell>
          <table:table-cell office:value-type="float" office:value="19" calcext:value-type="float">
            <text:p>19</text:p>
          </table:table-cell>
          <table:table-cell table:formula="of:=CONCATENATE(&quot;a&quot;;[.J177];[.I177])" office:value-type="string" office:string-value="a19iñakialgo" calcext:value-type="string">
            <text:p>a19iñakialgo</text:p>
          </table:table-cell>
          <table:table-cell table:formula="of:=LEN([.K177])" office:value-type="float" office:value="12" calcext:value-type="float">
            <text:p>12</text:p>
          </table:table-cell>
          <table:table-cell table:formula="of:=[.K177]" office:value-type="string" office:string-value="a19iñakialgo" calcext:value-type="string">
            <text:p>a19iñakialgo</text:p>
          </table:table-cell>
          <table:table-cell office:value-type="string" calcext:value-type="string">
            <text:p>,=3+Ukyb=N</text:p>
          </table:table-cell>
          <table:table-cell table:style-name="ce2" office:value-type="string" calcext:value-type="string">
            <text:p>10/03/1977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18396639</text:p>
          </table:table-cell>
          <table:table-cell office:value-type="string" calcext:value-type="string">
            <text:p>8 Lytham Clo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omínguez</text:p>
          </table:table-cell>
          <table:table-cell office:value-type="string" calcext:value-type="string">
            <text:p>Cortés</text:p>
          </table:table-cell>
          <table:table-cell table:number-columns-repeated="2" office:value-type="string" calcext:value-type="string">
            <text:p>Carla</text:p>
          </table:table-cell>
          <table:table-cell table:number-columns-repeated="2"/>
          <table:table-cell table:formula="of:=CONCATENATE([.D178];LEFT([.E178];2);LEFT([.F178];2);LEFT([.A178];2);LEFT([.B178];2))" office:value-type="string" office:string-value="CarlaDoCo" calcext:value-type="string">
            <text:p>CarlaDoCo</text:p>
          </table:table-cell>
          <table:table-cell table:formula="of:=LOWER([.G178])" office:value-type="string" office:string-value="carladoco" calcext:value-type="string">
            <text:p>carladoco</text:p>
          </table:table-cell>
          <table:table-cell table:formula="of:=SUBSTITUTE(SUBSTITUTE(SUBSTITUTE(SUBSTITUTE(SUBSTITUTE([.H178];&quot;á&quot;;&quot;a&quot;);&quot;é&quot;;&quot;e&quot;);&quot;í&quot;;&quot;i&quot;);&quot;ó&quot;;&quot;o&quot;);&quot;ú&quot;;&quot;u&quot;)" office:value-type="string" office:string-value="carladoco" calcext:value-type="string">
            <text:p>carladoco</text:p>
          </table:table-cell>
          <table:table-cell office:value-type="float" office:value="19" calcext:value-type="float">
            <text:p>19</text:p>
          </table:table-cell>
          <table:table-cell table:formula="of:=CONCATENATE(&quot;a&quot;;[.J178];[.I178])" office:value-type="string" office:string-value="a19carladoco" calcext:value-type="string">
            <text:p>a19carladoco</text:p>
          </table:table-cell>
          <table:table-cell table:formula="of:=LEN([.K178])" office:value-type="float" office:value="12" calcext:value-type="float">
            <text:p>12</text:p>
          </table:table-cell>
          <table:table-cell table:formula="of:=[.K178]" office:value-type="string" office:string-value="a19carladoco" calcext:value-type="string">
            <text:p>a19carladoco</text:p>
          </table:table-cell>
          <table:table-cell office:value-type="string" calcext:value-type="string">
            <text:p>.vXcu9FyMr</text:p>
          </table:table-cell>
          <table:table-cell table:style-name="ce2" office:value-type="string" calcext:value-type="string">
            <text:p>30/03/200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71171923</text:p>
          </table:table-cell>
          <table:table-cell office:value-type="string" calcext:value-type="string">
            <text:p>Ye Olde Malthouse</text:p>
          </table:table-cell>
          <table:table-cell office:value-type="string" calcext:value-type="string">
            <text:p>Lama (A)</text:p>
          </table:table-cell>
          <table:table-cell office:value-type="string" calcext:value-type="string">
            <text:p>(A)-Sistemas microinformáticos e redes</text:p>
          </table:table-cell>
          <table:table-cell office:value-type="string" calcext:value-type="string">
            <text:p>is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vas</text:p>
          </table:table-cell>
          <table:table-cell office:value-type="string" calcext:value-type="string">
            <text:p>González</text:p>
          </table:table-cell>
          <table:table-cell table:number-columns-repeated="2" office:value-type="string" calcext:value-type="string">
            <text:p>Bárbara</text:p>
          </table:table-cell>
          <table:table-cell table:number-columns-repeated="2"/>
          <table:table-cell table:formula="of:=CONCATENATE([.D179];LEFT([.E179];2);LEFT([.F179];2);LEFT([.A179];2);LEFT([.B179];2))" office:value-type="string" office:string-value="BárbaraRiGo" calcext:value-type="string">
            <text:p>BárbaraRiGo</text:p>
          </table:table-cell>
          <table:table-cell table:formula="of:=LOWER([.G179])" office:value-type="string" office:string-value="bárbararigo" calcext:value-type="string">
            <text:p>bárbararigo</text:p>
          </table:table-cell>
          <table:table-cell table:formula="of:=SUBSTITUTE(SUBSTITUTE(SUBSTITUTE(SUBSTITUTE(SUBSTITUTE([.H179];&quot;á&quot;;&quot;a&quot;);&quot;é&quot;;&quot;e&quot;);&quot;í&quot;;&quot;i&quot;);&quot;ó&quot;;&quot;o&quot;);&quot;ú&quot;;&quot;u&quot;)" office:value-type="string" office:string-value="barbararigo" calcext:value-type="string">
            <text:p>barbararigo</text:p>
          </table:table-cell>
          <table:table-cell office:value-type="float" office:value="18" calcext:value-type="float">
            <text:p>18</text:p>
          </table:table-cell>
          <table:table-cell table:formula="of:=CONCATENATE(&quot;a&quot;;[.J179];[.I179])" office:value-type="string" office:string-value="a18barbararigo" calcext:value-type="string">
            <text:p>a18barbararigo</text:p>
          </table:table-cell>
          <table:table-cell table:formula="of:=LEN([.K179])" office:value-type="float" office:value="14" calcext:value-type="float">
            <text:p>14</text:p>
          </table:table-cell>
          <table:table-cell table:formula="of:=[.K179]" office:value-type="string" office:string-value="a18barbararigo" calcext:value-type="string">
            <text:p>a18barbararigo</text:p>
          </table:table-cell>
          <table:table-cell office:value-type="string" calcext:value-type="string">
            <text:p>bfVi4@eY*M</text:p>
          </table:table-cell>
          <table:table-cell table:style-name="ce2" office:value-type="string" calcext:value-type="string">
            <text:p>02/01/1985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636601903</text:p>
          </table:table-cell>
          <table:table-cell office:value-type="string" calcext:value-type="string">
            <text:p>12 Oldbury Road</text:p>
          </table:table-cell>
          <table:table-cell office:value-type="string" calcext:value-type="string">
            <text:p>Silleda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ilaboa</text:p>
          </table:table-cell>
          <table:table-cell office:value-type="string" calcext:value-type="string">
            <text:p>Roman</text:p>
          </table:table-cell>
          <table:table-cell table:number-columns-repeated="2" office:value-type="string" calcext:value-type="string">
            <text:p>Antía</text:p>
          </table:table-cell>
          <table:table-cell table:number-columns-repeated="2"/>
          <table:table-cell table:formula="of:=CONCATENATE([.D180];LEFT([.E180];2);LEFT([.F180];2);LEFT([.A180];2);LEFT([.B180];2))" office:value-type="string" office:string-value="AntíaViRo" calcext:value-type="string">
            <text:p>AntíaViRo</text:p>
          </table:table-cell>
          <table:table-cell table:formula="of:=LOWER([.G180])" office:value-type="string" office:string-value="antíaviro" calcext:value-type="string">
            <text:p>antíaviro</text:p>
          </table:table-cell>
          <table:table-cell table:formula="of:=SUBSTITUTE(SUBSTITUTE(SUBSTITUTE(SUBSTITUTE(SUBSTITUTE([.H180];&quot;á&quot;;&quot;a&quot;);&quot;é&quot;;&quot;e&quot;);&quot;í&quot;;&quot;i&quot;);&quot;ó&quot;;&quot;o&quot;);&quot;ú&quot;;&quot;u&quot;)" office:value-type="string" office:string-value="antiaviro" calcext:value-type="string">
            <text:p>antiaviro</text:p>
          </table:table-cell>
          <table:table-cell office:value-type="float" office:value="21" calcext:value-type="float">
            <text:p>21</text:p>
          </table:table-cell>
          <table:table-cell table:formula="of:=CONCATENATE(&quot;a&quot;;[.J180];[.I180])" office:value-type="string" office:string-value="a21antiaviro" calcext:value-type="string">
            <text:p>a21antiaviro</text:p>
          </table:table-cell>
          <table:table-cell table:formula="of:=LEN([.K180])" office:value-type="float" office:value="12" calcext:value-type="float">
            <text:p>12</text:p>
          </table:table-cell>
          <table:table-cell table:formula="of:=[.K180]" office:value-type="string" office:string-value="a21antiaviro" calcext:value-type="string">
            <text:p>a21antiaviro</text:p>
          </table:table-cell>
          <table:table-cell office:value-type="string" calcext:value-type="string">
            <text:p>EWRwuV4_}V</text:p>
          </table:table-cell>
          <table:table-cell table:style-name="ce2" office:value-type="string" calcext:value-type="string">
            <text:p>07/09/199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18847530</text:p>
          </table:table-cell>
          <table:table-cell office:value-type="string" calcext:value-type="string">
            <text:p>59 Lower Hillmorton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ernandez</text:p>
          </table:table-cell>
          <table:table-cell office:value-type="string" calcext:value-type="string">
            <text:p>Fernández</text:p>
          </table:table-cell>
          <table:table-cell table:number-columns-repeated="2" office:value-type="string" calcext:value-type="string">
            <text:p>Mauro</text:p>
          </table:table-cell>
          <table:table-cell table:number-columns-repeated="2"/>
          <table:table-cell table:formula="of:=CONCATENATE([.D181];LEFT([.E181];2);LEFT([.F181];2);LEFT([.A181];2);LEFT([.B181];2))" office:value-type="string" office:string-value="MauroFeFe" calcext:value-type="string">
            <text:p>MauroFeFe</text:p>
          </table:table-cell>
          <table:table-cell table:formula="of:=LOWER([.G181])" office:value-type="string" office:string-value="maurofefe" calcext:value-type="string">
            <text:p>maurofefe</text:p>
          </table:table-cell>
          <table:table-cell table:formula="of:=SUBSTITUTE(SUBSTITUTE(SUBSTITUTE(SUBSTITUTE(SUBSTITUTE([.H181];&quot;á&quot;;&quot;a&quot;);&quot;é&quot;;&quot;e&quot;);&quot;í&quot;;&quot;i&quot;);&quot;ó&quot;;&quot;o&quot;);&quot;ú&quot;;&quot;u&quot;)" office:value-type="string" office:string-value="maurofefe" calcext:value-type="string">
            <text:p>maurofefe</text:p>
          </table:table-cell>
          <table:table-cell office:value-type="float" office:value="21" calcext:value-type="float">
            <text:p>21</text:p>
          </table:table-cell>
          <table:table-cell table:formula="of:=CONCATENATE(&quot;a&quot;;[.J181];[.I181])" office:value-type="string" office:string-value="a21maurofefe" calcext:value-type="string">
            <text:p>a21maurofefe</text:p>
          </table:table-cell>
          <table:table-cell table:formula="of:=LEN([.K181])" office:value-type="float" office:value="12" calcext:value-type="float">
            <text:p>12</text:p>
          </table:table-cell>
          <table:table-cell table:formula="of:=[.K181]" office:value-type="string" office:string-value="a21maurofefe" calcext:value-type="string">
            <text:p>a21maurofefe</text:p>
          </table:table-cell>
          <table:table-cell office:value-type="string" calcext:value-type="string">
            <text:p>3MyMf[WE_E</text:p>
          </table:table-cell>
          <table:table-cell table:style-name="ce2" office:value-type="string" calcext:value-type="string">
            <text:p>14/03/1986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37509432</text:p>
          </table:table-cell>
          <table:table-cell office:value-type="string" calcext:value-type="string">
            <text:p>3 Albert Terrac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erreira</text:p>
          </table:table-cell>
          <table:table-cell office:value-type="string" calcext:value-type="string">
            <text:p>Valles</text:p>
          </table:table-cell>
          <table:table-cell table:number-columns-repeated="2" office:value-type="string" calcext:value-type="string">
            <text:p>Inés</text:p>
          </table:table-cell>
          <table:table-cell table:number-columns-repeated="2"/>
          <table:table-cell table:formula="of:=CONCATENATE([.D182];LEFT([.E182];2);LEFT([.F182];2);LEFT([.A182];2);LEFT([.B182];2))" office:value-type="string" office:string-value="InésFeVa" calcext:value-type="string">
            <text:p>InésFeVa</text:p>
          </table:table-cell>
          <table:table-cell table:formula="of:=LOWER([.G182])" office:value-type="string" office:string-value="inésfeva" calcext:value-type="string">
            <text:p>inésfeva</text:p>
          </table:table-cell>
          <table:table-cell table:formula="of:=SUBSTITUTE(SUBSTITUTE(SUBSTITUTE(SUBSTITUTE(SUBSTITUTE([.H182];&quot;á&quot;;&quot;a&quot;);&quot;é&quot;;&quot;e&quot;);&quot;í&quot;;&quot;i&quot;);&quot;ó&quot;;&quot;o&quot;);&quot;ú&quot;;&quot;u&quot;)" office:value-type="string" office:string-value="inesfeva" calcext:value-type="string">
            <text:p>inesfeva</text:p>
          </table:table-cell>
          <table:table-cell office:value-type="float" office:value="19" calcext:value-type="float">
            <text:p>19</text:p>
          </table:table-cell>
          <table:table-cell table:formula="of:=CONCATENATE(&quot;a&quot;;[.J182];[.I182])" office:value-type="string" office:string-value="a19inesfeva" calcext:value-type="string">
            <text:p>a19inesfeva</text:p>
          </table:table-cell>
          <table:table-cell table:formula="of:=LEN([.K182])" office:value-type="float" office:value="11" calcext:value-type="float">
            <text:p>11</text:p>
          </table:table-cell>
          <table:table-cell table:formula="of:=[.K182]" office:value-type="string" office:string-value="a19inesfeva" calcext:value-type="string">
            <text:p>a19inesfeva</text:p>
          </table:table-cell>
          <table:table-cell office:value-type="string" calcext:value-type="string">
            <text:p>k7}f}9NK*r</text:p>
          </table:table-cell>
          <table:table-cell table:style-name="ce2" office:value-type="string" calcext:value-type="string">
            <text:p>20/10/1976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00247546</text:p>
          </table:table-cell>
          <table:table-cell office:value-type="string" calcext:value-type="string">
            <text:p>Station Hou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itart</text:p>
          </table:table-cell>
          <table:table-cell office:value-type="string" calcext:value-type="string">
            <text:p>Mariño</text:p>
          </table:table-cell>
          <table:table-cell table:number-columns-repeated="2" office:value-type="string" calcext:value-type="string">
            <text:p>Marcos</text:p>
          </table:table-cell>
          <table:table-cell table:number-columns-repeated="2"/>
          <table:table-cell table:formula="of:=CONCATENATE([.D183];LEFT([.E183];2);LEFT([.F183];2);LEFT([.A183];2);LEFT([.B183];2))" office:value-type="string" office:string-value="MarcosPiMa" calcext:value-type="string">
            <text:p>MarcosPiMa</text:p>
          </table:table-cell>
          <table:table-cell table:formula="of:=LOWER([.G183])" office:value-type="string" office:string-value="marcospima" calcext:value-type="string">
            <text:p>marcospima</text:p>
          </table:table-cell>
          <table:table-cell table:formula="of:=SUBSTITUTE(SUBSTITUTE(SUBSTITUTE(SUBSTITUTE(SUBSTITUTE([.H183];&quot;á&quot;;&quot;a&quot;);&quot;é&quot;;&quot;e&quot;);&quot;í&quot;;&quot;i&quot;);&quot;ó&quot;;&quot;o&quot;);&quot;ú&quot;;&quot;u&quot;)" office:value-type="string" office:string-value="marcospima" calcext:value-type="string">
            <text:p>marcospima</text:p>
          </table:table-cell>
          <table:table-cell office:value-type="float" office:value="20" calcext:value-type="float">
            <text:p>20</text:p>
          </table:table-cell>
          <table:table-cell table:formula="of:=CONCATENATE(&quot;a&quot;;[.J183];[.I183])" office:value-type="string" office:string-value="a20marcospima" calcext:value-type="string">
            <text:p>a20marcospima</text:p>
          </table:table-cell>
          <table:table-cell table:formula="of:=LEN([.K183])" office:value-type="float" office:value="13" calcext:value-type="float">
            <text:p>13</text:p>
          </table:table-cell>
          <table:table-cell table:formula="of:=[.K183]" office:value-type="string" office:string-value="a20marcospima" calcext:value-type="string">
            <text:p>a20marcospima</text:p>
          </table:table-cell>
          <table:table-cell office:value-type="string" calcext:value-type="string">
            <text:p>m3ytWr-fx3</text:p>
          </table:table-cell>
          <table:table-cell table:style-name="ce2" office:value-type="string" calcext:value-type="string">
            <text:p>16/06/199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53710415</text:p>
          </table:table-cell>
          <table:table-cell office:value-type="string" calcext:value-type="string">
            <text:p>36 Hendrawna Meadows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ora</text:p>
          </table:table-cell>
          <table:table-cell office:value-type="string" calcext:value-type="string">
            <text:p>Fernández</text:p>
          </table:table-cell>
          <table:table-cell table:number-columns-repeated="2" office:value-type="string" calcext:value-type="string">
            <text:p>Samuel</text:p>
          </table:table-cell>
          <table:table-cell table:number-columns-repeated="2"/>
          <table:table-cell table:formula="of:=CONCATENATE([.D184];LEFT([.E184];2);LEFT([.F184];2);LEFT([.A184];2);LEFT([.B184];2))" office:value-type="string" office:string-value="SamuelMoFe" calcext:value-type="string">
            <text:p>SamuelMoFe</text:p>
          </table:table-cell>
          <table:table-cell table:formula="of:=LOWER([.G184])" office:value-type="string" office:string-value="samuelmofe" calcext:value-type="string">
            <text:p>samuelmofe</text:p>
          </table:table-cell>
          <table:table-cell table:formula="of:=SUBSTITUTE(SUBSTITUTE(SUBSTITUTE(SUBSTITUTE(SUBSTITUTE([.H184];&quot;á&quot;;&quot;a&quot;);&quot;é&quot;;&quot;e&quot;);&quot;í&quot;;&quot;i&quot;);&quot;ó&quot;;&quot;o&quot;);&quot;ú&quot;;&quot;u&quot;)" office:value-type="string" office:string-value="samuelmofe" calcext:value-type="string">
            <text:p>samuelmofe</text:p>
          </table:table-cell>
          <table:table-cell office:value-type="float" office:value="20" calcext:value-type="float">
            <text:p>20</text:p>
          </table:table-cell>
          <table:table-cell table:formula="of:=CONCATENATE(&quot;a&quot;;[.J184];[.I184])" office:value-type="string" office:string-value="a20samuelmofe" calcext:value-type="string">
            <text:p>a20samuelmofe</text:p>
          </table:table-cell>
          <table:table-cell table:formula="of:=LEN([.K184])" office:value-type="float" office:value="13" calcext:value-type="float">
            <text:p>13</text:p>
          </table:table-cell>
          <table:table-cell table:formula="of:=[.K184]" office:value-type="string" office:string-value="a20samuelmofe" calcext:value-type="string">
            <text:p>a20samuelmofe</text:p>
          </table:table-cell>
          <table:table-cell office:value-type="string" calcext:value-type="string">
            <text:p>[4PJyALETw</text:p>
          </table:table-cell>
          <table:table-cell table:style-name="ce2" office:value-type="string" calcext:value-type="string">
            <text:p>16/01/199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21063085</text:p>
          </table:table-cell>
          <table:table-cell office:value-type="string" calcext:value-type="string">
            <text:p>13 Argyle Clo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ómez</text:p>
          </table:table-cell>
          <table:table-cell office:value-type="string" calcext:value-type="string">
            <text:p>Márquez</text:p>
          </table:table-cell>
          <table:table-cell table:number-columns-repeated="2" office:value-type="string" calcext:value-type="string">
            <text:p>Verónica</text:p>
          </table:table-cell>
          <table:table-cell table:number-columns-repeated="2"/>
          <table:table-cell table:formula="of:=CONCATENATE([.D185];LEFT([.E185];2);LEFT([.F185];2);LEFT([.A185];2);LEFT([.B185];2))" office:value-type="string" office:string-value="VerónicaGóMá" calcext:value-type="string">
            <text:p>VerónicaGóMá</text:p>
          </table:table-cell>
          <table:table-cell table:formula="of:=LOWER([.G185])" office:value-type="string" office:string-value="verónicagómá" calcext:value-type="string">
            <text:p>verónicagómá</text:p>
          </table:table-cell>
          <table:table-cell table:formula="of:=SUBSTITUTE(SUBSTITUTE(SUBSTITUTE(SUBSTITUTE(SUBSTITUTE([.H185];&quot;á&quot;;&quot;a&quot;);&quot;é&quot;;&quot;e&quot;);&quot;í&quot;;&quot;i&quot;);&quot;ó&quot;;&quot;o&quot;);&quot;ú&quot;;&quot;u&quot;)" office:value-type="string" office:string-value="veronicagoma" calcext:value-type="string">
            <text:p>veronicagoma</text:p>
          </table:table-cell>
          <table:table-cell office:value-type="float" office:value="20" calcext:value-type="float">
            <text:p>20</text:p>
          </table:table-cell>
          <table:table-cell table:formula="of:=CONCATENATE(&quot;a&quot;;[.J185];[.I185])" office:value-type="string" office:string-value="a20veronicagoma" calcext:value-type="string">
            <text:p>a20veronicagoma</text:p>
          </table:table-cell>
          <table:table-cell table:formula="of:=LEN([.K185])" office:value-type="float" office:value="15" calcext:value-type="float">
            <text:p>15</text:p>
          </table:table-cell>
          <table:table-cell table:formula="of:=[.K185]" office:value-type="string" office:string-value="a20veronicagoma" calcext:value-type="string">
            <text:p>a20veronicagoma</text:p>
          </table:table-cell>
          <table:table-cell office:value-type="string" calcext:value-type="string">
            <text:p>9CC|[*dRbN</text:p>
          </table:table-cell>
          <table:table-cell table:style-name="ce2" office:value-type="string" calcext:value-type="string">
            <text:p>09/06/196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84339350</text:p>
          </table:table-cell>
          <table:table-cell office:value-type="string" calcext:value-type="string">
            <text:p>4 Eymore Driv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ómez</text:p>
          </table:table-cell>
          <table:table-cell office:value-type="string" calcext:value-type="string">
            <text:p>Alonso</text:p>
          </table:table-cell>
          <table:table-cell table:number-columns-repeated="2" office:value-type="string" calcext:value-type="string">
            <text:p>Adrián</text:p>
          </table:table-cell>
          <table:table-cell table:number-columns-repeated="2"/>
          <table:table-cell table:formula="of:=CONCATENATE([.D186];LEFT([.E186];2);LEFT([.F186];2);LEFT([.A186];2);LEFT([.B186];2))" office:value-type="string" office:string-value="AdriánGóAl" calcext:value-type="string">
            <text:p>AdriánGóAl</text:p>
          </table:table-cell>
          <table:table-cell table:formula="of:=LOWER([.G186])" office:value-type="string" office:string-value="adriángóal" calcext:value-type="string">
            <text:p>adriángóal</text:p>
          </table:table-cell>
          <table:table-cell table:formula="of:=SUBSTITUTE(SUBSTITUTE(SUBSTITUTE(SUBSTITUTE(SUBSTITUTE([.H186];&quot;á&quot;;&quot;a&quot;);&quot;é&quot;;&quot;e&quot;);&quot;í&quot;;&quot;i&quot;);&quot;ó&quot;;&quot;o&quot;);&quot;ú&quot;;&quot;u&quot;)" office:value-type="string" office:string-value="adriangoal" calcext:value-type="string">
            <text:p>adriangoal</text:p>
          </table:table-cell>
          <table:table-cell office:value-type="float" office:value="19" calcext:value-type="float">
            <text:p>19</text:p>
          </table:table-cell>
          <table:table-cell table:formula="of:=CONCATENATE(&quot;a&quot;;[.J186];[.I186])" office:value-type="string" office:string-value="a19adriangoal" calcext:value-type="string">
            <text:p>a19adriangoal</text:p>
          </table:table-cell>
          <table:table-cell table:formula="of:=LEN([.K186])" office:value-type="float" office:value="13" calcext:value-type="float">
            <text:p>13</text:p>
          </table:table-cell>
          <table:table-cell table:formula="of:=[.K186]" office:value-type="string" office:string-value="a19adriangoal" calcext:value-type="string">
            <text:p>a19adriangoal</text:p>
          </table:table-cell>
          <table:table-cell office:value-type="string" calcext:value-type="string">
            <text:p>9tYq]}a=KX</text:p>
          </table:table-cell>
          <table:table-cell table:style-name="ce2" office:value-type="string" calcext:value-type="string">
            <text:p>12/08/1995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676171789</text:p>
          </table:table-cell>
          <table:table-cell office:value-type="string" calcext:value-type="string">
            <text:p>1 Howards Way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astellano</text:p>
          </table:table-cell>
          <table:table-cell office:value-type="string" calcext:value-type="string">
            <text:p>Novoa</text:p>
          </table:table-cell>
          <table:table-cell table:number-columns-repeated="2" office:value-type="string" calcext:value-type="string">
            <text:p>Martín</text:p>
          </table:table-cell>
          <table:table-cell table:number-columns-repeated="2"/>
          <table:table-cell table:formula="of:=CONCATENATE([.D187];LEFT([.E187];2);LEFT([.F187];2);LEFT([.A187];2);LEFT([.B187];2))" office:value-type="string" office:string-value="MartínCaNo" calcext:value-type="string">
            <text:p>MartínCaNo</text:p>
          </table:table-cell>
          <table:table-cell table:formula="of:=LOWER([.G187])" office:value-type="string" office:string-value="martíncano" calcext:value-type="string">
            <text:p>martíncano</text:p>
          </table:table-cell>
          <table:table-cell table:formula="of:=SUBSTITUTE(SUBSTITUTE(SUBSTITUTE(SUBSTITUTE(SUBSTITUTE([.H187];&quot;á&quot;;&quot;a&quot;);&quot;é&quot;;&quot;e&quot;);&quot;í&quot;;&quot;i&quot;);&quot;ó&quot;;&quot;o&quot;);&quot;ú&quot;;&quot;u&quot;)" office:value-type="string" office:string-value="martincano" calcext:value-type="string">
            <text:p>martincano</text:p>
          </table:table-cell>
          <table:table-cell office:value-type="float" office:value="18" calcext:value-type="float">
            <text:p>18</text:p>
          </table:table-cell>
          <table:table-cell table:formula="of:=CONCATENATE(&quot;a&quot;;[.J187];[.I187])" office:value-type="string" office:string-value="a18martincano" calcext:value-type="string">
            <text:p>a18martincano</text:p>
          </table:table-cell>
          <table:table-cell table:formula="of:=LEN([.K187])" office:value-type="float" office:value="13" calcext:value-type="float">
            <text:p>13</text:p>
          </table:table-cell>
          <table:table-cell table:formula="of:=[.K187]" office:value-type="string" office:string-value="a18martincano" calcext:value-type="string">
            <text:p>a18martincano</text:p>
          </table:table-cell>
          <table:table-cell office:value-type="string" calcext:value-type="string">
            <text:p>sbjg{Ni3LV</text:p>
          </table:table-cell>
          <table:table-cell table:style-name="ce2" office:value-type="string" calcext:value-type="string">
            <text:p>02/11/198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82708503</text:p>
          </table:table-cell>
          <table:table-cell office:value-type="string" calcext:value-type="string">
            <text:p>7 Sunnybank Road</text:p>
          </table:table-cell>
          <table:table-cell office:value-type="string" calcext:value-type="string">
            <text:p>Moaña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omero</text:p>
          </table:table-cell>
          <table:table-cell office:value-type="string" calcext:value-type="string">
            <text:p>Comesaña</text:p>
          </table:table-cell>
          <table:table-cell table:number-columns-repeated="2" office:value-type="string" calcext:value-type="string">
            <text:p>Ángela</text:p>
          </table:table-cell>
          <table:table-cell table:number-columns-repeated="2"/>
          <table:table-cell table:formula="of:=CONCATENATE([.D188];LEFT([.E188];2);LEFT([.F188];2);LEFT([.A188];2);LEFT([.B188];2))" office:value-type="string" office:string-value="ÁngelaRoCo" calcext:value-type="string">
            <text:p>ÁngelaRoCo</text:p>
          </table:table-cell>
          <table:table-cell table:formula="of:=LOWER([.G188])" office:value-type="string" office:string-value="ángelaroco" calcext:value-type="string">
            <text:p>ángelaroco</text:p>
          </table:table-cell>
          <table:table-cell table:formula="of:=SUBSTITUTE(SUBSTITUTE(SUBSTITUTE(SUBSTITUTE(SUBSTITUTE([.H188];&quot;á&quot;;&quot;a&quot;);&quot;é&quot;;&quot;e&quot;);&quot;í&quot;;&quot;i&quot;);&quot;ó&quot;;&quot;o&quot;);&quot;ú&quot;;&quot;u&quot;)" office:value-type="string" office:string-value="angelaroco" calcext:value-type="string">
            <text:p>angelaroco</text:p>
          </table:table-cell>
          <table:table-cell office:value-type="float" office:value="20" calcext:value-type="float">
            <text:p>20</text:p>
          </table:table-cell>
          <table:table-cell table:formula="of:=CONCATENATE(&quot;a&quot;;[.J188];[.I188])" office:value-type="string" office:string-value="a20angelaroco" calcext:value-type="string">
            <text:p>a20angelaroco</text:p>
          </table:table-cell>
          <table:table-cell table:formula="of:=LEN([.K188])" office:value-type="float" office:value="13" calcext:value-type="float">
            <text:p>13</text:p>
          </table:table-cell>
          <table:table-cell table:formula="of:=[.K188]" office:value-type="string" office:string-value="a20angelaroco" calcext:value-type="string">
            <text:p>a20angelaroco</text:p>
          </table:table-cell>
          <table:table-cell office:value-type="string" calcext:value-type="string">
            <text:p>|Co{A4pAiu</text:p>
          </table:table-cell>
          <table:table-cell table:style-name="ce2" office:value-type="string" calcext:value-type="string">
            <text:p>03/08/200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91708058</text:p>
          </table:table-cell>
          <table:table-cell office:value-type="string" calcext:value-type="string">
            <text:p>55 Queens Road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(A)-Administración de sistemas informáticos en rede</text:p>
          </table:table-cell>
          <table:table-cell office:value-type="string" calcext:value-type="string">
            <text:p>ia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oreira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Rosa Marí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ría</text:p>
          </table:table-cell>
          <table:table-cell/>
          <table:table-cell table:formula="of:=CONCATENATE([.D189];LEFT([.E189];2);LEFT([.F189];2);LEFT([.A189];2);LEFT([.B189];2))" office:value-type="string" office:string-value="RosaMaMoLó" calcext:value-type="string">
            <text:p>RosaMaMoLó</text:p>
          </table:table-cell>
          <table:table-cell table:formula="of:=LOWER([.G189])" office:value-type="string" office:string-value="rosamamoló" calcext:value-type="string">
            <text:p>rosamamoló</text:p>
          </table:table-cell>
          <table:table-cell table:formula="of:=SUBSTITUTE(SUBSTITUTE(SUBSTITUTE(SUBSTITUTE(SUBSTITUTE([.H189];&quot;á&quot;;&quot;a&quot;);&quot;é&quot;;&quot;e&quot;);&quot;í&quot;;&quot;i&quot;);&quot;ó&quot;;&quot;o&quot;);&quot;ú&quot;;&quot;u&quot;)" office:value-type="string" office:string-value="rosamamolo" calcext:value-type="string">
            <text:p>rosamamolo</text:p>
          </table:table-cell>
          <table:table-cell office:value-type="float" office:value="20" calcext:value-type="float">
            <text:p>20</text:p>
          </table:table-cell>
          <table:table-cell table:formula="of:=CONCATENATE(&quot;a&quot;;[.J189];[.I189])" office:value-type="string" office:string-value="a20rosamamolo" calcext:value-type="string">
            <text:p>a20rosamamolo</text:p>
          </table:table-cell>
          <table:table-cell table:formula="of:=LEN([.K189])" office:value-type="float" office:value="13" calcext:value-type="float">
            <text:p>13</text:p>
          </table:table-cell>
          <table:table-cell table:formula="of:=[.K189]" office:value-type="string" office:string-value="a20rosamamolo" calcext:value-type="string">
            <text:p>a20rosamamolo</text:p>
          </table:table-cell>
          <table:table-cell office:value-type="string" calcext:value-type="string">
            <text:p>[d[H7JCYq,</text:p>
          </table:table-cell>
          <table:table-cell table:style-name="ce2" office:value-type="string" calcext:value-type="string">
            <text:p>12/10/197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74363103</text:p>
          </table:table-cell>
          <table:table-cell office:value-type="string" calcext:value-type="string">
            <text:p>27 Borrer Drive</text:p>
          </table:table-cell>
          <table:table-cell office:value-type="string" calcext:value-type="string">
            <text:p>Redondela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iz</text:p>
          </table:table-cell>
          <table:table-cell office:value-type="string" calcext:value-type="string">
            <text:p>Castilla</text:p>
          </table:table-cell>
          <table:table-cell office:value-type="string" calcext:value-type="string">
            <text:p>Eduardo Fabián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Fabián</text:p>
          </table:table-cell>
          <table:table-cell/>
          <table:table-cell table:formula="of:=CONCATENATE([.D190];LEFT([.E190];2);LEFT([.F190];2);LEFT([.A190];2);LEFT([.B190];2))" office:value-type="string" office:string-value="EduardoFaDiCa" calcext:value-type="string">
            <text:p>EduardoFaDiCa</text:p>
          </table:table-cell>
          <table:table-cell table:formula="of:=LOWER([.G190])" office:value-type="string" office:string-value="eduardofadica" calcext:value-type="string">
            <text:p>eduardofadica</text:p>
          </table:table-cell>
          <table:table-cell table:formula="of:=SUBSTITUTE(SUBSTITUTE(SUBSTITUTE(SUBSTITUTE(SUBSTITUTE([.H190];&quot;á&quot;;&quot;a&quot;);&quot;é&quot;;&quot;e&quot;);&quot;í&quot;;&quot;i&quot;);&quot;ó&quot;;&quot;o&quot;);&quot;ú&quot;;&quot;u&quot;)" office:value-type="string" office:string-value="eduardofadica" calcext:value-type="string">
            <text:p>eduardofadica</text:p>
          </table:table-cell>
          <table:table-cell office:value-type="float" office:value="18" calcext:value-type="float">
            <text:p>18</text:p>
          </table:table-cell>
          <table:table-cell table:formula="of:=CONCATENATE(&quot;a&quot;;[.J190];[.I190])" office:value-type="string" office:string-value="a18eduardofadica" calcext:value-type="string">
            <text:p>a18eduardofadica</text:p>
          </table:table-cell>
          <table:table-cell table:formula="of:=LEN([.K190])" office:value-type="float" office:value="16" calcext:value-type="float">
            <text:p>16</text:p>
          </table:table-cell>
          <table:table-cell table:formula="of:=[.K190]" office:value-type="string" office:string-value="a18eduardofadica" calcext:value-type="string">
            <text:p>a18eduardofadica</text:p>
          </table:table-cell>
          <table:table-cell office:value-type="string" calcext:value-type="string">
            <text:p>ki}]u{TF7|</text:p>
          </table:table-cell>
          <table:table-cell table:style-name="ce2" office:value-type="string" calcext:value-type="string">
            <text:p>03/12/198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52461226</text:p>
          </table:table-cell>
          <table:table-cell office:value-type="string" calcext:value-type="string">
            <text:p>24 Setford Road</text:p>
          </table:table-cell>
          <table:table-cell office:value-type="string" calcext:value-type="string">
            <text:p>Ponteareas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irsten</text:p>
          </table:table-cell>
          <table:table-cell office:value-type="string" calcext:value-type="string">
            <text:p>Liñan</text:p>
          </table:table-cell>
          <table:table-cell table:number-columns-repeated="2" office:value-type="string" calcext:value-type="string">
            <text:p>Pablo</text:p>
          </table:table-cell>
          <table:table-cell table:number-columns-repeated="2"/>
          <table:table-cell table:formula="of:=CONCATENATE([.D191];LEFT([.E191];2);LEFT([.F191];2);LEFT([.A191];2);LEFT([.B191];2))" office:value-type="string" office:string-value="PabloKiLi" calcext:value-type="string">
            <text:p>PabloKiLi</text:p>
          </table:table-cell>
          <table:table-cell table:formula="of:=LOWER([.G191])" office:value-type="string" office:string-value="pablokili" calcext:value-type="string">
            <text:p>pablokili</text:p>
          </table:table-cell>
          <table:table-cell table:formula="of:=SUBSTITUTE(SUBSTITUTE(SUBSTITUTE(SUBSTITUTE(SUBSTITUTE([.H191];&quot;á&quot;;&quot;a&quot;);&quot;é&quot;;&quot;e&quot;);&quot;í&quot;;&quot;i&quot;);&quot;ó&quot;;&quot;o&quot;);&quot;ú&quot;;&quot;u&quot;)" office:value-type="string" office:string-value="pablokili" calcext:value-type="string">
            <text:p>pablokili</text:p>
          </table:table-cell>
          <table:table-cell office:value-type="float" office:value="21" calcext:value-type="float">
            <text:p>21</text:p>
          </table:table-cell>
          <table:table-cell table:formula="of:=CONCATENATE(&quot;a&quot;;[.J191];[.I191])" office:value-type="string" office:string-value="a21pablokili" calcext:value-type="string">
            <text:p>a21pablokili</text:p>
          </table:table-cell>
          <table:table-cell table:formula="of:=LEN([.K191])" office:value-type="float" office:value="12" calcext:value-type="float">
            <text:p>12</text:p>
          </table:table-cell>
          <table:table-cell table:formula="of:=[.K191]" office:value-type="string" office:string-value="a21pablokili" calcext:value-type="string">
            <text:p>a21pablokili</text:p>
          </table:table-cell>
          <table:table-cell office:value-type="string" calcext:value-type="string">
            <text:p>ipL@9_uXNa</text:p>
          </table:table-cell>
          <table:table-cell table:style-name="ce2" office:value-type="string" calcext:value-type="string">
            <text:p>06/04/199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79414558</text:p>
          </table:table-cell>
          <table:table-cell office:value-type="string" calcext:value-type="string">
            <text:p>52 Eastville Avenu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atar</text:p>
          </table:table-cell>
          <table:table-cell office:value-type="string" calcext:value-type="string">
            <text:p>Pazos</text:p>
          </table:table-cell>
          <table:table-cell table:number-columns-repeated="2" office:value-type="string" calcext:value-type="string">
            <text:p>Raúl</text:p>
          </table:table-cell>
          <table:table-cell table:number-columns-repeated="2"/>
          <table:table-cell table:formula="of:=CONCATENATE([.D192];LEFT([.E192];2);LEFT([.F192];2);LEFT([.A192];2);LEFT([.B192];2))" office:value-type="string" office:string-value="RaúlTaPa" calcext:value-type="string">
            <text:p>RaúlTaPa</text:p>
          </table:table-cell>
          <table:table-cell table:formula="of:=LOWER([.G192])" office:value-type="string" office:string-value="raúltapa" calcext:value-type="string">
            <text:p>raúltapa</text:p>
          </table:table-cell>
          <table:table-cell table:formula="of:=SUBSTITUTE(SUBSTITUTE(SUBSTITUTE(SUBSTITUTE(SUBSTITUTE([.H192];&quot;á&quot;;&quot;a&quot;);&quot;é&quot;;&quot;e&quot;);&quot;í&quot;;&quot;i&quot;);&quot;ó&quot;;&quot;o&quot;);&quot;ú&quot;;&quot;u&quot;)" office:value-type="string" office:string-value="raultapa" calcext:value-type="string">
            <text:p>raultapa</text:p>
          </table:table-cell>
          <table:table-cell office:value-type="float" office:value="20" calcext:value-type="float">
            <text:p>20</text:p>
          </table:table-cell>
          <table:table-cell table:formula="of:=CONCATENATE(&quot;a&quot;;[.J192];[.I192])" office:value-type="string" office:string-value="a20raultapa" calcext:value-type="string">
            <text:p>a20raultapa</text:p>
          </table:table-cell>
          <table:table-cell table:formula="of:=LEN([.K192])" office:value-type="float" office:value="11" calcext:value-type="float">
            <text:p>11</text:p>
          </table:table-cell>
          <table:table-cell table:formula="of:=[.K192]" office:value-type="string" office:string-value="a20raultapa" calcext:value-type="string">
            <text:p>a20raultapa</text:p>
          </table:table-cell>
          <table:table-cell office:value-type="string" calcext:value-type="string">
            <text:p>k}z{]3oiqF</text:p>
          </table:table-cell>
          <table:table-cell table:style-name="ce2" office:value-type="string" calcext:value-type="string">
            <text:p>02/04/1997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56181988</text:p>
          </table:table-cell>
          <table:table-cell office:value-type="string" calcext:value-type="string">
            <text:p>3 Diana Clo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  <table:table-cell office:value-type="string" calcext:value-type="string">
            <text:p>ia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afuente</text:p>
          </table:table-cell>
          <table:table-cell office:value-type="string" calcext:value-type="string">
            <text:p>Blanco</text:p>
          </table:table-cell>
          <table:table-cell table:number-columns-repeated="2" office:value-type="string" calcext:value-type="string">
            <text:p>Alberto</text:p>
          </table:table-cell>
          <table:table-cell table:number-columns-repeated="2"/>
          <table:table-cell table:formula="of:=CONCATENATE([.D193];LEFT([.E193];2);LEFT([.F193];2);LEFT([.A193];2);LEFT([.B193];2))" office:value-type="string" office:string-value="AlbertoLaBl" calcext:value-type="string">
            <text:p>AlbertoLaBl</text:p>
          </table:table-cell>
          <table:table-cell table:formula="of:=LOWER([.G193])" office:value-type="string" office:string-value="albertolabl" calcext:value-type="string">
            <text:p>albertolabl</text:p>
          </table:table-cell>
          <table:table-cell table:formula="of:=SUBSTITUTE(SUBSTITUTE(SUBSTITUTE(SUBSTITUTE(SUBSTITUTE([.H193];&quot;á&quot;;&quot;a&quot;);&quot;é&quot;;&quot;e&quot;);&quot;í&quot;;&quot;i&quot;);&quot;ó&quot;;&quot;o&quot;);&quot;ú&quot;;&quot;u&quot;)" office:value-type="string" office:string-value="albertolabl" calcext:value-type="string">
            <text:p>albertolabl</text:p>
          </table:table-cell>
          <table:table-cell office:value-type="float" office:value="18" calcext:value-type="float">
            <text:p>18</text:p>
          </table:table-cell>
          <table:table-cell table:formula="of:=CONCATENATE(&quot;a&quot;;[.J193];[.I193])" office:value-type="string" office:string-value="a18albertolabl" calcext:value-type="string">
            <text:p>a18albertolabl</text:p>
          </table:table-cell>
          <table:table-cell table:formula="of:=LEN([.K193])" office:value-type="float" office:value="14" calcext:value-type="float">
            <text:p>14</text:p>
          </table:table-cell>
          <table:table-cell table:formula="of:=[.K193]" office:value-type="string" office:string-value="a18albertolabl" calcext:value-type="string">
            <text:p>a18albertolabl</text:p>
          </table:table-cell>
          <table:table-cell office:value-type="string" calcext:value-type="string">
            <text:p>-7_KrMV+h7</text:p>
          </table:table-cell>
          <table:table-cell table:style-name="ce2" office:value-type="string" calcext:value-type="string">
            <text:p>03/07/199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87664006</text:p>
          </table:table-cell>
          <table:table-cell office:value-type="string" calcext:value-type="string">
            <text:p>Ty Crwn</text:p>
          </table:table-cell>
          <table:table-cell office:value-type="string" calcext:value-type="string">
            <text:p>Cangas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antos</text:p>
          </table:table-cell>
          <table:table-cell office:value-type="string" calcext:value-type="string">
            <text:p>Gonzalez</text:p>
          </table:table-cell>
          <table:table-cell table:number-columns-repeated="2" office:value-type="string" calcext:value-type="string">
            <text:p>Candela</text:p>
          </table:table-cell>
          <table:table-cell table:number-columns-repeated="2"/>
          <table:table-cell table:formula="of:=CONCATENATE([.D194];LEFT([.E194];2);LEFT([.F194];2);LEFT([.A194];2);LEFT([.B194];2))" office:value-type="string" office:string-value="CandelaSaGo" calcext:value-type="string">
            <text:p>CandelaSaGo</text:p>
          </table:table-cell>
          <table:table-cell table:formula="of:=LOWER([.G194])" office:value-type="string" office:string-value="candelasago" calcext:value-type="string">
            <text:p>candelasago</text:p>
          </table:table-cell>
          <table:table-cell table:formula="of:=SUBSTITUTE(SUBSTITUTE(SUBSTITUTE(SUBSTITUTE(SUBSTITUTE([.H194];&quot;á&quot;;&quot;a&quot;);&quot;é&quot;;&quot;e&quot;);&quot;í&quot;;&quot;i&quot;);&quot;ó&quot;;&quot;o&quot;);&quot;ú&quot;;&quot;u&quot;)" office:value-type="string" office:string-value="candelasago" calcext:value-type="string">
            <text:p>candelasago</text:p>
          </table:table-cell>
          <table:table-cell office:value-type="float" office:value="20" calcext:value-type="float">
            <text:p>20</text:p>
          </table:table-cell>
          <table:table-cell table:formula="of:=CONCATENATE(&quot;a&quot;;[.J194];[.I194])" office:value-type="string" office:string-value="a20candelasago" calcext:value-type="string">
            <text:p>a20candelasago</text:p>
          </table:table-cell>
          <table:table-cell table:formula="of:=LEN([.K194])" office:value-type="float" office:value="14" calcext:value-type="float">
            <text:p>14</text:p>
          </table:table-cell>
          <table:table-cell table:formula="of:=[.K194]" office:value-type="string" office:string-value="a20candelasago" calcext:value-type="string">
            <text:p>a20candelasago</text:p>
          </table:table-cell>
          <table:table-cell office:value-type="string" calcext:value-type="string">
            <text:p>4UL}{tdKcE</text:p>
          </table:table-cell>
          <table:table-cell table:style-name="ce2" office:value-type="string" calcext:value-type="string">
            <text:p>21/01/200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87015049</text:p>
          </table:table-cell>
          <table:table-cell office:value-type="string" calcext:value-type="string">
            <text:p>2 Argyle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ande</text:p>
          </table:table-cell>
          <table:table-cell office:value-type="string" calcext:value-type="string">
            <text:p>Dapena</text:p>
          </table:table-cell>
          <table:table-cell table:number-columns-repeated="2" office:value-type="string" calcext:value-type="string">
            <text:p>Lara</text:p>
          </table:table-cell>
          <table:table-cell table:number-columns-repeated="2"/>
          <table:table-cell table:formula="of:=CONCATENATE([.D195];LEFT([.E195];2);LEFT([.F195];2);LEFT([.A195];2);LEFT([.B195];2))" office:value-type="string" office:string-value="LaraGrDa" calcext:value-type="string">
            <text:p>LaraGrDa</text:p>
          </table:table-cell>
          <table:table-cell table:formula="of:=LOWER([.G195])" office:value-type="string" office:string-value="laragrda" calcext:value-type="string">
            <text:p>laragrda</text:p>
          </table:table-cell>
          <table:table-cell table:formula="of:=SUBSTITUTE(SUBSTITUTE(SUBSTITUTE(SUBSTITUTE(SUBSTITUTE([.H195];&quot;á&quot;;&quot;a&quot;);&quot;é&quot;;&quot;e&quot;);&quot;í&quot;;&quot;i&quot;);&quot;ó&quot;;&quot;o&quot;);&quot;ú&quot;;&quot;u&quot;)" office:value-type="string" office:string-value="laragrda" calcext:value-type="string">
            <text:p>laragrda</text:p>
          </table:table-cell>
          <table:table-cell office:value-type="float" office:value="20" calcext:value-type="float">
            <text:p>20</text:p>
          </table:table-cell>
          <table:table-cell table:formula="of:=CONCATENATE(&quot;a&quot;;[.J195];[.I195])" office:value-type="string" office:string-value="a20laragrda" calcext:value-type="string">
            <text:p>a20laragrda</text:p>
          </table:table-cell>
          <table:table-cell table:formula="of:=LEN([.K195])" office:value-type="float" office:value="11" calcext:value-type="float">
            <text:p>11</text:p>
          </table:table-cell>
          <table:table-cell table:formula="of:=[.K195]" office:value-type="string" office:string-value="a20laragrda" calcext:value-type="string">
            <text:p>a20laragrda</text:p>
          </table:table-cell>
          <table:table-cell office:value-type="string" calcext:value-type="string">
            <text:p>F__-v]e]4f</text:p>
          </table:table-cell>
          <table:table-cell table:style-name="ce2" office:value-type="string" calcext:value-type="string">
            <text:p>03/01/200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87243622</text:p>
          </table:table-cell>
          <table:table-cell office:value-type="string" calcext:value-type="string">
            <text:p>31 Oxley Val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einert</text:p>
          </table:table-cell>
          <table:table-cell office:value-type="string" calcext:value-type="string">
            <text:p>Unzain</text:p>
          </table:table-cell>
          <table:table-cell table:number-columns-repeated="2" office:value-type="string" calcext:value-type="string">
            <text:p>Carlos</text:p>
          </table:table-cell>
          <table:table-cell table:number-columns-repeated="2"/>
          <table:table-cell table:formula="of:=CONCATENATE([.D196];LEFT([.E196];2);LEFT([.F196];2);LEFT([.A196];2);LEFT([.B196];2))" office:value-type="string" office:string-value="CarlosReUn" calcext:value-type="string">
            <text:p>CarlosReUn</text:p>
          </table:table-cell>
          <table:table-cell table:formula="of:=LOWER([.G196])" office:value-type="string" office:string-value="carlosreun" calcext:value-type="string">
            <text:p>carlosreun</text:p>
          </table:table-cell>
          <table:table-cell table:formula="of:=SUBSTITUTE(SUBSTITUTE(SUBSTITUTE(SUBSTITUTE(SUBSTITUTE([.H196];&quot;á&quot;;&quot;a&quot;);&quot;é&quot;;&quot;e&quot;);&quot;í&quot;;&quot;i&quot;);&quot;ó&quot;;&quot;o&quot;);&quot;ú&quot;;&quot;u&quot;)" office:value-type="string" office:string-value="carlosreun" calcext:value-type="string">
            <text:p>carlosreun</text:p>
          </table:table-cell>
          <table:table-cell office:value-type="float" office:value="19" calcext:value-type="float">
            <text:p>19</text:p>
          </table:table-cell>
          <table:table-cell table:formula="of:=CONCATENATE(&quot;a&quot;;[.J196];[.I196])" office:value-type="string" office:string-value="a19carlosreun" calcext:value-type="string">
            <text:p>a19carlosreun</text:p>
          </table:table-cell>
          <table:table-cell table:formula="of:=LEN([.K196])" office:value-type="float" office:value="13" calcext:value-type="float">
            <text:p>13</text:p>
          </table:table-cell>
          <table:table-cell table:formula="of:=[.K196]" office:value-type="string" office:string-value="a19carlosreun" calcext:value-type="string">
            <text:p>a19carlosreun</text:p>
          </table:table-cell>
          <table:table-cell office:value-type="string" calcext:value-type="string">
            <text:p>NNfipz-J9d</text:p>
          </table:table-cell>
          <table:table-cell table:style-name="ce2" office:value-type="string" calcext:value-type="string">
            <text:p>01/12/199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97181322</text:p>
          </table:table-cell>
          <table:table-cell office:value-type="string" calcext:value-type="string">
            <text:p>18 Teme Street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  <table:table-cell office:value-type="string" calcext:value-type="string">
            <text:p>ia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Álvarez</text:p>
          </table:table-cell>
          <table:table-cell office:value-type="string" calcext:value-type="string">
            <text:p>Peldorado</text:p>
          </table:table-cell>
          <table:table-cell table:number-columns-repeated="2" office:value-type="string" calcext:value-type="string">
            <text:p>Javier</text:p>
          </table:table-cell>
          <table:table-cell table:number-columns-repeated="2"/>
          <table:table-cell table:formula="of:=CONCATENATE([.D197];LEFT([.E197];2);LEFT([.F197];2);LEFT([.A197];2);LEFT([.B197];2))" office:value-type="string" office:string-value="JavierÁlPe" calcext:value-type="string">
            <text:p>JavierÁlPe</text:p>
          </table:table-cell>
          <table:table-cell table:formula="of:=LOWER([.G197])" office:value-type="string" office:string-value="javierálpe" calcext:value-type="string">
            <text:p>javierálpe</text:p>
          </table:table-cell>
          <table:table-cell table:formula="of:=SUBSTITUTE(SUBSTITUTE(SUBSTITUTE(SUBSTITUTE(SUBSTITUTE([.H197];&quot;á&quot;;&quot;a&quot;);&quot;é&quot;;&quot;e&quot;);&quot;í&quot;;&quot;i&quot;);&quot;ó&quot;;&quot;o&quot;);&quot;ú&quot;;&quot;u&quot;)" office:value-type="string" office:string-value="javieralpe" calcext:value-type="string">
            <text:p>javieralpe</text:p>
          </table:table-cell>
          <table:table-cell office:value-type="float" office:value="20" calcext:value-type="float">
            <text:p>20</text:p>
          </table:table-cell>
          <table:table-cell table:formula="of:=CONCATENATE(&quot;a&quot;;[.J197];[.I197])" office:value-type="string" office:string-value="a20javieralpe" calcext:value-type="string">
            <text:p>a20javieralpe</text:p>
          </table:table-cell>
          <table:table-cell table:formula="of:=LEN([.K197])" office:value-type="float" office:value="13" calcext:value-type="float">
            <text:p>13</text:p>
          </table:table-cell>
          <table:table-cell table:formula="of:=[.K197]" office:value-type="string" office:string-value="a20javieralpe" calcext:value-type="string">
            <text:p>a20javieralpe</text:p>
          </table:table-cell>
          <table:table-cell office:value-type="string" calcext:value-type="string">
            <text:p>raAx{C.3XP</text:p>
          </table:table-cell>
          <table:table-cell table:style-name="ce2" office:value-type="string" calcext:value-type="string">
            <text:p>24/08/198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66234555</text:p>
          </table:table-cell>
          <table:table-cell office:value-type="string" calcext:value-type="string">
            <text:p>Image Hou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  <table:table-cell office:value-type="string" calcext:value-type="string">
            <text:p>is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ernández</text:p>
          </table:table-cell>
          <table:table-cell office:value-type="string" calcext:value-type="string">
            <text:p>Montero</text:p>
          </table:table-cell>
          <table:table-cell table:number-columns-repeated="2" office:value-type="string" calcext:value-type="string">
            <text:p>Yago</text:p>
          </table:table-cell>
          <table:table-cell table:number-columns-repeated="2"/>
          <table:table-cell table:formula="of:=CONCATENATE([.D198];LEFT([.E198];2);LEFT([.F198];2);LEFT([.A198];2);LEFT([.B198];2))" office:value-type="string" office:string-value="YagoFeMo" calcext:value-type="string">
            <text:p>YagoFeMo</text:p>
          </table:table-cell>
          <table:table-cell table:formula="of:=LOWER([.G198])" office:value-type="string" office:string-value="yagofemo" calcext:value-type="string">
            <text:p>yagofemo</text:p>
          </table:table-cell>
          <table:table-cell table:formula="of:=SUBSTITUTE(SUBSTITUTE(SUBSTITUTE(SUBSTITUTE(SUBSTITUTE([.H198];&quot;á&quot;;&quot;a&quot;);&quot;é&quot;;&quot;e&quot;);&quot;í&quot;;&quot;i&quot;);&quot;ó&quot;;&quot;o&quot;);&quot;ú&quot;;&quot;u&quot;)" office:value-type="string" office:string-value="yagofemo" calcext:value-type="string">
            <text:p>yagofemo</text:p>
          </table:table-cell>
          <table:table-cell office:value-type="float" office:value="19" calcext:value-type="float">
            <text:p>19</text:p>
          </table:table-cell>
          <table:table-cell table:formula="of:=CONCATENATE(&quot;a&quot;;[.J198];[.I198])" office:value-type="string" office:string-value="a19yagofemo" calcext:value-type="string">
            <text:p>a19yagofemo</text:p>
          </table:table-cell>
          <table:table-cell table:formula="of:=LEN([.K198])" office:value-type="float" office:value="11" calcext:value-type="float">
            <text:p>11</text:p>
          </table:table-cell>
          <table:table-cell table:formula="of:=[.K198]" office:value-type="string" office:string-value="a19yagofemo" calcext:value-type="string">
            <text:p>a19yagofemo</text:p>
          </table:table-cell>
          <table:table-cell office:value-type="string" calcext:value-type="string">
            <text:p>x_,=Ymdc.9</text:p>
          </table:table-cell>
          <table:table-cell table:style-name="ce2" office:value-type="string" calcext:value-type="string">
            <text:p>07/03/1997</text:p>
          </table:table-cell>
          <table:table-cell office:value-type="string" calcext:value-type="string">
            <text:p>Paraguai</text:p>
          </table:table-cell>
          <table:table-cell office:value-type="string" calcext:value-type="string">
            <text:p>712965323</text:p>
          </table:table-cell>
          <table:table-cell office:value-type="string" calcext:value-type="string">
            <text:p>14 Mill Brook Meadow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  <table:table-cell office:value-type="string" calcext:value-type="string">
            <text:p>ia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eira</text:p>
          </table:table-cell>
          <table:table-cell office:value-type="string" calcext:value-type="string">
            <text:p>Martínez</text:p>
          </table:table-cell>
          <table:table-cell table:number-columns-repeated="2" office:value-type="string" calcext:value-type="string">
            <text:p>Hugo</text:p>
          </table:table-cell>
          <table:table-cell table:number-columns-repeated="2"/>
          <table:table-cell table:formula="of:=CONCATENATE([.D199];LEFT([.E199];2);LEFT([.F199];2);LEFT([.A199];2);LEFT([.B199];2))" office:value-type="string" office:string-value="HugoNeMa" calcext:value-type="string">
            <text:p>HugoNeMa</text:p>
          </table:table-cell>
          <table:table-cell table:formula="of:=LOWER([.G199])" office:value-type="string" office:string-value="hugonema" calcext:value-type="string">
            <text:p>hugonema</text:p>
          </table:table-cell>
          <table:table-cell table:formula="of:=SUBSTITUTE(SUBSTITUTE(SUBSTITUTE(SUBSTITUTE(SUBSTITUTE([.H199];&quot;á&quot;;&quot;a&quot;);&quot;é&quot;;&quot;e&quot;);&quot;í&quot;;&quot;i&quot;);&quot;ó&quot;;&quot;o&quot;);&quot;ú&quot;;&quot;u&quot;)" office:value-type="string" office:string-value="hugonema" calcext:value-type="string">
            <text:p>hugonema</text:p>
          </table:table-cell>
          <table:table-cell office:value-type="float" office:value="18" calcext:value-type="float">
            <text:p>18</text:p>
          </table:table-cell>
          <table:table-cell table:formula="of:=CONCATENATE(&quot;a&quot;;[.J199];[.I199])" office:value-type="string" office:string-value="a18hugonema" calcext:value-type="string">
            <text:p>a18hugonema</text:p>
          </table:table-cell>
          <table:table-cell table:formula="of:=LEN([.K199])" office:value-type="float" office:value="11" calcext:value-type="float">
            <text:p>11</text:p>
          </table:table-cell>
          <table:table-cell table:formula="of:=[.K199]" office:value-type="string" office:string-value="a18hugonema" calcext:value-type="string">
            <text:p>a18hugonema</text:p>
          </table:table-cell>
          <table:table-cell office:value-type="string" calcext:value-type="string">
            <text:p>f7n=ow]KLJ</text:p>
          </table:table-cell>
          <table:table-cell table:style-name="ce2" office:value-type="string" calcext:value-type="string">
            <text:p>07/08/199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77509434</text:p>
          </table:table-cell>
          <table:table-cell office:value-type="string" calcext:value-type="string">
            <text:p>Swan Inn</text:p>
          </table:table-cell>
          <table:table-cell office:value-type="string" calcext:value-type="string">
            <text:p>Porriño (O)</text:p>
          </table:table-cell>
          <table:table-cell table:number-columns-repeated="2" office:value-type="string" calcext:value-type="string">
            <text:p>iib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odríguez</text:p>
          </table:table-cell>
          <table:table-cell office:value-type="string" calcext:value-type="string">
            <text:p>Fedotov</text:p>
          </table:table-cell>
          <table:table-cell office:value-type="string" calcext:value-type="string">
            <text:p>Estefanny Yisela</text:p>
          </table:table-cell>
          <table:table-cell office:value-type="string" calcext:value-type="string">
            <text:p>Estefanny</text:p>
          </table:table-cell>
          <table:table-cell office:value-type="string" calcext:value-type="string">
            <text:p>Yisela</text:p>
          </table:table-cell>
          <table:table-cell/>
          <table:table-cell table:formula="of:=CONCATENATE([.D200];LEFT([.E200];2);LEFT([.F200];2);LEFT([.A200];2);LEFT([.B200];2))" office:value-type="string" office:string-value="EstefannyYiRoFe" calcext:value-type="string">
            <text:p>EstefannyYiRoFe</text:p>
          </table:table-cell>
          <table:table-cell table:formula="of:=LOWER([.G200])" office:value-type="string" office:string-value="estefannyyirofe" calcext:value-type="string">
            <text:p>estefannyyirofe</text:p>
          </table:table-cell>
          <table:table-cell table:formula="of:=SUBSTITUTE(SUBSTITUTE(SUBSTITUTE(SUBSTITUTE(SUBSTITUTE([.H200];&quot;á&quot;;&quot;a&quot;);&quot;é&quot;;&quot;e&quot;);&quot;í&quot;;&quot;i&quot;);&quot;ó&quot;;&quot;o&quot;);&quot;ú&quot;;&quot;u&quot;)" office:value-type="string" office:string-value="estefannyyirofe" calcext:value-type="string">
            <text:p>estefannyyirofe</text:p>
          </table:table-cell>
          <table:table-cell office:value-type="float" office:value="21" calcext:value-type="float">
            <text:p>21</text:p>
          </table:table-cell>
          <table:table-cell table:formula="of:=CONCATENATE(&quot;a&quot;;[.J200];[.I200])" office:value-type="string" office:string-value="a21estefannyyirofe" calcext:value-type="string">
            <text:p>a21estefannyyirofe</text:p>
          </table:table-cell>
          <table:table-cell table:formula="of:=LEN([.K200])" office:value-type="float" office:value="18" calcext:value-type="float">
            <text:p>18</text:p>
          </table:table-cell>
          <table:table-cell table:formula="of:=[.K200]" office:value-type="string" office:string-value="a21estefannyyirofe" calcext:value-type="string">
            <text:p>a21estefannyyirofe</text:p>
          </table:table-cell>
          <table:table-cell office:value-type="string" calcext:value-type="string">
            <text:p>aLcRJqz7h@</text:p>
          </table:table-cell>
          <table:table-cell table:style-name="ce2" office:value-type="string" calcext:value-type="string">
            <text:p>17/10/1995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782598503</text:p>
          </table:table-cell>
          <table:table-cell office:value-type="string" calcext:value-type="string">
            <text:p>9 Bairstow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lmo</text:p>
          </table:table-cell>
          <table:table-cell office:value-type="string" calcext:value-type="string">
            <text:p>Alleres</text:p>
          </table:table-cell>
          <table:table-cell office:value-type="string" calcext:value-type="string">
            <text:p>Samuel José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José</text:p>
          </table:table-cell>
          <table:table-cell/>
          <table:table-cell table:formula="of:=CONCATENATE([.D201];LEFT([.E201];2);LEFT([.F201];2);LEFT([.A201];2);LEFT([.B201];2))" office:value-type="string" office:string-value="SamuelJoOlAl" calcext:value-type="string">
            <text:p>SamuelJoOlAl</text:p>
          </table:table-cell>
          <table:table-cell table:formula="of:=LOWER([.G201])" office:value-type="string" office:string-value="samueljoolal" calcext:value-type="string">
            <text:p>samueljoolal</text:p>
          </table:table-cell>
          <table:table-cell table:formula="of:=SUBSTITUTE(SUBSTITUTE(SUBSTITUTE(SUBSTITUTE(SUBSTITUTE([.H201];&quot;á&quot;;&quot;a&quot;);&quot;é&quot;;&quot;e&quot;);&quot;í&quot;;&quot;i&quot;);&quot;ó&quot;;&quot;o&quot;);&quot;ú&quot;;&quot;u&quot;)" office:value-type="string" office:string-value="samueljoolal" calcext:value-type="string">
            <text:p>samueljoolal</text:p>
          </table:table-cell>
          <table:table-cell office:value-type="float" office:value="20" calcext:value-type="float">
            <text:p>20</text:p>
          </table:table-cell>
          <table:table-cell table:formula="of:=CONCATENATE(&quot;a&quot;;[.J201];[.I201])" office:value-type="string" office:string-value="a20samueljoolal" calcext:value-type="string">
            <text:p>a20samueljoolal</text:p>
          </table:table-cell>
          <table:table-cell table:formula="of:=LEN([.K201])" office:value-type="float" office:value="15" calcext:value-type="float">
            <text:p>15</text:p>
          </table:table-cell>
          <table:table-cell table:formula="of:=[.K201]" office:value-type="string" office:string-value="a20samueljoolal" calcext:value-type="string">
            <text:p>a20samueljoolal</text:p>
          </table:table-cell>
          <table:table-cell office:value-type="string" calcext:value-type="string">
            <text:p>MzFbV@,3pm</text:p>
          </table:table-cell>
          <table:table-cell table:style-name="ce2" office:value-type="string" calcext:value-type="string">
            <text:p>13/08/199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18233077</text:p>
          </table:table-cell>
          <table:table-cell office:value-type="string" calcext:value-type="string">
            <text:p>Treetops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ago</text:p>
          </table:table-cell>
          <table:table-cell office:value-type="string" calcext:value-type="string">
            <text:p>Alonso</text:p>
          </table:table-cell>
          <table:table-cell office:value-type="string" calcext:value-type="string">
            <text:p>Lucas Gustavo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Gustavo</text:p>
          </table:table-cell>
          <table:table-cell/>
          <table:table-cell table:formula="of:=CONCATENATE([.D202];LEFT([.E202];2);LEFT([.F202];2);LEFT([.A202];2);LEFT([.B202];2))" office:value-type="string" office:string-value="LucasGuLaAl" calcext:value-type="string">
            <text:p>LucasGuLaAl</text:p>
          </table:table-cell>
          <table:table-cell table:formula="of:=LOWER([.G202])" office:value-type="string" office:string-value="lucasgulaal" calcext:value-type="string">
            <text:p>lucasgulaal</text:p>
          </table:table-cell>
          <table:table-cell table:formula="of:=SUBSTITUTE(SUBSTITUTE(SUBSTITUTE(SUBSTITUTE(SUBSTITUTE([.H202];&quot;á&quot;;&quot;a&quot;);&quot;é&quot;;&quot;e&quot;);&quot;í&quot;;&quot;i&quot;);&quot;ó&quot;;&quot;o&quot;);&quot;ú&quot;;&quot;u&quot;)" office:value-type="string" office:string-value="lucasgulaal" calcext:value-type="string">
            <text:p>lucasgulaal</text:p>
          </table:table-cell>
          <table:table-cell office:value-type="float" office:value="21" calcext:value-type="float">
            <text:p>21</text:p>
          </table:table-cell>
          <table:table-cell table:formula="of:=CONCATENATE(&quot;a&quot;;[.J202];[.I202])" office:value-type="string" office:string-value="a21lucasgulaal" calcext:value-type="string">
            <text:p>a21lucasgulaal</text:p>
          </table:table-cell>
          <table:table-cell table:formula="of:=LEN([.K202])" office:value-type="float" office:value="14" calcext:value-type="float">
            <text:p>14</text:p>
          </table:table-cell>
          <table:table-cell table:formula="of:=[.K202]" office:value-type="string" office:string-value="a21lucasgulaal" calcext:value-type="string">
            <text:p>a21lucasgulaal</text:p>
          </table:table-cell>
          <table:table-cell office:value-type="string" calcext:value-type="string">
            <text:p>WL[hW[yV4h</text:p>
          </table:table-cell>
          <table:table-cell table:style-name="ce2" office:value-type="string" calcext:value-type="string">
            <text:p>11/08/198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17844221</text:p>
          </table:table-cell>
          <table:table-cell office:value-type="string" calcext:value-type="string">
            <text:p>59 Wells Walk</text:p>
          </table:table-cell>
          <table:table-cell office:value-type="string" calcext:value-type="string">
            <text:p>Vilagarcía de Arousa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uezas</text:p>
          </table:table-cell>
          <table:table-cell office:value-type="string" calcext:value-type="string">
            <text:p>Martin</text:p>
          </table:table-cell>
          <table:table-cell table:number-columns-repeated="2" office:value-type="string" calcext:value-type="string">
            <text:p>Pablo</text:p>
          </table:table-cell>
          <table:table-cell table:number-columns-repeated="2"/>
          <table:table-cell table:formula="of:=CONCATENATE([.D203];LEFT([.E203];2);LEFT([.F203];2);LEFT([.A203];2);LEFT([.B203];2))" office:value-type="string" office:string-value="PabloBuMa" calcext:value-type="string">
            <text:p>PabloBuMa</text:p>
          </table:table-cell>
          <table:table-cell table:formula="of:=LOWER([.G203])" office:value-type="string" office:string-value="pablobuma" calcext:value-type="string">
            <text:p>pablobuma</text:p>
          </table:table-cell>
          <table:table-cell table:formula="of:=SUBSTITUTE(SUBSTITUTE(SUBSTITUTE(SUBSTITUTE(SUBSTITUTE([.H203];&quot;á&quot;;&quot;a&quot;);&quot;é&quot;;&quot;e&quot;);&quot;í&quot;;&quot;i&quot;);&quot;ó&quot;;&quot;o&quot;);&quot;ú&quot;;&quot;u&quot;)" office:value-type="string" office:string-value="pablobuma" calcext:value-type="string">
            <text:p>pablobuma</text:p>
          </table:table-cell>
          <table:table-cell office:value-type="float" office:value="18" calcext:value-type="float">
            <text:p>18</text:p>
          </table:table-cell>
          <table:table-cell table:formula="of:=CONCATENATE(&quot;a&quot;;[.J203];[.I203])" office:value-type="string" office:string-value="a18pablobuma" calcext:value-type="string">
            <text:p>a18pablobuma</text:p>
          </table:table-cell>
          <table:table-cell table:formula="of:=LEN([.K203])" office:value-type="float" office:value="12" calcext:value-type="float">
            <text:p>12</text:p>
          </table:table-cell>
          <table:table-cell table:formula="of:=[.K203]" office:value-type="string" office:string-value="a18pablobuma" calcext:value-type="string">
            <text:p>a18pablobuma</text:p>
          </table:table-cell>
          <table:table-cell office:value-type="string" calcext:value-type="string">
            <text:p>.=H@=.r3_4</text:p>
          </table:table-cell>
          <table:table-cell table:style-name="ce2" office:value-type="string" calcext:value-type="string">
            <text:p>14/06/199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22736354</text:p>
          </table:table-cell>
          <table:table-cell office:value-type="string" calcext:value-type="string">
            <text:p>1 Colwick Park Clo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iejewska</text:p>
          </table:table-cell>
          <table:table-cell office:value-type="string" calcext:value-type="string">
            <text:p>Cuerdo</text:p>
          </table:table-cell>
          <table:table-cell table:number-columns-repeated="2" office:value-type="string" calcext:value-type="string">
            <text:p>Armando</text:p>
          </table:table-cell>
          <table:table-cell table:number-columns-repeated="2"/>
          <table:table-cell table:formula="of:=CONCATENATE([.D204];LEFT([.E204];2);LEFT([.F204];2);LEFT([.A204];2);LEFT([.B204];2))" office:value-type="string" office:string-value="ArmandoMaCu" calcext:value-type="string">
            <text:p>ArmandoMaCu</text:p>
          </table:table-cell>
          <table:table-cell table:formula="of:=LOWER([.G204])" office:value-type="string" office:string-value="armandomacu" calcext:value-type="string">
            <text:p>armandomacu</text:p>
          </table:table-cell>
          <table:table-cell table:formula="of:=SUBSTITUTE(SUBSTITUTE(SUBSTITUTE(SUBSTITUTE(SUBSTITUTE([.H204];&quot;á&quot;;&quot;a&quot;);&quot;é&quot;;&quot;e&quot;);&quot;í&quot;;&quot;i&quot;);&quot;ó&quot;;&quot;o&quot;);&quot;ú&quot;;&quot;u&quot;)" office:value-type="string" office:string-value="armandomacu" calcext:value-type="string">
            <text:p>armandomacu</text:p>
          </table:table-cell>
          <table:table-cell office:value-type="float" office:value="20" calcext:value-type="float">
            <text:p>20</text:p>
          </table:table-cell>
          <table:table-cell table:formula="of:=CONCATENATE(&quot;a&quot;;[.J204];[.I204])" office:value-type="string" office:string-value="a20armandomacu" calcext:value-type="string">
            <text:p>a20armandomacu</text:p>
          </table:table-cell>
          <table:table-cell table:formula="of:=LEN([.K204])" office:value-type="float" office:value="14" calcext:value-type="float">
            <text:p>14</text:p>
          </table:table-cell>
          <table:table-cell table:formula="of:=[.K204]" office:value-type="string" office:string-value="a20armandomacu" calcext:value-type="string">
            <text:p>a20armandomacu</text:p>
          </table:table-cell>
          <table:table-cell office:value-type="string" calcext:value-type="string">
            <text:p>{P9=m93VnA</text:p>
          </table:table-cell>
          <table:table-cell table:style-name="ce2" office:value-type="string" calcext:value-type="string">
            <text:p>15/11/1976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46376558</text:p>
          </table:table-cell>
          <table:table-cell office:value-type="string" calcext:value-type="string">
            <text:p>12 Meadowdale Clo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  <table:table-cell office:value-type="string" calcext:value-type="string">
            <text:p>ia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ulido</text:p>
          </table:table-cell>
          <table:table-cell office:value-type="string" calcext:value-type="string">
            <text:p>Hoever</text:p>
          </table:table-cell>
          <table:table-cell table:number-columns-repeated="2" office:value-type="string" calcext:value-type="string">
            <text:p>Rubén</text:p>
          </table:table-cell>
          <table:table-cell table:number-columns-repeated="2"/>
          <table:table-cell table:formula="of:=CONCATENATE([.D205];LEFT([.E205];2);LEFT([.F205];2);LEFT([.A205];2);LEFT([.B205];2))" office:value-type="string" office:string-value="RubénPuHo" calcext:value-type="string">
            <text:p>RubénPuHo</text:p>
          </table:table-cell>
          <table:table-cell table:formula="of:=LOWER([.G205])" office:value-type="string" office:string-value="rubénpuho" calcext:value-type="string">
            <text:p>rubénpuho</text:p>
          </table:table-cell>
          <table:table-cell table:formula="of:=SUBSTITUTE(SUBSTITUTE(SUBSTITUTE(SUBSTITUTE(SUBSTITUTE([.H205];&quot;á&quot;;&quot;a&quot;);&quot;é&quot;;&quot;e&quot;);&quot;í&quot;;&quot;i&quot;);&quot;ó&quot;;&quot;o&quot;);&quot;ú&quot;;&quot;u&quot;)" office:value-type="string" office:string-value="rubenpuho" calcext:value-type="string">
            <text:p>rubenpuho</text:p>
          </table:table-cell>
          <table:table-cell office:value-type="float" office:value="18" calcext:value-type="float">
            <text:p>18</text:p>
          </table:table-cell>
          <table:table-cell table:formula="of:=CONCATENATE(&quot;a&quot;;[.J205];[.I205])" office:value-type="string" office:string-value="a18rubenpuho" calcext:value-type="string">
            <text:p>a18rubenpuho</text:p>
          </table:table-cell>
          <table:table-cell table:formula="of:=LEN([.K205])" office:value-type="float" office:value="12" calcext:value-type="float">
            <text:p>12</text:p>
          </table:table-cell>
          <table:table-cell table:formula="of:=[.K205]" office:value-type="string" office:string-value="a18rubenpuho" calcext:value-type="string">
            <text:p>a18rubenpuho</text:p>
          </table:table-cell>
          <table:table-cell office:value-type="string" calcext:value-type="string">
            <text:p>oK.j].]K4q</text:p>
          </table:table-cell>
          <table:table-cell table:style-name="ce2" office:value-type="string" calcext:value-type="string">
            <text:p>27/03/199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17923288</text:p>
          </table:table-cell>
          <table:table-cell office:value-type="string" calcext:value-type="string">
            <text:p>54 Ton Glas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Álvarez</text:p>
          </table:table-cell>
          <table:table-cell office:value-type="string" calcext:value-type="string">
            <text:p>Frka</text:p>
          </table:table-cell>
          <table:table-cell table:number-columns-repeated="2" office:value-type="string" calcext:value-type="string">
            <text:p>Raquel</text:p>
          </table:table-cell>
          <table:table-cell table:number-columns-repeated="2"/>
          <table:table-cell table:formula="of:=CONCATENATE([.D206];LEFT([.E206];2);LEFT([.F206];2);LEFT([.A206];2);LEFT([.B206];2))" office:value-type="string" office:string-value="RaquelÁlFr" calcext:value-type="string">
            <text:p>RaquelÁlFr</text:p>
          </table:table-cell>
          <table:table-cell table:formula="of:=LOWER([.G206])" office:value-type="string" office:string-value="raquelálfr" calcext:value-type="string">
            <text:p>raquelálfr</text:p>
          </table:table-cell>
          <table:table-cell table:formula="of:=SUBSTITUTE(SUBSTITUTE(SUBSTITUTE(SUBSTITUTE(SUBSTITUTE([.H206];&quot;á&quot;;&quot;a&quot;);&quot;é&quot;;&quot;e&quot;);&quot;í&quot;;&quot;i&quot;);&quot;ó&quot;;&quot;o&quot;);&quot;ú&quot;;&quot;u&quot;)" office:value-type="string" office:string-value="raquelalfr" calcext:value-type="string">
            <text:p>raquelalfr</text:p>
          </table:table-cell>
          <table:table-cell office:value-type="float" office:value="19" calcext:value-type="float">
            <text:p>19</text:p>
          </table:table-cell>
          <table:table-cell table:formula="of:=CONCATENATE(&quot;a&quot;;[.J206];[.I206])" office:value-type="string" office:string-value="a19raquelalfr" calcext:value-type="string">
            <text:p>a19raquelalfr</text:p>
          </table:table-cell>
          <table:table-cell table:formula="of:=LEN([.K206])" office:value-type="float" office:value="13" calcext:value-type="float">
            <text:p>13</text:p>
          </table:table-cell>
          <table:table-cell table:formula="of:=[.K206]" office:value-type="string" office:string-value="a19raquelalfr" calcext:value-type="string">
            <text:p>a19raquelalfr</text:p>
          </table:table-cell>
          <table:table-cell office:value-type="string" calcext:value-type="string">
            <text:p>AtzT+4_wkF</text:p>
          </table:table-cell>
          <table:table-cell table:style-name="ce2" office:value-type="string" calcext:value-type="string">
            <text:p>21/03/199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37259623</text:p>
          </table:table-cell>
          <table:table-cell office:value-type="string" calcext:value-type="string">
            <text:p>5 Lapwing Lan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reitas</text:p>
          </table:table-cell>
          <table:table-cell office:value-type="string" calcext:value-type="string">
            <text:p>García</text:p>
          </table:table-cell>
          <table:table-cell table:number-columns-repeated="2" office:value-type="string" calcext:value-type="string">
            <text:p>Lois</text:p>
          </table:table-cell>
          <table:table-cell table:number-columns-repeated="2"/>
          <table:table-cell table:formula="of:=CONCATENATE([.D207];LEFT([.E207];2);LEFT([.F207];2);LEFT([.A207];2);LEFT([.B207];2))" office:value-type="string" office:string-value="LoisFrGa" calcext:value-type="string">
            <text:p>LoisFrGa</text:p>
          </table:table-cell>
          <table:table-cell table:formula="of:=LOWER([.G207])" office:value-type="string" office:string-value="loisfrga" calcext:value-type="string">
            <text:p>loisfrga</text:p>
          </table:table-cell>
          <table:table-cell table:formula="of:=SUBSTITUTE(SUBSTITUTE(SUBSTITUTE(SUBSTITUTE(SUBSTITUTE([.H207];&quot;á&quot;;&quot;a&quot;);&quot;é&quot;;&quot;e&quot;);&quot;í&quot;;&quot;i&quot;);&quot;ó&quot;;&quot;o&quot;);&quot;ú&quot;;&quot;u&quot;)" office:value-type="string" office:string-value="loisfrga" calcext:value-type="string">
            <text:p>loisfrga</text:p>
          </table:table-cell>
          <table:table-cell office:value-type="float" office:value="18" calcext:value-type="float">
            <text:p>18</text:p>
          </table:table-cell>
          <table:table-cell table:formula="of:=CONCATENATE(&quot;a&quot;;[.J207];[.I207])" office:value-type="string" office:string-value="a18loisfrga" calcext:value-type="string">
            <text:p>a18loisfrga</text:p>
          </table:table-cell>
          <table:table-cell table:formula="of:=LEN([.K207])" office:value-type="float" office:value="11" calcext:value-type="float">
            <text:p>11</text:p>
          </table:table-cell>
          <table:table-cell table:formula="of:=[.K207]" office:value-type="string" office:string-value="a18loisfrga" calcext:value-type="string">
            <text:p>a18loisfrga</text:p>
          </table:table-cell>
          <table:table-cell office:value-type="string" calcext:value-type="string">
            <text:p>eeb]Xy9onR</text:p>
          </table:table-cell>
          <table:table-cell table:style-name="ce2" office:value-type="string" calcext:value-type="string">
            <text:p>31/05/197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64243201</text:p>
          </table:table-cell>
          <table:table-cell office:value-type="string" calcext:value-type="string">
            <text:p>11 Mundy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ila</text:p>
          </table:table-cell>
          <table:table-cell office:value-type="string" calcext:value-type="string">
            <text:p>Rodríguez</text:p>
          </table:table-cell>
          <table:table-cell table:number-columns-repeated="2" office:value-type="string" calcext:value-type="string">
            <text:p>Lara</text:p>
          </table:table-cell>
          <table:table-cell table:number-columns-repeated="2"/>
          <table:table-cell table:formula="of:=CONCATENATE([.D208];LEFT([.E208];2);LEFT([.F208];2);LEFT([.A208];2);LEFT([.B208];2))" office:value-type="string" office:string-value="LaraViRo" calcext:value-type="string">
            <text:p>LaraViRo</text:p>
          </table:table-cell>
          <table:table-cell table:formula="of:=LOWER([.G208])" office:value-type="string" office:string-value="laraviro" calcext:value-type="string">
            <text:p>laraviro</text:p>
          </table:table-cell>
          <table:table-cell table:formula="of:=SUBSTITUTE(SUBSTITUTE(SUBSTITUTE(SUBSTITUTE(SUBSTITUTE([.H208];&quot;á&quot;;&quot;a&quot;);&quot;é&quot;;&quot;e&quot;);&quot;í&quot;;&quot;i&quot;);&quot;ó&quot;;&quot;o&quot;);&quot;ú&quot;;&quot;u&quot;)" office:value-type="string" office:string-value="laraviro" calcext:value-type="string">
            <text:p>laraviro</text:p>
          </table:table-cell>
          <table:table-cell office:value-type="float" office:value="20" calcext:value-type="float">
            <text:p>20</text:p>
          </table:table-cell>
          <table:table-cell table:formula="of:=CONCATENATE(&quot;a&quot;;[.J208];[.I208])" office:value-type="string" office:string-value="a20laraviro" calcext:value-type="string">
            <text:p>a20laraviro</text:p>
          </table:table-cell>
          <table:table-cell table:formula="of:=LEN([.K208])" office:value-type="float" office:value="11" calcext:value-type="float">
            <text:p>11</text:p>
          </table:table-cell>
          <table:table-cell table:formula="of:=[.K208]" office:value-type="string" office:string-value="a20laraviro" calcext:value-type="string">
            <text:p>a20laraviro</text:p>
          </table:table-cell>
          <table:table-cell office:value-type="string" calcext:value-type="string">
            <text:p>3u4zeW=pm*</text:p>
          </table:table-cell>
          <table:table-cell table:style-name="ce2" office:value-type="string" calcext:value-type="string">
            <text:p>26/02/199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18623010</text:p>
          </table:table-cell>
          <table:table-cell office:value-type="string" calcext:value-type="string">
            <text:p>Whitney Cottage</text:p>
          </table:table-cell>
          <table:table-cell office:value-type="string" calcext:value-type="string">
            <text:p>Ponteareas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io</text:p>
          </table:table-cell>
          <table:table-cell office:value-type="string" calcext:value-type="string">
            <text:p>Silva</text:p>
          </table:table-cell>
          <table:table-cell table:number-columns-repeated="2" office:value-type="string" calcext:value-type="string">
            <text:p>Luis</text:p>
          </table:table-cell>
          <table:table-cell table:number-columns-repeated="2"/>
          <table:table-cell table:formula="of:=CONCATENATE([.D209];LEFT([.E209];2);LEFT([.F209];2);LEFT([.A209];2);LEFT([.B209];2))" office:value-type="string" office:string-value="LuisSiSi" calcext:value-type="string">
            <text:p>LuisSiSi</text:p>
          </table:table-cell>
          <table:table-cell table:formula="of:=LOWER([.G209])" office:value-type="string" office:string-value="luissisi" calcext:value-type="string">
            <text:p>luissisi</text:p>
          </table:table-cell>
          <table:table-cell table:formula="of:=SUBSTITUTE(SUBSTITUTE(SUBSTITUTE(SUBSTITUTE(SUBSTITUTE([.H209];&quot;á&quot;;&quot;a&quot;);&quot;é&quot;;&quot;e&quot;);&quot;í&quot;;&quot;i&quot;);&quot;ó&quot;;&quot;o&quot;);&quot;ú&quot;;&quot;u&quot;)" office:value-type="string" office:string-value="luissisi" calcext:value-type="string">
            <text:p>luissisi</text:p>
          </table:table-cell>
          <table:table-cell office:value-type="float" office:value="18" calcext:value-type="float">
            <text:p>18</text:p>
          </table:table-cell>
          <table:table-cell table:formula="of:=CONCATENATE(&quot;a&quot;;[.J209];[.I209])" office:value-type="string" office:string-value="a18luissisi" calcext:value-type="string">
            <text:p>a18luissisi</text:p>
          </table:table-cell>
          <table:table-cell table:formula="of:=LEN([.K209])" office:value-type="float" office:value="11" calcext:value-type="float">
            <text:p>11</text:p>
          </table:table-cell>
          <table:table-cell table:formula="of:=[.K209]" office:value-type="string" office:string-value="a18luissisi" calcext:value-type="string">
            <text:p>a18luissisi</text:p>
          </table:table-cell>
          <table:table-cell office:value-type="string" calcext:value-type="string">
            <text:p>F|wa7Xww.P</text:p>
          </table:table-cell>
          <table:table-cell table:style-name="ce2" office:value-type="string" calcext:value-type="string">
            <text:p>05/04/1987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72641574</text:p>
          </table:table-cell>
          <table:table-cell office:value-type="string" calcext:value-type="string">
            <text:p>Flat 4</text:p>
          </table:table-cell>
          <table:table-cell office:value-type="string" calcext:value-type="string">
            <text:p>Pontevedra</text:p>
          </table:table-cell>
          <table:table-cell office:value-type="string" calcext:value-type="string">
            <text:p>(A)-Sistemas microinformáticos e redes</text:p>
          </table:table-cell>
          <table:table-cell office:value-type="string" calcext:value-type="string">
            <text:p>is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ontela</text:p>
          </table:table-cell>
          <table:table-cell office:value-type="string" calcext:value-type="string">
            <text:p>Díaz</text:p>
          </table:table-cell>
          <table:table-cell table:number-columns-repeated="2" office:value-type="string" calcext:value-type="string">
            <text:p>Pablo</text:p>
          </table:table-cell>
          <table:table-cell table:number-columns-repeated="2"/>
          <table:table-cell table:formula="of:=CONCATENATE([.D210];LEFT([.E210];2);LEFT([.F210];2);LEFT([.A210];2);LEFT([.B210];2))" office:value-type="string" office:string-value="PabloFoDí" calcext:value-type="string">
            <text:p>PabloFoDí</text:p>
          </table:table-cell>
          <table:table-cell table:formula="of:=LOWER([.G210])" office:value-type="string" office:string-value="pablofodí" calcext:value-type="string">
            <text:p>pablofodí</text:p>
          </table:table-cell>
          <table:table-cell table:formula="of:=SUBSTITUTE(SUBSTITUTE(SUBSTITUTE(SUBSTITUTE(SUBSTITUTE([.H210];&quot;á&quot;;&quot;a&quot;);&quot;é&quot;;&quot;e&quot;);&quot;í&quot;;&quot;i&quot;);&quot;ó&quot;;&quot;o&quot;);&quot;ú&quot;;&quot;u&quot;)" office:value-type="string" office:string-value="pablofodi" calcext:value-type="string">
            <text:p>pablofodi</text:p>
          </table:table-cell>
          <table:table-cell office:value-type="float" office:value="18" calcext:value-type="float">
            <text:p>18</text:p>
          </table:table-cell>
          <table:table-cell table:formula="of:=CONCATENATE(&quot;a&quot;;[.J210];[.I210])" office:value-type="string" office:string-value="a18pablofodi" calcext:value-type="string">
            <text:p>a18pablofodi</text:p>
          </table:table-cell>
          <table:table-cell table:formula="of:=LEN([.K210])" office:value-type="float" office:value="12" calcext:value-type="float">
            <text:p>12</text:p>
          </table:table-cell>
          <table:table-cell table:formula="of:=[.K210]" office:value-type="string" office:string-value="a18pablofodi" calcext:value-type="string">
            <text:p>a18pablofodi</text:p>
          </table:table-cell>
          <table:table-cell office:value-type="string" calcext:value-type="string">
            <text:p>NpL@go{9d*</text:p>
          </table:table-cell>
          <table:table-cell table:style-name="ce2" office:value-type="string" calcext:value-type="string">
            <text:p>29/03/199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83517892</text:p>
          </table:table-cell>
          <table:table-cell office:value-type="string" calcext:value-type="string">
            <text:p>16 Willow Tree Driv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  <table:table-cell office:value-type="string" calcext:value-type="string">
            <text:p>is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utón</text:p>
          </table:table-cell>
          <table:table-cell office:value-type="string" calcext:value-type="string">
            <text:p>Jarreta</text:p>
          </table:table-cell>
          <table:table-cell table:number-columns-repeated="2" office:value-type="string" calcext:value-type="string">
            <text:p>Pedro</text:p>
          </table:table-cell>
          <table:table-cell table:number-columns-repeated="2"/>
          <table:table-cell table:formula="of:=CONCATENATE([.D211];LEFT([.E211];2);LEFT([.F211];2);LEFT([.A211];2);LEFT([.B211];2))" office:value-type="string" office:string-value="PedroOuJa" calcext:value-type="string">
            <text:p>PedroOuJa</text:p>
          </table:table-cell>
          <table:table-cell table:formula="of:=LOWER([.G211])" office:value-type="string" office:string-value="pedroouja" calcext:value-type="string">
            <text:p>pedroouja</text:p>
          </table:table-cell>
          <table:table-cell table:formula="of:=SUBSTITUTE(SUBSTITUTE(SUBSTITUTE(SUBSTITUTE(SUBSTITUTE([.H211];&quot;á&quot;;&quot;a&quot;);&quot;é&quot;;&quot;e&quot;);&quot;í&quot;;&quot;i&quot;);&quot;ó&quot;;&quot;o&quot;);&quot;ú&quot;;&quot;u&quot;)" office:value-type="string" office:string-value="pedroouja" calcext:value-type="string">
            <text:p>pedroouja</text:p>
          </table:table-cell>
          <table:table-cell office:value-type="float" office:value="20" calcext:value-type="float">
            <text:p>20</text:p>
          </table:table-cell>
          <table:table-cell table:formula="of:=CONCATENATE(&quot;a&quot;;[.J211];[.I211])" office:value-type="string" office:string-value="a20pedroouja" calcext:value-type="string">
            <text:p>a20pedroouja</text:p>
          </table:table-cell>
          <table:table-cell table:formula="of:=LEN([.K211])" office:value-type="float" office:value="12" calcext:value-type="float">
            <text:p>12</text:p>
          </table:table-cell>
          <table:table-cell table:formula="of:=[.K211]" office:value-type="string" office:string-value="a20pedroouja" calcext:value-type="string">
            <text:p>a20pedroouja</text:p>
          </table:table-cell>
          <table:table-cell office:value-type="string" calcext:value-type="string">
            <text:p>d9gfF3K[FP</text:p>
          </table:table-cell>
          <table:table-cell table:style-name="ce2" office:value-type="string" calcext:value-type="string">
            <text:p>07/05/1996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66044074</text:p>
          </table:table-cell>
          <table:table-cell office:value-type="string" calcext:value-type="string">
            <text:p>Long Oak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omínguez</text:p>
          </table:table-cell>
          <table:table-cell office:value-type="string" calcext:value-type="string">
            <text:p>Lago</text:p>
          </table:table-cell>
          <table:table-cell table:number-columns-repeated="2" office:value-type="string" calcext:value-type="string">
            <text:p>Uxía</text:p>
          </table:table-cell>
          <table:table-cell table:number-columns-repeated="2"/>
          <table:table-cell table:formula="of:=CONCATENATE([.D212];LEFT([.E212];2);LEFT([.F212];2);LEFT([.A212];2);LEFT([.B212];2))" office:value-type="string" office:string-value="UxíaDoLa" calcext:value-type="string">
            <text:p>UxíaDoLa</text:p>
          </table:table-cell>
          <table:table-cell table:formula="of:=LOWER([.G212])" office:value-type="string" office:string-value="uxíadola" calcext:value-type="string">
            <text:p>uxíadola</text:p>
          </table:table-cell>
          <table:table-cell table:formula="of:=SUBSTITUTE(SUBSTITUTE(SUBSTITUTE(SUBSTITUTE(SUBSTITUTE([.H212];&quot;á&quot;;&quot;a&quot;);&quot;é&quot;;&quot;e&quot;);&quot;í&quot;;&quot;i&quot;);&quot;ó&quot;;&quot;o&quot;);&quot;ú&quot;;&quot;u&quot;)" office:value-type="string" office:string-value="uxiadola" calcext:value-type="string">
            <text:p>uxiadola</text:p>
          </table:table-cell>
          <table:table-cell office:value-type="float" office:value="20" calcext:value-type="float">
            <text:p>20</text:p>
          </table:table-cell>
          <table:table-cell table:formula="of:=CONCATENATE(&quot;a&quot;;[.J212];[.I212])" office:value-type="string" office:string-value="a20uxiadola" calcext:value-type="string">
            <text:p>a20uxiadola</text:p>
          </table:table-cell>
          <table:table-cell table:formula="of:=LEN([.K212])" office:value-type="float" office:value="11" calcext:value-type="float">
            <text:p>11</text:p>
          </table:table-cell>
          <table:table-cell table:formula="of:=[.K212]" office:value-type="string" office:string-value="a20uxiadola" calcext:value-type="string">
            <text:p>a20uxiadola</text:p>
          </table:table-cell>
          <table:table-cell office:value-type="string" calcext:value-type="string">
            <text:p>3vm[A4,pN-</text:p>
          </table:table-cell>
          <table:table-cell table:style-name="ce2" office:value-type="string" calcext:value-type="string">
            <text:p>21/02/197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69026878</text:p>
          </table:table-cell>
          <table:table-cell office:value-type="string" calcext:value-type="string">
            <text:p>59 Geneva Gardens</text:p>
          </table:table-cell>
          <table:table-cell office:value-type="string" calcext:value-type="string">
            <text:p>Guarda (A)</text:p>
          </table:table-cell>
          <table:table-cell office:value-type="string" calcext:value-type="string">
            <text:p>(A)-Sistemas microinformáticos e redes</text:p>
          </table:table-cell>
          <table:table-cell office:value-type="string" calcext:value-type="string">
            <text:p>is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onde</text:p>
          </table:table-cell>
          <table:table-cell office:value-type="string" calcext:value-type="string">
            <text:p>García</text:p>
          </table:table-cell>
          <table:table-cell table:number-columns-repeated="2" office:value-type="string" calcext:value-type="string">
            <text:p>Álvaro</text:p>
          </table:table-cell>
          <table:table-cell table:number-columns-repeated="2"/>
          <table:table-cell table:formula="of:=CONCATENATE([.D213];LEFT([.E213];2);LEFT([.F213];2);LEFT([.A213];2);LEFT([.B213];2))" office:value-type="string" office:string-value="ÁlvaroCoGa" calcext:value-type="string">
            <text:p>ÁlvaroCoGa</text:p>
          </table:table-cell>
          <table:table-cell table:formula="of:=LOWER([.G213])" office:value-type="string" office:string-value="álvarocoga" calcext:value-type="string">
            <text:p>álvarocoga</text:p>
          </table:table-cell>
          <table:table-cell table:formula="of:=SUBSTITUTE(SUBSTITUTE(SUBSTITUTE(SUBSTITUTE(SUBSTITUTE([.H213];&quot;á&quot;;&quot;a&quot;);&quot;é&quot;;&quot;e&quot;);&quot;í&quot;;&quot;i&quot;);&quot;ó&quot;;&quot;o&quot;);&quot;ú&quot;;&quot;u&quot;)" office:value-type="string" office:string-value="alvarocoga" calcext:value-type="string">
            <text:p>alvarocoga</text:p>
          </table:table-cell>
          <table:table-cell office:value-type="float" office:value="19" calcext:value-type="float">
            <text:p>19</text:p>
          </table:table-cell>
          <table:table-cell table:formula="of:=CONCATENATE(&quot;a&quot;;[.J213];[.I213])" office:value-type="string" office:string-value="a19alvarocoga" calcext:value-type="string">
            <text:p>a19alvarocoga</text:p>
          </table:table-cell>
          <table:table-cell table:formula="of:=LEN([.K213])" office:value-type="float" office:value="13" calcext:value-type="float">
            <text:p>13</text:p>
          </table:table-cell>
          <table:table-cell table:formula="of:=[.K213]" office:value-type="string" office:string-value="a19alvarocoga" calcext:value-type="string">
            <text:p>a19alvarocoga</text:p>
          </table:table-cell>
          <table:table-cell office:value-type="string" calcext:value-type="string">
            <text:p>fA_i9Yfij|</text:p>
          </table:table-cell>
          <table:table-cell table:style-name="ce2" office:value-type="string" calcext:value-type="string">
            <text:p>26/04/1967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63247892</text:p>
          </table:table-cell>
          <table:table-cell office:value-type="string" calcext:value-type="string">
            <text:p>26 Heol Treffynnon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  <table:table-cell office:value-type="string" calcext:value-type="string">
            <text:p>is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érez</text:p>
          </table:table-cell>
          <table:table-cell office:value-type="string" calcext:value-type="string">
            <text:p>García</text:p>
          </table:table-cell>
          <table:table-cell table:number-columns-repeated="2" office:value-type="string" calcext:value-type="string">
            <text:p>Daniel</text:p>
          </table:table-cell>
          <table:table-cell table:number-columns-repeated="2"/>
          <table:table-cell table:formula="of:=CONCATENATE([.D214];LEFT([.E214];2);LEFT([.F214];2);LEFT([.A214];2);LEFT([.B214];2))" office:value-type="string" office:string-value="DanielPéGa" calcext:value-type="string">
            <text:p>DanielPéGa</text:p>
          </table:table-cell>
          <table:table-cell table:formula="of:=LOWER([.G214])" office:value-type="string" office:string-value="danielpéga" calcext:value-type="string">
            <text:p>danielpéga</text:p>
          </table:table-cell>
          <table:table-cell table:formula="of:=SUBSTITUTE(SUBSTITUTE(SUBSTITUTE(SUBSTITUTE(SUBSTITUTE([.H214];&quot;á&quot;;&quot;a&quot;);&quot;é&quot;;&quot;e&quot;);&quot;í&quot;;&quot;i&quot;);&quot;ó&quot;;&quot;o&quot;);&quot;ú&quot;;&quot;u&quot;)" office:value-type="string" office:string-value="danielpega" calcext:value-type="string">
            <text:p>danielpega</text:p>
          </table:table-cell>
          <table:table-cell office:value-type="float" office:value="18" calcext:value-type="float">
            <text:p>18</text:p>
          </table:table-cell>
          <table:table-cell table:formula="of:=CONCATENATE(&quot;a&quot;;[.J214];[.I214])" office:value-type="string" office:string-value="a18danielpega" calcext:value-type="string">
            <text:p>a18danielpega</text:p>
          </table:table-cell>
          <table:table-cell table:formula="of:=LEN([.K214])" office:value-type="float" office:value="13" calcext:value-type="float">
            <text:p>13</text:p>
          </table:table-cell>
          <table:table-cell table:formula="of:=[.K214]" office:value-type="string" office:string-value="a18danielpega" calcext:value-type="string">
            <text:p>a18danielpega</text:p>
          </table:table-cell>
          <table:table-cell office:value-type="string" calcext:value-type="string">
            <text:p>3u*P]_skWf</text:p>
          </table:table-cell>
          <table:table-cell table:style-name="ce2" office:value-type="string" calcext:value-type="string">
            <text:p>30/01/197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72815557</text:p>
          </table:table-cell>
          <table:table-cell office:value-type="string" calcext:value-type="string">
            <text:p>64 Netherthorpe Street</text:p>
          </table:table-cell>
          <table:table-cell office:value-type="string" calcext:value-type="string">
            <text:p>Redondela</text:p>
          </table:table-cell>
          <table:table-cell office:value-type="string" calcext:value-type="string">
            <text:p>(A)-Sistemas microinformáticos e redes</text:p>
          </table:table-cell>
          <table:table-cell office:value-type="string" calcext:value-type="string">
            <text:p>is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Jiménez</text:p>
          </table:table-cell>
          <table:table-cell office:value-type="string" calcext:value-type="string">
            <text:p>Salgueiro</text:p>
          </table:table-cell>
          <table:table-cell office:value-type="string" calcext:value-type="string">
            <text:p>Jose Carlos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Carlos</text:p>
          </table:table-cell>
          <table:table-cell/>
          <table:table-cell table:formula="of:=CONCATENATE([.D215];LEFT([.E215];2);LEFT([.F215];2);LEFT([.A215];2);LEFT([.B215];2))" office:value-type="string" office:string-value="JoseCaJiSa" calcext:value-type="string">
            <text:p>JoseCaJiSa</text:p>
          </table:table-cell>
          <table:table-cell table:formula="of:=LOWER([.G215])" office:value-type="string" office:string-value="josecajisa" calcext:value-type="string">
            <text:p>josecajisa</text:p>
          </table:table-cell>
          <table:table-cell table:formula="of:=SUBSTITUTE(SUBSTITUTE(SUBSTITUTE(SUBSTITUTE(SUBSTITUTE([.H215];&quot;á&quot;;&quot;a&quot;);&quot;é&quot;;&quot;e&quot;);&quot;í&quot;;&quot;i&quot;);&quot;ó&quot;;&quot;o&quot;);&quot;ú&quot;;&quot;u&quot;)" office:value-type="string" office:string-value="josecajisa" calcext:value-type="string">
            <text:p>josecajisa</text:p>
          </table:table-cell>
          <table:table-cell office:value-type="float" office:value="19" calcext:value-type="float">
            <text:p>19</text:p>
          </table:table-cell>
          <table:table-cell table:formula="of:=CONCATENATE(&quot;a&quot;;[.J215];[.I215])" office:value-type="string" office:string-value="a19josecajisa" calcext:value-type="string">
            <text:p>a19josecajisa</text:p>
          </table:table-cell>
          <table:table-cell table:formula="of:=LEN([.K215])" office:value-type="float" office:value="13" calcext:value-type="float">
            <text:p>13</text:p>
          </table:table-cell>
          <table:table-cell table:formula="of:=[.K215]" office:value-type="string" office:string-value="a19josecajisa" calcext:value-type="string">
            <text:p>a19josecajisa</text:p>
          </table:table-cell>
          <table:table-cell office:value-type="string" calcext:value-type="string">
            <text:p>E]Tv=4vPs]</text:p>
          </table:table-cell>
          <table:table-cell table:style-name="ce2" office:value-type="string" calcext:value-type="string">
            <text:p>19/02/200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00974814</text:p>
          </table:table-cell>
          <table:table-cell office:value-type="string" calcext:value-type="string">
            <text:p>Unit 8 Barberry Court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  <table:table-cell office:value-type="string" calcext:value-type="string">
            <text:p>ia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onnin</text:p>
          </table:table-cell>
          <table:table-cell office:value-type="string" calcext:value-type="string">
            <text:p>Costas</text:p>
          </table:table-cell>
          <table:table-cell table:number-columns-repeated="2" office:value-type="string" calcext:value-type="string">
            <text:p>Alejandra</text:p>
          </table:table-cell>
          <table:table-cell table:number-columns-repeated="2"/>
          <table:table-cell table:formula="of:=CONCATENATE([.D216];LEFT([.E216];2);LEFT([.F216];2);LEFT([.A216];2);LEFT([.B216];2))" office:value-type="string" office:string-value="AlejandraBoCo" calcext:value-type="string">
            <text:p>AlejandraBoCo</text:p>
          </table:table-cell>
          <table:table-cell table:formula="of:=LOWER([.G216])" office:value-type="string" office:string-value="alejandraboco" calcext:value-type="string">
            <text:p>alejandraboco</text:p>
          </table:table-cell>
          <table:table-cell table:formula="of:=SUBSTITUTE(SUBSTITUTE(SUBSTITUTE(SUBSTITUTE(SUBSTITUTE([.H216];&quot;á&quot;;&quot;a&quot;);&quot;é&quot;;&quot;e&quot;);&quot;í&quot;;&quot;i&quot;);&quot;ó&quot;;&quot;o&quot;);&quot;ú&quot;;&quot;u&quot;)" office:value-type="string" office:string-value="alejandraboco" calcext:value-type="string">
            <text:p>alejandraboco</text:p>
          </table:table-cell>
          <table:table-cell office:value-type="float" office:value="21" calcext:value-type="float">
            <text:p>21</text:p>
          </table:table-cell>
          <table:table-cell table:formula="of:=CONCATENATE(&quot;a&quot;;[.J216];[.I216])" office:value-type="string" office:string-value="a21alejandraboco" calcext:value-type="string">
            <text:p>a21alejandraboco</text:p>
          </table:table-cell>
          <table:table-cell table:formula="of:=LEN([.K216])" office:value-type="float" office:value="16" calcext:value-type="float">
            <text:p>16</text:p>
          </table:table-cell>
          <table:table-cell table:formula="of:=[.K216]" office:value-type="string" office:string-value="a21alejandraboco" calcext:value-type="string">
            <text:p>a21alejandraboco</text:p>
          </table:table-cell>
          <table:table-cell office:value-type="string" calcext:value-type="string">
            <text:p>yvN7vPqy=V</text:p>
          </table:table-cell>
          <table:table-cell table:style-name="ce2" office:value-type="string" calcext:value-type="string">
            <text:p>17/08/1997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87402137</text:p>
          </table:table-cell>
          <table:table-cell office:value-type="string" calcext:value-type="string">
            <text:p>Nuffield Health Fitness &amp; Wellbeing Centre</text:p>
          </table:table-cell>
          <table:table-cell office:value-type="string" calcext:value-type="string">
            <text:p>Vigo</text:p>
          </table:table-cell>
          <table:table-cell table:number-columns-repeated="2" office:value-type="string" calcext:value-type="string">
            <text:p>iib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esta</text:p>
          </table:table-cell>
          <table:table-cell office:value-type="string" calcext:value-type="string">
            <text:p>Pérez</text:p>
          </table:table-cell>
          <table:table-cell office:value-type="string" calcext:value-type="string">
            <text:p>Oscar Jafeth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Jafeth</text:p>
          </table:table-cell>
          <table:table-cell/>
          <table:table-cell table:formula="of:=CONCATENATE([.D217];LEFT([.E217];2);LEFT([.F217];2);LEFT([.A217];2);LEFT([.B217];2))" office:value-type="string" office:string-value="OscarJaLePé" calcext:value-type="string">
            <text:p>OscarJaLePé</text:p>
          </table:table-cell>
          <table:table-cell table:formula="of:=LOWER([.G217])" office:value-type="string" office:string-value="oscarjalepé" calcext:value-type="string">
            <text:p>oscarjalepé</text:p>
          </table:table-cell>
          <table:table-cell table:formula="of:=SUBSTITUTE(SUBSTITUTE(SUBSTITUTE(SUBSTITUTE(SUBSTITUTE([.H217];&quot;á&quot;;&quot;a&quot;);&quot;é&quot;;&quot;e&quot;);&quot;í&quot;;&quot;i&quot;);&quot;ó&quot;;&quot;o&quot;);&quot;ú&quot;;&quot;u&quot;)" office:value-type="string" office:string-value="oscarjalepe" calcext:value-type="string">
            <text:p>oscarjalepe</text:p>
          </table:table-cell>
          <table:table-cell office:value-type="float" office:value="21" calcext:value-type="float">
            <text:p>21</text:p>
          </table:table-cell>
          <table:table-cell table:formula="of:=CONCATENATE(&quot;a&quot;;[.J217];[.I217])" office:value-type="string" office:string-value="a21oscarjalepe" calcext:value-type="string">
            <text:p>a21oscarjalepe</text:p>
          </table:table-cell>
          <table:table-cell table:formula="of:=LEN([.K217])" office:value-type="float" office:value="14" calcext:value-type="float">
            <text:p>14</text:p>
          </table:table-cell>
          <table:table-cell table:formula="of:=[.K217]" office:value-type="string" office:string-value="a21oscarjalepe" calcext:value-type="string">
            <text:p>a21oscarjalepe</text:p>
          </table:table-cell>
          <table:table-cell office:value-type="string" calcext:value-type="string">
            <text:p>jfL,+a.4-n</text:p>
          </table:table-cell>
          <table:table-cell table:style-name="ce2" office:value-type="string" calcext:value-type="string">
            <text:p>26/09/1997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84307337</text:p>
          </table:table-cell>
          <table:table-cell office:value-type="string" calcext:value-type="string">
            <text:p>2 Star Lan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Yagual</text:p>
          </table:table-cell>
          <table:table-cell office:value-type="string" calcext:value-type="string">
            <text:p>Piñeiro</text:p>
          </table:table-cell>
          <table:table-cell office:value-type="string" calcext:value-type="string">
            <text:p>Jessica Abigail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Abigail</text:p>
          </table:table-cell>
          <table:table-cell/>
          <table:table-cell table:formula="of:=CONCATENATE([.D218];LEFT([.E218];2);LEFT([.F218];2);LEFT([.A218];2);LEFT([.B218];2))" office:value-type="string" office:string-value="JessicaAbYaPi" calcext:value-type="string">
            <text:p>JessicaAbYaPi</text:p>
          </table:table-cell>
          <table:table-cell table:formula="of:=LOWER([.G218])" office:value-type="string" office:string-value="jessicaabyapi" calcext:value-type="string">
            <text:p>jessicaabyapi</text:p>
          </table:table-cell>
          <table:table-cell table:formula="of:=SUBSTITUTE(SUBSTITUTE(SUBSTITUTE(SUBSTITUTE(SUBSTITUTE([.H218];&quot;á&quot;;&quot;a&quot;);&quot;é&quot;;&quot;e&quot;);&quot;í&quot;;&quot;i&quot;);&quot;ó&quot;;&quot;o&quot;);&quot;ú&quot;;&quot;u&quot;)" office:value-type="string" office:string-value="jessicaabyapi" calcext:value-type="string">
            <text:p>jessicaabyapi</text:p>
          </table:table-cell>
          <table:table-cell office:value-type="float" office:value="21" calcext:value-type="float">
            <text:p>21</text:p>
          </table:table-cell>
          <table:table-cell table:formula="of:=CONCATENATE(&quot;a&quot;;[.J218];[.I218])" office:value-type="string" office:string-value="a21jessicaabyapi" calcext:value-type="string">
            <text:p>a21jessicaabyapi</text:p>
          </table:table-cell>
          <table:table-cell table:formula="of:=LEN([.K218])" office:value-type="float" office:value="16" calcext:value-type="float">
            <text:p>16</text:p>
          </table:table-cell>
          <table:table-cell table:formula="of:=[.K218]" office:value-type="string" office:string-value="a21jessicaabyapi" calcext:value-type="string">
            <text:p>a21jessicaabyapi</text:p>
          </table:table-cell>
          <table:table-cell office:value-type="string" calcext:value-type="string">
            <text:p>4LW@AoX-3[</text:p>
          </table:table-cell>
          <table:table-cell table:style-name="ce2" office:value-type="string" calcext:value-type="string">
            <text:p>23/01/197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46572503</text:p>
          </table:table-cell>
          <table:table-cell office:value-type="string" calcext:value-type="string">
            <text:p>Forgeden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odríguez</text:p>
          </table:table-cell>
          <table:table-cell office:value-type="string" calcext:value-type="string">
            <text:p>Villanueva</text:p>
          </table:table-cell>
          <table:table-cell table:number-columns-repeated="2" office:value-type="string" calcext:value-type="string">
            <text:p>Andrea</text:p>
          </table:table-cell>
          <table:table-cell table:number-columns-repeated="2"/>
          <table:table-cell table:formula="of:=CONCATENATE([.D219];LEFT([.E219];2);LEFT([.F219];2);LEFT([.A219];2);LEFT([.B219];2))" office:value-type="string" office:string-value="AndreaRoVi" calcext:value-type="string">
            <text:p>AndreaRoVi</text:p>
          </table:table-cell>
          <table:table-cell table:formula="of:=LOWER([.G219])" office:value-type="string" office:string-value="andrearovi" calcext:value-type="string">
            <text:p>andrearovi</text:p>
          </table:table-cell>
          <table:table-cell table:formula="of:=SUBSTITUTE(SUBSTITUTE(SUBSTITUTE(SUBSTITUTE(SUBSTITUTE([.H219];&quot;á&quot;;&quot;a&quot;);&quot;é&quot;;&quot;e&quot;);&quot;í&quot;;&quot;i&quot;);&quot;ó&quot;;&quot;o&quot;);&quot;ú&quot;;&quot;u&quot;)" office:value-type="string" office:string-value="andrearovi" calcext:value-type="string">
            <text:p>andrearovi</text:p>
          </table:table-cell>
          <table:table-cell office:value-type="float" office:value="21" calcext:value-type="float">
            <text:p>21</text:p>
          </table:table-cell>
          <table:table-cell table:formula="of:=CONCATENATE(&quot;a&quot;;[.J219];[.I219])" office:value-type="string" office:string-value="a21andrearovi" calcext:value-type="string">
            <text:p>a21andrearovi</text:p>
          </table:table-cell>
          <table:table-cell table:formula="of:=LEN([.K219])" office:value-type="float" office:value="13" calcext:value-type="float">
            <text:p>13</text:p>
          </table:table-cell>
          <table:table-cell table:formula="of:=[.K219]" office:value-type="string" office:string-value="a21andrearovi" calcext:value-type="string">
            <text:p>a21andrearovi</text:p>
          </table:table-cell>
          <table:table-cell office:value-type="string" calcext:value-type="string">
            <text:p>7PHRdcY|KL</text:p>
          </table:table-cell>
          <table:table-cell table:style-name="ce2" office:value-type="string" calcext:value-type="string">
            <text:p>03/03/1999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773586980</text:p>
          </table:table-cell>
          <table:table-cell office:value-type="string" calcext:value-type="string">
            <text:p>30 Greensid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  <table:table-cell office:value-type="string" calcext:value-type="string">
            <text:p>ia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orón</text:p>
          </table:table-cell>
          <table:table-cell office:value-type="string" calcext:value-type="string">
            <text:p>Pérez</text:p>
          </table:table-cell>
          <table:table-cell table:number-columns-repeated="2" office:value-type="string" calcext:value-type="string">
            <text:p>Antia</text:p>
          </table:table-cell>
          <table:table-cell table:number-columns-repeated="2"/>
          <table:table-cell table:formula="of:=CONCATENATE([.D220];LEFT([.E220];2);LEFT([.F220];2);LEFT([.A220];2);LEFT([.B220];2))" office:value-type="string" office:string-value="AntiaMoPé" calcext:value-type="string">
            <text:p>AntiaMoPé</text:p>
          </table:table-cell>
          <table:table-cell table:formula="of:=LOWER([.G220])" office:value-type="string" office:string-value="antiamopé" calcext:value-type="string">
            <text:p>antiamopé</text:p>
          </table:table-cell>
          <table:table-cell table:formula="of:=SUBSTITUTE(SUBSTITUTE(SUBSTITUTE(SUBSTITUTE(SUBSTITUTE([.H220];&quot;á&quot;;&quot;a&quot;);&quot;é&quot;;&quot;e&quot;);&quot;í&quot;;&quot;i&quot;);&quot;ó&quot;;&quot;o&quot;);&quot;ú&quot;;&quot;u&quot;)" office:value-type="string" office:string-value="antiamope" calcext:value-type="string">
            <text:p>antiamope</text:p>
          </table:table-cell>
          <table:table-cell office:value-type="float" office:value="20" calcext:value-type="float">
            <text:p>20</text:p>
          </table:table-cell>
          <table:table-cell table:formula="of:=CONCATENATE(&quot;a&quot;;[.J220];[.I220])" office:value-type="string" office:string-value="a20antiamope" calcext:value-type="string">
            <text:p>a20antiamope</text:p>
          </table:table-cell>
          <table:table-cell table:formula="of:=LEN([.K220])" office:value-type="float" office:value="12" calcext:value-type="float">
            <text:p>12</text:p>
          </table:table-cell>
          <table:table-cell table:formula="of:=[.K220]" office:value-type="string" office:string-value="a20antiamope" calcext:value-type="string">
            <text:p>a20antiamope</text:p>
          </table:table-cell>
          <table:table-cell office:value-type="string" calcext:value-type="string">
            <text:p>q]FjU@Y3nH</text:p>
          </table:table-cell>
          <table:table-cell table:style-name="ce2" office:value-type="string" calcext:value-type="string">
            <text:p>10/10/1977</text:p>
          </table:table-cell>
          <table:table-cell office:value-type="string" calcext:value-type="string">
            <text:p>Uruguai</text:p>
          </table:table-cell>
          <table:table-cell office:value-type="string" calcext:value-type="string">
            <text:p>615710515</text:p>
          </table:table-cell>
          <table:table-cell office:value-type="string" calcext:value-type="string">
            <text:p>3 Moor Park Drive</text:p>
          </table:table-cell>
          <table:table-cell office:value-type="string" calcext:value-type="string">
            <text:p>Vigo</text:p>
          </table:table-cell>
          <table:table-cell table:number-columns-repeated="2" office:value-type="string" calcext:value-type="string">
            <text:p>iib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rciela</text:p>
          </table:table-cell>
          <table:table-cell office:value-type="string" calcext:value-type="string">
            <text:p>Pérez</text:p>
          </table:table-cell>
          <table:table-cell table:number-columns-repeated="2" office:value-type="string" calcext:value-type="string">
            <text:p>María</text:p>
          </table:table-cell>
          <table:table-cell table:number-columns-repeated="2"/>
          <table:table-cell table:formula="of:=CONCATENATE([.D221];LEFT([.E221];2);LEFT([.F221];2);LEFT([.A221];2);LEFT([.B221];2))" office:value-type="string" office:string-value="MaríaBaPé" calcext:value-type="string">
            <text:p>MaríaBaPé</text:p>
          </table:table-cell>
          <table:table-cell table:formula="of:=LOWER([.G221])" office:value-type="string" office:string-value="maríabapé" calcext:value-type="string">
            <text:p>maríabapé</text:p>
          </table:table-cell>
          <table:table-cell table:formula="of:=SUBSTITUTE(SUBSTITUTE(SUBSTITUTE(SUBSTITUTE(SUBSTITUTE([.H221];&quot;á&quot;;&quot;a&quot;);&quot;é&quot;;&quot;e&quot;);&quot;í&quot;;&quot;i&quot;);&quot;ó&quot;;&quot;o&quot;);&quot;ú&quot;;&quot;u&quot;)" office:value-type="string" office:string-value="mariabape" calcext:value-type="string">
            <text:p>mariabape</text:p>
          </table:table-cell>
          <table:table-cell office:value-type="float" office:value="19" calcext:value-type="float">
            <text:p>19</text:p>
          </table:table-cell>
          <table:table-cell table:formula="of:=CONCATENATE(&quot;a&quot;;[.J221];[.I221])" office:value-type="string" office:string-value="a19mariabape" calcext:value-type="string">
            <text:p>a19mariabape</text:p>
          </table:table-cell>
          <table:table-cell table:formula="of:=LEN([.K221])" office:value-type="float" office:value="12" calcext:value-type="float">
            <text:p>12</text:p>
          </table:table-cell>
          <table:table-cell table:formula="of:=[.K221]" office:value-type="string" office:string-value="a19mariabape" calcext:value-type="string">
            <text:p>a19mariabape</text:p>
          </table:table-cell>
          <table:table-cell office:value-type="string" calcext:value-type="string">
            <text:p>Wu9n-P3Ey7</text:p>
          </table:table-cell>
          <table:table-cell table:style-name="ce2" office:value-type="string" calcext:value-type="string">
            <text:p>17/11/197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22137759</text:p>
          </table:table-cell>
          <table:table-cell office:value-type="string" calcext:value-type="string">
            <text:p>12 Holly Grove</text:p>
          </table:table-cell>
          <table:table-cell office:value-type="string" calcext:value-type="string">
            <text:p>Moaña</text:p>
          </table:table-cell>
          <table:table-cell office:value-type="string" calcext:value-type="string">
            <text:p>(A)-Administración de sistemas informáticos en rede</text:p>
          </table:table-cell>
          <table:table-cell office:value-type="string" calcext:value-type="string">
            <text:p>ia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amilo</text:p>
          </table:table-cell>
          <table:table-cell office:value-type="string" calcext:value-type="string">
            <text:p>Sanmartín</text:p>
          </table:table-cell>
          <table:table-cell table:number-columns-repeated="2" office:value-type="string" calcext:value-type="string">
            <text:p>Abraham</text:p>
          </table:table-cell>
          <table:table-cell table:number-columns-repeated="2"/>
          <table:table-cell table:formula="of:=CONCATENATE([.D222];LEFT([.E222];2);LEFT([.F222];2);LEFT([.A222];2);LEFT([.B222];2))" office:value-type="string" office:string-value="AbrahamRaSa" calcext:value-type="string">
            <text:p>AbrahamRaSa</text:p>
          </table:table-cell>
          <table:table-cell table:formula="of:=LOWER([.G222])" office:value-type="string" office:string-value="abrahamrasa" calcext:value-type="string">
            <text:p>abrahamrasa</text:p>
          </table:table-cell>
          <table:table-cell table:formula="of:=SUBSTITUTE(SUBSTITUTE(SUBSTITUTE(SUBSTITUTE(SUBSTITUTE([.H222];&quot;á&quot;;&quot;a&quot;);&quot;é&quot;;&quot;e&quot;);&quot;í&quot;;&quot;i&quot;);&quot;ó&quot;;&quot;o&quot;);&quot;ú&quot;;&quot;u&quot;)" office:value-type="string" office:string-value="abrahamrasa" calcext:value-type="string">
            <text:p>abrahamrasa</text:p>
          </table:table-cell>
          <table:table-cell office:value-type="float" office:value="21" calcext:value-type="float">
            <text:p>21</text:p>
          </table:table-cell>
          <table:table-cell table:formula="of:=CONCATENATE(&quot;a&quot;;[.J222];[.I222])" office:value-type="string" office:string-value="a21abrahamrasa" calcext:value-type="string">
            <text:p>a21abrahamrasa</text:p>
          </table:table-cell>
          <table:table-cell table:formula="of:=LEN([.K222])" office:value-type="float" office:value="14" calcext:value-type="float">
            <text:p>14</text:p>
          </table:table-cell>
          <table:table-cell table:formula="of:=[.K222]" office:value-type="string" office:string-value="a21abrahamrasa" calcext:value-type="string">
            <text:p>a21abrahamrasa</text:p>
          </table:table-cell>
          <table:table-cell office:value-type="string" calcext:value-type="string">
            <text:p>3kkLML7A[Y</text:p>
          </table:table-cell>
          <table:table-cell table:style-name="ce2" office:value-type="string" calcext:value-type="string">
            <text:p>17/05/200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37310892</text:p>
          </table:table-cell>
          <table:table-cell office:value-type="string" calcext:value-type="string">
            <text:p>12 Victoria Park</text:p>
          </table:table-cell>
          <table:table-cell office:value-type="string" calcext:value-type="string">
            <text:p>Porriño (O)</text:p>
          </table:table-cell>
          <table:table-cell office:value-type="string" calcext:value-type="string">
            <text:p>(A)-Administración de sistemas informáticos en rede</text:p>
          </table:table-cell>
          <table:table-cell office:value-type="string" calcext:value-type="string">
            <text:p>ia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ereira</text:p>
          </table:table-cell>
          <table:table-cell office:value-type="string" calcext:value-type="string">
            <text:p>Pinheiro</text:p>
          </table:table-cell>
          <table:table-cell table:number-columns-repeated="2" office:value-type="string" calcext:value-type="string">
            <text:p>Uxía</text:p>
          </table:table-cell>
          <table:table-cell table:number-columns-repeated="2"/>
          <table:table-cell table:formula="of:=CONCATENATE([.D223];LEFT([.E223];2);LEFT([.F223];2);LEFT([.A223];2);LEFT([.B223];2))" office:value-type="string" office:string-value="UxíaPePi" calcext:value-type="string">
            <text:p>UxíaPePi</text:p>
          </table:table-cell>
          <table:table-cell table:formula="of:=LOWER([.G223])" office:value-type="string" office:string-value="uxíapepi" calcext:value-type="string">
            <text:p>uxíapepi</text:p>
          </table:table-cell>
          <table:table-cell table:formula="of:=SUBSTITUTE(SUBSTITUTE(SUBSTITUTE(SUBSTITUTE(SUBSTITUTE([.H223];&quot;á&quot;;&quot;a&quot;);&quot;é&quot;;&quot;e&quot;);&quot;í&quot;;&quot;i&quot;);&quot;ó&quot;;&quot;o&quot;);&quot;ú&quot;;&quot;u&quot;)" office:value-type="string" office:string-value="uxiapepi" calcext:value-type="string">
            <text:p>uxiapepi</text:p>
          </table:table-cell>
          <table:table-cell office:value-type="float" office:value="19" calcext:value-type="float">
            <text:p>19</text:p>
          </table:table-cell>
          <table:table-cell table:formula="of:=CONCATENATE(&quot;a&quot;;[.J223];[.I223])" office:value-type="string" office:string-value="a19uxiapepi" calcext:value-type="string">
            <text:p>a19uxiapepi</text:p>
          </table:table-cell>
          <table:table-cell table:formula="of:=LEN([.K223])" office:value-type="float" office:value="11" calcext:value-type="float">
            <text:p>11</text:p>
          </table:table-cell>
          <table:table-cell table:formula="of:=[.K223]" office:value-type="string" office:string-value="a19uxiapepi" calcext:value-type="string">
            <text:p>a19uxiapepi</text:p>
          </table:table-cell>
          <table:table-cell office:value-type="string" calcext:value-type="string">
            <text:p>rHb4Tzfo{F</text:p>
          </table:table-cell>
          <table:table-cell table:style-name="ce2" office:value-type="string" calcext:value-type="string">
            <text:p>19/10/199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82690143</text:p>
          </table:table-cell>
          <table:table-cell office:value-type="string" calcext:value-type="string">
            <text:p>16 Godden Road</text:p>
          </table:table-cell>
          <table:table-cell office:value-type="string" calcext:value-type="string">
            <text:p>Vigo</text:p>
          </table:table-cell>
          <table:table-cell table:number-columns-repeated="2" office:value-type="string" calcext:value-type="string">
            <text:p>iib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omínguez</text:p>
          </table:table-cell>
          <table:table-cell office:value-type="string" calcext:value-type="string">
            <text:p>Gonzalez</text:p>
          </table:table-cell>
          <table:table-cell table:number-columns-repeated="2" office:value-type="string" calcext:value-type="string">
            <text:p>Alba</text:p>
          </table:table-cell>
          <table:table-cell table:number-columns-repeated="2"/>
          <table:table-cell table:formula="of:=CONCATENATE([.D224];LEFT([.E224];2);LEFT([.F224];2);LEFT([.A224];2);LEFT([.B224];2))" office:value-type="string" office:string-value="AlbaDoGo" calcext:value-type="string">
            <text:p>AlbaDoGo</text:p>
          </table:table-cell>
          <table:table-cell table:formula="of:=LOWER([.G224])" office:value-type="string" office:string-value="albadogo" calcext:value-type="string">
            <text:p>albadogo</text:p>
          </table:table-cell>
          <table:table-cell table:formula="of:=SUBSTITUTE(SUBSTITUTE(SUBSTITUTE(SUBSTITUTE(SUBSTITUTE([.H224];&quot;á&quot;;&quot;a&quot;);&quot;é&quot;;&quot;e&quot;);&quot;í&quot;;&quot;i&quot;);&quot;ó&quot;;&quot;o&quot;);&quot;ú&quot;;&quot;u&quot;)" office:value-type="string" office:string-value="albadogo" calcext:value-type="string">
            <text:p>albadogo</text:p>
          </table:table-cell>
          <table:table-cell office:value-type="float" office:value="20" calcext:value-type="float">
            <text:p>20</text:p>
          </table:table-cell>
          <table:table-cell table:formula="of:=CONCATENATE(&quot;a&quot;;[.J224];[.I224])" office:value-type="string" office:string-value="a20albadogo" calcext:value-type="string">
            <text:p>a20albadogo</text:p>
          </table:table-cell>
          <table:table-cell table:formula="of:=LEN([.K224])" office:value-type="float" office:value="11" calcext:value-type="float">
            <text:p>11</text:p>
          </table:table-cell>
          <table:table-cell table:formula="of:=[.K224]" office:value-type="string" office:string-value="a20albadogo" calcext:value-type="string">
            <text:p>a20albadogo</text:p>
          </table:table-cell>
          <table:table-cell office:value-type="string" calcext:value-type="string">
            <text:p>7s7AN[N{bN</text:p>
          </table:table-cell>
          <table:table-cell table:style-name="ce2" office:value-type="string" calcext:value-type="string">
            <text:p>18/05/2000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710861398</text:p>
          </table:table-cell>
          <table:table-cell office:value-type="string" calcext:value-type="string">
            <text:p>The Cottage In The Wood Hotel &amp; Restaurant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ilacoba</text:p>
          </table:table-cell>
          <table:table-cell office:value-type="string" calcext:value-type="string">
            <text:p>Italiani</text:p>
          </table:table-cell>
          <table:table-cell table:number-columns-repeated="2" office:value-type="string" calcext:value-type="string">
            <text:p>Esteban</text:p>
          </table:table-cell>
          <table:table-cell table:number-columns-repeated="2"/>
          <table:table-cell table:formula="of:=CONCATENATE([.D225];LEFT([.E225];2);LEFT([.F225];2);LEFT([.A225];2);LEFT([.B225];2))" office:value-type="string" office:string-value="EstebanViIt" calcext:value-type="string">
            <text:p>EstebanViIt</text:p>
          </table:table-cell>
          <table:table-cell table:formula="of:=LOWER([.G225])" office:value-type="string" office:string-value="estebanviit" calcext:value-type="string">
            <text:p>estebanviit</text:p>
          </table:table-cell>
          <table:table-cell table:formula="of:=SUBSTITUTE(SUBSTITUTE(SUBSTITUTE(SUBSTITUTE(SUBSTITUTE([.H225];&quot;á&quot;;&quot;a&quot;);&quot;é&quot;;&quot;e&quot;);&quot;í&quot;;&quot;i&quot;);&quot;ó&quot;;&quot;o&quot;);&quot;ú&quot;;&quot;u&quot;)" office:value-type="string" office:string-value="estebanviit" calcext:value-type="string">
            <text:p>estebanviit</text:p>
          </table:table-cell>
          <table:table-cell office:value-type="float" office:value="18" calcext:value-type="float">
            <text:p>18</text:p>
          </table:table-cell>
          <table:table-cell table:formula="of:=CONCATENATE(&quot;a&quot;;[.J225];[.I225])" office:value-type="string" office:string-value="a18estebanviit" calcext:value-type="string">
            <text:p>a18estebanviit</text:p>
          </table:table-cell>
          <table:table-cell table:formula="of:=LEN([.K225])" office:value-type="float" office:value="14" calcext:value-type="float">
            <text:p>14</text:p>
          </table:table-cell>
          <table:table-cell table:formula="of:=[.K225]" office:value-type="string" office:string-value="a18estebanviit" calcext:value-type="string">
            <text:p>a18estebanviit</text:p>
          </table:table-cell>
          <table:table-cell office:value-type="string" calcext:value-type="string">
            <text:p>N4yo3c@P4J</text:p>
          </table:table-cell>
          <table:table-cell table:style-name="ce2" office:value-type="string" calcext:value-type="string">
            <text:p>16/06/199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59715425</text:p>
          </table:table-cell>
          <table:table-cell office:value-type="string" calcext:value-type="string">
            <text:p>33 Honeysuckle Lan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onzalez</text:p>
          </table:table-cell>
          <table:table-cell office:value-type="string" calcext:value-type="string">
            <text:p>Ferreirós</text:p>
          </table:table-cell>
          <table:table-cell table:number-columns-repeated="2" office:value-type="string" calcext:value-type="string">
            <text:p>Nerea</text:p>
          </table:table-cell>
          <table:table-cell table:number-columns-repeated="2"/>
          <table:table-cell table:formula="of:=CONCATENATE([.D226];LEFT([.E226];2);LEFT([.F226];2);LEFT([.A226];2);LEFT([.B226];2))" office:value-type="string" office:string-value="NereaGoFe" calcext:value-type="string">
            <text:p>NereaGoFe</text:p>
          </table:table-cell>
          <table:table-cell table:formula="of:=LOWER([.G226])" office:value-type="string" office:string-value="nereagofe" calcext:value-type="string">
            <text:p>nereagofe</text:p>
          </table:table-cell>
          <table:table-cell table:formula="of:=SUBSTITUTE(SUBSTITUTE(SUBSTITUTE(SUBSTITUTE(SUBSTITUTE([.H226];&quot;á&quot;;&quot;a&quot;);&quot;é&quot;;&quot;e&quot;);&quot;í&quot;;&quot;i&quot;);&quot;ó&quot;;&quot;o&quot;);&quot;ú&quot;;&quot;u&quot;)" office:value-type="string" office:string-value="nereagofe" calcext:value-type="string">
            <text:p>nereagofe</text:p>
          </table:table-cell>
          <table:table-cell office:value-type="float" office:value="20" calcext:value-type="float">
            <text:p>20</text:p>
          </table:table-cell>
          <table:table-cell table:formula="of:=CONCATENATE(&quot;a&quot;;[.J226];[.I226])" office:value-type="string" office:string-value="a20nereagofe" calcext:value-type="string">
            <text:p>a20nereagofe</text:p>
          </table:table-cell>
          <table:table-cell table:formula="of:=LEN([.K226])" office:value-type="float" office:value="12" calcext:value-type="float">
            <text:p>12</text:p>
          </table:table-cell>
          <table:table-cell table:formula="of:=[.K226]" office:value-type="string" office:string-value="a20nereagofe" calcext:value-type="string">
            <text:p>a20nereagofe</text:p>
          </table:table-cell>
          <table:table-cell office:value-type="string" calcext:value-type="string">
            <text:p>+b3gxRY3cL</text:p>
          </table:table-cell>
          <table:table-cell table:style-name="ce2" office:value-type="string" calcext:value-type="string">
            <text:p>20/02/1976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07710324</text:p>
          </table:table-cell>
          <table:table-cell office:value-type="string" calcext:value-type="string">
            <text:p>22 Broad Avenu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  <table:table-cell office:value-type="string" calcext:value-type="string">
            <text:p>is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González</text:p>
          </table:table-cell>
          <table:table-cell table:number-columns-repeated="2" office:value-type="string" calcext:value-type="string">
            <text:p>Pablo</text:p>
          </table:table-cell>
          <table:table-cell table:number-columns-repeated="2"/>
          <table:table-cell table:formula="of:=CONCATENATE([.D227];LEFT([.E227];2);LEFT([.F227];2);LEFT([.A227];2);LEFT([.B227];2))" office:value-type="string" office:string-value="PabloMaGo" calcext:value-type="string">
            <text:p>PabloMaGo</text:p>
          </table:table-cell>
          <table:table-cell table:formula="of:=LOWER([.G227])" office:value-type="string" office:string-value="pablomago" calcext:value-type="string">
            <text:p>pablomago</text:p>
          </table:table-cell>
          <table:table-cell table:formula="of:=SUBSTITUTE(SUBSTITUTE(SUBSTITUTE(SUBSTITUTE(SUBSTITUTE([.H227];&quot;á&quot;;&quot;a&quot;);&quot;é&quot;;&quot;e&quot;);&quot;í&quot;;&quot;i&quot;);&quot;ó&quot;;&quot;o&quot;);&quot;ú&quot;;&quot;u&quot;)" office:value-type="string" office:string-value="pablomago" calcext:value-type="string">
            <text:p>pablomago</text:p>
          </table:table-cell>
          <table:table-cell office:value-type="float" office:value="18" calcext:value-type="float">
            <text:p>18</text:p>
          </table:table-cell>
          <table:table-cell table:formula="of:=CONCATENATE(&quot;a&quot;;[.J227];[.I227])" office:value-type="string" office:string-value="a18pablomago" calcext:value-type="string">
            <text:p>a18pablomago</text:p>
          </table:table-cell>
          <table:table-cell table:formula="of:=LEN([.K227])" office:value-type="float" office:value="12" calcext:value-type="float">
            <text:p>12</text:p>
          </table:table-cell>
          <table:table-cell table:formula="of:=[.K227]" office:value-type="string" office:string-value="a18pablomago" calcext:value-type="string">
            <text:p>a18pablomago</text:p>
          </table:table-cell>
          <table:table-cell office:value-type="string" calcext:value-type="string">
            <text:p>mu7s_4|tPe</text:p>
          </table:table-cell>
          <table:table-cell table:style-name="ce2" office:value-type="string" calcext:value-type="string">
            <text:p>14/04/199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36149376</text:p>
          </table:table-cell>
          <table:table-cell office:value-type="string" calcext:value-type="string">
            <text:p>Llainfadyn</text:p>
          </table:table-cell>
          <table:table-cell office:value-type="string" calcext:value-type="string">
            <text:p>Porriño (O)</text:p>
          </table:table-cell>
          <table:table-cell office:value-type="string" calcext:value-type="string">
            <text:p>(A)-Administración de sistemas informáticos en rede</text:p>
          </table:table-cell>
          <table:table-cell office:value-type="string" calcext:value-type="string">
            <text:p>ia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engas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Yovana Nataly</text:p>
          </table:table-cell>
          <table:table-cell office:value-type="string" calcext:value-type="string">
            <text:p>Yovana</text:p>
          </table:table-cell>
          <table:table-cell office:value-type="string" calcext:value-type="string">
            <text:p>Nataly</text:p>
          </table:table-cell>
          <table:table-cell/>
          <table:table-cell table:formula="of:=CONCATENATE([.D228];LEFT([.E228];2);LEFT([.F228];2);LEFT([.A228];2);LEFT([.B228];2))" office:value-type="string" office:string-value="YovanaNaSoSa" calcext:value-type="string">
            <text:p>YovanaNaSoSa</text:p>
          </table:table-cell>
          <table:table-cell table:formula="of:=LOWER([.G228])" office:value-type="string" office:string-value="yovananasosa" calcext:value-type="string">
            <text:p>yovananasosa</text:p>
          </table:table-cell>
          <table:table-cell table:formula="of:=SUBSTITUTE(SUBSTITUTE(SUBSTITUTE(SUBSTITUTE(SUBSTITUTE([.H228];&quot;á&quot;;&quot;a&quot;);&quot;é&quot;;&quot;e&quot;);&quot;í&quot;;&quot;i&quot;);&quot;ó&quot;;&quot;o&quot;);&quot;ú&quot;;&quot;u&quot;)" office:value-type="string" office:string-value="yovananasosa" calcext:value-type="string">
            <text:p>yovananasosa</text:p>
          </table:table-cell>
          <table:table-cell office:value-type="float" office:value="18" calcext:value-type="float">
            <text:p>18</text:p>
          </table:table-cell>
          <table:table-cell table:formula="of:=CONCATENATE(&quot;a&quot;;[.J228];[.I228])" office:value-type="string" office:string-value="a18yovananasosa" calcext:value-type="string">
            <text:p>a18yovananasosa</text:p>
          </table:table-cell>
          <table:table-cell table:formula="of:=LEN([.K228])" office:value-type="float" office:value="15" calcext:value-type="float">
            <text:p>15</text:p>
          </table:table-cell>
          <table:table-cell table:formula="of:=[.K228]" office:value-type="string" office:string-value="a18yovananasosa" calcext:value-type="string">
            <text:p>a18yovananasosa</text:p>
          </table:table-cell>
          <table:table-cell office:value-type="string" calcext:value-type="string">
            <text:p>KLg7Av@yVY</text:p>
          </table:table-cell>
          <table:table-cell table:style-name="ce2" office:value-type="string" calcext:value-type="string">
            <text:p>14/07/199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17728988</text:p>
          </table:table-cell>
          <table:table-cell office:value-type="string" calcext:value-type="string">
            <text:p>40 Anthonys Avenue</text:p>
          </table:table-cell>
          <table:table-cell office:value-type="string" calcext:value-type="string">
            <text:p>Soutomaior</text:p>
          </table:table-cell>
          <table:table-cell office:value-type="string" calcext:value-type="string">
            <text:p>(A)-Administración de sistemas informáticos en rede</text:p>
          </table:table-cell>
          <table:table-cell office:value-type="string" calcext:value-type="string">
            <text:p>ia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Urbina</text:p>
          </table:table-cell>
          <table:table-cell office:value-type="string" calcext:value-type="string">
            <text:p>Nogueira</text:p>
          </table:table-cell>
          <table:table-cell office:value-type="string" calcext:value-type="string">
            <text:p>Amely Elena</text:p>
          </table:table-cell>
          <table:table-cell office:value-type="string" calcext:value-type="string">
            <text:p>Amely</text:p>
          </table:table-cell>
          <table:table-cell office:value-type="string" calcext:value-type="string">
            <text:p>Elena</text:p>
          </table:table-cell>
          <table:table-cell/>
          <table:table-cell table:formula="of:=CONCATENATE([.D229];LEFT([.E229];2);LEFT([.F229];2);LEFT([.A229];2);LEFT([.B229];2))" office:value-type="string" office:string-value="AmelyElUrNo" calcext:value-type="string">
            <text:p>AmelyElUrNo</text:p>
          </table:table-cell>
          <table:table-cell table:formula="of:=LOWER([.G229])" office:value-type="string" office:string-value="amelyelurno" calcext:value-type="string">
            <text:p>amelyelurno</text:p>
          </table:table-cell>
          <table:table-cell table:formula="of:=SUBSTITUTE(SUBSTITUTE(SUBSTITUTE(SUBSTITUTE(SUBSTITUTE([.H229];&quot;á&quot;;&quot;a&quot;);&quot;é&quot;;&quot;e&quot;);&quot;í&quot;;&quot;i&quot;);&quot;ó&quot;;&quot;o&quot;);&quot;ú&quot;;&quot;u&quot;)" office:value-type="string" office:string-value="amelyelurno" calcext:value-type="string">
            <text:p>amelyelurno</text:p>
          </table:table-cell>
          <table:table-cell office:value-type="float" office:value="20" calcext:value-type="float">
            <text:p>20</text:p>
          </table:table-cell>
          <table:table-cell table:formula="of:=CONCATENATE(&quot;a&quot;;[.J229];[.I229])" office:value-type="string" office:string-value="a20amelyelurno" calcext:value-type="string">
            <text:p>a20amelyelurno</text:p>
          </table:table-cell>
          <table:table-cell table:formula="of:=LEN([.K229])" office:value-type="float" office:value="14" calcext:value-type="float">
            <text:p>14</text:p>
          </table:table-cell>
          <table:table-cell table:formula="of:=[.K229]" office:value-type="string" office:string-value="a20amelyelurno" calcext:value-type="string">
            <text:p>a20amelyelurno</text:p>
          </table:table-cell>
          <table:table-cell office:value-type="string" calcext:value-type="string">
            <text:p>vqYM9Vypo=</text:p>
          </table:table-cell>
          <table:table-cell table:style-name="ce2" office:value-type="string" calcext:value-type="string">
            <text:p>21/05/198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44737331</text:p>
          </table:table-cell>
          <table:table-cell office:value-type="string" calcext:value-type="string">
            <text:p>Flat 12</text:p>
          </table:table-cell>
          <table:table-cell office:value-type="string" calcext:value-type="string">
            <text:p>Baiona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moedo</text:p>
          </table:table-cell>
          <table:table-cell office:value-type="string" calcext:value-type="string">
            <text:p>Campos</text:p>
          </table:table-cell>
          <table:table-cell table:number-columns-repeated="2" office:value-type="string" calcext:value-type="string">
            <text:p>Emanuel</text:p>
          </table:table-cell>
          <table:table-cell table:number-columns-repeated="2"/>
          <table:table-cell table:formula="of:=CONCATENATE([.D230];LEFT([.E230];2);LEFT([.F230];2);LEFT([.A230];2);LEFT([.B230];2))" office:value-type="string" office:string-value="EmanuelAmCa" calcext:value-type="string">
            <text:p>EmanuelAmCa</text:p>
          </table:table-cell>
          <table:table-cell table:formula="of:=LOWER([.G230])" office:value-type="string" office:string-value="emanuelamca" calcext:value-type="string">
            <text:p>emanuelamca</text:p>
          </table:table-cell>
          <table:table-cell table:formula="of:=SUBSTITUTE(SUBSTITUTE(SUBSTITUTE(SUBSTITUTE(SUBSTITUTE([.H230];&quot;á&quot;;&quot;a&quot;);&quot;é&quot;;&quot;e&quot;);&quot;í&quot;;&quot;i&quot;);&quot;ó&quot;;&quot;o&quot;);&quot;ú&quot;;&quot;u&quot;)" office:value-type="string" office:string-value="emanuelamca" calcext:value-type="string">
            <text:p>emanuelamca</text:p>
          </table:table-cell>
          <table:table-cell office:value-type="float" office:value="20" calcext:value-type="float">
            <text:p>20</text:p>
          </table:table-cell>
          <table:table-cell table:formula="of:=CONCATENATE(&quot;a&quot;;[.J230];[.I230])" office:value-type="string" office:string-value="a20emanuelamca" calcext:value-type="string">
            <text:p>a20emanuelamca</text:p>
          </table:table-cell>
          <table:table-cell table:formula="of:=LEN([.K230])" office:value-type="float" office:value="14" calcext:value-type="float">
            <text:p>14</text:p>
          </table:table-cell>
          <table:table-cell table:formula="of:=[.K230]" office:value-type="string" office:string-value="a20emanuelamca" calcext:value-type="string">
            <text:p>a20emanuelamca</text:p>
          </table:table-cell>
          <table:table-cell office:value-type="string" calcext:value-type="string">
            <text:p>|yLq@9RWga</text:p>
          </table:table-cell>
          <table:table-cell table:style-name="ce2" office:value-type="string" calcext:value-type="string">
            <text:p>19/02/200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37844409</text:p>
          </table:table-cell>
          <table:table-cell office:value-type="string" calcext:value-type="string">
            <text:p>Flat A</text:p>
          </table:table-cell>
          <table:table-cell office:value-type="string" calcext:value-type="string">
            <text:p>Meañ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arcía</text:p>
          </table:table-cell>
          <table:table-cell office:value-type="string" calcext:value-type="string">
            <text:p>Sampedro</text:p>
          </table:table-cell>
          <table:table-cell office:value-type="string" calcext:value-type="string">
            <text:p>Xiomara Olenka</text:p>
          </table:table-cell>
          <table:table-cell office:value-type="string" calcext:value-type="string">
            <text:p>Xiomara</text:p>
          </table:table-cell>
          <table:table-cell office:value-type="string" calcext:value-type="string">
            <text:p>Olenka</text:p>
          </table:table-cell>
          <table:table-cell/>
          <table:table-cell table:formula="of:=CONCATENATE([.D231];LEFT([.E231];2);LEFT([.F231];2);LEFT([.A231];2);LEFT([.B231];2))" office:value-type="string" office:string-value="XiomaraOlGaSa" calcext:value-type="string">
            <text:p>XiomaraOlGaSa</text:p>
          </table:table-cell>
          <table:table-cell table:formula="of:=LOWER([.G231])" office:value-type="string" office:string-value="xiomaraolgasa" calcext:value-type="string">
            <text:p>xiomaraolgasa</text:p>
          </table:table-cell>
          <table:table-cell table:formula="of:=SUBSTITUTE(SUBSTITUTE(SUBSTITUTE(SUBSTITUTE(SUBSTITUTE([.H231];&quot;á&quot;;&quot;a&quot;);&quot;é&quot;;&quot;e&quot;);&quot;í&quot;;&quot;i&quot;);&quot;ó&quot;;&quot;o&quot;);&quot;ú&quot;;&quot;u&quot;)" office:value-type="string" office:string-value="xiomaraolgasa" calcext:value-type="string">
            <text:p>xiomaraolgasa</text:p>
          </table:table-cell>
          <table:table-cell office:value-type="float" office:value="20" calcext:value-type="float">
            <text:p>20</text:p>
          </table:table-cell>
          <table:table-cell table:formula="of:=CONCATENATE(&quot;a&quot;;[.J231];[.I231])" office:value-type="string" office:string-value="a20xiomaraolgasa" calcext:value-type="string">
            <text:p>a20xiomaraolgasa</text:p>
          </table:table-cell>
          <table:table-cell table:formula="of:=LEN([.K231])" office:value-type="float" office:value="16" calcext:value-type="float">
            <text:p>16</text:p>
          </table:table-cell>
          <table:table-cell table:formula="of:=[.K231]" office:value-type="string" office:string-value="a20xiomaraolgasa" calcext:value-type="string">
            <text:p>a20xiomaraolgasa</text:p>
          </table:table-cell>
          <table:table-cell office:value-type="string" calcext:value-type="string">
            <text:p>P9PJEn-qMY</text:p>
          </table:table-cell>
          <table:table-cell table:style-name="ce2" office:value-type="string" calcext:value-type="string">
            <text:p>14/09/1981</text:p>
          </table:table-cell>
          <table:table-cell office:value-type="string" calcext:value-type="string">
            <text:p>Paises Baixos</text:p>
          </table:table-cell>
          <table:table-cell office:value-type="string" calcext:value-type="string">
            <text:p>766193447</text:p>
          </table:table-cell>
          <table:table-cell office:value-type="string" calcext:value-type="string">
            <text:p>2 Beech Avenue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(A)-Sistemas microinformáticos e redes</text:p>
          </table:table-cell>
          <table:table-cell office:value-type="string" calcext:value-type="string">
            <text:p>is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rias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José Abraham</text:p>
          </table:table-cell>
          <table:table-cell office:value-type="string" calcext:value-type="string">
            <text:p>José</text:p>
          </table:table-cell>
          <table:table-cell office:value-type="string" calcext:value-type="string">
            <text:p>Abraham</text:p>
          </table:table-cell>
          <table:table-cell/>
          <table:table-cell table:formula="of:=CONCATENATE([.D232];LEFT([.E232];2);LEFT([.F232];2);LEFT([.A232];2);LEFT([.B232];2))" office:value-type="string" office:string-value="JoséAbArTo" calcext:value-type="string">
            <text:p>JoséAbArTo</text:p>
          </table:table-cell>
          <table:table-cell table:formula="of:=LOWER([.G232])" office:value-type="string" office:string-value="joséabarto" calcext:value-type="string">
            <text:p>joséabarto</text:p>
          </table:table-cell>
          <table:table-cell table:formula="of:=SUBSTITUTE(SUBSTITUTE(SUBSTITUTE(SUBSTITUTE(SUBSTITUTE([.H232];&quot;á&quot;;&quot;a&quot;);&quot;é&quot;;&quot;e&quot;);&quot;í&quot;;&quot;i&quot;);&quot;ó&quot;;&quot;o&quot;);&quot;ú&quot;;&quot;u&quot;)" office:value-type="string" office:string-value="joseabarto" calcext:value-type="string">
            <text:p>joseabarto</text:p>
          </table:table-cell>
          <table:table-cell office:value-type="float" office:value="19" calcext:value-type="float">
            <text:p>19</text:p>
          </table:table-cell>
          <table:table-cell table:formula="of:=CONCATENATE(&quot;a&quot;;[.J232];[.I232])" office:value-type="string" office:string-value="a19joseabarto" calcext:value-type="string">
            <text:p>a19joseabarto</text:p>
          </table:table-cell>
          <table:table-cell table:formula="of:=LEN([.K232])" office:value-type="float" office:value="13" calcext:value-type="float">
            <text:p>13</text:p>
          </table:table-cell>
          <table:table-cell table:formula="of:=[.K232]" office:value-type="string" office:string-value="a19joseabarto" calcext:value-type="string">
            <text:p>a19joseabarto</text:p>
          </table:table-cell>
          <table:table-cell office:value-type="string" calcext:value-type="string">
            <text:p>x[4e|ALarw</text:p>
          </table:table-cell>
          <table:table-cell table:style-name="ce2" office:value-type="string" calcext:value-type="string">
            <text:p>12/02/199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32059557</text:p>
          </table:table-cell>
          <table:table-cell office:value-type="string" calcext:value-type="string">
            <text:p>Burditch House</text:p>
          </table:table-cell>
          <table:table-cell office:value-type="string" calcext:value-type="string">
            <text:p>Coruña (A)</text:p>
          </table:table-cell>
          <table:table-cell office:value-type="string" calcext:value-type="string">
            <text:p>(A)-Sistemas microinformáticos e redes</text:p>
          </table:table-cell>
          <table:table-cell office:value-type="string" calcext:value-type="string">
            <text:p>is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arcia</text:p>
          </table:table-cell>
          <table:table-cell office:value-type="string" calcext:value-type="string">
            <text:p>Fandiño</text:p>
          </table:table-cell>
          <table:table-cell office:value-type="string" calcext:value-type="string">
            <text:p>Sebastián Franklin</text:p>
          </table:table-cell>
          <table:table-cell office:value-type="string" calcext:value-type="string">
            <text:p>Sebastián</text:p>
          </table:table-cell>
          <table:table-cell office:value-type="string" calcext:value-type="string">
            <text:p>Franklin</text:p>
          </table:table-cell>
          <table:table-cell/>
          <table:table-cell table:formula="of:=CONCATENATE([.D233];LEFT([.E233];2);LEFT([.F233];2);LEFT([.A233];2);LEFT([.B233];2))" office:value-type="string" office:string-value="SebastiánFrGaFa" calcext:value-type="string">
            <text:p>SebastiánFrGaFa</text:p>
          </table:table-cell>
          <table:table-cell table:formula="of:=LOWER([.G233])" office:value-type="string" office:string-value="sebastiánfrgafa" calcext:value-type="string">
            <text:p>sebastiánfrgafa</text:p>
          </table:table-cell>
          <table:table-cell table:formula="of:=SUBSTITUTE(SUBSTITUTE(SUBSTITUTE(SUBSTITUTE(SUBSTITUTE([.H233];&quot;á&quot;;&quot;a&quot;);&quot;é&quot;;&quot;e&quot;);&quot;í&quot;;&quot;i&quot;);&quot;ó&quot;;&quot;o&quot;);&quot;ú&quot;;&quot;u&quot;)" office:value-type="string" office:string-value="sebastianfrgafa" calcext:value-type="string">
            <text:p>sebastianfrgafa</text:p>
          </table:table-cell>
          <table:table-cell office:value-type="float" office:value="20" calcext:value-type="float">
            <text:p>20</text:p>
          </table:table-cell>
          <table:table-cell table:formula="of:=CONCATENATE(&quot;a&quot;;[.J233];[.I233])" office:value-type="string" office:string-value="a20sebastianfrgafa" calcext:value-type="string">
            <text:p>a20sebastianfrgafa</text:p>
          </table:table-cell>
          <table:table-cell table:formula="of:=LEN([.K233])" office:value-type="float" office:value="18" calcext:value-type="float">
            <text:p>18</text:p>
          </table:table-cell>
          <table:table-cell table:formula="of:=[.K233]" office:value-type="string" office:string-value="a20sebastianfrgafa" calcext:value-type="string">
            <text:p>a20sebastianfrgafa</text:p>
          </table:table-cell>
          <table:table-cell office:value-type="string" calcext:value-type="string">
            <text:p>y+*Ry7K.A7</text:p>
          </table:table-cell>
          <table:table-cell table:style-name="ce2" office:value-type="string" calcext:value-type="string">
            <text:p>03/07/200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37004838</text:p>
          </table:table-cell>
          <table:table-cell office:value-type="string" calcext:value-type="string">
            <text:p>36 Staffa Driv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  <table:table-cell office:value-type="string" calcext:value-type="string">
            <text:p>is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lmo</text:p>
          </table:table-cell>
          <table:table-cell office:value-type="string" calcext:value-type="string">
            <text:p>Maestre</text:p>
          </table:table-cell>
          <table:table-cell table:number-columns-repeated="2" office:value-type="string" calcext:value-type="string">
            <text:p>Ángel</text:p>
          </table:table-cell>
          <table:table-cell table:number-columns-repeated="2"/>
          <table:table-cell table:formula="of:=CONCATENATE([.D234];LEFT([.E234];2);LEFT([.F234];2);LEFT([.A234];2);LEFT([.B234];2))" office:value-type="string" office:string-value="ÁngelOlMa" calcext:value-type="string">
            <text:p>ÁngelOlMa</text:p>
          </table:table-cell>
          <table:table-cell table:formula="of:=LOWER([.G234])" office:value-type="string" office:string-value="ángelolma" calcext:value-type="string">
            <text:p>ángelolma</text:p>
          </table:table-cell>
          <table:table-cell table:formula="of:=SUBSTITUTE(SUBSTITUTE(SUBSTITUTE(SUBSTITUTE(SUBSTITUTE([.H234];&quot;á&quot;;&quot;a&quot;);&quot;é&quot;;&quot;e&quot;);&quot;í&quot;;&quot;i&quot;);&quot;ó&quot;;&quot;o&quot;);&quot;ú&quot;;&quot;u&quot;)" office:value-type="string" office:string-value="angelolma" calcext:value-type="string">
            <text:p>angelolma</text:p>
          </table:table-cell>
          <table:table-cell office:value-type="float" office:value="18" calcext:value-type="float">
            <text:p>18</text:p>
          </table:table-cell>
          <table:table-cell table:formula="of:=CONCATENATE(&quot;a&quot;;[.J234];[.I234])" office:value-type="string" office:string-value="a18angelolma" calcext:value-type="string">
            <text:p>a18angelolma</text:p>
          </table:table-cell>
          <table:table-cell table:formula="of:=LEN([.K234])" office:value-type="float" office:value="12" calcext:value-type="float">
            <text:p>12</text:p>
          </table:table-cell>
          <table:table-cell table:formula="of:=[.K234]" office:value-type="string" office:string-value="a18angelolma" calcext:value-type="string">
            <text:p>a18angelolma</text:p>
          </table:table-cell>
          <table:table-cell office:value-type="string" calcext:value-type="string">
            <text:p>U9avd,.LTR</text:p>
          </table:table-cell>
          <table:table-cell table:style-name="ce2" office:value-type="string" calcext:value-type="string">
            <text:p>16/11/199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68088746</text:p>
          </table:table-cell>
          <table:table-cell office:value-type="string" calcext:value-type="string">
            <text:p>Flat 11</text:p>
          </table:table-cell>
          <table:table-cell office:value-type="string" calcext:value-type="string">
            <text:p>Redondela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ontá</text:p>
          </table:table-cell>
          <table:table-cell office:value-type="string" calcext:value-type="string">
            <text:p>Couceiro</text:p>
          </table:table-cell>
          <table:table-cell table:number-columns-repeated="2" office:value-type="string" calcext:value-type="string">
            <text:p>Rubén</text:p>
          </table:table-cell>
          <table:table-cell table:number-columns-repeated="2"/>
          <table:table-cell table:formula="of:=CONCATENATE([.D235];LEFT([.E235];2);LEFT([.F235];2);LEFT([.A235];2);LEFT([.B235];2))" office:value-type="string" office:string-value="RubénGoCo" calcext:value-type="string">
            <text:p>RubénGoCo</text:p>
          </table:table-cell>
          <table:table-cell table:formula="of:=LOWER([.G235])" office:value-type="string" office:string-value="rubéngoco" calcext:value-type="string">
            <text:p>rubéngoco</text:p>
          </table:table-cell>
          <table:table-cell table:formula="of:=SUBSTITUTE(SUBSTITUTE(SUBSTITUTE(SUBSTITUTE(SUBSTITUTE([.H235];&quot;á&quot;;&quot;a&quot;);&quot;é&quot;;&quot;e&quot;);&quot;í&quot;;&quot;i&quot;);&quot;ó&quot;;&quot;o&quot;);&quot;ú&quot;;&quot;u&quot;)" office:value-type="string" office:string-value="rubengoco" calcext:value-type="string">
            <text:p>rubengoco</text:p>
          </table:table-cell>
          <table:table-cell office:value-type="float" office:value="20" calcext:value-type="float">
            <text:p>20</text:p>
          </table:table-cell>
          <table:table-cell table:formula="of:=CONCATENATE(&quot;a&quot;;[.J235];[.I235])" office:value-type="string" office:string-value="a20rubengoco" calcext:value-type="string">
            <text:p>a20rubengoco</text:p>
          </table:table-cell>
          <table:table-cell table:formula="of:=LEN([.K235])" office:value-type="float" office:value="12" calcext:value-type="float">
            <text:p>12</text:p>
          </table:table-cell>
          <table:table-cell table:formula="of:=[.K235]" office:value-type="string" office:string-value="a20rubengoco" calcext:value-type="string">
            <text:p>a20rubengoco</text:p>
          </table:table-cell>
          <table:table-cell office:value-type="string" calcext:value-type="string">
            <text:p>7AsX9xv-u9</text:p>
          </table:table-cell>
          <table:table-cell table:style-name="ce2" office:value-type="string" calcext:value-type="string">
            <text:p>14/03/200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89919915</text:p>
          </table:table-cell>
          <table:table-cell office:value-type="string" calcext:value-type="string">
            <text:p>37 West Leys Road</text:p>
          </table:table-cell>
          <table:table-cell office:value-type="string" calcext:value-type="string">
            <text:p>Tomiño</text:p>
          </table:table-cell>
          <table:table-cell table:number-columns-repeated="2" office:value-type="string" calcext:value-type="string">
            <text:p>iib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antiago</text:p>
          </table:table-cell>
          <table:table-cell office:value-type="string" calcext:value-type="string">
            <text:p>Fontenla</text:p>
          </table:table-cell>
          <table:table-cell office:value-type="string" calcext:value-type="string">
            <text:p>Andres Santiago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Santiago</text:p>
          </table:table-cell>
          <table:table-cell/>
          <table:table-cell table:formula="of:=CONCATENATE([.D236];LEFT([.E236];2);LEFT([.F236];2);LEFT([.A236];2);LEFT([.B236];2))" office:value-type="string" office:string-value="AndresSaSaFo" calcext:value-type="string">
            <text:p>AndresSaSaFo</text:p>
          </table:table-cell>
          <table:table-cell table:formula="of:=LOWER([.G236])" office:value-type="string" office:string-value="andressasafo" calcext:value-type="string">
            <text:p>andressasafo</text:p>
          </table:table-cell>
          <table:table-cell table:formula="of:=SUBSTITUTE(SUBSTITUTE(SUBSTITUTE(SUBSTITUTE(SUBSTITUTE([.H236];&quot;á&quot;;&quot;a&quot;);&quot;é&quot;;&quot;e&quot;);&quot;í&quot;;&quot;i&quot;);&quot;ó&quot;;&quot;o&quot;);&quot;ú&quot;;&quot;u&quot;)" office:value-type="string" office:string-value="andressasafo" calcext:value-type="string">
            <text:p>andressasafo</text:p>
          </table:table-cell>
          <table:table-cell office:value-type="float" office:value="20" calcext:value-type="float">
            <text:p>20</text:p>
          </table:table-cell>
          <table:table-cell table:formula="of:=CONCATENATE(&quot;a&quot;;[.J236];[.I236])" office:value-type="string" office:string-value="a20andressasafo" calcext:value-type="string">
            <text:p>a20andressasafo</text:p>
          </table:table-cell>
          <table:table-cell table:formula="of:=LEN([.K236])" office:value-type="float" office:value="15" calcext:value-type="float">
            <text:p>15</text:p>
          </table:table-cell>
          <table:table-cell table:formula="of:=[.K236]" office:value-type="string" office:string-value="a20andressasafo" calcext:value-type="string">
            <text:p>a20andressasafo</text:p>
          </table:table-cell>
          <table:table-cell office:value-type="string" calcext:value-type="string">
            <text:p>EFH7|._awA</text:p>
          </table:table-cell>
          <table:table-cell table:style-name="ce2" office:value-type="string" calcext:value-type="string">
            <text:p>12/06/200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87026425</text:p>
          </table:table-cell>
          <table:table-cell office:value-type="string" calcext:value-type="string">
            <text:p>33 Rothesay Avenue</text:p>
          </table:table-cell>
          <table:table-cell office:value-type="string" calcext:value-type="string">
            <text:p>Tui</text:p>
          </table:table-cell>
          <table:table-cell office:value-type="string" calcext:value-type="string">
            <text:p>(A)-Sistemas microinformáticos e redes</text:p>
          </table:table-cell>
          <table:table-cell office:value-type="string" calcext:value-type="string">
            <text:p>is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astro</text:p>
          </table:table-cell>
          <table:table-cell office:value-type="string" calcext:value-type="string">
            <text:p>Calvo</text:p>
          </table:table-cell>
          <table:table-cell table:number-columns-repeated="2" office:value-type="string" calcext:value-type="string">
            <text:p>Samuel</text:p>
          </table:table-cell>
          <table:table-cell table:number-columns-repeated="2"/>
          <table:table-cell table:formula="of:=CONCATENATE([.D237];LEFT([.E237];2);LEFT([.F237];2);LEFT([.A237];2);LEFT([.B237];2))" office:value-type="string" office:string-value="SamuelCaCa" calcext:value-type="string">
            <text:p>SamuelCaCa</text:p>
          </table:table-cell>
          <table:table-cell table:formula="of:=LOWER([.G237])" office:value-type="string" office:string-value="samuelcaca" calcext:value-type="string">
            <text:p>samuelcaca</text:p>
          </table:table-cell>
          <table:table-cell table:formula="of:=SUBSTITUTE(SUBSTITUTE(SUBSTITUTE(SUBSTITUTE(SUBSTITUTE([.H237];&quot;á&quot;;&quot;a&quot;);&quot;é&quot;;&quot;e&quot;);&quot;í&quot;;&quot;i&quot;);&quot;ó&quot;;&quot;o&quot;);&quot;ú&quot;;&quot;u&quot;)" office:value-type="string" office:string-value="samuelcaca" calcext:value-type="string">
            <text:p>samuelcaca</text:p>
          </table:table-cell>
          <table:table-cell office:value-type="float" office:value="20" calcext:value-type="float">
            <text:p>20</text:p>
          </table:table-cell>
          <table:table-cell table:formula="of:=CONCATENATE(&quot;a&quot;;[.J237];[.I237])" office:value-type="string" office:string-value="a20samuelcaca" calcext:value-type="string">
            <text:p>a20samuelcaca</text:p>
          </table:table-cell>
          <table:table-cell table:formula="of:=LEN([.K237])" office:value-type="float" office:value="13" calcext:value-type="float">
            <text:p>13</text:p>
          </table:table-cell>
          <table:table-cell table:formula="of:=[.K237]" office:value-type="string" office:string-value="a20samuelcaca" calcext:value-type="string">
            <text:p>a20samuelcaca</text:p>
          </table:table-cell>
          <table:table-cell office:value-type="string" calcext:value-type="string">
            <text:p>d+y_fP]e43</text:p>
          </table:table-cell>
          <table:table-cell table:style-name="ce2" office:value-type="string" calcext:value-type="string">
            <text:p>18/12/200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36041421</text:p>
          </table:table-cell>
          <table:table-cell office:value-type="string" calcext:value-type="string">
            <text:p>Bodkin Farm</text:p>
          </table:table-cell>
          <table:table-cell office:value-type="string" calcext:value-type="string">
            <text:p>Salceda de Caselas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randón</text:p>
          </table:table-cell>
          <table:table-cell office:value-type="string" calcext:value-type="string">
            <text:p>Barros</text:p>
          </table:table-cell>
          <table:table-cell table:number-columns-repeated="2" office:value-type="string" calcext:value-type="string">
            <text:p>Agustina</text:p>
          </table:table-cell>
          <table:table-cell table:number-columns-repeated="2"/>
          <table:table-cell table:formula="of:=CONCATENATE([.D238];LEFT([.E238];2);LEFT([.F238];2);LEFT([.A238];2);LEFT([.B238];2))" office:value-type="string" office:string-value="AgustinaBrBa" calcext:value-type="string">
            <text:p>AgustinaBrBa</text:p>
          </table:table-cell>
          <table:table-cell table:formula="of:=LOWER([.G238])" office:value-type="string" office:string-value="agustinabrba" calcext:value-type="string">
            <text:p>agustinabrba</text:p>
          </table:table-cell>
          <table:table-cell table:formula="of:=SUBSTITUTE(SUBSTITUTE(SUBSTITUTE(SUBSTITUTE(SUBSTITUTE([.H238];&quot;á&quot;;&quot;a&quot;);&quot;é&quot;;&quot;e&quot;);&quot;í&quot;;&quot;i&quot;);&quot;ó&quot;;&quot;o&quot;);&quot;ú&quot;;&quot;u&quot;)" office:value-type="string" office:string-value="agustinabrba" calcext:value-type="string">
            <text:p>agustinabrba</text:p>
          </table:table-cell>
          <table:table-cell office:value-type="float" office:value="19" calcext:value-type="float">
            <text:p>19</text:p>
          </table:table-cell>
          <table:table-cell table:formula="of:=CONCATENATE(&quot;a&quot;;[.J238];[.I238])" office:value-type="string" office:string-value="a19agustinabrba" calcext:value-type="string">
            <text:p>a19agustinabrba</text:p>
          </table:table-cell>
          <table:table-cell table:formula="of:=LEN([.K238])" office:value-type="float" office:value="15" calcext:value-type="float">
            <text:p>15</text:p>
          </table:table-cell>
          <table:table-cell table:formula="of:=[.K238]" office:value-type="string" office:string-value="a19agustinabrba" calcext:value-type="string">
            <text:p>a19agustinabrba</text:p>
          </table:table-cell>
          <table:table-cell office:value-type="string" calcext:value-type="string">
            <text:p>A@]ju4jwgx</text:p>
          </table:table-cell>
          <table:table-cell table:style-name="ce2" office:value-type="string" calcext:value-type="string">
            <text:p>10/04/199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89015822</text:p>
          </table:table-cell>
          <table:table-cell office:value-type="string" calcext:value-type="string">
            <text:p>45 Longfellow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ocampo</text:p>
          </table:table-cell>
          <table:table-cell office:value-type="string" calcext:value-type="string">
            <text:p>Olaberry</text:p>
          </table:table-cell>
          <table:table-cell table:number-columns-repeated="2" office:value-type="string" calcext:value-type="string">
            <text:p>Miguel</text:p>
          </table:table-cell>
          <table:table-cell table:number-columns-repeated="2"/>
          <table:table-cell table:formula="of:=CONCATENATE([.D239];LEFT([.E239];2);LEFT([.F239];2);LEFT([.A239];2);LEFT([.B239];2))" office:value-type="string" office:string-value="MiguelDoOl" calcext:value-type="string">
            <text:p>MiguelDoOl</text:p>
          </table:table-cell>
          <table:table-cell table:formula="of:=LOWER([.G239])" office:value-type="string" office:string-value="migueldool" calcext:value-type="string">
            <text:p>migueldool</text:p>
          </table:table-cell>
          <table:table-cell table:formula="of:=SUBSTITUTE(SUBSTITUTE(SUBSTITUTE(SUBSTITUTE(SUBSTITUTE([.H239];&quot;á&quot;;&quot;a&quot;);&quot;é&quot;;&quot;e&quot;);&quot;í&quot;;&quot;i&quot;);&quot;ó&quot;;&quot;o&quot;);&quot;ú&quot;;&quot;u&quot;)" office:value-type="string" office:string-value="migueldool" calcext:value-type="string">
            <text:p>migueldool</text:p>
          </table:table-cell>
          <table:table-cell office:value-type="float" office:value="18" calcext:value-type="float">
            <text:p>18</text:p>
          </table:table-cell>
          <table:table-cell table:formula="of:=CONCATENATE(&quot;a&quot;;[.J239];[.I239])" office:value-type="string" office:string-value="a18migueldool" calcext:value-type="string">
            <text:p>a18migueldool</text:p>
          </table:table-cell>
          <table:table-cell table:formula="of:=LEN([.K239])" office:value-type="float" office:value="13" calcext:value-type="float">
            <text:p>13</text:p>
          </table:table-cell>
          <table:table-cell table:formula="of:=[.K239]" office:value-type="string" office:string-value="a18migueldool" calcext:value-type="string">
            <text:p>a18migueldool</text:p>
          </table:table-cell>
          <table:table-cell office:value-type="string" calcext:value-type="string">
            <text:p>YuWV7TX,eC</text:p>
          </table:table-cell>
          <table:table-cell table:style-name="ce2" office:value-type="string" calcext:value-type="string">
            <text:p>11/10/1997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23422849</text:p>
          </table:table-cell>
          <table:table-cell office:value-type="string" calcext:value-type="string">
            <text:p>27 Cotswold Clo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ómez</text:p>
          </table:table-cell>
          <table:table-cell office:value-type="string" calcext:value-type="string">
            <text:p>Gil</text:p>
          </table:table-cell>
          <table:table-cell table:number-columns-repeated="2" office:value-type="string" calcext:value-type="string">
            <text:p>Nerea</text:p>
          </table:table-cell>
          <table:table-cell table:number-columns-repeated="2"/>
          <table:table-cell table:formula="of:=CONCATENATE([.D240];LEFT([.E240];2);LEFT([.F240];2);LEFT([.A240];2);LEFT([.B240];2))" office:value-type="string" office:string-value="NereaGóGi" calcext:value-type="string">
            <text:p>NereaGóGi</text:p>
          </table:table-cell>
          <table:table-cell table:formula="of:=LOWER([.G240])" office:value-type="string" office:string-value="nereagógi" calcext:value-type="string">
            <text:p>nereagógi</text:p>
          </table:table-cell>
          <table:table-cell table:formula="of:=SUBSTITUTE(SUBSTITUTE(SUBSTITUTE(SUBSTITUTE(SUBSTITUTE([.H240];&quot;á&quot;;&quot;a&quot;);&quot;é&quot;;&quot;e&quot;);&quot;í&quot;;&quot;i&quot;);&quot;ó&quot;;&quot;o&quot;);&quot;ú&quot;;&quot;u&quot;)" office:value-type="string" office:string-value="nereagogi" calcext:value-type="string">
            <text:p>nereagogi</text:p>
          </table:table-cell>
          <table:table-cell office:value-type="float" office:value="19" calcext:value-type="float">
            <text:p>19</text:p>
          </table:table-cell>
          <table:table-cell table:formula="of:=CONCATENATE(&quot;a&quot;;[.J240];[.I240])" office:value-type="string" office:string-value="a19nereagogi" calcext:value-type="string">
            <text:p>a19nereagogi</text:p>
          </table:table-cell>
          <table:table-cell table:formula="of:=LEN([.K240])" office:value-type="float" office:value="12" calcext:value-type="float">
            <text:p>12</text:p>
          </table:table-cell>
          <table:table-cell table:formula="of:=[.K240]" office:value-type="string" office:string-value="a19nereagogi" calcext:value-type="string">
            <text:p>a19nereagogi</text:p>
          </table:table-cell>
          <table:table-cell office:value-type="string" calcext:value-type="string">
            <text:p>cbMb7{sr.{</text:p>
          </table:table-cell>
          <table:table-cell table:style-name="ce2" office:value-type="string" calcext:value-type="string">
            <text:p>06/04/198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19250994</text:p>
          </table:table-cell>
          <table:table-cell office:value-type="string" calcext:value-type="string">
            <text:p>31 Cabinhill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antos</text:p>
          </table:table-cell>
          <table:table-cell office:value-type="string" calcext:value-type="string">
            <text:p>Cerqueira</text:p>
          </table:table-cell>
          <table:table-cell table:number-columns-repeated="2" office:value-type="string" calcext:value-type="string">
            <text:p>Sofía</text:p>
          </table:table-cell>
          <table:table-cell table:number-columns-repeated="2"/>
          <table:table-cell table:formula="of:=CONCATENATE([.D241];LEFT([.E241];2);LEFT([.F241];2);LEFT([.A241];2);LEFT([.B241];2))" office:value-type="string" office:string-value="SofíaSaCe" calcext:value-type="string">
            <text:p>SofíaSaCe</text:p>
          </table:table-cell>
          <table:table-cell table:formula="of:=LOWER([.G241])" office:value-type="string" office:string-value="sofíasace" calcext:value-type="string">
            <text:p>sofíasace</text:p>
          </table:table-cell>
          <table:table-cell table:formula="of:=SUBSTITUTE(SUBSTITUTE(SUBSTITUTE(SUBSTITUTE(SUBSTITUTE([.H241];&quot;á&quot;;&quot;a&quot;);&quot;é&quot;;&quot;e&quot;);&quot;í&quot;;&quot;i&quot;);&quot;ó&quot;;&quot;o&quot;);&quot;ú&quot;;&quot;u&quot;)" office:value-type="string" office:string-value="sofiasace" calcext:value-type="string">
            <text:p>sofiasace</text:p>
          </table:table-cell>
          <table:table-cell office:value-type="float" office:value="20" calcext:value-type="float">
            <text:p>20</text:p>
          </table:table-cell>
          <table:table-cell table:formula="of:=CONCATENATE(&quot;a&quot;;[.J241];[.I241])" office:value-type="string" office:string-value="a20sofiasace" calcext:value-type="string">
            <text:p>a20sofiasace</text:p>
          </table:table-cell>
          <table:table-cell table:formula="of:=LEN([.K241])" office:value-type="float" office:value="12" calcext:value-type="float">
            <text:p>12</text:p>
          </table:table-cell>
          <table:table-cell table:formula="of:=[.K241]" office:value-type="string" office:string-value="a20sofiasace" calcext:value-type="string">
            <text:p>a20sofiasace</text:p>
          </table:table-cell>
          <table:table-cell office:value-type="string" calcext:value-type="string">
            <text:p>Yqiif-9UCa</text:p>
          </table:table-cell>
          <table:table-cell table:style-name="ce2" office:value-type="string" calcext:value-type="string">
            <text:p>22/04/199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74641915</text:p>
          </table:table-cell>
          <table:table-cell office:value-type="string" calcext:value-type="string">
            <text:p>2 Northfield</text:p>
          </table:table-cell>
          <table:table-cell office:value-type="string" calcext:value-type="string">
            <text:p>Redondela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osta</text:p>
          </table:table-cell>
          <table:table-cell office:value-type="string" calcext:value-type="string">
            <text:p>Esquivel</text:p>
          </table:table-cell>
          <table:table-cell table:number-columns-repeated="2" office:value-type="string" calcext:value-type="string">
            <text:p>Pablo</text:p>
          </table:table-cell>
          <table:table-cell table:number-columns-repeated="2"/>
          <table:table-cell table:formula="of:=CONCATENATE([.D242];LEFT([.E242];2);LEFT([.F242];2);LEFT([.A242];2);LEFT([.B242];2))" office:value-type="string" office:string-value="PabloCoEs" calcext:value-type="string">
            <text:p>PabloCoEs</text:p>
          </table:table-cell>
          <table:table-cell table:formula="of:=LOWER([.G242])" office:value-type="string" office:string-value="pablocoes" calcext:value-type="string">
            <text:p>pablocoes</text:p>
          </table:table-cell>
          <table:table-cell table:formula="of:=SUBSTITUTE(SUBSTITUTE(SUBSTITUTE(SUBSTITUTE(SUBSTITUTE([.H242];&quot;á&quot;;&quot;a&quot;);&quot;é&quot;;&quot;e&quot;);&quot;í&quot;;&quot;i&quot;);&quot;ó&quot;;&quot;o&quot;);&quot;ú&quot;;&quot;u&quot;)" office:value-type="string" office:string-value="pablocoes" calcext:value-type="string">
            <text:p>pablocoes</text:p>
          </table:table-cell>
          <table:table-cell office:value-type="float" office:value="21" calcext:value-type="float">
            <text:p>21</text:p>
          </table:table-cell>
          <table:table-cell table:formula="of:=CONCATENATE(&quot;a&quot;;[.J242];[.I242])" office:value-type="string" office:string-value="a21pablocoes" calcext:value-type="string">
            <text:p>a21pablocoes</text:p>
          </table:table-cell>
          <table:table-cell table:formula="of:=LEN([.K242])" office:value-type="float" office:value="12" calcext:value-type="float">
            <text:p>12</text:p>
          </table:table-cell>
          <table:table-cell table:formula="of:=[.K242]" office:value-type="string" office:string-value="a21pablocoes" calcext:value-type="string">
            <text:p>a21pablocoes</text:p>
          </table:table-cell>
          <table:table-cell office:value-type="string" calcext:value-type="string">
            <text:p>Exaw+=9.H3</text:p>
          </table:table-cell>
          <table:table-cell table:style-name="ce2" office:value-type="string" calcext:value-type="string">
            <text:p>13/12/199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45008058</text:p>
          </table:table-cell>
          <table:table-cell office:value-type="string" calcext:value-type="string">
            <text:p>6 Meadow Ri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  <table:table-cell office:value-type="string" calcext:value-type="string">
            <text:p>iana</text:p>
          </table:table-cell>
          <table:table-cell table:number-columns-repeated="1001"/>
        </table:table-row>
        <table:table-row table:style-name="ro1">
          <table:table-cell table:number-columns-repeated="2" office:value-type="string" calcext:value-type="string">
            <text:p>López</text:p>
          </table:table-cell>
          <table:table-cell office:value-type="string" calcext:value-type="string">
            <text:p>Rubén José</text:p>
          </table:table-cell>
          <table:table-cell office:value-type="string" calcext:value-type="string">
            <text:p>Rubén</text:p>
          </table:table-cell>
          <table:table-cell office:value-type="string" calcext:value-type="string">
            <text:p>José</text:p>
          </table:table-cell>
          <table:table-cell/>
          <table:table-cell table:formula="of:=CONCATENATE([.D243];LEFT([.E243];2);LEFT([.F243];2);LEFT([.A243];2);LEFT([.B243];2))" office:value-type="string" office:string-value="RubénJoLóLó" calcext:value-type="string">
            <text:p>RubénJoLóLó</text:p>
          </table:table-cell>
          <table:table-cell table:formula="of:=LOWER([.G243])" office:value-type="string" office:string-value="rubénjolóló" calcext:value-type="string">
            <text:p>rubénjolóló</text:p>
          </table:table-cell>
          <table:table-cell table:formula="of:=SUBSTITUTE(SUBSTITUTE(SUBSTITUTE(SUBSTITUTE(SUBSTITUTE([.H243];&quot;á&quot;;&quot;a&quot;);&quot;é&quot;;&quot;e&quot;);&quot;í&quot;;&quot;i&quot;);&quot;ó&quot;;&quot;o&quot;);&quot;ú&quot;;&quot;u&quot;)" office:value-type="string" office:string-value="rubenjololo" calcext:value-type="string">
            <text:p>rubenjololo</text:p>
          </table:table-cell>
          <table:table-cell office:value-type="float" office:value="20" calcext:value-type="float">
            <text:p>20</text:p>
          </table:table-cell>
          <table:table-cell table:formula="of:=CONCATENATE(&quot;a&quot;;[.J243];[.I243])" office:value-type="string" office:string-value="a20rubenjololo" calcext:value-type="string">
            <text:p>a20rubenjololo</text:p>
          </table:table-cell>
          <table:table-cell table:formula="of:=LEN([.K243])" office:value-type="float" office:value="14" calcext:value-type="float">
            <text:p>14</text:p>
          </table:table-cell>
          <table:table-cell table:formula="of:=[.K243]" office:value-type="string" office:string-value="a20rubenjololo" calcext:value-type="string">
            <text:p>a20rubenjololo</text:p>
          </table:table-cell>
          <table:table-cell office:value-type="string" calcext:value-type="string">
            <text:p>7v]aYfpC4{</text:p>
          </table:table-cell>
          <table:table-cell table:style-name="ce2" office:value-type="string" calcext:value-type="string">
            <text:p>07/04/200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53082638</text:p>
          </table:table-cell>
          <table:table-cell office:value-type="string" calcext:value-type="string">
            <text:p>12 Hill Walk</text:p>
          </table:table-cell>
          <table:table-cell office:value-type="string" calcext:value-type="string">
            <text:p>Redondela</text:p>
          </table:table-cell>
          <table:table-cell office:value-type="string" calcext:value-type="string">
            <text:p>(A)-Sistemas microinformáticos e redes</text:p>
          </table:table-cell>
          <table:table-cell office:value-type="string" calcext:value-type="string">
            <text:p>is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antos</text:p>
          </table:table-cell>
          <table:table-cell office:value-type="string" calcext:value-type="string">
            <text:p>Domínguez</text:p>
          </table:table-cell>
          <table:table-cell table:number-columns-repeated="2" office:value-type="string" calcext:value-type="string">
            <text:p>Adrián</text:p>
          </table:table-cell>
          <table:table-cell table:number-columns-repeated="2"/>
          <table:table-cell table:formula="of:=CONCATENATE([.D244];LEFT([.E244];2);LEFT([.F244];2);LEFT([.A244];2);LEFT([.B244];2))" office:value-type="string" office:string-value="AdriánSaDo" calcext:value-type="string">
            <text:p>AdriánSaDo</text:p>
          </table:table-cell>
          <table:table-cell table:formula="of:=LOWER([.G244])" office:value-type="string" office:string-value="adriánsado" calcext:value-type="string">
            <text:p>adriánsado</text:p>
          </table:table-cell>
          <table:table-cell table:formula="of:=SUBSTITUTE(SUBSTITUTE(SUBSTITUTE(SUBSTITUTE(SUBSTITUTE([.H244];&quot;á&quot;;&quot;a&quot;);&quot;é&quot;;&quot;e&quot;);&quot;í&quot;;&quot;i&quot;);&quot;ó&quot;;&quot;o&quot;);&quot;ú&quot;;&quot;u&quot;)" office:value-type="string" office:string-value="adriansado" calcext:value-type="string">
            <text:p>adriansado</text:p>
          </table:table-cell>
          <table:table-cell office:value-type="float" office:value="18" calcext:value-type="float">
            <text:p>18</text:p>
          </table:table-cell>
          <table:table-cell table:formula="of:=CONCATENATE(&quot;a&quot;;[.J244];[.I244])" office:value-type="string" office:string-value="a18adriansado" calcext:value-type="string">
            <text:p>a18adriansado</text:p>
          </table:table-cell>
          <table:table-cell table:formula="of:=LEN([.K244])" office:value-type="float" office:value="13" calcext:value-type="float">
            <text:p>13</text:p>
          </table:table-cell>
          <table:table-cell table:formula="of:=[.K244]" office:value-type="string" office:string-value="a18adriansado" calcext:value-type="string">
            <text:p>a18adriansado</text:p>
          </table:table-cell>
          <table:table-cell office:value-type="string" calcext:value-type="string">
            <text:p>no43LA@U=M</text:p>
          </table:table-cell>
          <table:table-cell table:style-name="ce2" office:value-type="string" calcext:value-type="string">
            <text:p>29/12/199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73310834</text:p>
          </table:table-cell>
          <table:table-cell office:value-type="string" calcext:value-type="string">
            <text:p>Phoenix Villa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ío</text:p>
          </table:table-cell>
          <table:table-cell office:value-type="string" calcext:value-type="string">
            <text:p>Soto</text:p>
          </table:table-cell>
          <table:table-cell office:value-type="string" calcext:value-type="string">
            <text:p>María Belén</text:p>
          </table:table-cell>
          <table:table-cell office:value-type="string" calcext:value-type="string">
            <text:p>María</text:p>
          </table:table-cell>
          <table:table-cell office:value-type="string" calcext:value-type="string">
            <text:p>Belén</text:p>
          </table:table-cell>
          <table:table-cell/>
          <table:table-cell table:formula="of:=CONCATENATE([.D245];LEFT([.E245];2);LEFT([.F245];2);LEFT([.A245];2);LEFT([.B245];2))" office:value-type="string" office:string-value="MaríaBeSíSo" calcext:value-type="string">
            <text:p>MaríaBeSíSo</text:p>
          </table:table-cell>
          <table:table-cell table:formula="of:=LOWER([.G245])" office:value-type="string" office:string-value="maríabesíso" calcext:value-type="string">
            <text:p>maríabesíso</text:p>
          </table:table-cell>
          <table:table-cell table:formula="of:=SUBSTITUTE(SUBSTITUTE(SUBSTITUTE(SUBSTITUTE(SUBSTITUTE([.H245];&quot;á&quot;;&quot;a&quot;);&quot;é&quot;;&quot;e&quot;);&quot;í&quot;;&quot;i&quot;);&quot;ó&quot;;&quot;o&quot;);&quot;ú&quot;;&quot;u&quot;)" office:value-type="string" office:string-value="mariabesiso" calcext:value-type="string">
            <text:p>mariabesiso</text:p>
          </table:table-cell>
          <table:table-cell office:value-type="float" office:value="19" calcext:value-type="float">
            <text:p>19</text:p>
          </table:table-cell>
          <table:table-cell table:formula="of:=CONCATENATE(&quot;a&quot;;[.J245];[.I245])" office:value-type="string" office:string-value="a19mariabesiso" calcext:value-type="string">
            <text:p>a19mariabesiso</text:p>
          </table:table-cell>
          <table:table-cell table:formula="of:=LEN([.K245])" office:value-type="float" office:value="14" calcext:value-type="float">
            <text:p>14</text:p>
          </table:table-cell>
          <table:table-cell table:formula="of:=[.K245]" office:value-type="string" office:string-value="a19mariabesiso" calcext:value-type="string">
            <text:p>a19mariabesiso</text:p>
          </table:table-cell>
          <table:table-cell office:value-type="string" calcext:value-type="string">
            <text:p>z}arreyUp4</text:p>
          </table:table-cell>
          <table:table-cell table:style-name="ce2" office:value-type="string" calcext:value-type="string">
            <text:p>21/09/200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38752822</text:p>
          </table:table-cell>
          <table:table-cell office:value-type="string" calcext:value-type="string">
            <text:p>Flat 8</text:p>
          </table:table-cell>
          <table:table-cell office:value-type="string" calcext:value-type="string">
            <text:p>Porriño (O)</text:p>
          </table:table-cell>
          <table:table-cell office:value-type="string" calcext:value-type="string">
            <text:p>(A)-Sistemas microinformáticos e redes</text:p>
          </table:table-cell>
          <table:table-cell office:value-type="string" calcext:value-type="string">
            <text:p>is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ernández</text:p>
          </table:table-cell>
          <table:table-cell office:value-type="string" calcext:value-type="string">
            <text:p>Alonso</text:p>
          </table:table-cell>
          <table:table-cell office:value-type="string" calcext:value-type="string">
            <text:p>Rafael Moisés</text:p>
          </table:table-cell>
          <table:table-cell office:value-type="string" calcext:value-type="string">
            <text:p>Rafael</text:p>
          </table:table-cell>
          <table:table-cell office:value-type="string" calcext:value-type="string">
            <text:p>Moisés</text:p>
          </table:table-cell>
          <table:table-cell/>
          <table:table-cell table:formula="of:=CONCATENATE([.D246];LEFT([.E246];2);LEFT([.F246];2);LEFT([.A246];2);LEFT([.B246];2))" office:value-type="string" office:string-value="RafaelMoFeAl" calcext:value-type="string">
            <text:p>RafaelMoFeAl</text:p>
          </table:table-cell>
          <table:table-cell table:formula="of:=LOWER([.G246])" office:value-type="string" office:string-value="rafaelmofeal" calcext:value-type="string">
            <text:p>rafaelmofeal</text:p>
          </table:table-cell>
          <table:table-cell table:formula="of:=SUBSTITUTE(SUBSTITUTE(SUBSTITUTE(SUBSTITUTE(SUBSTITUTE([.H246];&quot;á&quot;;&quot;a&quot;);&quot;é&quot;;&quot;e&quot;);&quot;í&quot;;&quot;i&quot;);&quot;ó&quot;;&quot;o&quot;);&quot;ú&quot;;&quot;u&quot;)" office:value-type="string" office:string-value="rafaelmofeal" calcext:value-type="string">
            <text:p>rafaelmofeal</text:p>
          </table:table-cell>
          <table:table-cell office:value-type="float" office:value="20" calcext:value-type="float">
            <text:p>20</text:p>
          </table:table-cell>
          <table:table-cell table:formula="of:=CONCATENATE(&quot;a&quot;;[.J246];[.I246])" office:value-type="string" office:string-value="a20rafaelmofeal" calcext:value-type="string">
            <text:p>a20rafaelmofeal</text:p>
          </table:table-cell>
          <table:table-cell table:formula="of:=LEN([.K246])" office:value-type="float" office:value="15" calcext:value-type="float">
            <text:p>15</text:p>
          </table:table-cell>
          <table:table-cell table:formula="of:=[.K246]" office:value-type="string" office:string-value="a20rafaelmofeal" calcext:value-type="string">
            <text:p>a20rafaelmofeal</text:p>
          </table:table-cell>
          <table:table-cell office:value-type="string" calcext:value-type="string">
            <text:p>Vg[R4bCC|U</text:p>
          </table:table-cell>
          <table:table-cell table:style-name="ce2" office:value-type="string" calcext:value-type="string">
            <text:p>28/06/196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16311006</text:p>
          </table:table-cell>
          <table:table-cell office:value-type="string" calcext:value-type="string">
            <text:p>31 Kempton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onjas</text:p>
          </table:table-cell>
          <table:table-cell office:value-type="string" calcext:value-type="string">
            <text:p>Soutiño</text:p>
          </table:table-cell>
          <table:table-cell office:value-type="string" calcext:value-type="string">
            <text:p>Nuria Yu</text:p>
          </table:table-cell>
          <table:table-cell office:value-type="string" calcext:value-type="string">
            <text:p>Nuria</text:p>
          </table:table-cell>
          <table:table-cell office:value-type="string" calcext:value-type="string">
            <text:p>Yu</text:p>
          </table:table-cell>
          <table:table-cell/>
          <table:table-cell table:formula="of:=CONCATENATE([.D247];LEFT([.E247];2);LEFT([.F247];2);LEFT([.A247];2);LEFT([.B247];2))" office:value-type="string" office:string-value="NuriaYuMoSo" calcext:value-type="string">
            <text:p>NuriaYuMoSo</text:p>
          </table:table-cell>
          <table:table-cell table:formula="of:=LOWER([.G247])" office:value-type="string" office:string-value="nuriayumoso" calcext:value-type="string">
            <text:p>nuriayumoso</text:p>
          </table:table-cell>
          <table:table-cell table:formula="of:=SUBSTITUTE(SUBSTITUTE(SUBSTITUTE(SUBSTITUTE(SUBSTITUTE([.H247];&quot;á&quot;;&quot;a&quot;);&quot;é&quot;;&quot;e&quot;);&quot;í&quot;;&quot;i&quot;);&quot;ó&quot;;&quot;o&quot;);&quot;ú&quot;;&quot;u&quot;)" office:value-type="string" office:string-value="nuriayumoso" calcext:value-type="string">
            <text:p>nuriayumoso</text:p>
          </table:table-cell>
          <table:table-cell office:value-type="float" office:value="21" calcext:value-type="float">
            <text:p>21</text:p>
          </table:table-cell>
          <table:table-cell table:formula="of:=CONCATENATE(&quot;a&quot;;[.J247];[.I247])" office:value-type="string" office:string-value="a21nuriayumoso" calcext:value-type="string">
            <text:p>a21nuriayumoso</text:p>
          </table:table-cell>
          <table:table-cell table:formula="of:=LEN([.K247])" office:value-type="float" office:value="14" calcext:value-type="float">
            <text:p>14</text:p>
          </table:table-cell>
          <table:table-cell table:formula="of:=[.K247]" office:value-type="string" office:string-value="a21nuriayumoso" calcext:value-type="string">
            <text:p>a21nuriayumoso</text:p>
          </table:table-cell>
          <table:table-cell office:value-type="string" calcext:value-type="string">
            <text:p>.yspXHL}u9</text:p>
          </table:table-cell>
          <table:table-cell table:style-name="ce2" office:value-type="string" calcext:value-type="string">
            <text:p>08/01/199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69804214</text:p>
          </table:table-cell>
          <table:table-cell office:value-type="string" calcext:value-type="string">
            <text:p>Bella Vista</text:p>
          </table:table-cell>
          <table:table-cell office:value-type="string" calcext:value-type="string">
            <text:p>Vigo</text:p>
          </table:table-cell>
          <table:table-cell table:number-columns-repeated="2" office:value-type="string" calcext:value-type="string">
            <text:p>iib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rallo</text:p>
          </table:table-cell>
          <table:table-cell office:value-type="string" calcext:value-type="string">
            <text:p>Paz</text:p>
          </table:table-cell>
          <table:table-cell table:number-columns-repeated="2" office:value-type="string" calcext:value-type="string">
            <text:p>Alba</text:p>
          </table:table-cell>
          <table:table-cell table:number-columns-repeated="2"/>
          <table:table-cell table:formula="of:=CONCATENATE([.D248];LEFT([.E248];2);LEFT([.F248];2);LEFT([.A248];2);LEFT([.B248];2))" office:value-type="string" office:string-value="AlbaOrPa" calcext:value-type="string">
            <text:p>AlbaOrPa</text:p>
          </table:table-cell>
          <table:table-cell table:formula="of:=LOWER([.G248])" office:value-type="string" office:string-value="albaorpa" calcext:value-type="string">
            <text:p>albaorpa</text:p>
          </table:table-cell>
          <table:table-cell table:formula="of:=SUBSTITUTE(SUBSTITUTE(SUBSTITUTE(SUBSTITUTE(SUBSTITUTE([.H248];&quot;á&quot;;&quot;a&quot;);&quot;é&quot;;&quot;e&quot;);&quot;í&quot;;&quot;i&quot;);&quot;ó&quot;;&quot;o&quot;);&quot;ú&quot;;&quot;u&quot;)" office:value-type="string" office:string-value="albaorpa" calcext:value-type="string">
            <text:p>albaorpa</text:p>
          </table:table-cell>
          <table:table-cell office:value-type="float" office:value="18" calcext:value-type="float">
            <text:p>18</text:p>
          </table:table-cell>
          <table:table-cell table:formula="of:=CONCATENATE(&quot;a&quot;;[.J248];[.I248])" office:value-type="string" office:string-value="a18albaorpa" calcext:value-type="string">
            <text:p>a18albaorpa</text:p>
          </table:table-cell>
          <table:table-cell table:formula="of:=LEN([.K248])" office:value-type="float" office:value="11" calcext:value-type="float">
            <text:p>11</text:p>
          </table:table-cell>
          <table:table-cell table:formula="of:=[.K248]" office:value-type="string" office:string-value="a18albaorpa" calcext:value-type="string">
            <text:p>a18albaorpa</text:p>
          </table:table-cell>
          <table:table-cell office:value-type="string" calcext:value-type="string">
            <text:p>qfW+@rFn9t</text:p>
          </table:table-cell>
          <table:table-cell table:style-name="ce2" office:value-type="string" calcext:value-type="string">
            <text:p>03/11/1997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50467789</text:p>
          </table:table-cell>
          <table:table-cell office:value-type="string" calcext:value-type="string">
            <text:p>26 New Farm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abal</text:p>
          </table:table-cell>
          <table:table-cell office:value-type="string" calcext:value-type="string">
            <text:p>Buján</text:p>
          </table:table-cell>
          <table:table-cell office:value-type="string" calcext:value-type="string">
            <text:p>Sixdey Adriana</text:p>
          </table:table-cell>
          <table:table-cell office:value-type="string" calcext:value-type="string">
            <text:p>Sixdey</text:p>
          </table:table-cell>
          <table:table-cell office:value-type="string" calcext:value-type="string">
            <text:p>Adriana</text:p>
          </table:table-cell>
          <table:table-cell/>
          <table:table-cell table:formula="of:=CONCATENATE([.D249];LEFT([.E249];2);LEFT([.F249];2);LEFT([.A249];2);LEFT([.B249];2))" office:value-type="string" office:string-value="SixdeyAdCaBu" calcext:value-type="string">
            <text:p>SixdeyAdCaBu</text:p>
          </table:table-cell>
          <table:table-cell table:formula="of:=LOWER([.G249])" office:value-type="string" office:string-value="sixdeyadcabu" calcext:value-type="string">
            <text:p>sixdeyadcabu</text:p>
          </table:table-cell>
          <table:table-cell table:formula="of:=SUBSTITUTE(SUBSTITUTE(SUBSTITUTE(SUBSTITUTE(SUBSTITUTE([.H249];&quot;á&quot;;&quot;a&quot;);&quot;é&quot;;&quot;e&quot;);&quot;í&quot;;&quot;i&quot;);&quot;ó&quot;;&quot;o&quot;);&quot;ú&quot;;&quot;u&quot;)" office:value-type="string" office:string-value="sixdeyadcabu" calcext:value-type="string">
            <text:p>sixdeyadcabu</text:p>
          </table:table-cell>
          <table:table-cell office:value-type="float" office:value="21" calcext:value-type="float">
            <text:p>21</text:p>
          </table:table-cell>
          <table:table-cell table:formula="of:=CONCATENATE(&quot;a&quot;;[.J249];[.I249])" office:value-type="string" office:string-value="a21sixdeyadcabu" calcext:value-type="string">
            <text:p>a21sixdeyadcabu</text:p>
          </table:table-cell>
          <table:table-cell table:formula="of:=LEN([.K249])" office:value-type="float" office:value="15" calcext:value-type="float">
            <text:p>15</text:p>
          </table:table-cell>
          <table:table-cell table:formula="of:=[.K249]" office:value-type="string" office:string-value="a21sixdeyadcabu" calcext:value-type="string">
            <text:p>a21sixdeyadcabu</text:p>
          </table:table-cell>
          <table:table-cell office:value-type="string" calcext:value-type="string">
            <text:p>@Ewoff[9oF</text:p>
          </table:table-cell>
          <table:table-cell table:style-name="ce2" office:value-type="string" calcext:value-type="string">
            <text:p>14/06/199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77004446</text:p>
          </table:table-cell>
          <table:table-cell office:value-type="string" calcext:value-type="string">
            <text:p>25 Stopforth Street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rea</text:p>
          </table:table-cell>
          <table:table-cell office:value-type="string" calcext:value-type="string">
            <text:p>Pintos</text:p>
          </table:table-cell>
          <table:table-cell office:value-type="string" calcext:value-type="string">
            <text:p>Juan José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José</text:p>
          </table:table-cell>
          <table:table-cell/>
          <table:table-cell table:formula="of:=CONCATENATE([.D250];LEFT([.E250];2);LEFT([.F250];2);LEFT([.A250];2);LEFT([.B250];2))" office:value-type="string" office:string-value="JuanJoBrPi" calcext:value-type="string">
            <text:p>JuanJoBrPi</text:p>
          </table:table-cell>
          <table:table-cell table:formula="of:=LOWER([.G250])" office:value-type="string" office:string-value="juanjobrpi" calcext:value-type="string">
            <text:p>juanjobrpi</text:p>
          </table:table-cell>
          <table:table-cell table:formula="of:=SUBSTITUTE(SUBSTITUTE(SUBSTITUTE(SUBSTITUTE(SUBSTITUTE([.H250];&quot;á&quot;;&quot;a&quot;);&quot;é&quot;;&quot;e&quot;);&quot;í&quot;;&quot;i&quot;);&quot;ó&quot;;&quot;o&quot;);&quot;ú&quot;;&quot;u&quot;)" office:value-type="string" office:string-value="juanjobrpi" calcext:value-type="string">
            <text:p>juanjobrpi</text:p>
          </table:table-cell>
          <table:table-cell office:value-type="float" office:value="19" calcext:value-type="float">
            <text:p>19</text:p>
          </table:table-cell>
          <table:table-cell table:formula="of:=CONCATENATE(&quot;a&quot;;[.J250];[.I250])" office:value-type="string" office:string-value="a19juanjobrpi" calcext:value-type="string">
            <text:p>a19juanjobrpi</text:p>
          </table:table-cell>
          <table:table-cell table:formula="of:=LEN([.K250])" office:value-type="float" office:value="13" calcext:value-type="float">
            <text:p>13</text:p>
          </table:table-cell>
          <table:table-cell table:formula="of:=[.K250]" office:value-type="string" office:string-value="a19juanjobrpi" calcext:value-type="string">
            <text:p>a19juanjobrpi</text:p>
          </table:table-cell>
          <table:table-cell office:value-type="string" calcext:value-type="string">
            <text:p>yEqbz,f7Hh</text:p>
          </table:table-cell>
          <table:table-cell table:style-name="ce2" office:value-type="string" calcext:value-type="string">
            <text:p>08/04/199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61310006</text:p>
          </table:table-cell>
          <table:table-cell office:value-type="string" calcext:value-type="string">
            <text:p>Warwick Cottage</text:p>
          </table:table-cell>
          <table:table-cell office:value-type="string" calcext:value-type="string">
            <text:p>Barbadás</text:p>
          </table:table-cell>
          <table:table-cell office:value-type="string" calcext:value-type="string">
            <text:p>(A)-Sistemas microinformáticos e redes</text:p>
          </table:table-cell>
          <table:table-cell office:value-type="string" calcext:value-type="string">
            <text:p>is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opeso</text:p>
          </table:table-cell>
          <table:table-cell office:value-type="string" calcext:value-type="string">
            <text:p>Bemposta</text:p>
          </table:table-cell>
          <table:table-cell table:number-columns-repeated="2" office:value-type="string" calcext:value-type="string">
            <text:p>Diego</text:p>
          </table:table-cell>
          <table:table-cell table:number-columns-repeated="2"/>
          <table:table-cell table:formula="of:=CONCATENATE([.D251];LEFT([.E251];2);LEFT([.F251];2);LEFT([.A251];2);LEFT([.B251];2))" office:value-type="string" office:string-value="DiegoDoBe" calcext:value-type="string">
            <text:p>DiegoDoBe</text:p>
          </table:table-cell>
          <table:table-cell table:formula="of:=LOWER([.G251])" office:value-type="string" office:string-value="diegodobe" calcext:value-type="string">
            <text:p>diegodobe</text:p>
          </table:table-cell>
          <table:table-cell table:formula="of:=SUBSTITUTE(SUBSTITUTE(SUBSTITUTE(SUBSTITUTE(SUBSTITUTE([.H251];&quot;á&quot;;&quot;a&quot;);&quot;é&quot;;&quot;e&quot;);&quot;í&quot;;&quot;i&quot;);&quot;ó&quot;;&quot;o&quot;);&quot;ú&quot;;&quot;u&quot;)" office:value-type="string" office:string-value="diegodobe" calcext:value-type="string">
            <text:p>diegodobe</text:p>
          </table:table-cell>
          <table:table-cell office:value-type="float" office:value="20" calcext:value-type="float">
            <text:p>20</text:p>
          </table:table-cell>
          <table:table-cell table:formula="of:=CONCATENATE(&quot;a&quot;;[.J251];[.I251])" office:value-type="string" office:string-value="a20diegodobe" calcext:value-type="string">
            <text:p>a20diegodobe</text:p>
          </table:table-cell>
          <table:table-cell table:formula="of:=LEN([.K251])" office:value-type="float" office:value="12" calcext:value-type="float">
            <text:p>12</text:p>
          </table:table-cell>
          <table:table-cell table:formula="of:=[.K251]" office:value-type="string" office:string-value="a20diegodobe" calcext:value-type="string">
            <text:p>a20diegodobe</text:p>
          </table:table-cell>
          <table:table-cell office:value-type="string" calcext:value-type="string">
            <text:p>vJ{}c4EtFV</text:p>
          </table:table-cell>
          <table:table-cell table:style-name="ce2" office:value-type="string" calcext:value-type="string">
            <text:p>02/05/1991</text:p>
          </table:table-cell>
          <table:table-cell office:value-type="string" calcext:value-type="string">
            <text:p>Rusia (Federación)</text:p>
          </table:table-cell>
          <table:table-cell office:value-type="string" calcext:value-type="string">
            <text:p>639719103</text:p>
          </table:table-cell>
          <table:table-cell office:value-type="string" calcext:value-type="string">
            <text:p>1 Sanderson Close</text:p>
          </table:table-cell>
          <table:table-cell office:value-type="string" calcext:value-type="string">
            <text:p>Porriño (O)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urán</text:p>
          </table:table-cell>
          <table:table-cell office:value-type="string" calcext:value-type="string">
            <text:p>Mouriño</text:p>
          </table:table-cell>
          <table:table-cell office:value-type="string" calcext:value-type="string">
            <text:p>Juan Camilo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Camilo</text:p>
          </table:table-cell>
          <table:table-cell/>
          <table:table-cell table:formula="of:=CONCATENATE([.D252];LEFT([.E252];2);LEFT([.F252];2);LEFT([.A252];2);LEFT([.B252];2))" office:value-type="string" office:string-value="JuanCaDuMo" calcext:value-type="string">
            <text:p>JuanCaDuMo</text:p>
          </table:table-cell>
          <table:table-cell table:formula="of:=LOWER([.G252])" office:value-type="string" office:string-value="juancadumo" calcext:value-type="string">
            <text:p>juancadumo</text:p>
          </table:table-cell>
          <table:table-cell table:formula="of:=SUBSTITUTE(SUBSTITUTE(SUBSTITUTE(SUBSTITUTE(SUBSTITUTE([.H252];&quot;á&quot;;&quot;a&quot;);&quot;é&quot;;&quot;e&quot;);&quot;í&quot;;&quot;i&quot;);&quot;ó&quot;;&quot;o&quot;);&quot;ú&quot;;&quot;u&quot;)" office:value-type="string" office:string-value="juancadumo" calcext:value-type="string">
            <text:p>juancadumo</text:p>
          </table:table-cell>
          <table:table-cell office:value-type="float" office:value="20" calcext:value-type="float">
            <text:p>20</text:p>
          </table:table-cell>
          <table:table-cell table:formula="of:=CONCATENATE(&quot;a&quot;;[.J252];[.I252])" office:value-type="string" office:string-value="a20juancadumo" calcext:value-type="string">
            <text:p>a20juancadumo</text:p>
          </table:table-cell>
          <table:table-cell table:formula="of:=LEN([.K252])" office:value-type="float" office:value="13" calcext:value-type="float">
            <text:p>13</text:p>
          </table:table-cell>
          <table:table-cell table:formula="of:=[.K252]" office:value-type="string" office:string-value="a20juancadumo" calcext:value-type="string">
            <text:p>a20juancadumo</text:p>
          </table:table-cell>
          <table:table-cell office:value-type="string" calcext:value-type="string">
            <text:p>-F[tt@J,x4</text:p>
          </table:table-cell>
          <table:table-cell table:style-name="ce2" office:value-type="string" calcext:value-type="string">
            <text:p>20/02/199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69830201</text:p>
          </table:table-cell>
          <table:table-cell office:value-type="string" calcext:value-type="string">
            <text:p>1 Yarnton Close</text:p>
          </table:table-cell>
          <table:table-cell office:value-type="string" calcext:value-type="string">
            <text:p>Redondela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illarroel</text:p>
          </table:table-cell>
          <table:table-cell office:value-type="string" calcext:value-type="string">
            <text:p>Bouzón</text:p>
          </table:table-cell>
          <table:table-cell table:number-columns-repeated="2" office:value-type="string" calcext:value-type="string">
            <text:p>María</text:p>
          </table:table-cell>
          <table:table-cell table:number-columns-repeated="2"/>
          <table:table-cell table:formula="of:=CONCATENATE([.D253];LEFT([.E253];2);LEFT([.F253];2);LEFT([.A253];2);LEFT([.B253];2))" office:value-type="string" office:string-value="MaríaViBo" calcext:value-type="string">
            <text:p>MaríaViBo</text:p>
          </table:table-cell>
          <table:table-cell table:formula="of:=LOWER([.G253])" office:value-type="string" office:string-value="maríavibo" calcext:value-type="string">
            <text:p>maríavibo</text:p>
          </table:table-cell>
          <table:table-cell table:formula="of:=SUBSTITUTE(SUBSTITUTE(SUBSTITUTE(SUBSTITUTE(SUBSTITUTE([.H253];&quot;á&quot;;&quot;a&quot;);&quot;é&quot;;&quot;e&quot;);&quot;í&quot;;&quot;i&quot;);&quot;ó&quot;;&quot;o&quot;);&quot;ú&quot;;&quot;u&quot;)" office:value-type="string" office:string-value="mariavibo" calcext:value-type="string">
            <text:p>mariavibo</text:p>
          </table:table-cell>
          <table:table-cell office:value-type="float" office:value="19" calcext:value-type="float">
            <text:p>19</text:p>
          </table:table-cell>
          <table:table-cell table:formula="of:=CONCATENATE(&quot;a&quot;;[.J253];[.I253])" office:value-type="string" office:string-value="a19mariavibo" calcext:value-type="string">
            <text:p>a19mariavibo</text:p>
          </table:table-cell>
          <table:table-cell table:formula="of:=LEN([.K253])" office:value-type="float" office:value="12" calcext:value-type="float">
            <text:p>12</text:p>
          </table:table-cell>
          <table:table-cell table:formula="of:=[.K253]" office:value-type="string" office:string-value="a19mariavibo" calcext:value-type="string">
            <text:p>a19mariavibo</text:p>
          </table:table-cell>
          <table:table-cell office:value-type="string" calcext:value-type="string">
            <text:p>]7*VpNoX+R</text:p>
          </table:table-cell>
          <table:table-cell table:style-name="ce2" office:value-type="string" calcext:value-type="string">
            <text:p>19/05/197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24957566</text:p>
          </table:table-cell>
          <table:table-cell office:value-type="string" calcext:value-type="string">
            <text:p>Solus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  <table:table-cell office:value-type="string" calcext:value-type="string">
            <text:p>ia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odríguez</text:p>
          </table:table-cell>
          <table:table-cell office:value-type="string" calcext:value-type="string">
            <text:p>Pampillón</text:p>
          </table:table-cell>
          <table:table-cell table:number-columns-repeated="2" office:value-type="string" calcext:value-type="string">
            <text:p>Gabriela</text:p>
          </table:table-cell>
          <table:table-cell table:number-columns-repeated="2"/>
          <table:table-cell table:formula="of:=CONCATENATE([.D254];LEFT([.E254];2);LEFT([.F254];2);LEFT([.A254];2);LEFT([.B254];2))" office:value-type="string" office:string-value="GabrielaRoPa" calcext:value-type="string">
            <text:p>GabrielaRoPa</text:p>
          </table:table-cell>
          <table:table-cell table:formula="of:=LOWER([.G254])" office:value-type="string" office:string-value="gabrielaropa" calcext:value-type="string">
            <text:p>gabrielaropa</text:p>
          </table:table-cell>
          <table:table-cell table:formula="of:=SUBSTITUTE(SUBSTITUTE(SUBSTITUTE(SUBSTITUTE(SUBSTITUTE([.H254];&quot;á&quot;;&quot;a&quot;);&quot;é&quot;;&quot;e&quot;);&quot;í&quot;;&quot;i&quot;);&quot;ó&quot;;&quot;o&quot;);&quot;ú&quot;;&quot;u&quot;)" office:value-type="string" office:string-value="gabrielaropa" calcext:value-type="string">
            <text:p>gabrielaropa</text:p>
          </table:table-cell>
          <table:table-cell office:value-type="float" office:value="20" calcext:value-type="float">
            <text:p>20</text:p>
          </table:table-cell>
          <table:table-cell table:formula="of:=CONCATENATE(&quot;a&quot;;[.J254];[.I254])" office:value-type="string" office:string-value="a20gabrielaropa" calcext:value-type="string">
            <text:p>a20gabrielaropa</text:p>
          </table:table-cell>
          <table:table-cell table:formula="of:=LEN([.K254])" office:value-type="float" office:value="15" calcext:value-type="float">
            <text:p>15</text:p>
          </table:table-cell>
          <table:table-cell table:formula="of:=[.K254]" office:value-type="string" office:string-value="a20gabrielaropa" calcext:value-type="string">
            <text:p>a20gabrielaropa</text:p>
          </table:table-cell>
          <table:table-cell office:value-type="string" calcext:value-type="string">
            <text:p>.[dr4UWWzR</text:p>
          </table:table-cell>
          <table:table-cell table:style-name="ce2" office:value-type="string" calcext:value-type="string">
            <text:p>13/09/198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38396296</text:p>
          </table:table-cell>
          <table:table-cell office:value-type="string" calcext:value-type="string">
            <text:p>33 Harcourt Road</text:p>
          </table:table-cell>
          <table:table-cell office:value-type="string" calcext:value-type="string">
            <text:p>Moaña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orres</text:p>
          </table:table-cell>
          <table:table-cell office:value-type="string" calcext:value-type="string">
            <text:p>Puga</text:p>
          </table:table-cell>
          <table:table-cell table:number-columns-repeated="2" office:value-type="string" calcext:value-type="string">
            <text:p>Pablo</text:p>
          </table:table-cell>
          <table:table-cell table:number-columns-repeated="2"/>
          <table:table-cell table:formula="of:=CONCATENATE([.D255];LEFT([.E255];2);LEFT([.F255];2);LEFT([.A255];2);LEFT([.B255];2))" office:value-type="string" office:string-value="PabloToPu" calcext:value-type="string">
            <text:p>PabloToPu</text:p>
          </table:table-cell>
          <table:table-cell table:formula="of:=LOWER([.G255])" office:value-type="string" office:string-value="pablotopu" calcext:value-type="string">
            <text:p>pablotopu</text:p>
          </table:table-cell>
          <table:table-cell table:formula="of:=SUBSTITUTE(SUBSTITUTE(SUBSTITUTE(SUBSTITUTE(SUBSTITUTE([.H255];&quot;á&quot;;&quot;a&quot;);&quot;é&quot;;&quot;e&quot;);&quot;í&quot;;&quot;i&quot;);&quot;ó&quot;;&quot;o&quot;);&quot;ú&quot;;&quot;u&quot;)" office:value-type="string" office:string-value="pablotopu" calcext:value-type="string">
            <text:p>pablotopu</text:p>
          </table:table-cell>
          <table:table-cell office:value-type="float" office:value="19" calcext:value-type="float">
            <text:p>19</text:p>
          </table:table-cell>
          <table:table-cell table:formula="of:=CONCATENATE(&quot;a&quot;;[.J255];[.I255])" office:value-type="string" office:string-value="a19pablotopu" calcext:value-type="string">
            <text:p>a19pablotopu</text:p>
          </table:table-cell>
          <table:table-cell table:formula="of:=LEN([.K255])" office:value-type="float" office:value="12" calcext:value-type="float">
            <text:p>12</text:p>
          </table:table-cell>
          <table:table-cell table:formula="of:=[.K255]" office:value-type="string" office:string-value="a19pablotopu" calcext:value-type="string">
            <text:p>a19pablotopu</text:p>
          </table:table-cell>
          <table:table-cell office:value-type="string" calcext:value-type="string">
            <text:p>c9|ugqA3,P</text:p>
          </table:table-cell>
          <table:table-cell table:style-name="ce2" office:value-type="string" calcext:value-type="string">
            <text:p>15/05/1997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11123657</text:p>
          </table:table-cell>
          <table:table-cell office:value-type="string" calcext:value-type="string">
            <text:p>4 Ringwood Road</text:p>
          </table:table-cell>
          <table:table-cell office:value-type="string" calcext:value-type="string">
            <text:p>Pazos de Borbén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rtínez</text:p>
          </table:table-cell>
          <table:table-cell office:value-type="string" calcext:value-type="string">
            <text:p>González</text:p>
          </table:table-cell>
          <table:table-cell table:number-columns-repeated="2" office:value-type="string" calcext:value-type="string">
            <text:p>Ariel</text:p>
          </table:table-cell>
          <table:table-cell table:number-columns-repeated="2"/>
          <table:table-cell table:formula="of:=CONCATENATE([.D256];LEFT([.E256];2);LEFT([.F256];2);LEFT([.A256];2);LEFT([.B256];2))" office:value-type="string" office:string-value="ArielMaGo" calcext:value-type="string">
            <text:p>ArielMaGo</text:p>
          </table:table-cell>
          <table:table-cell table:formula="of:=LOWER([.G256])" office:value-type="string" office:string-value="arielmago" calcext:value-type="string">
            <text:p>arielmago</text:p>
          </table:table-cell>
          <table:table-cell table:formula="of:=SUBSTITUTE(SUBSTITUTE(SUBSTITUTE(SUBSTITUTE(SUBSTITUTE([.H256];&quot;á&quot;;&quot;a&quot;);&quot;é&quot;;&quot;e&quot;);&quot;í&quot;;&quot;i&quot;);&quot;ó&quot;;&quot;o&quot;);&quot;ú&quot;;&quot;u&quot;)" office:value-type="string" office:string-value="arielmago" calcext:value-type="string">
            <text:p>arielmago</text:p>
          </table:table-cell>
          <table:table-cell office:value-type="float" office:value="18" calcext:value-type="float">
            <text:p>18</text:p>
          </table:table-cell>
          <table:table-cell table:formula="of:=CONCATENATE(&quot;a&quot;;[.J256];[.I256])" office:value-type="string" office:string-value="a18arielmago" calcext:value-type="string">
            <text:p>a18arielmago</text:p>
          </table:table-cell>
          <table:table-cell table:formula="of:=LEN([.K256])" office:value-type="float" office:value="12" calcext:value-type="float">
            <text:p>12</text:p>
          </table:table-cell>
          <table:table-cell table:formula="of:=[.K256]" office:value-type="string" office:string-value="a18arielmago" calcext:value-type="string">
            <text:p>a18arielmago</text:p>
          </table:table-cell>
          <table:table-cell office:value-type="string" calcext:value-type="string">
            <text:p>xv.KF}4XY,</text:p>
          </table:table-cell>
          <table:table-cell table:style-name="ce2" office:value-type="string" calcext:value-type="string">
            <text:p>01/11/199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12656322</text:p>
          </table:table-cell>
          <table:table-cell office:value-type="string" calcext:value-type="string">
            <text:p>Mill Hou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  <table:table-cell office:value-type="string" calcext:value-type="string">
            <text:p>ia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el Río</text:p>
          </table:table-cell>
          <table:table-cell office:value-type="string" calcext:value-type="string">
            <text:p>Figueroa</text:p>
          </table:table-cell>
          <table:table-cell table:number-columns-repeated="2" office:value-type="string" calcext:value-type="string">
            <text:p>Sara</text:p>
          </table:table-cell>
          <table:table-cell table:number-columns-repeated="2"/>
          <table:table-cell table:formula="of:=CONCATENATE([.D257];LEFT([.E257];2);LEFT([.F257];2);LEFT([.A257];2);LEFT([.B257];2))" office:value-type="string" office:string-value="SaradeFi" calcext:value-type="string">
            <text:p>SaradeFi</text:p>
          </table:table-cell>
          <table:table-cell table:formula="of:=LOWER([.G257])" office:value-type="string" office:string-value="saradefi" calcext:value-type="string">
            <text:p>saradefi</text:p>
          </table:table-cell>
          <table:table-cell table:formula="of:=SUBSTITUTE(SUBSTITUTE(SUBSTITUTE(SUBSTITUTE(SUBSTITUTE([.H257];&quot;á&quot;;&quot;a&quot;);&quot;é&quot;;&quot;e&quot;);&quot;í&quot;;&quot;i&quot;);&quot;ó&quot;;&quot;o&quot;);&quot;ú&quot;;&quot;u&quot;)" office:value-type="string" office:string-value="saradefi" calcext:value-type="string">
            <text:p>saradefi</text:p>
          </table:table-cell>
          <table:table-cell office:value-type="float" office:value="18" calcext:value-type="float">
            <text:p>18</text:p>
          </table:table-cell>
          <table:table-cell table:formula="of:=CONCATENATE(&quot;a&quot;;[.J257];[.I257])" office:value-type="string" office:string-value="a18saradefi" calcext:value-type="string">
            <text:p>a18saradefi</text:p>
          </table:table-cell>
          <table:table-cell table:formula="of:=LEN([.K257])" office:value-type="float" office:value="11" calcext:value-type="float">
            <text:p>11</text:p>
          </table:table-cell>
          <table:table-cell table:formula="of:=[.K257]" office:value-type="string" office:string-value="a18saradefi" calcext:value-type="string">
            <text:p>a18saradefi</text:p>
          </table:table-cell>
          <table:table-cell office:value-type="string" calcext:value-type="string">
            <text:p>M_dd[7[+c|</text:p>
          </table:table-cell>
          <table:table-cell table:style-name="ce2" office:value-type="string" calcext:value-type="string">
            <text:p>01/12/200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83701296</text:p>
          </table:table-cell>
          <table:table-cell office:value-type="string" calcext:value-type="string">
            <text:p>Cloudy Bay</text:p>
          </table:table-cell>
          <table:table-cell office:value-type="string" calcext:value-type="string">
            <text:p>Pontevedra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ostas</text:p>
          </table:table-cell>
          <table:table-cell office:value-type="string" calcext:value-type="string">
            <text:p>Calvo</text:p>
          </table:table-cell>
          <table:table-cell table:number-columns-repeated="2" office:value-type="string" calcext:value-type="string">
            <text:p>Brais</text:p>
          </table:table-cell>
          <table:table-cell table:number-columns-repeated="2"/>
          <table:table-cell table:formula="of:=CONCATENATE([.D258];LEFT([.E258];2);LEFT([.F258];2);LEFT([.A258];2);LEFT([.B258];2))" office:value-type="string" office:string-value="BraisCoCa" calcext:value-type="string">
            <text:p>BraisCoCa</text:p>
          </table:table-cell>
          <table:table-cell table:formula="of:=LOWER([.G258])" office:value-type="string" office:string-value="braiscoca" calcext:value-type="string">
            <text:p>braiscoca</text:p>
          </table:table-cell>
          <table:table-cell table:formula="of:=SUBSTITUTE(SUBSTITUTE(SUBSTITUTE(SUBSTITUTE(SUBSTITUTE([.H258];&quot;á&quot;;&quot;a&quot;);&quot;é&quot;;&quot;e&quot;);&quot;í&quot;;&quot;i&quot;);&quot;ó&quot;;&quot;o&quot;);&quot;ú&quot;;&quot;u&quot;)" office:value-type="string" office:string-value="braiscoca" calcext:value-type="string">
            <text:p>braiscoca</text:p>
          </table:table-cell>
          <table:table-cell office:value-type="float" office:value="21" calcext:value-type="float">
            <text:p>21</text:p>
          </table:table-cell>
          <table:table-cell table:formula="of:=CONCATENATE(&quot;a&quot;;[.J258];[.I258])" office:value-type="string" office:string-value="a21braiscoca" calcext:value-type="string">
            <text:p>a21braiscoca</text:p>
          </table:table-cell>
          <table:table-cell table:formula="of:=LEN([.K258])" office:value-type="float" office:value="12" calcext:value-type="float">
            <text:p>12</text:p>
          </table:table-cell>
          <table:table-cell table:formula="of:=[.K258]" office:value-type="string" office:string-value="a21braiscoca" calcext:value-type="string">
            <text:p>a21braiscoca</text:p>
          </table:table-cell>
          <table:table-cell office:value-type="string" calcext:value-type="string">
            <text:p>T9y]f}rE}K</text:p>
          </table:table-cell>
          <table:table-cell table:style-name="ce2" office:value-type="string" calcext:value-type="string">
            <text:p>24/05/199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58666506</text:p>
          </table:table-cell>
          <table:table-cell office:value-type="string" calcext:value-type="string">
            <text:p>War Pensions Directorat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outinguiza</text:p>
          </table:table-cell>
          <table:table-cell office:value-type="string" calcext:value-type="string">
            <text:p>Peña</text:p>
          </table:table-cell>
          <table:table-cell table:number-columns-repeated="2" office:value-type="string" calcext:value-type="string">
            <text:p>Hugo</text:p>
          </table:table-cell>
          <table:table-cell table:number-columns-repeated="2"/>
          <table:table-cell table:formula="of:=CONCATENATE([.D259];LEFT([.E259];2);LEFT([.F259];2);LEFT([.A259];2);LEFT([.B259];2))" office:value-type="string" office:string-value="HugoBoPe" calcext:value-type="string">
            <text:p>HugoBoPe</text:p>
          </table:table-cell>
          <table:table-cell table:formula="of:=LOWER([.G259])" office:value-type="string" office:string-value="hugobope" calcext:value-type="string">
            <text:p>hugobope</text:p>
          </table:table-cell>
          <table:table-cell table:formula="of:=SUBSTITUTE(SUBSTITUTE(SUBSTITUTE(SUBSTITUTE(SUBSTITUTE([.H259];&quot;á&quot;;&quot;a&quot;);&quot;é&quot;;&quot;e&quot;);&quot;í&quot;;&quot;i&quot;);&quot;ó&quot;;&quot;o&quot;);&quot;ú&quot;;&quot;u&quot;)" office:value-type="string" office:string-value="hugobope" calcext:value-type="string">
            <text:p>hugobope</text:p>
          </table:table-cell>
          <table:table-cell office:value-type="float" office:value="20" calcext:value-type="float">
            <text:p>20</text:p>
          </table:table-cell>
          <table:table-cell table:formula="of:=CONCATENATE(&quot;a&quot;;[.J259];[.I259])" office:value-type="string" office:string-value="a20hugobope" calcext:value-type="string">
            <text:p>a20hugobope</text:p>
          </table:table-cell>
          <table:table-cell table:formula="of:=LEN([.K259])" office:value-type="float" office:value="11" calcext:value-type="float">
            <text:p>11</text:p>
          </table:table-cell>
          <table:table-cell table:formula="of:=[.K259]" office:value-type="string" office:string-value="a20hugobope" calcext:value-type="string">
            <text:p>a20hugobope</text:p>
          </table:table-cell>
          <table:table-cell office:value-type="string" calcext:value-type="string">
            <text:p>|C*4pg+]z_</text:p>
          </table:table-cell>
          <table:table-cell table:style-name="ce2" office:value-type="string" calcext:value-type="string">
            <text:p>08/08/198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36375494</text:p>
          </table:table-cell>
          <table:table-cell office:value-type="string" calcext:value-type="string">
            <text:p>119B Bath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tero</text:p>
          </table:table-cell>
          <table:table-cell office:value-type="string" calcext:value-type="string">
            <text:p>Puertas</text:p>
          </table:table-cell>
          <table:table-cell table:number-columns-repeated="2" office:value-type="string" calcext:value-type="string">
            <text:p>Antón</text:p>
          </table:table-cell>
          <table:table-cell table:number-columns-repeated="2"/>
          <table:table-cell table:formula="of:=CONCATENATE([.D260];LEFT([.E260];2);LEFT([.F260];2);LEFT([.A260];2);LEFT([.B260];2))" office:value-type="string" office:string-value="AntónOtPu" calcext:value-type="string">
            <text:p>AntónOtPu</text:p>
          </table:table-cell>
          <table:table-cell table:formula="of:=LOWER([.G260])" office:value-type="string" office:string-value="antónotpu" calcext:value-type="string">
            <text:p>antónotpu</text:p>
          </table:table-cell>
          <table:table-cell table:formula="of:=SUBSTITUTE(SUBSTITUTE(SUBSTITUTE(SUBSTITUTE(SUBSTITUTE([.H260];&quot;á&quot;;&quot;a&quot;);&quot;é&quot;;&quot;e&quot;);&quot;í&quot;;&quot;i&quot;);&quot;ó&quot;;&quot;o&quot;);&quot;ú&quot;;&quot;u&quot;)" office:value-type="string" office:string-value="antonotpu" calcext:value-type="string">
            <text:p>antonotpu</text:p>
          </table:table-cell>
          <table:table-cell office:value-type="float" office:value="19" calcext:value-type="float">
            <text:p>19</text:p>
          </table:table-cell>
          <table:table-cell table:formula="of:=CONCATENATE(&quot;a&quot;;[.J260];[.I260])" office:value-type="string" office:string-value="a19antonotpu" calcext:value-type="string">
            <text:p>a19antonotpu</text:p>
          </table:table-cell>
          <table:table-cell table:formula="of:=LEN([.K260])" office:value-type="float" office:value="12" calcext:value-type="float">
            <text:p>12</text:p>
          </table:table-cell>
          <table:table-cell table:formula="of:=[.K260]" office:value-type="string" office:string-value="a19antonotpu" calcext:value-type="string">
            <text:p>a19antonotpu</text:p>
          </table:table-cell>
          <table:table-cell office:value-type="string" calcext:value-type="string">
            <text:p>c|[{zFnx[4</text:p>
          </table:table-cell>
          <table:table-cell table:style-name="ce2" office:value-type="string" calcext:value-type="string">
            <text:p>16/02/199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47331549</text:p>
          </table:table-cell>
          <table:table-cell office:value-type="string" calcext:value-type="string">
            <text:p>2 Bay Horse Cottages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érez</text:p>
          </table:table-cell>
          <table:table-cell office:value-type="string" calcext:value-type="string">
            <text:p>Moreno</text:p>
          </table:table-cell>
          <table:table-cell table:number-columns-repeated="2" office:value-type="string" calcext:value-type="string">
            <text:p>Naira</text:p>
          </table:table-cell>
          <table:table-cell table:number-columns-repeated="2"/>
          <table:table-cell table:formula="of:=CONCATENATE([.D261];LEFT([.E261];2);LEFT([.F261];2);LEFT([.A261];2);LEFT([.B261];2))" office:value-type="string" office:string-value="NairaPéMo" calcext:value-type="string">
            <text:p>NairaPéMo</text:p>
          </table:table-cell>
          <table:table-cell table:formula="of:=LOWER([.G261])" office:value-type="string" office:string-value="nairapémo" calcext:value-type="string">
            <text:p>nairapémo</text:p>
          </table:table-cell>
          <table:table-cell table:formula="of:=SUBSTITUTE(SUBSTITUTE(SUBSTITUTE(SUBSTITUTE(SUBSTITUTE([.H261];&quot;á&quot;;&quot;a&quot;);&quot;é&quot;;&quot;e&quot;);&quot;í&quot;;&quot;i&quot;);&quot;ó&quot;;&quot;o&quot;);&quot;ú&quot;;&quot;u&quot;)" office:value-type="string" office:string-value="nairapemo" calcext:value-type="string">
            <text:p>nairapemo</text:p>
          </table:table-cell>
          <table:table-cell office:value-type="float" office:value="19" calcext:value-type="float">
            <text:p>19</text:p>
          </table:table-cell>
          <table:table-cell table:formula="of:=CONCATENATE(&quot;a&quot;;[.J261];[.I261])" office:value-type="string" office:string-value="a19nairapemo" calcext:value-type="string">
            <text:p>a19nairapemo</text:p>
          </table:table-cell>
          <table:table-cell table:formula="of:=LEN([.K261])" office:value-type="float" office:value="12" calcext:value-type="float">
            <text:p>12</text:p>
          </table:table-cell>
          <table:table-cell table:formula="of:=[.K261]" office:value-type="string" office:string-value="a19nairapemo" calcext:value-type="string">
            <text:p>a19nairapemo</text:p>
          </table:table-cell>
          <table:table-cell office:value-type="string" calcext:value-type="string">
            <text:p>]EY-dvd,3v</text:p>
          </table:table-cell>
          <table:table-cell table:style-name="ce2" office:value-type="string" calcext:value-type="string">
            <text:p>20/05/199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24715921</text:p>
          </table:table-cell>
          <table:table-cell office:value-type="string" calcext:value-type="string">
            <text:p>15 Copperbeech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  <table:table-cell office:value-type="string" calcext:value-type="string">
            <text:p>ia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Quintero</text:p>
          </table:table-cell>
          <table:table-cell office:value-type="string" calcext:value-type="string">
            <text:p>Rodríguez</text:p>
          </table:table-cell>
          <table:table-cell table:number-columns-repeated="2" office:value-type="string" calcext:value-type="string">
            <text:p>Airam</text:p>
          </table:table-cell>
          <table:table-cell table:number-columns-repeated="2"/>
          <table:table-cell table:formula="of:=CONCATENATE([.D262];LEFT([.E262];2);LEFT([.F262];2);LEFT([.A262];2);LEFT([.B262];2))" office:value-type="string" office:string-value="AiramQuRo" calcext:value-type="string">
            <text:p>AiramQuRo</text:p>
          </table:table-cell>
          <table:table-cell table:formula="of:=LOWER([.G262])" office:value-type="string" office:string-value="airamquro" calcext:value-type="string">
            <text:p>airamquro</text:p>
          </table:table-cell>
          <table:table-cell table:formula="of:=SUBSTITUTE(SUBSTITUTE(SUBSTITUTE(SUBSTITUTE(SUBSTITUTE([.H262];&quot;á&quot;;&quot;a&quot;);&quot;é&quot;;&quot;e&quot;);&quot;í&quot;;&quot;i&quot;);&quot;ó&quot;;&quot;o&quot;);&quot;ú&quot;;&quot;u&quot;)" office:value-type="string" office:string-value="airamquro" calcext:value-type="string">
            <text:p>airamquro</text:p>
          </table:table-cell>
          <table:table-cell office:value-type="float" office:value="19" calcext:value-type="float">
            <text:p>19</text:p>
          </table:table-cell>
          <table:table-cell table:formula="of:=CONCATENATE(&quot;a&quot;;[.J262];[.I262])" office:value-type="string" office:string-value="a19airamquro" calcext:value-type="string">
            <text:p>a19airamquro</text:p>
          </table:table-cell>
          <table:table-cell table:formula="of:=LEN([.K262])" office:value-type="float" office:value="12" calcext:value-type="float">
            <text:p>12</text:p>
          </table:table-cell>
          <table:table-cell table:formula="of:=[.K262]" office:value-type="string" office:string-value="a19airamquro" calcext:value-type="string">
            <text:p>a19airamquro</text:p>
          </table:table-cell>
          <table:table-cell office:value-type="string" calcext:value-type="string">
            <text:p>dvAaP[|9|{</text:p>
          </table:table-cell>
          <table:table-cell table:style-name="ce2" office:value-type="string" calcext:value-type="string">
            <text:p>14/07/199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42957549</text:p>
          </table:table-cell>
          <table:table-cell office:value-type="string" calcext:value-type="string">
            <text:p>2A Ferncliffe Driv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rela</text:p>
          </table:table-cell>
          <table:table-cell office:value-type="string" calcext:value-type="string">
            <text:p>Lodeiro</text:p>
          </table:table-cell>
          <table:table-cell table:number-columns-repeated="2" office:value-type="string" calcext:value-type="string">
            <text:p>Nicole</text:p>
          </table:table-cell>
          <table:table-cell table:number-columns-repeated="2"/>
          <table:table-cell table:formula="of:=CONCATENATE([.D263];LEFT([.E263];2);LEFT([.F263];2);LEFT([.A263];2);LEFT([.B263];2))" office:value-type="string" office:string-value="NicoleVaLo" calcext:value-type="string">
            <text:p>NicoleVaLo</text:p>
          </table:table-cell>
          <table:table-cell table:formula="of:=LOWER([.G263])" office:value-type="string" office:string-value="nicolevalo" calcext:value-type="string">
            <text:p>nicolevalo</text:p>
          </table:table-cell>
          <table:table-cell table:formula="of:=SUBSTITUTE(SUBSTITUTE(SUBSTITUTE(SUBSTITUTE(SUBSTITUTE([.H263];&quot;á&quot;;&quot;a&quot;);&quot;é&quot;;&quot;e&quot;);&quot;í&quot;;&quot;i&quot;);&quot;ó&quot;;&quot;o&quot;);&quot;ú&quot;;&quot;u&quot;)" office:value-type="string" office:string-value="nicolevalo" calcext:value-type="string">
            <text:p>nicolevalo</text:p>
          </table:table-cell>
          <table:table-cell office:value-type="float" office:value="21" calcext:value-type="float">
            <text:p>21</text:p>
          </table:table-cell>
          <table:table-cell table:formula="of:=CONCATENATE(&quot;a&quot;;[.J263];[.I263])" office:value-type="string" office:string-value="a21nicolevalo" calcext:value-type="string">
            <text:p>a21nicolevalo</text:p>
          </table:table-cell>
          <table:table-cell table:formula="of:=LEN([.K263])" office:value-type="float" office:value="13" calcext:value-type="float">
            <text:p>13</text:p>
          </table:table-cell>
          <table:table-cell table:formula="of:=[.K263]" office:value-type="string" office:string-value="a21nicolevalo" calcext:value-type="string">
            <text:p>a21nicolevalo</text:p>
          </table:table-cell>
          <table:table-cell office:value-type="string" calcext:value-type="string">
            <text:p>+brl=p;u-4</text:p>
          </table:table-cell>
          <table:table-cell table:style-name="ce2" office:value-type="string" calcext:value-type="string">
            <text:p>03/07/198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46623515</text:p>
          </table:table-cell>
          <table:table-cell office:value-type="string" calcext:value-type="string">
            <text:p>17 Curtismill Way</text:p>
          </table:table-cell>
          <table:table-cell office:value-type="string" calcext:value-type="string">
            <text:p>Vigo</text:p>
          </table:table-cell>
          <table:table-cell table:number-columns-repeated="2" office:value-type="string" calcext:value-type="string">
            <text:p>iib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lonso</text:p>
          </table:table-cell>
          <table:table-cell office:value-type="string" calcext:value-type="string">
            <text:p>Vázquez</text:p>
          </table:table-cell>
          <table:table-cell table:number-columns-repeated="2" office:value-type="string" calcext:value-type="string">
            <text:p>Hugo</text:p>
          </table:table-cell>
          <table:table-cell table:number-columns-repeated="2"/>
          <table:table-cell table:formula="of:=CONCATENATE([.D264];LEFT([.E264];2);LEFT([.F264];2);LEFT([.A264];2);LEFT([.B264];2))" office:value-type="string" office:string-value="HugoAlVá" calcext:value-type="string">
            <text:p>HugoAlVá</text:p>
          </table:table-cell>
          <table:table-cell table:formula="of:=LOWER([.G264])" office:value-type="string" office:string-value="hugoalvá" calcext:value-type="string">
            <text:p>hugoalvá</text:p>
          </table:table-cell>
          <table:table-cell table:formula="of:=SUBSTITUTE(SUBSTITUTE(SUBSTITUTE(SUBSTITUTE(SUBSTITUTE([.H264];&quot;á&quot;;&quot;a&quot;);&quot;é&quot;;&quot;e&quot;);&quot;í&quot;;&quot;i&quot;);&quot;ó&quot;;&quot;o&quot;);&quot;ú&quot;;&quot;u&quot;)" office:value-type="string" office:string-value="hugoalva" calcext:value-type="string">
            <text:p>hugoalva</text:p>
          </table:table-cell>
          <table:table-cell office:value-type="float" office:value="20" calcext:value-type="float">
            <text:p>20</text:p>
          </table:table-cell>
          <table:table-cell table:formula="of:=CONCATENATE(&quot;a&quot;;[.J264];[.I264])" office:value-type="string" office:string-value="a20hugoalva" calcext:value-type="string">
            <text:p>a20hugoalva</text:p>
          </table:table-cell>
          <table:table-cell table:formula="of:=LEN([.K264])" office:value-type="float" office:value="11" calcext:value-type="float">
            <text:p>11</text:p>
          </table:table-cell>
          <table:table-cell table:formula="of:=[.K264]" office:value-type="string" office:string-value="a20hugoalva" calcext:value-type="string">
            <text:p>a20hugoalva</text:p>
          </table:table-cell>
          <table:table-cell office:value-type="string" calcext:value-type="string">
            <text:p>*4J|3fwTsx</text:p>
          </table:table-cell>
          <table:table-cell table:style-name="ce2" office:value-type="string" calcext:value-type="string">
            <text:p>20/09/199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07831859</text:p>
          </table:table-cell>
          <table:table-cell office:value-type="string" calcext:value-type="string">
            <text:p>8 Highfields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ios</text:p>
          </table:table-cell>
          <table:table-cell office:value-type="string" calcext:value-type="string">
            <text:p>Rodríguez</text:p>
          </table:table-cell>
          <table:table-cell table:number-columns-repeated="2" office:value-type="string" calcext:value-type="string">
            <text:p>Jose</text:p>
          </table:table-cell>
          <table:table-cell table:number-columns-repeated="2"/>
          <table:table-cell table:formula="of:=CONCATENATE([.D265];LEFT([.E265];2);LEFT([.F265];2);LEFT([.A265];2);LEFT([.B265];2))" office:value-type="string" office:string-value="JoseDiRo" calcext:value-type="string">
            <text:p>JoseDiRo</text:p>
          </table:table-cell>
          <table:table-cell table:formula="of:=LOWER([.G265])" office:value-type="string" office:string-value="josediro" calcext:value-type="string">
            <text:p>josediro</text:p>
          </table:table-cell>
          <table:table-cell table:formula="of:=SUBSTITUTE(SUBSTITUTE(SUBSTITUTE(SUBSTITUTE(SUBSTITUTE([.H265];&quot;á&quot;;&quot;a&quot;);&quot;é&quot;;&quot;e&quot;);&quot;í&quot;;&quot;i&quot;);&quot;ó&quot;;&quot;o&quot;);&quot;ú&quot;;&quot;u&quot;)" office:value-type="string" office:string-value="josediro" calcext:value-type="string">
            <text:p>josediro</text:p>
          </table:table-cell>
          <table:table-cell office:value-type="float" office:value="18" calcext:value-type="float">
            <text:p>18</text:p>
          </table:table-cell>
          <table:table-cell table:formula="of:=CONCATENATE(&quot;a&quot;;[.J265];[.I265])" office:value-type="string" office:string-value="a18josediro" calcext:value-type="string">
            <text:p>a18josediro</text:p>
          </table:table-cell>
          <table:table-cell table:formula="of:=LEN([.K265])" office:value-type="float" office:value="11" calcext:value-type="float">
            <text:p>11</text:p>
          </table:table-cell>
          <table:table-cell table:formula="of:=[.K265]" office:value-type="string" office:string-value="a18josediro" calcext:value-type="string">
            <text:p>a18josediro</text:p>
          </table:table-cell>
          <table:table-cell office:value-type="string" calcext:value-type="string">
            <text:p>+3jgX9tAEV</text:p>
          </table:table-cell>
          <table:table-cell table:style-name="ce2" office:value-type="string" calcext:value-type="string">
            <text:p>30/01/200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27088529</text:p>
          </table:table-cell>
          <table:table-cell office:value-type="string" calcext:value-type="string">
            <text:p>15 Roast Calf Lan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  <table:table-cell office:value-type="string" calcext:value-type="string">
            <text:p>is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ergara</text:p>
          </table:table-cell>
          <table:table-cell office:value-type="string" calcext:value-type="string">
            <text:p>Lemos</text:p>
          </table:table-cell>
          <table:table-cell table:number-columns-repeated="2" office:value-type="string" calcext:value-type="string">
            <text:p>Martín</text:p>
          </table:table-cell>
          <table:table-cell table:number-columns-repeated="2"/>
          <table:table-cell table:formula="of:=CONCATENATE([.D266];LEFT([.E266];2);LEFT([.F266];2);LEFT([.A266];2);LEFT([.B266];2))" office:value-type="string" office:string-value="MartínVeLe" calcext:value-type="string">
            <text:p>MartínVeLe</text:p>
          </table:table-cell>
          <table:table-cell table:formula="of:=LOWER([.G266])" office:value-type="string" office:string-value="martínvele" calcext:value-type="string">
            <text:p>martínvele</text:p>
          </table:table-cell>
          <table:table-cell table:formula="of:=SUBSTITUTE(SUBSTITUTE(SUBSTITUTE(SUBSTITUTE(SUBSTITUTE([.H266];&quot;á&quot;;&quot;a&quot;);&quot;é&quot;;&quot;e&quot;);&quot;í&quot;;&quot;i&quot;);&quot;ó&quot;;&quot;o&quot;);&quot;ú&quot;;&quot;u&quot;)" office:value-type="string" office:string-value="martinvele" calcext:value-type="string">
            <text:p>martinvele</text:p>
          </table:table-cell>
          <table:table-cell office:value-type="float" office:value="20" calcext:value-type="float">
            <text:p>20</text:p>
          </table:table-cell>
          <table:table-cell table:formula="of:=CONCATENATE(&quot;a&quot;;[.J266];[.I266])" office:value-type="string" office:string-value="a20martinvele" calcext:value-type="string">
            <text:p>a20martinvele</text:p>
          </table:table-cell>
          <table:table-cell table:formula="of:=LEN([.K266])" office:value-type="float" office:value="13" calcext:value-type="float">
            <text:p>13</text:p>
          </table:table-cell>
          <table:table-cell table:formula="of:=[.K266]" office:value-type="string" office:string-value="a20martinvele" calcext:value-type="string">
            <text:p>a20martinvele</text:p>
          </table:table-cell>
          <table:table-cell office:value-type="string" calcext:value-type="string">
            <text:p>MP7|N9vUb|</text:p>
          </table:table-cell>
          <table:table-cell table:style-name="ce2" office:value-type="string" calcext:value-type="string">
            <text:p>17/04/198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74352354</text:p>
          </table:table-cell>
          <table:table-cell office:value-type="string" calcext:value-type="string">
            <text:p>Hazelfield Cottag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arballo</text:p>
          </table:table-cell>
          <table:table-cell office:value-type="string" calcext:value-type="string">
            <text:p>Calvo</text:p>
          </table:table-cell>
          <table:table-cell table:number-columns-repeated="2" office:value-type="string" calcext:value-type="string">
            <text:p>David</text:p>
          </table:table-cell>
          <table:table-cell table:number-columns-repeated="2"/>
          <table:table-cell table:formula="of:=CONCATENATE([.D267];LEFT([.E267];2);LEFT([.F267];2);LEFT([.A267];2);LEFT([.B267];2))" office:value-type="string" office:string-value="DavidCaCa" calcext:value-type="string">
            <text:p>DavidCaCa</text:p>
          </table:table-cell>
          <table:table-cell table:formula="of:=LOWER([.G267])" office:value-type="string" office:string-value="davidcaca" calcext:value-type="string">
            <text:p>davidcaca</text:p>
          </table:table-cell>
          <table:table-cell table:formula="of:=SUBSTITUTE(SUBSTITUTE(SUBSTITUTE(SUBSTITUTE(SUBSTITUTE([.H267];&quot;á&quot;;&quot;a&quot;);&quot;é&quot;;&quot;e&quot;);&quot;í&quot;;&quot;i&quot;);&quot;ó&quot;;&quot;o&quot;);&quot;ú&quot;;&quot;u&quot;)" office:value-type="string" office:string-value="davidcaca" calcext:value-type="string">
            <text:p>davidcaca</text:p>
          </table:table-cell>
          <table:table-cell office:value-type="float" office:value="20" calcext:value-type="float">
            <text:p>20</text:p>
          </table:table-cell>
          <table:table-cell table:formula="of:=CONCATENATE(&quot;a&quot;;[.J267];[.I267])" office:value-type="string" office:string-value="a20davidcaca" calcext:value-type="string">
            <text:p>a20davidcaca</text:p>
          </table:table-cell>
          <table:table-cell table:formula="of:=LEN([.K267])" office:value-type="float" office:value="12" calcext:value-type="float">
            <text:p>12</text:p>
          </table:table-cell>
          <table:table-cell table:formula="of:=[.K267]" office:value-type="string" office:string-value="a20davidcaca" calcext:value-type="string">
            <text:p>a20davidcaca</text:p>
          </table:table-cell>
          <table:table-cell office:value-type="string" calcext:value-type="string">
            <text:p>+vn{t7yv;i}</text:p>
          </table:table-cell>
          <table:table-cell table:style-name="ce2" office:value-type="string" calcext:value-type="string">
            <text:p>07/02/199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24957546</text:p>
          </table:table-cell>
          <table:table-cell office:value-type="string" calcext:value-type="string">
            <text:p>22 Deansgat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Cabaleiro</text:p>
          </table:table-cell>
          <table:table-cell office:value-type="string" calcext:value-type="string">
            <text:p>Jose Antonio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Antonio</text:p>
          </table:table-cell>
          <table:table-cell/>
          <table:table-cell table:formula="of:=CONCATENATE([.D268];LEFT([.E268];2);LEFT([.F268];2);LEFT([.A268];2);LEFT([.B268];2))" office:value-type="string" office:string-value="JoseAndaCa" calcext:value-type="string">
            <text:p>JoseAndaCa</text:p>
          </table:table-cell>
          <table:table-cell table:formula="of:=LOWER([.G268])" office:value-type="string" office:string-value="joseandaca" calcext:value-type="string">
            <text:p>joseandaca</text:p>
          </table:table-cell>
          <table:table-cell table:formula="of:=SUBSTITUTE(SUBSTITUTE(SUBSTITUTE(SUBSTITUTE(SUBSTITUTE([.H268];&quot;á&quot;;&quot;a&quot;);&quot;é&quot;;&quot;e&quot;);&quot;í&quot;;&quot;i&quot;);&quot;ó&quot;;&quot;o&quot;);&quot;ú&quot;;&quot;u&quot;)" office:value-type="string" office:string-value="joseandaca" calcext:value-type="string">
            <text:p>joseandaca</text:p>
          </table:table-cell>
          <table:table-cell office:value-type="float" office:value="18" calcext:value-type="float">
            <text:p>18</text:p>
          </table:table-cell>
          <table:table-cell table:formula="of:=CONCATENATE(&quot;a&quot;;[.J268];[.I268])" office:value-type="string" office:string-value="a18joseandaca" calcext:value-type="string">
            <text:p>a18joseandaca</text:p>
          </table:table-cell>
          <table:table-cell table:formula="of:=LEN([.K268])" office:value-type="float" office:value="13" calcext:value-type="float">
            <text:p>13</text:p>
          </table:table-cell>
          <table:table-cell table:formula="of:=[.K268]" office:value-type="string" office:string-value="a18joseandaca" calcext:value-type="string">
            <text:p>a18joseandaca</text:p>
          </table:table-cell>
          <table:table-cell office:value-type="string" calcext:value-type="string">
            <text:p>n,=9Ji[to=</text:p>
          </table:table-cell>
          <table:table-cell table:style-name="ce2" office:value-type="string" calcext:value-type="string">
            <text:p>26/03/199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83708814</text:p>
          </table:table-cell>
          <table:table-cell office:value-type="string" calcext:value-type="string">
            <text:p>15 Hartley Street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  <table:table-cell office:value-type="string" calcext:value-type="string">
            <text:p>is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omínguez</text:p>
          </table:table-cell>
          <table:table-cell office:value-type="string" calcext:value-type="string">
            <text:p>Rico</text:p>
          </table:table-cell>
          <table:table-cell table:number-columns-repeated="2" office:value-type="string" calcext:value-type="string">
            <text:p>Aarón</text:p>
          </table:table-cell>
          <table:table-cell table:number-columns-repeated="2"/>
          <table:table-cell table:formula="of:=CONCATENATE([.D269];LEFT([.E269];2);LEFT([.F269];2);LEFT([.A269];2);LEFT([.B269];2))" office:value-type="string" office:string-value="AarónDoRi" calcext:value-type="string">
            <text:p>AarónDoRi</text:p>
          </table:table-cell>
          <table:table-cell table:formula="of:=LOWER([.G269])" office:value-type="string" office:string-value="aaróndori" calcext:value-type="string">
            <text:p>aaróndori</text:p>
          </table:table-cell>
          <table:table-cell table:formula="of:=SUBSTITUTE(SUBSTITUTE(SUBSTITUTE(SUBSTITUTE(SUBSTITUTE([.H269];&quot;á&quot;;&quot;a&quot;);&quot;é&quot;;&quot;e&quot;);&quot;í&quot;;&quot;i&quot;);&quot;ó&quot;;&quot;o&quot;);&quot;ú&quot;;&quot;u&quot;)" office:value-type="string" office:string-value="aarondori" calcext:value-type="string">
            <text:p>aarondori</text:p>
          </table:table-cell>
          <table:table-cell office:value-type="float" office:value="18" calcext:value-type="float">
            <text:p>18</text:p>
          </table:table-cell>
          <table:table-cell table:formula="of:=CONCATENATE(&quot;a&quot;;[.J269];[.I269])" office:value-type="string" office:string-value="a18aarondori" calcext:value-type="string">
            <text:p>a18aarondori</text:p>
          </table:table-cell>
          <table:table-cell table:formula="of:=LEN([.K269])" office:value-type="float" office:value="12" calcext:value-type="float">
            <text:p>12</text:p>
          </table:table-cell>
          <table:table-cell table:formula="of:=[.K269]" office:value-type="string" office:string-value="a18aarondori" calcext:value-type="string">
            <text:p>a18aarondori</text:p>
          </table:table-cell>
          <table:table-cell office:value-type="string" calcext:value-type="string">
            <text:p>ad|Ta3f.Y}</text:p>
          </table:table-cell>
          <table:table-cell table:style-name="ce2" office:value-type="string" calcext:value-type="string">
            <text:p>23/12/197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94127566</text:p>
          </table:table-cell>
          <table:table-cell office:value-type="string" calcext:value-type="string">
            <text:p>120 Wyndham Avenu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agliari</text:p>
          </table:table-cell>
          <table:table-cell office:value-type="string" calcext:value-type="string">
            <text:p>Vidal</text:p>
          </table:table-cell>
          <table:table-cell table:number-columns-repeated="2" office:value-type="string" calcext:value-type="string">
            <text:p>Iris</text:p>
          </table:table-cell>
          <table:table-cell table:number-columns-repeated="2"/>
          <table:table-cell table:formula="of:=CONCATENATE([.D270];LEFT([.E270];2);LEFT([.F270];2);LEFT([.A270];2);LEFT([.B270];2))" office:value-type="string" office:string-value="IrisCaVi" calcext:value-type="string">
            <text:p>IrisCaVi</text:p>
          </table:table-cell>
          <table:table-cell table:formula="of:=LOWER([.G270])" office:value-type="string" office:string-value="iriscavi" calcext:value-type="string">
            <text:p>iriscavi</text:p>
          </table:table-cell>
          <table:table-cell table:formula="of:=SUBSTITUTE(SUBSTITUTE(SUBSTITUTE(SUBSTITUTE(SUBSTITUTE([.H270];&quot;á&quot;;&quot;a&quot;);&quot;é&quot;;&quot;e&quot;);&quot;í&quot;;&quot;i&quot;);&quot;ó&quot;;&quot;o&quot;);&quot;ú&quot;;&quot;u&quot;)" office:value-type="string" office:string-value="iriscavi" calcext:value-type="string">
            <text:p>iriscavi</text:p>
          </table:table-cell>
          <table:table-cell office:value-type="float" office:value="18" calcext:value-type="float">
            <text:p>18</text:p>
          </table:table-cell>
          <table:table-cell table:formula="of:=CONCATENATE(&quot;a&quot;;[.J270];[.I270])" office:value-type="string" office:string-value="a18iriscavi" calcext:value-type="string">
            <text:p>a18iriscavi</text:p>
          </table:table-cell>
          <table:table-cell table:formula="of:=LEN([.K270])" office:value-type="float" office:value="11" calcext:value-type="float">
            <text:p>11</text:p>
          </table:table-cell>
          <table:table-cell table:formula="of:=[.K270]" office:value-type="string" office:string-value="a18iriscavi" calcext:value-type="string">
            <text:p>a18iriscavi</text:p>
          </table:table-cell>
          <table:table-cell office:value-type="string" calcext:value-type="string">
            <text:p>],iumNzaX4</text:p>
          </table:table-cell>
          <table:table-cell table:style-name="ce2" office:value-type="string" calcext:value-type="string">
            <text:p>16/04/199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24289376</text:p>
          </table:table-cell>
          <table:table-cell office:value-type="string" calcext:value-type="string">
            <text:p>94 Wyatts Lan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rias</text:p>
          </table:table-cell>
          <table:table-cell office:value-type="string" calcext:value-type="string">
            <text:p>Rodríguez</text:p>
          </table:table-cell>
          <table:table-cell table:number-columns-repeated="2" office:value-type="string" calcext:value-type="string">
            <text:p>Ruth</text:p>
          </table:table-cell>
          <table:table-cell table:number-columns-repeated="2"/>
          <table:table-cell table:formula="of:=CONCATENATE([.D271];LEFT([.E271];2);LEFT([.F271];2);LEFT([.A271];2);LEFT([.B271];2))" office:value-type="string" office:string-value="RuthArRo" calcext:value-type="string">
            <text:p>RuthArRo</text:p>
          </table:table-cell>
          <table:table-cell table:formula="of:=LOWER([.G271])" office:value-type="string" office:string-value="rutharro" calcext:value-type="string">
            <text:p>rutharro</text:p>
          </table:table-cell>
          <table:table-cell table:formula="of:=SUBSTITUTE(SUBSTITUTE(SUBSTITUTE(SUBSTITUTE(SUBSTITUTE([.H271];&quot;á&quot;;&quot;a&quot;);&quot;é&quot;;&quot;e&quot;);&quot;í&quot;;&quot;i&quot;);&quot;ó&quot;;&quot;o&quot;);&quot;ú&quot;;&quot;u&quot;)" office:value-type="string" office:string-value="rutharro" calcext:value-type="string">
            <text:p>rutharro</text:p>
          </table:table-cell>
          <table:table-cell office:value-type="float" office:value="19" calcext:value-type="float">
            <text:p>19</text:p>
          </table:table-cell>
          <table:table-cell table:formula="of:=CONCATENATE(&quot;a&quot;;[.J271];[.I271])" office:value-type="string" office:string-value="a19rutharro" calcext:value-type="string">
            <text:p>a19rutharro</text:p>
          </table:table-cell>
          <table:table-cell table:formula="of:=LEN([.K271])" office:value-type="float" office:value="11" calcext:value-type="float">
            <text:p>11</text:p>
          </table:table-cell>
          <table:table-cell table:formula="of:=[.K271]" office:value-type="string" office:string-value="a19rutharro" calcext:value-type="string">
            <text:p>a19rutharro</text:p>
          </table:table-cell>
          <table:table-cell office:value-type="string" calcext:value-type="string">
            <text:p>xYg}_4|3ha</text:p>
          </table:table-cell>
          <table:table-cell table:style-name="ce2" office:value-type="string" calcext:value-type="string">
            <text:p>09/07/199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37070681</text:p>
          </table:table-cell>
          <table:table-cell office:value-type="string" calcext:value-type="string">
            <text:p>1 Tudor Walk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rros</text:p>
          </table:table-cell>
          <table:table-cell office:value-type="string" calcext:value-type="string">
            <text:p>Fernández</text:p>
          </table:table-cell>
          <table:table-cell table:number-columns-repeated="2" office:value-type="string" calcext:value-type="string">
            <text:p>Miguel</text:p>
          </table:table-cell>
          <table:table-cell table:number-columns-repeated="2"/>
          <table:table-cell table:formula="of:=CONCATENATE([.D272];LEFT([.E272];2);LEFT([.F272];2);LEFT([.A272];2);LEFT([.B272];2))" office:value-type="string" office:string-value="MiguelBaFe" calcext:value-type="string">
            <text:p>MiguelBaFe</text:p>
          </table:table-cell>
          <table:table-cell table:formula="of:=LOWER([.G272])" office:value-type="string" office:string-value="miguelbafe" calcext:value-type="string">
            <text:p>miguelbafe</text:p>
          </table:table-cell>
          <table:table-cell table:formula="of:=SUBSTITUTE(SUBSTITUTE(SUBSTITUTE(SUBSTITUTE(SUBSTITUTE([.H272];&quot;á&quot;;&quot;a&quot;);&quot;é&quot;;&quot;e&quot;);&quot;í&quot;;&quot;i&quot;);&quot;ó&quot;;&quot;o&quot;);&quot;ú&quot;;&quot;u&quot;)" office:value-type="string" office:string-value="miguelbafe" calcext:value-type="string">
            <text:p>miguelbafe</text:p>
          </table:table-cell>
          <table:table-cell office:value-type="float" office:value="20" calcext:value-type="float">
            <text:p>20</text:p>
          </table:table-cell>
          <table:table-cell table:formula="of:=CONCATENATE(&quot;a&quot;;[.J272];[.I272])" office:value-type="string" office:string-value="a20miguelbafe" calcext:value-type="string">
            <text:p>a20miguelbafe</text:p>
          </table:table-cell>
          <table:table-cell table:formula="of:=LEN([.K272])" office:value-type="float" office:value="13" calcext:value-type="float">
            <text:p>13</text:p>
          </table:table-cell>
          <table:table-cell table:formula="of:=[.K272]" office:value-type="string" office:string-value="a20miguelbafe" calcext:value-type="string">
            <text:p>a20miguelbafe</text:p>
          </table:table-cell>
          <table:table-cell office:value-type="string" calcext:value-type="string">
            <text:p>-YwK*,cTL9</text:p>
          </table:table-cell>
          <table:table-cell table:style-name="ce2" office:value-type="string" calcext:value-type="string">
            <text:p>24/09/1997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21414475</text:p>
          </table:table-cell>
          <table:table-cell office:value-type="string" calcext:value-type="string">
            <text:p>43 Bramdean Road</text:p>
          </table:table-cell>
          <table:table-cell office:value-type="string" calcext:value-type="string">
            <text:p>Vigo</text:p>
          </table:table-cell>
          <table:table-cell table:number-columns-repeated="2" office:value-type="string" calcext:value-type="string">
            <text:p>iib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guélez</text:p>
          </table:table-cell>
          <table:table-cell office:value-type="string" calcext:value-type="string">
            <text:p>Faya</text:p>
          </table:table-cell>
          <table:table-cell table:number-columns-repeated="2" office:value-type="string" calcext:value-type="string">
            <text:p>Irene</text:p>
          </table:table-cell>
          <table:table-cell table:number-columns-repeated="2"/>
          <table:table-cell table:formula="of:=CONCATENATE([.D273];LEFT([.E273];2);LEFT([.F273];2);LEFT([.A273];2);LEFT([.B273];2))" office:value-type="string" office:string-value="IreneMiFa" calcext:value-type="string">
            <text:p>IreneMiFa</text:p>
          </table:table-cell>
          <table:table-cell table:formula="of:=LOWER([.G273])" office:value-type="string" office:string-value="irenemifa" calcext:value-type="string">
            <text:p>irenemifa</text:p>
          </table:table-cell>
          <table:table-cell table:formula="of:=SUBSTITUTE(SUBSTITUTE(SUBSTITUTE(SUBSTITUTE(SUBSTITUTE([.H273];&quot;á&quot;;&quot;a&quot;);&quot;é&quot;;&quot;e&quot;);&quot;í&quot;;&quot;i&quot;);&quot;ó&quot;;&quot;o&quot;);&quot;ú&quot;;&quot;u&quot;)" office:value-type="string" office:string-value="irenemifa" calcext:value-type="string">
            <text:p>irenemifa</text:p>
          </table:table-cell>
          <table:table-cell office:value-type="float" office:value="19" calcext:value-type="float">
            <text:p>19</text:p>
          </table:table-cell>
          <table:table-cell table:formula="of:=CONCATENATE(&quot;a&quot;;[.J273];[.I273])" office:value-type="string" office:string-value="a19irenemifa" calcext:value-type="string">
            <text:p>a19irenemifa</text:p>
          </table:table-cell>
          <table:table-cell table:formula="of:=LEN([.K273])" office:value-type="float" office:value="12" calcext:value-type="float">
            <text:p>12</text:p>
          </table:table-cell>
          <table:table-cell table:formula="of:=[.K273]" office:value-type="string" office:string-value="a19irenemifa" calcext:value-type="string">
            <text:p>a19irenemifa</text:p>
          </table:table-cell>
          <table:table-cell office:value-type="string" calcext:value-type="string">
            <text:p>3==|[dv4sX</text:p>
          </table:table-cell>
          <table:table-cell table:style-name="ce2" office:value-type="string" calcext:value-type="string">
            <text:p>28/02/1989</text:p>
          </table:table-cell>
          <table:table-cell office:value-type="string" calcext:value-type="string">
            <text:p>Alemaña</text:p>
          </table:table-cell>
          <table:table-cell office:value-type="string" calcext:value-type="string">
            <text:p>611714325</text:p>
          </table:table-cell>
          <table:table-cell office:value-type="string" calcext:value-type="string">
            <text:p>1 Gray Close</text:p>
          </table:table-cell>
          <table:table-cell office:value-type="string" calcext:value-type="string">
            <text:p>Redondela</text:p>
          </table:table-cell>
          <table:table-cell office:value-type="string" calcext:value-type="string">
            <text:p>(A)-Sistemas microinformáticos e redes</text:p>
          </table:table-cell>
          <table:table-cell office:value-type="string" calcext:value-type="string">
            <text:p>is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il</text:p>
          </table:table-cell>
          <table:table-cell office:value-type="string" calcext:value-type="string">
            <text:p>Belmonte</text:p>
          </table:table-cell>
          <table:table-cell table:number-columns-repeated="2" office:value-type="string" calcext:value-type="string">
            <text:p>Edgar</text:p>
          </table:table-cell>
          <table:table-cell table:number-columns-repeated="2"/>
          <table:table-cell table:formula="of:=CONCATENATE([.D274];LEFT([.E274];2);LEFT([.F274];2);LEFT([.A274];2);LEFT([.B274];2))" office:value-type="string" office:string-value="EdgarGiBe" calcext:value-type="string">
            <text:p>EdgarGiBe</text:p>
          </table:table-cell>
          <table:table-cell table:formula="of:=LOWER([.G274])" office:value-type="string" office:string-value="edgargibe" calcext:value-type="string">
            <text:p>edgargibe</text:p>
          </table:table-cell>
          <table:table-cell table:formula="of:=SUBSTITUTE(SUBSTITUTE(SUBSTITUTE(SUBSTITUTE(SUBSTITUTE([.H274];&quot;á&quot;;&quot;a&quot;);&quot;é&quot;;&quot;e&quot;);&quot;í&quot;;&quot;i&quot;);&quot;ó&quot;;&quot;o&quot;);&quot;ú&quot;;&quot;u&quot;)" office:value-type="string" office:string-value="edgargibe" calcext:value-type="string">
            <text:p>edgargibe</text:p>
          </table:table-cell>
          <table:table-cell office:value-type="float" office:value="19" calcext:value-type="float">
            <text:p>19</text:p>
          </table:table-cell>
          <table:table-cell table:formula="of:=CONCATENATE(&quot;a&quot;;[.J274];[.I274])" office:value-type="string" office:string-value="a19edgargibe" calcext:value-type="string">
            <text:p>a19edgargibe</text:p>
          </table:table-cell>
          <table:table-cell table:formula="of:=LEN([.K274])" office:value-type="float" office:value="12" calcext:value-type="float">
            <text:p>12</text:p>
          </table:table-cell>
          <table:table-cell table:formula="of:=[.K274]" office:value-type="string" office:string-value="a19edgargibe" calcext:value-type="string">
            <text:p>a19edgargibe</text:p>
          </table:table-cell>
          <table:table-cell office:value-type="string" calcext:value-type="string">
            <text:p>@HpzrUMq4U</text:p>
          </table:table-cell>
          <table:table-cell table:style-name="ce2" office:value-type="string" calcext:value-type="string">
            <text:p>28/05/200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14586504</text:p>
          </table:table-cell>
          <table:table-cell office:value-type="string" calcext:value-type="string">
            <text:p>Johnson Garden Day Nursery</text:p>
          </table:table-cell>
          <table:table-cell office:value-type="string" calcext:value-type="string">
            <text:p>Porriño (O)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orres</text:p>
          </table:table-cell>
          <table:table-cell office:value-type="string" calcext:value-type="string">
            <text:p>Castiñeiras</text:p>
          </table:table-cell>
          <table:table-cell table:number-columns-repeated="2" office:value-type="string" calcext:value-type="string">
            <text:p>Susana</text:p>
          </table:table-cell>
          <table:table-cell table:number-columns-repeated="2"/>
          <table:table-cell table:formula="of:=CONCATENATE([.D275];LEFT([.E275];2);LEFT([.F275];2);LEFT([.A275];2);LEFT([.B275];2))" office:value-type="string" office:string-value="SusanaToCa" calcext:value-type="string">
            <text:p>SusanaToCa</text:p>
          </table:table-cell>
          <table:table-cell table:formula="of:=LOWER([.G275])" office:value-type="string" office:string-value="susanatoca" calcext:value-type="string">
            <text:p>susanatoca</text:p>
          </table:table-cell>
          <table:table-cell table:formula="of:=SUBSTITUTE(SUBSTITUTE(SUBSTITUTE(SUBSTITUTE(SUBSTITUTE([.H275];&quot;á&quot;;&quot;a&quot;);&quot;é&quot;;&quot;e&quot;);&quot;í&quot;;&quot;i&quot;);&quot;ó&quot;;&quot;o&quot;);&quot;ú&quot;;&quot;u&quot;)" office:value-type="string" office:string-value="susanatoca" calcext:value-type="string">
            <text:p>susanatoca</text:p>
          </table:table-cell>
          <table:table-cell office:value-type="float" office:value="20" calcext:value-type="float">
            <text:p>20</text:p>
          </table:table-cell>
          <table:table-cell table:formula="of:=CONCATENATE(&quot;a&quot;;[.J275];[.I275])" office:value-type="string" office:string-value="a20susanatoca" calcext:value-type="string">
            <text:p>a20susanatoca</text:p>
          </table:table-cell>
          <table:table-cell table:formula="of:=LEN([.K275])" office:value-type="float" office:value="13" calcext:value-type="float">
            <text:p>13</text:p>
          </table:table-cell>
          <table:table-cell table:formula="of:=[.K275]" office:value-type="string" office:string-value="a20susanatoca" calcext:value-type="string">
            <text:p>a20susanatoca</text:p>
          </table:table-cell>
          <table:table-cell office:value-type="string" calcext:value-type="string">
            <text:p>|7aqNNan*j</text:p>
          </table:table-cell>
          <table:table-cell table:style-name="ce2" office:value-type="string" calcext:value-type="string">
            <text:p>07/03/199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83149006</text:p>
          </table:table-cell>
          <table:table-cell office:value-type="string" calcext:value-type="string">
            <text:p>Homelea</text:p>
          </table:table-cell>
          <table:table-cell office:value-type="string" calcext:value-type="string">
            <text:p>Tui</text:p>
          </table:table-cell>
          <table:table-cell office:value-type="string" calcext:value-type="string">
            <text:p>(A)-Administración de sistemas informáticos en rede</text:p>
          </table:table-cell>
          <table:table-cell office:value-type="string" calcext:value-type="string">
            <text:p>iana</text:p>
          </table:table-cell>
          <table:table-cell table:number-columns-repeated="1001"/>
        </table:table-row>
        <table:table-row table:style-name="ro1">
          <table:table-cell table:number-columns-repeated="2" office:value-type="string" calcext:value-type="string">
            <text:p>Rodríguez</text:p>
          </table:table-cell>
          <table:table-cell table:number-columns-repeated="2" office:value-type="string" calcext:value-type="string">
            <text:p>Manuel</text:p>
          </table:table-cell>
          <table:table-cell table:number-columns-repeated="2"/>
          <table:table-cell table:formula="of:=CONCATENATE([.D276];LEFT([.E276];2);LEFT([.F276];2);LEFT([.A276];2);LEFT([.B276];2))" office:value-type="string" office:string-value="ManuelRoRo" calcext:value-type="string">
            <text:p>ManuelRoRo</text:p>
          </table:table-cell>
          <table:table-cell table:formula="of:=LOWER([.G276])" office:value-type="string" office:string-value="manuelroro" calcext:value-type="string">
            <text:p>manuelroro</text:p>
          </table:table-cell>
          <table:table-cell table:formula="of:=SUBSTITUTE(SUBSTITUTE(SUBSTITUTE(SUBSTITUTE(SUBSTITUTE([.H276];&quot;á&quot;;&quot;a&quot;);&quot;é&quot;;&quot;e&quot;);&quot;í&quot;;&quot;i&quot;);&quot;ó&quot;;&quot;o&quot;);&quot;ú&quot;;&quot;u&quot;)" office:value-type="string" office:string-value="manuelroro" calcext:value-type="string">
            <text:p>manuelroro</text:p>
          </table:table-cell>
          <table:table-cell office:value-type="float" office:value="20" calcext:value-type="float">
            <text:p>20</text:p>
          </table:table-cell>
          <table:table-cell table:formula="of:=CONCATENATE(&quot;a&quot;;[.J276];[.I276])" office:value-type="string" office:string-value="a20manuelroro" calcext:value-type="string">
            <text:p>a20manuelroro</text:p>
          </table:table-cell>
          <table:table-cell table:formula="of:=LEN([.K276])" office:value-type="float" office:value="13" calcext:value-type="float">
            <text:p>13</text:p>
          </table:table-cell>
          <table:table-cell table:formula="of:=[.K276]" office:value-type="string" office:string-value="a20manuelroro" calcext:value-type="string">
            <text:p>a20manuelroro</text:p>
          </table:table-cell>
          <table:table-cell office:value-type="string" calcext:value-type="string">
            <text:p>dg=sf*Krx7</text:p>
          </table:table-cell>
          <table:table-cell table:style-name="ce2" office:value-type="string" calcext:value-type="string">
            <text:p>20/01/199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69736530</text:p>
          </table:table-cell>
          <table:table-cell office:value-type="string" calcext:value-type="string">
            <text:p>Chade Lodg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anebianco</text:p>
          </table:table-cell>
          <table:table-cell office:value-type="string" calcext:value-type="string">
            <text:p>Castro</text:p>
          </table:table-cell>
          <table:table-cell table:number-columns-repeated="2" office:value-type="string" calcext:value-type="string">
            <text:p>Mario</text:p>
          </table:table-cell>
          <table:table-cell table:number-columns-repeated="2"/>
          <table:table-cell table:formula="of:=CONCATENATE([.D277];LEFT([.E277];2);LEFT([.F277];2);LEFT([.A277];2);LEFT([.B277];2))" office:value-type="string" office:string-value="MarioPaCa" calcext:value-type="string">
            <text:p>MarioPaCa</text:p>
          </table:table-cell>
          <table:table-cell table:formula="of:=LOWER([.G277])" office:value-type="string" office:string-value="mariopaca" calcext:value-type="string">
            <text:p>mariopaca</text:p>
          </table:table-cell>
          <table:table-cell table:formula="of:=SUBSTITUTE(SUBSTITUTE(SUBSTITUTE(SUBSTITUTE(SUBSTITUTE([.H277];&quot;á&quot;;&quot;a&quot;);&quot;é&quot;;&quot;e&quot;);&quot;í&quot;;&quot;i&quot;);&quot;ó&quot;;&quot;o&quot;);&quot;ú&quot;;&quot;u&quot;)" office:value-type="string" office:string-value="mariopaca" calcext:value-type="string">
            <text:p>mariopaca</text:p>
          </table:table-cell>
          <table:table-cell office:value-type="float" office:value="21" calcext:value-type="float">
            <text:p>21</text:p>
          </table:table-cell>
          <table:table-cell table:formula="of:=CONCATENATE(&quot;a&quot;;[.J277];[.I277])" office:value-type="string" office:string-value="a21mariopaca" calcext:value-type="string">
            <text:p>a21mariopaca</text:p>
          </table:table-cell>
          <table:table-cell table:formula="of:=LEN([.K277])" office:value-type="float" office:value="12" calcext:value-type="float">
            <text:p>12</text:p>
          </table:table-cell>
          <table:table-cell table:formula="of:=[.K277]" office:value-type="string" office:string-value="a21mariopaca" calcext:value-type="string">
            <text:p>a21mariopaca</text:p>
          </table:table-cell>
          <table:table-cell office:value-type="string" calcext:value-type="string">
            <text:p>{m7=T3_w|,</text:p>
          </table:table-cell>
          <table:table-cell table:style-name="ce2" office:value-type="string" calcext:value-type="string">
            <text:p>24/08/200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32331337</text:p>
          </table:table-cell>
          <table:table-cell office:value-type="string" calcext:value-type="string">
            <text:p>Tinkley Lodg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arcía</text:p>
          </table:table-cell>
          <table:table-cell office:value-type="string" calcext:value-type="string">
            <text:p>Leandro</text:p>
          </table:table-cell>
          <table:table-cell office:value-type="string" calcext:value-type="string">
            <text:p>Fernando Ricardo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Ricardo</text:p>
          </table:table-cell>
          <table:table-cell/>
          <table:table-cell table:formula="of:=CONCATENATE([.D278];LEFT([.E278];2);LEFT([.F278];2);LEFT([.A278];2);LEFT([.B278];2))" office:value-type="string" office:string-value="FernandoRiGaLe" calcext:value-type="string">
            <text:p>FernandoRiGaLe</text:p>
          </table:table-cell>
          <table:table-cell table:formula="of:=LOWER([.G278])" office:value-type="string" office:string-value="fernandorigale" calcext:value-type="string">
            <text:p>fernandorigale</text:p>
          </table:table-cell>
          <table:table-cell table:formula="of:=SUBSTITUTE(SUBSTITUTE(SUBSTITUTE(SUBSTITUTE(SUBSTITUTE([.H278];&quot;á&quot;;&quot;a&quot;);&quot;é&quot;;&quot;e&quot;);&quot;í&quot;;&quot;i&quot;);&quot;ó&quot;;&quot;o&quot;);&quot;ú&quot;;&quot;u&quot;)" office:value-type="string" office:string-value="fernandorigale" calcext:value-type="string">
            <text:p>fernandorigale</text:p>
          </table:table-cell>
          <table:table-cell office:value-type="float" office:value="19" calcext:value-type="float">
            <text:p>19</text:p>
          </table:table-cell>
          <table:table-cell table:formula="of:=CONCATENATE(&quot;a&quot;;[.J278];[.I278])" office:value-type="string" office:string-value="a19fernandorigale" calcext:value-type="string">
            <text:p>a19fernandorigale</text:p>
          </table:table-cell>
          <table:table-cell table:formula="of:=LEN([.K278])" office:value-type="float" office:value="17" calcext:value-type="float">
            <text:p>17</text:p>
          </table:table-cell>
          <table:table-cell table:formula="of:=[.K278]" office:value-type="string" office:string-value="a19fernandorigale" calcext:value-type="string">
            <text:p>a19fernandorigale</text:p>
          </table:table-cell>
          <table:table-cell office:value-type="string" calcext:value-type="string">
            <text:p>Vu+c_7iwXj</text:p>
          </table:table-cell>
          <table:table-cell table:style-name="ce2" office:value-type="string" calcext:value-type="string">
            <text:p>20/07/197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56714350</text:p>
          </table:table-cell>
          <table:table-cell office:value-type="string" calcext:value-type="string">
            <text:p>3 Priory Road</text:p>
          </table:table-cell>
          <table:table-cell office:value-type="string" calcext:value-type="string">
            <text:p>Ponteareas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ostoya</text:p>
          </table:table-cell>
          <table:table-cell office:value-type="string" calcext:value-type="string">
            <text:p>Reguera</text:p>
          </table:table-cell>
          <table:table-cell table:number-columns-repeated="2" office:value-type="string" calcext:value-type="string">
            <text:p>Daniel</text:p>
          </table:table-cell>
          <table:table-cell table:number-columns-repeated="2"/>
          <table:table-cell table:formula="of:=CONCATENATE([.D279];LEFT([.E279];2);LEFT([.F279];2);LEFT([.A279];2);LEFT([.B279];2))" office:value-type="string" office:string-value="DanielCoRe" calcext:value-type="string">
            <text:p>DanielCoRe</text:p>
          </table:table-cell>
          <table:table-cell table:formula="of:=LOWER([.G279])" office:value-type="string" office:string-value="danielcore" calcext:value-type="string">
            <text:p>danielcore</text:p>
          </table:table-cell>
          <table:table-cell table:formula="of:=SUBSTITUTE(SUBSTITUTE(SUBSTITUTE(SUBSTITUTE(SUBSTITUTE([.H279];&quot;á&quot;;&quot;a&quot;);&quot;é&quot;;&quot;e&quot;);&quot;í&quot;;&quot;i&quot;);&quot;ó&quot;;&quot;o&quot;);&quot;ú&quot;;&quot;u&quot;)" office:value-type="string" office:string-value="danielcore" calcext:value-type="string">
            <text:p>danielcore</text:p>
          </table:table-cell>
          <table:table-cell office:value-type="float" office:value="18" calcext:value-type="float">
            <text:p>18</text:p>
          </table:table-cell>
          <table:table-cell table:formula="of:=CONCATENATE(&quot;a&quot;;[.J279];[.I279])" office:value-type="string" office:string-value="a18danielcore" calcext:value-type="string">
            <text:p>a18danielcore</text:p>
          </table:table-cell>
          <table:table-cell table:formula="of:=LEN([.K279])" office:value-type="float" office:value="13" calcext:value-type="float">
            <text:p>13</text:p>
          </table:table-cell>
          <table:table-cell table:formula="of:=[.K279]" office:value-type="string" office:string-value="a18danielcore" calcext:value-type="string">
            <text:p>a18danielcore</text:p>
          </table:table-cell>
          <table:table-cell office:value-type="string" calcext:value-type="string">
            <text:p>9djw_{Yia4</text:p>
          </table:table-cell>
          <table:table-cell table:style-name="ce2" office:value-type="string" calcext:value-type="string">
            <text:p>05/12/198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07130761</text:p>
          </table:table-cell>
          <table:table-cell office:value-type="string" calcext:value-type="string">
            <text:p>9 Wren Clo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  <table:table-cell office:value-type="string" calcext:value-type="string">
            <text:p>is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ora</text:p>
          </table:table-cell>
          <table:table-cell/>
          <table:table-cell table:number-columns-repeated="2" office:value-type="string" calcext:value-type="string">
            <text:p>Christian</text:p>
          </table:table-cell>
          <table:table-cell table:number-columns-repeated="2"/>
          <table:table-cell table:formula="of:=CONCATENATE([.D280];LEFT([.E280];2);LEFT([.F280];2);LEFT([.A280];2);LEFT([.B280];2))" office:value-type="string" office:string-value="ChristianLo" calcext:value-type="string">
            <text:p>ChristianLo</text:p>
          </table:table-cell>
          <table:table-cell table:formula="of:=LOWER([.G280])" office:value-type="string" office:string-value="christianlo" calcext:value-type="string">
            <text:p>christianlo</text:p>
          </table:table-cell>
          <table:table-cell table:formula="of:=SUBSTITUTE(SUBSTITUTE(SUBSTITUTE(SUBSTITUTE(SUBSTITUTE([.H280];&quot;á&quot;;&quot;a&quot;);&quot;é&quot;;&quot;e&quot;);&quot;í&quot;;&quot;i&quot;);&quot;ó&quot;;&quot;o&quot;);&quot;ú&quot;;&quot;u&quot;)" office:value-type="string" office:string-value="christianlo" calcext:value-type="string">
            <text:p>christianlo</text:p>
          </table:table-cell>
          <table:table-cell office:value-type="float" office:value="21" calcext:value-type="float">
            <text:p>21</text:p>
          </table:table-cell>
          <table:table-cell table:formula="of:=CONCATENATE(&quot;a&quot;;[.J280];[.I280])" office:value-type="string" office:string-value="a21christianlo" calcext:value-type="string">
            <text:p>a21christianlo</text:p>
          </table:table-cell>
          <table:table-cell table:formula="of:=LEN([.K280])" office:value-type="float" office:value="14" calcext:value-type="float">
            <text:p>14</text:p>
          </table:table-cell>
          <table:table-cell table:formula="of:=[.K280]" office:value-type="string" office:string-value="a21christianlo" calcext:value-type="string">
            <text:p>a21christianlo</text:p>
          </table:table-cell>
          <table:table-cell office:value-type="string" calcext:value-type="string">
            <text:p>n3@k7AAUxr</text:p>
          </table:table-cell>
          <table:table-cell table:style-name="ce2" office:value-type="string" calcext:value-type="string">
            <text:p>26/05/199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10597681</text:p>
          </table:table-cell>
          <table:table-cell office:value-type="string" calcext:value-type="string">
            <text:p>95 The Esplanade</text:p>
          </table:table-cell>
          <table:table-cell office:value-type="string" calcext:value-type="string">
            <text:p>Cangas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lores</text:p>
          </table:table-cell>
          <table:table-cell office:value-type="string" calcext:value-type="string">
            <text:p>Álvarez</text:p>
          </table:table-cell>
          <table:table-cell table:number-columns-repeated="2" office:value-type="string" calcext:value-type="string">
            <text:p>Carlota</text:p>
          </table:table-cell>
          <table:table-cell table:number-columns-repeated="2"/>
          <table:table-cell table:formula="of:=CONCATENATE([.D281];LEFT([.E281];2);LEFT([.F281];2);LEFT([.A281];2);LEFT([.B281];2))" office:value-type="string" office:string-value="CarlotaFlÁl" calcext:value-type="string">
            <text:p>CarlotaFlÁl</text:p>
          </table:table-cell>
          <table:table-cell table:formula="of:=LOWER([.G281])" office:value-type="string" office:string-value="carlotaflál" calcext:value-type="string">
            <text:p>carlotaflál</text:p>
          </table:table-cell>
          <table:table-cell table:formula="of:=SUBSTITUTE(SUBSTITUTE(SUBSTITUTE(SUBSTITUTE(SUBSTITUTE([.H281];&quot;á&quot;;&quot;a&quot;);&quot;é&quot;;&quot;e&quot;);&quot;í&quot;;&quot;i&quot;);&quot;ó&quot;;&quot;o&quot;);&quot;ú&quot;;&quot;u&quot;)" office:value-type="string" office:string-value="carlotaflal" calcext:value-type="string">
            <text:p>carlotaflal</text:p>
          </table:table-cell>
          <table:table-cell office:value-type="float" office:value="19" calcext:value-type="float">
            <text:p>19</text:p>
          </table:table-cell>
          <table:table-cell table:formula="of:=CONCATENATE(&quot;a&quot;;[.J281];[.I281])" office:value-type="string" office:string-value="a19carlotaflal" calcext:value-type="string">
            <text:p>a19carlotaflal</text:p>
          </table:table-cell>
          <table:table-cell table:formula="of:=LEN([.K281])" office:value-type="float" office:value="14" calcext:value-type="float">
            <text:p>14</text:p>
          </table:table-cell>
          <table:table-cell table:formula="of:=[.K281]" office:value-type="string" office:string-value="a19carlotaflal" calcext:value-type="string">
            <text:p>a19carlotaflal</text:p>
          </table:table-cell>
          <table:table-cell office:value-type="string" calcext:value-type="string">
            <text:p>NgyE4pU*|-</text:p>
          </table:table-cell>
          <table:table-cell table:style-name="ce2" office:value-type="string" calcext:value-type="string">
            <text:p>01/07/1996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23294610</text:p>
          </table:table-cell>
          <table:table-cell office:value-type="string" calcext:value-type="string">
            <text:p>39 Park Lane</text:p>
          </table:table-cell>
          <table:table-cell office:value-type="string" calcext:value-type="string">
            <text:p>Moaña</text:p>
          </table:table-cell>
          <table:table-cell office:value-type="string" calcext:value-type="string">
            <text:p>(A)-Administración de sistemas informáticos en rede</text:p>
          </table:table-cell>
          <table:table-cell office:value-type="string" calcext:value-type="string">
            <text:p>ia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arcía</text:p>
          </table:table-cell>
          <table:table-cell office:value-type="string" calcext:value-type="string">
            <text:p>Cezón</text:p>
          </table:table-cell>
          <table:table-cell office:value-type="string" calcext:value-type="string">
            <text:p>Rita Elibetzy</text:p>
          </table:table-cell>
          <table:table-cell office:value-type="string" calcext:value-type="string">
            <text:p>Rita</text:p>
          </table:table-cell>
          <table:table-cell office:value-type="string" calcext:value-type="string">
            <text:p>Elibetzy</text:p>
          </table:table-cell>
          <table:table-cell/>
          <table:table-cell table:formula="of:=CONCATENATE([.D282];LEFT([.E282];2);LEFT([.F282];2);LEFT([.A282];2);LEFT([.B282];2))" office:value-type="string" office:string-value="RitaElGaCe" calcext:value-type="string">
            <text:p>RitaElGaCe</text:p>
          </table:table-cell>
          <table:table-cell table:formula="of:=LOWER([.G282])" office:value-type="string" office:string-value="ritaelgace" calcext:value-type="string">
            <text:p>ritaelgace</text:p>
          </table:table-cell>
          <table:table-cell table:formula="of:=SUBSTITUTE(SUBSTITUTE(SUBSTITUTE(SUBSTITUTE(SUBSTITUTE([.H282];&quot;á&quot;;&quot;a&quot;);&quot;é&quot;;&quot;e&quot;);&quot;í&quot;;&quot;i&quot;);&quot;ó&quot;;&quot;o&quot;);&quot;ú&quot;;&quot;u&quot;)" office:value-type="string" office:string-value="ritaelgace" calcext:value-type="string">
            <text:p>ritaelgace</text:p>
          </table:table-cell>
          <table:table-cell office:value-type="float" office:value="20" calcext:value-type="float">
            <text:p>20</text:p>
          </table:table-cell>
          <table:table-cell table:formula="of:=CONCATENATE(&quot;a&quot;;[.J282];[.I282])" office:value-type="string" office:string-value="a20ritaelgace" calcext:value-type="string">
            <text:p>a20ritaelgace</text:p>
          </table:table-cell>
          <table:table-cell table:formula="of:=LEN([.K282])" office:value-type="float" office:value="13" calcext:value-type="float">
            <text:p>13</text:p>
          </table:table-cell>
          <table:table-cell table:formula="of:=[.K282]" office:value-type="string" office:string-value="a20ritaelgace" calcext:value-type="string">
            <text:p>a20ritaelgace</text:p>
          </table:table-cell>
          <table:table-cell office:value-type="string" calcext:value-type="string">
            <text:p>br9Psn_zA9</text:p>
          </table:table-cell>
          <table:table-cell table:style-name="ce2" office:value-type="string" calcext:value-type="string">
            <text:p>12/10/200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17289577</text:p>
          </table:table-cell>
          <table:table-cell office:value-type="string" calcext:value-type="string">
            <text:p>1 Laver Clo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  <table:table-cell office:value-type="string" calcext:value-type="string">
            <text:p>is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oullosa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hristian Gabriel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Gabriel</text:p>
          </table:table-cell>
          <table:table-cell/>
          <table:table-cell table:formula="of:=CONCATENATE([.D283];LEFT([.E283];2);LEFT([.F283];2);LEFT([.A283];2);LEFT([.B283];2))" office:value-type="string" office:string-value="ChristianGaBoSa" calcext:value-type="string">
            <text:p>ChristianGaBoSa</text:p>
          </table:table-cell>
          <table:table-cell table:formula="of:=LOWER([.G283])" office:value-type="string" office:string-value="christiangabosa" calcext:value-type="string">
            <text:p>christiangabosa</text:p>
          </table:table-cell>
          <table:table-cell table:formula="of:=SUBSTITUTE(SUBSTITUTE(SUBSTITUTE(SUBSTITUTE(SUBSTITUTE([.H283];&quot;á&quot;;&quot;a&quot;);&quot;é&quot;;&quot;e&quot;);&quot;í&quot;;&quot;i&quot;);&quot;ó&quot;;&quot;o&quot;);&quot;ú&quot;;&quot;u&quot;)" office:value-type="string" office:string-value="christiangabosa" calcext:value-type="string">
            <text:p>christiangabosa</text:p>
          </table:table-cell>
          <table:table-cell office:value-type="float" office:value="18" calcext:value-type="float">
            <text:p>18</text:p>
          </table:table-cell>
          <table:table-cell table:formula="of:=CONCATENATE(&quot;a&quot;;[.J283];[.I283])" office:value-type="string" office:string-value="a18christiangabosa" calcext:value-type="string">
            <text:p>a18christiangabosa</text:p>
          </table:table-cell>
          <table:table-cell table:formula="of:=LEN([.K283])" office:value-type="float" office:value="18" calcext:value-type="float">
            <text:p>18</text:p>
          </table:table-cell>
          <table:table-cell table:formula="of:=[.K283]" office:value-type="string" office:string-value="a18christiangabosa" calcext:value-type="string">
            <text:p>a18christiangabosa</text:p>
          </table:table-cell>
          <table:table-cell office:value-type="string" calcext:value-type="string">
            <text:p>jRYk|}zT9H</text:p>
          </table:table-cell>
          <table:table-cell table:style-name="ce2" office:value-type="string" calcext:value-type="string">
            <text:p>09/09/199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07846903</text:p>
          </table:table-cell>
          <table:table-cell office:value-type="string" calcext:value-type="string">
            <text:p>44 Ashmore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  <table:table-cell office:value-type="string" calcext:value-type="string">
            <text:p>ia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veiro</text:p>
          </table:table-cell>
          <table:table-cell office:value-type="string" calcext:value-type="string">
            <text:p>Fernández</text:p>
          </table:table-cell>
          <table:table-cell table:number-columns-repeated="2" office:value-type="string" calcext:value-type="string">
            <text:p>Luis</text:p>
          </table:table-cell>
          <table:table-cell table:number-columns-repeated="2"/>
          <table:table-cell table:formula="of:=CONCATENATE([.D284];LEFT([.E284];2);LEFT([.F284];2);LEFT([.A284];2);LEFT([.B284];2))" office:value-type="string" office:string-value="LuisRiFe" calcext:value-type="string">
            <text:p>LuisRiFe</text:p>
          </table:table-cell>
          <table:table-cell table:formula="of:=LOWER([.G284])" office:value-type="string" office:string-value="luisrife" calcext:value-type="string">
            <text:p>luisrife</text:p>
          </table:table-cell>
          <table:table-cell table:formula="of:=SUBSTITUTE(SUBSTITUTE(SUBSTITUTE(SUBSTITUTE(SUBSTITUTE([.H284];&quot;á&quot;;&quot;a&quot;);&quot;é&quot;;&quot;e&quot;);&quot;í&quot;;&quot;i&quot;);&quot;ó&quot;;&quot;o&quot;);&quot;ú&quot;;&quot;u&quot;)" office:value-type="string" office:string-value="luisrife" calcext:value-type="string">
            <text:p>luisrife</text:p>
          </table:table-cell>
          <table:table-cell office:value-type="float" office:value="20" calcext:value-type="float">
            <text:p>20</text:p>
          </table:table-cell>
          <table:table-cell table:formula="of:=CONCATENATE(&quot;a&quot;;[.J284];[.I284])" office:value-type="string" office:string-value="a20luisrife" calcext:value-type="string">
            <text:p>a20luisrife</text:p>
          </table:table-cell>
          <table:table-cell table:formula="of:=LEN([.K284])" office:value-type="float" office:value="11" calcext:value-type="float">
            <text:p>11</text:p>
          </table:table-cell>
          <table:table-cell table:formula="of:=[.K284]" office:value-type="string" office:string-value="a20luisrife" calcext:value-type="string">
            <text:p>a20luisrife</text:p>
          </table:table-cell>
          <table:table-cell office:value-type="string" calcext:value-type="string">
            <text:p>{j[tY.3w}d</text:p>
          </table:table-cell>
          <table:table-cell table:style-name="ce2" office:value-type="string" calcext:value-type="string">
            <text:p>06/02/200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23004903</text:p>
          </table:table-cell>
          <table:table-cell office:value-type="string" calcext:value-type="string">
            <text:p>The Coachmans Cottage</text:p>
          </table:table-cell>
          <table:table-cell office:value-type="string" calcext:value-type="string">
            <text:p>Gondomar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id</text:p>
          </table:table-cell>
          <table:table-cell office:value-type="string" calcext:value-type="string">
            <text:p>Bastos</text:p>
          </table:table-cell>
          <table:table-cell table:number-columns-repeated="2" office:value-type="string" calcext:value-type="string">
            <text:p>Gabriel</text:p>
          </table:table-cell>
          <table:table-cell table:number-columns-repeated="2"/>
          <table:table-cell table:formula="of:=CONCATENATE([.D285];LEFT([.E285];2);LEFT([.F285];2);LEFT([.A285];2);LEFT([.B285];2))" office:value-type="string" office:string-value="GabrielCiBa" calcext:value-type="string">
            <text:p>GabrielCiBa</text:p>
          </table:table-cell>
          <table:table-cell table:formula="of:=LOWER([.G285])" office:value-type="string" office:string-value="gabrielciba" calcext:value-type="string">
            <text:p>gabrielciba</text:p>
          </table:table-cell>
          <table:table-cell table:formula="of:=SUBSTITUTE(SUBSTITUTE(SUBSTITUTE(SUBSTITUTE(SUBSTITUTE([.H285];&quot;á&quot;;&quot;a&quot;);&quot;é&quot;;&quot;e&quot;);&quot;í&quot;;&quot;i&quot;);&quot;ó&quot;;&quot;o&quot;);&quot;ú&quot;;&quot;u&quot;)" office:value-type="string" office:string-value="gabrielciba" calcext:value-type="string">
            <text:p>gabrielciba</text:p>
          </table:table-cell>
          <table:table-cell office:value-type="float" office:value="19" calcext:value-type="float">
            <text:p>19</text:p>
          </table:table-cell>
          <table:table-cell table:formula="of:=CONCATENATE(&quot;a&quot;;[.J285];[.I285])" office:value-type="string" office:string-value="a19gabrielciba" calcext:value-type="string">
            <text:p>a19gabrielciba</text:p>
          </table:table-cell>
          <table:table-cell table:formula="of:=LEN([.K285])" office:value-type="float" office:value="14" calcext:value-type="float">
            <text:p>14</text:p>
          </table:table-cell>
          <table:table-cell table:formula="of:=[.K285]" office:value-type="string" office:string-value="a19gabrielciba" calcext:value-type="string">
            <text:p>a19gabrielciba</text:p>
          </table:table-cell>
          <table:table-cell office:value-type="string" calcext:value-type="string">
            <text:p>.mF@herq_4</text:p>
          </table:table-cell>
          <table:table-cell table:style-name="ce2" office:value-type="string" calcext:value-type="string">
            <text:p>14/05/199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83586453</text:p>
          </table:table-cell>
          <table:table-cell office:value-type="string" calcext:value-type="string">
            <text:p>5 Prince Llewelyn Terrac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  <table:table-cell office:value-type="string" calcext:value-type="string">
            <text:p>ia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ndino</text:p>
          </table:table-cell>
          <table:table-cell office:value-type="string" calcext:value-type="string">
            <text:p>Fernández</text:p>
          </table:table-cell>
          <table:table-cell table:number-columns-repeated="2" office:value-type="string" calcext:value-type="string">
            <text:p>Sara</text:p>
          </table:table-cell>
          <table:table-cell table:number-columns-repeated="2"/>
          <table:table-cell table:formula="of:=CONCATENATE([.D286];LEFT([.E286];2);LEFT([.F286];2);LEFT([.A286];2);LEFT([.B286];2))" office:value-type="string" office:string-value="SaraAnFe" calcext:value-type="string">
            <text:p>SaraAnFe</text:p>
          </table:table-cell>
          <table:table-cell table:formula="of:=LOWER([.G286])" office:value-type="string" office:string-value="saraanfe" calcext:value-type="string">
            <text:p>saraanfe</text:p>
          </table:table-cell>
          <table:table-cell table:formula="of:=SUBSTITUTE(SUBSTITUTE(SUBSTITUTE(SUBSTITUTE(SUBSTITUTE([.H286];&quot;á&quot;;&quot;a&quot;);&quot;é&quot;;&quot;e&quot;);&quot;í&quot;;&quot;i&quot;);&quot;ó&quot;;&quot;o&quot;);&quot;ú&quot;;&quot;u&quot;)" office:value-type="string" office:string-value="saraanfe" calcext:value-type="string">
            <text:p>saraanfe</text:p>
          </table:table-cell>
          <table:table-cell office:value-type="float" office:value="21" calcext:value-type="float">
            <text:p>21</text:p>
          </table:table-cell>
          <table:table-cell table:formula="of:=CONCATENATE(&quot;a&quot;;[.J286];[.I286])" office:value-type="string" office:string-value="a21saraanfe" calcext:value-type="string">
            <text:p>a21saraanfe</text:p>
          </table:table-cell>
          <table:table-cell table:formula="of:=LEN([.K286])" office:value-type="float" office:value="11" calcext:value-type="float">
            <text:p>11</text:p>
          </table:table-cell>
          <table:table-cell table:formula="of:=[.K286]" office:value-type="string" office:string-value="a21saraanfe" calcext:value-type="string">
            <text:p>a21saraanfe</text:p>
          </table:table-cell>
          <table:table-cell office:value-type="string" calcext:value-type="string">
            <text:p>R3skV=rKbK</text:p>
          </table:table-cell>
          <table:table-cell table:style-name="ce2" office:value-type="string" calcext:value-type="string">
            <text:p>03/03/199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38129154</text:p>
          </table:table-cell>
          <table:table-cell office:value-type="string" calcext:value-type="string">
            <text:p>84 Brownshore Lane</text:p>
          </table:table-cell>
          <table:table-cell office:value-type="string" calcext:value-type="string">
            <text:p>Taboadela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lanco</text:p>
          </table:table-cell>
          <table:table-cell office:value-type="string" calcext:value-type="string">
            <text:p>Graña</text:p>
          </table:table-cell>
          <table:table-cell table:number-columns-repeated="2" office:value-type="string" calcext:value-type="string">
            <text:p>Carla</text:p>
          </table:table-cell>
          <table:table-cell table:number-columns-repeated="2"/>
          <table:table-cell table:formula="of:=CONCATENATE([.D287];LEFT([.E287];2);LEFT([.F287];2);LEFT([.A287];2);LEFT([.B287];2))" office:value-type="string" office:string-value="CarlaBlGr" calcext:value-type="string">
            <text:p>CarlaBlGr</text:p>
          </table:table-cell>
          <table:table-cell table:formula="of:=LOWER([.G287])" office:value-type="string" office:string-value="carlablgr" calcext:value-type="string">
            <text:p>carlablgr</text:p>
          </table:table-cell>
          <table:table-cell table:formula="of:=SUBSTITUTE(SUBSTITUTE(SUBSTITUTE(SUBSTITUTE(SUBSTITUTE([.H287];&quot;á&quot;;&quot;a&quot;);&quot;é&quot;;&quot;e&quot;);&quot;í&quot;;&quot;i&quot;);&quot;ó&quot;;&quot;o&quot;);&quot;ú&quot;;&quot;u&quot;)" office:value-type="string" office:string-value="carlablgr" calcext:value-type="string">
            <text:p>carlablgr</text:p>
          </table:table-cell>
          <table:table-cell office:value-type="float" office:value="19" calcext:value-type="float">
            <text:p>19</text:p>
          </table:table-cell>
          <table:table-cell table:formula="of:=CONCATENATE(&quot;a&quot;;[.J287];[.I287])" office:value-type="string" office:string-value="a19carlablgr" calcext:value-type="string">
            <text:p>a19carlablgr</text:p>
          </table:table-cell>
          <table:table-cell table:formula="of:=LEN([.K287])" office:value-type="float" office:value="12" calcext:value-type="float">
            <text:p>12</text:p>
          </table:table-cell>
          <table:table-cell table:formula="of:=[.K287]" office:value-type="string" office:string-value="a19carlablgr" calcext:value-type="string">
            <text:p>a19carlablgr</text:p>
          </table:table-cell>
          <table:table-cell office:value-type="string" calcext:value-type="string">
            <text:p>R[43oEwX}.</text:p>
          </table:table-cell>
          <table:table-cell table:style-name="ce2" office:value-type="string" calcext:value-type="string">
            <text:p>18/01/1986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87924350</text:p>
          </table:table-cell>
          <table:table-cell office:value-type="string" calcext:value-type="string">
            <text:p>472 Sidcup Road</text:p>
          </table:table-cell>
          <table:table-cell office:value-type="string" calcext:value-type="string">
            <text:p>Porriño (O)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odríguez</text:p>
          </table:table-cell>
          <table:table-cell office:value-type="string" calcext:value-type="string">
            <text:p>Palacios</text:p>
          </table:table-cell>
          <table:table-cell table:number-columns-repeated="2" office:value-type="string" calcext:value-type="string">
            <text:p>Iván</text:p>
          </table:table-cell>
          <table:table-cell table:number-columns-repeated="2"/>
          <table:table-cell table:formula="of:=CONCATENATE([.D288];LEFT([.E288];2);LEFT([.F288];2);LEFT([.A288];2);LEFT([.B288];2))" office:value-type="string" office:string-value="IvánRoPa" calcext:value-type="string">
            <text:p>IvánRoPa</text:p>
          </table:table-cell>
          <table:table-cell table:formula="of:=LOWER([.G288])" office:value-type="string" office:string-value="ivánropa" calcext:value-type="string">
            <text:p>ivánropa</text:p>
          </table:table-cell>
          <table:table-cell table:formula="of:=SUBSTITUTE(SUBSTITUTE(SUBSTITUTE(SUBSTITUTE(SUBSTITUTE([.H288];&quot;á&quot;;&quot;a&quot;);&quot;é&quot;;&quot;e&quot;);&quot;í&quot;;&quot;i&quot;);&quot;ó&quot;;&quot;o&quot;);&quot;ú&quot;;&quot;u&quot;)" office:value-type="string" office:string-value="ivanropa" calcext:value-type="string">
            <text:p>ivanropa</text:p>
          </table:table-cell>
          <table:table-cell office:value-type="float" office:value="18" calcext:value-type="float">
            <text:p>18</text:p>
          </table:table-cell>
          <table:table-cell table:formula="of:=CONCATENATE(&quot;a&quot;;[.J288];[.I288])" office:value-type="string" office:string-value="a18ivanropa" calcext:value-type="string">
            <text:p>a18ivanropa</text:p>
          </table:table-cell>
          <table:table-cell table:formula="of:=LEN([.K288])" office:value-type="float" office:value="11" calcext:value-type="float">
            <text:p>11</text:p>
          </table:table-cell>
          <table:table-cell table:formula="of:=[.K288]" office:value-type="string" office:string-value="a18ivanropa" calcext:value-type="string">
            <text:p>a18ivanropa</text:p>
          </table:table-cell>
          <table:table-cell office:value-type="string" calcext:value-type="string">
            <text:p>C3WsaWE}Kx</text:p>
          </table:table-cell>
          <table:table-cell table:style-name="ce2" office:value-type="string" calcext:value-type="string">
            <text:p>19/06/197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66234070</text:p>
          </table:table-cell>
          <table:table-cell office:value-type="string" calcext:value-type="string">
            <text:p>11 Manor Copse</text:p>
          </table:table-cell>
          <table:table-cell office:value-type="string" calcext:value-type="string">
            <text:p>Gondomar</text:p>
          </table:table-cell>
          <table:table-cell office:value-type="string" calcext:value-type="string">
            <text:p>(A)-Sistemas microinformáticos e redes</text:p>
          </table:table-cell>
          <table:table-cell office:value-type="string" calcext:value-type="string">
            <text:p>is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érez</text:p>
          </table:table-cell>
          <table:table-cell office:value-type="string" calcext:value-type="string">
            <text:p>Soto</text:p>
          </table:table-cell>
          <table:table-cell table:number-columns-repeated="2" office:value-type="string" calcext:value-type="string">
            <text:p>Iria</text:p>
          </table:table-cell>
          <table:table-cell table:number-columns-repeated="2"/>
          <table:table-cell table:formula="of:=CONCATENATE([.D289];LEFT([.E289];2);LEFT([.F289];2);LEFT([.A289];2);LEFT([.B289];2))" office:value-type="string" office:string-value="IriaPéSo" calcext:value-type="string">
            <text:p>IriaPéSo</text:p>
          </table:table-cell>
          <table:table-cell table:formula="of:=LOWER([.G289])" office:value-type="string" office:string-value="iriapéso" calcext:value-type="string">
            <text:p>iriapéso</text:p>
          </table:table-cell>
          <table:table-cell table:formula="of:=SUBSTITUTE(SUBSTITUTE(SUBSTITUTE(SUBSTITUTE(SUBSTITUTE([.H289];&quot;á&quot;;&quot;a&quot;);&quot;é&quot;;&quot;e&quot;);&quot;í&quot;;&quot;i&quot;);&quot;ó&quot;;&quot;o&quot;);&quot;ú&quot;;&quot;u&quot;)" office:value-type="string" office:string-value="iriapeso" calcext:value-type="string">
            <text:p>iriapeso</text:p>
          </table:table-cell>
          <table:table-cell office:value-type="float" office:value="19" calcext:value-type="float">
            <text:p>19</text:p>
          </table:table-cell>
          <table:table-cell table:formula="of:=CONCATENATE(&quot;a&quot;;[.J289];[.I289])" office:value-type="string" office:string-value="a19iriapeso" calcext:value-type="string">
            <text:p>a19iriapeso</text:p>
          </table:table-cell>
          <table:table-cell table:formula="of:=LEN([.K289])" office:value-type="float" office:value="11" calcext:value-type="float">
            <text:p>11</text:p>
          </table:table-cell>
          <table:table-cell table:formula="of:=[.K289]" office:value-type="string" office:string-value="a19iriapeso" calcext:value-type="string">
            <text:p>a19iriapeso</text:p>
          </table:table-cell>
          <table:table-cell office:value-type="string" calcext:value-type="string">
            <text:p>hjuh=7wEzw</text:p>
          </table:table-cell>
          <table:table-cell table:style-name="ce2" office:value-type="string" calcext:value-type="string">
            <text:p>15/12/200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90467464</text:p>
          </table:table-cell>
          <table:table-cell office:value-type="string" calcext:value-type="string">
            <text:p>12 St Margarets Way</text:p>
          </table:table-cell>
          <table:table-cell office:value-type="string" calcext:value-type="string">
            <text:p>Nigrán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rcos</text:p>
          </table:table-cell>
          <table:table-cell office:value-type="string" calcext:value-type="string">
            <text:p>Sobrino</text:p>
          </table:table-cell>
          <table:table-cell table:number-columns-repeated="2" office:value-type="string" calcext:value-type="string">
            <text:p>Roi</text:p>
          </table:table-cell>
          <table:table-cell table:number-columns-repeated="2"/>
          <table:table-cell table:formula="of:=CONCATENATE([.D290];LEFT([.E290];2);LEFT([.F290];2);LEFT([.A290];2);LEFT([.B290];2))" office:value-type="string" office:string-value="RoiMaSo" calcext:value-type="string">
            <text:p>RoiMaSo</text:p>
          </table:table-cell>
          <table:table-cell table:formula="of:=LOWER([.G290])" office:value-type="string" office:string-value="roimaso" calcext:value-type="string">
            <text:p>roimaso</text:p>
          </table:table-cell>
          <table:table-cell table:formula="of:=SUBSTITUTE(SUBSTITUTE(SUBSTITUTE(SUBSTITUTE(SUBSTITUTE([.H290];&quot;á&quot;;&quot;a&quot;);&quot;é&quot;;&quot;e&quot;);&quot;í&quot;;&quot;i&quot;);&quot;ó&quot;;&quot;o&quot;);&quot;ú&quot;;&quot;u&quot;)" office:value-type="string" office:string-value="roimaso" calcext:value-type="string">
            <text:p>roimaso</text:p>
          </table:table-cell>
          <table:table-cell office:value-type="float" office:value="19" calcext:value-type="float">
            <text:p>19</text:p>
          </table:table-cell>
          <table:table-cell table:formula="of:=CONCATENATE(&quot;a&quot;;[.J290];[.I290])" office:value-type="string" office:string-value="a19roimaso" calcext:value-type="string">
            <text:p>a19roimaso</text:p>
          </table:table-cell>
          <table:table-cell table:formula="of:=LEN([.K290])" office:value-type="float" office:value="10" calcext:value-type="float">
            <text:p>10</text:p>
          </table:table-cell>
          <table:table-cell table:formula="of:=[.K290]" office:value-type="string" office:string-value="a19roimaso" calcext:value-type="string">
            <text:p>a19roimaso</text:p>
          </table:table-cell>
          <table:table-cell office:value-type="string" calcext:value-type="string">
            <text:p>d7oh}H{pC|</text:p>
          </table:table-cell>
          <table:table-cell table:style-name="ce2" office:value-type="string" calcext:value-type="string">
            <text:p>28/01/1986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29402421</text:p>
          </table:table-cell>
          <table:table-cell office:value-type="string" calcext:value-type="string">
            <text:p>54 Field Lan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  <table:table-cell office:value-type="string" calcext:value-type="string">
            <text:p>is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rtínez</text:p>
          </table:table-cell>
          <table:table-cell office:value-type="string" calcext:value-type="string">
            <text:p>Vázquez</text:p>
          </table:table-cell>
          <table:table-cell table:number-columns-repeated="2" office:value-type="string" calcext:value-type="string">
            <text:p>Ainhoa</text:p>
          </table:table-cell>
          <table:table-cell table:number-columns-repeated="2"/>
          <table:table-cell table:formula="of:=CONCATENATE([.D291];LEFT([.E291];2);LEFT([.F291];2);LEFT([.A291];2);LEFT([.B291];2))" office:value-type="string" office:string-value="AinhoaMaVá" calcext:value-type="string">
            <text:p>AinhoaMaVá</text:p>
          </table:table-cell>
          <table:table-cell table:formula="of:=LOWER([.G291])" office:value-type="string" office:string-value="ainhoamavá" calcext:value-type="string">
            <text:p>ainhoamavá</text:p>
          </table:table-cell>
          <table:table-cell table:formula="of:=SUBSTITUTE(SUBSTITUTE(SUBSTITUTE(SUBSTITUTE(SUBSTITUTE([.H291];&quot;á&quot;;&quot;a&quot;);&quot;é&quot;;&quot;e&quot;);&quot;í&quot;;&quot;i&quot;);&quot;ó&quot;;&quot;o&quot;);&quot;ú&quot;;&quot;u&quot;)" office:value-type="string" office:string-value="ainhoamava" calcext:value-type="string">
            <text:p>ainhoamava</text:p>
          </table:table-cell>
          <table:table-cell office:value-type="float" office:value="19" calcext:value-type="float">
            <text:p>19</text:p>
          </table:table-cell>
          <table:table-cell table:formula="of:=CONCATENATE(&quot;a&quot;;[.J291];[.I291])" office:value-type="string" office:string-value="a19ainhoamava" calcext:value-type="string">
            <text:p>a19ainhoamava</text:p>
          </table:table-cell>
          <table:table-cell table:formula="of:=LEN([.K291])" office:value-type="float" office:value="13" calcext:value-type="float">
            <text:p>13</text:p>
          </table:table-cell>
          <table:table-cell table:formula="of:=[.K291]" office:value-type="string" office:string-value="a19ainhoamava" calcext:value-type="string">
            <text:p>a19ainhoamava</text:p>
          </table:table-cell>
          <table:table-cell office:value-type="string" calcext:value-type="string">
            <text:p>+z]7jus4ik</text:p>
          </table:table-cell>
          <table:table-cell table:style-name="ce2" office:value-type="string" calcext:value-type="string">
            <text:p>15/08/1995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710427409</text:p>
          </table:table-cell>
          <table:table-cell office:value-type="string" calcext:value-type="string">
            <text:p>Flat 23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(A)-Administración de sistemas informáticos en rede</text:p>
          </table:table-cell>
          <table:table-cell office:value-type="string" calcext:value-type="string">
            <text:p>ia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ira</text:p>
          </table:table-cell>
          <table:table-cell office:value-type="string" calcext:value-type="string">
            <text:p>García</text:p>
          </table:table-cell>
          <table:table-cell office:value-type="string" calcext:value-type="string">
            <text:p>Stefany María</text:p>
          </table:table-cell>
          <table:table-cell office:value-type="string" calcext:value-type="string">
            <text:p>Stefany</text:p>
          </table:table-cell>
          <table:table-cell office:value-type="string" calcext:value-type="string">
            <text:p>María</text:p>
          </table:table-cell>
          <table:table-cell/>
          <table:table-cell table:formula="of:=CONCATENATE([.D292];LEFT([.E292];2);LEFT([.F292];2);LEFT([.A292];2);LEFT([.B292];2))" office:value-type="string" office:string-value="StefanyMaAiGa" calcext:value-type="string">
            <text:p>StefanyMaAiGa</text:p>
          </table:table-cell>
          <table:table-cell table:formula="of:=LOWER([.G292])" office:value-type="string" office:string-value="stefanymaaiga" calcext:value-type="string">
            <text:p>stefanymaaiga</text:p>
          </table:table-cell>
          <table:table-cell table:formula="of:=SUBSTITUTE(SUBSTITUTE(SUBSTITUTE(SUBSTITUTE(SUBSTITUTE([.H292];&quot;á&quot;;&quot;a&quot;);&quot;é&quot;;&quot;e&quot;);&quot;í&quot;;&quot;i&quot;);&quot;ó&quot;;&quot;o&quot;);&quot;ú&quot;;&quot;u&quot;)" office:value-type="string" office:string-value="stefanymaaiga" calcext:value-type="string">
            <text:p>stefanymaaiga</text:p>
          </table:table-cell>
          <table:table-cell office:value-type="float" office:value="21" calcext:value-type="float">
            <text:p>21</text:p>
          </table:table-cell>
          <table:table-cell table:formula="of:=CONCATENATE(&quot;a&quot;;[.J292];[.I292])" office:value-type="string" office:string-value="a21stefanymaaiga" calcext:value-type="string">
            <text:p>a21stefanymaaiga</text:p>
          </table:table-cell>
          <table:table-cell table:formula="of:=LEN([.K292])" office:value-type="float" office:value="16" calcext:value-type="float">
            <text:p>16</text:p>
          </table:table-cell>
          <table:table-cell table:formula="of:=[.K292]" office:value-type="string" office:string-value="a21stefanymaaiga" calcext:value-type="string">
            <text:p>a21stefanymaaiga</text:p>
          </table:table-cell>
          <table:table-cell office:value-type="string" calcext:value-type="string">
            <text:p>E37uY{A7VR</text:p>
          </table:table-cell>
          <table:table-cell table:style-name="ce2" office:value-type="string" calcext:value-type="string">
            <text:p>27/09/198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82082657</text:p>
          </table:table-cell>
          <table:table-cell office:value-type="string" calcext:value-type="string">
            <text:p>27B Somers Road</text:p>
          </table:table-cell>
          <table:table-cell office:value-type="string" calcext:value-type="string">
            <text:p>Rosal (O)</text:p>
          </table:table-cell>
          <table:table-cell office:value-type="string" calcext:value-type="string">
            <text:p>(A)-Administración de sistemas informáticos en rede</text:p>
          </table:table-cell>
          <table:table-cell office:value-type="string" calcext:value-type="string">
            <text:p>ia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imadevila</text:p>
          </table:table-cell>
          <table:table-cell office:value-type="string" calcext:value-type="string">
            <text:p>Souto</text:p>
          </table:table-cell>
          <table:table-cell table:number-columns-repeated="2" office:value-type="string" calcext:value-type="string">
            <text:p>Adrián</text:p>
          </table:table-cell>
          <table:table-cell table:number-columns-repeated="2"/>
          <table:table-cell table:formula="of:=CONCATENATE([.D293];LEFT([.E293];2);LEFT([.F293];2);LEFT([.A293];2);LEFT([.B293];2))" office:value-type="string" office:string-value="AdriánCiSo" calcext:value-type="string">
            <text:p>AdriánCiSo</text:p>
          </table:table-cell>
          <table:table-cell table:formula="of:=LOWER([.G293])" office:value-type="string" office:string-value="adriánciso" calcext:value-type="string">
            <text:p>adriánciso</text:p>
          </table:table-cell>
          <table:table-cell table:formula="of:=SUBSTITUTE(SUBSTITUTE(SUBSTITUTE(SUBSTITUTE(SUBSTITUTE([.H293];&quot;á&quot;;&quot;a&quot;);&quot;é&quot;;&quot;e&quot;);&quot;í&quot;;&quot;i&quot;);&quot;ó&quot;;&quot;o&quot;);&quot;ú&quot;;&quot;u&quot;)" office:value-type="string" office:string-value="adrianciso" calcext:value-type="string">
            <text:p>adrianciso</text:p>
          </table:table-cell>
          <table:table-cell office:value-type="float" office:value="21" calcext:value-type="float">
            <text:p>21</text:p>
          </table:table-cell>
          <table:table-cell table:formula="of:=CONCATENATE(&quot;a&quot;;[.J293];[.I293])" office:value-type="string" office:string-value="a21adrianciso" calcext:value-type="string">
            <text:p>a21adrianciso</text:p>
          </table:table-cell>
          <table:table-cell table:formula="of:=LEN([.K293])" office:value-type="float" office:value="13" calcext:value-type="float">
            <text:p>13</text:p>
          </table:table-cell>
          <table:table-cell table:formula="of:=[.K293]" office:value-type="string" office:string-value="a21adrianciso" calcext:value-type="string">
            <text:p>a21adrianciso</text:p>
          </table:table-cell>
          <table:table-cell office:value-type="string" calcext:value-type="string">
            <text:p>{7X3an+oCf</text:p>
          </table:table-cell>
          <table:table-cell table:style-name="ce2" office:value-type="string" calcext:value-type="string">
            <text:p>22/10/199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74831851</text:p>
          </table:table-cell>
          <table:table-cell office:value-type="string" calcext:value-type="string">
            <text:p>Sertec Tube &amp; Pressing Ltd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lonso</text:p>
          </table:table-cell>
          <table:table-cell office:value-type="string" calcext:value-type="string">
            <text:p>Martínez</text:p>
          </table:table-cell>
          <table:table-cell table:number-columns-repeated="2" office:value-type="string" calcext:value-type="string">
            <text:p>Delio</text:p>
          </table:table-cell>
          <table:table-cell table:number-columns-repeated="2"/>
          <table:table-cell table:formula="of:=CONCATENATE([.D294];LEFT([.E294];2);LEFT([.F294];2);LEFT([.A294];2);LEFT([.B294];2))" office:value-type="string" office:string-value="DelioAlMa" calcext:value-type="string">
            <text:p>DelioAlMa</text:p>
          </table:table-cell>
          <table:table-cell table:formula="of:=LOWER([.G294])" office:value-type="string" office:string-value="delioalma" calcext:value-type="string">
            <text:p>delioalma</text:p>
          </table:table-cell>
          <table:table-cell table:formula="of:=SUBSTITUTE(SUBSTITUTE(SUBSTITUTE(SUBSTITUTE(SUBSTITUTE([.H294];&quot;á&quot;;&quot;a&quot;);&quot;é&quot;;&quot;e&quot;);&quot;í&quot;;&quot;i&quot;);&quot;ó&quot;;&quot;o&quot;);&quot;ú&quot;;&quot;u&quot;)" office:value-type="string" office:string-value="delioalma" calcext:value-type="string">
            <text:p>delioalma</text:p>
          </table:table-cell>
          <table:table-cell office:value-type="float" office:value="21" calcext:value-type="float">
            <text:p>21</text:p>
          </table:table-cell>
          <table:table-cell table:formula="of:=CONCATENATE(&quot;a&quot;;[.J294];[.I294])" office:value-type="string" office:string-value="a21delioalma" calcext:value-type="string">
            <text:p>a21delioalma</text:p>
          </table:table-cell>
          <table:table-cell table:formula="of:=LEN([.K294])" office:value-type="float" office:value="12" calcext:value-type="float">
            <text:p>12</text:p>
          </table:table-cell>
          <table:table-cell table:formula="of:=[.K294]" office:value-type="string" office:string-value="a21delioalma" calcext:value-type="string">
            <text:p>a21delioalma</text:p>
          </table:table-cell>
          <table:table-cell office:value-type="string" calcext:value-type="string">
            <text:p>J|=+9Lixbu</text:p>
          </table:table-cell>
          <table:table-cell table:style-name="ce2" office:value-type="string" calcext:value-type="string">
            <text:p>19/02/200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74393905</text:p>
          </table:table-cell>
          <table:table-cell office:value-type="string" calcext:value-type="string">
            <text:p>19 Trevithick Close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Iglesias</text:p>
          </table:table-cell>
          <table:table-cell office:value-type="string" calcext:value-type="string">
            <text:p>Alonso</text:p>
          </table:table-cell>
          <table:table-cell table:number-columns-repeated="2" office:value-type="string" calcext:value-type="string">
            <text:p>Raquel</text:p>
          </table:table-cell>
          <table:table-cell table:number-columns-repeated="2"/>
          <table:table-cell table:formula="of:=CONCATENATE([.D295];LEFT([.E295];2);LEFT([.F295];2);LEFT([.A295];2);LEFT([.B295];2))" office:value-type="string" office:string-value="RaquelIgAl" calcext:value-type="string">
            <text:p>RaquelIgAl</text:p>
          </table:table-cell>
          <table:table-cell table:formula="of:=LOWER([.G295])" office:value-type="string" office:string-value="raqueligal" calcext:value-type="string">
            <text:p>raqueligal</text:p>
          </table:table-cell>
          <table:table-cell table:formula="of:=SUBSTITUTE(SUBSTITUTE(SUBSTITUTE(SUBSTITUTE(SUBSTITUTE([.H295];&quot;á&quot;;&quot;a&quot;);&quot;é&quot;;&quot;e&quot;);&quot;í&quot;;&quot;i&quot;);&quot;ó&quot;;&quot;o&quot;);&quot;ú&quot;;&quot;u&quot;)" office:value-type="string" office:string-value="raqueligal" calcext:value-type="string">
            <text:p>raqueligal</text:p>
          </table:table-cell>
          <table:table-cell office:value-type="float" office:value="20" calcext:value-type="float">
            <text:p>20</text:p>
          </table:table-cell>
          <table:table-cell table:formula="of:=CONCATENATE(&quot;a&quot;;[.J295];[.I295])" office:value-type="string" office:string-value="a20raqueligal" calcext:value-type="string">
            <text:p>a20raqueligal</text:p>
          </table:table-cell>
          <table:table-cell table:formula="of:=LEN([.K295])" office:value-type="float" office:value="13" calcext:value-type="float">
            <text:p>13</text:p>
          </table:table-cell>
          <table:table-cell table:formula="of:=[.K295]" office:value-type="string" office:string-value="a20raqueligal" calcext:value-type="string">
            <text:p>a20raqueligal</text:p>
          </table:table-cell>
          <table:table-cell office:value-type="string" calcext:value-type="string">
            <text:p>qR-J|*{v9q</text:p>
          </table:table-cell>
          <table:table-cell table:style-name="ce2" office:value-type="string" calcext:value-type="string">
            <text:p>29/01/199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82325583</text:p>
          </table:table-cell>
          <table:table-cell office:value-type="string" calcext:value-type="string">
            <text:p>3 Davey Clo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aría José</text:p>
          </table:table-cell>
          <table:table-cell office:value-type="string" calcext:value-type="string">
            <text:p>María</text:p>
          </table:table-cell>
          <table:table-cell office:value-type="string" calcext:value-type="string">
            <text:p>José</text:p>
          </table:table-cell>
          <table:table-cell/>
          <table:table-cell table:formula="of:=CONCATENATE([.D296];LEFT([.E296];2);LEFT([.F296];2);LEFT([.A296];2);LEFT([.B296];2))" office:value-type="string" office:string-value="MaríaJodaRo" calcext:value-type="string">
            <text:p>MaríaJodaRo</text:p>
          </table:table-cell>
          <table:table-cell table:formula="of:=LOWER([.G296])" office:value-type="string" office:string-value="maríajodaro" calcext:value-type="string">
            <text:p>maríajodaro</text:p>
          </table:table-cell>
          <table:table-cell table:formula="of:=SUBSTITUTE(SUBSTITUTE(SUBSTITUTE(SUBSTITUTE(SUBSTITUTE([.H296];&quot;á&quot;;&quot;a&quot;);&quot;é&quot;;&quot;e&quot;);&quot;í&quot;;&quot;i&quot;);&quot;ó&quot;;&quot;o&quot;);&quot;ú&quot;;&quot;u&quot;)" office:value-type="string" office:string-value="mariajodaro" calcext:value-type="string">
            <text:p>mariajodaro</text:p>
          </table:table-cell>
          <table:table-cell office:value-type="float" office:value="20" calcext:value-type="float">
            <text:p>20</text:p>
          </table:table-cell>
          <table:table-cell table:formula="of:=CONCATENATE(&quot;a&quot;;[.J296];[.I296])" office:value-type="string" office:string-value="a20mariajodaro" calcext:value-type="string">
            <text:p>a20mariajodaro</text:p>
          </table:table-cell>
          <table:table-cell table:formula="of:=LEN([.K296])" office:value-type="float" office:value="14" calcext:value-type="float">
            <text:p>14</text:p>
          </table:table-cell>
          <table:table-cell table:formula="of:=[.K296]" office:value-type="string" office:string-value="a20mariajodaro" calcext:value-type="string">
            <text:p>a20mariajodaro</text:p>
          </table:table-cell>
          <table:table-cell office:value-type="string" calcext:value-type="string">
            <text:p>L_+3Jxs3|Y</text:p>
          </table:table-cell>
          <table:table-cell table:style-name="ce2" office:value-type="string" calcext:value-type="string">
            <text:p>29/06/200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61831324</text:p>
          </table:table-cell>
          <table:table-cell office:value-type="string" calcext:value-type="string">
            <text:p>68 Longfield Street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nzano</text:p>
          </table:table-cell>
          <table:table-cell office:value-type="string" calcext:value-type="string">
            <text:p>Diéguez</text:p>
          </table:table-cell>
          <table:table-cell table:number-columns-repeated="2" office:value-type="string" calcext:value-type="string">
            <text:p>Adrian</text:p>
          </table:table-cell>
          <table:table-cell table:number-columns-repeated="2"/>
          <table:table-cell table:formula="of:=CONCATENATE([.D297];LEFT([.E297];2);LEFT([.F297];2);LEFT([.A297];2);LEFT([.B297];2))" office:value-type="string" office:string-value="AdrianMaDi" calcext:value-type="string">
            <text:p>AdrianMaDi</text:p>
          </table:table-cell>
          <table:table-cell table:formula="of:=LOWER([.G297])" office:value-type="string" office:string-value="adrianmadi" calcext:value-type="string">
            <text:p>adrianmadi</text:p>
          </table:table-cell>
          <table:table-cell table:formula="of:=SUBSTITUTE(SUBSTITUTE(SUBSTITUTE(SUBSTITUTE(SUBSTITUTE([.H297];&quot;á&quot;;&quot;a&quot;);&quot;é&quot;;&quot;e&quot;);&quot;í&quot;;&quot;i&quot;);&quot;ó&quot;;&quot;o&quot;);&quot;ú&quot;;&quot;u&quot;)" office:value-type="string" office:string-value="adrianmadi" calcext:value-type="string">
            <text:p>adrianmadi</text:p>
          </table:table-cell>
          <table:table-cell office:value-type="float" office:value="20" calcext:value-type="float">
            <text:p>20</text:p>
          </table:table-cell>
          <table:table-cell table:formula="of:=CONCATENATE(&quot;a&quot;;[.J297];[.I297])" office:value-type="string" office:string-value="a20adrianmadi" calcext:value-type="string">
            <text:p>a20adrianmadi</text:p>
          </table:table-cell>
          <table:table-cell table:formula="of:=LEN([.K297])" office:value-type="float" office:value="13" calcext:value-type="float">
            <text:p>13</text:p>
          </table:table-cell>
          <table:table-cell table:formula="of:=[.K297]" office:value-type="string" office:string-value="a20adrianmadi" calcext:value-type="string">
            <text:p>a20adrianmadi</text:p>
          </table:table-cell>
          <table:table-cell office:value-type="string" calcext:value-type="string">
            <text:p>4N.cCvcM+b</text:p>
          </table:table-cell>
          <table:table-cell table:style-name="ce2" office:value-type="string" calcext:value-type="string">
            <text:p>02/12/1996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06883549</text:p>
          </table:table-cell>
          <table:table-cell office:value-type="string" calcext:value-type="string">
            <text:p>76 Long Walk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lonso</text:p>
          </table:table-cell>
          <table:table-cell office:value-type="string" calcext:value-type="string">
            <text:p>Bernárdez</text:p>
          </table:table-cell>
          <table:table-cell table:number-columns-repeated="2" office:value-type="string" calcext:value-type="string">
            <text:p>Daniel</text:p>
          </table:table-cell>
          <table:table-cell table:number-columns-repeated="2"/>
          <table:table-cell table:formula="of:=CONCATENATE([.D298];LEFT([.E298];2);LEFT([.F298];2);LEFT([.A298];2);LEFT([.B298];2))" office:value-type="string" office:string-value="DanielAlBe" calcext:value-type="string">
            <text:p>DanielAlBe</text:p>
          </table:table-cell>
          <table:table-cell table:formula="of:=LOWER([.G298])" office:value-type="string" office:string-value="danielalbe" calcext:value-type="string">
            <text:p>danielalbe</text:p>
          </table:table-cell>
          <table:table-cell table:formula="of:=SUBSTITUTE(SUBSTITUTE(SUBSTITUTE(SUBSTITUTE(SUBSTITUTE([.H298];&quot;á&quot;;&quot;a&quot;);&quot;é&quot;;&quot;e&quot;);&quot;í&quot;;&quot;i&quot;);&quot;ó&quot;;&quot;o&quot;);&quot;ú&quot;;&quot;u&quot;)" office:value-type="string" office:string-value="danielalbe" calcext:value-type="string">
            <text:p>danielalbe</text:p>
          </table:table-cell>
          <table:table-cell office:value-type="float" office:value="18" calcext:value-type="float">
            <text:p>18</text:p>
          </table:table-cell>
          <table:table-cell table:formula="of:=CONCATENATE(&quot;a&quot;;[.J298];[.I298])" office:value-type="string" office:string-value="a18danielalbe" calcext:value-type="string">
            <text:p>a18danielalbe</text:p>
          </table:table-cell>
          <table:table-cell table:formula="of:=LEN([.K298])" office:value-type="float" office:value="13" calcext:value-type="float">
            <text:p>13</text:p>
          </table:table-cell>
          <table:table-cell table:formula="of:=[.K298]" office:value-type="string" office:string-value="a18danielalbe" calcext:value-type="string">
            <text:p>a18danielalbe</text:p>
          </table:table-cell>
          <table:table-cell office:value-type="string" calcext:value-type="string">
            <text:p>4FVY.*.Mf4</text:p>
          </table:table-cell>
          <table:table-cell table:style-name="ce2" office:value-type="string" calcext:value-type="string">
            <text:p>27/04/198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38339558</text:p>
          </table:table-cell>
          <table:table-cell office:value-type="string" calcext:value-type="string">
            <text:p>123 Yorkshire Street</text:p>
          </table:table-cell>
          <table:table-cell office:value-type="string" calcext:value-type="string">
            <text:p>Baiona</text:p>
          </table:table-cell>
          <table:table-cell table:number-columns-repeated="2" office:value-type="string" calcext:value-type="string">
            <text:p>iib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ernández</text:p>
          </table:table-cell>
          <table:table-cell office:value-type="string" calcext:value-type="string">
            <text:p>Anguiano</text:p>
          </table:table-cell>
          <table:table-cell table:number-columns-repeated="2" office:value-type="string" calcext:value-type="string">
            <text:p>Nelson</text:p>
          </table:table-cell>
          <table:table-cell table:number-columns-repeated="2"/>
          <table:table-cell table:formula="of:=CONCATENATE([.D299];LEFT([.E299];2);LEFT([.F299];2);LEFT([.A299];2);LEFT([.B299];2))" office:value-type="string" office:string-value="NelsonFeAn" calcext:value-type="string">
            <text:p>NelsonFeAn</text:p>
          </table:table-cell>
          <table:table-cell table:formula="of:=LOWER([.G299])" office:value-type="string" office:string-value="nelsonfean" calcext:value-type="string">
            <text:p>nelsonfean</text:p>
          </table:table-cell>
          <table:table-cell table:formula="of:=SUBSTITUTE(SUBSTITUTE(SUBSTITUTE(SUBSTITUTE(SUBSTITUTE([.H299];&quot;á&quot;;&quot;a&quot;);&quot;é&quot;;&quot;e&quot;);&quot;í&quot;;&quot;i&quot;);&quot;ó&quot;;&quot;o&quot;);&quot;ú&quot;;&quot;u&quot;)" office:value-type="string" office:string-value="nelsonfean" calcext:value-type="string">
            <text:p>nelsonfean</text:p>
          </table:table-cell>
          <table:table-cell office:value-type="float" office:value="20" calcext:value-type="float">
            <text:p>20</text:p>
          </table:table-cell>
          <table:table-cell table:formula="of:=CONCATENATE(&quot;a&quot;;[.J299];[.I299])" office:value-type="string" office:string-value="a20nelsonfean" calcext:value-type="string">
            <text:p>a20nelsonfean</text:p>
          </table:table-cell>
          <table:table-cell table:formula="of:=LEN([.K299])" office:value-type="float" office:value="13" calcext:value-type="float">
            <text:p>13</text:p>
          </table:table-cell>
          <table:table-cell table:formula="of:=[.K299]" office:value-type="string" office:string-value="a20nelsonfean" calcext:value-type="string">
            <text:p>a20nelsonfean</text:p>
          </table:table-cell>
          <table:table-cell office:value-type="string" calcext:value-type="string">
            <text:p>bMkkA+u3-K</text:p>
          </table:table-cell>
          <table:table-cell table:style-name="ce2" office:value-type="string" calcext:value-type="string">
            <text:p>10/06/1977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26737242</text:p>
          </table:table-cell>
          <table:table-cell office:value-type="string" calcext:value-type="string">
            <text:p>6 Mount Crescent</text:p>
          </table:table-cell>
          <table:table-cell office:value-type="string" calcext:value-type="string">
            <text:p>Porriño (O)</text:p>
          </table:table-cell>
          <table:table-cell office:value-type="string" calcext:value-type="string">
            <text:p>(A)-Sistemas microinformáticos e redes</text:p>
          </table:table-cell>
          <table:table-cell office:value-type="string" calcext:value-type="string">
            <text:p>is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Álvarez</text:p>
          </table:table-cell>
          <table:table-cell office:value-type="string" calcext:value-type="string">
            <text:p>González</text:p>
          </table:table-cell>
          <table:table-cell table:number-columns-repeated="2" office:value-type="string" calcext:value-type="string">
            <text:p>Sara</text:p>
          </table:table-cell>
          <table:table-cell table:number-columns-repeated="2"/>
          <table:table-cell table:formula="of:=CONCATENATE([.D300];LEFT([.E300];2);LEFT([.F300];2);LEFT([.A300];2);LEFT([.B300];2))" office:value-type="string" office:string-value="SaraÁlGo" calcext:value-type="string">
            <text:p>SaraÁlGo</text:p>
          </table:table-cell>
          <table:table-cell table:formula="of:=LOWER([.G300])" office:value-type="string" office:string-value="saraálgo" calcext:value-type="string">
            <text:p>saraálgo</text:p>
          </table:table-cell>
          <table:table-cell table:formula="of:=SUBSTITUTE(SUBSTITUTE(SUBSTITUTE(SUBSTITUTE(SUBSTITUTE([.H300];&quot;á&quot;;&quot;a&quot;);&quot;é&quot;;&quot;e&quot;);&quot;í&quot;;&quot;i&quot;);&quot;ó&quot;;&quot;o&quot;);&quot;ú&quot;;&quot;u&quot;)" office:value-type="string" office:string-value="saraalgo" calcext:value-type="string">
            <text:p>saraalgo</text:p>
          </table:table-cell>
          <table:table-cell office:value-type="float" office:value="20" calcext:value-type="float">
            <text:p>20</text:p>
          </table:table-cell>
          <table:table-cell table:formula="of:=CONCATENATE(&quot;a&quot;;[.J300];[.I300])" office:value-type="string" office:string-value="a20saraalgo" calcext:value-type="string">
            <text:p>a20saraalgo</text:p>
          </table:table-cell>
          <table:table-cell table:formula="of:=LEN([.K300])" office:value-type="float" office:value="11" calcext:value-type="float">
            <text:p>11</text:p>
          </table:table-cell>
          <table:table-cell table:formula="of:=[.K300]" office:value-type="string" office:string-value="a20saraalgo" calcext:value-type="string">
            <text:p>a20saraalgo</text:p>
          </table:table-cell>
          <table:table-cell office:value-type="string" calcext:value-type="string">
            <text:p>ewuzb*o7aH</text:p>
          </table:table-cell>
          <table:table-cell table:style-name="ce2" office:value-type="string" calcext:value-type="string">
            <text:p>12/11/199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87026221</text:p>
          </table:table-cell>
          <table:table-cell office:value-type="string" calcext:value-type="string">
            <text:p>77 Avebury Avenue</text:p>
          </table:table-cell>
          <table:table-cell office:value-type="string" calcext:value-type="string">
            <text:p>Vilagarcía de Arousa</text:p>
          </table:table-cell>
          <table:table-cell office:value-type="string" calcext:value-type="string">
            <text:p>(A)-Sistemas microinformáticos e redes</text:p>
          </table:table-cell>
          <table:table-cell office:value-type="string" calcext:value-type="string">
            <text:p>is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ibá</text:p>
          </table:table-cell>
          <table:table-cell office:value-type="string" calcext:value-type="string">
            <text:p>Ramilo</text:p>
          </table:table-cell>
          <table:table-cell office:value-type="string" calcext:value-type="string">
            <text:p>Lois Anxo</text:p>
          </table:table-cell>
          <table:table-cell office:value-type="string" calcext:value-type="string">
            <text:p>Lois</text:p>
          </table:table-cell>
          <table:table-cell office:value-type="string" calcext:value-type="string">
            <text:p>Anxo</text:p>
          </table:table-cell>
          <table:table-cell/>
          <table:table-cell table:formula="of:=CONCATENATE([.D301];LEFT([.E301];2);LEFT([.F301];2);LEFT([.A301];2);LEFT([.B301];2))" office:value-type="string" office:string-value="LoisAnRiRa" calcext:value-type="string">
            <text:p>LoisAnRiRa</text:p>
          </table:table-cell>
          <table:table-cell table:formula="of:=LOWER([.G301])" office:value-type="string" office:string-value="loisanrira" calcext:value-type="string">
            <text:p>loisanrira</text:p>
          </table:table-cell>
          <table:table-cell table:formula="of:=SUBSTITUTE(SUBSTITUTE(SUBSTITUTE(SUBSTITUTE(SUBSTITUTE([.H301];&quot;á&quot;;&quot;a&quot;);&quot;é&quot;;&quot;e&quot;);&quot;í&quot;;&quot;i&quot;);&quot;ó&quot;;&quot;o&quot;);&quot;ú&quot;;&quot;u&quot;)" office:value-type="string" office:string-value="loisanrira" calcext:value-type="string">
            <text:p>loisanrira</text:p>
          </table:table-cell>
          <table:table-cell office:value-type="float" office:value="19" calcext:value-type="float">
            <text:p>19</text:p>
          </table:table-cell>
          <table:table-cell table:formula="of:=CONCATENATE(&quot;a&quot;;[.J301];[.I301])" office:value-type="string" office:string-value="a19loisanrira" calcext:value-type="string">
            <text:p>a19loisanrira</text:p>
          </table:table-cell>
          <table:table-cell table:formula="of:=LEN([.K301])" office:value-type="float" office:value="13" calcext:value-type="float">
            <text:p>13</text:p>
          </table:table-cell>
          <table:table-cell table:formula="of:=[.K301]" office:value-type="string" office:string-value="a19loisanrira" calcext:value-type="string">
            <text:p>a19loisanrira</text:p>
          </table:table-cell>
          <table:table-cell office:value-type="string" calcext:value-type="string">
            <text:p>Kca}pbY7Tb</text:p>
          </table:table-cell>
          <table:table-cell table:style-name="ce2" office:value-type="string" calcext:value-type="string">
            <text:p>07/11/2000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621259220</text:p>
          </table:table-cell>
          <table:table-cell office:value-type="string" calcext:value-type="string">
            <text:p>22 Windflower Driv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yor</text:p>
          </table:table-cell>
          <table:table-cell office:value-type="string" calcext:value-type="string">
            <text:p>Migala</text:p>
          </table:table-cell>
          <table:table-cell table:number-columns-repeated="2" office:value-type="string" calcext:value-type="string">
            <text:p>Jessica</text:p>
          </table:table-cell>
          <table:table-cell table:number-columns-repeated="2"/>
          <table:table-cell table:formula="of:=CONCATENATE([.D302];LEFT([.E302];2);LEFT([.F302];2);LEFT([.A302];2);LEFT([.B302];2))" office:value-type="string" office:string-value="JessicaMaMi" calcext:value-type="string">
            <text:p>JessicaMaMi</text:p>
          </table:table-cell>
          <table:table-cell table:formula="of:=LOWER([.G302])" office:value-type="string" office:string-value="jessicamami" calcext:value-type="string">
            <text:p>jessicamami</text:p>
          </table:table-cell>
          <table:table-cell table:formula="of:=SUBSTITUTE(SUBSTITUTE(SUBSTITUTE(SUBSTITUTE(SUBSTITUTE([.H302];&quot;á&quot;;&quot;a&quot;);&quot;é&quot;;&quot;e&quot;);&quot;í&quot;;&quot;i&quot;);&quot;ó&quot;;&quot;o&quot;);&quot;ú&quot;;&quot;u&quot;)" office:value-type="string" office:string-value="jessicamami" calcext:value-type="string">
            <text:p>jessicamami</text:p>
          </table:table-cell>
          <table:table-cell office:value-type="float" office:value="20" calcext:value-type="float">
            <text:p>20</text:p>
          </table:table-cell>
          <table:table-cell table:formula="of:=CONCATENATE(&quot;a&quot;;[.J302];[.I302])" office:value-type="string" office:string-value="a20jessicamami" calcext:value-type="string">
            <text:p>a20jessicamami</text:p>
          </table:table-cell>
          <table:table-cell table:formula="of:=LEN([.K302])" office:value-type="float" office:value="14" calcext:value-type="float">
            <text:p>14</text:p>
          </table:table-cell>
          <table:table-cell table:formula="of:=[.K302]" office:value-type="string" office:string-value="a20jessicamami" calcext:value-type="string">
            <text:p>a20jessicamami</text:p>
          </table:table-cell>
          <table:table-cell office:value-type="string" calcext:value-type="string">
            <text:p>+pypvmp,L4</text:p>
          </table:table-cell>
          <table:table-cell table:style-name="ce2" office:value-type="string" calcext:value-type="string">
            <text:p>19/12/197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89488597</text:p>
          </table:table-cell>
          <table:table-cell office:value-type="string" calcext:value-type="string">
            <text:p>4 Crestville Road</text:p>
          </table:table-cell>
          <table:table-cell office:value-type="string" calcext:value-type="string">
            <text:p>Redondela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omero</text:p>
          </table:table-cell>
          <table:table-cell office:value-type="string" calcext:value-type="string">
            <text:p>Perez</text:p>
          </table:table-cell>
          <table:table-cell table:number-columns-repeated="2" office:value-type="string" calcext:value-type="string">
            <text:p>Chell</text:p>
          </table:table-cell>
          <table:table-cell table:number-columns-repeated="2"/>
          <table:table-cell table:formula="of:=CONCATENATE([.D303];LEFT([.E303];2);LEFT([.F303];2);LEFT([.A303];2);LEFT([.B303];2))" office:value-type="string" office:string-value="ChellRoPe" calcext:value-type="string">
            <text:p>ChellRoPe</text:p>
          </table:table-cell>
          <table:table-cell table:formula="of:=LOWER([.G303])" office:value-type="string" office:string-value="chellrope" calcext:value-type="string">
            <text:p>chellrope</text:p>
          </table:table-cell>
          <table:table-cell table:formula="of:=SUBSTITUTE(SUBSTITUTE(SUBSTITUTE(SUBSTITUTE(SUBSTITUTE([.H303];&quot;á&quot;;&quot;a&quot;);&quot;é&quot;;&quot;e&quot;);&quot;í&quot;;&quot;i&quot;);&quot;ó&quot;;&quot;o&quot;);&quot;ú&quot;;&quot;u&quot;)" office:value-type="string" office:string-value="chellrope" calcext:value-type="string">
            <text:p>chellrope</text:p>
          </table:table-cell>
          <table:table-cell office:value-type="float" office:value="18" calcext:value-type="float">
            <text:p>18</text:p>
          </table:table-cell>
          <table:table-cell table:formula="of:=CONCATENATE(&quot;a&quot;;[.J303];[.I303])" office:value-type="string" office:string-value="a18chellrope" calcext:value-type="string">
            <text:p>a18chellrope</text:p>
          </table:table-cell>
          <table:table-cell table:formula="of:=LEN([.K303])" office:value-type="float" office:value="12" calcext:value-type="float">
            <text:p>12</text:p>
          </table:table-cell>
          <table:table-cell table:formula="of:=[.K303]" office:value-type="string" office:string-value="a18chellrope" calcext:value-type="string">
            <text:p>a18chellrope</text:p>
          </table:table-cell>
          <table:table-cell office:value-type="string" calcext:value-type="string">
            <text:p>FKx3m}d=sT</text:p>
          </table:table-cell>
          <table:table-cell table:style-name="ce2" office:value-type="string" calcext:value-type="string">
            <text:p>30/04/199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64339419</text:p>
          </table:table-cell>
          <table:table-cell office:value-type="string" calcext:value-type="string">
            <text:p>23 Boulby Bank</text:p>
          </table:table-cell>
          <table:table-cell office:value-type="string" calcext:value-type="string">
            <text:p>Cangas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avila</text:p>
          </table:table-cell>
          <table:table-cell office:value-type="string" calcext:value-type="string">
            <text:p>Fernández</text:p>
          </table:table-cell>
          <table:table-cell table:number-columns-repeated="2" office:value-type="string" calcext:value-type="string">
            <text:p>Brais</text:p>
          </table:table-cell>
          <table:table-cell table:number-columns-repeated="2"/>
          <table:table-cell table:formula="of:=CONCATENATE([.D304];LEFT([.E304];2);LEFT([.F304];2);LEFT([.A304];2);LEFT([.B304];2))" office:value-type="string" office:string-value="BraisDaFe" calcext:value-type="string">
            <text:p>BraisDaFe</text:p>
          </table:table-cell>
          <table:table-cell table:formula="of:=LOWER([.G304])" office:value-type="string" office:string-value="braisdafe" calcext:value-type="string">
            <text:p>braisdafe</text:p>
          </table:table-cell>
          <table:table-cell table:formula="of:=SUBSTITUTE(SUBSTITUTE(SUBSTITUTE(SUBSTITUTE(SUBSTITUTE([.H304];&quot;á&quot;;&quot;a&quot;);&quot;é&quot;;&quot;e&quot;);&quot;í&quot;;&quot;i&quot;);&quot;ó&quot;;&quot;o&quot;);&quot;ú&quot;;&quot;u&quot;)" office:value-type="string" office:string-value="braisdafe" calcext:value-type="string">
            <text:p>braisdafe</text:p>
          </table:table-cell>
          <table:table-cell office:value-type="float" office:value="19" calcext:value-type="float">
            <text:p>19</text:p>
          </table:table-cell>
          <table:table-cell table:formula="of:=CONCATENATE(&quot;a&quot;;[.J304];[.I304])" office:value-type="string" office:string-value="a19braisdafe" calcext:value-type="string">
            <text:p>a19braisdafe</text:p>
          </table:table-cell>
          <table:table-cell table:formula="of:=LEN([.K304])" office:value-type="float" office:value="12" calcext:value-type="float">
            <text:p>12</text:p>
          </table:table-cell>
          <table:table-cell table:formula="of:=[.K304]" office:value-type="string" office:string-value="a19braisdafe" calcext:value-type="string">
            <text:p>a19braisdafe</text:p>
          </table:table-cell>
          <table:table-cell office:value-type="string" calcext:value-type="string">
            <text:p>Nh-7WNcdVE</text:p>
          </table:table-cell>
          <table:table-cell table:style-name="ce2" office:value-type="string" calcext:value-type="string">
            <text:p>08/10/197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69572917</text:p>
          </table:table-cell>
          <table:table-cell office:value-type="string" calcext:value-type="string">
            <text:p>7 Holt Grov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o</text:p>
          </table:table-cell>
          <table:table-cell office:value-type="string" calcext:value-type="string">
            <text:p>Álvarez</text:p>
          </table:table-cell>
          <table:table-cell table:number-columns-repeated="2" office:value-type="string" calcext:value-type="string">
            <text:p>Adrián</text:p>
          </table:table-cell>
          <table:table-cell table:number-columns-repeated="2"/>
          <table:table-cell table:formula="of:=CONCATENATE([.D305];LEFT([.E305];2);LEFT([.F305];2);LEFT([.A305];2);LEFT([.B305];2))" office:value-type="string" office:string-value="AdriánBaÁl" calcext:value-type="string">
            <text:p>AdriánBaÁl</text:p>
          </table:table-cell>
          <table:table-cell table:formula="of:=LOWER([.G305])" office:value-type="string" office:string-value="adriánbaál" calcext:value-type="string">
            <text:p>adriánbaál</text:p>
          </table:table-cell>
          <table:table-cell table:formula="of:=SUBSTITUTE(SUBSTITUTE(SUBSTITUTE(SUBSTITUTE(SUBSTITUTE([.H305];&quot;á&quot;;&quot;a&quot;);&quot;é&quot;;&quot;e&quot;);&quot;í&quot;;&quot;i&quot;);&quot;ó&quot;;&quot;o&quot;);&quot;ú&quot;;&quot;u&quot;)" office:value-type="string" office:string-value="adrianbaal" calcext:value-type="string">
            <text:p>adrianbaal</text:p>
          </table:table-cell>
          <table:table-cell office:value-type="float" office:value="21" calcext:value-type="float">
            <text:p>21</text:p>
          </table:table-cell>
          <table:table-cell table:formula="of:=CONCATENATE(&quot;a&quot;;[.J305];[.I305])" office:value-type="string" office:string-value="a21adrianbaal" calcext:value-type="string">
            <text:p>a21adrianbaal</text:p>
          </table:table-cell>
          <table:table-cell table:formula="of:=LEN([.K305])" office:value-type="float" office:value="13" calcext:value-type="float">
            <text:p>13</text:p>
          </table:table-cell>
          <table:table-cell table:formula="of:=[.K305]" office:value-type="string" office:string-value="a21adrianbaal" calcext:value-type="string">
            <text:p>a21adrianbaal</text:p>
          </table:table-cell>
          <table:table-cell office:value-type="string" calcext:value-type="string">
            <text:p>dCWv4W-{ur</text:p>
          </table:table-cell>
          <table:table-cell table:style-name="ce2" office:value-type="string" calcext:value-type="string">
            <text:p>30/11/1987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66181994</text:p>
          </table:table-cell>
          <table:table-cell office:value-type="string" calcext:value-type="string">
            <text:p>The Cottag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ermuy</text:p>
          </table:table-cell>
          <table:table-cell office:value-type="string" calcext:value-type="string">
            <text:p>Sobrino</text:p>
          </table:table-cell>
          <table:table-cell table:number-columns-repeated="2" office:value-type="string" calcext:value-type="string">
            <text:p>César</text:p>
          </table:table-cell>
          <table:table-cell table:number-columns-repeated="2"/>
          <table:table-cell table:formula="of:=CONCATENATE([.D306];LEFT([.E306];2);LEFT([.F306];2);LEFT([.A306];2);LEFT([.B306];2))" office:value-type="string" office:string-value="CésarPeSo" calcext:value-type="string">
            <text:p>CésarPeSo</text:p>
          </table:table-cell>
          <table:table-cell table:formula="of:=LOWER([.G306])" office:value-type="string" office:string-value="césarpeso" calcext:value-type="string">
            <text:p>césarpeso</text:p>
          </table:table-cell>
          <table:table-cell table:formula="of:=SUBSTITUTE(SUBSTITUTE(SUBSTITUTE(SUBSTITUTE(SUBSTITUTE([.H306];&quot;á&quot;;&quot;a&quot;);&quot;é&quot;;&quot;e&quot;);&quot;í&quot;;&quot;i&quot;);&quot;ó&quot;;&quot;o&quot;);&quot;ú&quot;;&quot;u&quot;)" office:value-type="string" office:string-value="cesarpeso" calcext:value-type="string">
            <text:p>cesarpeso</text:p>
          </table:table-cell>
          <table:table-cell office:value-type="float" office:value="18" calcext:value-type="float">
            <text:p>18</text:p>
          </table:table-cell>
          <table:table-cell table:formula="of:=CONCATENATE(&quot;a&quot;;[.J306];[.I306])" office:value-type="string" office:string-value="a18cesarpeso" calcext:value-type="string">
            <text:p>a18cesarpeso</text:p>
          </table:table-cell>
          <table:table-cell table:formula="of:=LEN([.K306])" office:value-type="float" office:value="12" calcext:value-type="float">
            <text:p>12</text:p>
          </table:table-cell>
          <table:table-cell table:formula="of:=[.K306]" office:value-type="string" office:string-value="a18cesarpeso" calcext:value-type="string">
            <text:p>a18cesarpeso</text:p>
          </table:table-cell>
          <table:table-cell office:value-type="string" calcext:value-type="string">
            <text:p>7TM4rJe[+j</text:p>
          </table:table-cell>
          <table:table-cell table:style-name="ce2" office:value-type="string" calcext:value-type="string">
            <text:p>13/09/198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68348421</text:p>
          </table:table-cell>
          <table:table-cell office:value-type="string" calcext:value-type="string">
            <text:p>42 Orchard Street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  <table:table-cell office:value-type="string" calcext:value-type="string">
            <text:p>is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ópez</text:p>
          </table:table-cell>
          <table:table-cell office:value-type="string" calcext:value-type="string">
            <text:p>Marcote</text:p>
          </table:table-cell>
          <table:table-cell table:number-columns-repeated="2" office:value-type="string" calcext:value-type="string">
            <text:p>Noelia</text:p>
          </table:table-cell>
          <table:table-cell table:number-columns-repeated="2"/>
          <table:table-cell table:formula="of:=CONCATENATE([.D307];LEFT([.E307];2);LEFT([.F307];2);LEFT([.A307];2);LEFT([.B307];2))" office:value-type="string" office:string-value="NoeliaLóMa" calcext:value-type="string">
            <text:p>NoeliaLóMa</text:p>
          </table:table-cell>
          <table:table-cell table:formula="of:=LOWER([.G307])" office:value-type="string" office:string-value="noelialóma" calcext:value-type="string">
            <text:p>noelialóma</text:p>
          </table:table-cell>
          <table:table-cell table:formula="of:=SUBSTITUTE(SUBSTITUTE(SUBSTITUTE(SUBSTITUTE(SUBSTITUTE([.H307];&quot;á&quot;;&quot;a&quot;);&quot;é&quot;;&quot;e&quot;);&quot;í&quot;;&quot;i&quot;);&quot;ó&quot;;&quot;o&quot;);&quot;ú&quot;;&quot;u&quot;)" office:value-type="string" office:string-value="noelialoma" calcext:value-type="string">
            <text:p>noelialoma</text:p>
          </table:table-cell>
          <table:table-cell office:value-type="float" office:value="19" calcext:value-type="float">
            <text:p>19</text:p>
          </table:table-cell>
          <table:table-cell table:formula="of:=CONCATENATE(&quot;a&quot;;[.J307];[.I307])" office:value-type="string" office:string-value="a19noelialoma" calcext:value-type="string">
            <text:p>a19noelialoma</text:p>
          </table:table-cell>
          <table:table-cell table:formula="of:=LEN([.K307])" office:value-type="float" office:value="13" calcext:value-type="float">
            <text:p>13</text:p>
          </table:table-cell>
          <table:table-cell table:formula="of:=[.K307]" office:value-type="string" office:string-value="a19noelialoma" calcext:value-type="string">
            <text:p>a19noelialoma</text:p>
          </table:table-cell>
          <table:table-cell office:value-type="string" calcext:value-type="string">
            <text:p>JWvr=L4-dz</text:p>
          </table:table-cell>
          <table:table-cell table:style-name="ce2" office:value-type="string" calcext:value-type="string">
            <text:p>05/09/1998</text:p>
          </table:table-cell>
          <table:table-cell office:value-type="string" calcext:value-type="string">
            <text:p>Perú</text:p>
          </table:table-cell>
          <table:table-cell office:value-type="string" calcext:value-type="string">
            <text:p>674844746</text:p>
          </table:table-cell>
          <table:table-cell office:value-type="string" calcext:value-type="string">
            <text:p>31 Meadow Bank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ernández</text:p>
          </table:table-cell>
          <table:table-cell office:value-type="string" calcext:value-type="string">
            <text:p>Argibay</text:p>
          </table:table-cell>
          <table:table-cell table:number-columns-repeated="2" office:value-type="string" calcext:value-type="string">
            <text:p>Iván</text:p>
          </table:table-cell>
          <table:table-cell table:number-columns-repeated="2"/>
          <table:table-cell table:formula="of:=CONCATENATE([.D308];LEFT([.E308];2);LEFT([.F308];2);LEFT([.A308];2);LEFT([.B308];2))" office:value-type="string" office:string-value="IvánFeAr" calcext:value-type="string">
            <text:p>IvánFeAr</text:p>
          </table:table-cell>
          <table:table-cell table:formula="of:=LOWER([.G308])" office:value-type="string" office:string-value="ivánfear" calcext:value-type="string">
            <text:p>ivánfear</text:p>
          </table:table-cell>
          <table:table-cell table:formula="of:=SUBSTITUTE(SUBSTITUTE(SUBSTITUTE(SUBSTITUTE(SUBSTITUTE([.H308];&quot;á&quot;;&quot;a&quot;);&quot;é&quot;;&quot;e&quot;);&quot;í&quot;;&quot;i&quot;);&quot;ó&quot;;&quot;o&quot;);&quot;ú&quot;;&quot;u&quot;)" office:value-type="string" office:string-value="ivanfear" calcext:value-type="string">
            <text:p>ivanfear</text:p>
          </table:table-cell>
          <table:table-cell office:value-type="float" office:value="19" calcext:value-type="float">
            <text:p>19</text:p>
          </table:table-cell>
          <table:table-cell table:formula="of:=CONCATENATE(&quot;a&quot;;[.J308];[.I308])" office:value-type="string" office:string-value="a19ivanfear" calcext:value-type="string">
            <text:p>a19ivanfear</text:p>
          </table:table-cell>
          <table:table-cell table:formula="of:=LEN([.K308])" office:value-type="float" office:value="11" calcext:value-type="float">
            <text:p>11</text:p>
          </table:table-cell>
          <table:table-cell table:formula="of:=[.K308]" office:value-type="string" office:string-value="a19ivanfear" calcext:value-type="string">
            <text:p>a19ivanfear</text:p>
          </table:table-cell>
          <table:table-cell office:value-type="string" calcext:value-type="string">
            <text:p>4RbcEM*UKA</text:p>
          </table:table-cell>
          <table:table-cell table:style-name="ce2" office:value-type="string" calcext:value-type="string">
            <text:p>02/06/199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79149905</text:p>
          </table:table-cell>
          <table:table-cell office:value-type="string" calcext:value-type="string">
            <text:p>16 Cherry Clo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aroun</text:p>
          </table:table-cell>
          <table:table-cell office:value-type="string" calcext:value-type="string">
            <text:p>Alonso</text:p>
          </table:table-cell>
          <table:table-cell table:number-columns-repeated="2" office:value-type="string" calcext:value-type="string">
            <text:p>Olaia</text:p>
          </table:table-cell>
          <table:table-cell table:number-columns-repeated="2"/>
          <table:table-cell table:formula="of:=CONCATENATE([.D309];LEFT([.E309];2);LEFT([.F309];2);LEFT([.A309];2);LEFT([.B309];2))" office:value-type="string" office:string-value="OlaiaHaAl" calcext:value-type="string">
            <text:p>OlaiaHaAl</text:p>
          </table:table-cell>
          <table:table-cell table:formula="of:=LOWER([.G309])" office:value-type="string" office:string-value="olaiahaal" calcext:value-type="string">
            <text:p>olaiahaal</text:p>
          </table:table-cell>
          <table:table-cell table:formula="of:=SUBSTITUTE(SUBSTITUTE(SUBSTITUTE(SUBSTITUTE(SUBSTITUTE([.H309];&quot;á&quot;;&quot;a&quot;);&quot;é&quot;;&quot;e&quot;);&quot;í&quot;;&quot;i&quot;);&quot;ó&quot;;&quot;o&quot;);&quot;ú&quot;;&quot;u&quot;)" office:value-type="string" office:string-value="olaiahaal" calcext:value-type="string">
            <text:p>olaiahaal</text:p>
          </table:table-cell>
          <table:table-cell office:value-type="float" office:value="19" calcext:value-type="float">
            <text:p>19</text:p>
          </table:table-cell>
          <table:table-cell table:formula="of:=CONCATENATE(&quot;a&quot;;[.J309];[.I309])" office:value-type="string" office:string-value="a19olaiahaal" calcext:value-type="string">
            <text:p>a19olaiahaal</text:p>
          </table:table-cell>
          <table:table-cell table:formula="of:=LEN([.K309])" office:value-type="float" office:value="12" calcext:value-type="float">
            <text:p>12</text:p>
          </table:table-cell>
          <table:table-cell table:formula="of:=[.K309]" office:value-type="string" office:string-value="a19olaiahaal" calcext:value-type="string">
            <text:p>a19olaiahaal</text:p>
          </table:table-cell>
          <table:table-cell office:value-type="string" calcext:value-type="string">
            <text:p>jfps-M7|ch</text:p>
          </table:table-cell>
          <table:table-cell table:style-name="ce2" office:value-type="string" calcext:value-type="string">
            <text:p>06/06/199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77522912</text:p>
          </table:table-cell>
          <table:table-cell office:value-type="string" calcext:value-type="string">
            <text:p>35 Wilson Street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  <table:table-cell office:value-type="string" calcext:value-type="string">
            <text:p>ia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oca</text:p>
          </table:table-cell>
          <table:table-cell office:value-type="string" calcext:value-type="string">
            <text:p>Camino</text:p>
          </table:table-cell>
          <table:table-cell office:value-type="string" calcext:value-type="string">
            <text:p>Víctor Manuel</text:p>
          </table:table-cell>
          <table:table-cell office:value-type="string" calcext:value-type="string">
            <text:p>Víctor</text:p>
          </table:table-cell>
          <table:table-cell office:value-type="string" calcext:value-type="string">
            <text:p>Manuel</text:p>
          </table:table-cell>
          <table:table-cell/>
          <table:table-cell table:formula="of:=CONCATENATE([.D310];LEFT([.E310];2);LEFT([.F310];2);LEFT([.A310];2);LEFT([.B310];2))" office:value-type="string" office:string-value="VíctorMaRoCa" calcext:value-type="string">
            <text:p>VíctorMaRoCa</text:p>
          </table:table-cell>
          <table:table-cell table:formula="of:=LOWER([.G310])" office:value-type="string" office:string-value="víctormaroca" calcext:value-type="string">
            <text:p>víctormaroca</text:p>
          </table:table-cell>
          <table:table-cell table:formula="of:=SUBSTITUTE(SUBSTITUTE(SUBSTITUTE(SUBSTITUTE(SUBSTITUTE([.H310];&quot;á&quot;;&quot;a&quot;);&quot;é&quot;;&quot;e&quot;);&quot;í&quot;;&quot;i&quot;);&quot;ó&quot;;&quot;o&quot;);&quot;ú&quot;;&quot;u&quot;)" office:value-type="string" office:string-value="victormaroca" calcext:value-type="string">
            <text:p>victormaroca</text:p>
          </table:table-cell>
          <table:table-cell office:value-type="float" office:value="20" calcext:value-type="float">
            <text:p>20</text:p>
          </table:table-cell>
          <table:table-cell table:formula="of:=CONCATENATE(&quot;a&quot;;[.J310];[.I310])" office:value-type="string" office:string-value="a20victormaroca" calcext:value-type="string">
            <text:p>a20victormaroca</text:p>
          </table:table-cell>
          <table:table-cell table:formula="of:=LEN([.K310])" office:value-type="float" office:value="15" calcext:value-type="float">
            <text:p>15</text:p>
          </table:table-cell>
          <table:table-cell table:formula="of:=[.K310]" office:value-type="string" office:string-value="a20victormaroca" calcext:value-type="string">
            <text:p>a20victormaroca</text:p>
          </table:table-cell>
          <table:table-cell office:value-type="string" calcext:value-type="string">
            <text:p>nn@T*+@4zW</text:p>
          </table:table-cell>
          <table:table-cell table:style-name="ce2" office:value-type="string" calcext:value-type="string">
            <text:p>06/08/198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18861281</text:p>
          </table:table-cell>
          <table:table-cell office:value-type="string" calcext:value-type="string">
            <text:p>37 Stow Road</text:p>
          </table:table-cell>
          <table:table-cell office:value-type="string" calcext:value-type="string">
            <text:p>Redondela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odríguez</text:p>
          </table:table-cell>
          <table:table-cell office:value-type="string" calcext:value-type="string">
            <text:p>Pérez</text:p>
          </table:table-cell>
          <table:table-cell table:number-columns-repeated="2" office:value-type="string" calcext:value-type="string">
            <text:p>Paula</text:p>
          </table:table-cell>
          <table:table-cell table:number-columns-repeated="2"/>
          <table:table-cell table:formula="of:=CONCATENATE([.D311];LEFT([.E311];2);LEFT([.F311];2);LEFT([.A311];2);LEFT([.B311];2))" office:value-type="string" office:string-value="PaulaRoPé" calcext:value-type="string">
            <text:p>PaulaRoPé</text:p>
          </table:table-cell>
          <table:table-cell table:formula="of:=LOWER([.G311])" office:value-type="string" office:string-value="paularopé" calcext:value-type="string">
            <text:p>paularopé</text:p>
          </table:table-cell>
          <table:table-cell table:formula="of:=SUBSTITUTE(SUBSTITUTE(SUBSTITUTE(SUBSTITUTE(SUBSTITUTE([.H311];&quot;á&quot;;&quot;a&quot;);&quot;é&quot;;&quot;e&quot;);&quot;í&quot;;&quot;i&quot;);&quot;ó&quot;;&quot;o&quot;);&quot;ú&quot;;&quot;u&quot;)" office:value-type="string" office:string-value="paularope" calcext:value-type="string">
            <text:p>paularope</text:p>
          </table:table-cell>
          <table:table-cell office:value-type="float" office:value="21" calcext:value-type="float">
            <text:p>21</text:p>
          </table:table-cell>
          <table:table-cell table:formula="of:=CONCATENATE(&quot;a&quot;;[.J311];[.I311])" office:value-type="string" office:string-value="a21paularope" calcext:value-type="string">
            <text:p>a21paularope</text:p>
          </table:table-cell>
          <table:table-cell table:formula="of:=LEN([.K311])" office:value-type="float" office:value="12" calcext:value-type="float">
            <text:p>12</text:p>
          </table:table-cell>
          <table:table-cell table:formula="of:=[.K311]" office:value-type="string" office:string-value="a21paularope" calcext:value-type="string">
            <text:p>a21paularope</text:p>
          </table:table-cell>
          <table:table-cell office:value-type="string" calcext:value-type="string">
            <text:p>K|UH@EgE7w</text:p>
          </table:table-cell>
          <table:table-cell table:style-name="ce2" office:value-type="string" calcext:value-type="string">
            <text:p>20/07/199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06339912</text:p>
          </table:table-cell>
          <table:table-cell office:value-type="string" calcext:value-type="string">
            <text:p>18 Branson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  <table:table-cell office:value-type="string" calcext:value-type="string">
            <text:p>is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ourido</text:p>
          </table:table-cell>
          <table:table-cell office:value-type="string" calcext:value-type="string">
            <text:p>Iglesias</text:p>
          </table:table-cell>
          <table:table-cell table:number-columns-repeated="2" office:value-type="string" calcext:value-type="string">
            <text:p>Jonathan</text:p>
          </table:table-cell>
          <table:table-cell table:number-columns-repeated="2"/>
          <table:table-cell table:formula="of:=CONCATENATE([.D312];LEFT([.E312];2);LEFT([.F312];2);LEFT([.A312];2);LEFT([.B312];2))" office:value-type="string" office:string-value="JonathanLoIg" calcext:value-type="string">
            <text:p>JonathanLoIg</text:p>
          </table:table-cell>
          <table:table-cell table:formula="of:=LOWER([.G312])" office:value-type="string" office:string-value="jonathanloig" calcext:value-type="string">
            <text:p>jonathanloig</text:p>
          </table:table-cell>
          <table:table-cell table:formula="of:=SUBSTITUTE(SUBSTITUTE(SUBSTITUTE(SUBSTITUTE(SUBSTITUTE([.H312];&quot;á&quot;;&quot;a&quot;);&quot;é&quot;;&quot;e&quot;);&quot;í&quot;;&quot;i&quot;);&quot;ó&quot;;&quot;o&quot;);&quot;ú&quot;;&quot;u&quot;)" office:value-type="string" office:string-value="jonathanloig" calcext:value-type="string">
            <text:p>jonathanloig</text:p>
          </table:table-cell>
          <table:table-cell office:value-type="float" office:value="21" calcext:value-type="float">
            <text:p>21</text:p>
          </table:table-cell>
          <table:table-cell table:formula="of:=CONCATENATE(&quot;a&quot;;[.J312];[.I312])" office:value-type="string" office:string-value="a21jonathanloig" calcext:value-type="string">
            <text:p>a21jonathanloig</text:p>
          </table:table-cell>
          <table:table-cell table:formula="of:=LEN([.K312])" office:value-type="float" office:value="15" calcext:value-type="float">
            <text:p>15</text:p>
          </table:table-cell>
          <table:table-cell table:formula="of:=[.K312]" office:value-type="string" office:string-value="a21jonathanloig" calcext:value-type="string">
            <text:p>a21jonathanloig</text:p>
          </table:table-cell>
          <table:table-cell office:value-type="string" calcext:value-type="string">
            <text:p>+F9.vsV-mK</text:p>
          </table:table-cell>
          <table:table-cell table:style-name="ce2" office:value-type="string" calcext:value-type="string">
            <text:p>02/12/1980</text:p>
          </table:table-cell>
          <table:table-cell office:value-type="string" calcext:value-type="string">
            <text:p>Polonia</text:p>
          </table:table-cell>
          <table:table-cell office:value-type="string" calcext:value-type="string">
            <text:p>658250504</text:p>
          </table:table-cell>
          <table:table-cell office:value-type="string" calcext:value-type="string">
            <text:p>The Red Hou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Jambrina</text:p>
          </table:table-cell>
          <table:table-cell office:value-type="string" calcext:value-type="string">
            <text:p>Queimadelos</text:p>
          </table:table-cell>
          <table:table-cell table:number-columns-repeated="2" office:value-type="string" calcext:value-type="string">
            <text:p>Raúl</text:p>
          </table:table-cell>
          <table:table-cell table:number-columns-repeated="2"/>
          <table:table-cell table:formula="of:=CONCATENATE([.D313];LEFT([.E313];2);LEFT([.F313];2);LEFT([.A313];2);LEFT([.B313];2))" office:value-type="string" office:string-value="RaúlJaQu" calcext:value-type="string">
            <text:p>RaúlJaQu</text:p>
          </table:table-cell>
          <table:table-cell table:formula="of:=LOWER([.G313])" office:value-type="string" office:string-value="raúljaqu" calcext:value-type="string">
            <text:p>raúljaqu</text:p>
          </table:table-cell>
          <table:table-cell table:formula="of:=SUBSTITUTE(SUBSTITUTE(SUBSTITUTE(SUBSTITUTE(SUBSTITUTE([.H313];&quot;á&quot;;&quot;a&quot;);&quot;é&quot;;&quot;e&quot;);&quot;í&quot;;&quot;i&quot;);&quot;ó&quot;;&quot;o&quot;);&quot;ú&quot;;&quot;u&quot;)" office:value-type="string" office:string-value="rauljaqu" calcext:value-type="string">
            <text:p>rauljaqu</text:p>
          </table:table-cell>
          <table:table-cell office:value-type="float" office:value="20" calcext:value-type="float">
            <text:p>20</text:p>
          </table:table-cell>
          <table:table-cell table:formula="of:=CONCATENATE(&quot;a&quot;;[.J313];[.I313])" office:value-type="string" office:string-value="a20rauljaqu" calcext:value-type="string">
            <text:p>a20rauljaqu</text:p>
          </table:table-cell>
          <table:table-cell table:formula="of:=LEN([.K313])" office:value-type="float" office:value="11" calcext:value-type="float">
            <text:p>11</text:p>
          </table:table-cell>
          <table:table-cell table:formula="of:=[.K313]" office:value-type="string" office:string-value="a20rauljaqu" calcext:value-type="string">
            <text:p>a20rauljaqu</text:p>
          </table:table-cell>
          <table:table-cell office:value-type="string" calcext:value-type="string">
            <text:p>a}P7]A7C3K</text:p>
          </table:table-cell>
          <table:table-cell table:style-name="ce2" office:value-type="string" calcext:value-type="string">
            <text:p>14/11/1967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45193704</text:p>
          </table:table-cell>
          <table:table-cell office:value-type="string" calcext:value-type="string">
            <text:p>5 Hobart Cottages</text:p>
          </table:table-cell>
          <table:table-cell office:value-type="string" calcext:value-type="string">
            <text:p>Rosal (O)</text:p>
          </table:table-cell>
          <table:table-cell table:number-columns-repeated="2" office:value-type="string" calcext:value-type="string">
            <text:p>iib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onzález</text:p>
          </table:table-cell>
          <table:table-cell office:value-type="string" calcext:value-type="string">
            <text:p>Coelho</text:p>
          </table:table-cell>
          <table:table-cell table:number-columns-repeated="2" office:value-type="string" calcext:value-type="string">
            <text:p>Sandro</text:p>
          </table:table-cell>
          <table:table-cell table:number-columns-repeated="2"/>
          <table:table-cell table:formula="of:=CONCATENATE([.D314];LEFT([.E314];2);LEFT([.F314];2);LEFT([.A314];2);LEFT([.B314];2))" office:value-type="string" office:string-value="SandroGoCo" calcext:value-type="string">
            <text:p>SandroGoCo</text:p>
          </table:table-cell>
          <table:table-cell table:formula="of:=LOWER([.G314])" office:value-type="string" office:string-value="sandrogoco" calcext:value-type="string">
            <text:p>sandrogoco</text:p>
          </table:table-cell>
          <table:table-cell table:formula="of:=SUBSTITUTE(SUBSTITUTE(SUBSTITUTE(SUBSTITUTE(SUBSTITUTE([.H314];&quot;á&quot;;&quot;a&quot;);&quot;é&quot;;&quot;e&quot;);&quot;í&quot;;&quot;i&quot;);&quot;ó&quot;;&quot;o&quot;);&quot;ú&quot;;&quot;u&quot;)" office:value-type="string" office:string-value="sandrogoco" calcext:value-type="string">
            <text:p>sandrogoco</text:p>
          </table:table-cell>
          <table:table-cell office:value-type="float" office:value="19" calcext:value-type="float">
            <text:p>19</text:p>
          </table:table-cell>
          <table:table-cell table:formula="of:=CONCATENATE(&quot;a&quot;;[.J314];[.I314])" office:value-type="string" office:string-value="a19sandrogoco" calcext:value-type="string">
            <text:p>a19sandrogoco</text:p>
          </table:table-cell>
          <table:table-cell table:formula="of:=LEN([.K314])" office:value-type="float" office:value="13" calcext:value-type="float">
            <text:p>13</text:p>
          </table:table-cell>
          <table:table-cell table:formula="of:=[.K314]" office:value-type="string" office:string-value="a19sandrogoco" calcext:value-type="string">
            <text:p>a19sandrogoco</text:p>
          </table:table-cell>
          <table:table-cell office:value-type="string" calcext:value-type="string">
            <text:p>9e7KVPk.mg</text:p>
          </table:table-cell>
          <table:table-cell table:style-name="ce2" office:value-type="string" calcext:value-type="string">
            <text:p>20/11/200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83339859</text:p>
          </table:table-cell>
          <table:table-cell office:value-type="string" calcext:value-type="string">
            <text:p>7 Falkirk Avenu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Jorge</text:p>
          </table:table-cell>
          <table:table-cell office:value-type="string" calcext:value-type="string">
            <text:p>González</text:p>
          </table:table-cell>
          <table:table-cell table:number-columns-repeated="2" office:value-type="string" calcext:value-type="string">
            <text:p>Deivid</text:p>
          </table:table-cell>
          <table:table-cell table:number-columns-repeated="2"/>
          <table:table-cell table:formula="of:=CONCATENATE([.D315];LEFT([.E315];2);LEFT([.F315];2);LEFT([.A315];2);LEFT([.B315];2))" office:value-type="string" office:string-value="DeividJoGo" calcext:value-type="string">
            <text:p>DeividJoGo</text:p>
          </table:table-cell>
          <table:table-cell table:formula="of:=LOWER([.G315])" office:value-type="string" office:string-value="deividjogo" calcext:value-type="string">
            <text:p>deividjogo</text:p>
          </table:table-cell>
          <table:table-cell table:formula="of:=SUBSTITUTE(SUBSTITUTE(SUBSTITUTE(SUBSTITUTE(SUBSTITUTE([.H315];&quot;á&quot;;&quot;a&quot;);&quot;é&quot;;&quot;e&quot;);&quot;í&quot;;&quot;i&quot;);&quot;ó&quot;;&quot;o&quot;);&quot;ú&quot;;&quot;u&quot;)" office:value-type="string" office:string-value="deividjogo" calcext:value-type="string">
            <text:p>deividjogo</text:p>
          </table:table-cell>
          <table:table-cell office:value-type="float" office:value="18" calcext:value-type="float">
            <text:p>18</text:p>
          </table:table-cell>
          <table:table-cell table:formula="of:=CONCATENATE(&quot;a&quot;;[.J315];[.I315])" office:value-type="string" office:string-value="a18deividjogo" calcext:value-type="string">
            <text:p>a18deividjogo</text:p>
          </table:table-cell>
          <table:table-cell table:formula="of:=LEN([.K315])" office:value-type="float" office:value="13" calcext:value-type="float">
            <text:p>13</text:p>
          </table:table-cell>
          <table:table-cell table:formula="of:=[.K315]" office:value-type="string" office:string-value="a18deividjogo" calcext:value-type="string">
            <text:p>a18deividjogo</text:p>
          </table:table-cell>
          <table:table-cell office:value-type="string" calcext:value-type="string">
            <text:p>rPKgw4wJu*</text:p>
          </table:table-cell>
          <table:table-cell table:style-name="ce2" office:value-type="string" calcext:value-type="string">
            <text:p>13/01/197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29004715</text:p>
          </table:table-cell>
          <table:table-cell office:value-type="string" calcext:value-type="string">
            <text:p>6A Dalmeny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  <table:table-cell office:value-type="string" calcext:value-type="string">
            <text:p>is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res</text:p>
          </table:table-cell>
          <table:table-cell office:value-type="string" calcext:value-type="string">
            <text:p>Mariño</text:p>
          </table:table-cell>
          <table:table-cell table:number-columns-repeated="2" office:value-type="string" calcext:value-type="string">
            <text:p>Aarón</text:p>
          </table:table-cell>
          <table:table-cell table:number-columns-repeated="2"/>
          <table:table-cell table:formula="of:=CONCATENATE([.D316];LEFT([.E316];2);LEFT([.F316];2);LEFT([.A316];2);LEFT([.B316];2))" office:value-type="string" office:string-value="AarónArMa" calcext:value-type="string">
            <text:p>AarónArMa</text:p>
          </table:table-cell>
          <table:table-cell table:formula="of:=LOWER([.G316])" office:value-type="string" office:string-value="aarónarma" calcext:value-type="string">
            <text:p>aarónarma</text:p>
          </table:table-cell>
          <table:table-cell table:formula="of:=SUBSTITUTE(SUBSTITUTE(SUBSTITUTE(SUBSTITUTE(SUBSTITUTE([.H316];&quot;á&quot;;&quot;a&quot;);&quot;é&quot;;&quot;e&quot;);&quot;í&quot;;&quot;i&quot;);&quot;ó&quot;;&quot;o&quot;);&quot;ú&quot;;&quot;u&quot;)" office:value-type="string" office:string-value="aaronarma" calcext:value-type="string">
            <text:p>aaronarma</text:p>
          </table:table-cell>
          <table:table-cell office:value-type="float" office:value="20" calcext:value-type="float">
            <text:p>20</text:p>
          </table:table-cell>
          <table:table-cell table:formula="of:=CONCATENATE(&quot;a&quot;;[.J316];[.I316])" office:value-type="string" office:string-value="a20aaronarma" calcext:value-type="string">
            <text:p>a20aaronarma</text:p>
          </table:table-cell>
          <table:table-cell table:formula="of:=LEN([.K316])" office:value-type="float" office:value="12" calcext:value-type="float">
            <text:p>12</text:p>
          </table:table-cell>
          <table:table-cell table:formula="of:=[.K316]" office:value-type="string" office:string-value="a20aaronarma" calcext:value-type="string">
            <text:p>a20aaronarma</text:p>
          </table:table-cell>
          <table:table-cell office:value-type="string" calcext:value-type="string">
            <text:p>Y]mzoMCp4R</text:p>
          </table:table-cell>
          <table:table-cell table:style-name="ce2" office:value-type="string" calcext:value-type="string">
            <text:p>18/03/198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59815715</text:p>
          </table:table-cell>
          <table:table-cell office:value-type="string" calcext:value-type="string">
            <text:p>75 Woodlawn Court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  <table:table-cell office:value-type="string" calcext:value-type="string">
            <text:p>is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ollan</text:p>
          </table:table-cell>
          <table:table-cell office:value-type="string" calcext:value-type="string">
            <text:p>Blanco</text:p>
          </table:table-cell>
          <table:table-cell table:number-columns-repeated="2" office:value-type="string" calcext:value-type="string">
            <text:p>Saulo</text:p>
          </table:table-cell>
          <table:table-cell table:number-columns-repeated="2"/>
          <table:table-cell table:formula="of:=CONCATENATE([.D317];LEFT([.E317];2);LEFT([.F317];2);LEFT([.A317];2);LEFT([.B317];2))" office:value-type="string" office:string-value="SauloPoBl" calcext:value-type="string">
            <text:p>SauloPoBl</text:p>
          </table:table-cell>
          <table:table-cell table:formula="of:=LOWER([.G317])" office:value-type="string" office:string-value="saulopobl" calcext:value-type="string">
            <text:p>saulopobl</text:p>
          </table:table-cell>
          <table:table-cell table:formula="of:=SUBSTITUTE(SUBSTITUTE(SUBSTITUTE(SUBSTITUTE(SUBSTITUTE([.H317];&quot;á&quot;;&quot;a&quot;);&quot;é&quot;;&quot;e&quot;);&quot;í&quot;;&quot;i&quot;);&quot;ó&quot;;&quot;o&quot;);&quot;ú&quot;;&quot;u&quot;)" office:value-type="string" office:string-value="saulopobl" calcext:value-type="string">
            <text:p>saulopobl</text:p>
          </table:table-cell>
          <table:table-cell office:value-type="float" office:value="19" calcext:value-type="float">
            <text:p>19</text:p>
          </table:table-cell>
          <table:table-cell table:formula="of:=CONCATENATE(&quot;a&quot;;[.J317];[.I317])" office:value-type="string" office:string-value="a19saulopobl" calcext:value-type="string">
            <text:p>a19saulopobl</text:p>
          </table:table-cell>
          <table:table-cell table:formula="of:=LEN([.K317])" office:value-type="float" office:value="12" calcext:value-type="float">
            <text:p>12</text:p>
          </table:table-cell>
          <table:table-cell table:formula="of:=[.K317]" office:value-type="string" office:string-value="a19saulopobl" calcext:value-type="string">
            <text:p>a19saulopobl</text:p>
          </table:table-cell>
          <table:table-cell office:value-type="string" calcext:value-type="string">
            <text:p>NJru_Us-4J</text:p>
          </table:table-cell>
          <table:table-cell table:style-name="ce2" office:value-type="string" calcext:value-type="string">
            <text:p>31/01/197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84120822</text:p>
          </table:table-cell>
          <table:table-cell office:value-type="string" calcext:value-type="string">
            <text:p>Flat 9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  <table:table-cell office:value-type="string" calcext:value-type="string">
            <text:p>is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Iglesias</text:p>
          </table:table-cell>
          <table:table-cell office:value-type="string" calcext:value-type="string">
            <text:p>Costas</text:p>
          </table:table-cell>
          <table:table-cell table:number-columns-repeated="2" office:value-type="string" calcext:value-type="string">
            <text:p>Beatriz</text:p>
          </table:table-cell>
          <table:table-cell table:number-columns-repeated="2"/>
          <table:table-cell table:formula="of:=CONCATENATE([.D318];LEFT([.E318];2);LEFT([.F318];2);LEFT([.A318];2);LEFT([.B318];2))" office:value-type="string" office:string-value="BeatrizIgCo" calcext:value-type="string">
            <text:p>BeatrizIgCo</text:p>
          </table:table-cell>
          <table:table-cell table:formula="of:=LOWER([.G318])" office:value-type="string" office:string-value="beatrizigco" calcext:value-type="string">
            <text:p>beatrizigco</text:p>
          </table:table-cell>
          <table:table-cell table:formula="of:=SUBSTITUTE(SUBSTITUTE(SUBSTITUTE(SUBSTITUTE(SUBSTITUTE([.H318];&quot;á&quot;;&quot;a&quot;);&quot;é&quot;;&quot;e&quot;);&quot;í&quot;;&quot;i&quot;);&quot;ó&quot;;&quot;o&quot;);&quot;ú&quot;;&quot;u&quot;)" office:value-type="string" office:string-value="beatrizigco" calcext:value-type="string">
            <text:p>beatrizigco</text:p>
          </table:table-cell>
          <table:table-cell office:value-type="float" office:value="18" calcext:value-type="float">
            <text:p>18</text:p>
          </table:table-cell>
          <table:table-cell table:formula="of:=CONCATENATE(&quot;a&quot;;[.J318];[.I318])" office:value-type="string" office:string-value="a18beatrizigco" calcext:value-type="string">
            <text:p>a18beatrizigco</text:p>
          </table:table-cell>
          <table:table-cell table:formula="of:=LEN([.K318])" office:value-type="float" office:value="14" calcext:value-type="float">
            <text:p>14</text:p>
          </table:table-cell>
          <table:table-cell table:formula="of:=[.K318]" office:value-type="string" office:string-value="a18beatrizigco" calcext:value-type="string">
            <text:p>a18beatrizigco</text:p>
          </table:table-cell>
          <table:table-cell office:value-type="string" calcext:value-type="string">
            <text:p>fp{n]}Np9f</text:p>
          </table:table-cell>
          <table:table-cell table:style-name="ce2" office:value-type="string" calcext:value-type="string">
            <text:p>06/06/199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94713704</text:p>
          </table:table-cell>
          <table:table-cell office:value-type="string" calcext:value-type="string">
            <text:p>Hollins House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orillo</text:p>
          </table:table-cell>
          <table:table-cell office:value-type="string" calcext:value-type="string">
            <text:p>Prado</text:p>
          </table:table-cell>
          <table:table-cell table:number-columns-repeated="2" office:value-type="string" calcext:value-type="string">
            <text:p>Icía</text:p>
          </table:table-cell>
          <table:table-cell table:number-columns-repeated="2"/>
          <table:table-cell table:formula="of:=CONCATENATE([.D319];LEFT([.E319];2);LEFT([.F319];2);LEFT([.A319];2);LEFT([.B319];2))" office:value-type="string" office:string-value="IcíaMoPr" calcext:value-type="string">
            <text:p>IcíaMoPr</text:p>
          </table:table-cell>
          <table:table-cell table:formula="of:=LOWER([.G319])" office:value-type="string" office:string-value="icíamopr" calcext:value-type="string">
            <text:p>icíamopr</text:p>
          </table:table-cell>
          <table:table-cell table:formula="of:=SUBSTITUTE(SUBSTITUTE(SUBSTITUTE(SUBSTITUTE(SUBSTITUTE([.H319];&quot;á&quot;;&quot;a&quot;);&quot;é&quot;;&quot;e&quot;);&quot;í&quot;;&quot;i&quot;);&quot;ó&quot;;&quot;o&quot;);&quot;ú&quot;;&quot;u&quot;)" office:value-type="string" office:string-value="iciamopr" calcext:value-type="string">
            <text:p>iciamopr</text:p>
          </table:table-cell>
          <table:table-cell office:value-type="float" office:value="21" calcext:value-type="float">
            <text:p>21</text:p>
          </table:table-cell>
          <table:table-cell table:formula="of:=CONCATENATE(&quot;a&quot;;[.J319];[.I319])" office:value-type="string" office:string-value="a21iciamopr" calcext:value-type="string">
            <text:p>a21iciamopr</text:p>
          </table:table-cell>
          <table:table-cell table:formula="of:=LEN([.K319])" office:value-type="float" office:value="11" calcext:value-type="float">
            <text:p>11</text:p>
          </table:table-cell>
          <table:table-cell table:formula="of:=[.K319]" office:value-type="string" office:string-value="a21iciamopr" calcext:value-type="string">
            <text:p>a21iciamopr</text:p>
          </table:table-cell>
          <table:table-cell office:value-type="string" calcext:value-type="string">
            <text:p>z7_om7tHsL</text:p>
          </table:table-cell>
          <table:table-cell table:style-name="ce2" office:value-type="string" calcext:value-type="string">
            <text:p>20/03/199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33259376</text:p>
          </table:table-cell>
          <table:table-cell office:value-type="string" calcext:value-type="string">
            <text:p>57 Wood Crescent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ago</text:p>
          </table:table-cell>
          <table:table-cell office:value-type="string" calcext:value-type="string">
            <text:p>Carrera</text:p>
          </table:table-cell>
          <table:table-cell table:number-columns-repeated="2" office:value-type="string" calcext:value-type="string">
            <text:p>Ana</text:p>
          </table:table-cell>
          <table:table-cell table:number-columns-repeated="2"/>
          <table:table-cell table:formula="of:=CONCATENATE([.D320];LEFT([.E320];2);LEFT([.F320];2);LEFT([.A320];2);LEFT([.B320];2))" office:value-type="string" office:string-value="AnaLaCa" calcext:value-type="string">
            <text:p>AnaLaCa</text:p>
          </table:table-cell>
          <table:table-cell table:formula="of:=LOWER([.G320])" office:value-type="string" office:string-value="analaca" calcext:value-type="string">
            <text:p>analaca</text:p>
          </table:table-cell>
          <table:table-cell table:formula="of:=SUBSTITUTE(SUBSTITUTE(SUBSTITUTE(SUBSTITUTE(SUBSTITUTE([.H320];&quot;á&quot;;&quot;a&quot;);&quot;é&quot;;&quot;e&quot;);&quot;í&quot;;&quot;i&quot;);&quot;ó&quot;;&quot;o&quot;);&quot;ú&quot;;&quot;u&quot;)" office:value-type="string" office:string-value="analaca" calcext:value-type="string">
            <text:p>analaca</text:p>
          </table:table-cell>
          <table:table-cell office:value-type="float" office:value="18" calcext:value-type="float">
            <text:p>18</text:p>
          </table:table-cell>
          <table:table-cell table:formula="of:=CONCATENATE(&quot;a&quot;;[.J320];[.I320])" office:value-type="string" office:string-value="a18analaca" calcext:value-type="string">
            <text:p>a18analaca</text:p>
          </table:table-cell>
          <table:table-cell table:formula="of:=LEN([.K320])" office:value-type="float" office:value="10" calcext:value-type="float">
            <text:p>10</text:p>
          </table:table-cell>
          <table:table-cell table:formula="of:=[.K320]" office:value-type="string" office:string-value="a18analaca" calcext:value-type="string">
            <text:p>a18analaca</text:p>
          </table:table-cell>
          <table:table-cell office:value-type="string" calcext:value-type="string">
            <text:p>_3]PE{*{zT</text:p>
          </table:table-cell>
          <table:table-cell table:style-name="ce2" office:value-type="string" calcext:value-type="string">
            <text:p>24/05/199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33847103</text:p>
          </table:table-cell>
          <table:table-cell office:value-type="string" calcext:value-type="string">
            <text:p>5 Church Lan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  <table:table-cell office:value-type="string" calcext:value-type="string">
            <text:p>ia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lonso</text:p>
          </table:table-cell>
          <table:table-cell office:value-type="string" calcext:value-type="string">
            <text:p>Souto</text:p>
          </table:table-cell>
          <table:table-cell table:number-columns-repeated="2" office:value-type="string" calcext:value-type="string">
            <text:p>Adrián</text:p>
          </table:table-cell>
          <table:table-cell table:number-columns-repeated="2"/>
          <table:table-cell table:formula="of:=CONCATENATE([.D321];LEFT([.E321];2);LEFT([.F321];2);LEFT([.A321];2);LEFT([.B321];2))" office:value-type="string" office:string-value="AdriánAlSo" calcext:value-type="string">
            <text:p>AdriánAlSo</text:p>
          </table:table-cell>
          <table:table-cell table:formula="of:=LOWER([.G321])" office:value-type="string" office:string-value="adriánalso" calcext:value-type="string">
            <text:p>adriánalso</text:p>
          </table:table-cell>
          <table:table-cell table:formula="of:=SUBSTITUTE(SUBSTITUTE(SUBSTITUTE(SUBSTITUTE(SUBSTITUTE([.H321];&quot;á&quot;;&quot;a&quot;);&quot;é&quot;;&quot;e&quot;);&quot;í&quot;;&quot;i&quot;);&quot;ó&quot;;&quot;o&quot;);&quot;ú&quot;;&quot;u&quot;)" office:value-type="string" office:string-value="adrianalso" calcext:value-type="string">
            <text:p>adrianalso</text:p>
          </table:table-cell>
          <table:table-cell office:value-type="float" office:value="21" calcext:value-type="float">
            <text:p>21</text:p>
          </table:table-cell>
          <table:table-cell table:formula="of:=CONCATENATE(&quot;a&quot;;[.J321];[.I321])" office:value-type="string" office:string-value="a21adrianalso" calcext:value-type="string">
            <text:p>a21adrianalso</text:p>
          </table:table-cell>
          <table:table-cell table:formula="of:=LEN([.K321])" office:value-type="float" office:value="13" calcext:value-type="float">
            <text:p>13</text:p>
          </table:table-cell>
          <table:table-cell table:formula="of:=[.K321]" office:value-type="string" office:string-value="a21adrianalso" calcext:value-type="string">
            <text:p>a21adrianalso</text:p>
          </table:table-cell>
          <table:table-cell office:value-type="string" calcext:value-type="string">
            <text:p>nikk7siL]X</text:p>
          </table:table-cell>
          <table:table-cell table:style-name="ce2" office:value-type="string" calcext:value-type="string">
            <text:p>03/02/199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33923058</text:p>
          </table:table-cell>
          <table:table-cell office:value-type="string" calcext:value-type="string">
            <text:p>Flat 233</text:p>
          </table:table-cell>
          <table:table-cell office:value-type="string" calcext:value-type="string">
            <text:p>Nigrán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rín</text:p>
          </table:table-cell>
          <table:table-cell office:value-type="string" calcext:value-type="string">
            <text:p>Casas</text:p>
          </table:table-cell>
          <table:table-cell table:number-columns-repeated="2" office:value-type="string" calcext:value-type="string">
            <text:p>Alejandro</text:p>
          </table:table-cell>
          <table:table-cell table:number-columns-repeated="2"/>
          <table:table-cell table:formula="of:=CONCATENATE([.D322];LEFT([.E322];2);LEFT([.F322];2);LEFT([.A322];2);LEFT([.B322];2))" office:value-type="string" office:string-value="AlejandroMaCa" calcext:value-type="string">
            <text:p>AlejandroMaCa</text:p>
          </table:table-cell>
          <table:table-cell table:formula="of:=LOWER([.G322])" office:value-type="string" office:string-value="alejandromaca" calcext:value-type="string">
            <text:p>alejandromaca</text:p>
          </table:table-cell>
          <table:table-cell table:formula="of:=SUBSTITUTE(SUBSTITUTE(SUBSTITUTE(SUBSTITUTE(SUBSTITUTE([.H322];&quot;á&quot;;&quot;a&quot;);&quot;é&quot;;&quot;e&quot;);&quot;í&quot;;&quot;i&quot;);&quot;ó&quot;;&quot;o&quot;);&quot;ú&quot;;&quot;u&quot;)" office:value-type="string" office:string-value="alejandromaca" calcext:value-type="string">
            <text:p>alejandromaca</text:p>
          </table:table-cell>
          <table:table-cell office:value-type="float" office:value="21" calcext:value-type="float">
            <text:p>21</text:p>
          </table:table-cell>
          <table:table-cell table:formula="of:=CONCATENATE(&quot;a&quot;;[.J322];[.I322])" office:value-type="string" office:string-value="a21alejandromaca" calcext:value-type="string">
            <text:p>a21alejandromaca</text:p>
          </table:table-cell>
          <table:table-cell table:formula="of:=LEN([.K322])" office:value-type="float" office:value="16" calcext:value-type="float">
            <text:p>16</text:p>
          </table:table-cell>
          <table:table-cell table:formula="of:=[.K322]" office:value-type="string" office:string-value="a21alejandromaca" calcext:value-type="string">
            <text:p>a21alejandromaca</text:p>
          </table:table-cell>
          <table:table-cell office:value-type="string" calcext:value-type="string">
            <text:p>hiK|W4|crp</text:p>
          </table:table-cell>
          <table:table-cell table:style-name="ce2" office:value-type="string" calcext:value-type="string">
            <text:p>29/09/200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32847058</text:p>
          </table:table-cell>
          <table:table-cell office:value-type="string" calcext:value-type="string">
            <text:p>5 Whitewell Terrac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ernández</text:p>
          </table:table-cell>
          <table:table-cell office:value-type="string" calcext:value-type="string">
            <text:p>Lago</text:p>
          </table:table-cell>
          <table:table-cell table:number-columns-repeated="2" office:value-type="string" calcext:value-type="string">
            <text:p>Alba</text:p>
          </table:table-cell>
          <table:table-cell table:number-columns-repeated="2"/>
          <table:table-cell table:formula="of:=CONCATENATE([.D323];LEFT([.E323];2);LEFT([.F323];2);LEFT([.A323];2);LEFT([.B323];2))" office:value-type="string" office:string-value="AlbaFeLa" calcext:value-type="string">
            <text:p>AlbaFeLa</text:p>
          </table:table-cell>
          <table:table-cell table:formula="of:=LOWER([.G323])" office:value-type="string" office:string-value="albafela" calcext:value-type="string">
            <text:p>albafela</text:p>
          </table:table-cell>
          <table:table-cell table:formula="of:=SUBSTITUTE(SUBSTITUTE(SUBSTITUTE(SUBSTITUTE(SUBSTITUTE([.H323];&quot;á&quot;;&quot;a&quot;);&quot;é&quot;;&quot;e&quot;);&quot;í&quot;;&quot;i&quot;);&quot;ó&quot;;&quot;o&quot;);&quot;ú&quot;;&quot;u&quot;)" office:value-type="string" office:string-value="albafela" calcext:value-type="string">
            <text:p>albafela</text:p>
          </table:table-cell>
          <table:table-cell office:value-type="float" office:value="20" calcext:value-type="float">
            <text:p>20</text:p>
          </table:table-cell>
          <table:table-cell table:formula="of:=CONCATENATE(&quot;a&quot;;[.J323];[.I323])" office:value-type="string" office:string-value="a20albafela" calcext:value-type="string">
            <text:p>a20albafela</text:p>
          </table:table-cell>
          <table:table-cell table:formula="of:=LEN([.K323])" office:value-type="float" office:value="11" calcext:value-type="float">
            <text:p>11</text:p>
          </table:table-cell>
          <table:table-cell table:formula="of:=[.K323]" office:value-type="string" office:string-value="a20albafela" calcext:value-type="string">
            <text:p>a20albafela</text:p>
          </table:table-cell>
          <table:table-cell office:value-type="string" calcext:value-type="string">
            <text:p>[Jak9CRCXd</text:p>
          </table:table-cell>
          <table:table-cell table:style-name="ce2" office:value-type="string" calcext:value-type="string">
            <text:p>31/05/1996</text:p>
          </table:table-cell>
          <table:table-cell office:value-type="string" calcext:value-type="string">
            <text:p>México</text:p>
          </table:table-cell>
          <table:table-cell office:value-type="string" calcext:value-type="string">
            <text:p>742664137</text:p>
          </table:table-cell>
          <table:table-cell office:value-type="string" calcext:value-type="string">
            <text:p>2 Minerva Clo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  <table:table-cell office:value-type="string" calcext:value-type="string">
            <text:p>is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yala</text:p>
          </table:table-cell>
          <table:table-cell office:value-type="string" calcext:value-type="string">
            <text:p>Sabarís</text:p>
          </table:table-cell>
          <table:table-cell table:number-columns-repeated="2" office:value-type="string" calcext:value-type="string">
            <text:p>Lidia</text:p>
          </table:table-cell>
          <table:table-cell table:number-columns-repeated="2"/>
          <table:table-cell table:formula="of:=CONCATENATE([.D324];LEFT([.E324];2);LEFT([.F324];2);LEFT([.A324];2);LEFT([.B324];2))" office:value-type="string" office:string-value="LidiaAySa" calcext:value-type="string">
            <text:p>LidiaAySa</text:p>
          </table:table-cell>
          <table:table-cell table:formula="of:=LOWER([.G324])" office:value-type="string" office:string-value="lidiaaysa" calcext:value-type="string">
            <text:p>lidiaaysa</text:p>
          </table:table-cell>
          <table:table-cell table:formula="of:=SUBSTITUTE(SUBSTITUTE(SUBSTITUTE(SUBSTITUTE(SUBSTITUTE([.H324];&quot;á&quot;;&quot;a&quot;);&quot;é&quot;;&quot;e&quot;);&quot;í&quot;;&quot;i&quot;);&quot;ó&quot;;&quot;o&quot;);&quot;ú&quot;;&quot;u&quot;)" office:value-type="string" office:string-value="lidiaaysa" calcext:value-type="string">
            <text:p>lidiaaysa</text:p>
          </table:table-cell>
          <table:table-cell office:value-type="float" office:value="21" calcext:value-type="float">
            <text:p>21</text:p>
          </table:table-cell>
          <table:table-cell table:formula="of:=CONCATENATE(&quot;a&quot;;[.J324];[.I324])" office:value-type="string" office:string-value="a21lidiaaysa" calcext:value-type="string">
            <text:p>a21lidiaaysa</text:p>
          </table:table-cell>
          <table:table-cell table:formula="of:=LEN([.K324])" office:value-type="float" office:value="12" calcext:value-type="float">
            <text:p>12</text:p>
          </table:table-cell>
          <table:table-cell table:formula="of:=[.K324]" office:value-type="string" office:string-value="a21lidiaaysa" calcext:value-type="string">
            <text:p>a21lidiaaysa</text:p>
          </table:table-cell>
          <table:table-cell office:value-type="string" calcext:value-type="string">
            <text:p>xT]LqMkM7a</text:p>
          </table:table-cell>
          <table:table-cell table:style-name="ce2" office:value-type="string" calcext:value-type="string">
            <text:p>22/08/199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91027088</text:p>
          </table:table-cell>
          <table:table-cell office:value-type="string" calcext:value-type="string">
            <text:p>18 Chilton Way</text:p>
          </table:table-cell>
          <table:table-cell office:value-type="string" calcext:value-type="string">
            <text:p>Cerdedo-Cotobade</text:p>
          </table:table-cell>
          <table:table-cell office:value-type="string" calcext:value-type="string">
            <text:p>(A)-Sistemas microinformáticos e redes</text:p>
          </table:table-cell>
          <table:table-cell office:value-type="string" calcext:value-type="string">
            <text:p>is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oreira</text:p>
          </table:table-cell>
          <table:table-cell office:value-type="string" calcext:value-type="string">
            <text:p>González</text:p>
          </table:table-cell>
          <table:table-cell table:number-columns-repeated="2" office:value-type="string" calcext:value-type="string">
            <text:p>Carla</text:p>
          </table:table-cell>
          <table:table-cell table:number-columns-repeated="2"/>
          <table:table-cell table:formula="of:=CONCATENATE([.D325];LEFT([.E325];2);LEFT([.F325];2);LEFT([.A325];2);LEFT([.B325];2))" office:value-type="string" office:string-value="CarlaMoGo" calcext:value-type="string">
            <text:p>CarlaMoGo</text:p>
          </table:table-cell>
          <table:table-cell table:formula="of:=LOWER([.G325])" office:value-type="string" office:string-value="carlamogo" calcext:value-type="string">
            <text:p>carlamogo</text:p>
          </table:table-cell>
          <table:table-cell table:formula="of:=SUBSTITUTE(SUBSTITUTE(SUBSTITUTE(SUBSTITUTE(SUBSTITUTE([.H325];&quot;á&quot;;&quot;a&quot;);&quot;é&quot;;&quot;e&quot;);&quot;í&quot;;&quot;i&quot;);&quot;ó&quot;;&quot;o&quot;);&quot;ú&quot;;&quot;u&quot;)" office:value-type="string" office:string-value="carlamogo" calcext:value-type="string">
            <text:p>carlamogo</text:p>
          </table:table-cell>
          <table:table-cell office:value-type="float" office:value="19" calcext:value-type="float">
            <text:p>19</text:p>
          </table:table-cell>
          <table:table-cell table:formula="of:=CONCATENATE(&quot;a&quot;;[.J325];[.I325])" office:value-type="string" office:string-value="a19carlamogo" calcext:value-type="string">
            <text:p>a19carlamogo</text:p>
          </table:table-cell>
          <table:table-cell table:formula="of:=LEN([.K325])" office:value-type="float" office:value="12" calcext:value-type="float">
            <text:p>12</text:p>
          </table:table-cell>
          <table:table-cell table:formula="of:=[.K325]" office:value-type="string" office:string-value="a19carlamogo" calcext:value-type="string">
            <text:p>a19carlamogo</text:p>
          </table:table-cell>
          <table:table-cell office:value-type="string" calcext:value-type="string">
            <text:p>]oa-a[R33E</text:p>
          </table:table-cell>
          <table:table-cell table:style-name="ce2" office:value-type="string" calcext:value-type="string">
            <text:p>19/06/198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37386585</text:p>
          </table:table-cell>
          <table:table-cell office:value-type="string" calcext:value-type="string">
            <text:p>Manor Cottage</text:p>
          </table:table-cell>
          <table:table-cell office:value-type="string" calcext:value-type="string">
            <text:p>Redondela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el Rio</text:p>
          </table:table-cell>
          <table:table-cell office:value-type="string" calcext:value-type="string">
            <text:p>Iglesias</text:p>
          </table:table-cell>
          <table:table-cell table:number-columns-repeated="2" office:value-type="string" calcext:value-type="string">
            <text:p>Ismael</text:p>
          </table:table-cell>
          <table:table-cell table:number-columns-repeated="2"/>
          <table:table-cell table:formula="of:=CONCATENATE([.D326];LEFT([.E326];2);LEFT([.F326];2);LEFT([.A326];2);LEFT([.B326];2))" office:value-type="string" office:string-value="IsmaeldeIg" calcext:value-type="string">
            <text:p>IsmaeldeIg</text:p>
          </table:table-cell>
          <table:table-cell table:formula="of:=LOWER([.G326])" office:value-type="string" office:string-value="ismaeldeig" calcext:value-type="string">
            <text:p>ismaeldeig</text:p>
          </table:table-cell>
          <table:table-cell table:formula="of:=SUBSTITUTE(SUBSTITUTE(SUBSTITUTE(SUBSTITUTE(SUBSTITUTE([.H326];&quot;á&quot;;&quot;a&quot;);&quot;é&quot;;&quot;e&quot;);&quot;í&quot;;&quot;i&quot;);&quot;ó&quot;;&quot;o&quot;);&quot;ú&quot;;&quot;u&quot;)" office:value-type="string" office:string-value="ismaeldeig" calcext:value-type="string">
            <text:p>ismaeldeig</text:p>
          </table:table-cell>
          <table:table-cell office:value-type="float" office:value="19" calcext:value-type="float">
            <text:p>19</text:p>
          </table:table-cell>
          <table:table-cell table:formula="of:=CONCATENATE(&quot;a&quot;;[.J326];[.I326])" office:value-type="string" office:string-value="a19ismaeldeig" calcext:value-type="string">
            <text:p>a19ismaeldeig</text:p>
          </table:table-cell>
          <table:table-cell table:formula="of:=LEN([.K326])" office:value-type="float" office:value="13" calcext:value-type="float">
            <text:p>13</text:p>
          </table:table-cell>
          <table:table-cell table:formula="of:=[.K326]" office:value-type="string" office:string-value="a19ismaeldeig" calcext:value-type="string">
            <text:p>a19ismaeldeig</text:p>
          </table:table-cell>
          <table:table-cell office:value-type="string" calcext:value-type="string">
            <text:p>7p]gNeaat]</text:p>
          </table:table-cell>
          <table:table-cell table:style-name="ce2" office:value-type="string" calcext:value-type="string">
            <text:p>15/10/200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93747508</text:p>
          </table:table-cell>
          <table:table-cell office:value-type="string" calcext:value-type="string">
            <text:p>2 Port View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rtíns</text:p>
          </table:table-cell>
          <table:table-cell office:value-type="string" calcext:value-type="string">
            <text:p>Suárez</text:p>
          </table:table-cell>
          <table:table-cell table:number-columns-repeated="2" office:value-type="string" calcext:value-type="string">
            <text:p>Manuel</text:p>
          </table:table-cell>
          <table:table-cell table:number-columns-repeated="2"/>
          <table:table-cell table:formula="of:=CONCATENATE([.D327];LEFT([.E327];2);LEFT([.F327];2);LEFT([.A327];2);LEFT([.B327];2))" office:value-type="string" office:string-value="ManuelMaSu" calcext:value-type="string">
            <text:p>ManuelMaSu</text:p>
          </table:table-cell>
          <table:table-cell table:formula="of:=LOWER([.G327])" office:value-type="string" office:string-value="manuelmasu" calcext:value-type="string">
            <text:p>manuelmasu</text:p>
          </table:table-cell>
          <table:table-cell table:formula="of:=SUBSTITUTE(SUBSTITUTE(SUBSTITUTE(SUBSTITUTE(SUBSTITUTE([.H327];&quot;á&quot;;&quot;a&quot;);&quot;é&quot;;&quot;e&quot;);&quot;í&quot;;&quot;i&quot;);&quot;ó&quot;;&quot;o&quot;);&quot;ú&quot;;&quot;u&quot;)" office:value-type="string" office:string-value="manuelmasu" calcext:value-type="string">
            <text:p>manuelmasu</text:p>
          </table:table-cell>
          <table:table-cell office:value-type="float" office:value="19" calcext:value-type="float">
            <text:p>19</text:p>
          </table:table-cell>
          <table:table-cell table:formula="of:=CONCATENATE(&quot;a&quot;;[.J327];[.I327])" office:value-type="string" office:string-value="a19manuelmasu" calcext:value-type="string">
            <text:p>a19manuelmasu</text:p>
          </table:table-cell>
          <table:table-cell table:formula="of:=LEN([.K327])" office:value-type="float" office:value="13" calcext:value-type="float">
            <text:p>13</text:p>
          </table:table-cell>
          <table:table-cell table:formula="of:=[.K327]" office:value-type="string" office:string-value="a19manuelmasu" calcext:value-type="string">
            <text:p>a19manuelmasu</text:p>
          </table:table-cell>
          <table:table-cell office:value-type="string" calcext:value-type="string">
            <text:p>xYyW4dd{@y</text:p>
          </table:table-cell>
          <table:table-cell table:style-name="ce2" office:value-type="string" calcext:value-type="string">
            <text:p>22/08/1984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14339507</text:p>
          </table:table-cell>
          <table:table-cell office:value-type="string" calcext:value-type="string">
            <text:p>18 De Hague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ozano</text:p>
          </table:table-cell>
          <table:table-cell office:value-type="string" calcext:value-type="string">
            <text:p>Benalcázar</text:p>
          </table:table-cell>
          <table:table-cell office:value-type="string" calcext:value-type="string">
            <text:p>Al Hassan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Hassan</text:p>
          </table:table-cell>
          <table:table-cell/>
          <table:table-cell table:formula="of:=CONCATENATE([.D328];LEFT([.E328];2);LEFT([.F328];2);LEFT([.A328];2);LEFT([.B328];2))" office:value-type="string" office:string-value="AlHaLoBe" calcext:value-type="string">
            <text:p>AlHaLoBe</text:p>
          </table:table-cell>
          <table:table-cell table:formula="of:=LOWER([.G328])" office:value-type="string" office:string-value="alhalobe" calcext:value-type="string">
            <text:p>alhalobe</text:p>
          </table:table-cell>
          <table:table-cell table:formula="of:=SUBSTITUTE(SUBSTITUTE(SUBSTITUTE(SUBSTITUTE(SUBSTITUTE([.H328];&quot;á&quot;;&quot;a&quot;);&quot;é&quot;;&quot;e&quot;);&quot;í&quot;;&quot;i&quot;);&quot;ó&quot;;&quot;o&quot;);&quot;ú&quot;;&quot;u&quot;)" office:value-type="string" office:string-value="alhalobe" calcext:value-type="string">
            <text:p>alhalobe</text:p>
          </table:table-cell>
          <table:table-cell office:value-type="float" office:value="19" calcext:value-type="float">
            <text:p>19</text:p>
          </table:table-cell>
          <table:table-cell table:formula="of:=CONCATENATE(&quot;a&quot;;[.J328];[.I328])" office:value-type="string" office:string-value="a19alhalobe" calcext:value-type="string">
            <text:p>a19alhalobe</text:p>
          </table:table-cell>
          <table:table-cell table:formula="of:=LEN([.K328])" office:value-type="float" office:value="11" calcext:value-type="float">
            <text:p>11</text:p>
          </table:table-cell>
          <table:table-cell table:formula="of:=[.K328]" office:value-type="string" office:string-value="a19alhalobe" calcext:value-type="string">
            <text:p>a19alhalobe</text:p>
          </table:table-cell>
          <table:table-cell office:value-type="string" calcext:value-type="string">
            <text:p>uKcsVP,4iX</text:p>
          </table:table-cell>
          <table:table-cell table:style-name="ce2" office:value-type="string" calcext:value-type="string">
            <text:p>12/09/200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45666755</text:p>
          </table:table-cell>
          <table:table-cell office:value-type="string" calcext:value-type="string">
            <text:p>2 Copper Beech Clo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rieto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Al Housain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Housain</text:p>
          </table:table-cell>
          <table:table-cell/>
          <table:table-cell table:formula="of:=CONCATENATE([.D329];LEFT([.E329];2);LEFT([.F329];2);LEFT([.A329];2);LEFT([.B329];2))" office:value-type="string" office:string-value="AlHoPrFe" calcext:value-type="string">
            <text:p>AlHoPrFe</text:p>
          </table:table-cell>
          <table:table-cell table:formula="of:=LOWER([.G329])" office:value-type="string" office:string-value="alhoprfe" calcext:value-type="string">
            <text:p>alhoprfe</text:p>
          </table:table-cell>
          <table:table-cell table:formula="of:=SUBSTITUTE(SUBSTITUTE(SUBSTITUTE(SUBSTITUTE(SUBSTITUTE([.H329];&quot;á&quot;;&quot;a&quot;);&quot;é&quot;;&quot;e&quot;);&quot;í&quot;;&quot;i&quot;);&quot;ó&quot;;&quot;o&quot;);&quot;ú&quot;;&quot;u&quot;)" office:value-type="string" office:string-value="alhoprfe" calcext:value-type="string">
            <text:p>alhoprfe</text:p>
          </table:table-cell>
          <table:table-cell office:value-type="float" office:value="20" calcext:value-type="float">
            <text:p>20</text:p>
          </table:table-cell>
          <table:table-cell table:formula="of:=CONCATENATE(&quot;a&quot;;[.J329];[.I329])" office:value-type="string" office:string-value="a20alhoprfe" calcext:value-type="string">
            <text:p>a20alhoprfe</text:p>
          </table:table-cell>
          <table:table-cell table:formula="of:=LEN([.K329])" office:value-type="float" office:value="11" calcext:value-type="float">
            <text:p>11</text:p>
          </table:table-cell>
          <table:table-cell table:formula="of:=[.K329]" office:value-type="string" office:string-value="a20alhoprfe" calcext:value-type="string">
            <text:p>a20alhoprfe</text:p>
          </table:table-cell>
          <table:table-cell office:value-type="string" calcext:value-type="string">
            <text:p>4gqr[hKycK</text:p>
          </table:table-cell>
          <table:table-cell table:style-name="ce2" office:value-type="string" calcext:value-type="string">
            <text:p>28/09/198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45120923</text:p>
          </table:table-cell>
          <table:table-cell office:value-type="string" calcext:value-type="string">
            <text:p>17 Daphne Clo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rcia</text:p>
          </table:table-cell>
          <table:table-cell office:value-type="string" calcext:value-type="string">
            <text:p>Casanova</text:p>
          </table:table-cell>
          <table:table-cell table:number-columns-repeated="2" office:value-type="string" calcext:value-type="string">
            <text:p>Hajar</text:p>
          </table:table-cell>
          <table:table-cell table:number-columns-repeated="2"/>
          <table:table-cell table:formula="of:=CONCATENATE([.D330];LEFT([.E330];2);LEFT([.F330];2);LEFT([.A330];2);LEFT([.B330];2))" office:value-type="string" office:string-value="HajarBaCa" calcext:value-type="string">
            <text:p>HajarBaCa</text:p>
          </table:table-cell>
          <table:table-cell table:formula="of:=LOWER([.G330])" office:value-type="string" office:string-value="hajarbaca" calcext:value-type="string">
            <text:p>hajarbaca</text:p>
          </table:table-cell>
          <table:table-cell table:formula="of:=SUBSTITUTE(SUBSTITUTE(SUBSTITUTE(SUBSTITUTE(SUBSTITUTE([.H330];&quot;á&quot;;&quot;a&quot;);&quot;é&quot;;&quot;e&quot;);&quot;í&quot;;&quot;i&quot;);&quot;ó&quot;;&quot;o&quot;);&quot;ú&quot;;&quot;u&quot;)" office:value-type="string" office:string-value="hajarbaca" calcext:value-type="string">
            <text:p>hajarbaca</text:p>
          </table:table-cell>
          <table:table-cell office:value-type="float" office:value="20" calcext:value-type="float">
            <text:p>20</text:p>
          </table:table-cell>
          <table:table-cell table:formula="of:=CONCATENATE(&quot;a&quot;;[.J330];[.I330])" office:value-type="string" office:string-value="a20hajarbaca" calcext:value-type="string">
            <text:p>a20hajarbaca</text:p>
          </table:table-cell>
          <table:table-cell table:formula="of:=LEN([.K330])" office:value-type="float" office:value="12" calcext:value-type="float">
            <text:p>12</text:p>
          </table:table-cell>
          <table:table-cell table:formula="of:=[.K330]" office:value-type="string" office:string-value="a20hajarbaca" calcext:value-type="string">
            <text:p>a20hajarbaca</text:p>
          </table:table-cell>
          <table:table-cell office:value-type="string" calcext:value-type="string">
            <text:p>4k9eKsH-9j</text:p>
          </table:table-cell>
          <table:table-cell table:style-name="ce2" office:value-type="string" calcext:value-type="string">
            <text:p>24/11/196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24133331</text:p>
          </table:table-cell>
          <table:table-cell office:value-type="string" calcext:value-type="string">
            <text:p>70 Queen Berthas Avenu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amas</text:p>
          </table:table-cell>
          <table:table-cell office:value-type="string" calcext:value-type="string">
            <text:p>Moa</text:p>
          </table:table-cell>
          <table:table-cell table:number-columns-repeated="2" office:value-type="string" calcext:value-type="string">
            <text:p>Beatriz</text:p>
          </table:table-cell>
          <table:table-cell table:number-columns-repeated="2"/>
          <table:table-cell table:formula="of:=CONCATENATE([.D331];LEFT([.E331];2);LEFT([.F331];2);LEFT([.A331];2);LEFT([.B331];2))" office:value-type="string" office:string-value="BeatrizLaMo" calcext:value-type="string">
            <text:p>BeatrizLaMo</text:p>
          </table:table-cell>
          <table:table-cell table:formula="of:=LOWER([.G331])" office:value-type="string" office:string-value="beatrizlamo" calcext:value-type="string">
            <text:p>beatrizlamo</text:p>
          </table:table-cell>
          <table:table-cell table:formula="of:=SUBSTITUTE(SUBSTITUTE(SUBSTITUTE(SUBSTITUTE(SUBSTITUTE([.H331];&quot;á&quot;;&quot;a&quot;);&quot;é&quot;;&quot;e&quot;);&quot;í&quot;;&quot;i&quot;);&quot;ó&quot;;&quot;o&quot;);&quot;ú&quot;;&quot;u&quot;)" office:value-type="string" office:string-value="beatrizlamo" calcext:value-type="string">
            <text:p>beatrizlamo</text:p>
          </table:table-cell>
          <table:table-cell office:value-type="float" office:value="19" calcext:value-type="float">
            <text:p>19</text:p>
          </table:table-cell>
          <table:table-cell table:formula="of:=CONCATENATE(&quot;a&quot;;[.J331];[.I331])" office:value-type="string" office:string-value="a19beatrizlamo" calcext:value-type="string">
            <text:p>a19beatrizlamo</text:p>
          </table:table-cell>
          <table:table-cell table:formula="of:=LEN([.K331])" office:value-type="float" office:value="14" calcext:value-type="float">
            <text:p>14</text:p>
          </table:table-cell>
          <table:table-cell table:formula="of:=[.K331]" office:value-type="string" office:string-value="a19beatrizlamo" calcext:value-type="string">
            <text:p>a19beatrizlamo</text:p>
          </table:table-cell>
          <table:table-cell office:value-type="string" calcext:value-type="string">
            <text:p>nmN4Us}pvh</text:p>
          </table:table-cell>
          <table:table-cell table:style-name="ce2" office:value-type="string" calcext:value-type="string">
            <text:p>02/07/199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77747583</text:p>
          </table:table-cell>
          <table:table-cell office:value-type="string" calcext:value-type="string">
            <text:p>Rallt Uchaf</text:p>
          </table:table-cell>
          <table:table-cell office:value-type="string" calcext:value-type="string">
            <text:p>Oímbra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ardellas</text:p>
          </table:table-cell>
          <table:table-cell office:value-type="string" calcext:value-type="string">
            <text:p>Quintanilla</text:p>
          </table:table-cell>
          <table:table-cell table:number-columns-repeated="2" office:value-type="string" calcext:value-type="string">
            <text:p>Melca</text:p>
          </table:table-cell>
          <table:table-cell table:number-columns-repeated="2"/>
          <table:table-cell table:formula="of:=CONCATENATE([.D332];LEFT([.E332];2);LEFT([.F332];2);LEFT([.A332];2);LEFT([.B332];2))" office:value-type="string" office:string-value="MelcaPaQu" calcext:value-type="string">
            <text:p>MelcaPaQu</text:p>
          </table:table-cell>
          <table:table-cell table:formula="of:=LOWER([.G332])" office:value-type="string" office:string-value="melcapaqu" calcext:value-type="string">
            <text:p>melcapaqu</text:p>
          </table:table-cell>
          <table:table-cell table:formula="of:=SUBSTITUTE(SUBSTITUTE(SUBSTITUTE(SUBSTITUTE(SUBSTITUTE([.H332];&quot;á&quot;;&quot;a&quot;);&quot;é&quot;;&quot;e&quot;);&quot;í&quot;;&quot;i&quot;);&quot;ó&quot;;&quot;o&quot;);&quot;ú&quot;;&quot;u&quot;)" office:value-type="string" office:string-value="melcapaqu" calcext:value-type="string">
            <text:p>melcapaqu</text:p>
          </table:table-cell>
          <table:table-cell office:value-type="float" office:value="21" calcext:value-type="float">
            <text:p>21</text:p>
          </table:table-cell>
          <table:table-cell table:formula="of:=CONCATENATE(&quot;a&quot;;[.J332];[.I332])" office:value-type="string" office:string-value="a21melcapaqu" calcext:value-type="string">
            <text:p>a21melcapaqu</text:p>
          </table:table-cell>
          <table:table-cell table:formula="of:=LEN([.K332])" office:value-type="float" office:value="12" calcext:value-type="float">
            <text:p>12</text:p>
          </table:table-cell>
          <table:table-cell table:formula="of:=[.K332]" office:value-type="string" office:string-value="a21melcapaqu" calcext:value-type="string">
            <text:p>a21melcapaqu</text:p>
          </table:table-cell>
          <table:table-cell office:value-type="string" calcext:value-type="string">
            <text:p>u4e[tauYUK</text:p>
          </table:table-cell>
          <table:table-cell table:style-name="ce2" office:value-type="string" calcext:value-type="string">
            <text:p>24/02/1973</text:p>
          </table:table-cell>
          <table:table-cell office:value-type="string" calcext:value-type="string">
            <text:p>Francia</text:p>
          </table:table-cell>
          <table:table-cell office:value-type="string" calcext:value-type="string">
            <text:p>756331988</text:p>
          </table:table-cell>
          <table:table-cell office:value-type="string" calcext:value-type="string">
            <text:p>13 Oak Avenue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urán</text:p>
          </table:table-cell>
          <table:table-cell office:value-type="string" calcext:value-type="string">
            <text:p>Torrado</text:p>
          </table:table-cell>
          <table:table-cell table:number-columns-repeated="2" office:value-type="string" calcext:value-type="string">
            <text:p>Nazan</text:p>
          </table:table-cell>
          <table:table-cell table:number-columns-repeated="2"/>
          <table:table-cell table:formula="of:=CONCATENATE([.D333];LEFT([.E333];2);LEFT([.F333];2);LEFT([.A333];2);LEFT([.B333];2))" office:value-type="string" office:string-value="NazanDuTo" calcext:value-type="string">
            <text:p>NazanDuTo</text:p>
          </table:table-cell>
          <table:table-cell table:formula="of:=LOWER([.G333])" office:value-type="string" office:string-value="nazanduto" calcext:value-type="string">
            <text:p>nazanduto</text:p>
          </table:table-cell>
          <table:table-cell table:formula="of:=SUBSTITUTE(SUBSTITUTE(SUBSTITUTE(SUBSTITUTE(SUBSTITUTE([.H333];&quot;á&quot;;&quot;a&quot;);&quot;é&quot;;&quot;e&quot;);&quot;í&quot;;&quot;i&quot;);&quot;ó&quot;;&quot;o&quot;);&quot;ú&quot;;&quot;u&quot;)" office:value-type="string" office:string-value="nazanduto" calcext:value-type="string">
            <text:p>nazanduto</text:p>
          </table:table-cell>
          <table:table-cell office:value-type="float" office:value="21" calcext:value-type="float">
            <text:p>21</text:p>
          </table:table-cell>
          <table:table-cell table:formula="of:=CONCATENATE(&quot;a&quot;;[.J333];[.I333])" office:value-type="string" office:string-value="a21nazanduto" calcext:value-type="string">
            <text:p>a21nazanduto</text:p>
          </table:table-cell>
          <table:table-cell table:formula="of:=LEN([.K333])" office:value-type="float" office:value="12" calcext:value-type="float">
            <text:p>12</text:p>
          </table:table-cell>
          <table:table-cell table:formula="of:=[.K333]" office:value-type="string" office:string-value="a21nazanduto" calcext:value-type="string">
            <text:p>a21nazanduto</text:p>
          </table:table-cell>
          <table:table-cell office:value-type="string" calcext:value-type="string">
            <text:p>r,w3n*9uL7</text:p>
          </table:table-cell>
          <table:table-cell table:style-name="ce2" office:value-type="string" calcext:value-type="string">
            <text:p>14/07/199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36522214</text:p>
          </table:table-cell>
          <table:table-cell office:value-type="string" calcext:value-type="string">
            <text:p>Steel House</text:p>
          </table:table-cell>
          <table:table-cell office:value-type="string" calcext:value-type="string">
            <text:p>Pontevedra</text:p>
          </table:table-cell>
          <table:table-cell office:value-type="string" calcext:value-type="string">
            <text:p>(A)-Administración de sistemas informáticos en rede</text:p>
          </table:table-cell>
          <table:table-cell office:value-type="string" calcext:value-type="string">
            <text:p>ia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tero</text:p>
          </table:table-cell>
          <table:table-cell/>
          <table:table-cell table:number-columns-repeated="2" office:value-type="string" calcext:value-type="string">
            <text:p>Nicolás</text:p>
          </table:table-cell>
          <table:table-cell table:number-columns-repeated="2"/>
          <table:table-cell table:formula="of:=CONCATENATE([.D334];LEFT([.E334];2);LEFT([.F334];2);LEFT([.A334];2);LEFT([.B334];2))" office:value-type="string" office:string-value="NicolásOt" calcext:value-type="string">
            <text:p>NicolásOt</text:p>
          </table:table-cell>
          <table:table-cell table:formula="of:=LOWER([.G334])" office:value-type="string" office:string-value="nicolásot" calcext:value-type="string">
            <text:p>nicolásot</text:p>
          </table:table-cell>
          <table:table-cell table:formula="of:=SUBSTITUTE(SUBSTITUTE(SUBSTITUTE(SUBSTITUTE(SUBSTITUTE([.H334];&quot;á&quot;;&quot;a&quot;);&quot;é&quot;;&quot;e&quot;);&quot;í&quot;;&quot;i&quot;);&quot;ó&quot;;&quot;o&quot;);&quot;ú&quot;;&quot;u&quot;)" office:value-type="string" office:string-value="nicolasot" calcext:value-type="string">
            <text:p>nicolasot</text:p>
          </table:table-cell>
          <table:table-cell office:value-type="float" office:value="19" calcext:value-type="float">
            <text:p>19</text:p>
          </table:table-cell>
          <table:table-cell table:formula="of:=CONCATENATE(&quot;a&quot;;[.J334];[.I334])" office:value-type="string" office:string-value="a19nicolasot" calcext:value-type="string">
            <text:p>a19nicolasot</text:p>
          </table:table-cell>
          <table:table-cell table:formula="of:=LEN([.K334])" office:value-type="float" office:value="12" calcext:value-type="float">
            <text:p>12</text:p>
          </table:table-cell>
          <table:table-cell table:formula="of:=[.K334]" office:value-type="string" office:string-value="a19nicolasot" calcext:value-type="string">
            <text:p>a19nicolasot</text:p>
          </table:table-cell>
          <table:table-cell office:value-type="string" calcext:value-type="string">
            <text:p>]EM}3X+xrT</text:p>
          </table:table-cell>
          <table:table-cell table:style-name="ce2" office:value-type="string" calcext:value-type="string">
            <text:p>19/04/200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45737639</text:p>
          </table:table-cell>
          <table:table-cell office:value-type="string" calcext:value-type="string">
            <text:p>Rosevean</text:p>
          </table:table-cell>
          <table:table-cell office:value-type="string" calcext:value-type="string">
            <text:p>Cangas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ortela</text:p>
          </table:table-cell>
          <table:table-cell office:value-type="string" calcext:value-type="string">
            <text:p>Pérez</text:p>
          </table:table-cell>
          <table:table-cell table:number-columns-repeated="2" office:value-type="string" calcext:value-type="string">
            <text:p>Marcos</text:p>
          </table:table-cell>
          <table:table-cell table:number-columns-repeated="2"/>
          <table:table-cell table:formula="of:=CONCATENATE([.D335];LEFT([.E335];2);LEFT([.F335];2);LEFT([.A335];2);LEFT([.B335];2))" office:value-type="string" office:string-value="MarcosPoPé" calcext:value-type="string">
            <text:p>MarcosPoPé</text:p>
          </table:table-cell>
          <table:table-cell table:formula="of:=LOWER([.G335])" office:value-type="string" office:string-value="marcospopé" calcext:value-type="string">
            <text:p>marcospopé</text:p>
          </table:table-cell>
          <table:table-cell table:formula="of:=SUBSTITUTE(SUBSTITUTE(SUBSTITUTE(SUBSTITUTE(SUBSTITUTE([.H335];&quot;á&quot;;&quot;a&quot;);&quot;é&quot;;&quot;e&quot;);&quot;í&quot;;&quot;i&quot;);&quot;ó&quot;;&quot;o&quot;);&quot;ú&quot;;&quot;u&quot;)" office:value-type="string" office:string-value="marcospope" calcext:value-type="string">
            <text:p>marcospope</text:p>
          </table:table-cell>
          <table:table-cell office:value-type="float" office:value="18" calcext:value-type="float">
            <text:p>18</text:p>
          </table:table-cell>
          <table:table-cell table:formula="of:=CONCATENATE(&quot;a&quot;;[.J335];[.I335])" office:value-type="string" office:string-value="a18marcospope" calcext:value-type="string">
            <text:p>a18marcospope</text:p>
          </table:table-cell>
          <table:table-cell table:formula="of:=LEN([.K335])" office:value-type="float" office:value="13" calcext:value-type="float">
            <text:p>13</text:p>
          </table:table-cell>
          <table:table-cell table:formula="of:=[.K335]" office:value-type="string" office:string-value="a18marcospope" calcext:value-type="string">
            <text:p>a18marcospope</text:p>
          </table:table-cell>
          <table:table-cell office:value-type="string" calcext:value-type="string">
            <text:p>@T_3|YVo_x</text:p>
          </table:table-cell>
          <table:table-cell table:style-name="ce2" office:value-type="string" calcext:value-type="string">
            <text:p>21/05/198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24713622</text:p>
          </table:table-cell>
          <table:table-cell office:value-type="string" calcext:value-type="string">
            <text:p>The Firs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  <table:table-cell office:value-type="string" calcext:value-type="string">
            <text:p>ia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ázquez</text:p>
          </table:table-cell>
          <table:table-cell office:value-type="string" calcext:value-type="string">
            <text:p>Melgar</text:p>
          </table:table-cell>
          <table:table-cell table:number-columns-repeated="2" office:value-type="string" calcext:value-type="string">
            <text:p>Xoel</text:p>
          </table:table-cell>
          <table:table-cell table:number-columns-repeated="2"/>
          <table:table-cell table:formula="of:=CONCATENATE([.D336];LEFT([.E336];2);LEFT([.F336];2);LEFT([.A336];2);LEFT([.B336];2))" office:value-type="string" office:string-value="XoelVáMe" calcext:value-type="string">
            <text:p>XoelVáMe</text:p>
          </table:table-cell>
          <table:table-cell table:formula="of:=LOWER([.G336])" office:value-type="string" office:string-value="xoelváme" calcext:value-type="string">
            <text:p>xoelváme</text:p>
          </table:table-cell>
          <table:table-cell table:formula="of:=SUBSTITUTE(SUBSTITUTE(SUBSTITUTE(SUBSTITUTE(SUBSTITUTE([.H336];&quot;á&quot;;&quot;a&quot;);&quot;é&quot;;&quot;e&quot;);&quot;í&quot;;&quot;i&quot;);&quot;ó&quot;;&quot;o&quot;);&quot;ú&quot;;&quot;u&quot;)" office:value-type="string" office:string-value="xoelvame" calcext:value-type="string">
            <text:p>xoelvame</text:p>
          </table:table-cell>
          <table:table-cell office:value-type="float" office:value="19" calcext:value-type="float">
            <text:p>19</text:p>
          </table:table-cell>
          <table:table-cell table:formula="of:=CONCATENATE(&quot;a&quot;;[.J336];[.I336])" office:value-type="string" office:string-value="a19xoelvame" calcext:value-type="string">
            <text:p>a19xoelvame</text:p>
          </table:table-cell>
          <table:table-cell table:formula="of:=LEN([.K336])" office:value-type="float" office:value="11" calcext:value-type="float">
            <text:p>11</text:p>
          </table:table-cell>
          <table:table-cell table:formula="of:=[.K336]" office:value-type="string" office:string-value="a19xoelvame" calcext:value-type="string">
            <text:p>a19xoelvame</text:p>
          </table:table-cell>
          <table:table-cell office:value-type="string" calcext:value-type="string">
            <text:p>9y-TJ}3au[</text:p>
          </table:table-cell>
          <table:table-cell table:style-name="ce2" office:value-type="string" calcext:value-type="string">
            <text:p>26/05/200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94719657</text:p>
          </table:table-cell>
          <table:table-cell office:value-type="string" calcext:value-type="string">
            <text:p>3 Guy Mews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ernández</text:p>
          </table:table-cell>
          <table:table-cell office:value-type="string" calcext:value-type="string">
            <text:p>Lado</text:p>
          </table:table-cell>
          <table:table-cell table:number-columns-repeated="2" office:value-type="string" calcext:value-type="string">
            <text:p>Laura</text:p>
          </table:table-cell>
          <table:table-cell table:number-columns-repeated="2"/>
          <table:table-cell table:formula="of:=CONCATENATE([.D337];LEFT([.E337];2);LEFT([.F337];2);LEFT([.A337];2);LEFT([.B337];2))" office:value-type="string" office:string-value="LauraFeLa" calcext:value-type="string">
            <text:p>LauraFeLa</text:p>
          </table:table-cell>
          <table:table-cell table:formula="of:=LOWER([.G337])" office:value-type="string" office:string-value="laurafela" calcext:value-type="string">
            <text:p>laurafela</text:p>
          </table:table-cell>
          <table:table-cell table:formula="of:=SUBSTITUTE(SUBSTITUTE(SUBSTITUTE(SUBSTITUTE(SUBSTITUTE([.H337];&quot;á&quot;;&quot;a&quot;);&quot;é&quot;;&quot;e&quot;);&quot;í&quot;;&quot;i&quot;);&quot;ó&quot;;&quot;o&quot;);&quot;ú&quot;;&quot;u&quot;)" office:value-type="string" office:string-value="laurafela" calcext:value-type="string">
            <text:p>laurafela</text:p>
          </table:table-cell>
          <table:table-cell office:value-type="float" office:value="21" calcext:value-type="float">
            <text:p>21</text:p>
          </table:table-cell>
          <table:table-cell table:formula="of:=CONCATENATE(&quot;a&quot;;[.J337];[.I337])" office:value-type="string" office:string-value="a21laurafela" calcext:value-type="string">
            <text:p>a21laurafela</text:p>
          </table:table-cell>
          <table:table-cell table:formula="of:=LEN([.K337])" office:value-type="float" office:value="12" calcext:value-type="float">
            <text:p>12</text:p>
          </table:table-cell>
          <table:table-cell table:formula="of:=[.K337]" office:value-type="string" office:string-value="a21laurafela" calcext:value-type="string">
            <text:p>a21laurafela</text:p>
          </table:table-cell>
          <table:table-cell office:value-type="string" calcext:value-type="string">
            <text:p>+twkvhx3eq</text:p>
          </table:table-cell>
          <table:table-cell table:style-name="ce2" office:value-type="string" calcext:value-type="string">
            <text:p>14/10/199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81363923</text:p>
          </table:table-cell>
          <table:table-cell office:value-type="string" calcext:value-type="string">
            <text:p>12 Thornbury Close</text:p>
          </table:table-cell>
          <table:table-cell office:value-type="string" calcext:value-type="string">
            <text:p>Cotobade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ler</text:p>
          </table:table-cell>
          <table:table-cell office:value-type="string" calcext:value-type="string">
            <text:p>Mata</text:p>
          </table:table-cell>
          <table:table-cell table:number-columns-repeated="2" office:value-type="string" calcext:value-type="string">
            <text:p>Raúl</text:p>
          </table:table-cell>
          <table:table-cell table:number-columns-repeated="2"/>
          <table:table-cell table:formula="of:=CONCATENATE([.D338];LEFT([.E338];2);LEFT([.F338];2);LEFT([.A338];2);LEFT([.B338];2))" office:value-type="string" office:string-value="RaúlSoMa" calcext:value-type="string">
            <text:p>RaúlSoMa</text:p>
          </table:table-cell>
          <table:table-cell table:formula="of:=LOWER([.G338])" office:value-type="string" office:string-value="raúlsoma" calcext:value-type="string">
            <text:p>raúlsoma</text:p>
          </table:table-cell>
          <table:table-cell table:formula="of:=SUBSTITUTE(SUBSTITUTE(SUBSTITUTE(SUBSTITUTE(SUBSTITUTE([.H338];&quot;á&quot;;&quot;a&quot;);&quot;é&quot;;&quot;e&quot;);&quot;í&quot;;&quot;i&quot;);&quot;ó&quot;;&quot;o&quot;);&quot;ú&quot;;&quot;u&quot;)" office:value-type="string" office:string-value="raulsoma" calcext:value-type="string">
            <text:p>raulsoma</text:p>
          </table:table-cell>
          <table:table-cell office:value-type="float" office:value="20" calcext:value-type="float">
            <text:p>20</text:p>
          </table:table-cell>
          <table:table-cell table:formula="of:=CONCATENATE(&quot;a&quot;;[.J338];[.I338])" office:value-type="string" office:string-value="a20raulsoma" calcext:value-type="string">
            <text:p>a20raulsoma</text:p>
          </table:table-cell>
          <table:table-cell table:formula="of:=LEN([.K338])" office:value-type="float" office:value="11" calcext:value-type="float">
            <text:p>11</text:p>
          </table:table-cell>
          <table:table-cell table:formula="of:=[.K338]" office:value-type="string" office:string-value="a20raulsoma" calcext:value-type="string">
            <text:p>a20raulsoma</text:p>
          </table:table-cell>
          <table:table-cell office:value-type="string" calcext:value-type="string">
            <text:p>sKCe9{|R_R</text:p>
          </table:table-cell>
          <table:table-cell table:style-name="ce2" office:value-type="string" calcext:value-type="string">
            <text:p>10/11/198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20130664</text:p>
          </table:table-cell>
          <table:table-cell office:value-type="string" calcext:value-type="string">
            <text:p>31B Rhos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oreira</text:p>
          </table:table-cell>
          <table:table-cell office:value-type="string" calcext:value-type="string">
            <text:p>Chapela</text:p>
          </table:table-cell>
          <table:table-cell table:number-columns-repeated="2" office:value-type="string" calcext:value-type="string">
            <text:p>José</text:p>
          </table:table-cell>
          <table:table-cell table:number-columns-repeated="2"/>
          <table:table-cell table:formula="of:=CONCATENATE([.D339];LEFT([.E339];2);LEFT([.F339];2);LEFT([.A339];2);LEFT([.B339];2))" office:value-type="string" office:string-value="JoséMoCh" calcext:value-type="string">
            <text:p>JoséMoCh</text:p>
          </table:table-cell>
          <table:table-cell table:formula="of:=LOWER([.G339])" office:value-type="string" office:string-value="josémoch" calcext:value-type="string">
            <text:p>josémoch</text:p>
          </table:table-cell>
          <table:table-cell table:formula="of:=SUBSTITUTE(SUBSTITUTE(SUBSTITUTE(SUBSTITUTE(SUBSTITUTE([.H339];&quot;á&quot;;&quot;a&quot;);&quot;é&quot;;&quot;e&quot;);&quot;í&quot;;&quot;i&quot;);&quot;ó&quot;;&quot;o&quot;);&quot;ú&quot;;&quot;u&quot;)" office:value-type="string" office:string-value="josemoch" calcext:value-type="string">
            <text:p>josemoch</text:p>
          </table:table-cell>
          <table:table-cell office:value-type="float" office:value="21" calcext:value-type="float">
            <text:p>21</text:p>
          </table:table-cell>
          <table:table-cell table:formula="of:=CONCATENATE(&quot;a&quot;;[.J339];[.I339])" office:value-type="string" office:string-value="a21josemoch" calcext:value-type="string">
            <text:p>a21josemoch</text:p>
          </table:table-cell>
          <table:table-cell table:formula="of:=LEN([.K339])" office:value-type="float" office:value="11" calcext:value-type="float">
            <text:p>11</text:p>
          </table:table-cell>
          <table:table-cell table:formula="of:=[.K339]" office:value-type="string" office:string-value="a21josemoch" calcext:value-type="string">
            <text:p>a21josemoch</text:p>
          </table:table-cell>
          <table:table-cell office:value-type="string" calcext:value-type="string">
            <text:p>P-,EuKoTU9</text:p>
          </table:table-cell>
          <table:table-cell table:style-name="ce2" office:value-type="string" calcext:value-type="string">
            <text:p>04/09/198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10386453</text:p>
          </table:table-cell>
          <table:table-cell office:value-type="string" calcext:value-type="string">
            <text:p>Little Plot</text:p>
          </table:table-cell>
          <table:table-cell office:value-type="string" calcext:value-type="string">
            <text:p>Cañiza (A)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rtínez</text:p>
          </table:table-cell>
          <table:table-cell office:value-type="string" calcext:value-type="string">
            <text:p>Abastida</text:p>
          </table:table-cell>
          <table:table-cell office:value-type="string" calcext:value-type="string">
            <text:p>María Montserrat</text:p>
          </table:table-cell>
          <table:table-cell office:value-type="string" calcext:value-type="string">
            <text:p>María</text:p>
          </table:table-cell>
          <table:table-cell office:value-type="string" calcext:value-type="string">
            <text:p>Montserrat</text:p>
          </table:table-cell>
          <table:table-cell/>
          <table:table-cell table:formula="of:=CONCATENATE([.D340];LEFT([.E340];2);LEFT([.F340];2);LEFT([.A340];2);LEFT([.B340];2))" office:value-type="string" office:string-value="MaríaMoMaAb" calcext:value-type="string">
            <text:p>MaríaMoMaAb</text:p>
          </table:table-cell>
          <table:table-cell table:formula="of:=LOWER([.G340])" office:value-type="string" office:string-value="maríamomaab" calcext:value-type="string">
            <text:p>maríamomaab</text:p>
          </table:table-cell>
          <table:table-cell table:formula="of:=SUBSTITUTE(SUBSTITUTE(SUBSTITUTE(SUBSTITUTE(SUBSTITUTE([.H340];&quot;á&quot;;&quot;a&quot;);&quot;é&quot;;&quot;e&quot;);&quot;í&quot;;&quot;i&quot;);&quot;ó&quot;;&quot;o&quot;);&quot;ú&quot;;&quot;u&quot;)" office:value-type="string" office:string-value="mariamomaab" calcext:value-type="string">
            <text:p>mariamomaab</text:p>
          </table:table-cell>
          <table:table-cell office:value-type="float" office:value="19" calcext:value-type="float">
            <text:p>19</text:p>
          </table:table-cell>
          <table:table-cell table:formula="of:=CONCATENATE(&quot;a&quot;;[.J340];[.I340])" office:value-type="string" office:string-value="a19mariamomaab" calcext:value-type="string">
            <text:p>a19mariamomaab</text:p>
          </table:table-cell>
          <table:table-cell table:formula="of:=LEN([.K340])" office:value-type="float" office:value="14" calcext:value-type="float">
            <text:p>14</text:p>
          </table:table-cell>
          <table:table-cell table:formula="of:=[.K340]" office:value-type="string" office:string-value="a19mariamomaab" calcext:value-type="string">
            <text:p>a19mariamomaab</text:p>
          </table:table-cell>
          <table:table-cell office:value-type="string" calcext:value-type="string">
            <text:p>RmF9oz}pTz</text:p>
          </table:table-cell>
          <table:table-cell table:style-name="ce2" office:value-type="string" calcext:value-type="string">
            <text:p>23/10/199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722772464</text:p>
          </table:table-cell>
          <table:table-cell office:value-type="string" calcext:value-type="string">
            <text:p>Vespers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  <table:table-cell office:value-type="string" calcext:value-type="string">
            <text:p>ia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arretto</text:p>
          </table:table-cell>
          <table:table-cell office:value-type="string" calcext:value-type="string">
            <text:p>San Luis</text:p>
          </table:table-cell>
          <table:table-cell table:number-columns-repeated="2" office:value-type="string" calcext:value-type="string">
            <text:p>Mario</text:p>
          </table:table-cell>
          <table:table-cell table:number-columns-repeated="2"/>
          <table:table-cell table:formula="of:=CONCATENATE([.D341];LEFT([.E341];2);LEFT([.F341];2);LEFT([.A341];2);LEFT([.B341];2))" office:value-type="string" office:string-value="MarioCaSa" calcext:value-type="string">
            <text:p>MarioCaSa</text:p>
          </table:table-cell>
          <table:table-cell table:formula="of:=LOWER([.G341])" office:value-type="string" office:string-value="mariocasa" calcext:value-type="string">
            <text:p>mariocasa</text:p>
          </table:table-cell>
          <table:table-cell table:formula="of:=SUBSTITUTE(SUBSTITUTE(SUBSTITUTE(SUBSTITUTE(SUBSTITUTE([.H341];&quot;á&quot;;&quot;a&quot;);&quot;é&quot;;&quot;e&quot;);&quot;í&quot;;&quot;i&quot;);&quot;ó&quot;;&quot;o&quot;);&quot;ú&quot;;&quot;u&quot;)" office:value-type="string" office:string-value="mariocasa" calcext:value-type="string">
            <text:p>mariocasa</text:p>
          </table:table-cell>
          <table:table-cell office:value-type="float" office:value="21" calcext:value-type="float">
            <text:p>21</text:p>
          </table:table-cell>
          <table:table-cell table:formula="of:=CONCATENATE(&quot;a&quot;;[.J341];[.I341])" office:value-type="string" office:string-value="a21mariocasa" calcext:value-type="string">
            <text:p>a21mariocasa</text:p>
          </table:table-cell>
          <table:table-cell table:formula="of:=LEN([.K341])" office:value-type="float" office:value="12" calcext:value-type="float">
            <text:p>12</text:p>
          </table:table-cell>
          <table:table-cell table:formula="of:=[.K341]" office:value-type="string" office:string-value="a21mariocasa" calcext:value-type="string">
            <text:p>a21mariocasa</text:p>
          </table:table-cell>
          <table:table-cell office:value-type="string" calcext:value-type="string">
            <text:p>U_4byj*.A4</text:p>
          </table:table-cell>
          <table:table-cell table:style-name="ce2" office:value-type="string" calcext:value-type="string">
            <text:p>14/02/1997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37007354</text:p>
          </table:table-cell>
          <table:table-cell office:value-type="string" calcext:value-type="string">
            <text:p>38 Moathouse Drive</text:p>
          </table:table-cell>
          <table:table-cell office:value-type="string" calcext:value-type="string">
            <text:p>Soutomaior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aña</text:p>
          </table:table-cell>
          <table:table-cell office:value-type="string" calcext:value-type="string">
            <text:p>Falque</text:p>
          </table:table-cell>
          <table:table-cell table:number-columns-repeated="2" office:value-type="string" calcext:value-type="string">
            <text:p>Lucía</text:p>
          </table:table-cell>
          <table:table-cell table:number-columns-repeated="2"/>
          <table:table-cell table:formula="of:=CONCATENATE([.D342];LEFT([.E342];2);LEFT([.F342];2);LEFT([.A342];2);LEFT([.B342];2))" office:value-type="string" office:string-value="LucíaRaFa" calcext:value-type="string">
            <text:p>LucíaRaFa</text:p>
          </table:table-cell>
          <table:table-cell table:formula="of:=LOWER([.G342])" office:value-type="string" office:string-value="lucíarafa" calcext:value-type="string">
            <text:p>lucíarafa</text:p>
          </table:table-cell>
          <table:table-cell table:formula="of:=SUBSTITUTE(SUBSTITUTE(SUBSTITUTE(SUBSTITUTE(SUBSTITUTE([.H342];&quot;á&quot;;&quot;a&quot;);&quot;é&quot;;&quot;e&quot;);&quot;í&quot;;&quot;i&quot;);&quot;ó&quot;;&quot;o&quot;);&quot;ú&quot;;&quot;u&quot;)" office:value-type="string" office:string-value="luciarafa" calcext:value-type="string">
            <text:p>luciarafa</text:p>
          </table:table-cell>
          <table:table-cell office:value-type="float" office:value="19" calcext:value-type="float">
            <text:p>19</text:p>
          </table:table-cell>
          <table:table-cell table:formula="of:=CONCATENATE(&quot;a&quot;;[.J342];[.I342])" office:value-type="string" office:string-value="a19luciarafa" calcext:value-type="string">
            <text:p>a19luciarafa</text:p>
          </table:table-cell>
          <table:table-cell table:formula="of:=LEN([.K342])" office:value-type="float" office:value="12" calcext:value-type="float">
            <text:p>12</text:p>
          </table:table-cell>
          <table:table-cell table:formula="of:=[.K342]" office:value-type="string" office:string-value="a19luciarafa" calcext:value-type="string">
            <text:p>a19luciarafa</text:p>
          </table:table-cell>
          <table:table-cell office:value-type="string" calcext:value-type="string">
            <text:p>AA.XNXp4Nv</text:p>
          </table:table-cell>
          <table:table-cell table:style-name="ce2" office:value-type="string" calcext:value-type="string">
            <text:p>04/12/198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07352664</text:p>
          </table:table-cell>
          <table:table-cell office:value-type="string" calcext:value-type="string">
            <text:p>Glasfan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érez</text:p>
          </table:table-cell>
          <table:table-cell office:value-type="string" calcext:value-type="string">
            <text:p>Ucha</text:p>
          </table:table-cell>
          <table:table-cell table:number-columns-repeated="2" office:value-type="string" calcext:value-type="string">
            <text:p>Carlos</text:p>
          </table:table-cell>
          <table:table-cell table:number-columns-repeated="2"/>
          <table:table-cell table:formula="of:=CONCATENATE([.D343];LEFT([.E343];2);LEFT([.F343];2);LEFT([.A343];2);LEFT([.B343];2))" office:value-type="string" office:string-value="CarlosPéUc" calcext:value-type="string">
            <text:p>CarlosPéUc</text:p>
          </table:table-cell>
          <table:table-cell table:formula="of:=LOWER([.G343])" office:value-type="string" office:string-value="carlospéuc" calcext:value-type="string">
            <text:p>carlospéuc</text:p>
          </table:table-cell>
          <table:table-cell table:formula="of:=SUBSTITUTE(SUBSTITUTE(SUBSTITUTE(SUBSTITUTE(SUBSTITUTE([.H343];&quot;á&quot;;&quot;a&quot;);&quot;é&quot;;&quot;e&quot;);&quot;í&quot;;&quot;i&quot;);&quot;ó&quot;;&quot;o&quot;);&quot;ú&quot;;&quot;u&quot;)" office:value-type="string" office:string-value="carlospeuc" calcext:value-type="string">
            <text:p>carlospeuc</text:p>
          </table:table-cell>
          <table:table-cell office:value-type="float" office:value="20" calcext:value-type="float">
            <text:p>20</text:p>
          </table:table-cell>
          <table:table-cell table:formula="of:=CONCATENATE(&quot;a&quot;;[.J343];[.I343])" office:value-type="string" office:string-value="a20carlospeuc" calcext:value-type="string">
            <text:p>a20carlospeuc</text:p>
          </table:table-cell>
          <table:table-cell table:formula="of:=LEN([.K343])" office:value-type="float" office:value="13" calcext:value-type="float">
            <text:p>13</text:p>
          </table:table-cell>
          <table:table-cell table:formula="of:=[.K343]" office:value-type="string" office:string-value="a20carlospeuc" calcext:value-type="string">
            <text:p>a20carlospeuc</text:p>
          </table:table-cell>
          <table:table-cell office:value-type="string" calcext:value-type="string">
            <text:p>y4pvKhxsz+</text:p>
          </table:table-cell>
          <table:table-cell table:style-name="ce2" office:value-type="string" calcext:value-type="string">
            <text:p>10/02/199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93664494</text:p>
          </table:table-cell>
          <table:table-cell office:value-type="string" calcext:value-type="string">
            <text:p>Sunnysid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ontiel</text:p>
          </table:table-cell>
          <table:table-cell office:value-type="string" calcext:value-type="string">
            <text:p>Pérez</text:p>
          </table:table-cell>
          <table:table-cell table:number-columns-repeated="2" office:value-type="string" calcext:value-type="string">
            <text:p>Bruno</text:p>
          </table:table-cell>
          <table:table-cell table:number-columns-repeated="2"/>
          <table:table-cell table:formula="of:=CONCATENATE([.D344];LEFT([.E344];2);LEFT([.F344];2);LEFT([.A344];2);LEFT([.B344];2))" office:value-type="string" office:string-value="BrunoMoPé" calcext:value-type="string">
            <text:p>BrunoMoPé</text:p>
          </table:table-cell>
          <table:table-cell table:formula="of:=LOWER([.G344])" office:value-type="string" office:string-value="brunomopé" calcext:value-type="string">
            <text:p>brunomopé</text:p>
          </table:table-cell>
          <table:table-cell table:formula="of:=SUBSTITUTE(SUBSTITUTE(SUBSTITUTE(SUBSTITUTE(SUBSTITUTE([.H344];&quot;á&quot;;&quot;a&quot;);&quot;é&quot;;&quot;e&quot;);&quot;í&quot;;&quot;i&quot;);&quot;ó&quot;;&quot;o&quot;);&quot;ú&quot;;&quot;u&quot;)" office:value-type="string" office:string-value="brunomope" calcext:value-type="string">
            <text:p>brunomope</text:p>
          </table:table-cell>
          <table:table-cell office:value-type="float" office:value="18" calcext:value-type="float">
            <text:p>18</text:p>
          </table:table-cell>
          <table:table-cell table:formula="of:=CONCATENATE(&quot;a&quot;;[.J344];[.I344])" office:value-type="string" office:string-value="a18brunomope" calcext:value-type="string">
            <text:p>a18brunomope</text:p>
          </table:table-cell>
          <table:table-cell table:formula="of:=LEN([.K344])" office:value-type="float" office:value="12" calcext:value-type="float">
            <text:p>12</text:p>
          </table:table-cell>
          <table:table-cell table:formula="of:=[.K344]" office:value-type="string" office:string-value="a18brunomope" calcext:value-type="string">
            <text:p>a18brunomope</text:p>
          </table:table-cell>
          <table:table-cell office:value-type="string" calcext:value-type="string">
            <text:p>b,orxM9+{K</text:p>
          </table:table-cell>
          <table:table-cell table:style-name="ce2" office:value-type="string" calcext:value-type="string">
            <text:p>24/04/198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49954137</text:p>
          </table:table-cell>
          <table:table-cell office:value-type="string" calcext:value-type="string">
            <text:p>14 Mallory Close</text:p>
          </table:table-cell>
          <table:table-cell office:value-type="string" calcext:value-type="string">
            <text:p>Guarda (A)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lcaine</text:p>
          </table:table-cell>
          <table:table-cell office:value-type="string" calcext:value-type="string">
            <text:p>Rosales</text:p>
          </table:table-cell>
          <table:table-cell table:number-columns-repeated="2" office:value-type="string" calcext:value-type="string">
            <text:p>Sabela</text:p>
          </table:table-cell>
          <table:table-cell table:number-columns-repeated="2"/>
          <table:table-cell table:formula="of:=CONCATENATE([.D345];LEFT([.E345];2);LEFT([.F345];2);LEFT([.A345];2);LEFT([.B345];2))" office:value-type="string" office:string-value="SabelaAlRo" calcext:value-type="string">
            <text:p>SabelaAlRo</text:p>
          </table:table-cell>
          <table:table-cell table:formula="of:=LOWER([.G345])" office:value-type="string" office:string-value="sabelaalro" calcext:value-type="string">
            <text:p>sabelaalro</text:p>
          </table:table-cell>
          <table:table-cell table:formula="of:=SUBSTITUTE(SUBSTITUTE(SUBSTITUTE(SUBSTITUTE(SUBSTITUTE([.H345];&quot;á&quot;;&quot;a&quot;);&quot;é&quot;;&quot;e&quot;);&quot;í&quot;;&quot;i&quot;);&quot;ó&quot;;&quot;o&quot;);&quot;ú&quot;;&quot;u&quot;)" office:value-type="string" office:string-value="sabelaalro" calcext:value-type="string">
            <text:p>sabelaalro</text:p>
          </table:table-cell>
          <table:table-cell office:value-type="float" office:value="18" calcext:value-type="float">
            <text:p>18</text:p>
          </table:table-cell>
          <table:table-cell table:formula="of:=CONCATENATE(&quot;a&quot;;[.J345];[.I345])" office:value-type="string" office:string-value="a18sabelaalro" calcext:value-type="string">
            <text:p>a18sabelaalro</text:p>
          </table:table-cell>
          <table:table-cell table:formula="of:=LEN([.K345])" office:value-type="float" office:value="13" calcext:value-type="float">
            <text:p>13</text:p>
          </table:table-cell>
          <table:table-cell table:formula="of:=[.K345]" office:value-type="string" office:string-value="a18sabelaalro" calcext:value-type="string">
            <text:p>a18sabelaalro</text:p>
          </table:table-cell>
          <table:table-cell office:value-type="string" calcext:value-type="string">
            <text:p>M[q}3Hg,]-</text:p>
          </table:table-cell>
          <table:table-cell table:style-name="ce2" office:value-type="string" calcext:value-type="string">
            <text:p>22/10/197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20352529</text:p>
          </table:table-cell>
          <table:table-cell office:value-type="string" calcext:value-type="string">
            <text:p>Oak Hollow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  <table:table-cell office:value-type="string" calcext:value-type="string">
            <text:p>is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il</text:p>
          </table:table-cell>
          <table:table-cell office:value-type="string" calcext:value-type="string">
            <text:p>Álvarez</text:p>
          </table:table-cell>
          <table:table-cell table:number-columns-repeated="2" office:value-type="string" calcext:value-type="string">
            <text:p>Kevin</text:p>
          </table:table-cell>
          <table:table-cell table:number-columns-repeated="2"/>
          <table:table-cell table:formula="of:=CONCATENATE([.D346];LEFT([.E346];2);LEFT([.F346];2);LEFT([.A346];2);LEFT([.B346];2))" office:value-type="string" office:string-value="KevinGiÁl" calcext:value-type="string">
            <text:p>KevinGiÁl</text:p>
          </table:table-cell>
          <table:table-cell table:formula="of:=LOWER([.G346])" office:value-type="string" office:string-value="kevingiál" calcext:value-type="string">
            <text:p>kevingiál</text:p>
          </table:table-cell>
          <table:table-cell table:formula="of:=SUBSTITUTE(SUBSTITUTE(SUBSTITUTE(SUBSTITUTE(SUBSTITUTE([.H346];&quot;á&quot;;&quot;a&quot;);&quot;é&quot;;&quot;e&quot;);&quot;í&quot;;&quot;i&quot;);&quot;ó&quot;;&quot;o&quot;);&quot;ú&quot;;&quot;u&quot;)" office:value-type="string" office:string-value="kevingial" calcext:value-type="string">
            <text:p>kevingial</text:p>
          </table:table-cell>
          <table:table-cell office:value-type="float" office:value="19" calcext:value-type="float">
            <text:p>19</text:p>
          </table:table-cell>
          <table:table-cell table:formula="of:=CONCATENATE(&quot;a&quot;;[.J346];[.I346])" office:value-type="string" office:string-value="a19kevingial" calcext:value-type="string">
            <text:p>a19kevingial</text:p>
          </table:table-cell>
          <table:table-cell table:formula="of:=LEN([.K346])" office:value-type="float" office:value="12" calcext:value-type="float">
            <text:p>12</text:p>
          </table:table-cell>
          <table:table-cell table:formula="of:=[.K346]" office:value-type="string" office:string-value="a19kevingial" calcext:value-type="string">
            <text:p>a19kevingial</text:p>
          </table:table-cell>
          <table:table-cell office:value-type="string" calcext:value-type="string">
            <text:p>{Aje7q]zV_</text:p>
          </table:table-cell>
          <table:table-cell table:style-name="ce2" office:value-type="string" calcext:value-type="string">
            <text:p>01/03/1992</text:p>
          </table:table-cell>
          <table:table-cell office:value-type="string" calcext:value-type="string">
            <text:p>Uruguai</text:p>
          </table:table-cell>
          <table:table-cell office:value-type="string" calcext:value-type="string">
            <text:p>766752221</text:p>
          </table:table-cell>
          <table:table-cell office:value-type="string" calcext:value-type="string">
            <text:p>Mill Hou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omán</text:p>
          </table:table-cell>
          <table:table-cell office:value-type="string" calcext:value-type="string">
            <text:p>Rodríguez</text:p>
          </table:table-cell>
          <table:table-cell table:number-columns-repeated="2" office:value-type="string" calcext:value-type="string">
            <text:p>Mario</text:p>
          </table:table-cell>
          <table:table-cell table:number-columns-repeated="2"/>
          <table:table-cell table:formula="of:=CONCATENATE([.D347];LEFT([.E347];2);LEFT([.F347];2);LEFT([.A347];2);LEFT([.B347];2))" office:value-type="string" office:string-value="MarioRoRo" calcext:value-type="string">
            <text:p>MarioRoRo</text:p>
          </table:table-cell>
          <table:table-cell table:formula="of:=LOWER([.G347])" office:value-type="string" office:string-value="mariororo" calcext:value-type="string">
            <text:p>mariororo</text:p>
          </table:table-cell>
          <table:table-cell table:formula="of:=SUBSTITUTE(SUBSTITUTE(SUBSTITUTE(SUBSTITUTE(SUBSTITUTE([.H347];&quot;á&quot;;&quot;a&quot;);&quot;é&quot;;&quot;e&quot;);&quot;í&quot;;&quot;i&quot;);&quot;ó&quot;;&quot;o&quot;);&quot;ú&quot;;&quot;u&quot;)" office:value-type="string" office:string-value="mariororo" calcext:value-type="string">
            <text:p>mariororo</text:p>
          </table:table-cell>
          <table:table-cell office:value-type="float" office:value="21" calcext:value-type="float">
            <text:p>21</text:p>
          </table:table-cell>
          <table:table-cell table:formula="of:=CONCATENATE(&quot;a&quot;;[.J347];[.I347])" office:value-type="string" office:string-value="a21mariororo" calcext:value-type="string">
            <text:p>a21mariororo</text:p>
          </table:table-cell>
          <table:table-cell table:formula="of:=LEN([.K347])" office:value-type="float" office:value="12" calcext:value-type="float">
            <text:p>12</text:p>
          </table:table-cell>
          <table:table-cell table:formula="of:=[.K347]" office:value-type="string" office:string-value="a21mariororo" calcext:value-type="string">
            <text:p>a21mariororo</text:p>
          </table:table-cell>
          <table:table-cell office:value-type="string" calcext:value-type="string">
            <text:p>As-Xybxp4N</text:p>
          </table:table-cell>
          <table:table-cell table:style-name="ce2" office:value-type="string" calcext:value-type="string">
            <text:p>17/03/200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68120851</text:p>
          </table:table-cell>
          <table:table-cell office:value-type="string" calcext:value-type="string">
            <text:p>110 Yarm Lane</text:p>
          </table:table-cell>
          <table:table-cell office:value-type="string" calcext:value-type="string">
            <text:p>Redondela</text:p>
          </table:table-cell>
          <table:table-cell office:value-type="string" calcext:value-type="string">
            <text:p>(A)-Administración de sistemas informáticos en rede</text:p>
          </table:table-cell>
          <table:table-cell office:value-type="string" calcext:value-type="string">
            <text:p>ia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Zearreta</text:p>
          </table:table-cell>
          <table:table-cell office:value-type="string" calcext:value-type="string">
            <text:p>Meneses</text:p>
          </table:table-cell>
          <table:table-cell table:number-columns-repeated="2" office:value-type="string" calcext:value-type="string">
            <text:p>Uxía</text:p>
          </table:table-cell>
          <table:table-cell table:number-columns-repeated="2"/>
          <table:table-cell table:formula="of:=CONCATENATE([.D348];LEFT([.E348];2);LEFT([.F348];2);LEFT([.A348];2);LEFT([.B348];2))" office:value-type="string" office:string-value="UxíaZeMe" calcext:value-type="string">
            <text:p>UxíaZeMe</text:p>
          </table:table-cell>
          <table:table-cell table:formula="of:=LOWER([.G348])" office:value-type="string" office:string-value="uxíazeme" calcext:value-type="string">
            <text:p>uxíazeme</text:p>
          </table:table-cell>
          <table:table-cell table:formula="of:=SUBSTITUTE(SUBSTITUTE(SUBSTITUTE(SUBSTITUTE(SUBSTITUTE([.H348];&quot;á&quot;;&quot;a&quot;);&quot;é&quot;;&quot;e&quot;);&quot;í&quot;;&quot;i&quot;);&quot;ó&quot;;&quot;o&quot;);&quot;ú&quot;;&quot;u&quot;)" office:value-type="string" office:string-value="uxiazeme" calcext:value-type="string">
            <text:p>uxiazeme</text:p>
          </table:table-cell>
          <table:table-cell office:value-type="float" office:value="20" calcext:value-type="float">
            <text:p>20</text:p>
          </table:table-cell>
          <table:table-cell table:formula="of:=CONCATENATE(&quot;a&quot;;[.J348];[.I348])" office:value-type="string" office:string-value="a20uxiazeme" calcext:value-type="string">
            <text:p>a20uxiazeme</text:p>
          </table:table-cell>
          <table:table-cell table:formula="of:=LEN([.K348])" office:value-type="float" office:value="11" calcext:value-type="float">
            <text:p>11</text:p>
          </table:table-cell>
          <table:table-cell table:formula="of:=[.K348]" office:value-type="string" office:string-value="a20uxiazeme" calcext:value-type="string">
            <text:p>a20uxiazeme</text:p>
          </table:table-cell>
          <table:table-cell office:value-type="string" calcext:value-type="string">
            <text:p>[4dbV[-}V=</text:p>
          </table:table-cell>
          <table:table-cell table:style-name="ce2" office:value-type="string" calcext:value-type="string">
            <text:p>21/08/198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10701475</text:p>
          </table:table-cell>
          <table:table-cell office:value-type="string" calcext:value-type="string">
            <text:p>Mayhill Hou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ilaboa</text:p>
          </table:table-cell>
          <table:table-cell office:value-type="string" calcext:value-type="string">
            <text:p>Seoane</text:p>
          </table:table-cell>
          <table:table-cell table:number-columns-repeated="2" office:value-type="string" calcext:value-type="string">
            <text:p>Ismael</text:p>
          </table:table-cell>
          <table:table-cell table:number-columns-repeated="2"/>
          <table:table-cell table:formula="of:=CONCATENATE([.D349];LEFT([.E349];2);LEFT([.F349];2);LEFT([.A349];2);LEFT([.B349];2))" office:value-type="string" office:string-value="IsmaelViSe" calcext:value-type="string">
            <text:p>IsmaelViSe</text:p>
          </table:table-cell>
          <table:table-cell table:formula="of:=LOWER([.G349])" office:value-type="string" office:string-value="ismaelvise" calcext:value-type="string">
            <text:p>ismaelvise</text:p>
          </table:table-cell>
          <table:table-cell table:formula="of:=SUBSTITUTE(SUBSTITUTE(SUBSTITUTE(SUBSTITUTE(SUBSTITUTE([.H349];&quot;á&quot;;&quot;a&quot;);&quot;é&quot;;&quot;e&quot;);&quot;í&quot;;&quot;i&quot;);&quot;ó&quot;;&quot;o&quot;);&quot;ú&quot;;&quot;u&quot;)" office:value-type="string" office:string-value="ismaelvise" calcext:value-type="string">
            <text:p>ismaelvise</text:p>
          </table:table-cell>
          <table:table-cell office:value-type="float" office:value="19" calcext:value-type="float">
            <text:p>19</text:p>
          </table:table-cell>
          <table:table-cell table:formula="of:=CONCATENATE(&quot;a&quot;;[.J349];[.I349])" office:value-type="string" office:string-value="a19ismaelvise" calcext:value-type="string">
            <text:p>a19ismaelvise</text:p>
          </table:table-cell>
          <table:table-cell table:formula="of:=LEN([.K349])" office:value-type="float" office:value="13" calcext:value-type="float">
            <text:p>13</text:p>
          </table:table-cell>
          <table:table-cell table:formula="of:=[.K349]" office:value-type="string" office:string-value="a19ismaelvise" calcext:value-type="string">
            <text:p>a19ismaelvise</text:p>
          </table:table-cell>
          <table:table-cell office:value-type="string" calcext:value-type="string">
            <text:p>{7bu-A+JMH</text:p>
          </table:table-cell>
          <table:table-cell table:style-name="ce2" office:value-type="string" calcext:value-type="string">
            <text:p>10/03/200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59636906</text:p>
          </table:table-cell>
          <table:table-cell office:value-type="string" calcext:value-type="string">
            <text:p>1 St Pauls Conversion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Administración de sistemas informáticos en rede</text:p>
          </table:table-cell>
          <table:table-cell office:value-type="string" calcext:value-type="string">
            <text:p>ia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arcía</text:p>
          </table:table-cell>
          <table:table-cell office:value-type="string" calcext:value-type="string">
            <text:p>Cisneros</text:p>
          </table:table-cell>
          <table:table-cell table:number-columns-repeated="2" office:value-type="string" calcext:value-type="string">
            <text:p>Nerea</text:p>
          </table:table-cell>
          <table:table-cell table:number-columns-repeated="2"/>
          <table:table-cell table:formula="of:=CONCATENATE([.D350];LEFT([.E350];2);LEFT([.F350];2);LEFT([.A350];2);LEFT([.B350];2))" office:value-type="string" office:string-value="NereaGaCi" calcext:value-type="string">
            <text:p>NereaGaCi</text:p>
          </table:table-cell>
          <table:table-cell table:formula="of:=LOWER([.G350])" office:value-type="string" office:string-value="nereagaci" calcext:value-type="string">
            <text:p>nereagaci</text:p>
          </table:table-cell>
          <table:table-cell table:formula="of:=SUBSTITUTE(SUBSTITUTE(SUBSTITUTE(SUBSTITUTE(SUBSTITUTE([.H350];&quot;á&quot;;&quot;a&quot;);&quot;é&quot;;&quot;e&quot;);&quot;í&quot;;&quot;i&quot;);&quot;ó&quot;;&quot;o&quot;);&quot;ú&quot;;&quot;u&quot;)" office:value-type="string" office:string-value="nereagaci" calcext:value-type="string">
            <text:p>nereagaci</text:p>
          </table:table-cell>
          <table:table-cell office:value-type="float" office:value="20" calcext:value-type="float">
            <text:p>20</text:p>
          </table:table-cell>
          <table:table-cell table:formula="of:=CONCATENATE(&quot;a&quot;;[.J350];[.I350])" office:value-type="string" office:string-value="a20nereagaci" calcext:value-type="string">
            <text:p>a20nereagaci</text:p>
          </table:table-cell>
          <table:table-cell table:formula="of:=LEN([.K350])" office:value-type="float" office:value="12" calcext:value-type="float">
            <text:p>12</text:p>
          </table:table-cell>
          <table:table-cell table:formula="of:=[.K350]" office:value-type="string" office:string-value="a20nereagaci" calcext:value-type="string">
            <text:p>a20nereagaci</text:p>
          </table:table-cell>
          <table:table-cell office:value-type="string" calcext:value-type="string">
            <text:p>HA9KUWAd}L</text:p>
          </table:table-cell>
          <table:table-cell table:style-name="ce2" office:value-type="string" calcext:value-type="string">
            <text:p>18/04/1972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58923398</text:p>
          </table:table-cell>
          <table:table-cell office:value-type="string" calcext:value-type="string">
            <text:p>Chapel House</text:p>
          </table:table-cell>
          <table:table-cell office:value-type="string" calcext:value-type="string">
            <text:p>Cañiza (A)</text:p>
          </table:table-cell>
          <table:table-cell office:value-type="string" calcext:value-type="string">
            <text:p>(A)-Sistemas microinformáticos e redes</text:p>
          </table:table-cell>
          <table:table-cell office:value-type="string" calcext:value-type="string">
            <text:p>is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Iglesias</text:p>
          </table:table-cell>
          <table:table-cell office:value-type="string" calcext:value-type="string">
            <text:p>Avendaño</text:p>
          </table:table-cell>
          <table:table-cell table:number-columns-repeated="2" office:value-type="string" calcext:value-type="string">
            <text:p>Adrián</text:p>
          </table:table-cell>
          <table:table-cell table:number-columns-repeated="2"/>
          <table:table-cell table:formula="of:=CONCATENATE([.D351];LEFT([.E351];2);LEFT([.F351];2);LEFT([.A351];2);LEFT([.B351];2))" office:value-type="string" office:string-value="AdriánIgAv" calcext:value-type="string">
            <text:p>AdriánIgAv</text:p>
          </table:table-cell>
          <table:table-cell table:formula="of:=LOWER([.G351])" office:value-type="string" office:string-value="adriánigav" calcext:value-type="string">
            <text:p>adriánigav</text:p>
          </table:table-cell>
          <table:table-cell table:formula="of:=SUBSTITUTE(SUBSTITUTE(SUBSTITUTE(SUBSTITUTE(SUBSTITUTE([.H351];&quot;á&quot;;&quot;a&quot;);&quot;é&quot;;&quot;e&quot;);&quot;í&quot;;&quot;i&quot;);&quot;ó&quot;;&quot;o&quot;);&quot;ú&quot;;&quot;u&quot;)" office:value-type="string" office:string-value="adrianigav" calcext:value-type="string">
            <text:p>adrianigav</text:p>
          </table:table-cell>
          <table:table-cell office:value-type="float" office:value="20" calcext:value-type="float">
            <text:p>20</text:p>
          </table:table-cell>
          <table:table-cell table:formula="of:=CONCATENATE(&quot;a&quot;;[.J351];[.I351])" office:value-type="string" office:string-value="a20adrianigav" calcext:value-type="string">
            <text:p>a20adrianigav</text:p>
          </table:table-cell>
          <table:table-cell table:formula="of:=LEN([.K351])" office:value-type="float" office:value="13" calcext:value-type="float">
            <text:p>13</text:p>
          </table:table-cell>
          <table:table-cell table:formula="of:=[.K351]" office:value-type="string" office:string-value="a20adrianigav" calcext:value-type="string">
            <text:p>a20adrianigav</text:p>
          </table:table-cell>
          <table:table-cell office:value-type="string" calcext:value-type="string">
            <text:p>jJdVV9,W_P</text:p>
          </table:table-cell>
          <table:table-cell table:style-name="ce2" office:value-type="string" calcext:value-type="string">
            <text:p>18/10/197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76846058</text:p>
          </table:table-cell>
          <table:table-cell office:value-type="string" calcext:value-type="string">
            <text:p>8 St Mildreds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astro</text:p>
          </table:table-cell>
          <table:table-cell office:value-type="string" calcext:value-type="string">
            <text:p>Porto</text:p>
          </table:table-cell>
          <table:table-cell table:number-columns-repeated="2" office:value-type="string" calcext:value-type="string">
            <text:p>Anxo</text:p>
          </table:table-cell>
          <table:table-cell table:number-columns-repeated="2"/>
          <table:table-cell table:formula="of:=CONCATENATE([.D352];LEFT([.E352];2);LEFT([.F352];2);LEFT([.A352];2);LEFT([.B352];2))" office:value-type="string" office:string-value="AnxoCaPo" calcext:value-type="string">
            <text:p>AnxoCaPo</text:p>
          </table:table-cell>
          <table:table-cell table:formula="of:=LOWER([.G352])" office:value-type="string" office:string-value="anxocapo" calcext:value-type="string">
            <text:p>anxocapo</text:p>
          </table:table-cell>
          <table:table-cell table:formula="of:=SUBSTITUTE(SUBSTITUTE(SUBSTITUTE(SUBSTITUTE(SUBSTITUTE([.H352];&quot;á&quot;;&quot;a&quot;);&quot;é&quot;;&quot;e&quot;);&quot;í&quot;;&quot;i&quot;);&quot;ó&quot;;&quot;o&quot;);&quot;ú&quot;;&quot;u&quot;)" office:value-type="string" office:string-value="anxocapo" calcext:value-type="string">
            <text:p>anxocapo</text:p>
          </table:table-cell>
          <table:table-cell office:value-type="float" office:value="20" calcext:value-type="float">
            <text:p>20</text:p>
          </table:table-cell>
          <table:table-cell table:formula="of:=CONCATENATE(&quot;a&quot;;[.J352];[.I352])" office:value-type="string" office:string-value="a20anxocapo" calcext:value-type="string">
            <text:p>a20anxocapo</text:p>
          </table:table-cell>
          <table:table-cell table:formula="of:=LEN([.K352])" office:value-type="float" office:value="11" calcext:value-type="float">
            <text:p>11</text:p>
          </table:table-cell>
          <table:table-cell table:formula="of:=[.K352]" office:value-type="string" office:string-value="a20anxocapo" calcext:value-type="string">
            <text:p>a20anxocapo</text:p>
          </table:table-cell>
          <table:table-cell office:value-type="string" calcext:value-type="string">
            <text:p>*d.h3WwnM3</text:p>
          </table:table-cell>
          <table:table-cell table:style-name="ce2" office:value-type="string" calcext:value-type="string">
            <text:p>21/01/1972</text:p>
          </table:table-cell>
          <table:table-cell office:value-type="string" calcext:value-type="string">
            <text:p>Alemaña</text:p>
          </table:table-cell>
          <table:table-cell office:value-type="string" calcext:value-type="string">
            <text:p>724415623</text:p>
          </table:table-cell>
          <table:table-cell office:value-type="string" calcext:value-type="string">
            <text:p>Clacks</text:p>
          </table:table-cell>
          <table:table-cell office:value-type="string" calcext:value-type="string">
            <text:p>Pontevedra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alebona</text:p>
          </table:table-cell>
          <table:table-cell office:value-type="string" calcext:value-type="string">
            <text:p>Iglesias</text:p>
          </table:table-cell>
          <table:table-cell table:number-columns-repeated="2" office:value-type="string" calcext:value-type="string">
            <text:p>Lidia</text:p>
          </table:table-cell>
          <table:table-cell table:number-columns-repeated="2"/>
          <table:table-cell table:formula="of:=CONCATENATE([.D353];LEFT([.E353];2);LEFT([.F353];2);LEFT([.A353];2);LEFT([.B353];2))" office:value-type="string" office:string-value="LidiaVaIg" calcext:value-type="string">
            <text:p>LidiaVaIg</text:p>
          </table:table-cell>
          <table:table-cell table:formula="of:=LOWER([.G353])" office:value-type="string" office:string-value="lidiavaig" calcext:value-type="string">
            <text:p>lidiavaig</text:p>
          </table:table-cell>
          <table:table-cell table:formula="of:=SUBSTITUTE(SUBSTITUTE(SUBSTITUTE(SUBSTITUTE(SUBSTITUTE([.H353];&quot;á&quot;;&quot;a&quot;);&quot;é&quot;;&quot;e&quot;);&quot;í&quot;;&quot;i&quot;);&quot;ó&quot;;&quot;o&quot;);&quot;ú&quot;;&quot;u&quot;)" office:value-type="string" office:string-value="lidiavaig" calcext:value-type="string">
            <text:p>lidiavaig</text:p>
          </table:table-cell>
          <table:table-cell office:value-type="float" office:value="21" calcext:value-type="float">
            <text:p>21</text:p>
          </table:table-cell>
          <table:table-cell table:formula="of:=CONCATENATE(&quot;a&quot;;[.J353];[.I353])" office:value-type="string" office:string-value="a21lidiavaig" calcext:value-type="string">
            <text:p>a21lidiavaig</text:p>
          </table:table-cell>
          <table:table-cell table:formula="of:=LEN([.K353])" office:value-type="float" office:value="12" calcext:value-type="float">
            <text:p>12</text:p>
          </table:table-cell>
          <table:table-cell table:formula="of:=[.K353]" office:value-type="string" office:string-value="a21lidiavaig" calcext:value-type="string">
            <text:p>a21lidiavaig</text:p>
          </table:table-cell>
          <table:table-cell office:value-type="string" calcext:value-type="string">
            <text:p>-Nx}VAMP9-</text:p>
          </table:table-cell>
          <table:table-cell table:style-name="ce2" office:value-type="string" calcext:value-type="string">
            <text:p>30/09/1984</text:p>
          </table:table-cell>
          <table:table-cell office:value-type="string" calcext:value-type="string">
            <text:p>Túnez</text:p>
          </table:table-cell>
          <table:table-cell office:value-type="string" calcext:value-type="string">
            <text:p>738137730</text:p>
          </table:table-cell>
          <table:table-cell office:value-type="string" calcext:value-type="string">
            <text:p>Flat 8</text:p>
          </table:table-cell>
          <table:table-cell office:value-type="string" calcext:value-type="string">
            <text:p>Poio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omero</text:p>
          </table:table-cell>
          <table:table-cell office:value-type="string" calcext:value-type="string">
            <text:p>Fortes</text:p>
          </table:table-cell>
          <table:table-cell table:number-columns-repeated="2" office:value-type="string" calcext:value-type="string">
            <text:p>Aaron</text:p>
          </table:table-cell>
          <table:table-cell table:number-columns-repeated="2"/>
          <table:table-cell table:formula="of:=CONCATENATE([.D354];LEFT([.E354];2);LEFT([.F354];2);LEFT([.A354];2);LEFT([.B354];2))" office:value-type="string" office:string-value="AaronRoFo" calcext:value-type="string">
            <text:p>AaronRoFo</text:p>
          </table:table-cell>
          <table:table-cell table:formula="of:=LOWER([.G354])" office:value-type="string" office:string-value="aaronrofo" calcext:value-type="string">
            <text:p>aaronrofo</text:p>
          </table:table-cell>
          <table:table-cell table:formula="of:=SUBSTITUTE(SUBSTITUTE(SUBSTITUTE(SUBSTITUTE(SUBSTITUTE([.H354];&quot;á&quot;;&quot;a&quot;);&quot;é&quot;;&quot;e&quot;);&quot;í&quot;;&quot;i&quot;);&quot;ó&quot;;&quot;o&quot;);&quot;ú&quot;;&quot;u&quot;)" office:value-type="string" office:string-value="aaronrofo" calcext:value-type="string">
            <text:p>aaronrofo</text:p>
          </table:table-cell>
          <table:table-cell office:value-type="float" office:value="21" calcext:value-type="float">
            <text:p>21</text:p>
          </table:table-cell>
          <table:table-cell table:formula="of:=CONCATENATE(&quot;a&quot;;[.J354];[.I354])" office:value-type="string" office:string-value="a21aaronrofo" calcext:value-type="string">
            <text:p>a21aaronrofo</text:p>
          </table:table-cell>
          <table:table-cell table:formula="of:=LEN([.K354])" office:value-type="float" office:value="12" calcext:value-type="float">
            <text:p>12</text:p>
          </table:table-cell>
          <table:table-cell table:formula="of:=[.K354]" office:value-type="string" office:string-value="a21aaronrofo" calcext:value-type="string">
            <text:p>a21aaronrofo</text:p>
          </table:table-cell>
          <table:table-cell office:value-type="string" calcext:value-type="string">
            <text:p>y3b=4X]pyY</text:p>
          </table:table-cell>
          <table:table-cell table:style-name="ce2" office:value-type="string" calcext:value-type="string">
            <text:p>20/04/1992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690363220</text:p>
          </table:table-cell>
          <table:table-cell office:value-type="string" calcext:value-type="string">
            <text:p>19 Morley Road</text:p>
          </table:table-cell>
          <table:table-cell office:value-type="string" calcext:value-type="string">
            <text:p>Soutomaior</text:p>
          </table:table-cell>
          <table:table-cell office:value-type="string" calcext:value-type="string">
            <text:p>(A)-Sistemas microinformáticos e redes</text:p>
          </table:table-cell>
          <table:table-cell office:value-type="string" calcext:value-type="string">
            <text:p>is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ea</text:p>
          </table:table-cell>
          <table:table-cell office:value-type="string" calcext:value-type="string">
            <text:p>González</text:p>
          </table:table-cell>
          <table:table-cell table:number-columns-repeated="2" office:value-type="string" calcext:value-type="string">
            <text:p>Alberto</text:p>
          </table:table-cell>
          <table:table-cell table:number-columns-repeated="2"/>
          <table:table-cell table:formula="of:=CONCATENATE([.D355];LEFT([.E355];2);LEFT([.F355];2);LEFT([.A355];2);LEFT([.B355];2))" office:value-type="string" office:string-value="AlbertoBeGo" calcext:value-type="string">
            <text:p>AlbertoBeGo</text:p>
          </table:table-cell>
          <table:table-cell table:formula="of:=LOWER([.G355])" office:value-type="string" office:string-value="albertobego" calcext:value-type="string">
            <text:p>albertobego</text:p>
          </table:table-cell>
          <table:table-cell table:formula="of:=SUBSTITUTE(SUBSTITUTE(SUBSTITUTE(SUBSTITUTE(SUBSTITUTE([.H355];&quot;á&quot;;&quot;a&quot;);&quot;é&quot;;&quot;e&quot;);&quot;í&quot;;&quot;i&quot;);&quot;ó&quot;;&quot;o&quot;);&quot;ú&quot;;&quot;u&quot;)" office:value-type="string" office:string-value="albertobego" calcext:value-type="string">
            <text:p>albertobego</text:p>
          </table:table-cell>
          <table:table-cell office:value-type="float" office:value="19" calcext:value-type="float">
            <text:p>19</text:p>
          </table:table-cell>
          <table:table-cell table:formula="of:=CONCATENATE(&quot;a&quot;;[.J355];[.I355])" office:value-type="string" office:string-value="a19albertobego" calcext:value-type="string">
            <text:p>a19albertobego</text:p>
          </table:table-cell>
          <table:table-cell table:formula="of:=LEN([.K355])" office:value-type="float" office:value="14" calcext:value-type="float">
            <text:p>14</text:p>
          </table:table-cell>
          <table:table-cell table:formula="of:=[.K355]" office:value-type="string" office:string-value="a19albertobego" calcext:value-type="string">
            <text:p>a19albertobego</text:p>
          </table:table-cell>
          <table:table-cell office:value-type="string" calcext:value-type="string">
            <text:p>V3Lxgw-zkE</text:p>
          </table:table-cell>
          <table:table-cell table:style-name="ce2" office:value-type="string" calcext:value-type="string">
            <text:p>18/11/198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36274659</text:p>
          </table:table-cell>
          <table:table-cell office:value-type="string" calcext:value-type="string">
            <text:p>110 Ynyswen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ndaña</text:p>
          </table:table-cell>
          <table:table-cell office:value-type="string" calcext:value-type="string">
            <text:p>Diego</text:p>
          </table:table-cell>
          <table:table-cell table:number-columns-repeated="2" office:value-type="string" calcext:value-type="string">
            <text:p>Brais</text:p>
          </table:table-cell>
          <table:table-cell table:number-columns-repeated="2"/>
          <table:table-cell table:formula="of:=CONCATENATE([.D356];LEFT([.E356];2);LEFT([.F356];2);LEFT([.A356];2);LEFT([.B356];2))" office:value-type="string" office:string-value="BraisMeDi" calcext:value-type="string">
            <text:p>BraisMeDi</text:p>
          </table:table-cell>
          <table:table-cell table:formula="of:=LOWER([.G356])" office:value-type="string" office:string-value="braismedi" calcext:value-type="string">
            <text:p>braismedi</text:p>
          </table:table-cell>
          <table:table-cell table:formula="of:=SUBSTITUTE(SUBSTITUTE(SUBSTITUTE(SUBSTITUTE(SUBSTITUTE([.H356];&quot;á&quot;;&quot;a&quot;);&quot;é&quot;;&quot;e&quot;);&quot;í&quot;;&quot;i&quot;);&quot;ó&quot;;&quot;o&quot;);&quot;ú&quot;;&quot;u&quot;)" office:value-type="string" office:string-value="braismedi" calcext:value-type="string">
            <text:p>braismedi</text:p>
          </table:table-cell>
          <table:table-cell office:value-type="float" office:value="20" calcext:value-type="float">
            <text:p>20</text:p>
          </table:table-cell>
          <table:table-cell table:formula="of:=CONCATENATE(&quot;a&quot;;[.J356];[.I356])" office:value-type="string" office:string-value="a20braismedi" calcext:value-type="string">
            <text:p>a20braismedi</text:p>
          </table:table-cell>
          <table:table-cell table:formula="of:=LEN([.K356])" office:value-type="float" office:value="12" calcext:value-type="float">
            <text:p>12</text:p>
          </table:table-cell>
          <table:table-cell table:formula="of:=[.K356]" office:value-type="string" office:string-value="a20braismedi" calcext:value-type="string">
            <text:p>a20braismedi</text:p>
          </table:table-cell>
          <table:table-cell office:value-type="string" calcext:value-type="string">
            <text:p>NR,d9zcr_o</text:p>
          </table:table-cell>
          <table:table-cell table:style-name="ce2" office:value-type="string" calcext:value-type="string">
            <text:p>19/08/199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72127789</text:p>
          </table:table-cell>
          <table:table-cell office:value-type="string" calcext:value-type="string">
            <text:p>Whittington Lock Hous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  <table:table-cell office:value-type="string" calcext:value-type="string">
            <text:p>is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viedo</text:p>
          </table:table-cell>
          <table:table-cell office:value-type="string" calcext:value-type="string">
            <text:p>Domínguez</text:p>
          </table:table-cell>
          <table:table-cell table:number-columns-repeated="2" office:value-type="string" calcext:value-type="string">
            <text:p>Omar</text:p>
          </table:table-cell>
          <table:table-cell table:number-columns-repeated="2"/>
          <table:table-cell table:formula="of:=CONCATENATE([.D357];LEFT([.E357];2);LEFT([.F357];2);LEFT([.A357];2);LEFT([.B357];2))" office:value-type="string" office:string-value="OmarOvDo" calcext:value-type="string">
            <text:p>OmarOvDo</text:p>
          </table:table-cell>
          <table:table-cell table:formula="of:=LOWER([.G357])" office:value-type="string" office:string-value="omarovdo" calcext:value-type="string">
            <text:p>omarovdo</text:p>
          </table:table-cell>
          <table:table-cell table:formula="of:=SUBSTITUTE(SUBSTITUTE(SUBSTITUTE(SUBSTITUTE(SUBSTITUTE([.H357];&quot;á&quot;;&quot;a&quot;);&quot;é&quot;;&quot;e&quot;);&quot;í&quot;;&quot;i&quot;);&quot;ó&quot;;&quot;o&quot;);&quot;ú&quot;;&quot;u&quot;)" office:value-type="string" office:string-value="omarovdo" calcext:value-type="string">
            <text:p>omarovdo</text:p>
          </table:table-cell>
          <table:table-cell office:value-type="float" office:value="21" calcext:value-type="float">
            <text:p>21</text:p>
          </table:table-cell>
          <table:table-cell table:formula="of:=CONCATENATE(&quot;a&quot;;[.J357];[.I357])" office:value-type="string" office:string-value="a21omarovdo" calcext:value-type="string">
            <text:p>a21omarovdo</text:p>
          </table:table-cell>
          <table:table-cell table:formula="of:=LEN([.K357])" office:value-type="float" office:value="11" calcext:value-type="float">
            <text:p>11</text:p>
          </table:table-cell>
          <table:table-cell table:formula="of:=[.K357]" office:value-type="string" office:string-value="a21omarovdo" calcext:value-type="string">
            <text:p>a21omarovdo</text:p>
          </table:table-cell>
          <table:table-cell office:value-type="string" calcext:value-type="string">
            <text:p>dua3+nUxaT</text:p>
          </table:table-cell>
          <table:table-cell table:style-name="ce2" office:value-type="string" calcext:value-type="string">
            <text:p>21/10/1999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58736881</text:p>
          </table:table-cell>
          <table:table-cell office:value-type="string" calcext:value-type="string">
            <text:p>2 Severn Terrace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(A)-Sistemas microinformáticos e redes</text:p>
          </table:table-cell>
          <table:table-cell office:value-type="string" calcext:value-type="string">
            <text:p>is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ázquez</text:p>
          </table:table-cell>
          <table:table-cell office:value-type="string" calcext:value-type="string">
            <text:p>Blanco</text:p>
          </table:table-cell>
          <table:table-cell table:number-columns-repeated="2" office:value-type="string" calcext:value-type="string">
            <text:p>Nuria</text:p>
          </table:table-cell>
          <table:table-cell table:number-columns-repeated="2"/>
          <table:table-cell table:formula="of:=CONCATENATE([.D358];LEFT([.E358];2);LEFT([.F358];2);LEFT([.A358];2);LEFT([.B358];2))" office:value-type="string" office:string-value="NuriaVáBl" calcext:value-type="string">
            <text:p>NuriaVáBl</text:p>
          </table:table-cell>
          <table:table-cell table:formula="of:=LOWER([.G358])" office:value-type="string" office:string-value="nuriavábl" calcext:value-type="string">
            <text:p>nuriavábl</text:p>
          </table:table-cell>
          <table:table-cell table:formula="of:=SUBSTITUTE(SUBSTITUTE(SUBSTITUTE(SUBSTITUTE(SUBSTITUTE([.H358];&quot;á&quot;;&quot;a&quot;);&quot;é&quot;;&quot;e&quot;);&quot;í&quot;;&quot;i&quot;);&quot;ó&quot;;&quot;o&quot;);&quot;ú&quot;;&quot;u&quot;)" office:value-type="string" office:string-value="nuriavabl" calcext:value-type="string">
            <text:p>nuriavabl</text:p>
          </table:table-cell>
          <table:table-cell office:value-type="float" office:value="21" calcext:value-type="float">
            <text:p>21</text:p>
          </table:table-cell>
          <table:table-cell table:formula="of:=CONCATENATE(&quot;a&quot;;[.J358];[.I358])" office:value-type="string" office:string-value="a21nuriavabl" calcext:value-type="string">
            <text:p>a21nuriavabl</text:p>
          </table:table-cell>
          <table:table-cell table:formula="of:=LEN([.K358])" office:value-type="float" office:value="12" calcext:value-type="float">
            <text:p>12</text:p>
          </table:table-cell>
          <table:table-cell table:formula="of:=[.K358]" office:value-type="string" office:string-value="a21nuriavabl" calcext:value-type="string">
            <text:p>a21nuriavabl</text:p>
          </table:table-cell>
          <table:table-cell office:value-type="string" calcext:value-type="string">
            <text:p>wr4U-vJv}j</text:p>
          </table:table-cell>
          <table:table-cell table:style-name="ce2" office:value-type="string" calcext:value-type="string">
            <text:p>07/07/1981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32641325</text:p>
          </table:table-cell>
          <table:table-cell office:value-type="string" calcext:value-type="string">
            <text:p>10 Rippolson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añas</text:p>
          </table:table-cell>
          <table:table-cell office:value-type="string" calcext:value-type="string">
            <text:p>Poncela</text:p>
          </table:table-cell>
          <table:table-cell table:number-columns-repeated="2" office:value-type="string" calcext:value-type="string">
            <text:p>Carlota</text:p>
          </table:table-cell>
          <table:table-cell table:number-columns-repeated="2"/>
          <table:table-cell table:formula="of:=CONCATENATE([.D359];LEFT([.E359];2);LEFT([.F359];2);LEFT([.A359];2);LEFT([.B359];2))" office:value-type="string" office:string-value="CarlotaCaPo" calcext:value-type="string">
            <text:p>CarlotaCaPo</text:p>
          </table:table-cell>
          <table:table-cell table:formula="of:=LOWER([.G359])" office:value-type="string" office:string-value="carlotacapo" calcext:value-type="string">
            <text:p>carlotacapo</text:p>
          </table:table-cell>
          <table:table-cell table:formula="of:=SUBSTITUTE(SUBSTITUTE(SUBSTITUTE(SUBSTITUTE(SUBSTITUTE([.H359];&quot;á&quot;;&quot;a&quot;);&quot;é&quot;;&quot;e&quot;);&quot;í&quot;;&quot;i&quot;);&quot;ó&quot;;&quot;o&quot;);&quot;ú&quot;;&quot;u&quot;)" office:value-type="string" office:string-value="carlotacapo" calcext:value-type="string">
            <text:p>carlotacapo</text:p>
          </table:table-cell>
          <table:table-cell office:value-type="float" office:value="19" calcext:value-type="float">
            <text:p>19</text:p>
          </table:table-cell>
          <table:table-cell table:formula="of:=CONCATENATE(&quot;a&quot;;[.J359];[.I359])" office:value-type="string" office:string-value="a19carlotacapo" calcext:value-type="string">
            <text:p>a19carlotacapo</text:p>
          </table:table-cell>
          <table:table-cell table:formula="of:=LEN([.K359])" office:value-type="float" office:value="14" calcext:value-type="float">
            <text:p>14</text:p>
          </table:table-cell>
          <table:table-cell table:formula="of:=[.K359]" office:value-type="string" office:string-value="a19carlotacapo" calcext:value-type="string">
            <text:p>a19carlotacapo</text:p>
          </table:table-cell>
          <table:table-cell office:value-type="string" calcext:value-type="string">
            <text:p>yqg-rH9_pj</text:p>
          </table:table-cell>
          <table:table-cell table:style-name="ce2" office:value-type="string" calcext:value-type="string">
            <text:p>11/05/1977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74515049</text:p>
          </table:table-cell>
          <table:table-cell office:value-type="string" calcext:value-type="string">
            <text:p>56 Cemetery Road</text:p>
          </table:table-cell>
          <table:table-cell office:value-type="string" calcext:value-type="string">
            <text:p>Santiago de Compostela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equejo</text:p>
          </table:table-cell>
          <table:table-cell office:value-type="string" calcext:value-type="string">
            <text:p>Barros</text:p>
          </table:table-cell>
          <table:table-cell table:number-columns-repeated="2" office:value-type="string" calcext:value-type="string">
            <text:p>Nuria</text:p>
          </table:table-cell>
          <table:table-cell table:number-columns-repeated="2"/>
          <table:table-cell table:formula="of:=CONCATENATE([.D360];LEFT([.E360];2);LEFT([.F360];2);LEFT([.A360];2);LEFT([.B360];2))" office:value-type="string" office:string-value="NuriaReBa" calcext:value-type="string">
            <text:p>NuriaReBa</text:p>
          </table:table-cell>
          <table:table-cell table:formula="of:=LOWER([.G360])" office:value-type="string" office:string-value="nuriareba" calcext:value-type="string">
            <text:p>nuriareba</text:p>
          </table:table-cell>
          <table:table-cell table:formula="of:=SUBSTITUTE(SUBSTITUTE(SUBSTITUTE(SUBSTITUTE(SUBSTITUTE([.H360];&quot;á&quot;;&quot;a&quot;);&quot;é&quot;;&quot;e&quot;);&quot;í&quot;;&quot;i&quot;);&quot;ó&quot;;&quot;o&quot;);&quot;ú&quot;;&quot;u&quot;)" office:value-type="string" office:string-value="nuriareba" calcext:value-type="string">
            <text:p>nuriareba</text:p>
          </table:table-cell>
          <table:table-cell office:value-type="float" office:value="19" calcext:value-type="float">
            <text:p>19</text:p>
          </table:table-cell>
          <table:table-cell table:formula="of:=CONCATENATE(&quot;a&quot;;[.J360];[.I360])" office:value-type="string" office:string-value="a19nuriareba" calcext:value-type="string">
            <text:p>a19nuriareba</text:p>
          </table:table-cell>
          <table:table-cell table:formula="of:=LEN([.K360])" office:value-type="float" office:value="12" calcext:value-type="float">
            <text:p>12</text:p>
          </table:table-cell>
          <table:table-cell table:formula="of:=[.K360]" office:value-type="string" office:string-value="a19nuriareba" calcext:value-type="string">
            <text:p>a19nuriareba</text:p>
          </table:table-cell>
          <table:table-cell office:value-type="string" calcext:value-type="string">
            <text:p>T.}4K_F{Wv</text:p>
          </table:table-cell>
          <table:table-cell table:style-name="ce2" office:value-type="string" calcext:value-type="string">
            <text:p>01/03/200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21517434</text:p>
          </table:table-cell>
          <table:table-cell office:value-type="string" calcext:value-type="string">
            <text:p>6 Heather Driv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yed</text:p>
          </table:table-cell>
          <table:table-cell office:value-type="string" calcext:value-type="string">
            <text:p>Fernández</text:p>
          </table:table-cell>
          <table:table-cell table:number-columns-repeated="2" office:value-type="string" calcext:value-type="string">
            <text:p>Alejandra</text:p>
          </table:table-cell>
          <table:table-cell table:number-columns-repeated="2"/>
          <table:table-cell table:formula="of:=CONCATENATE([.D361];LEFT([.E361];2);LEFT([.F361];2);LEFT([.A361];2);LEFT([.B361];2))" office:value-type="string" office:string-value="AlejandraAyFe" calcext:value-type="string">
            <text:p>AlejandraAyFe</text:p>
          </table:table-cell>
          <table:table-cell table:formula="of:=LOWER([.G361])" office:value-type="string" office:string-value="alejandraayfe" calcext:value-type="string">
            <text:p>alejandraayfe</text:p>
          </table:table-cell>
          <table:table-cell table:formula="of:=SUBSTITUTE(SUBSTITUTE(SUBSTITUTE(SUBSTITUTE(SUBSTITUTE([.H361];&quot;á&quot;;&quot;a&quot;);&quot;é&quot;;&quot;e&quot;);&quot;í&quot;;&quot;i&quot;);&quot;ó&quot;;&quot;o&quot;);&quot;ú&quot;;&quot;u&quot;)" office:value-type="string" office:string-value="alejandraayfe" calcext:value-type="string">
            <text:p>alejandraayfe</text:p>
          </table:table-cell>
          <table:table-cell office:value-type="float" office:value="18" calcext:value-type="float">
            <text:p>18</text:p>
          </table:table-cell>
          <table:table-cell table:formula="of:=CONCATENATE(&quot;a&quot;;[.J361];[.I361])" office:value-type="string" office:string-value="a18alejandraayfe" calcext:value-type="string">
            <text:p>a18alejandraayfe</text:p>
          </table:table-cell>
          <table:table-cell table:formula="of:=LEN([.K361])" office:value-type="float" office:value="16" calcext:value-type="float">
            <text:p>16</text:p>
          </table:table-cell>
          <table:table-cell table:formula="of:=[.K361]" office:value-type="string" office:string-value="a18alejandraayfe" calcext:value-type="string">
            <text:p>a18alejandraayfe</text:p>
          </table:table-cell>
          <table:table-cell office:value-type="string" calcext:value-type="string">
            <text:p>7hT=MXktqb</text:p>
          </table:table-cell>
          <table:table-cell table:style-name="ce2" office:value-type="string" calcext:value-type="string">
            <text:p>09/07/1982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677709849</text:p>
          </table:table-cell>
          <table:table-cell office:value-type="string" calcext:value-type="string">
            <text:p>274 London Road</text:p>
          </table:table-cell>
          <table:table-cell office:value-type="string" calcext:value-type="string">
            <text:p>Guarda (A)</text:p>
          </table:table-cell>
          <table:table-cell office:value-type="string" calcext:value-type="string">
            <text:p>(A)-Administración de sistemas informáticos en rede</text:p>
          </table:table-cell>
          <table:table-cell office:value-type="string" calcext:value-type="string">
            <text:p>ia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ena</text:p>
          </table:table-cell>
          <table:table-cell office:value-type="string" calcext:value-type="string">
            <text:p>Aladejo</text:p>
          </table:table-cell>
          <table:table-cell table:number-columns-repeated="2" office:value-type="string" calcext:value-type="string">
            <text:p>Francisco</text:p>
          </table:table-cell>
          <table:table-cell table:number-columns-repeated="2"/>
          <table:table-cell table:formula="of:=CONCATENATE([.D362];LEFT([.E362];2);LEFT([.F362];2);LEFT([.A362];2);LEFT([.B362];2))" office:value-type="string" office:string-value="FranciscoPeAl" calcext:value-type="string">
            <text:p>FranciscoPeAl</text:p>
          </table:table-cell>
          <table:table-cell table:formula="of:=LOWER([.G362])" office:value-type="string" office:string-value="franciscopeal" calcext:value-type="string">
            <text:p>franciscopeal</text:p>
          </table:table-cell>
          <table:table-cell table:formula="of:=SUBSTITUTE(SUBSTITUTE(SUBSTITUTE(SUBSTITUTE(SUBSTITUTE([.H362];&quot;á&quot;;&quot;a&quot;);&quot;é&quot;;&quot;e&quot;);&quot;í&quot;;&quot;i&quot;);&quot;ó&quot;;&quot;o&quot;);&quot;ú&quot;;&quot;u&quot;)" office:value-type="string" office:string-value="franciscopeal" calcext:value-type="string">
            <text:p>franciscopeal</text:p>
          </table:table-cell>
          <table:table-cell office:value-type="float" office:value="21" calcext:value-type="float">
            <text:p>21</text:p>
          </table:table-cell>
          <table:table-cell table:formula="of:=CONCATENATE(&quot;a&quot;;[.J362];[.I362])" office:value-type="string" office:string-value="a21franciscopeal" calcext:value-type="string">
            <text:p>a21franciscopeal</text:p>
          </table:table-cell>
          <table:table-cell table:formula="of:=LEN([.K362])" office:value-type="float" office:value="16" calcext:value-type="float">
            <text:p>16</text:p>
          </table:table-cell>
          <table:table-cell table:formula="of:=[.K362]" office:value-type="string" office:string-value="a21franciscopeal" calcext:value-type="string">
            <text:p>a21franciscopeal</text:p>
          </table:table-cell>
          <table:table-cell office:value-type="string" calcext:value-type="string">
            <text:p>k+Eab.4v@c</text:p>
          </table:table-cell>
          <table:table-cell table:style-name="ce2" office:value-type="string" calcext:value-type="string">
            <text:p>21/07/1980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693747508</text:p>
          </table:table-cell>
          <table:table-cell office:value-type="string" calcext:value-type="string">
            <text:p>5 Palm Springs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ernández</text:p>
          </table:table-cell>
          <table:table-cell office:value-type="string" calcext:value-type="string">
            <text:p>Carames</text:p>
          </table:table-cell>
          <table:table-cell table:number-columns-repeated="2" office:value-type="string" calcext:value-type="string">
            <text:p>Leyla</text:p>
          </table:table-cell>
          <table:table-cell table:number-columns-repeated="2"/>
          <table:table-cell table:formula="of:=CONCATENATE([.D363];LEFT([.E363];2);LEFT([.F363];2);LEFT([.A363];2);LEFT([.B363];2))" office:value-type="string" office:string-value="LeylaFeCa" calcext:value-type="string">
            <text:p>LeylaFeCa</text:p>
          </table:table-cell>
          <table:table-cell table:formula="of:=LOWER([.G363])" office:value-type="string" office:string-value="leylafeca" calcext:value-type="string">
            <text:p>leylafeca</text:p>
          </table:table-cell>
          <table:table-cell table:formula="of:=SUBSTITUTE(SUBSTITUTE(SUBSTITUTE(SUBSTITUTE(SUBSTITUTE([.H363];&quot;á&quot;;&quot;a&quot;);&quot;é&quot;;&quot;e&quot;);&quot;í&quot;;&quot;i&quot;);&quot;ó&quot;;&quot;o&quot;);&quot;ú&quot;;&quot;u&quot;)" office:value-type="string" office:string-value="leylafeca" calcext:value-type="string">
            <text:p>leylafeca</text:p>
          </table:table-cell>
          <table:table-cell office:value-type="float" office:value="20" calcext:value-type="float">
            <text:p>20</text:p>
          </table:table-cell>
          <table:table-cell table:formula="of:=CONCATENATE(&quot;a&quot;;[.J363];[.I363])" office:value-type="string" office:string-value="a20leylafeca" calcext:value-type="string">
            <text:p>a20leylafeca</text:p>
          </table:table-cell>
          <table:table-cell table:formula="of:=LEN([.K363])" office:value-type="float" office:value="12" calcext:value-type="float">
            <text:p>12</text:p>
          </table:table-cell>
          <table:table-cell table:formula="of:=[.K363]" office:value-type="string" office:string-value="a20leylafeca" calcext:value-type="string">
            <text:p>a20leylafeca</text:p>
          </table:table-cell>
          <table:table-cell office:value-type="string" calcext:value-type="string">
            <text:p>3rKi4uY@LR</text:p>
          </table:table-cell>
          <table:table-cell table:style-name="ce2" office:value-type="string" calcext:value-type="string">
            <text:p>27/07/199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19352557</text:p>
          </table:table-cell>
          <table:table-cell office:value-type="string" calcext:value-type="string">
            <text:p>Oakdale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rea</text:p>
          </table:table-cell>
          <table:table-cell office:value-type="string" calcext:value-type="string">
            <text:p>Casáis</text:p>
          </table:table-cell>
          <table:table-cell table:number-columns-repeated="2" office:value-type="string" calcext:value-type="string">
            <text:p>Ander</text:p>
          </table:table-cell>
          <table:table-cell table:number-columns-repeated="2"/>
          <table:table-cell table:formula="of:=CONCATENATE([.D364];LEFT([.E364];2);LEFT([.F364];2);LEFT([.A364];2);LEFT([.B364];2))" office:value-type="string" office:string-value="AnderBrCa" calcext:value-type="string">
            <text:p>AnderBrCa</text:p>
          </table:table-cell>
          <table:table-cell table:formula="of:=LOWER([.G364])" office:value-type="string" office:string-value="anderbrca" calcext:value-type="string">
            <text:p>anderbrca</text:p>
          </table:table-cell>
          <table:table-cell table:formula="of:=SUBSTITUTE(SUBSTITUTE(SUBSTITUTE(SUBSTITUTE(SUBSTITUTE([.H364];&quot;á&quot;;&quot;a&quot;);&quot;é&quot;;&quot;e&quot;);&quot;í&quot;;&quot;i&quot;);&quot;ó&quot;;&quot;o&quot;);&quot;ú&quot;;&quot;u&quot;)" office:value-type="string" office:string-value="anderbrca" calcext:value-type="string">
            <text:p>anderbrca</text:p>
          </table:table-cell>
          <table:table-cell office:value-type="float" office:value="19" calcext:value-type="float">
            <text:p>19</text:p>
          </table:table-cell>
          <table:table-cell table:formula="of:=CONCATENATE(&quot;a&quot;;[.J364];[.I364])" office:value-type="string" office:string-value="a19anderbrca" calcext:value-type="string">
            <text:p>a19anderbrca</text:p>
          </table:table-cell>
          <table:table-cell table:formula="of:=LEN([.K364])" office:value-type="float" office:value="12" calcext:value-type="float">
            <text:p>12</text:p>
          </table:table-cell>
          <table:table-cell table:formula="of:=[.K364]" office:value-type="string" office:string-value="a19anderbrca" calcext:value-type="string">
            <text:p>a19anderbrca</text:p>
          </table:table-cell>
          <table:table-cell office:value-type="string" calcext:value-type="string">
            <text:p>YcMeLUCa3|</text:p>
          </table:table-cell>
          <table:table-cell table:style-name="ce2" office:value-type="string" calcext:value-type="string">
            <text:p>01/09/197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26509730</text:p>
          </table:table-cell>
          <table:table-cell office:value-type="string" calcext:value-type="string">
            <text:p>7 Glossop Way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respo</text:p>
          </table:table-cell>
          <table:table-cell office:value-type="string" calcext:value-type="string">
            <text:p>González</text:p>
          </table:table-cell>
          <table:table-cell table:number-columns-repeated="2" office:value-type="string" calcext:value-type="string">
            <text:p>Adrián</text:p>
          </table:table-cell>
          <table:table-cell table:number-columns-repeated="2"/>
          <table:table-cell table:formula="of:=CONCATENATE([.D365];LEFT([.E365];2);LEFT([.F365];2);LEFT([.A365];2);LEFT([.B365];2))" office:value-type="string" office:string-value="AdriánCrGo" calcext:value-type="string">
            <text:p>AdriánCrGo</text:p>
          </table:table-cell>
          <table:table-cell table:formula="of:=LOWER([.G365])" office:value-type="string" office:string-value="adriáncrgo" calcext:value-type="string">
            <text:p>adriáncrgo</text:p>
          </table:table-cell>
          <table:table-cell table:formula="of:=SUBSTITUTE(SUBSTITUTE(SUBSTITUTE(SUBSTITUTE(SUBSTITUTE([.H365];&quot;á&quot;;&quot;a&quot;);&quot;é&quot;;&quot;e&quot;);&quot;í&quot;;&quot;i&quot;);&quot;ó&quot;;&quot;o&quot;);&quot;ú&quot;;&quot;u&quot;)" office:value-type="string" office:string-value="adriancrgo" calcext:value-type="string">
            <text:p>adriancrgo</text:p>
          </table:table-cell>
          <table:table-cell office:value-type="float" office:value="21" calcext:value-type="float">
            <text:p>21</text:p>
          </table:table-cell>
          <table:table-cell table:formula="of:=CONCATENATE(&quot;a&quot;;[.J365];[.I365])" office:value-type="string" office:string-value="a21adriancrgo" calcext:value-type="string">
            <text:p>a21adriancrgo</text:p>
          </table:table-cell>
          <table:table-cell table:formula="of:=LEN([.K365])" office:value-type="float" office:value="13" calcext:value-type="float">
            <text:p>13</text:p>
          </table:table-cell>
          <table:table-cell table:formula="of:=[.K365]" office:value-type="string" office:string-value="a21adriancrgo" calcext:value-type="string">
            <text:p>a21adriancrgo</text:p>
          </table:table-cell>
          <table:table-cell office:value-type="string" calcext:value-type="string">
            <text:p>.mbmAVLT[4</text:p>
          </table:table-cell>
          <table:table-cell table:style-name="ce2" office:value-type="string" calcext:value-type="string">
            <text:p>07/07/1993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17714530</text:p>
          </table:table-cell>
          <table:table-cell office:value-type="string" calcext:value-type="string">
            <text:p>14 Northfield Avenue</text:p>
          </table:table-cell>
          <table:table-cell office:value-type="string" calcext:value-type="string">
            <text:p>Monforte de Lemos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enela</text:p>
          </table:table-cell>
          <table:table-cell office:value-type="string" calcext:value-type="string">
            <text:p>Grenno</text:p>
          </table:table-cell>
          <table:table-cell office:value-type="string" calcext:value-type="string">
            <text:p>José Antonio</text:p>
          </table:table-cell>
          <table:table-cell office:value-type="string" calcext:value-type="string">
            <text:p>José</text:p>
          </table:table-cell>
          <table:table-cell office:value-type="string" calcext:value-type="string">
            <text:p>Antonio</text:p>
          </table:table-cell>
          <table:table-cell/>
          <table:table-cell table:formula="of:=CONCATENATE([.D366];LEFT([.E366];2);LEFT([.F366];2);LEFT([.A366];2);LEFT([.B366];2))" office:value-type="string" office:string-value="JoséAnPeGr" calcext:value-type="string">
            <text:p>JoséAnPeGr</text:p>
          </table:table-cell>
          <table:table-cell table:formula="of:=LOWER([.G366])" office:value-type="string" office:string-value="joséanpegr" calcext:value-type="string">
            <text:p>joséanpegr</text:p>
          </table:table-cell>
          <table:table-cell table:formula="of:=SUBSTITUTE(SUBSTITUTE(SUBSTITUTE(SUBSTITUTE(SUBSTITUTE([.H366];&quot;á&quot;;&quot;a&quot;);&quot;é&quot;;&quot;e&quot;);&quot;í&quot;;&quot;i&quot;);&quot;ó&quot;;&quot;o&quot;);&quot;ú&quot;;&quot;u&quot;)" office:value-type="string" office:string-value="joseanpegr" calcext:value-type="string">
            <text:p>joseanpegr</text:p>
          </table:table-cell>
          <table:table-cell office:value-type="float" office:value="20" calcext:value-type="float">
            <text:p>20</text:p>
          </table:table-cell>
          <table:table-cell table:formula="of:=CONCATENATE(&quot;a&quot;;[.J366];[.I366])" office:value-type="string" office:string-value="a20joseanpegr" calcext:value-type="string">
            <text:p>a20joseanpegr</text:p>
          </table:table-cell>
          <table:table-cell table:formula="of:=LEN([.K366])" office:value-type="float" office:value="13" calcext:value-type="float">
            <text:p>13</text:p>
          </table:table-cell>
          <table:table-cell table:formula="of:=[.K366]" office:value-type="string" office:string-value="a20joseanpegr" calcext:value-type="string">
            <text:p>a20joseanpegr</text:p>
          </table:table-cell>
          <table:table-cell office:value-type="string" calcext:value-type="string">
            <text:p>,CcL7RM=X,</text:p>
          </table:table-cell>
          <table:table-cell table:style-name="ce2" office:value-type="string" calcext:value-type="string">
            <text:p>26/11/200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82576446</text:p>
          </table:table-cell>
          <table:table-cell office:value-type="string" calcext:value-type="string">
            <text:p>3 Scawfell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Sistemas microinformáticos e redes</text:p>
          </table:table-cell>
          <table:table-cell office:value-type="string" calcext:value-type="string">
            <text:p>is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onzález</text:p>
          </table:table-cell>
          <table:table-cell office:value-type="string" calcext:value-type="string">
            <text:p>Cordeiro</text:p>
          </table:table-cell>
          <table:table-cell table:number-columns-repeated="2" office:value-type="string" calcext:value-type="string">
            <text:p>David</text:p>
          </table:table-cell>
          <table:table-cell table:number-columns-repeated="2"/>
          <table:table-cell table:formula="of:=CONCATENATE([.D367];LEFT([.E367];2);LEFT([.F367];2);LEFT([.A367];2);LEFT([.B367];2))" office:value-type="string" office:string-value="DavidGoCo" calcext:value-type="string">
            <text:p>DavidGoCo</text:p>
          </table:table-cell>
          <table:table-cell table:formula="of:=LOWER([.G367])" office:value-type="string" office:string-value="davidgoco" calcext:value-type="string">
            <text:p>davidgoco</text:p>
          </table:table-cell>
          <table:table-cell table:formula="of:=SUBSTITUTE(SUBSTITUTE(SUBSTITUTE(SUBSTITUTE(SUBSTITUTE([.H367];&quot;á&quot;;&quot;a&quot;);&quot;é&quot;;&quot;e&quot;);&quot;í&quot;;&quot;i&quot;);&quot;ó&quot;;&quot;o&quot;);&quot;ú&quot;;&quot;u&quot;)" office:value-type="string" office:string-value="davidgoco" calcext:value-type="string">
            <text:p>davidgoco</text:p>
          </table:table-cell>
          <table:table-cell office:value-type="float" office:value="19" calcext:value-type="float">
            <text:p>19</text:p>
          </table:table-cell>
          <table:table-cell table:formula="of:=CONCATENATE(&quot;a&quot;;[.J367];[.I367])" office:value-type="string" office:string-value="a19davidgoco" calcext:value-type="string">
            <text:p>a19davidgoco</text:p>
          </table:table-cell>
          <table:table-cell table:formula="of:=LEN([.K367])" office:value-type="float" office:value="12" calcext:value-type="float">
            <text:p>12</text:p>
          </table:table-cell>
          <table:table-cell table:formula="of:=[.K367]" office:value-type="string" office:string-value="a19davidgoco" calcext:value-type="string">
            <text:p>a19davidgoco</text:p>
          </table:table-cell>
          <table:table-cell office:value-type="string" calcext:value-type="string">
            <text:p>ePU|7n.xt@</text:p>
          </table:table-cell>
          <table:table-cell table:style-name="ce2" office:value-type="string" calcext:value-type="string">
            <text:p>30/09/1982</text:p>
          </table:table-cell>
          <table:table-cell office:value-type="string" calcext:value-type="string">
            <text:p>E. U. de América</text:p>
          </table:table-cell>
          <table:table-cell office:value-type="string" calcext:value-type="string">
            <text:p>741065759</text:p>
          </table:table-cell>
          <table:table-cell office:value-type="string" calcext:value-type="string">
            <text:p>172 Frizington Road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ómez</text:p>
          </table:table-cell>
          <table:table-cell office:value-type="string" calcext:value-type="string">
            <text:p>Sestelo</text:p>
          </table:table-cell>
          <table:table-cell table:number-columns-repeated="2" office:value-type="string" calcext:value-type="string">
            <text:p>Miguel</text:p>
          </table:table-cell>
          <table:table-cell table:number-columns-repeated="2"/>
          <table:table-cell table:formula="of:=CONCATENATE([.D368];LEFT([.E368];2);LEFT([.F368];2);LEFT([.A368];2);LEFT([.B368];2))" office:value-type="string" office:string-value="MiguelGóSe" calcext:value-type="string">
            <text:p>MiguelGóSe</text:p>
          </table:table-cell>
          <table:table-cell table:formula="of:=LOWER([.G368])" office:value-type="string" office:string-value="miguelgóse" calcext:value-type="string">
            <text:p>miguelgóse</text:p>
          </table:table-cell>
          <table:table-cell table:formula="of:=SUBSTITUTE(SUBSTITUTE(SUBSTITUTE(SUBSTITUTE(SUBSTITUTE([.H368];&quot;á&quot;;&quot;a&quot;);&quot;é&quot;;&quot;e&quot;);&quot;í&quot;;&quot;i&quot;);&quot;ó&quot;;&quot;o&quot;);&quot;ú&quot;;&quot;u&quot;)" office:value-type="string" office:string-value="miguelgose" calcext:value-type="string">
            <text:p>miguelgose</text:p>
          </table:table-cell>
          <table:table-cell office:value-type="float" office:value="21" calcext:value-type="float">
            <text:p>21</text:p>
          </table:table-cell>
          <table:table-cell table:formula="of:=CONCATENATE(&quot;a&quot;;[.J368];[.I368])" office:value-type="string" office:string-value="a21miguelgose" calcext:value-type="string">
            <text:p>a21miguelgose</text:p>
          </table:table-cell>
          <table:table-cell table:formula="of:=LEN([.K368])" office:value-type="float" office:value="13" calcext:value-type="float">
            <text:p>13</text:p>
          </table:table-cell>
          <table:table-cell table:formula="of:=[.K368]" office:value-type="string" office:string-value="a21miguelgose" calcext:value-type="string">
            <text:p>a21miguelgose</text:p>
          </table:table-cell>
          <table:table-cell office:value-type="string" calcext:value-type="string">
            <text:p>a=yY=mm9FC</text:p>
          </table:table-cell>
          <table:table-cell table:style-name="ce2" office:value-type="string" calcext:value-type="string">
            <text:p>14/10/1978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745515324</text:p>
          </table:table-cell>
          <table:table-cell office:value-type="string" calcext:value-type="string">
            <text:p>Apartment 3303</text:p>
          </table:table-cell>
          <table:table-cell office:value-type="string" calcext:value-type="string">
            <text:p>Moaña</text:p>
          </table:table-cell>
          <table:table-cell office:value-type="string" calcext:value-type="string">
            <text:p>(A)-Desenvolvemento de aplicacións multiplataforma</text:p>
          </table:table-cell>
          <table:table-cell office:value-type="string" calcext:value-type="string">
            <text:p>id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ezerra</text:p>
          </table:table-cell>
          <table:table-cell office:value-type="string" calcext:value-type="string">
            <text:p>Amaro</text:p>
          </table:table-cell>
          <table:table-cell table:number-columns-repeated="2" office:value-type="string" calcext:value-type="string">
            <text:p>David</text:p>
          </table:table-cell>
          <table:table-cell table:number-columns-repeated="2"/>
          <table:table-cell table:formula="of:=CONCATENATE([.D369];LEFT([.E369];2);LEFT([.F369];2);LEFT([.A369];2);LEFT([.B369];2))" office:value-type="string" office:string-value="DavidBeAm" calcext:value-type="string">
            <text:p>DavidBeAm</text:p>
          </table:table-cell>
          <table:table-cell table:formula="of:=LOWER([.G369])" office:value-type="string" office:string-value="davidbeam" calcext:value-type="string">
            <text:p>davidbeam</text:p>
          </table:table-cell>
          <table:table-cell table:formula="of:=SUBSTITUTE(SUBSTITUTE(SUBSTITUTE(SUBSTITUTE(SUBSTITUTE([.H369];&quot;á&quot;;&quot;a&quot;);&quot;é&quot;;&quot;e&quot;);&quot;í&quot;;&quot;i&quot;);&quot;ó&quot;;&quot;o&quot;);&quot;ú&quot;;&quot;u&quot;)" office:value-type="string" office:string-value="davidbeam" calcext:value-type="string">
            <text:p>davidbeam</text:p>
          </table:table-cell>
          <table:table-cell office:value-type="float" office:value="18" calcext:value-type="float">
            <text:p>18</text:p>
          </table:table-cell>
          <table:table-cell table:formula="of:=CONCATENATE(&quot;a&quot;;[.J369];[.I369])" office:value-type="string" office:string-value="a18davidbeam" calcext:value-type="string">
            <text:p>a18davidbeam</text:p>
          </table:table-cell>
          <table:table-cell table:formula="of:=LEN([.K369])" office:value-type="float" office:value="12" calcext:value-type="float">
            <text:p>12</text:p>
          </table:table-cell>
          <table:table-cell table:formula="of:=[.K369]" office:value-type="string" office:string-value="a18davidbeam" calcext:value-type="string">
            <text:p>a18davidbeam</text:p>
          </table:table-cell>
          <table:table-cell office:value-type="string" calcext:value-type="string">
            <text:p>eV9*@KkCYo</text:p>
          </table:table-cell>
          <table:table-cell table:style-name="ce2" office:value-type="string" calcext:value-type="string">
            <text:p>01/12/1998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22636331</text:p>
          </table:table-cell>
          <table:table-cell office:value-type="string" calcext:value-type="string">
            <text:p>3 Moor Hey Lane</text:p>
          </table:table-cell>
          <table:table-cell office:value-type="string" calcext:value-type="string">
            <text:p>Vigo</text:p>
          </table:table-cell>
          <table:table-cell table:number-columns-repeated="2" office:value-type="string" calcext:value-type="string">
            <text:p>iib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rtiz</text:p>
          </table:table-cell>
          <table:table-cell office:value-type="string" calcext:value-type="string">
            <text:p>González</text:p>
          </table:table-cell>
          <table:table-cell table:number-columns-repeated="2" office:value-type="string" calcext:value-type="string">
            <text:p>Rebeca</text:p>
          </table:table-cell>
          <table:table-cell table:number-columns-repeated="2"/>
          <table:table-cell table:formula="of:=CONCATENATE([.D370];LEFT([.E370];2);LEFT([.F370];2);LEFT([.A370];2);LEFT([.B370];2))" office:value-type="string" office:string-value="RebecaOrGo" calcext:value-type="string">
            <text:p>RebecaOrGo</text:p>
          </table:table-cell>
          <table:table-cell table:formula="of:=LOWER([.G370])" office:value-type="string" office:string-value="rebecaorgo" calcext:value-type="string">
            <text:p>rebecaorgo</text:p>
          </table:table-cell>
          <table:table-cell table:formula="of:=SUBSTITUTE(SUBSTITUTE(SUBSTITUTE(SUBSTITUTE(SUBSTITUTE([.H370];&quot;á&quot;;&quot;a&quot;);&quot;é&quot;;&quot;e&quot;);&quot;í&quot;;&quot;i&quot;);&quot;ó&quot;;&quot;o&quot;);&quot;ú&quot;;&quot;u&quot;)" office:value-type="string" office:string-value="rebecaorgo" calcext:value-type="string">
            <text:p>rebecaorgo</text:p>
          </table:table-cell>
          <table:table-cell office:value-type="float" office:value="19" calcext:value-type="float">
            <text:p>19</text:p>
          </table:table-cell>
          <table:table-cell table:formula="of:=CONCATENATE(&quot;a&quot;;[.J370];[.I370])" office:value-type="string" office:string-value="a19rebecaorgo" calcext:value-type="string">
            <text:p>a19rebecaorgo</text:p>
          </table:table-cell>
          <table:table-cell table:formula="of:=LEN([.K370])" office:value-type="float" office:value="13" calcext:value-type="float">
            <text:p>13</text:p>
          </table:table-cell>
          <table:table-cell table:formula="of:=[.K370]" office:value-type="string" office:string-value="a19rebecaorgo" calcext:value-type="string">
            <text:p>a19rebecaorgo</text:p>
          </table:table-cell>
          <table:table-cell office:value-type="string" calcext:value-type="string">
            <text:p>[ueMHm4_sR</text:p>
          </table:table-cell>
          <table:table-cell table:style-name="ce2" office:value-type="string" calcext:value-type="string">
            <text:p>15/06/1995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611804878</text:p>
          </table:table-cell>
          <table:table-cell office:value-type="string" calcext:value-type="string">
            <text:p>14 Grosvenor Avenue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(A)-Administración de sistemas informáticos en rede</text:p>
          </table:table-cell>
          <table:table-cell office:value-type="string" calcext:value-type="string">
            <text:p>ia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ceira</text:p>
          </table:table-cell>
          <table:table-cell office:value-type="string" calcext:value-type="string">
            <text:p>Gómez</text:p>
          </table:table-cell>
          <table:table-cell table:number-columns-repeated="2" office:value-type="string" calcext:value-type="string">
            <text:p>Alejandro</text:p>
          </table:table-cell>
          <table:table-cell table:number-columns-repeated="2"/>
          <table:table-cell table:formula="of:=CONCATENATE([.D371];LEFT([.E371];2);LEFT([.F371];2);LEFT([.A371];2);LEFT([.B371];2))" office:value-type="string" office:string-value="AlejandroMaGó" calcext:value-type="string">
            <text:p>AlejandroMaGó</text:p>
          </table:table-cell>
          <table:table-cell table:formula="of:=LOWER([.G371])" office:value-type="string" office:string-value="alejandromagó" calcext:value-type="string">
            <text:p>alejandromagó</text:p>
          </table:table-cell>
          <table:table-cell table:formula="of:=SUBSTITUTE(SUBSTITUTE(SUBSTITUTE(SUBSTITUTE(SUBSTITUTE([.H371];&quot;á&quot;;&quot;a&quot;);&quot;é&quot;;&quot;e&quot;);&quot;í&quot;;&quot;i&quot;);&quot;ó&quot;;&quot;o&quot;);&quot;ú&quot;;&quot;u&quot;)" office:value-type="string" office:string-value="alejandromago" calcext:value-type="string">
            <text:p>alejandromago</text:p>
          </table:table-cell>
          <table:table-cell office:value-type="float" office:value="18" calcext:value-type="float">
            <text:p>18</text:p>
          </table:table-cell>
          <table:table-cell table:formula="of:=CONCATENATE(&quot;a&quot;;[.J371];[.I371])" office:value-type="string" office:string-value="a18alejandromago" calcext:value-type="string">
            <text:p>a18alejandromago</text:p>
          </table:table-cell>
          <table:table-cell table:formula="of:=LEN([.K371])" office:value-type="float" office:value="16" calcext:value-type="float">
            <text:p>16</text:p>
          </table:table-cell>
          <table:table-cell table:formula="of:=[.K371]" office:value-type="string" office:string-value="a18alejandromago" calcext:value-type="string">
            <text:p>a18alejandromago</text:p>
          </table:table-cell>
          <table:table-cell office:value-type="string" calcext:value-type="string">
            <text:p>a7FhVhWU*J</text:p>
          </table:table-cell>
          <table:table-cell table:style-name="ce2" office:value-type="string" calcext:value-type="string">
            <text:p>24/08/198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69623220</text:p>
          </table:table-cell>
          <table:table-cell office:value-type="string" calcext:value-type="string">
            <text:p>Boscarn</text:p>
          </table:table-cell>
          <table:table-cell office:value-type="string" calcext:value-type="string">
            <text:p>Vigo</text:p>
          </table:table-cell>
          <table:table-cell office:value-type="string" calcext:value-type="string">
            <text:p>(A)-Desenvolvemento de aplicacións web</text:p>
          </table:table-cell>
          <table:table-cell office:value-type="string" calcext:value-type="string">
            <text:p>iwna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idal</text:p>
          </table:table-cell>
          <table:table-cell office:value-type="string" calcext:value-type="string">
            <text:p>Peralta</text:p>
          </table:table-cell>
          <table:table-cell table:number-columns-repeated="2" office:value-type="string" calcext:value-type="string">
            <text:p>Sergio</text:p>
          </table:table-cell>
          <table:table-cell table:number-columns-repeated="2"/>
          <table:table-cell table:formula="of:=CONCATENATE([.D372];LEFT([.E372];2);LEFT([.F372];2);LEFT([.A372];2);LEFT([.B372];2))" office:value-type="string" office:string-value="SergioViPe" calcext:value-type="string">
            <text:p>SergioViPe</text:p>
          </table:table-cell>
          <table:table-cell table:formula="of:=LOWER([.G372])" office:value-type="string" office:string-value="sergiovipe" calcext:value-type="string">
            <text:p>sergiovipe</text:p>
          </table:table-cell>
          <table:table-cell table:formula="of:=SUBSTITUTE(SUBSTITUTE(SUBSTITUTE(SUBSTITUTE(SUBSTITUTE([.H372];&quot;á&quot;;&quot;a&quot;);&quot;é&quot;;&quot;e&quot;);&quot;í&quot;;&quot;i&quot;);&quot;ó&quot;;&quot;o&quot;);&quot;ú&quot;;&quot;u&quot;)" office:value-type="string" office:string-value="sergiovipe" calcext:value-type="string">
            <text:p>sergiovipe</text:p>
          </table:table-cell>
          <table:table-cell office:value-type="float" office:value="21" calcext:value-type="float">
            <text:p>21</text:p>
          </table:table-cell>
          <table:table-cell table:formula="of:=CONCATENATE(&quot;a&quot;;[.J372];[.I372])" office:value-type="string" office:string-value="a21sergiovipe" calcext:value-type="string">
            <text:p>a21sergiovipe</text:p>
          </table:table-cell>
          <table:table-cell table:formula="of:=LEN([.K372])" office:value-type="float" office:value="13" calcext:value-type="float">
            <text:p>13</text:p>
          </table:table-cell>
          <table:table-cell table:formula="of:=[.K372]" office:value-type="string" office:string-value="a21sergiovipe" calcext:value-type="string">
            <text:p>a21sergiovipe</text:p>
          </table:table-cell>
          <table:table-cell office:value-type="string" calcext:value-type="string">
            <text:p>A*Mj4}YVsw</text:p>
          </table:table-cell>
          <table:table-cell table:style-name="ce2" office:value-type="string" calcext:value-type="string">
            <text:p>20/09/2000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771861506</text:p>
          </table:table-cell>
          <table:table-cell office:value-type="string" calcext:value-type="string">
            <text:p>Rodborough Cottage</text:p>
          </table:table-cell>
          <table:table-cell office:value-type="string" calcext:value-type="string">
            <text:p>Vigo</text:p>
          </table:table-cell>
          <table:table-cell table:number-columns-repeated="2" office:value-type="string" calcext:value-type="string">
            <text:p>iibna</text:p>
          </table:table-cell>
          <table:table-cell table:number-columns-repeated="1001"/>
        </table:table-row>
        <table:table-row table:style-name="ro1" table:number-rows-repeated="5">
          <table:table-cell table:number-columns-repeated="1022"/>
        </table:table-row>
        <table:table-row table:style-name="ro1">
          <table:table-cell table:number-columns-repeated="16"/>
          <table:table-cell table:style-name="ce2" table:number-columns-repeated="2"/>
          <table:table-cell table:style-name="ce3" table:formula="of:=CONCATENATE([.Q378];[.R378];#REF!)" office:value-type="string" office:string-value="" calcext:value-type="error">
            <text:p>#¡REF!</text:p>
          </table:table-cell>
          <table:table-cell table:number-columns-repeated="1003"/>
        </table:table-row>
        <table:table-row table:style-name="ro1">
          <table:table-cell table:number-columns-repeated="16"/>
          <table:table-cell table:style-name="ce2" table:number-columns-repeated="2"/>
          <table:table-cell table:formula="of:=CONCATENATE([.Q379];[.R379];#REF!)" office:value-type="string" office:string-value="" calcext:value-type="error">
            <text:p>#¡REF!</text:p>
          </table:table-cell>
          <table:table-cell table:number-columns-repeated="1003"/>
        </table:table-row>
        <table:table-row table:style-name="ro1">
          <table:table-cell table:number-columns-repeated="16"/>
          <table:table-cell table:style-name="ce2" table:number-columns-repeated="2"/>
          <table:table-cell table:formula="of:=CONCATENATE([.Q380];[.R380];#REF!)" office:value-type="string" office:string-value="" calcext:value-type="error">
            <text:p>#¡REF!</text:p>
          </table:table-cell>
          <table:table-cell table:number-columns-repeated="1003"/>
        </table:table-row>
        <table:table-row table:style-name="ro1">
          <table:table-cell table:number-columns-repeated="16"/>
          <table:table-cell table:style-name="ce2" table:number-columns-repeated="2"/>
          <table:table-cell table:formula="of:=CONCATENATE([.Q381];[.R381];#REF!)" office:value-type="string" office:string-value="" calcext:value-type="error">
            <text:p>#¡REF!</text:p>
          </table:table-cell>
          <table:table-cell table:number-columns-repeated="1003"/>
        </table:table-row>
        <table:table-row table:style-name="ro1">
          <table:table-cell table:number-columns-repeated="16"/>
          <table:table-cell table:style-name="ce2" table:number-columns-repeated="2"/>
          <table:table-cell table:formula="of:=CONCATENATE([.Q382];[.R382];#REF!)" office:value-type="string" office:string-value="" calcext:value-type="error">
            <text:p>#¡REF!</text:p>
          </table:table-cell>
          <table:table-cell table:number-columns-repeated="1003"/>
        </table:table-row>
        <table:table-row table:style-name="ro1">
          <table:table-cell table:number-columns-repeated="16"/>
          <table:table-cell table:style-name="ce2" table:number-columns-repeated="2"/>
          <table:table-cell table:formula="of:=CONCATENATE([.Q383];[.R383];#REF!)" office:value-type="string" office:string-value="" calcext:value-type="error">
            <text:p>#¡REF!</text:p>
          </table:table-cell>
          <table:table-cell table:number-columns-repeated="1003"/>
        </table:table-row>
        <table:table-row table:style-name="ro1">
          <table:table-cell table:number-columns-repeated="16"/>
          <table:table-cell table:style-name="ce2" table:number-columns-repeated="2"/>
          <table:table-cell table:formula="of:=CONCATENATE([.Q384];[.R384];#REF!)" office:value-type="string" office:string-value="" calcext:value-type="error">
            <text:p>#¡REF!</text:p>
          </table:table-cell>
          <table:table-cell table:number-columns-repeated="1003"/>
        </table:table-row>
        <table:table-row table:style-name="ro1">
          <table:table-cell table:number-columns-repeated="16"/>
          <table:table-cell table:style-name="ce2" table:number-columns-repeated="2"/>
          <table:table-cell table:formula="of:=CONCATENATE([.Q385];[.R385];#REF!)" office:value-type="string" office:string-value="" calcext:value-type="error">
            <text:p>#¡REF!</text:p>
          </table:table-cell>
          <table:table-cell table:number-columns-repeated="1003"/>
        </table:table-row>
        <table:table-row table:style-name="ro1">
          <table:table-cell table:number-columns-repeated="16"/>
          <table:table-cell table:style-name="ce2" table:number-columns-repeated="2"/>
          <table:table-cell table:formula="of:=CONCATENATE([.Q386];[.R386];#REF!)" office:value-type="string" office:string-value="" calcext:value-type="error">
            <text:p>#¡REF!</text:p>
          </table:table-cell>
          <table:table-cell table:number-columns-repeated="1003"/>
        </table:table-row>
        <table:table-row table:style-name="ro1">
          <table:table-cell table:number-columns-repeated="16"/>
          <table:table-cell table:style-name="ce2" table:number-columns-repeated="2"/>
          <table:table-cell table:formula="of:=CONCATENATE([.Q387];[.R387];#REF!)" office:value-type="string" office:string-value="" calcext:value-type="error">
            <text:p>#¡REF!</text:p>
          </table:table-cell>
          <table:table-cell table:number-columns-repeated="1003"/>
        </table:table-row>
        <table:table-row table:style-name="ro1">
          <table:table-cell table:number-columns-repeated="16"/>
          <table:table-cell table:style-name="ce2" table:number-columns-repeated="2"/>
          <table:table-cell table:formula="of:=CONCATENATE([.Q388];[.R388];#REF!)" office:value-type="string" office:string-value="" calcext:value-type="error">
            <text:p>#¡REF!</text:p>
          </table:table-cell>
          <table:table-cell table:number-columns-repeated="1003"/>
        </table:table-row>
        <table:table-row table:style-name="ro1">
          <table:table-cell table:number-columns-repeated="16"/>
          <table:table-cell table:style-name="ce2" table:number-columns-repeated="2"/>
          <table:table-cell table:formula="of:=CONCATENATE([.Q389];[.R389];#REF!)" office:value-type="string" office:string-value="" calcext:value-type="error">
            <text:p>#¡REF!</text:p>
          </table:table-cell>
          <table:table-cell table:number-columns-repeated="1003"/>
        </table:table-row>
        <table:table-row table:style-name="ro1">
          <table:table-cell table:number-columns-repeated="16"/>
          <table:table-cell table:style-name="ce2" table:number-columns-repeated="2"/>
          <table:table-cell table:formula="of:=CONCATENATE([.Q390];[.R390];#REF!)" office:value-type="string" office:string-value="" calcext:value-type="error">
            <text:p>#¡REF!</text:p>
          </table:table-cell>
          <table:table-cell table:number-columns-repeated="1003"/>
        </table:table-row>
        <table:table-row table:style-name="ro1">
          <table:table-cell table:number-columns-repeated="16"/>
          <table:table-cell table:style-name="ce2" table:number-columns-repeated="2"/>
          <table:table-cell table:formula="of:=CONCATENATE([.Q391];[.R391];#REF!)" office:value-type="string" office:string-value="" calcext:value-type="error">
            <text:p>#¡REF!</text:p>
          </table:table-cell>
          <table:table-cell table:number-columns-repeated="1003"/>
        </table:table-row>
        <table:table-row table:style-name="ro1">
          <table:table-cell table:number-columns-repeated="16"/>
          <table:table-cell table:style-name="ce2" table:number-columns-repeated="2"/>
          <table:table-cell table:formula="of:=CONCATENATE([.Q392];[.R392];#REF!)" office:value-type="string" office:string-value="" calcext:value-type="error">
            <text:p>#¡REF!</text:p>
          </table:table-cell>
          <table:table-cell table:number-columns-repeated="1003"/>
        </table:table-row>
        <table:table-row table:style-name="ro1">
          <table:table-cell table:number-columns-repeated="16"/>
          <table:table-cell table:style-name="ce2" table:number-columns-repeated="2"/>
          <table:table-cell table:formula="of:=CONCATENATE([.Q393];[.R393];#REF!)" office:value-type="string" office:string-value="" calcext:value-type="error">
            <text:p>#¡REF!</text:p>
          </table:table-cell>
          <table:table-cell table:number-columns-repeated="1003"/>
        </table:table-row>
        <table:table-row table:style-name="ro1">
          <table:table-cell table:number-columns-repeated="16"/>
          <table:table-cell table:style-name="ce2" table:number-columns-repeated="2"/>
          <table:table-cell table:formula="of:=CONCATENATE([.Q394];[.R394];#REF!)" office:value-type="string" office:string-value="" calcext:value-type="error">
            <text:p>#¡REF!</text:p>
          </table:table-cell>
          <table:table-cell table:number-columns-repeated="1003"/>
        </table:table-row>
        <table:table-row table:style-name="ro1">
          <table:table-cell table:number-columns-repeated="16"/>
          <table:table-cell table:style-name="ce2" table:number-columns-repeated="2"/>
          <table:table-cell table:formula="of:=CONCATENATE([.Q395];[.R395];#REF!)" office:value-type="string" office:string-value="" calcext:value-type="error">
            <text:p>#¡REF!</text:p>
          </table:table-cell>
          <table:table-cell table:number-columns-repeated="1003"/>
        </table:table-row>
        <table:table-row table:style-name="ro1">
          <table:table-cell table:number-columns-repeated="16"/>
          <table:table-cell table:style-name="ce2" table:number-columns-repeated="2"/>
          <table:table-cell table:formula="of:=CONCATENATE([.Q396];[.R396];#REF!)" office:value-type="string" office:string-value="" calcext:value-type="error">
            <text:p>#¡REF!</text:p>
          </table:table-cell>
          <table:table-cell table:number-columns-repeated="1003"/>
        </table:table-row>
        <table:table-row table:style-name="ro1">
          <table:table-cell table:number-columns-repeated="16"/>
          <table:table-cell table:style-name="ce2" table:number-columns-repeated="2"/>
          <table:table-cell table:formula="of:=CONCATENATE([.Q397];[.R397];#REF!)" office:value-type="string" office:string-value="" calcext:value-type="error">
            <text:p>#¡REF!</text:p>
          </table:table-cell>
          <table:table-cell table:number-columns-repeated="1003"/>
        </table:table-row>
        <table:table-row table:style-name="ro1">
          <table:table-cell table:number-columns-repeated="18"/>
          <table:table-cell table:formula="of:=CONCATENATE([.Q398];[.R398];#REF!)" office:value-type="string" office:string-value="" calcext:value-type="error">
            <text:p>#¡REF!</text:p>
          </table:table-cell>
          <table:table-cell table:number-columns-repeated="1003"/>
        </table:table-row>
        <table:table-row table:style-name="ro1">
          <table:table-cell table:number-columns-repeated="18"/>
          <table:table-cell table:formula="of:=CONCATENATE([.Q399];[.R399];#REF!)" office:value-type="string" office:string-value="" calcext:value-type="error">
            <text:p>#¡REF!</text:p>
          </table:table-cell>
          <table:table-cell table:number-columns-repeated="1003"/>
        </table:table-row>
        <table:table-row table:style-name="ro1">
          <table:table-cell table:number-columns-repeated="18"/>
          <table:table-cell table:formula="of:=CONCATENATE([.Q400];[.R400];#REF!)" office:value-type="string" office:string-value="" calcext:value-type="error">
            <text:p>#¡REF!</text:p>
          </table:table-cell>
          <table:table-cell table:number-columns-repeated="1003"/>
        </table:table-row>
        <table:table-row table:style-name="ro1">
          <table:table-cell table:number-columns-repeated="18"/>
          <table:table-cell table:formula="of:=CONCATENATE([.Q401];[.R401];#REF!)" office:value-type="string" office:string-value="" calcext:value-type="error">
            <text:p>#¡REF!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3" calcext:value-type="float">
            <text:p>393</text:p>
          </table:table-cell>
          <table:table-cell table:formula="of:=CONCATENATE([.Q402];[.R402];#REF!)" office:value-type="string" office:string-value="" calcext:value-type="error">
            <text:p>#¡REF!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4" calcext:value-type="float">
            <text:p>664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float" office:value="517" calcext:value-type="float">
            <text:p>517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string" calcext:value-type="string">
            <text:p>NomeXuntoReducido</text:p>
          </table:table-cell>
          <table:table-cell office:value-type="string" calcext:value-type="string">
            <text:p>NomeMinusculas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float" office:value="954" calcext:value-type="float">
            <text:p>954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float" office:value="352" calcext:value-type="float">
            <text:p>352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float" office:value="149" calcext:value-type="float">
            <text:p>149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float" office:value="181" calcext:value-type="float">
            <text:p>181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float" office:value="247" calcext:value-type="float">
            <text:p>247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float" office:value="831" calcext:value-type="float">
            <text:p>831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float" office:value="44" calcext:value-type="float">
            <text:p>44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float" office:value="171" calcext:value-type="float">
            <text:p>171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float" office:value="231" calcext:value-type="float">
            <text:p>231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float" office:value="63" calcext:value-type="float">
            <text:p>63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float" office:value="974" calcext:value-type="float">
            <text:p>974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float" office:value="106" calcext:value-type="float">
            <text:p>106</text:p>
          </table:table-cell>
          <table:table-cell table:number-columns-repeated="1004"/>
        </table:table-row>
        <table:table-row table:style-name="ro1" table:number-rows-repeated="1048158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Adapatado.L1:Adapatado.N1048576">
            <calcext:condition calcext:apply-style-name="Error" calcext:value="&gt;20" calcext:base-cell-address="Adapatado.L1"/>
          </calcext:conditional-format>
        </calcext:conditional-formats>
      </table:table>
      <table:table table:name="Login e grupos" table:style-name="ta1">
        <table:table-column table:style-name="co12" table:default-cell-style-name="Default"/>
        <table:table-column table:style-name="co1" table:default-cell-style-name="Default"/>
        <table:table-row table:style-name="ro1">
          <table:table-cell table:formula="of:=[$Adapatado.M1]" office:value-type="string" office:string-value="LoginDefinitivo" calcext:value-type="string">
            <text:p>LoginDefinitivo</text:p>
          </table:table-cell>
          <table:table-cell table:formula="of:=[$Adapatado.U1]" office:value-type="string" office:string-value="Grupo" calcext:value-type="string">
            <text:p>Grupo</text:p>
          </table:table-cell>
        </table:table-row>
        <table:table-row table:style-name="ro1">
          <table:table-cell table:formula="of:=[$Adapatado.M2]" office:value-type="string" office:string-value="a19nereaalca" calcext:value-type="string">
            <text:p>a19nereaalca</text:p>
          </table:table-cell>
          <table:table-cell table:formula="of:=[$Adapatado.U2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3]" office:value-type="string" office:string-value="a20samuelfeen" calcext:value-type="string">
            <text:p>a20samuelfeen</text:p>
          </table:table-cell>
          <table:table-cell table:formula="of:=[$Adapatado.U3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4]" office:value-type="string" office:string-value="a19giovannapeam" calcext:value-type="string">
            <text:p>a19giovannapeam</text:p>
          </table:table-cell>
          <table:table-cell table:formula="of:=[$Adapatado.U4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5]" office:value-type="string" office:string-value="a19antoncoig" calcext:value-type="string">
            <text:p>a19antoncoig</text:p>
          </table:table-cell>
          <table:table-cell table:formula="of:=[$Adapatado.U5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6]" office:value-type="string" office:string-value="a21aroadife" calcext:value-type="string">
            <text:p>a21aroadife</text:p>
          </table:table-cell>
          <table:table-cell table:formula="of:=[$Adapatado.U6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7]" office:value-type="string" office:string-value="a21paulavagu" calcext:value-type="string">
            <text:p>a21paulavagu</text:p>
          </table:table-cell>
          <table:table-cell table:formula="of:=[$Adapatado.U7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8]" office:value-type="string" office:string-value="a21vanesafear" calcext:value-type="string">
            <text:p>a21vanesafear</text:p>
          </table:table-cell>
          <table:table-cell table:formula="of:=[$Adapatado.U8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9]" office:value-type="string" office:string-value="a19manuelrupa" calcext:value-type="string">
            <text:p>a19manuelrupa</text:p>
          </table:table-cell>
          <table:table-cell table:formula="of:=[$Adapatado.U9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10]" office:value-type="string" office:string-value="a20taniapabo" calcext:value-type="string">
            <text:p>a20taniapabo</text:p>
          </table:table-cell>
          <table:table-cell table:formula="of:=[$Adapatado.U10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11]" office:value-type="string" office:string-value="a18nicolascede" calcext:value-type="string">
            <text:p>a18nicolascede</text:p>
          </table:table-cell>
          <table:table-cell table:formula="of:=[$Adapatado.U11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12]" office:value-type="string" office:string-value="a19diegogado" calcext:value-type="string">
            <text:p>a19diegogado</text:p>
          </table:table-cell>
          <table:table-cell table:formula="of:=[$Adapatado.U12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3]" office:value-type="string" office:string-value="a18saratepe" calcext:value-type="string">
            <text:p>a18saratepe</text:p>
          </table:table-cell>
          <table:table-cell table:formula="of:=[$Adapatado.U13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4]" office:value-type="string" office:string-value="a18jeancagoto" calcext:value-type="string">
            <text:p>a18jeancagoto</text:p>
          </table:table-cell>
          <table:table-cell table:formula="of:=[$Adapatado.U14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5]" office:value-type="string" office:string-value="a21angelinapedu" calcext:value-type="string">
            <text:p>a21angelinapedu</text:p>
          </table:table-cell>
          <table:table-cell table:formula="of:=[$Adapatado.U15]" office:value-type="string" office:string-value="iibna" calcext:value-type="string">
            <text:p>iibna</text:p>
          </table:table-cell>
        </table:table-row>
        <table:table-row table:style-name="ro1">
          <table:table-cell table:formula="of:=[$Adapatado.M16]" office:value-type="string" office:string-value="a18aaronalll" calcext:value-type="string">
            <text:p>a18aaronalll</text:p>
          </table:table-cell>
          <table:table-cell table:formula="of:=[$Adapatado.U16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17]" office:value-type="string" office:string-value="a18claudianafral" calcext:value-type="string">
            <text:p>a18claudianafral</text:p>
          </table:table-cell>
          <table:table-cell table:formula="of:=[$Adapatado.U17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18]" office:value-type="string" office:string-value="a21patriciamidegi" calcext:value-type="string">
            <text:p>a21patriciamidegi</text:p>
          </table:table-cell>
          <table:table-cell table:formula="of:=[$Adapatado.U18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19]" office:value-type="string" office:string-value="a19paulacega" calcext:value-type="string">
            <text:p>a19paulacega</text:p>
          </table:table-cell>
          <table:table-cell table:formula="of:=[$Adapatado.U19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0]" office:value-type="string" office:string-value="a18victorgaro" calcext:value-type="string">
            <text:p>a18victorgaro</text:p>
          </table:table-cell>
          <table:table-cell table:formula="of:=[$Adapatado.U20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1]" office:value-type="string" office:string-value="a19irialaro" calcext:value-type="string">
            <text:p>a19irialaro</text:p>
          </table:table-cell>
          <table:table-cell table:formula="of:=[$Adapatado.U21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22]" office:value-type="string" office:string-value="a19jessicadovi" calcext:value-type="string">
            <text:p>a19jessicadovi</text:p>
          </table:table-cell>
          <table:table-cell table:formula="of:=[$Adapatado.U22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23]" office:value-type="string" office:string-value="a19dubanfelovi" calcext:value-type="string">
            <text:p>a19dubanfelovi</text:p>
          </table:table-cell>
          <table:table-cell table:formula="of:=[$Adapatado.U23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4]" office:value-type="string" office:string-value="a18danielasoal" calcext:value-type="string">
            <text:p>a18danielasoal</text:p>
          </table:table-cell>
          <table:table-cell table:formula="of:=[$Adapatado.U24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5]" office:value-type="string" office:string-value="a18antonioalca" calcext:value-type="string">
            <text:p>a18antonioalca</text:p>
          </table:table-cell>
          <table:table-cell table:formula="of:=[$Adapatado.U25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6]" office:value-type="string" office:string-value="a21sandracaar" calcext:value-type="string">
            <text:p>a21sandracaar</text:p>
          </table:table-cell>
          <table:table-cell table:formula="of:=[$Adapatado.U26]" office:value-type="string" office:string-value="iibna" calcext:value-type="string">
            <text:p>iibna</text:p>
          </table:table-cell>
        </table:table-row>
        <table:table-row table:style-name="ro1">
          <table:table-cell table:formula="of:=[$Adapatado.M27]" office:value-type="string" office:string-value="a18evamamabr" calcext:value-type="string">
            <text:p>a18evamamabr</text:p>
          </table:table-cell>
          <table:table-cell table:formula="of:=[$Adapatado.U27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8]" office:value-type="string" office:string-value="a19lauracaca" calcext:value-type="string">
            <text:p>a19lauracaca</text:p>
          </table:table-cell>
          <table:table-cell table:formula="of:=[$Adapatado.U28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9]" office:value-type="string" office:string-value="a19sharonbovi" calcext:value-type="string">
            <text:p>a19sharonbovi</text:p>
          </table:table-cell>
          <table:table-cell table:formula="of:=[$Adapatado.U29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30]" office:value-type="string" office:string-value="a20carlotaruse" calcext:value-type="string">
            <text:p>a20carlotaruse</text:p>
          </table:table-cell>
          <table:table-cell table:formula="of:=[$Adapatado.U30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31]" office:value-type="string" office:string-value="a19errehmuca" calcext:value-type="string">
            <text:p>a19errehmuca</text:p>
          </table:table-cell>
          <table:table-cell table:formula="of:=[$Adapatado.U31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32]" office:value-type="string" office:string-value="a19javieroces" calcext:value-type="string">
            <text:p>a19javieroces</text:p>
          </table:table-cell>
          <table:table-cell table:formula="of:=[$Adapatado.U32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33]" office:value-type="string" office:string-value="a21andreacoda" calcext:value-type="string">
            <text:p>a21andreacoda</text:p>
          </table:table-cell>
          <table:table-cell table:formula="of:=[$Adapatado.U33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34]" office:value-type="string" office:string-value="a19iriafefr" calcext:value-type="string">
            <text:p>a19iriafefr</text:p>
          </table:table-cell>
          <table:table-cell table:formula="of:=[$Adapatado.U34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35]" office:value-type="string" office:string-value="a19andreaacga" calcext:value-type="string">
            <text:p>a19andreaacga</text:p>
          </table:table-cell>
          <table:table-cell table:formula="of:=[$Adapatado.U35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36]" office:value-type="string" office:string-value="a18rubenceca" calcext:value-type="string">
            <text:p>a18rubenceca</text:p>
          </table:table-cell>
          <table:table-cell table:formula="of:=[$Adapatado.U36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37]" office:value-type="string" office:string-value="a21thaiscaga" calcext:value-type="string">
            <text:p>a21thaiscaga</text:p>
          </table:table-cell>
          <table:table-cell table:formula="of:=[$Adapatado.U37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38]" office:value-type="string" office:string-value="a19xoanotal" calcext:value-type="string">
            <text:p>a19xoanotal</text:p>
          </table:table-cell>
          <table:table-cell table:formula="of:=[$Adapatado.U38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39]" office:value-type="string" office:string-value="a20xacobevima" calcext:value-type="string">
            <text:p>a20xacobevima</text:p>
          </table:table-cell>
          <table:table-cell table:formula="of:=[$Adapatado.U39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40]" office:value-type="string" office:string-value="a20nereaarro" calcext:value-type="string">
            <text:p>a20nereaarro</text:p>
          </table:table-cell>
          <table:table-cell table:formula="of:=[$Adapatado.U40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41]" office:value-type="string" office:string-value="a20sergiopesa" calcext:value-type="string">
            <text:p>a20sergiopesa</text:p>
          </table:table-cell>
          <table:table-cell table:formula="of:=[$Adapatado.U41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42]" office:value-type="string" office:string-value="a20tamaracago" calcext:value-type="string">
            <text:p>a20tamaracago</text:p>
          </table:table-cell>
          <table:table-cell table:formula="of:=[$Adapatado.U42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43]" office:value-type="string" office:string-value="a21fabianigba" calcext:value-type="string">
            <text:p>a21fabianigba</text:p>
          </table:table-cell>
          <table:table-cell table:formula="of:=[$Adapatado.U43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44]" office:value-type="string" office:string-value="a20pelayologo" calcext:value-type="string">
            <text:p>a20pelayologo</text:p>
          </table:table-cell>
          <table:table-cell table:formula="of:=[$Adapatado.U44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45]" office:value-type="string" office:string-value="a18enriquegofo" calcext:value-type="string">
            <text:p>a18enriquegofo</text:p>
          </table:table-cell>
          <table:table-cell table:formula="of:=[$Adapatado.U45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46]" office:value-type="string" office:string-value="a19damianlica" calcext:value-type="string">
            <text:p>a19damianlica</text:p>
          </table:table-cell>
          <table:table-cell table:formula="of:=[$Adapatado.U46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47]" office:value-type="string" office:string-value="a20pabloalro" calcext:value-type="string">
            <text:p>a20pabloalro</text:p>
          </table:table-cell>
          <table:table-cell table:formula="of:=[$Adapatado.U47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48]" office:value-type="string" office:string-value="a19lorenafefe" calcext:value-type="string">
            <text:p>a19lorenafefe</text:p>
          </table:table-cell>
          <table:table-cell table:formula="of:=[$Adapatado.U48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49]" office:value-type="string" office:string-value="a20giovannaloma" calcext:value-type="string">
            <text:p>a20giovannaloma</text:p>
          </table:table-cell>
          <table:table-cell table:formula="of:=[$Adapatado.U49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50]" office:value-type="string" office:string-value="a18pablosica" calcext:value-type="string">
            <text:p>a18pablosica</text:p>
          </table:table-cell>
          <table:table-cell table:formula="of:=[$Adapatado.U50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51]" office:value-type="string" office:string-value="a18adrianjogo" calcext:value-type="string">
            <text:p>a18adrianjogo</text:p>
          </table:table-cell>
          <table:table-cell table:formula="of:=[$Adapatado.U51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52]" office:value-type="string" office:string-value="a21rubenvaal" calcext:value-type="string">
            <text:p>a21rubenvaal</text:p>
          </table:table-cell>
          <table:table-cell table:formula="of:=[$Adapatado.U52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53]" office:value-type="string" office:string-value="a20martaargo" calcext:value-type="string">
            <text:p>a20martaargo</text:p>
          </table:table-cell>
          <table:table-cell table:formula="of:=[$Adapatado.U53]" office:value-type="string" office:string-value="iibna" calcext:value-type="string">
            <text:p>iibna</text:p>
          </table:table-cell>
        </table:table-row>
        <table:table-row table:style-name="ro1">
          <table:table-cell table:formula="of:=[$Adapatado.M54]" office:value-type="string" office:string-value="a21jesicacavi" calcext:value-type="string">
            <text:p>a21jesicacavi</text:p>
          </table:table-cell>
          <table:table-cell table:formula="of:=[$Adapatado.U54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55]" office:value-type="string" office:string-value="a20manuelvasa" calcext:value-type="string">
            <text:p>a20manuelvasa</text:p>
          </table:table-cell>
          <table:table-cell table:formula="of:=[$Adapatado.U55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56]" office:value-type="string" office:string-value="a21danielpudu" calcext:value-type="string">
            <text:p>a21danielpudu</text:p>
          </table:table-cell>
          <table:table-cell table:formula="of:=[$Adapatado.U56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57]" office:value-type="string" office:string-value="a18fiorellasolofe" calcext:value-type="string">
            <text:p>a18fiorellasolofe</text:p>
          </table:table-cell>
          <table:table-cell table:formula="of:=[$Adapatado.U57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58]" office:value-type="string" office:string-value="a19albertomodi" calcext:value-type="string">
            <text:p>a19albertomodi</text:p>
          </table:table-cell>
          <table:table-cell table:formula="of:=[$Adapatado.U58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59]" office:value-type="string" office:string-value="a18paulavego" calcext:value-type="string">
            <text:p>a18paulavego</text:p>
          </table:table-cell>
          <table:table-cell table:formula="of:=[$Adapatado.U59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60]" office:value-type="string" office:string-value="a19silviahufe" calcext:value-type="string">
            <text:p>a19silviahufe</text:p>
          </table:table-cell>
          <table:table-cell table:formula="of:=[$Adapatado.U60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61]" office:value-type="string" office:string-value="a18oscargabe" calcext:value-type="string">
            <text:p>a18oscargabe</text:p>
          </table:table-cell>
          <table:table-cell table:formula="of:=[$Adapatado.U61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62]" office:value-type="string" office:string-value="a21andreamabe" calcext:value-type="string">
            <text:p>a21andreamabe</text:p>
          </table:table-cell>
          <table:table-cell table:formula="of:=[$Adapatado.U62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63]" office:value-type="string" office:string-value="a20ivanrori" calcext:value-type="string">
            <text:p>a20ivanrori</text:p>
          </table:table-cell>
          <table:table-cell table:formula="of:=[$Adapatado.U63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64]" office:value-type="string" office:string-value="a21laurafasolo" calcext:value-type="string">
            <text:p>a21laurafasolo</text:p>
          </table:table-cell>
          <table:table-cell table:formula="of:=[$Adapatado.U64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65]" office:value-type="string" office:string-value="a20cristinareca" calcext:value-type="string">
            <text:p>a20cristinareca</text:p>
          </table:table-cell>
          <table:table-cell table:formula="of:=[$Adapatado.U65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66]" office:value-type="string" office:string-value="a20estefaniadigo" calcext:value-type="string">
            <text:p>a20estefaniadigo</text:p>
          </table:table-cell>
          <table:table-cell table:formula="of:=[$Adapatado.U66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67]" office:value-type="string" office:string-value="a19fernandojohuco" calcext:value-type="string">
            <text:p>a19fernandojohuco</text:p>
          </table:table-cell>
          <table:table-cell table:formula="of:=[$Adapatado.U67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68]" office:value-type="string" office:string-value="a18evavice" calcext:value-type="string">
            <text:p>a18evavice</text:p>
          </table:table-cell>
          <table:table-cell table:formula="of:=[$Adapatado.U68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69]" office:value-type="string" office:string-value="a20marcosmape" calcext:value-type="string">
            <text:p>a20marcosmape</text:p>
          </table:table-cell>
          <table:table-cell table:formula="of:=[$Adapatado.U69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70]" office:value-type="string" office:string-value="a21luisgucalo" calcext:value-type="string">
            <text:p>a21luisgucalo</text:p>
          </table:table-cell>
          <table:table-cell table:formula="of:=[$Adapatado.U70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71]" office:value-type="string" office:string-value="a18veronicagape" calcext:value-type="string">
            <text:p>a18veronicagape</text:p>
          </table:table-cell>
          <table:table-cell table:formula="of:=[$Adapatado.U71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72]" office:value-type="string" office:string-value="a19juananorfa" calcext:value-type="string">
            <text:p>a19juananorfa</text:p>
          </table:table-cell>
          <table:table-cell table:formula="of:=[$Adapatado.U72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73]" office:value-type="string" office:string-value="a19miriamsole" calcext:value-type="string">
            <text:p>a19miriamsole</text:p>
          </table:table-cell>
          <table:table-cell table:formula="of:=[$Adapatado.U73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74]" office:value-type="string" office:string-value="a20rodrigopalo" calcext:value-type="string">
            <text:p>a20rodrigopalo</text:p>
          </table:table-cell>
          <table:table-cell table:formula="of:=[$Adapatado.U74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75]" office:value-type="string" office:string-value="a20camilaarcaro" calcext:value-type="string">
            <text:p>a20camilaarcaro</text:p>
          </table:table-cell>
          <table:table-cell table:formula="of:=[$Adapatado.U75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76]" office:value-type="string" office:string-value="a21eduardoanojgo" calcext:value-type="string">
            <text:p>a21eduardoanojgo</text:p>
          </table:table-cell>
          <table:table-cell table:formula="of:=[$Adapatado.U76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77]" office:value-type="string" office:string-value="a18danielripu" calcext:value-type="string">
            <text:p>a18danielripu</text:p>
          </table:table-cell>
          <table:table-cell table:formula="of:=[$Adapatado.U77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78]" office:value-type="string" office:string-value="a21iagoboco" calcext:value-type="string">
            <text:p>a21iagoboco</text:p>
          </table:table-cell>
          <table:table-cell table:formula="of:=[$Adapatado.U78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79]" office:value-type="string" office:string-value="a18pabloblvi" calcext:value-type="string">
            <text:p>a18pabloblvi</text:p>
          </table:table-cell>
          <table:table-cell table:formula="of:=[$Adapatado.U79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80]" office:value-type="string" office:string-value="a20adrianpepe" calcext:value-type="string">
            <text:p>a20adrianpepe</text:p>
          </table:table-cell>
          <table:table-cell table:formula="of:=[$Adapatado.U80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81]" office:value-type="string" office:string-value="a21stephaniechsama" calcext:value-type="string">
            <text:p>a21stephaniechsama</text:p>
          </table:table-cell>
          <table:table-cell table:formula="of:=[$Adapatado.U81]" office:value-type="string" office:string-value="iibna" calcext:value-type="string">
            <text:p>iibna</text:p>
          </table:table-cell>
        </table:table-row>
        <table:table-row table:style-name="ro1">
          <table:table-cell table:formula="of:=[$Adapatado.M82]" office:value-type="string" office:string-value="a18julianigllvi" calcext:value-type="string">
            <text:p>a18julianigllvi</text:p>
          </table:table-cell>
          <table:table-cell table:formula="of:=[$Adapatado.U82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83]" office:value-type="string" office:string-value="a19susanachde" calcext:value-type="string">
            <text:p>a19susanachde</text:p>
          </table:table-cell>
          <table:table-cell table:formula="of:=[$Adapatado.U83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84]" office:value-type="string" office:string-value="a20eddyodmaga" calcext:value-type="string">
            <text:p>a20eddyodmaga</text:p>
          </table:table-cell>
          <table:table-cell table:formula="of:=[$Adapatado.U84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85]" office:value-type="string" office:string-value="a18juanblde" calcext:value-type="string">
            <text:p>a18juanblde</text:p>
          </table:table-cell>
          <table:table-cell table:formula="of:=[$Adapatado.U85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86]" office:value-type="string" office:string-value="a20liliadefapuig" calcext:value-type="string">
            <text:p>a20liliadefapuig</text:p>
          </table:table-cell>
          <table:table-cell table:formula="of:=[$Adapatado.U86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87]" office:value-type="string" office:string-value="a18lorenabago" calcext:value-type="string">
            <text:p>a18lorenabago</text:p>
          </table:table-cell>
          <table:table-cell table:formula="of:=[$Adapatado.U87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88]" office:value-type="string" office:string-value="a21saraigupe" calcext:value-type="string">
            <text:p>a21saraigupe</text:p>
          </table:table-cell>
          <table:table-cell table:formula="of:=[$Adapatado.U88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89]" office:value-type="string" office:string-value="a19carlaprma" calcext:value-type="string">
            <text:p>a19carlaprma</text:p>
          </table:table-cell>
          <table:table-cell table:formula="of:=[$Adapatado.U89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90]" office:value-type="string" office:string-value="a21alejandrootva" calcext:value-type="string">
            <text:p>a21alejandrootva</text:p>
          </table:table-cell>
          <table:table-cell table:formula="of:=[$Adapatado.U90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91]" office:value-type="string" office:string-value="a20sarafrpe" calcext:value-type="string">
            <text:p>a20sarafrpe</text:p>
          </table:table-cell>
          <table:table-cell table:formula="of:=[$Adapatado.U91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92]" office:value-type="string" office:string-value="a19carolinarapa" calcext:value-type="string">
            <text:p>a19carolinarapa</text:p>
          </table:table-cell>
          <table:table-cell table:formula="of:=[$Adapatado.U92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93]" office:value-type="string" office:string-value="a21laurapeos" calcext:value-type="string">
            <text:p>a21laurapeos</text:p>
          </table:table-cell>
          <table:table-cell table:formula="of:=[$Adapatado.U93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94]" office:value-type="string" office:string-value="a21eilinelviin" calcext:value-type="string">
            <text:p>a21eilinelviin</text:p>
          </table:table-cell>
          <table:table-cell table:formula="of:=[$Adapatado.U94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95]" office:value-type="string" office:string-value="a20alexandregamo" calcext:value-type="string">
            <text:p>a20alexandregamo</text:p>
          </table:table-cell>
          <table:table-cell table:formula="of:=[$Adapatado.U95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96]" office:value-type="string" office:string-value="a18aroacapa" calcext:value-type="string">
            <text:p>a18aroacapa</text:p>
          </table:table-cell>
          <table:table-cell table:formula="of:=[$Adapatado.U96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97]" office:value-type="string" office:string-value="a18adrianbove" calcext:value-type="string">
            <text:p>a18adrianbove</text:p>
          </table:table-cell>
          <table:table-cell table:formula="of:=[$Adapatado.U97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98]" office:value-type="string" office:string-value="a20yeronvibo" calcext:value-type="string">
            <text:p>a20yeronvibo</text:p>
          </table:table-cell>
          <table:table-cell table:formula="of:=[$Adapatado.U98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99]" office:value-type="string" office:string-value="a19alejandrapiro" calcext:value-type="string">
            <text:p>a19alejandrapiro</text:p>
          </table:table-cell>
          <table:table-cell table:formula="of:=[$Adapatado.U99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100]" office:value-type="string" office:string-value="a21alejandrocomi" calcext:value-type="string">
            <text:p>a21alejandrocomi</text:p>
          </table:table-cell>
          <table:table-cell table:formula="of:=[$Adapatado.U100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101]" office:value-type="string" office:string-value="a19ainhoaluco" calcext:value-type="string">
            <text:p>a19ainhoaluco</text:p>
          </table:table-cell>
          <table:table-cell table:formula="of:=[$Adapatado.U101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102]" office:value-type="string" office:string-value="a21aitanalode" calcext:value-type="string">
            <text:p>a21aitanalode</text:p>
          </table:table-cell>
          <table:table-cell table:formula="of:=[$Adapatado.U102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103]" office:value-type="string" office:string-value="a20belenfeca" calcext:value-type="string">
            <text:p>a20belenfeca</text:p>
          </table:table-cell>
          <table:table-cell table:formula="of:=[$Adapatado.U103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104]" office:value-type="string" office:string-value="a19robertosimo" calcext:value-type="string">
            <text:p>a19robertosimo</text:p>
          </table:table-cell>
          <table:table-cell table:formula="of:=[$Adapatado.U104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05]" office:value-type="string" office:string-value="a20iagolopo" calcext:value-type="string">
            <text:p>a20iagolopo</text:p>
          </table:table-cell>
          <table:table-cell table:formula="of:=[$Adapatado.U105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106]" office:value-type="string" office:string-value="a21abiliorero" calcext:value-type="string">
            <text:p>a21abiliorero</text:p>
          </table:table-cell>
          <table:table-cell table:formula="of:=[$Adapatado.U106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07]" office:value-type="string" office:string-value="a20jhonstvaca" calcext:value-type="string">
            <text:p>a20jhonstvaca</text:p>
          </table:table-cell>
          <table:table-cell table:formula="of:=[$Adapatado.U107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08]" office:value-type="string" office:string-value="a20uxialafr" calcext:value-type="string">
            <text:p>a20uxialafr</text:p>
          </table:table-cell>
          <table:table-cell table:formula="of:=[$Adapatado.U108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109]" office:value-type="string" office:string-value="a20valerianuro" calcext:value-type="string">
            <text:p>a20valerianuro</text:p>
          </table:table-cell>
          <table:table-cell table:formula="of:=[$Adapatado.U109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110]" office:value-type="string" office:string-value="a19javierlogo" calcext:value-type="string">
            <text:p>a19javierlogo</text:p>
          </table:table-cell>
          <table:table-cell table:formula="of:=[$Adapatado.U110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111]" office:value-type="string" office:string-value="a20lucianapein" calcext:value-type="string">
            <text:p>a20lucianapein</text:p>
          </table:table-cell>
          <table:table-cell table:formula="of:=[$Adapatado.U111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112]" office:value-type="string" office:string-value="a18miriaesmafe" calcext:value-type="string">
            <text:p>a18miriaesmafe</text:p>
          </table:table-cell>
          <table:table-cell table:formula="of:=[$Adapatado.U112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113]" office:value-type="string" office:string-value="a21darlavebu" calcext:value-type="string">
            <text:p>a21darlavebu</text:p>
          </table:table-cell>
          <table:table-cell table:formula="of:=[$Adapatado.U113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114]" office:value-type="string" office:string-value="a21mariasotope" calcext:value-type="string">
            <text:p>a21mariasotope</text:p>
          </table:table-cell>
          <table:table-cell table:formula="of:=[$Adapatado.U114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115]" office:value-type="string" office:string-value="a20alejandrolope" calcext:value-type="string">
            <text:p>a20alejandrolope</text:p>
          </table:table-cell>
          <table:table-cell table:formula="of:=[$Adapatado.U115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16]" office:value-type="string" office:string-value="a20luciareca" calcext:value-type="string">
            <text:p>a20luciareca</text:p>
          </table:table-cell>
          <table:table-cell table:formula="of:=[$Adapatado.U116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117]" office:value-type="string" office:string-value="a18raquelvatu" calcext:value-type="string">
            <text:p>a18raquelvatu</text:p>
          </table:table-cell>
          <table:table-cell table:formula="of:=[$Adapatado.U117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18]" office:value-type="string" office:string-value="a21anxogral" calcext:value-type="string">
            <text:p>a21anxogral</text:p>
          </table:table-cell>
          <table:table-cell table:formula="of:=[$Adapatado.U118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119]" office:value-type="string" office:string-value="a18miguelgobl" calcext:value-type="string">
            <text:p>a18miguelgobl</text:p>
          </table:table-cell>
          <table:table-cell table:formula="of:=[$Adapatado.U119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20]" office:value-type="string" office:string-value="a21lucasgogu" calcext:value-type="string">
            <text:p>a21lucasgogu</text:p>
          </table:table-cell>
          <table:table-cell table:formula="of:=[$Adapatado.U120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121]" office:value-type="string" office:string-value="a21oscarjoal" calcext:value-type="string">
            <text:p>a21oscarjoal</text:p>
          </table:table-cell>
          <table:table-cell table:formula="of:=[$Adapatado.U121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22]" office:value-type="string" office:string-value="a19carmenmiol" calcext:value-type="string">
            <text:p>a19carmenmiol</text:p>
          </table:table-cell>
          <table:table-cell table:formula="of:=[$Adapatado.U122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123]" office:value-type="string" office:string-value="a18carlamogo" calcext:value-type="string">
            <text:p>a18carlamogo</text:p>
          </table:table-cell>
          <table:table-cell table:formula="of:=[$Adapatado.U123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124]" office:value-type="string" office:string-value="a18jonathanloro" calcext:value-type="string">
            <text:p>a18jonathanloro</text:p>
          </table:table-cell>
          <table:table-cell table:formula="of:=[$Adapatado.U124]" office:value-type="string" office:string-value="iibna" calcext:value-type="string">
            <text:p>iibna</text:p>
          </table:table-cell>
        </table:table-row>
        <table:table-row table:style-name="ro1">
          <table:table-cell table:formula="of:=[$Adapatado.M125]" office:value-type="string" office:string-value="a19sandrasivi" calcext:value-type="string">
            <text:p>a19sandrasivi</text:p>
          </table:table-cell>
          <table:table-cell table:formula="of:=[$Adapatado.U125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26]" office:value-type="string" office:string-value="a20nadiaelpoce" calcext:value-type="string">
            <text:p>a20nadiaelpoce</text:p>
          </table:table-cell>
          <table:table-cell table:formula="of:=[$Adapatado.U126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127]" office:value-type="string" office:string-value="a19mariaroca" calcext:value-type="string">
            <text:p>a19mariaroca</text:p>
          </table:table-cell>
          <table:table-cell table:formula="of:=[$Adapatado.U127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28]" office:value-type="string" office:string-value="a21orianeissavaso" calcext:value-type="string">
            <text:p>a21orianeissavaso</text:p>
          </table:table-cell>
          <table:table-cell table:formula="of:=[$Adapatado.U128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29]" office:value-type="string" office:string-value="a19anaexro" calcext:value-type="string">
            <text:p>a19anaexro</text:p>
          </table:table-cell>
          <table:table-cell table:formula="of:=[$Adapatado.U129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30]" office:value-type="string" office:string-value="a19alexandrapico" calcext:value-type="string">
            <text:p>a19alexandrapico</text:p>
          </table:table-cell>
          <table:table-cell table:formula="of:=[$Adapatado.U130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31]" office:value-type="string" office:string-value="a21diegovagu" calcext:value-type="string">
            <text:p>a21diegovagu</text:p>
          </table:table-cell>
          <table:table-cell table:formula="of:=[$Adapatado.U131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132]" office:value-type="string" office:string-value="a21yibrandoal" calcext:value-type="string">
            <text:p>a21yibrandoal</text:p>
          </table:table-cell>
          <table:table-cell table:formula="of:=[$Adapatado.U132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133]" office:value-type="string" office:string-value="a20franciscopema" calcext:value-type="string">
            <text:p>a20franciscopema</text:p>
          </table:table-cell>
          <table:table-cell table:formula="of:=[$Adapatado.U133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134]" office:value-type="string" office:string-value="a20mariaenbaca" calcext:value-type="string">
            <text:p>a20mariaenbaca</text:p>
          </table:table-cell>
          <table:table-cell table:formula="of:=[$Adapatado.U134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35]" office:value-type="string" office:string-value="a19adrianlosa" calcext:value-type="string">
            <text:p>a19adrianlosa</text:p>
          </table:table-cell>
          <table:table-cell table:formula="of:=[$Adapatado.U135]" office:value-type="string" office:string-value="iibna" calcext:value-type="string">
            <text:p>iibna</text:p>
          </table:table-cell>
        </table:table-row>
        <table:table-row table:style-name="ro1">
          <table:table-cell table:formula="of:=[$Adapatado.M136]" office:value-type="string" office:string-value="a20mariaelarla" calcext:value-type="string">
            <text:p>a20mariaelarla</text:p>
          </table:table-cell>
          <table:table-cell table:formula="of:=[$Adapatado.U136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137]" office:value-type="string" office:string-value="a20nataliaotbl" calcext:value-type="string">
            <text:p>a20nataliaotbl</text:p>
          </table:table-cell>
          <table:table-cell table:formula="of:=[$Adapatado.U137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138]" office:value-type="string" office:string-value="a21jesusbearba" calcext:value-type="string">
            <text:p>a21jesusbearba</text:p>
          </table:table-cell>
          <table:table-cell table:formula="of:=[$Adapatado.U138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39]" office:value-type="string" office:string-value="a21jorgelupero" calcext:value-type="string">
            <text:p>a21jorgelupero</text:p>
          </table:table-cell>
          <table:table-cell table:formula="of:=[$Adapatado.U139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40]" office:value-type="string" office:string-value="a20kevincapo" calcext:value-type="string">
            <text:p>a20kevincapo</text:p>
          </table:table-cell>
          <table:table-cell table:formula="of:=[$Adapatado.U140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41]" office:value-type="string" office:string-value="a20ignaciootra" calcext:value-type="string">
            <text:p>a20ignaciootra</text:p>
          </table:table-cell>
          <table:table-cell table:formula="of:=[$Adapatado.U141]" office:value-type="string" office:string-value="iibna" calcext:value-type="string">
            <text:p>iibna</text:p>
          </table:table-cell>
        </table:table-row>
        <table:table-row table:style-name="ro1">
          <table:table-cell table:formula="of:=[$Adapatado.M142]" office:value-type="string" office:string-value="a21judithti" calcext:value-type="string">
            <text:p>a21judithti</text:p>
          </table:table-cell>
          <table:table-cell table:formula="of:=[$Adapatado.U142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43]" office:value-type="string" office:string-value="a21normanpiga" calcext:value-type="string">
            <text:p>a21normanpiga</text:p>
          </table:table-cell>
          <table:table-cell table:formula="of:=[$Adapatado.U143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44]" office:value-type="string" office:string-value="a18georgyburi" calcext:value-type="string">
            <text:p>a18georgyburi</text:p>
          </table:table-cell>
          <table:table-cell table:formula="of:=[$Adapatado.U144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45]" office:value-type="string" office:string-value="a21dianamagica" calcext:value-type="string">
            <text:p>a21dianamagica</text:p>
          </table:table-cell>
          <table:table-cell table:formula="of:=[$Adapatado.U145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46]" office:value-type="string" office:string-value="a19sarasoen" calcext:value-type="string">
            <text:p>a19sarasoen</text:p>
          </table:table-cell>
          <table:table-cell table:formula="of:=[$Adapatado.U146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147]" office:value-type="string" office:string-value="a21paulamadial" calcext:value-type="string">
            <text:p>a21paulamadial</text:p>
          </table:table-cell>
          <table:table-cell table:formula="of:=[$Adapatado.U147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48]" office:value-type="string" office:string-value="a19andrearoan" calcext:value-type="string">
            <text:p>a19andrearoan</text:p>
          </table:table-cell>
          <table:table-cell table:formula="of:=[$Adapatado.U148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149]" office:value-type="string" office:string-value="a19andreaalce" calcext:value-type="string">
            <text:p>a19andreaalce</text:p>
          </table:table-cell>
          <table:table-cell table:formula="of:=[$Adapatado.U149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50]" office:value-type="string" office:string-value="a21pablosaes" calcext:value-type="string">
            <text:p>a21pablosaes</text:p>
          </table:table-cell>
          <table:table-cell table:formula="of:=[$Adapatado.U150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51]" office:value-type="string" office:string-value="a21joelalsa" calcext:value-type="string">
            <text:p>a21joelalsa</text:p>
          </table:table-cell>
          <table:table-cell table:formula="of:=[$Adapatado.U151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152]" office:value-type="string" office:string-value="a19sheilanaigro" calcext:value-type="string">
            <text:p>a19sheilanaigro</text:p>
          </table:table-cell>
          <table:table-cell table:formula="of:=[$Adapatado.U152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53]" office:value-type="string" office:string-value="a20ainhoanoot" calcext:value-type="string">
            <text:p>a20ainhoanoot</text:p>
          </table:table-cell>
          <table:table-cell table:formula="of:=[$Adapatado.U153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154]" office:value-type="string" office:string-value="a20lucasbaco" calcext:value-type="string">
            <text:p>a20lucasbaco</text:p>
          </table:table-cell>
          <table:table-cell table:formula="of:=[$Adapatado.U154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155]" office:value-type="string" office:string-value="a18belenvipo" calcext:value-type="string">
            <text:p>a18belenvipo</text:p>
          </table:table-cell>
          <table:table-cell table:formula="of:=[$Adapatado.U155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156]" office:value-type="string" office:string-value="a19yagovafe" calcext:value-type="string">
            <text:p>a19yagovafe</text:p>
          </table:table-cell>
          <table:table-cell table:formula="of:=[$Adapatado.U156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157]" office:value-type="string" office:string-value="a18angelnife" calcext:value-type="string">
            <text:p>a18angelnife</text:p>
          </table:table-cell>
          <table:table-cell table:formula="of:=[$Adapatado.U157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58]" office:value-type="string" office:string-value="a20robertocaroan" calcext:value-type="string">
            <text:p>a20robertocaroan</text:p>
          </table:table-cell>
          <table:table-cell table:formula="of:=[$Adapatado.U158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159]" office:value-type="string" office:string-value="a18taniamupa" calcext:value-type="string">
            <text:p>a18taniamupa</text:p>
          </table:table-cell>
          <table:table-cell table:formula="of:=[$Adapatado.U159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60]" office:value-type="string" office:string-value="a19taniagear" calcext:value-type="string">
            <text:p>a19taniagear</text:p>
          </table:table-cell>
          <table:table-cell table:formula="of:=[$Adapatado.U160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61]" office:value-type="string" office:string-value="a21carlosjalito" calcext:value-type="string">
            <text:p>a21carlosjalito</text:p>
          </table:table-cell>
          <table:table-cell table:formula="of:=[$Adapatado.U161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162]" office:value-type="string" office:string-value="a18susanaabga" calcext:value-type="string">
            <text:p>a18susanaabga</text:p>
          </table:table-cell>
          <table:table-cell table:formula="of:=[$Adapatado.U162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63]" office:value-type="string" office:string-value="a19emilianogavipe" calcext:value-type="string">
            <text:p>a19emilianogavipe</text:p>
          </table:table-cell>
          <table:table-cell table:formula="of:=[$Adapatado.U163]" office:value-type="string" office:string-value="iibna" calcext:value-type="string">
            <text:p>iibna</text:p>
          </table:table-cell>
        </table:table-row>
        <table:table-row table:style-name="ro1">
          <table:table-cell table:formula="of:=[$Adapatado.M164]" office:value-type="string" office:string-value="a18analisema" calcext:value-type="string">
            <text:p>a18analisema</text:p>
          </table:table-cell>
          <table:table-cell table:formula="of:=[$Adapatado.U164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165]" office:value-type="string" office:string-value="a21candelariba" calcext:value-type="string">
            <text:p>a21candelariba</text:p>
          </table:table-cell>
          <table:table-cell table:formula="of:=[$Adapatado.U165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166]" office:value-type="string" office:string-value="a21aymaraanin" calcext:value-type="string">
            <text:p>a21aymaraanin</text:p>
          </table:table-cell>
          <table:table-cell table:formula="of:=[$Adapatado.U166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67]" office:value-type="string" office:string-value="a21anthonynova" calcext:value-type="string">
            <text:p>a21anthonynova</text:p>
          </table:table-cell>
          <table:table-cell table:formula="of:=[$Adapatado.U167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168]" office:value-type="string" office:string-value="a21danielcado" calcext:value-type="string">
            <text:p>a21danielcado</text:p>
          </table:table-cell>
          <table:table-cell table:formula="of:=[$Adapatado.U168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169]" office:value-type="string" office:string-value="a18pedrosiva" calcext:value-type="string">
            <text:p>a18pedrosiva</text:p>
          </table:table-cell>
          <table:table-cell table:formula="of:=[$Adapatado.U169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170]" office:value-type="string" office:string-value="a18alexandervije" calcext:value-type="string">
            <text:p>a18alexandervije</text:p>
          </table:table-cell>
          <table:table-cell table:formula="of:=[$Adapatado.U170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171]" office:value-type="string" office:string-value="a20gaelnupe" calcext:value-type="string">
            <text:p>a20gaelnupe</text:p>
          </table:table-cell>
          <table:table-cell table:formula="of:=[$Adapatado.U171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172]" office:value-type="string" office:string-value="a21aitanacode" calcext:value-type="string">
            <text:p>a21aitanacode</text:p>
          </table:table-cell>
          <table:table-cell table:formula="of:=[$Adapatado.U172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73]" office:value-type="string" office:string-value="a18mariajofrgo" calcext:value-type="string">
            <text:p>a18mariajofrgo</text:p>
          </table:table-cell>
          <table:table-cell table:formula="of:=[$Adapatado.U173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174]" office:value-type="string" office:string-value="a21andresvapr" calcext:value-type="string">
            <text:p>a21andresvapr</text:p>
          </table:table-cell>
          <table:table-cell table:formula="of:=[$Adapatado.U174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75]" office:value-type="string" office:string-value="a18samuelteal" calcext:value-type="string">
            <text:p>a18samuelteal</text:p>
          </table:table-cell>
          <table:table-cell table:formula="of:=[$Adapatado.U175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176]" office:value-type="string" office:string-value="a18pabloammo" calcext:value-type="string">
            <text:p>a18pabloammo</text:p>
          </table:table-cell>
          <table:table-cell table:formula="of:=[$Adapatado.U176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77]" office:value-type="string" office:string-value="a19iñakialgo" calcext:value-type="string">
            <text:p>a19iñakialgo</text:p>
          </table:table-cell>
          <table:table-cell table:formula="of:=[$Adapatado.U177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78]" office:value-type="string" office:string-value="a19carladoco" calcext:value-type="string">
            <text:p>a19carladoco</text:p>
          </table:table-cell>
          <table:table-cell table:formula="of:=[$Adapatado.U178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179]" office:value-type="string" office:string-value="a18barbararigo" calcext:value-type="string">
            <text:p>a18barbararigo</text:p>
          </table:table-cell>
          <table:table-cell table:formula="of:=[$Adapatado.U179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180]" office:value-type="string" office:string-value="a21antiaviro" calcext:value-type="string">
            <text:p>a21antiaviro</text:p>
          </table:table-cell>
          <table:table-cell table:formula="of:=[$Adapatado.U180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81]" office:value-type="string" office:string-value="a21maurofefe" calcext:value-type="string">
            <text:p>a21maurofefe</text:p>
          </table:table-cell>
          <table:table-cell table:formula="of:=[$Adapatado.U181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82]" office:value-type="string" office:string-value="a19inesfeva" calcext:value-type="string">
            <text:p>a19inesfeva</text:p>
          </table:table-cell>
          <table:table-cell table:formula="of:=[$Adapatado.U182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83]" office:value-type="string" office:string-value="a20marcospima" calcext:value-type="string">
            <text:p>a20marcospima</text:p>
          </table:table-cell>
          <table:table-cell table:formula="of:=[$Adapatado.U183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84]" office:value-type="string" office:string-value="a20samuelmofe" calcext:value-type="string">
            <text:p>a20samuelmofe</text:p>
          </table:table-cell>
          <table:table-cell table:formula="of:=[$Adapatado.U184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85]" office:value-type="string" office:string-value="a20veronicagoma" calcext:value-type="string">
            <text:p>a20veronicagoma</text:p>
          </table:table-cell>
          <table:table-cell table:formula="of:=[$Adapatado.U185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186]" office:value-type="string" office:string-value="a19adriangoal" calcext:value-type="string">
            <text:p>a19adriangoal</text:p>
          </table:table-cell>
          <table:table-cell table:formula="of:=[$Adapatado.U186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87]" office:value-type="string" office:string-value="a18martincano" calcext:value-type="string">
            <text:p>a18martincano</text:p>
          </table:table-cell>
          <table:table-cell table:formula="of:=[$Adapatado.U187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88]" office:value-type="string" office:string-value="a20angelaroco" calcext:value-type="string">
            <text:p>a20angelaroco</text:p>
          </table:table-cell>
          <table:table-cell table:formula="of:=[$Adapatado.U188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189]" office:value-type="string" office:string-value="a20rosamamolo" calcext:value-type="string">
            <text:p>a20rosamamolo</text:p>
          </table:table-cell>
          <table:table-cell table:formula="of:=[$Adapatado.U189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90]" office:value-type="string" office:string-value="a18eduardofadica" calcext:value-type="string">
            <text:p>a18eduardofadica</text:p>
          </table:table-cell>
          <table:table-cell table:formula="of:=[$Adapatado.U190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191]" office:value-type="string" office:string-value="a21pablokili" calcext:value-type="string">
            <text:p>a21pablokili</text:p>
          </table:table-cell>
          <table:table-cell table:formula="of:=[$Adapatado.U191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92]" office:value-type="string" office:string-value="a20raultapa" calcext:value-type="string">
            <text:p>a20raultapa</text:p>
          </table:table-cell>
          <table:table-cell table:formula="of:=[$Adapatado.U192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193]" office:value-type="string" office:string-value="a18albertolabl" calcext:value-type="string">
            <text:p>a18albertolabl</text:p>
          </table:table-cell>
          <table:table-cell table:formula="of:=[$Adapatado.U193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94]" office:value-type="string" office:string-value="a20candelasago" calcext:value-type="string">
            <text:p>a20candelasago</text:p>
          </table:table-cell>
          <table:table-cell table:formula="of:=[$Adapatado.U194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95]" office:value-type="string" office:string-value="a20laragrda" calcext:value-type="string">
            <text:p>a20laragrda</text:p>
          </table:table-cell>
          <table:table-cell table:formula="of:=[$Adapatado.U195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96]" office:value-type="string" office:string-value="a19carlosreun" calcext:value-type="string">
            <text:p>a19carlosreun</text:p>
          </table:table-cell>
          <table:table-cell table:formula="of:=[$Adapatado.U196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197]" office:value-type="string" office:string-value="a20javieralpe" calcext:value-type="string">
            <text:p>a20javieralpe</text:p>
          </table:table-cell>
          <table:table-cell table:formula="of:=[$Adapatado.U197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198]" office:value-type="string" office:string-value="a19yagofemo" calcext:value-type="string">
            <text:p>a19yagofemo</text:p>
          </table:table-cell>
          <table:table-cell table:formula="of:=[$Adapatado.U198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199]" office:value-type="string" office:string-value="a18hugonema" calcext:value-type="string">
            <text:p>a18hugonema</text:p>
          </table:table-cell>
          <table:table-cell table:formula="of:=[$Adapatado.U199]" office:value-type="string" office:string-value="iibna" calcext:value-type="string">
            <text:p>iibna</text:p>
          </table:table-cell>
        </table:table-row>
        <table:table-row table:style-name="ro1">
          <table:table-cell table:formula="of:=[$Adapatado.M200]" office:value-type="string" office:string-value="a21estefannyyirofe" calcext:value-type="string">
            <text:p>a21estefannyyirofe</text:p>
          </table:table-cell>
          <table:table-cell table:formula="of:=[$Adapatado.U200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01]" office:value-type="string" office:string-value="a20samueljoolal" calcext:value-type="string">
            <text:p>a20samueljoolal</text:p>
          </table:table-cell>
          <table:table-cell table:formula="of:=[$Adapatado.U201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202]" office:value-type="string" office:string-value="a21lucasgulaal" calcext:value-type="string">
            <text:p>a21lucasgulaal</text:p>
          </table:table-cell>
          <table:table-cell table:formula="of:=[$Adapatado.U202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03]" office:value-type="string" office:string-value="a18pablobuma" calcext:value-type="string">
            <text:p>a18pablobuma</text:p>
          </table:table-cell>
          <table:table-cell table:formula="of:=[$Adapatado.U203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04]" office:value-type="string" office:string-value="a20armandomacu" calcext:value-type="string">
            <text:p>a20armandomacu</text:p>
          </table:table-cell>
          <table:table-cell table:formula="of:=[$Adapatado.U204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205]" office:value-type="string" office:string-value="a18rubenpuho" calcext:value-type="string">
            <text:p>a18rubenpuho</text:p>
          </table:table-cell>
          <table:table-cell table:formula="of:=[$Adapatado.U205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06]" office:value-type="string" office:string-value="a19raquelalfr" calcext:value-type="string">
            <text:p>a19raquelalfr</text:p>
          </table:table-cell>
          <table:table-cell table:formula="of:=[$Adapatado.U206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07]" office:value-type="string" office:string-value="a18loisfrga" calcext:value-type="string">
            <text:p>a18loisfrga</text:p>
          </table:table-cell>
          <table:table-cell table:formula="of:=[$Adapatado.U207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208]" office:value-type="string" office:string-value="a20laraviro" calcext:value-type="string">
            <text:p>a20laraviro</text:p>
          </table:table-cell>
          <table:table-cell table:formula="of:=[$Adapatado.U208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209]" office:value-type="string" office:string-value="a18luissisi" calcext:value-type="string">
            <text:p>a18luissisi</text:p>
          </table:table-cell>
          <table:table-cell table:formula="of:=[$Adapatado.U209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210]" office:value-type="string" office:string-value="a18pablofodi" calcext:value-type="string">
            <text:p>a18pablofodi</text:p>
          </table:table-cell>
          <table:table-cell table:formula="of:=[$Adapatado.U210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211]" office:value-type="string" office:string-value="a20pedroouja" calcext:value-type="string">
            <text:p>a20pedroouja</text:p>
          </table:table-cell>
          <table:table-cell table:formula="of:=[$Adapatado.U211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212]" office:value-type="string" office:string-value="a20uxiadola" calcext:value-type="string">
            <text:p>a20uxiadola</text:p>
          </table:table-cell>
          <table:table-cell table:formula="of:=[$Adapatado.U212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213]" office:value-type="string" office:string-value="a19alvarocoga" calcext:value-type="string">
            <text:p>a19alvarocoga</text:p>
          </table:table-cell>
          <table:table-cell table:formula="of:=[$Adapatado.U213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214]" office:value-type="string" office:string-value="a18danielpega" calcext:value-type="string">
            <text:p>a18danielpega</text:p>
          </table:table-cell>
          <table:table-cell table:formula="of:=[$Adapatado.U214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215]" office:value-type="string" office:string-value="a19josecajisa" calcext:value-type="string">
            <text:p>a19josecajisa</text:p>
          </table:table-cell>
          <table:table-cell table:formula="of:=[$Adapatado.U215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216]" office:value-type="string" office:string-value="a21alejandraboco" calcext:value-type="string">
            <text:p>a21alejandraboco</text:p>
          </table:table-cell>
          <table:table-cell table:formula="of:=[$Adapatado.U216]" office:value-type="string" office:string-value="iibna" calcext:value-type="string">
            <text:p>iibna</text:p>
          </table:table-cell>
        </table:table-row>
        <table:table-row table:style-name="ro1">
          <table:table-cell table:formula="of:=[$Adapatado.M217]" office:value-type="string" office:string-value="a21oscarjalepe" calcext:value-type="string">
            <text:p>a21oscarjalepe</text:p>
          </table:table-cell>
          <table:table-cell table:formula="of:=[$Adapatado.U217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218]" office:value-type="string" office:string-value="a21jessicaabyapi" calcext:value-type="string">
            <text:p>a21jessicaabyapi</text:p>
          </table:table-cell>
          <table:table-cell table:formula="of:=[$Adapatado.U218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19]" office:value-type="string" office:string-value="a21andrearovi" calcext:value-type="string">
            <text:p>a21andrearovi</text:p>
          </table:table-cell>
          <table:table-cell table:formula="of:=[$Adapatado.U219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220]" office:value-type="string" office:string-value="a20antiamope" calcext:value-type="string">
            <text:p>a20antiamope</text:p>
          </table:table-cell>
          <table:table-cell table:formula="of:=[$Adapatado.U220]" office:value-type="string" office:string-value="iibna" calcext:value-type="string">
            <text:p>iibna</text:p>
          </table:table-cell>
        </table:table-row>
        <table:table-row table:style-name="ro1">
          <table:table-cell table:formula="of:=[$Adapatado.M221]" office:value-type="string" office:string-value="a19mariabape" calcext:value-type="string">
            <text:p>a19mariabape</text:p>
          </table:table-cell>
          <table:table-cell table:formula="of:=[$Adapatado.U221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222]" office:value-type="string" office:string-value="a21abrahamrasa" calcext:value-type="string">
            <text:p>a21abrahamrasa</text:p>
          </table:table-cell>
          <table:table-cell table:formula="of:=[$Adapatado.U222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223]" office:value-type="string" office:string-value="a19uxiapepi" calcext:value-type="string">
            <text:p>a19uxiapepi</text:p>
          </table:table-cell>
          <table:table-cell table:formula="of:=[$Adapatado.U223]" office:value-type="string" office:string-value="iibna" calcext:value-type="string">
            <text:p>iibna</text:p>
          </table:table-cell>
        </table:table-row>
        <table:table-row table:style-name="ro1">
          <table:table-cell table:formula="of:=[$Adapatado.M224]" office:value-type="string" office:string-value="a20albadogo" calcext:value-type="string">
            <text:p>a20albadogo</text:p>
          </table:table-cell>
          <table:table-cell table:formula="of:=[$Adapatado.U224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25]" office:value-type="string" office:string-value="a18estebanviit" calcext:value-type="string">
            <text:p>a18estebanviit</text:p>
          </table:table-cell>
          <table:table-cell table:formula="of:=[$Adapatado.U225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226]" office:value-type="string" office:string-value="a20nereagofe" calcext:value-type="string">
            <text:p>a20nereagofe</text:p>
          </table:table-cell>
          <table:table-cell table:formula="of:=[$Adapatado.U226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227]" office:value-type="string" office:string-value="a18pablomago" calcext:value-type="string">
            <text:p>a18pablomago</text:p>
          </table:table-cell>
          <table:table-cell table:formula="of:=[$Adapatado.U227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228]" office:value-type="string" office:string-value="a18yovananasosa" calcext:value-type="string">
            <text:p>a18yovananasosa</text:p>
          </table:table-cell>
          <table:table-cell table:formula="of:=[$Adapatado.U228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229]" office:value-type="string" office:string-value="a20amelyelurno" calcext:value-type="string">
            <text:p>a20amelyelurno</text:p>
          </table:table-cell>
          <table:table-cell table:formula="of:=[$Adapatado.U229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30]" office:value-type="string" office:string-value="a20emanuelamca" calcext:value-type="string">
            <text:p>a20emanuelamca</text:p>
          </table:table-cell>
          <table:table-cell table:formula="of:=[$Adapatado.U230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31]" office:value-type="string" office:string-value="a20xiomaraolgasa" calcext:value-type="string">
            <text:p>a20xiomaraolgasa</text:p>
          </table:table-cell>
          <table:table-cell table:formula="of:=[$Adapatado.U231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232]" office:value-type="string" office:string-value="a19joseabarto" calcext:value-type="string">
            <text:p>a19joseabarto</text:p>
          </table:table-cell>
          <table:table-cell table:formula="of:=[$Adapatado.U232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233]" office:value-type="string" office:string-value="a20sebastianfrgafa" calcext:value-type="string">
            <text:p>a20sebastianfrgafa</text:p>
          </table:table-cell>
          <table:table-cell table:formula="of:=[$Adapatado.U233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234]" office:value-type="string" office:string-value="a18angelolma" calcext:value-type="string">
            <text:p>a18angelolma</text:p>
          </table:table-cell>
          <table:table-cell table:formula="of:=[$Adapatado.U234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35]" office:value-type="string" office:string-value="a20rubengoco" calcext:value-type="string">
            <text:p>a20rubengoco</text:p>
          </table:table-cell>
          <table:table-cell table:formula="of:=[$Adapatado.U235]" office:value-type="string" office:string-value="iibna" calcext:value-type="string">
            <text:p>iibna</text:p>
          </table:table-cell>
        </table:table-row>
        <table:table-row table:style-name="ro1">
          <table:table-cell table:formula="of:=[$Adapatado.M236]" office:value-type="string" office:string-value="a20andressasafo" calcext:value-type="string">
            <text:p>a20andressasafo</text:p>
          </table:table-cell>
          <table:table-cell table:formula="of:=[$Adapatado.U236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237]" office:value-type="string" office:string-value="a20samuelcaca" calcext:value-type="string">
            <text:p>a20samuelcaca</text:p>
          </table:table-cell>
          <table:table-cell table:formula="of:=[$Adapatado.U237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238]" office:value-type="string" office:string-value="a19agustinabrba" calcext:value-type="string">
            <text:p>a19agustinabrba</text:p>
          </table:table-cell>
          <table:table-cell table:formula="of:=[$Adapatado.U238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239]" office:value-type="string" office:string-value="a18migueldool" calcext:value-type="string">
            <text:p>a18migueldool</text:p>
          </table:table-cell>
          <table:table-cell table:formula="of:=[$Adapatado.U239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240]" office:value-type="string" office:string-value="a19nereagogi" calcext:value-type="string">
            <text:p>a19nereagogi</text:p>
          </table:table-cell>
          <table:table-cell table:formula="of:=[$Adapatado.U240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241]" office:value-type="string" office:string-value="a20sofiasace" calcext:value-type="string">
            <text:p>a20sofiasace</text:p>
          </table:table-cell>
          <table:table-cell table:formula="of:=[$Adapatado.U241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242]" office:value-type="string" office:string-value="a21pablocoes" calcext:value-type="string">
            <text:p>a21pablocoes</text:p>
          </table:table-cell>
          <table:table-cell table:formula="of:=[$Adapatado.U242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243]" office:value-type="string" office:string-value="a20rubenjololo" calcext:value-type="string">
            <text:p>a20rubenjololo</text:p>
          </table:table-cell>
          <table:table-cell table:formula="of:=[$Adapatado.U243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244]" office:value-type="string" office:string-value="a18adriansado" calcext:value-type="string">
            <text:p>a18adriansado</text:p>
          </table:table-cell>
          <table:table-cell table:formula="of:=[$Adapatado.U244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45]" office:value-type="string" office:string-value="a19mariabesiso" calcext:value-type="string">
            <text:p>a19mariabesiso</text:p>
          </table:table-cell>
          <table:table-cell table:formula="of:=[$Adapatado.U245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246]" office:value-type="string" office:string-value="a20rafaelmofeal" calcext:value-type="string">
            <text:p>a20rafaelmofeal</text:p>
          </table:table-cell>
          <table:table-cell table:formula="of:=[$Adapatado.U246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47]" office:value-type="string" office:string-value="a21nuriayumoso" calcext:value-type="string">
            <text:p>a21nuriayumoso</text:p>
          </table:table-cell>
          <table:table-cell table:formula="of:=[$Adapatado.U247]" office:value-type="string" office:string-value="iibna" calcext:value-type="string">
            <text:p>iibna</text:p>
          </table:table-cell>
        </table:table-row>
        <table:table-row table:style-name="ro1">
          <table:table-cell table:formula="of:=[$Adapatado.M248]" office:value-type="string" office:string-value="a18albaorpa" calcext:value-type="string">
            <text:p>a18albaorpa</text:p>
          </table:table-cell>
          <table:table-cell table:formula="of:=[$Adapatado.U248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249]" office:value-type="string" office:string-value="a21sixdeyadcabu" calcext:value-type="string">
            <text:p>a21sixdeyadcabu</text:p>
          </table:table-cell>
          <table:table-cell table:formula="of:=[$Adapatado.U249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50]" office:value-type="string" office:string-value="a19juanjobrpi" calcext:value-type="string">
            <text:p>a19juanjobrpi</text:p>
          </table:table-cell>
          <table:table-cell table:formula="of:=[$Adapatado.U250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251]" office:value-type="string" office:string-value="a20diegodobe" calcext:value-type="string">
            <text:p>a20diegodobe</text:p>
          </table:table-cell>
          <table:table-cell table:formula="of:=[$Adapatado.U251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252]" office:value-type="string" office:string-value="a20juancadumo" calcext:value-type="string">
            <text:p>a20juancadumo</text:p>
          </table:table-cell>
          <table:table-cell table:formula="of:=[$Adapatado.U252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53]" office:value-type="string" office:string-value="a19mariavibo" calcext:value-type="string">
            <text:p>a19mariavibo</text:p>
          </table:table-cell>
          <table:table-cell table:formula="of:=[$Adapatado.U253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254]" office:value-type="string" office:string-value="a20gabrielaropa" calcext:value-type="string">
            <text:p>a20gabrielaropa</text:p>
          </table:table-cell>
          <table:table-cell table:formula="of:=[$Adapatado.U254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55]" office:value-type="string" office:string-value="a19pablotopu" calcext:value-type="string">
            <text:p>a19pablotopu</text:p>
          </table:table-cell>
          <table:table-cell table:formula="of:=[$Adapatado.U255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56]" office:value-type="string" office:string-value="a18arielmago" calcext:value-type="string">
            <text:p>a18arielmago</text:p>
          </table:table-cell>
          <table:table-cell table:formula="of:=[$Adapatado.U256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257]" office:value-type="string" office:string-value="a18saradefi" calcext:value-type="string">
            <text:p>a18saradefi</text:p>
          </table:table-cell>
          <table:table-cell table:formula="of:=[$Adapatado.U257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258]" office:value-type="string" office:string-value="a21braiscoca" calcext:value-type="string">
            <text:p>a21braiscoca</text:p>
          </table:table-cell>
          <table:table-cell table:formula="of:=[$Adapatado.U258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59]" office:value-type="string" office:string-value="a20hugobope" calcext:value-type="string">
            <text:p>a20hugobope</text:p>
          </table:table-cell>
          <table:table-cell table:formula="of:=[$Adapatado.U259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60]" office:value-type="string" office:string-value="a19antonotpu" calcext:value-type="string">
            <text:p>a19antonotpu</text:p>
          </table:table-cell>
          <table:table-cell table:formula="of:=[$Adapatado.U260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261]" office:value-type="string" office:string-value="a19nairapemo" calcext:value-type="string">
            <text:p>a19nairapemo</text:p>
          </table:table-cell>
          <table:table-cell table:formula="of:=[$Adapatado.U261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262]" office:value-type="string" office:string-value="a19airamquro" calcext:value-type="string">
            <text:p>a19airamquro</text:p>
          </table:table-cell>
          <table:table-cell table:formula="of:=[$Adapatado.U262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63]" office:value-type="string" office:string-value="a21nicolevalo" calcext:value-type="string">
            <text:p>a21nicolevalo</text:p>
          </table:table-cell>
          <table:table-cell table:formula="of:=[$Adapatado.U263]" office:value-type="string" office:string-value="iibna" calcext:value-type="string">
            <text:p>iibna</text:p>
          </table:table-cell>
        </table:table-row>
        <table:table-row table:style-name="ro1">
          <table:table-cell table:formula="of:=[$Adapatado.M264]" office:value-type="string" office:string-value="a20hugoalva" calcext:value-type="string">
            <text:p>a20hugoalva</text:p>
          </table:table-cell>
          <table:table-cell table:formula="of:=[$Adapatado.U264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65]" office:value-type="string" office:string-value="a18josediro" calcext:value-type="string">
            <text:p>a18josediro</text:p>
          </table:table-cell>
          <table:table-cell table:formula="of:=[$Adapatado.U265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266]" office:value-type="string" office:string-value="a20martinvele" calcext:value-type="string">
            <text:p>a20martinvele</text:p>
          </table:table-cell>
          <table:table-cell table:formula="of:=[$Adapatado.U266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67]" office:value-type="string" office:string-value="a20davidcaca" calcext:value-type="string">
            <text:p>a20davidcaca</text:p>
          </table:table-cell>
          <table:table-cell table:formula="of:=[$Adapatado.U267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68]" office:value-type="string" office:string-value="a18joseandaca" calcext:value-type="string">
            <text:p>a18joseandaca</text:p>
          </table:table-cell>
          <table:table-cell table:formula="of:=[$Adapatado.U268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269]" office:value-type="string" office:string-value="a18aarondori" calcext:value-type="string">
            <text:p>a18aarondori</text:p>
          </table:table-cell>
          <table:table-cell table:formula="of:=[$Adapatado.U269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70]" office:value-type="string" office:string-value="a18iriscavi" calcext:value-type="string">
            <text:p>a18iriscavi</text:p>
          </table:table-cell>
          <table:table-cell table:formula="of:=[$Adapatado.U270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271]" office:value-type="string" office:string-value="a19rutharro" calcext:value-type="string">
            <text:p>a19rutharro</text:p>
          </table:table-cell>
          <table:table-cell table:formula="of:=[$Adapatado.U271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72]" office:value-type="string" office:string-value="a20miguelbafe" calcext:value-type="string">
            <text:p>a20miguelbafe</text:p>
          </table:table-cell>
          <table:table-cell table:formula="of:=[$Adapatado.U272]" office:value-type="string" office:string-value="iibna" calcext:value-type="string">
            <text:p>iibna</text:p>
          </table:table-cell>
        </table:table-row>
        <table:table-row table:style-name="ro1">
          <table:table-cell table:formula="of:=[$Adapatado.M273]" office:value-type="string" office:string-value="a19irenemifa" calcext:value-type="string">
            <text:p>a19irenemifa</text:p>
          </table:table-cell>
          <table:table-cell table:formula="of:=[$Adapatado.U273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274]" office:value-type="string" office:string-value="a19edgargibe" calcext:value-type="string">
            <text:p>a19edgargibe</text:p>
          </table:table-cell>
          <table:table-cell table:formula="of:=[$Adapatado.U274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75]" office:value-type="string" office:string-value="a20susanatoca" calcext:value-type="string">
            <text:p>a20susanatoca</text:p>
          </table:table-cell>
          <table:table-cell table:formula="of:=[$Adapatado.U275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276]" office:value-type="string" office:string-value="a20manuelroro" calcext:value-type="string">
            <text:p>a20manuelroro</text:p>
          </table:table-cell>
          <table:table-cell table:formula="of:=[$Adapatado.U276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277]" office:value-type="string" office:string-value="a21mariopaca" calcext:value-type="string">
            <text:p>a21mariopaca</text:p>
          </table:table-cell>
          <table:table-cell table:formula="of:=[$Adapatado.U277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78]" office:value-type="string" office:string-value="a19fernandorigale" calcext:value-type="string">
            <text:p>a19fernandorigale</text:p>
          </table:table-cell>
          <table:table-cell table:formula="of:=[$Adapatado.U278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279]" office:value-type="string" office:string-value="a18danielcore" calcext:value-type="string">
            <text:p>a18danielcore</text:p>
          </table:table-cell>
          <table:table-cell table:formula="of:=[$Adapatado.U279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280]" office:value-type="string" office:string-value="a21christianlo" calcext:value-type="string">
            <text:p>a21christianlo</text:p>
          </table:table-cell>
          <table:table-cell table:formula="of:=[$Adapatado.U280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281]" office:value-type="string" office:string-value="a19carlotaflal" calcext:value-type="string">
            <text:p>a19carlotaflal</text:p>
          </table:table-cell>
          <table:table-cell table:formula="of:=[$Adapatado.U281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282]" office:value-type="string" office:string-value="a20ritaelgace" calcext:value-type="string">
            <text:p>a20ritaelgace</text:p>
          </table:table-cell>
          <table:table-cell table:formula="of:=[$Adapatado.U282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283]" office:value-type="string" office:string-value="a18christiangabosa" calcext:value-type="string">
            <text:p>a18christiangabosa</text:p>
          </table:table-cell>
          <table:table-cell table:formula="of:=[$Adapatado.U283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284]" office:value-type="string" office:string-value="a20luisrife" calcext:value-type="string">
            <text:p>a20luisrife</text:p>
          </table:table-cell>
          <table:table-cell table:formula="of:=[$Adapatado.U284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85]" office:value-type="string" office:string-value="a19gabrielciba" calcext:value-type="string">
            <text:p>a19gabrielciba</text:p>
          </table:table-cell>
          <table:table-cell table:formula="of:=[$Adapatado.U285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286]" office:value-type="string" office:string-value="a21saraanfe" calcext:value-type="string">
            <text:p>a21saraanfe</text:p>
          </table:table-cell>
          <table:table-cell table:formula="of:=[$Adapatado.U286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87]" office:value-type="string" office:string-value="a19carlablgr" calcext:value-type="string">
            <text:p>a19carlablgr</text:p>
          </table:table-cell>
          <table:table-cell table:formula="of:=[$Adapatado.U287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288]" office:value-type="string" office:string-value="a18ivanropa" calcext:value-type="string">
            <text:p>a18ivanropa</text:p>
          </table:table-cell>
          <table:table-cell table:formula="of:=[$Adapatado.U288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289]" office:value-type="string" office:string-value="a19iriapeso" calcext:value-type="string">
            <text:p>a19iriapeso</text:p>
          </table:table-cell>
          <table:table-cell table:formula="of:=[$Adapatado.U289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90]" office:value-type="string" office:string-value="a19roimaso" calcext:value-type="string">
            <text:p>a19roimaso</text:p>
          </table:table-cell>
          <table:table-cell table:formula="of:=[$Adapatado.U290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291]" office:value-type="string" office:string-value="a19ainhoamava" calcext:value-type="string">
            <text:p>a19ainhoamava</text:p>
          </table:table-cell>
          <table:table-cell table:formula="of:=[$Adapatado.U291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292]" office:value-type="string" office:string-value="a21stefanymaaiga" calcext:value-type="string">
            <text:p>a21stefanymaaiga</text:p>
          </table:table-cell>
          <table:table-cell table:formula="of:=[$Adapatado.U292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293]" office:value-type="string" office:string-value="a21adrianciso" calcext:value-type="string">
            <text:p>a21adrianciso</text:p>
          </table:table-cell>
          <table:table-cell table:formula="of:=[$Adapatado.U293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294]" office:value-type="string" office:string-value="a21delioalma" calcext:value-type="string">
            <text:p>a21delioalma</text:p>
          </table:table-cell>
          <table:table-cell table:formula="of:=[$Adapatado.U294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95]" office:value-type="string" office:string-value="a20raqueligal" calcext:value-type="string">
            <text:p>a20raqueligal</text:p>
          </table:table-cell>
          <table:table-cell table:formula="of:=[$Adapatado.U295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96]" office:value-type="string" office:string-value="a20mariajodaro" calcext:value-type="string">
            <text:p>a20mariajodaro</text:p>
          </table:table-cell>
          <table:table-cell table:formula="of:=[$Adapatado.U296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97]" office:value-type="string" office:string-value="a20adrianmadi" calcext:value-type="string">
            <text:p>a20adrianmadi</text:p>
          </table:table-cell>
          <table:table-cell table:formula="of:=[$Adapatado.U297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98]" office:value-type="string" office:string-value="a18danielalbe" calcext:value-type="string">
            <text:p>a18danielalbe</text:p>
          </table:table-cell>
          <table:table-cell table:formula="of:=[$Adapatado.U298]" office:value-type="string" office:string-value="iibna" calcext:value-type="string">
            <text:p>iibna</text:p>
          </table:table-cell>
        </table:table-row>
        <table:table-row table:style-name="ro1">
          <table:table-cell table:formula="of:=[$Adapatado.M299]" office:value-type="string" office:string-value="a20nelsonfean" calcext:value-type="string">
            <text:p>a20nelsonfean</text:p>
          </table:table-cell>
          <table:table-cell table:formula="of:=[$Adapatado.U299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300]" office:value-type="string" office:string-value="a20saraalgo" calcext:value-type="string">
            <text:p>a20saraalgo</text:p>
          </table:table-cell>
          <table:table-cell table:formula="of:=[$Adapatado.U300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301]" office:value-type="string" office:string-value="a19loisanrira" calcext:value-type="string">
            <text:p>a19loisanrira</text:p>
          </table:table-cell>
          <table:table-cell table:formula="of:=[$Adapatado.U301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302]" office:value-type="string" office:string-value="a20jessicamami" calcext:value-type="string">
            <text:p>a20jessicamami</text:p>
          </table:table-cell>
          <table:table-cell table:formula="of:=[$Adapatado.U302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303]" office:value-type="string" office:string-value="a18chellrope" calcext:value-type="string">
            <text:p>a18chellrope</text:p>
          </table:table-cell>
          <table:table-cell table:formula="of:=[$Adapatado.U303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304]" office:value-type="string" office:string-value="a19braisdafe" calcext:value-type="string">
            <text:p>a19braisdafe</text:p>
          </table:table-cell>
          <table:table-cell table:formula="of:=[$Adapatado.U304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305]" office:value-type="string" office:string-value="a21adrianbaal" calcext:value-type="string">
            <text:p>a21adrianbaal</text:p>
          </table:table-cell>
          <table:table-cell table:formula="of:=[$Adapatado.U305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306]" office:value-type="string" office:string-value="a18cesarpeso" calcext:value-type="string">
            <text:p>a18cesarpeso</text:p>
          </table:table-cell>
          <table:table-cell table:formula="of:=[$Adapatado.U306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307]" office:value-type="string" office:string-value="a19noelialoma" calcext:value-type="string">
            <text:p>a19noelialoma</text:p>
          </table:table-cell>
          <table:table-cell table:formula="of:=[$Adapatado.U307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308]" office:value-type="string" office:string-value="a19ivanfear" calcext:value-type="string">
            <text:p>a19ivanfear</text:p>
          </table:table-cell>
          <table:table-cell table:formula="of:=[$Adapatado.U308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309]" office:value-type="string" office:string-value="a19olaiahaal" calcext:value-type="string">
            <text:p>a19olaiahaal</text:p>
          </table:table-cell>
          <table:table-cell table:formula="of:=[$Adapatado.U309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310]" office:value-type="string" office:string-value="a20victormaroca" calcext:value-type="string">
            <text:p>a20victormaroca</text:p>
          </table:table-cell>
          <table:table-cell table:formula="of:=[$Adapatado.U310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311]" office:value-type="string" office:string-value="a21paularope" calcext:value-type="string">
            <text:p>a21paularope</text:p>
          </table:table-cell>
          <table:table-cell table:formula="of:=[$Adapatado.U311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312]" office:value-type="string" office:string-value="a21jonathanloig" calcext:value-type="string">
            <text:p>a21jonathanloig</text:p>
          </table:table-cell>
          <table:table-cell table:formula="of:=[$Adapatado.U312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313]" office:value-type="string" office:string-value="a20rauljaqu" calcext:value-type="string">
            <text:p>a20rauljaqu</text:p>
          </table:table-cell>
          <table:table-cell table:formula="of:=[$Adapatado.U313]" office:value-type="string" office:string-value="iibna" calcext:value-type="string">
            <text:p>iibna</text:p>
          </table:table-cell>
        </table:table-row>
        <table:table-row table:style-name="ro1">
          <table:table-cell table:formula="of:=[$Adapatado.M314]" office:value-type="string" office:string-value="a19sandrogoco" calcext:value-type="string">
            <text:p>a19sandrogoco</text:p>
          </table:table-cell>
          <table:table-cell table:formula="of:=[$Adapatado.U314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315]" office:value-type="string" office:string-value="a18deividjogo" calcext:value-type="string">
            <text:p>a18deividjogo</text:p>
          </table:table-cell>
          <table:table-cell table:formula="of:=[$Adapatado.U315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316]" office:value-type="string" office:string-value="a20aaronarma" calcext:value-type="string">
            <text:p>a20aaronarma</text:p>
          </table:table-cell>
          <table:table-cell table:formula="of:=[$Adapatado.U316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317]" office:value-type="string" office:string-value="a19saulopobl" calcext:value-type="string">
            <text:p>a19saulopobl</text:p>
          </table:table-cell>
          <table:table-cell table:formula="of:=[$Adapatado.U317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318]" office:value-type="string" office:string-value="a18beatrizigco" calcext:value-type="string">
            <text:p>a18beatrizigco</text:p>
          </table:table-cell>
          <table:table-cell table:formula="of:=[$Adapatado.U318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319]" office:value-type="string" office:string-value="a21iciamopr" calcext:value-type="string">
            <text:p>a21iciamopr</text:p>
          </table:table-cell>
          <table:table-cell table:formula="of:=[$Adapatado.U319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320]" office:value-type="string" office:string-value="a18analaca" calcext:value-type="string">
            <text:p>a18analaca</text:p>
          </table:table-cell>
          <table:table-cell table:formula="of:=[$Adapatado.U320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321]" office:value-type="string" office:string-value="a21adrianalso" calcext:value-type="string">
            <text:p>a21adrianalso</text:p>
          </table:table-cell>
          <table:table-cell table:formula="of:=[$Adapatado.U321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322]" office:value-type="string" office:string-value="a21alejandromaca" calcext:value-type="string">
            <text:p>a21alejandromaca</text:p>
          </table:table-cell>
          <table:table-cell table:formula="of:=[$Adapatado.U322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323]" office:value-type="string" office:string-value="a20albafela" calcext:value-type="string">
            <text:p>a20albafela</text:p>
          </table:table-cell>
          <table:table-cell table:formula="of:=[$Adapatado.U323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324]" office:value-type="string" office:string-value="a21lidiaaysa" calcext:value-type="string">
            <text:p>a21lidiaaysa</text:p>
          </table:table-cell>
          <table:table-cell table:formula="of:=[$Adapatado.U324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325]" office:value-type="string" office:string-value="a19carlamogo" calcext:value-type="string">
            <text:p>a19carlamogo</text:p>
          </table:table-cell>
          <table:table-cell table:formula="of:=[$Adapatado.U325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326]" office:value-type="string" office:string-value="a19ismaeldeig" calcext:value-type="string">
            <text:p>a19ismaeldeig</text:p>
          </table:table-cell>
          <table:table-cell table:formula="of:=[$Adapatado.U326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327]" office:value-type="string" office:string-value="a19manuelmasu" calcext:value-type="string">
            <text:p>a19manuelmasu</text:p>
          </table:table-cell>
          <table:table-cell table:formula="of:=[$Adapatado.U327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328]" office:value-type="string" office:string-value="a19alhalobe" calcext:value-type="string">
            <text:p>a19alhalobe</text:p>
          </table:table-cell>
          <table:table-cell table:formula="of:=[$Adapatado.U328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329]" office:value-type="string" office:string-value="a20alhoprfe" calcext:value-type="string">
            <text:p>a20alhoprfe</text:p>
          </table:table-cell>
          <table:table-cell table:formula="of:=[$Adapatado.U329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330]" office:value-type="string" office:string-value="a20hajarbaca" calcext:value-type="string">
            <text:p>a20hajarbaca</text:p>
          </table:table-cell>
          <table:table-cell table:formula="of:=[$Adapatado.U330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331]" office:value-type="string" office:string-value="a19beatrizlamo" calcext:value-type="string">
            <text:p>a19beatrizlamo</text:p>
          </table:table-cell>
          <table:table-cell table:formula="of:=[$Adapatado.U331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332]" office:value-type="string" office:string-value="a21melcapaqu" calcext:value-type="string">
            <text:p>a21melcapaqu</text:p>
          </table:table-cell>
          <table:table-cell table:formula="of:=[$Adapatado.U332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333]" office:value-type="string" office:string-value="a21nazanduto" calcext:value-type="string">
            <text:p>a21nazanduto</text:p>
          </table:table-cell>
          <table:table-cell table:formula="of:=[$Adapatado.U333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334]" office:value-type="string" office:string-value="a19nicolasot" calcext:value-type="string">
            <text:p>a19nicolasot</text:p>
          </table:table-cell>
          <table:table-cell table:formula="of:=[$Adapatado.U334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335]" office:value-type="string" office:string-value="a18marcospope" calcext:value-type="string">
            <text:p>a18marcospope</text:p>
          </table:table-cell>
          <table:table-cell table:formula="of:=[$Adapatado.U335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336]" office:value-type="string" office:string-value="a19xoelvame" calcext:value-type="string">
            <text:p>a19xoelvame</text:p>
          </table:table-cell>
          <table:table-cell table:formula="of:=[$Adapatado.U336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337]" office:value-type="string" office:string-value="a21laurafela" calcext:value-type="string">
            <text:p>a21laurafela</text:p>
          </table:table-cell>
          <table:table-cell table:formula="of:=[$Adapatado.U337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338]" office:value-type="string" office:string-value="a20raulsoma" calcext:value-type="string">
            <text:p>a20raulsoma</text:p>
          </table:table-cell>
          <table:table-cell table:formula="of:=[$Adapatado.U338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339]" office:value-type="string" office:string-value="a21josemoch" calcext:value-type="string">
            <text:p>a21josemoch</text:p>
          </table:table-cell>
          <table:table-cell table:formula="of:=[$Adapatado.U339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340]" office:value-type="string" office:string-value="a19mariamomaab" calcext:value-type="string">
            <text:p>a19mariamomaab</text:p>
          </table:table-cell>
          <table:table-cell table:formula="of:=[$Adapatado.U340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341]" office:value-type="string" office:string-value="a21mariocasa" calcext:value-type="string">
            <text:p>a21mariocasa</text:p>
          </table:table-cell>
          <table:table-cell table:formula="of:=[$Adapatado.U341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342]" office:value-type="string" office:string-value="a19luciarafa" calcext:value-type="string">
            <text:p>a19luciarafa</text:p>
          </table:table-cell>
          <table:table-cell table:formula="of:=[$Adapatado.U342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343]" office:value-type="string" office:string-value="a20carlospeuc" calcext:value-type="string">
            <text:p>a20carlospeuc</text:p>
          </table:table-cell>
          <table:table-cell table:formula="of:=[$Adapatado.U343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344]" office:value-type="string" office:string-value="a18brunomope" calcext:value-type="string">
            <text:p>a18brunomope</text:p>
          </table:table-cell>
          <table:table-cell table:formula="of:=[$Adapatado.U344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345]" office:value-type="string" office:string-value="a18sabelaalro" calcext:value-type="string">
            <text:p>a18sabelaalro</text:p>
          </table:table-cell>
          <table:table-cell table:formula="of:=[$Adapatado.U345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346]" office:value-type="string" office:string-value="a19kevingial" calcext:value-type="string">
            <text:p>a19kevingial</text:p>
          </table:table-cell>
          <table:table-cell table:formula="of:=[$Adapatado.U346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347]" office:value-type="string" office:string-value="a21mariororo" calcext:value-type="string">
            <text:p>a21mariororo</text:p>
          </table:table-cell>
          <table:table-cell table:formula="of:=[$Adapatado.U347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348]" office:value-type="string" office:string-value="a20uxiazeme" calcext:value-type="string">
            <text:p>a20uxiazeme</text:p>
          </table:table-cell>
          <table:table-cell table:formula="of:=[$Adapatado.U348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349]" office:value-type="string" office:string-value="a19ismaelvise" calcext:value-type="string">
            <text:p>a19ismaelvise</text:p>
          </table:table-cell>
          <table:table-cell table:formula="of:=[$Adapatado.U349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350]" office:value-type="string" office:string-value="a20nereagaci" calcext:value-type="string">
            <text:p>a20nereagaci</text:p>
          </table:table-cell>
          <table:table-cell table:formula="of:=[$Adapatado.U350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351]" office:value-type="string" office:string-value="a20adrianigav" calcext:value-type="string">
            <text:p>a20adrianigav</text:p>
          </table:table-cell>
          <table:table-cell table:formula="of:=[$Adapatado.U351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352]" office:value-type="string" office:string-value="a20anxocapo" calcext:value-type="string">
            <text:p>a20anxocapo</text:p>
          </table:table-cell>
          <table:table-cell table:formula="of:=[$Adapatado.U352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353]" office:value-type="string" office:string-value="a21lidiavaig" calcext:value-type="string">
            <text:p>a21lidiavaig</text:p>
          </table:table-cell>
          <table:table-cell table:formula="of:=[$Adapatado.U353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354]" office:value-type="string" office:string-value="a21aaronrofo" calcext:value-type="string">
            <text:p>a21aaronrofo</text:p>
          </table:table-cell>
          <table:table-cell table:formula="of:=[$Adapatado.U354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355]" office:value-type="string" office:string-value="a19albertobego" calcext:value-type="string">
            <text:p>a19albertobego</text:p>
          </table:table-cell>
          <table:table-cell table:formula="of:=[$Adapatado.U355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356]" office:value-type="string" office:string-value="a20braismedi" calcext:value-type="string">
            <text:p>a20braismedi</text:p>
          </table:table-cell>
          <table:table-cell table:formula="of:=[$Adapatado.U356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357]" office:value-type="string" office:string-value="a21omarovdo" calcext:value-type="string">
            <text:p>a21omarovdo</text:p>
          </table:table-cell>
          <table:table-cell table:formula="of:=[$Adapatado.U357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358]" office:value-type="string" office:string-value="a21nuriavabl" calcext:value-type="string">
            <text:p>a21nuriavabl</text:p>
          </table:table-cell>
          <table:table-cell table:formula="of:=[$Adapatado.U358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359]" office:value-type="string" office:string-value="a19carlotacapo" calcext:value-type="string">
            <text:p>a19carlotacapo</text:p>
          </table:table-cell>
          <table:table-cell table:formula="of:=[$Adapatado.U359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360]" office:value-type="string" office:string-value="a19nuriareba" calcext:value-type="string">
            <text:p>a19nuriareba</text:p>
          </table:table-cell>
          <table:table-cell table:formula="of:=[$Adapatado.U360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361]" office:value-type="string" office:string-value="a18alejandraayfe" calcext:value-type="string">
            <text:p>a18alejandraayfe</text:p>
          </table:table-cell>
          <table:table-cell table:formula="of:=[$Adapatado.U361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362]" office:value-type="string" office:string-value="a21franciscopeal" calcext:value-type="string">
            <text:p>a21franciscopeal</text:p>
          </table:table-cell>
          <table:table-cell table:formula="of:=[$Adapatado.U362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363]" office:value-type="string" office:string-value="a20leylafeca" calcext:value-type="string">
            <text:p>a20leylafeca</text:p>
          </table:table-cell>
          <table:table-cell table:formula="of:=[$Adapatado.U363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364]" office:value-type="string" office:string-value="a19anderbrca" calcext:value-type="string">
            <text:p>a19anderbrca</text:p>
          </table:table-cell>
          <table:table-cell table:formula="of:=[$Adapatado.U364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365]" office:value-type="string" office:string-value="a21adriancrgo" calcext:value-type="string">
            <text:p>a21adriancrgo</text:p>
          </table:table-cell>
          <table:table-cell table:formula="of:=[$Adapatado.U365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366]" office:value-type="string" office:string-value="a20joseanpegr" calcext:value-type="string">
            <text:p>a20joseanpegr</text:p>
          </table:table-cell>
          <table:table-cell table:formula="of:=[$Adapatado.U366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367]" office:value-type="string" office:string-value="a19davidgoco" calcext:value-type="string">
            <text:p>a19davidgoco</text:p>
          </table:table-cell>
          <table:table-cell table:formula="of:=[$Adapatado.U367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368]" office:value-type="string" office:string-value="a21miguelgose" calcext:value-type="string">
            <text:p>a21miguelgose</text:p>
          </table:table-cell>
          <table:table-cell table:formula="of:=[$Adapatado.U368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369]" office:value-type="string" office:string-value="a18davidbeam" calcext:value-type="string">
            <text:p>a18davidbeam</text:p>
          </table:table-cell>
          <table:table-cell table:formula="of:=[$Adapatado.U369]" office:value-type="string" office:string-value="iibna" calcext:value-type="string">
            <text:p>iibna</text:p>
          </table:table-cell>
        </table:table-row>
        <table:table-row table:style-name="ro1">
          <table:table-cell table:formula="of:=[$Adapatado.M370]" office:value-type="string" office:string-value="a19rebecaorgo" calcext:value-type="string">
            <text:p>a19rebecaorgo</text:p>
          </table:table-cell>
          <table:table-cell table:formula="of:=[$Adapatado.U370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371]" office:value-type="string" office:string-value="a18alejandromago" calcext:value-type="string">
            <text:p>a18alejandromago</text:p>
          </table:table-cell>
          <table:table-cell table:formula="of:=[$Adapatado.U371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372]" office:value-type="string" office:string-value="a21sergiovipe" calcext:value-type="string">
            <text:p>a21sergiovipe</text:p>
          </table:table-cell>
          <table:table-cell table:formula="of:=[$Adapatado.U372]" office:value-type="string" office:string-value="iibna" calcext:value-type="string">
            <text:p>iibna</text:p>
          </table:table-cell>
        </table:table-row>
      </table:table>
      <table:table table:name="Alta-Usuarios" table:style-name="ta1">
        <table:table-column table:style-name="co15" table:default-cell-style-name="Default"/>
        <table:table-column table:style-name="co16" table:number-columns-repeated="3" table:default-cell-style-name="Default"/>
        <table:table-column table:style-name="co1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table:formula="of:=[$Adapatado.M1]" office:value-type="string" office:string-value="LoginDefinitivo" calcext:value-type="string">
            <text:p>LoginDefinitivo</text:p>
          </table:table-cell>
          <table:table-cell table:formula="of:=[$Adapatado.C1]" office:value-type="string" office:string-value="NOME" calcext:value-type="string">
            <text:p>NOME</text:p>
          </table:table-cell>
          <table:table-cell office:value-type="string" calcext:value-type="string">
            <text:p>Apelidos</text:p>
          </table:table-cell>
          <table:table-cell table:formula="of:=[$Adapatado.N1]" office:value-type="string" office:string-value="PasswordAleatoria" calcext:value-type="string">
            <text:p>PasswordAleatoria</text:p>
          </table:table-cell>
          <table:table-cell table:formula="of:=[$Adapatado.O1]" office:value-type="string" office:string-value="DataNacemento" calcext:value-type="string">
            <text:p>DataNacemento</text:p>
          </table:table-cell>
          <table:table-cell table:formula="of:=[$Adapatado.Q1]" office:value-type="string" office:string-value="Móbil" calcext:value-type="string">
            <text:p>Móbil</text:p>
          </table:table-cell>
          <table:table-cell table:formula="of:=[$Adapatado.R1]" office:value-type="string" office:string-value="Enderezo" calcext:value-type="string">
            <text:p>Enderezo</text:p>
          </table:table-cell>
          <table:table-cell table:formula="of:=[$Adapatado.S1]" office:value-type="string" office:string-value="Concelloenderezo" calcext:value-type="string">
            <text:p>Concelloenderezo</text:p>
          </table:table-cell>
          <table:table-cell table:formula="of:=[$Adapatado.U1]" office:value-type="string" office:string-value="Grupo" calcext:value-type="string">
            <text:p>Grupo</text:p>
          </table:table-cell>
        </table:table-row>
        <table:table-row table:style-name="ro1">
          <table:table-cell table:formula="of:=[$Adapatado.M2]" office:value-type="string" office:string-value="a19nereaalca" calcext:value-type="string">
            <text:p>a19nereaalca</text:p>
          </table:table-cell>
          <table:table-cell table:formula="of:=[$Adapatado.C2]" office:value-type="string" office:string-value="Nerea" calcext:value-type="string">
            <text:p>Nerea</text:p>
          </table:table-cell>
          <table:table-cell table:formula="of:=CONCATENATE([$Adapatado.A2];&quot; &quot;;[$Adapatado.B2])" office:value-type="string" office:string-value="Alcántara Casal" calcext:value-type="string">
            <text:p>Alcántara Casal</text:p>
          </table:table-cell>
          <table:table-cell table:formula="of:=[$Adapatado.N2]" office:value-type="string" office:string-value="j4U,gFeN]3" calcext:value-type="string">
            <text:p>j4U,gFeN]3</text:p>
          </table:table-cell>
          <table:table-cell table:formula="of:=[$Adapatado.O2]" office:value-type="string" office:string-value="12/08/1996" calcext:value-type="string">
            <text:p>12/08/1996</text:p>
          </table:table-cell>
          <table:table-cell table:formula="of:=[$Adapatado.Q2]" office:value-type="string" office:string-value="684777746" calcext:value-type="string">
            <text:p>684777746</text:p>
          </table:table-cell>
          <table:table-cell table:formula="of:=[$Adapatado.R2]" office:value-type="string" office:string-value="20 Hythe Close" calcext:value-type="string">
            <text:p>20 Hythe Close</text:p>
          </table:table-cell>
          <table:table-cell table:formula="of:=[$Adapatado.S2]" office:value-type="string" office:string-value="Vigo" calcext:value-type="string">
            <text:p>Vigo</text:p>
          </table:table-cell>
          <table:table-cell table:formula="of:=[$Adapatado.U2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3]" office:value-type="string" office:string-value="a20samuelfeen" calcext:value-type="string">
            <text:p>a20samuelfeen</text:p>
          </table:table-cell>
          <table:table-cell table:formula="of:=[$Adapatado.C3]" office:value-type="string" office:string-value="Samuel" calcext:value-type="string">
            <text:p>Samuel</text:p>
          </table:table-cell>
          <table:table-cell table:formula="of:=CONCATENATE([$Adapatado.A3];&quot; &quot;;[$Adapatado.B3])" office:value-type="string" office:string-value="Fernández Enríquez" calcext:value-type="string">
            <text:p>Fernández Enríquez</text:p>
          </table:table-cell>
          <table:table-cell table:formula="of:=[$Adapatado.N3]" office:value-type="string" office:string-value="}VdCenvo.7" calcext:value-type="string">
            <text:p>}VdCenvo.7</text:p>
          </table:table-cell>
          <table:table-cell table:formula="of:=[$Adapatado.O3]" office:value-type="string" office:string-value="11/04/1996" calcext:value-type="string">
            <text:p>11/04/1996</text:p>
          </table:table-cell>
          <table:table-cell table:formula="of:=[$Adapatado.Q3]" office:value-type="string" office:string-value="615777585" calcext:value-type="string">
            <text:p>615777585</text:p>
          </table:table-cell>
          <table:table-cell table:formula="of:=[$Adapatado.R3]" office:value-type="string" office:string-value="16 Longfellow Green" calcext:value-type="string">
            <text:p>16 Longfellow Green</text:p>
          </table:table-cell>
          <table:table-cell table:formula="of:=[$Adapatado.S3]" office:value-type="string" office:string-value="Carral" calcext:value-type="string">
            <text:p>Carral</text:p>
          </table:table-cell>
          <table:table-cell table:formula="of:=[$Adapatado.U3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4]" office:value-type="string" office:string-value="a19giovannapeam" calcext:value-type="string">
            <text:p>a19giovannapeam</text:p>
          </table:table-cell>
          <table:table-cell table:formula="of:=[$Adapatado.C4]" office:value-type="string" office:string-value="Giovanna" calcext:value-type="string">
            <text:p>Giovanna</text:p>
          </table:table-cell>
          <table:table-cell table:formula="of:=CONCATENATE([$Adapatado.A4];&quot; &quot;;[$Adapatado.B4])" office:value-type="string" office:string-value="Penide Amoedo" calcext:value-type="string">
            <text:p>Penide Amoedo</text:p>
          </table:table-cell>
          <table:table-cell table:formula="of:=[$Adapatado.N4]" office:value-type="string" office:string-value="L@fNur}9J|" calcext:value-type="string">
            <text:p>L@fNur}9J|</text:p>
          </table:table-cell>
          <table:table-cell table:formula="of:=[$Adapatado.O4]" office:value-type="string" office:string-value="02/07/1995" calcext:value-type="string">
            <text:p>02/07/1995</text:p>
          </table:table-cell>
          <table:table-cell table:formula="of:=[$Adapatado.Q4]" office:value-type="string" office:string-value="766393528" calcext:value-type="string">
            <text:p>766393528</text:p>
          </table:table-cell>
          <table:table-cell table:formula="of:=[$Adapatado.R4]" office:value-type="string" office:string-value="17 Knowsley Grove" calcext:value-type="string">
            <text:p>17 Knowsley Grove</text:p>
          </table:table-cell>
          <table:table-cell table:formula="of:=[$Adapatado.S4]" office:value-type="string" office:string-value="Vigo" calcext:value-type="string">
            <text:p>Vigo</text:p>
          </table:table-cell>
          <table:table-cell table:formula="of:=[$Adapatado.U4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5]" office:value-type="string" office:string-value="a19antoncoig" calcext:value-type="string">
            <text:p>a19antoncoig</text:p>
          </table:table-cell>
          <table:table-cell table:formula="of:=[$Adapatado.C5]" office:value-type="string" office:string-value="Antón" calcext:value-type="string">
            <text:p>Antón</text:p>
          </table:table-cell>
          <table:table-cell table:formula="of:=CONCATENATE([$Adapatado.A5];&quot; &quot;;[$Adapatado.B5])" office:value-type="string" office:string-value="Corbacho Iglesias" calcext:value-type="string">
            <text:p>Corbacho Iglesias</text:p>
          </table:table-cell>
          <table:table-cell table:formula="of:=[$Adapatado.N5]" office:value-type="string" office:string-value="{+4b-zTvYk" calcext:value-type="string">
            <text:p>{+4b-zTvYk</text:p>
          </table:table-cell>
          <table:table-cell table:formula="of:=[$Adapatado.O5]" office:value-type="string" office:string-value="18/12/1999" calcext:value-type="string">
            <text:p>18/12/1999</text:p>
          </table:table-cell>
          <table:table-cell table:formula="of:=[$Adapatado.Q5]" office:value-type="string" office:string-value="647736878" calcext:value-type="string">
            <text:p>647736878</text:p>
          </table:table-cell>
          <table:table-cell table:formula="of:=[$Adapatado.R5]" office:value-type="string" office:string-value="41 Alisander Close" calcext:value-type="string">
            <text:p>41 Alisander Close</text:p>
          </table:table-cell>
          <table:table-cell table:formula="of:=[$Adapatado.S5]" office:value-type="string" office:string-value="Vigo" calcext:value-type="string">
            <text:p>Vigo</text:p>
          </table:table-cell>
          <table:table-cell table:formula="of:=[$Adapatado.U5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6]" office:value-type="string" office:string-value="a21aroadife" calcext:value-type="string">
            <text:p>a21aroadife</text:p>
          </table:table-cell>
          <table:table-cell table:formula="of:=[$Adapatado.C6]" office:value-type="string" office:string-value="Aroa" calcext:value-type="string">
            <text:p>Aroa</text:p>
          </table:table-cell>
          <table:table-cell table:formula="of:=CONCATENATE([$Adapatado.A6];&quot; &quot;;[$Adapatado.B6])" office:value-type="string" office:string-value="Diaz Fernández" calcext:value-type="string">
            <text:p>Diaz Fernández</text:p>
          </table:table-cell>
          <table:table-cell table:formula="of:=[$Adapatado.N6]" office:value-type="string" office:string-value="7rhrbtJa@*" calcext:value-type="string">
            <text:p>7rhrbtJa@*</text:p>
          </table:table-cell>
          <table:table-cell table:formula="of:=[$Adapatado.O6]" office:value-type="string" office:string-value="01/08/1968" calcext:value-type="string">
            <text:p>01/08/1968</text:p>
          </table:table-cell>
          <table:table-cell table:formula="of:=[$Adapatado.Q6]" office:value-type="string" office:string-value="690233759" calcext:value-type="string">
            <text:p>690233759</text:p>
          </table:table-cell>
          <table:table-cell table:formula="of:=[$Adapatado.R6]" office:value-type="string" office:string-value="1A Spring Bridge Road" calcext:value-type="string">
            <text:p>1A Spring Bridge Road</text:p>
          </table:table-cell>
          <table:table-cell table:formula="of:=[$Adapatado.S6]" office:value-type="string" office:string-value="Vigo" calcext:value-type="string">
            <text:p>Vigo</text:p>
          </table:table-cell>
          <table:table-cell table:formula="of:=[$Adapatado.U6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7]" office:value-type="string" office:string-value="a21paulavagu" calcext:value-type="string">
            <text:p>a21paulavagu</text:p>
          </table:table-cell>
          <table:table-cell table:formula="of:=[$Adapatado.C7]" office:value-type="string" office:string-value="Paula" calcext:value-type="string">
            <text:p>Paula</text:p>
          </table:table-cell>
          <table:table-cell table:formula="of:=CONCATENATE([$Adapatado.A7];&quot; &quot;;[$Adapatado.B7])" office:value-type="string" office:string-value="Val Guerrero" calcext:value-type="string">
            <text:p>Val Guerrero</text:p>
          </table:table-cell>
          <table:table-cell table:formula="of:=[$Adapatado.N7]" office:value-type="string" office:string-value="bte9XM-|Fr" calcext:value-type="string">
            <text:p>bte9XM-|Fr</text:p>
          </table:table-cell>
          <table:table-cell table:formula="of:=[$Adapatado.O7]" office:value-type="string" office:string-value="30/06/1999" calcext:value-type="string">
            <text:p>30/06/1999</text:p>
          </table:table-cell>
          <table:table-cell table:formula="of:=[$Adapatado.Q7]" office:value-type="string" office:string-value="616375409" calcext:value-type="string">
            <text:p>616375409</text:p>
          </table:table-cell>
          <table:table-cell table:formula="of:=[$Adapatado.R7]" office:value-type="string" office:string-value="1 Walerand Road" calcext:value-type="string">
            <text:p>1 Walerand Road</text:p>
          </table:table-cell>
          <table:table-cell table:formula="of:=[$Adapatado.S7]" office:value-type="string" office:string-value="Vigo" calcext:value-type="string">
            <text:p>Vigo</text:p>
          </table:table-cell>
          <table:table-cell table:formula="of:=[$Adapatado.U7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8]" office:value-type="string" office:string-value="a21vanesafear" calcext:value-type="string">
            <text:p>a21vanesafear</text:p>
          </table:table-cell>
          <table:table-cell table:formula="of:=[$Adapatado.C8]" office:value-type="string" office:string-value="Vanesa" calcext:value-type="string">
            <text:p>Vanesa</text:p>
          </table:table-cell>
          <table:table-cell table:formula="of:=CONCATENATE([$Adapatado.A8];&quot; &quot;;[$Adapatado.B8])" office:value-type="string" office:string-value="Fernandes Arias" calcext:value-type="string">
            <text:p>Fernandes Arias</text:p>
          </table:table-cell>
          <table:table-cell table:formula="of:=[$Adapatado.N8]" office:value-type="string" office:string-value="qu.u3MKdo9" calcext:value-type="string">
            <text:p>qu.u3MKdo9</text:p>
          </table:table-cell>
          <table:table-cell table:formula="of:=[$Adapatado.O8]" office:value-type="string" office:string-value="26/02/1999" calcext:value-type="string">
            <text:p>26/02/1999</text:p>
          </table:table-cell>
          <table:table-cell table:formula="of:=[$Adapatado.Q8]" office:value-type="string" office:string-value="766171507" calcext:value-type="string">
            <text:p>766171507</text:p>
          </table:table-cell>
          <table:table-cell table:formula="of:=[$Adapatado.R8]" office:value-type="string" office:string-value="2 Cedar Drive" calcext:value-type="string">
            <text:p>2 Cedar Drive</text:p>
          </table:table-cell>
          <table:table-cell table:formula="of:=[$Adapatado.S8]" office:value-type="string" office:string-value="Vigo" calcext:value-type="string">
            <text:p>Vigo</text:p>
          </table:table-cell>
          <table:table-cell table:formula="of:=[$Adapatado.U8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9]" office:value-type="string" office:string-value="a19manuelrupa" calcext:value-type="string">
            <text:p>a19manuelrupa</text:p>
          </table:table-cell>
          <table:table-cell table:formula="of:=[$Adapatado.C9]" office:value-type="string" office:string-value="Manuel" calcext:value-type="string">
            <text:p>Manuel</text:p>
          </table:table-cell>
          <table:table-cell table:formula="of:=CONCATENATE([$Adapatado.A9];&quot; &quot;;[$Adapatado.B9])" office:value-type="string" office:string-value="Ruiz Pazo" calcext:value-type="string">
            <text:p>Ruiz Pazo</text:p>
          </table:table-cell>
          <table:table-cell table:formula="of:=[$Adapatado.N9]" office:value-type="string" office:string-value="w_bLE9YUfa" calcext:value-type="string">
            <text:p>w_bLE9YUfa</text:p>
          </table:table-cell>
          <table:table-cell table:formula="of:=[$Adapatado.O9]" office:value-type="string" office:string-value="31/01/2000" calcext:value-type="string">
            <text:p>31/01/2000</text:p>
          </table:table-cell>
          <table:table-cell table:formula="of:=[$Adapatado.Q9]" office:value-type="string" office:string-value="771752303" calcext:value-type="string">
            <text:p>771752303</text:p>
          </table:table-cell>
          <table:table-cell table:formula="of:=[$Adapatado.R9]" office:value-type="string" office:string-value="12 South Drive" calcext:value-type="string">
            <text:p>12 South Drive</text:p>
          </table:table-cell>
          <table:table-cell table:formula="of:=[$Adapatado.S9]" office:value-type="string" office:string-value="Pontevedra" calcext:value-type="string">
            <text:p>Pontevedra</text:p>
          </table:table-cell>
          <table:table-cell table:formula="of:=[$Adapatado.U9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10]" office:value-type="string" office:string-value="a20taniapabo" calcext:value-type="string">
            <text:p>a20taniapabo</text:p>
          </table:table-cell>
          <table:table-cell table:formula="of:=[$Adapatado.C10]" office:value-type="string" office:string-value="Tania" calcext:value-type="string">
            <text:p>Tania</text:p>
          </table:table-cell>
          <table:table-cell table:formula="of:=CONCATENATE([$Adapatado.A10];&quot; &quot;;[$Adapatado.B10])" office:value-type="string" office:string-value="Pazos Borrega" calcext:value-type="string">
            <text:p>Pazos Borrega</text:p>
          </table:table-cell>
          <table:table-cell table:formula="of:=[$Adapatado.N10]" office:value-type="string" office:string-value="bd]+v3UfXn" calcext:value-type="string">
            <text:p>bd]+v3UfXn</text:p>
          </table:table-cell>
          <table:table-cell table:formula="of:=[$Adapatado.O10]" office:value-type="string" office:string-value="05/07/1995" calcext:value-type="string">
            <text:p>05/07/1995</text:p>
          </table:table-cell>
          <table:table-cell table:formula="of:=[$Adapatado.Q10]" office:value-type="string" office:string-value="726007921" calcext:value-type="string">
            <text:p>726007921</text:p>
          </table:table-cell>
          <table:table-cell table:formula="of:=[$Adapatado.R10]" office:value-type="string" office:string-value="51 Hillcroft Road" calcext:value-type="string">
            <text:p>51 Hillcroft Road</text:p>
          </table:table-cell>
          <table:table-cell table:formula="of:=[$Adapatado.S10]" office:value-type="string" office:string-value="Lalín" calcext:value-type="string">
            <text:p>Lalín</text:p>
          </table:table-cell>
          <table:table-cell table:formula="of:=[$Adapatado.U10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11]" office:value-type="string" office:string-value="a18nicolascede" calcext:value-type="string">
            <text:p>a18nicolascede</text:p>
          </table:table-cell>
          <table:table-cell table:formula="of:=[$Adapatado.C11]" office:value-type="string" office:string-value="Nicolás" calcext:value-type="string">
            <text:p>Nicolás</text:p>
          </table:table-cell>
          <table:table-cell table:formula="of:=CONCATENATE([$Adapatado.A11];&quot; &quot;;[$Adapatado.B11])" office:value-type="string" office:string-value="Cerin de Lima" calcext:value-type="string">
            <text:p>Cerin de Lima</text:p>
          </table:table-cell>
          <table:table-cell table:formula="of:=[$Adapatado.N11]" office:value-type="string" office:string-value="gw=E9CdKX4" calcext:value-type="string">
            <text:p>gw=E9CdKX4</text:p>
          </table:table-cell>
          <table:table-cell table:formula="of:=[$Adapatado.O11]" office:value-type="string" office:string-value="18/04/2001" calcext:value-type="string">
            <text:p>18/04/2001</text:p>
          </table:table-cell>
          <table:table-cell table:formula="of:=[$Adapatado.Q11]" office:value-type="string" office:string-value="636517246" calcext:value-type="string">
            <text:p>636517246</text:p>
          </table:table-cell>
          <table:table-cell table:formula="of:=[$Adapatado.R11]" office:value-type="string" office:string-value="54 Wild Hill" calcext:value-type="string">
            <text:p>54 Wild Hill</text:p>
          </table:table-cell>
          <table:table-cell table:formula="of:=[$Adapatado.S11]" office:value-type="string" office:string-value="Vigo" calcext:value-type="string">
            <text:p>Vigo</text:p>
          </table:table-cell>
          <table:table-cell table:formula="of:=[$Adapatado.U11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12]" office:value-type="string" office:string-value="a19diegogado" calcext:value-type="string">
            <text:p>a19diegogado</text:p>
          </table:table-cell>
          <table:table-cell table:formula="of:=[$Adapatado.C12]" office:value-type="string" office:string-value="Diego" calcext:value-type="string">
            <text:p>Diego</text:p>
          </table:table-cell>
          <table:table-cell table:formula="of:=CONCATENATE([$Adapatado.A12];&quot; &quot;;[$Adapatado.B12])" office:value-type="string" office:string-value="García Docampo" calcext:value-type="string">
            <text:p>García Docampo</text:p>
          </table:table-cell>
          <table:table-cell table:formula="of:=[$Adapatado.N12]" office:value-type="string" office:string-value="oWj|YoHv9E" calcext:value-type="string">
            <text:p>oWj|YoHv9E</text:p>
          </table:table-cell>
          <table:table-cell table:formula="of:=[$Adapatado.O12]" office:value-type="string" office:string-value="20/03/1978" calcext:value-type="string">
            <text:p>20/03/1978</text:p>
          </table:table-cell>
          <table:table-cell table:formula="of:=[$Adapatado.Q12]" office:value-type="string" office:string-value="758348610" calcext:value-type="string">
            <text:p>758348610</text:p>
          </table:table-cell>
          <table:table-cell table:formula="of:=[$Adapatado.R12]" office:value-type="string" office:string-value="110 High Street" calcext:value-type="string">
            <text:p>110 High Street</text:p>
          </table:table-cell>
          <table:table-cell table:formula="of:=[$Adapatado.S12]" office:value-type="string" office:string-value="Gondomar" calcext:value-type="string">
            <text:p>Gondomar</text:p>
          </table:table-cell>
          <table:table-cell table:formula="of:=[$Adapatado.U12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3]" office:value-type="string" office:string-value="a18saratepe" calcext:value-type="string">
            <text:p>a18saratepe</text:p>
          </table:table-cell>
          <table:table-cell table:formula="of:=[$Adapatado.C13]" office:value-type="string" office:string-value="Sara" calcext:value-type="string">
            <text:p>Sara</text:p>
          </table:table-cell>
          <table:table-cell table:formula="of:=CONCATENATE([$Adapatado.A13];&quot; &quot;;[$Adapatado.B13])" office:value-type="string" office:string-value="Teniente Pereira" calcext:value-type="string">
            <text:p>Teniente Pereira</text:p>
          </table:table-cell>
          <table:table-cell table:formula="of:=[$Adapatado.N13]" office:value-type="string" office:string-value="V+p[9Y{FA}" calcext:value-type="string">
            <text:p>V+p[9Y{FA}</text:p>
          </table:table-cell>
          <table:table-cell table:formula="of:=[$Adapatado.O13]" office:value-type="string" office:string-value="03/04/2000" calcext:value-type="string">
            <text:p>03/04/2000</text:p>
          </table:table-cell>
          <table:table-cell table:formula="of:=[$Adapatado.Q13]" office:value-type="string" office:string-value="656274321" calcext:value-type="string">
            <text:p>656274321</text:p>
          </table:table-cell>
          <table:table-cell table:formula="of:=[$Adapatado.R13]" office:value-type="string" office:string-value="The Global Centre" calcext:value-type="string">
            <text:p>The Global Centre</text:p>
          </table:table-cell>
          <table:table-cell table:formula="of:=[$Adapatado.S13]" office:value-type="string" office:string-value="Redondela" calcext:value-type="string">
            <text:p>Redondela</text:p>
          </table:table-cell>
          <table:table-cell table:formula="of:=[$Adapatado.U13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4]" office:value-type="string" office:string-value="a18jeancagoto" calcext:value-type="string">
            <text:p>a18jeancagoto</text:p>
          </table:table-cell>
          <table:table-cell table:formula="of:=[$Adapatado.C14]" office:value-type="string" office:string-value="Jean Carlo" calcext:value-type="string">
            <text:p>Jean Carlo</text:p>
          </table:table-cell>
          <table:table-cell table:formula="of:=CONCATENATE([$Adapatado.A14];&quot; &quot;;[$Adapatado.B14])" office:value-type="string" office:string-value="González Torres" calcext:value-type="string">
            <text:p>González Torres</text:p>
          </table:table-cell>
          <table:table-cell table:formula="of:=[$Adapatado.N14]" office:value-type="string" office:string-value="Uzkwg_q99p" calcext:value-type="string">
            <text:p>Uzkwg_q99p</text:p>
          </table:table-cell>
          <table:table-cell table:formula="of:=[$Adapatado.O14]" office:value-type="string" office:string-value="29/08/1988" calcext:value-type="string">
            <text:p>29/08/1988</text:p>
          </table:table-cell>
          <table:table-cell table:formula="of:=[$Adapatado.Q14]" office:value-type="string" office:string-value="772503566" calcext:value-type="string">
            <text:p>772503566</text:p>
          </table:table-cell>
          <table:table-cell table:formula="of:=[$Adapatado.R14]" office:value-type="string" office:string-value="Flat 1" calcext:value-type="string">
            <text:p>Flat 1</text:p>
          </table:table-cell>
          <table:table-cell table:formula="of:=[$Adapatado.S14]" office:value-type="string" office:string-value="Vigo" calcext:value-type="string">
            <text:p>Vigo</text:p>
          </table:table-cell>
          <table:table-cell table:formula="of:=[$Adapatado.U14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5]" office:value-type="string" office:string-value="a21angelinapedu" calcext:value-type="string">
            <text:p>a21angelinapedu</text:p>
          </table:table-cell>
          <table:table-cell table:formula="of:=[$Adapatado.C15]" office:value-type="string" office:string-value="Angelina" calcext:value-type="string">
            <text:p>Angelina</text:p>
          </table:table-cell>
          <table:table-cell table:formula="of:=CONCATENATE([$Adapatado.A15];&quot; &quot;;[$Adapatado.B15])" office:value-type="string" office:string-value="Pérez Duque" calcext:value-type="string">
            <text:p>Pérez Duque</text:p>
          </table:table-cell>
          <table:table-cell table:formula="of:=[$Adapatado.N15]" office:value-type="string" office:string-value="*9evKgTiJX" calcext:value-type="string">
            <text:p>*9evKgTiJX</text:p>
          </table:table-cell>
          <table:table-cell table:formula="of:=[$Adapatado.O15]" office:value-type="string" office:string-value="27/11/1999" calcext:value-type="string">
            <text:p>27/11/1999</text:p>
          </table:table-cell>
          <table:table-cell table:formula="of:=[$Adapatado.Q15]" office:value-type="string" office:string-value="693919074" calcext:value-type="string">
            <text:p>693919074</text:p>
          </table:table-cell>
          <table:table-cell table:formula="of:=[$Adapatado.R15]" office:value-type="string" office:string-value="3 Ewbank Corner" calcext:value-type="string">
            <text:p>3 Ewbank Corner</text:p>
          </table:table-cell>
          <table:table-cell table:formula="of:=[$Adapatado.S15]" office:value-type="string" office:string-value="Vigo" calcext:value-type="string">
            <text:p>Vigo</text:p>
          </table:table-cell>
          <table:table-cell table:formula="of:=[$Adapatado.U15]" office:value-type="string" office:string-value="iibna" calcext:value-type="string">
            <text:p>iibna</text:p>
          </table:table-cell>
        </table:table-row>
        <table:table-row table:style-name="ro1">
          <table:table-cell table:formula="of:=[$Adapatado.M16]" office:value-type="string" office:string-value="a18aaronalll" calcext:value-type="string">
            <text:p>a18aaronalll</text:p>
          </table:table-cell>
          <table:table-cell table:formula="of:=[$Adapatado.C16]" office:value-type="string" office:string-value="Aarón" calcext:value-type="string">
            <text:p>Aarón</text:p>
          </table:table-cell>
          <table:table-cell table:formula="of:=CONCATENATE([$Adapatado.A16];&quot; &quot;;[$Adapatado.B16])" office:value-type="string" office:string-value="Alonso Llopis" calcext:value-type="string">
            <text:p>Alonso Llopis</text:p>
          </table:table-cell>
          <table:table-cell table:formula="of:=[$Adapatado.N16]" office:value-type="string" office:string-value="3tYx{mRT}L" calcext:value-type="string">
            <text:p>3tYx{mRT}L</text:p>
          </table:table-cell>
          <table:table-cell table:formula="of:=[$Adapatado.O16]" office:value-type="string" office:string-value="17/12/1974" calcext:value-type="string">
            <text:p>17/12/1974</text:p>
          </table:table-cell>
          <table:table-cell table:formula="of:=[$Adapatado.Q16]" office:value-type="string" office:string-value="659403137" calcext:value-type="string">
            <text:p>659403137</text:p>
          </table:table-cell>
          <table:table-cell table:formula="of:=[$Adapatado.R16]" office:value-type="string" office:string-value="3 Horestone Drive" calcext:value-type="string">
            <text:p>3 Horestone Drive</text:p>
          </table:table-cell>
          <table:table-cell table:formula="of:=[$Adapatado.S16]" office:value-type="string" office:string-value="Vigo" calcext:value-type="string">
            <text:p>Vigo</text:p>
          </table:table-cell>
          <table:table-cell table:formula="of:=[$Adapatado.U16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17]" office:value-type="string" office:string-value="a18claudianafral" calcext:value-type="string">
            <text:p>a18claudianafral</text:p>
          </table:table-cell>
          <table:table-cell table:formula="of:=[$Adapatado.C17]" office:value-type="string" office:string-value="Claudia Naomi" calcext:value-type="string">
            <text:p>Claudia Naomi</text:p>
          </table:table-cell>
          <table:table-cell table:formula="of:=CONCATENATE([$Adapatado.A17];&quot; &quot;;[$Adapatado.B17])" office:value-type="string" office:string-value="Freijeiro Alonso" calcext:value-type="string">
            <text:p>Freijeiro Alonso</text:p>
          </table:table-cell>
          <table:table-cell table:formula="of:=[$Adapatado.N17]" office:value-type="string" office:string-value="|W@=Tgxt4i" calcext:value-type="string">
            <text:p>|W@=Tgxt4i</text:p>
          </table:table-cell>
          <table:table-cell table:formula="of:=[$Adapatado.O17]" office:value-type="string" office:string-value="25/12/1997" calcext:value-type="string">
            <text:p>25/12/1997</text:p>
          </table:table-cell>
          <table:table-cell table:formula="of:=[$Adapatado.Q17]" office:value-type="string" office:string-value="616123917" calcext:value-type="string">
            <text:p>616123917</text:p>
          </table:table-cell>
          <table:table-cell table:formula="of:=[$Adapatado.R17]" office:value-type="string" office:string-value="15 Langholme Drive" calcext:value-type="string">
            <text:p>15 Langholme Drive</text:p>
          </table:table-cell>
          <table:table-cell table:formula="of:=[$Adapatado.S17]" office:value-type="string" office:string-value="Nigrán" calcext:value-type="string">
            <text:p>Nigrán</text:p>
          </table:table-cell>
          <table:table-cell table:formula="of:=[$Adapatado.U17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18]" office:value-type="string" office:string-value="a21patriciamidegi" calcext:value-type="string">
            <text:p>a21patriciamidegi</text:p>
          </table:table-cell>
          <table:table-cell table:formula="of:=[$Adapatado.C18]" office:value-type="string" office:string-value="Patricia Milagros" calcext:value-type="string">
            <text:p>Patricia Milagros</text:p>
          </table:table-cell>
          <table:table-cell table:formula="of:=CONCATENATE([$Adapatado.A18];&quot; &quot;;[$Adapatado.B18])" office:value-type="string" office:string-value="del Río Giráldez" calcext:value-type="string">
            <text:p>del Río Giráldez</text:p>
          </table:table-cell>
          <table:table-cell table:formula="of:=[$Adapatado.N18]" office:value-type="string" office:string-value="@4xvJJU{a9" calcext:value-type="string">
            <text:p>@4xvJJU{a9</text:p>
          </table:table-cell>
          <table:table-cell table:formula="of:=[$Adapatado.O18]" office:value-type="string" office:string-value="25/03/1970" calcext:value-type="string">
            <text:p>25/03/1970</text:p>
          </table:table-cell>
          <table:table-cell table:formula="of:=[$Adapatado.Q18]" office:value-type="string" office:string-value="682403506" calcext:value-type="string">
            <text:p>682403506</text:p>
          </table:table-cell>
          <table:table-cell table:formula="of:=[$Adapatado.R18]" office:value-type="string" office:string-value="29 Newlands Road" calcext:value-type="string">
            <text:p>29 Newlands Road</text:p>
          </table:table-cell>
          <table:table-cell table:formula="of:=[$Adapatado.S18]" office:value-type="string" office:string-value="Redondela" calcext:value-type="string">
            <text:p>Redondela</text:p>
          </table:table-cell>
          <table:table-cell table:formula="of:=[$Adapatado.U18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19]" office:value-type="string" office:string-value="a19paulacega" calcext:value-type="string">
            <text:p>a19paulacega</text:p>
          </table:table-cell>
          <table:table-cell table:formula="of:=[$Adapatado.C19]" office:value-type="string" office:string-value="Paula" calcext:value-type="string">
            <text:p>Paula</text:p>
          </table:table-cell>
          <table:table-cell table:formula="of:=CONCATENATE([$Adapatado.A19];&quot; &quot;;[$Adapatado.B19])" office:value-type="string" office:string-value="Centeno García" calcext:value-type="string">
            <text:p>Centeno García</text:p>
          </table:table-cell>
          <table:table-cell table:formula="of:=[$Adapatado.N19]" office:value-type="string" office:string-value="q*T4dYzhUC" calcext:value-type="string">
            <text:p>q*T4dYzhUC</text:p>
          </table:table-cell>
          <table:table-cell table:formula="of:=[$Adapatado.O19]" office:value-type="string" office:string-value="26/02/1998" calcext:value-type="string">
            <text:p>26/02/1998</text:p>
          </table:table-cell>
          <table:table-cell table:formula="of:=[$Adapatado.Q19]" office:value-type="string" office:string-value="645415529" calcext:value-type="string">
            <text:p>645415529</text:p>
          </table:table-cell>
          <table:table-cell table:formula="of:=[$Adapatado.R19]" office:value-type="string" office:string-value="14 Welbeck Road" calcext:value-type="string">
            <text:p>14 Welbeck Road</text:p>
          </table:table-cell>
          <table:table-cell table:formula="of:=[$Adapatado.S19]" office:value-type="string" office:string-value="Vigo" calcext:value-type="string">
            <text:p>Vigo</text:p>
          </table:table-cell>
          <table:table-cell table:formula="of:=[$Adapatado.U19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0]" office:value-type="string" office:string-value="a18victorgaro" calcext:value-type="string">
            <text:p>a18victorgaro</text:p>
          </table:table-cell>
          <table:table-cell table:formula="of:=[$Adapatado.C20]" office:value-type="string" office:string-value="Víctor" calcext:value-type="string">
            <text:p>Víctor</text:p>
          </table:table-cell>
          <table:table-cell table:formula="of:=CONCATENATE([$Adapatado.A20];&quot; &quot;;[$Adapatado.B20])" office:value-type="string" office:string-value="García Rodríguez" calcext:value-type="string">
            <text:p>García Rodríguez</text:p>
          </table:table-cell>
          <table:table-cell table:formula="of:=[$Adapatado.N20]" office:value-type="string" office:string-value="u,-}mEJ9m," calcext:value-type="string">
            <text:p>u,-}mEJ9m,</text:p>
          </table:table-cell>
          <table:table-cell table:formula="of:=[$Adapatado.O20]" office:value-type="string" office:string-value="26/10/2001" calcext:value-type="string">
            <text:p>26/10/2001</text:p>
          </table:table-cell>
          <table:table-cell table:formula="of:=[$Adapatado.Q20]" office:value-type="string" office:string-value="632488137" calcext:value-type="string">
            <text:p>632488137</text:p>
          </table:table-cell>
          <table:table-cell table:formula="of:=[$Adapatado.R20]" office:value-type="string" office:string-value="35 Romany Close" calcext:value-type="string">
            <text:p>35 Romany Close</text:p>
          </table:table-cell>
          <table:table-cell table:formula="of:=[$Adapatado.S20]" office:value-type="string" office:string-value="Vigo" calcext:value-type="string">
            <text:p>Vigo</text:p>
          </table:table-cell>
          <table:table-cell table:formula="of:=[$Adapatado.U20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1]" office:value-type="string" office:string-value="a19irialaro" calcext:value-type="string">
            <text:p>a19irialaro</text:p>
          </table:table-cell>
          <table:table-cell table:formula="of:=[$Adapatado.C21]" office:value-type="string" office:string-value="Iria" calcext:value-type="string">
            <text:p>Iria</text:p>
          </table:table-cell>
          <table:table-cell table:formula="of:=CONCATENATE([$Adapatado.A21];&quot; &quot;;[$Adapatado.B21])" office:value-type="string" office:string-value="Lago Rodríguez" calcext:value-type="string">
            <text:p>Lago Rodríguez</text:p>
          </table:table-cell>
          <table:table-cell table:formula="of:=[$Adapatado.N21]" office:value-type="string" office:string-value="-Xdy7s3mC4" calcext:value-type="string">
            <text:p>-Xdy7s3mC4</text:p>
          </table:table-cell>
          <table:table-cell table:formula="of:=[$Adapatado.O21]" office:value-type="string" office:string-value="08/10/1988" calcext:value-type="string">
            <text:p>08/10/1988</text:p>
          </table:table-cell>
          <table:table-cell table:formula="of:=[$Adapatado.Q21]" office:value-type="string" office:string-value="632289012" calcext:value-type="string">
            <text:p>632289012</text:p>
          </table:table-cell>
          <table:table-cell table:formula="of:=[$Adapatado.R21]" office:value-type="string" office:string-value="59 Alyth Road" calcext:value-type="string">
            <text:p>59 Alyth Road</text:p>
          </table:table-cell>
          <table:table-cell table:formula="of:=[$Adapatado.S21]" office:value-type="string" office:string-value="Vigo" calcext:value-type="string">
            <text:p>Vigo</text:p>
          </table:table-cell>
          <table:table-cell table:formula="of:=[$Adapatado.U21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22]" office:value-type="string" office:string-value="a19jessicadovi" calcext:value-type="string">
            <text:p>a19jessicadovi</text:p>
          </table:table-cell>
          <table:table-cell table:formula="of:=[$Adapatado.C22]" office:value-type="string" office:string-value="Jessica" calcext:value-type="string">
            <text:p>Jessica</text:p>
          </table:table-cell>
          <table:table-cell table:formula="of:=CONCATENATE([$Adapatado.A22];&quot; &quot;;[$Adapatado.B22])" office:value-type="string" office:string-value="Doval Vigo" calcext:value-type="string">
            <text:p>Doval Vigo</text:p>
          </table:table-cell>
          <table:table-cell table:formula="of:=[$Adapatado.N22]" office:value-type="string" office:string-value="4Hmw_cgkm7" calcext:value-type="string">
            <text:p>4Hmw_cgkm7</text:p>
          </table:table-cell>
          <table:table-cell table:formula="of:=[$Adapatado.O22]" office:value-type="string" office:string-value="02/10/1999" calcext:value-type="string">
            <text:p>02/10/1999</text:p>
          </table:table-cell>
          <table:table-cell table:formula="of:=[$Adapatado.Q22]" office:value-type="string" office:string-value="733065833" calcext:value-type="string">
            <text:p>733065833</text:p>
          </table:table-cell>
          <table:table-cell table:formula="of:=[$Adapatado.R22]" office:value-type="string" office:string-value="Flat 3" calcext:value-type="string">
            <text:p>Flat 3</text:p>
          </table:table-cell>
          <table:table-cell table:formula="of:=[$Adapatado.S22]" office:value-type="string" office:string-value="Vilaboa" calcext:value-type="string">
            <text:p>Vilaboa</text:p>
          </table:table-cell>
          <table:table-cell table:formula="of:=[$Adapatado.U22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23]" office:value-type="string" office:string-value="a19dubanfelovi" calcext:value-type="string">
            <text:p>a19dubanfelovi</text:p>
          </table:table-cell>
          <table:table-cell table:formula="of:=[$Adapatado.C23]" office:value-type="string" office:string-value="Duban Felipe" calcext:value-type="string">
            <text:p>Duban Felipe</text:p>
          </table:table-cell>
          <table:table-cell table:formula="of:=CONCATENATE([$Adapatado.A23];&quot; &quot;;[$Adapatado.B23])" office:value-type="string" office:string-value="Lorenzo Vizcaino" calcext:value-type="string">
            <text:p>Lorenzo Vizcaino</text:p>
          </table:table-cell>
          <table:table-cell table:formula="of:=[$Adapatado.N23]" office:value-type="string" office:string-value="*PKquAv,7]" calcext:value-type="string">
            <text:p>*PKquAv,7]</text:p>
          </table:table-cell>
          <table:table-cell table:formula="of:=[$Adapatado.O23]" office:value-type="string" office:string-value="08/03/1990" calcext:value-type="string">
            <text:p>08/03/1990</text:p>
          </table:table-cell>
          <table:table-cell table:formula="of:=[$Adapatado.Q23]" office:value-type="string" office:string-value="621396574" calcext:value-type="string">
            <text:p>621396574</text:p>
          </table:table-cell>
          <table:table-cell table:formula="of:=[$Adapatado.R23]" office:value-type="string" office:string-value="29 Salmons Road" calcext:value-type="string">
            <text:p>29 Salmons Road</text:p>
          </table:table-cell>
          <table:table-cell table:formula="of:=[$Adapatado.S23]" office:value-type="string" office:string-value="Vigo" calcext:value-type="string">
            <text:p>Vigo</text:p>
          </table:table-cell>
          <table:table-cell table:formula="of:=[$Adapatado.U23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4]" office:value-type="string" office:string-value="a18danielasoal" calcext:value-type="string">
            <text:p>a18danielasoal</text:p>
          </table:table-cell>
          <table:table-cell table:formula="of:=[$Adapatado.C24]" office:value-type="string" office:string-value="Daniela" calcext:value-type="string">
            <text:p>Daniela</text:p>
          </table:table-cell>
          <table:table-cell table:formula="of:=CONCATENATE([$Adapatado.A24];&quot; &quot;;[$Adapatado.B24])" office:value-type="string" office:string-value="Soto Alberte" calcext:value-type="string">
            <text:p>Soto Alberte</text:p>
          </table:table-cell>
          <table:table-cell table:formula="of:=[$Adapatado.N24]" office:value-type="string" office:string-value="UgV4xwa_ti" calcext:value-type="string">
            <text:p>UgV4xwa_ti</text:p>
          </table:table-cell>
          <table:table-cell table:formula="of:=[$Adapatado.O24]" office:value-type="string" office:string-value="26/08/1989" calcext:value-type="string">
            <text:p>26/08/1989</text:p>
          </table:table-cell>
          <table:table-cell table:formula="of:=[$Adapatado.Q24]" office:value-type="string" office:string-value="793307730" calcext:value-type="string">
            <text:p>793307730</text:p>
          </table:table-cell>
          <table:table-cell table:formula="of:=[$Adapatado.R24]" office:value-type="string" office:string-value="38 Castle Street" calcext:value-type="string">
            <text:p>38 Castle Street</text:p>
          </table:table-cell>
          <table:table-cell table:formula="of:=[$Adapatado.S24]" office:value-type="string" office:string-value="Redondela" calcext:value-type="string">
            <text:p>Redondela</text:p>
          </table:table-cell>
          <table:table-cell table:formula="of:=[$Adapatado.U24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5]" office:value-type="string" office:string-value="a18antonioalca" calcext:value-type="string">
            <text:p>a18antonioalca</text:p>
          </table:table-cell>
          <table:table-cell table:formula="of:=[$Adapatado.C25]" office:value-type="string" office:string-value="Antonio" calcext:value-type="string">
            <text:p>Antonio</text:p>
          </table:table-cell>
          <table:table-cell table:formula="of:=CONCATENATE([$Adapatado.A25];&quot; &quot;;[$Adapatado.B25])" office:value-type="string" office:string-value="Alonso Castro" calcext:value-type="string">
            <text:p>Alonso Castro</text:p>
          </table:table-cell>
          <table:table-cell table:formula="of:=[$Adapatado.N25]" office:value-type="string" office:string-value="r[XYt4stbe" calcext:value-type="string">
            <text:p>r[XYt4stbe</text:p>
          </table:table-cell>
          <table:table-cell table:formula="of:=[$Adapatado.O25]" office:value-type="string" office:string-value="19/02/1981" calcext:value-type="string">
            <text:p>19/02/1981</text:p>
          </table:table-cell>
          <table:table-cell table:formula="of:=[$Adapatado.Q25]" office:value-type="string" office:string-value="718294833" calcext:value-type="string">
            <text:p>718294833</text:p>
          </table:table-cell>
          <table:table-cell table:formula="of:=[$Adapatado.R25]" office:value-type="string" office:string-value="17 Cherrygarth Road" calcext:value-type="string">
            <text:p>17 Cherrygarth Road</text:p>
          </table:table-cell>
          <table:table-cell table:formula="of:=[$Adapatado.S25]" office:value-type="string" office:string-value="Silleda" calcext:value-type="string">
            <text:p>Silleda</text:p>
          </table:table-cell>
          <table:table-cell table:formula="of:=[$Adapatado.U25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6]" office:value-type="string" office:string-value="a21sandracaar" calcext:value-type="string">
            <text:p>a21sandracaar</text:p>
          </table:table-cell>
          <table:table-cell table:formula="of:=[$Adapatado.C26]" office:value-type="string" office:string-value="Sandra" calcext:value-type="string">
            <text:p>Sandra</text:p>
          </table:table-cell>
          <table:table-cell table:formula="of:=CONCATENATE([$Adapatado.A26];&quot; &quot;;[$Adapatado.B26])" office:value-type="string" office:string-value="Carricoba Arango" calcext:value-type="string">
            <text:p>Carricoba Arango</text:p>
          </table:table-cell>
          <table:table-cell table:formula="of:=[$Adapatado.N26]" office:value-type="string" office:string-value="ue}3gdyfpF" calcext:value-type="string">
            <text:p>ue}3gdyfpF</text:p>
          </table:table-cell>
          <table:table-cell table:formula="of:=[$Adapatado.O26]" office:value-type="string" office:string-value="16/03/2000" calcext:value-type="string">
            <text:p>16/03/2000</text:p>
          </table:table-cell>
          <table:table-cell table:formula="of:=[$Adapatado.Q26]" office:value-type="string" office:string-value="636129296" calcext:value-type="string">
            <text:p>636129296</text:p>
          </table:table-cell>
          <table:table-cell table:formula="of:=[$Adapatado.R26]" office:value-type="string" office:string-value="Frogmore House" calcext:value-type="string">
            <text:p>Frogmore House</text:p>
          </table:table-cell>
          <table:table-cell table:formula="of:=[$Adapatado.S26]" office:value-type="string" office:string-value="Vigo" calcext:value-type="string">
            <text:p>Vigo</text:p>
          </table:table-cell>
          <table:table-cell table:formula="of:=[$Adapatado.U26]" office:value-type="string" office:string-value="iibna" calcext:value-type="string">
            <text:p>iibna</text:p>
          </table:table-cell>
        </table:table-row>
        <table:table-row table:style-name="ro1">
          <table:table-cell table:formula="of:=[$Adapatado.M27]" office:value-type="string" office:string-value="a18evamamabr" calcext:value-type="string">
            <text:p>a18evamamabr</text:p>
          </table:table-cell>
          <table:table-cell table:formula="of:=[$Adapatado.C27]" office:value-type="string" office:string-value="Eva Marta" calcext:value-type="string">
            <text:p>Eva Marta</text:p>
          </table:table-cell>
          <table:table-cell table:formula="of:=CONCATENATE([$Adapatado.A27];&quot; &quot;;[$Adapatado.B27])" office:value-type="string" office:string-value="Martínez Braños" calcext:value-type="string">
            <text:p>Martínez Braños</text:p>
          </table:table-cell>
          <table:table-cell table:formula="of:=[$Adapatado.N27]" office:value-type="string" office:string-value="Hk3hy{}p{m" calcext:value-type="string">
            <text:p>Hk3hy{}p{m</text:p>
          </table:table-cell>
          <table:table-cell table:formula="of:=[$Adapatado.O27]" office:value-type="string" office:string-value="02/06/1973" calcext:value-type="string">
            <text:p>02/06/1973</text:p>
          </table:table-cell>
          <table:table-cell table:formula="of:=[$Adapatado.Q27]" office:value-type="string" office:string-value="735027226" calcext:value-type="string">
            <text:p>735027226</text:p>
          </table:table-cell>
          <table:table-cell table:formula="of:=[$Adapatado.R27]" office:value-type="string" office:string-value="Heather Bank" calcext:value-type="string">
            <text:p>Heather Bank</text:p>
          </table:table-cell>
          <table:table-cell table:formula="of:=[$Adapatado.S27]" office:value-type="string" office:string-value="Noia" calcext:value-type="string">
            <text:p>Noia</text:p>
          </table:table-cell>
          <table:table-cell table:formula="of:=[$Adapatado.U27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8]" office:value-type="string" office:string-value="a19lauracaca" calcext:value-type="string">
            <text:p>a19lauracaca</text:p>
          </table:table-cell>
          <table:table-cell table:formula="of:=[$Adapatado.C28]" office:value-type="string" office:string-value="Laura" calcext:value-type="string">
            <text:p>Laura</text:p>
          </table:table-cell>
          <table:table-cell table:formula="of:=CONCATENATE([$Adapatado.A28];&quot; &quot;;[$Adapatado.B28])" office:value-type="string" office:string-value="Carballo Calo" calcext:value-type="string">
            <text:p>Carballo Calo</text:p>
          </table:table-cell>
          <table:table-cell table:formula="of:=[$Adapatado.N28]" office:value-type="string" office:string-value="WuqvP9]3tX" calcext:value-type="string">
            <text:p>WuqvP9]3tX</text:p>
          </table:table-cell>
          <table:table-cell table:formula="of:=[$Adapatado.O28]" office:value-type="string" office:string-value="16/09/1995" calcext:value-type="string">
            <text:p>16/09/1995</text:p>
          </table:table-cell>
          <table:table-cell table:formula="of:=[$Adapatado.Q28]" office:value-type="string" office:string-value="752325833" calcext:value-type="string">
            <text:p>752325833</text:p>
          </table:table-cell>
          <table:table-cell table:formula="of:=[$Adapatado.R28]" office:value-type="string" office:string-value="The Cottage" calcext:value-type="string">
            <text:p>The Cottage</text:p>
          </table:table-cell>
          <table:table-cell table:formula="of:=[$Adapatado.S28]" office:value-type="string" office:string-value="Redondela" calcext:value-type="string">
            <text:p>Redondela</text:p>
          </table:table-cell>
          <table:table-cell table:formula="of:=[$Adapatado.U28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9]" office:value-type="string" office:string-value="a19sharonbovi" calcext:value-type="string">
            <text:p>a19sharonbovi</text:p>
          </table:table-cell>
          <table:table-cell table:formula="of:=[$Adapatado.C29]" office:value-type="string" office:string-value="Sharon" calcext:value-type="string">
            <text:p>Sharon</text:p>
          </table:table-cell>
          <table:table-cell table:formula="of:=CONCATENATE([$Adapatado.A29];&quot; &quot;;[$Adapatado.B29])" office:value-type="string" office:string-value="Bouzón Vila" calcext:value-type="string">
            <text:p>Bouzón Vila</text:p>
          </table:table-cell>
          <table:table-cell table:formula="of:=[$Adapatado.N29]" office:value-type="string" office:string-value="Y3U+*sPHA." calcext:value-type="string">
            <text:p>Y3U+*sPHA.</text:p>
          </table:table-cell>
          <table:table-cell table:formula="of:=[$Adapatado.O29]" office:value-type="string" office:string-value="17/02/2001" calcext:value-type="string">
            <text:p>17/02/2001</text:p>
          </table:table-cell>
          <table:table-cell table:formula="of:=[$Adapatado.Q29]" office:value-type="string" office:string-value="741188555" calcext:value-type="string">
            <text:p>741188555</text:p>
          </table:table-cell>
          <table:table-cell table:formula="of:=[$Adapatado.R29]" office:value-type="string" office:string-value="79 Applegarth Drive" calcext:value-type="string">
            <text:p>79 Applegarth Drive</text:p>
          </table:table-cell>
          <table:table-cell table:formula="of:=[$Adapatado.S29]" office:value-type="string" office:string-value="Vigo" calcext:value-type="string">
            <text:p>Vigo</text:p>
          </table:table-cell>
          <table:table-cell table:formula="of:=[$Adapatado.U29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30]" office:value-type="string" office:string-value="a20carlotaruse" calcext:value-type="string">
            <text:p>a20carlotaruse</text:p>
          </table:table-cell>
          <table:table-cell table:formula="of:=[$Adapatado.C30]" office:value-type="string" office:string-value="Carlota" calcext:value-type="string">
            <text:p>Carlota</text:p>
          </table:table-cell>
          <table:table-cell table:formula="of:=CONCATENATE([$Adapatado.A30];&quot; &quot;;[$Adapatado.B30])" office:value-type="string" office:string-value="Rus Serantes" calcext:value-type="string">
            <text:p>Rus Serantes</text:p>
          </table:table-cell>
          <table:table-cell table:formula="of:=[$Adapatado.N30]" office:value-type="string" office:string-value="Jv4izKt*U-" calcext:value-type="string">
            <text:p>Jv4izKt*U-</text:p>
          </table:table-cell>
          <table:table-cell table:formula="of:=[$Adapatado.O30]" office:value-type="string" office:string-value="05/06/1992" calcext:value-type="string">
            <text:p>05/06/1992</text:p>
          </table:table-cell>
          <table:table-cell table:formula="of:=[$Adapatado.Q30]" office:value-type="string" office:string-value="783919281" calcext:value-type="string">
            <text:p>783919281</text:p>
          </table:table-cell>
          <table:table-cell table:formula="of:=[$Adapatado.R30]" office:value-type="string" office:string-value="39 Elliott Drive" calcext:value-type="string">
            <text:p>39 Elliott Drive</text:p>
          </table:table-cell>
          <table:table-cell table:formula="of:=[$Adapatado.S30]" office:value-type="string" office:string-value="Ponteareas" calcext:value-type="string">
            <text:p>Ponteareas</text:p>
          </table:table-cell>
          <table:table-cell table:formula="of:=[$Adapatado.U30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31]" office:value-type="string" office:string-value="a19errehmuca" calcext:value-type="string">
            <text:p>a19errehmuca</text:p>
          </table:table-cell>
          <table:table-cell table:formula="of:=[$Adapatado.C31]" office:value-type="string" office:string-value="Brhadaranyakopanishadvivekachudamani Erreh" calcext:value-type="string">
            <text:p>Brhadaranyakopanishadvivekachudamani Erreh</text:p>
          </table:table-cell>
          <table:table-cell table:formula="of:=CONCATENATE([$Adapatado.A31];&quot; &quot;;[$Adapatado.B31])" office:value-type="string" office:string-value="Muñoz Castillo" calcext:value-type="string">
            <text:p>Muñoz Castillo</text:p>
          </table:table-cell>
          <table:table-cell table:formula="of:=[$Adapatado.N31]" office:value-type="string" office:string-value="[YjhT9C.4}" calcext:value-type="string">
            <text:p>[YjhT9C.4}</text:p>
          </table:table-cell>
          <table:table-cell table:formula="of:=[$Adapatado.O31]" office:value-type="string" office:string-value="29/09/1999" calcext:value-type="string">
            <text:p>29/09/1999</text:p>
          </table:table-cell>
          <table:table-cell table:formula="of:=[$Adapatado.Q31]" office:value-type="string" office:string-value="636515504" calcext:value-type="string">
            <text:p>636515504</text:p>
          </table:table-cell>
          <table:table-cell table:formula="of:=[$Adapatado.R31]" office:value-type="string" office:string-value="Garden Cottage" calcext:value-type="string">
            <text:p>Garden Cottage</text:p>
          </table:table-cell>
          <table:table-cell table:formula="of:=[$Adapatado.S31]" office:value-type="string" office:string-value="Moaña" calcext:value-type="string">
            <text:p>Moaña</text:p>
          </table:table-cell>
          <table:table-cell table:formula="of:=[$Adapatado.U31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32]" office:value-type="string" office:string-value="a19javieroces" calcext:value-type="string">
            <text:p>a19javieroces</text:p>
          </table:table-cell>
          <table:table-cell table:formula="of:=[$Adapatado.C32]" office:value-type="string" office:string-value="Javier" calcext:value-type="string">
            <text:p>Javier</text:p>
          </table:table-cell>
          <table:table-cell table:formula="of:=CONCATENATE([$Adapatado.A32];&quot; &quot;;[$Adapatado.B32])" office:value-type="string" office:string-value="Ocampos Estévez" calcext:value-type="string">
            <text:p>Ocampos Estévez</text:p>
          </table:table-cell>
          <table:table-cell table:formula="of:=[$Adapatado.N32]" office:value-type="string" office:string-value="t|hNL7ifEe" calcext:value-type="string">
            <text:p>t|hNL7ifEe</text:p>
          </table:table-cell>
          <table:table-cell table:formula="of:=[$Adapatado.O32]" office:value-type="string" office:string-value="24/01/1983" calcext:value-type="string">
            <text:p>24/01/1983</text:p>
          </table:table-cell>
          <table:table-cell table:formula="of:=[$Adapatado.Q32]" office:value-type="string" office:string-value="777709721" calcext:value-type="string">
            <text:p>777709721</text:p>
          </table:table-cell>
          <table:table-cell table:formula="of:=[$Adapatado.R32]" office:value-type="string" office:string-value="32 High Green" calcext:value-type="string">
            <text:p>32 High Green</text:p>
          </table:table-cell>
          <table:table-cell table:formula="of:=[$Adapatado.S32]" office:value-type="string" office:string-value="Gondomar" calcext:value-type="string">
            <text:p>Gondomar</text:p>
          </table:table-cell>
          <table:table-cell table:formula="of:=[$Adapatado.U32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33]" office:value-type="string" office:string-value="a21andreacoda" calcext:value-type="string">
            <text:p>a21andreacoda</text:p>
          </table:table-cell>
          <table:table-cell table:formula="of:=[$Adapatado.C33]" office:value-type="string" office:string-value="Andrea" calcext:value-type="string">
            <text:p>Andrea</text:p>
          </table:table-cell>
          <table:table-cell table:formula="of:=CONCATENATE([$Adapatado.A33];&quot; &quot;;[$Adapatado.B33])" office:value-type="string" office:string-value="Copa Davila" calcext:value-type="string">
            <text:p>Copa Davila</text:p>
          </table:table-cell>
          <table:table-cell table:formula="of:=[$Adapatado.N33]" office:value-type="string" office:string-value="}+zCF3ac+." calcext:value-type="string">
            <text:p>}+zCF3ac+.</text:p>
          </table:table-cell>
          <table:table-cell table:formula="of:=[$Adapatado.O33]" office:value-type="string" office:string-value="10/03/1999" calcext:value-type="string">
            <text:p>10/03/1999</text:p>
          </table:table-cell>
          <table:table-cell table:formula="of:=[$Adapatado.Q33]" office:value-type="string" office:string-value="682924192" calcext:value-type="string">
            <text:p>682924192</text:p>
          </table:table-cell>
          <table:table-cell table:formula="of:=[$Adapatado.R33]" office:value-type="string" office:string-value="1 Don Close" calcext:value-type="string">
            <text:p>1 Don Close</text:p>
          </table:table-cell>
          <table:table-cell table:formula="of:=[$Adapatado.S33]" office:value-type="string" office:string-value="Vigo" calcext:value-type="string">
            <text:p>Vigo</text:p>
          </table:table-cell>
          <table:table-cell table:formula="of:=[$Adapatado.U33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34]" office:value-type="string" office:string-value="a19iriafefr" calcext:value-type="string">
            <text:p>a19iriafefr</text:p>
          </table:table-cell>
          <table:table-cell table:formula="of:=[$Adapatado.C34]" office:value-type="string" office:string-value="Iria" calcext:value-type="string">
            <text:p>Iria</text:p>
          </table:table-cell>
          <table:table-cell table:formula="of:=CONCATENATE([$Adapatado.A34];&quot; &quot;;[$Adapatado.B34])" office:value-type="string" office:string-value="Fernandez Fragueiro" calcext:value-type="string">
            <text:p>Fernandez Fragueiro</text:p>
          </table:table-cell>
          <table:table-cell table:formula="of:=[$Adapatado.N34]" office:value-type="string" office:string-value="-X9n9JnTuP" calcext:value-type="string">
            <text:p>-X9n9JnTuP</text:p>
          </table:table-cell>
          <table:table-cell table:formula="of:=[$Adapatado.O34]" office:value-type="string" office:string-value="17/08/2000" calcext:value-type="string">
            <text:p>17/08/2000</text:p>
          </table:table-cell>
          <table:table-cell table:formula="of:=[$Adapatado.Q34]" office:value-type="string" office:string-value="688708622" calcext:value-type="string">
            <text:p>688708622</text:p>
          </table:table-cell>
          <table:table-cell table:formula="of:=[$Adapatado.R34]" office:value-type="string" office:string-value="120 Albion Street" calcext:value-type="string">
            <text:p>120 Albion Street</text:p>
          </table:table-cell>
          <table:table-cell table:formula="of:=[$Adapatado.S34]" office:value-type="string" office:string-value="Mos" calcext:value-type="string">
            <text:p>Mos</text:p>
          </table:table-cell>
          <table:table-cell table:formula="of:=[$Adapatado.U34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35]" office:value-type="string" office:string-value="a19andreaacga" calcext:value-type="string">
            <text:p>a19andreaacga</text:p>
          </table:table-cell>
          <table:table-cell table:formula="of:=[$Adapatado.C35]" office:value-type="string" office:string-value="Andrea" calcext:value-type="string">
            <text:p>Andrea</text:p>
          </table:table-cell>
          <table:table-cell table:formula="of:=CONCATENATE([$Adapatado.A35];&quot; &quot;;[$Adapatado.B35])" office:value-type="string" office:string-value="Acuña García" calcext:value-type="string">
            <text:p>Acuña García</text:p>
          </table:table-cell>
          <table:table-cell table:formula="of:=[$Adapatado.N35]" office:value-type="string" office:string-value="cL7ay,t*HA" calcext:value-type="string">
            <text:p>cL7ay,t*HA</text:p>
          </table:table-cell>
          <table:table-cell table:formula="of:=[$Adapatado.O35]" office:value-type="string" office:string-value="26/08/1998" calcext:value-type="string">
            <text:p>26/08/1998</text:p>
          </table:table-cell>
          <table:table-cell table:formula="of:=[$Adapatado.Q35]" office:value-type="string" office:string-value="744701242" calcext:value-type="string">
            <text:p>744701242</text:p>
          </table:table-cell>
          <table:table-cell table:formula="of:=[$Adapatado.R35]" office:value-type="string" office:string-value="3 Victoria Gardens" calcext:value-type="string">
            <text:p>3 Victoria Gardens</text:p>
          </table:table-cell>
          <table:table-cell table:formula="of:=[$Adapatado.S35]" office:value-type="string" office:string-value="Moaña" calcext:value-type="string">
            <text:p>Moaña</text:p>
          </table:table-cell>
          <table:table-cell table:formula="of:=[$Adapatado.U35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36]" office:value-type="string" office:string-value="a18rubenceca" calcext:value-type="string">
            <text:p>a18rubenceca</text:p>
          </table:table-cell>
          <table:table-cell table:formula="of:=[$Adapatado.C36]" office:value-type="string" office:string-value="Rubén" calcext:value-type="string">
            <text:p>Rubén</text:p>
          </table:table-cell>
          <table:table-cell table:formula="of:=CONCATENATE([$Adapatado.A36];&quot; &quot;;[$Adapatado.B36])" office:value-type="string" office:string-value="Cerero Carton" calcext:value-type="string">
            <text:p>Cerero Carton</text:p>
          </table:table-cell>
          <table:table-cell table:formula="of:=[$Adapatado.N36]" office:value-type="string" office:string-value="MJ*erkAd3o" calcext:value-type="string">
            <text:p>MJ*erkAd3o</text:p>
          </table:table-cell>
          <table:table-cell table:formula="of:=[$Adapatado.O36]" office:value-type="string" office:string-value="09/08/1993" calcext:value-type="string">
            <text:p>09/08/1993</text:p>
          </table:table-cell>
          <table:table-cell table:formula="of:=[$Adapatado.Q36]" office:value-type="string" office:string-value="744041994" calcext:value-type="string">
            <text:p>744041994</text:p>
          </table:table-cell>
          <table:table-cell table:formula="of:=[$Adapatado.R36]" office:value-type="string" office:string-value="The Surgery" calcext:value-type="string">
            <text:p>The Surgery</text:p>
          </table:table-cell>
          <table:table-cell table:formula="of:=[$Adapatado.S36]" office:value-type="string" office:string-value="Vigo" calcext:value-type="string">
            <text:p>Vigo</text:p>
          </table:table-cell>
          <table:table-cell table:formula="of:=[$Adapatado.U36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37]" office:value-type="string" office:string-value="a21thaiscaga" calcext:value-type="string">
            <text:p>a21thaiscaga</text:p>
          </table:table-cell>
          <table:table-cell table:formula="of:=[$Adapatado.C37]" office:value-type="string" office:string-value="Thais" calcext:value-type="string">
            <text:p>Thais</text:p>
          </table:table-cell>
          <table:table-cell table:formula="of:=CONCATENATE([$Adapatado.A37];&quot; &quot;;[$Adapatado.B37])" office:value-type="string" office:string-value="Casal Gallego" calcext:value-type="string">
            <text:p>Casal Gallego</text:p>
          </table:table-cell>
          <table:table-cell table:formula="of:=[$Adapatado.N37]" office:value-type="string" office:string-value="y4NKH4cm{y" calcext:value-type="string">
            <text:p>y4NKH4cm{y</text:p>
          </table:table-cell>
          <table:table-cell table:formula="of:=[$Adapatado.O37]" office:value-type="string" office:string-value="11/09/1998" calcext:value-type="string">
            <text:p>11/09/1998</text:p>
          </table:table-cell>
          <table:table-cell table:formula="of:=[$Adapatado.Q37]" office:value-type="string" office:string-value="656403623" calcext:value-type="string">
            <text:p>656403623</text:p>
          </table:table-cell>
          <table:table-cell table:formula="of:=[$Adapatado.R37]" office:value-type="string" office:string-value="3 Fort Road" calcext:value-type="string">
            <text:p>3 Fort Road</text:p>
          </table:table-cell>
          <table:table-cell table:formula="of:=[$Adapatado.S37]" office:value-type="string" office:string-value="Pontevedra" calcext:value-type="string">
            <text:p>Pontevedra</text:p>
          </table:table-cell>
          <table:table-cell table:formula="of:=[$Adapatado.U37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38]" office:value-type="string" office:string-value="a19xoanotal" calcext:value-type="string">
            <text:p>a19xoanotal</text:p>
          </table:table-cell>
          <table:table-cell table:formula="of:=[$Adapatado.C38]" office:value-type="string" office:string-value="Xoán" calcext:value-type="string">
            <text:p>Xoán</text:p>
          </table:table-cell>
          <table:table-cell table:formula="of:=CONCATENATE([$Adapatado.A38];&quot; &quot;;[$Adapatado.B38])" office:value-type="string" office:string-value="Otero Álvarez" calcext:value-type="string">
            <text:p>Otero Álvarez</text:p>
          </table:table-cell>
          <table:table-cell table:formula="of:=[$Adapatado.N38]" office:value-type="string" office:string-value="zyy-N3pjk{" calcext:value-type="string">
            <text:p>zyy-N3pjk{</text:p>
          </table:table-cell>
          <table:table-cell table:formula="of:=[$Adapatado.O38]" office:value-type="string" office:string-value="07/06/1999" calcext:value-type="string">
            <text:p>07/06/1999</text:p>
          </table:table-cell>
          <table:table-cell table:formula="of:=[$Adapatado.Q38]" office:value-type="string" office:string-value="759598192" calcext:value-type="string">
            <text:p>759598192</text:p>
          </table:table-cell>
          <table:table-cell table:formula="of:=[$Adapatado.R38]" office:value-type="string" office:string-value="14 Stepstile" calcext:value-type="string">
            <text:p>14 Stepstile</text:p>
          </table:table-cell>
          <table:table-cell table:formula="of:=[$Adapatado.S38]" office:value-type="string" office:string-value="Vigo" calcext:value-type="string">
            <text:p>Vigo</text:p>
          </table:table-cell>
          <table:table-cell table:formula="of:=[$Adapatado.U38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39]" office:value-type="string" office:string-value="a20xacobevima" calcext:value-type="string">
            <text:p>a20xacobevima</text:p>
          </table:table-cell>
          <table:table-cell table:formula="of:=[$Adapatado.C39]" office:value-type="string" office:string-value="Xacobe" calcext:value-type="string">
            <text:p>Xacobe</text:p>
          </table:table-cell>
          <table:table-cell table:formula="of:=CONCATENATE([$Adapatado.A39];&quot; &quot;;[$Adapatado.B39])" office:value-type="string" office:string-value="Vila Martínez" calcext:value-type="string">
            <text:p>Vila Martínez</text:p>
          </table:table-cell>
          <table:table-cell table:formula="of:=[$Adapatado.N39]" office:value-type="string" office:string-value="dAHC}CH-w7" calcext:value-type="string">
            <text:p>dAHC}CH-w7</text:p>
          </table:table-cell>
          <table:table-cell table:formula="of:=[$Adapatado.O39]" office:value-type="string" office:string-value="24/09/1977" calcext:value-type="string">
            <text:p>24/09/1977</text:p>
          </table:table-cell>
          <table:table-cell table:formula="of:=[$Adapatado.Q39]" office:value-type="string" office:string-value="653049759" calcext:value-type="string">
            <text:p>653049759</text:p>
          </table:table-cell>
          <table:table-cell table:formula="of:=[$Adapatado.R39]" office:value-type="string" office:string-value="71 Colin Avenue" calcext:value-type="string">
            <text:p>71 Colin Avenue</text:p>
          </table:table-cell>
          <table:table-cell table:formula="of:=[$Adapatado.S39]" office:value-type="string" office:string-value="Salvaterra de Miño" calcext:value-type="string">
            <text:p>Salvaterra de Miño</text:p>
          </table:table-cell>
          <table:table-cell table:formula="of:=[$Adapatado.U39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40]" office:value-type="string" office:string-value="a20nereaarro" calcext:value-type="string">
            <text:p>a20nereaarro</text:p>
          </table:table-cell>
          <table:table-cell table:formula="of:=[$Adapatado.C40]" office:value-type="string" office:string-value="Nerea" calcext:value-type="string">
            <text:p>Nerea</text:p>
          </table:table-cell>
          <table:table-cell table:formula="of:=CONCATENATE([$Adapatado.A40];&quot; &quot;;[$Adapatado.B40])" office:value-type="string" office:string-value="Ares Rodríguez" calcext:value-type="string">
            <text:p>Ares Rodríguez</text:p>
          </table:table-cell>
          <table:table-cell table:formula="of:=[$Adapatado.N40]" office:value-type="string" office:string-value="_T=iyJcP]9" calcext:value-type="string">
            <text:p>_T=iyJcP]9</text:p>
          </table:table-cell>
          <table:table-cell table:formula="of:=[$Adapatado.O40]" office:value-type="string" office:string-value="25/05/1993" calcext:value-type="string">
            <text:p>25/05/1993</text:p>
          </table:table-cell>
          <table:table-cell table:formula="of:=[$Adapatado.Q40]" office:value-type="string" office:string-value="677106838" calcext:value-type="string">
            <text:p>677106838</text:p>
          </table:table-cell>
          <table:table-cell table:formula="of:=[$Adapatado.R40]" office:value-type="string" office:string-value="Karenza" calcext:value-type="string">
            <text:p>Karenza</text:p>
          </table:table-cell>
          <table:table-cell table:formula="of:=[$Adapatado.S40]" office:value-type="string" office:string-value="Gondomar" calcext:value-type="string">
            <text:p>Gondomar</text:p>
          </table:table-cell>
          <table:table-cell table:formula="of:=[$Adapatado.U40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41]" office:value-type="string" office:string-value="a20sergiopesa" calcext:value-type="string">
            <text:p>a20sergiopesa</text:p>
          </table:table-cell>
          <table:table-cell table:formula="of:=[$Adapatado.C41]" office:value-type="string" office:string-value="Sergio" calcext:value-type="string">
            <text:p>Sergio</text:p>
          </table:table-cell>
          <table:table-cell table:formula="of:=CONCATENATE([$Adapatado.A41];&quot; &quot;;[$Adapatado.B41])" office:value-type="string" office:string-value="Pérez Santos" calcext:value-type="string">
            <text:p>Pérez Santos</text:p>
          </table:table-cell>
          <table:table-cell table:formula="of:=[$Adapatado.N41]" office:value-type="string" office:string-value="Fsr{u7pPX@" calcext:value-type="string">
            <text:p>Fsr{u7pPX@</text:p>
          </table:table-cell>
          <table:table-cell table:formula="of:=[$Adapatado.O41]" office:value-type="string" office:string-value="24/11/1998" calcext:value-type="string">
            <text:p>24/11/1998</text:p>
          </table:table-cell>
          <table:table-cell table:formula="of:=[$Adapatado.Q41]" office:value-type="string" office:string-value="729274432" calcext:value-type="string">
            <text:p>729274432</text:p>
          </table:table-cell>
          <table:table-cell table:formula="of:=[$Adapatado.R41]" office:value-type="string" office:string-value="5 Enid Road" calcext:value-type="string">
            <text:p>5 Enid Road</text:p>
          </table:table-cell>
          <table:table-cell table:formula="of:=[$Adapatado.S41]" office:value-type="string" office:string-value="Gondomar" calcext:value-type="string">
            <text:p>Gondomar</text:p>
          </table:table-cell>
          <table:table-cell table:formula="of:=[$Adapatado.U41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42]" office:value-type="string" office:string-value="a20tamaracago" calcext:value-type="string">
            <text:p>a20tamaracago</text:p>
          </table:table-cell>
          <table:table-cell table:formula="of:=[$Adapatado.C42]" office:value-type="string" office:string-value="Tamara" calcext:value-type="string">
            <text:p>Tamara</text:p>
          </table:table-cell>
          <table:table-cell table:formula="of:=CONCATENATE([$Adapatado.A42];&quot; &quot;;[$Adapatado.B42])" office:value-type="string" office:string-value="Castiñeira González" calcext:value-type="string">
            <text:p>Castiñeira González</text:p>
          </table:table-cell>
          <table:table-cell table:formula="of:=[$Adapatado.N42]" office:value-type="string" office:string-value="]4+hJdqyJm" calcext:value-type="string">
            <text:p>]4+hJdqyJm</text:p>
          </table:table-cell>
          <table:table-cell table:formula="of:=[$Adapatado.O42]" office:value-type="string" office:string-value="14/10/1988" calcext:value-type="string">
            <text:p>14/10/1988</text:p>
          </table:table-cell>
          <table:table-cell table:formula="of:=[$Adapatado.Q42]" office:value-type="string" office:string-value="719004508" calcext:value-type="string">
            <text:p>719004508</text:p>
          </table:table-cell>
          <table:table-cell table:formula="of:=[$Adapatado.R42]" office:value-type="string" office:string-value="Fairview" calcext:value-type="string">
            <text:p>Fairview</text:p>
          </table:table-cell>
          <table:table-cell table:formula="of:=[$Adapatado.S42]" office:value-type="string" office:string-value="Vigo" calcext:value-type="string">
            <text:p>Vigo</text:p>
          </table:table-cell>
          <table:table-cell table:formula="of:=[$Adapatado.U42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43]" office:value-type="string" office:string-value="a21fabianigba" calcext:value-type="string">
            <text:p>a21fabianigba</text:p>
          </table:table-cell>
          <table:table-cell table:formula="of:=[$Adapatado.C43]" office:value-type="string" office:string-value="Fabián" calcext:value-type="string">
            <text:p>Fabián</text:p>
          </table:table-cell>
          <table:table-cell table:formula="of:=CONCATENATE([$Adapatado.A43];&quot; &quot;;[$Adapatado.B43])" office:value-type="string" office:string-value="Iglesias Barreiro" calcext:value-type="string">
            <text:p>Iglesias Barreiro</text:p>
          </table:table-cell>
          <table:table-cell table:formula="of:=[$Adapatado.N43]" office:value-type="string" office:string-value="+Ew_y|4Wts" calcext:value-type="string">
            <text:p>+Ew_y|4Wts</text:p>
          </table:table-cell>
          <table:table-cell table:formula="of:=[$Adapatado.O43]" office:value-type="string" office:string-value="19/01/1978" calcext:value-type="string">
            <text:p>19/01/1978</text:p>
          </table:table-cell>
          <table:table-cell table:formula="of:=[$Adapatado.Q43]" office:value-type="string" office:string-value="718250074" calcext:value-type="string">
            <text:p>718250074</text:p>
          </table:table-cell>
          <table:table-cell table:formula="of:=[$Adapatado.R43]" office:value-type="string" office:string-value="4 Salwick Close" calcext:value-type="string">
            <text:p>4 Salwick Close</text:p>
          </table:table-cell>
          <table:table-cell table:formula="of:=[$Adapatado.S43]" office:value-type="string" office:string-value="Vigo" calcext:value-type="string">
            <text:p>Vigo</text:p>
          </table:table-cell>
          <table:table-cell table:formula="of:=[$Adapatado.U43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44]" office:value-type="string" office:string-value="a20pelayologo" calcext:value-type="string">
            <text:p>a20pelayologo</text:p>
          </table:table-cell>
          <table:table-cell table:formula="of:=[$Adapatado.C44]" office:value-type="string" office:string-value="Pelayo" calcext:value-type="string">
            <text:p>Pelayo</text:p>
          </table:table-cell>
          <table:table-cell table:formula="of:=CONCATENATE([$Adapatado.A44];&quot; &quot;;[$Adapatado.B44])" office:value-type="string" office:string-value="Lorenzo Gómez" calcext:value-type="string">
            <text:p>Lorenzo Gómez</text:p>
          </table:table-cell>
          <table:table-cell table:formula="of:=[$Adapatado.N44]" office:value-type="string" office:string-value="a3A+Wg+7so" calcext:value-type="string">
            <text:p>a3A+Wg+7so</text:p>
          </table:table-cell>
          <table:table-cell table:formula="of:=[$Adapatado.O44]" office:value-type="string" office:string-value="16/03/1997" calcext:value-type="string">
            <text:p>16/03/1997</text:p>
          </table:table-cell>
          <table:table-cell table:formula="of:=[$Adapatado.Q44]" office:value-type="string" office:string-value="712804921" calcext:value-type="string">
            <text:p>712804921</text:p>
          </table:table-cell>
          <table:table-cell table:formula="of:=[$Adapatado.R44]" office:value-type="string" office:string-value="21 Eton House" calcext:value-type="string">
            <text:p>21 Eton House</text:p>
          </table:table-cell>
          <table:table-cell table:formula="of:=[$Adapatado.S44]" office:value-type="string" office:string-value="Ponteareas" calcext:value-type="string">
            <text:p>Ponteareas</text:p>
          </table:table-cell>
          <table:table-cell table:formula="of:=[$Adapatado.U44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45]" office:value-type="string" office:string-value="a18enriquegofo" calcext:value-type="string">
            <text:p>a18enriquegofo</text:p>
          </table:table-cell>
          <table:table-cell table:formula="of:=[$Adapatado.C45]" office:value-type="string" office:string-value="Enrique" calcext:value-type="string">
            <text:p>Enrique</text:p>
          </table:table-cell>
          <table:table-cell table:formula="of:=CONCATENATE([$Adapatado.A45];&quot; &quot;;[$Adapatado.B45])" office:value-type="string" office:string-value="González Fontenla" calcext:value-type="string">
            <text:p>González Fontenla</text:p>
          </table:table-cell>
          <table:table-cell table:formula="of:=[$Adapatado.N45]" office:value-type="string" office:string-value="@4qxEHrHAA" calcext:value-type="string">
            <text:p>@4qxEHrHAA</text:p>
          </table:table-cell>
          <table:table-cell table:formula="of:=[$Adapatado.O45]" office:value-type="string" office:string-value="06/01/1975" calcext:value-type="string">
            <text:p>06/01/1975</text:p>
          </table:table-cell>
          <table:table-cell table:formula="of:=[$Adapatado.Q45]" office:value-type="string" office:string-value="687049834" calcext:value-type="string">
            <text:p>687049834</text:p>
          </table:table-cell>
          <table:table-cell table:formula="of:=[$Adapatado.R45]" office:value-type="string" office:string-value="117 Burnham Avenue" calcext:value-type="string">
            <text:p>117 Burnham Avenue</text:p>
          </table:table-cell>
          <table:table-cell table:formula="of:=[$Adapatado.S45]" office:value-type="string" office:string-value="Vigo" calcext:value-type="string">
            <text:p>Vigo</text:p>
          </table:table-cell>
          <table:table-cell table:formula="of:=[$Adapatado.U45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46]" office:value-type="string" office:string-value="a19damianlica" calcext:value-type="string">
            <text:p>a19damianlica</text:p>
          </table:table-cell>
          <table:table-cell table:formula="of:=[$Adapatado.C46]" office:value-type="string" office:string-value="Damian" calcext:value-type="string">
            <text:p>Damian</text:p>
          </table:table-cell>
          <table:table-cell table:formula="of:=CONCATENATE([$Adapatado.A46];&quot; &quot;;[$Adapatado.B46])" office:value-type="string" office:string-value="Lijó Cayo" calcext:value-type="string">
            <text:p>Lijó Cayo</text:p>
          </table:table-cell>
          <table:table-cell table:formula="of:=[$Adapatado.N46]" office:value-type="string" office:string-value="9{iV{T=mge" calcext:value-type="string">
            <text:p>9{iV{T=mge</text:p>
          </table:table-cell>
          <table:table-cell table:formula="of:=[$Adapatado.O46]" office:value-type="string" office:string-value="08/10/1999" calcext:value-type="string">
            <text:p>08/10/1999</text:p>
          </table:table-cell>
          <table:table-cell table:formula="of:=[$Adapatado.Q46]" office:value-type="string" office:string-value="617352597" calcext:value-type="string">
            <text:p>617352597</text:p>
          </table:table-cell>
          <table:table-cell table:formula="of:=[$Adapatado.R46]" office:value-type="string" office:string-value="Dairy Cottage" calcext:value-type="string">
            <text:p>Dairy Cottage</text:p>
          </table:table-cell>
          <table:table-cell table:formula="of:=[$Adapatado.S46]" office:value-type="string" office:string-value="Vigo" calcext:value-type="string">
            <text:p>Vigo</text:p>
          </table:table-cell>
          <table:table-cell table:formula="of:=[$Adapatado.U46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47]" office:value-type="string" office:string-value="a20pabloalro" calcext:value-type="string">
            <text:p>a20pabloalro</text:p>
          </table:table-cell>
          <table:table-cell table:formula="of:=[$Adapatado.C47]" office:value-type="string" office:string-value="Pablo" calcext:value-type="string">
            <text:p>Pablo</text:p>
          </table:table-cell>
          <table:table-cell table:formula="of:=CONCATENATE([$Adapatado.A47];&quot; &quot;;[$Adapatado.B47])" office:value-type="string" office:string-value="Álvarez Robineau" calcext:value-type="string">
            <text:p>Álvarez Robineau</text:p>
          </table:table-cell>
          <table:table-cell table:formula="of:=[$Adapatado.N47]" office:value-type="string" office:string-value="m|K,unhq4y" calcext:value-type="string">
            <text:p>m|K,unhq4y</text:p>
          </table:table-cell>
          <table:table-cell table:formula="of:=[$Adapatado.O47]" office:value-type="string" office:string-value="21/03/1989" calcext:value-type="string">
            <text:p>21/03/1989</text:p>
          </table:table-cell>
          <table:table-cell table:formula="of:=[$Adapatado.Q47]" office:value-type="string" office:string-value="742133446" calcext:value-type="string">
            <text:p>742133446</text:p>
          </table:table-cell>
          <table:table-cell table:formula="of:=[$Adapatado.R47]" office:value-type="string" office:string-value="43 Princes Street" calcext:value-type="string">
            <text:p>43 Princes Street</text:p>
          </table:table-cell>
          <table:table-cell table:formula="of:=[$Adapatado.S47]" office:value-type="string" office:string-value="Moraña" calcext:value-type="string">
            <text:p>Moraña</text:p>
          </table:table-cell>
          <table:table-cell table:formula="of:=[$Adapatado.U47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48]" office:value-type="string" office:string-value="a19lorenafefe" calcext:value-type="string">
            <text:p>a19lorenafefe</text:p>
          </table:table-cell>
          <table:table-cell table:formula="of:=[$Adapatado.C48]" office:value-type="string" office:string-value="Lorena" calcext:value-type="string">
            <text:p>Lorena</text:p>
          </table:table-cell>
          <table:table-cell table:formula="of:=CONCATENATE([$Adapatado.A48];&quot; &quot;;[$Adapatado.B48])" office:value-type="string" office:string-value="Fernández Fernández" calcext:value-type="string">
            <text:p>Fernández Fernández</text:p>
          </table:table-cell>
          <table:table-cell table:formula="of:=[$Adapatado.N48]" office:value-type="string" office:string-value="sNj77k]y}+" calcext:value-type="string">
            <text:p>sNj77k]y}+</text:p>
          </table:table-cell>
          <table:table-cell table:formula="of:=[$Adapatado.O48]" office:value-type="string" office:string-value="23/11/1998" calcext:value-type="string">
            <text:p>23/11/1998</text:p>
          </table:table-cell>
          <table:table-cell table:formula="of:=[$Adapatado.Q48]" office:value-type="string" office:string-value="664422704" calcext:value-type="string">
            <text:p>664422704</text:p>
          </table:table-cell>
          <table:table-cell table:formula="of:=[$Adapatado.R48]" office:value-type="string" office:string-value="22 Daneway" calcext:value-type="string">
            <text:p>22 Daneway</text:p>
          </table:table-cell>
          <table:table-cell table:formula="of:=[$Adapatado.S48]" office:value-type="string" office:string-value="Vigo" calcext:value-type="string">
            <text:p>Vigo</text:p>
          </table:table-cell>
          <table:table-cell table:formula="of:=[$Adapatado.U48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49]" office:value-type="string" office:string-value="a20giovannaloma" calcext:value-type="string">
            <text:p>a20giovannaloma</text:p>
          </table:table-cell>
          <table:table-cell table:formula="of:=[$Adapatado.C49]" office:value-type="string" office:string-value="Giovanna" calcext:value-type="string">
            <text:p>Giovanna</text:p>
          </table:table-cell>
          <table:table-cell table:formula="of:=CONCATENATE([$Adapatado.A49];&quot; &quot;;[$Adapatado.B49])" office:value-type="string" office:string-value="López Macías" calcext:value-type="string">
            <text:p>López Macías</text:p>
          </table:table-cell>
          <table:table-cell table:formula="of:=[$Adapatado.N49]" office:value-type="string" office:string-value="jNa85k]c-+" calcext:value-type="string">
            <text:p>jNa85k]c-+</text:p>
          </table:table-cell>
          <table:table-cell table:formula="of:=[$Adapatado.O49]" office:value-type="string" office:string-value="11/11/1982" calcext:value-type="string">
            <text:p>11/11/1982</text:p>
          </table:table-cell>
          <table:table-cell table:formula="of:=[$Adapatado.Q49]" office:value-type="string" office:string-value="735307980" calcext:value-type="string">
            <text:p>735307980</text:p>
          </table:table-cell>
          <table:table-cell table:formula="of:=[$Adapatado.R49]" office:value-type="string" office:string-value="5 Burn Close" calcext:value-type="string">
            <text:p>5 Burn Close</text:p>
          </table:table-cell>
          <table:table-cell table:formula="of:=[$Adapatado.S49]" office:value-type="string" office:string-value="Vigo" calcext:value-type="string">
            <text:p>Vigo</text:p>
          </table:table-cell>
          <table:table-cell table:formula="of:=[$Adapatado.U49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50]" office:value-type="string" office:string-value="a18pablosica" calcext:value-type="string">
            <text:p>a18pablosica</text:p>
          </table:table-cell>
          <table:table-cell table:formula="of:=[$Adapatado.C50]" office:value-type="string" office:string-value="Pablo" calcext:value-type="string">
            <text:p>Pablo</text:p>
          </table:table-cell>
          <table:table-cell table:formula="of:=CONCATENATE([$Adapatado.A50];&quot; &quot;;[$Adapatado.B50])" office:value-type="string" office:string-value="Silva Carballo" calcext:value-type="string">
            <text:p>Silva Carballo</text:p>
          </table:table-cell>
          <table:table-cell table:formula="of:=[$Adapatado.N50]" office:value-type="string" office:string-value="3H-[3,,Jp@" calcext:value-type="string">
            <text:p>3H-[3,,Jp@</text:p>
          </table:table-cell>
          <table:table-cell table:formula="of:=[$Adapatado.O50]" office:value-type="string" office:string-value="03/11/1986" calcext:value-type="string">
            <text:p>03/11/1986</text:p>
          </table:table-cell>
          <table:table-cell table:formula="of:=[$Adapatado.Q50]" office:value-type="string" office:string-value="682847562" calcext:value-type="string">
            <text:p>682847562</text:p>
          </table:table-cell>
          <table:table-cell table:formula="of:=[$Adapatado.R50]" office:value-type="string" office:string-value="20 Warwick Road" calcext:value-type="string">
            <text:p>20 Warwick Road</text:p>
          </table:table-cell>
          <table:table-cell table:formula="of:=[$Adapatado.S50]" office:value-type="string" office:string-value="Vigo" calcext:value-type="string">
            <text:p>Vigo</text:p>
          </table:table-cell>
          <table:table-cell table:formula="of:=[$Adapatado.U50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51]" office:value-type="string" office:string-value="a18adrianjogo" calcext:value-type="string">
            <text:p>a18adrianjogo</text:p>
          </table:table-cell>
          <table:table-cell table:formula="of:=[$Adapatado.C51]" office:value-type="string" office:string-value="Adrián" calcext:value-type="string">
            <text:p>Adrián</text:p>
          </table:table-cell>
          <table:table-cell table:formula="of:=CONCATENATE([$Adapatado.A51];&quot; &quot;;[$Adapatado.B51])" office:value-type="string" office:string-value="Jorge Gómez" calcext:value-type="string">
            <text:p>Jorge Gómez</text:p>
          </table:table-cell>
          <table:table-cell table:formula="of:=[$Adapatado.N51]" office:value-type="string" office:string-value="]hEfjueb4N" calcext:value-type="string">
            <text:p>]hEfjueb4N</text:p>
          </table:table-cell>
          <table:table-cell table:formula="of:=[$Adapatado.O51]" office:value-type="string" office:string-value="25/01/1988" calcext:value-type="string">
            <text:p>25/01/1988</text:p>
          </table:table-cell>
          <table:table-cell table:formula="of:=[$Adapatado.Q51]" office:value-type="string" office:string-value="688324325" calcext:value-type="string">
            <text:p>688324325</text:p>
          </table:table-cell>
          <table:table-cell table:formula="of:=[$Adapatado.R51]" office:value-type="string" office:string-value="2 Llwynbrain Terrace" calcext:value-type="string">
            <text:p>2 Llwynbrain Terrace</text:p>
          </table:table-cell>
          <table:table-cell table:formula="of:=[$Adapatado.S51]" office:value-type="string" office:string-value="Vigo" calcext:value-type="string">
            <text:p>Vigo</text:p>
          </table:table-cell>
          <table:table-cell table:formula="of:=[$Adapatado.U51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52]" office:value-type="string" office:string-value="a21rubenvaal" calcext:value-type="string">
            <text:p>a21rubenvaal</text:p>
          </table:table-cell>
          <table:table-cell table:formula="of:=[$Adapatado.C52]" office:value-type="string" office:string-value="Rubén" calcext:value-type="string">
            <text:p>Rubén</text:p>
          </table:table-cell>
          <table:table-cell table:formula="of:=CONCATENATE([$Adapatado.A52];&quot; &quot;;[$Adapatado.B52])" office:value-type="string" office:string-value="Varela Alonso" calcext:value-type="string">
            <text:p>Varela Alonso</text:p>
          </table:table-cell>
          <table:table-cell table:formula="of:=[$Adapatado.N52]" office:value-type="string" office:string-value="oP]4C74_|{" calcext:value-type="string">
            <text:p>oP]4C74_|{</text:p>
          </table:table-cell>
          <table:table-cell table:formula="of:=[$Adapatado.O52]" office:value-type="string" office:string-value="10/12/1997" calcext:value-type="string">
            <text:p>10/12/1997</text:p>
          </table:table-cell>
          <table:table-cell table:formula="of:=[$Adapatado.Q52]" office:value-type="string" office:string-value="779719638" calcext:value-type="string">
            <text:p>779719638</text:p>
          </table:table-cell>
          <table:table-cell table:formula="of:=[$Adapatado.R52]" office:value-type="string" office:string-value="76 Cumberland Road" calcext:value-type="string">
            <text:p>76 Cumberland Road</text:p>
          </table:table-cell>
          <table:table-cell table:formula="of:=[$Adapatado.S52]" office:value-type="string" office:string-value="Vigo" calcext:value-type="string">
            <text:p>Vigo</text:p>
          </table:table-cell>
          <table:table-cell table:formula="of:=[$Adapatado.U52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53]" office:value-type="string" office:string-value="a20martaargo" calcext:value-type="string">
            <text:p>a20martaargo</text:p>
          </table:table-cell>
          <table:table-cell table:formula="of:=[$Adapatado.C53]" office:value-type="string" office:string-value="Marta" calcext:value-type="string">
            <text:p>Marta</text:p>
          </table:table-cell>
          <table:table-cell table:formula="of:=CONCATENATE([$Adapatado.A53];&quot; &quot;;[$Adapatado.B53])" office:value-type="string" office:string-value="Aranda González" calcext:value-type="string">
            <text:p>Aranda González</text:p>
          </table:table-cell>
          <table:table-cell table:formula="of:=[$Adapatado.N53]" office:value-type="string" office:string-value="wEMC]CAxE7" calcext:value-type="string">
            <text:p>wEMC]CAxE7</text:p>
          </table:table-cell>
          <table:table-cell table:formula="of:=[$Adapatado.O53]" office:value-type="string" office:string-value="27/02/1988" calcext:value-type="string">
            <text:p>27/02/1988</text:p>
          </table:table-cell>
          <table:table-cell table:formula="of:=[$Adapatado.Q53]" office:value-type="string" office:string-value="797049761" calcext:value-type="string">
            <text:p>797049761</text:p>
          </table:table-cell>
          <table:table-cell table:formula="of:=[$Adapatado.R53]" office:value-type="string" office:string-value="113A Swan Lane" calcext:value-type="string">
            <text:p>113A Swan Lane</text:p>
          </table:table-cell>
          <table:table-cell table:formula="of:=[$Adapatado.S53]" office:value-type="string" office:string-value="Vigo" calcext:value-type="string">
            <text:p>Vigo</text:p>
          </table:table-cell>
          <table:table-cell table:formula="of:=[$Adapatado.U53]" office:value-type="string" office:string-value="iibna" calcext:value-type="string">
            <text:p>iibna</text:p>
          </table:table-cell>
        </table:table-row>
        <table:table-row table:style-name="ro1">
          <table:table-cell table:formula="of:=[$Adapatado.M54]" office:value-type="string" office:string-value="a21jesicacavi" calcext:value-type="string">
            <text:p>a21jesicacavi</text:p>
          </table:table-cell>
          <table:table-cell table:formula="of:=[$Adapatado.C54]" office:value-type="string" office:string-value="Jésica" calcext:value-type="string">
            <text:p>Jésica</text:p>
          </table:table-cell>
          <table:table-cell table:formula="of:=CONCATENATE([$Adapatado.A54];&quot; &quot;;[$Adapatado.B54])" office:value-type="string" office:string-value="Cadenas Viéitez" calcext:value-type="string">
            <text:p>Cadenas Viéitez</text:p>
          </table:table-cell>
          <table:table-cell table:formula="of:=[$Adapatado.N54]" office:value-type="string" office:string-value=",|F7XkLcgV" calcext:value-type="string">
            <text:p>,|F7XkLcgV</text:p>
          </table:table-cell>
          <table:table-cell table:formula="of:=[$Adapatado.O54]" office:value-type="string" office:string-value="10/06/1983" calcext:value-type="string">
            <text:p>10/06/1983</text:p>
          </table:table-cell>
          <table:table-cell table:formula="of:=[$Adapatado.Q54]" office:value-type="string" office:string-value="683231321" calcext:value-type="string">
            <text:p>683231321</text:p>
          </table:table-cell>
          <table:table-cell table:formula="of:=[$Adapatado.R54]" office:value-type="string" office:string-value="Apartment 16" calcext:value-type="string">
            <text:p>Apartment 16</text:p>
          </table:table-cell>
          <table:table-cell table:formula="of:=[$Adapatado.S54]" office:value-type="string" office:string-value="Gondomar" calcext:value-type="string">
            <text:p>Gondomar</text:p>
          </table:table-cell>
          <table:table-cell table:formula="of:=[$Adapatado.U54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55]" office:value-type="string" office:string-value="a20manuelvasa" calcext:value-type="string">
            <text:p>a20manuelvasa</text:p>
          </table:table-cell>
          <table:table-cell table:formula="of:=[$Adapatado.C55]" office:value-type="string" office:string-value="Manuel" calcext:value-type="string">
            <text:p>Manuel</text:p>
          </table:table-cell>
          <table:table-cell table:formula="of:=CONCATENATE([$Adapatado.A55];&quot; &quot;;[$Adapatado.B55])" office:value-type="string" office:string-value="Vázquez Saura" calcext:value-type="string">
            <text:p>Vázquez Saura</text:p>
          </table:table-cell>
          <table:table-cell table:formula="of:=[$Adapatado.N55]" office:value-type="string" office:string-value="XN7mAH|fPL" calcext:value-type="string">
            <text:p>XN7mAH|fPL</text:p>
          </table:table-cell>
          <table:table-cell table:formula="of:=[$Adapatado.O55]" office:value-type="string" office:string-value="13/06/1997" calcext:value-type="string">
            <text:p>13/06/1997</text:p>
          </table:table-cell>
          <table:table-cell table:formula="of:=[$Adapatado.Q55]" office:value-type="string" office:string-value="656974464" calcext:value-type="string">
            <text:p>656974464</text:p>
          </table:table-cell>
          <table:table-cell table:formula="of:=[$Adapatado.R55]" office:value-type="string" office:string-value="3 Lapwing Court" calcext:value-type="string">
            <text:p>3 Lapwing Court</text:p>
          </table:table-cell>
          <table:table-cell table:formula="of:=[$Adapatado.S55]" office:value-type="string" office:string-value="Vigo" calcext:value-type="string">
            <text:p>Vigo</text:p>
          </table:table-cell>
          <table:table-cell table:formula="of:=[$Adapatado.U55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56]" office:value-type="string" office:string-value="a21danielpudu" calcext:value-type="string">
            <text:p>a21danielpudu</text:p>
          </table:table-cell>
          <table:table-cell table:formula="of:=[$Adapatado.C56]" office:value-type="string" office:string-value="Daniel" calcext:value-type="string">
            <text:p>Daniel</text:p>
          </table:table-cell>
          <table:table-cell table:formula="of:=CONCATENATE([$Adapatado.A56];&quot; &quot;;[$Adapatado.B56])" office:value-type="string" office:string-value="Puente Durán" calcext:value-type="string">
            <text:p>Puente Durán</text:p>
          </table:table-cell>
          <table:table-cell table:formula="of:=[$Adapatado.N56]" office:value-type="string" office:string-value="-ngs|uXcs7" calcext:value-type="string">
            <text:p>-ngs|uXcs7</text:p>
          </table:table-cell>
          <table:table-cell table:formula="of:=[$Adapatado.O56]" office:value-type="string" office:string-value="04/08/1982" calcext:value-type="string">
            <text:p>04/08/1982</text:p>
          </table:table-cell>
          <table:table-cell table:formula="of:=[$Adapatado.Q56]" office:value-type="string" office:string-value="781509088" calcext:value-type="string">
            <text:p>781509088</text:p>
          </table:table-cell>
          <table:table-cell table:formula="of:=[$Adapatado.R56]" office:value-type="string" office:string-value="Amity Cottage" calcext:value-type="string">
            <text:p>Amity Cottage</text:p>
          </table:table-cell>
          <table:table-cell table:formula="of:=[$Adapatado.S56]" office:value-type="string" office:string-value="Vigo" calcext:value-type="string">
            <text:p>Vigo</text:p>
          </table:table-cell>
          <table:table-cell table:formula="of:=[$Adapatado.U56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57]" office:value-type="string" office:string-value="a18fiorellasolofe" calcext:value-type="string">
            <text:p>a18fiorellasolofe</text:p>
          </table:table-cell>
          <table:table-cell table:formula="of:=[$Adapatado.C57]" office:value-type="string" office:string-value="Fiorella Sofía" calcext:value-type="string">
            <text:p>Fiorella Sofía</text:p>
          </table:table-cell>
          <table:table-cell table:formula="of:=CONCATENATE([$Adapatado.A57];&quot; &quot;;[$Adapatado.B57])" office:value-type="string" office:string-value="Lores Fernández" calcext:value-type="string">
            <text:p>Lores Fernández</text:p>
          </table:table-cell>
          <table:table-cell table:formula="of:=[$Adapatado.N57]" office:value-type="string" office:string-value="Af3}7g@yc-" calcext:value-type="string">
            <text:p>Af3}7g@yc-</text:p>
          </table:table-cell>
          <table:table-cell table:formula="of:=[$Adapatado.O57]" office:value-type="string" office:string-value="22/10/1973" calcext:value-type="string">
            <text:p>22/10/1973</text:p>
          </table:table-cell>
          <table:table-cell table:formula="of:=[$Adapatado.Q57]" office:value-type="string" office:string-value="749231010" calcext:value-type="string">
            <text:p>749231010</text:p>
          </table:table-cell>
          <table:table-cell table:formula="of:=[$Adapatado.R57]" office:value-type="string" office:string-value="4 Wheatsheaf Terrace" calcext:value-type="string">
            <text:p>4 Wheatsheaf Terrace</text:p>
          </table:table-cell>
          <table:table-cell table:formula="of:=[$Adapatado.S57]" office:value-type="string" office:string-value="Vigo" calcext:value-type="string">
            <text:p>Vigo</text:p>
          </table:table-cell>
          <table:table-cell table:formula="of:=[$Adapatado.U57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58]" office:value-type="string" office:string-value="a19albertomodi" calcext:value-type="string">
            <text:p>a19albertomodi</text:p>
          </table:table-cell>
          <table:table-cell table:formula="of:=[$Adapatado.C58]" office:value-type="string" office:string-value="Alberto" calcext:value-type="string">
            <text:p>Alberto</text:p>
          </table:table-cell>
          <table:table-cell table:formula="of:=CONCATENATE([$Adapatado.A58];&quot; &quot;;[$Adapatado.B58])" office:value-type="string" office:string-value="Morales Diez" calcext:value-type="string">
            <text:p>Morales Diez</text:p>
          </table:table-cell>
          <table:table-cell table:formula="of:=[$Adapatado.N58]" office:value-type="string" office:string-value="_Rmv_fW+J4" calcext:value-type="string">
            <text:p>_Rmv_fW+J4</text:p>
          </table:table-cell>
          <table:table-cell table:formula="of:=[$Adapatado.O58]" office:value-type="string" office:string-value="07/10/2000" calcext:value-type="string">
            <text:p>07/10/2000</text:p>
          </table:table-cell>
          <table:table-cell table:formula="of:=[$Adapatado.Q58]" office:value-type="string" office:string-value="745063246" calcext:value-type="string">
            <text:p>745063246</text:p>
          </table:table-cell>
          <table:table-cell table:formula="of:=[$Adapatado.R58]" office:value-type="string" office:string-value="52 Roxholme Terrace" calcext:value-type="string">
            <text:p>52 Roxholme Terrace</text:p>
          </table:table-cell>
          <table:table-cell table:formula="of:=[$Adapatado.S58]" office:value-type="string" office:string-value="Redondela" calcext:value-type="string">
            <text:p>Redondela</text:p>
          </table:table-cell>
          <table:table-cell table:formula="of:=[$Adapatado.U58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59]" office:value-type="string" office:string-value="a18paulavego" calcext:value-type="string">
            <text:p>a18paulavego</text:p>
          </table:table-cell>
          <table:table-cell table:formula="of:=[$Adapatado.C59]" office:value-type="string" office:string-value="Paula" calcext:value-type="string">
            <text:p>Paula</text:p>
          </table:table-cell>
          <table:table-cell table:formula="of:=CONCATENATE([$Adapatado.A59];&quot; &quot;;[$Adapatado.B59])" office:value-type="string" office:string-value="Ventín González" calcext:value-type="string">
            <text:p>Ventín González</text:p>
          </table:table-cell>
          <table:table-cell table:formula="of:=[$Adapatado.N59]" office:value-type="string" office:string-value="tu@3+cr-xH" calcext:value-type="string">
            <text:p>tu@3+cr-xH</text:p>
          </table:table-cell>
          <table:table-cell table:formula="of:=[$Adapatado.O59]" office:value-type="string" office:string-value="06/08/1997" calcext:value-type="string">
            <text:p>06/08/1997</text:p>
          </table:table-cell>
          <table:table-cell table:formula="of:=[$Adapatado.Q59]" office:value-type="string" office:string-value="661737755" calcext:value-type="string">
            <text:p>661737755</text:p>
          </table:table-cell>
          <table:table-cell table:formula="of:=[$Adapatado.R59]" office:value-type="string" office:string-value="48 Mansfield Road" calcext:value-type="string">
            <text:p>48 Mansfield Road</text:p>
          </table:table-cell>
          <table:table-cell table:formula="of:=[$Adapatado.S59]" office:value-type="string" office:string-value="Vigo" calcext:value-type="string">
            <text:p>Vigo</text:p>
          </table:table-cell>
          <table:table-cell table:formula="of:=[$Adapatado.U59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60]" office:value-type="string" office:string-value="a19silviahufe" calcext:value-type="string">
            <text:p>a19silviahufe</text:p>
          </table:table-cell>
          <table:table-cell table:formula="of:=[$Adapatado.C60]" office:value-type="string" office:string-value="Silvia" calcext:value-type="string">
            <text:p>Silvia</text:p>
          </table:table-cell>
          <table:table-cell table:formula="of:=CONCATENATE([$Adapatado.A60];&quot; &quot;;[$Adapatado.B60])" office:value-type="string" office:string-value="Huete Ferreira" calcext:value-type="string">
            <text:p>Huete Ferreira</text:p>
          </table:table-cell>
          <table:table-cell table:formula="of:=[$Adapatado.N60]" office:value-type="string" office:string-value="A*H7cj{N||" calcext:value-type="string">
            <text:p>A*H7cj{N||</text:p>
          </table:table-cell>
          <table:table-cell table:formula="of:=[$Adapatado.O60]" office:value-type="string" office:string-value="22/11/1989" calcext:value-type="string">
            <text:p>22/11/1989</text:p>
          </table:table-cell>
          <table:table-cell table:formula="of:=[$Adapatado.Q60]" office:value-type="string" office:string-value="639352415" calcext:value-type="string">
            <text:p>639352415</text:p>
          </table:table-cell>
          <table:table-cell table:formula="of:=[$Adapatado.R60]" office:value-type="string" office:string-value="19 Lissadel Street" calcext:value-type="string">
            <text:p>19 Lissadel Street</text:p>
          </table:table-cell>
          <table:table-cell table:formula="of:=[$Adapatado.S60]" office:value-type="string" office:string-value="Vigo" calcext:value-type="string">
            <text:p>Vigo</text:p>
          </table:table-cell>
          <table:table-cell table:formula="of:=[$Adapatado.U60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61]" office:value-type="string" office:string-value="a18oscargabe" calcext:value-type="string">
            <text:p>a18oscargabe</text:p>
          </table:table-cell>
          <table:table-cell table:formula="of:=[$Adapatado.C61]" office:value-type="string" office:string-value="Óscar" calcext:value-type="string">
            <text:p>Óscar</text:p>
          </table:table-cell>
          <table:table-cell table:formula="of:=CONCATENATE([$Adapatado.A61];&quot; &quot;;[$Adapatado.B61])" office:value-type="string" office:string-value="Garrido Bernal" calcext:value-type="string">
            <text:p>Garrido Bernal</text:p>
          </table:table-cell>
          <table:table-cell table:formula="of:=[$Adapatado.N61]" office:value-type="string" office:string-value="]b4ioAqz7V" calcext:value-type="string">
            <text:p>]b4ioAqz7V</text:p>
          </table:table-cell>
          <table:table-cell table:formula="of:=[$Adapatado.O61]" office:value-type="string" office:string-value="11/06/1996" calcext:value-type="string">
            <text:p>11/06/1996</text:p>
          </table:table-cell>
          <table:table-cell table:formula="of:=[$Adapatado.Q61]" office:value-type="string" office:string-value="779268693" calcext:value-type="string">
            <text:p>779268693</text:p>
          </table:table-cell>
          <table:table-cell table:formula="of:=[$Adapatado.R61]" office:value-type="string" office:string-value="Flat" calcext:value-type="string">
            <text:p>Flat</text:p>
          </table:table-cell>
          <table:table-cell table:formula="of:=[$Adapatado.S61]" office:value-type="string" office:string-value="Moaña" calcext:value-type="string">
            <text:p>Moaña</text:p>
          </table:table-cell>
          <table:table-cell table:formula="of:=[$Adapatado.U61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62]" office:value-type="string" office:string-value="a21andreamabe" calcext:value-type="string">
            <text:p>a21andreamabe</text:p>
          </table:table-cell>
          <table:table-cell table:formula="of:=[$Adapatado.C62]" office:value-type="string" office:string-value="Andrea" calcext:value-type="string">
            <text:p>Andrea</text:p>
          </table:table-cell>
          <table:table-cell table:formula="of:=CONCATENATE([$Adapatado.A62];&quot; &quot;;[$Adapatado.B62])" office:value-type="string" office:string-value="Martínez Becerra" calcext:value-type="string">
            <text:p>Martínez Becerra</text:p>
          </table:table-cell>
          <table:table-cell table:formula="of:=[$Adapatado.N62]" office:value-type="string" office:string-value="|a[L{eXLU7" calcext:value-type="string">
            <text:p>|a[L{eXLU7</text:p>
          </table:table-cell>
          <table:table-cell table:formula="of:=[$Adapatado.O62]" office:value-type="string" office:string-value="30/11/1995" calcext:value-type="string">
            <text:p>30/11/1995</text:p>
          </table:table-cell>
          <table:table-cell table:formula="of:=[$Adapatado.Q62]" office:value-type="string" office:string-value="772059597" calcext:value-type="string">
            <text:p>772059597</text:p>
          </table:table-cell>
          <table:table-cell table:formula="of:=[$Adapatado.R62]" office:value-type="string" office:string-value="26 High Street" calcext:value-type="string">
            <text:p>26 High Street</text:p>
          </table:table-cell>
          <table:table-cell table:formula="of:=[$Adapatado.S62]" office:value-type="string" office:string-value="Vigo" calcext:value-type="string">
            <text:p>Vigo</text:p>
          </table:table-cell>
          <table:table-cell table:formula="of:=[$Adapatado.U62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63]" office:value-type="string" office:string-value="a20ivanrori" calcext:value-type="string">
            <text:p>a20ivanrori</text:p>
          </table:table-cell>
          <table:table-cell table:formula="of:=[$Adapatado.C63]" office:value-type="string" office:string-value="Iván" calcext:value-type="string">
            <text:p>Iván</text:p>
          </table:table-cell>
          <table:table-cell table:formula="of:=CONCATENATE([$Adapatado.A63];&quot; &quot;;[$Adapatado.B63])" office:value-type="string" office:string-value="Rosende Rivas" calcext:value-type="string">
            <text:p>Rosende Rivas</text:p>
          </table:table-cell>
          <table:table-cell table:formula="of:=[$Adapatado.N63]" office:value-type="string" office:string-value="_e_wif4Uk3" calcext:value-type="string">
            <text:p>_e_wif4Uk3</text:p>
          </table:table-cell>
          <table:table-cell table:formula="of:=[$Adapatado.O63]" office:value-type="string" office:string-value="21/10/1978" calcext:value-type="string">
            <text:p>21/10/1978</text:p>
          </table:table-cell>
          <table:table-cell table:formula="of:=[$Adapatado.Q63]" office:value-type="string" office:string-value="744974085" calcext:value-type="string">
            <text:p>744974085</text:p>
          </table:table-cell>
          <table:table-cell table:formula="of:=[$Adapatado.R63]" office:value-type="string" office:string-value="2 Springfield Oval" calcext:value-type="string">
            <text:p>2 Springfield Oval</text:p>
          </table:table-cell>
          <table:table-cell table:formula="of:=[$Adapatado.S63]" office:value-type="string" office:string-value="Redondela" calcext:value-type="string">
            <text:p>Redondela</text:p>
          </table:table-cell>
          <table:table-cell table:formula="of:=[$Adapatado.U63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64]" office:value-type="string" office:string-value="a21laurafasolo" calcext:value-type="string">
            <text:p>a21laurafasolo</text:p>
          </table:table-cell>
          <table:table-cell table:formula="of:=[$Adapatado.C64]" office:value-type="string" office:string-value="Laura Fabiana" calcext:value-type="string">
            <text:p>Laura Fabiana</text:p>
          </table:table-cell>
          <table:table-cell table:formula="of:=CONCATENATE([$Adapatado.A64];&quot; &quot;;[$Adapatado.B64])" office:value-type="string" office:string-value="Solano Lorenzo" calcext:value-type="string">
            <text:p>Solano Lorenzo</text:p>
          </table:table-cell>
          <table:table-cell table:formula="of:=[$Adapatado.N64]" office:value-type="string" office:string-value="Tdt3V*M9C*" calcext:value-type="string">
            <text:p>Tdt3V*M9C*</text:p>
          </table:table-cell>
          <table:table-cell table:formula="of:=[$Adapatado.O64]" office:value-type="string" office:string-value="01/07/1971" calcext:value-type="string">
            <text:p>01/07/1971</text:p>
          </table:table-cell>
          <table:table-cell table:formula="of:=[$Adapatado.Q64]" office:value-type="string" office:string-value="663311012" calcext:value-type="string">
            <text:p>663311012</text:p>
          </table:table-cell>
          <table:table-cell table:formula="of:=[$Adapatado.R64]" office:value-type="string" office:string-value="Chilbrook Farm Cottage" calcext:value-type="string">
            <text:p>Chilbrook Farm Cottage</text:p>
          </table:table-cell>
          <table:table-cell table:formula="of:=[$Adapatado.S64]" office:value-type="string" office:string-value="Vigo" calcext:value-type="string">
            <text:p>Vigo</text:p>
          </table:table-cell>
          <table:table-cell table:formula="of:=[$Adapatado.U64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65]" office:value-type="string" office:string-value="a20cristinareca" calcext:value-type="string">
            <text:p>a20cristinareca</text:p>
          </table:table-cell>
          <table:table-cell table:formula="of:=[$Adapatado.C65]" office:value-type="string" office:string-value="Cristina" calcext:value-type="string">
            <text:p>Cristina</text:p>
          </table:table-cell>
          <table:table-cell table:formula="of:=CONCATENATE([$Adapatado.A65];&quot; &quot;;[$Adapatado.B65])" office:value-type="string" office:string-value="Reigosa Carrera" calcext:value-type="string">
            <text:p>Reigosa Carrera</text:p>
          </table:table-cell>
          <table:table-cell table:formula="of:=[$Adapatado.N65]" office:value-type="string" office:string-value="vkv3Ks]9aJ" calcext:value-type="string">
            <text:p>vkv3Ks]9aJ</text:p>
          </table:table-cell>
          <table:table-cell table:formula="of:=[$Adapatado.O65]" office:value-type="string" office:string-value="02/11/1997" calcext:value-type="string">
            <text:p>02/11/1997</text:p>
          </table:table-cell>
          <table:table-cell table:formula="of:=[$Adapatado.Q65]" office:value-type="string" office:string-value="670244921" calcext:value-type="string">
            <text:p>670244921</text:p>
          </table:table-cell>
          <table:table-cell table:formula="of:=[$Adapatado.R65]" office:value-type="string" office:string-value="Gordano Gate" calcext:value-type="string">
            <text:p>Gordano Gate</text:p>
          </table:table-cell>
          <table:table-cell table:formula="of:=[$Adapatado.S65]" office:value-type="string" office:string-value="Mos" calcext:value-type="string">
            <text:p>Mos</text:p>
          </table:table-cell>
          <table:table-cell table:formula="of:=[$Adapatado.U65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66]" office:value-type="string" office:string-value="a20estefaniadigo" calcext:value-type="string">
            <text:p>a20estefaniadigo</text:p>
          </table:table-cell>
          <table:table-cell table:formula="of:=[$Adapatado.C66]" office:value-type="string" office:string-value="Estefanía" calcext:value-type="string">
            <text:p>Estefanía</text:p>
          </table:table-cell>
          <table:table-cell table:formula="of:=CONCATENATE([$Adapatado.A66];&quot; &quot;;[$Adapatado.B66])" office:value-type="string" office:string-value="Díez Gonçalves" calcext:value-type="string">
            <text:p>Díez Gonçalves</text:p>
          </table:table-cell>
          <table:table-cell table:formula="of:=[$Adapatado.N66]" office:value-type="string" office:string-value="4|[kn9}mU*" calcext:value-type="string">
            <text:p>4|[kn9}mU*</text:p>
          </table:table-cell>
          <table:table-cell table:formula="of:=[$Adapatado.O66]" office:value-type="string" office:string-value="23/11/1985" calcext:value-type="string">
            <text:p>23/11/1985</text:p>
          </table:table-cell>
          <table:table-cell table:formula="of:=[$Adapatado.Q66]" office:value-type="string" office:string-value="718063085" calcext:value-type="string">
            <text:p>718063085</text:p>
          </table:table-cell>
          <table:table-cell table:formula="of:=[$Adapatado.R66]" office:value-type="string" office:string-value="Eni Engineering E&amp;P House" calcext:value-type="string">
            <text:p>Eni Engineering E&amp;P House</text:p>
          </table:table-cell>
          <table:table-cell table:formula="of:=[$Adapatado.S66]" office:value-type="string" office:string-value="Vigo" calcext:value-type="string">
            <text:p>Vigo</text:p>
          </table:table-cell>
          <table:table-cell table:formula="of:=[$Adapatado.U66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67]" office:value-type="string" office:string-value="a19fernandojohuco" calcext:value-type="string">
            <text:p>a19fernandojohuco</text:p>
          </table:table-cell>
          <table:table-cell table:formula="of:=[$Adapatado.C67]" office:value-type="string" office:string-value="Fernando José" calcext:value-type="string">
            <text:p>Fernando José</text:p>
          </table:table-cell>
          <table:table-cell table:formula="of:=CONCATENATE([$Adapatado.A67];&quot; &quot;;[$Adapatado.B67])" office:value-type="string" office:string-value="Huapaya Costas" calcext:value-type="string">
            <text:p>Huapaya Costas</text:p>
          </table:table-cell>
          <table:table-cell table:formula="of:=[$Adapatado.N67]" office:value-type="string" office:string-value="+CrR[+94ry" calcext:value-type="string">
            <text:p>+CrR[+94ry</text:p>
          </table:table-cell>
          <table:table-cell table:formula="of:=[$Adapatado.O67]" office:value-type="string" office:string-value="06/03/1992" calcext:value-type="string">
            <text:p>06/03/1992</text:p>
          </table:table-cell>
          <table:table-cell table:formula="of:=[$Adapatado.Q67]" office:value-type="string" office:string-value="620123834" calcext:value-type="string">
            <text:p>620123834</text:p>
          </table:table-cell>
          <table:table-cell table:formula="of:=[$Adapatado.R67]" office:value-type="string" office:string-value="47 Yardley Green Road" calcext:value-type="string">
            <text:p>47 Yardley Green Road</text:p>
          </table:table-cell>
          <table:table-cell table:formula="of:=[$Adapatado.S67]" office:value-type="string" office:string-value="Vigo" calcext:value-type="string">
            <text:p>Vigo</text:p>
          </table:table-cell>
          <table:table-cell table:formula="of:=[$Adapatado.U67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68]" office:value-type="string" office:string-value="a18evavice" calcext:value-type="string">
            <text:p>a18evavice</text:p>
          </table:table-cell>
          <table:table-cell table:formula="of:=[$Adapatado.C68]" office:value-type="string" office:string-value="Eva" calcext:value-type="string">
            <text:p>Eva</text:p>
          </table:table-cell>
          <table:table-cell table:formula="of:=CONCATENATE([$Adapatado.A68];&quot; &quot;;[$Adapatado.B68])" office:value-type="string" office:string-value="Villacieros Cendón" calcext:value-type="string">
            <text:p>Villacieros Cendón</text:p>
          </table:table-cell>
          <table:table-cell table:formula="of:=[$Adapatado.N68]" office:value-type="string" office:string-value="dJ[P=m3c*7" calcext:value-type="string">
            <text:p>dJ[P=m3c*7</text:p>
          </table:table-cell>
          <table:table-cell table:formula="of:=[$Adapatado.O68]" office:value-type="string" office:string-value="17/12/1998" calcext:value-type="string">
            <text:p>17/12/1998</text:p>
          </table:table-cell>
          <table:table-cell table:formula="of:=[$Adapatado.Q68]" office:value-type="string" office:string-value="745310988" calcext:value-type="string">
            <text:p>745310988</text:p>
          </table:table-cell>
          <table:table-cell table:formula="of:=[$Adapatado.R68]" office:value-type="string" office:string-value="Lantern House" calcext:value-type="string">
            <text:p>Lantern House</text:p>
          </table:table-cell>
          <table:table-cell table:formula="of:=[$Adapatado.S68]" office:value-type="string" office:string-value="Vigo" calcext:value-type="string">
            <text:p>Vigo</text:p>
          </table:table-cell>
          <table:table-cell table:formula="of:=[$Adapatado.U68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69]" office:value-type="string" office:string-value="a20marcosmape" calcext:value-type="string">
            <text:p>a20marcosmape</text:p>
          </table:table-cell>
          <table:table-cell table:formula="of:=[$Adapatado.C69]" office:value-type="string" office:string-value="Marcos" calcext:value-type="string">
            <text:p>Marcos</text:p>
          </table:table-cell>
          <table:table-cell table:formula="of:=CONCATENATE([$Adapatado.A69];&quot; &quot;;[$Adapatado.B69])" office:value-type="string" office:string-value="Mahón Pérez" calcext:value-type="string">
            <text:p>Mahón Pérez</text:p>
          </table:table-cell>
          <table:table-cell table:formula="of:=[$Adapatado.N69]" office:value-type="string" office:string-value="[u3kL=r97q" calcext:value-type="string">
            <text:p>[u3kL=r97q</text:p>
          </table:table-cell>
          <table:table-cell table:formula="of:=[$Adapatado.O69]" office:value-type="string" office:string-value="02/09/2000" calcext:value-type="string">
            <text:p>02/09/2000</text:p>
          </table:table-cell>
          <table:table-cell table:formula="of:=[$Adapatado.Q69]" office:value-type="string" office:string-value="736656283" calcext:value-type="string">
            <text:p>736656283</text:p>
          </table:table-cell>
          <table:table-cell table:formula="of:=[$Adapatado.R69]" office:value-type="string" office:string-value="6 Cogdells Close" calcext:value-type="string">
            <text:p>6 Cogdells Close</text:p>
          </table:table-cell>
          <table:table-cell table:formula="of:=[$Adapatado.S69]" office:value-type="string" office:string-value="Barco de Valdeorras (O)" calcext:value-type="string">
            <text:p>Barco de Valdeorras (O)</text:p>
          </table:table-cell>
          <table:table-cell table:formula="of:=[$Adapatado.U69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70]" office:value-type="string" office:string-value="a21luisgucalo" calcext:value-type="string">
            <text:p>a21luisgucalo</text:p>
          </table:table-cell>
          <table:table-cell table:formula="of:=[$Adapatado.C70]" office:value-type="string" office:string-value="Luis Guillermo" calcext:value-type="string">
            <text:p>Luis Guillermo</text:p>
          </table:table-cell>
          <table:table-cell table:formula="of:=CONCATENATE([$Adapatado.A70];&quot; &quot;;[$Adapatado.B70])" office:value-type="string" office:string-value="Caamaño López" calcext:value-type="string">
            <text:p>Caamaño López</text:p>
          </table:table-cell>
          <table:table-cell table:formula="of:=[$Adapatado.N70]" office:value-type="string" office:string-value="n@Y[KrV9Vg" calcext:value-type="string">
            <text:p>n@Y[KrV9Vg</text:p>
          </table:table-cell>
          <table:table-cell table:formula="of:=[$Adapatado.O70]" office:value-type="string" office:string-value="11/06/2002" calcext:value-type="string">
            <text:p>11/06/2002</text:p>
          </table:table-cell>
          <table:table-cell table:formula="of:=[$Adapatado.Q70]" office:value-type="string" office:string-value="735415906" calcext:value-type="string">
            <text:p>735415906</text:p>
          </table:table-cell>
          <table:table-cell table:formula="of:=[$Adapatado.R70]" office:value-type="string" office:string-value="17 Arthur Avenue" calcext:value-type="string">
            <text:p>17 Arthur Avenue</text:p>
          </table:table-cell>
          <table:table-cell table:formula="of:=[$Adapatado.S70]" office:value-type="string" office:string-value="Salvaterra de Miño" calcext:value-type="string">
            <text:p>Salvaterra de Miño</text:p>
          </table:table-cell>
          <table:table-cell table:formula="of:=[$Adapatado.U70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71]" office:value-type="string" office:string-value="a18veronicagape" calcext:value-type="string">
            <text:p>a18veronicagape</text:p>
          </table:table-cell>
          <table:table-cell table:formula="of:=[$Adapatado.C71]" office:value-type="string" office:string-value="Verónica" calcext:value-type="string">
            <text:p>Verónica</text:p>
          </table:table-cell>
          <table:table-cell table:formula="of:=CONCATENATE([$Adapatado.A71];&quot; &quot;;[$Adapatado.B71])" office:value-type="string" office:string-value="Gallego Peña" calcext:value-type="string">
            <text:p>Gallego Peña</text:p>
          </table:table-cell>
          <table:table-cell table:formula="of:=[$Adapatado.N71]" office:value-type="string" office:string-value="C4EowpF=}m" calcext:value-type="string">
            <text:p>C4EowpF=}m</text:p>
          </table:table-cell>
          <table:table-cell table:formula="of:=[$Adapatado.O71]" office:value-type="string" office:string-value="02/08/1978" calcext:value-type="string">
            <text:p>02/08/1978</text:p>
          </table:table-cell>
          <table:table-cell table:formula="of:=[$Adapatado.Q71]" office:value-type="string" office:string-value="777110447" calcext:value-type="string">
            <text:p>777110447</text:p>
          </table:table-cell>
          <table:table-cell table:formula="of:=[$Adapatado.R71]" office:value-type="string" office:string-value="2 Neville Road" calcext:value-type="string">
            <text:p>2 Neville Road</text:p>
          </table:table-cell>
          <table:table-cell table:formula="of:=[$Adapatado.S71]" office:value-type="string" office:string-value="Vigo" calcext:value-type="string">
            <text:p>Vigo</text:p>
          </table:table-cell>
          <table:table-cell table:formula="of:=[$Adapatado.U71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72]" office:value-type="string" office:string-value="a19juananorfa" calcext:value-type="string">
            <text:p>a19juananorfa</text:p>
          </table:table-cell>
          <table:table-cell table:formula="of:=[$Adapatado.C72]" office:value-type="string" office:string-value="Juan Andrés" calcext:value-type="string">
            <text:p>Juan Andrés</text:p>
          </table:table-cell>
          <table:table-cell table:formula="of:=CONCATENATE([$Adapatado.A72];&quot; &quot;;[$Adapatado.B72])" office:value-type="string" office:string-value="Orallo Fajar" calcext:value-type="string">
            <text:p>Orallo Fajar</text:p>
          </table:table-cell>
          <table:table-cell table:formula="of:=[$Adapatado.N72]" office:value-type="string" office:string-value="{apga9NWLc" calcext:value-type="string">
            <text:p>{apga9NWLc</text:p>
          </table:table-cell>
          <table:table-cell table:formula="of:=[$Adapatado.O72]" office:value-type="string" office:string-value="13/10/1961" calcext:value-type="string">
            <text:p>13/10/1961</text:p>
          </table:table-cell>
          <table:table-cell table:formula="of:=[$Adapatado.Q72]" office:value-type="string" office:string-value="684461923" calcext:value-type="string">
            <text:p>684461923</text:p>
          </table:table-cell>
          <table:table-cell table:formula="of:=[$Adapatado.R72]" office:value-type="string" office:string-value="26 Leopold Street" calcext:value-type="string">
            <text:p>26 Leopold Street</text:p>
          </table:table-cell>
          <table:table-cell table:formula="of:=[$Adapatado.S72]" office:value-type="string" office:string-value="Redondela" calcext:value-type="string">
            <text:p>Redondela</text:p>
          </table:table-cell>
          <table:table-cell table:formula="of:=[$Adapatado.U72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73]" office:value-type="string" office:string-value="a19miriamsole" calcext:value-type="string">
            <text:p>a19miriamsole</text:p>
          </table:table-cell>
          <table:table-cell table:formula="of:=[$Adapatado.C73]" office:value-type="string" office:string-value="Miriam" calcext:value-type="string">
            <text:p>Miriam</text:p>
          </table:table-cell>
          <table:table-cell table:formula="of:=CONCATENATE([$Adapatado.A73];&quot; &quot;;[$Adapatado.B73])" office:value-type="string" office:string-value="Soto Leal" calcext:value-type="string">
            <text:p>Soto Leal</text:p>
          </table:table-cell>
          <table:table-cell table:formula="of:=[$Adapatado.N73]" office:value-type="string" office:string-value="|FHxNCFW@9" calcext:value-type="string">
            <text:p>|FHxNCFW@9</text:p>
          </table:table-cell>
          <table:table-cell table:formula="of:=[$Adapatado.O73]" office:value-type="string" office:string-value="05/10/1984" calcext:value-type="string">
            <text:p>05/10/1984</text:p>
          </table:table-cell>
          <table:table-cell table:formula="of:=[$Adapatado.Q73]" office:value-type="string" office:string-value="671233447" calcext:value-type="string">
            <text:p>671233447</text:p>
          </table:table-cell>
          <table:table-cell table:formula="of:=[$Adapatado.R73]" office:value-type="string" office:string-value="East House" calcext:value-type="string">
            <text:p>East House</text:p>
          </table:table-cell>
          <table:table-cell table:formula="of:=[$Adapatado.S73]" office:value-type="string" office:string-value="Vigo" calcext:value-type="string">
            <text:p>Vigo</text:p>
          </table:table-cell>
          <table:table-cell table:formula="of:=[$Adapatado.U73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74]" office:value-type="string" office:string-value="a20rodrigopalo" calcext:value-type="string">
            <text:p>a20rodrigopalo</text:p>
          </table:table-cell>
          <table:table-cell table:formula="of:=[$Adapatado.C74]" office:value-type="string" office:string-value="Rodrígo" calcext:value-type="string">
            <text:p>Rodrígo</text:p>
          </table:table-cell>
          <table:table-cell table:formula="of:=CONCATENATE([$Adapatado.A74];&quot; &quot;;[$Adapatado.B74])" office:value-type="string" office:string-value="Patiño López" calcext:value-type="string">
            <text:p>Patiño López</text:p>
          </table:table-cell>
          <table:table-cell table:formula="of:=[$Adapatado.N74]" office:value-type="string" office:string-value="*oswKM7*pP" calcext:value-type="string">
            <text:p>*oswKM7*pP</text:p>
          </table:table-cell>
          <table:table-cell table:formula="of:=[$Adapatado.O74]" office:value-type="string" office:string-value="15/05/1997" calcext:value-type="string">
            <text:p>15/05/1997</text:p>
          </table:table-cell>
          <table:table-cell table:formula="of:=[$Adapatado.Q74]" office:value-type="string" office:string-value="650488759" calcext:value-type="string">
            <text:p>650488759</text:p>
          </table:table-cell>
          <table:table-cell table:formula="of:=[$Adapatado.R74]" office:value-type="string" office:string-value="Ilkeston Co-Op Nissan" calcext:value-type="string">
            <text:p>Ilkeston Co-Op Nissan</text:p>
          </table:table-cell>
          <table:table-cell table:formula="of:=[$Adapatado.S74]" office:value-type="string" office:string-value="Nigrán" calcext:value-type="string">
            <text:p>Nigrán</text:p>
          </table:table-cell>
          <table:table-cell table:formula="of:=[$Adapatado.U74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75]" office:value-type="string" office:string-value="a20camilaarcaro" calcext:value-type="string">
            <text:p>a20camilaarcaro</text:p>
          </table:table-cell>
          <table:table-cell table:formula="of:=[$Adapatado.C75]" office:value-type="string" office:string-value="Camila Araceli" calcext:value-type="string">
            <text:p>Camila Araceli</text:p>
          </table:table-cell>
          <table:table-cell table:formula="of:=CONCATENATE([$Adapatado.A75];&quot; &quot;;[$Adapatado.B75])" office:value-type="string" office:string-value="Carril Rodríguez" calcext:value-type="string">
            <text:p>Carril Rodríguez</text:p>
          </table:table-cell>
          <table:table-cell table:formula="of:=[$Adapatado.N75]" office:value-type="string" office:string-value="3AcKYxWzu+" calcext:value-type="string">
            <text:p>3AcKYxWzu+</text:p>
          </table:table-cell>
          <table:table-cell table:formula="of:=[$Adapatado.O75]" office:value-type="string" office:string-value="22/10/1998" calcext:value-type="string">
            <text:p>22/10/1998</text:p>
          </table:table-cell>
          <table:table-cell table:formula="of:=[$Adapatado.Q75]" office:value-type="string" office:string-value="620106303" calcext:value-type="string">
            <text:p>620106303</text:p>
          </table:table-cell>
          <table:table-cell table:formula="of:=[$Adapatado.R75]" office:value-type="string" office:string-value="Bablake House" calcext:value-type="string">
            <text:p>Bablake House</text:p>
          </table:table-cell>
          <table:table-cell table:formula="of:=[$Adapatado.S75]" office:value-type="string" office:string-value="Ribeira" calcext:value-type="string">
            <text:p>Ribeira</text:p>
          </table:table-cell>
          <table:table-cell table:formula="of:=[$Adapatado.U75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76]" office:value-type="string" office:string-value="a21eduardoanojgo" calcext:value-type="string">
            <text:p>a21eduardoanojgo</text:p>
          </table:table-cell>
          <table:table-cell table:formula="of:=[$Adapatado.C76]" office:value-type="string" office:string-value="Eduardo Andrés" calcext:value-type="string">
            <text:p>Eduardo Andrés</text:p>
          </table:table-cell>
          <table:table-cell table:formula="of:=CONCATENATE([$Adapatado.A76];&quot; &quot;;[$Adapatado.B76])" office:value-type="string" office:string-value="Ojo González" calcext:value-type="string">
            <text:p>Ojo González</text:p>
          </table:table-cell>
          <table:table-cell table:formula="of:=[$Adapatado.N76]" office:value-type="string" office:string-value="k[+N_*A7T_" calcext:value-type="string">
            <text:p>k[+N_*A7T_</text:p>
          </table:table-cell>
          <table:table-cell table:formula="of:=[$Adapatado.O76]" office:value-type="string" office:string-value="19/12/1997" calcext:value-type="string">
            <text:p>19/12/1997</text:p>
          </table:table-cell>
          <table:table-cell table:formula="of:=[$Adapatado.Q76]" office:value-type="string" office:string-value="789027494" calcext:value-type="string">
            <text:p>789027494</text:p>
          </table:table-cell>
          <table:table-cell table:formula="of:=[$Adapatado.R76]" office:value-type="string" office:string-value="13 Frome Close" calcext:value-type="string">
            <text:p>13 Frome Close</text:p>
          </table:table-cell>
          <table:table-cell table:formula="of:=[$Adapatado.S76]" office:value-type="string" office:string-value="Vigo" calcext:value-type="string">
            <text:p>Vigo</text:p>
          </table:table-cell>
          <table:table-cell table:formula="of:=[$Adapatado.U76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77]" office:value-type="string" office:string-value="a18danielripu" calcext:value-type="string">
            <text:p>a18danielripu</text:p>
          </table:table-cell>
          <table:table-cell table:formula="of:=[$Adapatado.C77]" office:value-type="string" office:string-value="Daniel" calcext:value-type="string">
            <text:p>Daniel</text:p>
          </table:table-cell>
          <table:table-cell table:formula="of:=CONCATENATE([$Adapatado.A77];&quot; &quot;;[$Adapatado.B77])" office:value-type="string" office:string-value="Rivera Pujales" calcext:value-type="string">
            <text:p>Rivera Pujales</text:p>
          </table:table-cell>
          <table:table-cell table:formula="of:=[$Adapatado.N77]" office:value-type="string" office:string-value="p4d-UUi_Rj" calcext:value-type="string">
            <text:p>p4d-UUi_Rj</text:p>
          </table:table-cell>
          <table:table-cell table:formula="of:=[$Adapatado.O77]" office:value-type="string" office:string-value="20/02/1992" calcext:value-type="string">
            <text:p>20/02/1992</text:p>
          </table:table-cell>
          <table:table-cell table:formula="of:=[$Adapatado.Q77]" office:value-type="string" office:string-value="600924905" calcext:value-type="string">
            <text:p>600924905</text:p>
          </table:table-cell>
          <table:table-cell table:formula="of:=[$Adapatado.R77]" office:value-type="string" office:string-value="1A Malkin Close" calcext:value-type="string">
            <text:p>1A Malkin Close</text:p>
          </table:table-cell>
          <table:table-cell table:formula="of:=[$Adapatado.S77]" office:value-type="string" office:string-value="Vigo" calcext:value-type="string">
            <text:p>Vigo</text:p>
          </table:table-cell>
          <table:table-cell table:formula="of:=[$Adapatado.U77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78]" office:value-type="string" office:string-value="a21iagoboco" calcext:value-type="string">
            <text:p>a21iagoboco</text:p>
          </table:table-cell>
          <table:table-cell table:formula="of:=[$Adapatado.C78]" office:value-type="string" office:string-value="Iago" calcext:value-type="string">
            <text:p>Iago</text:p>
          </table:table-cell>
          <table:table-cell table:formula="of:=CONCATENATE([$Adapatado.A78];&quot; &quot;;[$Adapatado.B78])" office:value-type="string" office:string-value="Bost Costas" calcext:value-type="string">
            <text:p>Bost Costas</text:p>
          </table:table-cell>
          <table:table-cell table:formula="of:=[$Adapatado.N78]" office:value-type="string" office:string-value="i3Ye,|AV@[" calcext:value-type="string">
            <text:p>i3Ye,|AV@[</text:p>
          </table:table-cell>
          <table:table-cell table:formula="of:=[$Adapatado.O78]" office:value-type="string" office:string-value="29/06/1997" calcext:value-type="string">
            <text:p>29/06/1997</text:p>
          </table:table-cell>
          <table:table-cell table:formula="of:=[$Adapatado.Q78]" office:value-type="string" office:string-value="746515323" calcext:value-type="string">
            <text:p>746515323</text:p>
          </table:table-cell>
          <table:table-cell table:formula="of:=[$Adapatado.R78]" office:value-type="string" office:string-value="5 Finkle Street" calcext:value-type="string">
            <text:p>5 Finkle Street</text:p>
          </table:table-cell>
          <table:table-cell table:formula="of:=[$Adapatado.S78]" office:value-type="string" office:string-value="Vigo" calcext:value-type="string">
            <text:p>Vigo</text:p>
          </table:table-cell>
          <table:table-cell table:formula="of:=[$Adapatado.U78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79]" office:value-type="string" office:string-value="a18pabloblvi" calcext:value-type="string">
            <text:p>a18pabloblvi</text:p>
          </table:table-cell>
          <table:table-cell table:formula="of:=[$Adapatado.C79]" office:value-type="string" office:string-value="Pablo" calcext:value-type="string">
            <text:p>Pablo</text:p>
          </table:table-cell>
          <table:table-cell table:formula="of:=CONCATENATE([$Adapatado.A79];&quot; &quot;;[$Adapatado.B79])" office:value-type="string" office:string-value="Blanco Vidal" calcext:value-type="string">
            <text:p>Blanco Vidal</text:p>
          </table:table-cell>
          <table:table-cell table:formula="of:=[$Adapatado.N79]" office:value-type="string" office:string-value="xA4+AMyuoT" calcext:value-type="string">
            <text:p>xA4+AMyuoT</text:p>
          </table:table-cell>
          <table:table-cell table:formula="of:=[$Adapatado.O79]" office:value-type="string" office:string-value="17/07/1991" calcext:value-type="string">
            <text:p>17/07/1991</text:p>
          </table:table-cell>
          <table:table-cell table:formula="of:=[$Adapatado.Q79]" office:value-type="string" office:string-value="674026583" calcext:value-type="string">
            <text:p>674026583</text:p>
          </table:table-cell>
          <table:table-cell table:formula="of:=[$Adapatado.R79]" office:value-type="string" office:string-value="The Cottage" calcext:value-type="string">
            <text:p>The Cottage</text:p>
          </table:table-cell>
          <table:table-cell table:formula="of:=[$Adapatado.S79]" office:value-type="string" office:string-value="Vigo" calcext:value-type="string">
            <text:p>Vigo</text:p>
          </table:table-cell>
          <table:table-cell table:formula="of:=[$Adapatado.U79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80]" office:value-type="string" office:string-value="a20adrianpepe" calcext:value-type="string">
            <text:p>a20adrianpepe</text:p>
          </table:table-cell>
          <table:table-cell table:formula="of:=[$Adapatado.C80]" office:value-type="string" office:string-value="Adrián" calcext:value-type="string">
            <text:p>Adrián</text:p>
          </table:table-cell>
          <table:table-cell table:formula="of:=CONCATENATE([$Adapatado.A80];&quot; &quot;;[$Adapatado.B80])" office:value-type="string" office:string-value="Pena Pereira" calcext:value-type="string">
            <text:p>Pena Pereira</text:p>
          </table:table-cell>
          <table:table-cell table:formula="of:=[$Adapatado.N80]" office:value-type="string" office:string-value="n+wU-TY4ee" calcext:value-type="string">
            <text:p>n+wU-TY4ee</text:p>
          </table:table-cell>
          <table:table-cell table:formula="of:=[$Adapatado.O80]" office:value-type="string" office:string-value="29/10/1994" calcext:value-type="string">
            <text:p>29/10/1994</text:p>
          </table:table-cell>
          <table:table-cell table:formula="of:=[$Adapatado.Q80]" office:value-type="string" office:string-value="670386303" calcext:value-type="string">
            <text:p>670386303</text:p>
          </table:table-cell>
          <table:table-cell table:formula="of:=[$Adapatado.R80]" office:value-type="string" office:string-value="213 Newbrook Road" calcext:value-type="string">
            <text:p>213 Newbrook Road</text:p>
          </table:table-cell>
          <table:table-cell table:formula="of:=[$Adapatado.S80]" office:value-type="string" office:string-value="Vigo" calcext:value-type="string">
            <text:p>Vigo</text:p>
          </table:table-cell>
          <table:table-cell table:formula="of:=[$Adapatado.U80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81]" office:value-type="string" office:string-value="a21stephaniechsama" calcext:value-type="string">
            <text:p>a21stephaniechsama</text:p>
          </table:table-cell>
          <table:table-cell table:formula="of:=[$Adapatado.C81]" office:value-type="string" office:string-value="Stephanie Chantal" calcext:value-type="string">
            <text:p>Stephanie Chantal</text:p>
          </table:table-cell>
          <table:table-cell table:formula="of:=CONCATENATE([$Adapatado.A81];&quot; &quot;;[$Adapatado.B81])" office:value-type="string" office:string-value="Sanromán Martínez" calcext:value-type="string">
            <text:p>Sanromán Martínez</text:p>
          </table:table-cell>
          <table:table-cell table:formula="of:=[$Adapatado.N81]" office:value-type="string" office:string-value="U*}4hyk99o" calcext:value-type="string">
            <text:p>U*}4hyk99o</text:p>
          </table:table-cell>
          <table:table-cell table:formula="of:=[$Adapatado.O81]" office:value-type="string" office:string-value="09/12/1991" calcext:value-type="string">
            <text:p>09/12/1991</text:p>
          </table:table-cell>
          <table:table-cell table:formula="of:=[$Adapatado.Q81]" office:value-type="string" office:string-value="646636398" calcext:value-type="string">
            <text:p>646636398</text:p>
          </table:table-cell>
          <table:table-cell table:formula="of:=[$Adapatado.R81]" office:value-type="string" office:string-value="Tir Mawn" calcext:value-type="string">
            <text:p>Tir Mawn</text:p>
          </table:table-cell>
          <table:table-cell table:formula="of:=[$Adapatado.S81]" office:value-type="string" office:string-value="Vigo" calcext:value-type="string">
            <text:p>Vigo</text:p>
          </table:table-cell>
          <table:table-cell table:formula="of:=[$Adapatado.U81]" office:value-type="string" office:string-value="iibna" calcext:value-type="string">
            <text:p>iibna</text:p>
          </table:table-cell>
        </table:table-row>
        <table:table-row table:style-name="ro1">
          <table:table-cell table:formula="of:=[$Adapatado.M82]" office:value-type="string" office:string-value="a18julianigllvi" calcext:value-type="string">
            <text:p>a18julianigllvi</text:p>
          </table:table-cell>
          <table:table-cell table:formula="of:=[$Adapatado.C82]" office:value-type="string" office:string-value="Julián Ignacio" calcext:value-type="string">
            <text:p>Julián Ignacio</text:p>
          </table:table-cell>
          <table:table-cell table:formula="of:=CONCATENATE([$Adapatado.A82];&quot; &quot;;[$Adapatado.B82])" office:value-type="string" office:string-value="Lloves Villar" calcext:value-type="string">
            <text:p>Lloves Villar</text:p>
          </table:table-cell>
          <table:table-cell table:formula="of:=[$Adapatado.N82]" office:value-type="string" office:string-value="]nvA}jEUd9" calcext:value-type="string">
            <text:p>]nvA}jEUd9</text:p>
          </table:table-cell>
          <table:table-cell table:formula="of:=[$Adapatado.O82]" office:value-type="string" office:string-value="16/08/1980" calcext:value-type="string">
            <text:p>16/08/1980</text:p>
          </table:table-cell>
          <table:table-cell table:formula="of:=[$Adapatado.Q82]" office:value-type="string" office:string-value="773522905" calcext:value-type="string">
            <text:p>773522905</text:p>
          </table:table-cell>
          <table:table-cell table:formula="of:=[$Adapatado.R82]" office:value-type="string" office:string-value="17 Woodford Close" calcext:value-type="string">
            <text:p>17 Woodford Close</text:p>
          </table:table-cell>
          <table:table-cell table:formula="of:=[$Adapatado.S82]" office:value-type="string" office:string-value="Vigo" calcext:value-type="string">
            <text:p>Vigo</text:p>
          </table:table-cell>
          <table:table-cell table:formula="of:=[$Adapatado.U82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83]" office:value-type="string" office:string-value="a19susanachde" calcext:value-type="string">
            <text:p>a19susanachde</text:p>
          </table:table-cell>
          <table:table-cell table:formula="of:=[$Adapatado.C83]" office:value-type="string" office:string-value="Susana" calcext:value-type="string">
            <text:p>Susana</text:p>
          </table:table-cell>
          <table:table-cell table:formula="of:=CONCATENATE([$Adapatado.A83];&quot; &quot;;[$Adapatado.B83])" office:value-type="string" office:string-value="Chávez de Oliveira" calcext:value-type="string">
            <text:p>Chávez de Oliveira</text:p>
          </table:table-cell>
          <table:table-cell table:formula="of:=[$Adapatado.N83]" office:value-type="string" office:string-value="hqiraX,7yK" calcext:value-type="string">
            <text:p>hqiraX,7yK</text:p>
          </table:table-cell>
          <table:table-cell table:formula="of:=[$Adapatado.O83]" office:value-type="string" office:string-value="15/04/1989" calcext:value-type="string">
            <text:p>15/04/1989</text:p>
          </table:table-cell>
          <table:table-cell table:formula="of:=[$Adapatado.Q83]" office:value-type="string" office:string-value="793736715" calcext:value-type="string">
            <text:p>793736715</text:p>
          </table:table-cell>
          <table:table-cell table:formula="of:=[$Adapatado.R83]" office:value-type="string" office:string-value="5 Bagham Cross Cottages" calcext:value-type="string">
            <text:p>5 Bagham Cross Cottages</text:p>
          </table:table-cell>
          <table:table-cell table:formula="of:=[$Adapatado.S83]" office:value-type="string" office:string-value="Gondomar" calcext:value-type="string">
            <text:p>Gondomar</text:p>
          </table:table-cell>
          <table:table-cell table:formula="of:=[$Adapatado.U83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84]" office:value-type="string" office:string-value="a20eddyodmaga" calcext:value-type="string">
            <text:p>a20eddyodmaga</text:p>
          </table:table-cell>
          <table:table-cell table:formula="of:=[$Adapatado.C84]" office:value-type="string" office:string-value="Eddy Odillon" calcext:value-type="string">
            <text:p>Eddy Odillon</text:p>
          </table:table-cell>
          <table:table-cell table:formula="of:=CONCATENATE([$Adapatado.A84];&quot; &quot;;[$Adapatado.B84])" office:value-type="string" office:string-value="Machado García" calcext:value-type="string">
            <text:p>Machado García</text:p>
          </table:table-cell>
          <table:table-cell table:formula="of:=[$Adapatado.N84]" office:value-type="string" office:string-value="UR._jaeqX4" calcext:value-type="string">
            <text:p>UR._jaeqX4</text:p>
          </table:table-cell>
          <table:table-cell table:formula="of:=[$Adapatado.O84]" office:value-type="string" office:string-value="17/02/1999" calcext:value-type="string">
            <text:p>17/02/1999</text:p>
          </table:table-cell>
          <table:table-cell table:formula="of:=[$Adapatado.Q84]" office:value-type="string" office:string-value="727847432" calcext:value-type="string">
            <text:p>727847432</text:p>
          </table:table-cell>
          <table:table-cell table:formula="of:=[$Adapatado.R84]" office:value-type="string" office:string-value="51 Bristol Road" calcext:value-type="string">
            <text:p>51 Bristol Road</text:p>
          </table:table-cell>
          <table:table-cell table:formula="of:=[$Adapatado.S84]" office:value-type="string" office:string-value="Mos" calcext:value-type="string">
            <text:p>Mos</text:p>
          </table:table-cell>
          <table:table-cell table:formula="of:=[$Adapatado.U84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85]" office:value-type="string" office:string-value="a18juanblde" calcext:value-type="string">
            <text:p>a18juanblde</text:p>
          </table:table-cell>
          <table:table-cell table:formula="of:=[$Adapatado.C85]" office:value-type="string" office:string-value="Juan" calcext:value-type="string">
            <text:p>Juan</text:p>
          </table:table-cell>
          <table:table-cell table:formula="of:=CONCATENATE([$Adapatado.A85];&quot; &quot;;[$Adapatado.B85])" office:value-type="string" office:string-value="Blanco de Sa" calcext:value-type="string">
            <text:p>Blanco de Sa</text:p>
          </table:table-cell>
          <table:table-cell table:formula="of:=[$Adapatado.N85]" office:value-type="string" office:string-value="TXRqC,P9,-" calcext:value-type="string">
            <text:p>TXRqC,P9,-</text:p>
          </table:table-cell>
          <table:table-cell table:formula="of:=[$Adapatado.O85]" office:value-type="string" office:string-value="20/04/1990" calcext:value-type="string">
            <text:p>20/04/1990</text:p>
          </table:table-cell>
          <table:table-cell table:formula="of:=[$Adapatado.Q85]" office:value-type="string" office:string-value="724004409" calcext:value-type="string">
            <text:p>724004409</text:p>
          </table:table-cell>
          <table:table-cell table:formula="of:=[$Adapatado.R85]" office:value-type="string" office:string-value="40 Manor Road" calcext:value-type="string">
            <text:p>40 Manor Road</text:p>
          </table:table-cell>
          <table:table-cell table:formula="of:=[$Adapatado.S85]" office:value-type="string" office:string-value="Vigo" calcext:value-type="string">
            <text:p>Vigo</text:p>
          </table:table-cell>
          <table:table-cell table:formula="of:=[$Adapatado.U85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86]" office:value-type="string" office:string-value="a20liliadefapuig" calcext:value-type="string">
            <text:p>a20liliadefapuig</text:p>
          </table:table-cell>
          <table:table-cell table:formula="of:=[$Adapatado.C86]" office:value-type="string" office:string-value="Lilia de Fátima" calcext:value-type="string">
            <text:p>Lilia de Fátima</text:p>
          </table:table-cell>
          <table:table-cell table:formula="of:=CONCATENATE([$Adapatado.A86];&quot; &quot;;[$Adapatado.B86])" office:value-type="string" office:string-value="Pumar Iglesias" calcext:value-type="string">
            <text:p>Pumar Iglesias</text:p>
          </table:table-cell>
          <table:table-cell table:formula="of:=[$Adapatado.N86]" office:value-type="string" office:string-value="]MM4TEKxn]" calcext:value-type="string">
            <text:p>]MM4TEKxn]</text:p>
          </table:table-cell>
          <table:table-cell table:formula="of:=[$Adapatado.O86]" office:value-type="string" office:string-value="23/06/1975" calcext:value-type="string">
            <text:p>23/06/1975</text:p>
          </table:table-cell>
          <table:table-cell table:formula="of:=[$Adapatado.Q86]" office:value-type="string" office:string-value="710709704" calcext:value-type="string">
            <text:p>710709704</text:p>
          </table:table-cell>
          <table:table-cell table:formula="of:=[$Adapatado.R86]" office:value-type="string" office:string-value="19 Medomsley Road" calcext:value-type="string">
            <text:p>19 Medomsley Road</text:p>
          </table:table-cell>
          <table:table-cell table:formula="of:=[$Adapatado.S86]" office:value-type="string" office:string-value="Poio" calcext:value-type="string">
            <text:p>Poio</text:p>
          </table:table-cell>
          <table:table-cell table:formula="of:=[$Adapatado.U86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87]" office:value-type="string" office:string-value="a18lorenabago" calcext:value-type="string">
            <text:p>a18lorenabago</text:p>
          </table:table-cell>
          <table:table-cell table:formula="of:=[$Adapatado.C87]" office:value-type="string" office:string-value="Lorena" calcext:value-type="string">
            <text:p>Lorena</text:p>
          </table:table-cell>
          <table:table-cell table:formula="of:=CONCATENATE([$Adapatado.A87];&quot; &quot;;[$Adapatado.B87])" office:value-type="string" office:string-value="Bacelo González" calcext:value-type="string">
            <text:p>Bacelo González</text:p>
          </table:table-cell>
          <table:table-cell table:formula="of:=[$Adapatado.N87]" office:value-type="string" office:string-value="qq{}4T3.+J" calcext:value-type="string">
            <text:p>qq{}4T3.+J</text:p>
          </table:table-cell>
          <table:table-cell table:formula="of:=[$Adapatado.O87]" office:value-type="string" office:string-value="02/09/2002" calcext:value-type="string">
            <text:p>02/09/2002</text:p>
          </table:table-cell>
          <table:table-cell table:formula="of:=[$Adapatado.Q87]" office:value-type="string" office:string-value="794375721" calcext:value-type="string">
            <text:p>794375721</text:p>
          </table:table-cell>
          <table:table-cell table:formula="of:=[$Adapatado.R87]" office:value-type="string" office:string-value="3 Forest Side" calcext:value-type="string">
            <text:p>3 Forest Side</text:p>
          </table:table-cell>
          <table:table-cell table:formula="of:=[$Adapatado.S87]" office:value-type="string" office:string-value="Vigo" calcext:value-type="string">
            <text:p>Vigo</text:p>
          </table:table-cell>
          <table:table-cell table:formula="of:=[$Adapatado.U87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88]" office:value-type="string" office:string-value="a21saraigupe" calcext:value-type="string">
            <text:p>a21saraigupe</text:p>
          </table:table-cell>
          <table:table-cell table:formula="of:=[$Adapatado.C88]" office:value-type="string" office:string-value="Sarai" calcext:value-type="string">
            <text:p>Sarai</text:p>
          </table:table-cell>
          <table:table-cell table:formula="of:=CONCATENATE([$Adapatado.A88];&quot; &quot;;[$Adapatado.B88])" office:value-type="string" office:string-value="Guiomar Perez de Leon" calcext:value-type="string">
            <text:p>Guiomar Perez de Leon</text:p>
          </table:table-cell>
          <table:table-cell table:formula="of:=[$Adapatado.N88]" office:value-type="string" office:string-value="FKAR4-ak}s" calcext:value-type="string">
            <text:p>FKAR4-ak}s</text:p>
          </table:table-cell>
          <table:table-cell table:formula="of:=[$Adapatado.O88]" office:value-type="string" office:string-value="04/10/1997" calcext:value-type="string">
            <text:p>04/10/1997</text:p>
          </table:table-cell>
          <table:table-cell table:formula="of:=[$Adapatado.Q88]" office:value-type="string" office:string-value="732375464" calcext:value-type="string">
            <text:p>732375464</text:p>
          </table:table-cell>
          <table:table-cell table:formula="of:=[$Adapatado.R88]" office:value-type="string" office:string-value="32 Lutterworth Road" calcext:value-type="string">
            <text:p>32 Lutterworth Road</text:p>
          </table:table-cell>
          <table:table-cell table:formula="of:=[$Adapatado.S88]" office:value-type="string" office:string-value="Vigo" calcext:value-type="string">
            <text:p>Vigo</text:p>
          </table:table-cell>
          <table:table-cell table:formula="of:=[$Adapatado.U88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89]" office:value-type="string" office:string-value="a19carlaprma" calcext:value-type="string">
            <text:p>a19carlaprma</text:p>
          </table:table-cell>
          <table:table-cell table:formula="of:=[$Adapatado.C89]" office:value-type="string" office:string-value="Carla" calcext:value-type="string">
            <text:p>Carla</text:p>
          </table:table-cell>
          <table:table-cell table:formula="of:=CONCATENATE([$Adapatado.A89];&quot; &quot;;[$Adapatado.B89])" office:value-type="string" office:string-value="Prado Mars" calcext:value-type="string">
            <text:p>Prado Mars</text:p>
          </table:table-cell>
          <table:table-cell table:formula="of:=[$Adapatado.N89]" office:value-type="string" office:string-value="TEjz@7nXEv" calcext:value-type="string">
            <text:p>TEjz@7nXEv</text:p>
          </table:table-cell>
          <table:table-cell table:formula="of:=[$Adapatado.O89]" office:value-type="string" office:string-value="29/03/1992" calcext:value-type="string">
            <text:p>29/03/1992</text:p>
          </table:table-cell>
          <table:table-cell table:formula="of:=[$Adapatado.Q89]" office:value-type="string" office:string-value="758133721" calcext:value-type="string">
            <text:p>758133721</text:p>
          </table:table-cell>
          <table:table-cell table:formula="of:=[$Adapatado.R89]" office:value-type="string" office:string-value="Hawson Cross" calcext:value-type="string">
            <text:p>Hawson Cross</text:p>
          </table:table-cell>
          <table:table-cell table:formula="of:=[$Adapatado.S89]" office:value-type="string" office:string-value="Vigo" calcext:value-type="string">
            <text:p>Vigo</text:p>
          </table:table-cell>
          <table:table-cell table:formula="of:=[$Adapatado.U89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90]" office:value-type="string" office:string-value="a21alejandrootva" calcext:value-type="string">
            <text:p>a21alejandrootva</text:p>
          </table:table-cell>
          <table:table-cell table:formula="of:=[$Adapatado.C90]" office:value-type="string" office:string-value="Alejandro" calcext:value-type="string">
            <text:p>Alejandro</text:p>
          </table:table-cell>
          <table:table-cell table:formula="of:=CONCATENATE([$Adapatado.A90];&quot; &quot;;[$Adapatado.B90])" office:value-type="string" office:string-value="Otero Valladares" calcext:value-type="string">
            <text:p>Otero Valladares</text:p>
          </table:table-cell>
          <table:table-cell table:formula="of:=[$Adapatado.N90]" office:value-type="string" office:string-value="P_[9@vvsEt" calcext:value-type="string">
            <text:p>P_[9@vvsEt</text:p>
          </table:table-cell>
          <table:table-cell table:formula="of:=[$Adapatado.O90]" office:value-type="string" office:string-value="01/07/1993" calcext:value-type="string">
            <text:p>01/07/1993</text:p>
          </table:table-cell>
          <table:table-cell table:formula="of:=[$Adapatado.Q90]" office:value-type="string" office:string-value="691461849" calcext:value-type="string">
            <text:p>691461849</text:p>
          </table:table-cell>
          <table:table-cell table:formula="of:=[$Adapatado.R90]" office:value-type="string" office:string-value="15 Underhill" calcext:value-type="string">
            <text:p>15 Underhill</text:p>
          </table:table-cell>
          <table:table-cell table:formula="of:=[$Adapatado.S90]" office:value-type="string" office:string-value="Moraña" calcext:value-type="string">
            <text:p>Moraña</text:p>
          </table:table-cell>
          <table:table-cell table:formula="of:=[$Adapatado.U90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91]" office:value-type="string" office:string-value="a20sarafrpe" calcext:value-type="string">
            <text:p>a20sarafrpe</text:p>
          </table:table-cell>
          <table:table-cell table:formula="of:=[$Adapatado.C91]" office:value-type="string" office:string-value="Sara" calcext:value-type="string">
            <text:p>Sara</text:p>
          </table:table-cell>
          <table:table-cell table:formula="of:=CONCATENATE([$Adapatado.A91];&quot; &quot;;[$Adapatado.B91])" office:value-type="string" office:string-value="Freiría Pérez" calcext:value-type="string">
            <text:p>Freiría Pérez</text:p>
          </table:table-cell>
          <table:table-cell table:formula="of:=[$Adapatado.N91]" office:value-type="string" office:string-value="nsE7_WPcq|" calcext:value-type="string">
            <text:p>nsE7_WPcq|</text:p>
          </table:table-cell>
          <table:table-cell table:formula="of:=[$Adapatado.O91]" office:value-type="string" office:string-value="23/09/2001" calcext:value-type="string">
            <text:p>23/09/2001</text:p>
          </table:table-cell>
          <table:table-cell table:formula="of:=[$Adapatado.Q91]" office:value-type="string" office:string-value="684137321" calcext:value-type="string">
            <text:p>684137321</text:p>
          </table:table-cell>
          <table:table-cell table:formula="of:=[$Adapatado.R91]" office:value-type="string" office:string-value="1 Fleury Close" calcext:value-type="string">
            <text:p>1 Fleury Close</text:p>
          </table:table-cell>
          <table:table-cell table:formula="of:=[$Adapatado.S91]" office:value-type="string" office:string-value="Tomiño" calcext:value-type="string">
            <text:p>Tomiño</text:p>
          </table:table-cell>
          <table:table-cell table:formula="of:=[$Adapatado.U91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92]" office:value-type="string" office:string-value="a19carolinarapa" calcext:value-type="string">
            <text:p>a19carolinarapa</text:p>
          </table:table-cell>
          <table:table-cell table:formula="of:=[$Adapatado.C92]" office:value-type="string" office:string-value="Carolina" calcext:value-type="string">
            <text:p>Carolina</text:p>
          </table:table-cell>
          <table:table-cell table:formula="of:=CONCATENATE([$Adapatado.A92];&quot; &quot;;[$Adapatado.B92])" office:value-type="string" office:string-value="Ramos Pazos" calcext:value-type="string">
            <text:p>Ramos Pazos</text:p>
          </table:table-cell>
          <table:table-cell table:formula="of:=[$Adapatado.N92]" office:value-type="string" office:string-value="uvVEfso4={" calcext:value-type="string">
            <text:p>uvVEfso4={</text:p>
          </table:table-cell>
          <table:table-cell table:formula="of:=[$Adapatado.O92]" office:value-type="string" office:string-value="26/10/1987" calcext:value-type="string">
            <text:p>26/10/1987</text:p>
          </table:table-cell>
          <table:table-cell table:formula="of:=[$Adapatado.Q92]" office:value-type="string" office:string-value="632830494" calcext:value-type="string">
            <text:p>632830494</text:p>
          </table:table-cell>
          <table:table-cell table:formula="of:=[$Adapatado.R92]" office:value-type="string" office:string-value="Buckton Farm" calcext:value-type="string">
            <text:p>Buckton Farm</text:p>
          </table:table-cell>
          <table:table-cell table:formula="of:=[$Adapatado.S92]" office:value-type="string" office:string-value="Pazos de Borbén" calcext:value-type="string">
            <text:p>Pazos de Borbén</text:p>
          </table:table-cell>
          <table:table-cell table:formula="of:=[$Adapatado.U92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93]" office:value-type="string" office:string-value="a21laurapeos" calcext:value-type="string">
            <text:p>a21laurapeos</text:p>
          </table:table-cell>
          <table:table-cell table:formula="of:=[$Adapatado.C93]" office:value-type="string" office:string-value="Laura" calcext:value-type="string">
            <text:p>Laura</text:p>
          </table:table-cell>
          <table:table-cell table:formula="of:=CONCATENATE([$Adapatado.A93];&quot; &quot;;[$Adapatado.B93])" office:value-type="string" office:string-value="Pérez Ostapczuk" calcext:value-type="string">
            <text:p>Pérez Ostapczuk</text:p>
          </table:table-cell>
          <table:table-cell table:formula="of:=[$Adapatado.N93]" office:value-type="string" office:string-value="*J_mxKF7Wd" calcext:value-type="string">
            <text:p>*J_mxKF7Wd</text:p>
          </table:table-cell>
          <table:table-cell table:formula="of:=[$Adapatado.O93]" office:value-type="string" office:string-value="10/12/1992" calcext:value-type="string">
            <text:p>10/12/1992</text:p>
          </table:table-cell>
          <table:table-cell table:formula="of:=[$Adapatado.Q93]" office:value-type="string" office:string-value="756830681" calcext:value-type="string">
            <text:p>756830681</text:p>
          </table:table-cell>
          <table:table-cell table:formula="of:=[$Adapatado.R93]" office:value-type="string" office:string-value="2 Coney Lodge View" calcext:value-type="string">
            <text:p>2 Coney Lodge View</text:p>
          </table:table-cell>
          <table:table-cell table:formula="of:=[$Adapatado.S93]" office:value-type="string" office:string-value="Vigo" calcext:value-type="string">
            <text:p>Vigo</text:p>
          </table:table-cell>
          <table:table-cell table:formula="of:=[$Adapatado.U93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94]" office:value-type="string" office:string-value="a21eilinelviin" calcext:value-type="string">
            <text:p>a21eilinelviin</text:p>
          </table:table-cell>
          <table:table-cell table:formula="of:=[$Adapatado.C94]" office:value-type="string" office:string-value="Eilín Eliana" calcext:value-type="string">
            <text:p>Eilín Eliana</text:p>
          </table:table-cell>
          <table:table-cell table:formula="of:=CONCATENATE([$Adapatado.A94];&quot; &quot;;[$Adapatado.B94])" office:value-type="string" office:string-value="Vilas Injerto" calcext:value-type="string">
            <text:p>Vilas Injerto</text:p>
          </table:table-cell>
          <table:table-cell table:formula="of:=[$Adapatado.N94]" office:value-type="string" office:string-value="z_3[mU,X7x" calcext:value-type="string">
            <text:p>z_3[mU,X7x</text:p>
          </table:table-cell>
          <table:table-cell table:formula="of:=[$Adapatado.O94]" office:value-type="string" office:string-value="19/01/1989" calcext:value-type="string">
            <text:p>19/01/1989</text:p>
          </table:table-cell>
          <table:table-cell table:formula="of:=[$Adapatado.Q94]" office:value-type="string" office:string-value="636572917" calcext:value-type="string">
            <text:p>636572917</text:p>
          </table:table-cell>
          <table:table-cell table:formula="of:=[$Adapatado.R94]" office:value-type="string" office:string-value="73 Ackworth Road" calcext:value-type="string">
            <text:p>73 Ackworth Road</text:p>
          </table:table-cell>
          <table:table-cell table:formula="of:=[$Adapatado.S94]" office:value-type="string" office:string-value="Moaña" calcext:value-type="string">
            <text:p>Moaña</text:p>
          </table:table-cell>
          <table:table-cell table:formula="of:=[$Adapatado.U94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95]" office:value-type="string" office:string-value="a20alexandregamo" calcext:value-type="string">
            <text:p>a20alexandregamo</text:p>
          </table:table-cell>
          <table:table-cell table:formula="of:=[$Adapatado.C95]" office:value-type="string" office:string-value="Alexandre" calcext:value-type="string">
            <text:p>Alexandre</text:p>
          </table:table-cell>
          <table:table-cell table:formula="of:=CONCATENATE([$Adapatado.A95];&quot; &quot;;[$Adapatado.B95])" office:value-type="string" office:string-value="García Moure" calcext:value-type="string">
            <text:p>García Moure</text:p>
          </table:table-cell>
          <table:table-cell table:formula="of:=[$Adapatado.N95]" office:value-type="string" office:string-value="J*jH|x4zfy" calcext:value-type="string">
            <text:p>J*jH|x4zfy</text:p>
          </table:table-cell>
          <table:table-cell table:formula="of:=[$Adapatado.O95]" office:value-type="string" office:string-value="16/11/1994" calcext:value-type="string">
            <text:p>16/11/1994</text:p>
          </table:table-cell>
          <table:table-cell table:formula="of:=[$Adapatado.Q95]" office:value-type="string" office:string-value="661142585" calcext:value-type="string">
            <text:p>661142585</text:p>
          </table:table-cell>
          <table:table-cell table:formula="of:=[$Adapatado.R95]" office:value-type="string" office:string-value="121 Roman Road" calcext:value-type="string">
            <text:p>121 Roman Road</text:p>
          </table:table-cell>
          <table:table-cell table:formula="of:=[$Adapatado.S95]" office:value-type="string" office:string-value="Vigo" calcext:value-type="string">
            <text:p>Vigo</text:p>
          </table:table-cell>
          <table:table-cell table:formula="of:=[$Adapatado.U95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96]" office:value-type="string" office:string-value="a18aroacapa" calcext:value-type="string">
            <text:p>a18aroacapa</text:p>
          </table:table-cell>
          <table:table-cell table:formula="of:=[$Adapatado.C96]" office:value-type="string" office:string-value="Aroa" calcext:value-type="string">
            <text:p>Aroa</text:p>
          </table:table-cell>
          <table:table-cell table:formula="of:=CONCATENATE([$Adapatado.A96];&quot; &quot;;[$Adapatado.B96])" office:value-type="string" office:string-value="Canabal Parra" calcext:value-type="string">
            <text:p>Canabal Parra</text:p>
          </table:table-cell>
          <table:table-cell table:formula="of:=[$Adapatado.N96]" office:value-type="string" office:string-value="NEf7k_taCz" calcext:value-type="string">
            <text:p>NEf7k_taCz</text:p>
          </table:table-cell>
          <table:table-cell table:formula="of:=[$Adapatado.O96]" office:value-type="string" office:string-value="21/03/1999" calcext:value-type="string">
            <text:p>21/03/1999</text:p>
          </table:table-cell>
          <table:table-cell table:formula="of:=[$Adapatado.Q96]" office:value-type="string" office:string-value="794844921" calcext:value-type="string">
            <text:p>794844921</text:p>
          </table:table-cell>
          <table:table-cell table:formula="of:=[$Adapatado.R96]" office:value-type="string" office:string-value="Milborough" calcext:value-type="string">
            <text:p>Milborough</text:p>
          </table:table-cell>
          <table:table-cell table:formula="of:=[$Adapatado.S96]" office:value-type="string" office:string-value="Baiona" calcext:value-type="string">
            <text:p>Baiona</text:p>
          </table:table-cell>
          <table:table-cell table:formula="of:=[$Adapatado.U96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97]" office:value-type="string" office:string-value="a18adrianbove" calcext:value-type="string">
            <text:p>a18adrianbove</text:p>
          </table:table-cell>
          <table:table-cell table:formula="of:=[$Adapatado.C97]" office:value-type="string" office:string-value="Adrián" calcext:value-type="string">
            <text:p>Adrián</text:p>
          </table:table-cell>
          <table:table-cell table:formula="of:=CONCATENATE([$Adapatado.A97];&quot; &quot;;[$Adapatado.B97])" office:value-type="string" office:string-value="Bouzada Ventín" calcext:value-type="string">
            <text:p>Bouzada Ventín</text:p>
          </table:table-cell>
          <table:table-cell table:formula="of:=[$Adapatado.N97]" office:value-type="string" office:string-value="zU4vNxYc*b" calcext:value-type="string">
            <text:p>zU4vNxYc*b</text:p>
          </table:table-cell>
          <table:table-cell table:formula="of:=[$Adapatado.O97]" office:value-type="string" office:string-value="21/07/1995" calcext:value-type="string">
            <text:p>21/07/1995</text:p>
          </table:table-cell>
          <table:table-cell table:formula="of:=[$Adapatado.Q97]" office:value-type="string" office:string-value="610728659" calcext:value-type="string">
            <text:p>610728659</text:p>
          </table:table-cell>
          <table:table-cell table:formula="of:=[$Adapatado.R97]" office:value-type="string" office:string-value="20 Beverley Way" calcext:value-type="string">
            <text:p>20 Beverley Way</text:p>
          </table:table-cell>
          <table:table-cell table:formula="of:=[$Adapatado.S97]" office:value-type="string" office:string-value="Vigo" calcext:value-type="string">
            <text:p>Vigo</text:p>
          </table:table-cell>
          <table:table-cell table:formula="of:=[$Adapatado.U97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98]" office:value-type="string" office:string-value="a20yeronvibo" calcext:value-type="string">
            <text:p>a20yeronvibo</text:p>
          </table:table-cell>
          <table:table-cell table:formula="of:=[$Adapatado.C98]" office:value-type="string" office:string-value="Yerón" calcext:value-type="string">
            <text:p>Yerón</text:p>
          </table:table-cell>
          <table:table-cell table:formula="of:=CONCATENATE([$Adapatado.A98];&quot; &quot;;[$Adapatado.B98])" office:value-type="string" office:string-value="Vilariño Bouzada" calcext:value-type="string">
            <text:p>Vilariño Bouzada</text:p>
          </table:table-cell>
          <table:table-cell table:formula="of:=[$Adapatado.N98]" office:value-type="string" office:string-value=",L+-X7W+ka" calcext:value-type="string">
            <text:p>,L+-X7W+ka</text:p>
          </table:table-cell>
          <table:table-cell table:formula="of:=[$Adapatado.O98]" office:value-type="string" office:string-value="23/12/1975" calcext:value-type="string">
            <text:p>23/12/1975</text:p>
          </table:table-cell>
          <table:table-cell table:formula="of:=[$Adapatado.Q98]" office:value-type="string" office:string-value="646772562" calcext:value-type="string">
            <text:p>646772562</text:p>
          </table:table-cell>
          <table:table-cell table:formula="of:=[$Adapatado.R98]" office:value-type="string" office:string-value="1 Wittering Lane" calcext:value-type="string">
            <text:p>1 Wittering Lane</text:p>
          </table:table-cell>
          <table:table-cell table:formula="of:=[$Adapatado.S98]" office:value-type="string" office:string-value="Vigo" calcext:value-type="string">
            <text:p>Vigo</text:p>
          </table:table-cell>
          <table:table-cell table:formula="of:=[$Adapatado.U98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99]" office:value-type="string" office:string-value="a19alejandrapiro" calcext:value-type="string">
            <text:p>a19alejandrapiro</text:p>
          </table:table-cell>
          <table:table-cell table:formula="of:=[$Adapatado.C99]" office:value-type="string" office:string-value="Alejandra" calcext:value-type="string">
            <text:p>Alejandra</text:p>
          </table:table-cell>
          <table:table-cell table:formula="of:=CONCATENATE([$Adapatado.A99];&quot; &quot;;[$Adapatado.B99])" office:value-type="string" office:string-value="Piñeiro Rodríguez" calcext:value-type="string">
            <text:p>Piñeiro Rodríguez</text:p>
          </table:table-cell>
          <table:table-cell table:formula="of:=[$Adapatado.N99]" office:value-type="string" office:string-value="mtpEhM@7i*" calcext:value-type="string">
            <text:p>mtpEhM@7i*</text:p>
          </table:table-cell>
          <table:table-cell table:formula="of:=[$Adapatado.O99]" office:value-type="string" office:string-value="09/05/1981" calcext:value-type="string">
            <text:p>09/05/1981</text:p>
          </table:table-cell>
          <table:table-cell table:formula="of:=[$Adapatado.Q99]" office:value-type="string" office:string-value="689690849" calcext:value-type="string">
            <text:p>689690849</text:p>
          </table:table-cell>
          <table:table-cell table:formula="of:=[$Adapatado.R99]" office:value-type="string" office:string-value="1 Welbeck Road" calcext:value-type="string">
            <text:p>1 Welbeck Road</text:p>
          </table:table-cell>
          <table:table-cell table:formula="of:=[$Adapatado.S99]" office:value-type="string" office:string-value="Vigo" calcext:value-type="string">
            <text:p>Vigo</text:p>
          </table:table-cell>
          <table:table-cell table:formula="of:=[$Adapatado.U99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100]" office:value-type="string" office:string-value="a21alejandrocomi" calcext:value-type="string">
            <text:p>a21alejandrocomi</text:p>
          </table:table-cell>
          <table:table-cell table:formula="of:=[$Adapatado.C100]" office:value-type="string" office:string-value="Alejandro" calcext:value-type="string">
            <text:p>Alejandro</text:p>
          </table:table-cell>
          <table:table-cell table:formula="of:=CONCATENATE([$Adapatado.A100];&quot; &quot;;[$Adapatado.B100])" office:value-type="string" office:string-value="Colmeiro Míguez" calcext:value-type="string">
            <text:p>Colmeiro Míguez</text:p>
          </table:table-cell>
          <table:table-cell table:formula="of:=[$Adapatado.N100]" office:value-type="string" office:string-value="[4+9v]VLuP" calcext:value-type="string">
            <text:p>[4+9v]VLuP</text:p>
          </table:table-cell>
          <table:table-cell table:formula="of:=[$Adapatado.O100]" office:value-type="string" office:string-value="10/12/1987" calcext:value-type="string">
            <text:p>10/12/1987</text:p>
          </table:table-cell>
          <table:table-cell table:formula="of:=[$Adapatado.Q100]" office:value-type="string" office:string-value="793044322" calcext:value-type="string">
            <text:p>793044322</text:p>
          </table:table-cell>
          <table:table-cell table:formula="of:=[$Adapatado.R100]" office:value-type="string" office:string-value="206 Inchbonnie Road" calcext:value-type="string">
            <text:p>206 Inchbonnie Road</text:p>
          </table:table-cell>
          <table:table-cell table:formula="of:=[$Adapatado.S100]" office:value-type="string" office:string-value="Pontevedra" calcext:value-type="string">
            <text:p>Pontevedra</text:p>
          </table:table-cell>
          <table:table-cell table:formula="of:=[$Adapatado.U100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101]" office:value-type="string" office:string-value="a19ainhoaluco" calcext:value-type="string">
            <text:p>a19ainhoaluco</text:p>
          </table:table-cell>
          <table:table-cell table:formula="of:=[$Adapatado.C101]" office:value-type="string" office:string-value="Ainhoa" calcext:value-type="string">
            <text:p>Ainhoa</text:p>
          </table:table-cell>
          <table:table-cell table:formula="of:=CONCATENATE([$Adapatado.A101];&quot; &quot;;[$Adapatado.B101])" office:value-type="string" office:string-value="Luis Conde" calcext:value-type="string">
            <text:p>Luis Conde</text:p>
          </table:table-cell>
          <table:table-cell table:formula="of:=[$Adapatado.N101]" office:value-type="string" office:string-value="WTW3r@|7et" calcext:value-type="string">
            <text:p>WTW3r@|7et</text:p>
          </table:table-cell>
          <table:table-cell table:formula="of:=[$Adapatado.O101]" office:value-type="string" office:string-value="18/04/1994" calcext:value-type="string">
            <text:p>18/04/1994</text:p>
          </table:table-cell>
          <table:table-cell table:formula="of:=[$Adapatado.Q101]" office:value-type="string" office:string-value="745597303" calcext:value-type="string">
            <text:p>745597303</text:p>
          </table:table-cell>
          <table:table-cell table:formula="of:=[$Adapatado.R101]" office:value-type="string" office:string-value="School House" calcext:value-type="string">
            <text:p>School House</text:p>
          </table:table-cell>
          <table:table-cell table:formula="of:=[$Adapatado.S101]" office:value-type="string" office:string-value="Vigo" calcext:value-type="string">
            <text:p>Vigo</text:p>
          </table:table-cell>
          <table:table-cell table:formula="of:=[$Adapatado.U101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102]" office:value-type="string" office:string-value="a21aitanalode" calcext:value-type="string">
            <text:p>a21aitanalode</text:p>
          </table:table-cell>
          <table:table-cell table:formula="of:=[$Adapatado.C102]" office:value-type="string" office:string-value="Aitana" calcext:value-type="string">
            <text:p>Aitana</text:p>
          </table:table-cell>
          <table:table-cell table:formula="of:=CONCATENATE([$Adapatado.A102];&quot; &quot;;[$Adapatado.B102])" office:value-type="string" office:string-value="López Delso" calcext:value-type="string">
            <text:p>López Delso</text:p>
          </table:table-cell>
          <table:table-cell table:formula="of:=[$Adapatado.N102]" office:value-type="string" office:string-value="y=@F7+mdX]" calcext:value-type="string">
            <text:p>y=@F7+mdX]</text:p>
          </table:table-cell>
          <table:table-cell table:formula="of:=[$Adapatado.O102]" office:value-type="string" office:string-value="09/06/1997" calcext:value-type="string">
            <text:p>09/06/1997</text:p>
          </table:table-cell>
          <table:table-cell table:formula="of:=[$Adapatado.Q102]" office:value-type="string" office:string-value="787715419" calcext:value-type="string">
            <text:p>787715419</text:p>
          </table:table-cell>
          <table:table-cell table:formula="of:=[$Adapatado.R102]" office:value-type="string" office:string-value="Chalfont" calcext:value-type="string">
            <text:p>Chalfont</text:p>
          </table:table-cell>
          <table:table-cell table:formula="of:=[$Adapatado.S102]" office:value-type="string" office:string-value="Salceda de Caselas" calcext:value-type="string">
            <text:p>Salceda de Caselas</text:p>
          </table:table-cell>
          <table:table-cell table:formula="of:=[$Adapatado.U102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103]" office:value-type="string" office:string-value="a20belenfeca" calcext:value-type="string">
            <text:p>a20belenfeca</text:p>
          </table:table-cell>
          <table:table-cell table:formula="of:=[$Adapatado.C103]" office:value-type="string" office:string-value="Belén" calcext:value-type="string">
            <text:p>Belén</text:p>
          </table:table-cell>
          <table:table-cell table:formula="of:=CONCATENATE([$Adapatado.A103];&quot; &quot;;[$Adapatado.B103])" office:value-type="string" office:string-value="Ferreira Cameselle" calcext:value-type="string">
            <text:p>Ferreira Cameselle</text:p>
          </table:table-cell>
          <table:table-cell table:formula="of:=[$Adapatado.N103]" office:value-type="string" office:string-value="d4iV_Kx=js" calcext:value-type="string">
            <text:p>d4iV_Kx=js</text:p>
          </table:table-cell>
          <table:table-cell table:formula="of:=[$Adapatado.O103]" office:value-type="string" office:string-value="28/07/1978" calcext:value-type="string">
            <text:p>28/07/1978</text:p>
          </table:table-cell>
          <table:table-cell table:formula="of:=[$Adapatado.Q103]" office:value-type="string" office:string-value="782736693" calcext:value-type="string">
            <text:p>782736693</text:p>
          </table:table-cell>
          <table:table-cell table:formula="of:=[$Adapatado.R103]" office:value-type="string" office:string-value="Clayton" calcext:value-type="string">
            <text:p>Clayton</text:p>
          </table:table-cell>
          <table:table-cell table:formula="of:=[$Adapatado.S103]" office:value-type="string" office:string-value="Vigo" calcext:value-type="string">
            <text:p>Vigo</text:p>
          </table:table-cell>
          <table:table-cell table:formula="of:=[$Adapatado.U103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104]" office:value-type="string" office:string-value="a19robertosimo" calcext:value-type="string">
            <text:p>a19robertosimo</text:p>
          </table:table-cell>
          <table:table-cell table:formula="of:=[$Adapatado.C104]" office:value-type="string" office:string-value="Roberto" calcext:value-type="string">
            <text:p>Roberto</text:p>
          </table:table-cell>
          <table:table-cell table:formula="of:=CONCATENATE([$Adapatado.A104];&quot; &quot;;[$Adapatado.B104])" office:value-type="string" office:string-value="Silva Morales" calcext:value-type="string">
            <text:p>Silva Morales</text:p>
          </table:table-cell>
          <table:table-cell table:formula="of:=[$Adapatado.N104]" office:value-type="string" office:string-value="{7]rpCadyT" calcext:value-type="string">
            <text:p>{7]rpCadyT</text:p>
          </table:table-cell>
          <table:table-cell table:formula="of:=[$Adapatado.O104]" office:value-type="string" office:string-value="08/12/1989" calcext:value-type="string">
            <text:p>08/12/1989</text:p>
          </table:table-cell>
          <table:table-cell table:formula="of:=[$Adapatado.Q104]" office:value-type="string" office:string-value="768883323" calcext:value-type="string">
            <text:p>768883323</text:p>
          </table:table-cell>
          <table:table-cell table:formula="of:=[$Adapatado.R104]" office:value-type="string" office:string-value="8 Brookdale" calcext:value-type="string">
            <text:p>8 Brookdale</text:p>
          </table:table-cell>
          <table:table-cell table:formula="of:=[$Adapatado.S104]" office:value-type="string" office:string-value="Vigo" calcext:value-type="string">
            <text:p>Vigo</text:p>
          </table:table-cell>
          <table:table-cell table:formula="of:=[$Adapatado.U104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05]" office:value-type="string" office:string-value="a20iagolopo" calcext:value-type="string">
            <text:p>a20iagolopo</text:p>
          </table:table-cell>
          <table:table-cell table:formula="of:=[$Adapatado.C105]" office:value-type="string" office:string-value="Iago" calcext:value-type="string">
            <text:p>Iago</text:p>
          </table:table-cell>
          <table:table-cell table:formula="of:=CONCATENATE([$Adapatado.A105];&quot; &quot;;[$Adapatado.B105])" office:value-type="string" office:string-value="López Pozo" calcext:value-type="string">
            <text:p>López Pozo</text:p>
          </table:table-cell>
          <table:table-cell table:formula="of:=[$Adapatado.N105]" office:value-type="string" office:string-value=",cw4-.P4_N" calcext:value-type="string">
            <text:p>,cw4-.P4_N</text:p>
          </table:table-cell>
          <table:table-cell table:formula="of:=[$Adapatado.O105]" office:value-type="string" office:string-value="21/03/2000" calcext:value-type="string">
            <text:p>21/03/2000</text:p>
          </table:table-cell>
          <table:table-cell table:formula="of:=[$Adapatado.Q105]" office:value-type="string" office:string-value="782954154" calcext:value-type="string">
            <text:p>782954154</text:p>
          </table:table-cell>
          <table:table-cell table:formula="of:=[$Adapatado.R105]" office:value-type="string" office:string-value="Coachmans Cottage" calcext:value-type="string">
            <text:p>Coachmans Cottage</text:p>
          </table:table-cell>
          <table:table-cell table:formula="of:=[$Adapatado.S105]" office:value-type="string" office:string-value="Mos" calcext:value-type="string">
            <text:p>Mos</text:p>
          </table:table-cell>
          <table:table-cell table:formula="of:=[$Adapatado.U105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106]" office:value-type="string" office:string-value="a21abiliorero" calcext:value-type="string">
            <text:p>a21abiliorero</text:p>
          </table:table-cell>
          <table:table-cell table:formula="of:=[$Adapatado.C106]" office:value-type="string" office:string-value="Abilio" calcext:value-type="string">
            <text:p>Abilio</text:p>
          </table:table-cell>
          <table:table-cell table:formula="of:=CONCATENATE([$Adapatado.A106];&quot; &quot;;[$Adapatado.B106])" office:value-type="string" office:string-value="Regedor Rosende" calcext:value-type="string">
            <text:p>Regedor Rosende</text:p>
          </table:table-cell>
          <table:table-cell table:formula="of:=[$Adapatado.N106]" office:value-type="string" office:string-value="Rcd|RiXd39" calcext:value-type="string">
            <text:p>Rcd|RiXd39</text:p>
          </table:table-cell>
          <table:table-cell table:formula="of:=[$Adapatado.O106]" office:value-type="string" office:string-value="29/01/1999" calcext:value-type="string">
            <text:p>29/01/1999</text:p>
          </table:table-cell>
          <table:table-cell table:formula="of:=[$Adapatado.Q106]" office:value-type="string" office:string-value="771883288" calcext:value-type="string">
            <text:p>771883288</text:p>
          </table:table-cell>
          <table:table-cell table:formula="of:=[$Adapatado.R106]" office:value-type="string" office:string-value="11 Banks Street" calcext:value-type="string">
            <text:p>11 Banks Street</text:p>
          </table:table-cell>
          <table:table-cell table:formula="of:=[$Adapatado.S106]" office:value-type="string" office:string-value="Vigo" calcext:value-type="string">
            <text:p>Vigo</text:p>
          </table:table-cell>
          <table:table-cell table:formula="of:=[$Adapatado.U106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07]" office:value-type="string" office:string-value="a20jhonstvaca" calcext:value-type="string">
            <text:p>a20jhonstvaca</text:p>
          </table:table-cell>
          <table:table-cell table:formula="of:=[$Adapatado.C107]" office:value-type="string" office:string-value="Jhon Stevan" calcext:value-type="string">
            <text:p>Jhon Stevan</text:p>
          </table:table-cell>
          <table:table-cell table:formula="of:=CONCATENATE([$Adapatado.A107];&quot; &quot;;[$Adapatado.B107])" office:value-type="string" office:string-value="Varela Cabaleiro" calcext:value-type="string">
            <text:p>Varela Cabaleiro</text:p>
          </table:table-cell>
          <table:table-cell table:formula="of:=[$Adapatado.N107]" office:value-type="string" office:string-value=".Vp7Rfk3H|" calcext:value-type="string">
            <text:p>.Vp7Rfk3H|</text:p>
          </table:table-cell>
          <table:table-cell table:formula="of:=[$Adapatado.O107]" office:value-type="string" office:string-value="20/01/2001" calcext:value-type="string">
            <text:p>20/01/2001</text:p>
          </table:table-cell>
          <table:table-cell table:formula="of:=[$Adapatado.Q107]" office:value-type="string" office:string-value="718082838" calcext:value-type="string">
            <text:p>718082838</text:p>
          </table:table-cell>
          <table:table-cell table:formula="of:=[$Adapatado.R107]" office:value-type="string" office:string-value="Holly Tree Cottage" calcext:value-type="string">
            <text:p>Holly Tree Cottage</text:p>
          </table:table-cell>
          <table:table-cell table:formula="of:=[$Adapatado.S107]" office:value-type="string" office:string-value="Monterrei" calcext:value-type="string">
            <text:p>Monterrei</text:p>
          </table:table-cell>
          <table:table-cell table:formula="of:=[$Adapatado.U107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08]" office:value-type="string" office:string-value="a20uxialafr" calcext:value-type="string">
            <text:p>a20uxialafr</text:p>
          </table:table-cell>
          <table:table-cell table:formula="of:=[$Adapatado.C108]" office:value-type="string" office:string-value="Uxía" calcext:value-type="string">
            <text:p>Uxía</text:p>
          </table:table-cell>
          <table:table-cell table:formula="of:=CONCATENATE([$Adapatado.A108];&quot; &quot;;[$Adapatado.B108])" office:value-type="string" office:string-value="Lago Frau" calcext:value-type="string">
            <text:p>Lago Frau</text:p>
          </table:table-cell>
          <table:table-cell table:formula="of:=[$Adapatado.N108]" office:value-type="string" office:string-value="b9{_mx7fJL" calcext:value-type="string">
            <text:p>b9{_mx7fJL</text:p>
          </table:table-cell>
          <table:table-cell table:formula="of:=[$Adapatado.O108]" office:value-type="string" office:string-value="17/11/2002" calcext:value-type="string">
            <text:p>17/11/2002</text:p>
          </table:table-cell>
          <table:table-cell table:formula="of:=[$Adapatado.Q108]" office:value-type="string" office:string-value="650393464" calcext:value-type="string">
            <text:p>650393464</text:p>
          </table:table-cell>
          <table:table-cell table:formula="of:=[$Adapatado.R108]" office:value-type="string" office:string-value="55 Bramshaw Rise" calcext:value-type="string">
            <text:p>55 Bramshaw Rise</text:p>
          </table:table-cell>
          <table:table-cell table:formula="of:=[$Adapatado.S108]" office:value-type="string" office:string-value="Vigo" calcext:value-type="string">
            <text:p>Vigo</text:p>
          </table:table-cell>
          <table:table-cell table:formula="of:=[$Adapatado.U108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109]" office:value-type="string" office:string-value="a20valerianuro" calcext:value-type="string">
            <text:p>a20valerianuro</text:p>
          </table:table-cell>
          <table:table-cell table:formula="of:=[$Adapatado.C109]" office:value-type="string" office:string-value="Valeria" calcext:value-type="string">
            <text:p>Valeria</text:p>
          </table:table-cell>
          <table:table-cell table:formula="of:=CONCATENATE([$Adapatado.A109];&quot; &quot;;[$Adapatado.B109])" office:value-type="string" office:string-value="Núñez Romero" calcext:value-type="string">
            <text:p>Núñez Romero</text:p>
          </table:table-cell>
          <table:table-cell table:formula="of:=[$Adapatado.N109]" office:value-type="string" office:string-value="CAz4}rKod@" calcext:value-type="string">
            <text:p>CAz4}rKod@</text:p>
          </table:table-cell>
          <table:table-cell table:formula="of:=[$Adapatado.O109]" office:value-type="string" office:string-value="30/03/1982" calcext:value-type="string">
            <text:p>30/03/1982</text:p>
          </table:table-cell>
          <table:table-cell table:formula="of:=[$Adapatado.Q109]" office:value-type="string" office:string-value="738120077" calcext:value-type="string">
            <text:p>738120077</text:p>
          </table:table-cell>
          <table:table-cell table:formula="of:=[$Adapatado.R109]" office:value-type="string" office:string-value="2 Tor View" calcext:value-type="string">
            <text:p>2 Tor View</text:p>
          </table:table-cell>
          <table:table-cell table:formula="of:=[$Adapatado.S109]" office:value-type="string" office:string-value="Redondela" calcext:value-type="string">
            <text:p>Redondela</text:p>
          </table:table-cell>
          <table:table-cell table:formula="of:=[$Adapatado.U109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110]" office:value-type="string" office:string-value="a19javierlogo" calcext:value-type="string">
            <text:p>a19javierlogo</text:p>
          </table:table-cell>
          <table:table-cell table:formula="of:=[$Adapatado.C110]" office:value-type="string" office:string-value="Javier" calcext:value-type="string">
            <text:p>Javier</text:p>
          </table:table-cell>
          <table:table-cell table:formula="of:=CONCATENATE([$Adapatado.A110];&quot; &quot;;[$Adapatado.B110])" office:value-type="string" office:string-value="Lopez González" calcext:value-type="string">
            <text:p>Lopez González</text:p>
          </table:table-cell>
          <table:table-cell table:formula="of:=[$Adapatado.N110]" office:value-type="string" office:string-value="7JM=EKL}pY" calcext:value-type="string">
            <text:p>7JM=EKL}pY</text:p>
          </table:table-cell>
          <table:table-cell table:formula="of:=[$Adapatado.O110]" office:value-type="string" office:string-value="23/06/1995" calcext:value-type="string">
            <text:p>23/06/1995</text:p>
          </table:table-cell>
          <table:table-cell table:formula="of:=[$Adapatado.Q110]" office:value-type="string" office:string-value="782130475" calcext:value-type="string">
            <text:p>782130475</text:p>
          </table:table-cell>
          <table:table-cell table:formula="of:=[$Adapatado.R110]" office:value-type="string" office:string-value="Little Ford" calcext:value-type="string">
            <text:p>Little Ford</text:p>
          </table:table-cell>
          <table:table-cell table:formula="of:=[$Adapatado.S110]" office:value-type="string" office:string-value="Vigo" calcext:value-type="string">
            <text:p>Vigo</text:p>
          </table:table-cell>
          <table:table-cell table:formula="of:=[$Adapatado.U110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111]" office:value-type="string" office:string-value="a20lucianapein" calcext:value-type="string">
            <text:p>a20lucianapein</text:p>
          </table:table-cell>
          <table:table-cell table:formula="of:=[$Adapatado.C111]" office:value-type="string" office:string-value="Luciana" calcext:value-type="string">
            <text:p>Luciana</text:p>
          </table:table-cell>
          <table:table-cell table:formula="of:=CONCATENATE([$Adapatado.A111];&quot; &quot;;[$Adapatado.B111])" office:value-type="string" office:string-value="Pérez Insfran" calcext:value-type="string">
            <text:p>Pérez Insfran</text:p>
          </table:table-cell>
          <table:table-cell table:formula="of:=[$Adapatado.N111]" office:value-type="string" office:string-value="giik9y_y}J" calcext:value-type="string">
            <text:p>giik9y_y}J</text:p>
          </table:table-cell>
          <table:table-cell table:formula="of:=[$Adapatado.O111]" office:value-type="string" office:string-value="04/07/2003" calcext:value-type="string">
            <text:p>04/07/2003</text:p>
          </table:table-cell>
          <table:table-cell table:formula="of:=[$Adapatado.Q111]" office:value-type="string" office:string-value="772015528" calcext:value-type="string">
            <text:p>772015528</text:p>
          </table:table-cell>
          <table:table-cell table:formula="of:=[$Adapatado.R111]" office:value-type="string" office:string-value="53 Cranbourne Road" calcext:value-type="string">
            <text:p>53 Cranbourne Road</text:p>
          </table:table-cell>
          <table:table-cell table:formula="of:=[$Adapatado.S111]" office:value-type="string" office:string-value="Vigo" calcext:value-type="string">
            <text:p>Vigo</text:p>
          </table:table-cell>
          <table:table-cell table:formula="of:=[$Adapatado.U111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112]" office:value-type="string" office:string-value="a18miriaesmafe" calcext:value-type="string">
            <text:p>a18miriaesmafe</text:p>
          </table:table-cell>
          <table:table-cell table:formula="of:=[$Adapatado.C112]" office:value-type="string" office:string-value="Miria Ester" calcext:value-type="string">
            <text:p>Miria Ester</text:p>
          </table:table-cell>
          <table:table-cell table:formula="of:=CONCATENATE([$Adapatado.A112];&quot; &quot;;[$Adapatado.B112])" office:value-type="string" office:string-value="Martinez Fernández" calcext:value-type="string">
            <text:p>Martinez Fernández</text:p>
          </table:table-cell>
          <table:table-cell table:formula="of:=[$Adapatado.N112]" office:value-type="string" office:string-value="bwJ|43,RKN" calcext:value-type="string">
            <text:p>bwJ|43,RKN</text:p>
          </table:table-cell>
          <table:table-cell table:formula="of:=[$Adapatado.O112]" office:value-type="string" office:string-value="08/04/1988" calcext:value-type="string">
            <text:p>08/04/1988</text:p>
          </table:table-cell>
          <table:table-cell table:formula="of:=[$Adapatado.Q112]" office:value-type="string" office:string-value="756244201" calcext:value-type="string">
            <text:p>756244201</text:p>
          </table:table-cell>
          <table:table-cell table:formula="of:=[$Adapatado.R112]" office:value-type="string" office:string-value="75 Holly Way" calcext:value-type="string">
            <text:p>75 Holly Way</text:p>
          </table:table-cell>
          <table:table-cell table:formula="of:=[$Adapatado.S112]" office:value-type="string" office:string-value="Vigo" calcext:value-type="string">
            <text:p>Vigo</text:p>
          </table:table-cell>
          <table:table-cell table:formula="of:=[$Adapatado.U112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113]" office:value-type="string" office:string-value="a21darlavebu" calcext:value-type="string">
            <text:p>a21darlavebu</text:p>
          </table:table-cell>
          <table:table-cell table:formula="of:=[$Adapatado.C113]" office:value-type="string" office:string-value="Darla" calcext:value-type="string">
            <text:p>Darla</text:p>
          </table:table-cell>
          <table:table-cell table:formula="of:=CONCATENATE([$Adapatado.A113];&quot; &quot;;[$Adapatado.B113])" office:value-type="string" office:string-value="Vergara Buono" calcext:value-type="string">
            <text:p>Vergara Buono</text:p>
          </table:table-cell>
          <table:table-cell table:formula="of:=[$Adapatado.N113]" office:value-type="string" office:string-value="@g+JWaxE4]" calcext:value-type="string">
            <text:p>@g+JWaxE4]</text:p>
          </table:table-cell>
          <table:table-cell table:formula="of:=[$Adapatado.O113]" office:value-type="string" office:string-value="14/03/2001" calcext:value-type="string">
            <text:p>14/03/2001</text:p>
          </table:table-cell>
          <table:table-cell table:formula="of:=[$Adapatado.Q113]" office:value-type="string" office:string-value="668467246" calcext:value-type="string">
            <text:p>668467246</text:p>
          </table:table-cell>
          <table:table-cell table:formula="of:=[$Adapatado.R113]" office:value-type="string" office:string-value="159 Oxford Road" calcext:value-type="string">
            <text:p>159 Oxford Road</text:p>
          </table:table-cell>
          <table:table-cell table:formula="of:=[$Adapatado.S113]" office:value-type="string" office:string-value="Verín" calcext:value-type="string">
            <text:p>Verín</text:p>
          </table:table-cell>
          <table:table-cell table:formula="of:=[$Adapatado.U113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114]" office:value-type="string" office:string-value="a21mariasotope" calcext:value-type="string">
            <text:p>a21mariasotope</text:p>
          </table:table-cell>
          <table:table-cell table:formula="of:=[$Adapatado.C114]" office:value-type="string" office:string-value="María Sonia" calcext:value-type="string">
            <text:p>María Sonia</text:p>
          </table:table-cell>
          <table:table-cell table:formula="of:=CONCATENATE([$Adapatado.A114];&quot; &quot;;[$Adapatado.B114])" office:value-type="string" office:string-value="Toucido Peña" calcext:value-type="string">
            <text:p>Toucido Peña</text:p>
          </table:table-cell>
          <table:table-cell table:formula="of:=[$Adapatado.N114]" office:value-type="string" office:string-value="d.p4AjML[h" calcext:value-type="string">
            <text:p>d.p4AjML[h</text:p>
          </table:table-cell>
          <table:table-cell table:formula="of:=[$Adapatado.O114]" office:value-type="string" office:string-value="13/03/1998" calcext:value-type="string">
            <text:p>13/03/1998</text:p>
          </table:table-cell>
          <table:table-cell table:formula="of:=[$Adapatado.Q114]" office:value-type="string" office:string-value="617027659" calcext:value-type="string">
            <text:p>617027659</text:p>
          </table:table-cell>
          <table:table-cell table:formula="of:=[$Adapatado.R114]" office:value-type="string" office:string-value="6 Cedar Gardens" calcext:value-type="string">
            <text:p>6 Cedar Gardens</text:p>
          </table:table-cell>
          <table:table-cell table:formula="of:=[$Adapatado.S114]" office:value-type="string" office:string-value="Redondela" calcext:value-type="string">
            <text:p>Redondela</text:p>
          </table:table-cell>
          <table:table-cell table:formula="of:=[$Adapatado.U114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115]" office:value-type="string" office:string-value="a20alejandrolope" calcext:value-type="string">
            <text:p>a20alejandrolope</text:p>
          </table:table-cell>
          <table:table-cell table:formula="of:=[$Adapatado.C115]" office:value-type="string" office:string-value="Alejandro" calcext:value-type="string">
            <text:p>Alejandro</text:p>
          </table:table-cell>
          <table:table-cell table:formula="of:=CONCATENATE([$Adapatado.A115];&quot; &quot;;[$Adapatado.B115])" office:value-type="string" office:string-value="López Peter" calcext:value-type="string">
            <text:p>López Peter</text:p>
          </table:table-cell>
          <table:table-cell table:formula="of:=[$Adapatado.N115]" office:value-type="string" office:string-value="qUzA[tuKm4" calcext:value-type="string">
            <text:p>qUzA[tuKm4</text:p>
          </table:table-cell>
          <table:table-cell table:formula="of:=[$Adapatado.O115]" office:value-type="string" office:string-value="28/10/1973" calcext:value-type="string">
            <text:p>28/10/1973</text:p>
          </table:table-cell>
          <table:table-cell table:formula="of:=[$Adapatado.Q115]" office:value-type="string" office:string-value="689402528" calcext:value-type="string">
            <text:p>689402528</text:p>
          </table:table-cell>
          <table:table-cell table:formula="of:=[$Adapatado.R115]" office:value-type="string" office:string-value="72 Valley Dene" calcext:value-type="string">
            <text:p>72 Valley Dene</text:p>
          </table:table-cell>
          <table:table-cell table:formula="of:=[$Adapatado.S115]" office:value-type="string" office:string-value="Vigo" calcext:value-type="string">
            <text:p>Vigo</text:p>
          </table:table-cell>
          <table:table-cell table:formula="of:=[$Adapatado.U115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16]" office:value-type="string" office:string-value="a20luciareca" calcext:value-type="string">
            <text:p>a20luciareca</text:p>
          </table:table-cell>
          <table:table-cell table:formula="of:=[$Adapatado.C116]" office:value-type="string" office:string-value="Lucía" calcext:value-type="string">
            <text:p>Lucía</text:p>
          </table:table-cell>
          <table:table-cell table:formula="of:=CONCATENATE([$Adapatado.A116];&quot; &quot;;[$Adapatado.B116])" office:value-type="string" office:string-value="Rey Caeiro" calcext:value-type="string">
            <text:p>Rey Caeiro</text:p>
          </table:table-cell>
          <table:table-cell table:formula="of:=[$Adapatado.N116]" office:value-type="string" office:string-value="aRv[9_HPmv" calcext:value-type="string">
            <text:p>aRv[9_HPmv</text:p>
          </table:table-cell>
          <table:table-cell table:formula="of:=[$Adapatado.O116]" office:value-type="string" office:string-value="24/04/1977" calcext:value-type="string">
            <text:p>24/04/1977</text:p>
          </table:table-cell>
          <table:table-cell table:formula="of:=[$Adapatado.Q116]" office:value-type="string" office:string-value="777586546" calcext:value-type="string">
            <text:p>777586546</text:p>
          </table:table-cell>
          <table:table-cell table:formula="of:=[$Adapatado.R116]" office:value-type="string" office:string-value="2 Mirabelle Way" calcext:value-type="string">
            <text:p>2 Mirabelle Way</text:p>
          </table:table-cell>
          <table:table-cell table:formula="of:=[$Adapatado.S116]" office:value-type="string" office:string-value="Vigo" calcext:value-type="string">
            <text:p>Vigo</text:p>
          </table:table-cell>
          <table:table-cell table:formula="of:=[$Adapatado.U116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117]" office:value-type="string" office:string-value="a18raquelvatu" calcext:value-type="string">
            <text:p>a18raquelvatu</text:p>
          </table:table-cell>
          <table:table-cell table:formula="of:=[$Adapatado.C117]" office:value-type="string" office:string-value="Raquel" calcext:value-type="string">
            <text:p>Raquel</text:p>
          </table:table-cell>
          <table:table-cell table:formula="of:=CONCATENATE([$Adapatado.A117];&quot; &quot;;[$Adapatado.B117])" office:value-type="string" office:string-value="Vázquez Turchi" calcext:value-type="string">
            <text:p>Vázquez Turchi</text:p>
          </table:table-cell>
          <table:table-cell table:formula="of:=[$Adapatado.N117]" office:value-type="string" office:string-value="reAt}{UEj7" calcext:value-type="string">
            <text:p>reAt}{UEj7</text:p>
          </table:table-cell>
          <table:table-cell table:formula="of:=[$Adapatado.O117]" office:value-type="string" office:string-value="26/06/2001" calcext:value-type="string">
            <text:p>26/06/2001</text:p>
          </table:table-cell>
          <table:table-cell table:formula="of:=[$Adapatado.Q117]" office:value-type="string" office:string-value="671008049" calcext:value-type="string">
            <text:p>671008049</text:p>
          </table:table-cell>
          <table:table-cell table:formula="of:=[$Adapatado.R117]" office:value-type="string" office:string-value="12 Hallam Avenue" calcext:value-type="string">
            <text:p>12 Hallam Avenue</text:p>
          </table:table-cell>
          <table:table-cell table:formula="of:=[$Adapatado.S117]" office:value-type="string" office:string-value="Mos" calcext:value-type="string">
            <text:p>Mos</text:p>
          </table:table-cell>
          <table:table-cell table:formula="of:=[$Adapatado.U117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18]" office:value-type="string" office:string-value="a21anxogral" calcext:value-type="string">
            <text:p>a21anxogral</text:p>
          </table:table-cell>
          <table:table-cell table:formula="of:=[$Adapatado.C118]" office:value-type="string" office:string-value="Anxo" calcext:value-type="string">
            <text:p>Anxo</text:p>
          </table:table-cell>
          <table:table-cell table:formula="of:=CONCATENATE([$Adapatado.A118];&quot; &quot;;[$Adapatado.B118])" office:value-type="string" office:string-value="Grela Alonso" calcext:value-type="string">
            <text:p>Grela Alonso</text:p>
          </table:table-cell>
          <table:table-cell table:formula="of:=[$Adapatado.N118]" office:value-type="string" office:string-value="Raa+=97dsM" calcext:value-type="string">
            <text:p>Raa+=97dsM</text:p>
          </table:table-cell>
          <table:table-cell table:formula="of:=[$Adapatado.O118]" office:value-type="string" office:string-value="23/04/1997" calcext:value-type="string">
            <text:p>23/04/1997</text:p>
          </table:table-cell>
          <table:table-cell table:formula="of:=[$Adapatado.Q118]" office:value-type="string" office:string-value="741243577" calcext:value-type="string">
            <text:p>741243577</text:p>
          </table:table-cell>
          <table:table-cell table:formula="of:=[$Adapatado.R118]" office:value-type="string" office:string-value="23 Barnfield Road" calcext:value-type="string">
            <text:p>23 Barnfield Road</text:p>
          </table:table-cell>
          <table:table-cell table:formula="of:=[$Adapatado.S118]" office:value-type="string" office:string-value="Rosal (O)" calcext:value-type="string">
            <text:p>Rosal (O)</text:p>
          </table:table-cell>
          <table:table-cell table:formula="of:=[$Adapatado.U118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119]" office:value-type="string" office:string-value="a18miguelgobl" calcext:value-type="string">
            <text:p>a18miguelgobl</text:p>
          </table:table-cell>
          <table:table-cell table:formula="of:=[$Adapatado.C119]" office:value-type="string" office:string-value="Miguel" calcext:value-type="string">
            <text:p>Miguel</text:p>
          </table:table-cell>
          <table:table-cell table:formula="of:=CONCATENATE([$Adapatado.A119];&quot; &quot;;[$Adapatado.B119])" office:value-type="string" office:string-value="Gonzálvez Blanco" calcext:value-type="string">
            <text:p>Gonzálvez Blanco</text:p>
          </table:table-cell>
          <table:table-cell table:formula="of:=[$Adapatado.N119]" office:value-type="string" office:string-value="Wn7z}7yXC[" calcext:value-type="string">
            <text:p>Wn7z}7yXC[</text:p>
          </table:table-cell>
          <table:table-cell table:formula="of:=[$Adapatado.O119]" office:value-type="string" office:string-value="28/04/2000" calcext:value-type="string">
            <text:p>28/04/2000</text:p>
          </table:table-cell>
          <table:table-cell table:formula="of:=[$Adapatado.Q119]" office:value-type="string" office:string-value="632070881" calcext:value-type="string">
            <text:p>632070881</text:p>
          </table:table-cell>
          <table:table-cell table:formula="of:=[$Adapatado.R119]" office:value-type="string" office:string-value="Brockencote" calcext:value-type="string">
            <text:p>Brockencote</text:p>
          </table:table-cell>
          <table:table-cell table:formula="of:=[$Adapatado.S119]" office:value-type="string" office:string-value="Vigo" calcext:value-type="string">
            <text:p>Vigo</text:p>
          </table:table-cell>
          <table:table-cell table:formula="of:=[$Adapatado.U119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20]" office:value-type="string" office:string-value="a21lucasgogu" calcext:value-type="string">
            <text:p>a21lucasgogu</text:p>
          </table:table-cell>
          <table:table-cell table:formula="of:=[$Adapatado.C120]" office:value-type="string" office:string-value="Lucas" calcext:value-type="string">
            <text:p>Lucas</text:p>
          </table:table-cell>
          <table:table-cell table:formula="of:=CONCATENATE([$Adapatado.A120];&quot; &quot;;[$Adapatado.B120])" office:value-type="string" office:string-value="González Gutiérrez" calcext:value-type="string">
            <text:p>González Gutiérrez</text:p>
          </table:table-cell>
          <table:table-cell table:formula="of:=[$Adapatado.N120]" office:value-type="string" office:string-value="WsTf_Ri3md" calcext:value-type="string">
            <text:p>WsTf_Ri3md</text:p>
          </table:table-cell>
          <table:table-cell table:formula="of:=[$Adapatado.O120]" office:value-type="string" office:string-value="29/10/1981" calcext:value-type="string">
            <text:p>29/10/1981</text:p>
          </table:table-cell>
          <table:table-cell table:formula="of:=[$Adapatado.Q120]" office:value-type="string" office:string-value="769576137" calcext:value-type="string">
            <text:p>769576137</text:p>
          </table:table-cell>
          <table:table-cell table:formula="of:=[$Adapatado.R120]" office:value-type="string" office:string-value="Chapelfield House" calcext:value-type="string">
            <text:p>Chapelfield House</text:p>
          </table:table-cell>
          <table:table-cell table:formula="of:=[$Adapatado.S120]" office:value-type="string" office:string-value="Coruña (A)" calcext:value-type="string">
            <text:p>Coruña (A)</text:p>
          </table:table-cell>
          <table:table-cell table:formula="of:=[$Adapatado.U120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121]" office:value-type="string" office:string-value="a21oscarjoal" calcext:value-type="string">
            <text:p>a21oscarjoal</text:p>
          </table:table-cell>
          <table:table-cell table:formula="of:=[$Adapatado.C121]" office:value-type="string" office:string-value="Óscar" calcext:value-type="string">
            <text:p>Óscar</text:p>
          </table:table-cell>
          <table:table-cell table:formula="of:=CONCATENATE([$Adapatado.A121];&quot; &quot;;[$Adapatado.B121])" office:value-type="string" office:string-value="Jorge Álvarez" calcext:value-type="string">
            <text:p>Jorge Álvarez</text:p>
          </table:table-cell>
          <table:table-cell table:formula="of:=[$Adapatado.N121]" office:value-type="string" office:string-value="M+W=epC7Wb" calcext:value-type="string">
            <text:p>M+W=epC7Wb</text:p>
          </table:table-cell>
          <table:table-cell table:formula="of:=[$Adapatado.O121]" office:value-type="string" office:string-value="06/10/1968" calcext:value-type="string">
            <text:p>06/10/1968</text:p>
          </table:table-cell>
          <table:table-cell table:formula="of:=[$Adapatado.Q121]" office:value-type="string" office:string-value="714376434" calcext:value-type="string">
            <text:p>714376434</text:p>
          </table:table-cell>
          <table:table-cell table:formula="of:=[$Adapatado.R121]" office:value-type="string" office:string-value="1 Flamstead End Road" calcext:value-type="string">
            <text:p>1 Flamstead End Road</text:p>
          </table:table-cell>
          <table:table-cell table:formula="of:=[$Adapatado.S121]" office:value-type="string" office:string-value="Vigo" calcext:value-type="string">
            <text:p>Vigo</text:p>
          </table:table-cell>
          <table:table-cell table:formula="of:=[$Adapatado.U121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22]" office:value-type="string" office:string-value="a19carmenmiol" calcext:value-type="string">
            <text:p>a19carmenmiol</text:p>
          </table:table-cell>
          <table:table-cell table:formula="of:=[$Adapatado.C122]" office:value-type="string" office:string-value="Carmen" calcext:value-type="string">
            <text:p>Carmen</text:p>
          </table:table-cell>
          <table:table-cell table:formula="of:=CONCATENATE([$Adapatado.A122];&quot; &quot;;[$Adapatado.B122])" office:value-type="string" office:string-value="Miranda Oliveira" calcext:value-type="string">
            <text:p>Miranda Oliveira</text:p>
          </table:table-cell>
          <table:table-cell table:formula="of:=[$Adapatado.N122]" office:value-type="string" office:string-value="L4R=wiqar{" calcext:value-type="string">
            <text:p>L4R=wiqar{</text:p>
          </table:table-cell>
          <table:table-cell table:formula="of:=[$Adapatado.O122]" office:value-type="string" office:string-value="27/02/1989" calcext:value-type="string">
            <text:p>27/02/1989</text:p>
          </table:table-cell>
          <table:table-cell table:formula="of:=[$Adapatado.Q122]" office:value-type="string" office:string-value="710234881" calcext:value-type="string">
            <text:p>710234881</text:p>
          </table:table-cell>
          <table:table-cell table:formula="of:=[$Adapatado.R122]" office:value-type="string" office:string-value="1 Antrona Close" calcext:value-type="string">
            <text:p>1 Antrona Close</text:p>
          </table:table-cell>
          <table:table-cell table:formula="of:=[$Adapatado.S122]" office:value-type="string" office:string-value="Redondela" calcext:value-type="string">
            <text:p>Redondela</text:p>
          </table:table-cell>
          <table:table-cell table:formula="of:=[$Adapatado.U122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123]" office:value-type="string" office:string-value="a18carlamogo" calcext:value-type="string">
            <text:p>a18carlamogo</text:p>
          </table:table-cell>
          <table:table-cell table:formula="of:=[$Adapatado.C123]" office:value-type="string" office:string-value="Carla" calcext:value-type="string">
            <text:p>Carla</text:p>
          </table:table-cell>
          <table:table-cell table:formula="of:=CONCATENATE([$Adapatado.A123];&quot; &quot;;[$Adapatado.B123])" office:value-type="string" office:string-value="Mosquera González" calcext:value-type="string">
            <text:p>Mosquera González</text:p>
          </table:table-cell>
          <table:table-cell table:formula="of:=[$Adapatado.N123]" office:value-type="string" office:string-value="Am@b{4oNux" calcext:value-type="string">
            <text:p>Am@b{4oNux</text:p>
          </table:table-cell>
          <table:table-cell table:formula="of:=[$Adapatado.O123]" office:value-type="string" office:string-value="25/02/2000" calcext:value-type="string">
            <text:p>25/02/2000</text:p>
          </table:table-cell>
          <table:table-cell table:formula="of:=[$Adapatado.Q123]" office:value-type="string" office:string-value="671666915" calcext:value-type="string">
            <text:p>671666915</text:p>
          </table:table-cell>
          <table:table-cell table:formula="of:=[$Adapatado.R123]" office:value-type="string" office:string-value="Flat 5" calcext:value-type="string">
            <text:p>Flat 5</text:p>
          </table:table-cell>
          <table:table-cell table:formula="of:=[$Adapatado.S123]" office:value-type="string" office:string-value="Redondela" calcext:value-type="string">
            <text:p>Redondela</text:p>
          </table:table-cell>
          <table:table-cell table:formula="of:=[$Adapatado.U123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124]" office:value-type="string" office:string-value="a18jonathanloro" calcext:value-type="string">
            <text:p>a18jonathanloro</text:p>
          </table:table-cell>
          <table:table-cell table:formula="of:=[$Adapatado.C124]" office:value-type="string" office:string-value="Jonathan" calcext:value-type="string">
            <text:p>Jonathan</text:p>
          </table:table-cell>
          <table:table-cell table:formula="of:=CONCATENATE([$Adapatado.A124];&quot; &quot;;[$Adapatado.B124])" office:value-type="string" office:string-value="López Rodríguez" calcext:value-type="string">
            <text:p>López Rodríguez</text:p>
          </table:table-cell>
          <table:table-cell table:formula="of:=[$Adapatado.N124]" office:value-type="string" office:string-value="b9,N-9}*]g" calcext:value-type="string">
            <text:p>b9,N-9}*]g</text:p>
          </table:table-cell>
          <table:table-cell table:formula="of:=[$Adapatado.O124]" office:value-type="string" office:string-value="01/02/2002" calcext:value-type="string">
            <text:p>01/02/2002</text:p>
          </table:table-cell>
          <table:table-cell table:formula="of:=[$Adapatado.Q124]" office:value-type="string" office:string-value="694503447" calcext:value-type="string">
            <text:p>694503447</text:p>
          </table:table-cell>
          <table:table-cell table:formula="of:=[$Adapatado.R124]" office:value-type="string" office:string-value="47 Littlebrook Manorway" calcext:value-type="string">
            <text:p>47 Littlebrook Manorway</text:p>
          </table:table-cell>
          <table:table-cell table:formula="of:=[$Adapatado.S124]" office:value-type="string" office:string-value="Mos" calcext:value-type="string">
            <text:p>Mos</text:p>
          </table:table-cell>
          <table:table-cell table:formula="of:=[$Adapatado.U124]" office:value-type="string" office:string-value="iibna" calcext:value-type="string">
            <text:p>iibna</text:p>
          </table:table-cell>
        </table:table-row>
        <table:table-row table:style-name="ro1">
          <table:table-cell table:formula="of:=[$Adapatado.M125]" office:value-type="string" office:string-value="a19sandrasivi" calcext:value-type="string">
            <text:p>a19sandrasivi</text:p>
          </table:table-cell>
          <table:table-cell table:formula="of:=[$Adapatado.C125]" office:value-type="string" office:string-value="Sandra" calcext:value-type="string">
            <text:p>Sandra</text:p>
          </table:table-cell>
          <table:table-cell table:formula="of:=CONCATENATE([$Adapatado.A125];&quot; &quot;;[$Adapatado.B125])" office:value-type="string" office:string-value="Silveira Vigo" calcext:value-type="string">
            <text:p>Silveira Vigo</text:p>
          </table:table-cell>
          <table:table-cell table:formula="of:=[$Adapatado.N125]" office:value-type="string" office:string-value="]_b}Wew,k4" calcext:value-type="string">
            <text:p>]_b}Wew,k4</text:p>
          </table:table-cell>
          <table:table-cell table:formula="of:=[$Adapatado.O125]" office:value-type="string" office:string-value="30/10/1999" calcext:value-type="string">
            <text:p>30/10/1999</text:p>
          </table:table-cell>
          <table:table-cell table:formula="of:=[$Adapatado.Q125]" office:value-type="string" office:string-value="669422283" calcext:value-type="string">
            <text:p>669422283</text:p>
          </table:table-cell>
          <table:table-cell table:formula="of:=[$Adapatado.R125]" office:value-type="string" office:string-value="Tile House Farm" calcext:value-type="string">
            <text:p>Tile House Farm</text:p>
          </table:table-cell>
          <table:table-cell table:formula="of:=[$Adapatado.S125]" office:value-type="string" office:string-value="Vigo" calcext:value-type="string">
            <text:p>Vigo</text:p>
          </table:table-cell>
          <table:table-cell table:formula="of:=[$Adapatado.U125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26]" office:value-type="string" office:string-value="a20nadiaelpoce" calcext:value-type="string">
            <text:p>a20nadiaelpoce</text:p>
          </table:table-cell>
          <table:table-cell table:formula="of:=[$Adapatado.C126]" office:value-type="string" office:string-value="Nadia Elisabeth" calcext:value-type="string">
            <text:p>Nadia Elisabeth</text:p>
          </table:table-cell>
          <table:table-cell table:formula="of:=CONCATENATE([$Adapatado.A126];&quot; &quot;;[$Adapatado.B126])" office:value-type="string" office:string-value="Posada Cerdeira" calcext:value-type="string">
            <text:p>Posada Cerdeira</text:p>
          </table:table-cell>
          <table:table-cell table:formula="of:=[$Adapatado.N126]" office:value-type="string" office:string-value="JELEKmhs]9" calcext:value-type="string">
            <text:p>JELEKmhs]9</text:p>
          </table:table-cell>
          <table:table-cell table:formula="of:=[$Adapatado.O126]" office:value-type="string" office:string-value="14/06/1994" calcext:value-type="string">
            <text:p>14/06/1994</text:p>
          </table:table-cell>
          <table:table-cell table:formula="of:=[$Adapatado.Q126]" office:value-type="string" office:string-value="606247507" calcext:value-type="string">
            <text:p>606247507</text:p>
          </table:table-cell>
          <table:table-cell table:formula="of:=[$Adapatado.R126]" office:value-type="string" office:string-value="Easedale" calcext:value-type="string">
            <text:p>Easedale</text:p>
          </table:table-cell>
          <table:table-cell table:formula="of:=[$Adapatado.S126]" office:value-type="string" office:string-value="Vigo" calcext:value-type="string">
            <text:p>Vigo</text:p>
          </table:table-cell>
          <table:table-cell table:formula="of:=[$Adapatado.U126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127]" office:value-type="string" office:string-value="a19mariaroca" calcext:value-type="string">
            <text:p>a19mariaroca</text:p>
          </table:table-cell>
          <table:table-cell table:formula="of:=[$Adapatado.C127]" office:value-type="string" office:string-value="María" calcext:value-type="string">
            <text:p>María</text:p>
          </table:table-cell>
          <table:table-cell table:formula="of:=CONCATENATE([$Adapatado.A127];&quot; &quot;;[$Adapatado.B127])" office:value-type="string" office:string-value="Rodríguez Castro" calcext:value-type="string">
            <text:p>Rodríguez Castro</text:p>
          </table:table-cell>
          <table:table-cell table:formula="of:=[$Adapatado.N127]" office:value-type="string" office:string-value="MXsafRHL4]" calcext:value-type="string">
            <text:p>MXsafRHL4]</text:p>
          </table:table-cell>
          <table:table-cell table:formula="of:=[$Adapatado.O127]" office:value-type="string" office:string-value="02/02/1999" calcext:value-type="string">
            <text:p>02/02/1999</text:p>
          </table:table-cell>
          <table:table-cell table:formula="of:=[$Adapatado.Q127]" office:value-type="string" office:string-value="724597288" calcext:value-type="string">
            <text:p>724597288</text:p>
          </table:table-cell>
          <table:table-cell table:formula="of:=[$Adapatado.R127]" office:value-type="string" office:string-value="39 Sandon Street" calcext:value-type="string">
            <text:p>39 Sandon Street</text:p>
          </table:table-cell>
          <table:table-cell table:formula="of:=[$Adapatado.S127]" office:value-type="string" office:string-value="Lalín" calcext:value-type="string">
            <text:p>Lalín</text:p>
          </table:table-cell>
          <table:table-cell table:formula="of:=[$Adapatado.U127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28]" office:value-type="string" office:string-value="a21orianeissavaso" calcext:value-type="string">
            <text:p>a21orianeissavaso</text:p>
          </table:table-cell>
          <table:table-cell table:formula="of:=[$Adapatado.C128]" office:value-type="string" office:string-value="Oriane Isabelle Sara" calcext:value-type="string">
            <text:p>Oriane Isabelle Sara</text:p>
          </table:table-cell>
          <table:table-cell table:formula="of:=CONCATENATE([$Adapatado.A128];&quot; &quot;;[$Adapatado.B128])" office:value-type="string" office:string-value="Varela Souto" calcext:value-type="string">
            <text:p>Varela Souto</text:p>
          </table:table-cell>
          <table:table-cell table:formula="of:=[$Adapatado.N128]" office:value-type="string" office:string-value="t9F9R,kqv]" calcext:value-type="string">
            <text:p>t9F9R,kqv]</text:p>
          </table:table-cell>
          <table:table-cell table:formula="of:=[$Adapatado.O128]" office:value-type="string" office:string-value="02/04/1974" calcext:value-type="string">
            <text:p>02/04/1974</text:p>
          </table:table-cell>
          <table:table-cell table:formula="of:=[$Adapatado.Q128]" office:value-type="string" office:string-value="671188070" calcext:value-type="string">
            <text:p>671188070</text:p>
          </table:table-cell>
          <table:table-cell table:formula="of:=[$Adapatado.R128]" office:value-type="string" office:string-value="White Rose Nursing Home" calcext:value-type="string">
            <text:p>White Rose Nursing Home</text:p>
          </table:table-cell>
          <table:table-cell table:formula="of:=[$Adapatado.S128]" office:value-type="string" office:string-value="Vigo" calcext:value-type="string">
            <text:p>Vigo</text:p>
          </table:table-cell>
          <table:table-cell table:formula="of:=[$Adapatado.U128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29]" office:value-type="string" office:string-value="a19anaexro" calcext:value-type="string">
            <text:p>a19anaexro</text:p>
          </table:table-cell>
          <table:table-cell table:formula="of:=[$Adapatado.C129]" office:value-type="string" office:string-value="Ana" calcext:value-type="string">
            <text:p>Ana</text:p>
          </table:table-cell>
          <table:table-cell table:formula="of:=CONCATENATE([$Adapatado.A129];&quot; &quot;;[$Adapatado.B129])" office:value-type="string" office:string-value="Extremadouro Rodríguez" calcext:value-type="string">
            <text:p>Extremadouro Rodríguez</text:p>
          </table:table-cell>
          <table:table-cell table:formula="of:=[$Adapatado.N129]" office:value-type="string" office:string-value="ANjyV4vtx-" calcext:value-type="string">
            <text:p>ANjyV4vtx-</text:p>
          </table:table-cell>
          <table:table-cell table:formula="of:=[$Adapatado.O129]" office:value-type="string" office:string-value="14/07/1995" calcext:value-type="string">
            <text:p>14/07/1995</text:p>
          </table:table-cell>
          <table:table-cell table:formula="of:=[$Adapatado.Q129]" office:value-type="string" office:string-value="694715464" calcext:value-type="string">
            <text:p>694715464</text:p>
          </table:table-cell>
          <table:table-cell table:formula="of:=[$Adapatado.R129]" office:value-type="string" office:string-value="56 St Johns Road" calcext:value-type="string">
            <text:p>56 St Johns Road</text:p>
          </table:table-cell>
          <table:table-cell table:formula="of:=[$Adapatado.S129]" office:value-type="string" office:string-value="Pontevedra" calcext:value-type="string">
            <text:p>Pontevedra</text:p>
          </table:table-cell>
          <table:table-cell table:formula="of:=[$Adapatado.U129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30]" office:value-type="string" office:string-value="a19alexandrapico" calcext:value-type="string">
            <text:p>a19alexandrapico</text:p>
          </table:table-cell>
          <table:table-cell table:formula="of:=[$Adapatado.C130]" office:value-type="string" office:string-value="Alexandra" calcext:value-type="string">
            <text:p>Alexandra</text:p>
          </table:table-cell>
          <table:table-cell table:formula="of:=CONCATENATE([$Adapatado.A130];&quot; &quot;;[$Adapatado.B130])" office:value-type="string" office:string-value="Piñeiro Costal" calcext:value-type="string">
            <text:p>Piñeiro Costal</text:p>
          </table:table-cell>
          <table:table-cell table:formula="of:=[$Adapatado.N130]" office:value-type="string" office:string-value=",M4Vv.,K-v" calcext:value-type="string">
            <text:p>,M4Vv.,K-v</text:p>
          </table:table-cell>
          <table:table-cell table:formula="of:=[$Adapatado.O130]" office:value-type="string" office:string-value="30/08/1993" calcext:value-type="string">
            <text:p>30/08/1993</text:p>
          </table:table-cell>
          <table:table-cell table:formula="of:=[$Adapatado.Q130]" office:value-type="string" office:string-value="737414528" calcext:value-type="string">
            <text:p>737414528</text:p>
          </table:table-cell>
          <table:table-cell table:formula="of:=[$Adapatado.R130]" office:value-type="string" office:string-value="Lidl Uk Gmbh" calcext:value-type="string">
            <text:p>Lidl Uk Gmbh</text:p>
          </table:table-cell>
          <table:table-cell table:formula="of:=[$Adapatado.S130]" office:value-type="string" office:string-value="Mos" calcext:value-type="string">
            <text:p>Mos</text:p>
          </table:table-cell>
          <table:table-cell table:formula="of:=[$Adapatado.U130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31]" office:value-type="string" office:string-value="a21diegovagu" calcext:value-type="string">
            <text:p>a21diegovagu</text:p>
          </table:table-cell>
          <table:table-cell table:formula="of:=[$Adapatado.C131]" office:value-type="string" office:string-value="Diego" calcext:value-type="string">
            <text:p>Diego</text:p>
          </table:table-cell>
          <table:table-cell table:formula="of:=CONCATENATE([$Adapatado.A131];&quot; &quot;;[$Adapatado.B131])" office:value-type="string" office:string-value="Vázquez Guillén" calcext:value-type="string">
            <text:p>Vázquez Guillén</text:p>
          </table:table-cell>
          <table:table-cell table:formula="of:=[$Adapatado.N131]" office:value-type="string" office:string-value=".XvR{g}7zi" calcext:value-type="string">
            <text:p>.XvR{g}7zi</text:p>
          </table:table-cell>
          <table:table-cell table:formula="of:=[$Adapatado.O131]" office:value-type="string" office:string-value="21/05/2000" calcext:value-type="string">
            <text:p>21/05/2000</text:p>
          </table:table-cell>
          <table:table-cell table:formula="of:=[$Adapatado.Q131]" office:value-type="string" office:string-value="671348574" calcext:value-type="string">
            <text:p>671348574</text:p>
          </table:table-cell>
          <table:table-cell table:formula="of:=[$Adapatado.R131]" office:value-type="string" office:string-value="Beck Cottage" calcext:value-type="string">
            <text:p>Beck Cottage</text:p>
          </table:table-cell>
          <table:table-cell table:formula="of:=[$Adapatado.S131]" office:value-type="string" office:string-value="Pontedeume" calcext:value-type="string">
            <text:p>Pontedeume</text:p>
          </table:table-cell>
          <table:table-cell table:formula="of:=[$Adapatado.U131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132]" office:value-type="string" office:string-value="a21yibrandoal" calcext:value-type="string">
            <text:p>a21yibrandoal</text:p>
          </table:table-cell>
          <table:table-cell table:formula="of:=[$Adapatado.C132]" office:value-type="string" office:string-value="Yibrán" calcext:value-type="string">
            <text:p>Yibrán</text:p>
          </table:table-cell>
          <table:table-cell table:formula="of:=CONCATENATE([$Adapatado.A132];&quot; &quot;;[$Adapatado.B132])" office:value-type="string" office:string-value="Dominguez Álvarez" calcext:value-type="string">
            <text:p>Dominguez Álvarez</text:p>
          </table:table-cell>
          <table:table-cell table:formula="of:=[$Adapatado.N132]" office:value-type="string" office:string-value="EyNFRqF3y_" calcext:value-type="string">
            <text:p>EyNFRqF3y_</text:p>
          </table:table-cell>
          <table:table-cell table:formula="of:=[$Adapatado.O132]" office:value-type="string" office:string-value="17/03/1992" calcext:value-type="string">
            <text:p>17/03/1992</text:p>
          </table:table-cell>
          <table:table-cell table:formula="of:=[$Adapatado.Q132]" office:value-type="string" office:string-value="736325610" calcext:value-type="string">
            <text:p>736325610</text:p>
          </table:table-cell>
          <table:table-cell table:formula="of:=[$Adapatado.R132]" office:value-type="string" office:string-value="Tangle Wood" calcext:value-type="string">
            <text:p>Tangle Wood</text:p>
          </table:table-cell>
          <table:table-cell table:formula="of:=[$Adapatado.S132]" office:value-type="string" office:string-value="Moaña" calcext:value-type="string">
            <text:p>Moaña</text:p>
          </table:table-cell>
          <table:table-cell table:formula="of:=[$Adapatado.U132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133]" office:value-type="string" office:string-value="a20franciscopema" calcext:value-type="string">
            <text:p>a20franciscopema</text:p>
          </table:table-cell>
          <table:table-cell table:formula="of:=[$Adapatado.C133]" office:value-type="string" office:string-value="Francisco" calcext:value-type="string">
            <text:p>Francisco</text:p>
          </table:table-cell>
          <table:table-cell table:formula="of:=CONCATENATE([$Adapatado.A133];&quot; &quot;;[$Adapatado.B133])" office:value-type="string" office:string-value="Pérez Mascato" calcext:value-type="string">
            <text:p>Pérez Mascato</text:p>
          </table:table-cell>
          <table:table-cell table:formula="of:=[$Adapatado.N133]" office:value-type="string" office:string-value="[A3_uFcMe+" calcext:value-type="string">
            <text:p>[A3_uFcMe+</text:p>
          </table:table-cell>
          <table:table-cell table:formula="of:=[$Adapatado.O133]" office:value-type="string" office:string-value="06/04/1984" calcext:value-type="string">
            <text:p>06/04/1984</text:p>
          </table:table-cell>
          <table:table-cell table:formula="of:=[$Adapatado.Q133]" office:value-type="string" office:string-value="756059761" calcext:value-type="string">
            <text:p>756059761</text:p>
          </table:table-cell>
          <table:table-cell table:formula="of:=[$Adapatado.R133]" office:value-type="string" office:string-value="120 Somerfield Road" calcext:value-type="string">
            <text:p>120 Somerfield Road</text:p>
          </table:table-cell>
          <table:table-cell table:formula="of:=[$Adapatado.S133]" office:value-type="string" office:string-value="Vigo" calcext:value-type="string">
            <text:p>Vigo</text:p>
          </table:table-cell>
          <table:table-cell table:formula="of:=[$Adapatado.U133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134]" office:value-type="string" office:string-value="a20mariaenbaca" calcext:value-type="string">
            <text:p>a20mariaenbaca</text:p>
          </table:table-cell>
          <table:table-cell table:formula="of:=[$Adapatado.C134]" office:value-type="string" office:string-value="María Encarnación" calcext:value-type="string">
            <text:p>María Encarnación</text:p>
          </table:table-cell>
          <table:table-cell table:formula="of:=CONCATENATE([$Adapatado.A134];&quot; &quot;;[$Adapatado.B134])" office:value-type="string" office:string-value="Barreiro Castaño" calcext:value-type="string">
            <text:p>Barreiro Castaño</text:p>
          </table:table-cell>
          <table:table-cell table:formula="of:=[$Adapatado.N134]" office:value-type="string" office:string-value="_y4sUv_RTv" calcext:value-type="string">
            <text:p>_y4sUv_RTv</text:p>
          </table:table-cell>
          <table:table-cell table:formula="of:=[$Adapatado.O134]" office:value-type="string" office:string-value="08/12/1983" calcext:value-type="string">
            <text:p>08/12/1983</text:p>
          </table:table-cell>
          <table:table-cell table:formula="of:=[$Adapatado.Q134]" office:value-type="string" office:string-value="737846755" calcext:value-type="string">
            <text:p>737846755</text:p>
          </table:table-cell>
          <table:table-cell table:formula="of:=[$Adapatado.R134]" office:value-type="string" office:string-value="10 Upthorpe" calcext:value-type="string">
            <text:p>10 Upthorpe</text:p>
          </table:table-cell>
          <table:table-cell table:formula="of:=[$Adapatado.S134]" office:value-type="string" office:string-value="Grove (O)" calcext:value-type="string">
            <text:p>Grove (O)</text:p>
          </table:table-cell>
          <table:table-cell table:formula="of:=[$Adapatado.U134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35]" office:value-type="string" office:string-value="a19adrianlosa" calcext:value-type="string">
            <text:p>a19adrianlosa</text:p>
          </table:table-cell>
          <table:table-cell table:formula="of:=[$Adapatado.C135]" office:value-type="string" office:string-value="Adrián" calcext:value-type="string">
            <text:p>Adrián</text:p>
          </table:table-cell>
          <table:table-cell table:formula="of:=CONCATENATE([$Adapatado.A135];&quot; &quot;;[$Adapatado.B135])" office:value-type="string" office:string-value="Lorenzo Santamaría" calcext:value-type="string">
            <text:p>Lorenzo Santamaría</text:p>
          </table:table-cell>
          <table:table-cell table:formula="of:=[$Adapatado.N135]" office:value-type="string" office:string-value="y7Pbs|,xuU" calcext:value-type="string">
            <text:p>y7Pbs|,xuU</text:p>
          </table:table-cell>
          <table:table-cell table:formula="of:=[$Adapatado.O135]" office:value-type="string" office:string-value="04/10/2000" calcext:value-type="string">
            <text:p>04/10/2000</text:p>
          </table:table-cell>
          <table:table-cell table:formula="of:=[$Adapatado.Q135]" office:value-type="string" office:string-value="723268681" calcext:value-type="string">
            <text:p>723268681</text:p>
          </table:table-cell>
          <table:table-cell table:formula="of:=[$Adapatado.R135]" office:value-type="string" office:string-value="5 Austen Mews" calcext:value-type="string">
            <text:p>5 Austen Mews</text:p>
          </table:table-cell>
          <table:table-cell table:formula="of:=[$Adapatado.S135]" office:value-type="string" office:string-value="Vigo" calcext:value-type="string">
            <text:p>Vigo</text:p>
          </table:table-cell>
          <table:table-cell table:formula="of:=[$Adapatado.U135]" office:value-type="string" office:string-value="iibna" calcext:value-type="string">
            <text:p>iibna</text:p>
          </table:table-cell>
        </table:table-row>
        <table:table-row table:style-name="ro1">
          <table:table-cell table:formula="of:=[$Adapatado.M136]" office:value-type="string" office:string-value="a20mariaelarla" calcext:value-type="string">
            <text:p>a20mariaelarla</text:p>
          </table:table-cell>
          <table:table-cell table:formula="of:=[$Adapatado.C136]" office:value-type="string" office:string-value="María Elga" calcext:value-type="string">
            <text:p>María Elga</text:p>
          </table:table-cell>
          <table:table-cell table:formula="of:=CONCATENATE([$Adapatado.A136];&quot; &quot;;[$Adapatado.B136])" office:value-type="string" office:string-value="Arellano Lago" calcext:value-type="string">
            <text:p>Arellano Lago</text:p>
          </table:table-cell>
          <table:table-cell table:formula="of:=[$Adapatado.N136]" office:value-type="string" office:string-value="a4C*]{@m{L" calcext:value-type="string">
            <text:p>a4C*]{@m{L</text:p>
          </table:table-cell>
          <table:table-cell table:formula="of:=[$Adapatado.O136]" office:value-type="string" office:string-value="23/04/1980" calcext:value-type="string">
            <text:p>23/04/1980</text:p>
          </table:table-cell>
          <table:table-cell table:formula="of:=[$Adapatado.Q136]" office:value-type="string" office:string-value="723325921" calcext:value-type="string">
            <text:p>723325921</text:p>
          </table:table-cell>
          <table:table-cell table:formula="of:=[$Adapatado.R136]" office:value-type="string" office:string-value="1 Roundwood Avenue" calcext:value-type="string">
            <text:p>1 Roundwood Avenue</text:p>
          </table:table-cell>
          <table:table-cell table:formula="of:=[$Adapatado.S136]" office:value-type="string" office:string-value="Vigo" calcext:value-type="string">
            <text:p>Vigo</text:p>
          </table:table-cell>
          <table:table-cell table:formula="of:=[$Adapatado.U136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137]" office:value-type="string" office:string-value="a20nataliaotbl" calcext:value-type="string">
            <text:p>a20nataliaotbl</text:p>
          </table:table-cell>
          <table:table-cell table:formula="of:=[$Adapatado.C137]" office:value-type="string" office:string-value="Natalia" calcext:value-type="string">
            <text:p>Natalia</text:p>
          </table:table-cell>
          <table:table-cell table:formula="of:=CONCATENATE([$Adapatado.A137];&quot; &quot;;[$Adapatado.B137])" office:value-type="string" office:string-value="Otero Blanco" calcext:value-type="string">
            <text:p>Otero Blanco</text:p>
          </table:table-cell>
          <table:table-cell table:formula="of:=[$Adapatado.N137]" office:value-type="string" office:string-value="@4V,ragKo-" calcext:value-type="string">
            <text:p>@4V,ragKo-</text:p>
          </table:table-cell>
          <table:table-cell table:formula="of:=[$Adapatado.O137]" office:value-type="string" office:string-value="03/06/2000" calcext:value-type="string">
            <text:p>03/06/2000</text:p>
          </table:table-cell>
          <table:table-cell table:formula="of:=[$Adapatado.Q137]" office:value-type="string" office:string-value="617954638" calcext:value-type="string">
            <text:p>617954638</text:p>
          </table:table-cell>
          <table:table-cell table:formula="of:=[$Adapatado.R137]" office:value-type="string" office:string-value="1 Yeoman Way" calcext:value-type="string">
            <text:p>1 Yeoman Way</text:p>
          </table:table-cell>
          <table:table-cell table:formula="of:=[$Adapatado.S137]" office:value-type="string" office:string-value="Nigrán" calcext:value-type="string">
            <text:p>Nigrán</text:p>
          </table:table-cell>
          <table:table-cell table:formula="of:=[$Adapatado.U137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138]" office:value-type="string" office:string-value="a21jesusbearba" calcext:value-type="string">
            <text:p>a21jesusbearba</text:p>
          </table:table-cell>
          <table:table-cell table:formula="of:=[$Adapatado.C138]" office:value-type="string" office:string-value="Jesús Benito" calcext:value-type="string">
            <text:p>Jesús Benito</text:p>
          </table:table-cell>
          <table:table-cell table:formula="of:=CONCATENATE([$Adapatado.A138];&quot; &quot;;[$Adapatado.B138])" office:value-type="string" office:string-value="Arcos Barrada" calcext:value-type="string">
            <text:p>Arcos Barrada</text:p>
          </table:table-cell>
          <table:table-cell table:formula="of:=[$Adapatado.N138]" office:value-type="string" office:string-value="ni}MraR,4e" calcext:value-type="string">
            <text:p>ni}MraR,4e</text:p>
          </table:table-cell>
          <table:table-cell table:formula="of:=[$Adapatado.O138]" office:value-type="string" office:string-value="25/04/1988" calcext:value-type="string">
            <text:p>25/04/1988</text:p>
          </table:table-cell>
          <table:table-cell table:formula="of:=[$Adapatado.Q138]" office:value-type="string" office:string-value="694129137" calcext:value-type="string">
            <text:p>694129137</text:p>
          </table:table-cell>
          <table:table-cell table:formula="of:=[$Adapatado.R138]" office:value-type="string" office:string-value="11A Forknell Avenue" calcext:value-type="string">
            <text:p>11A Forknell Avenue</text:p>
          </table:table-cell>
          <table:table-cell table:formula="of:=[$Adapatado.S138]" office:value-type="string" office:string-value="Porriño (O)" calcext:value-type="string">
            <text:p>Porriño (O)</text:p>
          </table:table-cell>
          <table:table-cell table:formula="of:=[$Adapatado.U138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39]" office:value-type="string" office:string-value="a21jorgelupero" calcext:value-type="string">
            <text:p>a21jorgelupero</text:p>
          </table:table-cell>
          <table:table-cell table:formula="of:=[$Adapatado.C139]" office:value-type="string" office:string-value="Jorge Luis" calcext:value-type="string">
            <text:p>Jorge Luis</text:p>
          </table:table-cell>
          <table:table-cell table:formula="of:=CONCATENATE([$Adapatado.A139];&quot; &quot;;[$Adapatado.B139])" office:value-type="string" office:string-value="Pérez Rodríguez" calcext:value-type="string">
            <text:p>Pérez Rodríguez</text:p>
          </table:table-cell>
          <table:table-cell table:formula="of:=[$Adapatado.N139]" office:value-type="string" office:string-value="b9Rer[g]Ng" calcext:value-type="string">
            <text:p>b9Rer[g]Ng</text:p>
          </table:table-cell>
          <table:table-cell table:formula="of:=[$Adapatado.O139]" office:value-type="string" office:string-value="26/03/1983" calcext:value-type="string">
            <text:p>26/03/1983</text:p>
          </table:table-cell>
          <table:table-cell table:formula="of:=[$Adapatado.Q139]" office:value-type="string" office:string-value="783598859" calcext:value-type="string">
            <text:p>783598859</text:p>
          </table:table-cell>
          <table:table-cell table:formula="of:=[$Adapatado.R139]" office:value-type="string" office:string-value="4 Leyfield Court" calcext:value-type="string">
            <text:p>4 Leyfield Court</text:p>
          </table:table-cell>
          <table:table-cell table:formula="of:=[$Adapatado.S139]" office:value-type="string" office:string-value="Allariz" calcext:value-type="string">
            <text:p>Allariz</text:p>
          </table:table-cell>
          <table:table-cell table:formula="of:=[$Adapatado.U139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40]" office:value-type="string" office:string-value="a20kevincapo" calcext:value-type="string">
            <text:p>a20kevincapo</text:p>
          </table:table-cell>
          <table:table-cell table:formula="of:=[$Adapatado.C140]" office:value-type="string" office:string-value="Kevin" calcext:value-type="string">
            <text:p>Kevin</text:p>
          </table:table-cell>
          <table:table-cell table:formula="of:=CONCATENATE([$Adapatado.A140];&quot; &quot;;[$Adapatado.B140])" office:value-type="string" office:string-value="Campelo Pousa" calcext:value-type="string">
            <text:p>Campelo Pousa</text:p>
          </table:table-cell>
          <table:table-cell table:formula="of:=[$Adapatado.N140]" office:value-type="string" office:string-value="TVj{h3ox}[" calcext:value-type="string">
            <text:p>TVj{h3ox}[</text:p>
          </table:table-cell>
          <table:table-cell table:formula="of:=[$Adapatado.O140]" office:value-type="string" office:string-value="15/02/1987" calcext:value-type="string">
            <text:p>15/02/1987</text:p>
          </table:table-cell>
          <table:table-cell table:formula="of:=[$Adapatado.Q140]" office:value-type="string" office:string-value="676965917" calcext:value-type="string">
            <text:p>676965917</text:p>
          </table:table-cell>
          <table:table-cell table:formula="of:=[$Adapatado.R140]" office:value-type="string" office:string-value="21 Hillbrook Road" calcext:value-type="string">
            <text:p>21 Hillbrook Road</text:p>
          </table:table-cell>
          <table:table-cell table:formula="of:=[$Adapatado.S140]" office:value-type="string" office:string-value="Cangas" calcext:value-type="string">
            <text:p>Cangas</text:p>
          </table:table-cell>
          <table:table-cell table:formula="of:=[$Adapatado.U140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41]" office:value-type="string" office:string-value="a20ignaciootra" calcext:value-type="string">
            <text:p>a20ignaciootra</text:p>
          </table:table-cell>
          <table:table-cell table:formula="of:=[$Adapatado.C141]" office:value-type="string" office:string-value="Ignacio" calcext:value-type="string">
            <text:p>Ignacio</text:p>
          </table:table-cell>
          <table:table-cell table:formula="of:=CONCATENATE([$Adapatado.A141];&quot; &quot;;[$Adapatado.B141])" office:value-type="string" office:string-value="Otero Ramírez" calcext:value-type="string">
            <text:p>Otero Ramírez</text:p>
          </table:table-cell>
          <table:table-cell table:formula="of:=[$Adapatado.N141]" office:value-type="string" office:string-value="qTR*yAbC,3" calcext:value-type="string">
            <text:p>qTR*yAbC,3</text:p>
          </table:table-cell>
          <table:table-cell table:formula="of:=[$Adapatado.O141]" office:value-type="string" office:string-value="31/03/1998" calcext:value-type="string">
            <text:p>31/03/1998</text:p>
          </table:table-cell>
          <table:table-cell table:formula="of:=[$Adapatado.Q141]" office:value-type="string" office:string-value="745847077" calcext:value-type="string">
            <text:p>745847077</text:p>
          </table:table-cell>
          <table:table-cell table:formula="of:=[$Adapatado.R141]" office:value-type="string" office:string-value="14 Penson Way" calcext:value-type="string">
            <text:p>14 Penson Way</text:p>
          </table:table-cell>
          <table:table-cell table:formula="of:=[$Adapatado.S141]" office:value-type="string" office:string-value="Redondela" calcext:value-type="string">
            <text:p>Redondela</text:p>
          </table:table-cell>
          <table:table-cell table:formula="of:=[$Adapatado.U141]" office:value-type="string" office:string-value="iibna" calcext:value-type="string">
            <text:p>iibna</text:p>
          </table:table-cell>
        </table:table-row>
        <table:table-row table:style-name="ro1">
          <table:table-cell table:formula="of:=[$Adapatado.M142]" office:value-type="string" office:string-value="a21judithti" calcext:value-type="string">
            <text:p>a21judithti</text:p>
          </table:table-cell>
          <table:table-cell table:formula="of:=[$Adapatado.C142]" office:value-type="string" office:string-value="Judith" calcext:value-type="string">
            <text:p>Judith</text:p>
          </table:table-cell>
          <table:table-cell table:formula="of:=CONCATENATE([$Adapatado.A142];&quot; &quot;;[$Adapatado.B142])" office:value-type="string" office:string-value="Tituana " calcext:value-type="string">
            <text:p>Tituana </text:p>
          </table:table-cell>
          <table:table-cell table:formula="of:=[$Adapatado.N142]" office:value-type="string" office:string-value="tatt3=nMLk" calcext:value-type="string">
            <text:p>tatt3=nMLk</text:p>
          </table:table-cell>
          <table:table-cell table:formula="of:=[$Adapatado.O142]" office:value-type="string" office:string-value="25/02/1980" calcext:value-type="string">
            <text:p>25/02/1980</text:p>
          </table:table-cell>
          <table:table-cell table:formula="of:=[$Adapatado.Q142]" office:value-type="string" office:string-value="738690415" calcext:value-type="string">
            <text:p>738690415</text:p>
          </table:table-cell>
          <table:table-cell table:formula="of:=[$Adapatado.R142]" office:value-type="string" office:string-value="Nethercott Lodge" calcext:value-type="string">
            <text:p>Nethercott Lodge</text:p>
          </table:table-cell>
          <table:table-cell table:formula="of:=[$Adapatado.S142]" office:value-type="string" office:string-value="Redondela" calcext:value-type="string">
            <text:p>Redondela</text:p>
          </table:table-cell>
          <table:table-cell table:formula="of:=[$Adapatado.U142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43]" office:value-type="string" office:string-value="a21normanpiga" calcext:value-type="string">
            <text:p>a21normanpiga</text:p>
          </table:table-cell>
          <table:table-cell table:formula="of:=[$Adapatado.C143]" office:value-type="string" office:string-value="Norman" calcext:value-type="string">
            <text:p>Norman</text:p>
          </table:table-cell>
          <table:table-cell table:formula="of:=CONCATENATE([$Adapatado.A143];&quot; &quot;;[$Adapatado.B143])" office:value-type="string" office:string-value="Piñeiro Garrido" calcext:value-type="string">
            <text:p>Piñeiro Garrido</text:p>
          </table:table-cell>
          <table:table-cell table:formula="of:=[$Adapatado.N143]" office:value-type="string" office:string-value="t,PPoR4gh9" calcext:value-type="string">
            <text:p>t,PPoR4gh9</text:p>
          </table:table-cell>
          <table:table-cell table:formula="of:=[$Adapatado.O143]" office:value-type="string" office:string-value="31/10/1999" calcext:value-type="string">
            <text:p>31/10/1999</text:p>
          </table:table-cell>
          <table:table-cell table:formula="of:=[$Adapatado.Q143]" office:value-type="string" office:string-value="670244833" calcext:value-type="string">
            <text:p>670244833</text:p>
          </table:table-cell>
          <table:table-cell table:formula="of:=[$Adapatado.R143]" office:value-type="string" office:string-value="67 Bewdley Road" calcext:value-type="string">
            <text:p>67 Bewdley Road</text:p>
          </table:table-cell>
          <table:table-cell table:formula="of:=[$Adapatado.S143]" office:value-type="string" office:string-value="Vigo" calcext:value-type="string">
            <text:p>Vigo</text:p>
          </table:table-cell>
          <table:table-cell table:formula="of:=[$Adapatado.U143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44]" office:value-type="string" office:string-value="a18georgyburi" calcext:value-type="string">
            <text:p>a18georgyburi</text:p>
          </table:table-cell>
          <table:table-cell table:formula="of:=[$Adapatado.C144]" office:value-type="string" office:string-value="Georgy" calcext:value-type="string">
            <text:p>Georgy</text:p>
          </table:table-cell>
          <table:table-cell table:formula="of:=CONCATENATE([$Adapatado.A144];&quot; &quot;;[$Adapatado.B144])" office:value-type="string" office:string-value="Burdzhanadze Rivers" calcext:value-type="string">
            <text:p>Burdzhanadze Rivers</text:p>
          </table:table-cell>
          <table:table-cell table:formula="of:=[$Adapatado.N144]" office:value-type="string" office:string-value="ndH+fY3jrn" calcext:value-type="string">
            <text:p>ndH+fY3jrn</text:p>
          </table:table-cell>
          <table:table-cell table:formula="of:=[$Adapatado.O144]" office:value-type="string" office:string-value="10/04/1990" calcext:value-type="string">
            <text:p>10/04/1990</text:p>
          </table:table-cell>
          <table:table-cell table:formula="of:=[$Adapatado.Q144]" office:value-type="string" office:string-value="727289814" calcext:value-type="string">
            <text:p>727289814</text:p>
          </table:table-cell>
          <table:table-cell table:formula="of:=[$Adapatado.R144]" office:value-type="string" office:string-value="Queens Lodge" calcext:value-type="string">
            <text:p>Queens Lodge</text:p>
          </table:table-cell>
          <table:table-cell table:formula="of:=[$Adapatado.S144]" office:value-type="string" office:string-value="Vigo" calcext:value-type="string">
            <text:p>Vigo</text:p>
          </table:table-cell>
          <table:table-cell table:formula="of:=[$Adapatado.U144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45]" office:value-type="string" office:string-value="a21dianamagica" calcext:value-type="string">
            <text:p>a21dianamagica</text:p>
          </table:table-cell>
          <table:table-cell table:formula="of:=[$Adapatado.C145]" office:value-type="string" office:string-value="Diana Marcela" calcext:value-type="string">
            <text:p>Diana Marcela</text:p>
          </table:table-cell>
          <table:table-cell table:formula="of:=CONCATENATE([$Adapatado.A145];&quot; &quot;;[$Adapatado.B145])" office:value-type="string" office:string-value="Gil Calo" calcext:value-type="string">
            <text:p>Gil Calo</text:p>
          </table:table-cell>
          <table:table-cell table:formula="of:=[$Adapatado.N145]" office:value-type="string" office:string-value="+wA3{XHXTN" calcext:value-type="string">
            <text:p>+wA3{XHXTN</text:p>
          </table:table-cell>
          <table:table-cell table:formula="of:=[$Adapatado.O145]" office:value-type="string" office:string-value="07/03/1993" calcext:value-type="string">
            <text:p>07/03/1993</text:p>
          </table:table-cell>
          <table:table-cell table:formula="of:=[$Adapatado.Q145]" office:value-type="string" office:string-value="607188528" calcext:value-type="string">
            <text:p>607188528</text:p>
          </table:table-cell>
          <table:table-cell table:formula="of:=[$Adapatado.R145]" office:value-type="string" office:string-value="158 Ironside Road" calcext:value-type="string">
            <text:p>158 Ironside Road</text:p>
          </table:table-cell>
          <table:table-cell table:formula="of:=[$Adapatado.S145]" office:value-type="string" office:string-value="Gondomar" calcext:value-type="string">
            <text:p>Gondomar</text:p>
          </table:table-cell>
          <table:table-cell table:formula="of:=[$Adapatado.U145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46]" office:value-type="string" office:string-value="a19sarasoen" calcext:value-type="string">
            <text:p>a19sarasoen</text:p>
          </table:table-cell>
          <table:table-cell table:formula="of:=[$Adapatado.C146]" office:value-type="string" office:string-value="Sara" calcext:value-type="string">
            <text:p>Sara</text:p>
          </table:table-cell>
          <table:table-cell table:formula="of:=CONCATENATE([$Adapatado.A146];&quot; &quot;;[$Adapatado.B146])" office:value-type="string" office:string-value="Soubiron Endara" calcext:value-type="string">
            <text:p>Soubiron Endara</text:p>
          </table:table-cell>
          <table:table-cell table:formula="of:=[$Adapatado.N146]" office:value-type="string" office:string-value="[,Yjo4VoEX" calcext:value-type="string">
            <text:p>[,Yjo4VoEX</text:p>
          </table:table-cell>
          <table:table-cell table:formula="of:=[$Adapatado.O146]" office:value-type="string" office:string-value="14/06/2002" calcext:value-type="string">
            <text:p>14/06/2002</text:p>
          </table:table-cell>
          <table:table-cell table:formula="of:=[$Adapatado.Q146]" office:value-type="string" office:string-value="621041453" calcext:value-type="string">
            <text:p>621041453</text:p>
          </table:table-cell>
          <table:table-cell table:formula="of:=[$Adapatado.R146]" office:value-type="string" office:string-value="40 Polworth Road" calcext:value-type="string">
            <text:p>40 Polworth Road</text:p>
          </table:table-cell>
          <table:table-cell table:formula="of:=[$Adapatado.S146]" office:value-type="string" office:string-value="Vigo" calcext:value-type="string">
            <text:p>Vigo</text:p>
          </table:table-cell>
          <table:table-cell table:formula="of:=[$Adapatado.U146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147]" office:value-type="string" office:string-value="a21paulamadial" calcext:value-type="string">
            <text:p>a21paulamadial</text:p>
          </table:table-cell>
          <table:table-cell table:formula="of:=[$Adapatado.C147]" office:value-type="string" office:string-value="Paula María" calcext:value-type="string">
            <text:p>Paula María</text:p>
          </table:table-cell>
          <table:table-cell table:formula="of:=CONCATENATE([$Adapatado.A147];&quot; &quot;;[$Adapatado.B147])" office:value-type="string" office:string-value="Dios Álvarez-Rúa" calcext:value-type="string">
            <text:p>Dios Álvarez-Rúa</text:p>
          </table:table-cell>
          <table:table-cell table:formula="of:=[$Adapatado.N147]" office:value-type="string" office:string-value="4C9NXpA*a@" calcext:value-type="string">
            <text:p>4C9NXpA*a@</text:p>
          </table:table-cell>
          <table:table-cell table:formula="of:=[$Adapatado.O147]" office:value-type="string" office:string-value="09/06/2000" calcext:value-type="string">
            <text:p>09/06/2000</text:p>
          </table:table-cell>
          <table:table-cell table:formula="of:=[$Adapatado.Q147]" office:value-type="string" office:string-value="777777088" calcext:value-type="string">
            <text:p>777777088</text:p>
          </table:table-cell>
          <table:table-cell table:formula="of:=[$Adapatado.R147]" office:value-type="string" office:string-value="Geralddean" calcext:value-type="string">
            <text:p>Geralddean</text:p>
          </table:table-cell>
          <table:table-cell table:formula="of:=[$Adapatado.S147]" office:value-type="string" office:string-value="Vigo" calcext:value-type="string">
            <text:p>Vigo</text:p>
          </table:table-cell>
          <table:table-cell table:formula="of:=[$Adapatado.U147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48]" office:value-type="string" office:string-value="a19andrearoan" calcext:value-type="string">
            <text:p>a19andrearoan</text:p>
          </table:table-cell>
          <table:table-cell table:formula="of:=[$Adapatado.C148]" office:value-type="string" office:string-value="Andrea" calcext:value-type="string">
            <text:p>Andrea</text:p>
          </table:table-cell>
          <table:table-cell table:formula="of:=CONCATENATE([$Adapatado.A148];&quot; &quot;;[$Adapatado.B148])" office:value-type="string" office:string-value="Rodríguez Andion" calcext:value-type="string">
            <text:p>Rodríguez Andion</text:p>
          </table:table-cell>
          <table:table-cell table:formula="of:=[$Adapatado.N148]" office:value-type="string" office:string-value="-9@V*ThJzh" calcext:value-type="string">
            <text:p>-9@V*ThJzh</text:p>
          </table:table-cell>
          <table:table-cell table:formula="of:=[$Adapatado.O148]" office:value-type="string" office:string-value="05/04/1998" calcext:value-type="string">
            <text:p>05/04/1998</text:p>
          </table:table-cell>
          <table:table-cell table:formula="of:=[$Adapatado.Q148]" office:value-type="string" office:string-value="732065555" calcext:value-type="string">
            <text:p>732065555</text:p>
          </table:table-cell>
          <table:table-cell table:formula="of:=[$Adapatado.R148]" office:value-type="string" office:string-value="3 Hurstlands" calcext:value-type="string">
            <text:p>3 Hurstlands</text:p>
          </table:table-cell>
          <table:table-cell table:formula="of:=[$Adapatado.S148]" office:value-type="string" office:string-value="Gondomar" calcext:value-type="string">
            <text:p>Gondomar</text:p>
          </table:table-cell>
          <table:table-cell table:formula="of:=[$Adapatado.U148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149]" office:value-type="string" office:string-value="a19andreaalce" calcext:value-type="string">
            <text:p>a19andreaalce</text:p>
          </table:table-cell>
          <table:table-cell table:formula="of:=[$Adapatado.C149]" office:value-type="string" office:string-value="Andrea" calcext:value-type="string">
            <text:p>Andrea</text:p>
          </table:table-cell>
          <table:table-cell table:formula="of:=CONCATENATE([$Adapatado.A149];&quot; &quot;;[$Adapatado.B149])" office:value-type="string" office:string-value="Alonso Cebrián" calcext:value-type="string">
            <text:p>Alonso Cebrián</text:p>
          </table:table-cell>
          <table:table-cell table:formula="of:=[$Adapatado.N149]" office:value-type="string" office:string-value="NCc4{rcNef" calcext:value-type="string">
            <text:p>NCc4{rcNef</text:p>
          </table:table-cell>
          <table:table-cell table:formula="of:=[$Adapatado.O149]" office:value-type="string" office:string-value="19/11/1991" calcext:value-type="string">
            <text:p>19/11/1991</text:p>
          </table:table-cell>
          <table:table-cell table:formula="of:=[$Adapatado.Q149]" office:value-type="string" office:string-value="738376419" calcext:value-type="string">
            <text:p>738376419</text:p>
          </table:table-cell>
          <table:table-cell table:formula="of:=[$Adapatado.R149]" office:value-type="string" office:string-value="77 Roughwood Road" calcext:value-type="string">
            <text:p>77 Roughwood Road</text:p>
          </table:table-cell>
          <table:table-cell table:formula="of:=[$Adapatado.S149]" office:value-type="string" office:string-value="Vigo" calcext:value-type="string">
            <text:p>Vigo</text:p>
          </table:table-cell>
          <table:table-cell table:formula="of:=[$Adapatado.U149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50]" office:value-type="string" office:string-value="a21pablosaes" calcext:value-type="string">
            <text:p>a21pablosaes</text:p>
          </table:table-cell>
          <table:table-cell table:formula="of:=[$Adapatado.C150]" office:value-type="string" office:string-value="Pablo" calcext:value-type="string">
            <text:p>Pablo</text:p>
          </table:table-cell>
          <table:table-cell table:formula="of:=CONCATENATE([$Adapatado.A150];&quot; &quot;;[$Adapatado.B150])" office:value-type="string" office:string-value="Santomé Espino" calcext:value-type="string">
            <text:p>Santomé Espino</text:p>
          </table:table-cell>
          <table:table-cell table:formula="of:=[$Adapatado.N150]" office:value-type="string" office:string-value="VM=Vnv3hE+" calcext:value-type="string">
            <text:p>VM=Vnv3hE+</text:p>
          </table:table-cell>
          <table:table-cell table:formula="of:=[$Adapatado.O150]" office:value-type="string" office:string-value="13/06/1978" calcext:value-type="string">
            <text:p>13/06/1978</text:p>
          </table:table-cell>
          <table:table-cell table:formula="of:=[$Adapatado.Q150]" office:value-type="string" office:string-value="690601154" calcext:value-type="string">
            <text:p>690601154</text:p>
          </table:table-cell>
          <table:table-cell table:formula="of:=[$Adapatado.R150]" office:value-type="string" office:string-value="Wellington Arms" calcext:value-type="string">
            <text:p>Wellington Arms</text:p>
          </table:table-cell>
          <table:table-cell table:formula="of:=[$Adapatado.S150]" office:value-type="string" office:string-value="Vigo" calcext:value-type="string">
            <text:p>Vigo</text:p>
          </table:table-cell>
          <table:table-cell table:formula="of:=[$Adapatado.U150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51]" office:value-type="string" office:string-value="a21joelalsa" calcext:value-type="string">
            <text:p>a21joelalsa</text:p>
          </table:table-cell>
          <table:table-cell table:formula="of:=[$Adapatado.C151]" office:value-type="string" office:string-value="Joel" calcext:value-type="string">
            <text:p>Joel</text:p>
          </table:table-cell>
          <table:table-cell table:formula="of:=CONCATENATE([$Adapatado.A151];&quot; &quot;;[$Adapatado.B151])" office:value-type="string" office:string-value="Alonso Sanchez" calcext:value-type="string">
            <text:p>Alonso Sanchez</text:p>
          </table:table-cell>
          <table:table-cell table:formula="of:=[$Adapatado.N151]" office:value-type="string" office:string-value="Fi9,gFN9tn" calcext:value-type="string">
            <text:p>Fi9,gFN9tn</text:p>
          </table:table-cell>
          <table:table-cell table:formula="of:=[$Adapatado.O151]" office:value-type="string" office:string-value="09/02/1993" calcext:value-type="string">
            <text:p>09/02/1993</text:p>
          </table:table-cell>
          <table:table-cell table:formula="of:=[$Adapatado.Q151]" office:value-type="string" office:string-value="639772562" calcext:value-type="string">
            <text:p>639772562</text:p>
          </table:table-cell>
          <table:table-cell table:formula="of:=[$Adapatado.R151]" office:value-type="string" office:string-value="Genista" calcext:value-type="string">
            <text:p>Genista</text:p>
          </table:table-cell>
          <table:table-cell table:formula="of:=[$Adapatado.S151]" office:value-type="string" office:string-value="Mondariz" calcext:value-type="string">
            <text:p>Mondariz</text:p>
          </table:table-cell>
          <table:table-cell table:formula="of:=[$Adapatado.U151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152]" office:value-type="string" office:string-value="a19sheilanaigro" calcext:value-type="string">
            <text:p>a19sheilanaigro</text:p>
          </table:table-cell>
          <table:table-cell table:formula="of:=[$Adapatado.C152]" office:value-type="string" office:string-value="Sheila Nayare" calcext:value-type="string">
            <text:p>Sheila Nayare</text:p>
          </table:table-cell>
          <table:table-cell table:formula="of:=CONCATENATE([$Adapatado.A152];&quot; &quot;;[$Adapatado.B152])" office:value-type="string" office:string-value="Iglesias Rodríguez" calcext:value-type="string">
            <text:p>Iglesias Rodríguez</text:p>
          </table:table-cell>
          <table:table-cell table:formula="of:=[$Adapatado.N152]" office:value-type="string" office:string-value="d]K-bxim3@" calcext:value-type="string">
            <text:p>d]K-bxim3@</text:p>
          </table:table-cell>
          <table:table-cell table:formula="of:=[$Adapatado.O152]" office:value-type="string" office:string-value="27/09/2002" calcext:value-type="string">
            <text:p>27/09/2002</text:p>
          </table:table-cell>
          <table:table-cell table:formula="of:=[$Adapatado.Q152]" office:value-type="string" office:string-value="688044226" calcext:value-type="string">
            <text:p>688044226</text:p>
          </table:table-cell>
          <table:table-cell table:formula="of:=[$Adapatado.R152]" office:value-type="string" office:string-value="11 Well Street" calcext:value-type="string">
            <text:p>11 Well Street</text:p>
          </table:table-cell>
          <table:table-cell table:formula="of:=[$Adapatado.S152]" office:value-type="string" office:string-value="Pontevedra" calcext:value-type="string">
            <text:p>Pontevedra</text:p>
          </table:table-cell>
          <table:table-cell table:formula="of:=[$Adapatado.U152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53]" office:value-type="string" office:string-value="a20ainhoanoot" calcext:value-type="string">
            <text:p>a20ainhoanoot</text:p>
          </table:table-cell>
          <table:table-cell table:formula="of:=[$Adapatado.C153]" office:value-type="string" office:string-value="Ainhoa" calcext:value-type="string">
            <text:p>Ainhoa</text:p>
          </table:table-cell>
          <table:table-cell table:formula="of:=CONCATENATE([$Adapatado.A153];&quot; &quot;;[$Adapatado.B153])" office:value-type="string" office:string-value="Novoa Otero" calcext:value-type="string">
            <text:p>Novoa Otero</text:p>
          </table:table-cell>
          <table:table-cell table:formula="of:=[$Adapatado.N153]" office:value-type="string" office:string-value="pa}XaFdz9@" calcext:value-type="string">
            <text:p>pa}XaFdz9@</text:p>
          </table:table-cell>
          <table:table-cell table:formula="of:=[$Adapatado.O153]" office:value-type="string" office:string-value="27/04/1998" calcext:value-type="string">
            <text:p>27/04/1998</text:p>
          </table:table-cell>
          <table:table-cell table:formula="of:=[$Adapatado.Q153]" office:value-type="string" office:string-value="746142354" calcext:value-type="string">
            <text:p>746142354</text:p>
          </table:table-cell>
          <table:table-cell table:formula="of:=[$Adapatado.R153]" office:value-type="string" office:string-value="8 Villa Place" calcext:value-type="string">
            <text:p>8 Villa Place</text:p>
          </table:table-cell>
          <table:table-cell table:formula="of:=[$Adapatado.S153]" office:value-type="string" office:string-value="Vigo" calcext:value-type="string">
            <text:p>Vigo</text:p>
          </table:table-cell>
          <table:table-cell table:formula="of:=[$Adapatado.U153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154]" office:value-type="string" office:string-value="a20lucasbaco" calcext:value-type="string">
            <text:p>a20lucasbaco</text:p>
          </table:table-cell>
          <table:table-cell table:formula="of:=[$Adapatado.C154]" office:value-type="string" office:string-value="Lucas" calcext:value-type="string">
            <text:p>Lucas</text:p>
          </table:table-cell>
          <table:table-cell table:formula="of:=CONCATENATE([$Adapatado.A154];&quot; &quot;;[$Adapatado.B154])" office:value-type="string" office:string-value="Bastos Costas" calcext:value-type="string">
            <text:p>Bastos Costas</text:p>
          </table:table-cell>
          <table:table-cell table:formula="of:=[$Adapatado.N154]" office:value-type="string" office:string-value="Vgq+9i{WFY" calcext:value-type="string">
            <text:p>Vgq+9i{WFY</text:p>
          </table:table-cell>
          <table:table-cell table:formula="of:=[$Adapatado.O154]" office:value-type="string" office:string-value="11/06/1995" calcext:value-type="string">
            <text:p>11/06/1995</text:p>
          </table:table-cell>
          <table:table-cell table:formula="of:=[$Adapatado.Q154]" office:value-type="string" office:string-value="615656214" calcext:value-type="string">
            <text:p>615656214</text:p>
          </table:table-cell>
          <table:table-cell table:formula="of:=[$Adapatado.R154]" office:value-type="string" office:string-value="Cosy Cottage" calcext:value-type="string">
            <text:p>Cosy Cottage</text:p>
          </table:table-cell>
          <table:table-cell table:formula="of:=[$Adapatado.S154]" office:value-type="string" office:string-value="Vigo" calcext:value-type="string">
            <text:p>Vigo</text:p>
          </table:table-cell>
          <table:table-cell table:formula="of:=[$Adapatado.U154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155]" office:value-type="string" office:string-value="a18belenvipo" calcext:value-type="string">
            <text:p>a18belenvipo</text:p>
          </table:table-cell>
          <table:table-cell table:formula="of:=[$Adapatado.C155]" office:value-type="string" office:string-value="Belén" calcext:value-type="string">
            <text:p>Belén</text:p>
          </table:table-cell>
          <table:table-cell table:formula="of:=CONCATENATE([$Adapatado.A155];&quot; &quot;;[$Adapatado.B155])" office:value-type="string" office:string-value="Villar Pousa" calcext:value-type="string">
            <text:p>Villar Pousa</text:p>
          </table:table-cell>
          <table:table-cell table:formula="of:=[$Adapatado.N155]" office:value-type="string" office:string-value="o*rvL3j|Nc" calcext:value-type="string">
            <text:p>o*rvL3j|Nc</text:p>
          </table:table-cell>
          <table:table-cell table:formula="of:=[$Adapatado.O155]" office:value-type="string" office:string-value="16/08/1990" calcext:value-type="string">
            <text:p>16/08/1990</text:p>
          </table:table-cell>
          <table:table-cell table:formula="of:=[$Adapatado.Q155]" office:value-type="string" office:string-value="647713664" calcext:value-type="string">
            <text:p>647713664</text:p>
          </table:table-cell>
          <table:table-cell table:formula="of:=[$Adapatado.R155]" office:value-type="string" office:string-value="15 Holway Road" calcext:value-type="string">
            <text:p>15 Holway Road</text:p>
          </table:table-cell>
          <table:table-cell table:formula="of:=[$Adapatado.S155]" office:value-type="string" office:string-value="Vigo" calcext:value-type="string">
            <text:p>Vigo</text:p>
          </table:table-cell>
          <table:table-cell table:formula="of:=[$Adapatado.U155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156]" office:value-type="string" office:string-value="a19yagovafe" calcext:value-type="string">
            <text:p>a19yagovafe</text:p>
          </table:table-cell>
          <table:table-cell table:formula="of:=[$Adapatado.C156]" office:value-type="string" office:string-value="Yago" calcext:value-type="string">
            <text:p>Yago</text:p>
          </table:table-cell>
          <table:table-cell table:formula="of:=CONCATENATE([$Adapatado.A156];&quot; &quot;;[$Adapatado.B156])" office:value-type="string" office:string-value="Varela Ferreira" calcext:value-type="string">
            <text:p>Varela Ferreira</text:p>
          </table:table-cell>
          <table:table-cell table:formula="of:=[$Adapatado.N156]" office:value-type="string" office:string-value="JNaU7|LsxH" calcext:value-type="string">
            <text:p>JNaU7|LsxH</text:p>
          </table:table-cell>
          <table:table-cell table:formula="of:=[$Adapatado.O156]" office:value-type="string" office:string-value="29/08/1994" calcext:value-type="string">
            <text:p>29/08/1994</text:p>
          </table:table-cell>
          <table:table-cell table:formula="of:=[$Adapatado.Q156]" office:value-type="string" office:string-value="669142905" calcext:value-type="string">
            <text:p>669142905</text:p>
          </table:table-cell>
          <table:table-cell table:formula="of:=[$Adapatado.R156]" office:value-type="string" office:string-value="7 Little Plough" calcext:value-type="string">
            <text:p>7 Little Plough</text:p>
          </table:table-cell>
          <table:table-cell table:formula="of:=[$Adapatado.S156]" office:value-type="string" office:string-value="Vigo" calcext:value-type="string">
            <text:p>Vigo</text:p>
          </table:table-cell>
          <table:table-cell table:formula="of:=[$Adapatado.U156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157]" office:value-type="string" office:string-value="a18angelnife" calcext:value-type="string">
            <text:p>a18angelnife</text:p>
          </table:table-cell>
          <table:table-cell table:formula="of:=[$Adapatado.C157]" office:value-type="string" office:string-value="Ángel" calcext:value-type="string">
            <text:p>Ángel</text:p>
          </table:table-cell>
          <table:table-cell table:formula="of:=CONCATENATE([$Adapatado.A157];&quot; &quot;;[$Adapatado.B157])" office:value-type="string" office:string-value="Ninahuaman Fernández" calcext:value-type="string">
            <text:p>Ninahuaman Fernández</text:p>
          </table:table-cell>
          <table:table-cell table:formula="of:=[$Adapatado.N157]" office:value-type="string" office:string-value="h*iA-fu9cT" calcext:value-type="string">
            <text:p>h*iA-fu9cT</text:p>
          </table:table-cell>
          <table:table-cell table:formula="of:=[$Adapatado.O157]" office:value-type="string" office:string-value="07/02/1963" calcext:value-type="string">
            <text:p>07/02/1963</text:p>
          </table:table-cell>
          <table:table-cell table:formula="of:=[$Adapatado.Q157]" office:value-type="string" office:string-value="694110425" calcext:value-type="string">
            <text:p>694110425</text:p>
          </table:table-cell>
          <table:table-cell table:formula="of:=[$Adapatado.R157]" office:value-type="string" office:string-value="18 Lansdowne Place" calcext:value-type="string">
            <text:p>18 Lansdowne Place</text:p>
          </table:table-cell>
          <table:table-cell table:formula="of:=[$Adapatado.S157]" office:value-type="string" office:string-value="Vigo" calcext:value-type="string">
            <text:p>Vigo</text:p>
          </table:table-cell>
          <table:table-cell table:formula="of:=[$Adapatado.U157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58]" office:value-type="string" office:string-value="a20robertocaroan" calcext:value-type="string">
            <text:p>a20robertocaroan</text:p>
          </table:table-cell>
          <table:table-cell table:formula="of:=[$Adapatado.C158]" office:value-type="string" office:string-value="Roberto Carlos" calcext:value-type="string">
            <text:p>Roberto Carlos</text:p>
          </table:table-cell>
          <table:table-cell table:formula="of:=CONCATENATE([$Adapatado.A158];&quot; &quot;;[$Adapatado.B158])" office:value-type="string" office:string-value="Rodríguez Anta" calcext:value-type="string">
            <text:p>Rodríguez Anta</text:p>
          </table:table-cell>
          <table:table-cell table:formula="of:=[$Adapatado.N158]" office:value-type="string" office:string-value="[@.]u9hhkV" calcext:value-type="string">
            <text:p>[@.]u9hhkV</text:p>
          </table:table-cell>
          <table:table-cell table:formula="of:=[$Adapatado.O158]" office:value-type="string" office:string-value="21/05/1996" calcext:value-type="string">
            <text:p>21/05/1996</text:p>
          </table:table-cell>
          <table:table-cell table:formula="of:=[$Adapatado.Q158]" office:value-type="string" office:string-value="766007070" calcext:value-type="string">
            <text:p>766007070</text:p>
          </table:table-cell>
          <table:table-cell table:formula="of:=[$Adapatado.R158]" office:value-type="string" office:string-value="187D Southborough Lane" calcext:value-type="string">
            <text:p>187D Southborough Lane</text:p>
          </table:table-cell>
          <table:table-cell table:formula="of:=[$Adapatado.S158]" office:value-type="string" office:string-value="Pontevedra" calcext:value-type="string">
            <text:p>Pontevedra</text:p>
          </table:table-cell>
          <table:table-cell table:formula="of:=[$Adapatado.U158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159]" office:value-type="string" office:string-value="a18taniamupa" calcext:value-type="string">
            <text:p>a18taniamupa</text:p>
          </table:table-cell>
          <table:table-cell table:formula="of:=[$Adapatado.C159]" office:value-type="string" office:string-value="Tania" calcext:value-type="string">
            <text:p>Tania</text:p>
          </table:table-cell>
          <table:table-cell table:formula="of:=CONCATENATE([$Adapatado.A159];&quot; &quot;;[$Adapatado.B159])" office:value-type="string" office:string-value="Murillo Paramio" calcext:value-type="string">
            <text:p>Murillo Paramio</text:p>
          </table:table-cell>
          <table:table-cell table:formula="of:=[$Adapatado.N159]" office:value-type="string" office:string-value="kt3jhe=oH-" calcext:value-type="string">
            <text:p>kt3jhe=oH-</text:p>
          </table:table-cell>
          <table:table-cell table:formula="of:=[$Adapatado.O159]" office:value-type="string" office:string-value="03/01/1977" calcext:value-type="string">
            <text:p>03/01/1977</text:p>
          </table:table-cell>
          <table:table-cell table:formula="of:=[$Adapatado.Q159]" office:value-type="string" office:string-value="781576905" calcext:value-type="string">
            <text:p>781576905</text:p>
          </table:table-cell>
          <table:table-cell table:formula="of:=[$Adapatado.R159]" office:value-type="string" office:string-value="26 Low Leys Road" calcext:value-type="string">
            <text:p>26 Low Leys Road</text:p>
          </table:table-cell>
          <table:table-cell table:formula="of:=[$Adapatado.S159]" office:value-type="string" office:string-value="Vigo" calcext:value-type="string">
            <text:p>Vigo</text:p>
          </table:table-cell>
          <table:table-cell table:formula="of:=[$Adapatado.U159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60]" office:value-type="string" office:string-value="a19taniagear" calcext:value-type="string">
            <text:p>a19taniagear</text:p>
          </table:table-cell>
          <table:table-cell table:formula="of:=[$Adapatado.C160]" office:value-type="string" office:string-value="Tania" calcext:value-type="string">
            <text:p>Tania</text:p>
          </table:table-cell>
          <table:table-cell table:formula="of:=CONCATENATE([$Adapatado.A160];&quot; &quot;;[$Adapatado.B160])" office:value-type="string" office:string-value="Genol Argibay" calcext:value-type="string">
            <text:p>Genol Argibay</text:p>
          </table:table-cell>
          <table:table-cell table:formula="of:=[$Adapatado.N160]" office:value-type="string" office:string-value="UA.p4ec}T9" calcext:value-type="string">
            <text:p>UA.p4ec}T9</text:p>
          </table:table-cell>
          <table:table-cell table:formula="of:=[$Adapatado.O160]" office:value-type="string" office:string-value="31/12/1999" calcext:value-type="string">
            <text:p>31/12/1999</text:p>
          </table:table-cell>
          <table:table-cell table:formula="of:=[$Adapatado.Q160]" office:value-type="string" office:string-value="744815012" calcext:value-type="string">
            <text:p>744815012</text:p>
          </table:table-cell>
          <table:table-cell table:formula="of:=[$Adapatado.R160]" office:value-type="string" office:string-value="4 Doris Road" calcext:value-type="string">
            <text:p>4 Doris Road</text:p>
          </table:table-cell>
          <table:table-cell table:formula="of:=[$Adapatado.S160]" office:value-type="string" office:string-value="Vigo" calcext:value-type="string">
            <text:p>Vigo</text:p>
          </table:table-cell>
          <table:table-cell table:formula="of:=[$Adapatado.U160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61]" office:value-type="string" office:string-value="a21carlosjalito" calcext:value-type="string">
            <text:p>a21carlosjalito</text:p>
          </table:table-cell>
          <table:table-cell table:formula="of:=[$Adapatado.C161]" office:value-type="string" office:string-value="Carlos Javier" calcext:value-type="string">
            <text:p>Carlos Javier</text:p>
          </table:table-cell>
          <table:table-cell table:formula="of:=CONCATENATE([$Adapatado.A161];&quot; &quot;;[$Adapatado.B161])" office:value-type="string" office:string-value="Limetre Tobío" calcext:value-type="string">
            <text:p>Limetre Tobío</text:p>
          </table:table-cell>
          <table:table-cell table:formula="of:=[$Adapatado.N161]" office:value-type="string" office:string-value="FroE43,ENk" calcext:value-type="string">
            <text:p>FroE43,ENk</text:p>
          </table:table-cell>
          <table:table-cell table:formula="of:=[$Adapatado.O161]" office:value-type="string" office:string-value="12/01/1998" calcext:value-type="string">
            <text:p>12/01/1998</text:p>
          </table:table-cell>
          <table:table-cell table:formula="of:=[$Adapatado.Q161]" office:value-type="string" office:string-value="744965759" calcext:value-type="string">
            <text:p>744965759</text:p>
          </table:table-cell>
          <table:table-cell table:formula="of:=[$Adapatado.R161]" office:value-type="string" office:string-value="5 St Marys Field" calcext:value-type="string">
            <text:p>5 St Marys Field</text:p>
          </table:table-cell>
          <table:table-cell table:formula="of:=[$Adapatado.S161]" office:value-type="string" office:string-value="Pontevedra" calcext:value-type="string">
            <text:p>Pontevedra</text:p>
          </table:table-cell>
          <table:table-cell table:formula="of:=[$Adapatado.U161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162]" office:value-type="string" office:string-value="a18susanaabga" calcext:value-type="string">
            <text:p>a18susanaabga</text:p>
          </table:table-cell>
          <table:table-cell table:formula="of:=[$Adapatado.C162]" office:value-type="string" office:string-value="Susana" calcext:value-type="string">
            <text:p>Susana</text:p>
          </table:table-cell>
          <table:table-cell table:formula="of:=CONCATENATE([$Adapatado.A162];&quot; &quot;;[$Adapatado.B162])" office:value-type="string" office:string-value="Abreu Gallego" calcext:value-type="string">
            <text:p>Abreu Gallego</text:p>
          </table:table-cell>
          <table:table-cell table:formula="of:=[$Adapatado.N162]" office:value-type="string" office:string-value="3tydkMe_W=" calcext:value-type="string">
            <text:p>3tydkMe_W=</text:p>
          </table:table-cell>
          <table:table-cell table:formula="of:=[$Adapatado.O162]" office:value-type="string" office:string-value="26/08/2002" calcext:value-type="string">
            <text:p>26/08/2002</text:p>
          </table:table-cell>
          <table:table-cell table:formula="of:=[$Adapatado.Q162]" office:value-type="string" office:string-value="723088283" calcext:value-type="string">
            <text:p>723088283</text:p>
          </table:table-cell>
          <table:table-cell table:formula="of:=[$Adapatado.R162]" office:value-type="string" office:string-value="27 Cayley Promenade" calcext:value-type="string">
            <text:p>27 Cayley Promenade</text:p>
          </table:table-cell>
          <table:table-cell table:formula="of:=[$Adapatado.S162]" office:value-type="string" office:string-value="Vigo" calcext:value-type="string">
            <text:p>Vigo</text:p>
          </table:table-cell>
          <table:table-cell table:formula="of:=[$Adapatado.U162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63]" office:value-type="string" office:string-value="a19emilianogavipe" calcext:value-type="string">
            <text:p>a19emilianogavipe</text:p>
          </table:table-cell>
          <table:table-cell table:formula="of:=[$Adapatado.C163]" office:value-type="string" office:string-value="Emiliano Gabriel" calcext:value-type="string">
            <text:p>Emiliano Gabriel</text:p>
          </table:table-cell>
          <table:table-cell table:formula="of:=CONCATENATE([$Adapatado.A163];&quot; &quot;;[$Adapatado.B163])" office:value-type="string" office:string-value="Vidal Pérez" calcext:value-type="string">
            <text:p>Vidal Pérez</text:p>
          </table:table-cell>
          <table:table-cell table:formula="of:=[$Adapatado.N163]" office:value-type="string" office:string-value="J4X*]qf@kx" calcext:value-type="string">
            <text:p>J4X*]qf@kx</text:p>
          </table:table-cell>
          <table:table-cell table:formula="of:=[$Adapatado.O163]" office:value-type="string" office:string-value="29/05/1972" calcext:value-type="string">
            <text:p>29/05/1972</text:p>
          </table:table-cell>
          <table:table-cell table:formula="of:=[$Adapatado.Q163]" office:value-type="string" office:string-value="738231693" calcext:value-type="string">
            <text:p>738231693</text:p>
          </table:table-cell>
          <table:table-cell table:formula="of:=[$Adapatado.R163]" office:value-type="string" office:string-value="5 Pine Close" calcext:value-type="string">
            <text:p>5 Pine Close</text:p>
          </table:table-cell>
          <table:table-cell table:formula="of:=[$Adapatado.S163]" office:value-type="string" office:string-value="Cacabelos" calcext:value-type="string">
            <text:p>Cacabelos</text:p>
          </table:table-cell>
          <table:table-cell table:formula="of:=[$Adapatado.U163]" office:value-type="string" office:string-value="iibna" calcext:value-type="string">
            <text:p>iibna</text:p>
          </table:table-cell>
        </table:table-row>
        <table:table-row table:style-name="ro1">
          <table:table-cell table:formula="of:=[$Adapatado.M164]" office:value-type="string" office:string-value="a18analisema" calcext:value-type="string">
            <text:p>a18analisema</text:p>
          </table:table-cell>
          <table:table-cell table:formula="of:=[$Adapatado.C164]" office:value-type="string" office:string-value="Ana Livia" calcext:value-type="string">
            <text:p>Ana Livia</text:p>
          </table:table-cell>
          <table:table-cell table:formula="of:=CONCATENATE([$Adapatado.A164];&quot; &quot;;[$Adapatado.B164])" office:value-type="string" office:string-value="Seoage Martínez" calcext:value-type="string">
            <text:p>Seoage Martínez</text:p>
          </table:table-cell>
          <table:table-cell table:formula="of:=[$Adapatado.N164]" office:value-type="string" office:string-value="AJ4vV*jp]K" calcext:value-type="string">
            <text:p>AJ4vV*jp]K</text:p>
          </table:table-cell>
          <table:table-cell table:formula="of:=[$Adapatado.O164]" office:value-type="string" office:string-value="14/11/2002" calcext:value-type="string">
            <text:p>14/11/2002</text:p>
          </table:table-cell>
          <table:table-cell table:formula="of:=[$Adapatado.Q164]" office:value-type="string" office:string-value="721268905" calcext:value-type="string">
            <text:p>721268905</text:p>
          </table:table-cell>
          <table:table-cell table:formula="of:=[$Adapatado.R164]" office:value-type="string" office:string-value="The Yews" calcext:value-type="string">
            <text:p>The Yews</text:p>
          </table:table-cell>
          <table:table-cell table:formula="of:=[$Adapatado.S164]" office:value-type="string" office:string-value="Ponteareas" calcext:value-type="string">
            <text:p>Ponteareas</text:p>
          </table:table-cell>
          <table:table-cell table:formula="of:=[$Adapatado.U164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165]" office:value-type="string" office:string-value="a21candelariba" calcext:value-type="string">
            <text:p>a21candelariba</text:p>
          </table:table-cell>
          <table:table-cell table:formula="of:=[$Adapatado.C165]" office:value-type="string" office:string-value="Candela" calcext:value-type="string">
            <text:p>Candela</text:p>
          </table:table-cell>
          <table:table-cell table:formula="of:=CONCATENATE([$Adapatado.A165];&quot; &quot;;[$Adapatado.B165])" office:value-type="string" office:string-value="Ríos Barcia" calcext:value-type="string">
            <text:p>Ríos Barcia</text:p>
          </table:table-cell>
          <table:table-cell table:formula="of:=[$Adapatado.N165]" office:value-type="string" office:string-value="mPX3=V,c-J" calcext:value-type="string">
            <text:p>mPX3=V,c-J</text:p>
          </table:table-cell>
          <table:table-cell table:formula="of:=[$Adapatado.O165]" office:value-type="string" office:string-value="28/02/1988" calcext:value-type="string">
            <text:p>28/02/1988</text:p>
          </table:table-cell>
          <table:table-cell table:formula="of:=[$Adapatado.Q165]" office:value-type="string" office:string-value="636728515" calcext:value-type="string">
            <text:p>636728515</text:p>
          </table:table-cell>
          <table:table-cell table:formula="of:=[$Adapatado.R165]" office:value-type="string" office:string-value="Trendeal Cottage" calcext:value-type="string">
            <text:p>Trendeal Cottage</text:p>
          </table:table-cell>
          <table:table-cell table:formula="of:=[$Adapatado.S165]" office:value-type="string" office:string-value="Vigo" calcext:value-type="string">
            <text:p>Vigo</text:p>
          </table:table-cell>
          <table:table-cell table:formula="of:=[$Adapatado.U165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166]" office:value-type="string" office:string-value="a21aymaraanin" calcext:value-type="string">
            <text:p>a21aymaraanin</text:p>
          </table:table-cell>
          <table:table-cell table:formula="of:=[$Adapatado.C166]" office:value-type="string" office:string-value="Aymara" calcext:value-type="string">
            <text:p>Aymara</text:p>
          </table:table-cell>
          <table:table-cell table:formula="of:=CONCATENATE([$Adapatado.A166];&quot; &quot;;[$Adapatado.B166])" office:value-type="string" office:string-value="André Insfran" calcext:value-type="string">
            <text:p>André Insfran</text:p>
          </table:table-cell>
          <table:table-cell table:formula="of:=[$Adapatado.N166]" office:value-type="string" office:string-value="_7dCJ@u4H=" calcext:value-type="string">
            <text:p>_7dCJ@u4H=</text:p>
          </table:table-cell>
          <table:table-cell table:formula="of:=[$Adapatado.O166]" office:value-type="string" office:string-value="23/11/1993" calcext:value-type="string">
            <text:p>23/11/1993</text:p>
          </table:table-cell>
          <table:table-cell table:formula="of:=[$Adapatado.Q166]" office:value-type="string" office:string-value="621503143" calcext:value-type="string">
            <text:p>621503143</text:p>
          </table:table-cell>
          <table:table-cell table:formula="of:=[$Adapatado.R166]" office:value-type="string" office:string-value="Alcudia" calcext:value-type="string">
            <text:p>Alcudia</text:p>
          </table:table-cell>
          <table:table-cell table:formula="of:=[$Adapatado.S166]" office:value-type="string" office:string-value="Ponteareas" calcext:value-type="string">
            <text:p>Ponteareas</text:p>
          </table:table-cell>
          <table:table-cell table:formula="of:=[$Adapatado.U166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67]" office:value-type="string" office:string-value="a21anthonynova" calcext:value-type="string">
            <text:p>a21anthonynova</text:p>
          </table:table-cell>
          <table:table-cell table:formula="of:=[$Adapatado.C167]" office:value-type="string" office:string-value="Anthony" calcext:value-type="string">
            <text:p>Anthony</text:p>
          </table:table-cell>
          <table:table-cell table:formula="of:=CONCATENATE([$Adapatado.A167];&quot; &quot;;[$Adapatado.B167])" office:value-type="string" office:string-value="Nodar Vazquez" calcext:value-type="string">
            <text:p>Nodar Vazquez</text:p>
          </table:table-cell>
          <table:table-cell table:formula="of:=[$Adapatado.N167]" office:value-type="string" office:string-value="zF*Ek|pYm9" calcext:value-type="string">
            <text:p>zF*Ek|pYm9</text:p>
          </table:table-cell>
          <table:table-cell table:formula="of:=[$Adapatado.O167]" office:value-type="string" office:string-value="23/05/1989" calcext:value-type="string">
            <text:p>23/05/1989</text:p>
          </table:table-cell>
          <table:table-cell table:formula="of:=[$Adapatado.Q167]" office:value-type="string" office:string-value="668427143" calcext:value-type="string">
            <text:p>668427143</text:p>
          </table:table-cell>
          <table:table-cell table:formula="of:=[$Adapatado.R167]" office:value-type="string" office:string-value="4 Barnwood Close" calcext:value-type="string">
            <text:p>4 Barnwood Close</text:p>
          </table:table-cell>
          <table:table-cell table:formula="of:=[$Adapatado.S167]" office:value-type="string" office:string-value="Redondela" calcext:value-type="string">
            <text:p>Redondela</text:p>
          </table:table-cell>
          <table:table-cell table:formula="of:=[$Adapatado.U167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168]" office:value-type="string" office:string-value="a21danielcado" calcext:value-type="string">
            <text:p>a21danielcado</text:p>
          </table:table-cell>
          <table:table-cell table:formula="of:=[$Adapatado.C168]" office:value-type="string" office:string-value="Daniel" calcext:value-type="string">
            <text:p>Daniel</text:p>
          </table:table-cell>
          <table:table-cell table:formula="of:=CONCATENATE([$Adapatado.A168];&quot; &quot;;[$Adapatado.B168])" office:value-type="string" office:string-value="Castro Domínguez" calcext:value-type="string">
            <text:p>Castro Domínguez</text:p>
          </table:table-cell>
          <table:table-cell table:formula="of:=[$Adapatado.N168]" office:value-type="string" office:string-value="yv*cNWA7w3" calcext:value-type="string">
            <text:p>yv*cNWA7w3</text:p>
          </table:table-cell>
          <table:table-cell table:formula="of:=[$Adapatado.O168]" office:value-type="string" office:string-value="15/11/1983" calcext:value-type="string">
            <text:p>15/11/1983</text:p>
          </table:table-cell>
          <table:table-cell table:formula="of:=[$Adapatado.Q168]" office:value-type="string" office:string-value="710324639" calcext:value-type="string">
            <text:p>710324639</text:p>
          </table:table-cell>
          <table:table-cell table:formula="of:=[$Adapatado.R168]" office:value-type="string" office:string-value="Llwyn Gwian Bach" calcext:value-type="string">
            <text:p>Llwyn Gwian Bach</text:p>
          </table:table-cell>
          <table:table-cell table:formula="of:=[$Adapatado.S168]" office:value-type="string" office:string-value="Vigo" calcext:value-type="string">
            <text:p>Vigo</text:p>
          </table:table-cell>
          <table:table-cell table:formula="of:=[$Adapatado.U168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169]" office:value-type="string" office:string-value="a18pedrosiva" calcext:value-type="string">
            <text:p>a18pedrosiva</text:p>
          </table:table-cell>
          <table:table-cell table:formula="of:=[$Adapatado.C169]" office:value-type="string" office:string-value="Pedro" calcext:value-type="string">
            <text:p>Pedro</text:p>
          </table:table-cell>
          <table:table-cell table:formula="of:=CONCATENATE([$Adapatado.A169];&quot; &quot;;[$Adapatado.B169])" office:value-type="string" office:string-value="Sieiro Vázquez" calcext:value-type="string">
            <text:p>Sieiro Vázquez</text:p>
          </table:table-cell>
          <table:table-cell table:formula="of:=[$Adapatado.N169]" office:value-type="string" office:string-value="}a,}rM3hq4" calcext:value-type="string">
            <text:p>}a,}rM3hq4</text:p>
          </table:table-cell>
          <table:table-cell table:formula="of:=[$Adapatado.O169]" office:value-type="string" office:string-value="11/05/1999" calcext:value-type="string">
            <text:p>11/05/1999</text:p>
          </table:table-cell>
          <table:table-cell table:formula="of:=[$Adapatado.Q169]" office:value-type="string" office:string-value="663123851" calcext:value-type="string">
            <text:p>663123851</text:p>
          </table:table-cell>
          <table:table-cell table:formula="of:=[$Adapatado.R169]" office:value-type="string" office:string-value="17 Grainger Walk" calcext:value-type="string">
            <text:p>17 Grainger Walk</text:p>
          </table:table-cell>
          <table:table-cell table:formula="of:=[$Adapatado.S169]" office:value-type="string" office:string-value="Tomiño" calcext:value-type="string">
            <text:p>Tomiño</text:p>
          </table:table-cell>
          <table:table-cell table:formula="of:=[$Adapatado.U169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170]" office:value-type="string" office:string-value="a18alexandervije" calcext:value-type="string">
            <text:p>a18alexandervije</text:p>
          </table:table-cell>
          <table:table-cell table:formula="of:=[$Adapatado.C170]" office:value-type="string" office:string-value="Alexander" calcext:value-type="string">
            <text:p>Alexander</text:p>
          </table:table-cell>
          <table:table-cell table:formula="of:=CONCATENATE([$Adapatado.A170];&quot; &quot;;[$Adapatado.B170])" office:value-type="string" office:string-value="Vidal Jeremías" calcext:value-type="string">
            <text:p>Vidal Jeremías</text:p>
          </table:table-cell>
          <table:table-cell table:formula="of:=[$Adapatado.N170]" office:value-type="string" office:string-value="e.V4beh-MP" calcext:value-type="string">
            <text:p>e.V4beh-MP</text:p>
          </table:table-cell>
          <table:table-cell table:formula="of:=[$Adapatado.O170]" office:value-type="string" office:string-value="28/08/1971" calcext:value-type="string">
            <text:p>28/08/1971</text:p>
          </table:table-cell>
          <table:table-cell table:formula="of:=[$Adapatado.Q170]" office:value-type="string" office:string-value="797427337" calcext:value-type="string">
            <text:p>797427337</text:p>
          </table:table-cell>
          <table:table-cell table:formula="of:=[$Adapatado.R170]" office:value-type="string" office:string-value="25A Adamsrill Road" calcext:value-type="string">
            <text:p>25A Adamsrill Road</text:p>
          </table:table-cell>
          <table:table-cell table:formula="of:=[$Adapatado.S170]" office:value-type="string" office:string-value="Vigo" calcext:value-type="string">
            <text:p>Vigo</text:p>
          </table:table-cell>
          <table:table-cell table:formula="of:=[$Adapatado.U170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171]" office:value-type="string" office:string-value="a20gaelnupe" calcext:value-type="string">
            <text:p>a20gaelnupe</text:p>
          </table:table-cell>
          <table:table-cell table:formula="of:=[$Adapatado.C171]" office:value-type="string" office:string-value="Gael" calcext:value-type="string">
            <text:p>Gael</text:p>
          </table:table-cell>
          <table:table-cell table:formula="of:=CONCATENATE([$Adapatado.A171];&quot; &quot;;[$Adapatado.B171])" office:value-type="string" office:string-value="Núñez Penín" calcext:value-type="string">
            <text:p>Núñez Penín</text:p>
          </table:table-cell>
          <table:table-cell table:formula="of:=[$Adapatado.N171]" office:value-type="string" office:string-value="Efse3x+Pyx" calcext:value-type="string">
            <text:p>Efse3x+Pyx</text:p>
          </table:table-cell>
          <table:table-cell table:formula="of:=[$Adapatado.O171]" office:value-type="string" office:string-value="20/08/1983" calcext:value-type="string">
            <text:p>20/08/1983</text:p>
          </table:table-cell>
          <table:table-cell table:formula="of:=[$Adapatado.Q171]" office:value-type="string" office:string-value="659106281" calcext:value-type="string">
            <text:p>659106281</text:p>
          </table:table-cell>
          <table:table-cell table:formula="of:=[$Adapatado.R171]" office:value-type="string" office:string-value="The Bungalow Ty Ceirios" calcext:value-type="string">
            <text:p>The Bungalow Ty Ceirios</text:p>
          </table:table-cell>
          <table:table-cell table:formula="of:=[$Adapatado.S171]" office:value-type="string" office:string-value="Mos" calcext:value-type="string">
            <text:p>Mos</text:p>
          </table:table-cell>
          <table:table-cell table:formula="of:=[$Adapatado.U171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172]" office:value-type="string" office:string-value="a21aitanacode" calcext:value-type="string">
            <text:p>a21aitanacode</text:p>
          </table:table-cell>
          <table:table-cell table:formula="of:=[$Adapatado.C172]" office:value-type="string" office:string-value="Aitana" calcext:value-type="string">
            <text:p>Aitana</text:p>
          </table:table-cell>
          <table:table-cell table:formula="of:=CONCATENATE([$Adapatado.A172];&quot; &quot;;[$Adapatado.B172])" office:value-type="string" office:string-value="Comesaña de la Cruz" calcext:value-type="string">
            <text:p>Comesaña de la Cruz</text:p>
          </table:table-cell>
          <table:table-cell table:formula="of:=[$Adapatado.N172]" office:value-type="string" office:string-value="f9|+wtjqN9" calcext:value-type="string">
            <text:p>f9|+wtjqN9</text:p>
          </table:table-cell>
          <table:table-cell table:formula="of:=[$Adapatado.O172]" office:value-type="string" office:string-value="24/08/1974" calcext:value-type="string">
            <text:p>24/08/1974</text:p>
          </table:table-cell>
          <table:table-cell table:formula="of:=[$Adapatado.Q172]" office:value-type="string" office:string-value="617250242" calcext:value-type="string">
            <text:p>617250242</text:p>
          </table:table-cell>
          <table:table-cell table:formula="of:=[$Adapatado.R172]" office:value-type="string" office:string-value="41 Hambleton Grove" calcext:value-type="string">
            <text:p>41 Hambleton Grove</text:p>
          </table:table-cell>
          <table:table-cell table:formula="of:=[$Adapatado.S172]" office:value-type="string" office:string-value="Vigo" calcext:value-type="string">
            <text:p>Vigo</text:p>
          </table:table-cell>
          <table:table-cell table:formula="of:=[$Adapatado.U172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73]" office:value-type="string" office:string-value="a18mariajofrgo" calcext:value-type="string">
            <text:p>a18mariajofrgo</text:p>
          </table:table-cell>
          <table:table-cell table:formula="of:=[$Adapatado.C173]" office:value-type="string" office:string-value="María Joana" calcext:value-type="string">
            <text:p>María Joana</text:p>
          </table:table-cell>
          <table:table-cell table:formula="of:=CONCATENATE([$Adapatado.A173];&quot; &quot;;[$Adapatado.B173])" office:value-type="string" office:string-value="Franco González" calcext:value-type="string">
            <text:p>Franco González</text:p>
          </table:table-cell>
          <table:table-cell table:formula="of:=[$Adapatado.N173]" office:value-type="string" office:string-value=".eHw7oqkUT" calcext:value-type="string">
            <text:p>.eHw7oqkUT</text:p>
          </table:table-cell>
          <table:table-cell table:formula="of:=[$Adapatado.O173]" office:value-type="string" office:string-value="21/09/1975" calcext:value-type="string">
            <text:p>21/09/1975</text:p>
          </table:table-cell>
          <table:table-cell table:formula="of:=[$Adapatado.Q173]" office:value-type="string" office:string-value="674127980" calcext:value-type="string">
            <text:p>674127980</text:p>
          </table:table-cell>
          <table:table-cell table:formula="of:=[$Adapatado.R173]" office:value-type="string" office:string-value="31 Sudbury Road" calcext:value-type="string">
            <text:p>31 Sudbury Road</text:p>
          </table:table-cell>
          <table:table-cell table:formula="of:=[$Adapatado.S173]" office:value-type="string" office:string-value="Pontevedra" calcext:value-type="string">
            <text:p>Pontevedra</text:p>
          </table:table-cell>
          <table:table-cell table:formula="of:=[$Adapatado.U173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174]" office:value-type="string" office:string-value="a21andresvapr" calcext:value-type="string">
            <text:p>a21andresvapr</text:p>
          </table:table-cell>
          <table:table-cell table:formula="of:=[$Adapatado.C174]" office:value-type="string" office:string-value="Andrés" calcext:value-type="string">
            <text:p>Andrés</text:p>
          </table:table-cell>
          <table:table-cell table:formula="of:=CONCATENATE([$Adapatado.A174];&quot; &quot;;[$Adapatado.B174])" office:value-type="string" office:string-value="Valero Prellezo" calcext:value-type="string">
            <text:p>Valero Prellezo</text:p>
          </table:table-cell>
          <table:table-cell table:formula="of:=[$Adapatado.N174]" office:value-type="string" office:string-value="Jz[M3V}@_C" calcext:value-type="string">
            <text:p>Jz[M3V}@_C</text:p>
          </table:table-cell>
          <table:table-cell table:formula="of:=[$Adapatado.O174]" office:value-type="string" office:string-value="28/03/2000" calcext:value-type="string">
            <text:p>28/03/2000</text:p>
          </table:table-cell>
          <table:table-cell table:formula="of:=[$Adapatado.Q174]" office:value-type="string" office:string-value="724311049" calcext:value-type="string">
            <text:p>724311049</text:p>
          </table:table-cell>
          <table:table-cell table:formula="of:=[$Adapatado.R174]" office:value-type="string" office:string-value="8 Bristol Close" calcext:value-type="string">
            <text:p>8 Bristol Close</text:p>
          </table:table-cell>
          <table:table-cell table:formula="of:=[$Adapatado.S174]" office:value-type="string" office:string-value="Vilaboa" calcext:value-type="string">
            <text:p>Vilaboa</text:p>
          </table:table-cell>
          <table:table-cell table:formula="of:=[$Adapatado.U174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75]" office:value-type="string" office:string-value="a18samuelteal" calcext:value-type="string">
            <text:p>a18samuelteal</text:p>
          </table:table-cell>
          <table:table-cell table:formula="of:=[$Adapatado.C175]" office:value-type="string" office:string-value="Samuel" calcext:value-type="string">
            <text:p>Samuel</text:p>
          </table:table-cell>
          <table:table-cell table:formula="of:=CONCATENATE([$Adapatado.A175];&quot; &quot;;[$Adapatado.B175])" office:value-type="string" office:string-value="Teijeira Álvarez" calcext:value-type="string">
            <text:p>Teijeira Álvarez</text:p>
          </table:table-cell>
          <table:table-cell table:formula="of:=[$Adapatado.N175]" office:value-type="string" office:string-value="gqKg|pfs4L" calcext:value-type="string">
            <text:p>gqKg|pfs4L</text:p>
          </table:table-cell>
          <table:table-cell table:formula="of:=[$Adapatado.O175]" office:value-type="string" office:string-value="27/09/1986" calcext:value-type="string">
            <text:p>27/09/1986</text:p>
          </table:table-cell>
          <table:table-cell table:formula="of:=[$Adapatado.Q175]" office:value-type="string" office:string-value="749601010" calcext:value-type="string">
            <text:p>749601010</text:p>
          </table:table-cell>
          <table:table-cell table:formula="of:=[$Adapatado.R175]" office:value-type="string" office:string-value="3 Raglan Street" calcext:value-type="string">
            <text:p>3 Raglan Street</text:p>
          </table:table-cell>
          <table:table-cell table:formula="of:=[$Adapatado.S175]" office:value-type="string" office:string-value="Vigo" calcext:value-type="string">
            <text:p>Vigo</text:p>
          </table:table-cell>
          <table:table-cell table:formula="of:=[$Adapatado.U175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176]" office:value-type="string" office:string-value="a18pabloammo" calcext:value-type="string">
            <text:p>a18pabloammo</text:p>
          </table:table-cell>
          <table:table-cell table:formula="of:=[$Adapatado.C176]" office:value-type="string" office:string-value="Pablo" calcext:value-type="string">
            <text:p>Pablo</text:p>
          </table:table-cell>
          <table:table-cell table:formula="of:=CONCATENATE([$Adapatado.A176];&quot; &quot;;[$Adapatado.B176])" office:value-type="string" office:string-value="Amoedo Moreno" calcext:value-type="string">
            <text:p>Amoedo Moreno</text:p>
          </table:table-cell>
          <table:table-cell table:formula="of:=[$Adapatado.N176]" office:value-type="string" office:string-value="L|KkHx4gz," calcext:value-type="string">
            <text:p>L|KkHx4gz,</text:p>
          </table:table-cell>
          <table:table-cell table:formula="of:=[$Adapatado.O176]" office:value-type="string" office:string-value="11/05/1995" calcext:value-type="string">
            <text:p>11/05/1995</text:p>
          </table:table-cell>
          <table:table-cell table:formula="of:=[$Adapatado.Q176]" office:value-type="string" office:string-value="610294528" calcext:value-type="string">
            <text:p>610294528</text:p>
          </table:table-cell>
          <table:table-cell table:formula="of:=[$Adapatado.R176]" office:value-type="string" office:string-value="Flat 2" calcext:value-type="string">
            <text:p>Flat 2</text:p>
          </table:table-cell>
          <table:table-cell table:formula="of:=[$Adapatado.S176]" office:value-type="string" office:string-value="Cangas" calcext:value-type="string">
            <text:p>Cangas</text:p>
          </table:table-cell>
          <table:table-cell table:formula="of:=[$Adapatado.U176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77]" office:value-type="string" office:string-value="a19iñakialgo" calcext:value-type="string">
            <text:p>a19iñakialgo</text:p>
          </table:table-cell>
          <table:table-cell table:formula="of:=[$Adapatado.C177]" office:value-type="string" office:string-value="Iñaki" calcext:value-type="string">
            <text:p>Iñaki</text:p>
          </table:table-cell>
          <table:table-cell table:formula="of:=CONCATENATE([$Adapatado.A177];&quot; &quot;;[$Adapatado.B177])" office:value-type="string" office:string-value="Álvarez González" calcext:value-type="string">
            <text:p>Álvarez González</text:p>
          </table:table-cell>
          <table:table-cell table:formula="of:=[$Adapatado.N177]" office:value-type="string" office:string-value=",=3+Ukyb=N" calcext:value-type="string">
            <text:p>,=3+Ukyb=N</text:p>
          </table:table-cell>
          <table:table-cell table:formula="of:=[$Adapatado.O177]" office:value-type="string" office:string-value="10/03/1977" calcext:value-type="string">
            <text:p>10/03/1977</text:p>
          </table:table-cell>
          <table:table-cell table:formula="of:=[$Adapatado.Q177]" office:value-type="string" office:string-value="718396639" calcext:value-type="string">
            <text:p>718396639</text:p>
          </table:table-cell>
          <table:table-cell table:formula="of:=[$Adapatado.R177]" office:value-type="string" office:string-value="8 Lytham Close" calcext:value-type="string">
            <text:p>8 Lytham Close</text:p>
          </table:table-cell>
          <table:table-cell table:formula="of:=[$Adapatado.S177]" office:value-type="string" office:string-value="Vigo" calcext:value-type="string">
            <text:p>Vigo</text:p>
          </table:table-cell>
          <table:table-cell table:formula="of:=[$Adapatado.U177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78]" office:value-type="string" office:string-value="a19carladoco" calcext:value-type="string">
            <text:p>a19carladoco</text:p>
          </table:table-cell>
          <table:table-cell table:formula="of:=[$Adapatado.C178]" office:value-type="string" office:string-value="Carla" calcext:value-type="string">
            <text:p>Carla</text:p>
          </table:table-cell>
          <table:table-cell table:formula="of:=CONCATENATE([$Adapatado.A178];&quot; &quot;;[$Adapatado.B178])" office:value-type="string" office:string-value="Domínguez Cortés" calcext:value-type="string">
            <text:p>Domínguez Cortés</text:p>
          </table:table-cell>
          <table:table-cell table:formula="of:=[$Adapatado.N178]" office:value-type="string" office:string-value=".vXcu9FyMr" calcext:value-type="string">
            <text:p>.vXcu9FyMr</text:p>
          </table:table-cell>
          <table:table-cell table:formula="of:=[$Adapatado.O178]" office:value-type="string" office:string-value="30/03/2000" calcext:value-type="string">
            <text:p>30/03/2000</text:p>
          </table:table-cell>
          <table:table-cell table:formula="of:=[$Adapatado.Q178]" office:value-type="string" office:string-value="671171923" calcext:value-type="string">
            <text:p>671171923</text:p>
          </table:table-cell>
          <table:table-cell table:formula="of:=[$Adapatado.R178]" office:value-type="string" office:string-value="Ye Olde Malthouse" calcext:value-type="string">
            <text:p>Ye Olde Malthouse</text:p>
          </table:table-cell>
          <table:table-cell table:formula="of:=[$Adapatado.S178]" office:value-type="string" office:string-value="Lama (A)" calcext:value-type="string">
            <text:p>Lama (A)</text:p>
          </table:table-cell>
          <table:table-cell table:formula="of:=[$Adapatado.U178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179]" office:value-type="string" office:string-value="a18barbararigo" calcext:value-type="string">
            <text:p>a18barbararigo</text:p>
          </table:table-cell>
          <table:table-cell table:formula="of:=[$Adapatado.C179]" office:value-type="string" office:string-value="Bárbara" calcext:value-type="string">
            <text:p>Bárbara</text:p>
          </table:table-cell>
          <table:table-cell table:formula="of:=CONCATENATE([$Adapatado.A179];&quot; &quot;;[$Adapatado.B179])" office:value-type="string" office:string-value="Rivas González" calcext:value-type="string">
            <text:p>Rivas González</text:p>
          </table:table-cell>
          <table:table-cell table:formula="of:=[$Adapatado.N179]" office:value-type="string" office:string-value="bfVi4@eY*M" calcext:value-type="string">
            <text:p>bfVi4@eY*M</text:p>
          </table:table-cell>
          <table:table-cell table:formula="of:=[$Adapatado.O179]" office:value-type="string" office:string-value="02/01/1985" calcext:value-type="string">
            <text:p>02/01/1985</text:p>
          </table:table-cell>
          <table:table-cell table:formula="of:=[$Adapatado.Q179]" office:value-type="string" office:string-value="636601903" calcext:value-type="string">
            <text:p>636601903</text:p>
          </table:table-cell>
          <table:table-cell table:formula="of:=[$Adapatado.R179]" office:value-type="string" office:string-value="12 Oldbury Road" calcext:value-type="string">
            <text:p>12 Oldbury Road</text:p>
          </table:table-cell>
          <table:table-cell table:formula="of:=[$Adapatado.S179]" office:value-type="string" office:string-value="Silleda" calcext:value-type="string">
            <text:p>Silleda</text:p>
          </table:table-cell>
          <table:table-cell table:formula="of:=[$Adapatado.U179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180]" office:value-type="string" office:string-value="a21antiaviro" calcext:value-type="string">
            <text:p>a21antiaviro</text:p>
          </table:table-cell>
          <table:table-cell table:formula="of:=[$Adapatado.C180]" office:value-type="string" office:string-value="Antía" calcext:value-type="string">
            <text:p>Antía</text:p>
          </table:table-cell>
          <table:table-cell table:formula="of:=CONCATENATE([$Adapatado.A180];&quot; &quot;;[$Adapatado.B180])" office:value-type="string" office:string-value="Vilaboa Roman" calcext:value-type="string">
            <text:p>Vilaboa Roman</text:p>
          </table:table-cell>
          <table:table-cell table:formula="of:=[$Adapatado.N180]" office:value-type="string" office:string-value="EWRwuV4_}V" calcext:value-type="string">
            <text:p>EWRwuV4_}V</text:p>
          </table:table-cell>
          <table:table-cell table:formula="of:=[$Adapatado.O180]" office:value-type="string" office:string-value="07/09/1994" calcext:value-type="string">
            <text:p>07/09/1994</text:p>
          </table:table-cell>
          <table:table-cell table:formula="of:=[$Adapatado.Q180]" office:value-type="string" office:string-value="718847530" calcext:value-type="string">
            <text:p>718847530</text:p>
          </table:table-cell>
          <table:table-cell table:formula="of:=[$Adapatado.R180]" office:value-type="string" office:string-value="59 Lower Hillmorton Road" calcext:value-type="string">
            <text:p>59 Lower Hillmorton Road</text:p>
          </table:table-cell>
          <table:table-cell table:formula="of:=[$Adapatado.S180]" office:value-type="string" office:string-value="Vigo" calcext:value-type="string">
            <text:p>Vigo</text:p>
          </table:table-cell>
          <table:table-cell table:formula="of:=[$Adapatado.U180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81]" office:value-type="string" office:string-value="a21maurofefe" calcext:value-type="string">
            <text:p>a21maurofefe</text:p>
          </table:table-cell>
          <table:table-cell table:formula="of:=[$Adapatado.C181]" office:value-type="string" office:string-value="Mauro" calcext:value-type="string">
            <text:p>Mauro</text:p>
          </table:table-cell>
          <table:table-cell table:formula="of:=CONCATENATE([$Adapatado.A181];&quot; &quot;;[$Adapatado.B181])" office:value-type="string" office:string-value="Fernandez Fernández" calcext:value-type="string">
            <text:p>Fernandez Fernández</text:p>
          </table:table-cell>
          <table:table-cell table:formula="of:=[$Adapatado.N181]" office:value-type="string" office:string-value="3MyMf[WE_E" calcext:value-type="string">
            <text:p>3MyMf[WE_E</text:p>
          </table:table-cell>
          <table:table-cell table:formula="of:=[$Adapatado.O181]" office:value-type="string" office:string-value="14/03/1986" calcext:value-type="string">
            <text:p>14/03/1986</text:p>
          </table:table-cell>
          <table:table-cell table:formula="of:=[$Adapatado.Q181]" office:value-type="string" office:string-value="737509432" calcext:value-type="string">
            <text:p>737509432</text:p>
          </table:table-cell>
          <table:table-cell table:formula="of:=[$Adapatado.R181]" office:value-type="string" office:string-value="3 Albert Terrace" calcext:value-type="string">
            <text:p>3 Albert Terrace</text:p>
          </table:table-cell>
          <table:table-cell table:formula="of:=[$Adapatado.S181]" office:value-type="string" office:string-value="Vigo" calcext:value-type="string">
            <text:p>Vigo</text:p>
          </table:table-cell>
          <table:table-cell table:formula="of:=[$Adapatado.U181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82]" office:value-type="string" office:string-value="a19inesfeva" calcext:value-type="string">
            <text:p>a19inesfeva</text:p>
          </table:table-cell>
          <table:table-cell table:formula="of:=[$Adapatado.C182]" office:value-type="string" office:string-value="Inés" calcext:value-type="string">
            <text:p>Inés</text:p>
          </table:table-cell>
          <table:table-cell table:formula="of:=CONCATENATE([$Adapatado.A182];&quot; &quot;;[$Adapatado.B182])" office:value-type="string" office:string-value="Ferreira Valles" calcext:value-type="string">
            <text:p>Ferreira Valles</text:p>
          </table:table-cell>
          <table:table-cell table:formula="of:=[$Adapatado.N182]" office:value-type="string" office:string-value="k7}f}9NK*r" calcext:value-type="string">
            <text:p>k7}f}9NK*r</text:p>
          </table:table-cell>
          <table:table-cell table:formula="of:=[$Adapatado.O182]" office:value-type="string" office:string-value="20/10/1976" calcext:value-type="string">
            <text:p>20/10/1976</text:p>
          </table:table-cell>
          <table:table-cell table:formula="of:=[$Adapatado.Q182]" office:value-type="string" office:string-value="600247546" calcext:value-type="string">
            <text:p>600247546</text:p>
          </table:table-cell>
          <table:table-cell table:formula="of:=[$Adapatado.R182]" office:value-type="string" office:string-value="Station House" calcext:value-type="string">
            <text:p>Station House</text:p>
          </table:table-cell>
          <table:table-cell table:formula="of:=[$Adapatado.S182]" office:value-type="string" office:string-value="Vigo" calcext:value-type="string">
            <text:p>Vigo</text:p>
          </table:table-cell>
          <table:table-cell table:formula="of:=[$Adapatado.U182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83]" office:value-type="string" office:string-value="a20marcospima" calcext:value-type="string">
            <text:p>a20marcospima</text:p>
          </table:table-cell>
          <table:table-cell table:formula="of:=[$Adapatado.C183]" office:value-type="string" office:string-value="Marcos" calcext:value-type="string">
            <text:p>Marcos</text:p>
          </table:table-cell>
          <table:table-cell table:formula="of:=CONCATENATE([$Adapatado.A183];&quot; &quot;;[$Adapatado.B183])" office:value-type="string" office:string-value="Pitart Mariño" calcext:value-type="string">
            <text:p>Pitart Mariño</text:p>
          </table:table-cell>
          <table:table-cell table:formula="of:=[$Adapatado.N183]" office:value-type="string" office:string-value="m3ytWr-fx3" calcext:value-type="string">
            <text:p>m3ytWr-fx3</text:p>
          </table:table-cell>
          <table:table-cell table:formula="of:=[$Adapatado.O183]" office:value-type="string" office:string-value="16/06/1998" calcext:value-type="string">
            <text:p>16/06/1998</text:p>
          </table:table-cell>
          <table:table-cell table:formula="of:=[$Adapatado.Q183]" office:value-type="string" office:string-value="653710415" calcext:value-type="string">
            <text:p>653710415</text:p>
          </table:table-cell>
          <table:table-cell table:formula="of:=[$Adapatado.R183]" office:value-type="string" office:string-value="36 Hendrawna Meadows" calcext:value-type="string">
            <text:p>36 Hendrawna Meadows</text:p>
          </table:table-cell>
          <table:table-cell table:formula="of:=[$Adapatado.S183]" office:value-type="string" office:string-value="Vigo" calcext:value-type="string">
            <text:p>Vigo</text:p>
          </table:table-cell>
          <table:table-cell table:formula="of:=[$Adapatado.U183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84]" office:value-type="string" office:string-value="a20samuelmofe" calcext:value-type="string">
            <text:p>a20samuelmofe</text:p>
          </table:table-cell>
          <table:table-cell table:formula="of:=[$Adapatado.C184]" office:value-type="string" office:string-value="Samuel" calcext:value-type="string">
            <text:p>Samuel</text:p>
          </table:table-cell>
          <table:table-cell table:formula="of:=CONCATENATE([$Adapatado.A184];&quot; &quot;;[$Adapatado.B184])" office:value-type="string" office:string-value="Mora Fernández" calcext:value-type="string">
            <text:p>Mora Fernández</text:p>
          </table:table-cell>
          <table:table-cell table:formula="of:=[$Adapatado.N184]" office:value-type="string" office:string-value="[4PJyALETw" calcext:value-type="string">
            <text:p>[4PJyALETw</text:p>
          </table:table-cell>
          <table:table-cell table:formula="of:=[$Adapatado.O184]" office:value-type="string" office:string-value="16/01/1991" calcext:value-type="string">
            <text:p>16/01/1991</text:p>
          </table:table-cell>
          <table:table-cell table:formula="of:=[$Adapatado.Q184]" office:value-type="string" office:string-value="721063085" calcext:value-type="string">
            <text:p>721063085</text:p>
          </table:table-cell>
          <table:table-cell table:formula="of:=[$Adapatado.R184]" office:value-type="string" office:string-value="13 Argyle Close" calcext:value-type="string">
            <text:p>13 Argyle Close</text:p>
          </table:table-cell>
          <table:table-cell table:formula="of:=[$Adapatado.S184]" office:value-type="string" office:string-value="Vigo" calcext:value-type="string">
            <text:p>Vigo</text:p>
          </table:table-cell>
          <table:table-cell table:formula="of:=[$Adapatado.U184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85]" office:value-type="string" office:string-value="a20veronicagoma" calcext:value-type="string">
            <text:p>a20veronicagoma</text:p>
          </table:table-cell>
          <table:table-cell table:formula="of:=[$Adapatado.C185]" office:value-type="string" office:string-value="Verónica" calcext:value-type="string">
            <text:p>Verónica</text:p>
          </table:table-cell>
          <table:table-cell table:formula="of:=CONCATENATE([$Adapatado.A185];&quot; &quot;;[$Adapatado.B185])" office:value-type="string" office:string-value="Gómez Márquez" calcext:value-type="string">
            <text:p>Gómez Márquez</text:p>
          </table:table-cell>
          <table:table-cell table:formula="of:=[$Adapatado.N185]" office:value-type="string" office:string-value="9CC|[*dRbN" calcext:value-type="string">
            <text:p>9CC|[*dRbN</text:p>
          </table:table-cell>
          <table:table-cell table:formula="of:=[$Adapatado.O185]" office:value-type="string" office:string-value="09/06/1969" calcext:value-type="string">
            <text:p>09/06/1969</text:p>
          </table:table-cell>
          <table:table-cell table:formula="of:=[$Adapatado.Q185]" office:value-type="string" office:string-value="684339350" calcext:value-type="string">
            <text:p>684339350</text:p>
          </table:table-cell>
          <table:table-cell table:formula="of:=[$Adapatado.R185]" office:value-type="string" office:string-value="4 Eymore Drive" calcext:value-type="string">
            <text:p>4 Eymore Drive</text:p>
          </table:table-cell>
          <table:table-cell table:formula="of:=[$Adapatado.S185]" office:value-type="string" office:string-value="Vigo" calcext:value-type="string">
            <text:p>Vigo</text:p>
          </table:table-cell>
          <table:table-cell table:formula="of:=[$Adapatado.U185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186]" office:value-type="string" office:string-value="a19adriangoal" calcext:value-type="string">
            <text:p>a19adriangoal</text:p>
          </table:table-cell>
          <table:table-cell table:formula="of:=[$Adapatado.C186]" office:value-type="string" office:string-value="Adrián" calcext:value-type="string">
            <text:p>Adrián</text:p>
          </table:table-cell>
          <table:table-cell table:formula="of:=CONCATENATE([$Adapatado.A186];&quot; &quot;;[$Adapatado.B186])" office:value-type="string" office:string-value="Gómez Alonso" calcext:value-type="string">
            <text:p>Gómez Alonso</text:p>
          </table:table-cell>
          <table:table-cell table:formula="of:=[$Adapatado.N186]" office:value-type="string" office:string-value="9tYq]}a=KX" calcext:value-type="string">
            <text:p>9tYq]}a=KX</text:p>
          </table:table-cell>
          <table:table-cell table:formula="of:=[$Adapatado.O186]" office:value-type="string" office:string-value="12/08/1995" calcext:value-type="string">
            <text:p>12/08/1995</text:p>
          </table:table-cell>
          <table:table-cell table:formula="of:=[$Adapatado.Q186]" office:value-type="string" office:string-value="676171789" calcext:value-type="string">
            <text:p>676171789</text:p>
          </table:table-cell>
          <table:table-cell table:formula="of:=[$Adapatado.R186]" office:value-type="string" office:string-value="1 Howards Way" calcext:value-type="string">
            <text:p>1 Howards Way</text:p>
          </table:table-cell>
          <table:table-cell table:formula="of:=[$Adapatado.S186]" office:value-type="string" office:string-value="Vigo" calcext:value-type="string">
            <text:p>Vigo</text:p>
          </table:table-cell>
          <table:table-cell table:formula="of:=[$Adapatado.U186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87]" office:value-type="string" office:string-value="a18martincano" calcext:value-type="string">
            <text:p>a18martincano</text:p>
          </table:table-cell>
          <table:table-cell table:formula="of:=[$Adapatado.C187]" office:value-type="string" office:string-value="Martín" calcext:value-type="string">
            <text:p>Martín</text:p>
          </table:table-cell>
          <table:table-cell table:formula="of:=CONCATENATE([$Adapatado.A187];&quot; &quot;;[$Adapatado.B187])" office:value-type="string" office:string-value="Castellano Novoa" calcext:value-type="string">
            <text:p>Castellano Novoa</text:p>
          </table:table-cell>
          <table:table-cell table:formula="of:=[$Adapatado.N187]" office:value-type="string" office:string-value="sbjg{Ni3LV" calcext:value-type="string">
            <text:p>sbjg{Ni3LV</text:p>
          </table:table-cell>
          <table:table-cell table:formula="of:=[$Adapatado.O187]" office:value-type="string" office:string-value="02/11/1981" calcext:value-type="string">
            <text:p>02/11/1981</text:p>
          </table:table-cell>
          <table:table-cell table:formula="of:=[$Adapatado.Q187]" office:value-type="string" office:string-value="782708503" calcext:value-type="string">
            <text:p>782708503</text:p>
          </table:table-cell>
          <table:table-cell table:formula="of:=[$Adapatado.R187]" office:value-type="string" office:string-value="7 Sunnybank Road" calcext:value-type="string">
            <text:p>7 Sunnybank Road</text:p>
          </table:table-cell>
          <table:table-cell table:formula="of:=[$Adapatado.S187]" office:value-type="string" office:string-value="Moaña" calcext:value-type="string">
            <text:p>Moaña</text:p>
          </table:table-cell>
          <table:table-cell table:formula="of:=[$Adapatado.U187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88]" office:value-type="string" office:string-value="a20angelaroco" calcext:value-type="string">
            <text:p>a20angelaroco</text:p>
          </table:table-cell>
          <table:table-cell table:formula="of:=[$Adapatado.C188]" office:value-type="string" office:string-value="Ángela" calcext:value-type="string">
            <text:p>Ángela</text:p>
          </table:table-cell>
          <table:table-cell table:formula="of:=CONCATENATE([$Adapatado.A188];&quot; &quot;;[$Adapatado.B188])" office:value-type="string" office:string-value="Romero Comesaña" calcext:value-type="string">
            <text:p>Romero Comesaña</text:p>
          </table:table-cell>
          <table:table-cell table:formula="of:=[$Adapatado.N188]" office:value-type="string" office:string-value="|Co{A4pAiu" calcext:value-type="string">
            <text:p>|Co{A4pAiu</text:p>
          </table:table-cell>
          <table:table-cell table:formula="of:=[$Adapatado.O188]" office:value-type="string" office:string-value="03/08/2002" calcext:value-type="string">
            <text:p>03/08/2002</text:p>
          </table:table-cell>
          <table:table-cell table:formula="of:=[$Adapatado.Q188]" office:value-type="string" office:string-value="691708058" calcext:value-type="string">
            <text:p>691708058</text:p>
          </table:table-cell>
          <table:table-cell table:formula="of:=[$Adapatado.R188]" office:value-type="string" office:string-value="55 Queens Road" calcext:value-type="string">
            <text:p>55 Queens Road</text:p>
          </table:table-cell>
          <table:table-cell table:formula="of:=[$Adapatado.S188]" office:value-type="string" office:string-value="Mos" calcext:value-type="string">
            <text:p>Mos</text:p>
          </table:table-cell>
          <table:table-cell table:formula="of:=[$Adapatado.U188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189]" office:value-type="string" office:string-value="a20rosamamolo" calcext:value-type="string">
            <text:p>a20rosamamolo</text:p>
          </table:table-cell>
          <table:table-cell table:formula="of:=[$Adapatado.C189]" office:value-type="string" office:string-value="Rosa María" calcext:value-type="string">
            <text:p>Rosa María</text:p>
          </table:table-cell>
          <table:table-cell table:formula="of:=CONCATENATE([$Adapatado.A189];&quot; &quot;;[$Adapatado.B189])" office:value-type="string" office:string-value="Moreira López" calcext:value-type="string">
            <text:p>Moreira López</text:p>
          </table:table-cell>
          <table:table-cell table:formula="of:=[$Adapatado.N189]" office:value-type="string" office:string-value="[d[H7JCYq," calcext:value-type="string">
            <text:p>[d[H7JCYq,</text:p>
          </table:table-cell>
          <table:table-cell table:formula="of:=[$Adapatado.O189]" office:value-type="string" office:string-value="12/10/1973" calcext:value-type="string">
            <text:p>12/10/1973</text:p>
          </table:table-cell>
          <table:table-cell table:formula="of:=[$Adapatado.Q189]" office:value-type="string" office:string-value="774363103" calcext:value-type="string">
            <text:p>774363103</text:p>
          </table:table-cell>
          <table:table-cell table:formula="of:=[$Adapatado.R189]" office:value-type="string" office:string-value="27 Borrer Drive" calcext:value-type="string">
            <text:p>27 Borrer Drive</text:p>
          </table:table-cell>
          <table:table-cell table:formula="of:=[$Adapatado.S189]" office:value-type="string" office:string-value="Redondela" calcext:value-type="string">
            <text:p>Redondela</text:p>
          </table:table-cell>
          <table:table-cell table:formula="of:=[$Adapatado.U189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90]" office:value-type="string" office:string-value="a18eduardofadica" calcext:value-type="string">
            <text:p>a18eduardofadica</text:p>
          </table:table-cell>
          <table:table-cell table:formula="of:=[$Adapatado.C190]" office:value-type="string" office:string-value="Eduardo Fabián" calcext:value-type="string">
            <text:p>Eduardo Fabián</text:p>
          </table:table-cell>
          <table:table-cell table:formula="of:=CONCATENATE([$Adapatado.A190];&quot; &quot;;[$Adapatado.B190])" office:value-type="string" office:string-value="Diz Castilla" calcext:value-type="string">
            <text:p>Diz Castilla</text:p>
          </table:table-cell>
          <table:table-cell table:formula="of:=[$Adapatado.N190]" office:value-type="string" office:string-value="ki}]u{TF7|" calcext:value-type="string">
            <text:p>ki}]u{TF7|</text:p>
          </table:table-cell>
          <table:table-cell table:formula="of:=[$Adapatado.O190]" office:value-type="string" office:string-value="03/12/1983" calcext:value-type="string">
            <text:p>03/12/1983</text:p>
          </table:table-cell>
          <table:table-cell table:formula="of:=[$Adapatado.Q190]" office:value-type="string" office:string-value="752461226" calcext:value-type="string">
            <text:p>752461226</text:p>
          </table:table-cell>
          <table:table-cell table:formula="of:=[$Adapatado.R190]" office:value-type="string" office:string-value="24 Setford Road" calcext:value-type="string">
            <text:p>24 Setford Road</text:p>
          </table:table-cell>
          <table:table-cell table:formula="of:=[$Adapatado.S190]" office:value-type="string" office:string-value="Ponteareas" calcext:value-type="string">
            <text:p>Ponteareas</text:p>
          </table:table-cell>
          <table:table-cell table:formula="of:=[$Adapatado.U190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191]" office:value-type="string" office:string-value="a21pablokili" calcext:value-type="string">
            <text:p>a21pablokili</text:p>
          </table:table-cell>
          <table:table-cell table:formula="of:=[$Adapatado.C191]" office:value-type="string" office:string-value="Pablo" calcext:value-type="string">
            <text:p>Pablo</text:p>
          </table:table-cell>
          <table:table-cell table:formula="of:=CONCATENATE([$Adapatado.A191];&quot; &quot;;[$Adapatado.B191])" office:value-type="string" office:string-value="Kirsten Liñan" calcext:value-type="string">
            <text:p>Kirsten Liñan</text:p>
          </table:table-cell>
          <table:table-cell table:formula="of:=[$Adapatado.N191]" office:value-type="string" office:string-value="ipL@9_uXNa" calcext:value-type="string">
            <text:p>ipL@9_uXNa</text:p>
          </table:table-cell>
          <table:table-cell table:formula="of:=[$Adapatado.O191]" office:value-type="string" office:string-value="06/04/1991" calcext:value-type="string">
            <text:p>06/04/1991</text:p>
          </table:table-cell>
          <table:table-cell table:formula="of:=[$Adapatado.Q191]" office:value-type="string" office:string-value="779414558" calcext:value-type="string">
            <text:p>779414558</text:p>
          </table:table-cell>
          <table:table-cell table:formula="of:=[$Adapatado.R191]" office:value-type="string" office:string-value="52 Eastville Avenue" calcext:value-type="string">
            <text:p>52 Eastville Avenue</text:p>
          </table:table-cell>
          <table:table-cell table:formula="of:=[$Adapatado.S191]" office:value-type="string" office:string-value="Vigo" calcext:value-type="string">
            <text:p>Vigo</text:p>
          </table:table-cell>
          <table:table-cell table:formula="of:=[$Adapatado.U191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92]" office:value-type="string" office:string-value="a20raultapa" calcext:value-type="string">
            <text:p>a20raultapa</text:p>
          </table:table-cell>
          <table:table-cell table:formula="of:=[$Adapatado.C192]" office:value-type="string" office:string-value="Raúl" calcext:value-type="string">
            <text:p>Raúl</text:p>
          </table:table-cell>
          <table:table-cell table:formula="of:=CONCATENATE([$Adapatado.A192];&quot; &quot;;[$Adapatado.B192])" office:value-type="string" office:string-value="Tatar Pazos" calcext:value-type="string">
            <text:p>Tatar Pazos</text:p>
          </table:table-cell>
          <table:table-cell table:formula="of:=[$Adapatado.N192]" office:value-type="string" office:string-value="k}z{]3oiqF" calcext:value-type="string">
            <text:p>k}z{]3oiqF</text:p>
          </table:table-cell>
          <table:table-cell table:formula="of:=[$Adapatado.O192]" office:value-type="string" office:string-value="02/04/1997" calcext:value-type="string">
            <text:p>02/04/1997</text:p>
          </table:table-cell>
          <table:table-cell table:formula="of:=[$Adapatado.Q192]" office:value-type="string" office:string-value="756181988" calcext:value-type="string">
            <text:p>756181988</text:p>
          </table:table-cell>
          <table:table-cell table:formula="of:=[$Adapatado.R192]" office:value-type="string" office:string-value="3 Diana Close" calcext:value-type="string">
            <text:p>3 Diana Close</text:p>
          </table:table-cell>
          <table:table-cell table:formula="of:=[$Adapatado.S192]" office:value-type="string" office:string-value="Vigo" calcext:value-type="string">
            <text:p>Vigo</text:p>
          </table:table-cell>
          <table:table-cell table:formula="of:=[$Adapatado.U192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193]" office:value-type="string" office:string-value="a18albertolabl" calcext:value-type="string">
            <text:p>a18albertolabl</text:p>
          </table:table-cell>
          <table:table-cell table:formula="of:=[$Adapatado.C193]" office:value-type="string" office:string-value="Alberto" calcext:value-type="string">
            <text:p>Alberto</text:p>
          </table:table-cell>
          <table:table-cell table:formula="of:=CONCATENATE([$Adapatado.A193];&quot; &quot;;[$Adapatado.B193])" office:value-type="string" office:string-value="Lafuente Blanco" calcext:value-type="string">
            <text:p>Lafuente Blanco</text:p>
          </table:table-cell>
          <table:table-cell table:formula="of:=[$Adapatado.N193]" office:value-type="string" office:string-value="-7_KrMV+h7" calcext:value-type="string">
            <text:p>-7_KrMV+h7</text:p>
          </table:table-cell>
          <table:table-cell table:formula="of:=[$Adapatado.O193]" office:value-type="string" office:string-value="03/07/1993" calcext:value-type="string">
            <text:p>03/07/1993</text:p>
          </table:table-cell>
          <table:table-cell table:formula="of:=[$Adapatado.Q193]" office:value-type="string" office:string-value="687664006" calcext:value-type="string">
            <text:p>687664006</text:p>
          </table:table-cell>
          <table:table-cell table:formula="of:=[$Adapatado.R193]" office:value-type="string" office:string-value="Ty Crwn" calcext:value-type="string">
            <text:p>Ty Crwn</text:p>
          </table:table-cell>
          <table:table-cell table:formula="of:=[$Adapatado.S193]" office:value-type="string" office:string-value="Cangas" calcext:value-type="string">
            <text:p>Cangas</text:p>
          </table:table-cell>
          <table:table-cell table:formula="of:=[$Adapatado.U193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94]" office:value-type="string" office:string-value="a20candelasago" calcext:value-type="string">
            <text:p>a20candelasago</text:p>
          </table:table-cell>
          <table:table-cell table:formula="of:=[$Adapatado.C194]" office:value-type="string" office:string-value="Candela" calcext:value-type="string">
            <text:p>Candela</text:p>
          </table:table-cell>
          <table:table-cell table:formula="of:=CONCATENATE([$Adapatado.A194];&quot; &quot;;[$Adapatado.B194])" office:value-type="string" office:string-value="Santos Gonzalez" calcext:value-type="string">
            <text:p>Santos Gonzalez</text:p>
          </table:table-cell>
          <table:table-cell table:formula="of:=[$Adapatado.N194]" office:value-type="string" office:string-value="4UL}{tdKcE" calcext:value-type="string">
            <text:p>4UL}{tdKcE</text:p>
          </table:table-cell>
          <table:table-cell table:formula="of:=[$Adapatado.O194]" office:value-type="string" office:string-value="21/01/2002" calcext:value-type="string">
            <text:p>21/01/2002</text:p>
          </table:table-cell>
          <table:table-cell table:formula="of:=[$Adapatado.Q194]" office:value-type="string" office:string-value="687015049" calcext:value-type="string">
            <text:p>687015049</text:p>
          </table:table-cell>
          <table:table-cell table:formula="of:=[$Adapatado.R194]" office:value-type="string" office:string-value="2 Argyle Road" calcext:value-type="string">
            <text:p>2 Argyle Road</text:p>
          </table:table-cell>
          <table:table-cell table:formula="of:=[$Adapatado.S194]" office:value-type="string" office:string-value="Vigo" calcext:value-type="string">
            <text:p>Vigo</text:p>
          </table:table-cell>
          <table:table-cell table:formula="of:=[$Adapatado.U194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95]" office:value-type="string" office:string-value="a20laragrda" calcext:value-type="string">
            <text:p>a20laragrda</text:p>
          </table:table-cell>
          <table:table-cell table:formula="of:=[$Adapatado.C195]" office:value-type="string" office:string-value="Lara" calcext:value-type="string">
            <text:p>Lara</text:p>
          </table:table-cell>
          <table:table-cell table:formula="of:=CONCATENATE([$Adapatado.A195];&quot; &quot;;[$Adapatado.B195])" office:value-type="string" office:string-value="Grande Dapena" calcext:value-type="string">
            <text:p>Grande Dapena</text:p>
          </table:table-cell>
          <table:table-cell table:formula="of:=[$Adapatado.N195]" office:value-type="string" office:string-value="F__-v]e]4f" calcext:value-type="string">
            <text:p>F__-v]e]4f</text:p>
          </table:table-cell>
          <table:table-cell table:formula="of:=[$Adapatado.O195]" office:value-type="string" office:string-value="03/01/2002" calcext:value-type="string">
            <text:p>03/01/2002</text:p>
          </table:table-cell>
          <table:table-cell table:formula="of:=[$Adapatado.Q195]" office:value-type="string" office:string-value="687243622" calcext:value-type="string">
            <text:p>687243622</text:p>
          </table:table-cell>
          <table:table-cell table:formula="of:=[$Adapatado.R195]" office:value-type="string" office:string-value="31 Oxley Vale" calcext:value-type="string">
            <text:p>31 Oxley Vale</text:p>
          </table:table-cell>
          <table:table-cell table:formula="of:=[$Adapatado.S195]" office:value-type="string" office:string-value="Vigo" calcext:value-type="string">
            <text:p>Vigo</text:p>
          </table:table-cell>
          <table:table-cell table:formula="of:=[$Adapatado.U195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196]" office:value-type="string" office:string-value="a19carlosreun" calcext:value-type="string">
            <text:p>a19carlosreun</text:p>
          </table:table-cell>
          <table:table-cell table:formula="of:=[$Adapatado.C196]" office:value-type="string" office:string-value="Carlos" calcext:value-type="string">
            <text:p>Carlos</text:p>
          </table:table-cell>
          <table:table-cell table:formula="of:=CONCATENATE([$Adapatado.A196];&quot; &quot;;[$Adapatado.B196])" office:value-type="string" office:string-value="Reinert Unzain" calcext:value-type="string">
            <text:p>Reinert Unzain</text:p>
          </table:table-cell>
          <table:table-cell table:formula="of:=[$Adapatado.N196]" office:value-type="string" office:string-value="NNfipz-J9d" calcext:value-type="string">
            <text:p>NNfipz-J9d</text:p>
          </table:table-cell>
          <table:table-cell table:formula="of:=[$Adapatado.O196]" office:value-type="string" office:string-value="01/12/1998" calcext:value-type="string">
            <text:p>01/12/1998</text:p>
          </table:table-cell>
          <table:table-cell table:formula="of:=[$Adapatado.Q196]" office:value-type="string" office:string-value="797181322" calcext:value-type="string">
            <text:p>797181322</text:p>
          </table:table-cell>
          <table:table-cell table:formula="of:=[$Adapatado.R196]" office:value-type="string" office:string-value="18 Teme Street" calcext:value-type="string">
            <text:p>18 Teme Street</text:p>
          </table:table-cell>
          <table:table-cell table:formula="of:=[$Adapatado.S196]" office:value-type="string" office:string-value="Vigo" calcext:value-type="string">
            <text:p>Vigo</text:p>
          </table:table-cell>
          <table:table-cell table:formula="of:=[$Adapatado.U196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197]" office:value-type="string" office:string-value="a20javieralpe" calcext:value-type="string">
            <text:p>a20javieralpe</text:p>
          </table:table-cell>
          <table:table-cell table:formula="of:=[$Adapatado.C197]" office:value-type="string" office:string-value="Javier" calcext:value-type="string">
            <text:p>Javier</text:p>
          </table:table-cell>
          <table:table-cell table:formula="of:=CONCATENATE([$Adapatado.A197];&quot; &quot;;[$Adapatado.B197])" office:value-type="string" office:string-value="Álvarez Peldorado" calcext:value-type="string">
            <text:p>Álvarez Peldorado</text:p>
          </table:table-cell>
          <table:table-cell table:formula="of:=[$Adapatado.N197]" office:value-type="string" office:string-value="raAx{C.3XP" calcext:value-type="string">
            <text:p>raAx{C.3XP</text:p>
          </table:table-cell>
          <table:table-cell table:formula="of:=[$Adapatado.O197]" office:value-type="string" office:string-value="24/08/1988" calcext:value-type="string">
            <text:p>24/08/1988</text:p>
          </table:table-cell>
          <table:table-cell table:formula="of:=[$Adapatado.Q197]" office:value-type="string" office:string-value="766234555" calcext:value-type="string">
            <text:p>766234555</text:p>
          </table:table-cell>
          <table:table-cell table:formula="of:=[$Adapatado.R197]" office:value-type="string" office:string-value="Image House" calcext:value-type="string">
            <text:p>Image House</text:p>
          </table:table-cell>
          <table:table-cell table:formula="of:=[$Adapatado.S197]" office:value-type="string" office:string-value="Vigo" calcext:value-type="string">
            <text:p>Vigo</text:p>
          </table:table-cell>
          <table:table-cell table:formula="of:=[$Adapatado.U197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198]" office:value-type="string" office:string-value="a19yagofemo" calcext:value-type="string">
            <text:p>a19yagofemo</text:p>
          </table:table-cell>
          <table:table-cell table:formula="of:=[$Adapatado.C198]" office:value-type="string" office:string-value="Yago" calcext:value-type="string">
            <text:p>Yago</text:p>
          </table:table-cell>
          <table:table-cell table:formula="of:=CONCATENATE([$Adapatado.A198];&quot; &quot;;[$Adapatado.B198])" office:value-type="string" office:string-value="Fernández Montero" calcext:value-type="string">
            <text:p>Fernández Montero</text:p>
          </table:table-cell>
          <table:table-cell table:formula="of:=[$Adapatado.N198]" office:value-type="string" office:string-value="x_,=Ymdc.9" calcext:value-type="string">
            <text:p>x_,=Ymdc.9</text:p>
          </table:table-cell>
          <table:table-cell table:formula="of:=[$Adapatado.O198]" office:value-type="string" office:string-value="07/03/1997" calcext:value-type="string">
            <text:p>07/03/1997</text:p>
          </table:table-cell>
          <table:table-cell table:formula="of:=[$Adapatado.Q198]" office:value-type="string" office:string-value="712965323" calcext:value-type="string">
            <text:p>712965323</text:p>
          </table:table-cell>
          <table:table-cell table:formula="of:=[$Adapatado.R198]" office:value-type="string" office:string-value="14 Mill Brook Meadow" calcext:value-type="string">
            <text:p>14 Mill Brook Meadow</text:p>
          </table:table-cell>
          <table:table-cell table:formula="of:=[$Adapatado.S198]" office:value-type="string" office:string-value="Vigo" calcext:value-type="string">
            <text:p>Vigo</text:p>
          </table:table-cell>
          <table:table-cell table:formula="of:=[$Adapatado.U198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199]" office:value-type="string" office:string-value="a18hugonema" calcext:value-type="string">
            <text:p>a18hugonema</text:p>
          </table:table-cell>
          <table:table-cell table:formula="of:=[$Adapatado.C199]" office:value-type="string" office:string-value="Hugo" calcext:value-type="string">
            <text:p>Hugo</text:p>
          </table:table-cell>
          <table:table-cell table:formula="of:=CONCATENATE([$Adapatado.A199];&quot; &quot;;[$Adapatado.B199])" office:value-type="string" office:string-value="Neira Martínez" calcext:value-type="string">
            <text:p>Neira Martínez</text:p>
          </table:table-cell>
          <table:table-cell table:formula="of:=[$Adapatado.N199]" office:value-type="string" office:string-value="f7n=ow]KLJ" calcext:value-type="string">
            <text:p>f7n=ow]KLJ</text:p>
          </table:table-cell>
          <table:table-cell table:formula="of:=[$Adapatado.O199]" office:value-type="string" office:string-value="07/08/1991" calcext:value-type="string">
            <text:p>07/08/1991</text:p>
          </table:table-cell>
          <table:table-cell table:formula="of:=[$Adapatado.Q199]" office:value-type="string" office:string-value="777509434" calcext:value-type="string">
            <text:p>777509434</text:p>
          </table:table-cell>
          <table:table-cell table:formula="of:=[$Adapatado.R199]" office:value-type="string" office:string-value="Swan Inn" calcext:value-type="string">
            <text:p>Swan Inn</text:p>
          </table:table-cell>
          <table:table-cell table:formula="of:=[$Adapatado.S199]" office:value-type="string" office:string-value="Porriño (O)" calcext:value-type="string">
            <text:p>Porriño (O)</text:p>
          </table:table-cell>
          <table:table-cell table:formula="of:=[$Adapatado.U199]" office:value-type="string" office:string-value="iibna" calcext:value-type="string">
            <text:p>iibna</text:p>
          </table:table-cell>
        </table:table-row>
        <table:table-row table:style-name="ro1">
          <table:table-cell table:formula="of:=[$Adapatado.M200]" office:value-type="string" office:string-value="a21estefannyyirofe" calcext:value-type="string">
            <text:p>a21estefannyyirofe</text:p>
          </table:table-cell>
          <table:table-cell table:formula="of:=[$Adapatado.C200]" office:value-type="string" office:string-value="Estefanny Yisela" calcext:value-type="string">
            <text:p>Estefanny Yisela</text:p>
          </table:table-cell>
          <table:table-cell table:formula="of:=CONCATENATE([$Adapatado.A200];&quot; &quot;;[$Adapatado.B200])" office:value-type="string" office:string-value="Rodríguez Fedotov" calcext:value-type="string">
            <text:p>Rodríguez Fedotov</text:p>
          </table:table-cell>
          <table:table-cell table:formula="of:=[$Adapatado.N200]" office:value-type="string" office:string-value="aLcRJqz7h@" calcext:value-type="string">
            <text:p>aLcRJqz7h@</text:p>
          </table:table-cell>
          <table:table-cell table:formula="of:=[$Adapatado.O200]" office:value-type="string" office:string-value="17/10/1995" calcext:value-type="string">
            <text:p>17/10/1995</text:p>
          </table:table-cell>
          <table:table-cell table:formula="of:=[$Adapatado.Q200]" office:value-type="string" office:string-value="782598503" calcext:value-type="string">
            <text:p>782598503</text:p>
          </table:table-cell>
          <table:table-cell table:formula="of:=[$Adapatado.R200]" office:value-type="string" office:string-value="9 Bairstow Road" calcext:value-type="string">
            <text:p>9 Bairstow Road</text:p>
          </table:table-cell>
          <table:table-cell table:formula="of:=[$Adapatado.S200]" office:value-type="string" office:string-value="Vigo" calcext:value-type="string">
            <text:p>Vigo</text:p>
          </table:table-cell>
          <table:table-cell table:formula="of:=[$Adapatado.U200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01]" office:value-type="string" office:string-value="a20samueljoolal" calcext:value-type="string">
            <text:p>a20samueljoolal</text:p>
          </table:table-cell>
          <table:table-cell table:formula="of:=[$Adapatado.C201]" office:value-type="string" office:string-value="Samuel José" calcext:value-type="string">
            <text:p>Samuel José</text:p>
          </table:table-cell>
          <table:table-cell table:formula="of:=CONCATENATE([$Adapatado.A201];&quot; &quot;;[$Adapatado.B201])" office:value-type="string" office:string-value="Olmo Alleres" calcext:value-type="string">
            <text:p>Olmo Alleres</text:p>
          </table:table-cell>
          <table:table-cell table:formula="of:=[$Adapatado.N201]" office:value-type="string" office:string-value="MzFbV@,3pm" calcext:value-type="string">
            <text:p>MzFbV@,3pm</text:p>
          </table:table-cell>
          <table:table-cell table:formula="of:=[$Adapatado.O201]" office:value-type="string" office:string-value="13/08/1990" calcext:value-type="string">
            <text:p>13/08/1990</text:p>
          </table:table-cell>
          <table:table-cell table:formula="of:=[$Adapatado.Q201]" office:value-type="string" office:string-value="718233077" calcext:value-type="string">
            <text:p>718233077</text:p>
          </table:table-cell>
          <table:table-cell table:formula="of:=[$Adapatado.R201]" office:value-type="string" office:string-value="Treetops" calcext:value-type="string">
            <text:p>Treetops</text:p>
          </table:table-cell>
          <table:table-cell table:formula="of:=[$Adapatado.S201]" office:value-type="string" office:string-value="Vigo" calcext:value-type="string">
            <text:p>Vigo</text:p>
          </table:table-cell>
          <table:table-cell table:formula="of:=[$Adapatado.U201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202]" office:value-type="string" office:string-value="a21lucasgulaal" calcext:value-type="string">
            <text:p>a21lucasgulaal</text:p>
          </table:table-cell>
          <table:table-cell table:formula="of:=[$Adapatado.C202]" office:value-type="string" office:string-value="Lucas Gustavo" calcext:value-type="string">
            <text:p>Lucas Gustavo</text:p>
          </table:table-cell>
          <table:table-cell table:formula="of:=CONCATENATE([$Adapatado.A202];&quot; &quot;;[$Adapatado.B202])" office:value-type="string" office:string-value="Lago Alonso" calcext:value-type="string">
            <text:p>Lago Alonso</text:p>
          </table:table-cell>
          <table:table-cell table:formula="of:=[$Adapatado.N202]" office:value-type="string" office:string-value="WL[hW[yV4h" calcext:value-type="string">
            <text:p>WL[hW[yV4h</text:p>
          </table:table-cell>
          <table:table-cell table:formula="of:=[$Adapatado.O202]" office:value-type="string" office:string-value="11/08/1988" calcext:value-type="string">
            <text:p>11/08/1988</text:p>
          </table:table-cell>
          <table:table-cell table:formula="of:=[$Adapatado.Q202]" office:value-type="string" office:string-value="717844221" calcext:value-type="string">
            <text:p>717844221</text:p>
          </table:table-cell>
          <table:table-cell table:formula="of:=[$Adapatado.R202]" office:value-type="string" office:string-value="59 Wells Walk" calcext:value-type="string">
            <text:p>59 Wells Walk</text:p>
          </table:table-cell>
          <table:table-cell table:formula="of:=[$Adapatado.S202]" office:value-type="string" office:string-value="Vilagarcía de Arousa" calcext:value-type="string">
            <text:p>Vilagarcía de Arousa</text:p>
          </table:table-cell>
          <table:table-cell table:formula="of:=[$Adapatado.U202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03]" office:value-type="string" office:string-value="a18pablobuma" calcext:value-type="string">
            <text:p>a18pablobuma</text:p>
          </table:table-cell>
          <table:table-cell table:formula="of:=[$Adapatado.C203]" office:value-type="string" office:string-value="Pablo" calcext:value-type="string">
            <text:p>Pablo</text:p>
          </table:table-cell>
          <table:table-cell table:formula="of:=CONCATENATE([$Adapatado.A203];&quot; &quot;;[$Adapatado.B203])" office:value-type="string" office:string-value="Buezas Martin" calcext:value-type="string">
            <text:p>Buezas Martin</text:p>
          </table:table-cell>
          <table:table-cell table:formula="of:=[$Adapatado.N203]" office:value-type="string" office:string-value=".=H@=.r3_4" calcext:value-type="string">
            <text:p>.=H@=.r3_4</text:p>
          </table:table-cell>
          <table:table-cell table:formula="of:=[$Adapatado.O203]" office:value-type="string" office:string-value="14/06/1991" calcext:value-type="string">
            <text:p>14/06/1991</text:p>
          </table:table-cell>
          <table:table-cell table:formula="of:=[$Adapatado.Q203]" office:value-type="string" office:string-value="722736354" calcext:value-type="string">
            <text:p>722736354</text:p>
          </table:table-cell>
          <table:table-cell table:formula="of:=[$Adapatado.R203]" office:value-type="string" office:string-value="1 Colwick Park Close" calcext:value-type="string">
            <text:p>1 Colwick Park Close</text:p>
          </table:table-cell>
          <table:table-cell table:formula="of:=[$Adapatado.S203]" office:value-type="string" office:string-value="Vigo" calcext:value-type="string">
            <text:p>Vigo</text:p>
          </table:table-cell>
          <table:table-cell table:formula="of:=[$Adapatado.U203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04]" office:value-type="string" office:string-value="a20armandomacu" calcext:value-type="string">
            <text:p>a20armandomacu</text:p>
          </table:table-cell>
          <table:table-cell table:formula="of:=[$Adapatado.C204]" office:value-type="string" office:string-value="Armando" calcext:value-type="string">
            <text:p>Armando</text:p>
          </table:table-cell>
          <table:table-cell table:formula="of:=CONCATENATE([$Adapatado.A204];&quot; &quot;;[$Adapatado.B204])" office:value-type="string" office:string-value="Maciejewska Cuerdo" calcext:value-type="string">
            <text:p>Maciejewska Cuerdo</text:p>
          </table:table-cell>
          <table:table-cell table:formula="of:=[$Adapatado.N204]" office:value-type="string" office:string-value="{P9=m93VnA" calcext:value-type="string">
            <text:p>{P9=m93VnA</text:p>
          </table:table-cell>
          <table:table-cell table:formula="of:=[$Adapatado.O204]" office:value-type="string" office:string-value="15/11/1976" calcext:value-type="string">
            <text:p>15/11/1976</text:p>
          </table:table-cell>
          <table:table-cell table:formula="of:=[$Adapatado.Q204]" office:value-type="string" office:string-value="646376558" calcext:value-type="string">
            <text:p>646376558</text:p>
          </table:table-cell>
          <table:table-cell table:formula="of:=[$Adapatado.R204]" office:value-type="string" office:string-value="12 Meadowdale Close" calcext:value-type="string">
            <text:p>12 Meadowdale Close</text:p>
          </table:table-cell>
          <table:table-cell table:formula="of:=[$Adapatado.S204]" office:value-type="string" office:string-value="Vigo" calcext:value-type="string">
            <text:p>Vigo</text:p>
          </table:table-cell>
          <table:table-cell table:formula="of:=[$Adapatado.U204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205]" office:value-type="string" office:string-value="a18rubenpuho" calcext:value-type="string">
            <text:p>a18rubenpuho</text:p>
          </table:table-cell>
          <table:table-cell table:formula="of:=[$Adapatado.C205]" office:value-type="string" office:string-value="Rubén" calcext:value-type="string">
            <text:p>Rubén</text:p>
          </table:table-cell>
          <table:table-cell table:formula="of:=CONCATENATE([$Adapatado.A205];&quot; &quot;;[$Adapatado.B205])" office:value-type="string" office:string-value="Pulido Hoever" calcext:value-type="string">
            <text:p>Pulido Hoever</text:p>
          </table:table-cell>
          <table:table-cell table:formula="of:=[$Adapatado.N205]" office:value-type="string" office:string-value="oK.j].]K4q" calcext:value-type="string">
            <text:p>oK.j].]K4q</text:p>
          </table:table-cell>
          <table:table-cell table:formula="of:=[$Adapatado.O205]" office:value-type="string" office:string-value="27/03/1993" calcext:value-type="string">
            <text:p>27/03/1993</text:p>
          </table:table-cell>
          <table:table-cell table:formula="of:=[$Adapatado.Q205]" office:value-type="string" office:string-value="617923288" calcext:value-type="string">
            <text:p>617923288</text:p>
          </table:table-cell>
          <table:table-cell table:formula="of:=[$Adapatado.R205]" office:value-type="string" office:string-value="54 Ton Glas" calcext:value-type="string">
            <text:p>54 Ton Glas</text:p>
          </table:table-cell>
          <table:table-cell table:formula="of:=[$Adapatado.S205]" office:value-type="string" office:string-value="Vigo" calcext:value-type="string">
            <text:p>Vigo</text:p>
          </table:table-cell>
          <table:table-cell table:formula="of:=[$Adapatado.U205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06]" office:value-type="string" office:string-value="a19raquelalfr" calcext:value-type="string">
            <text:p>a19raquelalfr</text:p>
          </table:table-cell>
          <table:table-cell table:formula="of:=[$Adapatado.C206]" office:value-type="string" office:string-value="Raquel" calcext:value-type="string">
            <text:p>Raquel</text:p>
          </table:table-cell>
          <table:table-cell table:formula="of:=CONCATENATE([$Adapatado.A206];&quot; &quot;;[$Adapatado.B206])" office:value-type="string" office:string-value="Álvarez Frka" calcext:value-type="string">
            <text:p>Álvarez Frka</text:p>
          </table:table-cell>
          <table:table-cell table:formula="of:=[$Adapatado.N206]" office:value-type="string" office:string-value="AtzT+4_wkF" calcext:value-type="string">
            <text:p>AtzT+4_wkF</text:p>
          </table:table-cell>
          <table:table-cell table:formula="of:=[$Adapatado.O206]" office:value-type="string" office:string-value="21/03/1998" calcext:value-type="string">
            <text:p>21/03/1998</text:p>
          </table:table-cell>
          <table:table-cell table:formula="of:=[$Adapatado.Q206]" office:value-type="string" office:string-value="737259623" calcext:value-type="string">
            <text:p>737259623</text:p>
          </table:table-cell>
          <table:table-cell table:formula="of:=[$Adapatado.R206]" office:value-type="string" office:string-value="5 Lapwing Lane" calcext:value-type="string">
            <text:p>5 Lapwing Lane</text:p>
          </table:table-cell>
          <table:table-cell table:formula="of:=[$Adapatado.S206]" office:value-type="string" office:string-value="Vigo" calcext:value-type="string">
            <text:p>Vigo</text:p>
          </table:table-cell>
          <table:table-cell table:formula="of:=[$Adapatado.U206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07]" office:value-type="string" office:string-value="a18loisfrga" calcext:value-type="string">
            <text:p>a18loisfrga</text:p>
          </table:table-cell>
          <table:table-cell table:formula="of:=[$Adapatado.C207]" office:value-type="string" office:string-value="Lois" calcext:value-type="string">
            <text:p>Lois</text:p>
          </table:table-cell>
          <table:table-cell table:formula="of:=CONCATENATE([$Adapatado.A207];&quot; &quot;;[$Adapatado.B207])" office:value-type="string" office:string-value="Freitas García" calcext:value-type="string">
            <text:p>Freitas García</text:p>
          </table:table-cell>
          <table:table-cell table:formula="of:=[$Adapatado.N207]" office:value-type="string" office:string-value="eeb]Xy9onR" calcext:value-type="string">
            <text:p>eeb]Xy9onR</text:p>
          </table:table-cell>
          <table:table-cell table:formula="of:=[$Adapatado.O207]" office:value-type="string" office:string-value="31/05/1978" calcext:value-type="string">
            <text:p>31/05/1978</text:p>
          </table:table-cell>
          <table:table-cell table:formula="of:=[$Adapatado.Q207]" office:value-type="string" office:string-value="664243201" calcext:value-type="string">
            <text:p>664243201</text:p>
          </table:table-cell>
          <table:table-cell table:formula="of:=[$Adapatado.R207]" office:value-type="string" office:string-value="11 Mundy Road" calcext:value-type="string">
            <text:p>11 Mundy Road</text:p>
          </table:table-cell>
          <table:table-cell table:formula="of:=[$Adapatado.S207]" office:value-type="string" office:string-value="Vigo" calcext:value-type="string">
            <text:p>Vigo</text:p>
          </table:table-cell>
          <table:table-cell table:formula="of:=[$Adapatado.U207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208]" office:value-type="string" office:string-value="a20laraviro" calcext:value-type="string">
            <text:p>a20laraviro</text:p>
          </table:table-cell>
          <table:table-cell table:formula="of:=[$Adapatado.C208]" office:value-type="string" office:string-value="Lara" calcext:value-type="string">
            <text:p>Lara</text:p>
          </table:table-cell>
          <table:table-cell table:formula="of:=CONCATENATE([$Adapatado.A208];&quot; &quot;;[$Adapatado.B208])" office:value-type="string" office:string-value="Vila Rodríguez" calcext:value-type="string">
            <text:p>Vila Rodríguez</text:p>
          </table:table-cell>
          <table:table-cell table:formula="of:=[$Adapatado.N208]" office:value-type="string" office:string-value="3u4zeW=pm*" calcext:value-type="string">
            <text:p>3u4zeW=pm*</text:p>
          </table:table-cell>
          <table:table-cell table:formula="of:=[$Adapatado.O208]" office:value-type="string" office:string-value="26/02/1999" calcext:value-type="string">
            <text:p>26/02/1999</text:p>
          </table:table-cell>
          <table:table-cell table:formula="of:=[$Adapatado.Q208]" office:value-type="string" office:string-value="718623010" calcext:value-type="string">
            <text:p>718623010</text:p>
          </table:table-cell>
          <table:table-cell table:formula="of:=[$Adapatado.R208]" office:value-type="string" office:string-value="Whitney Cottage" calcext:value-type="string">
            <text:p>Whitney Cottage</text:p>
          </table:table-cell>
          <table:table-cell table:formula="of:=[$Adapatado.S208]" office:value-type="string" office:string-value="Ponteareas" calcext:value-type="string">
            <text:p>Ponteareas</text:p>
          </table:table-cell>
          <table:table-cell table:formula="of:=[$Adapatado.U208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209]" office:value-type="string" office:string-value="a18luissisi" calcext:value-type="string">
            <text:p>a18luissisi</text:p>
          </table:table-cell>
          <table:table-cell table:formula="of:=[$Adapatado.C209]" office:value-type="string" office:string-value="Luis" calcext:value-type="string">
            <text:p>Luis</text:p>
          </table:table-cell>
          <table:table-cell table:formula="of:=CONCATENATE([$Adapatado.A209];&quot; &quot;;[$Adapatado.B209])" office:value-type="string" office:string-value="Sio Silva" calcext:value-type="string">
            <text:p>Sio Silva</text:p>
          </table:table-cell>
          <table:table-cell table:formula="of:=[$Adapatado.N209]" office:value-type="string" office:string-value="F|wa7Xww.P" calcext:value-type="string">
            <text:p>F|wa7Xww.P</text:p>
          </table:table-cell>
          <table:table-cell table:formula="of:=[$Adapatado.O209]" office:value-type="string" office:string-value="05/04/1987" calcext:value-type="string">
            <text:p>05/04/1987</text:p>
          </table:table-cell>
          <table:table-cell table:formula="of:=[$Adapatado.Q209]" office:value-type="string" office:string-value="772641574" calcext:value-type="string">
            <text:p>772641574</text:p>
          </table:table-cell>
          <table:table-cell table:formula="of:=[$Adapatado.R209]" office:value-type="string" office:string-value="Flat 4" calcext:value-type="string">
            <text:p>Flat 4</text:p>
          </table:table-cell>
          <table:table-cell table:formula="of:=[$Adapatado.S209]" office:value-type="string" office:string-value="Pontevedra" calcext:value-type="string">
            <text:p>Pontevedra</text:p>
          </table:table-cell>
          <table:table-cell table:formula="of:=[$Adapatado.U209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210]" office:value-type="string" office:string-value="a18pablofodi" calcext:value-type="string">
            <text:p>a18pablofodi</text:p>
          </table:table-cell>
          <table:table-cell table:formula="of:=[$Adapatado.C210]" office:value-type="string" office:string-value="Pablo" calcext:value-type="string">
            <text:p>Pablo</text:p>
          </table:table-cell>
          <table:table-cell table:formula="of:=CONCATENATE([$Adapatado.A210];&quot; &quot;;[$Adapatado.B210])" office:value-type="string" office:string-value="Fontela Díaz" calcext:value-type="string">
            <text:p>Fontela Díaz</text:p>
          </table:table-cell>
          <table:table-cell table:formula="of:=[$Adapatado.N210]" office:value-type="string" office:string-value="NpL@go{9d*" calcext:value-type="string">
            <text:p>NpL@go{9d*</text:p>
          </table:table-cell>
          <table:table-cell table:formula="of:=[$Adapatado.O210]" office:value-type="string" office:string-value="29/03/1995" calcext:value-type="string">
            <text:p>29/03/1995</text:p>
          </table:table-cell>
          <table:table-cell table:formula="of:=[$Adapatado.Q210]" office:value-type="string" office:string-value="783517892" calcext:value-type="string">
            <text:p>783517892</text:p>
          </table:table-cell>
          <table:table-cell table:formula="of:=[$Adapatado.R210]" office:value-type="string" office:string-value="16 Willow Tree Drive" calcext:value-type="string">
            <text:p>16 Willow Tree Drive</text:p>
          </table:table-cell>
          <table:table-cell table:formula="of:=[$Adapatado.S210]" office:value-type="string" office:string-value="Vigo" calcext:value-type="string">
            <text:p>Vigo</text:p>
          </table:table-cell>
          <table:table-cell table:formula="of:=[$Adapatado.U210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211]" office:value-type="string" office:string-value="a20pedroouja" calcext:value-type="string">
            <text:p>a20pedroouja</text:p>
          </table:table-cell>
          <table:table-cell table:formula="of:=[$Adapatado.C211]" office:value-type="string" office:string-value="Pedro" calcext:value-type="string">
            <text:p>Pedro</text:p>
          </table:table-cell>
          <table:table-cell table:formula="of:=CONCATENATE([$Adapatado.A211];&quot; &quot;;[$Adapatado.B211])" office:value-type="string" office:string-value="Outón Jarreta" calcext:value-type="string">
            <text:p>Outón Jarreta</text:p>
          </table:table-cell>
          <table:table-cell table:formula="of:=[$Adapatado.N211]" office:value-type="string" office:string-value="d9gfF3K[FP" calcext:value-type="string">
            <text:p>d9gfF3K[FP</text:p>
          </table:table-cell>
          <table:table-cell table:formula="of:=[$Adapatado.O211]" office:value-type="string" office:string-value="07/05/1996" calcext:value-type="string">
            <text:p>07/05/1996</text:p>
          </table:table-cell>
          <table:table-cell table:formula="of:=[$Adapatado.Q211]" office:value-type="string" office:string-value="766044074" calcext:value-type="string">
            <text:p>766044074</text:p>
          </table:table-cell>
          <table:table-cell table:formula="of:=[$Adapatado.R211]" office:value-type="string" office:string-value="Long Oake" calcext:value-type="string">
            <text:p>Long Oake</text:p>
          </table:table-cell>
          <table:table-cell table:formula="of:=[$Adapatado.S211]" office:value-type="string" office:string-value="Vigo" calcext:value-type="string">
            <text:p>Vigo</text:p>
          </table:table-cell>
          <table:table-cell table:formula="of:=[$Adapatado.U211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212]" office:value-type="string" office:string-value="a20uxiadola" calcext:value-type="string">
            <text:p>a20uxiadola</text:p>
          </table:table-cell>
          <table:table-cell table:formula="of:=[$Adapatado.C212]" office:value-type="string" office:string-value="Uxía" calcext:value-type="string">
            <text:p>Uxía</text:p>
          </table:table-cell>
          <table:table-cell table:formula="of:=CONCATENATE([$Adapatado.A212];&quot; &quot;;[$Adapatado.B212])" office:value-type="string" office:string-value="Domínguez Lago" calcext:value-type="string">
            <text:p>Domínguez Lago</text:p>
          </table:table-cell>
          <table:table-cell table:formula="of:=[$Adapatado.N212]" office:value-type="string" office:string-value="3vm[A4,pN-" calcext:value-type="string">
            <text:p>3vm[A4,pN-</text:p>
          </table:table-cell>
          <table:table-cell table:formula="of:=[$Adapatado.O212]" office:value-type="string" office:string-value="21/02/1972" calcext:value-type="string">
            <text:p>21/02/1972</text:p>
          </table:table-cell>
          <table:table-cell table:formula="of:=[$Adapatado.Q212]" office:value-type="string" office:string-value="769026878" calcext:value-type="string">
            <text:p>769026878</text:p>
          </table:table-cell>
          <table:table-cell table:formula="of:=[$Adapatado.R212]" office:value-type="string" office:string-value="59 Geneva Gardens" calcext:value-type="string">
            <text:p>59 Geneva Gardens</text:p>
          </table:table-cell>
          <table:table-cell table:formula="of:=[$Adapatado.S212]" office:value-type="string" office:string-value="Guarda (A)" calcext:value-type="string">
            <text:p>Guarda (A)</text:p>
          </table:table-cell>
          <table:table-cell table:formula="of:=[$Adapatado.U212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213]" office:value-type="string" office:string-value="a19alvarocoga" calcext:value-type="string">
            <text:p>a19alvarocoga</text:p>
          </table:table-cell>
          <table:table-cell table:formula="of:=[$Adapatado.C213]" office:value-type="string" office:string-value="Álvaro" calcext:value-type="string">
            <text:p>Álvaro</text:p>
          </table:table-cell>
          <table:table-cell table:formula="of:=CONCATENATE([$Adapatado.A213];&quot; &quot;;[$Adapatado.B213])" office:value-type="string" office:string-value="Conde García" calcext:value-type="string">
            <text:p>Conde García</text:p>
          </table:table-cell>
          <table:table-cell table:formula="of:=[$Adapatado.N213]" office:value-type="string" office:string-value="fA_i9Yfij|" calcext:value-type="string">
            <text:p>fA_i9Yfij|</text:p>
          </table:table-cell>
          <table:table-cell table:formula="of:=[$Adapatado.O213]" office:value-type="string" office:string-value="26/04/1967" calcext:value-type="string">
            <text:p>26/04/1967</text:p>
          </table:table-cell>
          <table:table-cell table:formula="of:=[$Adapatado.Q213]" office:value-type="string" office:string-value="663247892" calcext:value-type="string">
            <text:p>663247892</text:p>
          </table:table-cell>
          <table:table-cell table:formula="of:=[$Adapatado.R213]" office:value-type="string" office:string-value="26 Heol Treffynnon" calcext:value-type="string">
            <text:p>26 Heol Treffynnon</text:p>
          </table:table-cell>
          <table:table-cell table:formula="of:=[$Adapatado.S213]" office:value-type="string" office:string-value="Vigo" calcext:value-type="string">
            <text:p>Vigo</text:p>
          </table:table-cell>
          <table:table-cell table:formula="of:=[$Adapatado.U213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214]" office:value-type="string" office:string-value="a18danielpega" calcext:value-type="string">
            <text:p>a18danielpega</text:p>
          </table:table-cell>
          <table:table-cell table:formula="of:=[$Adapatado.C214]" office:value-type="string" office:string-value="Daniel" calcext:value-type="string">
            <text:p>Daniel</text:p>
          </table:table-cell>
          <table:table-cell table:formula="of:=CONCATENATE([$Adapatado.A214];&quot; &quot;;[$Adapatado.B214])" office:value-type="string" office:string-value="Pérez García" calcext:value-type="string">
            <text:p>Pérez García</text:p>
          </table:table-cell>
          <table:table-cell table:formula="of:=[$Adapatado.N214]" office:value-type="string" office:string-value="3u*P]_skWf" calcext:value-type="string">
            <text:p>3u*P]_skWf</text:p>
          </table:table-cell>
          <table:table-cell table:formula="of:=[$Adapatado.O214]" office:value-type="string" office:string-value="30/01/1973" calcext:value-type="string">
            <text:p>30/01/1973</text:p>
          </table:table-cell>
          <table:table-cell table:formula="of:=[$Adapatado.Q214]" office:value-type="string" office:string-value="772815557" calcext:value-type="string">
            <text:p>772815557</text:p>
          </table:table-cell>
          <table:table-cell table:formula="of:=[$Adapatado.R214]" office:value-type="string" office:string-value="64 Netherthorpe Street" calcext:value-type="string">
            <text:p>64 Netherthorpe Street</text:p>
          </table:table-cell>
          <table:table-cell table:formula="of:=[$Adapatado.S214]" office:value-type="string" office:string-value="Redondela" calcext:value-type="string">
            <text:p>Redondela</text:p>
          </table:table-cell>
          <table:table-cell table:formula="of:=[$Adapatado.U214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215]" office:value-type="string" office:string-value="a19josecajisa" calcext:value-type="string">
            <text:p>a19josecajisa</text:p>
          </table:table-cell>
          <table:table-cell table:formula="of:=[$Adapatado.C215]" office:value-type="string" office:string-value="Jose Carlos" calcext:value-type="string">
            <text:p>Jose Carlos</text:p>
          </table:table-cell>
          <table:table-cell table:formula="of:=CONCATENATE([$Adapatado.A215];&quot; &quot;;[$Adapatado.B215])" office:value-type="string" office:string-value="Jiménez Salgueiro" calcext:value-type="string">
            <text:p>Jiménez Salgueiro</text:p>
          </table:table-cell>
          <table:table-cell table:formula="of:=[$Adapatado.N215]" office:value-type="string" office:string-value="E]Tv=4vPs]" calcext:value-type="string">
            <text:p>E]Tv=4vPs]</text:p>
          </table:table-cell>
          <table:table-cell table:formula="of:=[$Adapatado.O215]" office:value-type="string" office:string-value="19/02/2001" calcext:value-type="string">
            <text:p>19/02/2001</text:p>
          </table:table-cell>
          <table:table-cell table:formula="of:=[$Adapatado.Q215]" office:value-type="string" office:string-value="600974814" calcext:value-type="string">
            <text:p>600974814</text:p>
          </table:table-cell>
          <table:table-cell table:formula="of:=[$Adapatado.R215]" office:value-type="string" office:string-value="Unit 8 Barberry Court" calcext:value-type="string">
            <text:p>Unit 8 Barberry Court</text:p>
          </table:table-cell>
          <table:table-cell table:formula="of:=[$Adapatado.S215]" office:value-type="string" office:string-value="Vigo" calcext:value-type="string">
            <text:p>Vigo</text:p>
          </table:table-cell>
          <table:table-cell table:formula="of:=[$Adapatado.U215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216]" office:value-type="string" office:string-value="a21alejandraboco" calcext:value-type="string">
            <text:p>a21alejandraboco</text:p>
          </table:table-cell>
          <table:table-cell table:formula="of:=[$Adapatado.C216]" office:value-type="string" office:string-value="Alejandra" calcext:value-type="string">
            <text:p>Alejandra</text:p>
          </table:table-cell>
          <table:table-cell table:formula="of:=CONCATENATE([$Adapatado.A216];&quot; &quot;;[$Adapatado.B216])" office:value-type="string" office:string-value="Bonnin Costas" calcext:value-type="string">
            <text:p>Bonnin Costas</text:p>
          </table:table-cell>
          <table:table-cell table:formula="of:=[$Adapatado.N216]" office:value-type="string" office:string-value="yvN7vPqy=V" calcext:value-type="string">
            <text:p>yvN7vPqy=V</text:p>
          </table:table-cell>
          <table:table-cell table:formula="of:=[$Adapatado.O216]" office:value-type="string" office:string-value="17/08/1997" calcext:value-type="string">
            <text:p>17/08/1997</text:p>
          </table:table-cell>
          <table:table-cell table:formula="of:=[$Adapatado.Q216]" office:value-type="string" office:string-value="687402137" calcext:value-type="string">
            <text:p>687402137</text:p>
          </table:table-cell>
          <table:table-cell table:formula="of:=[$Adapatado.R216]" office:value-type="string" office:string-value="Nuffield Health Fitness &amp; Wellbeing Centre" calcext:value-type="string">
            <text:p>Nuffield Health Fitness &amp; Wellbeing Centre</text:p>
          </table:table-cell>
          <table:table-cell table:formula="of:=[$Adapatado.S216]" office:value-type="string" office:string-value="Vigo" calcext:value-type="string">
            <text:p>Vigo</text:p>
          </table:table-cell>
          <table:table-cell table:formula="of:=[$Adapatado.U216]" office:value-type="string" office:string-value="iibna" calcext:value-type="string">
            <text:p>iibna</text:p>
          </table:table-cell>
        </table:table-row>
        <table:table-row table:style-name="ro1">
          <table:table-cell table:formula="of:=[$Adapatado.M217]" office:value-type="string" office:string-value="a21oscarjalepe" calcext:value-type="string">
            <text:p>a21oscarjalepe</text:p>
          </table:table-cell>
          <table:table-cell table:formula="of:=[$Adapatado.C217]" office:value-type="string" office:string-value="Oscar Jafeth" calcext:value-type="string">
            <text:p>Oscar Jafeth</text:p>
          </table:table-cell>
          <table:table-cell table:formula="of:=CONCATENATE([$Adapatado.A217];&quot; &quot;;[$Adapatado.B217])" office:value-type="string" office:string-value="Lesta Pérez" calcext:value-type="string">
            <text:p>Lesta Pérez</text:p>
          </table:table-cell>
          <table:table-cell table:formula="of:=[$Adapatado.N217]" office:value-type="string" office:string-value="jfL,+a.4-n" calcext:value-type="string">
            <text:p>jfL,+a.4-n</text:p>
          </table:table-cell>
          <table:table-cell table:formula="of:=[$Adapatado.O217]" office:value-type="string" office:string-value="26/09/1997" calcext:value-type="string">
            <text:p>26/09/1997</text:p>
          </table:table-cell>
          <table:table-cell table:formula="of:=[$Adapatado.Q217]" office:value-type="string" office:string-value="684307337" calcext:value-type="string">
            <text:p>684307337</text:p>
          </table:table-cell>
          <table:table-cell table:formula="of:=[$Adapatado.R217]" office:value-type="string" office:string-value="2 Star Lane" calcext:value-type="string">
            <text:p>2 Star Lane</text:p>
          </table:table-cell>
          <table:table-cell table:formula="of:=[$Adapatado.S217]" office:value-type="string" office:string-value="Vigo" calcext:value-type="string">
            <text:p>Vigo</text:p>
          </table:table-cell>
          <table:table-cell table:formula="of:=[$Adapatado.U217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218]" office:value-type="string" office:string-value="a21jessicaabyapi" calcext:value-type="string">
            <text:p>a21jessicaabyapi</text:p>
          </table:table-cell>
          <table:table-cell table:formula="of:=[$Adapatado.C218]" office:value-type="string" office:string-value="Jessica Abigail" calcext:value-type="string">
            <text:p>Jessica Abigail</text:p>
          </table:table-cell>
          <table:table-cell table:formula="of:=CONCATENATE([$Adapatado.A218];&quot; &quot;;[$Adapatado.B218])" office:value-type="string" office:string-value="Yagual Piñeiro" calcext:value-type="string">
            <text:p>Yagual Piñeiro</text:p>
          </table:table-cell>
          <table:table-cell table:formula="of:=[$Adapatado.N218]" office:value-type="string" office:string-value="4LW@AoX-3[" calcext:value-type="string">
            <text:p>4LW@AoX-3[</text:p>
          </table:table-cell>
          <table:table-cell table:formula="of:=[$Adapatado.O218]" office:value-type="string" office:string-value="23/01/1974" calcext:value-type="string">
            <text:p>23/01/1974</text:p>
          </table:table-cell>
          <table:table-cell table:formula="of:=[$Adapatado.Q218]" office:value-type="string" office:string-value="746572503" calcext:value-type="string">
            <text:p>746572503</text:p>
          </table:table-cell>
          <table:table-cell table:formula="of:=[$Adapatado.R218]" office:value-type="string" office:string-value="Forgedene" calcext:value-type="string">
            <text:p>Forgedene</text:p>
          </table:table-cell>
          <table:table-cell table:formula="of:=[$Adapatado.S218]" office:value-type="string" office:string-value="Vigo" calcext:value-type="string">
            <text:p>Vigo</text:p>
          </table:table-cell>
          <table:table-cell table:formula="of:=[$Adapatado.U218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19]" office:value-type="string" office:string-value="a21andrearovi" calcext:value-type="string">
            <text:p>a21andrearovi</text:p>
          </table:table-cell>
          <table:table-cell table:formula="of:=[$Adapatado.C219]" office:value-type="string" office:string-value="Andrea" calcext:value-type="string">
            <text:p>Andrea</text:p>
          </table:table-cell>
          <table:table-cell table:formula="of:=CONCATENATE([$Adapatado.A219];&quot; &quot;;[$Adapatado.B219])" office:value-type="string" office:string-value="Rodríguez Villanueva" calcext:value-type="string">
            <text:p>Rodríguez Villanueva</text:p>
          </table:table-cell>
          <table:table-cell table:formula="of:=[$Adapatado.N219]" office:value-type="string" office:string-value="7PHRdcY|KL" calcext:value-type="string">
            <text:p>7PHRdcY|KL</text:p>
          </table:table-cell>
          <table:table-cell table:formula="of:=[$Adapatado.O219]" office:value-type="string" office:string-value="03/03/1999" calcext:value-type="string">
            <text:p>03/03/1999</text:p>
          </table:table-cell>
          <table:table-cell table:formula="of:=[$Adapatado.Q219]" office:value-type="string" office:string-value="773586980" calcext:value-type="string">
            <text:p>773586980</text:p>
          </table:table-cell>
          <table:table-cell table:formula="of:=[$Adapatado.R219]" office:value-type="string" office:string-value="30 Greenside" calcext:value-type="string">
            <text:p>30 Greenside</text:p>
          </table:table-cell>
          <table:table-cell table:formula="of:=[$Adapatado.S219]" office:value-type="string" office:string-value="Vigo" calcext:value-type="string">
            <text:p>Vigo</text:p>
          </table:table-cell>
          <table:table-cell table:formula="of:=[$Adapatado.U219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220]" office:value-type="string" office:string-value="a20antiamope" calcext:value-type="string">
            <text:p>a20antiamope</text:p>
          </table:table-cell>
          <table:table-cell table:formula="of:=[$Adapatado.C220]" office:value-type="string" office:string-value="Antia" calcext:value-type="string">
            <text:p>Antia</text:p>
          </table:table-cell>
          <table:table-cell table:formula="of:=CONCATENATE([$Adapatado.A220];&quot; &quot;;[$Adapatado.B220])" office:value-type="string" office:string-value="Morón Pérez" calcext:value-type="string">
            <text:p>Morón Pérez</text:p>
          </table:table-cell>
          <table:table-cell table:formula="of:=[$Adapatado.N220]" office:value-type="string" office:string-value="q]FjU@Y3nH" calcext:value-type="string">
            <text:p>q]FjU@Y3nH</text:p>
          </table:table-cell>
          <table:table-cell table:formula="of:=[$Adapatado.O220]" office:value-type="string" office:string-value="10/10/1977" calcext:value-type="string">
            <text:p>10/10/1977</text:p>
          </table:table-cell>
          <table:table-cell table:formula="of:=[$Adapatado.Q220]" office:value-type="string" office:string-value="615710515" calcext:value-type="string">
            <text:p>615710515</text:p>
          </table:table-cell>
          <table:table-cell table:formula="of:=[$Adapatado.R220]" office:value-type="string" office:string-value="3 Moor Park Drive" calcext:value-type="string">
            <text:p>3 Moor Park Drive</text:p>
          </table:table-cell>
          <table:table-cell table:formula="of:=[$Adapatado.S220]" office:value-type="string" office:string-value="Vigo" calcext:value-type="string">
            <text:p>Vigo</text:p>
          </table:table-cell>
          <table:table-cell table:formula="of:=[$Adapatado.U220]" office:value-type="string" office:string-value="iibna" calcext:value-type="string">
            <text:p>iibna</text:p>
          </table:table-cell>
        </table:table-row>
        <table:table-row table:style-name="ro1">
          <table:table-cell table:formula="of:=[$Adapatado.M221]" office:value-type="string" office:string-value="a19mariabape" calcext:value-type="string">
            <text:p>a19mariabape</text:p>
          </table:table-cell>
          <table:table-cell table:formula="of:=[$Adapatado.C221]" office:value-type="string" office:string-value="María" calcext:value-type="string">
            <text:p>María</text:p>
          </table:table-cell>
          <table:table-cell table:formula="of:=CONCATENATE([$Adapatado.A221];&quot; &quot;;[$Adapatado.B221])" office:value-type="string" office:string-value="Barciela Pérez" calcext:value-type="string">
            <text:p>Barciela Pérez</text:p>
          </table:table-cell>
          <table:table-cell table:formula="of:=[$Adapatado.N221]" office:value-type="string" office:string-value="Wu9n-P3Ey7" calcext:value-type="string">
            <text:p>Wu9n-P3Ey7</text:p>
          </table:table-cell>
          <table:table-cell table:formula="of:=[$Adapatado.O221]" office:value-type="string" office:string-value="17/11/1975" calcext:value-type="string">
            <text:p>17/11/1975</text:p>
          </table:table-cell>
          <table:table-cell table:formula="of:=[$Adapatado.Q221]" office:value-type="string" office:string-value="722137759" calcext:value-type="string">
            <text:p>722137759</text:p>
          </table:table-cell>
          <table:table-cell table:formula="of:=[$Adapatado.R221]" office:value-type="string" office:string-value="12 Holly Grove" calcext:value-type="string">
            <text:p>12 Holly Grove</text:p>
          </table:table-cell>
          <table:table-cell table:formula="of:=[$Adapatado.S221]" office:value-type="string" office:string-value="Moaña" calcext:value-type="string">
            <text:p>Moaña</text:p>
          </table:table-cell>
          <table:table-cell table:formula="of:=[$Adapatado.U221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222]" office:value-type="string" office:string-value="a21abrahamrasa" calcext:value-type="string">
            <text:p>a21abrahamrasa</text:p>
          </table:table-cell>
          <table:table-cell table:formula="of:=[$Adapatado.C222]" office:value-type="string" office:string-value="Abraham" calcext:value-type="string">
            <text:p>Abraham</text:p>
          </table:table-cell>
          <table:table-cell table:formula="of:=CONCATENATE([$Adapatado.A222];&quot; &quot;;[$Adapatado.B222])" office:value-type="string" office:string-value="Ramilo Sanmartín" calcext:value-type="string">
            <text:p>Ramilo Sanmartín</text:p>
          </table:table-cell>
          <table:table-cell table:formula="of:=[$Adapatado.N222]" office:value-type="string" office:string-value="3kkLML7A[Y" calcext:value-type="string">
            <text:p>3kkLML7A[Y</text:p>
          </table:table-cell>
          <table:table-cell table:formula="of:=[$Adapatado.O222]" office:value-type="string" office:string-value="17/05/2002" calcext:value-type="string">
            <text:p>17/05/2002</text:p>
          </table:table-cell>
          <table:table-cell table:formula="of:=[$Adapatado.Q222]" office:value-type="string" office:string-value="737310892" calcext:value-type="string">
            <text:p>737310892</text:p>
          </table:table-cell>
          <table:table-cell table:formula="of:=[$Adapatado.R222]" office:value-type="string" office:string-value="12 Victoria Park" calcext:value-type="string">
            <text:p>12 Victoria Park</text:p>
          </table:table-cell>
          <table:table-cell table:formula="of:=[$Adapatado.S222]" office:value-type="string" office:string-value="Porriño (O)" calcext:value-type="string">
            <text:p>Porriño (O)</text:p>
          </table:table-cell>
          <table:table-cell table:formula="of:=[$Adapatado.U222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223]" office:value-type="string" office:string-value="a19uxiapepi" calcext:value-type="string">
            <text:p>a19uxiapepi</text:p>
          </table:table-cell>
          <table:table-cell table:formula="of:=[$Adapatado.C223]" office:value-type="string" office:string-value="Uxía" calcext:value-type="string">
            <text:p>Uxía</text:p>
          </table:table-cell>
          <table:table-cell table:formula="of:=CONCATENATE([$Adapatado.A223];&quot; &quot;;[$Adapatado.B223])" office:value-type="string" office:string-value="Pereira Pinheiro" calcext:value-type="string">
            <text:p>Pereira Pinheiro</text:p>
          </table:table-cell>
          <table:table-cell table:formula="of:=[$Adapatado.N223]" office:value-type="string" office:string-value="rHb4Tzfo{F" calcext:value-type="string">
            <text:p>rHb4Tzfo{F</text:p>
          </table:table-cell>
          <table:table-cell table:formula="of:=[$Adapatado.O223]" office:value-type="string" office:string-value="19/10/1994" calcext:value-type="string">
            <text:p>19/10/1994</text:p>
          </table:table-cell>
          <table:table-cell table:formula="of:=[$Adapatado.Q223]" office:value-type="string" office:string-value="682690143" calcext:value-type="string">
            <text:p>682690143</text:p>
          </table:table-cell>
          <table:table-cell table:formula="of:=[$Adapatado.R223]" office:value-type="string" office:string-value="16 Godden Road" calcext:value-type="string">
            <text:p>16 Godden Road</text:p>
          </table:table-cell>
          <table:table-cell table:formula="of:=[$Adapatado.S223]" office:value-type="string" office:string-value="Vigo" calcext:value-type="string">
            <text:p>Vigo</text:p>
          </table:table-cell>
          <table:table-cell table:formula="of:=[$Adapatado.U223]" office:value-type="string" office:string-value="iibna" calcext:value-type="string">
            <text:p>iibna</text:p>
          </table:table-cell>
        </table:table-row>
        <table:table-row table:style-name="ro1">
          <table:table-cell table:formula="of:=[$Adapatado.M224]" office:value-type="string" office:string-value="a20albadogo" calcext:value-type="string">
            <text:p>a20albadogo</text:p>
          </table:table-cell>
          <table:table-cell table:formula="of:=[$Adapatado.C224]" office:value-type="string" office:string-value="Alba" calcext:value-type="string">
            <text:p>Alba</text:p>
          </table:table-cell>
          <table:table-cell table:formula="of:=CONCATENATE([$Adapatado.A224];&quot; &quot;;[$Adapatado.B224])" office:value-type="string" office:string-value="Domínguez Gonzalez" calcext:value-type="string">
            <text:p>Domínguez Gonzalez</text:p>
          </table:table-cell>
          <table:table-cell table:formula="of:=[$Adapatado.N224]" office:value-type="string" office:string-value="7s7AN[N{bN" calcext:value-type="string">
            <text:p>7s7AN[N{bN</text:p>
          </table:table-cell>
          <table:table-cell table:formula="of:=[$Adapatado.O224]" office:value-type="string" office:string-value="18/05/2000" calcext:value-type="string">
            <text:p>18/05/2000</text:p>
          </table:table-cell>
          <table:table-cell table:formula="of:=[$Adapatado.Q224]" office:value-type="string" office:string-value="710861398" calcext:value-type="string">
            <text:p>710861398</text:p>
          </table:table-cell>
          <table:table-cell table:formula="of:=[$Adapatado.R224]" office:value-type="string" office:string-value="The Cottage In The Wood Hotel &amp; Restaurant" calcext:value-type="string">
            <text:p>The Cottage In The Wood Hotel &amp; Restaurant</text:p>
          </table:table-cell>
          <table:table-cell table:formula="of:=[$Adapatado.S224]" office:value-type="string" office:string-value="Vigo" calcext:value-type="string">
            <text:p>Vigo</text:p>
          </table:table-cell>
          <table:table-cell table:formula="of:=[$Adapatado.U224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25]" office:value-type="string" office:string-value="a18estebanviit" calcext:value-type="string">
            <text:p>a18estebanviit</text:p>
          </table:table-cell>
          <table:table-cell table:formula="of:=[$Adapatado.C225]" office:value-type="string" office:string-value="Esteban" calcext:value-type="string">
            <text:p>Esteban</text:p>
          </table:table-cell>
          <table:table-cell table:formula="of:=CONCATENATE([$Adapatado.A225];&quot; &quot;;[$Adapatado.B225])" office:value-type="string" office:string-value="Vilacoba Italiani" calcext:value-type="string">
            <text:p>Vilacoba Italiani</text:p>
          </table:table-cell>
          <table:table-cell table:formula="of:=[$Adapatado.N225]" office:value-type="string" office:string-value="N4yo3c@P4J" calcext:value-type="string">
            <text:p>N4yo3c@P4J</text:p>
          </table:table-cell>
          <table:table-cell table:formula="of:=[$Adapatado.O225]" office:value-type="string" office:string-value="16/06/1993" calcext:value-type="string">
            <text:p>16/06/1993</text:p>
          </table:table-cell>
          <table:table-cell table:formula="of:=[$Adapatado.Q225]" office:value-type="string" office:string-value="659715425" calcext:value-type="string">
            <text:p>659715425</text:p>
          </table:table-cell>
          <table:table-cell table:formula="of:=[$Adapatado.R225]" office:value-type="string" office:string-value="33 Honeysuckle Lane" calcext:value-type="string">
            <text:p>33 Honeysuckle Lane</text:p>
          </table:table-cell>
          <table:table-cell table:formula="of:=[$Adapatado.S225]" office:value-type="string" office:string-value="Vigo" calcext:value-type="string">
            <text:p>Vigo</text:p>
          </table:table-cell>
          <table:table-cell table:formula="of:=[$Adapatado.U225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226]" office:value-type="string" office:string-value="a20nereagofe" calcext:value-type="string">
            <text:p>a20nereagofe</text:p>
          </table:table-cell>
          <table:table-cell table:formula="of:=[$Adapatado.C226]" office:value-type="string" office:string-value="Nerea" calcext:value-type="string">
            <text:p>Nerea</text:p>
          </table:table-cell>
          <table:table-cell table:formula="of:=CONCATENATE([$Adapatado.A226];&quot; &quot;;[$Adapatado.B226])" office:value-type="string" office:string-value="Gonzalez Ferreirós" calcext:value-type="string">
            <text:p>Gonzalez Ferreirós</text:p>
          </table:table-cell>
          <table:table-cell table:formula="of:=[$Adapatado.N226]" office:value-type="string" office:string-value="+b3gxRY3cL" calcext:value-type="string">
            <text:p>+b3gxRY3cL</text:p>
          </table:table-cell>
          <table:table-cell table:formula="of:=[$Adapatado.O226]" office:value-type="string" office:string-value="20/02/1976" calcext:value-type="string">
            <text:p>20/02/1976</text:p>
          </table:table-cell>
          <table:table-cell table:formula="of:=[$Adapatado.Q226]" office:value-type="string" office:string-value="607710324" calcext:value-type="string">
            <text:p>607710324</text:p>
          </table:table-cell>
          <table:table-cell table:formula="of:=[$Adapatado.R226]" office:value-type="string" office:string-value="22 Broad Avenue" calcext:value-type="string">
            <text:p>22 Broad Avenue</text:p>
          </table:table-cell>
          <table:table-cell table:formula="of:=[$Adapatado.S226]" office:value-type="string" office:string-value="Vigo" calcext:value-type="string">
            <text:p>Vigo</text:p>
          </table:table-cell>
          <table:table-cell table:formula="of:=[$Adapatado.U226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227]" office:value-type="string" office:string-value="a18pablomago" calcext:value-type="string">
            <text:p>a18pablomago</text:p>
          </table:table-cell>
          <table:table-cell table:formula="of:=[$Adapatado.C227]" office:value-type="string" office:string-value="Pablo" calcext:value-type="string">
            <text:p>Pablo</text:p>
          </table:table-cell>
          <table:table-cell table:formula="of:=CONCATENATE([$Adapatado.A227];&quot; &quot;;[$Adapatado.B227])" office:value-type="string" office:string-value="Martin González" calcext:value-type="string">
            <text:p>Martin González</text:p>
          </table:table-cell>
          <table:table-cell table:formula="of:=[$Adapatado.N227]" office:value-type="string" office:string-value="mu7s_4|tPe" calcext:value-type="string">
            <text:p>mu7s_4|tPe</text:p>
          </table:table-cell>
          <table:table-cell table:formula="of:=[$Adapatado.O227]" office:value-type="string" office:string-value="14/04/1998" calcext:value-type="string">
            <text:p>14/04/1998</text:p>
          </table:table-cell>
          <table:table-cell table:formula="of:=[$Adapatado.Q227]" office:value-type="string" office:string-value="636149376" calcext:value-type="string">
            <text:p>636149376</text:p>
          </table:table-cell>
          <table:table-cell table:formula="of:=[$Adapatado.R227]" office:value-type="string" office:string-value="Llainfadyn" calcext:value-type="string">
            <text:p>Llainfadyn</text:p>
          </table:table-cell>
          <table:table-cell table:formula="of:=[$Adapatado.S227]" office:value-type="string" office:string-value="Porriño (O)" calcext:value-type="string">
            <text:p>Porriño (O)</text:p>
          </table:table-cell>
          <table:table-cell table:formula="of:=[$Adapatado.U227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228]" office:value-type="string" office:string-value="a18yovananasosa" calcext:value-type="string">
            <text:p>a18yovananasosa</text:p>
          </table:table-cell>
          <table:table-cell table:formula="of:=[$Adapatado.C228]" office:value-type="string" office:string-value="Yovana Nataly" calcext:value-type="string">
            <text:p>Yovana Nataly</text:p>
          </table:table-cell>
          <table:table-cell table:formula="of:=CONCATENATE([$Adapatado.A228];&quot; &quot;;[$Adapatado.B228])" office:value-type="string" office:string-value="Soengas Santiago" calcext:value-type="string">
            <text:p>Soengas Santiago</text:p>
          </table:table-cell>
          <table:table-cell table:formula="of:=[$Adapatado.N228]" office:value-type="string" office:string-value="KLg7Av@yVY" calcext:value-type="string">
            <text:p>KLg7Av@yVY</text:p>
          </table:table-cell>
          <table:table-cell table:formula="of:=[$Adapatado.O228]" office:value-type="string" office:string-value="14/07/1991" calcext:value-type="string">
            <text:p>14/07/1991</text:p>
          </table:table-cell>
          <table:table-cell table:formula="of:=[$Adapatado.Q228]" office:value-type="string" office:string-value="617728988" calcext:value-type="string">
            <text:p>617728988</text:p>
          </table:table-cell>
          <table:table-cell table:formula="of:=[$Adapatado.R228]" office:value-type="string" office:string-value="40 Anthonys Avenue" calcext:value-type="string">
            <text:p>40 Anthonys Avenue</text:p>
          </table:table-cell>
          <table:table-cell table:formula="of:=[$Adapatado.S228]" office:value-type="string" office:string-value="Soutomaior" calcext:value-type="string">
            <text:p>Soutomaior</text:p>
          </table:table-cell>
          <table:table-cell table:formula="of:=[$Adapatado.U228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229]" office:value-type="string" office:string-value="a20amelyelurno" calcext:value-type="string">
            <text:p>a20amelyelurno</text:p>
          </table:table-cell>
          <table:table-cell table:formula="of:=[$Adapatado.C229]" office:value-type="string" office:string-value="Amely Elena" calcext:value-type="string">
            <text:p>Amely Elena</text:p>
          </table:table-cell>
          <table:table-cell table:formula="of:=CONCATENATE([$Adapatado.A229];&quot; &quot;;[$Adapatado.B229])" office:value-type="string" office:string-value="Urbina Nogueira" calcext:value-type="string">
            <text:p>Urbina Nogueira</text:p>
          </table:table-cell>
          <table:table-cell table:formula="of:=[$Adapatado.N229]" office:value-type="string" office:string-value="vqYM9Vypo=" calcext:value-type="string">
            <text:p>vqYM9Vypo=</text:p>
          </table:table-cell>
          <table:table-cell table:formula="of:=[$Adapatado.O229]" office:value-type="string" office:string-value="21/05/1984" calcext:value-type="string">
            <text:p>21/05/1984</text:p>
          </table:table-cell>
          <table:table-cell table:formula="of:=[$Adapatado.Q229]" office:value-type="string" office:string-value="744737331" calcext:value-type="string">
            <text:p>744737331</text:p>
          </table:table-cell>
          <table:table-cell table:formula="of:=[$Adapatado.R229]" office:value-type="string" office:string-value="Flat 12" calcext:value-type="string">
            <text:p>Flat 12</text:p>
          </table:table-cell>
          <table:table-cell table:formula="of:=[$Adapatado.S229]" office:value-type="string" office:string-value="Baiona" calcext:value-type="string">
            <text:p>Baiona</text:p>
          </table:table-cell>
          <table:table-cell table:formula="of:=[$Adapatado.U229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30]" office:value-type="string" office:string-value="a20emanuelamca" calcext:value-type="string">
            <text:p>a20emanuelamca</text:p>
          </table:table-cell>
          <table:table-cell table:formula="of:=[$Adapatado.C230]" office:value-type="string" office:string-value="Emanuel" calcext:value-type="string">
            <text:p>Emanuel</text:p>
          </table:table-cell>
          <table:table-cell table:formula="of:=CONCATENATE([$Adapatado.A230];&quot; &quot;;[$Adapatado.B230])" office:value-type="string" office:string-value="Amoedo Campos" calcext:value-type="string">
            <text:p>Amoedo Campos</text:p>
          </table:table-cell>
          <table:table-cell table:formula="of:=[$Adapatado.N230]" office:value-type="string" office:string-value="|yLq@9RWga" calcext:value-type="string">
            <text:p>|yLq@9RWga</text:p>
          </table:table-cell>
          <table:table-cell table:formula="of:=[$Adapatado.O230]" office:value-type="string" office:string-value="19/02/2000" calcext:value-type="string">
            <text:p>19/02/2000</text:p>
          </table:table-cell>
          <table:table-cell table:formula="of:=[$Adapatado.Q230]" office:value-type="string" office:string-value="737844409" calcext:value-type="string">
            <text:p>737844409</text:p>
          </table:table-cell>
          <table:table-cell table:formula="of:=[$Adapatado.R230]" office:value-type="string" office:string-value="Flat A" calcext:value-type="string">
            <text:p>Flat A</text:p>
          </table:table-cell>
          <table:table-cell table:formula="of:=[$Adapatado.S230]" office:value-type="string" office:string-value="Meaño" calcext:value-type="string">
            <text:p>Meaño</text:p>
          </table:table-cell>
          <table:table-cell table:formula="of:=[$Adapatado.U230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31]" office:value-type="string" office:string-value="a20xiomaraolgasa" calcext:value-type="string">
            <text:p>a20xiomaraolgasa</text:p>
          </table:table-cell>
          <table:table-cell table:formula="of:=[$Adapatado.C231]" office:value-type="string" office:string-value="Xiomara Olenka" calcext:value-type="string">
            <text:p>Xiomara Olenka</text:p>
          </table:table-cell>
          <table:table-cell table:formula="of:=CONCATENATE([$Adapatado.A231];&quot; &quot;;[$Adapatado.B231])" office:value-type="string" office:string-value="García Sampedro" calcext:value-type="string">
            <text:p>García Sampedro</text:p>
          </table:table-cell>
          <table:table-cell table:formula="of:=[$Adapatado.N231]" office:value-type="string" office:string-value="P9PJEn-qMY" calcext:value-type="string">
            <text:p>P9PJEn-qMY</text:p>
          </table:table-cell>
          <table:table-cell table:formula="of:=[$Adapatado.O231]" office:value-type="string" office:string-value="14/09/1981" calcext:value-type="string">
            <text:p>14/09/1981</text:p>
          </table:table-cell>
          <table:table-cell table:formula="of:=[$Adapatado.Q231]" office:value-type="string" office:string-value="766193447" calcext:value-type="string">
            <text:p>766193447</text:p>
          </table:table-cell>
          <table:table-cell table:formula="of:=[$Adapatado.R231]" office:value-type="string" office:string-value="2 Beech Avenue" calcext:value-type="string">
            <text:p>2 Beech Avenue</text:p>
          </table:table-cell>
          <table:table-cell table:formula="of:=[$Adapatado.S231]" office:value-type="string" office:string-value="Mos" calcext:value-type="string">
            <text:p>Mos</text:p>
          </table:table-cell>
          <table:table-cell table:formula="of:=[$Adapatado.U231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232]" office:value-type="string" office:string-value="a19joseabarto" calcext:value-type="string">
            <text:p>a19joseabarto</text:p>
          </table:table-cell>
          <table:table-cell table:formula="of:=[$Adapatado.C232]" office:value-type="string" office:string-value="José Abraham" calcext:value-type="string">
            <text:p>José Abraham</text:p>
          </table:table-cell>
          <table:table-cell table:formula="of:=CONCATENATE([$Adapatado.A232];&quot; &quot;;[$Adapatado.B232])" office:value-type="string" office:string-value="Arias Torres" calcext:value-type="string">
            <text:p>Arias Torres</text:p>
          </table:table-cell>
          <table:table-cell table:formula="of:=[$Adapatado.N232]" office:value-type="string" office:string-value="x[4e|ALarw" calcext:value-type="string">
            <text:p>x[4e|ALarw</text:p>
          </table:table-cell>
          <table:table-cell table:formula="of:=[$Adapatado.O232]" office:value-type="string" office:string-value="12/02/1999" calcext:value-type="string">
            <text:p>12/02/1999</text:p>
          </table:table-cell>
          <table:table-cell table:formula="of:=[$Adapatado.Q232]" office:value-type="string" office:string-value="732059557" calcext:value-type="string">
            <text:p>732059557</text:p>
          </table:table-cell>
          <table:table-cell table:formula="of:=[$Adapatado.R232]" office:value-type="string" office:string-value="Burditch House" calcext:value-type="string">
            <text:p>Burditch House</text:p>
          </table:table-cell>
          <table:table-cell table:formula="of:=[$Adapatado.S232]" office:value-type="string" office:string-value="Coruña (A)" calcext:value-type="string">
            <text:p>Coruña (A)</text:p>
          </table:table-cell>
          <table:table-cell table:formula="of:=[$Adapatado.U232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233]" office:value-type="string" office:string-value="a20sebastianfrgafa" calcext:value-type="string">
            <text:p>a20sebastianfrgafa</text:p>
          </table:table-cell>
          <table:table-cell table:formula="of:=[$Adapatado.C233]" office:value-type="string" office:string-value="Sebastián Franklin" calcext:value-type="string">
            <text:p>Sebastián Franklin</text:p>
          </table:table-cell>
          <table:table-cell table:formula="of:=CONCATENATE([$Adapatado.A233];&quot; &quot;;[$Adapatado.B233])" office:value-type="string" office:string-value="Garcia Fandiño" calcext:value-type="string">
            <text:p>Garcia Fandiño</text:p>
          </table:table-cell>
          <table:table-cell table:formula="of:=[$Adapatado.N233]" office:value-type="string" office:string-value="y+*Ry7K.A7" calcext:value-type="string">
            <text:p>y+*Ry7K.A7</text:p>
          </table:table-cell>
          <table:table-cell table:formula="of:=[$Adapatado.O233]" office:value-type="string" office:string-value="03/07/2001" calcext:value-type="string">
            <text:p>03/07/2001</text:p>
          </table:table-cell>
          <table:table-cell table:formula="of:=[$Adapatado.Q233]" office:value-type="string" office:string-value="737004838" calcext:value-type="string">
            <text:p>737004838</text:p>
          </table:table-cell>
          <table:table-cell table:formula="of:=[$Adapatado.R233]" office:value-type="string" office:string-value="36 Staffa Drive" calcext:value-type="string">
            <text:p>36 Staffa Drive</text:p>
          </table:table-cell>
          <table:table-cell table:formula="of:=[$Adapatado.S233]" office:value-type="string" office:string-value="Vigo" calcext:value-type="string">
            <text:p>Vigo</text:p>
          </table:table-cell>
          <table:table-cell table:formula="of:=[$Adapatado.U233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234]" office:value-type="string" office:string-value="a18angelolma" calcext:value-type="string">
            <text:p>a18angelolma</text:p>
          </table:table-cell>
          <table:table-cell table:formula="of:=[$Adapatado.C234]" office:value-type="string" office:string-value="Ángel" calcext:value-type="string">
            <text:p>Ángel</text:p>
          </table:table-cell>
          <table:table-cell table:formula="of:=CONCATENATE([$Adapatado.A234];&quot; &quot;;[$Adapatado.B234])" office:value-type="string" office:string-value="Olmo Maestre" calcext:value-type="string">
            <text:p>Olmo Maestre</text:p>
          </table:table-cell>
          <table:table-cell table:formula="of:=[$Adapatado.N234]" office:value-type="string" office:string-value="U9avd,.LTR" calcext:value-type="string">
            <text:p>U9avd,.LTR</text:p>
          </table:table-cell>
          <table:table-cell table:formula="of:=[$Adapatado.O234]" office:value-type="string" office:string-value="16/11/1998" calcext:value-type="string">
            <text:p>16/11/1998</text:p>
          </table:table-cell>
          <table:table-cell table:formula="of:=[$Adapatado.Q234]" office:value-type="string" office:string-value="768088746" calcext:value-type="string">
            <text:p>768088746</text:p>
          </table:table-cell>
          <table:table-cell table:formula="of:=[$Adapatado.R234]" office:value-type="string" office:string-value="Flat 11" calcext:value-type="string">
            <text:p>Flat 11</text:p>
          </table:table-cell>
          <table:table-cell table:formula="of:=[$Adapatado.S234]" office:value-type="string" office:string-value="Redondela" calcext:value-type="string">
            <text:p>Redondela</text:p>
          </table:table-cell>
          <table:table-cell table:formula="of:=[$Adapatado.U234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35]" office:value-type="string" office:string-value="a20rubengoco" calcext:value-type="string">
            <text:p>a20rubengoco</text:p>
          </table:table-cell>
          <table:table-cell table:formula="of:=[$Adapatado.C235]" office:value-type="string" office:string-value="Rubén" calcext:value-type="string">
            <text:p>Rubén</text:p>
          </table:table-cell>
          <table:table-cell table:formula="of:=CONCATENATE([$Adapatado.A235];&quot; &quot;;[$Adapatado.B235])" office:value-type="string" office:string-value="Gontá Couceiro" calcext:value-type="string">
            <text:p>Gontá Couceiro</text:p>
          </table:table-cell>
          <table:table-cell table:formula="of:=[$Adapatado.N235]" office:value-type="string" office:string-value="7AsX9xv-u9" calcext:value-type="string">
            <text:p>7AsX9xv-u9</text:p>
          </table:table-cell>
          <table:table-cell table:formula="of:=[$Adapatado.O235]" office:value-type="string" office:string-value="14/03/2001" calcext:value-type="string">
            <text:p>14/03/2001</text:p>
          </table:table-cell>
          <table:table-cell table:formula="of:=[$Adapatado.Q235]" office:value-type="string" office:string-value="789919915" calcext:value-type="string">
            <text:p>789919915</text:p>
          </table:table-cell>
          <table:table-cell table:formula="of:=[$Adapatado.R235]" office:value-type="string" office:string-value="37 West Leys Road" calcext:value-type="string">
            <text:p>37 West Leys Road</text:p>
          </table:table-cell>
          <table:table-cell table:formula="of:=[$Adapatado.S235]" office:value-type="string" office:string-value="Tomiño" calcext:value-type="string">
            <text:p>Tomiño</text:p>
          </table:table-cell>
          <table:table-cell table:formula="of:=[$Adapatado.U235]" office:value-type="string" office:string-value="iibna" calcext:value-type="string">
            <text:p>iibna</text:p>
          </table:table-cell>
        </table:table-row>
        <table:table-row table:style-name="ro1">
          <table:table-cell table:formula="of:=[$Adapatado.M236]" office:value-type="string" office:string-value="a20andressasafo" calcext:value-type="string">
            <text:p>a20andressasafo</text:p>
          </table:table-cell>
          <table:table-cell table:formula="of:=[$Adapatado.C236]" office:value-type="string" office:string-value="Andres Santiago" calcext:value-type="string">
            <text:p>Andres Santiago</text:p>
          </table:table-cell>
          <table:table-cell table:formula="of:=CONCATENATE([$Adapatado.A236];&quot; &quot;;[$Adapatado.B236])" office:value-type="string" office:string-value="Santiago Fontenla" calcext:value-type="string">
            <text:p>Santiago Fontenla</text:p>
          </table:table-cell>
          <table:table-cell table:formula="of:=[$Adapatado.N236]" office:value-type="string" office:string-value="EFH7|._awA" calcext:value-type="string">
            <text:p>EFH7|._awA</text:p>
          </table:table-cell>
          <table:table-cell table:formula="of:=[$Adapatado.O236]" office:value-type="string" office:string-value="12/06/2000" calcext:value-type="string">
            <text:p>12/06/2000</text:p>
          </table:table-cell>
          <table:table-cell table:formula="of:=[$Adapatado.Q236]" office:value-type="string" office:string-value="787026425" calcext:value-type="string">
            <text:p>787026425</text:p>
          </table:table-cell>
          <table:table-cell table:formula="of:=[$Adapatado.R236]" office:value-type="string" office:string-value="33 Rothesay Avenue" calcext:value-type="string">
            <text:p>33 Rothesay Avenue</text:p>
          </table:table-cell>
          <table:table-cell table:formula="of:=[$Adapatado.S236]" office:value-type="string" office:string-value="Tui" calcext:value-type="string">
            <text:p>Tui</text:p>
          </table:table-cell>
          <table:table-cell table:formula="of:=[$Adapatado.U236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237]" office:value-type="string" office:string-value="a20samuelcaca" calcext:value-type="string">
            <text:p>a20samuelcaca</text:p>
          </table:table-cell>
          <table:table-cell table:formula="of:=[$Adapatado.C237]" office:value-type="string" office:string-value="Samuel" calcext:value-type="string">
            <text:p>Samuel</text:p>
          </table:table-cell>
          <table:table-cell table:formula="of:=CONCATENATE([$Adapatado.A237];&quot; &quot;;[$Adapatado.B237])" office:value-type="string" office:string-value="Castro Calvo" calcext:value-type="string">
            <text:p>Castro Calvo</text:p>
          </table:table-cell>
          <table:table-cell table:formula="of:=[$Adapatado.N237]" office:value-type="string" office:string-value="d+y_fP]e43" calcext:value-type="string">
            <text:p>d+y_fP]e43</text:p>
          </table:table-cell>
          <table:table-cell table:formula="of:=[$Adapatado.O237]" office:value-type="string" office:string-value="18/12/2000" calcext:value-type="string">
            <text:p>18/12/2000</text:p>
          </table:table-cell>
          <table:table-cell table:formula="of:=[$Adapatado.Q237]" office:value-type="string" office:string-value="636041421" calcext:value-type="string">
            <text:p>636041421</text:p>
          </table:table-cell>
          <table:table-cell table:formula="of:=[$Adapatado.R237]" office:value-type="string" office:string-value="Bodkin Farm" calcext:value-type="string">
            <text:p>Bodkin Farm</text:p>
          </table:table-cell>
          <table:table-cell table:formula="of:=[$Adapatado.S237]" office:value-type="string" office:string-value="Salceda de Caselas" calcext:value-type="string">
            <text:p>Salceda de Caselas</text:p>
          </table:table-cell>
          <table:table-cell table:formula="of:=[$Adapatado.U237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238]" office:value-type="string" office:string-value="a19agustinabrba" calcext:value-type="string">
            <text:p>a19agustinabrba</text:p>
          </table:table-cell>
          <table:table-cell table:formula="of:=[$Adapatado.C238]" office:value-type="string" office:string-value="Agustina" calcext:value-type="string">
            <text:p>Agustina</text:p>
          </table:table-cell>
          <table:table-cell table:formula="of:=CONCATENATE([$Adapatado.A238];&quot; &quot;;[$Adapatado.B238])" office:value-type="string" office:string-value="Brandón Barros" calcext:value-type="string">
            <text:p>Brandón Barros</text:p>
          </table:table-cell>
          <table:table-cell table:formula="of:=[$Adapatado.N238]" office:value-type="string" office:string-value="A@]ju4jwgx" calcext:value-type="string">
            <text:p>A@]ju4jwgx</text:p>
          </table:table-cell>
          <table:table-cell table:formula="of:=[$Adapatado.O238]" office:value-type="string" office:string-value="10/04/1992" calcext:value-type="string">
            <text:p>10/04/1992</text:p>
          </table:table-cell>
          <table:table-cell table:formula="of:=[$Adapatado.Q238]" office:value-type="string" office:string-value="689015822" calcext:value-type="string">
            <text:p>689015822</text:p>
          </table:table-cell>
          <table:table-cell table:formula="of:=[$Adapatado.R238]" office:value-type="string" office:string-value="45 Longfellow Road" calcext:value-type="string">
            <text:p>45 Longfellow Road</text:p>
          </table:table-cell>
          <table:table-cell table:formula="of:=[$Adapatado.S238]" office:value-type="string" office:string-value="Vigo" calcext:value-type="string">
            <text:p>Vigo</text:p>
          </table:table-cell>
          <table:table-cell table:formula="of:=[$Adapatado.U238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239]" office:value-type="string" office:string-value="a18migueldool" calcext:value-type="string">
            <text:p>a18migueldool</text:p>
          </table:table-cell>
          <table:table-cell table:formula="of:=[$Adapatado.C239]" office:value-type="string" office:string-value="Miguel" calcext:value-type="string">
            <text:p>Miguel</text:p>
          </table:table-cell>
          <table:table-cell table:formula="of:=CONCATENATE([$Adapatado.A239];&quot; &quot;;[$Adapatado.B239])" office:value-type="string" office:string-value="Docampo Olaberry" calcext:value-type="string">
            <text:p>Docampo Olaberry</text:p>
          </table:table-cell>
          <table:table-cell table:formula="of:=[$Adapatado.N239]" office:value-type="string" office:string-value="YuWV7TX,eC" calcext:value-type="string">
            <text:p>YuWV7TX,eC</text:p>
          </table:table-cell>
          <table:table-cell table:formula="of:=[$Adapatado.O239]" office:value-type="string" office:string-value="11/10/1997" calcext:value-type="string">
            <text:p>11/10/1997</text:p>
          </table:table-cell>
          <table:table-cell table:formula="of:=[$Adapatado.Q239]" office:value-type="string" office:string-value="723422849" calcext:value-type="string">
            <text:p>723422849</text:p>
          </table:table-cell>
          <table:table-cell table:formula="of:=[$Adapatado.R239]" office:value-type="string" office:string-value="27 Cotswold Close" calcext:value-type="string">
            <text:p>27 Cotswold Close</text:p>
          </table:table-cell>
          <table:table-cell table:formula="of:=[$Adapatado.S239]" office:value-type="string" office:string-value="Vigo" calcext:value-type="string">
            <text:p>Vigo</text:p>
          </table:table-cell>
          <table:table-cell table:formula="of:=[$Adapatado.U239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240]" office:value-type="string" office:string-value="a19nereagogi" calcext:value-type="string">
            <text:p>a19nereagogi</text:p>
          </table:table-cell>
          <table:table-cell table:formula="of:=[$Adapatado.C240]" office:value-type="string" office:string-value="Nerea" calcext:value-type="string">
            <text:p>Nerea</text:p>
          </table:table-cell>
          <table:table-cell table:formula="of:=CONCATENATE([$Adapatado.A240];&quot; &quot;;[$Adapatado.B240])" office:value-type="string" office:string-value="Gómez Gil" calcext:value-type="string">
            <text:p>Gómez Gil</text:p>
          </table:table-cell>
          <table:table-cell table:formula="of:=[$Adapatado.N240]" office:value-type="string" office:string-value="cbMb7{sr.{" calcext:value-type="string">
            <text:p>cbMb7{sr.{</text:p>
          </table:table-cell>
          <table:table-cell table:formula="of:=[$Adapatado.O240]" office:value-type="string" office:string-value="06/04/1989" calcext:value-type="string">
            <text:p>06/04/1989</text:p>
          </table:table-cell>
          <table:table-cell table:formula="of:=[$Adapatado.Q240]" office:value-type="string" office:string-value="719250994" calcext:value-type="string">
            <text:p>719250994</text:p>
          </table:table-cell>
          <table:table-cell table:formula="of:=[$Adapatado.R240]" office:value-type="string" office:string-value="31 Cabinhill Road" calcext:value-type="string">
            <text:p>31 Cabinhill Road</text:p>
          </table:table-cell>
          <table:table-cell table:formula="of:=[$Adapatado.S240]" office:value-type="string" office:string-value="Vigo" calcext:value-type="string">
            <text:p>Vigo</text:p>
          </table:table-cell>
          <table:table-cell table:formula="of:=[$Adapatado.U240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241]" office:value-type="string" office:string-value="a20sofiasace" calcext:value-type="string">
            <text:p>a20sofiasace</text:p>
          </table:table-cell>
          <table:table-cell table:formula="of:=[$Adapatado.C241]" office:value-type="string" office:string-value="Sofía" calcext:value-type="string">
            <text:p>Sofía</text:p>
          </table:table-cell>
          <table:table-cell table:formula="of:=CONCATENATE([$Adapatado.A241];&quot; &quot;;[$Adapatado.B241])" office:value-type="string" office:string-value="Santos Cerqueira" calcext:value-type="string">
            <text:p>Santos Cerqueira</text:p>
          </table:table-cell>
          <table:table-cell table:formula="of:=[$Adapatado.N241]" office:value-type="string" office:string-value="Yqiif-9UCa" calcext:value-type="string">
            <text:p>Yqiif-9UCa</text:p>
          </table:table-cell>
          <table:table-cell table:formula="of:=[$Adapatado.O241]" office:value-type="string" office:string-value="22/04/1998" calcext:value-type="string">
            <text:p>22/04/1998</text:p>
          </table:table-cell>
          <table:table-cell table:formula="of:=[$Adapatado.Q241]" office:value-type="string" office:string-value="774641915" calcext:value-type="string">
            <text:p>774641915</text:p>
          </table:table-cell>
          <table:table-cell table:formula="of:=[$Adapatado.R241]" office:value-type="string" office:string-value="2 Northfield" calcext:value-type="string">
            <text:p>2 Northfield</text:p>
          </table:table-cell>
          <table:table-cell table:formula="of:=[$Adapatado.S241]" office:value-type="string" office:string-value="Redondela" calcext:value-type="string">
            <text:p>Redondela</text:p>
          </table:table-cell>
          <table:table-cell table:formula="of:=[$Adapatado.U241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242]" office:value-type="string" office:string-value="a21pablocoes" calcext:value-type="string">
            <text:p>a21pablocoes</text:p>
          </table:table-cell>
          <table:table-cell table:formula="of:=[$Adapatado.C242]" office:value-type="string" office:string-value="Pablo" calcext:value-type="string">
            <text:p>Pablo</text:p>
          </table:table-cell>
          <table:table-cell table:formula="of:=CONCATENATE([$Adapatado.A242];&quot; &quot;;[$Adapatado.B242])" office:value-type="string" office:string-value="Costa Esquivel" calcext:value-type="string">
            <text:p>Costa Esquivel</text:p>
          </table:table-cell>
          <table:table-cell table:formula="of:=[$Adapatado.N242]" office:value-type="string" office:string-value="Exaw+=9.H3" calcext:value-type="string">
            <text:p>Exaw+=9.H3</text:p>
          </table:table-cell>
          <table:table-cell table:formula="of:=[$Adapatado.O242]" office:value-type="string" office:string-value="13/12/1991" calcext:value-type="string">
            <text:p>13/12/1991</text:p>
          </table:table-cell>
          <table:table-cell table:formula="of:=[$Adapatado.Q242]" office:value-type="string" office:string-value="745008058" calcext:value-type="string">
            <text:p>745008058</text:p>
          </table:table-cell>
          <table:table-cell table:formula="of:=[$Adapatado.R242]" office:value-type="string" office:string-value="6 Meadow Rise" calcext:value-type="string">
            <text:p>6 Meadow Rise</text:p>
          </table:table-cell>
          <table:table-cell table:formula="of:=[$Adapatado.S242]" office:value-type="string" office:string-value="Vigo" calcext:value-type="string">
            <text:p>Vigo</text:p>
          </table:table-cell>
          <table:table-cell table:formula="of:=[$Adapatado.U242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243]" office:value-type="string" office:string-value="a20rubenjololo" calcext:value-type="string">
            <text:p>a20rubenjololo</text:p>
          </table:table-cell>
          <table:table-cell table:formula="of:=[$Adapatado.C243]" office:value-type="string" office:string-value="Rubén José" calcext:value-type="string">
            <text:p>Rubén José</text:p>
          </table:table-cell>
          <table:table-cell table:formula="of:=CONCATENATE([$Adapatado.A243];&quot; &quot;;[$Adapatado.B243])" office:value-type="string" office:string-value="López López" calcext:value-type="string">
            <text:p>López López</text:p>
          </table:table-cell>
          <table:table-cell table:formula="of:=[$Adapatado.N243]" office:value-type="string" office:string-value="7v]aYfpC4{" calcext:value-type="string">
            <text:p>7v]aYfpC4{</text:p>
          </table:table-cell>
          <table:table-cell table:formula="of:=[$Adapatado.O243]" office:value-type="string" office:string-value="07/04/2002" calcext:value-type="string">
            <text:p>07/04/2002</text:p>
          </table:table-cell>
          <table:table-cell table:formula="of:=[$Adapatado.Q243]" office:value-type="string" office:string-value="653082638" calcext:value-type="string">
            <text:p>653082638</text:p>
          </table:table-cell>
          <table:table-cell table:formula="of:=[$Adapatado.R243]" office:value-type="string" office:string-value="12 Hill Walk" calcext:value-type="string">
            <text:p>12 Hill Walk</text:p>
          </table:table-cell>
          <table:table-cell table:formula="of:=[$Adapatado.S243]" office:value-type="string" office:string-value="Redondela" calcext:value-type="string">
            <text:p>Redondela</text:p>
          </table:table-cell>
          <table:table-cell table:formula="of:=[$Adapatado.U243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244]" office:value-type="string" office:string-value="a18adriansado" calcext:value-type="string">
            <text:p>a18adriansado</text:p>
          </table:table-cell>
          <table:table-cell table:formula="of:=[$Adapatado.C244]" office:value-type="string" office:string-value="Adrián" calcext:value-type="string">
            <text:p>Adrián</text:p>
          </table:table-cell>
          <table:table-cell table:formula="of:=CONCATENATE([$Adapatado.A244];&quot; &quot;;[$Adapatado.B244])" office:value-type="string" office:string-value="Santos Domínguez" calcext:value-type="string">
            <text:p>Santos Domínguez</text:p>
          </table:table-cell>
          <table:table-cell table:formula="of:=[$Adapatado.N244]" office:value-type="string" office:string-value="no43LA@U=M" calcext:value-type="string">
            <text:p>no43LA@U=M</text:p>
          </table:table-cell>
          <table:table-cell table:formula="of:=[$Adapatado.O244]" office:value-type="string" office:string-value="29/12/1992" calcext:value-type="string">
            <text:p>29/12/1992</text:p>
          </table:table-cell>
          <table:table-cell table:formula="of:=[$Adapatado.Q244]" office:value-type="string" office:string-value="773310834" calcext:value-type="string">
            <text:p>773310834</text:p>
          </table:table-cell>
          <table:table-cell table:formula="of:=[$Adapatado.R244]" office:value-type="string" office:string-value="Phoenix Villa" calcext:value-type="string">
            <text:p>Phoenix Villa</text:p>
          </table:table-cell>
          <table:table-cell table:formula="of:=[$Adapatado.S244]" office:value-type="string" office:string-value="Vigo" calcext:value-type="string">
            <text:p>Vigo</text:p>
          </table:table-cell>
          <table:table-cell table:formula="of:=[$Adapatado.U244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45]" office:value-type="string" office:string-value="a19mariabesiso" calcext:value-type="string">
            <text:p>a19mariabesiso</text:p>
          </table:table-cell>
          <table:table-cell table:formula="of:=[$Adapatado.C245]" office:value-type="string" office:string-value="María Belén" calcext:value-type="string">
            <text:p>María Belén</text:p>
          </table:table-cell>
          <table:table-cell table:formula="of:=CONCATENATE([$Adapatado.A245];&quot; &quot;;[$Adapatado.B245])" office:value-type="string" office:string-value="Sío Soto" calcext:value-type="string">
            <text:p>Sío Soto</text:p>
          </table:table-cell>
          <table:table-cell table:formula="of:=[$Adapatado.N245]" office:value-type="string" office:string-value="z}arreyUp4" calcext:value-type="string">
            <text:p>z}arreyUp4</text:p>
          </table:table-cell>
          <table:table-cell table:formula="of:=[$Adapatado.O245]" office:value-type="string" office:string-value="21/09/2000" calcext:value-type="string">
            <text:p>21/09/2000</text:p>
          </table:table-cell>
          <table:table-cell table:formula="of:=[$Adapatado.Q245]" office:value-type="string" office:string-value="738752822" calcext:value-type="string">
            <text:p>738752822</text:p>
          </table:table-cell>
          <table:table-cell table:formula="of:=[$Adapatado.R245]" office:value-type="string" office:string-value="Flat 8" calcext:value-type="string">
            <text:p>Flat 8</text:p>
          </table:table-cell>
          <table:table-cell table:formula="of:=[$Adapatado.S245]" office:value-type="string" office:string-value="Porriño (O)" calcext:value-type="string">
            <text:p>Porriño (O)</text:p>
          </table:table-cell>
          <table:table-cell table:formula="of:=[$Adapatado.U245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246]" office:value-type="string" office:string-value="a20rafaelmofeal" calcext:value-type="string">
            <text:p>a20rafaelmofeal</text:p>
          </table:table-cell>
          <table:table-cell table:formula="of:=[$Adapatado.C246]" office:value-type="string" office:string-value="Rafael Moisés" calcext:value-type="string">
            <text:p>Rafael Moisés</text:p>
          </table:table-cell>
          <table:table-cell table:formula="of:=CONCATENATE([$Adapatado.A246];&quot; &quot;;[$Adapatado.B246])" office:value-type="string" office:string-value="Fernández Alonso" calcext:value-type="string">
            <text:p>Fernández Alonso</text:p>
          </table:table-cell>
          <table:table-cell table:formula="of:=[$Adapatado.N246]" office:value-type="string" office:string-value="Vg[R4bCC|U" calcext:value-type="string">
            <text:p>Vg[R4bCC|U</text:p>
          </table:table-cell>
          <table:table-cell table:formula="of:=[$Adapatado.O246]" office:value-type="string" office:string-value="28/06/1969" calcext:value-type="string">
            <text:p>28/06/1969</text:p>
          </table:table-cell>
          <table:table-cell table:formula="of:=[$Adapatado.Q246]" office:value-type="string" office:string-value="616311006" calcext:value-type="string">
            <text:p>616311006</text:p>
          </table:table-cell>
          <table:table-cell table:formula="of:=[$Adapatado.R246]" office:value-type="string" office:string-value="31 Kempton Road" calcext:value-type="string">
            <text:p>31 Kempton Road</text:p>
          </table:table-cell>
          <table:table-cell table:formula="of:=[$Adapatado.S246]" office:value-type="string" office:string-value="Vigo" calcext:value-type="string">
            <text:p>Vigo</text:p>
          </table:table-cell>
          <table:table-cell table:formula="of:=[$Adapatado.U246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47]" office:value-type="string" office:string-value="a21nuriayumoso" calcext:value-type="string">
            <text:p>a21nuriayumoso</text:p>
          </table:table-cell>
          <table:table-cell table:formula="of:=[$Adapatado.C247]" office:value-type="string" office:string-value="Nuria Yu" calcext:value-type="string">
            <text:p>Nuria Yu</text:p>
          </table:table-cell>
          <table:table-cell table:formula="of:=CONCATENATE([$Adapatado.A247];&quot; &quot;;[$Adapatado.B247])" office:value-type="string" office:string-value="Monjas Soutiño" calcext:value-type="string">
            <text:p>Monjas Soutiño</text:p>
          </table:table-cell>
          <table:table-cell table:formula="of:=[$Adapatado.N247]" office:value-type="string" office:string-value=".yspXHL}u9" calcext:value-type="string">
            <text:p>.yspXHL}u9</text:p>
          </table:table-cell>
          <table:table-cell table:formula="of:=[$Adapatado.O247]" office:value-type="string" office:string-value="08/01/1998" calcext:value-type="string">
            <text:p>08/01/1998</text:p>
          </table:table-cell>
          <table:table-cell table:formula="of:=[$Adapatado.Q247]" office:value-type="string" office:string-value="769804214" calcext:value-type="string">
            <text:p>769804214</text:p>
          </table:table-cell>
          <table:table-cell table:formula="of:=[$Adapatado.R247]" office:value-type="string" office:string-value="Bella Vista" calcext:value-type="string">
            <text:p>Bella Vista</text:p>
          </table:table-cell>
          <table:table-cell table:formula="of:=[$Adapatado.S247]" office:value-type="string" office:string-value="Vigo" calcext:value-type="string">
            <text:p>Vigo</text:p>
          </table:table-cell>
          <table:table-cell table:formula="of:=[$Adapatado.U247]" office:value-type="string" office:string-value="iibna" calcext:value-type="string">
            <text:p>iibna</text:p>
          </table:table-cell>
        </table:table-row>
        <table:table-row table:style-name="ro1">
          <table:table-cell table:formula="of:=[$Adapatado.M248]" office:value-type="string" office:string-value="a18albaorpa" calcext:value-type="string">
            <text:p>a18albaorpa</text:p>
          </table:table-cell>
          <table:table-cell table:formula="of:=[$Adapatado.C248]" office:value-type="string" office:string-value="Alba" calcext:value-type="string">
            <text:p>Alba</text:p>
          </table:table-cell>
          <table:table-cell table:formula="of:=CONCATENATE([$Adapatado.A248];&quot; &quot;;[$Adapatado.B248])" office:value-type="string" office:string-value="Orallo Paz" calcext:value-type="string">
            <text:p>Orallo Paz</text:p>
          </table:table-cell>
          <table:table-cell table:formula="of:=[$Adapatado.N248]" office:value-type="string" office:string-value="qfW+@rFn9t" calcext:value-type="string">
            <text:p>qfW+@rFn9t</text:p>
          </table:table-cell>
          <table:table-cell table:formula="of:=[$Adapatado.O248]" office:value-type="string" office:string-value="03/11/1997" calcext:value-type="string">
            <text:p>03/11/1997</text:p>
          </table:table-cell>
          <table:table-cell table:formula="of:=[$Adapatado.Q248]" office:value-type="string" office:string-value="650467789" calcext:value-type="string">
            <text:p>650467789</text:p>
          </table:table-cell>
          <table:table-cell table:formula="of:=[$Adapatado.R248]" office:value-type="string" office:string-value="26 New Farm Road" calcext:value-type="string">
            <text:p>26 New Farm Road</text:p>
          </table:table-cell>
          <table:table-cell table:formula="of:=[$Adapatado.S248]" office:value-type="string" office:string-value="Vigo" calcext:value-type="string">
            <text:p>Vigo</text:p>
          </table:table-cell>
          <table:table-cell table:formula="of:=[$Adapatado.U248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249]" office:value-type="string" office:string-value="a21sixdeyadcabu" calcext:value-type="string">
            <text:p>a21sixdeyadcabu</text:p>
          </table:table-cell>
          <table:table-cell table:formula="of:=[$Adapatado.C249]" office:value-type="string" office:string-value="Sixdey Adriana" calcext:value-type="string">
            <text:p>Sixdey Adriana</text:p>
          </table:table-cell>
          <table:table-cell table:formula="of:=CONCATENATE([$Adapatado.A249];&quot; &quot;;[$Adapatado.B249])" office:value-type="string" office:string-value="Cabal Buján" calcext:value-type="string">
            <text:p>Cabal Buján</text:p>
          </table:table-cell>
          <table:table-cell table:formula="of:=[$Adapatado.N249]" office:value-type="string" office:string-value="@Ewoff[9oF" calcext:value-type="string">
            <text:p>@Ewoff[9oF</text:p>
          </table:table-cell>
          <table:table-cell table:formula="of:=[$Adapatado.O249]" office:value-type="string" office:string-value="14/06/1999" calcext:value-type="string">
            <text:p>14/06/1999</text:p>
          </table:table-cell>
          <table:table-cell table:formula="of:=[$Adapatado.Q249]" office:value-type="string" office:string-value="677004446" calcext:value-type="string">
            <text:p>677004446</text:p>
          </table:table-cell>
          <table:table-cell table:formula="of:=[$Adapatado.R249]" office:value-type="string" office:string-value="25 Stopforth Street" calcext:value-type="string">
            <text:p>25 Stopforth Street</text:p>
          </table:table-cell>
          <table:table-cell table:formula="of:=[$Adapatado.S249]" office:value-type="string" office:string-value="Mos" calcext:value-type="string">
            <text:p>Mos</text:p>
          </table:table-cell>
          <table:table-cell table:formula="of:=[$Adapatado.U249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50]" office:value-type="string" office:string-value="a19juanjobrpi" calcext:value-type="string">
            <text:p>a19juanjobrpi</text:p>
          </table:table-cell>
          <table:table-cell table:formula="of:=[$Adapatado.C250]" office:value-type="string" office:string-value="Juan José" calcext:value-type="string">
            <text:p>Juan José</text:p>
          </table:table-cell>
          <table:table-cell table:formula="of:=CONCATENATE([$Adapatado.A250];&quot; &quot;;[$Adapatado.B250])" office:value-type="string" office:string-value="Brea Pintos" calcext:value-type="string">
            <text:p>Brea Pintos</text:p>
          </table:table-cell>
          <table:table-cell table:formula="of:=[$Adapatado.N250]" office:value-type="string" office:string-value="yEqbz,f7Hh" calcext:value-type="string">
            <text:p>yEqbz,f7Hh</text:p>
          </table:table-cell>
          <table:table-cell table:formula="of:=[$Adapatado.O250]" office:value-type="string" office:string-value="08/04/1990" calcext:value-type="string">
            <text:p>08/04/1990</text:p>
          </table:table-cell>
          <table:table-cell table:formula="of:=[$Adapatado.Q250]" office:value-type="string" office:string-value="661310006" calcext:value-type="string">
            <text:p>661310006</text:p>
          </table:table-cell>
          <table:table-cell table:formula="of:=[$Adapatado.R250]" office:value-type="string" office:string-value="Warwick Cottage" calcext:value-type="string">
            <text:p>Warwick Cottage</text:p>
          </table:table-cell>
          <table:table-cell table:formula="of:=[$Adapatado.S250]" office:value-type="string" office:string-value="Barbadás" calcext:value-type="string">
            <text:p>Barbadás</text:p>
          </table:table-cell>
          <table:table-cell table:formula="of:=[$Adapatado.U250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251]" office:value-type="string" office:string-value="a20diegodobe" calcext:value-type="string">
            <text:p>a20diegodobe</text:p>
          </table:table-cell>
          <table:table-cell table:formula="of:=[$Adapatado.C251]" office:value-type="string" office:string-value="Diego" calcext:value-type="string">
            <text:p>Diego</text:p>
          </table:table-cell>
          <table:table-cell table:formula="of:=CONCATENATE([$Adapatado.A251];&quot; &quot;;[$Adapatado.B251])" office:value-type="string" office:string-value="Dopeso Bemposta" calcext:value-type="string">
            <text:p>Dopeso Bemposta</text:p>
          </table:table-cell>
          <table:table-cell table:formula="of:=[$Adapatado.N251]" office:value-type="string" office:string-value="vJ{}c4EtFV" calcext:value-type="string">
            <text:p>vJ{}c4EtFV</text:p>
          </table:table-cell>
          <table:table-cell table:formula="of:=[$Adapatado.O251]" office:value-type="string" office:string-value="02/05/1991" calcext:value-type="string">
            <text:p>02/05/1991</text:p>
          </table:table-cell>
          <table:table-cell table:formula="of:=[$Adapatado.Q251]" office:value-type="string" office:string-value="639719103" calcext:value-type="string">
            <text:p>639719103</text:p>
          </table:table-cell>
          <table:table-cell table:formula="of:=[$Adapatado.R251]" office:value-type="string" office:string-value="1 Sanderson Close" calcext:value-type="string">
            <text:p>1 Sanderson Close</text:p>
          </table:table-cell>
          <table:table-cell table:formula="of:=[$Adapatado.S251]" office:value-type="string" office:string-value="Porriño (O)" calcext:value-type="string">
            <text:p>Porriño (O)</text:p>
          </table:table-cell>
          <table:table-cell table:formula="of:=[$Adapatado.U251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252]" office:value-type="string" office:string-value="a20juancadumo" calcext:value-type="string">
            <text:p>a20juancadumo</text:p>
          </table:table-cell>
          <table:table-cell table:formula="of:=[$Adapatado.C252]" office:value-type="string" office:string-value="Juan Camilo" calcext:value-type="string">
            <text:p>Juan Camilo</text:p>
          </table:table-cell>
          <table:table-cell table:formula="of:=CONCATENATE([$Adapatado.A252];&quot; &quot;;[$Adapatado.B252])" office:value-type="string" office:string-value="Durán Mouriño" calcext:value-type="string">
            <text:p>Durán Mouriño</text:p>
          </table:table-cell>
          <table:table-cell table:formula="of:=[$Adapatado.N252]" office:value-type="string" office:string-value="-F[tt@J,x4" calcext:value-type="string">
            <text:p>-F[tt@J,x4</text:p>
          </table:table-cell>
          <table:table-cell table:formula="of:=[$Adapatado.O252]" office:value-type="string" office:string-value="20/02/1994" calcext:value-type="string">
            <text:p>20/02/1994</text:p>
          </table:table-cell>
          <table:table-cell table:formula="of:=[$Adapatado.Q252]" office:value-type="string" office:string-value="769830201" calcext:value-type="string">
            <text:p>769830201</text:p>
          </table:table-cell>
          <table:table-cell table:formula="of:=[$Adapatado.R252]" office:value-type="string" office:string-value="1 Yarnton Close" calcext:value-type="string">
            <text:p>1 Yarnton Close</text:p>
          </table:table-cell>
          <table:table-cell table:formula="of:=[$Adapatado.S252]" office:value-type="string" office:string-value="Redondela" calcext:value-type="string">
            <text:p>Redondela</text:p>
          </table:table-cell>
          <table:table-cell table:formula="of:=[$Adapatado.U252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53]" office:value-type="string" office:string-value="a19mariavibo" calcext:value-type="string">
            <text:p>a19mariavibo</text:p>
          </table:table-cell>
          <table:table-cell table:formula="of:=[$Adapatado.C253]" office:value-type="string" office:string-value="María" calcext:value-type="string">
            <text:p>María</text:p>
          </table:table-cell>
          <table:table-cell table:formula="of:=CONCATENATE([$Adapatado.A253];&quot; &quot;;[$Adapatado.B253])" office:value-type="string" office:string-value="Villarroel Bouzón" calcext:value-type="string">
            <text:p>Villarroel Bouzón</text:p>
          </table:table-cell>
          <table:table-cell table:formula="of:=[$Adapatado.N253]" office:value-type="string" office:string-value="]7*VpNoX+R" calcext:value-type="string">
            <text:p>]7*VpNoX+R</text:p>
          </table:table-cell>
          <table:table-cell table:formula="of:=[$Adapatado.O253]" office:value-type="string" office:string-value="19/05/1978" calcext:value-type="string">
            <text:p>19/05/1978</text:p>
          </table:table-cell>
          <table:table-cell table:formula="of:=[$Adapatado.Q253]" office:value-type="string" office:string-value="724957566" calcext:value-type="string">
            <text:p>724957566</text:p>
          </table:table-cell>
          <table:table-cell table:formula="of:=[$Adapatado.R253]" office:value-type="string" office:string-value="Solus" calcext:value-type="string">
            <text:p>Solus</text:p>
          </table:table-cell>
          <table:table-cell table:formula="of:=[$Adapatado.S253]" office:value-type="string" office:string-value="Vigo" calcext:value-type="string">
            <text:p>Vigo</text:p>
          </table:table-cell>
          <table:table-cell table:formula="of:=[$Adapatado.U253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254]" office:value-type="string" office:string-value="a20gabrielaropa" calcext:value-type="string">
            <text:p>a20gabrielaropa</text:p>
          </table:table-cell>
          <table:table-cell table:formula="of:=[$Adapatado.C254]" office:value-type="string" office:string-value="Gabriela" calcext:value-type="string">
            <text:p>Gabriela</text:p>
          </table:table-cell>
          <table:table-cell table:formula="of:=CONCATENATE([$Adapatado.A254];&quot; &quot;;[$Adapatado.B254])" office:value-type="string" office:string-value="Rodríguez Pampillón" calcext:value-type="string">
            <text:p>Rodríguez Pampillón</text:p>
          </table:table-cell>
          <table:table-cell table:formula="of:=[$Adapatado.N254]" office:value-type="string" office:string-value=".[dr4UWWzR" calcext:value-type="string">
            <text:p>.[dr4UWWzR</text:p>
          </table:table-cell>
          <table:table-cell table:formula="of:=[$Adapatado.O254]" office:value-type="string" office:string-value="13/09/1985" calcext:value-type="string">
            <text:p>13/09/1985</text:p>
          </table:table-cell>
          <table:table-cell table:formula="of:=[$Adapatado.Q254]" office:value-type="string" office:string-value="738396296" calcext:value-type="string">
            <text:p>738396296</text:p>
          </table:table-cell>
          <table:table-cell table:formula="of:=[$Adapatado.R254]" office:value-type="string" office:string-value="33 Harcourt Road" calcext:value-type="string">
            <text:p>33 Harcourt Road</text:p>
          </table:table-cell>
          <table:table-cell table:formula="of:=[$Adapatado.S254]" office:value-type="string" office:string-value="Moaña" calcext:value-type="string">
            <text:p>Moaña</text:p>
          </table:table-cell>
          <table:table-cell table:formula="of:=[$Adapatado.U254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55]" office:value-type="string" office:string-value="a19pablotopu" calcext:value-type="string">
            <text:p>a19pablotopu</text:p>
          </table:table-cell>
          <table:table-cell table:formula="of:=[$Adapatado.C255]" office:value-type="string" office:string-value="Pablo" calcext:value-type="string">
            <text:p>Pablo</text:p>
          </table:table-cell>
          <table:table-cell table:formula="of:=CONCATENATE([$Adapatado.A255];&quot; &quot;;[$Adapatado.B255])" office:value-type="string" office:string-value="Torres Puga" calcext:value-type="string">
            <text:p>Torres Puga</text:p>
          </table:table-cell>
          <table:table-cell table:formula="of:=[$Adapatado.N255]" office:value-type="string" office:string-value="c9|ugqA3,P" calcext:value-type="string">
            <text:p>c9|ugqA3,P</text:p>
          </table:table-cell>
          <table:table-cell table:formula="of:=[$Adapatado.O255]" office:value-type="string" office:string-value="15/05/1997" calcext:value-type="string">
            <text:p>15/05/1997</text:p>
          </table:table-cell>
          <table:table-cell table:formula="of:=[$Adapatado.Q255]" office:value-type="string" office:string-value="611123657" calcext:value-type="string">
            <text:p>611123657</text:p>
          </table:table-cell>
          <table:table-cell table:formula="of:=[$Adapatado.R255]" office:value-type="string" office:string-value="4 Ringwood Road" calcext:value-type="string">
            <text:p>4 Ringwood Road</text:p>
          </table:table-cell>
          <table:table-cell table:formula="of:=[$Adapatado.S255]" office:value-type="string" office:string-value="Pazos de Borbén" calcext:value-type="string">
            <text:p>Pazos de Borbén</text:p>
          </table:table-cell>
          <table:table-cell table:formula="of:=[$Adapatado.U255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56]" office:value-type="string" office:string-value="a18arielmago" calcext:value-type="string">
            <text:p>a18arielmago</text:p>
          </table:table-cell>
          <table:table-cell table:formula="of:=[$Adapatado.C256]" office:value-type="string" office:string-value="Ariel" calcext:value-type="string">
            <text:p>Ariel</text:p>
          </table:table-cell>
          <table:table-cell table:formula="of:=CONCATENATE([$Adapatado.A256];&quot; &quot;;[$Adapatado.B256])" office:value-type="string" office:string-value="Martínez González" calcext:value-type="string">
            <text:p>Martínez González</text:p>
          </table:table-cell>
          <table:table-cell table:formula="of:=[$Adapatado.N256]" office:value-type="string" office:string-value="xv.KF}4XY," calcext:value-type="string">
            <text:p>xv.KF}4XY,</text:p>
          </table:table-cell>
          <table:table-cell table:formula="of:=[$Adapatado.O256]" office:value-type="string" office:string-value="01/11/1999" calcext:value-type="string">
            <text:p>01/11/1999</text:p>
          </table:table-cell>
          <table:table-cell table:formula="of:=[$Adapatado.Q256]" office:value-type="string" office:string-value="712656322" calcext:value-type="string">
            <text:p>712656322</text:p>
          </table:table-cell>
          <table:table-cell table:formula="of:=[$Adapatado.R256]" office:value-type="string" office:string-value="Mill House" calcext:value-type="string">
            <text:p>Mill House</text:p>
          </table:table-cell>
          <table:table-cell table:formula="of:=[$Adapatado.S256]" office:value-type="string" office:string-value="Vigo" calcext:value-type="string">
            <text:p>Vigo</text:p>
          </table:table-cell>
          <table:table-cell table:formula="of:=[$Adapatado.U256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257]" office:value-type="string" office:string-value="a18saradefi" calcext:value-type="string">
            <text:p>a18saradefi</text:p>
          </table:table-cell>
          <table:table-cell table:formula="of:=[$Adapatado.C257]" office:value-type="string" office:string-value="Sara" calcext:value-type="string">
            <text:p>Sara</text:p>
          </table:table-cell>
          <table:table-cell table:formula="of:=CONCATENATE([$Adapatado.A257];&quot; &quot;;[$Adapatado.B257])" office:value-type="string" office:string-value="del Río Figueroa" calcext:value-type="string">
            <text:p>del Río Figueroa</text:p>
          </table:table-cell>
          <table:table-cell table:formula="of:=[$Adapatado.N257]" office:value-type="string" office:string-value="M_dd[7[+c|" calcext:value-type="string">
            <text:p>M_dd[7[+c|</text:p>
          </table:table-cell>
          <table:table-cell table:formula="of:=[$Adapatado.O257]" office:value-type="string" office:string-value="01/12/2003" calcext:value-type="string">
            <text:p>01/12/2003</text:p>
          </table:table-cell>
          <table:table-cell table:formula="of:=[$Adapatado.Q257]" office:value-type="string" office:string-value="683701296" calcext:value-type="string">
            <text:p>683701296</text:p>
          </table:table-cell>
          <table:table-cell table:formula="of:=[$Adapatado.R257]" office:value-type="string" office:string-value="Cloudy Bay" calcext:value-type="string">
            <text:p>Cloudy Bay</text:p>
          </table:table-cell>
          <table:table-cell table:formula="of:=[$Adapatado.S257]" office:value-type="string" office:string-value="Pontevedra" calcext:value-type="string">
            <text:p>Pontevedra</text:p>
          </table:table-cell>
          <table:table-cell table:formula="of:=[$Adapatado.U257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258]" office:value-type="string" office:string-value="a21braiscoca" calcext:value-type="string">
            <text:p>a21braiscoca</text:p>
          </table:table-cell>
          <table:table-cell table:formula="of:=[$Adapatado.C258]" office:value-type="string" office:string-value="Brais" calcext:value-type="string">
            <text:p>Brais</text:p>
          </table:table-cell>
          <table:table-cell table:formula="of:=CONCATENATE([$Adapatado.A258];&quot; &quot;;[$Adapatado.B258])" office:value-type="string" office:string-value="Costas Calvo" calcext:value-type="string">
            <text:p>Costas Calvo</text:p>
          </table:table-cell>
          <table:table-cell table:formula="of:=[$Adapatado.N258]" office:value-type="string" office:string-value="T9y]f}rE}K" calcext:value-type="string">
            <text:p>T9y]f}rE}K</text:p>
          </table:table-cell>
          <table:table-cell table:formula="of:=[$Adapatado.O258]" office:value-type="string" office:string-value="24/05/1991" calcext:value-type="string">
            <text:p>24/05/1991</text:p>
          </table:table-cell>
          <table:table-cell table:formula="of:=[$Adapatado.Q258]" office:value-type="string" office:string-value="658666506" calcext:value-type="string">
            <text:p>658666506</text:p>
          </table:table-cell>
          <table:table-cell table:formula="of:=[$Adapatado.R258]" office:value-type="string" office:string-value="War Pensions Directorate" calcext:value-type="string">
            <text:p>War Pensions Directorate</text:p>
          </table:table-cell>
          <table:table-cell table:formula="of:=[$Adapatado.S258]" office:value-type="string" office:string-value="Vigo" calcext:value-type="string">
            <text:p>Vigo</text:p>
          </table:table-cell>
          <table:table-cell table:formula="of:=[$Adapatado.U258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59]" office:value-type="string" office:string-value="a20hugobope" calcext:value-type="string">
            <text:p>a20hugobope</text:p>
          </table:table-cell>
          <table:table-cell table:formula="of:=[$Adapatado.C259]" office:value-type="string" office:string-value="Hugo" calcext:value-type="string">
            <text:p>Hugo</text:p>
          </table:table-cell>
          <table:table-cell table:formula="of:=CONCATENATE([$Adapatado.A259];&quot; &quot;;[$Adapatado.B259])" office:value-type="string" office:string-value="Boutinguiza Peña" calcext:value-type="string">
            <text:p>Boutinguiza Peña</text:p>
          </table:table-cell>
          <table:table-cell table:formula="of:=[$Adapatado.N259]" office:value-type="string" office:string-value="|C*4pg+]z_" calcext:value-type="string">
            <text:p>|C*4pg+]z_</text:p>
          </table:table-cell>
          <table:table-cell table:formula="of:=[$Adapatado.O259]" office:value-type="string" office:string-value="08/08/1983" calcext:value-type="string">
            <text:p>08/08/1983</text:p>
          </table:table-cell>
          <table:table-cell table:formula="of:=[$Adapatado.Q259]" office:value-type="string" office:string-value="636375494" calcext:value-type="string">
            <text:p>636375494</text:p>
          </table:table-cell>
          <table:table-cell table:formula="of:=[$Adapatado.R259]" office:value-type="string" office:string-value="119B Bath Road" calcext:value-type="string">
            <text:p>119B Bath Road</text:p>
          </table:table-cell>
          <table:table-cell table:formula="of:=[$Adapatado.S259]" office:value-type="string" office:string-value="Vigo" calcext:value-type="string">
            <text:p>Vigo</text:p>
          </table:table-cell>
          <table:table-cell table:formula="of:=[$Adapatado.U259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60]" office:value-type="string" office:string-value="a19antonotpu" calcext:value-type="string">
            <text:p>a19antonotpu</text:p>
          </table:table-cell>
          <table:table-cell table:formula="of:=[$Adapatado.C260]" office:value-type="string" office:string-value="Antón" calcext:value-type="string">
            <text:p>Antón</text:p>
          </table:table-cell>
          <table:table-cell table:formula="of:=CONCATENATE([$Adapatado.A260];&quot; &quot;;[$Adapatado.B260])" office:value-type="string" office:string-value="Otero Puertas" calcext:value-type="string">
            <text:p>Otero Puertas</text:p>
          </table:table-cell>
          <table:table-cell table:formula="of:=[$Adapatado.N260]" office:value-type="string" office:string-value="c|[{zFnx[4" calcext:value-type="string">
            <text:p>c|[{zFnx[4</text:p>
          </table:table-cell>
          <table:table-cell table:formula="of:=[$Adapatado.O260]" office:value-type="string" office:string-value="16/02/1991" calcext:value-type="string">
            <text:p>16/02/1991</text:p>
          </table:table-cell>
          <table:table-cell table:formula="of:=[$Adapatado.Q260]" office:value-type="string" office:string-value="647331549" calcext:value-type="string">
            <text:p>647331549</text:p>
          </table:table-cell>
          <table:table-cell table:formula="of:=[$Adapatado.R260]" office:value-type="string" office:string-value="2 Bay Horse Cottages" calcext:value-type="string">
            <text:p>2 Bay Horse Cottages</text:p>
          </table:table-cell>
          <table:table-cell table:formula="of:=[$Adapatado.S260]" office:value-type="string" office:string-value="Vigo" calcext:value-type="string">
            <text:p>Vigo</text:p>
          </table:table-cell>
          <table:table-cell table:formula="of:=[$Adapatado.U260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261]" office:value-type="string" office:string-value="a19nairapemo" calcext:value-type="string">
            <text:p>a19nairapemo</text:p>
          </table:table-cell>
          <table:table-cell table:formula="of:=[$Adapatado.C261]" office:value-type="string" office:string-value="Naira" calcext:value-type="string">
            <text:p>Naira</text:p>
          </table:table-cell>
          <table:table-cell table:formula="of:=CONCATENATE([$Adapatado.A261];&quot; &quot;;[$Adapatado.B261])" office:value-type="string" office:string-value="Pérez Moreno" calcext:value-type="string">
            <text:p>Pérez Moreno</text:p>
          </table:table-cell>
          <table:table-cell table:formula="of:=[$Adapatado.N261]" office:value-type="string" office:string-value="]EY-dvd,3v" calcext:value-type="string">
            <text:p>]EY-dvd,3v</text:p>
          </table:table-cell>
          <table:table-cell table:formula="of:=[$Adapatado.O261]" office:value-type="string" office:string-value="20/05/1995" calcext:value-type="string">
            <text:p>20/05/1995</text:p>
          </table:table-cell>
          <table:table-cell table:formula="of:=[$Adapatado.Q261]" office:value-type="string" office:string-value="724715921" calcext:value-type="string">
            <text:p>724715921</text:p>
          </table:table-cell>
          <table:table-cell table:formula="of:=[$Adapatado.R261]" office:value-type="string" office:string-value="15 Copperbeech Road" calcext:value-type="string">
            <text:p>15 Copperbeech Road</text:p>
          </table:table-cell>
          <table:table-cell table:formula="of:=[$Adapatado.S261]" office:value-type="string" office:string-value="Vigo" calcext:value-type="string">
            <text:p>Vigo</text:p>
          </table:table-cell>
          <table:table-cell table:formula="of:=[$Adapatado.U261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262]" office:value-type="string" office:string-value="a19airamquro" calcext:value-type="string">
            <text:p>a19airamquro</text:p>
          </table:table-cell>
          <table:table-cell table:formula="of:=[$Adapatado.C262]" office:value-type="string" office:string-value="Airam" calcext:value-type="string">
            <text:p>Airam</text:p>
          </table:table-cell>
          <table:table-cell table:formula="of:=CONCATENATE([$Adapatado.A262];&quot; &quot;;[$Adapatado.B262])" office:value-type="string" office:string-value="Quintero Rodríguez" calcext:value-type="string">
            <text:p>Quintero Rodríguez</text:p>
          </table:table-cell>
          <table:table-cell table:formula="of:=[$Adapatado.N262]" office:value-type="string" office:string-value="dvAaP[|9|{" calcext:value-type="string">
            <text:p>dvAaP[|9|{</text:p>
          </table:table-cell>
          <table:table-cell table:formula="of:=[$Adapatado.O262]" office:value-type="string" office:string-value="14/07/1995" calcext:value-type="string">
            <text:p>14/07/1995</text:p>
          </table:table-cell>
          <table:table-cell table:formula="of:=[$Adapatado.Q262]" office:value-type="string" office:string-value="742957549" calcext:value-type="string">
            <text:p>742957549</text:p>
          </table:table-cell>
          <table:table-cell table:formula="of:=[$Adapatado.R262]" office:value-type="string" office:string-value="2A Ferncliffe Drive" calcext:value-type="string">
            <text:p>2A Ferncliffe Drive</text:p>
          </table:table-cell>
          <table:table-cell table:formula="of:=[$Adapatado.S262]" office:value-type="string" office:string-value="Vigo" calcext:value-type="string">
            <text:p>Vigo</text:p>
          </table:table-cell>
          <table:table-cell table:formula="of:=[$Adapatado.U262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63]" office:value-type="string" office:string-value="a21nicolevalo" calcext:value-type="string">
            <text:p>a21nicolevalo</text:p>
          </table:table-cell>
          <table:table-cell table:formula="of:=[$Adapatado.C263]" office:value-type="string" office:string-value="Nicole" calcext:value-type="string">
            <text:p>Nicole</text:p>
          </table:table-cell>
          <table:table-cell table:formula="of:=CONCATENATE([$Adapatado.A263];&quot; &quot;;[$Adapatado.B263])" office:value-type="string" office:string-value="Varela Lodeiro" calcext:value-type="string">
            <text:p>Varela Lodeiro</text:p>
          </table:table-cell>
          <table:table-cell table:formula="of:=[$Adapatado.N263]" office:value-type="string" office:string-value="+brl=p;u-4" calcext:value-type="string">
            <text:p>+brl=p;u-4</text:p>
          </table:table-cell>
          <table:table-cell table:formula="of:=[$Adapatado.O263]" office:value-type="string" office:string-value="03/07/1980" calcext:value-type="string">
            <text:p>03/07/1980</text:p>
          </table:table-cell>
          <table:table-cell table:formula="of:=[$Adapatado.Q263]" office:value-type="string" office:string-value="746623515" calcext:value-type="string">
            <text:p>746623515</text:p>
          </table:table-cell>
          <table:table-cell table:formula="of:=[$Adapatado.R263]" office:value-type="string" office:string-value="17 Curtismill Way" calcext:value-type="string">
            <text:p>17 Curtismill Way</text:p>
          </table:table-cell>
          <table:table-cell table:formula="of:=[$Adapatado.S263]" office:value-type="string" office:string-value="Vigo" calcext:value-type="string">
            <text:p>Vigo</text:p>
          </table:table-cell>
          <table:table-cell table:formula="of:=[$Adapatado.U263]" office:value-type="string" office:string-value="iibna" calcext:value-type="string">
            <text:p>iibna</text:p>
          </table:table-cell>
        </table:table-row>
        <table:table-row table:style-name="ro1">
          <table:table-cell table:formula="of:=[$Adapatado.M264]" office:value-type="string" office:string-value="a20hugoalva" calcext:value-type="string">
            <text:p>a20hugoalva</text:p>
          </table:table-cell>
          <table:table-cell table:formula="of:=[$Adapatado.C264]" office:value-type="string" office:string-value="Hugo" calcext:value-type="string">
            <text:p>Hugo</text:p>
          </table:table-cell>
          <table:table-cell table:formula="of:=CONCATENATE([$Adapatado.A264];&quot; &quot;;[$Adapatado.B264])" office:value-type="string" office:string-value="Alonso Vázquez" calcext:value-type="string">
            <text:p>Alonso Vázquez</text:p>
          </table:table-cell>
          <table:table-cell table:formula="of:=[$Adapatado.N264]" office:value-type="string" office:string-value="*4J|3fwTsx" calcext:value-type="string">
            <text:p>*4J|3fwTsx</text:p>
          </table:table-cell>
          <table:table-cell table:formula="of:=[$Adapatado.O264]" office:value-type="string" office:string-value="20/09/1991" calcext:value-type="string">
            <text:p>20/09/1991</text:p>
          </table:table-cell>
          <table:table-cell table:formula="of:=[$Adapatado.Q264]" office:value-type="string" office:string-value="607831859" calcext:value-type="string">
            <text:p>607831859</text:p>
          </table:table-cell>
          <table:table-cell table:formula="of:=[$Adapatado.R264]" office:value-type="string" office:string-value="8 Highfields" calcext:value-type="string">
            <text:p>8 Highfields</text:p>
          </table:table-cell>
          <table:table-cell table:formula="of:=[$Adapatado.S264]" office:value-type="string" office:string-value="Vigo" calcext:value-type="string">
            <text:p>Vigo</text:p>
          </table:table-cell>
          <table:table-cell table:formula="of:=[$Adapatado.U264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65]" office:value-type="string" office:string-value="a18josediro" calcext:value-type="string">
            <text:p>a18josediro</text:p>
          </table:table-cell>
          <table:table-cell table:formula="of:=[$Adapatado.C265]" office:value-type="string" office:string-value="Jose" calcext:value-type="string">
            <text:p>Jose</text:p>
          </table:table-cell>
          <table:table-cell table:formula="of:=CONCATENATE([$Adapatado.A265];&quot; &quot;;[$Adapatado.B265])" office:value-type="string" office:string-value="Dios Rodríguez" calcext:value-type="string">
            <text:p>Dios Rodríguez</text:p>
          </table:table-cell>
          <table:table-cell table:formula="of:=[$Adapatado.N265]" office:value-type="string" office:string-value="+3jgX9tAEV" calcext:value-type="string">
            <text:p>+3jgX9tAEV</text:p>
          </table:table-cell>
          <table:table-cell table:formula="of:=[$Adapatado.O265]" office:value-type="string" office:string-value="30/01/2002" calcext:value-type="string">
            <text:p>30/01/2002</text:p>
          </table:table-cell>
          <table:table-cell table:formula="of:=[$Adapatado.Q265]" office:value-type="string" office:string-value="727088529" calcext:value-type="string">
            <text:p>727088529</text:p>
          </table:table-cell>
          <table:table-cell table:formula="of:=[$Adapatado.R265]" office:value-type="string" office:string-value="15 Roast Calf Lane" calcext:value-type="string">
            <text:p>15 Roast Calf Lane</text:p>
          </table:table-cell>
          <table:table-cell table:formula="of:=[$Adapatado.S265]" office:value-type="string" office:string-value="Vigo" calcext:value-type="string">
            <text:p>Vigo</text:p>
          </table:table-cell>
          <table:table-cell table:formula="of:=[$Adapatado.U265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266]" office:value-type="string" office:string-value="a20martinvele" calcext:value-type="string">
            <text:p>a20martinvele</text:p>
          </table:table-cell>
          <table:table-cell table:formula="of:=[$Adapatado.C266]" office:value-type="string" office:string-value="Martín" calcext:value-type="string">
            <text:p>Martín</text:p>
          </table:table-cell>
          <table:table-cell table:formula="of:=CONCATENATE([$Adapatado.A266];&quot; &quot;;[$Adapatado.B266])" office:value-type="string" office:string-value="Vergara Lemos" calcext:value-type="string">
            <text:p>Vergara Lemos</text:p>
          </table:table-cell>
          <table:table-cell table:formula="of:=[$Adapatado.N266]" office:value-type="string" office:string-value="MP7|N9vUb|" calcext:value-type="string">
            <text:p>MP7|N9vUb|</text:p>
          </table:table-cell>
          <table:table-cell table:formula="of:=[$Adapatado.O266]" office:value-type="string" office:string-value="17/04/1983" calcext:value-type="string">
            <text:p>17/04/1983</text:p>
          </table:table-cell>
          <table:table-cell table:formula="of:=[$Adapatado.Q266]" office:value-type="string" office:string-value="674352354" calcext:value-type="string">
            <text:p>674352354</text:p>
          </table:table-cell>
          <table:table-cell table:formula="of:=[$Adapatado.R266]" office:value-type="string" office:string-value="Hazelfield Cottage" calcext:value-type="string">
            <text:p>Hazelfield Cottage</text:p>
          </table:table-cell>
          <table:table-cell table:formula="of:=[$Adapatado.S266]" office:value-type="string" office:string-value="Vigo" calcext:value-type="string">
            <text:p>Vigo</text:p>
          </table:table-cell>
          <table:table-cell table:formula="of:=[$Adapatado.U266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67]" office:value-type="string" office:string-value="a20davidcaca" calcext:value-type="string">
            <text:p>a20davidcaca</text:p>
          </table:table-cell>
          <table:table-cell table:formula="of:=[$Adapatado.C267]" office:value-type="string" office:string-value="David" calcext:value-type="string">
            <text:p>David</text:p>
          </table:table-cell>
          <table:table-cell table:formula="of:=CONCATENATE([$Adapatado.A267];&quot; &quot;;[$Adapatado.B267])" office:value-type="string" office:string-value="Carballo Calvo" calcext:value-type="string">
            <text:p>Carballo Calvo</text:p>
          </table:table-cell>
          <table:table-cell table:formula="of:=[$Adapatado.N267]" office:value-type="string" office:string-value="+vn{t7yv;i}" calcext:value-type="string">
            <text:p>+vn{t7yv;i}</text:p>
          </table:table-cell>
          <table:table-cell table:formula="of:=[$Adapatado.O267]" office:value-type="string" office:string-value="07/02/1999" calcext:value-type="string">
            <text:p>07/02/1999</text:p>
          </table:table-cell>
          <table:table-cell table:formula="of:=[$Adapatado.Q267]" office:value-type="string" office:string-value="724957546" calcext:value-type="string">
            <text:p>724957546</text:p>
          </table:table-cell>
          <table:table-cell table:formula="of:=[$Adapatado.R267]" office:value-type="string" office:string-value="22 Deansgate" calcext:value-type="string">
            <text:p>22 Deansgate</text:p>
          </table:table-cell>
          <table:table-cell table:formula="of:=[$Adapatado.S267]" office:value-type="string" office:string-value="Vigo" calcext:value-type="string">
            <text:p>Vigo</text:p>
          </table:table-cell>
          <table:table-cell table:formula="of:=[$Adapatado.U267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68]" office:value-type="string" office:string-value="a18joseandaca" calcext:value-type="string">
            <text:p>a18joseandaca</text:p>
          </table:table-cell>
          <table:table-cell table:formula="of:=[$Adapatado.C268]" office:value-type="string" office:string-value="Jose Antonio" calcext:value-type="string">
            <text:p>Jose Antonio</text:p>
          </table:table-cell>
          <table:table-cell table:formula="of:=CONCATENATE([$Adapatado.A268];&quot; &quot;;[$Adapatado.B268])" office:value-type="string" office:string-value="da Silva Cabaleiro" calcext:value-type="string">
            <text:p>da Silva Cabaleiro</text:p>
          </table:table-cell>
          <table:table-cell table:formula="of:=[$Adapatado.N268]" office:value-type="string" office:string-value="n,=9Ji[to=" calcext:value-type="string">
            <text:p>n,=9Ji[to=</text:p>
          </table:table-cell>
          <table:table-cell table:formula="of:=[$Adapatado.O268]" office:value-type="string" office:string-value="26/03/1994" calcext:value-type="string">
            <text:p>26/03/1994</text:p>
          </table:table-cell>
          <table:table-cell table:formula="of:=[$Adapatado.Q268]" office:value-type="string" office:string-value="683708814" calcext:value-type="string">
            <text:p>683708814</text:p>
          </table:table-cell>
          <table:table-cell table:formula="of:=[$Adapatado.R268]" office:value-type="string" office:string-value="15 Hartley Street" calcext:value-type="string">
            <text:p>15 Hartley Street</text:p>
          </table:table-cell>
          <table:table-cell table:formula="of:=[$Adapatado.S268]" office:value-type="string" office:string-value="Vigo" calcext:value-type="string">
            <text:p>Vigo</text:p>
          </table:table-cell>
          <table:table-cell table:formula="of:=[$Adapatado.U268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269]" office:value-type="string" office:string-value="a18aarondori" calcext:value-type="string">
            <text:p>a18aarondori</text:p>
          </table:table-cell>
          <table:table-cell table:formula="of:=[$Adapatado.C269]" office:value-type="string" office:string-value="Aarón" calcext:value-type="string">
            <text:p>Aarón</text:p>
          </table:table-cell>
          <table:table-cell table:formula="of:=CONCATENATE([$Adapatado.A269];&quot; &quot;;[$Adapatado.B269])" office:value-type="string" office:string-value="Domínguez Rico" calcext:value-type="string">
            <text:p>Domínguez Rico</text:p>
          </table:table-cell>
          <table:table-cell table:formula="of:=[$Adapatado.N269]" office:value-type="string" office:string-value="ad|Ta3f.Y}" calcext:value-type="string">
            <text:p>ad|Ta3f.Y}</text:p>
          </table:table-cell>
          <table:table-cell table:formula="of:=[$Adapatado.O269]" office:value-type="string" office:string-value="23/12/1978" calcext:value-type="string">
            <text:p>23/12/1978</text:p>
          </table:table-cell>
          <table:table-cell table:formula="of:=[$Adapatado.Q269]" office:value-type="string" office:string-value="694127566" calcext:value-type="string">
            <text:p>694127566</text:p>
          </table:table-cell>
          <table:table-cell table:formula="of:=[$Adapatado.R269]" office:value-type="string" office:string-value="120 Wyndham Avenue" calcext:value-type="string">
            <text:p>120 Wyndham Avenue</text:p>
          </table:table-cell>
          <table:table-cell table:formula="of:=[$Adapatado.S269]" office:value-type="string" office:string-value="Vigo" calcext:value-type="string">
            <text:p>Vigo</text:p>
          </table:table-cell>
          <table:table-cell table:formula="of:=[$Adapatado.U269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70]" office:value-type="string" office:string-value="a18iriscavi" calcext:value-type="string">
            <text:p>a18iriscavi</text:p>
          </table:table-cell>
          <table:table-cell table:formula="of:=[$Adapatado.C270]" office:value-type="string" office:string-value="Iris" calcext:value-type="string">
            <text:p>Iris</text:p>
          </table:table-cell>
          <table:table-cell table:formula="of:=CONCATENATE([$Adapatado.A270];&quot; &quot;;[$Adapatado.B270])" office:value-type="string" office:string-value="Cagliari Vidal" calcext:value-type="string">
            <text:p>Cagliari Vidal</text:p>
          </table:table-cell>
          <table:table-cell table:formula="of:=[$Adapatado.N270]" office:value-type="string" office:string-value="],iumNzaX4" calcext:value-type="string">
            <text:p>],iumNzaX4</text:p>
          </table:table-cell>
          <table:table-cell table:formula="of:=[$Adapatado.O270]" office:value-type="string" office:string-value="16/04/1992" calcext:value-type="string">
            <text:p>16/04/1992</text:p>
          </table:table-cell>
          <table:table-cell table:formula="of:=[$Adapatado.Q270]" office:value-type="string" office:string-value="724289376" calcext:value-type="string">
            <text:p>724289376</text:p>
          </table:table-cell>
          <table:table-cell table:formula="of:=[$Adapatado.R270]" office:value-type="string" office:string-value="94 Wyatts Lane" calcext:value-type="string">
            <text:p>94 Wyatts Lane</text:p>
          </table:table-cell>
          <table:table-cell table:formula="of:=[$Adapatado.S270]" office:value-type="string" office:string-value="Vigo" calcext:value-type="string">
            <text:p>Vigo</text:p>
          </table:table-cell>
          <table:table-cell table:formula="of:=[$Adapatado.U270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271]" office:value-type="string" office:string-value="a19rutharro" calcext:value-type="string">
            <text:p>a19rutharro</text:p>
          </table:table-cell>
          <table:table-cell table:formula="of:=[$Adapatado.C271]" office:value-type="string" office:string-value="Ruth" calcext:value-type="string">
            <text:p>Ruth</text:p>
          </table:table-cell>
          <table:table-cell table:formula="of:=CONCATENATE([$Adapatado.A271];&quot; &quot;;[$Adapatado.B271])" office:value-type="string" office:string-value="Arias Rodríguez" calcext:value-type="string">
            <text:p>Arias Rodríguez</text:p>
          </table:table-cell>
          <table:table-cell table:formula="of:=[$Adapatado.N271]" office:value-type="string" office:string-value="xYg}_4|3ha" calcext:value-type="string">
            <text:p>xYg}_4|3ha</text:p>
          </table:table-cell>
          <table:table-cell table:formula="of:=[$Adapatado.O271]" office:value-type="string" office:string-value="09/07/1995" calcext:value-type="string">
            <text:p>09/07/1995</text:p>
          </table:table-cell>
          <table:table-cell table:formula="of:=[$Adapatado.Q271]" office:value-type="string" office:string-value="737070681" calcext:value-type="string">
            <text:p>737070681</text:p>
          </table:table-cell>
          <table:table-cell table:formula="of:=[$Adapatado.R271]" office:value-type="string" office:string-value="1 Tudor Walk" calcext:value-type="string">
            <text:p>1 Tudor Walk</text:p>
          </table:table-cell>
          <table:table-cell table:formula="of:=[$Adapatado.S271]" office:value-type="string" office:string-value="Vigo" calcext:value-type="string">
            <text:p>Vigo</text:p>
          </table:table-cell>
          <table:table-cell table:formula="of:=[$Adapatado.U271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72]" office:value-type="string" office:string-value="a20miguelbafe" calcext:value-type="string">
            <text:p>a20miguelbafe</text:p>
          </table:table-cell>
          <table:table-cell table:formula="of:=[$Adapatado.C272]" office:value-type="string" office:string-value="Miguel" calcext:value-type="string">
            <text:p>Miguel</text:p>
          </table:table-cell>
          <table:table-cell table:formula="of:=CONCATENATE([$Adapatado.A272];&quot; &quot;;[$Adapatado.B272])" office:value-type="string" office:string-value="Barros Fernández" calcext:value-type="string">
            <text:p>Barros Fernández</text:p>
          </table:table-cell>
          <table:table-cell table:formula="of:=[$Adapatado.N272]" office:value-type="string" office:string-value="-YwK*,cTL9" calcext:value-type="string">
            <text:p>-YwK*,cTL9</text:p>
          </table:table-cell>
          <table:table-cell table:formula="of:=[$Adapatado.O272]" office:value-type="string" office:string-value="24/09/1997" calcext:value-type="string">
            <text:p>24/09/1997</text:p>
          </table:table-cell>
          <table:table-cell table:formula="of:=[$Adapatado.Q272]" office:value-type="string" office:string-value="621414475" calcext:value-type="string">
            <text:p>621414475</text:p>
          </table:table-cell>
          <table:table-cell table:formula="of:=[$Adapatado.R272]" office:value-type="string" office:string-value="43 Bramdean Road" calcext:value-type="string">
            <text:p>43 Bramdean Road</text:p>
          </table:table-cell>
          <table:table-cell table:formula="of:=[$Adapatado.S272]" office:value-type="string" office:string-value="Vigo" calcext:value-type="string">
            <text:p>Vigo</text:p>
          </table:table-cell>
          <table:table-cell table:formula="of:=[$Adapatado.U272]" office:value-type="string" office:string-value="iibna" calcext:value-type="string">
            <text:p>iibna</text:p>
          </table:table-cell>
        </table:table-row>
        <table:table-row table:style-name="ro1">
          <table:table-cell table:formula="of:=[$Adapatado.M273]" office:value-type="string" office:string-value="a19irenemifa" calcext:value-type="string">
            <text:p>a19irenemifa</text:p>
          </table:table-cell>
          <table:table-cell table:formula="of:=[$Adapatado.C273]" office:value-type="string" office:string-value="Irene" calcext:value-type="string">
            <text:p>Irene</text:p>
          </table:table-cell>
          <table:table-cell table:formula="of:=CONCATENATE([$Adapatado.A273];&quot; &quot;;[$Adapatado.B273])" office:value-type="string" office:string-value="Miguélez Faya" calcext:value-type="string">
            <text:p>Miguélez Faya</text:p>
          </table:table-cell>
          <table:table-cell table:formula="of:=[$Adapatado.N273]" office:value-type="string" office:string-value="3==|[dv4sX" calcext:value-type="string">
            <text:p>3==|[dv4sX</text:p>
          </table:table-cell>
          <table:table-cell table:formula="of:=[$Adapatado.O273]" office:value-type="string" office:string-value="28/02/1989" calcext:value-type="string">
            <text:p>28/02/1989</text:p>
          </table:table-cell>
          <table:table-cell table:formula="of:=[$Adapatado.Q273]" office:value-type="string" office:string-value="611714325" calcext:value-type="string">
            <text:p>611714325</text:p>
          </table:table-cell>
          <table:table-cell table:formula="of:=[$Adapatado.R273]" office:value-type="string" office:string-value="1 Gray Close" calcext:value-type="string">
            <text:p>1 Gray Close</text:p>
          </table:table-cell>
          <table:table-cell table:formula="of:=[$Adapatado.S273]" office:value-type="string" office:string-value="Redondela" calcext:value-type="string">
            <text:p>Redondela</text:p>
          </table:table-cell>
          <table:table-cell table:formula="of:=[$Adapatado.U273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274]" office:value-type="string" office:string-value="a19edgargibe" calcext:value-type="string">
            <text:p>a19edgargibe</text:p>
          </table:table-cell>
          <table:table-cell table:formula="of:=[$Adapatado.C274]" office:value-type="string" office:string-value="Edgar" calcext:value-type="string">
            <text:p>Edgar</text:p>
          </table:table-cell>
          <table:table-cell table:formula="of:=CONCATENATE([$Adapatado.A274];&quot; &quot;;[$Adapatado.B274])" office:value-type="string" office:string-value="Gil Belmonte" calcext:value-type="string">
            <text:p>Gil Belmonte</text:p>
          </table:table-cell>
          <table:table-cell table:formula="of:=[$Adapatado.N274]" office:value-type="string" office:string-value="@HpzrUMq4U" calcext:value-type="string">
            <text:p>@HpzrUMq4U</text:p>
          </table:table-cell>
          <table:table-cell table:formula="of:=[$Adapatado.O274]" office:value-type="string" office:string-value="28/05/2000" calcext:value-type="string">
            <text:p>28/05/2000</text:p>
          </table:table-cell>
          <table:table-cell table:formula="of:=[$Adapatado.Q274]" office:value-type="string" office:string-value="714586504" calcext:value-type="string">
            <text:p>714586504</text:p>
          </table:table-cell>
          <table:table-cell table:formula="of:=[$Adapatado.R274]" office:value-type="string" office:string-value="Johnson Garden Day Nursery" calcext:value-type="string">
            <text:p>Johnson Garden Day Nursery</text:p>
          </table:table-cell>
          <table:table-cell table:formula="of:=[$Adapatado.S274]" office:value-type="string" office:string-value="Porriño (O)" calcext:value-type="string">
            <text:p>Porriño (O)</text:p>
          </table:table-cell>
          <table:table-cell table:formula="of:=[$Adapatado.U274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75]" office:value-type="string" office:string-value="a20susanatoca" calcext:value-type="string">
            <text:p>a20susanatoca</text:p>
          </table:table-cell>
          <table:table-cell table:formula="of:=[$Adapatado.C275]" office:value-type="string" office:string-value="Susana" calcext:value-type="string">
            <text:p>Susana</text:p>
          </table:table-cell>
          <table:table-cell table:formula="of:=CONCATENATE([$Adapatado.A275];&quot; &quot;;[$Adapatado.B275])" office:value-type="string" office:string-value="Torres Castiñeiras" calcext:value-type="string">
            <text:p>Torres Castiñeiras</text:p>
          </table:table-cell>
          <table:table-cell table:formula="of:=[$Adapatado.N275]" office:value-type="string" office:string-value="|7aqNNan*j" calcext:value-type="string">
            <text:p>|7aqNNan*j</text:p>
          </table:table-cell>
          <table:table-cell table:formula="of:=[$Adapatado.O275]" office:value-type="string" office:string-value="07/03/1998" calcext:value-type="string">
            <text:p>07/03/1998</text:p>
          </table:table-cell>
          <table:table-cell table:formula="of:=[$Adapatado.Q275]" office:value-type="string" office:string-value="783149006" calcext:value-type="string">
            <text:p>783149006</text:p>
          </table:table-cell>
          <table:table-cell table:formula="of:=[$Adapatado.R275]" office:value-type="string" office:string-value="Homelea" calcext:value-type="string">
            <text:p>Homelea</text:p>
          </table:table-cell>
          <table:table-cell table:formula="of:=[$Adapatado.S275]" office:value-type="string" office:string-value="Tui" calcext:value-type="string">
            <text:p>Tui</text:p>
          </table:table-cell>
          <table:table-cell table:formula="of:=[$Adapatado.U275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276]" office:value-type="string" office:string-value="a20manuelroro" calcext:value-type="string">
            <text:p>a20manuelroro</text:p>
          </table:table-cell>
          <table:table-cell table:formula="of:=[$Adapatado.C276]" office:value-type="string" office:string-value="Manuel" calcext:value-type="string">
            <text:p>Manuel</text:p>
          </table:table-cell>
          <table:table-cell table:formula="of:=CONCATENATE([$Adapatado.A276];&quot; &quot;;[$Adapatado.B276])" office:value-type="string" office:string-value="Rodríguez Rodríguez" calcext:value-type="string">
            <text:p>Rodríguez Rodríguez</text:p>
          </table:table-cell>
          <table:table-cell table:formula="of:=[$Adapatado.N276]" office:value-type="string" office:string-value="dg=sf*Krx7" calcext:value-type="string">
            <text:p>dg=sf*Krx7</text:p>
          </table:table-cell>
          <table:table-cell table:formula="of:=[$Adapatado.O276]" office:value-type="string" office:string-value="20/01/1993" calcext:value-type="string">
            <text:p>20/01/1993</text:p>
          </table:table-cell>
          <table:table-cell table:formula="of:=[$Adapatado.Q276]" office:value-type="string" office:string-value="769736530" calcext:value-type="string">
            <text:p>769736530</text:p>
          </table:table-cell>
          <table:table-cell table:formula="of:=[$Adapatado.R276]" office:value-type="string" office:string-value="Chade Lodge" calcext:value-type="string">
            <text:p>Chade Lodge</text:p>
          </table:table-cell>
          <table:table-cell table:formula="of:=[$Adapatado.S276]" office:value-type="string" office:string-value="Vigo" calcext:value-type="string">
            <text:p>Vigo</text:p>
          </table:table-cell>
          <table:table-cell table:formula="of:=[$Adapatado.U276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277]" office:value-type="string" office:string-value="a21mariopaca" calcext:value-type="string">
            <text:p>a21mariopaca</text:p>
          </table:table-cell>
          <table:table-cell table:formula="of:=[$Adapatado.C277]" office:value-type="string" office:string-value="Mario" calcext:value-type="string">
            <text:p>Mario</text:p>
          </table:table-cell>
          <table:table-cell table:formula="of:=CONCATENATE([$Adapatado.A277];&quot; &quot;;[$Adapatado.B277])" office:value-type="string" office:string-value="Panebianco Castro" calcext:value-type="string">
            <text:p>Panebianco Castro</text:p>
          </table:table-cell>
          <table:table-cell table:formula="of:=[$Adapatado.N277]" office:value-type="string" office:string-value="{m7=T3_w|," calcext:value-type="string">
            <text:p>{m7=T3_w|,</text:p>
          </table:table-cell>
          <table:table-cell table:formula="of:=[$Adapatado.O277]" office:value-type="string" office:string-value="24/08/2002" calcext:value-type="string">
            <text:p>24/08/2002</text:p>
          </table:table-cell>
          <table:table-cell table:formula="of:=[$Adapatado.Q277]" office:value-type="string" office:string-value="732331337" calcext:value-type="string">
            <text:p>732331337</text:p>
          </table:table-cell>
          <table:table-cell table:formula="of:=[$Adapatado.R277]" office:value-type="string" office:string-value="Tinkley Lodge" calcext:value-type="string">
            <text:p>Tinkley Lodge</text:p>
          </table:table-cell>
          <table:table-cell table:formula="of:=[$Adapatado.S277]" office:value-type="string" office:string-value="Vigo" calcext:value-type="string">
            <text:p>Vigo</text:p>
          </table:table-cell>
          <table:table-cell table:formula="of:=[$Adapatado.U277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78]" office:value-type="string" office:string-value="a19fernandorigale" calcext:value-type="string">
            <text:p>a19fernandorigale</text:p>
          </table:table-cell>
          <table:table-cell table:formula="of:=[$Adapatado.C278]" office:value-type="string" office:string-value="Fernando Ricardo" calcext:value-type="string">
            <text:p>Fernando Ricardo</text:p>
          </table:table-cell>
          <table:table-cell table:formula="of:=CONCATENATE([$Adapatado.A278];&quot; &quot;;[$Adapatado.B278])" office:value-type="string" office:string-value="García Leandro" calcext:value-type="string">
            <text:p>García Leandro</text:p>
          </table:table-cell>
          <table:table-cell table:formula="of:=[$Adapatado.N278]" office:value-type="string" office:string-value="Vu+c_7iwXj" calcext:value-type="string">
            <text:p>Vu+c_7iwXj</text:p>
          </table:table-cell>
          <table:table-cell table:formula="of:=[$Adapatado.O278]" office:value-type="string" office:string-value="20/07/1973" calcext:value-type="string">
            <text:p>20/07/1973</text:p>
          </table:table-cell>
          <table:table-cell table:formula="of:=[$Adapatado.Q278]" office:value-type="string" office:string-value="756714350" calcext:value-type="string">
            <text:p>756714350</text:p>
          </table:table-cell>
          <table:table-cell table:formula="of:=[$Adapatado.R278]" office:value-type="string" office:string-value="3 Priory Road" calcext:value-type="string">
            <text:p>3 Priory Road</text:p>
          </table:table-cell>
          <table:table-cell table:formula="of:=[$Adapatado.S278]" office:value-type="string" office:string-value="Ponteareas" calcext:value-type="string">
            <text:p>Ponteareas</text:p>
          </table:table-cell>
          <table:table-cell table:formula="of:=[$Adapatado.U278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279]" office:value-type="string" office:string-value="a18danielcore" calcext:value-type="string">
            <text:p>a18danielcore</text:p>
          </table:table-cell>
          <table:table-cell table:formula="of:=[$Adapatado.C279]" office:value-type="string" office:string-value="Daniel" calcext:value-type="string">
            <text:p>Daniel</text:p>
          </table:table-cell>
          <table:table-cell table:formula="of:=CONCATENATE([$Adapatado.A279];&quot; &quot;;[$Adapatado.B279])" office:value-type="string" office:string-value="Costoya Reguera" calcext:value-type="string">
            <text:p>Costoya Reguera</text:p>
          </table:table-cell>
          <table:table-cell table:formula="of:=[$Adapatado.N279]" office:value-type="string" office:string-value="9djw_{Yia4" calcext:value-type="string">
            <text:p>9djw_{Yia4</text:p>
          </table:table-cell>
          <table:table-cell table:formula="of:=[$Adapatado.O279]" office:value-type="string" office:string-value="05/12/1984" calcext:value-type="string">
            <text:p>05/12/1984</text:p>
          </table:table-cell>
          <table:table-cell table:formula="of:=[$Adapatado.Q279]" office:value-type="string" office:string-value="607130761" calcext:value-type="string">
            <text:p>607130761</text:p>
          </table:table-cell>
          <table:table-cell table:formula="of:=[$Adapatado.R279]" office:value-type="string" office:string-value="9 Wren Close" calcext:value-type="string">
            <text:p>9 Wren Close</text:p>
          </table:table-cell>
          <table:table-cell table:formula="of:=[$Adapatado.S279]" office:value-type="string" office:string-value="Vigo" calcext:value-type="string">
            <text:p>Vigo</text:p>
          </table:table-cell>
          <table:table-cell table:formula="of:=[$Adapatado.U279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280]" office:value-type="string" office:string-value="a21christianlo" calcext:value-type="string">
            <text:p>a21christianlo</text:p>
          </table:table-cell>
          <table:table-cell table:formula="of:=[$Adapatado.C280]" office:value-type="string" office:string-value="Christian" calcext:value-type="string">
            <text:p>Christian</text:p>
          </table:table-cell>
          <table:table-cell table:formula="of:=CONCATENATE([$Adapatado.A280];&quot; &quot;;[$Adapatado.B280])" office:value-type="string" office:string-value="Lora " calcext:value-type="string">
            <text:p>Lora </text:p>
          </table:table-cell>
          <table:table-cell table:formula="of:=[$Adapatado.N280]" office:value-type="string" office:string-value="n3@k7AAUxr" calcext:value-type="string">
            <text:p>n3@k7AAUxr</text:p>
          </table:table-cell>
          <table:table-cell table:formula="of:=[$Adapatado.O280]" office:value-type="string" office:string-value="26/05/1993" calcext:value-type="string">
            <text:p>26/05/1993</text:p>
          </table:table-cell>
          <table:table-cell table:formula="of:=[$Adapatado.Q280]" office:value-type="string" office:string-value="710597681" calcext:value-type="string">
            <text:p>710597681</text:p>
          </table:table-cell>
          <table:table-cell table:formula="of:=[$Adapatado.R280]" office:value-type="string" office:string-value="95 The Esplanade" calcext:value-type="string">
            <text:p>95 The Esplanade</text:p>
          </table:table-cell>
          <table:table-cell table:formula="of:=[$Adapatado.S280]" office:value-type="string" office:string-value="Cangas" calcext:value-type="string">
            <text:p>Cangas</text:p>
          </table:table-cell>
          <table:table-cell table:formula="of:=[$Adapatado.U280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281]" office:value-type="string" office:string-value="a19carlotaflal" calcext:value-type="string">
            <text:p>a19carlotaflal</text:p>
          </table:table-cell>
          <table:table-cell table:formula="of:=[$Adapatado.C281]" office:value-type="string" office:string-value="Carlota" calcext:value-type="string">
            <text:p>Carlota</text:p>
          </table:table-cell>
          <table:table-cell table:formula="of:=CONCATENATE([$Adapatado.A281];&quot; &quot;;[$Adapatado.B281])" office:value-type="string" office:string-value="Flores Álvarez" calcext:value-type="string">
            <text:p>Flores Álvarez</text:p>
          </table:table-cell>
          <table:table-cell table:formula="of:=[$Adapatado.N281]" office:value-type="string" office:string-value="NgyE4pU*|-" calcext:value-type="string">
            <text:p>NgyE4pU*|-</text:p>
          </table:table-cell>
          <table:table-cell table:formula="of:=[$Adapatado.O281]" office:value-type="string" office:string-value="01/07/1996" calcext:value-type="string">
            <text:p>01/07/1996</text:p>
          </table:table-cell>
          <table:table-cell table:formula="of:=[$Adapatado.Q281]" office:value-type="string" office:string-value="723294610" calcext:value-type="string">
            <text:p>723294610</text:p>
          </table:table-cell>
          <table:table-cell table:formula="of:=[$Adapatado.R281]" office:value-type="string" office:string-value="39 Park Lane" calcext:value-type="string">
            <text:p>39 Park Lane</text:p>
          </table:table-cell>
          <table:table-cell table:formula="of:=[$Adapatado.S281]" office:value-type="string" office:string-value="Moaña" calcext:value-type="string">
            <text:p>Moaña</text:p>
          </table:table-cell>
          <table:table-cell table:formula="of:=[$Adapatado.U281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282]" office:value-type="string" office:string-value="a20ritaelgace" calcext:value-type="string">
            <text:p>a20ritaelgace</text:p>
          </table:table-cell>
          <table:table-cell table:formula="of:=[$Adapatado.C282]" office:value-type="string" office:string-value="Rita Elibetzy" calcext:value-type="string">
            <text:p>Rita Elibetzy</text:p>
          </table:table-cell>
          <table:table-cell table:formula="of:=CONCATENATE([$Adapatado.A282];&quot; &quot;;[$Adapatado.B282])" office:value-type="string" office:string-value="García Cezón" calcext:value-type="string">
            <text:p>García Cezón</text:p>
          </table:table-cell>
          <table:table-cell table:formula="of:=[$Adapatado.N282]" office:value-type="string" office:string-value="br9Psn_zA9" calcext:value-type="string">
            <text:p>br9Psn_zA9</text:p>
          </table:table-cell>
          <table:table-cell table:formula="of:=[$Adapatado.O282]" office:value-type="string" office:string-value="12/10/2001" calcext:value-type="string">
            <text:p>12/10/2001</text:p>
          </table:table-cell>
          <table:table-cell table:formula="of:=[$Adapatado.Q282]" office:value-type="string" office:string-value="717289577" calcext:value-type="string">
            <text:p>717289577</text:p>
          </table:table-cell>
          <table:table-cell table:formula="of:=[$Adapatado.R282]" office:value-type="string" office:string-value="1 Laver Close" calcext:value-type="string">
            <text:p>1 Laver Close</text:p>
          </table:table-cell>
          <table:table-cell table:formula="of:=[$Adapatado.S282]" office:value-type="string" office:string-value="Vigo" calcext:value-type="string">
            <text:p>Vigo</text:p>
          </table:table-cell>
          <table:table-cell table:formula="of:=[$Adapatado.U282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283]" office:value-type="string" office:string-value="a18christiangabosa" calcext:value-type="string">
            <text:p>a18christiangabosa</text:p>
          </table:table-cell>
          <table:table-cell table:formula="of:=[$Adapatado.C283]" office:value-type="string" office:string-value="Christian Gabriel" calcext:value-type="string">
            <text:p>Christian Gabriel</text:p>
          </table:table-cell>
          <table:table-cell table:formula="of:=CONCATENATE([$Adapatado.A283];&quot; &quot;;[$Adapatado.B283])" office:value-type="string" office:string-value="Boullosa Santiago" calcext:value-type="string">
            <text:p>Boullosa Santiago</text:p>
          </table:table-cell>
          <table:table-cell table:formula="of:=[$Adapatado.N283]" office:value-type="string" office:string-value="jRYk|}zT9H" calcext:value-type="string">
            <text:p>jRYk|}zT9H</text:p>
          </table:table-cell>
          <table:table-cell table:formula="of:=[$Adapatado.O283]" office:value-type="string" office:string-value="09/09/1991" calcext:value-type="string">
            <text:p>09/09/1991</text:p>
          </table:table-cell>
          <table:table-cell table:formula="of:=[$Adapatado.Q283]" office:value-type="string" office:string-value="607846903" calcext:value-type="string">
            <text:p>607846903</text:p>
          </table:table-cell>
          <table:table-cell table:formula="of:=[$Adapatado.R283]" office:value-type="string" office:string-value="44 Ashmore Road" calcext:value-type="string">
            <text:p>44 Ashmore Road</text:p>
          </table:table-cell>
          <table:table-cell table:formula="of:=[$Adapatado.S283]" office:value-type="string" office:string-value="Vigo" calcext:value-type="string">
            <text:p>Vigo</text:p>
          </table:table-cell>
          <table:table-cell table:formula="of:=[$Adapatado.U283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284]" office:value-type="string" office:string-value="a20luisrife" calcext:value-type="string">
            <text:p>a20luisrife</text:p>
          </table:table-cell>
          <table:table-cell table:formula="of:=[$Adapatado.C284]" office:value-type="string" office:string-value="Luis" calcext:value-type="string">
            <text:p>Luis</text:p>
          </table:table-cell>
          <table:table-cell table:formula="of:=CONCATENATE([$Adapatado.A284];&quot; &quot;;[$Adapatado.B284])" office:value-type="string" office:string-value="Riveiro Fernández" calcext:value-type="string">
            <text:p>Riveiro Fernández</text:p>
          </table:table-cell>
          <table:table-cell table:formula="of:=[$Adapatado.N284]" office:value-type="string" office:string-value="{j[tY.3w}d" calcext:value-type="string">
            <text:p>{j[tY.3w}d</text:p>
          </table:table-cell>
          <table:table-cell table:formula="of:=[$Adapatado.O284]" office:value-type="string" office:string-value="06/02/2000" calcext:value-type="string">
            <text:p>06/02/2000</text:p>
          </table:table-cell>
          <table:table-cell table:formula="of:=[$Adapatado.Q284]" office:value-type="string" office:string-value="723004903" calcext:value-type="string">
            <text:p>723004903</text:p>
          </table:table-cell>
          <table:table-cell table:formula="of:=[$Adapatado.R284]" office:value-type="string" office:string-value="The Coachmans Cottage" calcext:value-type="string">
            <text:p>The Coachmans Cottage</text:p>
          </table:table-cell>
          <table:table-cell table:formula="of:=[$Adapatado.S284]" office:value-type="string" office:string-value="Gondomar" calcext:value-type="string">
            <text:p>Gondomar</text:p>
          </table:table-cell>
          <table:table-cell table:formula="of:=[$Adapatado.U284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85]" office:value-type="string" office:string-value="a19gabrielciba" calcext:value-type="string">
            <text:p>a19gabrielciba</text:p>
          </table:table-cell>
          <table:table-cell table:formula="of:=[$Adapatado.C285]" office:value-type="string" office:string-value="Gabriel" calcext:value-type="string">
            <text:p>Gabriel</text:p>
          </table:table-cell>
          <table:table-cell table:formula="of:=CONCATENATE([$Adapatado.A285];&quot; &quot;;[$Adapatado.B285])" office:value-type="string" office:string-value="Cid Bastos" calcext:value-type="string">
            <text:p>Cid Bastos</text:p>
          </table:table-cell>
          <table:table-cell table:formula="of:=[$Adapatado.N285]" office:value-type="string" office:string-value=".mF@herq_4" calcext:value-type="string">
            <text:p>.mF@herq_4</text:p>
          </table:table-cell>
          <table:table-cell table:formula="of:=[$Adapatado.O285]" office:value-type="string" office:string-value="14/05/1994" calcext:value-type="string">
            <text:p>14/05/1994</text:p>
          </table:table-cell>
          <table:table-cell table:formula="of:=[$Adapatado.Q285]" office:value-type="string" office:string-value="783586453" calcext:value-type="string">
            <text:p>783586453</text:p>
          </table:table-cell>
          <table:table-cell table:formula="of:=[$Adapatado.R285]" office:value-type="string" office:string-value="5 Prince Llewelyn Terrace" calcext:value-type="string">
            <text:p>5 Prince Llewelyn Terrace</text:p>
          </table:table-cell>
          <table:table-cell table:formula="of:=[$Adapatado.S285]" office:value-type="string" office:string-value="Vigo" calcext:value-type="string">
            <text:p>Vigo</text:p>
          </table:table-cell>
          <table:table-cell table:formula="of:=[$Adapatado.U285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286]" office:value-type="string" office:string-value="a21saraanfe" calcext:value-type="string">
            <text:p>a21saraanfe</text:p>
          </table:table-cell>
          <table:table-cell table:formula="of:=[$Adapatado.C286]" office:value-type="string" office:string-value="Sara" calcext:value-type="string">
            <text:p>Sara</text:p>
          </table:table-cell>
          <table:table-cell table:formula="of:=CONCATENATE([$Adapatado.A286];&quot; &quot;;[$Adapatado.B286])" office:value-type="string" office:string-value="Andino Fernández" calcext:value-type="string">
            <text:p>Andino Fernández</text:p>
          </table:table-cell>
          <table:table-cell table:formula="of:=[$Adapatado.N286]" office:value-type="string" office:string-value="R3skV=rKbK" calcext:value-type="string">
            <text:p>R3skV=rKbK</text:p>
          </table:table-cell>
          <table:table-cell table:formula="of:=[$Adapatado.O286]" office:value-type="string" office:string-value="03/03/1992" calcext:value-type="string">
            <text:p>03/03/1992</text:p>
          </table:table-cell>
          <table:table-cell table:formula="of:=[$Adapatado.Q286]" office:value-type="string" office:string-value="738129154" calcext:value-type="string">
            <text:p>738129154</text:p>
          </table:table-cell>
          <table:table-cell table:formula="of:=[$Adapatado.R286]" office:value-type="string" office:string-value="84 Brownshore Lane" calcext:value-type="string">
            <text:p>84 Brownshore Lane</text:p>
          </table:table-cell>
          <table:table-cell table:formula="of:=[$Adapatado.S286]" office:value-type="string" office:string-value="Taboadela" calcext:value-type="string">
            <text:p>Taboadela</text:p>
          </table:table-cell>
          <table:table-cell table:formula="of:=[$Adapatado.U286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87]" office:value-type="string" office:string-value="a19carlablgr" calcext:value-type="string">
            <text:p>a19carlablgr</text:p>
          </table:table-cell>
          <table:table-cell table:formula="of:=[$Adapatado.C287]" office:value-type="string" office:string-value="Carla" calcext:value-type="string">
            <text:p>Carla</text:p>
          </table:table-cell>
          <table:table-cell table:formula="of:=CONCATENATE([$Adapatado.A287];&quot; &quot;;[$Adapatado.B287])" office:value-type="string" office:string-value="Blanco Graña" calcext:value-type="string">
            <text:p>Blanco Graña</text:p>
          </table:table-cell>
          <table:table-cell table:formula="of:=[$Adapatado.N287]" office:value-type="string" office:string-value="R[43oEwX}." calcext:value-type="string">
            <text:p>R[43oEwX}.</text:p>
          </table:table-cell>
          <table:table-cell table:formula="of:=[$Adapatado.O287]" office:value-type="string" office:string-value="18/01/1986" calcext:value-type="string">
            <text:p>18/01/1986</text:p>
          </table:table-cell>
          <table:table-cell table:formula="of:=[$Adapatado.Q287]" office:value-type="string" office:string-value="787924350" calcext:value-type="string">
            <text:p>787924350</text:p>
          </table:table-cell>
          <table:table-cell table:formula="of:=[$Adapatado.R287]" office:value-type="string" office:string-value="472 Sidcup Road" calcext:value-type="string">
            <text:p>472 Sidcup Road</text:p>
          </table:table-cell>
          <table:table-cell table:formula="of:=[$Adapatado.S287]" office:value-type="string" office:string-value="Porriño (O)" calcext:value-type="string">
            <text:p>Porriño (O)</text:p>
          </table:table-cell>
          <table:table-cell table:formula="of:=[$Adapatado.U287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288]" office:value-type="string" office:string-value="a18ivanropa" calcext:value-type="string">
            <text:p>a18ivanropa</text:p>
          </table:table-cell>
          <table:table-cell table:formula="of:=[$Adapatado.C288]" office:value-type="string" office:string-value="Iván" calcext:value-type="string">
            <text:p>Iván</text:p>
          </table:table-cell>
          <table:table-cell table:formula="of:=CONCATENATE([$Adapatado.A288];&quot; &quot;;[$Adapatado.B288])" office:value-type="string" office:string-value="Rodríguez Palacios" calcext:value-type="string">
            <text:p>Rodríguez Palacios</text:p>
          </table:table-cell>
          <table:table-cell table:formula="of:=[$Adapatado.N288]" office:value-type="string" office:string-value="C3WsaWE}Kx" calcext:value-type="string">
            <text:p>C3WsaWE}Kx</text:p>
          </table:table-cell>
          <table:table-cell table:formula="of:=[$Adapatado.O288]" office:value-type="string" office:string-value="19/06/1979" calcext:value-type="string">
            <text:p>19/06/1979</text:p>
          </table:table-cell>
          <table:table-cell table:formula="of:=[$Adapatado.Q288]" office:value-type="string" office:string-value="766234070" calcext:value-type="string">
            <text:p>766234070</text:p>
          </table:table-cell>
          <table:table-cell table:formula="of:=[$Adapatado.R288]" office:value-type="string" office:string-value="11 Manor Copse" calcext:value-type="string">
            <text:p>11 Manor Copse</text:p>
          </table:table-cell>
          <table:table-cell table:formula="of:=[$Adapatado.S288]" office:value-type="string" office:string-value="Gondomar" calcext:value-type="string">
            <text:p>Gondomar</text:p>
          </table:table-cell>
          <table:table-cell table:formula="of:=[$Adapatado.U288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289]" office:value-type="string" office:string-value="a19iriapeso" calcext:value-type="string">
            <text:p>a19iriapeso</text:p>
          </table:table-cell>
          <table:table-cell table:formula="of:=[$Adapatado.C289]" office:value-type="string" office:string-value="Iria" calcext:value-type="string">
            <text:p>Iria</text:p>
          </table:table-cell>
          <table:table-cell table:formula="of:=CONCATENATE([$Adapatado.A289];&quot; &quot;;[$Adapatado.B289])" office:value-type="string" office:string-value="Pérez Soto" calcext:value-type="string">
            <text:p>Pérez Soto</text:p>
          </table:table-cell>
          <table:table-cell table:formula="of:=[$Adapatado.N289]" office:value-type="string" office:string-value="hjuh=7wEzw" calcext:value-type="string">
            <text:p>hjuh=7wEzw</text:p>
          </table:table-cell>
          <table:table-cell table:formula="of:=[$Adapatado.O289]" office:value-type="string" office:string-value="15/12/2002" calcext:value-type="string">
            <text:p>15/12/2002</text:p>
          </table:table-cell>
          <table:table-cell table:formula="of:=[$Adapatado.Q289]" office:value-type="string" office:string-value="690467464" calcext:value-type="string">
            <text:p>690467464</text:p>
          </table:table-cell>
          <table:table-cell table:formula="of:=[$Adapatado.R289]" office:value-type="string" office:string-value="12 St Margarets Way" calcext:value-type="string">
            <text:p>12 St Margarets Way</text:p>
          </table:table-cell>
          <table:table-cell table:formula="of:=[$Adapatado.S289]" office:value-type="string" office:string-value="Nigrán" calcext:value-type="string">
            <text:p>Nigrán</text:p>
          </table:table-cell>
          <table:table-cell table:formula="of:=[$Adapatado.U289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90]" office:value-type="string" office:string-value="a19roimaso" calcext:value-type="string">
            <text:p>a19roimaso</text:p>
          </table:table-cell>
          <table:table-cell table:formula="of:=[$Adapatado.C290]" office:value-type="string" office:string-value="Roi" calcext:value-type="string">
            <text:p>Roi</text:p>
          </table:table-cell>
          <table:table-cell table:formula="of:=CONCATENATE([$Adapatado.A290];&quot; &quot;;[$Adapatado.B290])" office:value-type="string" office:string-value="Marcos Sobrino" calcext:value-type="string">
            <text:p>Marcos Sobrino</text:p>
          </table:table-cell>
          <table:table-cell table:formula="of:=[$Adapatado.N290]" office:value-type="string" office:string-value="d7oh}H{pC|" calcext:value-type="string">
            <text:p>d7oh}H{pC|</text:p>
          </table:table-cell>
          <table:table-cell table:formula="of:=[$Adapatado.O290]" office:value-type="string" office:string-value="28/01/1986" calcext:value-type="string">
            <text:p>28/01/1986</text:p>
          </table:table-cell>
          <table:table-cell table:formula="of:=[$Adapatado.Q290]" office:value-type="string" office:string-value="729402421" calcext:value-type="string">
            <text:p>729402421</text:p>
          </table:table-cell>
          <table:table-cell table:formula="of:=[$Adapatado.R290]" office:value-type="string" office:string-value="54 Field Lane" calcext:value-type="string">
            <text:p>54 Field Lane</text:p>
          </table:table-cell>
          <table:table-cell table:formula="of:=[$Adapatado.S290]" office:value-type="string" office:string-value="Vigo" calcext:value-type="string">
            <text:p>Vigo</text:p>
          </table:table-cell>
          <table:table-cell table:formula="of:=[$Adapatado.U290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291]" office:value-type="string" office:string-value="a19ainhoamava" calcext:value-type="string">
            <text:p>a19ainhoamava</text:p>
          </table:table-cell>
          <table:table-cell table:formula="of:=[$Adapatado.C291]" office:value-type="string" office:string-value="Ainhoa" calcext:value-type="string">
            <text:p>Ainhoa</text:p>
          </table:table-cell>
          <table:table-cell table:formula="of:=CONCATENATE([$Adapatado.A291];&quot; &quot;;[$Adapatado.B291])" office:value-type="string" office:string-value="Martínez Vázquez" calcext:value-type="string">
            <text:p>Martínez Vázquez</text:p>
          </table:table-cell>
          <table:table-cell table:formula="of:=[$Adapatado.N291]" office:value-type="string" office:string-value="+z]7jus4ik" calcext:value-type="string">
            <text:p>+z]7jus4ik</text:p>
          </table:table-cell>
          <table:table-cell table:formula="of:=[$Adapatado.O291]" office:value-type="string" office:string-value="15/08/1995" calcext:value-type="string">
            <text:p>15/08/1995</text:p>
          </table:table-cell>
          <table:table-cell table:formula="of:=[$Adapatado.Q291]" office:value-type="string" office:string-value="710427409" calcext:value-type="string">
            <text:p>710427409</text:p>
          </table:table-cell>
          <table:table-cell table:formula="of:=[$Adapatado.R291]" office:value-type="string" office:string-value="Flat 23" calcext:value-type="string">
            <text:p>Flat 23</text:p>
          </table:table-cell>
          <table:table-cell table:formula="of:=[$Adapatado.S291]" office:value-type="string" office:string-value="Mos" calcext:value-type="string">
            <text:p>Mos</text:p>
          </table:table-cell>
          <table:table-cell table:formula="of:=[$Adapatado.U291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292]" office:value-type="string" office:string-value="a21stefanymaaiga" calcext:value-type="string">
            <text:p>a21stefanymaaiga</text:p>
          </table:table-cell>
          <table:table-cell table:formula="of:=[$Adapatado.C292]" office:value-type="string" office:string-value="Stefany María" calcext:value-type="string">
            <text:p>Stefany María</text:p>
          </table:table-cell>
          <table:table-cell table:formula="of:=CONCATENATE([$Adapatado.A292];&quot; &quot;;[$Adapatado.B292])" office:value-type="string" office:string-value="Aira García" calcext:value-type="string">
            <text:p>Aira García</text:p>
          </table:table-cell>
          <table:table-cell table:formula="of:=[$Adapatado.N292]" office:value-type="string" office:string-value="E37uY{A7VR" calcext:value-type="string">
            <text:p>E37uY{A7VR</text:p>
          </table:table-cell>
          <table:table-cell table:formula="of:=[$Adapatado.O292]" office:value-type="string" office:string-value="27/09/1980" calcext:value-type="string">
            <text:p>27/09/1980</text:p>
          </table:table-cell>
          <table:table-cell table:formula="of:=[$Adapatado.Q292]" office:value-type="string" office:string-value="682082657" calcext:value-type="string">
            <text:p>682082657</text:p>
          </table:table-cell>
          <table:table-cell table:formula="of:=[$Adapatado.R292]" office:value-type="string" office:string-value="27B Somers Road" calcext:value-type="string">
            <text:p>27B Somers Road</text:p>
          </table:table-cell>
          <table:table-cell table:formula="of:=[$Adapatado.S292]" office:value-type="string" office:string-value="Rosal (O)" calcext:value-type="string">
            <text:p>Rosal (O)</text:p>
          </table:table-cell>
          <table:table-cell table:formula="of:=[$Adapatado.U292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293]" office:value-type="string" office:string-value="a21adrianciso" calcext:value-type="string">
            <text:p>a21adrianciso</text:p>
          </table:table-cell>
          <table:table-cell table:formula="of:=[$Adapatado.C293]" office:value-type="string" office:string-value="Adrián" calcext:value-type="string">
            <text:p>Adrián</text:p>
          </table:table-cell>
          <table:table-cell table:formula="of:=CONCATENATE([$Adapatado.A293];&quot; &quot;;[$Adapatado.B293])" office:value-type="string" office:string-value="Cimadevila Souto" calcext:value-type="string">
            <text:p>Cimadevila Souto</text:p>
          </table:table-cell>
          <table:table-cell table:formula="of:=[$Adapatado.N293]" office:value-type="string" office:string-value="{7X3an+oCf" calcext:value-type="string">
            <text:p>{7X3an+oCf</text:p>
          </table:table-cell>
          <table:table-cell table:formula="of:=[$Adapatado.O293]" office:value-type="string" office:string-value="22/10/1994" calcext:value-type="string">
            <text:p>22/10/1994</text:p>
          </table:table-cell>
          <table:table-cell table:formula="of:=[$Adapatado.Q293]" office:value-type="string" office:string-value="774831851" calcext:value-type="string">
            <text:p>774831851</text:p>
          </table:table-cell>
          <table:table-cell table:formula="of:=[$Adapatado.R293]" office:value-type="string" office:string-value="Sertec Tube &amp; Pressing Ltd" calcext:value-type="string">
            <text:p>Sertec Tube &amp; Pressing Ltd</text:p>
          </table:table-cell>
          <table:table-cell table:formula="of:=[$Adapatado.S293]" office:value-type="string" office:string-value="Mos" calcext:value-type="string">
            <text:p>Mos</text:p>
          </table:table-cell>
          <table:table-cell table:formula="of:=[$Adapatado.U293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294]" office:value-type="string" office:string-value="a21delioalma" calcext:value-type="string">
            <text:p>a21delioalma</text:p>
          </table:table-cell>
          <table:table-cell table:formula="of:=[$Adapatado.C294]" office:value-type="string" office:string-value="Delio" calcext:value-type="string">
            <text:p>Delio</text:p>
          </table:table-cell>
          <table:table-cell table:formula="of:=CONCATENATE([$Adapatado.A294];&quot; &quot;;[$Adapatado.B294])" office:value-type="string" office:string-value="Alonso Martínez" calcext:value-type="string">
            <text:p>Alonso Martínez</text:p>
          </table:table-cell>
          <table:table-cell table:formula="of:=[$Adapatado.N294]" office:value-type="string" office:string-value="J|=+9Lixbu" calcext:value-type="string">
            <text:p>J|=+9Lixbu</text:p>
          </table:table-cell>
          <table:table-cell table:formula="of:=[$Adapatado.O294]" office:value-type="string" office:string-value="19/02/2001" calcext:value-type="string">
            <text:p>19/02/2001</text:p>
          </table:table-cell>
          <table:table-cell table:formula="of:=[$Adapatado.Q294]" office:value-type="string" office:string-value="674393905" calcext:value-type="string">
            <text:p>674393905</text:p>
          </table:table-cell>
          <table:table-cell table:formula="of:=[$Adapatado.R294]" office:value-type="string" office:string-value="19 Trevithick Close" calcext:value-type="string">
            <text:p>19 Trevithick Close</text:p>
          </table:table-cell>
          <table:table-cell table:formula="of:=[$Adapatado.S294]" office:value-type="string" office:string-value="Mos" calcext:value-type="string">
            <text:p>Mos</text:p>
          </table:table-cell>
          <table:table-cell table:formula="of:=[$Adapatado.U294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95]" office:value-type="string" office:string-value="a20raqueligal" calcext:value-type="string">
            <text:p>a20raqueligal</text:p>
          </table:table-cell>
          <table:table-cell table:formula="of:=[$Adapatado.C295]" office:value-type="string" office:string-value="Raquel" calcext:value-type="string">
            <text:p>Raquel</text:p>
          </table:table-cell>
          <table:table-cell table:formula="of:=CONCATENATE([$Adapatado.A295];&quot; &quot;;[$Adapatado.B295])" office:value-type="string" office:string-value="Iglesias Alonso" calcext:value-type="string">
            <text:p>Iglesias Alonso</text:p>
          </table:table-cell>
          <table:table-cell table:formula="of:=[$Adapatado.N295]" office:value-type="string" office:string-value="qR-J|*{v9q" calcext:value-type="string">
            <text:p>qR-J|*{v9q</text:p>
          </table:table-cell>
          <table:table-cell table:formula="of:=[$Adapatado.O295]" office:value-type="string" office:string-value="29/01/1992" calcext:value-type="string">
            <text:p>29/01/1992</text:p>
          </table:table-cell>
          <table:table-cell table:formula="of:=[$Adapatado.Q295]" office:value-type="string" office:string-value="782325583" calcext:value-type="string">
            <text:p>782325583</text:p>
          </table:table-cell>
          <table:table-cell table:formula="of:=[$Adapatado.R295]" office:value-type="string" office:string-value="3 Davey Close" calcext:value-type="string">
            <text:p>3 Davey Close</text:p>
          </table:table-cell>
          <table:table-cell table:formula="of:=[$Adapatado.S295]" office:value-type="string" office:string-value="Vigo" calcext:value-type="string">
            <text:p>Vigo</text:p>
          </table:table-cell>
          <table:table-cell table:formula="of:=[$Adapatado.U295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96]" office:value-type="string" office:string-value="a20mariajodaro" calcext:value-type="string">
            <text:p>a20mariajodaro</text:p>
          </table:table-cell>
          <table:table-cell table:formula="of:=[$Adapatado.C296]" office:value-type="string" office:string-value="María José" calcext:value-type="string">
            <text:p>María José</text:p>
          </table:table-cell>
          <table:table-cell table:formula="of:=CONCATENATE([$Adapatado.A296];&quot; &quot;;[$Adapatado.B296])" office:value-type="string" office:string-value="da Costa Rodríguez" calcext:value-type="string">
            <text:p>da Costa Rodríguez</text:p>
          </table:table-cell>
          <table:table-cell table:formula="of:=[$Adapatado.N296]" office:value-type="string" office:string-value="L_+3Jxs3|Y" calcext:value-type="string">
            <text:p>L_+3Jxs3|Y</text:p>
          </table:table-cell>
          <table:table-cell table:formula="of:=[$Adapatado.O296]" office:value-type="string" office:string-value="29/06/2000" calcext:value-type="string">
            <text:p>29/06/2000</text:p>
          </table:table-cell>
          <table:table-cell table:formula="of:=[$Adapatado.Q296]" office:value-type="string" office:string-value="661831324" calcext:value-type="string">
            <text:p>661831324</text:p>
          </table:table-cell>
          <table:table-cell table:formula="of:=[$Adapatado.R296]" office:value-type="string" office:string-value="68 Longfield Street" calcext:value-type="string">
            <text:p>68 Longfield Street</text:p>
          </table:table-cell>
          <table:table-cell table:formula="of:=[$Adapatado.S296]" office:value-type="string" office:string-value="Vigo" calcext:value-type="string">
            <text:p>Vigo</text:p>
          </table:table-cell>
          <table:table-cell table:formula="of:=[$Adapatado.U296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97]" office:value-type="string" office:string-value="a20adrianmadi" calcext:value-type="string">
            <text:p>a20adrianmadi</text:p>
          </table:table-cell>
          <table:table-cell table:formula="of:=[$Adapatado.C297]" office:value-type="string" office:string-value="Adrian" calcext:value-type="string">
            <text:p>Adrian</text:p>
          </table:table-cell>
          <table:table-cell table:formula="of:=CONCATENATE([$Adapatado.A297];&quot; &quot;;[$Adapatado.B297])" office:value-type="string" office:string-value="Manzano Diéguez" calcext:value-type="string">
            <text:p>Manzano Diéguez</text:p>
          </table:table-cell>
          <table:table-cell table:formula="of:=[$Adapatado.N297]" office:value-type="string" office:string-value="4N.cCvcM+b" calcext:value-type="string">
            <text:p>4N.cCvcM+b</text:p>
          </table:table-cell>
          <table:table-cell table:formula="of:=[$Adapatado.O297]" office:value-type="string" office:string-value="02/12/1996" calcext:value-type="string">
            <text:p>02/12/1996</text:p>
          </table:table-cell>
          <table:table-cell table:formula="of:=[$Adapatado.Q297]" office:value-type="string" office:string-value="606883549" calcext:value-type="string">
            <text:p>606883549</text:p>
          </table:table-cell>
          <table:table-cell table:formula="of:=[$Adapatado.R297]" office:value-type="string" office:string-value="76 Long Walk" calcext:value-type="string">
            <text:p>76 Long Walk</text:p>
          </table:table-cell>
          <table:table-cell table:formula="of:=[$Adapatado.S297]" office:value-type="string" office:string-value="Vigo" calcext:value-type="string">
            <text:p>Vigo</text:p>
          </table:table-cell>
          <table:table-cell table:formula="of:=[$Adapatado.U297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298]" office:value-type="string" office:string-value="a18danielalbe" calcext:value-type="string">
            <text:p>a18danielalbe</text:p>
          </table:table-cell>
          <table:table-cell table:formula="of:=[$Adapatado.C298]" office:value-type="string" office:string-value="Daniel" calcext:value-type="string">
            <text:p>Daniel</text:p>
          </table:table-cell>
          <table:table-cell table:formula="of:=CONCATENATE([$Adapatado.A298];&quot; &quot;;[$Adapatado.B298])" office:value-type="string" office:string-value="Alonso Bernárdez" calcext:value-type="string">
            <text:p>Alonso Bernárdez</text:p>
          </table:table-cell>
          <table:table-cell table:formula="of:=[$Adapatado.N298]" office:value-type="string" office:string-value="4FVY.*.Mf4" calcext:value-type="string">
            <text:p>4FVY.*.Mf4</text:p>
          </table:table-cell>
          <table:table-cell table:formula="of:=[$Adapatado.O298]" office:value-type="string" office:string-value="27/04/1983" calcext:value-type="string">
            <text:p>27/04/1983</text:p>
          </table:table-cell>
          <table:table-cell table:formula="of:=[$Adapatado.Q298]" office:value-type="string" office:string-value="738339558" calcext:value-type="string">
            <text:p>738339558</text:p>
          </table:table-cell>
          <table:table-cell table:formula="of:=[$Adapatado.R298]" office:value-type="string" office:string-value="123 Yorkshire Street" calcext:value-type="string">
            <text:p>123 Yorkshire Street</text:p>
          </table:table-cell>
          <table:table-cell table:formula="of:=[$Adapatado.S298]" office:value-type="string" office:string-value="Baiona" calcext:value-type="string">
            <text:p>Baiona</text:p>
          </table:table-cell>
          <table:table-cell table:formula="of:=[$Adapatado.U298]" office:value-type="string" office:string-value="iibna" calcext:value-type="string">
            <text:p>iibna</text:p>
          </table:table-cell>
        </table:table-row>
        <table:table-row table:style-name="ro1">
          <table:table-cell table:formula="of:=[$Adapatado.M299]" office:value-type="string" office:string-value="a20nelsonfean" calcext:value-type="string">
            <text:p>a20nelsonfean</text:p>
          </table:table-cell>
          <table:table-cell table:formula="of:=[$Adapatado.C299]" office:value-type="string" office:string-value="Nelson" calcext:value-type="string">
            <text:p>Nelson</text:p>
          </table:table-cell>
          <table:table-cell table:formula="of:=CONCATENATE([$Adapatado.A299];&quot; &quot;;[$Adapatado.B299])" office:value-type="string" office:string-value="Fernández Anguiano" calcext:value-type="string">
            <text:p>Fernández Anguiano</text:p>
          </table:table-cell>
          <table:table-cell table:formula="of:=[$Adapatado.N299]" office:value-type="string" office:string-value="bMkkA+u3-K" calcext:value-type="string">
            <text:p>bMkkA+u3-K</text:p>
          </table:table-cell>
          <table:table-cell table:formula="of:=[$Adapatado.O299]" office:value-type="string" office:string-value="10/06/1977" calcext:value-type="string">
            <text:p>10/06/1977</text:p>
          </table:table-cell>
          <table:table-cell table:formula="of:=[$Adapatado.Q299]" office:value-type="string" office:string-value="726737242" calcext:value-type="string">
            <text:p>726737242</text:p>
          </table:table-cell>
          <table:table-cell table:formula="of:=[$Adapatado.R299]" office:value-type="string" office:string-value="6 Mount Crescent" calcext:value-type="string">
            <text:p>6 Mount Crescent</text:p>
          </table:table-cell>
          <table:table-cell table:formula="of:=[$Adapatado.S299]" office:value-type="string" office:string-value="Porriño (O)" calcext:value-type="string">
            <text:p>Porriño (O)</text:p>
          </table:table-cell>
          <table:table-cell table:formula="of:=[$Adapatado.U299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300]" office:value-type="string" office:string-value="a20saraalgo" calcext:value-type="string">
            <text:p>a20saraalgo</text:p>
          </table:table-cell>
          <table:table-cell table:formula="of:=[$Adapatado.C300]" office:value-type="string" office:string-value="Sara" calcext:value-type="string">
            <text:p>Sara</text:p>
          </table:table-cell>
          <table:table-cell table:formula="of:=CONCATENATE([$Adapatado.A300];&quot; &quot;;[$Adapatado.B300])" office:value-type="string" office:string-value="Álvarez González" calcext:value-type="string">
            <text:p>Álvarez González</text:p>
          </table:table-cell>
          <table:table-cell table:formula="of:=[$Adapatado.N300]" office:value-type="string" office:string-value="ewuzb*o7aH" calcext:value-type="string">
            <text:p>ewuzb*o7aH</text:p>
          </table:table-cell>
          <table:table-cell table:formula="of:=[$Adapatado.O300]" office:value-type="string" office:string-value="12/11/1990" calcext:value-type="string">
            <text:p>12/11/1990</text:p>
          </table:table-cell>
          <table:table-cell table:formula="of:=[$Adapatado.Q300]" office:value-type="string" office:string-value="687026221" calcext:value-type="string">
            <text:p>687026221</text:p>
          </table:table-cell>
          <table:table-cell table:formula="of:=[$Adapatado.R300]" office:value-type="string" office:string-value="77 Avebury Avenue" calcext:value-type="string">
            <text:p>77 Avebury Avenue</text:p>
          </table:table-cell>
          <table:table-cell table:formula="of:=[$Adapatado.S300]" office:value-type="string" office:string-value="Vilagarcía de Arousa" calcext:value-type="string">
            <text:p>Vilagarcía de Arousa</text:p>
          </table:table-cell>
          <table:table-cell table:formula="of:=[$Adapatado.U300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301]" office:value-type="string" office:string-value="a19loisanrira" calcext:value-type="string">
            <text:p>a19loisanrira</text:p>
          </table:table-cell>
          <table:table-cell table:formula="of:=[$Adapatado.C301]" office:value-type="string" office:string-value="Lois Anxo" calcext:value-type="string">
            <text:p>Lois Anxo</text:p>
          </table:table-cell>
          <table:table-cell table:formula="of:=CONCATENATE([$Adapatado.A301];&quot; &quot;;[$Adapatado.B301])" office:value-type="string" office:string-value="Ribá Ramilo" calcext:value-type="string">
            <text:p>Ribá Ramilo</text:p>
          </table:table-cell>
          <table:table-cell table:formula="of:=[$Adapatado.N301]" office:value-type="string" office:string-value="Kca}pbY7Tb" calcext:value-type="string">
            <text:p>Kca}pbY7Tb</text:p>
          </table:table-cell>
          <table:table-cell table:formula="of:=[$Adapatado.O301]" office:value-type="string" office:string-value="07/11/2000" calcext:value-type="string">
            <text:p>07/11/2000</text:p>
          </table:table-cell>
          <table:table-cell table:formula="of:=[$Adapatado.Q301]" office:value-type="string" office:string-value="621259220" calcext:value-type="string">
            <text:p>621259220</text:p>
          </table:table-cell>
          <table:table-cell table:formula="of:=[$Adapatado.R301]" office:value-type="string" office:string-value="22 Windflower Drive" calcext:value-type="string">
            <text:p>22 Windflower Drive</text:p>
          </table:table-cell>
          <table:table-cell table:formula="of:=[$Adapatado.S301]" office:value-type="string" office:string-value="Vigo" calcext:value-type="string">
            <text:p>Vigo</text:p>
          </table:table-cell>
          <table:table-cell table:formula="of:=[$Adapatado.U301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302]" office:value-type="string" office:string-value="a20jessicamami" calcext:value-type="string">
            <text:p>a20jessicamami</text:p>
          </table:table-cell>
          <table:table-cell table:formula="of:=[$Adapatado.C302]" office:value-type="string" office:string-value="Jessica" calcext:value-type="string">
            <text:p>Jessica</text:p>
          </table:table-cell>
          <table:table-cell table:formula="of:=CONCATENATE([$Adapatado.A302];&quot; &quot;;[$Adapatado.B302])" office:value-type="string" office:string-value="Mayor Migala" calcext:value-type="string">
            <text:p>Mayor Migala</text:p>
          </table:table-cell>
          <table:table-cell table:formula="of:=[$Adapatado.N302]" office:value-type="string" office:string-value="+pypvmp,L4" calcext:value-type="string">
            <text:p>+pypvmp,L4</text:p>
          </table:table-cell>
          <table:table-cell table:formula="of:=[$Adapatado.O302]" office:value-type="string" office:string-value="19/12/1974" calcext:value-type="string">
            <text:p>19/12/1974</text:p>
          </table:table-cell>
          <table:table-cell table:formula="of:=[$Adapatado.Q302]" office:value-type="string" office:string-value="789488597" calcext:value-type="string">
            <text:p>789488597</text:p>
          </table:table-cell>
          <table:table-cell table:formula="of:=[$Adapatado.R302]" office:value-type="string" office:string-value="4 Crestville Road" calcext:value-type="string">
            <text:p>4 Crestville Road</text:p>
          </table:table-cell>
          <table:table-cell table:formula="of:=[$Adapatado.S302]" office:value-type="string" office:string-value="Redondela" calcext:value-type="string">
            <text:p>Redondela</text:p>
          </table:table-cell>
          <table:table-cell table:formula="of:=[$Adapatado.U302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303]" office:value-type="string" office:string-value="a18chellrope" calcext:value-type="string">
            <text:p>a18chellrope</text:p>
          </table:table-cell>
          <table:table-cell table:formula="of:=[$Adapatado.C303]" office:value-type="string" office:string-value="Chell" calcext:value-type="string">
            <text:p>Chell</text:p>
          </table:table-cell>
          <table:table-cell table:formula="of:=CONCATENATE([$Adapatado.A303];&quot; &quot;;[$Adapatado.B303])" office:value-type="string" office:string-value="Romero Perez" calcext:value-type="string">
            <text:p>Romero Perez</text:p>
          </table:table-cell>
          <table:table-cell table:formula="of:=[$Adapatado.N303]" office:value-type="string" office:string-value="FKx3m}d=sT" calcext:value-type="string">
            <text:p>FKx3m}d=sT</text:p>
          </table:table-cell>
          <table:table-cell table:formula="of:=[$Adapatado.O303]" office:value-type="string" office:string-value="30/04/1999" calcext:value-type="string">
            <text:p>30/04/1999</text:p>
          </table:table-cell>
          <table:table-cell table:formula="of:=[$Adapatado.Q303]" office:value-type="string" office:string-value="664339419" calcext:value-type="string">
            <text:p>664339419</text:p>
          </table:table-cell>
          <table:table-cell table:formula="of:=[$Adapatado.R303]" office:value-type="string" office:string-value="23 Boulby Bank" calcext:value-type="string">
            <text:p>23 Boulby Bank</text:p>
          </table:table-cell>
          <table:table-cell table:formula="of:=[$Adapatado.S303]" office:value-type="string" office:string-value="Cangas" calcext:value-type="string">
            <text:p>Cangas</text:p>
          </table:table-cell>
          <table:table-cell table:formula="of:=[$Adapatado.U303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304]" office:value-type="string" office:string-value="a19braisdafe" calcext:value-type="string">
            <text:p>a19braisdafe</text:p>
          </table:table-cell>
          <table:table-cell table:formula="of:=[$Adapatado.C304]" office:value-type="string" office:string-value="Brais" calcext:value-type="string">
            <text:p>Brais</text:p>
          </table:table-cell>
          <table:table-cell table:formula="of:=CONCATENATE([$Adapatado.A304];&quot; &quot;;[$Adapatado.B304])" office:value-type="string" office:string-value="Davila Fernández" calcext:value-type="string">
            <text:p>Davila Fernández</text:p>
          </table:table-cell>
          <table:table-cell table:formula="of:=[$Adapatado.N304]" office:value-type="string" office:string-value="Nh-7WNcdVE" calcext:value-type="string">
            <text:p>Nh-7WNcdVE</text:p>
          </table:table-cell>
          <table:table-cell table:formula="of:=[$Adapatado.O304]" office:value-type="string" office:string-value="08/10/1973" calcext:value-type="string">
            <text:p>08/10/1973</text:p>
          </table:table-cell>
          <table:table-cell table:formula="of:=[$Adapatado.Q304]" office:value-type="string" office:string-value="669572917" calcext:value-type="string">
            <text:p>669572917</text:p>
          </table:table-cell>
          <table:table-cell table:formula="of:=[$Adapatado.R304]" office:value-type="string" office:string-value="7 Holt Grove" calcext:value-type="string">
            <text:p>7 Holt Grove</text:p>
          </table:table-cell>
          <table:table-cell table:formula="of:=[$Adapatado.S304]" office:value-type="string" office:string-value="Vigo" calcext:value-type="string">
            <text:p>Vigo</text:p>
          </table:table-cell>
          <table:table-cell table:formula="of:=[$Adapatado.U304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305]" office:value-type="string" office:string-value="a21adrianbaal" calcext:value-type="string">
            <text:p>a21adrianbaal</text:p>
          </table:table-cell>
          <table:table-cell table:formula="of:=[$Adapatado.C305]" office:value-type="string" office:string-value="Adrián" calcext:value-type="string">
            <text:p>Adrián</text:p>
          </table:table-cell>
          <table:table-cell table:formula="of:=CONCATENATE([$Adapatado.A305];&quot; &quot;;[$Adapatado.B305])" office:value-type="string" office:string-value="Bao Álvarez" calcext:value-type="string">
            <text:p>Bao Álvarez</text:p>
          </table:table-cell>
          <table:table-cell table:formula="of:=[$Adapatado.N305]" office:value-type="string" office:string-value="dCWv4W-{ur" calcext:value-type="string">
            <text:p>dCWv4W-{ur</text:p>
          </table:table-cell>
          <table:table-cell table:formula="of:=[$Adapatado.O305]" office:value-type="string" office:string-value="30/11/1987" calcext:value-type="string">
            <text:p>30/11/1987</text:p>
          </table:table-cell>
          <table:table-cell table:formula="of:=[$Adapatado.Q305]" office:value-type="string" office:string-value="766181994" calcext:value-type="string">
            <text:p>766181994</text:p>
          </table:table-cell>
          <table:table-cell table:formula="of:=[$Adapatado.R305]" office:value-type="string" office:string-value="The Cottage" calcext:value-type="string">
            <text:p>The Cottage</text:p>
          </table:table-cell>
          <table:table-cell table:formula="of:=[$Adapatado.S305]" office:value-type="string" office:string-value="Vigo" calcext:value-type="string">
            <text:p>Vigo</text:p>
          </table:table-cell>
          <table:table-cell table:formula="of:=[$Adapatado.U305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306]" office:value-type="string" office:string-value="a18cesarpeso" calcext:value-type="string">
            <text:p>a18cesarpeso</text:p>
          </table:table-cell>
          <table:table-cell table:formula="of:=[$Adapatado.C306]" office:value-type="string" office:string-value="César" calcext:value-type="string">
            <text:p>César</text:p>
          </table:table-cell>
          <table:table-cell table:formula="of:=CONCATENATE([$Adapatado.A306];&quot; &quot;;[$Adapatado.B306])" office:value-type="string" office:string-value="Permuy Sobrino" calcext:value-type="string">
            <text:p>Permuy Sobrino</text:p>
          </table:table-cell>
          <table:table-cell table:formula="of:=[$Adapatado.N306]" office:value-type="string" office:string-value="7TM4rJe[+j" calcext:value-type="string">
            <text:p>7TM4rJe[+j</text:p>
          </table:table-cell>
          <table:table-cell table:formula="of:=[$Adapatado.O306]" office:value-type="string" office:string-value="13/09/1985" calcext:value-type="string">
            <text:p>13/09/1985</text:p>
          </table:table-cell>
          <table:table-cell table:formula="of:=[$Adapatado.Q306]" office:value-type="string" office:string-value="768348421" calcext:value-type="string">
            <text:p>768348421</text:p>
          </table:table-cell>
          <table:table-cell table:formula="of:=[$Adapatado.R306]" office:value-type="string" office:string-value="42 Orchard Street" calcext:value-type="string">
            <text:p>42 Orchard Street</text:p>
          </table:table-cell>
          <table:table-cell table:formula="of:=[$Adapatado.S306]" office:value-type="string" office:string-value="Vigo" calcext:value-type="string">
            <text:p>Vigo</text:p>
          </table:table-cell>
          <table:table-cell table:formula="of:=[$Adapatado.U306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307]" office:value-type="string" office:string-value="a19noelialoma" calcext:value-type="string">
            <text:p>a19noelialoma</text:p>
          </table:table-cell>
          <table:table-cell table:formula="of:=[$Adapatado.C307]" office:value-type="string" office:string-value="Noelia" calcext:value-type="string">
            <text:p>Noelia</text:p>
          </table:table-cell>
          <table:table-cell table:formula="of:=CONCATENATE([$Adapatado.A307];&quot; &quot;;[$Adapatado.B307])" office:value-type="string" office:string-value="López Marcote" calcext:value-type="string">
            <text:p>López Marcote</text:p>
          </table:table-cell>
          <table:table-cell table:formula="of:=[$Adapatado.N307]" office:value-type="string" office:string-value="JWvr=L4-dz" calcext:value-type="string">
            <text:p>JWvr=L4-dz</text:p>
          </table:table-cell>
          <table:table-cell table:formula="of:=[$Adapatado.O307]" office:value-type="string" office:string-value="05/09/1998" calcext:value-type="string">
            <text:p>05/09/1998</text:p>
          </table:table-cell>
          <table:table-cell table:formula="of:=[$Adapatado.Q307]" office:value-type="string" office:string-value="674844746" calcext:value-type="string">
            <text:p>674844746</text:p>
          </table:table-cell>
          <table:table-cell table:formula="of:=[$Adapatado.R307]" office:value-type="string" office:string-value="31 Meadow Bank" calcext:value-type="string">
            <text:p>31 Meadow Bank</text:p>
          </table:table-cell>
          <table:table-cell table:formula="of:=[$Adapatado.S307]" office:value-type="string" office:string-value="Vigo" calcext:value-type="string">
            <text:p>Vigo</text:p>
          </table:table-cell>
          <table:table-cell table:formula="of:=[$Adapatado.U307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308]" office:value-type="string" office:string-value="a19ivanfear" calcext:value-type="string">
            <text:p>a19ivanfear</text:p>
          </table:table-cell>
          <table:table-cell table:formula="of:=[$Adapatado.C308]" office:value-type="string" office:string-value="Iván" calcext:value-type="string">
            <text:p>Iván</text:p>
          </table:table-cell>
          <table:table-cell table:formula="of:=CONCATENATE([$Adapatado.A308];&quot; &quot;;[$Adapatado.B308])" office:value-type="string" office:string-value="Fernández Argibay" calcext:value-type="string">
            <text:p>Fernández Argibay</text:p>
          </table:table-cell>
          <table:table-cell table:formula="of:=[$Adapatado.N308]" office:value-type="string" office:string-value="4RbcEM*UKA" calcext:value-type="string">
            <text:p>4RbcEM*UKA</text:p>
          </table:table-cell>
          <table:table-cell table:formula="of:=[$Adapatado.O308]" office:value-type="string" office:string-value="02/06/1990" calcext:value-type="string">
            <text:p>02/06/1990</text:p>
          </table:table-cell>
          <table:table-cell table:formula="of:=[$Adapatado.Q308]" office:value-type="string" office:string-value="779149905" calcext:value-type="string">
            <text:p>779149905</text:p>
          </table:table-cell>
          <table:table-cell table:formula="of:=[$Adapatado.R308]" office:value-type="string" office:string-value="16 Cherry Close" calcext:value-type="string">
            <text:p>16 Cherry Close</text:p>
          </table:table-cell>
          <table:table-cell table:formula="of:=[$Adapatado.S308]" office:value-type="string" office:string-value="Vigo" calcext:value-type="string">
            <text:p>Vigo</text:p>
          </table:table-cell>
          <table:table-cell table:formula="of:=[$Adapatado.U308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309]" office:value-type="string" office:string-value="a19olaiahaal" calcext:value-type="string">
            <text:p>a19olaiahaal</text:p>
          </table:table-cell>
          <table:table-cell table:formula="of:=[$Adapatado.C309]" office:value-type="string" office:string-value="Olaia" calcext:value-type="string">
            <text:p>Olaia</text:p>
          </table:table-cell>
          <table:table-cell table:formula="of:=CONCATENATE([$Adapatado.A309];&quot; &quot;;[$Adapatado.B309])" office:value-type="string" office:string-value="Haroun Alonso" calcext:value-type="string">
            <text:p>Haroun Alonso</text:p>
          </table:table-cell>
          <table:table-cell table:formula="of:=[$Adapatado.N309]" office:value-type="string" office:string-value="jfps-M7|ch" calcext:value-type="string">
            <text:p>jfps-M7|ch</text:p>
          </table:table-cell>
          <table:table-cell table:formula="of:=[$Adapatado.O309]" office:value-type="string" office:string-value="06/06/1999" calcext:value-type="string">
            <text:p>06/06/1999</text:p>
          </table:table-cell>
          <table:table-cell table:formula="of:=[$Adapatado.Q309]" office:value-type="string" office:string-value="777522912" calcext:value-type="string">
            <text:p>777522912</text:p>
          </table:table-cell>
          <table:table-cell table:formula="of:=[$Adapatado.R309]" office:value-type="string" office:string-value="35 Wilson Street" calcext:value-type="string">
            <text:p>35 Wilson Street</text:p>
          </table:table-cell>
          <table:table-cell table:formula="of:=[$Adapatado.S309]" office:value-type="string" office:string-value="Vigo" calcext:value-type="string">
            <text:p>Vigo</text:p>
          </table:table-cell>
          <table:table-cell table:formula="of:=[$Adapatado.U309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310]" office:value-type="string" office:string-value="a20victormaroca" calcext:value-type="string">
            <text:p>a20victormaroca</text:p>
          </table:table-cell>
          <table:table-cell table:formula="of:=[$Adapatado.C310]" office:value-type="string" office:string-value="Víctor Manuel" calcext:value-type="string">
            <text:p>Víctor Manuel</text:p>
          </table:table-cell>
          <table:table-cell table:formula="of:=CONCATENATE([$Adapatado.A310];&quot; &quot;;[$Adapatado.B310])" office:value-type="string" office:string-value="Roca Camino" calcext:value-type="string">
            <text:p>Roca Camino</text:p>
          </table:table-cell>
          <table:table-cell table:formula="of:=[$Adapatado.N310]" office:value-type="string" office:string-value="nn@T*+@4zW" calcext:value-type="string">
            <text:p>nn@T*+@4zW</text:p>
          </table:table-cell>
          <table:table-cell table:formula="of:=[$Adapatado.O310]" office:value-type="string" office:string-value="06/08/1983" calcext:value-type="string">
            <text:p>06/08/1983</text:p>
          </table:table-cell>
          <table:table-cell table:formula="of:=[$Adapatado.Q310]" office:value-type="string" office:string-value="718861281" calcext:value-type="string">
            <text:p>718861281</text:p>
          </table:table-cell>
          <table:table-cell table:formula="of:=[$Adapatado.R310]" office:value-type="string" office:string-value="37 Stow Road" calcext:value-type="string">
            <text:p>37 Stow Road</text:p>
          </table:table-cell>
          <table:table-cell table:formula="of:=[$Adapatado.S310]" office:value-type="string" office:string-value="Redondela" calcext:value-type="string">
            <text:p>Redondela</text:p>
          </table:table-cell>
          <table:table-cell table:formula="of:=[$Adapatado.U310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311]" office:value-type="string" office:string-value="a21paularope" calcext:value-type="string">
            <text:p>a21paularope</text:p>
          </table:table-cell>
          <table:table-cell table:formula="of:=[$Adapatado.C311]" office:value-type="string" office:string-value="Paula" calcext:value-type="string">
            <text:p>Paula</text:p>
          </table:table-cell>
          <table:table-cell table:formula="of:=CONCATENATE([$Adapatado.A311];&quot; &quot;;[$Adapatado.B311])" office:value-type="string" office:string-value="Rodríguez Pérez" calcext:value-type="string">
            <text:p>Rodríguez Pérez</text:p>
          </table:table-cell>
          <table:table-cell table:formula="of:=[$Adapatado.N311]" office:value-type="string" office:string-value="K|UH@EgE7w" calcext:value-type="string">
            <text:p>K|UH@EgE7w</text:p>
          </table:table-cell>
          <table:table-cell table:formula="of:=[$Adapatado.O311]" office:value-type="string" office:string-value="20/07/1994" calcext:value-type="string">
            <text:p>20/07/1994</text:p>
          </table:table-cell>
          <table:table-cell table:formula="of:=[$Adapatado.Q311]" office:value-type="string" office:string-value="606339912" calcext:value-type="string">
            <text:p>606339912</text:p>
          </table:table-cell>
          <table:table-cell table:formula="of:=[$Adapatado.R311]" office:value-type="string" office:string-value="18 Branson Road" calcext:value-type="string">
            <text:p>18 Branson Road</text:p>
          </table:table-cell>
          <table:table-cell table:formula="of:=[$Adapatado.S311]" office:value-type="string" office:string-value="Vigo" calcext:value-type="string">
            <text:p>Vigo</text:p>
          </table:table-cell>
          <table:table-cell table:formula="of:=[$Adapatado.U311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312]" office:value-type="string" office:string-value="a21jonathanloig" calcext:value-type="string">
            <text:p>a21jonathanloig</text:p>
          </table:table-cell>
          <table:table-cell table:formula="of:=[$Adapatado.C312]" office:value-type="string" office:string-value="Jonathan" calcext:value-type="string">
            <text:p>Jonathan</text:p>
          </table:table-cell>
          <table:table-cell table:formula="of:=CONCATENATE([$Adapatado.A312];&quot; &quot;;[$Adapatado.B312])" office:value-type="string" office:string-value="Lourido Iglesias" calcext:value-type="string">
            <text:p>Lourido Iglesias</text:p>
          </table:table-cell>
          <table:table-cell table:formula="of:=[$Adapatado.N312]" office:value-type="string" office:string-value="+F9.vsV-mK" calcext:value-type="string">
            <text:p>+F9.vsV-mK</text:p>
          </table:table-cell>
          <table:table-cell table:formula="of:=[$Adapatado.O312]" office:value-type="string" office:string-value="02/12/1980" calcext:value-type="string">
            <text:p>02/12/1980</text:p>
          </table:table-cell>
          <table:table-cell table:formula="of:=[$Adapatado.Q312]" office:value-type="string" office:string-value="658250504" calcext:value-type="string">
            <text:p>658250504</text:p>
          </table:table-cell>
          <table:table-cell table:formula="of:=[$Adapatado.R312]" office:value-type="string" office:string-value="The Red House" calcext:value-type="string">
            <text:p>The Red House</text:p>
          </table:table-cell>
          <table:table-cell table:formula="of:=[$Adapatado.S312]" office:value-type="string" office:string-value="Vigo" calcext:value-type="string">
            <text:p>Vigo</text:p>
          </table:table-cell>
          <table:table-cell table:formula="of:=[$Adapatado.U312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313]" office:value-type="string" office:string-value="a20rauljaqu" calcext:value-type="string">
            <text:p>a20rauljaqu</text:p>
          </table:table-cell>
          <table:table-cell table:formula="of:=[$Adapatado.C313]" office:value-type="string" office:string-value="Raúl" calcext:value-type="string">
            <text:p>Raúl</text:p>
          </table:table-cell>
          <table:table-cell table:formula="of:=CONCATENATE([$Adapatado.A313];&quot; &quot;;[$Adapatado.B313])" office:value-type="string" office:string-value="Jambrina Queimadelos" calcext:value-type="string">
            <text:p>Jambrina Queimadelos</text:p>
          </table:table-cell>
          <table:table-cell table:formula="of:=[$Adapatado.N313]" office:value-type="string" office:string-value="a}P7]A7C3K" calcext:value-type="string">
            <text:p>a}P7]A7C3K</text:p>
          </table:table-cell>
          <table:table-cell table:formula="of:=[$Adapatado.O313]" office:value-type="string" office:string-value="14/11/1967" calcext:value-type="string">
            <text:p>14/11/1967</text:p>
          </table:table-cell>
          <table:table-cell table:formula="of:=[$Adapatado.Q313]" office:value-type="string" office:string-value="745193704" calcext:value-type="string">
            <text:p>745193704</text:p>
          </table:table-cell>
          <table:table-cell table:formula="of:=[$Adapatado.R313]" office:value-type="string" office:string-value="5 Hobart Cottages" calcext:value-type="string">
            <text:p>5 Hobart Cottages</text:p>
          </table:table-cell>
          <table:table-cell table:formula="of:=[$Adapatado.S313]" office:value-type="string" office:string-value="Rosal (O)" calcext:value-type="string">
            <text:p>Rosal (O)</text:p>
          </table:table-cell>
          <table:table-cell table:formula="of:=[$Adapatado.U313]" office:value-type="string" office:string-value="iibna" calcext:value-type="string">
            <text:p>iibna</text:p>
          </table:table-cell>
        </table:table-row>
        <table:table-row table:style-name="ro1">
          <table:table-cell table:formula="of:=[$Adapatado.M314]" office:value-type="string" office:string-value="a19sandrogoco" calcext:value-type="string">
            <text:p>a19sandrogoco</text:p>
          </table:table-cell>
          <table:table-cell table:formula="of:=[$Adapatado.C314]" office:value-type="string" office:string-value="Sandro" calcext:value-type="string">
            <text:p>Sandro</text:p>
          </table:table-cell>
          <table:table-cell table:formula="of:=CONCATENATE([$Adapatado.A314];&quot; &quot;;[$Adapatado.B314])" office:value-type="string" office:string-value="González Coelho" calcext:value-type="string">
            <text:p>González Coelho</text:p>
          </table:table-cell>
          <table:table-cell table:formula="of:=[$Adapatado.N314]" office:value-type="string" office:string-value="9e7KVPk.mg" calcext:value-type="string">
            <text:p>9e7KVPk.mg</text:p>
          </table:table-cell>
          <table:table-cell table:formula="of:=[$Adapatado.O314]" office:value-type="string" office:string-value="20/11/2000" calcext:value-type="string">
            <text:p>20/11/2000</text:p>
          </table:table-cell>
          <table:table-cell table:formula="of:=[$Adapatado.Q314]" office:value-type="string" office:string-value="783339859" calcext:value-type="string">
            <text:p>783339859</text:p>
          </table:table-cell>
          <table:table-cell table:formula="of:=[$Adapatado.R314]" office:value-type="string" office:string-value="7 Falkirk Avenue" calcext:value-type="string">
            <text:p>7 Falkirk Avenue</text:p>
          </table:table-cell>
          <table:table-cell table:formula="of:=[$Adapatado.S314]" office:value-type="string" office:string-value="Vigo" calcext:value-type="string">
            <text:p>Vigo</text:p>
          </table:table-cell>
          <table:table-cell table:formula="of:=[$Adapatado.U314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315]" office:value-type="string" office:string-value="a18deividjogo" calcext:value-type="string">
            <text:p>a18deividjogo</text:p>
          </table:table-cell>
          <table:table-cell table:formula="of:=[$Adapatado.C315]" office:value-type="string" office:string-value="Deivid" calcext:value-type="string">
            <text:p>Deivid</text:p>
          </table:table-cell>
          <table:table-cell table:formula="of:=CONCATENATE([$Adapatado.A315];&quot; &quot;;[$Adapatado.B315])" office:value-type="string" office:string-value="Jorge González" calcext:value-type="string">
            <text:p>Jorge González</text:p>
          </table:table-cell>
          <table:table-cell table:formula="of:=[$Adapatado.N315]" office:value-type="string" office:string-value="rPKgw4wJu*" calcext:value-type="string">
            <text:p>rPKgw4wJu*</text:p>
          </table:table-cell>
          <table:table-cell table:formula="of:=[$Adapatado.O315]" office:value-type="string" office:string-value="13/01/1974" calcext:value-type="string">
            <text:p>13/01/1974</text:p>
          </table:table-cell>
          <table:table-cell table:formula="of:=[$Adapatado.Q315]" office:value-type="string" office:string-value="729004715" calcext:value-type="string">
            <text:p>729004715</text:p>
          </table:table-cell>
          <table:table-cell table:formula="of:=[$Adapatado.R315]" office:value-type="string" office:string-value="6A Dalmeny Road" calcext:value-type="string">
            <text:p>6A Dalmeny Road</text:p>
          </table:table-cell>
          <table:table-cell table:formula="of:=[$Adapatado.S315]" office:value-type="string" office:string-value="Vigo" calcext:value-type="string">
            <text:p>Vigo</text:p>
          </table:table-cell>
          <table:table-cell table:formula="of:=[$Adapatado.U315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316]" office:value-type="string" office:string-value="a20aaronarma" calcext:value-type="string">
            <text:p>a20aaronarma</text:p>
          </table:table-cell>
          <table:table-cell table:formula="of:=[$Adapatado.C316]" office:value-type="string" office:string-value="Aarón" calcext:value-type="string">
            <text:p>Aarón</text:p>
          </table:table-cell>
          <table:table-cell table:formula="of:=CONCATENATE([$Adapatado.A316];&quot; &quot;;[$Adapatado.B316])" office:value-type="string" office:string-value="Ares Mariño" calcext:value-type="string">
            <text:p>Ares Mariño</text:p>
          </table:table-cell>
          <table:table-cell table:formula="of:=[$Adapatado.N316]" office:value-type="string" office:string-value="Y]mzoMCp4R" calcext:value-type="string">
            <text:p>Y]mzoMCp4R</text:p>
          </table:table-cell>
          <table:table-cell table:formula="of:=[$Adapatado.O316]" office:value-type="string" office:string-value="18/03/1989" calcext:value-type="string">
            <text:p>18/03/1989</text:p>
          </table:table-cell>
          <table:table-cell table:formula="of:=[$Adapatado.Q316]" office:value-type="string" office:string-value="759815715" calcext:value-type="string">
            <text:p>759815715</text:p>
          </table:table-cell>
          <table:table-cell table:formula="of:=[$Adapatado.R316]" office:value-type="string" office:string-value="75 Woodlawn Court" calcext:value-type="string">
            <text:p>75 Woodlawn Court</text:p>
          </table:table-cell>
          <table:table-cell table:formula="of:=[$Adapatado.S316]" office:value-type="string" office:string-value="Vigo" calcext:value-type="string">
            <text:p>Vigo</text:p>
          </table:table-cell>
          <table:table-cell table:formula="of:=[$Adapatado.U316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317]" office:value-type="string" office:string-value="a19saulopobl" calcext:value-type="string">
            <text:p>a19saulopobl</text:p>
          </table:table-cell>
          <table:table-cell table:formula="of:=[$Adapatado.C317]" office:value-type="string" office:string-value="Saulo" calcext:value-type="string">
            <text:p>Saulo</text:p>
          </table:table-cell>
          <table:table-cell table:formula="of:=CONCATENATE([$Adapatado.A317];&quot; &quot;;[$Adapatado.B317])" office:value-type="string" office:string-value="Pollan Blanco" calcext:value-type="string">
            <text:p>Pollan Blanco</text:p>
          </table:table-cell>
          <table:table-cell table:formula="of:=[$Adapatado.N317]" office:value-type="string" office:string-value="NJru_Us-4J" calcext:value-type="string">
            <text:p>NJru_Us-4J</text:p>
          </table:table-cell>
          <table:table-cell table:formula="of:=[$Adapatado.O317]" office:value-type="string" office:string-value="31/01/1972" calcext:value-type="string">
            <text:p>31/01/1972</text:p>
          </table:table-cell>
          <table:table-cell table:formula="of:=[$Adapatado.Q317]" office:value-type="string" office:string-value="684120822" calcext:value-type="string">
            <text:p>684120822</text:p>
          </table:table-cell>
          <table:table-cell table:formula="of:=[$Adapatado.R317]" office:value-type="string" office:string-value="Flat 9" calcext:value-type="string">
            <text:p>Flat 9</text:p>
          </table:table-cell>
          <table:table-cell table:formula="of:=[$Adapatado.S317]" office:value-type="string" office:string-value="Vigo" calcext:value-type="string">
            <text:p>Vigo</text:p>
          </table:table-cell>
          <table:table-cell table:formula="of:=[$Adapatado.U317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318]" office:value-type="string" office:string-value="a18beatrizigco" calcext:value-type="string">
            <text:p>a18beatrizigco</text:p>
          </table:table-cell>
          <table:table-cell table:formula="of:=[$Adapatado.C318]" office:value-type="string" office:string-value="Beatriz" calcext:value-type="string">
            <text:p>Beatriz</text:p>
          </table:table-cell>
          <table:table-cell table:formula="of:=CONCATENATE([$Adapatado.A318];&quot; &quot;;[$Adapatado.B318])" office:value-type="string" office:string-value="Iglesias Costas" calcext:value-type="string">
            <text:p>Iglesias Costas</text:p>
          </table:table-cell>
          <table:table-cell table:formula="of:=[$Adapatado.N318]" office:value-type="string" office:string-value="fp{n]}Np9f" calcext:value-type="string">
            <text:p>fp{n]}Np9f</text:p>
          </table:table-cell>
          <table:table-cell table:formula="of:=[$Adapatado.O318]" office:value-type="string" office:string-value="06/06/1991" calcext:value-type="string">
            <text:p>06/06/1991</text:p>
          </table:table-cell>
          <table:table-cell table:formula="of:=[$Adapatado.Q318]" office:value-type="string" office:string-value="694713704" calcext:value-type="string">
            <text:p>694713704</text:p>
          </table:table-cell>
          <table:table-cell table:formula="of:=[$Adapatado.R318]" office:value-type="string" office:string-value="Hollins House" calcext:value-type="string">
            <text:p>Hollins House</text:p>
          </table:table-cell>
          <table:table-cell table:formula="of:=[$Adapatado.S318]" office:value-type="string" office:string-value="Lugo" calcext:value-type="string">
            <text:p>Lugo</text:p>
          </table:table-cell>
          <table:table-cell table:formula="of:=[$Adapatado.U318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319]" office:value-type="string" office:string-value="a21iciamopr" calcext:value-type="string">
            <text:p>a21iciamopr</text:p>
          </table:table-cell>
          <table:table-cell table:formula="of:=[$Adapatado.C319]" office:value-type="string" office:string-value="Icía" calcext:value-type="string">
            <text:p>Icía</text:p>
          </table:table-cell>
          <table:table-cell table:formula="of:=CONCATENATE([$Adapatado.A319];&quot; &quot;;[$Adapatado.B319])" office:value-type="string" office:string-value="Morillo Prado" calcext:value-type="string">
            <text:p>Morillo Prado</text:p>
          </table:table-cell>
          <table:table-cell table:formula="of:=[$Adapatado.N319]" office:value-type="string" office:string-value="z7_om7tHsL" calcext:value-type="string">
            <text:p>z7_om7tHsL</text:p>
          </table:table-cell>
          <table:table-cell table:formula="of:=[$Adapatado.O319]" office:value-type="string" office:string-value="20/03/1998" calcext:value-type="string">
            <text:p>20/03/1998</text:p>
          </table:table-cell>
          <table:table-cell table:formula="of:=[$Adapatado.Q319]" office:value-type="string" office:string-value="733259376" calcext:value-type="string">
            <text:p>733259376</text:p>
          </table:table-cell>
          <table:table-cell table:formula="of:=[$Adapatado.R319]" office:value-type="string" office:string-value="57 Wood Crescent" calcext:value-type="string">
            <text:p>57 Wood Crescent</text:p>
          </table:table-cell>
          <table:table-cell table:formula="of:=[$Adapatado.S319]" office:value-type="string" office:string-value="Vigo" calcext:value-type="string">
            <text:p>Vigo</text:p>
          </table:table-cell>
          <table:table-cell table:formula="of:=[$Adapatado.U319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320]" office:value-type="string" office:string-value="a18analaca" calcext:value-type="string">
            <text:p>a18analaca</text:p>
          </table:table-cell>
          <table:table-cell table:formula="of:=[$Adapatado.C320]" office:value-type="string" office:string-value="Ana" calcext:value-type="string">
            <text:p>Ana</text:p>
          </table:table-cell>
          <table:table-cell table:formula="of:=CONCATENATE([$Adapatado.A320];&quot; &quot;;[$Adapatado.B320])" office:value-type="string" office:string-value="Lago Carrera" calcext:value-type="string">
            <text:p>Lago Carrera</text:p>
          </table:table-cell>
          <table:table-cell table:formula="of:=[$Adapatado.N320]" office:value-type="string" office:string-value="_3]PE{*{zT" calcext:value-type="string">
            <text:p>_3]PE{*{zT</text:p>
          </table:table-cell>
          <table:table-cell table:formula="of:=[$Adapatado.O320]" office:value-type="string" office:string-value="24/05/1990" calcext:value-type="string">
            <text:p>24/05/1990</text:p>
          </table:table-cell>
          <table:table-cell table:formula="of:=[$Adapatado.Q320]" office:value-type="string" office:string-value="733847103" calcext:value-type="string">
            <text:p>733847103</text:p>
          </table:table-cell>
          <table:table-cell table:formula="of:=[$Adapatado.R320]" office:value-type="string" office:string-value="5 Church Lane" calcext:value-type="string">
            <text:p>5 Church Lane</text:p>
          </table:table-cell>
          <table:table-cell table:formula="of:=[$Adapatado.S320]" office:value-type="string" office:string-value="Vigo" calcext:value-type="string">
            <text:p>Vigo</text:p>
          </table:table-cell>
          <table:table-cell table:formula="of:=[$Adapatado.U320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321]" office:value-type="string" office:string-value="a21adrianalso" calcext:value-type="string">
            <text:p>a21adrianalso</text:p>
          </table:table-cell>
          <table:table-cell table:formula="of:=[$Adapatado.C321]" office:value-type="string" office:string-value="Adrián" calcext:value-type="string">
            <text:p>Adrián</text:p>
          </table:table-cell>
          <table:table-cell table:formula="of:=CONCATENATE([$Adapatado.A321];&quot; &quot;;[$Adapatado.B321])" office:value-type="string" office:string-value="Alonso Souto" calcext:value-type="string">
            <text:p>Alonso Souto</text:p>
          </table:table-cell>
          <table:table-cell table:formula="of:=[$Adapatado.N321]" office:value-type="string" office:string-value="nikk7siL]X" calcext:value-type="string">
            <text:p>nikk7siL]X</text:p>
          </table:table-cell>
          <table:table-cell table:formula="of:=[$Adapatado.O321]" office:value-type="string" office:string-value="03/02/1999" calcext:value-type="string">
            <text:p>03/02/1999</text:p>
          </table:table-cell>
          <table:table-cell table:formula="of:=[$Adapatado.Q321]" office:value-type="string" office:string-value="733923058" calcext:value-type="string">
            <text:p>733923058</text:p>
          </table:table-cell>
          <table:table-cell table:formula="of:=[$Adapatado.R321]" office:value-type="string" office:string-value="Flat 233" calcext:value-type="string">
            <text:p>Flat 233</text:p>
          </table:table-cell>
          <table:table-cell table:formula="of:=[$Adapatado.S321]" office:value-type="string" office:string-value="Nigrán" calcext:value-type="string">
            <text:p>Nigrán</text:p>
          </table:table-cell>
          <table:table-cell table:formula="of:=[$Adapatado.U321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322]" office:value-type="string" office:string-value="a21alejandromaca" calcext:value-type="string">
            <text:p>a21alejandromaca</text:p>
          </table:table-cell>
          <table:table-cell table:formula="of:=[$Adapatado.C322]" office:value-type="string" office:string-value="Alejandro" calcext:value-type="string">
            <text:p>Alejandro</text:p>
          </table:table-cell>
          <table:table-cell table:formula="of:=CONCATENATE([$Adapatado.A322];&quot; &quot;;[$Adapatado.B322])" office:value-type="string" office:string-value="Marín Casas" calcext:value-type="string">
            <text:p>Marín Casas</text:p>
          </table:table-cell>
          <table:table-cell table:formula="of:=[$Adapatado.N322]" office:value-type="string" office:string-value="hiK|W4|crp" calcext:value-type="string">
            <text:p>hiK|W4|crp</text:p>
          </table:table-cell>
          <table:table-cell table:formula="of:=[$Adapatado.O322]" office:value-type="string" office:string-value="29/09/2001" calcext:value-type="string">
            <text:p>29/09/2001</text:p>
          </table:table-cell>
          <table:table-cell table:formula="of:=[$Adapatado.Q322]" office:value-type="string" office:string-value="732847058" calcext:value-type="string">
            <text:p>732847058</text:p>
          </table:table-cell>
          <table:table-cell table:formula="of:=[$Adapatado.R322]" office:value-type="string" office:string-value="5 Whitewell Terrace" calcext:value-type="string">
            <text:p>5 Whitewell Terrace</text:p>
          </table:table-cell>
          <table:table-cell table:formula="of:=[$Adapatado.S322]" office:value-type="string" office:string-value="Vigo" calcext:value-type="string">
            <text:p>Vigo</text:p>
          </table:table-cell>
          <table:table-cell table:formula="of:=[$Adapatado.U322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323]" office:value-type="string" office:string-value="a20albafela" calcext:value-type="string">
            <text:p>a20albafela</text:p>
          </table:table-cell>
          <table:table-cell table:formula="of:=[$Adapatado.C323]" office:value-type="string" office:string-value="Alba" calcext:value-type="string">
            <text:p>Alba</text:p>
          </table:table-cell>
          <table:table-cell table:formula="of:=CONCATENATE([$Adapatado.A323];&quot; &quot;;[$Adapatado.B323])" office:value-type="string" office:string-value="Fernández Lago" calcext:value-type="string">
            <text:p>Fernández Lago</text:p>
          </table:table-cell>
          <table:table-cell table:formula="of:=[$Adapatado.N323]" office:value-type="string" office:string-value="[Jak9CRCXd" calcext:value-type="string">
            <text:p>[Jak9CRCXd</text:p>
          </table:table-cell>
          <table:table-cell table:formula="of:=[$Adapatado.O323]" office:value-type="string" office:string-value="31/05/1996" calcext:value-type="string">
            <text:p>31/05/1996</text:p>
          </table:table-cell>
          <table:table-cell table:formula="of:=[$Adapatado.Q323]" office:value-type="string" office:string-value="742664137" calcext:value-type="string">
            <text:p>742664137</text:p>
          </table:table-cell>
          <table:table-cell table:formula="of:=[$Adapatado.R323]" office:value-type="string" office:string-value="2 Minerva Close" calcext:value-type="string">
            <text:p>2 Minerva Close</text:p>
          </table:table-cell>
          <table:table-cell table:formula="of:=[$Adapatado.S323]" office:value-type="string" office:string-value="Vigo" calcext:value-type="string">
            <text:p>Vigo</text:p>
          </table:table-cell>
          <table:table-cell table:formula="of:=[$Adapatado.U323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324]" office:value-type="string" office:string-value="a21lidiaaysa" calcext:value-type="string">
            <text:p>a21lidiaaysa</text:p>
          </table:table-cell>
          <table:table-cell table:formula="of:=[$Adapatado.C324]" office:value-type="string" office:string-value="Lidia" calcext:value-type="string">
            <text:p>Lidia</text:p>
          </table:table-cell>
          <table:table-cell table:formula="of:=CONCATENATE([$Adapatado.A324];&quot; &quot;;[$Adapatado.B324])" office:value-type="string" office:string-value="Ayala Sabarís" calcext:value-type="string">
            <text:p>Ayala Sabarís</text:p>
          </table:table-cell>
          <table:table-cell table:formula="of:=[$Adapatado.N324]" office:value-type="string" office:string-value="xT]LqMkM7a" calcext:value-type="string">
            <text:p>xT]LqMkM7a</text:p>
          </table:table-cell>
          <table:table-cell table:formula="of:=[$Adapatado.O324]" office:value-type="string" office:string-value="22/08/1999" calcext:value-type="string">
            <text:p>22/08/1999</text:p>
          </table:table-cell>
          <table:table-cell table:formula="of:=[$Adapatado.Q324]" office:value-type="string" office:string-value="691027088" calcext:value-type="string">
            <text:p>691027088</text:p>
          </table:table-cell>
          <table:table-cell table:formula="of:=[$Adapatado.R324]" office:value-type="string" office:string-value="18 Chilton Way" calcext:value-type="string">
            <text:p>18 Chilton Way</text:p>
          </table:table-cell>
          <table:table-cell table:formula="of:=[$Adapatado.S324]" office:value-type="string" office:string-value="Cerdedo-Cotobade" calcext:value-type="string">
            <text:p>Cerdedo-Cotobade</text:p>
          </table:table-cell>
          <table:table-cell table:formula="of:=[$Adapatado.U324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325]" office:value-type="string" office:string-value="a19carlamogo" calcext:value-type="string">
            <text:p>a19carlamogo</text:p>
          </table:table-cell>
          <table:table-cell table:formula="of:=[$Adapatado.C325]" office:value-type="string" office:string-value="Carla" calcext:value-type="string">
            <text:p>Carla</text:p>
          </table:table-cell>
          <table:table-cell table:formula="of:=CONCATENATE([$Adapatado.A325];&quot; &quot;;[$Adapatado.B325])" office:value-type="string" office:string-value="Moreira González" calcext:value-type="string">
            <text:p>Moreira González</text:p>
          </table:table-cell>
          <table:table-cell table:formula="of:=[$Adapatado.N325]" office:value-type="string" office:string-value="]oa-a[R33E" calcext:value-type="string">
            <text:p>]oa-a[R33E</text:p>
          </table:table-cell>
          <table:table-cell table:formula="of:=[$Adapatado.O325]" office:value-type="string" office:string-value="19/06/1981" calcext:value-type="string">
            <text:p>19/06/1981</text:p>
          </table:table-cell>
          <table:table-cell table:formula="of:=[$Adapatado.Q325]" office:value-type="string" office:string-value="737386585" calcext:value-type="string">
            <text:p>737386585</text:p>
          </table:table-cell>
          <table:table-cell table:formula="of:=[$Adapatado.R325]" office:value-type="string" office:string-value="Manor Cottage" calcext:value-type="string">
            <text:p>Manor Cottage</text:p>
          </table:table-cell>
          <table:table-cell table:formula="of:=[$Adapatado.S325]" office:value-type="string" office:string-value="Redondela" calcext:value-type="string">
            <text:p>Redondela</text:p>
          </table:table-cell>
          <table:table-cell table:formula="of:=[$Adapatado.U325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326]" office:value-type="string" office:string-value="a19ismaeldeig" calcext:value-type="string">
            <text:p>a19ismaeldeig</text:p>
          </table:table-cell>
          <table:table-cell table:formula="of:=[$Adapatado.C326]" office:value-type="string" office:string-value="Ismael" calcext:value-type="string">
            <text:p>Ismael</text:p>
          </table:table-cell>
          <table:table-cell table:formula="of:=CONCATENATE([$Adapatado.A326];&quot; &quot;;[$Adapatado.B326])" office:value-type="string" office:string-value="del Rio Iglesias" calcext:value-type="string">
            <text:p>del Rio Iglesias</text:p>
          </table:table-cell>
          <table:table-cell table:formula="of:=[$Adapatado.N326]" office:value-type="string" office:string-value="7p]gNeaat]" calcext:value-type="string">
            <text:p>7p]gNeaat]</text:p>
          </table:table-cell>
          <table:table-cell table:formula="of:=[$Adapatado.O326]" office:value-type="string" office:string-value="15/10/2000" calcext:value-type="string">
            <text:p>15/10/2000</text:p>
          </table:table-cell>
          <table:table-cell table:formula="of:=[$Adapatado.Q326]" office:value-type="string" office:string-value="793747508" calcext:value-type="string">
            <text:p>793747508</text:p>
          </table:table-cell>
          <table:table-cell table:formula="of:=[$Adapatado.R326]" office:value-type="string" office:string-value="2 Port View" calcext:value-type="string">
            <text:p>2 Port View</text:p>
          </table:table-cell>
          <table:table-cell table:formula="of:=[$Adapatado.S326]" office:value-type="string" office:string-value="Vigo" calcext:value-type="string">
            <text:p>Vigo</text:p>
          </table:table-cell>
          <table:table-cell table:formula="of:=[$Adapatado.U326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327]" office:value-type="string" office:string-value="a19manuelmasu" calcext:value-type="string">
            <text:p>a19manuelmasu</text:p>
          </table:table-cell>
          <table:table-cell table:formula="of:=[$Adapatado.C327]" office:value-type="string" office:string-value="Manuel" calcext:value-type="string">
            <text:p>Manuel</text:p>
          </table:table-cell>
          <table:table-cell table:formula="of:=CONCATENATE([$Adapatado.A327];&quot; &quot;;[$Adapatado.B327])" office:value-type="string" office:string-value="Martíns Suárez" calcext:value-type="string">
            <text:p>Martíns Suárez</text:p>
          </table:table-cell>
          <table:table-cell table:formula="of:=[$Adapatado.N327]" office:value-type="string" office:string-value="xYyW4dd{@y" calcext:value-type="string">
            <text:p>xYyW4dd{@y</text:p>
          </table:table-cell>
          <table:table-cell table:formula="of:=[$Adapatado.O327]" office:value-type="string" office:string-value="22/08/1984" calcext:value-type="string">
            <text:p>22/08/1984</text:p>
          </table:table-cell>
          <table:table-cell table:formula="of:=[$Adapatado.Q327]" office:value-type="string" office:string-value="714339507" calcext:value-type="string">
            <text:p>714339507</text:p>
          </table:table-cell>
          <table:table-cell table:formula="of:=[$Adapatado.R327]" office:value-type="string" office:string-value="18 De Hague Road" calcext:value-type="string">
            <text:p>18 De Hague Road</text:p>
          </table:table-cell>
          <table:table-cell table:formula="of:=[$Adapatado.S327]" office:value-type="string" office:string-value="Vigo" calcext:value-type="string">
            <text:p>Vigo</text:p>
          </table:table-cell>
          <table:table-cell table:formula="of:=[$Adapatado.U327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328]" office:value-type="string" office:string-value="a19alhalobe" calcext:value-type="string">
            <text:p>a19alhalobe</text:p>
          </table:table-cell>
          <table:table-cell table:formula="of:=[$Adapatado.C328]" office:value-type="string" office:string-value="Al Hassan" calcext:value-type="string">
            <text:p>Al Hassan</text:p>
          </table:table-cell>
          <table:table-cell table:formula="of:=CONCATENATE([$Adapatado.A328];&quot; &quot;;[$Adapatado.B328])" office:value-type="string" office:string-value="Lozano Benalcázar" calcext:value-type="string">
            <text:p>Lozano Benalcázar</text:p>
          </table:table-cell>
          <table:table-cell table:formula="of:=[$Adapatado.N328]" office:value-type="string" office:string-value="uKcsVP,4iX" calcext:value-type="string">
            <text:p>uKcsVP,4iX</text:p>
          </table:table-cell>
          <table:table-cell table:formula="of:=[$Adapatado.O328]" office:value-type="string" office:string-value="12/09/2000" calcext:value-type="string">
            <text:p>12/09/2000</text:p>
          </table:table-cell>
          <table:table-cell table:formula="of:=[$Adapatado.Q328]" office:value-type="string" office:string-value="745666755" calcext:value-type="string">
            <text:p>745666755</text:p>
          </table:table-cell>
          <table:table-cell table:formula="of:=[$Adapatado.R328]" office:value-type="string" office:string-value="2 Copper Beech Close" calcext:value-type="string">
            <text:p>2 Copper Beech Close</text:p>
          </table:table-cell>
          <table:table-cell table:formula="of:=[$Adapatado.S328]" office:value-type="string" office:string-value="Vigo" calcext:value-type="string">
            <text:p>Vigo</text:p>
          </table:table-cell>
          <table:table-cell table:formula="of:=[$Adapatado.U328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329]" office:value-type="string" office:string-value="a20alhoprfe" calcext:value-type="string">
            <text:p>a20alhoprfe</text:p>
          </table:table-cell>
          <table:table-cell table:formula="of:=[$Adapatado.C329]" office:value-type="string" office:string-value="Al Housain" calcext:value-type="string">
            <text:p>Al Housain</text:p>
          </table:table-cell>
          <table:table-cell table:formula="of:=CONCATENATE([$Adapatado.A329];&quot; &quot;;[$Adapatado.B329])" office:value-type="string" office:string-value="Prieto Fernández" calcext:value-type="string">
            <text:p>Prieto Fernández</text:p>
          </table:table-cell>
          <table:table-cell table:formula="of:=[$Adapatado.N329]" office:value-type="string" office:string-value="4gqr[hKycK" calcext:value-type="string">
            <text:p>4gqr[hKycK</text:p>
          </table:table-cell>
          <table:table-cell table:formula="of:=[$Adapatado.O329]" office:value-type="string" office:string-value="28/09/1985" calcext:value-type="string">
            <text:p>28/09/1985</text:p>
          </table:table-cell>
          <table:table-cell table:formula="of:=[$Adapatado.Q329]" office:value-type="string" office:string-value="745120923" calcext:value-type="string">
            <text:p>745120923</text:p>
          </table:table-cell>
          <table:table-cell table:formula="of:=[$Adapatado.R329]" office:value-type="string" office:string-value="17 Daphne Close" calcext:value-type="string">
            <text:p>17 Daphne Close</text:p>
          </table:table-cell>
          <table:table-cell table:formula="of:=[$Adapatado.S329]" office:value-type="string" office:string-value="Vigo" calcext:value-type="string">
            <text:p>Vigo</text:p>
          </table:table-cell>
          <table:table-cell table:formula="of:=[$Adapatado.U329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330]" office:value-type="string" office:string-value="a20hajarbaca" calcext:value-type="string">
            <text:p>a20hajarbaca</text:p>
          </table:table-cell>
          <table:table-cell table:formula="of:=[$Adapatado.C330]" office:value-type="string" office:string-value="Hajar" calcext:value-type="string">
            <text:p>Hajar</text:p>
          </table:table-cell>
          <table:table-cell table:formula="of:=CONCATENATE([$Adapatado.A330];&quot; &quot;;[$Adapatado.B330])" office:value-type="string" office:string-value="Barcia Casanova" calcext:value-type="string">
            <text:p>Barcia Casanova</text:p>
          </table:table-cell>
          <table:table-cell table:formula="of:=[$Adapatado.N330]" office:value-type="string" office:string-value="4k9eKsH-9j" calcext:value-type="string">
            <text:p>4k9eKsH-9j</text:p>
          </table:table-cell>
          <table:table-cell table:formula="of:=[$Adapatado.O330]" office:value-type="string" office:string-value="24/11/1969" calcext:value-type="string">
            <text:p>24/11/1969</text:p>
          </table:table-cell>
          <table:table-cell table:formula="of:=[$Adapatado.Q330]" office:value-type="string" office:string-value="724133331" calcext:value-type="string">
            <text:p>724133331</text:p>
          </table:table-cell>
          <table:table-cell table:formula="of:=[$Adapatado.R330]" office:value-type="string" office:string-value="70 Queen Berthas Avenue" calcext:value-type="string">
            <text:p>70 Queen Berthas Avenue</text:p>
          </table:table-cell>
          <table:table-cell table:formula="of:=[$Adapatado.S330]" office:value-type="string" office:string-value="Vigo" calcext:value-type="string">
            <text:p>Vigo</text:p>
          </table:table-cell>
          <table:table-cell table:formula="of:=[$Adapatado.U330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331]" office:value-type="string" office:string-value="a19beatrizlamo" calcext:value-type="string">
            <text:p>a19beatrizlamo</text:p>
          </table:table-cell>
          <table:table-cell table:formula="of:=[$Adapatado.C331]" office:value-type="string" office:string-value="Beatriz" calcext:value-type="string">
            <text:p>Beatriz</text:p>
          </table:table-cell>
          <table:table-cell table:formula="of:=CONCATENATE([$Adapatado.A331];&quot; &quot;;[$Adapatado.B331])" office:value-type="string" office:string-value="Lamas Moa" calcext:value-type="string">
            <text:p>Lamas Moa</text:p>
          </table:table-cell>
          <table:table-cell table:formula="of:=[$Adapatado.N331]" office:value-type="string" office:string-value="nmN4Us}pvh" calcext:value-type="string">
            <text:p>nmN4Us}pvh</text:p>
          </table:table-cell>
          <table:table-cell table:formula="of:=[$Adapatado.O331]" office:value-type="string" office:string-value="02/07/1992" calcext:value-type="string">
            <text:p>02/07/1992</text:p>
          </table:table-cell>
          <table:table-cell table:formula="of:=[$Adapatado.Q331]" office:value-type="string" office:string-value="777747583" calcext:value-type="string">
            <text:p>777747583</text:p>
          </table:table-cell>
          <table:table-cell table:formula="of:=[$Adapatado.R331]" office:value-type="string" office:string-value="Rallt Uchaf" calcext:value-type="string">
            <text:p>Rallt Uchaf</text:p>
          </table:table-cell>
          <table:table-cell table:formula="of:=[$Adapatado.S331]" office:value-type="string" office:string-value="Oímbra" calcext:value-type="string">
            <text:p>Oímbra</text:p>
          </table:table-cell>
          <table:table-cell table:formula="of:=[$Adapatado.U331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332]" office:value-type="string" office:string-value="a21melcapaqu" calcext:value-type="string">
            <text:p>a21melcapaqu</text:p>
          </table:table-cell>
          <table:table-cell table:formula="of:=[$Adapatado.C332]" office:value-type="string" office:string-value="Melca" calcext:value-type="string">
            <text:p>Melca</text:p>
          </table:table-cell>
          <table:table-cell table:formula="of:=CONCATENATE([$Adapatado.A332];&quot; &quot;;[$Adapatado.B332])" office:value-type="string" office:string-value="Pardellas Quintanilla" calcext:value-type="string">
            <text:p>Pardellas Quintanilla</text:p>
          </table:table-cell>
          <table:table-cell table:formula="of:=[$Adapatado.N332]" office:value-type="string" office:string-value="u4e[tauYUK" calcext:value-type="string">
            <text:p>u4e[tauYUK</text:p>
          </table:table-cell>
          <table:table-cell table:formula="of:=[$Adapatado.O332]" office:value-type="string" office:string-value="24/02/1973" calcext:value-type="string">
            <text:p>24/02/1973</text:p>
          </table:table-cell>
          <table:table-cell table:formula="of:=[$Adapatado.Q332]" office:value-type="string" office:string-value="756331988" calcext:value-type="string">
            <text:p>756331988</text:p>
          </table:table-cell>
          <table:table-cell table:formula="of:=[$Adapatado.R332]" office:value-type="string" office:string-value="13 Oak Avenue" calcext:value-type="string">
            <text:p>13 Oak Avenue</text:p>
          </table:table-cell>
          <table:table-cell table:formula="of:=[$Adapatado.S332]" office:value-type="string" office:string-value="Mos" calcext:value-type="string">
            <text:p>Mos</text:p>
          </table:table-cell>
          <table:table-cell table:formula="of:=[$Adapatado.U332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333]" office:value-type="string" office:string-value="a21nazanduto" calcext:value-type="string">
            <text:p>a21nazanduto</text:p>
          </table:table-cell>
          <table:table-cell table:formula="of:=[$Adapatado.C333]" office:value-type="string" office:string-value="Nazan" calcext:value-type="string">
            <text:p>Nazan</text:p>
          </table:table-cell>
          <table:table-cell table:formula="of:=CONCATENATE([$Adapatado.A333];&quot; &quot;;[$Adapatado.B333])" office:value-type="string" office:string-value="Durán Torrado" calcext:value-type="string">
            <text:p>Durán Torrado</text:p>
          </table:table-cell>
          <table:table-cell table:formula="of:=[$Adapatado.N333]" office:value-type="string" office:string-value="r,w3n*9uL7" calcext:value-type="string">
            <text:p>r,w3n*9uL7</text:p>
          </table:table-cell>
          <table:table-cell table:formula="of:=[$Adapatado.O333]" office:value-type="string" office:string-value="14/07/1999" calcext:value-type="string">
            <text:p>14/07/1999</text:p>
          </table:table-cell>
          <table:table-cell table:formula="of:=[$Adapatado.Q333]" office:value-type="string" office:string-value="736522214" calcext:value-type="string">
            <text:p>736522214</text:p>
          </table:table-cell>
          <table:table-cell table:formula="of:=[$Adapatado.R333]" office:value-type="string" office:string-value="Steel House" calcext:value-type="string">
            <text:p>Steel House</text:p>
          </table:table-cell>
          <table:table-cell table:formula="of:=[$Adapatado.S333]" office:value-type="string" office:string-value="Pontevedra" calcext:value-type="string">
            <text:p>Pontevedra</text:p>
          </table:table-cell>
          <table:table-cell table:formula="of:=[$Adapatado.U333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334]" office:value-type="string" office:string-value="a19nicolasot" calcext:value-type="string">
            <text:p>a19nicolasot</text:p>
          </table:table-cell>
          <table:table-cell table:formula="of:=[$Adapatado.C334]" office:value-type="string" office:string-value="Nicolás" calcext:value-type="string">
            <text:p>Nicolás</text:p>
          </table:table-cell>
          <table:table-cell table:formula="of:=CONCATENATE([$Adapatado.A334];&quot; &quot;;[$Adapatado.B334])" office:value-type="string" office:string-value="Otero " calcext:value-type="string">
            <text:p>Otero </text:p>
          </table:table-cell>
          <table:table-cell table:formula="of:=[$Adapatado.N334]" office:value-type="string" office:string-value="]EM}3X+xrT" calcext:value-type="string">
            <text:p>]EM}3X+xrT</text:p>
          </table:table-cell>
          <table:table-cell table:formula="of:=[$Adapatado.O334]" office:value-type="string" office:string-value="19/04/2001" calcext:value-type="string">
            <text:p>19/04/2001</text:p>
          </table:table-cell>
          <table:table-cell table:formula="of:=[$Adapatado.Q334]" office:value-type="string" office:string-value="645737639" calcext:value-type="string">
            <text:p>645737639</text:p>
          </table:table-cell>
          <table:table-cell table:formula="of:=[$Adapatado.R334]" office:value-type="string" office:string-value="Rosevean" calcext:value-type="string">
            <text:p>Rosevean</text:p>
          </table:table-cell>
          <table:table-cell table:formula="of:=[$Adapatado.S334]" office:value-type="string" office:string-value="Cangas" calcext:value-type="string">
            <text:p>Cangas</text:p>
          </table:table-cell>
          <table:table-cell table:formula="of:=[$Adapatado.U334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335]" office:value-type="string" office:string-value="a18marcospope" calcext:value-type="string">
            <text:p>a18marcospope</text:p>
          </table:table-cell>
          <table:table-cell table:formula="of:=[$Adapatado.C335]" office:value-type="string" office:string-value="Marcos" calcext:value-type="string">
            <text:p>Marcos</text:p>
          </table:table-cell>
          <table:table-cell table:formula="of:=CONCATENATE([$Adapatado.A335];&quot; &quot;;[$Adapatado.B335])" office:value-type="string" office:string-value="Portela Pérez" calcext:value-type="string">
            <text:p>Portela Pérez</text:p>
          </table:table-cell>
          <table:table-cell table:formula="of:=[$Adapatado.N335]" office:value-type="string" office:string-value="@T_3|YVo_x" calcext:value-type="string">
            <text:p>@T_3|YVo_x</text:p>
          </table:table-cell>
          <table:table-cell table:formula="of:=[$Adapatado.O335]" office:value-type="string" office:string-value="21/05/1988" calcext:value-type="string">
            <text:p>21/05/1988</text:p>
          </table:table-cell>
          <table:table-cell table:formula="of:=[$Adapatado.Q335]" office:value-type="string" office:string-value="724713622" calcext:value-type="string">
            <text:p>724713622</text:p>
          </table:table-cell>
          <table:table-cell table:formula="of:=[$Adapatado.R335]" office:value-type="string" office:string-value="The Firs" calcext:value-type="string">
            <text:p>The Firs</text:p>
          </table:table-cell>
          <table:table-cell table:formula="of:=[$Adapatado.S335]" office:value-type="string" office:string-value="Vigo" calcext:value-type="string">
            <text:p>Vigo</text:p>
          </table:table-cell>
          <table:table-cell table:formula="of:=[$Adapatado.U335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336]" office:value-type="string" office:string-value="a19xoelvame" calcext:value-type="string">
            <text:p>a19xoelvame</text:p>
          </table:table-cell>
          <table:table-cell table:formula="of:=[$Adapatado.C336]" office:value-type="string" office:string-value="Xoel" calcext:value-type="string">
            <text:p>Xoel</text:p>
          </table:table-cell>
          <table:table-cell table:formula="of:=CONCATENATE([$Adapatado.A336];&quot; &quot;;[$Adapatado.B336])" office:value-type="string" office:string-value="Vázquez Melgar" calcext:value-type="string">
            <text:p>Vázquez Melgar</text:p>
          </table:table-cell>
          <table:table-cell table:formula="of:=[$Adapatado.N336]" office:value-type="string" office:string-value="9y-TJ}3au[" calcext:value-type="string">
            <text:p>9y-TJ}3au[</text:p>
          </table:table-cell>
          <table:table-cell table:formula="of:=[$Adapatado.O336]" office:value-type="string" office:string-value="26/05/2002" calcext:value-type="string">
            <text:p>26/05/2002</text:p>
          </table:table-cell>
          <table:table-cell table:formula="of:=[$Adapatado.Q336]" office:value-type="string" office:string-value="794719657" calcext:value-type="string">
            <text:p>794719657</text:p>
          </table:table-cell>
          <table:table-cell table:formula="of:=[$Adapatado.R336]" office:value-type="string" office:string-value="3 Guy Mews" calcext:value-type="string">
            <text:p>3 Guy Mews</text:p>
          </table:table-cell>
          <table:table-cell table:formula="of:=[$Adapatado.S336]" office:value-type="string" office:string-value="Vigo" calcext:value-type="string">
            <text:p>Vigo</text:p>
          </table:table-cell>
          <table:table-cell table:formula="of:=[$Adapatado.U336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337]" office:value-type="string" office:string-value="a21laurafela" calcext:value-type="string">
            <text:p>a21laurafela</text:p>
          </table:table-cell>
          <table:table-cell table:formula="of:=[$Adapatado.C337]" office:value-type="string" office:string-value="Laura" calcext:value-type="string">
            <text:p>Laura</text:p>
          </table:table-cell>
          <table:table-cell table:formula="of:=CONCATENATE([$Adapatado.A337];&quot; &quot;;[$Adapatado.B337])" office:value-type="string" office:string-value="Fernández Lado" calcext:value-type="string">
            <text:p>Fernández Lado</text:p>
          </table:table-cell>
          <table:table-cell table:formula="of:=[$Adapatado.N337]" office:value-type="string" office:string-value="+twkvhx3eq" calcext:value-type="string">
            <text:p>+twkvhx3eq</text:p>
          </table:table-cell>
          <table:table-cell table:formula="of:=[$Adapatado.O337]" office:value-type="string" office:string-value="14/10/1999" calcext:value-type="string">
            <text:p>14/10/1999</text:p>
          </table:table-cell>
          <table:table-cell table:formula="of:=[$Adapatado.Q337]" office:value-type="string" office:string-value="781363923" calcext:value-type="string">
            <text:p>781363923</text:p>
          </table:table-cell>
          <table:table-cell table:formula="of:=[$Adapatado.R337]" office:value-type="string" office:string-value="12 Thornbury Close" calcext:value-type="string">
            <text:p>12 Thornbury Close</text:p>
          </table:table-cell>
          <table:table-cell table:formula="of:=[$Adapatado.S337]" office:value-type="string" office:string-value="Cotobade" calcext:value-type="string">
            <text:p>Cotobade</text:p>
          </table:table-cell>
          <table:table-cell table:formula="of:=[$Adapatado.U337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338]" office:value-type="string" office:string-value="a20raulsoma" calcext:value-type="string">
            <text:p>a20raulsoma</text:p>
          </table:table-cell>
          <table:table-cell table:formula="of:=[$Adapatado.C338]" office:value-type="string" office:string-value="Raúl" calcext:value-type="string">
            <text:p>Raúl</text:p>
          </table:table-cell>
          <table:table-cell table:formula="of:=CONCATENATE([$Adapatado.A338];&quot; &quot;;[$Adapatado.B338])" office:value-type="string" office:string-value="Soler Mata" calcext:value-type="string">
            <text:p>Soler Mata</text:p>
          </table:table-cell>
          <table:table-cell table:formula="of:=[$Adapatado.N338]" office:value-type="string" office:string-value="sKCe9{|R_R" calcext:value-type="string">
            <text:p>sKCe9{|R_R</text:p>
          </table:table-cell>
          <table:table-cell table:formula="of:=[$Adapatado.O338]" office:value-type="string" office:string-value="10/11/1982" calcext:value-type="string">
            <text:p>10/11/1982</text:p>
          </table:table-cell>
          <table:table-cell table:formula="of:=[$Adapatado.Q338]" office:value-type="string" office:string-value="620130664" calcext:value-type="string">
            <text:p>620130664</text:p>
          </table:table-cell>
          <table:table-cell table:formula="of:=[$Adapatado.R338]" office:value-type="string" office:string-value="31B Rhos Road" calcext:value-type="string">
            <text:p>31B Rhos Road</text:p>
          </table:table-cell>
          <table:table-cell table:formula="of:=[$Adapatado.S338]" office:value-type="string" office:string-value="Vigo" calcext:value-type="string">
            <text:p>Vigo</text:p>
          </table:table-cell>
          <table:table-cell table:formula="of:=[$Adapatado.U338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339]" office:value-type="string" office:string-value="a21josemoch" calcext:value-type="string">
            <text:p>a21josemoch</text:p>
          </table:table-cell>
          <table:table-cell table:formula="of:=[$Adapatado.C339]" office:value-type="string" office:string-value="José" calcext:value-type="string">
            <text:p>José</text:p>
          </table:table-cell>
          <table:table-cell table:formula="of:=CONCATENATE([$Adapatado.A339];&quot; &quot;;[$Adapatado.B339])" office:value-type="string" office:string-value="Moreira Chapela" calcext:value-type="string">
            <text:p>Moreira Chapela</text:p>
          </table:table-cell>
          <table:table-cell table:formula="of:=[$Adapatado.N339]" office:value-type="string" office:string-value="P-,EuKoTU9" calcext:value-type="string">
            <text:p>P-,EuKoTU9</text:p>
          </table:table-cell>
          <table:table-cell table:formula="of:=[$Adapatado.O339]" office:value-type="string" office:string-value="04/09/1989" calcext:value-type="string">
            <text:p>04/09/1989</text:p>
          </table:table-cell>
          <table:table-cell table:formula="of:=[$Adapatado.Q339]" office:value-type="string" office:string-value="610386453" calcext:value-type="string">
            <text:p>610386453</text:p>
          </table:table-cell>
          <table:table-cell table:formula="of:=[$Adapatado.R339]" office:value-type="string" office:string-value="Little Plot" calcext:value-type="string">
            <text:p>Little Plot</text:p>
          </table:table-cell>
          <table:table-cell table:formula="of:=[$Adapatado.S339]" office:value-type="string" office:string-value="Cañiza (A)" calcext:value-type="string">
            <text:p>Cañiza (A)</text:p>
          </table:table-cell>
          <table:table-cell table:formula="of:=[$Adapatado.U339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340]" office:value-type="string" office:string-value="a19mariamomaab" calcext:value-type="string">
            <text:p>a19mariamomaab</text:p>
          </table:table-cell>
          <table:table-cell table:formula="of:=[$Adapatado.C340]" office:value-type="string" office:string-value="María Montserrat" calcext:value-type="string">
            <text:p>María Montserrat</text:p>
          </table:table-cell>
          <table:table-cell table:formula="of:=CONCATENATE([$Adapatado.A340];&quot; &quot;;[$Adapatado.B340])" office:value-type="string" office:string-value="Martínez Abastida" calcext:value-type="string">
            <text:p>Martínez Abastida</text:p>
          </table:table-cell>
          <table:table-cell table:formula="of:=[$Adapatado.N340]" office:value-type="string" office:string-value="RmF9oz}pTz" calcext:value-type="string">
            <text:p>RmF9oz}pTz</text:p>
          </table:table-cell>
          <table:table-cell table:formula="of:=[$Adapatado.O340]" office:value-type="string" office:string-value="23/10/1992" calcext:value-type="string">
            <text:p>23/10/1992</text:p>
          </table:table-cell>
          <table:table-cell table:formula="of:=[$Adapatado.Q340]" office:value-type="string" office:string-value="722772464" calcext:value-type="string">
            <text:p>722772464</text:p>
          </table:table-cell>
          <table:table-cell table:formula="of:=[$Adapatado.R340]" office:value-type="string" office:string-value="Vespers" calcext:value-type="string">
            <text:p>Vespers</text:p>
          </table:table-cell>
          <table:table-cell table:formula="of:=[$Adapatado.S340]" office:value-type="string" office:string-value="Vigo" calcext:value-type="string">
            <text:p>Vigo</text:p>
          </table:table-cell>
          <table:table-cell table:formula="of:=[$Adapatado.U340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341]" office:value-type="string" office:string-value="a21mariocasa" calcext:value-type="string">
            <text:p>a21mariocasa</text:p>
          </table:table-cell>
          <table:table-cell table:formula="of:=[$Adapatado.C341]" office:value-type="string" office:string-value="Mario" calcext:value-type="string">
            <text:p>Mario</text:p>
          </table:table-cell>
          <table:table-cell table:formula="of:=CONCATENATE([$Adapatado.A341];&quot; &quot;;[$Adapatado.B341])" office:value-type="string" office:string-value="Carretto San Luis" calcext:value-type="string">
            <text:p>Carretto San Luis</text:p>
          </table:table-cell>
          <table:table-cell table:formula="of:=[$Adapatado.N341]" office:value-type="string" office:string-value="U_4byj*.A4" calcext:value-type="string">
            <text:p>U_4byj*.A4</text:p>
          </table:table-cell>
          <table:table-cell table:formula="of:=[$Adapatado.O341]" office:value-type="string" office:string-value="14/02/1997" calcext:value-type="string">
            <text:p>14/02/1997</text:p>
          </table:table-cell>
          <table:table-cell table:formula="of:=[$Adapatado.Q341]" office:value-type="string" office:string-value="737007354" calcext:value-type="string">
            <text:p>737007354</text:p>
          </table:table-cell>
          <table:table-cell table:formula="of:=[$Adapatado.R341]" office:value-type="string" office:string-value="38 Moathouse Drive" calcext:value-type="string">
            <text:p>38 Moathouse Drive</text:p>
          </table:table-cell>
          <table:table-cell table:formula="of:=[$Adapatado.S341]" office:value-type="string" office:string-value="Soutomaior" calcext:value-type="string">
            <text:p>Soutomaior</text:p>
          </table:table-cell>
          <table:table-cell table:formula="of:=[$Adapatado.U341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342]" office:value-type="string" office:string-value="a19luciarafa" calcext:value-type="string">
            <text:p>a19luciarafa</text:p>
          </table:table-cell>
          <table:table-cell table:formula="of:=[$Adapatado.C342]" office:value-type="string" office:string-value="Lucía" calcext:value-type="string">
            <text:p>Lucía</text:p>
          </table:table-cell>
          <table:table-cell table:formula="of:=CONCATENATE([$Adapatado.A342];&quot; &quot;;[$Adapatado.B342])" office:value-type="string" office:string-value="Raña Falque" calcext:value-type="string">
            <text:p>Raña Falque</text:p>
          </table:table-cell>
          <table:table-cell table:formula="of:=[$Adapatado.N342]" office:value-type="string" office:string-value="AA.XNXp4Nv" calcext:value-type="string">
            <text:p>AA.XNXp4Nv</text:p>
          </table:table-cell>
          <table:table-cell table:formula="of:=[$Adapatado.O342]" office:value-type="string" office:string-value="04/12/1985" calcext:value-type="string">
            <text:p>04/12/1985</text:p>
          </table:table-cell>
          <table:table-cell table:formula="of:=[$Adapatado.Q342]" office:value-type="string" office:string-value="607352664" calcext:value-type="string">
            <text:p>607352664</text:p>
          </table:table-cell>
          <table:table-cell table:formula="of:=[$Adapatado.R342]" office:value-type="string" office:string-value="Glasfan" calcext:value-type="string">
            <text:p>Glasfan</text:p>
          </table:table-cell>
          <table:table-cell table:formula="of:=[$Adapatado.S342]" office:value-type="string" office:string-value="Mos" calcext:value-type="string">
            <text:p>Mos</text:p>
          </table:table-cell>
          <table:table-cell table:formula="of:=[$Adapatado.U342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343]" office:value-type="string" office:string-value="a20carlospeuc" calcext:value-type="string">
            <text:p>a20carlospeuc</text:p>
          </table:table-cell>
          <table:table-cell table:formula="of:=[$Adapatado.C343]" office:value-type="string" office:string-value="Carlos" calcext:value-type="string">
            <text:p>Carlos</text:p>
          </table:table-cell>
          <table:table-cell table:formula="of:=CONCATENATE([$Adapatado.A343];&quot; &quot;;[$Adapatado.B343])" office:value-type="string" office:string-value="Pérez Ucha" calcext:value-type="string">
            <text:p>Pérez Ucha</text:p>
          </table:table-cell>
          <table:table-cell table:formula="of:=[$Adapatado.N343]" office:value-type="string" office:string-value="y4pvKhxsz+" calcext:value-type="string">
            <text:p>y4pvKhxsz+</text:p>
          </table:table-cell>
          <table:table-cell table:formula="of:=[$Adapatado.O343]" office:value-type="string" office:string-value="10/02/1999" calcext:value-type="string">
            <text:p>10/02/1999</text:p>
          </table:table-cell>
          <table:table-cell table:formula="of:=[$Adapatado.Q343]" office:value-type="string" office:string-value="693664494" calcext:value-type="string">
            <text:p>693664494</text:p>
          </table:table-cell>
          <table:table-cell table:formula="of:=[$Adapatado.R343]" office:value-type="string" office:string-value="Sunnyside" calcext:value-type="string">
            <text:p>Sunnyside</text:p>
          </table:table-cell>
          <table:table-cell table:formula="of:=[$Adapatado.S343]" office:value-type="string" office:string-value="Vigo" calcext:value-type="string">
            <text:p>Vigo</text:p>
          </table:table-cell>
          <table:table-cell table:formula="of:=[$Adapatado.U343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344]" office:value-type="string" office:string-value="a18brunomope" calcext:value-type="string">
            <text:p>a18brunomope</text:p>
          </table:table-cell>
          <table:table-cell table:formula="of:=[$Adapatado.C344]" office:value-type="string" office:string-value="Bruno" calcext:value-type="string">
            <text:p>Bruno</text:p>
          </table:table-cell>
          <table:table-cell table:formula="of:=CONCATENATE([$Adapatado.A344];&quot; &quot;;[$Adapatado.B344])" office:value-type="string" office:string-value="Montiel Pérez" calcext:value-type="string">
            <text:p>Montiel Pérez</text:p>
          </table:table-cell>
          <table:table-cell table:formula="of:=[$Adapatado.N344]" office:value-type="string" office:string-value="b,orxM9+{K" calcext:value-type="string">
            <text:p>b,orxM9+{K</text:p>
          </table:table-cell>
          <table:table-cell table:formula="of:=[$Adapatado.O344]" office:value-type="string" office:string-value="24/04/1982" calcext:value-type="string">
            <text:p>24/04/1982</text:p>
          </table:table-cell>
          <table:table-cell table:formula="of:=[$Adapatado.Q344]" office:value-type="string" office:string-value="749954137" calcext:value-type="string">
            <text:p>749954137</text:p>
          </table:table-cell>
          <table:table-cell table:formula="of:=[$Adapatado.R344]" office:value-type="string" office:string-value="14 Mallory Close" calcext:value-type="string">
            <text:p>14 Mallory Close</text:p>
          </table:table-cell>
          <table:table-cell table:formula="of:=[$Adapatado.S344]" office:value-type="string" office:string-value="Guarda (A)" calcext:value-type="string">
            <text:p>Guarda (A)</text:p>
          </table:table-cell>
          <table:table-cell table:formula="of:=[$Adapatado.U344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345]" office:value-type="string" office:string-value="a18sabelaalro" calcext:value-type="string">
            <text:p>a18sabelaalro</text:p>
          </table:table-cell>
          <table:table-cell table:formula="of:=[$Adapatado.C345]" office:value-type="string" office:string-value="Sabela" calcext:value-type="string">
            <text:p>Sabela</text:p>
          </table:table-cell>
          <table:table-cell table:formula="of:=CONCATENATE([$Adapatado.A345];&quot; &quot;;[$Adapatado.B345])" office:value-type="string" office:string-value="Alcaine Rosales" calcext:value-type="string">
            <text:p>Alcaine Rosales</text:p>
          </table:table-cell>
          <table:table-cell table:formula="of:=[$Adapatado.N345]" office:value-type="string" office:string-value="M[q}3Hg,]-" calcext:value-type="string">
            <text:p>M[q}3Hg,]-</text:p>
          </table:table-cell>
          <table:table-cell table:formula="of:=[$Adapatado.O345]" office:value-type="string" office:string-value="22/10/1970" calcext:value-type="string">
            <text:p>22/10/1970</text:p>
          </table:table-cell>
          <table:table-cell table:formula="of:=[$Adapatado.Q345]" office:value-type="string" office:string-value="620352529" calcext:value-type="string">
            <text:p>620352529</text:p>
          </table:table-cell>
          <table:table-cell table:formula="of:=[$Adapatado.R345]" office:value-type="string" office:string-value="Oak Hollow" calcext:value-type="string">
            <text:p>Oak Hollow</text:p>
          </table:table-cell>
          <table:table-cell table:formula="of:=[$Adapatado.S345]" office:value-type="string" office:string-value="Vigo" calcext:value-type="string">
            <text:p>Vigo</text:p>
          </table:table-cell>
          <table:table-cell table:formula="of:=[$Adapatado.U345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346]" office:value-type="string" office:string-value="a19kevingial" calcext:value-type="string">
            <text:p>a19kevingial</text:p>
          </table:table-cell>
          <table:table-cell table:formula="of:=[$Adapatado.C346]" office:value-type="string" office:string-value="Kevin" calcext:value-type="string">
            <text:p>Kevin</text:p>
          </table:table-cell>
          <table:table-cell table:formula="of:=CONCATENATE([$Adapatado.A346];&quot; &quot;;[$Adapatado.B346])" office:value-type="string" office:string-value="Gil Álvarez" calcext:value-type="string">
            <text:p>Gil Álvarez</text:p>
          </table:table-cell>
          <table:table-cell table:formula="of:=[$Adapatado.N346]" office:value-type="string" office:string-value="{Aje7q]zV_" calcext:value-type="string">
            <text:p>{Aje7q]zV_</text:p>
          </table:table-cell>
          <table:table-cell table:formula="of:=[$Adapatado.O346]" office:value-type="string" office:string-value="01/03/1992" calcext:value-type="string">
            <text:p>01/03/1992</text:p>
          </table:table-cell>
          <table:table-cell table:formula="of:=[$Adapatado.Q346]" office:value-type="string" office:string-value="766752221" calcext:value-type="string">
            <text:p>766752221</text:p>
          </table:table-cell>
          <table:table-cell table:formula="of:=[$Adapatado.R346]" office:value-type="string" office:string-value="Mill House" calcext:value-type="string">
            <text:p>Mill House</text:p>
          </table:table-cell>
          <table:table-cell table:formula="of:=[$Adapatado.S346]" office:value-type="string" office:string-value="Vigo" calcext:value-type="string">
            <text:p>Vigo</text:p>
          </table:table-cell>
          <table:table-cell table:formula="of:=[$Adapatado.U346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347]" office:value-type="string" office:string-value="a21mariororo" calcext:value-type="string">
            <text:p>a21mariororo</text:p>
          </table:table-cell>
          <table:table-cell table:formula="of:=[$Adapatado.C347]" office:value-type="string" office:string-value="Mario" calcext:value-type="string">
            <text:p>Mario</text:p>
          </table:table-cell>
          <table:table-cell table:formula="of:=CONCATENATE([$Adapatado.A347];&quot; &quot;;[$Adapatado.B347])" office:value-type="string" office:string-value="Román Rodríguez" calcext:value-type="string">
            <text:p>Román Rodríguez</text:p>
          </table:table-cell>
          <table:table-cell table:formula="of:=[$Adapatado.N347]" office:value-type="string" office:string-value="As-Xybxp4N" calcext:value-type="string">
            <text:p>As-Xybxp4N</text:p>
          </table:table-cell>
          <table:table-cell table:formula="of:=[$Adapatado.O347]" office:value-type="string" office:string-value="17/03/2000" calcext:value-type="string">
            <text:p>17/03/2000</text:p>
          </table:table-cell>
          <table:table-cell table:formula="of:=[$Adapatado.Q347]" office:value-type="string" office:string-value="668120851" calcext:value-type="string">
            <text:p>668120851</text:p>
          </table:table-cell>
          <table:table-cell table:formula="of:=[$Adapatado.R347]" office:value-type="string" office:string-value="110 Yarm Lane" calcext:value-type="string">
            <text:p>110 Yarm Lane</text:p>
          </table:table-cell>
          <table:table-cell table:formula="of:=[$Adapatado.S347]" office:value-type="string" office:string-value="Redondela" calcext:value-type="string">
            <text:p>Redondela</text:p>
          </table:table-cell>
          <table:table-cell table:formula="of:=[$Adapatado.U347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348]" office:value-type="string" office:string-value="a20uxiazeme" calcext:value-type="string">
            <text:p>a20uxiazeme</text:p>
          </table:table-cell>
          <table:table-cell table:formula="of:=[$Adapatado.C348]" office:value-type="string" office:string-value="Uxía" calcext:value-type="string">
            <text:p>Uxía</text:p>
          </table:table-cell>
          <table:table-cell table:formula="of:=CONCATENATE([$Adapatado.A348];&quot; &quot;;[$Adapatado.B348])" office:value-type="string" office:string-value="Zearreta Meneses" calcext:value-type="string">
            <text:p>Zearreta Meneses</text:p>
          </table:table-cell>
          <table:table-cell table:formula="of:=[$Adapatado.N348]" office:value-type="string" office:string-value="[4dbV[-}V=" calcext:value-type="string">
            <text:p>[4dbV[-}V=</text:p>
          </table:table-cell>
          <table:table-cell table:formula="of:=[$Adapatado.O348]" office:value-type="string" office:string-value="21/08/1989" calcext:value-type="string">
            <text:p>21/08/1989</text:p>
          </table:table-cell>
          <table:table-cell table:formula="of:=[$Adapatado.Q348]" office:value-type="string" office:string-value="710701475" calcext:value-type="string">
            <text:p>710701475</text:p>
          </table:table-cell>
          <table:table-cell table:formula="of:=[$Adapatado.R348]" office:value-type="string" office:string-value="Mayhill House" calcext:value-type="string">
            <text:p>Mayhill House</text:p>
          </table:table-cell>
          <table:table-cell table:formula="of:=[$Adapatado.S348]" office:value-type="string" office:string-value="Vigo" calcext:value-type="string">
            <text:p>Vigo</text:p>
          </table:table-cell>
          <table:table-cell table:formula="of:=[$Adapatado.U348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349]" office:value-type="string" office:string-value="a19ismaelvise" calcext:value-type="string">
            <text:p>a19ismaelvise</text:p>
          </table:table-cell>
          <table:table-cell table:formula="of:=[$Adapatado.C349]" office:value-type="string" office:string-value="Ismael" calcext:value-type="string">
            <text:p>Ismael</text:p>
          </table:table-cell>
          <table:table-cell table:formula="of:=CONCATENATE([$Adapatado.A349];&quot; &quot;;[$Adapatado.B349])" office:value-type="string" office:string-value="Vilaboa Seoane" calcext:value-type="string">
            <text:p>Vilaboa Seoane</text:p>
          </table:table-cell>
          <table:table-cell table:formula="of:=[$Adapatado.N349]" office:value-type="string" office:string-value="{7bu-A+JMH" calcext:value-type="string">
            <text:p>{7bu-A+JMH</text:p>
          </table:table-cell>
          <table:table-cell table:formula="of:=[$Adapatado.O349]" office:value-type="string" office:string-value="10/03/2003" calcext:value-type="string">
            <text:p>10/03/2003</text:p>
          </table:table-cell>
          <table:table-cell table:formula="of:=[$Adapatado.Q349]" office:value-type="string" office:string-value="759636906" calcext:value-type="string">
            <text:p>759636906</text:p>
          </table:table-cell>
          <table:table-cell table:formula="of:=[$Adapatado.R349]" office:value-type="string" office:string-value="1 St Pauls Conversion" calcext:value-type="string">
            <text:p>1 St Pauls Conversion</text:p>
          </table:table-cell>
          <table:table-cell table:formula="of:=[$Adapatado.S349]" office:value-type="string" office:string-value="Vigo" calcext:value-type="string">
            <text:p>Vigo</text:p>
          </table:table-cell>
          <table:table-cell table:formula="of:=[$Adapatado.U349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350]" office:value-type="string" office:string-value="a20nereagaci" calcext:value-type="string">
            <text:p>a20nereagaci</text:p>
          </table:table-cell>
          <table:table-cell table:formula="of:=[$Adapatado.C350]" office:value-type="string" office:string-value="Nerea" calcext:value-type="string">
            <text:p>Nerea</text:p>
          </table:table-cell>
          <table:table-cell table:formula="of:=CONCATENATE([$Adapatado.A350];&quot; &quot;;[$Adapatado.B350])" office:value-type="string" office:string-value="García Cisneros" calcext:value-type="string">
            <text:p>García Cisneros</text:p>
          </table:table-cell>
          <table:table-cell table:formula="of:=[$Adapatado.N350]" office:value-type="string" office:string-value="HA9KUWAd}L" calcext:value-type="string">
            <text:p>HA9KUWAd}L</text:p>
          </table:table-cell>
          <table:table-cell table:formula="of:=[$Adapatado.O350]" office:value-type="string" office:string-value="18/04/1972" calcext:value-type="string">
            <text:p>18/04/1972</text:p>
          </table:table-cell>
          <table:table-cell table:formula="of:=[$Adapatado.Q350]" office:value-type="string" office:string-value="758923398" calcext:value-type="string">
            <text:p>758923398</text:p>
          </table:table-cell>
          <table:table-cell table:formula="of:=[$Adapatado.R350]" office:value-type="string" office:string-value="Chapel House" calcext:value-type="string">
            <text:p>Chapel House</text:p>
          </table:table-cell>
          <table:table-cell table:formula="of:=[$Adapatado.S350]" office:value-type="string" office:string-value="Cañiza (A)" calcext:value-type="string">
            <text:p>Cañiza (A)</text:p>
          </table:table-cell>
          <table:table-cell table:formula="of:=[$Adapatado.U350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351]" office:value-type="string" office:string-value="a20adrianigav" calcext:value-type="string">
            <text:p>a20adrianigav</text:p>
          </table:table-cell>
          <table:table-cell table:formula="of:=[$Adapatado.C351]" office:value-type="string" office:string-value="Adrián" calcext:value-type="string">
            <text:p>Adrián</text:p>
          </table:table-cell>
          <table:table-cell table:formula="of:=CONCATENATE([$Adapatado.A351];&quot; &quot;;[$Adapatado.B351])" office:value-type="string" office:string-value="Iglesias Avendaño" calcext:value-type="string">
            <text:p>Iglesias Avendaño</text:p>
          </table:table-cell>
          <table:table-cell table:formula="of:=[$Adapatado.N351]" office:value-type="string" office:string-value="jJdVV9,W_P" calcext:value-type="string">
            <text:p>jJdVV9,W_P</text:p>
          </table:table-cell>
          <table:table-cell table:formula="of:=[$Adapatado.O351]" office:value-type="string" office:string-value="18/10/1970" calcext:value-type="string">
            <text:p>18/10/1970</text:p>
          </table:table-cell>
          <table:table-cell table:formula="of:=[$Adapatado.Q351]" office:value-type="string" office:string-value="676846058" calcext:value-type="string">
            <text:p>676846058</text:p>
          </table:table-cell>
          <table:table-cell table:formula="of:=[$Adapatado.R351]" office:value-type="string" office:string-value="8 St Mildreds Road" calcext:value-type="string">
            <text:p>8 St Mildreds Road</text:p>
          </table:table-cell>
          <table:table-cell table:formula="of:=[$Adapatado.S351]" office:value-type="string" office:string-value="Vigo" calcext:value-type="string">
            <text:p>Vigo</text:p>
          </table:table-cell>
          <table:table-cell table:formula="of:=[$Adapatado.U351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352]" office:value-type="string" office:string-value="a20anxocapo" calcext:value-type="string">
            <text:p>a20anxocapo</text:p>
          </table:table-cell>
          <table:table-cell table:formula="of:=[$Adapatado.C352]" office:value-type="string" office:string-value="Anxo" calcext:value-type="string">
            <text:p>Anxo</text:p>
          </table:table-cell>
          <table:table-cell table:formula="of:=CONCATENATE([$Adapatado.A352];&quot; &quot;;[$Adapatado.B352])" office:value-type="string" office:string-value="Castro Porto" calcext:value-type="string">
            <text:p>Castro Porto</text:p>
          </table:table-cell>
          <table:table-cell table:formula="of:=[$Adapatado.N352]" office:value-type="string" office:string-value="*d.h3WwnM3" calcext:value-type="string">
            <text:p>*d.h3WwnM3</text:p>
          </table:table-cell>
          <table:table-cell table:formula="of:=[$Adapatado.O352]" office:value-type="string" office:string-value="21/01/1972" calcext:value-type="string">
            <text:p>21/01/1972</text:p>
          </table:table-cell>
          <table:table-cell table:formula="of:=[$Adapatado.Q352]" office:value-type="string" office:string-value="724415623" calcext:value-type="string">
            <text:p>724415623</text:p>
          </table:table-cell>
          <table:table-cell table:formula="of:=[$Adapatado.R352]" office:value-type="string" office:string-value="Clacks" calcext:value-type="string">
            <text:p>Clacks</text:p>
          </table:table-cell>
          <table:table-cell table:formula="of:=[$Adapatado.S352]" office:value-type="string" office:string-value="Pontevedra" calcext:value-type="string">
            <text:p>Pontevedra</text:p>
          </table:table-cell>
          <table:table-cell table:formula="of:=[$Adapatado.U352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353]" office:value-type="string" office:string-value="a21lidiavaig" calcext:value-type="string">
            <text:p>a21lidiavaig</text:p>
          </table:table-cell>
          <table:table-cell table:formula="of:=[$Adapatado.C353]" office:value-type="string" office:string-value="Lidia" calcext:value-type="string">
            <text:p>Lidia</text:p>
          </table:table-cell>
          <table:table-cell table:formula="of:=CONCATENATE([$Adapatado.A353];&quot; &quot;;[$Adapatado.B353])" office:value-type="string" office:string-value="Valebona Iglesias" calcext:value-type="string">
            <text:p>Valebona Iglesias</text:p>
          </table:table-cell>
          <table:table-cell table:formula="of:=[$Adapatado.N353]" office:value-type="string" office:string-value="-Nx}VAMP9-" calcext:value-type="string">
            <text:p>-Nx}VAMP9-</text:p>
          </table:table-cell>
          <table:table-cell table:formula="of:=[$Adapatado.O353]" office:value-type="string" office:string-value="30/09/1984" calcext:value-type="string">
            <text:p>30/09/1984</text:p>
          </table:table-cell>
          <table:table-cell table:formula="of:=[$Adapatado.Q353]" office:value-type="string" office:string-value="738137730" calcext:value-type="string">
            <text:p>738137730</text:p>
          </table:table-cell>
          <table:table-cell table:formula="of:=[$Adapatado.R353]" office:value-type="string" office:string-value="Flat 8" calcext:value-type="string">
            <text:p>Flat 8</text:p>
          </table:table-cell>
          <table:table-cell table:formula="of:=[$Adapatado.S353]" office:value-type="string" office:string-value="Poio" calcext:value-type="string">
            <text:p>Poio</text:p>
          </table:table-cell>
          <table:table-cell table:formula="of:=[$Adapatado.U353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354]" office:value-type="string" office:string-value="a21aaronrofo" calcext:value-type="string">
            <text:p>a21aaronrofo</text:p>
          </table:table-cell>
          <table:table-cell table:formula="of:=[$Adapatado.C354]" office:value-type="string" office:string-value="Aaron" calcext:value-type="string">
            <text:p>Aaron</text:p>
          </table:table-cell>
          <table:table-cell table:formula="of:=CONCATENATE([$Adapatado.A354];&quot; &quot;;[$Adapatado.B354])" office:value-type="string" office:string-value="Romero Fortes" calcext:value-type="string">
            <text:p>Romero Fortes</text:p>
          </table:table-cell>
          <table:table-cell table:formula="of:=[$Adapatado.N354]" office:value-type="string" office:string-value="y3b=4X]pyY" calcext:value-type="string">
            <text:p>y3b=4X]pyY</text:p>
          </table:table-cell>
          <table:table-cell table:formula="of:=[$Adapatado.O354]" office:value-type="string" office:string-value="20/04/1992" calcext:value-type="string">
            <text:p>20/04/1992</text:p>
          </table:table-cell>
          <table:table-cell table:formula="of:=[$Adapatado.Q354]" office:value-type="string" office:string-value="690363220" calcext:value-type="string">
            <text:p>690363220</text:p>
          </table:table-cell>
          <table:table-cell table:formula="of:=[$Adapatado.R354]" office:value-type="string" office:string-value="19 Morley Road" calcext:value-type="string">
            <text:p>19 Morley Road</text:p>
          </table:table-cell>
          <table:table-cell table:formula="of:=[$Adapatado.S354]" office:value-type="string" office:string-value="Soutomaior" calcext:value-type="string">
            <text:p>Soutomaior</text:p>
          </table:table-cell>
          <table:table-cell table:formula="of:=[$Adapatado.U354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355]" office:value-type="string" office:string-value="a19albertobego" calcext:value-type="string">
            <text:p>a19albertobego</text:p>
          </table:table-cell>
          <table:table-cell table:formula="of:=[$Adapatado.C355]" office:value-type="string" office:string-value="Alberto" calcext:value-type="string">
            <text:p>Alberto</text:p>
          </table:table-cell>
          <table:table-cell table:formula="of:=CONCATENATE([$Adapatado.A355];&quot; &quot;;[$Adapatado.B355])" office:value-type="string" office:string-value="Bea González" calcext:value-type="string">
            <text:p>Bea González</text:p>
          </table:table-cell>
          <table:table-cell table:formula="of:=[$Adapatado.N355]" office:value-type="string" office:string-value="V3Lxgw-zkE" calcext:value-type="string">
            <text:p>V3Lxgw-zkE</text:p>
          </table:table-cell>
          <table:table-cell table:formula="of:=[$Adapatado.O355]" office:value-type="string" office:string-value="18/11/1988" calcext:value-type="string">
            <text:p>18/11/1988</text:p>
          </table:table-cell>
          <table:table-cell table:formula="of:=[$Adapatado.Q355]" office:value-type="string" office:string-value="636274659" calcext:value-type="string">
            <text:p>636274659</text:p>
          </table:table-cell>
          <table:table-cell table:formula="of:=[$Adapatado.R355]" office:value-type="string" office:string-value="110 Ynyswen Road" calcext:value-type="string">
            <text:p>110 Ynyswen Road</text:p>
          </table:table-cell>
          <table:table-cell table:formula="of:=[$Adapatado.S355]" office:value-type="string" office:string-value="Vigo" calcext:value-type="string">
            <text:p>Vigo</text:p>
          </table:table-cell>
          <table:table-cell table:formula="of:=[$Adapatado.U355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356]" office:value-type="string" office:string-value="a20braismedi" calcext:value-type="string">
            <text:p>a20braismedi</text:p>
          </table:table-cell>
          <table:table-cell table:formula="of:=[$Adapatado.C356]" office:value-type="string" office:string-value="Brais" calcext:value-type="string">
            <text:p>Brais</text:p>
          </table:table-cell>
          <table:table-cell table:formula="of:=CONCATENATE([$Adapatado.A356];&quot; &quot;;[$Adapatado.B356])" office:value-type="string" office:string-value="Mendaña Diego" calcext:value-type="string">
            <text:p>Mendaña Diego</text:p>
          </table:table-cell>
          <table:table-cell table:formula="of:=[$Adapatado.N356]" office:value-type="string" office:string-value="NR,d9zcr_o" calcext:value-type="string">
            <text:p>NR,d9zcr_o</text:p>
          </table:table-cell>
          <table:table-cell table:formula="of:=[$Adapatado.O356]" office:value-type="string" office:string-value="19/08/1998" calcext:value-type="string">
            <text:p>19/08/1998</text:p>
          </table:table-cell>
          <table:table-cell table:formula="of:=[$Adapatado.Q356]" office:value-type="string" office:string-value="772127789" calcext:value-type="string">
            <text:p>772127789</text:p>
          </table:table-cell>
          <table:table-cell table:formula="of:=[$Adapatado.R356]" office:value-type="string" office:string-value="Whittington Lock House" calcext:value-type="string">
            <text:p>Whittington Lock House</text:p>
          </table:table-cell>
          <table:table-cell table:formula="of:=[$Adapatado.S356]" office:value-type="string" office:string-value="Vigo" calcext:value-type="string">
            <text:p>Vigo</text:p>
          </table:table-cell>
          <table:table-cell table:formula="of:=[$Adapatado.U356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357]" office:value-type="string" office:string-value="a21omarovdo" calcext:value-type="string">
            <text:p>a21omarovdo</text:p>
          </table:table-cell>
          <table:table-cell table:formula="of:=[$Adapatado.C357]" office:value-type="string" office:string-value="Omar" calcext:value-type="string">
            <text:p>Omar</text:p>
          </table:table-cell>
          <table:table-cell table:formula="of:=CONCATENATE([$Adapatado.A357];&quot; &quot;;[$Adapatado.B357])" office:value-type="string" office:string-value="Oviedo Domínguez" calcext:value-type="string">
            <text:p>Oviedo Domínguez</text:p>
          </table:table-cell>
          <table:table-cell table:formula="of:=[$Adapatado.N357]" office:value-type="string" office:string-value="dua3+nUxaT" calcext:value-type="string">
            <text:p>dua3+nUxaT</text:p>
          </table:table-cell>
          <table:table-cell table:formula="of:=[$Adapatado.O357]" office:value-type="string" office:string-value="21/10/1999" calcext:value-type="string">
            <text:p>21/10/1999</text:p>
          </table:table-cell>
          <table:table-cell table:formula="of:=[$Adapatado.Q357]" office:value-type="string" office:string-value="658736881" calcext:value-type="string">
            <text:p>658736881</text:p>
          </table:table-cell>
          <table:table-cell table:formula="of:=[$Adapatado.R357]" office:value-type="string" office:string-value="2 Severn Terrace" calcext:value-type="string">
            <text:p>2 Severn Terrace</text:p>
          </table:table-cell>
          <table:table-cell table:formula="of:=[$Adapatado.S357]" office:value-type="string" office:string-value="Mos" calcext:value-type="string">
            <text:p>Mos</text:p>
          </table:table-cell>
          <table:table-cell table:formula="of:=[$Adapatado.U357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358]" office:value-type="string" office:string-value="a21nuriavabl" calcext:value-type="string">
            <text:p>a21nuriavabl</text:p>
          </table:table-cell>
          <table:table-cell table:formula="of:=[$Adapatado.C358]" office:value-type="string" office:string-value="Nuria" calcext:value-type="string">
            <text:p>Nuria</text:p>
          </table:table-cell>
          <table:table-cell table:formula="of:=CONCATENATE([$Adapatado.A358];&quot; &quot;;[$Adapatado.B358])" office:value-type="string" office:string-value="Vázquez Blanco" calcext:value-type="string">
            <text:p>Vázquez Blanco</text:p>
          </table:table-cell>
          <table:table-cell table:formula="of:=[$Adapatado.N358]" office:value-type="string" office:string-value="wr4U-vJv}j" calcext:value-type="string">
            <text:p>wr4U-vJv}j</text:p>
          </table:table-cell>
          <table:table-cell table:formula="of:=[$Adapatado.O358]" office:value-type="string" office:string-value="07/07/1981" calcext:value-type="string">
            <text:p>07/07/1981</text:p>
          </table:table-cell>
          <table:table-cell table:formula="of:=[$Adapatado.Q358]" office:value-type="string" office:string-value="732641325" calcext:value-type="string">
            <text:p>732641325</text:p>
          </table:table-cell>
          <table:table-cell table:formula="of:=[$Adapatado.R358]" office:value-type="string" office:string-value="10 Rippolson Road" calcext:value-type="string">
            <text:p>10 Rippolson Road</text:p>
          </table:table-cell>
          <table:table-cell table:formula="of:=[$Adapatado.S358]" office:value-type="string" office:string-value="Vigo" calcext:value-type="string">
            <text:p>Vigo</text:p>
          </table:table-cell>
          <table:table-cell table:formula="of:=[$Adapatado.U358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359]" office:value-type="string" office:string-value="a19carlotacapo" calcext:value-type="string">
            <text:p>a19carlotacapo</text:p>
          </table:table-cell>
          <table:table-cell table:formula="of:=[$Adapatado.C359]" office:value-type="string" office:string-value="Carlota" calcext:value-type="string">
            <text:p>Carlota</text:p>
          </table:table-cell>
          <table:table-cell table:formula="of:=CONCATENATE([$Adapatado.A359];&quot; &quot;;[$Adapatado.B359])" office:value-type="string" office:string-value="Cañas Poncela" calcext:value-type="string">
            <text:p>Cañas Poncela</text:p>
          </table:table-cell>
          <table:table-cell table:formula="of:=[$Adapatado.N359]" office:value-type="string" office:string-value="yqg-rH9_pj" calcext:value-type="string">
            <text:p>yqg-rH9_pj</text:p>
          </table:table-cell>
          <table:table-cell table:formula="of:=[$Adapatado.O359]" office:value-type="string" office:string-value="11/05/1977" calcext:value-type="string">
            <text:p>11/05/1977</text:p>
          </table:table-cell>
          <table:table-cell table:formula="of:=[$Adapatado.Q359]" office:value-type="string" office:string-value="674515049" calcext:value-type="string">
            <text:p>674515049</text:p>
          </table:table-cell>
          <table:table-cell table:formula="of:=[$Adapatado.R359]" office:value-type="string" office:string-value="56 Cemetery Road" calcext:value-type="string">
            <text:p>56 Cemetery Road</text:p>
          </table:table-cell>
          <table:table-cell table:formula="of:=[$Adapatado.S359]" office:value-type="string" office:string-value="Santiago de Compostela" calcext:value-type="string">
            <text:p>Santiago de Compostela</text:p>
          </table:table-cell>
          <table:table-cell table:formula="of:=[$Adapatado.U359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360]" office:value-type="string" office:string-value="a19nuriareba" calcext:value-type="string">
            <text:p>a19nuriareba</text:p>
          </table:table-cell>
          <table:table-cell table:formula="of:=[$Adapatado.C360]" office:value-type="string" office:string-value="Nuria" calcext:value-type="string">
            <text:p>Nuria</text:p>
          </table:table-cell>
          <table:table-cell table:formula="of:=CONCATENATE([$Adapatado.A360];&quot; &quot;;[$Adapatado.B360])" office:value-type="string" office:string-value="Requejo Barros" calcext:value-type="string">
            <text:p>Requejo Barros</text:p>
          </table:table-cell>
          <table:table-cell table:formula="of:=[$Adapatado.N360]" office:value-type="string" office:string-value="T.}4K_F{Wv" calcext:value-type="string">
            <text:p>T.}4K_F{Wv</text:p>
          </table:table-cell>
          <table:table-cell table:formula="of:=[$Adapatado.O360]" office:value-type="string" office:string-value="01/03/2000" calcext:value-type="string">
            <text:p>01/03/2000</text:p>
          </table:table-cell>
          <table:table-cell table:formula="of:=[$Adapatado.Q360]" office:value-type="string" office:string-value="621517434" calcext:value-type="string">
            <text:p>621517434</text:p>
          </table:table-cell>
          <table:table-cell table:formula="of:=[$Adapatado.R360]" office:value-type="string" office:string-value="6 Heather Drive" calcext:value-type="string">
            <text:p>6 Heather Drive</text:p>
          </table:table-cell>
          <table:table-cell table:formula="of:=[$Adapatado.S360]" office:value-type="string" office:string-value="Vigo" calcext:value-type="string">
            <text:p>Vigo</text:p>
          </table:table-cell>
          <table:table-cell table:formula="of:=[$Adapatado.U360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361]" office:value-type="string" office:string-value="a18alejandraayfe" calcext:value-type="string">
            <text:p>a18alejandraayfe</text:p>
          </table:table-cell>
          <table:table-cell table:formula="of:=[$Adapatado.C361]" office:value-type="string" office:string-value="Alejandra" calcext:value-type="string">
            <text:p>Alejandra</text:p>
          </table:table-cell>
          <table:table-cell table:formula="of:=CONCATENATE([$Adapatado.A361];&quot; &quot;;[$Adapatado.B361])" office:value-type="string" office:string-value="Ayed Fernández" calcext:value-type="string">
            <text:p>Ayed Fernández</text:p>
          </table:table-cell>
          <table:table-cell table:formula="of:=[$Adapatado.N361]" office:value-type="string" office:string-value="7hT=MXktqb" calcext:value-type="string">
            <text:p>7hT=MXktqb</text:p>
          </table:table-cell>
          <table:table-cell table:formula="of:=[$Adapatado.O361]" office:value-type="string" office:string-value="09/07/1982" calcext:value-type="string">
            <text:p>09/07/1982</text:p>
          </table:table-cell>
          <table:table-cell table:formula="of:=[$Adapatado.Q361]" office:value-type="string" office:string-value="677709849" calcext:value-type="string">
            <text:p>677709849</text:p>
          </table:table-cell>
          <table:table-cell table:formula="of:=[$Adapatado.R361]" office:value-type="string" office:string-value="274 London Road" calcext:value-type="string">
            <text:p>274 London Road</text:p>
          </table:table-cell>
          <table:table-cell table:formula="of:=[$Adapatado.S361]" office:value-type="string" office:string-value="Guarda (A)" calcext:value-type="string">
            <text:p>Guarda (A)</text:p>
          </table:table-cell>
          <table:table-cell table:formula="of:=[$Adapatado.U361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362]" office:value-type="string" office:string-value="a21franciscopeal" calcext:value-type="string">
            <text:p>a21franciscopeal</text:p>
          </table:table-cell>
          <table:table-cell table:formula="of:=[$Adapatado.C362]" office:value-type="string" office:string-value="Francisco" calcext:value-type="string">
            <text:p>Francisco</text:p>
          </table:table-cell>
          <table:table-cell table:formula="of:=CONCATENATE([$Adapatado.A362];&quot; &quot;;[$Adapatado.B362])" office:value-type="string" office:string-value="Pena Aladejo" calcext:value-type="string">
            <text:p>Pena Aladejo</text:p>
          </table:table-cell>
          <table:table-cell table:formula="of:=[$Adapatado.N362]" office:value-type="string" office:string-value="k+Eab.4v@c" calcext:value-type="string">
            <text:p>k+Eab.4v@c</text:p>
          </table:table-cell>
          <table:table-cell table:formula="of:=[$Adapatado.O362]" office:value-type="string" office:string-value="21/07/1980" calcext:value-type="string">
            <text:p>21/07/1980</text:p>
          </table:table-cell>
          <table:table-cell table:formula="of:=[$Adapatado.Q362]" office:value-type="string" office:string-value="693747508" calcext:value-type="string">
            <text:p>693747508</text:p>
          </table:table-cell>
          <table:table-cell table:formula="of:=[$Adapatado.R362]" office:value-type="string" office:string-value="5 Palm Springs" calcext:value-type="string">
            <text:p>5 Palm Springs</text:p>
          </table:table-cell>
          <table:table-cell table:formula="of:=[$Adapatado.S362]" office:value-type="string" office:string-value="Vigo" calcext:value-type="string">
            <text:p>Vigo</text:p>
          </table:table-cell>
          <table:table-cell table:formula="of:=[$Adapatado.U362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363]" office:value-type="string" office:string-value="a20leylafeca" calcext:value-type="string">
            <text:p>a20leylafeca</text:p>
          </table:table-cell>
          <table:table-cell table:formula="of:=[$Adapatado.C363]" office:value-type="string" office:string-value="Leyla" calcext:value-type="string">
            <text:p>Leyla</text:p>
          </table:table-cell>
          <table:table-cell table:formula="of:=CONCATENATE([$Adapatado.A363];&quot; &quot;;[$Adapatado.B363])" office:value-type="string" office:string-value="Fernández Carames" calcext:value-type="string">
            <text:p>Fernández Carames</text:p>
          </table:table-cell>
          <table:table-cell table:formula="of:=[$Adapatado.N363]" office:value-type="string" office:string-value="3rKi4uY@LR" calcext:value-type="string">
            <text:p>3rKi4uY@LR</text:p>
          </table:table-cell>
          <table:table-cell table:formula="of:=[$Adapatado.O363]" office:value-type="string" office:string-value="27/07/1990" calcext:value-type="string">
            <text:p>27/07/1990</text:p>
          </table:table-cell>
          <table:table-cell table:formula="of:=[$Adapatado.Q363]" office:value-type="string" office:string-value="719352557" calcext:value-type="string">
            <text:p>719352557</text:p>
          </table:table-cell>
          <table:table-cell table:formula="of:=[$Adapatado.R363]" office:value-type="string" office:string-value="Oakdale" calcext:value-type="string">
            <text:p>Oakdale</text:p>
          </table:table-cell>
          <table:table-cell table:formula="of:=[$Adapatado.S363]" office:value-type="string" office:string-value="Vigo" calcext:value-type="string">
            <text:p>Vigo</text:p>
          </table:table-cell>
          <table:table-cell table:formula="of:=[$Adapatado.U363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364]" office:value-type="string" office:string-value="a19anderbrca" calcext:value-type="string">
            <text:p>a19anderbrca</text:p>
          </table:table-cell>
          <table:table-cell table:formula="of:=[$Adapatado.C364]" office:value-type="string" office:string-value="Ander" calcext:value-type="string">
            <text:p>Ander</text:p>
          </table:table-cell>
          <table:table-cell table:formula="of:=CONCATENATE([$Adapatado.A364];&quot; &quot;;[$Adapatado.B364])" office:value-type="string" office:string-value="Brea Casáis" calcext:value-type="string">
            <text:p>Brea Casáis</text:p>
          </table:table-cell>
          <table:table-cell table:formula="of:=[$Adapatado.N364]" office:value-type="string" office:string-value="YcMeLUCa3|" calcext:value-type="string">
            <text:p>YcMeLUCa3|</text:p>
          </table:table-cell>
          <table:table-cell table:formula="of:=[$Adapatado.O364]" office:value-type="string" office:string-value="01/09/1975" calcext:value-type="string">
            <text:p>01/09/1975</text:p>
          </table:table-cell>
          <table:table-cell table:formula="of:=[$Adapatado.Q364]" office:value-type="string" office:string-value="726509730" calcext:value-type="string">
            <text:p>726509730</text:p>
          </table:table-cell>
          <table:table-cell table:formula="of:=[$Adapatado.R364]" office:value-type="string" office:string-value="7 Glossop Way" calcext:value-type="string">
            <text:p>7 Glossop Way</text:p>
          </table:table-cell>
          <table:table-cell table:formula="of:=[$Adapatado.S364]" office:value-type="string" office:string-value="Vigo" calcext:value-type="string">
            <text:p>Vigo</text:p>
          </table:table-cell>
          <table:table-cell table:formula="of:=[$Adapatado.U364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365]" office:value-type="string" office:string-value="a21adriancrgo" calcext:value-type="string">
            <text:p>a21adriancrgo</text:p>
          </table:table-cell>
          <table:table-cell table:formula="of:=[$Adapatado.C365]" office:value-type="string" office:string-value="Adrián" calcext:value-type="string">
            <text:p>Adrián</text:p>
          </table:table-cell>
          <table:table-cell table:formula="of:=CONCATENATE([$Adapatado.A365];&quot; &quot;;[$Adapatado.B365])" office:value-type="string" office:string-value="Crespo González" calcext:value-type="string">
            <text:p>Crespo González</text:p>
          </table:table-cell>
          <table:table-cell table:formula="of:=[$Adapatado.N365]" office:value-type="string" office:string-value=".mbmAVLT[4" calcext:value-type="string">
            <text:p>.mbmAVLT[4</text:p>
          </table:table-cell>
          <table:table-cell table:formula="of:=[$Adapatado.O365]" office:value-type="string" office:string-value="07/07/1993" calcext:value-type="string">
            <text:p>07/07/1993</text:p>
          </table:table-cell>
          <table:table-cell table:formula="of:=[$Adapatado.Q365]" office:value-type="string" office:string-value="717714530" calcext:value-type="string">
            <text:p>717714530</text:p>
          </table:table-cell>
          <table:table-cell table:formula="of:=[$Adapatado.R365]" office:value-type="string" office:string-value="14 Northfield Avenue" calcext:value-type="string">
            <text:p>14 Northfield Avenue</text:p>
          </table:table-cell>
          <table:table-cell table:formula="of:=[$Adapatado.S365]" office:value-type="string" office:string-value="Monforte de Lemos" calcext:value-type="string">
            <text:p>Monforte de Lemos</text:p>
          </table:table-cell>
          <table:table-cell table:formula="of:=[$Adapatado.U365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366]" office:value-type="string" office:string-value="a20joseanpegr" calcext:value-type="string">
            <text:p>a20joseanpegr</text:p>
          </table:table-cell>
          <table:table-cell table:formula="of:=[$Adapatado.C366]" office:value-type="string" office:string-value="José Antonio" calcext:value-type="string">
            <text:p>José Antonio</text:p>
          </table:table-cell>
          <table:table-cell table:formula="of:=CONCATENATE([$Adapatado.A366];&quot; &quot;;[$Adapatado.B366])" office:value-type="string" office:string-value="Penela Grenno" calcext:value-type="string">
            <text:p>Penela Grenno</text:p>
          </table:table-cell>
          <table:table-cell table:formula="of:=[$Adapatado.N366]" office:value-type="string" office:string-value=",CcL7RM=X," calcext:value-type="string">
            <text:p>,CcL7RM=X,</text:p>
          </table:table-cell>
          <table:table-cell table:formula="of:=[$Adapatado.O366]" office:value-type="string" office:string-value="26/11/2000" calcext:value-type="string">
            <text:p>26/11/2000</text:p>
          </table:table-cell>
          <table:table-cell table:formula="of:=[$Adapatado.Q366]" office:value-type="string" office:string-value="682576446" calcext:value-type="string">
            <text:p>682576446</text:p>
          </table:table-cell>
          <table:table-cell table:formula="of:=[$Adapatado.R366]" office:value-type="string" office:string-value="3 Scawfell Road" calcext:value-type="string">
            <text:p>3 Scawfell Road</text:p>
          </table:table-cell>
          <table:table-cell table:formula="of:=[$Adapatado.S366]" office:value-type="string" office:string-value="Vigo" calcext:value-type="string">
            <text:p>Vigo</text:p>
          </table:table-cell>
          <table:table-cell table:formula="of:=[$Adapatado.U366]" office:value-type="string" office:string-value="isna" calcext:value-type="string">
            <text:p>isna</text:p>
          </table:table-cell>
        </table:table-row>
        <table:table-row table:style-name="ro1">
          <table:table-cell table:formula="of:=[$Adapatado.M367]" office:value-type="string" office:string-value="a19davidgoco" calcext:value-type="string">
            <text:p>a19davidgoco</text:p>
          </table:table-cell>
          <table:table-cell table:formula="of:=[$Adapatado.C367]" office:value-type="string" office:string-value="David" calcext:value-type="string">
            <text:p>David</text:p>
          </table:table-cell>
          <table:table-cell table:formula="of:=CONCATENATE([$Adapatado.A367];&quot; &quot;;[$Adapatado.B367])" office:value-type="string" office:string-value="González Cordeiro" calcext:value-type="string">
            <text:p>González Cordeiro</text:p>
          </table:table-cell>
          <table:table-cell table:formula="of:=[$Adapatado.N367]" office:value-type="string" office:string-value="ePU|7n.xt@" calcext:value-type="string">
            <text:p>ePU|7n.xt@</text:p>
          </table:table-cell>
          <table:table-cell table:formula="of:=[$Adapatado.O367]" office:value-type="string" office:string-value="30/09/1982" calcext:value-type="string">
            <text:p>30/09/1982</text:p>
          </table:table-cell>
          <table:table-cell table:formula="of:=[$Adapatado.Q367]" office:value-type="string" office:string-value="741065759" calcext:value-type="string">
            <text:p>741065759</text:p>
          </table:table-cell>
          <table:table-cell table:formula="of:=[$Adapatado.R367]" office:value-type="string" office:string-value="172 Frizington Road" calcext:value-type="string">
            <text:p>172 Frizington Road</text:p>
          </table:table-cell>
          <table:table-cell table:formula="of:=[$Adapatado.S367]" office:value-type="string" office:string-value="Vigo" calcext:value-type="string">
            <text:p>Vigo</text:p>
          </table:table-cell>
          <table:table-cell table:formula="of:=[$Adapatado.U367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368]" office:value-type="string" office:string-value="a21miguelgose" calcext:value-type="string">
            <text:p>a21miguelgose</text:p>
          </table:table-cell>
          <table:table-cell table:formula="of:=[$Adapatado.C368]" office:value-type="string" office:string-value="Miguel" calcext:value-type="string">
            <text:p>Miguel</text:p>
          </table:table-cell>
          <table:table-cell table:formula="of:=CONCATENATE([$Adapatado.A368];&quot; &quot;;[$Adapatado.B368])" office:value-type="string" office:string-value="Gómez Sestelo" calcext:value-type="string">
            <text:p>Gómez Sestelo</text:p>
          </table:table-cell>
          <table:table-cell table:formula="of:=[$Adapatado.N368]" office:value-type="string" office:string-value="a=yY=mm9FC" calcext:value-type="string">
            <text:p>a=yY=mm9FC</text:p>
          </table:table-cell>
          <table:table-cell table:formula="of:=[$Adapatado.O368]" office:value-type="string" office:string-value="14/10/1978" calcext:value-type="string">
            <text:p>14/10/1978</text:p>
          </table:table-cell>
          <table:table-cell table:formula="of:=[$Adapatado.Q368]" office:value-type="string" office:string-value="745515324" calcext:value-type="string">
            <text:p>745515324</text:p>
          </table:table-cell>
          <table:table-cell table:formula="of:=[$Adapatado.R368]" office:value-type="string" office:string-value="Apartment 3303" calcext:value-type="string">
            <text:p>Apartment 3303</text:p>
          </table:table-cell>
          <table:table-cell table:formula="of:=[$Adapatado.S368]" office:value-type="string" office:string-value="Moaña" calcext:value-type="string">
            <text:p>Moaña</text:p>
          </table:table-cell>
          <table:table-cell table:formula="of:=[$Adapatado.U368]" office:value-type="string" office:string-value="idna" calcext:value-type="string">
            <text:p>idna</text:p>
          </table:table-cell>
        </table:table-row>
        <table:table-row table:style-name="ro1">
          <table:table-cell table:formula="of:=[$Adapatado.M369]" office:value-type="string" office:string-value="a18davidbeam" calcext:value-type="string">
            <text:p>a18davidbeam</text:p>
          </table:table-cell>
          <table:table-cell table:formula="of:=[$Adapatado.C369]" office:value-type="string" office:string-value="David" calcext:value-type="string">
            <text:p>David</text:p>
          </table:table-cell>
          <table:table-cell table:formula="of:=CONCATENATE([$Adapatado.A369];&quot; &quot;;[$Adapatado.B369])" office:value-type="string" office:string-value="Bezerra Amaro" calcext:value-type="string">
            <text:p>Bezerra Amaro</text:p>
          </table:table-cell>
          <table:table-cell table:formula="of:=[$Adapatado.N369]" office:value-type="string" office:string-value="eV9*@KkCYo" calcext:value-type="string">
            <text:p>eV9*@KkCYo</text:p>
          </table:table-cell>
          <table:table-cell table:formula="of:=[$Adapatado.O369]" office:value-type="string" office:string-value="01/12/1998" calcext:value-type="string">
            <text:p>01/12/1998</text:p>
          </table:table-cell>
          <table:table-cell table:formula="of:=[$Adapatado.Q369]" office:value-type="string" office:string-value="722636331" calcext:value-type="string">
            <text:p>722636331</text:p>
          </table:table-cell>
          <table:table-cell table:formula="of:=[$Adapatado.R369]" office:value-type="string" office:string-value="3 Moor Hey Lane" calcext:value-type="string">
            <text:p>3 Moor Hey Lane</text:p>
          </table:table-cell>
          <table:table-cell table:formula="of:=[$Adapatado.S369]" office:value-type="string" office:string-value="Vigo" calcext:value-type="string">
            <text:p>Vigo</text:p>
          </table:table-cell>
          <table:table-cell table:formula="of:=[$Adapatado.U369]" office:value-type="string" office:string-value="iibna" calcext:value-type="string">
            <text:p>iibna</text:p>
          </table:table-cell>
        </table:table-row>
        <table:table-row table:style-name="ro1">
          <table:table-cell table:formula="of:=[$Adapatado.M370]" office:value-type="string" office:string-value="a19rebecaorgo" calcext:value-type="string">
            <text:p>a19rebecaorgo</text:p>
          </table:table-cell>
          <table:table-cell table:formula="of:=[$Adapatado.C370]" office:value-type="string" office:string-value="Rebeca" calcext:value-type="string">
            <text:p>Rebeca</text:p>
          </table:table-cell>
          <table:table-cell table:formula="of:=CONCATENATE([$Adapatado.A370];&quot; &quot;;[$Adapatado.B370])" office:value-type="string" office:string-value="Ortiz González" calcext:value-type="string">
            <text:p>Ortiz González</text:p>
          </table:table-cell>
          <table:table-cell table:formula="of:=[$Adapatado.N370]" office:value-type="string" office:string-value="[ueMHm4_sR" calcext:value-type="string">
            <text:p>[ueMHm4_sR</text:p>
          </table:table-cell>
          <table:table-cell table:formula="of:=[$Adapatado.O370]" office:value-type="string" office:string-value="15/06/1995" calcext:value-type="string">
            <text:p>15/06/1995</text:p>
          </table:table-cell>
          <table:table-cell table:formula="of:=[$Adapatado.Q370]" office:value-type="string" office:string-value="611804878" calcext:value-type="string">
            <text:p>611804878</text:p>
          </table:table-cell>
          <table:table-cell table:formula="of:=[$Adapatado.R370]" office:value-type="string" office:string-value="14 Grosvenor Avenue" calcext:value-type="string">
            <text:p>14 Grosvenor Avenue</text:p>
          </table:table-cell>
          <table:table-cell table:formula="of:=[$Adapatado.S370]" office:value-type="string" office:string-value="Rois" calcext:value-type="string">
            <text:p>Rois</text:p>
          </table:table-cell>
          <table:table-cell table:formula="of:=[$Adapatado.U370]" office:value-type="string" office:string-value="iana" calcext:value-type="string">
            <text:p>iana</text:p>
          </table:table-cell>
        </table:table-row>
        <table:table-row table:style-name="ro1">
          <table:table-cell table:formula="of:=[$Adapatado.M371]" office:value-type="string" office:string-value="a18alejandromago" calcext:value-type="string">
            <text:p>a18alejandromago</text:p>
          </table:table-cell>
          <table:table-cell table:formula="of:=[$Adapatado.C371]" office:value-type="string" office:string-value="Alejandro" calcext:value-type="string">
            <text:p>Alejandro</text:p>
          </table:table-cell>
          <table:table-cell table:formula="of:=CONCATENATE([$Adapatado.A371];&quot; &quot;;[$Adapatado.B371])" office:value-type="string" office:string-value="Maceira Gómez" calcext:value-type="string">
            <text:p>Maceira Gómez</text:p>
          </table:table-cell>
          <table:table-cell table:formula="of:=[$Adapatado.N371]" office:value-type="string" office:string-value="a7FhVhWU*J" calcext:value-type="string">
            <text:p>a7FhVhWU*J</text:p>
          </table:table-cell>
          <table:table-cell table:formula="of:=[$Adapatado.O371]" office:value-type="string" office:string-value="24/08/1980" calcext:value-type="string">
            <text:p>24/08/1980</text:p>
          </table:table-cell>
          <table:table-cell table:formula="of:=[$Adapatado.Q371]" office:value-type="string" office:string-value="769623220" calcext:value-type="string">
            <text:p>769623220</text:p>
          </table:table-cell>
          <table:table-cell table:formula="of:=[$Adapatado.R371]" office:value-type="string" office:string-value="Boscarn" calcext:value-type="string">
            <text:p>Boscarn</text:p>
          </table:table-cell>
          <table:table-cell table:formula="of:=[$Adapatado.S371]" office:value-type="string" office:string-value="Vigo" calcext:value-type="string">
            <text:p>Vigo</text:p>
          </table:table-cell>
          <table:table-cell table:formula="of:=[$Adapatado.U371]" office:value-type="string" office:string-value="iwna" calcext:value-type="string">
            <text:p>iwna</text:p>
          </table:table-cell>
        </table:table-row>
        <table:table-row table:style-name="ro1">
          <table:table-cell table:formula="of:=[$Adapatado.M372]" office:value-type="string" office:string-value="a21sergiovipe" calcext:value-type="string">
            <text:p>a21sergiovipe</text:p>
          </table:table-cell>
          <table:table-cell table:formula="of:=[$Adapatado.C372]" office:value-type="string" office:string-value="Sergio" calcext:value-type="string">
            <text:p>Sergio</text:p>
          </table:table-cell>
          <table:table-cell table:formula="of:=CONCATENATE([$Adapatado.A372];&quot; &quot;;[$Adapatado.B372])" office:value-type="string" office:string-value="Vidal Peralta" calcext:value-type="string">
            <text:p>Vidal Peralta</text:p>
          </table:table-cell>
          <table:table-cell table:formula="of:=[$Adapatado.N372]" office:value-type="string" office:string-value="A*Mj4}YVsw" calcext:value-type="string">
            <text:p>A*Mj4}YVsw</text:p>
          </table:table-cell>
          <table:table-cell table:formula="of:=[$Adapatado.O372]" office:value-type="string" office:string-value="20/09/2000" calcext:value-type="string">
            <text:p>20/09/2000</text:p>
          </table:table-cell>
          <table:table-cell table:formula="of:=[$Adapatado.Q372]" office:value-type="string" office:string-value="771861506" calcext:value-type="string">
            <text:p>771861506</text:p>
          </table:table-cell>
          <table:table-cell table:formula="of:=[$Adapatado.R372]" office:value-type="string" office:string-value="Rodborough Cottage" calcext:value-type="string">
            <text:p>Rodborough Cottage</text:p>
          </table:table-cell>
          <table:table-cell table:formula="of:=[$Adapatado.S372]" office:value-type="string" office:string-value="Vigo" calcext:value-type="string">
            <text:p>Vigo</text:p>
          </table:table-cell>
          <table:table-cell table:formula="of:=[$Adapatado.U372]" office:value-type="string" office:string-value="iibna" calcext:value-type="string">
            <text:p>iib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Puntas_20_de_20_flecha_20_1" draw:display-name="Puntas de flech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3">00/00/0000</text:date>, <text:time style:data-style-name="N2" text:time-value="11:22:21.50828828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23T11:37:39.953087773</dc:date>
    <meta:editing-duration>PT54M18S</meta:editing-duration>
    <meta:editing-cycles>9</meta:editing-cycles>
    <meta:generator>LibreOffice/6.4.7.2$Linux_X86_64 LibreOffice_project/40$Build-2</meta:generator>
    <meta:document-statistic meta:table-count="4" meta:cell-count="15439" meta:object-count="0"/>
  </office:meta>
</office:document-meta>
</file>